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8.451cm"/>
    </style:style>
    <style:style style:name="co3" style:family="table-column">
      <style:table-column-properties fo:break-before="auto" style:column-width="4.25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2.081cm"/>
    </style:style>
    <style:style style:name="co7" style:family="table-column">
      <style:table-column-properties fo:break-before="auto" style:column-width="1.3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5.659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7.923cm" fo:break-before="auto" style:use-optimal-row-height="true"/>
    </style:style>
    <style:style style:name="ro6" style:family="table-row">
      <style:table-row-properties style:row-height="1.238cm" fo:break-before="auto" style:use-optimal-row-height="true"/>
    </style:style>
    <style:style style:name="ro7" style:family="table-row">
      <style:table-row-properties style:row-height="7.8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ce2" style:family="table-cell" style:parent-style-name="Pivot_20_Table_20_Corner" style:data-style-name="N3">
      <style:table-cell-properties fo:border-bottom="none" fo:wrap-option="wrap" fo:border-left="2.01pt solid #000000" fo:border-right="0.99pt solid #000000" fo:border-top="2.01pt solid #000000"/>
    </style:style>
    <style:style style:name="ce3" style:family="table-cell" style:parent-style-name="Pivot_20_Table_20_Field" style:data-style-name="N3">
      <style:table-cell-properties fo:border-bottom="0.99pt solid #000000" fo:border-left="2.01pt solid #000000" fo:border-right="0.99pt solid #000000" style:rotation-angle="90" fo:border-top="0.99pt solid #000000"/>
    </style:style>
    <style:style style:name="ce4" style:family="table-cell" style:parent-style-name="Pivot_20_Table_20_Category" style:data-style-name="N3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3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3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Default" style:data-style-name="N3"/>
    <style:style style:name="ce8" style:family="table-cell" style:parent-style-name="Pivot_20_Table_20_Corner" style:data-style-name="N3">
      <style:table-cell-properties fo:border-bottom="none" fo:wrap-option="wrap" fo:border-left="2.01pt solid #000000" fo:border-right="0.99pt solid #000000" fo:border-top="2.01pt solid #000000"/>
    </style:style>
    <style:style style:name="ce9" style:family="table-cell" style:parent-style-name="Pivot_20_Table_20_Field" style:data-style-name="N3">
      <style:table-cell-properties fo:border-bottom="0.99pt solid #000000" fo:border-left="2.01pt solid #000000" fo:border-right="0.99pt solid #000000" style:rotation-angle="90" fo:border-top="0.99pt solid #000000"/>
    </style:style>
    <style:style style:name="ce10" style:family="table-cell" style:parent-style-name="Pivot_20_Table_20_Category" style:data-style-name="N3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Pivot_20_Table_20_Category" style:data-style-name="N3">
      <style:table-cell-properties fo:border-bottom="none" fo:border-left="2.01pt solid #000000" fo:border-right="0.99pt solid #000000" fo:border-top="none"/>
    </style:style>
    <style:style style:name="ce12" style:family="table-cell" style:parent-style-name="Pivot_20_Table_20_Title" style:data-style-name="N3">
      <style:table-cell-properties fo:border-bottom="2.01pt solid #000000" fo:border-left="2.01pt solid #000000" fo:border-right="0.99pt solid #000000" fo:border-top="0.99pt solid #000000"/>
    </style:style>
    <style:style style:name="ce13" style:family="table-cell" style:parent-style-name="Pivot_20_Table_20_Corner" style:data-style-name="N3">
      <style:table-cell-properties fo:border-bottom="none" fo:wrap-option="wrap" fo:border-left="2.01pt solid #000000" fo:border-right="0.99pt solid #000000" fo:border-top="2.01pt solid #000000"/>
    </style:style>
    <style:style style:name="ce14" style:family="table-cell" style:parent-style-name="Pivot_20_Table_20_Field" style:data-style-name="N3">
      <style:table-cell-properties fo:border-bottom="0.99pt solid #000000" fo:border-left="2.01pt solid #000000" fo:border-right="0.99pt solid #000000" style:rotation-angle="90" fo:border-top="0.99pt solid #000000"/>
    </style:style>
    <style:style style:name="ce15" style:family="table-cell" style:parent-style-name="Pivot_20_Table_20_Category" style:data-style-name="N3">
      <style:table-cell-properties fo:border-bottom="none" fo:border-left="2.01pt solid #000000" fo:border-right="0.99pt solid #000000" fo:border-top="0.99pt solid #000000"/>
    </style:style>
    <style:style style:name="ce16" style:family="table-cell" style:parent-style-name="Pivot_20_Table_20_Category" style:data-style-name="N3">
      <style:table-cell-properties fo:border-bottom="none" fo:border-left="2.01pt solid #000000" fo:border-right="0.99pt solid #000000" fo:border-top="none"/>
    </style:style>
    <style:style style:name="ce17" style:family="table-cell" style:parent-style-name="Pivot_20_Table_20_Field" style:data-style-name="N3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Category" style:data-style-name="N3">
      <style:table-cell-properties fo:border-bottom="0.99pt solid #000000" fo:border-left="0.99pt solid #000000" fo:border-right="none" style:rotation-angle="90" fo:border-top="none"/>
    </style:style>
    <style:style style:name="ce19" style:family="table-cell" style:parent-style-name="Pivot_20_Table_20_Value" style:data-style-name="N3">
      <style:table-cell-properties fo:border-bottom="none" fo:border-left="0.99pt solid #000000" fo:border-right="none" fo:border-top="0.99pt solid #000000"/>
    </style:style>
    <style:style style:name="ce20" style:family="table-cell" style:parent-style-name="Pivot_20_Table_20_Value" style:data-style-name="N3">
      <style:table-cell-properties fo:border-bottom="none" fo:border-left="0.99pt solid #000000" fo:border-right="none" fo:border-top="none"/>
    </style:style>
    <style:style style:name="ce21" style:family="table-cell" style:parent-style-name="Pivot_20_Table_20_Value" style:data-style-name="N3">
      <style:table-cell-properties fo:border-bottom="0.99pt solid #000000" fo:border-left="0.99pt solid #000000" fo:border-right="none" fo:border-top="none"/>
    </style:style>
    <style:style style:name="ce22" style:family="table-cell" style:parent-style-name="Pivot_20_Table_20_Result" style:data-style-name="N3">
      <style:table-cell-properties fo:border-bottom="2.01pt solid #000000" fo:border-left="0.99pt solid #000000" fo:border-right="none" fo:border-top="0.99pt solid #000000"/>
    </style:style>
    <style:style style:name="ce23" style:family="table-cell" style:parent-style-name="Pivot_20_Table_20_Field" style:data-style-name="N3">
      <style:table-cell-properties fo:border-bottom="0.99pt solid #000000" fo:border-left="0.99pt solid #000000" fo:border-right="0.99pt solid #000000" fo:border-top="2.01pt solid #000000"/>
    </style:style>
    <style:style style:name="ce24" style:family="table-cell" style:parent-style-name="Pivot_20_Table_20_Category" style:data-style-name="N3">
      <style:table-cell-properties fo:border-bottom="0.99pt solid #000000" fo:border-left="0.99pt solid #000000" fo:border-right="none" style:rotation-angle="90" fo:border-top="none"/>
    </style:style>
    <style:style style:name="ce25" style:family="table-cell" style:parent-style-name="Pivot_20_Table_20_Value" style:data-style-name="N3">
      <style:table-cell-properties fo:border-bottom="none" fo:border-left="0.99pt solid #000000" fo:border-right="none" fo:border-top="0.99pt solid #000000"/>
    </style:style>
    <style:style style:name="ce26" style:family="table-cell" style:parent-style-name="Pivot_20_Table_20_Field" style:data-style-name="N3">
      <style:table-cell-properties fo:border-bottom="0.99pt solid #000000" fo:border-left="0.99pt solid #000000" fo:border-right="0.99pt solid #000000" fo:border-top="2.01pt solid #000000"/>
    </style:style>
    <style:style style:name="ce27" style:family="table-cell" style:parent-style-name="Pivot_20_Table_20_Category" style:data-style-name="N3">
      <style:table-cell-properties fo:border-bottom="0.99pt solid #000000" fo:border-left="0.99pt solid #000000" fo:border-right="none" style:rotation-angle="90" fo:border-top="none"/>
    </style:style>
    <style:style style:name="ce28" style:family="table-cell" style:parent-style-name="Pivot_20_Table_20_Value" style:data-style-name="N3">
      <style:table-cell-properties fo:border-bottom="none" fo:border-left="0.99pt solid #000000" fo:border-right="none" fo:border-top="0.99pt solid #000000"/>
    </style:style>
    <style:style style:name="ce29" style:family="table-cell" style:parent-style-name="Pivot_20_Table_20_Corner" style:data-style-name="N3">
      <style:table-cell-properties fo:border-bottom="0.99pt solid #000000" fo:border-left="none" fo:border-right="none" fo:border-top="2.01pt solid #000000"/>
    </style:style>
    <style:style style:name="ce30" style:family="table-cell" style:parent-style-name="Pivot_20_Table_20_Category" style:data-style-name="N3">
      <style:table-cell-properties fo:border-bottom="0.99pt solid #000000" fo:border-left="none" fo:border-right="none" style:rotation-angle="90" fo:border-top="none"/>
    </style:style>
    <style:style style:name="ce31" style:family="table-cell" style:parent-style-name="Pivot_20_Table_20_Value" style:data-style-name="N3">
      <style:table-cell-properties fo:border-bottom="none" fo:border-left="none" fo:border-right="none" fo:border-top="0.99pt solid #000000"/>
    </style:style>
    <style:style style:name="ce32" style:family="table-cell" style:parent-style-name="Pivot_20_Table_20_Value" style:data-style-name="N3"/>
    <style:style style:name="ce33" style:family="table-cell" style:parent-style-name="Pivot_20_Table_20_Value" style:data-style-name="N3">
      <style:table-cell-properties fo:border-bottom="0.99pt solid #000000" fo:border-left="none" fo:border-right="none" fo:border-top="none"/>
    </style:style>
    <style:style style:name="ce34" style:family="table-cell" style:parent-style-name="Pivot_20_Table_20_Result" style:data-style-name="N3">
      <style:table-cell-properties fo:border-bottom="2.01pt solid #000000" fo:border-left="none" fo:border-right="none" fo:border-top="0.99pt solid #000000"/>
    </style:style>
    <style:style style:name="ce35" style:family="table-cell" style:parent-style-name="Pivot_20_Table_20_Corner" style:data-style-name="N3">
      <style:table-cell-properties fo:border-bottom="0.99pt solid #000000" fo:border-left="none" fo:border-right="none" fo:border-top="2.01pt solid #000000"/>
    </style:style>
    <style:style style:name="ce36" style:family="table-cell" style:parent-style-name="Pivot_20_Table_20_Category" style:data-style-name="N3">
      <style:table-cell-properties fo:border-bottom="0.99pt solid #000000" fo:border-left="none" fo:border-right="none" style:rotation-angle="90" fo:border-top="none"/>
    </style:style>
    <style:style style:name="ce37" style:family="table-cell" style:parent-style-name="Pivot_20_Table_20_Corner" style:data-style-name="N3">
      <style:table-cell-properties fo:border-bottom="0.99pt solid #000000" fo:border-left="none" fo:border-right="none" fo:border-top="2.01pt solid #000000"/>
    </style:style>
    <style:style style:name="ce38" style:family="table-cell" style:parent-style-name="Pivot_20_Table_20_Category" style:data-style-name="N3">
      <style:table-cell-properties fo:border-bottom="0.99pt solid #000000" fo:border-left="none" fo:border-right="none" style:rotation-angle="90" fo:border-top="none"/>
    </style:style>
    <style:style style:name="ce39" style:family="table-cell" style:parent-style-name="Pivot_20_Table_20_Category" style:data-style-name="N3">
      <style:table-cell-properties fo:border-bottom="0.99pt solid #000000" fo:border-left="none" fo:border-right="none" style:rotation-angle="90" fo:border-top="none"/>
    </style:style>
    <style:style style:name="ce40" style:family="table-cell" style:parent-style-name="Pivot_20_Table_20_Value" style:data-style-name="N3">
      <style:table-cell-properties fo:border-bottom="none" fo:border-left="none" fo:border-right="0.99pt solid #000000" fo:border-top="0.99pt solid #000000"/>
    </style:style>
    <style:style style:name="ce41" style:family="table-cell" style:parent-style-name="Pivot_20_Table_20_Value" style:data-style-name="N3">
      <style:table-cell-properties fo:border-bottom="none" fo:border-left="none" fo:border-right="0.99pt solid #000000" fo:border-top="none"/>
    </style:style>
    <style:style style:name="ce42" style:family="table-cell" style:parent-style-name="Pivot_20_Table_20_Value" style:data-style-name="N3">
      <style:table-cell-properties fo:border-bottom="0.99pt solid #000000" fo:border-left="none" fo:border-right="0.99pt solid #000000" fo:border-top="none"/>
    </style:style>
    <style:style style:name="ce43" style:family="table-cell" style:parent-style-name="Pivot_20_Table_20_Result" style:data-style-name="N3">
      <style:table-cell-properties fo:border-bottom="2.01pt solid #000000" fo:border-left="none" fo:border-right="0.99pt solid #000000" fo:border-top="0.99pt solid #000000"/>
    </style:style>
    <style:style style:name="ce44" style:family="table-cell" style:parent-style-name="Pivot_20_Table_20_Category" style:data-style-name="N3">
      <style:table-cell-properties fo:border-bottom="0.99pt solid #000000" fo:border-left="none" fo:border-right="none" style:rotation-angle="90" fo:border-top="none"/>
    </style:style>
    <style:style style:name="ce45" style:family="table-cell" style:parent-style-name="Pivot_20_Table_20_Category" style:data-style-name="N3">
      <style:table-cell-properties fo:border-bottom="0.99pt solid #000000" fo:border-left="none" fo:border-right="none" style:rotation-angle="90" fo:border-top="none"/>
    </style:style>
    <style:style style:name="ce46" style:family="table-cell" style:parent-style-name="Pivot_20_Table_20_Corner" style:data-style-name="N3">
      <style:table-cell-properties fo:border-bottom="0.99pt solid #000000" fo:border-left="none" fo:border-right="2.01pt solid #000000" fo:border-top="2.01pt solid #000000"/>
    </style:style>
    <style:style style:name="ce47" style:family="table-cell" style:parent-style-name="Pivot_20_Table_20_Title" style:data-style-name="N3">
      <style:table-cell-properties fo:border-bottom="0.99pt solid #000000" fo:border-left="0.99pt solid #000000" fo:border-right="2.01pt solid #000000" style:rotation-angle="90" fo:border-top="0.99pt solid #000000"/>
    </style:style>
    <style:style style:name="ce48" style:family="table-cell" style:parent-style-name="Pivot_20_Table_20_Result" style:data-style-name="N3">
      <style:table-cell-properties fo:border-bottom="none" fo:border-left="0.99pt solid #000000" fo:border-right="2.01pt solid #000000" fo:border-top="0.99pt solid #000000"/>
    </style:style>
    <style:style style:name="ce49" style:family="table-cell" style:parent-style-name="Pivot_20_Table_20_Result" style:data-style-name="N3">
      <style:table-cell-properties fo:border-bottom="none" fo:border-left="0.99pt solid #000000" fo:border-right="2.01pt solid #000000" fo:border-top="none"/>
    </style:style>
    <style:style style:name="ce50" style:family="table-cell" style:parent-style-name="Pivot_20_Table_20_Result" style:data-style-name="N3">
      <style:table-cell-properties fo:border-bottom="0.99pt solid #000000" fo:border-left="0.99pt solid #000000" fo:border-right="2.01pt solid #000000" fo:border-top="none"/>
    </style:style>
    <style:style style:name="ce51" style:family="table-cell" style:parent-style-name="Pivot_20_Table_20_Result" style:data-style-name="N3">
      <style:table-cell-properties fo:border-bottom="2.01pt solid #000000" fo:border-left="0.99pt solid #000000" fo:border-right="2.01pt solid #000000" fo:border-top="0.99pt solid #000000"/>
    </style:style>
    <style:style style:name="ce52" style:family="table-cell" style:parent-style-name="Pivot_20_Table_20_Corner" style:data-style-name="N3">
      <style:table-cell-properties fo:border-bottom="0.99pt solid #000000" fo:border-left="none" fo:border-right="2.01pt solid #000000" fo:border-top="2.01pt solid #000000"/>
    </style:style>
    <style:style style:name="ce53" style:family="table-cell" style:parent-style-name="Pivot_20_Table_20_Title" style:data-style-name="N3">
      <style:table-cell-properties fo:border-bottom="0.99pt solid #000000" fo:border-left="0.99pt solid #000000" fo:border-right="2.01pt solid #000000" style:rotation-angle="90" fo:border-top="0.99pt solid #000000"/>
    </style:style>
    <style:style style:name="ce54" style:family="table-cell" style:parent-style-name="Pivot_20_Table_20_Result" style:data-style-name="N3">
      <style:table-cell-properties fo:border-bottom="none" fo:border-left="0.99pt solid #000000" fo:border-right="2.01pt solid #000000" fo:border-top="0.99pt solid #000000"/>
    </style:style>
    <style:style style:name="ce55" style:family="table-cell" style:parent-style-name="Pivot_20_Table_20_Result" style:data-style-name="N3">
      <style:table-cell-properties fo:border-bottom="none" fo:border-left="0.99pt solid #000000" fo:border-right="2.01pt solid #000000" fo:border-top="none"/>
    </style:style>
    <style:style style:name="ce56" style:family="table-cell" style:parent-style-name="Pivot_20_Table_20_Result" style:data-style-name="N3">
      <style:table-cell-properties fo:border-bottom="0.99pt solid #000000" fo:border-left="0.99pt solid #000000" fo:border-right="2.01pt solid #000000" fo:border-top="none"/>
    </style:style>
    <style:style style:name="ce57" style:family="table-cell" style:parent-style-name="Pivot_20_Table_20_Result" style:data-style-name="N3">
      <style:table-cell-properties fo:border-bottom="2.01pt solid #000000" fo:border-left="0.99pt solid #000000" fo:border-right="2.01pt solid #000000" fo:border-top="0.99pt solid #000000"/>
    </style:style>
    <style:style style:name="ce58" style:family="table-cell" style:parent-style-name="Pivot_20_Table_20_Corner" style:data-style-name="N3">
      <style:table-cell-properties fo:border-bottom="0.99pt solid #000000" fo:border-left="none" fo:border-right="2.01pt solid #000000" fo:border-top="2.01pt solid #000000"/>
    </style:style>
    <style:style style:name="ce59" style:family="table-cell" style:parent-style-name="Pivot_20_Table_20_Title" style:data-style-name="N3">
      <style:table-cell-properties fo:border-bottom="0.99pt solid #000000" fo:border-left="0.99pt solid #000000" fo:border-right="2.01pt solid #000000" style:rotation-angle="90" fo:border-top="0.99pt solid #000000"/>
    </style:style>
    <style:style style:name="ce60" style:family="table-cell" style:parent-style-name="Pivot_20_Table_20_Result" style:data-style-name="N3">
      <style:table-cell-properties fo:border-bottom="none" fo:border-left="0.99pt solid #000000" fo:border-right="2.01pt solid #000000" fo:border-top="0.99pt solid #000000"/>
    </style:style>
    <style:style style:name="ce61" style:family="table-cell" style:parent-style-name="Default" style:data-style-name="N3">
      <style:table-cell-properties style:rotation-angle="90"/>
    </style:style>
  </office:automatic-styles>
  <office:body>
    <office:spreadsheet>
      <table:calculation-settings table:automatic-find-labels="false" table:use-regular-expressions="false" table:use-wildcards="true"/>
      <table:table table:name="data93_20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.2024.Commune</text:p>
          </table:table-cell>
          <table:table-cell office:value-type="string" calcext:value-type="string">
            <text:p>Agrégat</text:p>
          </table:table-cell>
          <table:table-cell office:value-type="string" calcext:value-type="string">
            <text:p>Montant.en...par.habitant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35.161597624614" calcext:value-type="float">
            <text:p>335.161597624614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534.77131272971" calcext:value-type="float">
            <text:p>534.77131272971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chats et charges externes</text:p>
          </table:table-cell>
          <table:table-cell office:value-type="float" office:value="325.113690021016" calcext:value-type="float">
            <text:p>325.113690021016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chats et charges externes</text:p>
          </table:table-cell>
          <table:table-cell office:value-type="float" office:value="422.286056065484" calcext:value-type="float">
            <text:p>422.28605606548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chats et charges externes</text:p>
          </table:table-cell>
          <table:table-cell office:value-type="float" office:value="418.474323349822" calcext:value-type="float">
            <text:p>418.474323349822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chats et charges externes</text:p>
          </table:table-cell>
          <table:table-cell office:value-type="float" office:value="368.685492679066" calcext:value-type="float">
            <text:p>368.685492679066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chats et charges externes</text:p>
          </table:table-cell>
          <table:table-cell office:value-type="float" office:value="583.794905850706" calcext:value-type="float">
            <text:p>583.794905850706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645.096890894451" calcext:value-type="float">
            <text:p>645.096890894451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chats et charges externes</text:p>
          </table:table-cell>
          <table:table-cell office:value-type="float" office:value="345.337650283924" calcext:value-type="float">
            <text:p>345.337650283924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74.100586605765" calcext:value-type="float">
            <text:p>374.100586605765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chats et charges externes</text:p>
          </table:table-cell>
          <table:table-cell office:value-type="float" office:value="427.937735237856" calcext:value-type="float">
            <text:p>427.937735237856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chats et charges externes</text:p>
          </table:table-cell>
          <table:table-cell office:value-type="float" office:value="504.207023223082" calcext:value-type="float">
            <text:p>504.207023223082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257.348726625277" calcext:value-type="float">
            <text:p>257.348726625277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chats et charges externes</text:p>
          </table:table-cell>
          <table:table-cell office:value-type="float" office:value="315.665344315821" calcext:value-type="float">
            <text:p>315.665344315821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95.14722062212" calcext:value-type="float">
            <text:p>395.14722062212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526.67329609582" calcext:value-type="float">
            <text:p>526.6732960958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66.665961677053" calcext:value-type="float">
            <text:p>366.665961677053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chats et charges externes</text:p>
          </table:table-cell>
          <table:table-cell office:value-type="float" office:value="341.741225063828" calcext:value-type="float">
            <text:p>341.741225063828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chats et charges externes</text:p>
          </table:table-cell>
          <table:table-cell office:value-type="float" office:value="407.163550177936" calcext:value-type="float">
            <text:p>407.163550177936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chats et charges externes</text:p>
          </table:table-cell>
          <table:table-cell office:value-type="float" office:value="445.007622983745" calcext:value-type="float">
            <text:p>445.00762298374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36.107048008172" calcext:value-type="float">
            <text:p>336.107048008172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10.704329551795" calcext:value-type="float">
            <text:p>310.704329551795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chats et charges externes</text:p>
          </table:table-cell>
          <table:table-cell office:value-type="float" office:value="469.544195891146" calcext:value-type="float">
            <text:p>469.544195891146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chats et charges externes</text:p>
          </table:table-cell>
          <table:table-cell office:value-type="float" office:value="354.690298946549" calcext:value-type="float">
            <text:p>354.690298946549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chats et charges externes</text:p>
          </table:table-cell>
          <table:table-cell office:value-type="float" office:value="440.491908659919" calcext:value-type="float">
            <text:p>440.491908659919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32.821545244767" calcext:value-type="float">
            <text:p>332.821545244767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234.148779374576" calcext:value-type="float">
            <text:p>234.148779374576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500.189203571217" calcext:value-type="float">
            <text:p>500.189203571217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Achats et charges externes</text:p>
          </table:table-cell>
          <table:table-cell office:value-type="float" office:value="766.46313221824" calcext:value-type="float">
            <text:p>766.46313221824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chats et charges externes</text:p>
          </table:table-cell>
          <table:table-cell office:value-type="float" office:value="430.110981615332" calcext:value-type="float">
            <text:p>430.11098161533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493.925241511656" calcext:value-type="float">
            <text:p>493.925241511656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43.665144709101" calcext:value-type="float">
            <text:p>343.665144709101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518.652944111028" calcext:value-type="float">
            <text:p>518.65294411102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chats et charges externes</text:p>
          </table:table-cell>
          <table:table-cell office:value-type="float" office:value="482.85805834391" calcext:value-type="float">
            <text:p>482.85805834391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15.950588482556" calcext:value-type="float">
            <text:p>315.95058848255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chats et charges externes</text:p>
          </table:table-cell>
          <table:table-cell office:value-type="float" office:value="580.413228699551" calcext:value-type="float">
            <text:p>580.413228699551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chats et charges externes</text:p>
          </table:table-cell>
          <table:table-cell office:value-type="float" office:value="486.141442575176" calcext:value-type="float">
            <text:p>486.141442575176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27.520089794848" calcext:value-type="float">
            <text:p>327.520089794848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chats et charges externes</text:p>
          </table:table-cell>
          <table:table-cell office:value-type="float" office:value="409.867554513119" calcext:value-type="float">
            <text:p>409.867554513119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chats et charges externes</text:p>
          </table:table-cell>
          <table:table-cell office:value-type="float" office:value="528.797794855709" calcext:value-type="float">
            <text:p>528.797794855709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6.6883266958715" calcext:value-type="float">
            <text:p>16.6883266958715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3.9705658161513" calcext:value-type="float">
            <text:p>3.9705658161513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8.29748711310418" calcext:value-type="float">
            <text:p>8.29748711310418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4858329324184" calcext:value-type="float">
            <text:p>6.4858329324184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8.31072813206384" calcext:value-type="float">
            <text:p>8.3107281320638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8.54578717544527" calcext:value-type="float">
            <text:p>8.54578717544527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97297831043775" calcext:value-type="float">
            <text:p>6.97297831043775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09395494283793" calcext:value-type="float">
            <text:p>2.09395494283793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66203918674092" calcext:value-type="float">
            <text:p>5.66203918674092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4.06461719208929" calcext:value-type="float">
            <text:p>4.06461719208929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00888155807904587" calcext:value-type="float">
            <text:p>0.000888155807904587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9.15836077018668" calcext:value-type="float">
            <text:p>9.15836077018668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3.32353800140746" calcext:value-type="float">
            <text:p>3.32353800140746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3.18730726923579" calcext:value-type="float">
            <text:p>3.18730726923579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5598755812803" calcext:value-type="float">
            <text:p>2.5598755812803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12145449308756" calcext:value-type="float">
            <text:p>6.12145449308756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187723137164574" calcext:value-type="float">
            <text:p>0.0187723137164574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71817245326211" calcext:value-type="float">
            <text:p>1.7181724532621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8674453676057" calcext:value-type="float">
            <text:p>5.8674453676057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45327544483986" calcext:value-type="float">
            <text:p>5.45327544483986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83301177394735" calcext:value-type="float">
            <text:p>5.8330117739473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4.43626845575262" calcext:value-type="float">
            <text:p>4.43626845575262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69167618693377" calcext:value-type="float">
            <text:p>2.69167618693377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8622999971741" calcext:value-type="float">
            <text:p>2.8622999971741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06600445607735" calcext:value-type="float">
            <text:p>5.06600445607735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69633852261356" calcext:value-type="float">
            <text:p>5.69633852261356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7742133673974" calcext:value-type="float">
            <text:p>2.7742133673974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7660870906063" calcext:value-type="float">
            <text:p>1.7660870906063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9634251759002" calcext:value-type="float">
            <text:p>1.9634251759002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1.9784047626188" calcext:value-type="float">
            <text:p>11.9784047626188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74293826460519" calcext:value-type="float">
            <text:p>2.74293826460519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7.16938248157377" calcext:value-type="float">
            <text:p>7.16938248157377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2.8744662415604" calcext:value-type="float">
            <text:p>12.8744662415604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8710470751125" calcext:value-type="float">
            <text:p>2.8710470751125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736011176223327" calcext:value-type="float">
            <text:p>0.736011176223327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2.9271850309631" calcext:value-type="float">
            <text:p>12.9271850309631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271559146906875" calcext:value-type="float">
            <text:p>0.0271559146906875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78942845906797" calcext:value-type="float">
            <text:p>1.78942845906797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7.5329333986288" calcext:value-type="float">
            <text:p>7.5329333986288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94015762233375" calcext:value-type="float">
            <text:p>5.94015762233375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49.342141947063" calcext:value-type="float">
            <text:p>149.342141947063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0.8023226462634" calcext:value-type="float">
            <text:p>50.8023226462634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89.921314663358" calcext:value-type="float">
            <text:p>189.921314663358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57.780982259059" calcext:value-type="float">
            <text:p>157.780982259059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361.912828178507" calcext:value-type="float">
            <text:p>361.912828178507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5.603083460531" calcext:value-type="float">
            <text:p>75.603083460531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381.712549428379" calcext:value-type="float">
            <text:p>381.71254942837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6.3916463128229" calcext:value-type="float">
            <text:p>66.3916463128229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3.8601194439005" calcext:value-type="float">
            <text:p>93.8601194439005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02.561324409482" calcext:value-type="float">
            <text:p>102.56132440948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2.0343267847917" calcext:value-type="float">
            <text:p>82.0343267847917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3.1849489795918" calcext:value-type="float">
            <text:p>93.1849489795918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9.6954680537689" calcext:value-type="float">
            <text:p>99.6954680537689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1.7964153556941" calcext:value-type="float">
            <text:p>61.7964153556941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213.192170218894" calcext:value-type="float">
            <text:p>213.192170218894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294.372998963492" calcext:value-type="float">
            <text:p>294.37299896349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6.2648302174743" calcext:value-type="float">
            <text:p>86.2648302174743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2.4651389069194" calcext:value-type="float">
            <text:p>72.4651389069194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2.8223177935943" calcext:value-type="float">
            <text:p>62.8223177935943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7.6914658966142" calcext:value-type="float">
            <text:p>57.691465896614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6.1681864611385" calcext:value-type="float">
            <text:p>86.1681864611385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4.3546797205027" calcext:value-type="float">
            <text:p>64.3546797205027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2.8661579110973" calcext:value-type="float">
            <text:p>82.866157911097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22.344504964416" calcext:value-type="float">
            <text:p>122.344504964416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5.7814445775029" calcext:value-type="float">
            <text:p>95.7814445775029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6.7374365419482" calcext:value-type="float">
            <text:p>86.7374365419482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27.477749336952" calcext:value-type="float">
            <text:p>127.477749336952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7.327336368474" calcext:value-type="float">
            <text:p>67.327336368474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.65120669056153" calcext:value-type="float">
            <text:p>7.65120669056153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5.9716195303362" calcext:value-type="float">
            <text:p>75.971619530336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42.459559500185" calcext:value-type="float">
            <text:p>142.45955950018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2.139948946699" calcext:value-type="float">
            <text:p>82.139948946699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22.176328207052" calcext:value-type="float">
            <text:p>122.176328207052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0.7425137494712" calcext:value-type="float">
            <text:p>50.7425137494712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34.1373881759513" calcext:value-type="float">
            <text:p>34.1373881759513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06.291496636771" calcext:value-type="float">
            <text:p>106.291496636771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5.8141184262816" calcext:value-type="float">
            <text:p>55.8141184262816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6.4908579668349" calcext:value-type="float">
            <text:p>66.490857966834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41.1644169802567" calcext:value-type="float">
            <text:p>41.1644169802567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67.493284974906" calcext:value-type="float">
            <text:p>567.493284974906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Autres impôts et taxes</text:p>
          </table:table-cell>
          <table:table-cell office:value-type="float" office:value="74.6397152528873" calcext:value-type="float">
            <text:p>74.6397152528873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impôts et taxes</text:p>
          </table:table-cell>
          <table:table-cell office:value-type="float" office:value="33.6646652411394" calcext:value-type="float">
            <text:p>33.6646652411394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35.5841757009778" calcext:value-type="float">
            <text:p>35.5841757009778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impôts et taxes</text:p>
          </table:table-cell>
          <table:table-cell office:value-type="float" office:value="93.2284331400501" calcext:value-type="float">
            <text:p>93.2284331400501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impôts et taxes</text:p>
          </table:table-cell>
          <table:table-cell office:value-type="float" office:value="42.771730255497" calcext:value-type="float">
            <text:p>42.771730255497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impôts et taxes</text:p>
          </table:table-cell>
          <table:table-cell office:value-type="float" office:value="51.4402243119349" calcext:value-type="float">
            <text:p>51.4402243119349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impôts et taxes</text:p>
          </table:table-cell>
          <table:table-cell office:value-type="float" office:value="40.7075870126444" calcext:value-type="float">
            <text:p>40.7075870126444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impôts et taxes</text:p>
          </table:table-cell>
          <table:table-cell office:value-type="float" office:value="74.0914949562878" calcext:value-type="float">
            <text:p>74.0914949562878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20.4767952761189" calcext:value-type="float">
            <text:p>20.4767952761189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impôts et taxes</text:p>
          </table:table-cell>
          <table:table-cell office:value-type="float" office:value="59.5205639318582" calcext:value-type="float">
            <text:p>59.5205639318582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impôts et taxes</text:p>
          </table:table-cell>
          <table:table-cell office:value-type="float" office:value="29.5277967391994" calcext:value-type="float">
            <text:p>29.5277967391994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impôts et taxes</text:p>
          </table:table-cell>
          <table:table-cell office:value-type="float" office:value="42.7432862787808" calcext:value-type="float">
            <text:p>42.7432862787808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impôts et taxes</text:p>
          </table:table-cell>
          <table:table-cell office:value-type="float" office:value="40.677193877551" calcext:value-type="float">
            <text:p>40.677193877551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Autres impôts et taxes</text:p>
          </table:table-cell>
          <table:table-cell office:value-type="float" office:value="35.3931511829521" calcext:value-type="float">
            <text:p>35.3931511829521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impôts et taxes</text:p>
          </table:table-cell>
          <table:table-cell office:value-type="float" office:value="46.1647348372415" calcext:value-type="float">
            <text:p>46.1647348372415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impôts et taxes</text:p>
          </table:table-cell>
          <table:table-cell office:value-type="float" office:value="66.2124035138249" calcext:value-type="float">
            <text:p>66.2124035138249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Autres impôts et taxes</text:p>
          </table:table-cell>
          <table:table-cell office:value-type="float" office:value="32.4018207992629" calcext:value-type="float">
            <text:p>32.4018207992629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impôts et taxes</text:p>
          </table:table-cell>
          <table:table-cell office:value-type="float" office:value="70.8833384204502" calcext:value-type="float">
            <text:p>70.883338420450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impôts et taxes</text:p>
          </table:table-cell>
          <table:table-cell office:value-type="float" office:value="51.4024157254749" calcext:value-type="float">
            <text:p>51.4024157254749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impôts et taxes</text:p>
          </table:table-cell>
          <table:table-cell office:value-type="float" office:value="38.6175441281139" calcext:value-type="float">
            <text:p>38.6175441281139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impôts et taxes</text:p>
          </table:table-cell>
          <table:table-cell office:value-type="float" office:value="72.6377225133227" calcext:value-type="float">
            <text:p>72.6377225133227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impôts et taxes</text:p>
          </table:table-cell>
          <table:table-cell office:value-type="float" office:value="55.348403751509" calcext:value-type="float">
            <text:p>55.348403751509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impôts et taxes</text:p>
          </table:table-cell>
          <table:table-cell office:value-type="float" office:value="34.2859568532639" calcext:value-type="float">
            <text:p>34.2859568532639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impôts et taxes</text:p>
          </table:table-cell>
          <table:table-cell office:value-type="float" office:value="58.7480898352502" calcext:value-type="float">
            <text:p>58.7480898352502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impôts et taxes</text:p>
          </table:table-cell>
          <table:table-cell office:value-type="float" office:value="35.775722598369" calcext:value-type="float">
            <text:p>35.775722598369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impôts et taxes</text:p>
          </table:table-cell>
          <table:table-cell office:value-type="float" office:value="71.3555401171279" calcext:value-type="float">
            <text:p>71.3555401171279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50.8703531399374" calcext:value-type="float">
            <text:p>50.8703531399374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impôts et taxes</text:p>
          </table:table-cell>
          <table:table-cell office:value-type="float" office:value="24.9305036082156" calcext:value-type="float">
            <text:p>24.9305036082156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Autres impôts et taxes</text:p>
          </table:table-cell>
          <table:table-cell office:value-type="float" office:value="72.1847673387335" calcext:value-type="float">
            <text:p>72.1847673387335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impôts et taxes</text:p>
          </table:table-cell>
          <table:table-cell office:value-type="float" office:value="49.1769492847074" calcext:value-type="float">
            <text:p>49.1769492847074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35.0749268377783" calcext:value-type="float">
            <text:p>35.0749268377783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impôts et taxes</text:p>
          </table:table-cell>
          <table:table-cell office:value-type="float" office:value="46.3934845184785" calcext:value-type="float">
            <text:p>46.3934845184785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impôts et taxes</text:p>
          </table:table-cell>
          <table:table-cell office:value-type="float" office:value="65.5770063765941" calcext:value-type="float">
            <text:p>65.5770063765941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impôts et taxes</text:p>
          </table:table-cell>
          <table:table-cell office:value-type="float" office:value="32.5403009499635" calcext:value-type="float">
            <text:p>32.5403009499635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impôts et taxes</text:p>
          </table:table-cell>
          <table:table-cell office:value-type="float" office:value="28.5790337017531" calcext:value-type="float">
            <text:p>28.5790337017531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impôts et taxes</text:p>
          </table:table-cell>
          <table:table-cell office:value-type="float" office:value="216.771572976724" calcext:value-type="float">
            <text:p>216.771572976724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impôts et taxes</text:p>
          </table:table-cell>
          <table:table-cell office:value-type="float" office:value="61.2854007153265" calcext:value-type="float">
            <text:p>61.2854007153265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impôts et taxes</text:p>
          </table:table-cell>
          <table:table-cell office:value-type="float" office:value="55.7123635052763" calcext:value-type="float">
            <text:p>55.7123635052763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impôts et taxes</text:p>
          </table:table-cell>
          <table:table-cell office:value-type="float" office:value="62.3152327439559" calcext:value-type="float">
            <text:p>62.3152327439559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impôts et taxes</text:p>
          </table:table-cell>
          <table:table-cell office:value-type="float" office:value="50.443485727729" calcext:value-type="float">
            <text:p>50.443485727729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Charges financières</text:p>
          </table:table-cell>
          <table:table-cell office:value-type="float" office:value="45.0797622397766" calcext:value-type="float">
            <text:p>45.0797622397766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55.6492705901389" calcext:value-type="float">
            <text:p>55.6492705901389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Charges financières</text:p>
          </table:table-cell>
          <table:table-cell office:value-type="float" office:value="113.267846200593" calcext:value-type="float">
            <text:p>113.267846200593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Charges financières</text:p>
          </table:table-cell>
          <table:table-cell office:value-type="float" office:value="31.7925481197342" calcext:value-type="float">
            <text:p>31.7925481197342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Charges financières</text:p>
          </table:table-cell>
          <table:table-cell office:value-type="float" office:value="79.4235235817434" calcext:value-type="float">
            <text:p>79.423523581743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Charges financières</text:p>
          </table:table-cell>
          <table:table-cell office:value-type="float" office:value="63.3438428778714" calcext:value-type="float">
            <text:p>63.3438428778714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Charges financières</text:p>
          </table:table-cell>
          <table:table-cell office:value-type="float" office:value="38.1653019502354" calcext:value-type="float">
            <text:p>38.1653019502354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25.6846748976716" calcext:value-type="float">
            <text:p>25.684674897671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Charges financières</text:p>
          </table:table-cell>
          <table:table-cell office:value-type="float" office:value="17.3226238496182" calcext:value-type="float">
            <text:p>17.3226238496182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Charges financières</text:p>
          </table:table-cell>
          <table:table-cell office:value-type="float" office:value="49.6683222313857" calcext:value-type="float">
            <text:p>49.6683222313857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Charges financières</text:p>
          </table:table-cell>
          <table:table-cell office:value-type="float" office:value="43.9946314525475" calcext:value-type="float">
            <text:p>43.9946314525475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Charges financières</text:p>
          </table:table-cell>
          <table:table-cell office:value-type="float" office:value="14.5692813159747" calcext:value-type="float">
            <text:p>14.5692813159747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Charges financières</text:p>
          </table:table-cell>
          <table:table-cell office:value-type="float" office:value="13.192299345601" calcext:value-type="float">
            <text:p>13.192299345601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Charges financières</text:p>
          </table:table-cell>
          <table:table-cell office:value-type="float" office:value="5.49476427228653" calcext:value-type="float">
            <text:p>5.49476427228653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Charges financières</text:p>
          </table:table-cell>
          <table:table-cell office:value-type="float" office:value="33.6851008064516" calcext:value-type="float">
            <text:p>33.6851008064516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Charges financières</text:p>
          </table:table-cell>
          <table:table-cell office:value-type="float" office:value="25.5235540711736" calcext:value-type="float">
            <text:p>25.5235540711736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Charges financières</text:p>
          </table:table-cell>
          <table:table-cell office:value-type="float" office:value="30.7862457077451" calcext:value-type="float">
            <text:p>30.786245707745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Charges financières</text:p>
          </table:table-cell>
          <table:table-cell office:value-type="float" office:value="18.4108529144489" calcext:value-type="float">
            <text:p>18.4108529144489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Charges financières</text:p>
          </table:table-cell>
          <table:table-cell office:value-type="float" office:value="19.872375088968" calcext:value-type="float">
            <text:p>19.872375088968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Charges financières</text:p>
          </table:table-cell>
          <table:table-cell office:value-type="float" office:value="48.273618324154" calcext:value-type="float">
            <text:p>48.273618324154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Charges financières</text:p>
          </table:table-cell>
          <table:table-cell office:value-type="float" office:value="20.3823019778995" calcext:value-type="float">
            <text:p>20.3823019778995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Charges financières</text:p>
          </table:table-cell>
          <table:table-cell office:value-type="float" office:value="9.57652169292489" calcext:value-type="float">
            <text:p>9.57652169292489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Charges financières</text:p>
          </table:table-cell>
          <table:table-cell office:value-type="float" office:value="21.4566467911945" calcext:value-type="float">
            <text:p>21.4566467911945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Charges financières</text:p>
          </table:table-cell>
          <table:table-cell office:value-type="float" office:value="47.1917988708386" calcext:value-type="float">
            <text:p>47.1917988708386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Charges financières</text:p>
          </table:table-cell>
          <table:table-cell office:value-type="float" office:value="35.3583439688971" calcext:value-type="float">
            <text:p>35.3583439688971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4.2293303939344" calcext:value-type="float">
            <text:p>4.2293303939344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Charges financières</text:p>
          </table:table-cell>
          <table:table-cell office:value-type="float" office:value="38.6644615432061" calcext:value-type="float">
            <text:p>38.6644615432061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Charges financières</text:p>
          </table:table-cell>
          <table:table-cell office:value-type="float" office:value="13.9328871282445" calcext:value-type="float">
            <text:p>13.9328871282445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Charges financières</text:p>
          </table:table-cell>
          <table:table-cell office:value-type="float" office:value="1.34234103278906" calcext:value-type="float">
            <text:p>1.34234103278906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Charges financières</text:p>
          </table:table-cell>
          <table:table-cell office:value-type="float" office:value="32.8933878175329" calcext:value-type="float">
            <text:p>32.8933878175329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48.7849405761389" calcext:value-type="float">
            <text:p>48.7849405761389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Charges financières</text:p>
          </table:table-cell>
          <table:table-cell office:value-type="float" office:value="37.1990250213448" calcext:value-type="float">
            <text:p>37.1990250213448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Charges financières</text:p>
          </table:table-cell>
          <table:table-cell office:value-type="float" office:value="76.8218801575394" calcext:value-type="float">
            <text:p>76.8218801575394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Charges financières</text:p>
          </table:table-cell>
          <table:table-cell office:value-type="float" office:value="44.2024802892196" calcext:value-type="float">
            <text:p>44.2024802892196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Charges financières</text:p>
          </table:table-cell>
          <table:table-cell office:value-type="float" office:value="47.1918742427614" calcext:value-type="float">
            <text:p>47.1918742427614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Charges financières</text:p>
          </table:table-cell>
          <table:table-cell office:value-type="float" office:value="1.32555573350416" calcext:value-type="float">
            <text:p>1.3255557335041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Charges financières</text:p>
          </table:table-cell>
          <table:table-cell office:value-type="float" office:value="19.5486607497682" calcext:value-type="float">
            <text:p>19.5486607497682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Charges financières</text:p>
          </table:table-cell>
          <table:table-cell office:value-type="float" office:value="19.6597200886644" calcext:value-type="float">
            <text:p>19.6597200886644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Charges financières</text:p>
          </table:table-cell>
          <table:table-cell office:value-type="float" office:value="24.2839829046424" calcext:value-type="float">
            <text:p>24.2839829046424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Concours de l'Etat</text:p>
          </table:table-cell>
          <table:table-cell office:value-type="float" office:value="127.978649276517" calcext:value-type="float">
            <text:p>127.978649276517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Concours de l'Etat</text:p>
          </table:table-cell>
          <table:table-cell office:value-type="float" office:value="462.672061290287" calcext:value-type="float">
            <text:p>462.672061290287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336.222350153718" calcext:value-type="float">
            <text:p>336.222350153718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Concours de l'Etat</text:p>
          </table:table-cell>
          <table:table-cell office:value-type="float" office:value="177.560808244499" calcext:value-type="float">
            <text:p>177.560808244499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Concours de l'Etat</text:p>
          </table:table-cell>
          <table:table-cell office:value-type="float" office:value="348.782819199945" calcext:value-type="float">
            <text:p>348.782819199945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Concours de l'Etat</text:p>
          </table:table-cell>
          <table:table-cell office:value-type="float" office:value="465.641951586309" calcext:value-type="float">
            <text:p>465.641951586309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Concours de l'Etat</text:p>
          </table:table-cell>
          <table:table-cell office:value-type="float" office:value="499.020804643187" calcext:value-type="float">
            <text:p>499.020804643187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Concours de l'Etat</text:p>
          </table:table-cell>
          <table:table-cell office:value-type="float" office:value="122.119845998655" calcext:value-type="float">
            <text:p>122.119845998655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972.362398174864" calcext:value-type="float">
            <text:p>972.362398174864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Concours de l'Etat</text:p>
          </table:table-cell>
          <table:table-cell office:value-type="float" office:value="98.2549441942432" calcext:value-type="float">
            <text:p>98.2549441942432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Concours de l'Etat</text:p>
          </table:table-cell>
          <table:table-cell office:value-type="float" office:value="555.898327095096" calcext:value-type="float">
            <text:p>555.898327095096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Concours de l'Etat</text:p>
          </table:table-cell>
          <table:table-cell office:value-type="float" office:value="331.345769139474" calcext:value-type="float">
            <text:p>331.345769139474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Concours de l'Etat</text:p>
          </table:table-cell>
          <table:table-cell office:value-type="float" office:value="561.097552779733" calcext:value-type="float">
            <text:p>561.097552779733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Concours de l'Etat</text:p>
          </table:table-cell>
          <table:table-cell office:value-type="float" office:value="512.353964613979" calcext:value-type="float">
            <text:p>512.353964613979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Concours de l'Etat</text:p>
          </table:table-cell>
          <table:table-cell office:value-type="float" office:value="255.920195161769" calcext:value-type="float">
            <text:p>255.920195161769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Concours de l'Etat</text:p>
          </table:table-cell>
          <table:table-cell office:value-type="float" office:value="99.0783957373272" calcext:value-type="float">
            <text:p>99.0783957373272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Concours de l'Etat</text:p>
          </table:table-cell>
          <table:table-cell office:value-type="float" office:value="308.324311873776" calcext:value-type="float">
            <text:p>308.324311873776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Concours de l'Etat</text:p>
          </table:table-cell>
          <table:table-cell office:value-type="float" office:value="144.355800161092" calcext:value-type="float">
            <text:p>144.35580016109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Concours de l'Etat</text:p>
          </table:table-cell>
          <table:table-cell office:value-type="float" office:value="167.794248777533" calcext:value-type="float">
            <text:p>167.794248777533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Concours de l'Etat</text:p>
          </table:table-cell>
          <table:table-cell office:value-type="float" office:value="365.124015658363" calcext:value-type="float">
            <text:p>365.124015658363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Concours de l'Etat</text:p>
          </table:table-cell>
          <table:table-cell office:value-type="float" office:value="157.961703964223" calcext:value-type="float">
            <text:p>157.961703964223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Concours de l'Etat</text:p>
          </table:table-cell>
          <table:table-cell office:value-type="float" office:value="145.511670071502" calcext:value-type="float">
            <text:p>145.511670071502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Concours de l'Etat</text:p>
          </table:table-cell>
          <table:table-cell office:value-type="float" office:value="317.028268551237" calcext:value-type="float">
            <text:p>317.028268551237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Concours de l'Etat</text:p>
          </table:table-cell>
          <table:table-cell office:value-type="float" office:value="131.783952016277" calcext:value-type="float">
            <text:p>131.783952016277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Concours de l'Etat</text:p>
          </table:table-cell>
          <table:table-cell office:value-type="float" office:value="355.91506024357" calcext:value-type="float">
            <text:p>355.91506024357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Concours de l'Etat</text:p>
          </table:table-cell>
          <table:table-cell office:value-type="float" office:value="131.167671713775" calcext:value-type="float">
            <text:p>131.167671713775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113.598179083567" calcext:value-type="float">
            <text:p>113.598179083567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Concours de l'Etat</text:p>
          </table:table-cell>
          <table:table-cell office:value-type="float" office:value="445.517852340714" calcext:value-type="float">
            <text:p>445.517852340714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Concours de l'Etat</text:p>
          </table:table-cell>
          <table:table-cell office:value-type="float" office:value="314.667971974221" calcext:value-type="float">
            <text:p>314.667971974221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Concours de l'Etat</text:p>
          </table:table-cell>
          <table:table-cell office:value-type="float" office:value="223.893109498246" calcext:value-type="float">
            <text:p>223.893109498246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165.039207100334" calcext:value-type="float">
            <text:p>165.03920710033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Concours de l'Etat</text:p>
          </table:table-cell>
          <table:table-cell office:value-type="float" office:value="308.863045250998" calcext:value-type="float">
            <text:p>308.863045250998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Concours de l'Etat</text:p>
          </table:table-cell>
          <table:table-cell office:value-type="float" office:value="187.36161927982" calcext:value-type="float">
            <text:p>187.36161927982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Concours de l'Etat</text:p>
          </table:table-cell>
          <table:table-cell office:value-type="float" office:value="557.64148071228" calcext:value-type="float">
            <text:p>557.64148071228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Concours de l'Etat</text:p>
          </table:table-cell>
          <table:table-cell office:value-type="float" office:value="609.045187053384" calcext:value-type="float">
            <text:p>609.045187053384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Concours de l'Etat</text:p>
          </table:table-cell>
          <table:table-cell office:value-type="float" office:value="376.413972346786" calcext:value-type="float">
            <text:p>376.41397234678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Concours de l'Etat</text:p>
          </table:table-cell>
          <table:table-cell office:value-type="float" office:value="298.828983971387" calcext:value-type="float">
            <text:p>298.828983971387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Concours de l'Etat</text:p>
          </table:table-cell>
          <table:table-cell office:value-type="float" office:value="242.005362128859" calcext:value-type="float">
            <text:p>242.00536212885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Concours de l'Etat</text:p>
          </table:table-cell>
          <table:table-cell office:value-type="float" office:value="162.928366152894" calcext:value-type="float">
            <text:p>162.928366152894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Concours de l'Etat</text:p>
          </table:table-cell>
          <table:table-cell office:value-type="float" office:value="550.800090181932" calcext:value-type="float">
            <text:p>550.800090181932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25.1627189156546" calcext:value-type="float">
            <text:p>25.162718915654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Crédits de trésorerie</text:p>
          </table:table-cell>
          <table:table-cell office:value-type="float" office:value="181.86514751672" calcext:value-type="float">
            <text:p>181.86514751672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Crédits de trésorerie</text:p>
          </table:table-cell>
          <table:table-cell office:value-type="float" office:value="123.357799296861" calcext:value-type="float">
            <text:p>123.357799296861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Crédits de trésorerie</text:p>
          </table:table-cell>
          <table:table-cell office:value-type="float" office:value="152.689446080396" calcext:value-type="float">
            <text:p>152.68944608039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Crédits de trésorerie</text:p>
          </table:table-cell>
          <table:table-cell office:value-type="float" office:value="28.8450444213684" calcext:value-type="float">
            <text:p>28.8450444213684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Crédits de trésorerie</text:p>
          </table:table-cell>
          <table:table-cell office:value-type="float" office:value="49.4523156046782" calcext:value-type="float">
            <text:p>49.4523156046782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10.13915505111" calcext:value-type="float">
            <text:p>1310.13915505111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55.26769806889" calcext:value-type="float">
            <text:p>1555.26769806889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870.27122569982" calcext:value-type="float">
            <text:p>1870.27122569982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26.22170637835" calcext:value-type="float">
            <text:p>1726.22170637835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95.96312093294" calcext:value-type="float">
            <text:p>1495.9631209329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972.80085774855" calcext:value-type="float">
            <text:p>1972.80085774855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42.60539299376" calcext:value-type="float">
            <text:p>1542.60539299376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55.23145796907" calcext:value-type="float">
            <text:p>1755.23145796907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910.60056465141" calcext:value-type="float">
            <text:p>1910.60056465141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163.7676072058" calcext:value-type="float">
            <text:p>1163.7676072058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19.28291167079" calcext:value-type="float">
            <text:p>1619.28291167079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26.39622921292" calcext:value-type="float">
            <text:p>1526.39622921292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940.58088494018" calcext:value-type="float">
            <text:p>1940.58088494018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81.66162406548" calcext:value-type="float">
            <text:p>1381.66162406548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164.6865944395" calcext:value-type="float">
            <text:p>1164.6865944395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55.70205789171" calcext:value-type="float">
            <text:p>1455.70205789171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61.80973741794" calcext:value-type="float">
            <text:p>1661.80973741794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58.34546525923" calcext:value-type="float">
            <text:p>1558.34546525923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01.53065191051" calcext:value-type="float">
            <text:p>1401.53065191051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73.90345088968" calcext:value-type="float">
            <text:p>1373.90345088968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91.3900012497" calcext:value-type="float">
            <text:p>1691.3900012497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13.14159299842" calcext:value-type="float">
            <text:p>1313.14159299842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18.10503918808" calcext:value-type="float">
            <text:p>1418.10503918808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38.96355201063" calcext:value-type="float">
            <text:p>1638.9635520106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18.52578792533" calcext:value-type="float">
            <text:p>1418.52578792533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86.26242211979" calcext:value-type="float">
            <text:p>1786.26242211979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66.73914949728" calcext:value-type="float">
            <text:p>1366.73914949728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67.48302319127" calcext:value-type="float">
            <text:p>1367.48302319127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00.71245373381" calcext:value-type="float">
            <text:p>1400.71245373381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21.31481450379" calcext:value-type="float">
            <text:p>1721.31481450379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98.65265717339" calcext:value-type="float">
            <text:p>1598.65265717339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04.21078235263" calcext:value-type="float">
            <text:p>1604.21078235263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2026.55928244561" calcext:value-type="float">
            <text:p>2026.55928244561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66.84807065113" calcext:value-type="float">
            <text:p>1666.84807065113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78.55634868828" calcext:value-type="float">
            <text:p>1578.55634868828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2786.33313981422" calcext:value-type="float">
            <text:p>2786.33313981422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80.87137369188" calcext:value-type="float">
            <text:p>1680.87137369188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15.99730320509" calcext:value-type="float">
            <text:p>1315.9973032050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56.43077143152" calcext:value-type="float">
            <text:p>1556.43077143152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98.97669306775" calcext:value-type="float">
            <text:p>1698.97669306775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Dépenses d'équipement</text:p>
          </table:table-cell>
          <table:table-cell office:value-type="float" office:value="711.16989048188" calcext:value-type="float">
            <text:p>711.16989048188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d'équipement</text:p>
          </table:table-cell>
          <table:table-cell office:value-type="float" office:value="318.321258711043" calcext:value-type="float">
            <text:p>318.321258711043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246.044215112919" calcext:value-type="float">
            <text:p>246.044215112919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d'équipement</text:p>
          </table:table-cell>
          <table:table-cell office:value-type="float" office:value="452.231200719115" calcext:value-type="float">
            <text:p>452.231200719115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d'équipement</text:p>
          </table:table-cell>
          <table:table-cell office:value-type="float" office:value="535.593196109323" calcext:value-type="float">
            <text:p>535.593196109323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d'équipement</text:p>
          </table:table-cell>
          <table:table-cell office:value-type="float" office:value="859.210546828287" calcext:value-type="float">
            <text:p>859.210546828287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d'équipement</text:p>
          </table:table-cell>
          <table:table-cell office:value-type="float" office:value="215.251284602484" calcext:value-type="float">
            <text:p>215.251284602484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d'équipement</text:p>
          </table:table-cell>
          <table:table-cell office:value-type="float" office:value="345.599360457297" calcext:value-type="float">
            <text:p>345.599360457297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464.126861370194" calcext:value-type="float">
            <text:p>464.126861370194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d'équipement</text:p>
          </table:table-cell>
          <table:table-cell office:value-type="float" office:value="188.062024672019" calcext:value-type="float">
            <text:p>188.062024672019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d'équipement</text:p>
          </table:table-cell>
          <table:table-cell office:value-type="float" office:value="520.493080843325" calcext:value-type="float">
            <text:p>520.493080843325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d'équipement</text:p>
          </table:table-cell>
          <table:table-cell office:value-type="float" office:value="640.249830491909" calcext:value-type="float">
            <text:p>640.249830491909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d'équipement</text:p>
          </table:table-cell>
          <table:table-cell office:value-type="float" office:value="553.195035186488" calcext:value-type="float">
            <text:p>553.195035186488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Dépenses d'équipement</text:p>
          </table:table-cell>
          <table:table-cell office:value-type="float" office:value="420.751355780525" calcext:value-type="float">
            <text:p>420.751355780525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d'équipement</text:p>
          </table:table-cell>
          <table:table-cell office:value-type="float" office:value="465.277219748689" calcext:value-type="float">
            <text:p>465.277219748689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d'équipement</text:p>
          </table:table-cell>
          <table:table-cell office:value-type="float" office:value="633.169714861751" calcext:value-type="float">
            <text:p>633.169714861751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Dépenses d'équipement</text:p>
          </table:table-cell>
          <table:table-cell office:value-type="float" office:value="522.76396637107" calcext:value-type="float">
            <text:p>522.76396637107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d'équipement</text:p>
          </table:table-cell>
          <table:table-cell office:value-type="float" office:value="421.320867777354" calcext:value-type="float">
            <text:p>421.320867777354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d'équipement</text:p>
          </table:table-cell>
          <table:table-cell office:value-type="float" office:value="364.866733956467" calcext:value-type="float">
            <text:p>364.866733956467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d'équipement</text:p>
          </table:table-cell>
          <table:table-cell office:value-type="float" office:value="446.831419217082" calcext:value-type="float">
            <text:p>446.83141921708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d'équipement</text:p>
          </table:table-cell>
          <table:table-cell office:value-type="float" office:value="329.867391789479" calcext:value-type="float">
            <text:p>329.867391789479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d'équipement</text:p>
          </table:table-cell>
          <table:table-cell office:value-type="float" office:value="312.783354071873" calcext:value-type="float">
            <text:p>312.783354071873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d'équipement</text:p>
          </table:table-cell>
          <table:table-cell office:value-type="float" office:value="376.70493052419" calcext:value-type="float">
            <text:p>376.70493052419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d'équipement</text:p>
          </table:table-cell>
          <table:table-cell office:value-type="float" office:value="527.588899030718" calcext:value-type="float">
            <text:p>527.588899030718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d'équipement</text:p>
          </table:table-cell>
          <table:table-cell office:value-type="float" office:value="275.53398710766" calcext:value-type="float">
            <text:p>275.53398710766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d'équipement</text:p>
          </table:table-cell>
          <table:table-cell office:value-type="float" office:value="1161.24494069785" calcext:value-type="float">
            <text:p>1161.24494069785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271.760059749464" calcext:value-type="float">
            <text:p>271.760059749464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équipement</text:p>
          </table:table-cell>
          <table:table-cell office:value-type="float" office:value="446.202775550484" calcext:value-type="float">
            <text:p>446.202775550484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Dépenses d'équipement</text:p>
          </table:table-cell>
          <table:table-cell office:value-type="float" office:value="602.124121090286" calcext:value-type="float">
            <text:p>602.124121090286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d'équipement</text:p>
          </table:table-cell>
          <table:table-cell office:value-type="float" office:value="373.47637855022" calcext:value-type="float">
            <text:p>373.4763785502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437.313264278082" calcext:value-type="float">
            <text:p>437.313264278082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d'équipement</text:p>
          </table:table-cell>
          <table:table-cell office:value-type="float" office:value="350.003579045495" calcext:value-type="float">
            <text:p>350.003579045495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équipement</text:p>
          </table:table-cell>
          <table:table-cell office:value-type="float" office:value="229.397475993999" calcext:value-type="float">
            <text:p>229.39747599399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d'équipement</text:p>
          </table:table-cell>
          <table:table-cell office:value-type="float" office:value="470.199574824045" calcext:value-type="float">
            <text:p>470.199574824045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d'équipement</text:p>
          </table:table-cell>
          <table:table-cell office:value-type="float" office:value="130.571026135549" calcext:value-type="float">
            <text:p>130.571026135549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équipement</text:p>
          </table:table-cell>
          <table:table-cell office:value-type="float" office:value="508.405672378817" calcext:value-type="float">
            <text:p>508.405672378817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d'équipement</text:p>
          </table:table-cell>
          <table:table-cell office:value-type="float" office:value="994.800362961982" calcext:value-type="float">
            <text:p>994.800362961982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d'équipement</text:p>
          </table:table-cell>
          <table:table-cell office:value-type="float" office:value="284.493352887199" calcext:value-type="float">
            <text:p>284.49335288719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d'équipement</text:p>
          </table:table-cell>
          <table:table-cell office:value-type="float" office:value="271.120356719419" calcext:value-type="float">
            <text:p>271.120356719419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d'équipement</text:p>
          </table:table-cell>
          <table:table-cell office:value-type="float" office:value="1065.0638935069" calcext:value-type="float">
            <text:p>1065.0638935069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Dépenses d'intervention</text:p>
          </table:table-cell>
          <table:table-cell office:value-type="float" office:value="52.7886233904155" calcext:value-type="float">
            <text:p>52.7886233904155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d'intervention</text:p>
          </table:table-cell>
          <table:table-cell office:value-type="float" office:value="140.794990305676" calcext:value-type="float">
            <text:p>140.794990305676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52.873005131643" calcext:value-type="float">
            <text:p>152.87300513164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d'intervention</text:p>
          </table:table-cell>
          <table:table-cell office:value-type="float" office:value="106.267126326184" calcext:value-type="float">
            <text:p>106.267126326184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d'intervention</text:p>
          </table:table-cell>
          <table:table-cell office:value-type="float" office:value="108.339780293171" calcext:value-type="float">
            <text:p>108.339780293171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d'intervention</text:p>
          </table:table-cell>
          <table:table-cell office:value-type="float" office:value="148.968278161294" calcext:value-type="float">
            <text:p>148.96827816129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d'intervention</text:p>
          </table:table-cell>
          <table:table-cell office:value-type="float" office:value="102.260110614883" calcext:value-type="float">
            <text:p>102.260110614883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d'intervention</text:p>
          </table:table-cell>
          <table:table-cell office:value-type="float" office:value="132.896145258911" calcext:value-type="float">
            <text:p>132.896145258911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62.11776555056" calcext:value-type="float">
            <text:p>162.1177655505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d'intervention</text:p>
          </table:table-cell>
          <table:table-cell office:value-type="float" office:value="33.9142236146466" calcext:value-type="float">
            <text:p>33.9142236146466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d'intervention</text:p>
          </table:table-cell>
          <table:table-cell office:value-type="float" office:value="136.383119330077" calcext:value-type="float">
            <text:p>136.383119330077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d'intervention</text:p>
          </table:table-cell>
          <table:table-cell office:value-type="float" office:value="81.5807865231293" calcext:value-type="float">
            <text:p>81.5807865231293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d'intervention</text:p>
          </table:table-cell>
          <table:table-cell office:value-type="float" office:value="85.0244660450387" calcext:value-type="float">
            <text:p>85.0244660450387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Dépenses d'intervention</text:p>
          </table:table-cell>
          <table:table-cell office:value-type="float" office:value="352.901149952458" calcext:value-type="float">
            <text:p>352.901149952458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d'intervention</text:p>
          </table:table-cell>
          <table:table-cell office:value-type="float" office:value="100.846030473929" calcext:value-type="float">
            <text:p>100.846030473929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d'intervention</text:p>
          </table:table-cell>
          <table:table-cell office:value-type="float" office:value="52.2142497119816" calcext:value-type="float">
            <text:p>52.2142497119816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Dépenses d'intervention</text:p>
          </table:table-cell>
          <table:table-cell office:value-type="float" office:value="129.66176551883" calcext:value-type="float">
            <text:p>129.66176551883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d'intervention</text:p>
          </table:table-cell>
          <table:table-cell office:value-type="float" office:value="121.185717919369" calcext:value-type="float">
            <text:p>121.185717919369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d'intervention</text:p>
          </table:table-cell>
          <table:table-cell office:value-type="float" office:value="101.081758838548" calcext:value-type="float">
            <text:p>101.081758838548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d'intervention</text:p>
          </table:table-cell>
          <table:table-cell office:value-type="float" office:value="60.5553035587189" calcext:value-type="float">
            <text:p>60.5553035587189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d'intervention</text:p>
          </table:table-cell>
          <table:table-cell office:value-type="float" office:value="103.578457514706" calcext:value-type="float">
            <text:p>103.578457514706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d'intervention</text:p>
          </table:table-cell>
          <table:table-cell office:value-type="float" office:value="60.4356969077909" calcext:value-type="float">
            <text:p>60.4356969077909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d'intervention</text:p>
          </table:table-cell>
          <table:table-cell office:value-type="float" office:value="97.7893671457796" calcext:value-type="float">
            <text:p>97.7893671457796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d'intervention</text:p>
          </table:table-cell>
          <table:table-cell office:value-type="float" office:value="95.0945947664397" calcext:value-type="float">
            <text:p>95.0945947664397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d'intervention</text:p>
          </table:table-cell>
          <table:table-cell office:value-type="float" office:value="116.916550866339" calcext:value-type="float">
            <text:p>116.916550866339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d'intervention</text:p>
          </table:table-cell>
          <table:table-cell office:value-type="float" office:value="145.971933430667" calcext:value-type="float">
            <text:p>145.971933430667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34.697092055382" calcext:value-type="float">
            <text:p>134.697092055382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intervention</text:p>
          </table:table-cell>
          <table:table-cell office:value-type="float" office:value="151.556236970332" calcext:value-type="float">
            <text:p>151.556236970332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Dépenses d'intervention</text:p>
          </table:table-cell>
          <table:table-cell office:value-type="float" office:value="62.2065984745462" calcext:value-type="float">
            <text:p>62.2065984745462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d'intervention</text:p>
          </table:table-cell>
          <table:table-cell office:value-type="float" office:value="358.862369912725" calcext:value-type="float">
            <text:p>358.86236991272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69.9273480602743" calcext:value-type="float">
            <text:p>69.9273480602743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d'intervention</text:p>
          </table:table-cell>
          <table:table-cell office:value-type="float" office:value="132.685506002683" calcext:value-type="float">
            <text:p>132.685506002683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intervention</text:p>
          </table:table-cell>
          <table:table-cell office:value-type="float" office:value="136.187646286572" calcext:value-type="float">
            <text:p>136.187646286572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d'intervention</text:p>
          </table:table-cell>
          <table:table-cell office:value-type="float" office:value="97.9195457867005" calcext:value-type="float">
            <text:p>97.9195457867005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d'intervention</text:p>
          </table:table-cell>
          <table:table-cell office:value-type="float" office:value="176.59992161808" calcext:value-type="float">
            <text:p>176.59992161808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intervention</text:p>
          </table:table-cell>
          <table:table-cell office:value-type="float" office:value="396.202551516122" calcext:value-type="float">
            <text:p>396.202551516122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d'intervention</text:p>
          </table:table-cell>
          <table:table-cell office:value-type="float" office:value="53.6040892833488" calcext:value-type="float">
            <text:p>53.6040892833488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d'intervention</text:p>
          </table:table-cell>
          <table:table-cell office:value-type="float" office:value="128.509937078063" calcext:value-type="float">
            <text:p>128.509937078063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d'intervention</text:p>
          </table:table-cell>
          <table:table-cell office:value-type="float" office:value="86.1855038919532" calcext:value-type="float">
            <text:p>86.1855038919532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d'intervention</text:p>
          </table:table-cell>
          <table:table-cell office:value-type="float" office:value="118.088672365119" calcext:value-type="float">
            <text:p>118.088672365119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711.16989048188" calcext:value-type="float">
            <text:p>711.16989048188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90.925098328145" calcext:value-type="float">
            <text:p>390.925098328145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70.41742574143" calcext:value-type="float">
            <text:p>270.4174257414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97.019051224268" calcext:value-type="float">
            <text:p>497.019051224268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54.521796698404" calcext:value-type="float">
            <text:p>554.52179669840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881.172483738291" calcext:value-type="float">
            <text:p>881.172483738291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19.505963970076" calcext:value-type="float">
            <text:p>219.505963970076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74.180396099529" calcext:value-type="float">
            <text:p>374.18039609952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98.715098637858" calcext:value-type="float">
            <text:p>498.715098637858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89.994861954181" calcext:value-type="float">
            <text:p>189.994861954181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75.910788978409" calcext:value-type="float">
            <text:p>575.910788978409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60.957288708304" calcext:value-type="float">
            <text:p>660.957288708304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00.705591133005" calcext:value-type="float">
            <text:p>600.705591133005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47.602010738856" calcext:value-type="float">
            <text:p>447.602010738856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75.062404274265" calcext:value-type="float">
            <text:p>475.062404274265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47.858654953917" calcext:value-type="float">
            <text:p>647.858654953917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22.79133018542" calcext:value-type="float">
            <text:p>522.7913301854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33.616291915723" calcext:value-type="float">
            <text:p>433.616291915723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71.359608377688" calcext:value-type="float">
            <text:p>371.359608377688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53.973591459075" calcext:value-type="float">
            <text:p>453.973591459075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36.966312763887" calcext:value-type="float">
            <text:p>336.966312763887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22.015133252855" calcext:value-type="float">
            <text:p>322.015133252855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97.424841520763" calcext:value-type="float">
            <text:p>397.424841520763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66.800445643881" calcext:value-type="float">
            <text:p>566.800445643881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02.359092777261" calcext:value-type="float">
            <text:p>302.359092777261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172.7432643252" calcext:value-type="float">
            <text:p>1172.7432643252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73.575059749464" calcext:value-type="float">
            <text:p>273.575059749464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60.433475605995" calcext:value-type="float">
            <text:p>460.433475605995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47.91680955478" calcext:value-type="float">
            <text:p>647.91680955478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07.802705215488" calcext:value-type="float">
            <text:p>407.802705215488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44.472412281658" calcext:value-type="float">
            <text:p>444.472412281658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84.170497987489" calcext:value-type="float">
            <text:p>384.170497987489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77.422643473368" calcext:value-type="float">
            <text:p>377.42264347336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73.85674031768" calcext:value-type="float">
            <text:p>473.85674031768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32.165200652771" calcext:value-type="float">
            <text:p>132.165200652771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39.083609598548" calcext:value-type="float">
            <text:p>539.083609598548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994.800362961982" calcext:value-type="float">
            <text:p>994.800362961982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11.506102444779" calcext:value-type="float">
            <text:p>311.50610244477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78.127975411104" calcext:value-type="float">
            <text:p>278.127975411104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068.33031602886" calcext:value-type="float">
            <text:p>1068.33031602886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ôts au Trésor</text:p>
          </table:table-cell>
          <table:table-cell office:value-type="float" office:value="314.262987846087" calcext:value-type="float">
            <text:p>314.262987846087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158.201999260304" calcext:value-type="float">
            <text:p>158.201999260304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ôts au Trésor</text:p>
          </table:table-cell>
          <table:table-cell office:value-type="float" office:value="107.134334185805" calcext:value-type="float">
            <text:p>107.134334185805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ôts au Trésor</text:p>
          </table:table-cell>
          <table:table-cell office:value-type="float" office:value="320.20069491061" calcext:value-type="float">
            <text:p>320.20069491061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ôts au Trésor</text:p>
          </table:table-cell>
          <table:table-cell office:value-type="float" office:value="272.154499284304" calcext:value-type="float">
            <text:p>272.15449928430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ôts au Trésor</text:p>
          </table:table-cell>
          <table:table-cell office:value-type="float" office:value="290.465395631937" calcext:value-type="float">
            <text:p>290.465395631937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ôts au Trésor</text:p>
          </table:table-cell>
          <table:table-cell office:value-type="float" office:value="53.8140605245461" calcext:value-type="float">
            <text:p>53.8140605245461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6.30099342414279" calcext:value-type="float">
            <text:p>6.30099342414279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ôts au Trésor</text:p>
          </table:table-cell>
          <table:table-cell office:value-type="float" office:value="772.358364989231" calcext:value-type="float">
            <text:p>772.358364989231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ôts au Trésor</text:p>
          </table:table-cell>
          <table:table-cell office:value-type="float" office:value="110.028750449365" calcext:value-type="float">
            <text:p>110.028750449365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ôts au Trésor</text:p>
          </table:table-cell>
          <table:table-cell office:value-type="float" office:value="24.4337786062358" calcext:value-type="float">
            <text:p>24.4337786062358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ôts au Trésor</text:p>
          </table:table-cell>
          <table:table-cell office:value-type="float" office:value="364.803596059113" calcext:value-type="float">
            <text:p>364.803596059113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Dépôts au Trésor</text:p>
          </table:table-cell>
          <table:table-cell office:value-type="float" office:value="59.5252033111472" calcext:value-type="float">
            <text:p>59.5252033111472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ôts au Trésor</text:p>
          </table:table-cell>
          <table:table-cell office:value-type="float" office:value="377.928307608588" calcext:value-type="float">
            <text:p>377.928307608588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ôts au Trésor</text:p>
          </table:table-cell>
          <table:table-cell office:value-type="float" office:value="449.693918490783" calcext:value-type="float">
            <text:p>449.693918490783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Dépôts au Trésor</text:p>
          </table:table-cell>
          <table:table-cell office:value-type="float" office:value="909.506907750778" calcext:value-type="float">
            <text:p>909.506907750778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ôts au Trésor</text:p>
          </table:table-cell>
          <table:table-cell office:value-type="float" office:value="401.663894187969" calcext:value-type="float">
            <text:p>401.663894187969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ôts au Trésor</text:p>
          </table:table-cell>
          <table:table-cell office:value-type="float" office:value="232.804676316587" calcext:value-type="float">
            <text:p>232.804676316587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ôts au Trésor</text:p>
          </table:table-cell>
          <table:table-cell office:value-type="float" office:value="951.867806405694" calcext:value-type="float">
            <text:p>951.867806405694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ôts au Trésor</text:p>
          </table:table-cell>
          <table:table-cell office:value-type="float" office:value="129.096009890473" calcext:value-type="float">
            <text:p>129.096009890473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ôts au Trésor</text:p>
          </table:table-cell>
          <table:table-cell office:value-type="float" office:value="476.918197139939" calcext:value-type="float">
            <text:p>476.918197139939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ôts au Trésor</text:p>
          </table:table-cell>
          <table:table-cell office:value-type="float" office:value="370.084525359335" calcext:value-type="float">
            <text:p>370.084525359335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ôts au Trésor</text:p>
          </table:table-cell>
          <table:table-cell office:value-type="float" office:value="209.672759487948" calcext:value-type="float">
            <text:p>209.672759487948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ôts au Trésor</text:p>
          </table:table-cell>
          <table:table-cell office:value-type="float" office:value="280.872884552986" calcext:value-type="float">
            <text:p>280.872884552986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ôts au Trésor</text:p>
          </table:table-cell>
          <table:table-cell office:value-type="float" office:value="27.4506223855378" calcext:value-type="float">
            <text:p>27.4506223855378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269.843331135652" calcext:value-type="float">
            <text:p>269.843331135652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ôts au Trésor</text:p>
          </table:table-cell>
          <table:table-cell office:value-type="float" office:value="108.990797199778" calcext:value-type="float">
            <text:p>108.990797199778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Dépôts au Trésor</text:p>
          </table:table-cell>
          <table:table-cell office:value-type="float" office:value="298.813065097854" calcext:value-type="float">
            <text:p>298.813065097854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Dépôts au Trésor</text:p>
          </table:table-cell>
          <table:table-cell office:value-type="float" office:value="378.602054294438" calcext:value-type="float">
            <text:p>378.602054294438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ôts au Trésor</text:p>
          </table:table-cell>
          <table:table-cell office:value-type="float" office:value="89.8270884443511" calcext:value-type="float">
            <text:p>89.8270884443511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177.79475957869" calcext:value-type="float">
            <text:p>177.79475957869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ôts au Trésor</text:p>
          </table:table-cell>
          <table:table-cell office:value-type="float" office:value="44.1504945026224" calcext:value-type="float">
            <text:p>44.1504945026224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ôts au Trésor</text:p>
          </table:table-cell>
          <table:table-cell office:value-type="float" office:value="467.090149474869" calcext:value-type="float">
            <text:p>467.09014947486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ôts au Trésor</text:p>
          </table:table-cell>
          <table:table-cell office:value-type="float" office:value="61.9117732010307" calcext:value-type="float">
            <text:p>61.9117732010307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ôts au Trésor</text:p>
          </table:table-cell>
          <table:table-cell office:value-type="float" office:value="94.1142936973024" calcext:value-type="float">
            <text:p>94.1142936973024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ôts au Trésor</text:p>
          </table:table-cell>
          <table:table-cell office:value-type="float" office:value="594.045829863336" calcext:value-type="float">
            <text:p>594.04582986333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ôts au Trésor</text:p>
          </table:table-cell>
          <table:table-cell office:value-type="float" office:value="165.750165584846" calcext:value-type="float">
            <text:p>165.750165584846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ôts au Trésor</text:p>
          </table:table-cell>
          <table:table-cell office:value-type="float" office:value="122.537879006358" calcext:value-type="float">
            <text:p>122.537879006358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ôts au Trésor</text:p>
          </table:table-cell>
          <table:table-cell office:value-type="float" office:value="379.41022166091" calcext:value-type="float">
            <text:p>379.41022166091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ôts au Trésor</text:p>
          </table:table-cell>
          <table:table-cell office:value-type="float" office:value="187.517507841907" calcext:value-type="float">
            <text:p>187.517507841907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ETR</text:p>
          </table:table-cell>
          <table:table-cell office:value-type="float" office:value="0.573491286469552" calcext:value-type="float">
            <text:p>0.573491286469552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ETR</text:p>
          </table:table-cell>
          <table:table-cell office:value-type="float" office:value="3.77726094470046" calcext:value-type="float">
            <text:p>3.77726094470046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74.19458447357" calcext:value-type="float">
            <text:p>374.19458447357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57.921233905827" calcext:value-type="float">
            <text:p>157.921233905827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53.96723469982" calcext:value-type="float">
            <text:p>153.96723469982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20.926039454757" calcext:value-type="float">
            <text:p>320.926039454757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90.935315540577" calcext:value-type="float">
            <text:p>390.935315540577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75.230425688281" calcext:value-type="float">
            <text:p>475.230425688281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9.011365164761" calcext:value-type="float">
            <text:p>109.011365164761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924.842816882507" calcext:value-type="float">
            <text:p>924.842816882507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88.3884863912277" calcext:value-type="float">
            <text:p>88.3884863912277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23.726807502802" calcext:value-type="float">
            <text:p>423.72680750280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06.71404236306" calcext:value-type="float">
            <text:p>306.71404236306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43.317646023927" calcext:value-type="float">
            <text:p>443.317646023927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95.017823517348" calcext:value-type="float">
            <text:p>495.017823517348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46.961116058177" calcext:value-type="float">
            <text:p>246.961116058177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90.2973790322581" calcext:value-type="float">
            <text:p>90.2973790322581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75.968444086145" calcext:value-type="float">
            <text:p>275.968444086145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31.871507906228" calcext:value-type="float">
            <text:p>131.871507906228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57.1942965944" calcext:value-type="float">
            <text:p>157.1942965944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39.754412811388" calcext:value-type="float">
            <text:p>339.754412811388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38.111705213922" calcext:value-type="float">
            <text:p>138.11170521392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34.959791995543" calcext:value-type="float">
            <text:p>134.959791995543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02.892744228061" calcext:value-type="float">
            <text:p>302.892744228061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90.7307203210219" calcext:value-type="float">
            <text:p>90.7307203210219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25.340976443358" calcext:value-type="float">
            <text:p>325.340976443358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76.7260945881658" calcext:value-type="float">
            <text:p>76.7260945881658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4.869334102522" calcext:value-type="float">
            <text:p>104.869334102522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04.383611916363" calcext:value-type="float">
            <text:p>404.383611916363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08.245905516467" calcext:value-type="float">
            <text:p>308.245905516467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9.767489711934" calcext:value-type="float">
            <text:p>109.767489711934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86.114416819122" calcext:value-type="float">
            <text:p>186.11441681912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44.421091654491" calcext:value-type="float">
            <text:p>144.421091654491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51.112125594605" calcext:value-type="float">
            <text:p>251.112125594605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6.254463615904" calcext:value-type="float">
            <text:p>26.254463615904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523.292950271143" calcext:value-type="float">
            <text:p>523.292950271143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577.035754024182" calcext:value-type="float">
            <text:p>577.035754024182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5.35514093529789" calcext:value-type="float">
            <text:p>5.35514093529789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.6656510796132" calcext:value-type="float">
            <text:p>10.6656510796132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35.28501671364" calcext:value-type="float">
            <text:p>235.28501671364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43.834682200113" calcext:value-type="float">
            <text:p>143.834682200113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63.142644291092" calcext:value-type="float">
            <text:p>463.142644291092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ncours de dette</text:p>
          </table:table-cell>
          <table:table-cell office:value-type="float" office:value="1180.54528767214" calcext:value-type="float">
            <text:p>1180.54528767214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ncours de dette</text:p>
          </table:table-cell>
          <table:table-cell office:value-type="float" office:value="1711.6043119669" calcext:value-type="float">
            <text:p>1711.6043119669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ncours de dette</text:p>
          </table:table-cell>
          <table:table-cell office:value-type="float" office:value="3596.26544729446" calcext:value-type="float">
            <text:p>3596.26544729446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ncours de dette</text:p>
          </table:table-cell>
          <table:table-cell office:value-type="float" office:value="1441.99089201315" calcext:value-type="float">
            <text:p>1441.99089201315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ncours de dette</text:p>
          </table:table-cell>
          <table:table-cell office:value-type="float" office:value="2039.09155768151" calcext:value-type="float">
            <text:p>2039.09155768151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ncours de dette</text:p>
          </table:table-cell>
          <table:table-cell office:value-type="float" office:value="1952.00591497541" calcext:value-type="float">
            <text:p>1952.00591497541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ncours de dette</text:p>
          </table:table-cell>
          <table:table-cell office:value-type="float" office:value="1126.98513786147" calcext:value-type="float">
            <text:p>1126.98513786147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ncours de dette</text:p>
          </table:table-cell>
          <table:table-cell office:value-type="float" office:value="756.994164262229" calcext:value-type="float">
            <text:p>756.994164262229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ncours de dette</text:p>
          </table:table-cell>
          <table:table-cell office:value-type="float" office:value="786.308441355003" calcext:value-type="float">
            <text:p>786.308441355003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ncours de dette</text:p>
          </table:table-cell>
          <table:table-cell office:value-type="float" office:value="1552.79005286642" calcext:value-type="float">
            <text:p>1552.7900528664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ncours de dette</text:p>
          </table:table-cell>
          <table:table-cell office:value-type="float" office:value="1950.16339742247" calcext:value-type="float">
            <text:p>1950.16339742247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ncours de dette</text:p>
          </table:table-cell>
          <table:table-cell office:value-type="float" office:value="277.184480999296" calcext:value-type="float">
            <text:p>277.184480999296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Encours de dette</text:p>
          </table:table-cell>
          <table:table-cell office:value-type="float" office:value="407.978014430337" calcext:value-type="float">
            <text:p>407.978014430337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ncours de dette</text:p>
          </table:table-cell>
          <table:table-cell office:value-type="float" office:value="127.108855001484" calcext:value-type="float">
            <text:p>127.108855001484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ncours de dette</text:p>
          </table:table-cell>
          <table:table-cell office:value-type="float" office:value="1373.44019585253" calcext:value-type="float">
            <text:p>1373.44019585253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Encours de dette</text:p>
          </table:table-cell>
          <table:table-cell office:value-type="float" office:value="1004.80538869054" calcext:value-type="float">
            <text:p>1004.80538869054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ncours de dette</text:p>
          </table:table-cell>
          <table:table-cell office:value-type="float" office:value="805.22603755988" calcext:value-type="float">
            <text:p>805.22603755988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ncours de dette</text:p>
          </table:table-cell>
          <table:table-cell office:value-type="float" office:value="814.523177549872" calcext:value-type="float">
            <text:p>814.523177549872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ncours de dette</text:p>
          </table:table-cell>
          <table:table-cell office:value-type="float" office:value="1069.87604199288" calcext:value-type="float">
            <text:p>1069.87604199288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ncours de dette</text:p>
          </table:table-cell>
          <table:table-cell office:value-type="float" office:value="1861.35224365555" calcext:value-type="float">
            <text:p>1861.3522436555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ncours de dette</text:p>
          </table:table-cell>
          <table:table-cell office:value-type="float" office:value="502.722735165754" calcext:value-type="float">
            <text:p>502.722735165754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ncours de dette</text:p>
          </table:table-cell>
          <table:table-cell office:value-type="float" office:value="293.911856053561" calcext:value-type="float">
            <text:p>293.911856053561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ncours de dette</text:p>
          </table:table-cell>
          <table:table-cell office:value-type="float" office:value="878.772616638879" calcext:value-type="float">
            <text:p>878.772616638879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ncours de dette</text:p>
          </table:table-cell>
          <table:table-cell office:value-type="float" office:value="1199.15959397781" calcext:value-type="float">
            <text:p>1199.15959397781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ncours de dette</text:p>
          </table:table-cell>
          <table:table-cell office:value-type="float" office:value="1793.24992782034" calcext:value-type="float">
            <text:p>1793.24992782034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ncours de dette</text:p>
          </table:table-cell>
          <table:table-cell office:value-type="float" office:value="329.520243530575" calcext:value-type="float">
            <text:p>329.520243530575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ncours de dette</text:p>
          </table:table-cell>
          <table:table-cell office:value-type="float" office:value="1249.86855208783" calcext:value-type="float">
            <text:p>1249.86855208783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Encours de dette</text:p>
          </table:table-cell>
          <table:table-cell office:value-type="float" office:value="923.56173298646" calcext:value-type="float">
            <text:p>923.56173298646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Encours de dette</text:p>
          </table:table-cell>
          <table:table-cell office:value-type="float" office:value="623.215138722952" calcext:value-type="float">
            <text:p>623.215138722952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ncours de dette</text:p>
          </table:table-cell>
          <table:table-cell office:value-type="float" office:value="838.556915094623" calcext:value-type="float">
            <text:p>838.556915094623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ncours de dette</text:p>
          </table:table-cell>
          <table:table-cell office:value-type="float" office:value="1828.53793488453" calcext:value-type="float">
            <text:p>1828.53793488453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ncours de dette</text:p>
          </table:table-cell>
          <table:table-cell office:value-type="float" office:value="1084.83662734575" calcext:value-type="float">
            <text:p>1084.83662734575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ncours de dette</text:p>
          </table:table-cell>
          <table:table-cell office:value-type="float" office:value="1637.97450243811" calcext:value-type="float">
            <text:p>1637.97450243811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ncours de dette</text:p>
          </table:table-cell>
          <table:table-cell office:value-type="float" office:value="1263.55023056806" calcext:value-type="float">
            <text:p>1263.55023056806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ncours de dette</text:p>
          </table:table-cell>
          <table:table-cell office:value-type="float" office:value="1182.71925846253" calcext:value-type="float">
            <text:p>1182.71925846253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ncours de dette</text:p>
          </table:table-cell>
          <table:table-cell office:value-type="float" office:value="157.195420937433" calcext:value-type="float">
            <text:p>157.195420937433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ncours de dette</text:p>
          </table:table-cell>
          <table:table-cell office:value-type="float" office:value="776.012270499404" calcext:value-type="float">
            <text:p>776.012270499404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ncours de dette</text:p>
          </table:table-cell>
          <table:table-cell office:value-type="float" office:value="13.8911076882742" calcext:value-type="float">
            <text:p>13.8911076882742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ncours de dette</text:p>
          </table:table-cell>
          <table:table-cell office:value-type="float" office:value="942.630427599361" calcext:value-type="float">
            <text:p>942.630427599361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ncours de dette</text:p>
          </table:table-cell>
          <table:table-cell office:value-type="float" office:value="840.23244510665" calcext:value-type="float">
            <text:p>840.23244510665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536490100710178" calcext:value-type="float">
            <text:p>0.536490100710178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86181849702966" calcext:value-type="float">
            <text:p>2.86181849702966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41794419264173" calcext:value-type="float">
            <text:p>2.41794419264173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3.42220956914857" calcext:value-type="float">
            <text:p>3.42220956914857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49177057853636" calcext:value-type="float">
            <text:p>1.49177057853636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2469642150489" calcext:value-type="float">
            <text:p>2.2469642150489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82917283120377" calcext:value-type="float">
            <text:p>0.882917283120377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13587532711535" calcext:value-type="float">
            <text:p>0.413587532711535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0550876525196134" calcext:value-type="float">
            <text:p>0.0550876525196134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7.24033259330625" calcext:value-type="float">
            <text:p>7.24033259330625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66572836030964" calcext:value-type="float">
            <text:p>0.466572836030964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5464384659843" calcext:value-type="float">
            <text:p>1.5464384659843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123261848224" calcext:value-type="float">
            <text:p>1.123261848224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67668778801843" calcext:value-type="float">
            <text:p>1.67668778801843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31459403431994" calcext:value-type="float">
            <text:p>1.31459403431994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4.6589825766247" calcext:value-type="float">
            <text:p>14.6589825766247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15946687437795" calcext:value-type="float">
            <text:p>1.15946687437795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1217743772242" calcext:value-type="float">
            <text:p>1.121774377224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02993528345845" calcext:value-type="float">
            <text:p>2.0299352834584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92673832296406" calcext:value-type="float">
            <text:p>1.92673832296406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8.22712000850182" calcext:value-type="float">
            <text:p>8.22712000850182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4.1965103003928" calcext:value-type="float">
            <text:p>4.1965103003928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36244781414264" calcext:value-type="float">
            <text:p>0.836244781414264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1.9679502616513" calcext:value-type="float">
            <text:p>11.9679502616513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29677764957969" calcext:value-type="float">
            <text:p>1.29677764957969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294571023252945" calcext:value-type="float">
            <text:p>0.294571023252945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0506764027671" calcext:value-type="float">
            <text:p>2.0506764027671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72633280233639" calcext:value-type="float">
            <text:p>2.72633280233639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07058003179078" calcext:value-type="float">
            <text:p>1.07058003179078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46227184508363" calcext:value-type="float">
            <text:p>2.46227184508363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38912982871879" calcext:value-type="float">
            <text:p>0.838912982871879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3.54344561140285" calcext:value-type="float">
            <text:p>3.54344561140285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74851736471674" calcext:value-type="float">
            <text:p>0.874851736471674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45179660262592" calcext:value-type="float">
            <text:p>1.45179660262592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03023142216528" calcext:value-type="float">
            <text:p>1.03023142216528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5.16756259107167" calcext:value-type="float">
            <text:p>5.16756259107167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94622992724651" calcext:value-type="float">
            <text:p>0.94622992724651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96685138409196" calcext:value-type="float">
            <text:p>0.49668513840919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79789836888331" calcext:value-type="float">
            <text:p>0.479789836888331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80.00879757143" calcext:value-type="float">
            <text:p>1180.00879757143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708.74249346987" calcext:value-type="float">
            <text:p>1708.74249346987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3590.35453118274" calcext:value-type="float">
            <text:p>3590.35453118274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435.05816802521" calcext:value-type="float">
            <text:p>1435.05816802521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2022.67047489627" calcext:value-type="float">
            <text:p>2022.67047489627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949.75895076036" calcext:value-type="float">
            <text:p>1949.75895076036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26.10222057835" calcext:value-type="float">
            <text:p>1126.10222057835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39.805430785748" calcext:value-type="float">
            <text:p>739.805430785748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86.308441355003" calcext:value-type="float">
            <text:p>786.308441355003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552.7349652139" calcext:value-type="float">
            <text:p>1552.7349652139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942.21703709909" calcext:value-type="float">
            <text:p>1942.21703709909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276.717908163265" calcext:value-type="float">
            <text:p>276.717908163265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406.431575964353" calcext:value-type="float">
            <text:p>406.431575964353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5.98559315326" calcext:value-type="float">
            <text:p>125.98559315326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371.76350806452" calcext:value-type="float">
            <text:p>1371.76350806452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003.49079465622" calcext:value-type="float">
            <text:p>1003.4907946562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90.567054983255" calcext:value-type="float">
            <text:p>790.567054983255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13.363710675494" calcext:value-type="float">
            <text:p>813.363710675494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068.75426761566" calcext:value-type="float">
            <text:p>1068.75426761566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853.12335945799" calcext:value-type="float">
            <text:p>1853.12335945799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498.999871854397" calcext:value-type="float">
            <text:p>498.99987185439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285.68473604506" calcext:value-type="float">
            <text:p>285.68473604506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74.576106338486" calcext:value-type="float">
            <text:p>874.576106338486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98.32334919639" calcext:value-type="float">
            <text:p>1198.32334919639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776.43761495431" calcext:value-type="float">
            <text:p>1776.43761495431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328.223465880996" calcext:value-type="float">
            <text:p>328.223465880996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49.57398106458" calcext:value-type="float">
            <text:p>1249.57398106458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921.511056583693" calcext:value-type="float">
            <text:p>921.511056583693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620.488805920616" calcext:value-type="float">
            <text:p>620.488805920616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37.486335062832" calcext:value-type="float">
            <text:p>837.48633506283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826.07566303945" calcext:value-type="float">
            <text:p>1826.0756630394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083.99771436288" calcext:value-type="float">
            <text:p>1083.99771436288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634.43105682671" calcext:value-type="float">
            <text:p>1634.43105682671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62.67537883158" calcext:value-type="float">
            <text:p>1262.67537883158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81.2674618599" calcext:value-type="float">
            <text:p>1181.2674618599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55.794780589366" calcext:value-type="float">
            <text:p>155.79478058936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70.844707908332" calcext:value-type="float">
            <text:p>770.844707908332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.9448777610277" calcext:value-type="float">
            <text:p>12.9448777610277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940.887286458065" calcext:value-type="float">
            <text:p>940.887286458065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39.752655269762" calcext:value-type="float">
            <text:p>839.752655269762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FCTVA</text:p>
          </table:table-cell>
          <table:table-cell office:value-type="float" office:value="99.1174746008708" calcext:value-type="float">
            <text:p>99.1174746008708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CTVA</text:p>
          </table:table-cell>
          <table:table-cell office:value-type="float" office:value="23.6354191997411" calcext:value-type="float">
            <text:p>23.6354191997411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FCTVA</text:p>
          </table:table-cell>
          <table:table-cell office:value-type="float" office:value="22.4040414757046" calcext:value-type="float">
            <text:p>22.4040414757046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FCTVA</text:p>
          </table:table-cell>
          <table:table-cell office:value-type="float" office:value="37.4239848619768" calcext:value-type="float">
            <text:p>37.4239848619768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FCTVA</text:p>
          </table:table-cell>
          <table:table-cell office:value-type="float" office:value="71.9110876773387" calcext:value-type="float">
            <text:p>71.9110876773387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FCTVA</text:p>
          </table:table-cell>
          <table:table-cell office:value-type="float" office:value="39.4296924642433" calcext:value-type="float">
            <text:p>39.4296924642433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FCTVA</text:p>
          </table:table-cell>
          <table:table-cell office:value-type="float" office:value="73.0846563550773" calcext:value-type="float">
            <text:p>73.0846563550773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FCTVA</text:p>
          </table:table-cell>
          <table:table-cell office:value-type="float" office:value="52.7149198148024" calcext:value-type="float">
            <text:p>52.7149198148024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FCTVA</text:p>
          </table:table-cell>
          <table:table-cell office:value-type="float" office:value="33.2810867436851" calcext:value-type="float">
            <text:p>33.2810867436851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FCTVA</text:p>
          </table:table-cell>
          <table:table-cell office:value-type="float" office:value="72.1338245680814" calcext:value-type="float">
            <text:p>72.1338245680814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CTVA</text:p>
          </table:table-cell>
          <table:table-cell office:value-type="float" office:value="61.0180079308563" calcext:value-type="float">
            <text:p>61.0180079308563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FCTVA</text:p>
          </table:table-cell>
          <table:table-cell office:value-type="float" office:value="41.6289760731879" calcext:value-type="float">
            <text:p>41.6289760731879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FCTVA</text:p>
          </table:table-cell>
          <table:table-cell office:value-type="float" office:value="31.7923336502787" calcext:value-type="float">
            <text:p>31.7923336502787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FCTVA</text:p>
          </table:table-cell>
          <table:table-cell office:value-type="float" office:value="29.3445851884832" calcext:value-type="float">
            <text:p>29.3445851884832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FCTVA</text:p>
          </table:table-cell>
          <table:table-cell office:value-type="float" office:value="62.5527980990784" calcext:value-type="float">
            <text:p>62.5527980990784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FCTVA</text:p>
          </table:table-cell>
          <table:table-cell office:value-type="float" office:value="15.8733617413336" calcext:value-type="float">
            <text:p>15.8733617413336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CTVA</text:p>
          </table:table-cell>
          <table:table-cell office:value-type="float" office:value="36.959947857052" calcext:value-type="float">
            <text:p>36.95994785705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FCTVA</text:p>
          </table:table-cell>
          <table:table-cell office:value-type="float" office:value="33.3093801116448" calcext:value-type="float">
            <text:p>33.3093801116448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FCTVA</text:p>
          </table:table-cell>
          <table:table-cell office:value-type="float" office:value="40.7285679715302" calcext:value-type="float">
            <text:p>40.728567971530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FCTVA</text:p>
          </table:table-cell>
          <table:table-cell office:value-type="float" office:value="31.5528961768145" calcext:value-type="float">
            <text:p>31.552896176814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FCTVA</text:p>
          </table:table-cell>
          <table:table-cell office:value-type="float" office:value="36.2502381836754" calcext:value-type="float">
            <text:p>36.2502381836754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FCTVA</text:p>
          </table:table-cell>
          <table:table-cell office:value-type="float" office:value="36.781588246234" calcext:value-type="float">
            <text:p>36.781588246234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FCTVA</text:p>
          </table:table-cell>
          <table:table-cell office:value-type="float" office:value="54.4136521886569" calcext:value-type="float">
            <text:p>54.4136521886569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FCTVA</text:p>
          </table:table-cell>
          <table:table-cell office:value-type="float" office:value="27.5267377620109" calcext:value-type="float">
            <text:p>27.5267377620109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FCTVA</text:p>
          </table:table-cell>
          <table:table-cell office:value-type="float" office:value="81.5213486113617" calcext:value-type="float">
            <text:p>81.5213486113617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FCTVA</text:p>
          </table:table-cell>
          <table:table-cell office:value-type="float" office:value="30.1486982858085" calcext:value-type="float">
            <text:p>30.1486982858085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FCTVA</text:p>
          </table:table-cell>
          <table:table-cell office:value-type="float" office:value="63.9215342626288" calcext:value-type="float">
            <text:p>63.9215342626288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FCTVA</text:p>
          </table:table-cell>
          <table:table-cell office:value-type="float" office:value="30.1001519541181" calcext:value-type="float">
            <text:p>30.1001519541181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FCTVA</text:p>
          </table:table-cell>
          <table:table-cell office:value-type="float" office:value="64.4857447232178" calcext:value-type="float">
            <text:p>64.4857447232178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FCTVA</text:p>
          </table:table-cell>
          <table:table-cell office:value-type="float" office:value="37.3584647452239" calcext:value-type="float">
            <text:p>37.3584647452239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FCTVA</text:p>
          </table:table-cell>
          <table:table-cell office:value-type="float" office:value="91.734732974246" calcext:value-type="float">
            <text:p>91.734732974246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FCTVA</text:p>
          </table:table-cell>
          <table:table-cell office:value-type="float" office:value="36.9788569636354" calcext:value-type="float">
            <text:p>36.9788569636354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FCTVA</text:p>
          </table:table-cell>
          <table:table-cell office:value-type="float" office:value="115.736601275319" calcext:value-type="float">
            <text:p>115.73660127531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FCTVA</text:p>
          </table:table-cell>
          <table:table-cell office:value-type="float" office:value="59.1317312795662" calcext:value-type="float">
            <text:p>59.1317312795662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FCTVA</text:p>
          </table:table-cell>
          <table:table-cell office:value-type="float" office:value="18.0839806641446" calcext:value-type="float">
            <text:p>18.083980664144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FCTVA</text:p>
          </table:table-cell>
          <table:table-cell office:value-type="float" office:value="56.4795651825753" calcext:value-type="float">
            <text:p>56.4795651825753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FCTVA</text:p>
          </table:table-cell>
          <table:table-cell office:value-type="float" office:value="50.1871527823294" calcext:value-type="float">
            <text:p>50.1871527823294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FCTVA</text:p>
          </table:table-cell>
          <table:table-cell office:value-type="float" office:value="59.451407804526" calcext:value-type="float">
            <text:p>59.45140780452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FCTVA</text:p>
          </table:table-cell>
          <table:table-cell office:value-type="float" office:value="65.1259731806776" calcext:value-type="float">
            <text:p>65.1259731806776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Fiscalité reversée</text:p>
          </table:table-cell>
          <table:table-cell office:value-type="float" office:value="140.3162086818" calcext:value-type="float">
            <text:p>140.3162086818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Fiscalité reversée</text:p>
          </table:table-cell>
          <table:table-cell office:value-type="float" office:value="88.4868988134147" calcext:value-type="float">
            <text:p>88.4868988134147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417.791555904857" calcext:value-type="float">
            <text:p>417.791555904857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Fiscalité reversée</text:p>
          </table:table-cell>
          <table:table-cell office:value-type="float" office:value="219.290582634897" calcext:value-type="float">
            <text:p>219.290582634897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Fiscalité reversée</text:p>
          </table:table-cell>
          <table:table-cell office:value-type="float" office:value="332.390266456607" calcext:value-type="float">
            <text:p>332.390266456607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Fiscalité reversée</text:p>
          </table:table-cell>
          <table:table-cell office:value-type="float" office:value="427.332441158885" calcext:value-type="float">
            <text:p>427.332441158885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Fiscalité reversée</text:p>
          </table:table-cell>
          <table:table-cell office:value-type="float" office:value="-7.22994912092263" calcext:value-type="float">
            <text:p>-7.22994912092263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Fiscalité reversée</text:p>
          </table:table-cell>
          <table:table-cell office:value-type="float" office:value="360.478076664425" calcext:value-type="float">
            <text:p>360.478076664425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48.1470173790512" calcext:value-type="float">
            <text:p>48.1470173790512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Fiscalité reversée</text:p>
          </table:table-cell>
          <table:table-cell office:value-type="float" office:value="96.8780105737223" calcext:value-type="float">
            <text:p>96.8780105737223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Fiscalité reversée</text:p>
          </table:table-cell>
          <table:table-cell office:value-type="float" office:value="216.189978219036" calcext:value-type="float">
            <text:p>216.189978219036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iscalité reversée</text:p>
          </table:table-cell>
          <table:table-cell office:value-type="float" office:value="170.071656962538" calcext:value-type="float">
            <text:p>170.071656962538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Fiscalité reversée</text:p>
          </table:table-cell>
          <table:table-cell office:value-type="float" office:value="364.361233286418" calcext:value-type="float">
            <text:p>364.361233286418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Fiscalité reversée</text:p>
          </table:table-cell>
          <table:table-cell office:value-type="float" office:value="-123.916680649552" calcext:value-type="float">
            <text:p>-123.916680649552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Fiscalité reversée</text:p>
          </table:table-cell>
          <table:table-cell office:value-type="float" office:value="57.98857227664" calcext:value-type="float">
            <text:p>57.98857227664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Fiscalité reversée</text:p>
          </table:table-cell>
          <table:table-cell office:value-type="float" office:value="80.8868087557604" calcext:value-type="float">
            <text:p>80.8868087557604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Fiscalité reversée</text:p>
          </table:table-cell>
          <table:table-cell office:value-type="float" office:value="1.65184959115513" calcext:value-type="float">
            <text:p>1.65184959115513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iscalité reversée</text:p>
          </table:table-cell>
          <table:table-cell office:value-type="float" office:value="51.0973758955445" calcext:value-type="float">
            <text:p>51.0973758955445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Fiscalité reversée</text:p>
          </table:table-cell>
          <table:table-cell office:value-type="float" office:value="137.058450820027" calcext:value-type="float">
            <text:p>137.058450820027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Fiscalité reversée</text:p>
          </table:table-cell>
          <table:table-cell office:value-type="float" office:value="8.03921708185053" calcext:value-type="float">
            <text:p>8.03921708185053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Fiscalité reversée</text:p>
          </table:table-cell>
          <table:table-cell office:value-type="float" office:value="212.941299865211" calcext:value-type="float">
            <text:p>212.941299865211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Fiscalité reversée</text:p>
          </table:table-cell>
          <table:table-cell office:value-type="float" office:value="218.703732937134" calcext:value-type="float">
            <text:p>218.703732937134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Fiscalité reversée</text:p>
          </table:table-cell>
          <table:table-cell office:value-type="float" office:value="145.520470788278" calcext:value-type="float">
            <text:p>145.520470788278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Fiscalité reversée</text:p>
          </table:table-cell>
          <table:table-cell office:value-type="float" office:value="396.246361658236" calcext:value-type="float">
            <text:p>396.246361658236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Fiscalité reversée</text:p>
          </table:table-cell>
          <table:table-cell office:value-type="float" office:value="45.2536503060849" calcext:value-type="float">
            <text:p>45.2536503060849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Fiscalité reversée</text:p>
          </table:table-cell>
          <table:table-cell office:value-type="float" office:value="538.749930281009" calcext:value-type="float">
            <text:p>538.749930281009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182.112741058184" calcext:value-type="float">
            <text:p>182.112741058184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Fiscalité reversée</text:p>
          </table:table-cell>
          <table:table-cell office:value-type="float" office:value="-83.1850058594955" calcext:value-type="float">
            <text:p>-83.1850058594955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Fiscalité reversée</text:p>
          </table:table-cell>
          <table:table-cell office:value-type="float" office:value="-46.3659315319577" calcext:value-type="float">
            <text:p>-46.3659315319577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Fiscalité reversée</text:p>
          </table:table-cell>
          <table:table-cell office:value-type="float" office:value="523.379509942117" calcext:value-type="float">
            <text:p>523.379509942117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322.232348169309" calcext:value-type="float">
            <text:p>322.232348169309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Fiscalité reversée</text:p>
          </table:table-cell>
          <table:table-cell office:value-type="float" office:value="223.367061037445" calcext:value-type="float">
            <text:p>223.367061037445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Fiscalité reversée</text:p>
          </table:table-cell>
          <table:table-cell office:value-type="float" office:value="532.024831207802" calcext:value-type="float">
            <text:p>532.024831207802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Fiscalité reversée</text:p>
          </table:table-cell>
          <table:table-cell office:value-type="float" office:value="94.4855590169609" calcext:value-type="float">
            <text:p>94.4855590169609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Fiscalité reversée</text:p>
          </table:table-cell>
          <table:table-cell office:value-type="float" office:value="-33.9910985831912" calcext:value-type="float">
            <text:p>-33.9910985831912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Fiscalité reversée</text:p>
          </table:table-cell>
          <table:table-cell office:value-type="float" office:value="1325.99220585095" calcext:value-type="float">
            <text:p>1325.99220585095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Fiscalité reversée</text:p>
          </table:table-cell>
          <table:table-cell office:value-type="float" office:value="546.147171810836" calcext:value-type="float">
            <text:p>546.147171810836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Fiscalité reversée</text:p>
          </table:table-cell>
          <table:table-cell office:value-type="float" office:value="119.105230386052" calcext:value-type="float">
            <text:p>119.105230386052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Fiscalité reversée</text:p>
          </table:table-cell>
          <table:table-cell office:value-type="float" office:value="421.974612093407" calcext:value-type="float">
            <text:p>421.974612093407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Fiscalité reversée</text:p>
          </table:table-cell>
          <table:table-cell office:value-type="float" office:value="175.743334378921" calcext:value-type="float">
            <text:p>175.743334378921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Fonds de roulement</text:p>
          </table:table-cell>
          <table:table-cell office:value-type="float" office:value="175.92353909465" calcext:value-type="float">
            <text:p>175.92353909465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Fonds de roulement</text:p>
          </table:table-cell>
          <table:table-cell office:value-type="float" office:value="230.106309509301" calcext:value-type="float">
            <text:p>230.10630950930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-0.0338661843230776" calcext:value-type="float">
            <text:p>-0.0338661843230776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Fonds de roulement</text:p>
          </table:table-cell>
          <table:table-cell office:value-type="float" office:value="59.2840323601651" calcext:value-type="float">
            <text:p>59.2840323601651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Fonds de roulement</text:p>
          </table:table-cell>
          <table:table-cell office:value-type="float" office:value="136.195750736352" calcext:value-type="float">
            <text:p>136.195750736352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Fonds de roulement</text:p>
          </table:table-cell>
          <table:table-cell office:value-type="float" office:value="365.694481165407" calcext:value-type="float">
            <text:p>365.694481165407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Fonds de roulement</text:p>
          </table:table-cell>
          <table:table-cell office:value-type="float" office:value="346.209842463301" calcext:value-type="float">
            <text:p>346.209842463301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Fonds de roulement</text:p>
          </table:table-cell>
          <table:table-cell office:value-type="float" office:value="-136.336019502354" calcext:value-type="float">
            <text:p>-136.336019502354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72.5041179628263" calcext:value-type="float">
            <text:p>72.5041179628263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Fonds de roulement</text:p>
          </table:table-cell>
          <table:table-cell office:value-type="float" office:value="749.006207166634" calcext:value-type="float">
            <text:p>749.006207166634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Fonds de roulement</text:p>
          </table:table-cell>
          <table:table-cell office:value-type="float" office:value="88.4876214341602" calcext:value-type="float">
            <text:p>88.487621434160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onds de roulement</text:p>
          </table:table-cell>
          <table:table-cell office:value-type="float" office:value="-216.635195827923" calcext:value-type="float">
            <text:p>-216.635195827923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Fonds de roulement</text:p>
          </table:table-cell>
          <table:table-cell office:value-type="float" office:value="270.377653061225" calcext:value-type="float">
            <text:p>270.377653061225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Fonds de roulement</text:p>
          </table:table-cell>
          <table:table-cell office:value-type="float" office:value="101.677440199862" calcext:value-type="float">
            <text:p>101.677440199862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Fonds de roulement</text:p>
          </table:table-cell>
          <table:table-cell office:value-type="float" office:value="339.893999703176" calcext:value-type="float">
            <text:p>339.893999703176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Fonds de roulement</text:p>
          </table:table-cell>
          <table:table-cell office:value-type="float" office:value="375.929248271889" calcext:value-type="float">
            <text:p>375.929248271889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Fonds de roulement</text:p>
          </table:table-cell>
          <table:table-cell office:value-type="float" office:value="985.819236439019" calcext:value-type="float">
            <text:p>985.819236439019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onds de roulement</text:p>
          </table:table-cell>
          <table:table-cell office:value-type="float" office:value="373.522042053499" calcext:value-type="float">
            <text:p>373.522042053499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Fonds de roulement</text:p>
          </table:table-cell>
          <table:table-cell office:value-type="float" office:value="232.256331948591" calcext:value-type="float">
            <text:p>232.256331948591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Fonds de roulement</text:p>
          </table:table-cell>
          <table:table-cell office:value-type="float" office:value="944.468679359431" calcext:value-type="float">
            <text:p>944.468679359431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Fonds de roulement</text:p>
          </table:table-cell>
          <table:table-cell office:value-type="float" office:value="71.5807673150223" calcext:value-type="float">
            <text:p>71.5807673150223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Fonds de roulement</text:p>
          </table:table-cell>
          <table:table-cell office:value-type="float" office:value="538.772148760331" calcext:value-type="float">
            <text:p>538.772148760331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Fonds de roulement</text:p>
          </table:table-cell>
          <table:table-cell office:value-type="float" office:value="400.478336831478" calcext:value-type="float">
            <text:p>400.478336831478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Fonds de roulement</text:p>
          </table:table-cell>
          <table:table-cell office:value-type="float" office:value="152.483078672959" calcext:value-type="float">
            <text:p>152.483078672959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Fonds de roulement</text:p>
          </table:table-cell>
          <table:table-cell office:value-type="float" office:value="181.930920417919" calcext:value-type="float">
            <text:p>181.930920417919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Fonds de roulement</text:p>
          </table:table-cell>
          <table:table-cell office:value-type="float" office:value="72.20953017602" calcext:value-type="float">
            <text:p>72.20953017602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250.248494725564" calcext:value-type="float">
            <text:p>250.248494725564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Fonds de roulement</text:p>
          </table:table-cell>
          <table:table-cell office:value-type="float" office:value="9.58842348732498" calcext:value-type="float">
            <text:p>9.58842348732498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Fonds de roulement</text:p>
          </table:table-cell>
          <table:table-cell office:value-type="float" office:value="312.564559214805" calcext:value-type="float">
            <text:p>312.564559214805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Fonds de roulement</text:p>
          </table:table-cell>
          <table:table-cell office:value-type="float" office:value="66.3898536424437" calcext:value-type="float">
            <text:p>66.3898536424437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211.991208975729" calcext:value-type="float">
            <text:p>211.991208975729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Fonds de roulement</text:p>
          </table:table-cell>
          <table:table-cell office:value-type="float" office:value="-37.087319527452" calcext:value-type="float">
            <text:p>-37.087319527452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Fonds de roulement</text:p>
          </table:table-cell>
          <table:table-cell office:value-type="float" office:value="362.143084583646" calcext:value-type="float">
            <text:p>362.143084583646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Fonds de roulement</text:p>
          </table:table-cell>
          <table:table-cell office:value-type="float" office:value="-24.4715970539595" calcext:value-type="float">
            <text:p>-24.4715970539595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Fonds de roulement</text:p>
          </table:table-cell>
          <table:table-cell office:value-type="float" office:value="80.1732109388522" calcext:value-type="float">
            <text:p>80.1732109388522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Fonds de roulement</text:p>
          </table:table-cell>
          <table:table-cell office:value-type="float" office:value="470.859224588939" calcext:value-type="float">
            <text:p>470.859224588939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Fonds de roulement</text:p>
          </table:table-cell>
          <table:table-cell office:value-type="float" office:value="169.192451980395" calcext:value-type="float">
            <text:p>169.192451980395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Fonds de roulement</text:p>
          </table:table-cell>
          <table:table-cell office:value-type="float" office:value="133.376378055974" calcext:value-type="float">
            <text:p>133.376378055974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Fonds de roulement</text:p>
          </table:table-cell>
          <table:table-cell office:value-type="float" office:value="324.273081086654" calcext:value-type="float">
            <text:p>324.273081086654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Fonds de roulement</text:p>
          </table:table-cell>
          <table:table-cell office:value-type="float" office:value="86.26686402133" calcext:value-type="float">
            <text:p>86.26686402133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onds de soutien aux emprunts à risque</text:p>
          </table:table-cell>
          <table:table-cell office:value-type="float" office:value="1.90313966390051" calcext:value-type="float">
            <text:p>1.90313966390051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onds de soutien aux emprunts à risque</text:p>
          </table:table-cell>
          <table:table-cell office:value-type="float" office:value="23.200144375096" calcext:value-type="float">
            <text:p>23.200144375096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onds de soutien aux emprunts à risque</text:p>
          </table:table-cell>
          <table:table-cell office:value-type="float" office:value="128.918817245326" calcext:value-type="float">
            <text:p>128.918817245326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Impôts locaux</text:p>
          </table:table-cell>
          <table:table-cell office:value-type="float" office:value="1001.92036373291" calcext:value-type="float">
            <text:p>1001.92036373291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Impôts locaux</text:p>
          </table:table-cell>
          <table:table-cell office:value-type="float" office:value="1032.01225362568" calcext:value-type="float">
            <text:p>1032.01225362568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Impôts locaux</text:p>
          </table:table-cell>
          <table:table-cell office:value-type="float" office:value="1295.00228843531" calcext:value-type="float">
            <text:p>1295.00228843531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Impôts locaux</text:p>
          </table:table-cell>
          <table:table-cell office:value-type="float" office:value="1515.85349251766" calcext:value-type="float">
            <text:p>1515.85349251766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Impôts locaux</text:p>
          </table:table-cell>
          <table:table-cell office:value-type="float" office:value="1288.98059798616" calcext:value-type="float">
            <text:p>1288.9805979861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Impôts locaux</text:p>
          </table:table-cell>
          <table:table-cell office:value-type="float" office:value="1508.12327662119" calcext:value-type="float">
            <text:p>1508.12327662119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Impôts locaux</text:p>
          </table:table-cell>
          <table:table-cell office:value-type="float" office:value="1013.09501743079" calcext:value-type="float">
            <text:p>1013.09501743079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Impôts locaux</text:p>
          </table:table-cell>
          <table:table-cell office:value-type="float" office:value="1312.99361129792" calcext:value-type="float">
            <text:p>1312.99361129792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Impôts locaux</text:p>
          </table:table-cell>
          <table:table-cell office:value-type="float" office:value="776.67419311548" calcext:value-type="float">
            <text:p>776.67419311548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Impôts locaux</text:p>
          </table:table-cell>
          <table:table-cell office:value-type="float" office:value="953.186414724887" calcext:value-type="float">
            <text:p>953.186414724887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Impôts locaux</text:p>
          </table:table-cell>
          <table:table-cell office:value-type="float" office:value="926.957514009601" calcext:value-type="float">
            <text:p>926.957514009601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Impôts locaux</text:p>
          </table:table-cell>
          <table:table-cell office:value-type="float" office:value="1060.87088621734" calcext:value-type="float">
            <text:p>1060.87088621734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Impôts locaux</text:p>
          </table:table-cell>
          <table:table-cell office:value-type="float" office:value="1353.87346059113" calcext:value-type="float">
            <text:p>1353.87346059113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Impôts locaux</text:p>
          </table:table-cell>
          <table:table-cell office:value-type="float" office:value="761.647910956989" calcext:value-type="float">
            <text:p>761.647910956989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Impôts locaux</text:p>
          </table:table-cell>
          <table:table-cell office:value-type="float" office:value="852.440585732661" calcext:value-type="float">
            <text:p>852.440585732661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Impôts locaux</text:p>
          </table:table-cell>
          <table:table-cell office:value-type="float" office:value="1229.58269585253" calcext:value-type="float">
            <text:p>1229.58269585253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Impôts locaux</text:p>
          </table:table-cell>
          <table:table-cell office:value-type="float" office:value="916.980422664978" calcext:value-type="float">
            <text:p>916.980422664978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Impôts locaux</text:p>
          </table:table-cell>
          <table:table-cell office:value-type="float" office:value="1239.53597015558" calcext:value-type="float">
            <text:p>1239.53597015558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Impôts locaux</text:p>
          </table:table-cell>
          <table:table-cell office:value-type="float" office:value="1079.78245445497" calcext:value-type="float">
            <text:p>1079.78245445497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Impôts locaux</text:p>
          </table:table-cell>
          <table:table-cell office:value-type="float" office:value="1068.96822064057" calcext:value-type="float">
            <text:p>1068.96822064057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Impôts locaux</text:p>
          </table:table-cell>
          <table:table-cell office:value-type="float" office:value="1368.87069188678" calcext:value-type="float">
            <text:p>1368.87069188678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Impôts locaux</text:p>
          </table:table-cell>
          <table:table-cell office:value-type="float" office:value="1083.41039093695" calcext:value-type="float">
            <text:p>1083.41039093695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Impôts locaux</text:p>
          </table:table-cell>
          <table:table-cell office:value-type="float" office:value="887.333085363586" calcext:value-type="float">
            <text:p>887.333085363586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Impôts locaux</text:p>
          </table:table-cell>
          <table:table-cell office:value-type="float" office:value="1387.05308446605" calcext:value-type="float">
            <text:p>1387.05308446605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Impôts locaux</text:p>
          </table:table-cell>
          <table:table-cell office:value-type="float" office:value="1080.3135261416" calcext:value-type="float">
            <text:p>1080.3135261416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Impôts locaux</text:p>
          </table:table-cell>
          <table:table-cell office:value-type="float" office:value="1650.85101461638" calcext:value-type="float">
            <text:p>1650.85101461638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Impôts locaux</text:p>
          </table:table-cell>
          <table:table-cell office:value-type="float" office:value="1067.4750700511" calcext:value-type="float">
            <text:p>1067.4750700511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Impôts locaux</text:p>
          </table:table-cell>
          <table:table-cell office:value-type="float" office:value="847.30870289274" calcext:value-type="float">
            <text:p>847.30870289274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Impôts locaux</text:p>
          </table:table-cell>
          <table:table-cell office:value-type="float" office:value="1054.78010997458" calcext:value-type="float">
            <text:p>1054.78010997458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Impôts locaux</text:p>
          </table:table-cell>
          <table:table-cell office:value-type="float" office:value="1491.61746093633" calcext:value-type="float">
            <text:p>1491.61746093633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Impôts locaux</text:p>
          </table:table-cell>
          <table:table-cell office:value-type="float" office:value="1341.48594085963" calcext:value-type="float">
            <text:p>1341.48594085963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Impôts locaux</text:p>
          </table:table-cell>
          <table:table-cell office:value-type="float" office:value="1204.55887682738" calcext:value-type="float">
            <text:p>1204.55887682738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Impôts locaux</text:p>
          </table:table-cell>
          <table:table-cell office:value-type="float" office:value="1599.65148162041" calcext:value-type="float">
            <text:p>1599.65148162041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Impôts locaux</text:p>
          </table:table-cell>
          <table:table-cell office:value-type="float" office:value="1032.60995154033" calcext:value-type="float">
            <text:p>1032.60995154033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Impôts locaux</text:p>
          </table:table-cell>
          <table:table-cell office:value-type="float" office:value="805.247014316445" calcext:value-type="float">
            <text:p>805.247014316445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Impôts locaux</text:p>
          </table:table-cell>
          <table:table-cell office:value-type="float" office:value="2331.03857036088" calcext:value-type="float">
            <text:p>2331.03857036088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Impôts locaux</text:p>
          </table:table-cell>
          <table:table-cell office:value-type="float" office:value="1178.30441118029" calcext:value-type="float">
            <text:p>1178.30441118029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Impôts locaux</text:p>
          </table:table-cell>
          <table:table-cell office:value-type="float" office:value="828.002392344498" calcext:value-type="float">
            <text:p>828.002392344498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Impôts locaux</text:p>
          </table:table-cell>
          <table:table-cell office:value-type="float" office:value="1398.76086396206" calcext:value-type="float">
            <text:p>1398.7608639620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Impôts locaux</text:p>
          </table:table-cell>
          <table:table-cell office:value-type="float" office:value="978.585577948557" calcext:value-type="float">
            <text:p>978.585577948557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84.506911000565" calcext:value-type="float">
            <text:p>84.506911000565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70.003629134787" calcext:value-type="float">
            <text:p>170.003629134787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7.1077406122604" calcext:value-type="float">
            <text:p>17.1077406122604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9.5460516131242" calcext:value-type="float">
            <text:p>19.5460516131242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66.1608488702868" calcext:value-type="float">
            <text:p>66.1608488702868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6.8174006444683" calcext:value-type="float">
            <text:p>16.8174006444683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.0145258910558" calcext:value-type="float">
            <text:p>11.0145258910558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1.8575421056163" calcext:value-type="float">
            <text:p>41.8575421056163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5.80184061092618" calcext:value-type="float">
            <text:p>5.80184061092618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32.170631436486" calcext:value-type="float">
            <text:p>132.170631436486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5.4733660062274" calcext:value-type="float">
            <text:p>15.4733660062274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4.456368754398" calcext:value-type="float">
            <text:p>114.456368754398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4.1488338273953" calcext:value-type="float">
            <text:p>14.1488338273953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6.39920352231127" calcext:value-type="float">
            <text:p>6.39920352231127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.65956221198157" calcext:value-type="float">
            <text:p>2.65956221198157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2.3370954739145" calcext:value-type="float">
            <text:p>32.3370954739145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0.7661198016024" calcext:value-type="float">
            <text:p>10.7661198016024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.73250681552642" calcext:value-type="float">
            <text:p>4.73250681552642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9.9163274021352" calcext:value-type="float">
            <text:p>19.916327402135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4.0169869763539" calcext:value-type="float">
            <text:p>14.0169869763539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6.11560962020615" calcext:value-type="float">
            <text:p>6.11560962020615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.4438481362417" calcext:value-type="float">
            <text:p>11.4438481362417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8.1909316980812" calcext:value-type="float">
            <text:p>38.1909316980812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5.5080793441346" calcext:value-type="float">
            <text:p>25.5080793441346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8.7452386029955" calcext:value-type="float">
            <text:p>48.7452386029955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5.9546316136476" calcext:value-type="float">
            <text:p>5.9546316136476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9.3681533337445" calcext:value-type="float">
            <text:p>39.3681533337445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.4586412818542" calcext:value-type="float">
            <text:p>4.4586412818542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.522832868711" calcext:value-type="float">
            <text:p>1.522832868711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5.8002879165042" calcext:value-type="float">
            <text:p>25.800287916504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7.8751771812373" calcext:value-type="float">
            <text:p>17.8751771812373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50.5815371748184" calcext:value-type="float">
            <text:p>50.5815371748184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48.232689422356" calcext:value-type="float">
            <text:p>148.232689422356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1.4774833660244" calcext:value-type="float">
            <text:p>31.4774833660244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1.2734218529783" calcext:value-type="float">
            <text:p>31.2734218529783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58.131646380525" calcext:value-type="float">
            <text:p>358.131646380525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88.136176977083" calcext:value-type="float">
            <text:p>288.136176977083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.93091695615127" calcext:value-type="float">
            <text:p>4.93091695615127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.5607505541523" calcext:value-type="float">
            <text:p>11.5607505541523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81.7172882685069" calcext:value-type="float">
            <text:p>81.7172882685069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44.7960868168271" calcext:value-type="float">
            <text:p>44.796086816827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8.8920736922401" calcext:value-type="float">
            <text:p>98.8920736922401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25.9587976916227" calcext:value-type="float">
            <text:p>25.9587976916227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85.5050098747984" calcext:value-type="float">
            <text:p>85.505009874798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6.0174873273409" calcext:value-type="float">
            <text:p>16.0174873273409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8.2078009414929" calcext:value-type="float">
            <text:p>98.207800941492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0201301751325236" calcext:value-type="float">
            <text:p>0.020130175132523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.98746818092814" calcext:value-type="float">
            <text:p>1.98746818092814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89.3379646429402" calcext:value-type="float">
            <text:p>89.337964642940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76.0877378907832" calcext:value-type="float">
            <text:p>76.0877378907832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21.2692700934057" calcext:value-type="float">
            <text:p>21.2692700934057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.68490783410138" calcext:value-type="float">
            <text:p>1.68490783410138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3.2857307382241" calcext:value-type="float">
            <text:p>93.2857307382241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01.815931154352" calcext:value-type="float">
            <text:p>101.81593115435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256569951101303" calcext:value-type="float">
            <text:p>0.256569951101303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0274021352313167" calcext:value-type="float">
            <text:p>0.0274021352313167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21.6900166924045" calcext:value-type="float">
            <text:p>21.690016692404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6.2415332500863" calcext:value-type="float">
            <text:p>16.2415332500863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42.940411167943" calcext:value-type="float">
            <text:p>42.94041116794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7.21796617398579" calcext:value-type="float">
            <text:p>7.21796617398579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0344168260038241" calcext:value-type="float">
            <text:p>0.0344168260038241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486800227933899" calcext:value-type="float">
            <text:p>0.486800227933899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31.005994722725" calcext:value-type="float">
            <text:p>31.00599472272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1.3648003171229" calcext:value-type="float">
            <text:p>11.3648003171229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46.3990997749437" calcext:value-type="float">
            <text:p>46.3990997749437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8.165455174801" calcext:value-type="float">
            <text:p>18.165455174801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.81381648245679" calcext:value-type="float">
            <text:p>9.81381648245679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930056961186912" calcext:value-type="float">
            <text:p>0.930056961186912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8.17021760503375" calcext:value-type="float">
            <text:p>8.17021760503375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64.8285677096758" calcext:value-type="float">
            <text:p>64.8285677096758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36.413895859473" calcext:value-type="float">
            <text:p>36.413895859473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71.0374691358" calcext:value-type="float">
            <text:p>1371.0374691358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24.70220953035" calcext:value-type="float">
            <text:p>1824.70220953035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2005.1216452463" calcext:value-type="float">
            <text:p>2005.121645246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cettes de fonctionnement</text:p>
          </table:table-cell>
          <table:table-cell office:value-type="float" office:value="2047.78135441724" calcext:value-type="float">
            <text:p>2047.78135441724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61.05360110282" calcext:value-type="float">
            <text:p>1861.05360110282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cettes de fonctionnement</text:p>
          </table:table-cell>
          <table:table-cell office:value-type="float" office:value="2378.68349205486" calcext:value-type="float">
            <text:p>2378.68349205486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27.97163340683" calcext:value-type="float">
            <text:p>1827.97163340683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73.69690450572" calcext:value-type="float">
            <text:p>1773.69690450572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2041.16256760384" calcext:value-type="float">
            <text:p>2041.16256760384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72.82192480909" calcext:value-type="float">
            <text:p>1372.82192480909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87.31579373639" calcext:value-type="float">
            <text:p>1787.31579373639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22.00540177886" calcext:value-type="float">
            <text:p>1722.00540177886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cettes de fonctionnement</text:p>
          </table:table-cell>
          <table:table-cell office:value-type="float" office:value="2304.00531491907" calcext:value-type="float">
            <text:p>2304.00531491907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14.29381788691" calcext:value-type="float">
            <text:p>1614.29381788691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58.348114673" calcext:value-type="float">
            <text:p>1358.348114673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09.85745391705" calcext:value-type="float">
            <text:p>1709.85745391705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63.30236899689" calcext:value-type="float">
            <text:p>1763.30236899689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71.19924329136" calcext:value-type="float">
            <text:p>1771.19924329136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04.05943528495" calcext:value-type="float">
            <text:p>1604.05943528495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34.52000213523" calcext:value-type="float">
            <text:p>1734.52000213523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cettes de fonctionnement</text:p>
          </table:table-cell>
          <table:table-cell office:value-type="float" office:value="1905.42783757487" calcext:value-type="float">
            <text:p>1905.42783757487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40.5286405423" calcext:value-type="float">
            <text:p>1540.5286405423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03.42743032493" calcext:value-type="float">
            <text:p>1603.42743032493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52.74279975697" calcext:value-type="float">
            <text:p>1852.74279975697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51.8188355794" calcext:value-type="float">
            <text:p>1651.8188355794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cettes de fonctionnement</text:p>
          </table:table-cell>
          <table:table-cell office:value-type="float" office:value="2204.27454092095" calcext:value-type="float">
            <text:p>2204.27454092095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63.0412790506" calcext:value-type="float">
            <text:p>1563.0412790506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16.77036267193" calcext:value-type="float">
            <text:p>1516.77036267193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23.90158457991" calcext:value-type="float">
            <text:p>1623.90158457991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cettes de fonctionnement</text:p>
          </table:table-cell>
          <table:table-cell office:value-type="float" office:value="2050.22209579222" calcext:value-type="float">
            <text:p>2050.2220957922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99.71404998146" calcext:value-type="float">
            <text:p>1799.71404998146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99.60605878971" calcext:value-type="float">
            <text:p>1799.60605878971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2277.09328713428" calcext:value-type="float">
            <text:p>2277.0932871342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91.54994538672" calcext:value-type="float">
            <text:p>1891.54994538672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88.31417872067" calcext:value-type="float">
            <text:p>1688.31417872067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cettes de fonctionnement</text:p>
          </table:table-cell>
          <table:table-cell office:value-type="float" office:value="3083.35384155456" calcext:value-type="float">
            <text:p>3083.3538415545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82.34195125182" calcext:value-type="float">
            <text:p>1782.34195125182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99.88383397785" calcext:value-type="float">
            <text:p>1399.88383397785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05.96291819166" calcext:value-type="float">
            <text:p>1805.9629181916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01.26448400251" calcext:value-type="float">
            <text:p>1801.26448400251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72.1369514137794" calcext:value-type="float">
            <text:p>72.1369514137794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303.395284902337" calcext:value-type="float">
            <text:p>303.395284902337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31.392181179353" calcext:value-type="float">
            <text:p>231.39218117935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12.325356139063" calcext:value-type="float">
            <text:p>212.325356139063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23.931499931502" calcext:value-type="float">
            <text:p>223.931499931502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520.16945715787" calcext:value-type="float">
            <text:p>520.16945715787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41.504154182449" calcext:value-type="float">
            <text:p>141.504154182449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553.00500672495" calcext:value-type="float">
            <text:p>553.00500672495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9.126696302758" calcext:value-type="float">
            <text:p>119.126696302758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9.128674368514" calcext:value-type="float">
            <text:p>129.128674368514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320.85356488824" calcext:value-type="float">
            <text:p>320.85356488824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37.379376980969" calcext:value-type="float">
            <text:p>237.379376980969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34.81392505278" calcext:value-type="float">
            <text:p>134.81392505278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53.342963812294" calcext:value-type="float">
            <text:p>153.342963812294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98.5907994459286" calcext:value-type="float">
            <text:p>98.5907994459286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77.429876152074" calcext:value-type="float">
            <text:p>277.429876152074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405.835442819302" calcext:value-type="float">
            <text:p>405.83544281930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25.040709228878" calcext:value-type="float">
            <text:p>225.040709228878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07.650969535679" calcext:value-type="float">
            <text:p>107.650969535679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03.896616725979" calcext:value-type="float">
            <text:p>103.896616725979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1.339037464183" calcext:value-type="float">
            <text:p>111.339037464183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4.06289395487" calcext:value-type="float">
            <text:p>124.0628939548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7.820613193762" calcext:value-type="float">
            <text:p>117.820613193762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90.102981320824" calcext:value-type="float">
            <text:p>190.102981320824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50.185331285557" calcext:value-type="float">
            <text:p>150.185331285557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92.569810528388" calcext:value-type="float">
            <text:p>192.569810528388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9.701140184605" calcext:value-type="float">
            <text:p>119.701140184605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91.433700425584" calcext:value-type="float">
            <text:p>191.433700425584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7.777972565482" calcext:value-type="float">
            <text:p>127.777972565482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6.252328224815" calcext:value-type="float">
            <text:p>116.25232822481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65.248888065072" calcext:value-type="float">
            <text:p>265.248888065072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47.919935791326" calcext:value-type="float">
            <text:p>147.91993579132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309.607547261815" calcext:value-type="float">
            <text:p>309.607547261815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8.125050767278" calcext:value-type="float">
            <text:p>128.125050767278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62.0351853225527" calcext:value-type="float">
            <text:p>62.0351853225527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08.347935618193" calcext:value-type="float">
            <text:p>208.347935618193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56.7441753874685" calcext:value-type="float">
            <text:p>56.7441753874685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5.20924297044" calcext:value-type="float">
            <text:p>125.20924297044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69.721655239961" calcext:value-type="float">
            <text:p>169.721655239961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669.033154015056" calcext:value-type="float">
            <text:p>669.033154015056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7.1489380560387" calcext:value-type="float">
            <text:p>57.1489380560387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86.5505624003144" calcext:value-type="float">
            <text:p>86.5505624003144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3.6911857797584" calcext:value-type="float">
            <text:p>33.6911857797584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4.2265223645455" calcext:value-type="float">
            <text:p>24.2265223645455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2.4153938142088" calcext:value-type="float">
            <text:p>52.4153938142088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9.4932820773739" calcext:value-type="float">
            <text:p>19.4932820773739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2.0722017484869" calcext:value-type="float">
            <text:p>42.072201748486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68.6625172784003" calcext:value-type="float">
            <text:p>68.6625172784003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7.62678676326611" calcext:value-type="float">
            <text:p>7.62678676326611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0.8163632134323" calcext:value-type="float">
            <text:p>20.8163632134323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3.8936821234589" calcext:value-type="float">
            <text:p>23.8936821234589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9.6204257565095" calcext:value-type="float">
            <text:p>19.6204257565095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0.9342493055167" calcext:value-type="float">
            <text:p>40.9342493055167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8.098779064015" calcext:value-type="float">
            <text:p>28.098779064015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8.2896860599078" calcext:value-type="float">
            <text:p>18.2896860599078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9.7620845329955" calcext:value-type="float">
            <text:p>49.7620845329955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2.0414171859765" calcext:value-type="float">
            <text:p>32.0414171859765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4.1150049764161" calcext:value-type="float">
            <text:p>24.1150049764161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2.7027444839858" calcext:value-type="float">
            <text:p>12.7027444839858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3.8515363260643" calcext:value-type="float">
            <text:p>43.8515363260643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9.2803417216083" calcext:value-type="float">
            <text:p>19.2803417216083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5.480431467361" calcext:value-type="float">
            <text:p>25.480431467361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6.5385031226157" calcext:value-type="float">
            <text:p>26.5385031226157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2.0811395444418" calcext:value-type="float">
            <text:p>22.0811395444418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3.5562755294542" calcext:value-type="float">
            <text:p>33.5562755294542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60.2372086698533" calcext:value-type="float">
            <text:p>60.2372086698533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2.7098994633936" calcext:value-type="float">
            <text:p>32.7098994633936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5.2610358895524" calcext:value-type="float">
            <text:p>25.2610358895524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.02416036107792" calcext:value-type="float">
            <text:p>3.02416036107792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1.562246948385" calcext:value-type="float">
            <text:p>11.56224694838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2.9469001461064" calcext:value-type="float">
            <text:p>42.946900146106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1.5794504364796" calcext:value-type="float">
            <text:p>51.579450436479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72.7048730307577" calcext:value-type="float">
            <text:p>72.7048730307577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8.9252549901927" calcext:value-type="float">
            <text:p>38.9252549901927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6.3802855871226" calcext:value-type="float">
            <text:p>26.380285587122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75.110835201794" calcext:value-type="float">
            <text:p>275.110835201794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4.5827963968738" calcext:value-type="float">
            <text:p>14.5827963968738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3.2774133184768" calcext:value-type="float">
            <text:p>53.2774133184768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3.7792875921439" calcext:value-type="float">
            <text:p>33.7792875921439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6.3590025094103" calcext:value-type="float">
            <text:p>16.3590025094103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59.0800600494134" calcext:value-type="float">
            <text:p>59.0800600494134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3.8706169529137" calcext:value-type="float">
            <text:p>13.8706169529137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.506418859038311" calcext:value-type="float">
            <text:p>0.506418859038311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5.8061139461607" calcext:value-type="float">
            <text:p>15.8061139461607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1.5089645050823" calcext:value-type="float">
            <text:p>21.5089645050823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95640529896169" calcext:value-type="float">
            <text:p>3.95640529896169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1.1647654834597" calcext:value-type="float">
            <text:p>21.1647654834597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4.34794561103" calcext:value-type="float">
            <text:p>14.34794561103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4.70343428419833" calcext:value-type="float">
            <text:p>4.70343428419833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47.5017593244194" calcext:value-type="float">
            <text:p>47.5017593244194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6.8163502805899" calcext:value-type="float">
            <text:p>26.8163502805899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03588131987731" calcext:value-type="float">
            <text:p>3.03588131987731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.0273638143498791" calcext:value-type="float">
            <text:p>0.0273638143498791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68155496205859" calcext:value-type="float">
            <text:p>3.68155496205859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4.47258384179324" calcext:value-type="float">
            <text:p>4.47258384179324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5.50496755246503" calcext:value-type="float">
            <text:p>5.50496755246503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9.17327792738416" calcext:value-type="float">
            <text:p>9.17327792738416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8.2309827572465" calcext:value-type="float">
            <text:p>18.2309827572465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8.5749713383374" calcext:value-type="float">
            <text:p>18.5749713383374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.8998835282731" calcext:value-type="float">
            <text:p>1.8998835282731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5.4422042216047" calcext:value-type="float">
            <text:p>15.4422042216047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6.648358875926" calcext:value-type="float">
            <text:p>26.648358875926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6.88870815796934" calcext:value-type="float">
            <text:p>6.8887081579693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4848669652036" calcext:value-type="float">
            <text:p>3.484866965203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50818417104276" calcext:value-type="float">
            <text:p>3.50818417104276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65716549363486" calcext:value-type="float">
            <text:p>3.65716549363486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7.6169122357463" calcext:value-type="float">
            <text:p>17.6169122357463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6.2159392410041" calcext:value-type="float">
            <text:p>16.2159392410041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6.91599309242744" calcext:value-type="float">
            <text:p>6.91599309242744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pargne de gestion</text:p>
          </table:table-cell>
          <table:table-cell office:value-type="float" office:value="303.575967936715" calcext:value-type="float">
            <text:p>303.575967936715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179.453825038718" calcext:value-type="float">
            <text:p>179.453825038718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pargne de gestion</text:p>
          </table:table-cell>
          <table:table-cell office:value-type="float" office:value="437.871827665662" calcext:value-type="float">
            <text:p>437.871827665662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pargne de gestion</text:p>
          </table:table-cell>
          <table:table-cell office:value-type="float" office:value="398.976763305706" calcext:value-type="float">
            <text:p>398.97676330570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pargne de gestion</text:p>
          </table:table-cell>
          <table:table-cell office:value-type="float" office:value="485.165841713323" calcext:value-type="float">
            <text:p>485.165841713323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pargne de gestion</text:p>
          </table:table-cell>
          <table:table-cell office:value-type="float" office:value="351.976663840051" calcext:value-type="float">
            <text:p>351.976663840051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pargne de gestion</text:p>
          </table:table-cell>
          <table:table-cell office:value-type="float" office:value="56.0086186953598" calcext:value-type="float">
            <text:p>56.0086186953598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156.749857746762" calcext:value-type="float">
            <text:p>156.749857746762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pargne de gestion</text:p>
          </table:table-cell>
          <table:table-cell office:value-type="float" office:value="217.285083219111" calcext:value-type="float">
            <text:p>217.285083219111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pargne de gestion</text:p>
          </table:table-cell>
          <table:table-cell office:value-type="float" office:value="217.907163822453" calcext:value-type="float">
            <text:p>217.907163822453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pargne de gestion</text:p>
          </table:table-cell>
          <table:table-cell office:value-type="float" office:value="233.908140856477" calcext:value-type="float">
            <text:p>233.908140856477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pargne de gestion</text:p>
          </table:table-cell>
          <table:table-cell office:value-type="float" office:value="378.399556650246" calcext:value-type="float">
            <text:p>378.399556650246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Epargne de gestion</text:p>
          </table:table-cell>
          <table:table-cell office:value-type="float" office:value="245.734981635811" calcext:value-type="float">
            <text:p>245.734981635811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pargne de gestion</text:p>
          </table:table-cell>
          <table:table-cell office:value-type="float" office:value="199.233309587415" calcext:value-type="float">
            <text:p>199.233309587415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pargne de gestion</text:p>
          </table:table-cell>
          <table:table-cell office:value-type="float" office:value="279.041589861751" calcext:value-type="float">
            <text:p>279.041589861751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Epargne de gestion</text:p>
          </table:table-cell>
          <table:table-cell office:value-type="float" office:value="130.087474375216" calcext:value-type="float">
            <text:p>130.087474375216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pargne de gestion</text:p>
          </table:table-cell>
          <table:table-cell office:value-type="float" office:value="218.372280724066" calcext:value-type="float">
            <text:p>218.372280724066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pargne de gestion</text:p>
          </table:table-cell>
          <table:table-cell office:value-type="float" office:value="218.674649270847" calcext:value-type="float">
            <text:p>218.674649270847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pargne de gestion</text:p>
          </table:table-cell>
          <table:table-cell office:value-type="float" office:value="381.519249822064" calcext:value-type="float">
            <text:p>381.519249822064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pargne de gestion</text:p>
          </table:table-cell>
          <table:table-cell office:value-type="float" office:value="260.848238817428" calcext:value-type="float">
            <text:p>260.848238817428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pargne de gestion</text:p>
          </table:table-cell>
          <table:table-cell office:value-type="float" office:value="242.355037143653" calcext:value-type="float">
            <text:p>242.355037143653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pargne de gestion</text:p>
          </table:table-cell>
          <table:table-cell office:value-type="float" office:value="198.180896410638" calcext:value-type="float">
            <text:p>198.180896410638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pargne de gestion</text:p>
          </table:table-cell>
          <table:table-cell office:value-type="float" office:value="238.027041427643" calcext:value-type="float">
            <text:p>238.02704142764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pargne de gestion</text:p>
          </table:table-cell>
          <table:table-cell office:value-type="float" office:value="282.002775097882" calcext:value-type="float">
            <text:p>282.002775097882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pargne de gestion</text:p>
          </table:table-cell>
          <table:table-cell office:value-type="float" office:value="453.264246624781" calcext:value-type="float">
            <text:p>453.264246624781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201.101293472886" calcext:value-type="float">
            <text:p>201.101293472886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pargne de gestion</text:p>
          </table:table-cell>
          <table:table-cell office:value-type="float" office:value="187.272897057916" calcext:value-type="float">
            <text:p>187.272897057916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Epargne de gestion</text:p>
          </table:table-cell>
          <table:table-cell office:value-type="float" office:value="237.271954118134" calcext:value-type="float">
            <text:p>237.271954118134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Epargne de gestion</text:p>
          </table:table-cell>
          <table:table-cell office:value-type="float" office:value="71.4572992167795" calcext:value-type="float">
            <text:p>71.4572992167795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pargne de gestion</text:p>
          </table:table-cell>
          <table:table-cell office:value-type="float" office:value="362.498367573404" calcext:value-type="float">
            <text:p>362.498367573404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249.771032775803" calcext:value-type="float">
            <text:p>249.771032775803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pargne de gestion</text:p>
          </table:table-cell>
          <table:table-cell office:value-type="float" office:value="225.900608632015" calcext:value-type="float">
            <text:p>225.900608632015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pargne de gestion</text:p>
          </table:table-cell>
          <table:table-cell office:value-type="float" office:value="322.325173668417" calcext:value-type="float">
            <text:p>322.325173668417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pargne de gestion</text:p>
          </table:table-cell>
          <table:table-cell office:value-type="float" office:value="268.973112957194" calcext:value-type="float">
            <text:p>268.973112957194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pargne de gestion</text:p>
          </table:table-cell>
          <table:table-cell office:value-type="float" office:value="142.587765249858" calcext:value-type="float">
            <text:p>142.587765249858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pargne de gestion</text:p>
          </table:table-cell>
          <table:table-cell office:value-type="float" office:value="299.661754217382" calcext:value-type="float">
            <text:p>299.661754217382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pargne de gestion</text:p>
          </table:table-cell>
          <table:table-cell office:value-type="float" office:value="121.042482448006" calcext:value-type="float">
            <text:p>121.042482448006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pargne de gestion</text:p>
          </table:table-cell>
          <table:table-cell office:value-type="float" office:value="83.0648784164646" calcext:value-type="float">
            <text:p>83.0648784164646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pargne de gestion</text:p>
          </table:table-cell>
          <table:table-cell office:value-type="float" office:value="269.744454095572" calcext:value-type="float">
            <text:p>269.744454095572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pargne de gestion</text:p>
          </table:table-cell>
          <table:table-cell office:value-type="float" office:value="130.409307559599" calcext:value-type="float">
            <text:p>130.409307559599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Taxe d'enlévement des ordures ménagères</text:p>
          </table:table-cell>
          <table:table-cell office:value-type="float" office:value="0.0425875471602563" calcext:value-type="float">
            <text:p>0.042587547160256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TVA</text:p>
          </table:table-cell>
          <table:table-cell office:value-type="float" office:value="1.94107816575089" calcext:value-type="float">
            <text:p>1.94107816575089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Frais de personnel</text:p>
          </table:table-cell>
          <table:table-cell office:value-type="float" office:value="1007.16156538406" calcext:value-type="float">
            <text:p>1007.16156538406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1103.86316416634" calcext:value-type="float">
            <text:p>1103.86316416634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Frais de personnel</text:p>
          </table:table-cell>
          <table:table-cell office:value-type="float" office:value="1145.41869090725" calcext:value-type="float">
            <text:p>1145.41869090725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Frais de personnel</text:p>
          </table:table-cell>
          <table:table-cell office:value-type="float" office:value="907.76275207206" calcext:value-type="float">
            <text:p>907.7627520720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Frais de personnel</text:p>
          </table:table-cell>
          <table:table-cell office:value-type="float" office:value="1299.45689623308" calcext:value-type="float">
            <text:p>1299.45689623308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Frais de personnel</text:p>
          </table:table-cell>
          <table:table-cell office:value-type="float" office:value="963.681958656039" calcext:value-type="float">
            <text:p>963.681958656039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Frais de personnel</text:p>
          </table:table-cell>
          <table:table-cell office:value-type="float" office:value="921.221532616005" calcext:value-type="float">
            <text:p>921.221532616005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1017.01683385895" calcext:value-type="float">
            <text:p>1017.01683385895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Frais de personnel</text:p>
          </table:table-cell>
          <table:table-cell office:value-type="float" office:value="737.429154102213" calcext:value-type="float">
            <text:p>737.429154102213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Frais de personnel</text:p>
          </table:table-cell>
          <table:table-cell office:value-type="float" office:value="1038.91538285859" calcext:value-type="float">
            <text:p>1038.91538285859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rais de personnel</text:p>
          </table:table-cell>
          <table:table-cell office:value-type="float" office:value="931.146335190383" calcext:value-type="float">
            <text:p>931.146335190383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Frais de personnel</text:p>
          </table:table-cell>
          <table:table-cell office:value-type="float" office:value="1307.51138282899" calcext:value-type="float">
            <text:p>1307.51138282899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Frais de personnel</text:p>
          </table:table-cell>
          <table:table-cell office:value-type="float" office:value="741.342873762515" calcext:value-type="float">
            <text:p>741.342873762515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Frais de personnel</text:p>
          </table:table-cell>
          <table:table-cell office:value-type="float" office:value="709.990760364104" calcext:value-type="float">
            <text:p>709.990760364104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Frais de personnel</text:p>
          </table:table-cell>
          <table:table-cell office:value-type="float" office:value="939.265224654378" calcext:value-type="float">
            <text:p>939.265224654378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Frais de personnel</text:p>
          </table:table-cell>
          <table:table-cell office:value-type="float" office:value="940.159570424968" calcext:value-type="float">
            <text:p>940.159570424968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rais de personnel</text:p>
          </table:table-cell>
          <table:table-cell office:value-type="float" office:value="1013.82699817712" calcext:value-type="float">
            <text:p>1013.8269981771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Frais de personnel</text:p>
          </table:table-cell>
          <table:table-cell office:value-type="float" office:value="917.900944653598" calcext:value-type="float">
            <text:p>917.900944653598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Frais de personnel</text:p>
          </table:table-cell>
          <table:table-cell office:value-type="float" office:value="847.923995729537" calcext:value-type="float">
            <text:p>847.923995729537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Frais de personnel</text:p>
          </table:table-cell>
          <table:table-cell office:value-type="float" office:value="1055.03221625144" calcext:value-type="float">
            <text:p>1055.03221625144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Frais de personnel</text:p>
          </table:table-cell>
          <table:table-cell office:value-type="float" office:value="863.801491781967" calcext:value-type="float">
            <text:p>863.80149178196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Frais de personnel</text:p>
          </table:table-cell>
          <table:table-cell office:value-type="float" office:value="972.606878237998" calcext:value-type="float">
            <text:p>972.606878237998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Frais de personnel</text:p>
          </table:table-cell>
          <table:table-cell office:value-type="float" office:value="1003.75283013536" calcext:value-type="float">
            <text:p>1003.75283013536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Frais de personnel</text:p>
          </table:table-cell>
          <table:table-cell office:value-type="float" office:value="855.359788877112" calcext:value-type="float">
            <text:p>855.359788877112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Frais de personnel</text:p>
          </table:table-cell>
          <table:table-cell office:value-type="float" office:value="1132.71136928099" calcext:value-type="float">
            <text:p>1132.71136928099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865.771794132191" calcext:value-type="float">
            <text:p>865.771794132191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Frais de personnel</text:p>
          </table:table-cell>
          <table:table-cell office:value-type="float" office:value="916.424907173256" calcext:value-type="float">
            <text:p>916.424907173256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Frais de personnel</text:p>
          </table:table-cell>
          <table:table-cell office:value-type="float" office:value="801.834850115296" calcext:value-type="float">
            <text:p>801.834850115296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Frais de personnel</text:p>
          </table:table-cell>
          <table:table-cell office:value-type="float" office:value="459.023643302801" calcext:value-type="float">
            <text:p>459.023643302801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Frais de personnel</text:p>
          </table:table-cell>
          <table:table-cell office:value-type="float" office:value="864.160776474822" calcext:value-type="float">
            <text:p>864.16077647482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955.946786532045" calcext:value-type="float">
            <text:p>955.94678653204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Frais de personnel</text:p>
          </table:table-cell>
          <table:table-cell office:value-type="float" office:value="1065.0024407137" calcext:value-type="float">
            <text:p>1065.0024407137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Frais de personnel</text:p>
          </table:table-cell>
          <table:table-cell office:value-type="float" office:value="1239.76308102026" calcext:value-type="float">
            <text:p>1239.76308102026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Frais de personnel</text:p>
          </table:table-cell>
          <table:table-cell office:value-type="float" office:value="1008.54413695627" calcext:value-type="float">
            <text:p>1008.54413695627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Frais de personnel</text:p>
          </table:table-cell>
          <table:table-cell office:value-type="float" office:value="1011.13269886012" calcext:value-type="float">
            <text:p>1011.13269886012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Frais de personnel</text:p>
          </table:table-cell>
          <table:table-cell office:value-type="float" office:value="1766.10913303438" calcext:value-type="float">
            <text:p>1766.10913303438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Frais de personnel</text:p>
          </table:table-cell>
          <table:table-cell office:value-type="float" office:value="1091.31915882898" calcext:value-type="float">
            <text:p>1091.31915882898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Frais de personnel</text:p>
          </table:table-cell>
          <table:table-cell office:value-type="float" office:value="832.469685390313" calcext:value-type="float">
            <text:p>832.469685390313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Frais de personnel</text:p>
          </table:table-cell>
          <table:table-cell office:value-type="float" office:value="1021.31790427342" calcext:value-type="float">
            <text:p>1021.31790427342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Frais de personnel</text:p>
          </table:table-cell>
          <table:table-cell office:value-type="float" office:value="991.465507371393" calcext:value-type="float">
            <text:p>991.465507371393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Versement transport</text:p>
          </table:table-cell>
          <table:table-cell office:value-type="float" office:value="0.0272175445467006" calcext:value-type="float">
            <text:p>0.0272175445467006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28.8511515996283" calcext:value-type="float">
            <text:p>28.8511515996283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6.763294851483" calcext:value-type="float">
            <text:p>136.763294851483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8.454895633481" calcext:value-type="float">
            <text:p>108.454895633481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2.695477679589" calcext:value-type="float">
            <text:p>102.695477679589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45.364248921159" calcext:value-type="float">
            <text:p>45.364248921159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91.2641914442572" calcext:value-type="float">
            <text:p>91.2641914442572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48.999585052858" calcext:value-type="float">
            <text:p>148.999585052858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3.9064808338938" calcext:value-type="float">
            <text:p>73.9064808338938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78.5462759176" calcext:value-type="float">
            <text:p>178.546275917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8.8447797141179" calcext:value-type="float">
            <text:p>78.8447797141179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59.906700712639" calcext:value-type="float">
            <text:p>159.906700712639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83.7470104301931" calcext:value-type="float">
            <text:p>83.7470104301931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62.70791783955" calcext:value-type="float">
            <text:p>162.70791783955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41.5363355519511" calcext:value-type="float">
            <text:p>41.5363355519511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59.6246566735926" calcext:value-type="float">
            <text:p>59.6246566735926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6.678133640553" calcext:value-type="float">
            <text:p>116.678133640553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4.761887596453" calcext:value-type="float">
            <text:p>114.761887596453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95.8906922718216" calcext:value-type="float">
            <text:p>95.8906922718216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54.558603357999" calcext:value-type="float">
            <text:p>154.558603357999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59.204196797153" calcext:value-type="float">
            <text:p>59.204196797153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81.5592281325038" calcext:value-type="float">
            <text:p>81.5592281325038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2.199662457053" calcext:value-type="float">
            <text:p>132.199662457053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1.226790297298" calcext:value-type="float">
            <text:p>111.226790297298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91.4748640743776" calcext:value-type="float">
            <text:p>91.4748640743776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9.4493867485777" calcext:value-type="float">
            <text:p>79.4493867485777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46.744631801703" calcext:value-type="float">
            <text:p>146.744631801703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24.376431514752" calcext:value-type="float">
            <text:p>124.376431514752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6.300784863998" calcext:value-type="float">
            <text:p>106.300784863998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.5417501330338" calcext:value-type="float">
            <text:p>13.5417501330338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54.23086644873" calcext:value-type="float">
            <text:p>154.23086644873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42.0640733148701" calcext:value-type="float">
            <text:p>42.0640733148701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24.178452544824" calcext:value-type="float">
            <text:p>124.178452544824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84.039854651163" calcext:value-type="float">
            <text:p>184.039854651163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5.537302026845" calcext:value-type="float">
            <text:p>135.537302026845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1.194241030586" calcext:value-type="float">
            <text:p>131.19424103058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60.7752178090967" calcext:value-type="float">
            <text:p>60.7752178090967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4.752866604848" calcext:value-type="float">
            <text:p>104.752866604848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7.531422953398" calcext:value-type="float">
            <text:p>117.531422953398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7.1495169854116" calcext:value-type="float">
            <text:p>77.149516985411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3.07296031995" calcext:value-type="float">
            <text:p>103.07296031995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2.804425154278" calcext:value-type="float">
            <text:p>112.804425154278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47.538548461663" calcext:value-type="float">
            <text:p>147.53854846166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6.640747980655" calcext:value-type="float">
            <text:p>116.640747980655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2.357601376807" calcext:value-type="float">
            <text:p>112.357601376807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217.906911452954" calcext:value-type="float">
            <text:p>217.90691145295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5.466724329621" calcext:value-type="float">
            <text:p>115.466724329621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5.515084734365" calcext:value-type="float">
            <text:p>165.515084734365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60.1793699255184" calcext:value-type="float">
            <text:p>60.1793699255184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1.522102995888" calcext:value-type="float">
            <text:p>151.522102995888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87.6174541648163" calcext:value-type="float">
            <text:p>87.6174541648163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2.359340398498" calcext:value-type="float">
            <text:p>112.359340398498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0.721001055595" calcext:value-type="float">
            <text:p>160.721001055595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236.34526129351" calcext:value-type="float">
            <text:p>236.34526129351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4.041648609874" calcext:value-type="float">
            <text:p>114.041648609874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9.518659274194" calcext:value-type="float">
            <text:p>169.518659274194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86.8934780605781" calcext:value-type="float">
            <text:p>86.8934780605781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7.691051337488" calcext:value-type="float">
            <text:p>167.691051337488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29.54023324246" calcext:value-type="float">
            <text:p>129.54023324246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39.721985765125" calcext:value-type="float">
            <text:p>139.721985765125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71.368800289216" calcext:value-type="float">
            <text:p>171.368800289216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1.5087533661436" calcext:value-type="float">
            <text:p>91.5087533661436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72.414207869497" calcext:value-type="float">
            <text:p>172.414207869497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9.600740384887" calcext:value-type="float">
            <text:p>119.600740384887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3.2279735663761" calcext:value-type="float">
            <text:p>93.2279735663761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72.327061303499" calcext:value-type="float">
            <text:p>172.327061303499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5.630913960771" calcext:value-type="float">
            <text:p>155.630913960771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75.0951168815148" calcext:value-type="float">
            <text:p>75.0951168815148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32.215597469402" calcext:value-type="float">
            <text:p>132.215597469402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27.217383512545" calcext:value-type="float">
            <text:p>127.217383512545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09.573240560238" calcext:value-type="float">
            <text:p>109.573240560238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94.91919706915" calcext:value-type="float">
            <text:p>194.9191970691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2.8439436497012" calcext:value-type="float">
            <text:p>92.8439436497012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6.731648912228" calcext:value-type="float">
            <text:p>156.73164891222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1.5101613399485" calcext:value-type="float">
            <text:p>91.5101613399485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67.1368550799891" calcext:value-type="float">
            <text:p>67.1368550799891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47.1540292013667" calcext:value-type="float">
            <text:p>47.1540292013667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09.56842230759" calcext:value-type="float">
            <text:p>109.56842230759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29.244487120666" calcext:value-type="float">
            <text:p>129.244487120666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88.3071653177999" calcext:value-type="float">
            <text:p>88.3071653177999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57.430349749059" calcext:value-type="float">
            <text:p>57.430349749059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7.0697825147632" calcext:value-type="float">
            <text:p>27.0697825147632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3.1144730819906" calcext:value-type="float">
            <text:p>23.1144730819906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6.1543529233026" calcext:value-type="float">
            <text:p>36.1543529233026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5.7819843824921" calcext:value-type="float">
            <text:p>25.7819843824921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6.477836422605" calcext:value-type="float">
            <text:p>26.477836422605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4.6339881659037" calcext:value-type="float">
            <text:p>44.6339881659037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79.1535722932078" calcext:value-type="float">
            <text:p>79.1535722932078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60.6843994497752" calcext:value-type="float">
            <text:p>60.6843994497752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9.7639553553946" calcext:value-type="float">
            <text:p>29.7639553553946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0.2155006449703" calcext:value-type="float">
            <text:p>20.2155006449703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1.7367408090032" calcext:value-type="float">
            <text:p>41.7367408090032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9.2687315270937" calcext:value-type="float">
            <text:p>29.2687315270937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16.8765743796259" calcext:value-type="float">
            <text:p>16.8765743796259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2.6896950133571" calcext:value-type="float">
            <text:p>32.6896950133571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5.3902620967742" calcext:value-type="float">
            <text:p>35.3902620967742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9.7915513071516" calcext:value-type="float">
            <text:p>39.7915513071516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5.8805417779471" calcext:value-type="float">
            <text:p>25.880541777947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2.3958704400883" calcext:value-type="float">
            <text:p>22.3958704400883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8.3882263345196" calcext:value-type="float">
            <text:p>38.3882263345196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9.498086175654" calcext:value-type="float">
            <text:p>39.498086175654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2.4150543225927" calcext:value-type="float">
            <text:p>32.415054322592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7.4279425595792" calcext:value-type="float">
            <text:p>27.4279425595792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9.1152844264843" calcext:value-type="float">
            <text:p>49.115284426484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4.3673503644896" calcext:value-type="float">
            <text:p>44.3673503644896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1.7288667793105" calcext:value-type="float">
            <text:p>31.7288667793105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9.219387671007" calcext:value-type="float">
            <text:p>29.219387671007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6.6886381298958" calcext:value-type="float">
            <text:p>26.6886381298958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2.5489144445103" calcext:value-type="float">
            <text:p>22.5489144445103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0.5214151068632" calcext:value-type="float">
            <text:p>30.5214151068632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5.2872986833818" calcext:value-type="float">
            <text:p>35.2872986833818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0.0683404932726" calcext:value-type="float">
            <text:p>30.0683404932726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5.6586659058039" calcext:value-type="float">
            <text:p>25.6586659058039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55.1337308702174" calcext:value-type="float">
            <text:p>55.1337308702174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3.3238492750279" calcext:value-type="float">
            <text:p>33.3238492750279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7.6812654847568" calcext:value-type="float">
            <text:p>27.6812654847568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2.2826708306638" calcext:value-type="float">
            <text:p>42.2826708306638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0.2580222546034" calcext:value-type="float">
            <text:p>30.2580222546034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7.4975909418626" calcext:value-type="float">
            <text:p>27.4975909418626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19.4000886643642" calcext:value-type="float">
            <text:p>19.4000886643642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6.3407355708908" calcext:value-type="float">
            <text:p>36.3407355708908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3.5237795676885" calcext:value-type="float">
            <text:p>13.5237795676885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0.502593675597" calcext:value-type="float">
            <text:p>10.502593675597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44.2814316461145" calcext:value-type="float">
            <text:p>44.2814316461145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.12248664292075" calcext:value-type="float">
            <text:p>3.12248664292075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452972404921092" calcext:value-type="float">
            <text:p>0.452972404921092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298274068630218" calcext:value-type="float">
            <text:p>0.298274068630218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28.5810356422327" calcext:value-type="float">
            <text:p>28.5810356422327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3.4234717842045" calcext:value-type="float">
            <text:p>13.4234717842045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93283728216174" calcext:value-type="float">
            <text:p>1.93283728216174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41.0697625240542" calcext:value-type="float">
            <text:p>41.069762524054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6.0040239321969" calcext:value-type="float">
            <text:p>16.0040239321969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0879662209711471" calcext:value-type="float">
            <text:p>0.00879662209711471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343046777411811" calcext:value-type="float">
            <text:p>0.0343046777411811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6.74930320569897" calcext:value-type="float">
            <text:p>6.74930320569897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4.6889400921659" calcext:value-type="float">
            <text:p>14.6889400921659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8.61386917631103" calcext:value-type="float">
            <text:p>8.61386917631103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2.02029057942791" calcext:value-type="float">
            <text:p>2.02029057942791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7.14217224199285" calcext:value-type="float">
            <text:p>7.14217224199285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59395342194292" calcext:value-type="float">
            <text:p>1.5939534219429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585012535982914" calcext:value-type="float">
            <text:p>0.0585012535982914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2.48892823932622" calcext:value-type="float">
            <text:p>2.48892823932622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9.211546613163" calcext:value-type="float">
            <text:p>39.21154661316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8.25013433126395" calcext:value-type="float">
            <text:p>8.25013433126395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9.59844009908302" calcext:value-type="float">
            <text:p>9.59844009908302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815" calcext:value-type="float">
            <text:p>1.815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4.230700055511" calcext:value-type="float">
            <text:p>14.230700055511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0.3504842428901" calcext:value-type="float">
            <text:p>30.3504842428901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7.67796778934109" calcext:value-type="float">
            <text:p>7.67796778934109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270439845607048" calcext:value-type="float">
            <text:p>0.270439845607048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0.6820519767908" calcext:value-type="float">
            <text:p>30.6820519767908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44.516983308327" calcext:value-type="float">
            <text:p>144.516983308327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59417451722177" calcext:value-type="float">
            <text:p>1.59417451722177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3.0610249839847" calcext:value-type="float">
            <text:p>13.0610249839847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0.796810316576" calcext:value-type="float">
            <text:p>10.796810316576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91625599257661" calcext:value-type="float">
            <text:p>0.091625599257661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.26642252195733" calcext:value-type="float">
            <text:p>3.26642252195733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6.7855093674868" calcext:value-type="float">
            <text:p>46.7855093674868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82.3193868611451" calcext:value-type="float">
            <text:p>82.3193868611451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1.8023948547841" calcext:value-type="float">
            <text:p>41.8023948547841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2.7966033632441" calcext:value-type="float">
            <text:p>22.7966033632441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4.30693663822" calcext:value-type="float">
            <text:p>44.30693663822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0.6819149377204" calcext:value-type="float">
            <text:p>10.6819149377204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5.0703866845998" calcext:value-type="float">
            <text:p>25.0703866845998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2.9235351942562" calcext:value-type="float">
            <text:p>32.9235351942562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1.4931192480911" calcext:value-type="float">
            <text:p>31.4931192480911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408001015035" calcext:value-type="float">
            <text:p>27.408001015035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90.9391093145675" calcext:value-type="float">
            <text:p>90.9391093145675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4.9281887755101" calcext:value-type="float">
            <text:p>24.9281887755101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0171942875252" calcext:value-type="float">
            <text:p>27.0171942875252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0.1562936578609" calcext:value-type="float">
            <text:p>30.1562936578609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8.7871658986175" calcext:value-type="float">
            <text:p>28.7871658986175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03.940448001843" calcext:value-type="float">
            <text:p>303.940448001843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2.842390944932" calcext:value-type="float">
            <text:p>52.84239094493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0.9814797265135" calcext:value-type="float">
            <text:p>20.9814797265135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62.8840391459075" calcext:value-type="float">
            <text:p>62.8840391459075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3.0296907888279" calcext:value-type="float">
            <text:p>53.0296907888279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2.549759959142" calcext:value-type="float">
            <text:p>32.549759959142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81.1391213900476" calcext:value-type="float">
            <text:p>81.1391213900476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64.0820689801338" calcext:value-type="float">
            <text:p>64.0820689801338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7.13716628090597" calcext:value-type="float">
            <text:p>7.13716628090597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1.8286213684609" calcext:value-type="float">
            <text:p>31.8286213684609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1.090331300478" calcext:value-type="float">
            <text:p>51.090331300478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7.6174020847469" calcext:value-type="float">
            <text:p>17.6174020847469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6.5113876899427" calcext:value-type="float">
            <text:p>36.5113876899427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0.4302057613167" calcext:value-type="float">
            <text:p>10.4302057613167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1.7304690639715" calcext:value-type="float">
            <text:p>21.730469063971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1.1307047997032" calcext:value-type="float">
            <text:p>21.1307047997032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2.7682559983274" calcext:value-type="float">
            <text:p>22.7682559983274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83.7316762940733" calcext:value-type="float">
            <text:p>83.7316762940733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1.7107488173532" calcext:value-type="float">
            <text:p>41.7107488173532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7.111847538511" calcext:value-type="float">
            <text:p>47.111847538511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1.2004788597051" calcext:value-type="float">
            <text:p>51.2004788597051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9.6018664723804" calcext:value-type="float">
            <text:p>29.6018664723804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387805925149" calcext:value-type="float">
            <text:p>27.38780592514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6.5017730295378" calcext:value-type="float">
            <text:p>16.5017730295378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60.9320200752824" calcext:value-type="float">
            <text:p>60.9320200752824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54.9356683544023" calcext:value-type="float">
            <text:p>54.9356683544023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56.954439333349" calcext:value-type="float">
            <text:p>156.954439333349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recettes d'investissement</text:p>
          </table:table-cell>
          <table:table-cell table:style-name="ce1" office:value-type="float" office:value="-0.00000000000002358197" calcext:value-type="float">
            <text:p>-2.36E-14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8.7265328104665" calcext:value-type="float">
            <text:p>28.7265328104665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86.3455413020239" calcext:value-type="float">
            <text:p>86.3455413020239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6.4713782576743" calcext:value-type="float">
            <text:p>26.4713782576743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8.2078009414929" calcext:value-type="float">
            <text:p>98.207800941492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0201301751325236" calcext:value-type="float">
            <text:p>0.020130175132523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98746818092814" calcext:value-type="float">
            <text:p>1.98746818092814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46.158415910677" calcext:value-type="float">
            <text:p>146.158415910677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4.3270422653207" calcext:value-type="float">
            <text:p>94.3270422653207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1.8551621082462" calcext:value-type="float">
            <text:p>21.8551621082462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7.44979890175126" calcext:value-type="float">
            <text:p>7.44979890175126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68490783410138" calcext:value-type="float">
            <text:p>1.68490783410138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5.5890821144766" calcext:value-type="float">
            <text:p>95.5890821144766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01.815931154352" calcext:value-type="float">
            <text:p>101.81593115435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87645051711457" calcext:value-type="float">
            <text:p>1.87645051711457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345730960854094" calcext:value-type="float">
            <text:p>0.345730960854094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2.094675390754" calcext:value-type="float">
            <text:p>22.094675390754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64446931005665" calcext:value-type="float">
            <text:p>1.64446931005665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6.6843452270251" calcext:value-type="float">
            <text:p>16.6843452270251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52.8231712210699" calcext:value-type="float">
            <text:p>52.8231712210699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314088559129551" calcext:value-type="float">
            <text:p>0.314088559129551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5.2670173395233" calcext:value-type="float">
            <text:p>15.2670173395233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.81500535684852" calcext:value-type="float">
            <text:p>2.81500535684852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0344168260038241" calcext:value-type="float">
            <text:p>0.0344168260038241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30.3504842428901" calcext:value-type="float">
            <text:p>30.3504842428901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.92224394925471" calcext:value-type="float">
            <text:p>2.92224394925471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31.0545955906405" calcext:value-type="float">
            <text:p>31.054595590640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8.8011298809918" calcext:value-type="float">
            <text:p>28.8011298809918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71.6946177794449" calcext:value-type="float">
            <text:p>71.694617779444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8.2508057382408" calcext:value-type="float">
            <text:p>18.2508057382408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.81381648245679" calcext:value-type="float">
            <text:p>9.81381648245679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45.5768737988469" calcext:value-type="float">
            <text:p>45.5768737988469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930056961186912" calcext:value-type="float">
            <text:p>0.930056961186912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8.53123222127548" calcext:value-type="float">
            <text:p>8.53123222127548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69.1058304551781" calcext:value-type="float">
            <text:p>69.1058304551781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36.4138958594731" calcext:value-type="float">
            <text:p>36.4138958594731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946.19279639704" calcext:value-type="float">
            <text:p>1946.19279639704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40.68865144125" calcext:value-type="float">
            <text:p>2140.68865144125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223.24075760261" calcext:value-type="float">
            <text:p>2223.24075760261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50.48491763134" calcext:value-type="float">
            <text:p>2050.4849176313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853.97334148684" calcext:value-type="float">
            <text:p>2853.9733414868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62.11135696384" calcext:value-type="float">
            <text:p>1762.11135696384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29.41185406859" calcext:value-type="float">
            <text:p>2129.4118540685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409.31566328927" calcext:value-type="float">
            <text:p>2409.31566328927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353.76246915998" calcext:value-type="float">
            <text:p>1353.76246915998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95.1937006492" calcext:value-type="float">
            <text:p>2195.193700649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87.35351792122" calcext:value-type="float">
            <text:p>2187.35351792122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541.28647607319" calcext:value-type="float">
            <text:p>2541.28647607319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29.26363480433" calcext:value-type="float">
            <text:p>1829.26363480433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39.74899871376" calcext:value-type="float">
            <text:p>1639.74899871376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03.56071284562" calcext:value-type="float">
            <text:p>2103.56071284562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84.60106760336" calcext:value-type="float">
            <text:p>2184.60106760336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991.96175717495" calcext:value-type="float">
            <text:p>1991.96175717495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72.8902602882" calcext:value-type="float">
            <text:p>1772.8902602882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27.87704234875" calcext:value-type="float">
            <text:p>1827.87704234875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28.35631401359" calcext:value-type="float">
            <text:p>2028.35631401359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35.15672625128" calcext:value-type="float">
            <text:p>1635.15672625128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15.52988070884" calcext:value-type="float">
            <text:p>1815.52988070884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205.76399765451" calcext:value-type="float">
            <text:p>2205.76399765451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20.88488070259" calcext:value-type="float">
            <text:p>1720.88488070259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959.00568644499" calcext:value-type="float">
            <text:p>2959.00568644499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40.31420924674" calcext:value-type="float">
            <text:p>1640.31420924674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27.91649879726" calcext:value-type="float">
            <text:p>1827.91649879726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48.62926328859" calcext:value-type="float">
            <text:p>2048.62926328859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21.30904553299" calcext:value-type="float">
            <text:p>2021.30904553299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29.11751971928" calcext:value-type="float">
            <text:p>2129.11751971928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43.12506945505" calcext:value-type="float">
            <text:p>2043.1250694550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988.38128034012" calcext:value-type="float">
            <text:p>1988.38128034012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403.98192591898" calcext:value-type="float">
            <text:p>2403.9819259189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40.70481096881" calcext:value-type="float">
            <text:p>2140.70481096881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10.72154934105" calcext:value-type="float">
            <text:p>1710.72154934105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3325.41674941277" calcext:value-type="float">
            <text:p>3325.41674941277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675.67173665386" calcext:value-type="float">
            <text:p>2675.67173665386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27.50340564987" calcext:value-type="float">
            <text:p>1627.50340564987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34.55874684262" calcext:value-type="float">
            <text:p>1834.55874684262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767.30700909661" calcext:value-type="float">
            <text:p>2767.30700909661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pargne brute</text:p>
          </table:table-cell>
          <table:table-cell office:value-type="float" office:value="269.434511461461" calcext:value-type="float">
            <text:p>269.43451146146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pargne brute</text:p>
          </table:table-cell>
          <table:table-cell office:value-type="float" office:value="134.850419546474" calcext:value-type="float">
            <text:p>134.850419546474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pargne brute</text:p>
          </table:table-cell>
          <table:table-cell office:value-type="float" office:value="321.559648038893" calcext:value-type="float">
            <text:p>321.559648038893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pargne brute</text:p>
          </table:table-cell>
          <table:table-cell office:value-type="float" office:value="365.090480169875" calcext:value-type="float">
            <text:p>365.090480169875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pargne brute</text:p>
          </table:table-cell>
          <table:table-cell office:value-type="float" office:value="405.882634306318" calcext:value-type="float">
            <text:p>405.882634306318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pargne brute</text:p>
          </table:table-cell>
          <table:table-cell office:value-type="float" office:value="285.366240413063" calcext:value-type="float">
            <text:p>285.366240413063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pargne brute</text:p>
          </table:table-cell>
          <table:table-cell office:value-type="float" office:value="18.465446536651" calcext:value-type="float">
            <text:p>18.465446536651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pargne brute</text:p>
          </table:table-cell>
          <table:table-cell office:value-type="float" office:value="130.562002952425" calcext:value-type="float">
            <text:p>130.562002952425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pargne brute</text:p>
          </table:table-cell>
          <table:table-cell office:value-type="float" office:value="209.05431760329" calcext:value-type="float">
            <text:p>209.05431760329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pargne brute</text:p>
          </table:table-cell>
          <table:table-cell office:value-type="float" office:value="168.032882065596" calcext:value-type="float">
            <text:p>168.032882065596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pargne brute</text:p>
          </table:table-cell>
          <table:table-cell office:value-type="float" office:value="195.609172565939" calcext:value-type="float">
            <text:p>195.609172565939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pargne brute</text:p>
          </table:table-cell>
          <table:table-cell office:value-type="float" office:value="363.424429978888" calcext:value-type="float">
            <text:p>363.424429978888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Epargne brute</text:p>
          </table:table-cell>
          <table:table-cell office:value-type="float" office:value="232.632193821429" calcext:value-type="float">
            <text:p>232.632193821429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pargne brute</text:p>
          </table:table-cell>
          <table:table-cell office:value-type="float" office:value="193.661520233502" calcext:value-type="float">
            <text:p>193.661520233502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pargne brute</text:p>
          </table:table-cell>
          <table:table-cell office:value-type="float" office:value="254.155396025346" calcext:value-type="float">
            <text:p>254.155396025346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Epargne brute</text:p>
          </table:table-cell>
          <table:table-cell office:value-type="float" office:value="101.492631578947" calcext:value-type="float">
            <text:p>101.492631578947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pargne brute</text:p>
          </table:table-cell>
          <table:table-cell office:value-type="float" office:value="212.853778032134" calcext:value-type="float">
            <text:p>212.853778032134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pargne brute</text:p>
          </table:table-cell>
          <table:table-cell office:value-type="float" office:value="202.528783374443" calcext:value-type="float">
            <text:p>202.528783374443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pargne brute</text:p>
          </table:table-cell>
          <table:table-cell office:value-type="float" office:value="360.616551245552" calcext:value-type="float">
            <text:p>360.61655124555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pargne brute</text:p>
          </table:table-cell>
          <table:table-cell office:value-type="float" office:value="214.037836325172" calcext:value-type="float">
            <text:p>214.03783632517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pargne brute</text:p>
          </table:table-cell>
          <table:table-cell office:value-type="float" office:value="227.387047543876" calcext:value-type="float">
            <text:p>227.387047543876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pargne brute</text:p>
          </table:table-cell>
          <table:table-cell office:value-type="float" office:value="185.322391136853" calcext:value-type="float">
            <text:p>185.322391136853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pargne brute</text:p>
          </table:table-cell>
          <table:table-cell office:value-type="float" office:value="213.779247746348" calcext:value-type="float">
            <text:p>213.779247746348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pargne brute</text:p>
          </table:table-cell>
          <table:table-cell office:value-type="float" office:value="233.29304765407" calcext:value-type="float">
            <text:p>233.29304765407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pargne brute</text:p>
          </table:table-cell>
          <table:table-cell office:value-type="float" office:value="418.012118801161" calcext:value-type="float">
            <text:p>418.012118801161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pargne brute</text:p>
          </table:table-cell>
          <table:table-cell office:value-type="float" office:value="196.302129553321" calcext:value-type="float">
            <text:p>196.302129553321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pargne brute</text:p>
          </table:table-cell>
          <table:table-cell office:value-type="float" office:value="149.287339480664" calcext:value-type="float">
            <text:p>149.287339480664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Epargne brute</text:p>
          </table:table-cell>
          <table:table-cell office:value-type="float" office:value="223.189130846095" calcext:value-type="float">
            <text:p>223.189130846095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Epargne brute</text:p>
          </table:table-cell>
          <table:table-cell office:value-type="float" office:value="60.8983140846938" calcext:value-type="float">
            <text:p>60.8983140846938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pargne brute</text:p>
          </table:table-cell>
          <table:table-cell office:value-type="float" office:value="328.907281288426" calcext:value-type="float">
            <text:p>328.907281288426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pargne brute</text:p>
          </table:table-cell>
          <table:table-cell office:value-type="float" office:value="201.061392808077" calcext:value-type="float">
            <text:p>201.061392808077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pargne brute</text:p>
          </table:table-cell>
          <table:table-cell office:value-type="float" office:value="195.395276437072" calcext:value-type="float">
            <text:p>195.395276437072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pargne brute</text:p>
          </table:table-cell>
          <table:table-cell office:value-type="float" office:value="250.534004688672" calcext:value-type="float">
            <text:p>250.534004688672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pargne brute</text:p>
          </table:table-cell>
          <table:table-cell office:value-type="float" office:value="224.701874735587" calcext:value-type="float">
            <text:p>224.701874735587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pargne brute</text:p>
          </table:table-cell>
          <table:table-cell office:value-type="float" office:value="109.757830032391" calcext:value-type="float">
            <text:p>109.757830032391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pargne brute</text:p>
          </table:table-cell>
          <table:table-cell office:value-type="float" office:value="297.020701740337" calcext:value-type="float">
            <text:p>297.020701740337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pargne brute</text:p>
          </table:table-cell>
          <table:table-cell office:value-type="float" office:value="101.470577559942" calcext:value-type="float">
            <text:p>101.470577559942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pargne brute</text:p>
          </table:table-cell>
          <table:table-cell office:value-type="float" office:value="83.8865307727601" calcext:value-type="float">
            <text:p>83.8865307727601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pargne brute</text:p>
          </table:table-cell>
          <table:table-cell office:value-type="float" office:value="249.532146760142" calcext:value-type="float">
            <text:p>249.532146760142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pargne brute</text:p>
          </table:table-cell>
          <table:table-cell office:value-type="float" office:value="102.287790934755" calcext:value-type="float">
            <text:p>102.287790934755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Impôts et taxes</text:p>
          </table:table-cell>
          <table:table-cell office:value-type="float" office:value="1065.67691886682" calcext:value-type="float">
            <text:p>1065.67691886682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Impôts et taxes</text:p>
          </table:table-cell>
          <table:table-cell office:value-type="float" office:value="1330.58646413629" calcext:value-type="float">
            <text:p>1330.58646413629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Impôts et taxes</text:p>
          </table:table-cell>
          <table:table-cell office:value-type="float" office:value="1609.08192565771" calcext:value-type="float">
            <text:p>1609.08192565771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Impôts et taxes</text:p>
          </table:table-cell>
          <table:table-cell office:value-type="float" office:value="1331.75232824166" calcext:value-type="float">
            <text:p>1331.7523282416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Impôts et taxes</text:p>
          </table:table-cell>
          <table:table-cell office:value-type="float" office:value="1559.56350093312" calcext:value-type="float">
            <text:p>1559.56350093312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Impôts et taxes</text:p>
          </table:table-cell>
          <table:table-cell office:value-type="float" office:value="1053.80260444344" calcext:value-type="float">
            <text:p>1053.80260444344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Impôts et taxes</text:p>
          </table:table-cell>
          <table:table-cell office:value-type="float" office:value="1387.0851062542" calcext:value-type="float">
            <text:p>1387.0851062542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Impôts et taxes</text:p>
          </table:table-cell>
          <table:table-cell office:value-type="float" office:value="797.150988391599" calcext:value-type="float">
            <text:p>797.150988391599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Impôts et taxes</text:p>
          </table:table-cell>
          <table:table-cell office:value-type="float" office:value="1012.70697865675" calcext:value-type="float">
            <text:p>1012.70697865675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Impôts et taxes</text:p>
          </table:table-cell>
          <table:table-cell office:value-type="float" office:value="956.4853107488" calcext:value-type="float">
            <text:p>956.4853107488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Impôts et taxes</text:p>
          </table:table-cell>
          <table:table-cell office:value-type="float" office:value="1103.61417249613" calcext:value-type="float">
            <text:p>1103.61417249613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Impôts et taxes</text:p>
          </table:table-cell>
          <table:table-cell office:value-type="float" office:value="1394.55065446868" calcext:value-type="float">
            <text:p>1394.55065446868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Impôts et taxes</text:p>
          </table:table-cell>
          <table:table-cell office:value-type="float" office:value="797.041062139941" calcext:value-type="float">
            <text:p>797.041062139941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Impôts et taxes</text:p>
          </table:table-cell>
          <table:table-cell office:value-type="float" office:value="898.605320569902" calcext:value-type="float">
            <text:p>898.605320569902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Impôts et taxes</text:p>
          </table:table-cell>
          <table:table-cell office:value-type="float" office:value="1295.79509936636" calcext:value-type="float">
            <text:p>1295.79509936636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Impôts et taxes</text:p>
          </table:table-cell>
          <table:table-cell office:value-type="float" office:value="949.38224346424" calcext:value-type="float">
            <text:p>949.38224346424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Impôts et taxes</text:p>
          </table:table-cell>
          <table:table-cell office:value-type="float" office:value="1310.41930857603" calcext:value-type="float">
            <text:p>1310.41930857603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Impôts et taxes</text:p>
          </table:table-cell>
          <table:table-cell office:value-type="float" office:value="1131.18487018045" calcext:value-type="float">
            <text:p>1131.18487018045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Impôts et taxes</text:p>
          </table:table-cell>
          <table:table-cell office:value-type="float" office:value="1107.58576476868" calcext:value-type="float">
            <text:p>1107.58576476868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Impôts et taxes</text:p>
          </table:table-cell>
          <table:table-cell office:value-type="float" office:value="1441.5084144001" calcext:value-type="float">
            <text:p>1441.5084144001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Impôts et taxes</text:p>
          </table:table-cell>
          <table:table-cell office:value-type="float" office:value="1138.75879468846" calcext:value-type="float">
            <text:p>1138.75879468846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Impôts et taxes</text:p>
          </table:table-cell>
          <table:table-cell office:value-type="float" office:value="921.61904221685" calcext:value-type="float">
            <text:p>921.61904221685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Impôts et taxes</text:p>
          </table:table-cell>
          <table:table-cell office:value-type="float" office:value="1445.8011743013" calcext:value-type="float">
            <text:p>1445.801174301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Impôts et taxes</text:p>
          </table:table-cell>
          <table:table-cell office:value-type="float" office:value="1116.08924873997" calcext:value-type="float">
            <text:p>1116.08924873997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Impôts et taxes</text:p>
          </table:table-cell>
          <table:table-cell office:value-type="float" office:value="1722.20655473351" calcext:value-type="float">
            <text:p>1722.20655473351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Impôts et taxes</text:p>
          </table:table-cell>
          <table:table-cell office:value-type="float" office:value="1118.34542319103" calcext:value-type="float">
            <text:p>1118.34542319103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Impôts et taxes</text:p>
          </table:table-cell>
          <table:table-cell office:value-type="float" office:value="872.239206500956" calcext:value-type="float">
            <text:p>872.239206500956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Impôts et taxes</text:p>
          </table:table-cell>
          <table:table-cell office:value-type="float" office:value="1126.96487731331" calcext:value-type="float">
            <text:p>1126.96487731331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Impôts et taxes</text:p>
          </table:table-cell>
          <table:table-cell office:value-type="float" office:value="1076.5600789858" calcext:value-type="float">
            <text:p>1076.5600789858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Impôts et taxes</text:p>
          </table:table-cell>
          <table:table-cell office:value-type="float" office:value="1540.79441022104" calcext:value-type="float">
            <text:p>1540.79441022104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Impôts et taxes</text:p>
          </table:table-cell>
          <table:table-cell office:value-type="float" office:value="1376.56086769741" calcext:value-type="float">
            <text:p>1376.56086769741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Impôts et taxes</text:p>
          </table:table-cell>
          <table:table-cell office:value-type="float" office:value="1250.95236134586" calcext:value-type="float">
            <text:p>1250.9523613458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Impôts et taxes</text:p>
          </table:table-cell>
          <table:table-cell office:value-type="float" office:value="1665.228487997" calcext:value-type="float">
            <text:p>1665.228487997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Impôts et taxes</text:p>
          </table:table-cell>
          <table:table-cell office:value-type="float" office:value="1065.15025249029" calcext:value-type="float">
            <text:p>1065.15025249029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Impôts et taxes</text:p>
          </table:table-cell>
          <table:table-cell office:value-type="float" office:value="833.826048018199" calcext:value-type="float">
            <text:p>833.826048018199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Impôts et taxes</text:p>
          </table:table-cell>
          <table:table-cell office:value-type="float" office:value="2547.8101433376" calcext:value-type="float">
            <text:p>2547.810143337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Impôts et taxes</text:p>
          </table:table-cell>
          <table:table-cell office:value-type="float" office:value="1239.58981189562" calcext:value-type="float">
            <text:p>1239.58981189562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Impôts et taxes</text:p>
          </table:table-cell>
          <table:table-cell office:value-type="float" office:value="883.714755849774" calcext:value-type="float">
            <text:p>883.714755849774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Impôts et taxes</text:p>
          </table:table-cell>
          <table:table-cell office:value-type="float" office:value="1461.07609670602" calcext:value-type="float">
            <text:p>1461.07609670602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Impôts et taxes</text:p>
          </table:table-cell>
          <table:table-cell office:value-type="float" office:value="1029.02906367629" calcext:value-type="float">
            <text:p>1029.02906367629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28.09749443269" calcext:value-type="float">
            <text:p>2128.09749443269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236.51382642565" calcext:value-type="float">
            <text:p>2236.51382642565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260.1067105563" calcext:value-type="float">
            <text:p>2260.1067105563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84.98510103432" calcext:value-type="float">
            <text:p>2084.98510103432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898.85294921273" calcext:value-type="float">
            <text:p>2898.85294921273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69.47578758927" calcext:value-type="float">
            <text:p>1969.47578758927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326.70191123067" calcext:value-type="float">
            <text:p>2326.70191123067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60.2892639066" calcext:value-type="float">
            <text:p>2160.289263906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501.9505991776" calcext:value-type="float">
            <text:p>1501.9505991776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08.16935862463" calcext:value-type="float">
            <text:p>2108.16935862463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59.38477875983" calcext:value-type="float">
            <text:p>1959.38477875983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438.81923997185" calcext:value-type="float">
            <text:p>2438.81923997185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67.6367816992" calcext:value-type="float">
            <text:p>1767.6367816992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456.93891411893" calcext:value-type="float">
            <text:p>1456.93891411893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87.28733006912" calcext:value-type="float">
            <text:p>1987.28733006912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69.13781181619" calcext:value-type="float">
            <text:p>2169.13781181619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96.23995252024" calcext:value-type="float">
            <text:p>1996.23995252024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11.71040482063" calcext:value-type="float">
            <text:p>1711.71040482063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38.41661886121" calcext:value-type="float">
            <text:p>1838.41661886121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16.76687503905" calcext:value-type="float">
            <text:p>2016.7668750390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664.59153449717" calcext:value-type="float">
            <text:p>1664.5915344971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21.24804351869" calcext:value-type="float">
            <text:p>1721.24804351869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42.8457810778" calcext:value-type="float">
            <text:p>2042.8457810778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02.00416686496" calcext:value-type="float">
            <text:p>1802.00416686496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396.84435144933" calcext:value-type="float">
            <text:p>2396.84435144933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682.74241923521" calcext:value-type="float">
            <text:p>1682.74241923521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08.20406309751" calcext:value-type="float">
            <text:p>1708.20406309751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51.67955714539" calcext:value-type="float">
            <text:p>1751.67955714539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443.17442054958" calcext:value-type="float">
            <text:p>1443.17442054958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66.47442401703" calcext:value-type="float">
            <text:p>2166.47442401703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64.96293804654" calcext:value-type="float">
            <text:p>2064.9629380465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47.52599458103" calcext:value-type="float">
            <text:p>1947.52599458103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586.7008343961" calcext:value-type="float">
            <text:p>2586.7008343961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19.67499615399" calcext:value-type="float">
            <text:p>2019.67499615399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50.34936404322" calcext:value-type="float">
            <text:p>1750.34936404322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3291.70177717275" calcext:value-type="float">
            <text:p>3291.70177717275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39.08612663929" calcext:value-type="float">
            <text:p>1839.08612663929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525.09307694829" calcext:value-type="float">
            <text:p>1525.0930769482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75.68457343162" calcext:value-type="float">
            <text:p>1975.68457343162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470.29763801757" calcext:value-type="float">
            <text:p>2470.29763801757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81.904698035653" calcext:value-type="float">
            <text:p>181.904698035653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95.8251749843973" calcext:value-type="float">
            <text:p>95.825174984397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6.8659529536882" calcext:value-type="float">
            <text:p>36.8659529536882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4.5001834029726" calcext:value-type="float">
            <text:p>34.500183402972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44.8796077258973" calcext:value-type="float">
            <text:p>44.8796077258973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207.364430625436" calcext:value-type="float">
            <text:p>207.364430625436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97.290057162072" calcext:value-type="float">
            <text:p>197.290057162072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49.026399382675" calcext:value-type="float">
            <text:p>-249.026399382675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48.188130017623" calcext:value-type="float">
            <text:p>148.188130017623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87.0243420245723" calcext:value-type="float">
            <text:p>-87.0243420245723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27.968739161396" calcext:value-type="float">
            <text:p>-227.968739161396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02.467236101337" calcext:value-type="float">
            <text:p>-102.467236101337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61.6268531051328" calcext:value-type="float">
            <text:p>-61.6268531051328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82.810084594835" calcext:value-type="float">
            <text:p>-182.810084594835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16.273382776498" calcext:value-type="float">
            <text:p>-116.273382776498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5.4632557871702" calcext:value-type="float">
            <text:p>-15.463255787170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4.2781953452881" calcext:value-type="float">
            <text:p>4.278195345288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61.1798554675668" calcext:value-type="float">
            <text:p>-61.1798554675668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0.5395765124556" calcext:value-type="float">
            <text:p>10.5395765124556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1.5894389745327" calcext:value-type="float">
            <text:p>-11.5894389745327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29.4348082458909" calcext:value-type="float">
            <text:p>29.4348082458909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94.2818371901483" calcext:value-type="float">
            <text:p>-94.2818371901483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62.918216576709" calcext:value-type="float">
            <text:p>-162.918216576709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81.1192861623656" calcext:value-type="float">
            <text:p>81.1192861623656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562.161334995653" calcext:value-type="float">
            <text:p>-562.161334995653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42.4282099884622" calcext:value-type="float">
            <text:p>42.4282099884622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19.712435699747" calcext:value-type="float">
            <text:p>-119.712435699747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96.949706143203" calcext:value-type="float">
            <text:p>-296.949706143203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578.134624983406" calcext:value-type="float">
            <text:p>-578.134624983406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7.3569042977539" calcext:value-type="float">
            <text:p>37.3569042977539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21.8378685914909" calcext:value-type="float">
            <text:p>21.8378685914909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40.8552857590909" calcext:value-type="float">
            <text:p>-40.8552857590909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82.718908477119" calcext:value-type="float">
            <text:p>182.71890847711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21.029814814815" calcext:value-type="float">
            <text:p>-121.029814814815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9.6278147021732" calcext:value-type="float">
            <text:p>39.6278147021732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33.7149722400171" calcext:value-type="float">
            <text:p>-33.7149722400171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836.585610014572" calcext:value-type="float">
            <text:p>-836.585610014572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02.41032870158" calcext:value-type="float">
            <text:p>-102.41032870158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41.125826589" calcext:value-type="float">
            <text:p>141.125826589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97.009371079046" calcext:value-type="float">
            <text:p>-297.009371079046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mprunts hors GAD</text:p>
          </table:table-cell>
          <table:table-cell office:value-type="float" office:value="0.847306861365626" calcext:value-type="float">
            <text:p>0.847306861365626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mprunts hors GAD</text:p>
          </table:table-cell>
          <table:table-cell office:value-type="float" office:value="14.9185044266198" calcext:value-type="float">
            <text:p>14.9185044266198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mprunts hors GAD</text:p>
          </table:table-cell>
          <table:table-cell office:value-type="float" office:value="111.412148988428" calcext:value-type="float">
            <text:p>111.412148988428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mprunts hors GAD</text:p>
          </table:table-cell>
          <table:table-cell office:value-type="float" office:value="68.9712881019248" calcext:value-type="float">
            <text:p>68.9712881019248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mprunts hors GAD</text:p>
          </table:table-cell>
          <table:table-cell office:value-type="float" office:value="290.859451722201" calcext:value-type="float">
            <text:p>290.859451722201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mprunts hors GAD</text:p>
          </table:table-cell>
          <table:table-cell office:value-type="float" office:value="94.2205136902406" calcext:value-type="float">
            <text:p>94.2205136902406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mprunts hors GAD</text:p>
          </table:table-cell>
          <table:table-cell office:value-type="float" office:value="404.322358265136" calcext:value-type="float">
            <text:p>404.322358265136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mprunts hors GAD</text:p>
          </table:table-cell>
          <table:table-cell office:value-type="float" office:value="140.361882600986" calcext:value-type="float">
            <text:p>140.361882600986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mprunts hors GAD</text:p>
          </table:table-cell>
          <table:table-cell office:value-type="float" office:value="263.898662913441" calcext:value-type="float">
            <text:p>263.898662913441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Emprunts hors GAD</text:p>
          </table:table-cell>
          <table:table-cell office:value-type="float" office:value="0.0680821075004195" calcext:value-type="float">
            <text:p>0.0680821075004195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mprunts hors GAD</text:p>
          </table:table-cell>
          <table:table-cell office:value-type="float" office:value="0.0398540615415059" calcext:value-type="float">
            <text:p>0.0398540615415059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mprunts hors GAD</text:p>
          </table:table-cell>
          <table:table-cell office:value-type="float" office:value="20.7373271889401" calcext:value-type="float">
            <text:p>20.7373271889401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mprunts hors GAD</text:p>
          </table:table-cell>
          <table:table-cell office:value-type="float" office:value="96.2309057077329" calcext:value-type="float">
            <text:p>96.2309057077329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mprunts hors GAD</text:p>
          </table:table-cell>
          <table:table-cell office:value-type="float" office:value="180.546207610665" calcext:value-type="float">
            <text:p>180.54620761066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mprunts hors GAD</text:p>
          </table:table-cell>
          <table:table-cell office:value-type="float" office:value="0.194503667935742" calcext:value-type="float">
            <text:p>0.194503667935742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mprunts hors GAD</text:p>
          </table:table-cell>
          <table:table-cell office:value-type="float" office:value="0.841585058051489" calcext:value-type="float">
            <text:p>0.841585058051489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mprunts hors GAD</text:p>
          </table:table-cell>
          <table:table-cell office:value-type="float" office:value="145.017398479668" calcext:value-type="float">
            <text:p>145.017398479668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mprunts hors GAD</text:p>
          </table:table-cell>
          <table:table-cell office:value-type="float" office:value="328.607062123722" calcext:value-type="float">
            <text:p>328.607062123722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mprunts hors GAD</text:p>
          </table:table-cell>
          <table:table-cell office:value-type="float" office:value="33.0066194165156" calcext:value-type="float">
            <text:p>33.0066194165156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mprunts hors GAD</text:p>
          </table:table-cell>
          <table:table-cell office:value-type="float" office:value="111.016468266206" calcext:value-type="float">
            <text:p>111.016468266206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Emprunts hors GAD</text:p>
          </table:table-cell>
          <table:table-cell office:value-type="float" office:value="354.756696032638" calcext:value-type="float">
            <text:p>354.756696032638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Emprunts hors GAD</text:p>
          </table:table-cell>
          <table:table-cell office:value-type="float" office:value="599.300809770344" calcext:value-type="float">
            <text:p>599.300809770344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mprunts hors GAD</text:p>
          </table:table-cell>
          <table:table-cell office:value-type="float" office:value="59.9931020004199" calcext:value-type="float">
            <text:p>59.9931020004199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mprunts hors GAD</text:p>
          </table:table-cell>
          <table:table-cell office:value-type="float" office:value="185.19480122991" calcext:value-type="float">
            <text:p>185.19480122991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mprunts hors GAD</text:p>
          </table:table-cell>
          <table:table-cell office:value-type="float" office:value="87.1482616612361" calcext:value-type="float">
            <text:p>87.1482616612361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mprunts hors GAD</text:p>
          </table:table-cell>
          <table:table-cell office:value-type="float" office:value="187.559452363091" calcext:value-type="float">
            <text:p>187.559452363091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mprunts hors GAD</text:p>
          </table:table-cell>
          <table:table-cell office:value-type="float" office:value="155.763239875389" calcext:value-type="float">
            <text:p>155.763239875389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mprunts hors GAD</text:p>
          </table:table-cell>
          <table:table-cell office:value-type="float" office:value="55.633855055263" calcext:value-type="float">
            <text:p>55.633855055263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mprunts hors GAD</text:p>
          </table:table-cell>
          <table:table-cell office:value-type="float" office:value="0.222032617979927" calcext:value-type="float">
            <text:p>0.222032617979927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mprunts hors GAD</text:p>
          </table:table-cell>
          <table:table-cell office:value-type="float" office:value="741.820108623659" calcext:value-type="float">
            <text:p>741.820108623659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mprunts hors GAD</text:p>
          </table:table-cell>
          <table:table-cell office:value-type="float" office:value="0.533425968407944" calcext:value-type="float">
            <text:p>0.533425968407944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mprunts hors GAD</text:p>
          </table:table-cell>
          <table:table-cell office:value-type="float" office:value="128.908835506985" calcext:value-type="float">
            <text:p>128.908835506985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mprunts hors GAD</text:p>
          </table:table-cell>
          <table:table-cell office:value-type="float" office:value="235.349730238394" calcext:value-type="float">
            <text:p>235.349730238394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8.457424855139" calcext:value-type="float">
            <text:p>128.457424855139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67.737559926955" calcext:value-type="float">
            <text:p>167.737559926955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14.690374749956" calcext:value-type="float">
            <text:p>214.690374749956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6.105467326529" calcext:value-type="float">
            <text:p>146.105467326529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73.318194995561" calcext:value-type="float">
            <text:p>173.318194995561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90.551530894906" calcext:value-type="float">
            <text:p>190.551530894906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86.560832548756" calcext:value-type="float">
            <text:p>186.560832548756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99.1451707709857" calcext:value-type="float">
            <text:p>99.1451707709857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35.7625004895242" calcext:value-type="float">
            <text:p>35.7625004895242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7.569679206581" calcext:value-type="float">
            <text:p>127.569679206581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8.847438109999" calcext:value-type="float">
            <text:p>128.847438109999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0.9798566150598" calcext:value-type="float">
            <text:p>70.9798566150598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6.4203469619852" calcext:value-type="float">
            <text:p>56.4203469619852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41.5415313644009" calcext:value-type="float">
            <text:p>41.5415313644009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80.1243822004608" calcext:value-type="float">
            <text:p>80.1243822004608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8.9306253598986" calcext:value-type="float">
            <text:p>58.9306253598986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63.9050710076731" calcext:value-type="float">
            <text:p>63.905071007673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9.5421945995067" calcext:value-type="float">
            <text:p>59.5421945995067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01.226624911032" calcext:value-type="float">
            <text:p>201.22662491103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56.498525801816" calcext:value-type="float">
            <text:p>156.498525801816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5.1677806667286" calcext:value-type="float">
            <text:p>25.1677806667286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8.8931677249661" calcext:value-type="float">
            <text:p>28.8931677249661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59.099495012293" calcext:value-type="float">
            <text:p>159.09949501229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1.823221570875" calcext:value-type="float">
            <text:p>121.823221570875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68.264824554209" calcext:value-type="float">
            <text:p>168.264824554209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0.4490802703148" calcext:value-type="float">
            <text:p>50.4490802703148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10.935169000185" calcext:value-type="float">
            <text:p>110.935169000185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3.9241577484775" calcext:value-type="float">
            <text:p>73.9241577484775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1.4642181069959" calcext:value-type="float">
            <text:p>21.4642181069959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0.051339111658" calcext:value-type="float">
            <text:p>140.051339111658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7.118225788865" calcext:value-type="float">
            <text:p>147.11822578886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5.163257130909" calcext:value-type="float">
            <text:p>125.163257130909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93.232597149287" calcext:value-type="float">
            <text:p>293.232597149287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56.500615360948" calcext:value-type="float">
            <text:p>156.500615360948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4.866690156517" calcext:value-type="float">
            <text:p>144.866690156517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.1261079970105" calcext:value-type="float">
            <text:p>14.1261079970105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33.2689468803815" calcext:value-type="float">
            <text:p>33.2689468803815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4.16413646195189" calcext:value-type="float">
            <text:p>4.1641364619518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3.1688659209238" calcext:value-type="float">
            <text:p>73.1688659209238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5.8743318695107" calcext:value-type="float">
            <text:p>75.8743318695107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nnuité de la dette</text:p>
          </table:table-cell>
          <table:table-cell office:value-type="float" office:value="173.537187094916" calcext:value-type="float">
            <text:p>173.537187094916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223.386830517094" calcext:value-type="float">
            <text:p>223.386830517094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nnuité de la dette</text:p>
          </table:table-cell>
          <table:table-cell office:value-type="float" office:value="327.958220950548" calcext:value-type="float">
            <text:p>327.958220950548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nnuité de la dette</text:p>
          </table:table-cell>
          <table:table-cell office:value-type="float" office:value="177.898015446263" calcext:value-type="float">
            <text:p>177.898015446263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nnuité de la dette</text:p>
          </table:table-cell>
          <table:table-cell office:value-type="float" office:value="252.741718577304" calcext:value-type="float">
            <text:p>252.74171857730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nnuité de la dette</text:p>
          </table:table-cell>
          <table:table-cell office:value-type="float" office:value="253.895373772778" calcext:value-type="float">
            <text:p>253.895373772778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nnuité de la dette</text:p>
          </table:table-cell>
          <table:table-cell office:value-type="float" office:value="224.726134498991" calcext:value-type="float">
            <text:p>224.726134498991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124.829845668657" calcext:value-type="float">
            <text:p>124.829845668657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nnuité de la dette</text:p>
          </table:table-cell>
          <table:table-cell office:value-type="float" office:value="53.0851243391423" calcext:value-type="float">
            <text:p>53.0851243391423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nnuité de la dette</text:p>
          </table:table-cell>
          <table:table-cell office:value-type="float" office:value="177.238001437967" calcext:value-type="float">
            <text:p>177.238001437967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nnuité de la dette</text:p>
          </table:table-cell>
          <table:table-cell office:value-type="float" office:value="172.842069562546" calcext:value-type="float">
            <text:p>172.842069562546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nnuité de la dette</text:p>
          </table:table-cell>
          <table:table-cell office:value-type="float" office:value="85.5491379310345" calcext:value-type="float">
            <text:p>85.5491379310345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Annuité de la dette</text:p>
          </table:table-cell>
          <table:table-cell office:value-type="float" office:value="69.6126463075862" calcext:value-type="float">
            <text:p>69.6126463075862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nnuité de la dette</text:p>
          </table:table-cell>
          <table:table-cell office:value-type="float" office:value="47.0362956366875" calcext:value-type="float">
            <text:p>47.0362956366875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nnuité de la dette</text:p>
          </table:table-cell>
          <table:table-cell office:value-type="float" office:value="113.809483006912" calcext:value-type="float">
            <text:p>113.809483006912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Annuité de la dette</text:p>
          </table:table-cell>
          <table:table-cell office:value-type="float" office:value="84.4541794310722" calcext:value-type="float">
            <text:p>84.454179431072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nnuité de la dette</text:p>
          </table:table-cell>
          <table:table-cell office:value-type="float" office:value="94.6913167154182" calcext:value-type="float">
            <text:p>94.691316715418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nnuité de la dette</text:p>
          </table:table-cell>
          <table:table-cell office:value-type="float" office:value="77.9530475139556" calcext:value-type="float">
            <text:p>77.9530475139556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nnuité de la dette</text:p>
          </table:table-cell>
          <table:table-cell office:value-type="float" office:value="221.099" calcext:value-type="float">
            <text:p>221.099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nnuité de la dette</text:p>
          </table:table-cell>
          <table:table-cell office:value-type="float" office:value="204.77214412597" calcext:value-type="float">
            <text:p>204.77214412597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nnuité de la dette</text:p>
          </table:table-cell>
          <table:table-cell office:value-type="float" office:value="45.5500826446281" calcext:value-type="float">
            <text:p>45.5500826446281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nnuité de la dette</text:p>
          </table:table-cell>
          <table:table-cell office:value-type="float" office:value="38.469689417891" calcext:value-type="float">
            <text:p>38.469689417891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nnuité de la dette</text:p>
          </table:table-cell>
          <table:table-cell office:value-type="float" office:value="180.556141803487" calcext:value-type="float">
            <text:p>180.556141803487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nnuité de la dette</text:p>
          </table:table-cell>
          <table:table-cell office:value-type="float" office:value="169.015020441714" calcext:value-type="float">
            <text:p>169.015020441714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nnuité de la dette</text:p>
          </table:table-cell>
          <table:table-cell office:value-type="float" office:value="203.623168523106" calcext:value-type="float">
            <text:p>203.623168523106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54.6784106642492" calcext:value-type="float">
            <text:p>54.6784106642492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nnuité de la dette</text:p>
          </table:table-cell>
          <table:table-cell office:value-type="float" office:value="149.599630543391" calcext:value-type="float">
            <text:p>149.599630543391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Annuité de la dette</text:p>
          </table:table-cell>
          <table:table-cell office:value-type="float" office:value="87.857044876722" calcext:value-type="float">
            <text:p>87.857044876722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Annuité de la dette</text:p>
          </table:table-cell>
          <table:table-cell office:value-type="float" office:value="22.8065591397849" calcext:value-type="float">
            <text:p>22.8065591397849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nnuité de la dette</text:p>
          </table:table-cell>
          <table:table-cell office:value-type="float" office:value="172.944726929191" calcext:value-type="float">
            <text:p>172.944726929191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195.903166365004" calcext:value-type="float">
            <text:p>195.90316636500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nnuité de la dette</text:p>
          </table:table-cell>
          <table:table-cell office:value-type="float" office:value="162.362282152254" calcext:value-type="float">
            <text:p>162.362282152254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nnuité de la dette</text:p>
          </table:table-cell>
          <table:table-cell office:value-type="float" office:value="370.054477306827" calcext:value-type="float">
            <text:p>370.054477306827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nnuité de la dette</text:p>
          </table:table-cell>
          <table:table-cell office:value-type="float" office:value="200.703095650167" calcext:value-type="float">
            <text:p>200.703095650167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nnuité de la dette</text:p>
          </table:table-cell>
          <table:table-cell office:value-type="float" office:value="192.058564399278" calcext:value-type="float">
            <text:p>192.058564399278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nnuité de la dette</text:p>
          </table:table-cell>
          <table:table-cell office:value-type="float" office:value="15.4516637305146" calcext:value-type="float">
            <text:p>15.451663730514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nnuité de la dette</text:p>
          </table:table-cell>
          <table:table-cell office:value-type="float" office:value="52.8176076301497" calcext:value-type="float">
            <text:p>52.8176076301497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nnuité de la dette</text:p>
          </table:table-cell>
          <table:table-cell office:value-type="float" office:value="4.16413646195189" calcext:value-type="float">
            <text:p>4.1641364619518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nnuité de la dette</text:p>
          </table:table-cell>
          <table:table-cell office:value-type="float" office:value="92.8285860095881" calcext:value-type="float">
            <text:p>92.8285860095881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nnuité de la dette</text:p>
          </table:table-cell>
          <table:table-cell office:value-type="float" office:value="100.158314774153" calcext:value-type="float">
            <text:p>100.158314774153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19.382523183284" calcext:value-type="float">
            <text:p>519.382523183284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438.154985668385" calcext:value-type="float">
            <text:p>438.154985668385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d'investissement</text:p>
          </table:table-cell>
          <table:table-cell office:value-type="float" office:value="711.709425974223" calcext:value-type="float">
            <text:p>711.709425974223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d'investissement</text:p>
          </table:table-cell>
          <table:table-cell office:value-type="float" office:value="700.627264024933" calcext:value-type="float">
            <text:p>700.627264024933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d'investissement</text:p>
          </table:table-cell>
          <table:table-cell office:value-type="float" office:value="1054.49067873385" calcext:value-type="float">
            <text:p>1054.49067873385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d'investissement</text:p>
          </table:table-cell>
          <table:table-cell office:value-type="float" office:value="410.057494864982" calcext:value-type="float">
            <text:p>410.057494864982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d'investissement</text:p>
          </table:table-cell>
          <table:table-cell office:value-type="float" office:value="560.741228648285" calcext:value-type="float">
            <text:p>560.741228648285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97.860269408844" calcext:value-type="float">
            <text:p>597.860269408844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d'investissement</text:p>
          </table:table-cell>
          <table:table-cell office:value-type="float" office:value="225.757362443705" calcext:value-type="float">
            <text:p>225.757362443705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d'investissement</text:p>
          </table:table-cell>
          <table:table-cell office:value-type="float" office:value="703.48046818499" calcext:value-type="float">
            <text:p>703.48046818499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d'investissement</text:p>
          </table:table-cell>
          <table:table-cell office:value-type="float" office:value="789.804726818302" calcext:value-type="float">
            <text:p>789.804726818302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d'investissement</text:p>
          </table:table-cell>
          <table:table-cell office:value-type="float" office:value="671.685447748065" calcext:value-type="float">
            <text:p>671.685447748065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04.022357700841" calcext:value-type="float">
            <text:p>504.022357700841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d'investissement</text:p>
          </table:table-cell>
          <table:table-cell office:value-type="float" office:value="516.603935638666" calcext:value-type="float">
            <text:p>516.603935638666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727.983037154378" calcext:value-type="float">
            <text:p>727.983037154378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81.721955545318" calcext:value-type="float">
            <text:p>581.721955545318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d'investissement</text:p>
          </table:table-cell>
          <table:table-cell office:value-type="float" office:value="497.521362923397" calcext:value-type="float">
            <text:p>497.521362923397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d'investissement</text:p>
          </table:table-cell>
          <table:table-cell office:value-type="float" office:value="430.901802977195" calcext:value-type="float">
            <text:p>430.901802977195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d'investissement</text:p>
          </table:table-cell>
          <table:table-cell office:value-type="float" office:value="655.200216370107" calcext:value-type="float">
            <text:p>655.200216370107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d'investissement</text:p>
          </table:table-cell>
          <table:table-cell office:value-type="float" office:value="493.464838565703" calcext:value-type="float">
            <text:p>493.464838565703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d'investissement</text:p>
          </table:table-cell>
          <table:table-cell office:value-type="float" office:value="347.182913919584" calcext:value-type="float">
            <text:p>347.182913919584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426.318009245729" calcext:value-type="float">
            <text:p>426.318009245729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d'investissement</text:p>
          </table:table-cell>
          <table:table-cell office:value-type="float" office:value="725.899940656173" calcext:value-type="float">
            <text:p>725.89994065617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d'investissement</text:p>
          </table:table-cell>
          <table:table-cell office:value-type="float" office:value="424.182314348137" calcext:value-type="float">
            <text:p>424.182314348137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d'investissement</text:p>
          </table:table-cell>
          <table:table-cell office:value-type="float" office:value="1341.00808887941" calcext:value-type="float">
            <text:p>1341.00808887941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324.024140019779" calcext:value-type="float">
            <text:p>324.024140019779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71.36864460618" calcext:value-type="float">
            <text:p>571.36864460618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721.840967303258" calcext:value-type="float">
            <text:p>721.840967303258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Dépenses d'investissement</text:p>
          </table:table-cell>
          <table:table-cell office:value-type="float" office:value="732.634108588876" calcext:value-type="float">
            <text:p>732.634108588876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47.854044327145" calcext:value-type="float">
            <text:p>547.85404432714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91.590638070524" calcext:value-type="float">
            <text:p>591.59063807052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09.333755118398" calcext:value-type="float">
            <text:p>509.333755118398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670.655240622656" calcext:value-type="float">
            <text:p>670.655240622656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d'investissement</text:p>
          </table:table-cell>
          <table:table-cell office:value-type="float" office:value="630.357355678628" calcext:value-type="float">
            <text:p>630.357355678628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d'investissement</text:p>
          </table:table-cell>
          <table:table-cell office:value-type="float" office:value="277.031890809287" calcext:value-type="float">
            <text:p>277.031890809287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53.209717595558" calcext:value-type="float">
            <text:p>553.209717595558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d'investissement</text:p>
          </table:table-cell>
          <table:table-cell office:value-type="float" office:value="1028.06930984236" calcext:value-type="float">
            <text:p>1028.06930984236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d'investissement</text:p>
          </table:table-cell>
          <table:table-cell office:value-type="float" office:value="315.670238906731" calcext:value-type="float">
            <text:p>315.670238906731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d'investissement</text:p>
          </table:table-cell>
          <table:table-cell office:value-type="float" office:value="351.296841332027" calcext:value-type="float">
            <text:p>351.296841332027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d'investissement</text:p>
          </table:table-cell>
          <table:table-cell office:value-type="float" office:value="1144.20464789837" calcext:value-type="float">
            <text:p>1144.20464789837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totales</text:p>
          </table:table-cell>
          <table:table-cell office:value-type="float" office:value="2074.65022125217" calcext:value-type="float">
            <text:p>2074.65022125217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totales</text:p>
          </table:table-cell>
          <table:table-cell office:value-type="float" office:value="2308.42621136821" calcext:value-type="float">
            <text:p>2308.42621136821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totales</text:p>
          </table:table-cell>
          <table:table-cell office:value-type="float" office:value="2437.93113235257" calcext:value-type="float">
            <text:p>2437.93113235257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totales</text:p>
          </table:table-cell>
          <table:table-cell office:value-type="float" office:value="2196.59038495787" calcext:value-type="float">
            <text:p>2196.59038495787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totales</text:p>
          </table:table-cell>
          <table:table-cell office:value-type="float" office:value="3027.2915364824" calcext:value-type="float">
            <text:p>3027.291536482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totales</text:p>
          </table:table-cell>
          <table:table-cell office:value-type="float" office:value="1952.66288785874" calcext:value-type="float">
            <text:p>1952.66288785874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totales</text:p>
          </table:table-cell>
          <table:table-cell office:value-type="float" office:value="2315.97268661735" calcext:value-type="float">
            <text:p>2315.97268661735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totales</text:p>
          </table:table-cell>
          <table:table-cell office:value-type="float" office:value="2508.46083406026" calcext:value-type="float">
            <text:p>2508.4608340602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totales</text:p>
          </table:table-cell>
          <table:table-cell office:value-type="float" office:value="1389.5249696495" calcext:value-type="float">
            <text:p>1389.5249696495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totales</text:p>
          </table:table-cell>
          <table:table-cell office:value-type="float" office:value="2322.76337985578" calcext:value-type="float">
            <text:p>2322.76337985578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totales</text:p>
          </table:table-cell>
          <table:table-cell office:value-type="float" office:value="2316.20095603122" calcext:value-type="float">
            <text:p>2316.20095603122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totales</text:p>
          </table:table-cell>
          <table:table-cell office:value-type="float" office:value="2612.26633268825" calcext:value-type="float">
            <text:p>2612.26633268825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Dépenses totales</text:p>
          </table:table-cell>
          <table:table-cell office:value-type="float" office:value="1885.68398176632" calcext:value-type="float">
            <text:p>1885.68398176632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totales</text:p>
          </table:table-cell>
          <table:table-cell office:value-type="float" office:value="1681.29053007816" calcext:value-type="float">
            <text:p>1681.29053007816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totales</text:p>
          </table:table-cell>
          <table:table-cell office:value-type="float" office:value="2183.68509504608" calcext:value-type="float">
            <text:p>2183.68509504608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Dépenses totales</text:p>
          </table:table-cell>
          <table:table-cell office:value-type="float" office:value="2243.53169296326" calcext:value-type="float">
            <text:p>2243.53169296326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totales</text:p>
          </table:table-cell>
          <table:table-cell office:value-type="float" office:value="2055.86682818263" calcext:value-type="float">
            <text:p>2055.86682818263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totales</text:p>
          </table:table-cell>
          <table:table-cell office:value-type="float" office:value="1832.43245488771" calcext:value-type="float">
            <text:p>1832.43245488771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totales</text:p>
          </table:table-cell>
          <table:table-cell office:value-type="float" office:value="2029.10366725979" calcext:value-type="float">
            <text:p>2029.10366725979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totales</text:p>
          </table:table-cell>
          <table:table-cell office:value-type="float" office:value="2184.8548398154" calcext:value-type="float">
            <text:p>2184.8548398154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totales</text:p>
          </table:table-cell>
          <table:table-cell office:value-type="float" office:value="1660.32450691801" calcext:value-type="float">
            <text:p>1660.32450691801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totales</text:p>
          </table:table-cell>
          <table:table-cell office:value-type="float" office:value="1844.42304843381" calcext:value-type="float">
            <text:p>1844.42304843381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totales</text:p>
          </table:table-cell>
          <table:table-cell office:value-type="float" office:value="2364.8634926668" calcext:value-type="float">
            <text:p>2364.8634926668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totales</text:p>
          </table:table-cell>
          <table:table-cell office:value-type="float" office:value="1842.70810227346" calcext:value-type="float">
            <text:p>1842.70810227346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totales</text:p>
          </table:table-cell>
          <table:table-cell office:value-type="float" office:value="3127.2705109992" calcext:value-type="float">
            <text:p>3127.2705109992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totales</text:p>
          </table:table-cell>
          <table:table-cell office:value-type="float" office:value="1690.76328951706" calcext:value-type="float">
            <text:p>1690.76328951706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totales</text:p>
          </table:table-cell>
          <table:table-cell office:value-type="float" office:value="1938.85166779745" calcext:value-type="float">
            <text:p>1938.85166779745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Dépenses totales</text:p>
          </table:table-cell>
          <table:table-cell office:value-type="float" office:value="2122.55342103707" calcext:value-type="float">
            <text:p>2122.55342103707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Dépenses totales</text:p>
          </table:table-cell>
          <table:table-cell office:value-type="float" office:value="2042.77326363998" calcext:value-type="float">
            <text:p>2042.77326363998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totales</text:p>
          </table:table-cell>
          <table:table-cell office:value-type="float" office:value="2269.16885883094" calcext:value-type="float">
            <text:p>2269.16885883094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totales</text:p>
          </table:table-cell>
          <table:table-cell office:value-type="float" office:value="2190.24329524391" calcext:value-type="float">
            <text:p>2190.24329524391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totales</text:p>
          </table:table-cell>
          <table:table-cell office:value-type="float" office:value="2113.54453747103" calcext:value-type="float">
            <text:p>2113.54453747103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totales</text:p>
          </table:table-cell>
          <table:table-cell office:value-type="float" office:value="2697.21452306827" calcext:value-type="float">
            <text:p>2697.21452306827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totales</text:p>
          </table:table-cell>
          <table:table-cell office:value-type="float" office:value="2297.20542632976" calcext:value-type="float">
            <text:p>2297.20542632976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totales</text:p>
          </table:table-cell>
          <table:table-cell office:value-type="float" office:value="1855.58823949756" calcext:value-type="float">
            <text:p>1855.5882394975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totales</text:p>
          </table:table-cell>
          <table:table-cell office:value-type="float" office:value="3339.54285740978" calcext:value-type="float">
            <text:p>3339.54285740978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totales</text:p>
          </table:table-cell>
          <table:table-cell office:value-type="float" office:value="2708.94068353424" calcext:value-type="float">
            <text:p>2708.94068353424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totales</text:p>
          </table:table-cell>
          <table:table-cell office:value-type="float" office:value="1631.66754211182" calcext:value-type="float">
            <text:p>1631.66754211182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totales</text:p>
          </table:table-cell>
          <table:table-cell office:value-type="float" office:value="1907.72761276354" calcext:value-type="float">
            <text:p>1907.72761276354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totales</text:p>
          </table:table-cell>
          <table:table-cell office:value-type="float" office:value="2843.18134096612" calcext:value-type="float">
            <text:p>2843.18134096612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pargne nette</text:p>
          </table:table-cell>
          <table:table-cell office:value-type="float" office:value="140.977086606322" calcext:value-type="float">
            <text:p>140.977086606322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pargne nette</text:p>
          </table:table-cell>
          <table:table-cell office:value-type="float" office:value="-32.8871403804813" calcext:value-type="float">
            <text:p>-32.887140380481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pargne nette</text:p>
          </table:table-cell>
          <table:table-cell office:value-type="float" office:value="106.869273288938" calcext:value-type="float">
            <text:p>106.869273288938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pargne nette</text:p>
          </table:table-cell>
          <table:table-cell office:value-type="float" office:value="218.985012843345" calcext:value-type="float">
            <text:p>218.985012843345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pargne nette</text:p>
          </table:table-cell>
          <table:table-cell office:value-type="float" office:value="232.564439310757" calcext:value-type="float">
            <text:p>232.564439310757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pargne nette</text:p>
          </table:table-cell>
          <table:table-cell office:value-type="float" office:value="94.8147095181563" calcext:value-type="float">
            <text:p>94.8147095181563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pargne nette</text:p>
          </table:table-cell>
          <table:table-cell office:value-type="float" office:value="-168.095386012105" calcext:value-type="float">
            <text:p>-168.095386012105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pargne nette</text:p>
          </table:table-cell>
          <table:table-cell office:value-type="float" office:value="31.4168321814398" calcext:value-type="float">
            <text:p>31.4168321814398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pargne nette</text:p>
          </table:table-cell>
          <table:table-cell office:value-type="float" office:value="173.291817113766" calcext:value-type="float">
            <text:p>173.291817113766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pargne nette</text:p>
          </table:table-cell>
          <table:table-cell office:value-type="float" office:value="40.4632028590156" calcext:value-type="float">
            <text:p>40.4632028590156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pargne nette</text:p>
          </table:table-cell>
          <table:table-cell office:value-type="float" office:value="66.7617344559405" calcext:value-type="float">
            <text:p>66.7617344559405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pargne nette</text:p>
          </table:table-cell>
          <table:table-cell office:value-type="float" office:value="292.444573363828" calcext:value-type="float">
            <text:p>292.444573363828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Epargne nette</text:p>
          </table:table-cell>
          <table:table-cell office:value-type="float" office:value="176.211846859444" calcext:value-type="float">
            <text:p>176.211846859444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pargne nette</text:p>
          </table:table-cell>
          <table:table-cell office:value-type="float" office:value="152.119988869101" calcext:value-type="float">
            <text:p>152.119988869101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pargne nette</text:p>
          </table:table-cell>
          <table:table-cell office:value-type="float" office:value="174.031013824885" calcext:value-type="float">
            <text:p>174.031013824885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Epargne nette</text:p>
          </table:table-cell>
          <table:table-cell office:value-type="float" office:value="42.5620062190489" calcext:value-type="float">
            <text:p>42.5620062190489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pargne nette</text:p>
          </table:table-cell>
          <table:table-cell office:value-type="float" office:value="148.948707024461" calcext:value-type="float">
            <text:p>148.94870702446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pargne nette</text:p>
          </table:table-cell>
          <table:table-cell office:value-type="float" office:value="142.986588774936" calcext:value-type="float">
            <text:p>142.986588774936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pargne nette</text:p>
          </table:table-cell>
          <table:table-cell office:value-type="float" office:value="159.38992633452" calcext:value-type="float">
            <text:p>159.3899263345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pargne nette</text:p>
          </table:table-cell>
          <table:table-cell office:value-type="float" office:value="57.5393105233562" calcext:value-type="float">
            <text:p>57.539310523356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pargne nette</text:p>
          </table:table-cell>
          <table:table-cell office:value-type="float" office:value="202.219266877147" calcext:value-type="float">
            <text:p>202.21926687714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pargne nette</text:p>
          </table:table-cell>
          <table:table-cell office:value-type="float" office:value="156.429223411887" calcext:value-type="float">
            <text:p>156.429223411887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pargne nette</text:p>
          </table:table-cell>
          <table:table-cell office:value-type="float" office:value="54.6797527340549" calcext:value-type="float">
            <text:p>54.6797527340549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pargne nette</text:p>
          </table:table-cell>
          <table:table-cell office:value-type="float" office:value="111.469826083195" calcext:value-type="float">
            <text:p>111.469826083195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pargne nette</text:p>
          </table:table-cell>
          <table:table-cell office:value-type="float" office:value="249.747294246953" calcext:value-type="float">
            <text:p>249.747294246953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pargne nette</text:p>
          </table:table-cell>
          <table:table-cell office:value-type="float" office:value="145.853049283006" calcext:value-type="float">
            <text:p>145.853049283006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pargne nette</text:p>
          </table:table-cell>
          <table:table-cell office:value-type="float" office:value="38.3521704804786" calcext:value-type="float">
            <text:p>38.3521704804786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Epargne nette</text:p>
          </table:table-cell>
          <table:table-cell office:value-type="float" office:value="149.264973097617" calcext:value-type="float">
            <text:p>149.264973097617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Epargne nette</text:p>
          </table:table-cell>
          <table:table-cell office:value-type="float" office:value="39.4340959776979" calcext:value-type="float">
            <text:p>39.4340959776979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pargne nette</text:p>
          </table:table-cell>
          <table:table-cell office:value-type="float" office:value="188.855942176769" calcext:value-type="float">
            <text:p>188.855942176769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pargne nette</text:p>
          </table:table-cell>
          <table:table-cell office:value-type="float" office:value="53.9431670192117" calcext:value-type="float">
            <text:p>53.9431670192117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pargne nette</text:p>
          </table:table-cell>
          <table:table-cell office:value-type="float" office:value="70.2320193061634" calcext:value-type="float">
            <text:p>70.2320193061634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pargne nette</text:p>
          </table:table-cell>
          <table:table-cell office:value-type="float" office:value="-42.698592460615" calcext:value-type="float">
            <text:p>-42.698592460615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pargne nette</text:p>
          </table:table-cell>
          <table:table-cell office:value-type="float" office:value="68.2012593746392" calcext:value-type="float">
            <text:p>68.2012593746392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pargne nette</text:p>
          </table:table-cell>
          <table:table-cell office:value-type="float" office:value="-35.1088601241256" calcext:value-type="float">
            <text:p>-35.108860124125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pargne nette</text:p>
          </table:table-cell>
          <table:table-cell office:value-type="float" office:value="282.894593743327" calcext:value-type="float">
            <text:p>282.894593743327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pargne nette</text:p>
          </table:table-cell>
          <table:table-cell office:value-type="float" office:value="68.2016306795603" calcext:value-type="float">
            <text:p>68.2016306795603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pargne nette</text:p>
          </table:table-cell>
          <table:table-cell office:value-type="float" office:value="79.7223943108082" calcext:value-type="float">
            <text:p>79.7223943108082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pargne nette</text:p>
          </table:table-cell>
          <table:table-cell office:value-type="float" office:value="176.363280839219" calcext:value-type="float">
            <text:p>176.363280839219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pargne nette</text:p>
          </table:table-cell>
          <table:table-cell office:value-type="float" office:value="26.4134590652447" calcext:value-type="float">
            <text:p>26.4134590652447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Flux net de dette</text:p>
          </table:table-cell>
          <table:table-cell office:value-type="float" office:value="-127.610117993773" calcext:value-type="float">
            <text:p>-127.610117993773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lux net de dette</text:p>
          </table:table-cell>
          <table:table-cell office:value-type="float" office:value="-152.819055500335" calcext:value-type="float">
            <text:p>-152.819055500335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Flux net de dette</text:p>
          </table:table-cell>
          <table:table-cell office:value-type="float" office:value="-103.278225761527" calcext:value-type="float">
            <text:p>-103.278225761527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Flux net de dette</text:p>
          </table:table-cell>
          <table:table-cell office:value-type="float" office:value="-77.1341792246044" calcext:value-type="float">
            <text:p>-77.134179224604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Flux net de dette</text:p>
          </table:table-cell>
          <table:table-cell office:value-type="float" office:value="117.54125672664" calcext:value-type="float">
            <text:p>117.5412567266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Flux net de dette</text:p>
          </table:table-cell>
          <table:table-cell office:value-type="float" office:value="-96.3310172046658" calcext:value-type="float">
            <text:p>-96.3310172046658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Flux net de dette</text:p>
          </table:table-cell>
          <table:table-cell office:value-type="float" office:value="-186.560832548756" calcext:value-type="float">
            <text:p>-186.560832548756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Flux net de dette</text:p>
          </table:table-cell>
          <table:table-cell office:value-type="float" office:value="-99.1451707709857" calcext:value-type="float">
            <text:p>-99.1451707709857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Flux net de dette</text:p>
          </table:table-cell>
          <table:table-cell office:value-type="float" office:value="-35.7625004895242" calcext:value-type="float">
            <text:p>-35.7625004895242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Flux net de dette</text:p>
          </table:table-cell>
          <table:table-cell office:value-type="float" office:value="276.752679058555" calcext:value-type="float">
            <text:p>276.752679058555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lux net de dette</text:p>
          </table:table-cell>
          <table:table-cell office:value-type="float" office:value="11.514444490987" calcext:value-type="float">
            <text:p>11.514444490987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Flux net de dette</text:p>
          </table:table-cell>
          <table:table-cell office:value-type="float" office:value="192.918806298381" calcext:value-type="float">
            <text:p>192.918806298381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Flux net de dette</text:p>
          </table:table-cell>
          <table:table-cell office:value-type="float" office:value="-56.3522648544848" calcext:value-type="float">
            <text:p>-56.3522648544848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Flux net de dette</text:p>
          </table:table-cell>
          <table:table-cell office:value-type="float" office:value="-41.5016773028594" calcext:value-type="float">
            <text:p>-41.5016773028594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Flux net de dette</text:p>
          </table:table-cell>
          <table:table-cell office:value-type="float" office:value="-59.3870550115207" calcext:value-type="float">
            <text:p>-59.3870550115207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Flux net de dette</text:p>
          </table:table-cell>
          <table:table-cell office:value-type="float" office:value="-58.9306253598986" calcext:value-type="float">
            <text:p>-58.9306253598986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lux net de dette</text:p>
          </table:table-cell>
          <table:table-cell office:value-type="float" office:value="-63.9050710076731" calcext:value-type="float">
            <text:p>-63.905071007673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Flux net de dette</text:p>
          </table:table-cell>
          <table:table-cell office:value-type="float" office:value="36.6887111082262" calcext:value-type="float">
            <text:p>36.6887111082262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Flux net de dette</text:p>
          </table:table-cell>
          <table:table-cell office:value-type="float" office:value="-201.226624911032" calcext:value-type="float">
            <text:p>-201.22662491103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Flux net de dette</text:p>
          </table:table-cell>
          <table:table-cell office:value-type="float" office:value="24.0476818088497" calcext:value-type="float">
            <text:p>24.0476818088497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Flux net de dette</text:p>
          </table:table-cell>
          <table:table-cell office:value-type="float" office:value="-24.9732769987928" calcext:value-type="float">
            <text:p>-24.9732769987928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Flux net de dette</text:p>
          </table:table-cell>
          <table:table-cell office:value-type="float" office:value="-28.0515826669146" calcext:value-type="float">
            <text:p>-28.0515826669146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Flux net de dette</text:p>
          </table:table-cell>
          <table:table-cell office:value-type="float" office:value="-14.082096532625" calcext:value-type="float">
            <text:p>-14.082096532625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Flux net de dette</text:p>
          </table:table-cell>
          <table:table-cell office:value-type="float" office:value="-121.823221570875" calcext:value-type="float">
            <text:p>-121.823221570875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Flux net de dette</text:p>
          </table:table-cell>
          <table:table-cell office:value-type="float" office:value="160.342237569514" calcext:value-type="float">
            <text:p>160.342237569514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Flux net de dette</text:p>
          </table:table-cell>
          <table:table-cell office:value-type="float" office:value="-17.4424608537992" calcext:value-type="float">
            <text:p>-17.4424608537992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Flux net de dette</text:p>
          </table:table-cell>
          <table:table-cell office:value-type="float" office:value="0.081299266021093" calcext:value-type="float">
            <text:p>0.081299266021093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Flux net de dette</text:p>
          </table:table-cell>
          <table:table-cell office:value-type="float" office:value="280.83253828416" calcext:value-type="float">
            <text:p>280.83253828416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Flux net de dette</text:p>
          </table:table-cell>
          <table:table-cell office:value-type="float" office:value="577.836591663348" calcext:value-type="float">
            <text:p>577.836591663348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Flux net de dette</text:p>
          </table:table-cell>
          <table:table-cell office:value-type="float" office:value="-80.0582371112377" calcext:value-type="float">
            <text:p>-80.0582371112377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Flux net de dette</text:p>
          </table:table-cell>
          <table:table-cell office:value-type="float" office:value="38.076575441045" calcext:value-type="float">
            <text:p>38.07657544104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Flux net de dette</text:p>
          </table:table-cell>
          <table:table-cell office:value-type="float" office:value="-38.0149954696729" calcext:value-type="float">
            <text:p>-38.0149954696729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Flux net de dette</text:p>
          </table:table-cell>
          <table:table-cell office:value-type="float" office:value="-105.673144786197" calcext:value-type="float">
            <text:p>-105.673144786197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Flux net de dette</text:p>
          </table:table-cell>
          <table:table-cell office:value-type="float" office:value="-0.737375485558248" calcext:value-type="float">
            <text:p>-0.737375485558248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Flux net de dette</text:p>
          </table:table-cell>
          <table:table-cell office:value-type="float" office:value="-89.2328351012536" calcext:value-type="float">
            <text:p>-89.232835101253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Flux net de dette</text:p>
          </table:table-cell>
          <table:table-cell office:value-type="float" office:value="-13.9040753790305" calcext:value-type="float">
            <text:p>-13.9040753790305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Flux net de dette</text:p>
          </table:table-cell>
          <table:table-cell office:value-type="float" office:value="708.551161743277" calcext:value-type="float">
            <text:p>708.551161743277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Flux net de dette</text:p>
          </table:table-cell>
          <table:table-cell office:value-type="float" office:value="-3.63071049354395" calcext:value-type="float">
            <text:p>-3.63071049354395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Flux net de dette</text:p>
          </table:table-cell>
          <table:table-cell office:value-type="float" office:value="55.7399695860611" calcext:value-type="float">
            <text:p>55.7399695860611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Flux net de dette</text:p>
          </table:table-cell>
          <table:table-cell office:value-type="float" office:value="159.475398368883" calcext:value-type="float">
            <text:p>159.475398368883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cettes d'investissement</text:p>
          </table:table-cell>
          <table:table-cell office:value-type="float" office:value="304.242591763702" calcext:value-type="float">
            <text:p>304.242591763702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246.310685605973" calcext:value-type="float">
            <text:p>246.31068560597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cettes d'investissement</text:p>
          </table:table-cell>
          <table:table-cell office:value-type="float" office:value="323.737505127491" calcext:value-type="float">
            <text:p>323.737505127491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cettes d'investissement</text:p>
          </table:table-cell>
          <table:table-cell office:value-type="float" office:value="292.902788033427" calcext:value-type="float">
            <text:p>292.902788033427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cettes d'investissement</text:p>
          </table:table-cell>
          <table:table-cell office:value-type="float" office:value="811.028908880071" calcext:value-type="float">
            <text:p>811.028908880071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cettes d'investissement</text:p>
          </table:table-cell>
          <table:table-cell office:value-type="float" office:value="235.724667872689" calcext:value-type="float">
            <text:p>235.724667872689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cettes d'investissement</text:p>
          </table:table-cell>
          <table:table-cell office:value-type="float" office:value="553.00500672495" calcext:value-type="float">
            <text:p>553.00500672495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119.126696302758" calcext:value-type="float">
            <text:p>119.126696302758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cettes d'investissement</text:p>
          </table:table-cell>
          <table:table-cell office:value-type="float" office:value="129.128674368514" calcext:value-type="float">
            <text:p>129.128674368514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cettes d'investissement</text:p>
          </table:table-cell>
          <table:table-cell office:value-type="float" office:value="725.175923153376" calcext:value-type="float">
            <text:p>725.175923153376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cettes d'investissement</text:p>
          </table:table-cell>
          <table:table-cell office:value-type="float" office:value="377.741259581955" calcext:value-type="float">
            <text:p>377.741259581955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cettes d'investissement</text:p>
          </table:table-cell>
          <table:table-cell office:value-type="float" office:value="398.712587966221" calcext:value-type="float">
            <text:p>398.712587966221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Recettes d'investissement</text:p>
          </table:table-cell>
          <table:table-cell office:value-type="float" office:value="153.411045919794" calcext:value-type="float">
            <text:p>153.411045919794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cettes d'investissement</text:p>
          </table:table-cell>
          <table:table-cell office:value-type="float" office:value="98.6306535074701" calcext:value-type="float">
            <text:p>98.6306535074701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cettes d'investissement</text:p>
          </table:table-cell>
          <table:table-cell office:value-type="float" office:value="298.167203341014" calcext:value-type="float">
            <text:p>298.167203341014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Recettes d'investissement</text:p>
          </table:table-cell>
          <table:table-cell office:value-type="float" office:value="405.835442819302" calcext:value-type="float">
            <text:p>405.83544281930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cettes d'investissement</text:p>
          </table:table-cell>
          <table:table-cell office:value-type="float" office:value="225.040709228878" calcext:value-type="float">
            <text:p>225.040709228878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cettes d'investissement</text:p>
          </table:table-cell>
          <table:table-cell office:value-type="float" office:value="203.881875243412" calcext:value-type="float">
            <text:p>203.881875243412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cettes d'investissement</text:p>
          </table:table-cell>
          <table:table-cell office:value-type="float" office:value="103.896616725979" calcext:value-type="float">
            <text:p>103.896616725979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cettes d'investissement</text:p>
          </table:table-cell>
          <table:table-cell office:value-type="float" office:value="291.885245074848" calcext:value-type="float">
            <text:p>291.885245074848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cettes d'investissement</text:p>
          </table:table-cell>
          <table:table-cell office:value-type="float" office:value="124.257397622806" calcext:value-type="float">
            <text:p>124.257397622806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cettes d'investissement</text:p>
          </table:table-cell>
          <table:table-cell office:value-type="float" office:value="118.662198251813" calcext:value-type="float">
            <text:p>118.662198251813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cettes d'investissement</text:p>
          </table:table-cell>
          <table:table-cell office:value-type="float" office:value="335.120379800492" calcext:value-type="float">
            <text:p>335.120379800492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cettes d'investissement</text:p>
          </table:table-cell>
          <table:table-cell office:value-type="float" office:value="150.185331285557" calcext:value-type="float">
            <text:p>150.185331285557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cettes d'investissement</text:p>
          </table:table-cell>
          <table:table-cell office:value-type="float" office:value="521.17687265211" calcext:value-type="float">
            <text:p>521.17687265211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152.707759601121" calcext:value-type="float">
            <text:p>152.707759601121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d'investissement</text:p>
          </table:table-cell>
          <table:table-cell office:value-type="float" office:value="302.45016869179" calcext:value-type="float">
            <text:p>302.45016869179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Recettes d'investissement</text:p>
          </table:table-cell>
          <table:table-cell office:value-type="float" office:value="482.53466859812" calcext:value-type="float">
            <text:p>482.53466859812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Recettes d'investissement</text:p>
          </table:table-cell>
          <table:table-cell office:value-type="float" office:value="671.437761184123" calcext:value-type="float">
            <text:p>671.437761184123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cettes d'investissement</text:p>
          </table:table-cell>
          <table:table-cell office:value-type="float" office:value="176.245430225235" calcext:value-type="float">
            <text:p>176.24543022523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450.443689294982" calcext:value-type="float">
            <text:p>450.443689294982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cettes d'investissement</text:p>
          </table:table-cell>
          <table:table-cell office:value-type="float" office:value="235.068197452562" calcext:value-type="float">
            <text:p>235.068197452562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d'investissement</text:p>
          </table:table-cell>
          <table:table-cell office:value-type="float" office:value="497.166999624906" calcext:value-type="float">
            <text:p>497.166999624906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cettes d'investissement</text:p>
          </table:table-cell>
          <table:table-cell office:value-type="float" office:value="283.888290642668" calcext:value-type="float">
            <text:p>283.888290642668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cettes d'investissement</text:p>
          </table:table-cell>
          <table:table-cell office:value-type="float" office:value="117.669040377816" calcext:value-type="float">
            <text:p>117.66904037781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cettes d'investissement</text:p>
          </table:table-cell>
          <table:table-cell office:value-type="float" office:value="208.569968236173" calcext:value-type="float">
            <text:p>208.569968236173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cettes d'investissement</text:p>
          </table:table-cell>
          <table:table-cell office:value-type="float" office:value="798.564284011127" calcext:value-type="float">
            <text:p>798.564284011127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cettes d'investissement</text:p>
          </table:table-cell>
          <table:table-cell office:value-type="float" office:value="125.742668938848" calcext:value-type="float">
            <text:p>125.742668938848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cettes d'investissement</text:p>
          </table:table-cell>
          <table:table-cell office:value-type="float" office:value="298.630490746946" calcext:value-type="float">
            <text:p>298.63049074694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cettes d'investissement</text:p>
          </table:table-cell>
          <table:table-cell office:value-type="float" office:value="904.38288425345" calcext:value-type="float">
            <text:p>904.38288425345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cettes totales</text:p>
          </table:table-cell>
          <table:table-cell office:value-type="float" office:value="2128.94480129405" calcext:value-type="float">
            <text:p>2128.94480129405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cettes totales</text:p>
          </table:table-cell>
          <table:table-cell office:value-type="float" office:value="2251.43233085227" calcext:value-type="float">
            <text:p>2251.43233085227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cettes totales</text:p>
          </table:table-cell>
          <table:table-cell office:value-type="float" office:value="2371.51885954473" calcext:value-type="float">
            <text:p>2371.51885954473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cettes totales</text:p>
          </table:table-cell>
          <table:table-cell office:value-type="float" office:value="2153.95638913624" calcext:value-type="float">
            <text:p>2153.9563891362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cettes totales</text:p>
          </table:table-cell>
          <table:table-cell office:value-type="float" office:value="3189.71240093494" calcext:value-type="float">
            <text:p>3189.7124009349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cettes totales</text:p>
          </table:table-cell>
          <table:table-cell office:value-type="float" office:value="2063.69630127951" calcext:value-type="float">
            <text:p>2063.69630127951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cettes totales</text:p>
          </table:table-cell>
          <table:table-cell office:value-type="float" office:value="2326.70191123067" calcext:value-type="float">
            <text:p>2326.70191123067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cettes totales</text:p>
          </table:table-cell>
          <table:table-cell office:value-type="float" office:value="2160.2892639066" calcext:value-type="float">
            <text:p>2160.289263906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cettes totales</text:p>
          </table:table-cell>
          <table:table-cell office:value-type="float" office:value="1501.9505991776" calcext:value-type="float">
            <text:p>1501.9505991776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cettes totales</text:p>
          </table:table-cell>
          <table:table-cell office:value-type="float" office:value="2512.49171688976" calcext:value-type="float">
            <text:p>2512.49171688976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cettes totales</text:p>
          </table:table-cell>
          <table:table-cell office:value-type="float" office:value="2099.74666136081" calcext:value-type="float">
            <text:p>2099.74666136081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cettes totales</text:p>
          </table:table-cell>
          <table:table-cell office:value-type="float" office:value="2702.71790288529" calcext:value-type="float">
            <text:p>2702.71790288529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Recettes totales</text:p>
          </table:table-cell>
          <table:table-cell office:value-type="float" office:value="1767.7048638067" calcext:value-type="float">
            <text:p>1767.7048638067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cettes totales</text:p>
          </table:table-cell>
          <table:table-cell office:value-type="float" office:value="1456.97876818047" calcext:value-type="float">
            <text:p>1456.97876818047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cettes totales</text:p>
          </table:table-cell>
          <table:table-cell office:value-type="float" office:value="2008.02465725806" calcext:value-type="float">
            <text:p>2008.02465725806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Recettes totales</text:p>
          </table:table-cell>
          <table:table-cell office:value-type="float" office:value="2169.13781181619" calcext:value-type="float">
            <text:p>2169.13781181619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cettes totales</text:p>
          </table:table-cell>
          <table:table-cell office:value-type="float" office:value="1996.23995252024" calcext:value-type="float">
            <text:p>1996.23995252024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cettes totales</text:p>
          </table:table-cell>
          <table:table-cell office:value-type="float" office:value="1807.94131052837" calcext:value-type="float">
            <text:p>1807.94131052837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cettes totales</text:p>
          </table:table-cell>
          <table:table-cell office:value-type="float" office:value="1838.41661886121" calcext:value-type="float">
            <text:p>1838.41661886121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cettes totales</text:p>
          </table:table-cell>
          <table:table-cell office:value-type="float" office:value="2197.31308264972" calcext:value-type="float">
            <text:p>2197.3130826497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cettes totales</text:p>
          </table:table-cell>
          <table:table-cell office:value-type="float" office:value="1664.7860381651" calcext:value-type="float">
            <text:p>1664.7860381651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cettes totales</text:p>
          </table:table-cell>
          <table:table-cell office:value-type="float" office:value="1722.08962857674" calcext:value-type="float">
            <text:p>1722.08962857674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cettes totales</text:p>
          </table:table-cell>
          <table:table-cell office:value-type="float" office:value="2187.86317955746" calcext:value-type="float">
            <text:p>2187.86317955746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cettes totales</text:p>
          </table:table-cell>
          <table:table-cell office:value-type="float" office:value="1802.00416686496" calcext:value-type="float">
            <text:p>1802.00416686496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cettes totales</text:p>
          </table:table-cell>
          <table:table-cell office:value-type="float" office:value="2725.45141357306" calcext:value-type="float">
            <text:p>2725.45141357306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totales</text:p>
          </table:table-cell>
          <table:table-cell office:value-type="float" office:value="1715.74903865172" calcext:value-type="float">
            <text:p>1715.74903865172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totales</text:p>
          </table:table-cell>
          <table:table-cell office:value-type="float" office:value="1819.22053136372" calcext:value-type="float">
            <text:p>1819.22053136372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Recettes totales</text:p>
          </table:table-cell>
          <table:table-cell office:value-type="float" office:value="2106.43625317803" calcext:value-type="float">
            <text:p>2106.43625317803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Recettes totales</text:p>
          </table:table-cell>
          <table:table-cell office:value-type="float" office:value="2042.47523031993" calcext:value-type="float">
            <text:p>2042.47523031993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cettes totales</text:p>
          </table:table-cell>
          <table:table-cell office:value-type="float" office:value="2226.46752601745" calcext:value-type="float">
            <text:p>2226.4675260174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cettes totales</text:p>
          </table:table-cell>
          <table:table-cell office:value-type="float" office:value="2250.15773927645" calcext:value-type="float">
            <text:p>2250.1577392764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cettes totales</text:p>
          </table:table-cell>
          <table:table-cell office:value-type="float" office:value="2034.67425624227" calcext:value-type="float">
            <text:p>2034.67425624227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totales</text:p>
          </table:table-cell>
          <table:table-cell office:value-type="float" office:value="2774.26028675919" calcext:value-type="float">
            <text:p>2774.2602867591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cettes totales</text:p>
          </table:table-cell>
          <table:table-cell office:value-type="float" office:value="2175.43823602938" calcext:value-type="float">
            <text:p>2175.43823602938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cettes totales</text:p>
          </table:table-cell>
          <table:table-cell office:value-type="float" office:value="1805.98321909848" calcext:value-type="float">
            <text:p>1805.98321909848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cettes totales</text:p>
          </table:table-cell>
          <table:table-cell office:value-type="float" office:value="3291.92380979073" calcext:value-type="float">
            <text:p>3291.92380979073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cettes totales</text:p>
          </table:table-cell>
          <table:table-cell office:value-type="float" office:value="2580.90623526295" calcext:value-type="float">
            <text:p>2580.90623526295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cettes totales</text:p>
          </table:table-cell>
          <table:table-cell office:value-type="float" office:value="1525.62650291669" calcext:value-type="float">
            <text:p>1525.6265029166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cettes totales</text:p>
          </table:table-cell>
          <table:table-cell office:value-type="float" office:value="2104.59340893861" calcext:value-type="float">
            <text:p>2104.59340893861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cettes totales</text:p>
          </table:table-cell>
          <table:table-cell office:value-type="float" office:value="2705.64736825596" calcext:value-type="float">
            <text:p>2705.64736825596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54.2945800418796" calcext:value-type="float">
            <text:p>54.2945800418796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56.9938805159383" calcext:value-type="float">
            <text:p>-56.993880515938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66.4122728078391" calcext:value-type="float">
            <text:p>-66.4122728078391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2.6339958216318" calcext:value-type="float">
            <text:p>-42.6339958216318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62.420864452538" calcext:value-type="float">
            <text:p>162.420864452538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11.03341342077" calcext:value-type="float">
            <text:p>111.03341342077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0.7292246133159" calcext:value-type="float">
            <text:p>10.729224613315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348.17157015366" calcext:value-type="float">
            <text:p>-348.1715701536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12.425629528099" calcext:value-type="float">
            <text:p>112.425629528099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89.728337033983" calcext:value-type="float">
            <text:p>189.728337033983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216.454294670409" calcext:value-type="float">
            <text:p>-216.454294670409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90.4515701970443" calcext:value-type="float">
            <text:p>90.4515701970443</text:p>
          </table:table-cell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17.979117959618" calcext:value-type="float">
            <text:p>-117.979117959618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224.311761897695" calcext:value-type="float">
            <text:p>-224.311761897695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75.660437788018" calcext:value-type="float">
            <text:p>-175.660437788018</text:p>
          </table:table-cell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74.3938811470686" calcext:value-type="float">
            <text:p>-74.3938811470686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59.626875662385" calcext:value-type="float">
            <text:p>-59.626875662385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24.4911443593403" calcext:value-type="float">
            <text:p>-24.4911443593403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90.687048398576" calcext:value-type="float">
            <text:p>-190.687048398576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2.4582428343169" calcext:value-type="float">
            <text:p>12.4582428343169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4.46153124709785" calcext:value-type="float">
            <text:p>4.46153124709785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22.333419857063" calcext:value-type="float">
            <text:p>-122.333419857063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77.000313109334" calcext:value-type="float">
            <text:p>-177.000313109334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0.7039354085096" calcext:value-type="float">
            <text:p>-40.7039354085096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01.819097426139" calcext:value-type="float">
            <text:p>-401.819097426139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24.9857491346628" calcext:value-type="float">
            <text:p>24.9857491346628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19.631136433726" calcext:value-type="float">
            <text:p>-119.631136433726</text:p>
          </table:table-cell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6.1171678590431" calcext:value-type="float">
            <text:p>-16.1171678590431</text:p>
          </table:table-cell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0.298033320058528" calcext:value-type="float">
            <text:p>-0.298033320058528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2.7013328134844" calcext:value-type="float">
            <text:p>-42.7013328134844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59.9144440325359" calcext:value-type="float">
            <text:p>59.9144440325359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78.8702812287638" calcext:value-type="float">
            <text:p>-78.8702812287638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77.0457636909225" calcext:value-type="float">
            <text:p>77.0457636909225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21.767190300373" calcext:value-type="float">
            <text:p>-121.767190300373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9.6050203990807" calcext:value-type="float">
            <text:p>-49.6050203990807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7.6190476190476" calcext:value-type="float">
            <text:p>-47.619047619047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28.034448271294" calcext:value-type="float">
            <text:p>-128.034448271294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06.041039195124" calcext:value-type="float">
            <text:p>-106.041039195124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96.865796175061" calcext:value-type="float">
            <text:p>196.865796175061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37.533972710163" calcext:value-type="float">
            <text:p>-137.533972710163</text:p>
          </table:table-cell>
        </table:table-row>
      </table:table>
      <table:table table:name="Table dynamique_data93_2024_1" table:style-name="ta1">
        <table:table-column table:style-name="co5" table:default-cell-style-name="ce7"/>
        <table:table-column table:style-name="co6" table:default-cell-style-name="ce7"/>
        <table:table-column table:style-name="co7" table:number-columns-repeated="1022" table:default-cell-style-name="ce7"/>
        <table:table-row table:style-name="ro2">
          <table:table-cell table:style-name="ce2" office:value-type="string" calcext:value-type="string">
            <text:p>Somme - Montant.en...par.habitant</text:p>
          </table:table-cell>
          <table:table-cell table:style-name="ce17" office:value-type="string" calcext:value-type="string">
            <text:p>Données</text:p>
          </table:table-cell>
          <table:table-cell table:style-name="ce29" table:number-columns-repeated="53"/>
          <table:table-cell table:style-name="ce46"/>
          <table:table-cell table:number-columns-repeated="968"/>
        </table:table-row>
        <table:table-row table:style-name="ro3">
          <table:table-cell table:style-name="ce3" office:value-type="string" calcext:value-type="string">
            <text:p>Nom.2024.Commune</text:p>
          </table:table-cell>
          <table:table-cell table:style-name="ce18" office:value-type="string" calcext:value-type="string">
            <text:p>Achats et charges externes</text:p>
          </table:table-cell>
          <table:table-cell table:style-name="ce30" office:value-type="string" calcext:value-type="string">
            <text:p>Annuité de la dette</text:p>
          </table:table-cell>
          <table:table-cell table:style-name="ce30" office:value-type="string" calcext:value-type="string">
            <text:p>Autres dépenses d'investissement</text:p>
          </table:table-cell>
          <table:table-cell table:style-name="ce30" office:value-type="string" calcext:value-type="string">
            <text:p>Autres dépenses de fonctionnement</text:p>
          </table:table-cell>
          <table:table-cell table:style-name="ce30" office:value-type="string" calcext:value-type="string">
            <text:p>Autres dotations de fonctionnement</text:p>
          </table:table-cell>
          <table:table-cell table:style-name="ce30" office:value-type="string" calcext:value-type="string">
            <text:p>Autres dotations et subventions</text:p>
          </table:table-cell>
          <table:table-cell table:style-name="ce30" office:value-type="string" calcext:value-type="string">
            <text:p>Autres impôts et taxes</text:p>
          </table:table-cell>
          <table:table-cell table:style-name="ce30" office:value-type="string" calcext:value-type="string">
            <text:p>Autres recettes d'investissement</text:p>
          </table:table-cell>
          <table:table-cell table:style-name="ce30" office:value-type="string" calcext:value-type="string">
            <text:p>Autres recettes de fonctionnement</text:p>
          </table:table-cell>
          <table:table-cell table:style-name="ce30" office:value-type="string" calcext:value-type="string">
            <text:p>Capacité ou besoin de financement</text:p>
          </table:table-cell>
          <table:table-cell table:style-name="ce30" office:value-type="string" calcext:value-type="string">
            <text:p>Charges financières</text:p>
          </table:table-cell>
          <table:table-cell table:style-name="ce30" office:value-type="string" calcext:value-type="string">
            <text:p>Concours de l'Etat</text:p>
          </table:table-cell>
          <table:table-cell table:style-name="ce30" office:value-type="string" calcext:value-type="string">
            <text:p>Crédits de trésorerie</text:p>
          </table:table-cell>
          <table:table-cell table:style-name="ce30" office:value-type="string" calcext:value-type="string">
            <text:p>Dépenses d'équipement</text:p>
          </table:table-cell>
          <table:table-cell table:style-name="ce30" office:value-type="string" calcext:value-type="string">
            <text:p>Dépenses d'intervention</text:p>
          </table:table-cell>
          <table:table-cell table:style-name="ce30" office:value-type="string" calcext:value-type="string">
            <text:p>Dépenses d'investissement</text:p>
          </table:table-cell>
          <table:table-cell table:style-name="ce30" office:value-type="string" calcext:value-type="string">
            <text:p>Dépenses d'investissement hors remb</text:p>
          </table:table-cell>
          <table:table-cell table:style-name="ce30" office:value-type="string" calcext:value-type="string">
            <text:p>Dépenses de fonctionnement</text:p>
          </table:table-cell>
          <table:table-cell table:style-name="ce30" office:value-type="string" calcext:value-type="string">
            <text:p>Dépenses totales</text:p>
          </table:table-cell>
          <table:table-cell table:style-name="ce30" office:value-type="string" calcext:value-type="string">
            <text:p>Dépenses totales hors remb</text:p>
          </table:table-cell>
          <table:table-cell table:style-name="ce30" office:value-type="string" calcext:value-type="string">
            <text:p>Dépôts au Trésor</text:p>
          </table:table-cell>
          <table:table-cell table:style-name="ce30" office:value-type="string" calcext:value-type="string">
            <text:p>DETR</text:p>
          </table:table-cell>
          <table:table-cell table:style-name="ce30" office:value-type="string" calcext:value-type="string">
            <text:p>Dotation globale de fonctionnement</text:p>
          </table:table-cell>
          <table:table-cell table:style-name="ce30" office:value-type="string" calcext:value-type="string">
            <text:p>Emprunts hors GAD</text:p>
          </table:table-cell>
          <table:table-cell table:style-name="ce30" office:value-type="string" calcext:value-type="string">
            <text:p>Encours de dette</text:p>
          </table:table-cell>
          <table:table-cell table:style-name="ce30" office:value-type="string" calcext:value-type="string">
            <text:p>Encours de dette - Dépôts et cautionnements reçus</text:p>
          </table:table-cell>
          <table:table-cell table:style-name="ce30" office:value-type="string" calcext:value-type="string">
            <text:p>Encours de dette - Dettes bancaires et assimilées</text:p>
          </table:table-cell>
          <table:table-cell table:style-name="ce30" office:value-type="string" calcext:value-type="string">
            <text:p>Epargne brute</text:p>
          </table:table-cell>
          <table:table-cell table:style-name="ce30" office:value-type="string" calcext:value-type="string">
            <text:p>Epargne de gestion</text:p>
          </table:table-cell>
          <table:table-cell table:style-name="ce30" office:value-type="string" calcext:value-type="string">
            <text:p>Epargne nette</text:p>
          </table:table-cell>
          <table:table-cell table:style-name="ce30" office:value-type="string" calcext:value-type="string">
            <text:p>FCTVA</text:p>
          </table:table-cell>
          <table:table-cell table:style-name="ce30" office:value-type="string" calcext:value-type="string">
            <text:p>Fiscalité reversée</text:p>
          </table:table-cell>
          <table:table-cell table:style-name="ce30" office:value-type="string" calcext:value-type="string">
            <text:p>Flux net de dette</text:p>
          </table:table-cell>
          <table:table-cell table:style-name="ce30" office:value-type="string" calcext:value-type="string">
            <text:p>Fonds de roulement</text:p>
          </table:table-cell>
          <table:table-cell table:style-name="ce30" office:value-type="string" calcext:value-type="string">
            <text:p>Fonds de soutien aux emprunts à risque</text:p>
          </table:table-cell>
          <table:table-cell table:style-name="ce30" office:value-type="string" calcext:value-type="string">
            <text:p>Frais de personnel</text:p>
          </table:table-cell>
          <table:table-cell table:style-name="ce30" office:value-type="string" calcext:value-type="string">
            <text:p>Impôts et taxes</text:p>
          </table:table-cell>
          <table:table-cell table:style-name="ce30" office:value-type="string" calcext:value-type="string">
            <text:p>Impôts locaux</text:p>
          </table:table-cell>
          <table:table-cell table:style-name="ce30" office:value-type="string" calcext:value-type="string">
            <text:p>Péréquations et compensations fiscales</text:p>
          </table:table-cell>
          <table:table-cell table:style-name="ce30" office:value-type="string" calcext:value-type="string">
            <text:p>Produit des cessions d'immobilisations</text:p>
          </table:table-cell>
          <table:table-cell table:style-name="ce30" office:value-type="string" calcext:value-type="string">
            <text:p>Recettes d'investissement</text:p>
          </table:table-cell>
          <table:table-cell table:style-name="ce30" office:value-type="string" calcext:value-type="string">
            <text:p>Recettes d'investissement hors emprunts</text:p>
          </table:table-cell>
          <table:table-cell table:style-name="ce30" office:value-type="string" calcext:value-type="string">
            <text:p>Recettes de fonctionnement</text:p>
          </table:table-cell>
          <table:table-cell table:style-name="ce30" office:value-type="string" calcext:value-type="string">
            <text:p>Recettes totales</text:p>
          </table:table-cell>
          <table:table-cell table:style-name="ce30" office:value-type="string" calcext:value-type="string">
            <text:p>Recettes totales hors emprunts</text:p>
          </table:table-cell>
          <table:table-cell table:style-name="ce30" office:value-type="string" calcext:value-type="string">
            <text:p>Remboursements d'emprunts hors GAD</text:p>
          </table:table-cell>
          <table:table-cell table:style-name="ce30" office:value-type="string" calcext:value-type="string">
            <text:p>Subventions aux personnes de droit privé</text:p>
          </table:table-cell>
          <table:table-cell table:style-name="ce30" office:value-type="string" calcext:value-type="string">
            <text:p>Subventions d'équipement versées</text:p>
          </table:table-cell>
          <table:table-cell table:style-name="ce30" office:value-type="string" calcext:value-type="string">
            <text:p>Subventions reçues et participations</text:p>
          </table:table-cell>
          <table:table-cell table:style-name="ce30" office:value-type="string" calcext:value-type="string">
            <text:p>Taxe d'enlévement des ordures ménagères</text:p>
          </table:table-cell>
          <table:table-cell table:style-name="ce30" office:value-type="string" calcext:value-type="string">
            <text:p>TVA</text:p>
          </table:table-cell>
          <table:table-cell table:style-name="ce30" office:value-type="string" calcext:value-type="string">
            <text:p>Variation du fonds de roulement</text:p>
          </table:table-cell>
          <table:table-cell table:style-name="ce30" office:value-type="string" calcext:value-type="string">
            <text:p>Ventes de biens et services</text:p>
          </table:table-cell>
          <table:table-cell table:style-name="ce39" office:value-type="string" calcext:value-type="string">
            <text:p>Versement transport</text:p>
          </table:table-cell>
          <table:table-cell table:style-name="ce47" office:value-type="string" calcext:value-type="string">
            <text:p>Total Résultat</text:p>
          </table:table-cell>
          <table:table-cell table:style-name="ce61" table:number-columns-repeated="968"/>
        </table:table-row>
        <table:table-row table:style-name="ro1">
          <table:table-cell table:style-name="ce4" office:value-type="string" calcext:value-type="string">
            <text:p>Aubervilliers</text:p>
          </table:table-cell>
          <table:table-cell table:style-name="ce19" office:value-type="float" office:value="335.161597624614" calcext:value-type="float">
            <text:p>335</text:p>
          </table:table-cell>
          <table:table-cell table:style-name="ce31" office:value-type="float" office:value="173.537187094916" calcext:value-type="float">
            <text:p>174</text:p>
          </table:table-cell>
          <table:table-cell table:style-name="ce31" office:value-type="float" office:value="13.5237795676885" calcext:value-type="float">
            <text:p>14</text:p>
          </table:table-cell>
          <table:table-cell table:style-name="ce31" office:value-type="float" office:value="27.0697825147632" calcext:value-type="float">
            <text:p>27</text:p>
          </table:table-cell>
          <table:table-cell table:style-name="ce31" office:value-type="float" office:value="3.9705658161513" calcext:value-type="float">
            <text:p>4</text:p>
          </table:table-cell>
          <table:table-cell table:style-name="ce31" office:value-type="float" office:value="149.342141947063" calcext:value-type="float">
            <text:p>149</text:p>
          </table:table-cell>
          <table:table-cell table:style-name="ce31" office:value-type="float" office:value="33.6646652411394" calcext:value-type="float">
            <text:p>34</text:p>
          </table:table-cell>
          <table:table-cell table:style-name="ce31" office:value-type="float" office:value="54.9356683544023" calcext:value-type="float">
            <text:p>55</text:p>
          </table:table-cell>
          <table:table-cell table:style-name="ce31" office:value-type="float" office:value="46.7855093674868" calcext:value-type="float">
            <text:p>47</text:p>
          </table:table-cell>
          <table:table-cell table:style-name="ce31" office:value-type="float" office:value="181.904698035653" calcext:value-type="float">
            <text:p>182</text:p>
          </table:table-cell>
          <table:table-cell table:style-name="ce31" office:value-type="float" office:value="45.0797622397766" calcext:value-type="float">
            <text:p>45</text:p>
          </table:table-cell>
          <table:table-cell table:style-name="ce31" office:value-type="float" office:value="462.672061290287" calcext:value-type="float">
            <text:p>46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18.321258711043" calcext:value-type="float">
            <text:p>318</text:p>
          </table:table-cell>
          <table:table-cell table:style-name="ce31" office:value-type="float" office:value="140.794990305676" calcext:value-type="float">
            <text:p>141</text:p>
          </table:table-cell>
          <table:table-cell table:style-name="ce31" office:value-type="float" office:value="519.382523183284" calcext:value-type="float">
            <text:p>519</text:p>
          </table:table-cell>
          <table:table-cell table:style-name="ce31" office:value-type="float" office:value="390.925098328145" calcext:value-type="float">
            <text:p>391</text:p>
          </table:table-cell>
          <table:table-cell table:style-name="ce31" office:value-type="float" office:value="1555.26769806889" calcext:value-type="float">
            <text:p>1'555</text:p>
          </table:table-cell>
          <table:table-cell table:style-name="ce31" office:value-type="float" office:value="2074.65022125217" calcext:value-type="float">
            <text:p>2'075</text:p>
          </table:table-cell>
          <table:table-cell table:style-name="ce31" office:value-type="float" office:value="1946.19279639704" calcext:value-type="float">
            <text:p>1'946</text:p>
          </table:table-cell>
          <table:table-cell table:style-name="ce31" office:value-type="float" office:value="314.262987846087" calcext:value-type="float">
            <text:p>314</text:p>
          </table:table-cell>
          <table:table-cell table:style-name="ce31"/>
          <table:table-cell table:style-name="ce31" office:value-type="float" office:value="374.19458447357" calcext:value-type="float">
            <text:p>374</text:p>
          </table:table-cell>
          <table:table-cell table:style-name="ce31" office:value-type="float" office:value="0.847306861365626" calcext:value-type="float">
            <text:p>1</text:p>
          </table:table-cell>
          <table:table-cell table:style-name="ce31" office:value-type="float" office:value="1180.54528767214" calcext:value-type="float">
            <text:p>1'181</text:p>
          </table:table-cell>
          <table:table-cell table:style-name="ce31" office:value-type="float" office:value="0.536490100710178" calcext:value-type="float">
            <text:p>1</text:p>
          </table:table-cell>
          <table:table-cell table:style-name="ce31" office:value-type="float" office:value="1180.00879757143" calcext:value-type="float">
            <text:p>1'180</text:p>
          </table:table-cell>
          <table:table-cell table:style-name="ce31" office:value-type="float" office:value="269.434511461461" calcext:value-type="float">
            <text:p>269</text:p>
          </table:table-cell>
          <table:table-cell table:style-name="ce31" office:value-type="float" office:value="303.575967936715" calcext:value-type="float">
            <text:p>304</text:p>
          </table:table-cell>
          <table:table-cell table:style-name="ce31" office:value-type="float" office:value="140.977086606322" calcext:value-type="float">
            <text:p>141</text:p>
          </table:table-cell>
          <table:table-cell table:style-name="ce31" office:value-type="float" office:value="99.1174746008708" calcext:value-type="float">
            <text:p>99</text:p>
          </table:table-cell>
          <table:table-cell table:style-name="ce31" office:value-type="float" office:value="88.4868988134147" calcext:value-type="float">
            <text:p>88</text:p>
          </table:table-cell>
          <table:table-cell table:style-name="ce31" office:value-type="float" office:value="-127.610117993773" calcext:value-type="float">
            <text:p>-128</text:p>
          </table:table-cell>
          <table:table-cell table:style-name="ce31" office:value-type="float" office:value="230.106309509301" calcext:value-type="float">
            <text:p>230</text:p>
          </table:table-cell>
          <table:table-cell table:style-name="ce31"/>
          <table:table-cell table:style-name="ce31" office:value-type="float" office:value="1007.16156538406" calcext:value-type="float">
            <text:p>1'007</text:p>
          </table:table-cell>
          <table:table-cell table:style-name="ce31" office:value-type="float" office:value="1065.67691886682" calcext:value-type="float">
            <text:p>1'066</text:p>
          </table:table-cell>
          <table:table-cell table:style-name="ce31" office:value-type="float" office:value="1032.01225362568" calcext:value-type="float">
            <text:p>1'032</text:p>
          </table:table-cell>
          <table:table-cell table:style-name="ce31" office:value-type="float" office:value="84.506911000565" calcext:value-type="float">
            <text:p>85</text:p>
          </table:table-cell>
          <table:table-cell table:style-name="ce31" office:value-type="float" office:value="44.7960868168271" calcext:value-type="float">
            <text:p>45</text:p>
          </table:table-cell>
          <table:table-cell table:style-name="ce31" office:value-type="float" office:value="304.242591763702" calcext:value-type="float">
            <text:p>304</text:p>
          </table:table-cell>
          <table:table-cell table:style-name="ce31" office:value-type="float" office:value="303.395284902337" calcext:value-type="float">
            <text:p>303</text:p>
          </table:table-cell>
          <table:table-cell table:style-name="ce31" office:value-type="float" office:value="1824.70220953035" calcext:value-type="float">
            <text:p>1'825</text:p>
          </table:table-cell>
          <table:table-cell table:style-name="ce31" office:value-type="float" office:value="2128.94480129405" calcext:value-type="float">
            <text:p>2'129</text:p>
          </table:table-cell>
          <table:table-cell table:style-name="ce31" office:value-type="float" office:value="2128.09749443269" calcext:value-type="float">
            <text:p>2'128</text:p>
          </table:table-cell>
          <table:table-cell table:style-name="ce31" office:value-type="float" office:value="128.457424855139" calcext:value-type="float">
            <text:p>128</text:p>
          </table:table-cell>
          <table:table-cell table:style-name="ce31" office:value-type="float" office:value="57.1489380560387" calcext:value-type="float">
            <text:p>57</text:p>
          </table:table-cell>
          <table:table-cell table:style-name="ce31" office:value-type="float" office:value="59.0800600494134" calcext:value-type="float">
            <text:p>59</text:p>
          </table:table-cell>
          <table:table-cell table:style-name="ce31" office:value-type="float" office:value="136.763294851483" calcext:value-type="float">
            <text:p>137</text:p>
          </table:table-cell>
          <table:table-cell table:style-name="ce31" table:number-columns-repeated="2"/>
          <table:table-cell table:style-name="ce31" office:value-type="float" office:value="54.2945800418796" calcext:value-type="float">
            <text:p>54</text:p>
          </table:table-cell>
          <table:table-cell table:style-name="ce31" office:value-type="float" office:value="112.804425154278" calcext:value-type="float">
            <text:p>113</text:p>
          </table:table-cell>
          <table:table-cell table:style-name="ce40"/>
          <table:table-cell table:style-name="ce48" office:value-type="float" office:value="22999.7504314251" calcext:value-type="float">
            <text:p>23'000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Aulnay-sous-Bois</text:p>
          </table:table-cell>
          <table:table-cell table:style-name="ce20" office:value-type="float" office:value="534.77131272971" calcext:value-type="float">
            <text:p>535</text:p>
          </table:table-cell>
          <table:table-cell table:style-name="ce32" office:value-type="float" office:value="223.386830517094" calcext:value-type="float">
            <text:p>223</text:p>
          </table:table-cell>
          <table:table-cell table:style-name="ce32" office:value-type="float" office:value="10.502593675597" calcext:value-type="float">
            <text:p>11</text:p>
          </table:table-cell>
          <table:table-cell table:style-name="ce32" office:value-type="float" office:value="23.1144730819906" calcext:value-type="float">
            <text:p>23</text:p>
          </table:table-cell>
          <table:table-cell table:style-name="ce32" office:value-type="float" office:value="8.29748711310418" calcext:value-type="float">
            <text:p>8</text:p>
          </table:table-cell>
          <table:table-cell table:style-name="ce32" office:value-type="float" office:value="50.8023226462634" calcext:value-type="float">
            <text:p>51</text:p>
          </table:table-cell>
          <table:table-cell table:style-name="ce32" office:value-type="float" office:value="35.5841757009778" calcext:value-type="float">
            <text:p>36</text:p>
          </table:table-cell>
          <table:table-cell table:style-name="ce32" office:value-type="float" office:value="156.954439333349" calcext:value-type="float">
            <text:p>157</text:p>
          </table:table-cell>
          <table:table-cell table:style-name="ce32" office:value-type="float" office:value="82.3193868611451" calcext:value-type="float">
            <text:p>82</text:p>
          </table:table-cell>
          <table:table-cell table:style-name="ce32" office:value-type="float" office:value="95.8251749843973" calcext:value-type="float">
            <text:p>96</text:p>
          </table:table-cell>
          <table:table-cell table:style-name="ce32" office:value-type="float" office:value="55.6492705901389" calcext:value-type="float">
            <text:p>56</text:p>
          </table:table-cell>
          <table:table-cell table:style-name="ce32" office:value-type="float" office:value="336.222350153718" calcext:value-type="float">
            <text:p>336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46.044215112919" calcext:value-type="float">
            <text:p>246</text:p>
          </table:table-cell>
          <table:table-cell table:style-name="ce32" office:value-type="float" office:value="152.873005131643" calcext:value-type="float">
            <text:p>153</text:p>
          </table:table-cell>
          <table:table-cell table:style-name="ce32" office:value-type="float" office:value="438.154985668385" calcext:value-type="float">
            <text:p>438</text:p>
          </table:table-cell>
          <table:table-cell table:style-name="ce32" office:value-type="float" office:value="270.41742574143" calcext:value-type="float">
            <text:p>270</text:p>
          </table:table-cell>
          <table:table-cell table:style-name="ce32" office:value-type="float" office:value="1870.27122569982" calcext:value-type="float">
            <text:p>1'870</text:p>
          </table:table-cell>
          <table:table-cell table:style-name="ce32" office:value-type="float" office:value="2308.42621136821" calcext:value-type="float">
            <text:p>2'308</text:p>
          </table:table-cell>
          <table:table-cell table:style-name="ce32" office:value-type="float" office:value="2140.68865144125" calcext:value-type="float">
            <text:p>2'141</text:p>
          </table:table-cell>
          <table:table-cell table:style-name="ce32" office:value-type="float" office:value="158.201999260304" calcext:value-type="float">
            <text:p>158</text:p>
          </table:table-cell>
          <table:table-cell table:style-name="ce32"/>
          <table:table-cell table:style-name="ce32" office:value-type="float" office:value="157.921233905827" calcext:value-type="float">
            <text:p>158</text:p>
          </table:table-cell>
          <table:table-cell table:style-name="ce32" office:value-type="float" office:value="14.9185044266198" calcext:value-type="float">
            <text:p>15</text:p>
          </table:table-cell>
          <table:table-cell table:style-name="ce32" office:value-type="float" office:value="1711.6043119669" calcext:value-type="float">
            <text:p>1'712</text:p>
          </table:table-cell>
          <table:table-cell table:style-name="ce32" office:value-type="float" office:value="2.86181849702966" calcext:value-type="float">
            <text:p>3</text:p>
          </table:table-cell>
          <table:table-cell table:style-name="ce32" office:value-type="float" office:value="1708.74249346987" calcext:value-type="float">
            <text:p>1'709</text:p>
          </table:table-cell>
          <table:table-cell table:style-name="ce32" office:value-type="float" office:value="134.850419546474" calcext:value-type="float">
            <text:p>135</text:p>
          </table:table-cell>
          <table:table-cell table:style-name="ce32" office:value-type="float" office:value="179.453825038718" calcext:value-type="float">
            <text:p>179</text:p>
          </table:table-cell>
          <table:table-cell table:style-name="ce32" office:value-type="float" office:value="-32.8871403804813" calcext:value-type="float">
            <text:p>-33</text:p>
          </table:table-cell>
          <table:table-cell table:style-name="ce32" office:value-type="float" office:value="23.6354191997411" calcext:value-type="float">
            <text:p>24</text:p>
          </table:table-cell>
          <table:table-cell table:style-name="ce32" office:value-type="float" office:value="417.791555904857" calcext:value-type="float">
            <text:p>418</text:p>
          </table:table-cell>
          <table:table-cell table:style-name="ce32" office:value-type="float" office:value="-152.819055500335" calcext:value-type="float">
            <text:p>-153</text:p>
          </table:table-cell>
          <table:table-cell table:style-name="ce32" office:value-type="float" office:value="-0.0338661843230776" calcext:value-type="float">
            <text:p>0</text:p>
          </table:table-cell>
          <table:table-cell table:style-name="ce32" office:value-type="float" office:value="1.90313966390051" calcext:value-type="float">
            <text:p>2</text:p>
          </table:table-cell>
          <table:table-cell table:style-name="ce32" office:value-type="float" office:value="1103.86316416634" calcext:value-type="float">
            <text:p>1'104</text:p>
          </table:table-cell>
          <table:table-cell table:style-name="ce32" office:value-type="float" office:value="1330.58646413629" calcext:value-type="float">
            <text:p>1'331</text:p>
          </table:table-cell>
          <table:table-cell table:style-name="ce32" office:value-type="float" office:value="1295.00228843531" calcext:value-type="float">
            <text:p>1'295</text:p>
          </table:table-cell>
          <table:table-cell table:style-name="ce32" office:value-type="float" office:value="170.003629134787" calcext:value-type="float">
            <text:p>170</text:p>
          </table:table-cell>
          <table:table-cell table:style-name="ce32" office:value-type="float" office:value="98.8920736922401" calcext:value-type="float">
            <text:p>99</text:p>
          </table:table-cell>
          <table:table-cell table:style-name="ce32" office:value-type="float" office:value="246.310685605973" calcext:value-type="float">
            <text:p>246</text:p>
          </table:table-cell>
          <table:table-cell table:style-name="ce32" office:value-type="float" office:value="231.392181179353" calcext:value-type="float">
            <text:p>231</text:p>
          </table:table-cell>
          <table:table-cell table:style-name="ce32" office:value-type="float" office:value="2005.1216452463" calcext:value-type="float">
            <text:p>2'005</text:p>
          </table:table-cell>
          <table:table-cell table:style-name="ce32" office:value-type="float" office:value="2251.43233085227" calcext:value-type="float">
            <text:p>2'251</text:p>
          </table:table-cell>
          <table:table-cell table:style-name="ce32" office:value-type="float" office:value="2236.51382642565" calcext:value-type="float">
            <text:p>2'237</text:p>
          </table:table-cell>
          <table:table-cell table:style-name="ce32" office:value-type="float" office:value="167.737559926955" calcext:value-type="float">
            <text:p>168</text:p>
          </table:table-cell>
          <table:table-cell table:style-name="ce32" office:value-type="float" office:value="86.5505624003144" calcext:value-type="float">
            <text:p>87</text:p>
          </table:table-cell>
          <table:table-cell table:style-name="ce32" office:value-type="float" office:value="13.8706169529137" calcext:value-type="float">
            <text:p>14</text:p>
          </table:table-cell>
          <table:table-cell table:style-name="ce32" office:value-type="float" office:value="108.454895633481" calcext:value-type="float">
            <text:p>108</text:p>
          </table:table-cell>
          <table:table-cell table:style-name="ce32" table:number-columns-repeated="2"/>
          <table:table-cell table:style-name="ce32" office:value-type="float" office:value="-56.9938805159383" calcext:value-type="float">
            <text:p>-57</text:p>
          </table:table-cell>
          <table:table-cell table:style-name="ce32" office:value-type="float" office:value="147.538548461663" calcext:value-type="float">
            <text:p>148</text:p>
          </table:table-cell>
          <table:table-cell table:style-name="ce41"/>
          <table:table-cell table:style-name="ce49" office:value-type="float" office:value="24802.7267881001" calcext:value-type="float">
            <text:p>24'803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Bagnolet</text:p>
          </table:table-cell>
          <table:table-cell table:style-name="ce20" office:value-type="float" office:value="325.113690021016" calcext:value-type="float">
            <text:p>325</text:p>
          </table:table-cell>
          <table:table-cell table:style-name="ce32" office:value-type="float" office:value="327.958220950548" calcext:value-type="float">
            <text:p>328</text:p>
          </table:table-cell>
          <table:table-cell table:style-name="ce32" office:value-type="float" office:value="44.2814316461145" calcext:value-type="float">
            <text:p>44</text:p>
          </table:table-cell>
          <table:table-cell table:style-name="ce32" office:value-type="float" office:value="36.1543529233026" calcext:value-type="float">
            <text:p>36</text:p>
          </table:table-cell>
          <table:table-cell table:style-name="ce32" office:value-type="float" office:value="6.4858329324184" calcext:value-type="float">
            <text:p>6</text:p>
          </table:table-cell>
          <table:table-cell table:style-name="ce32" office:value-type="float" office:value="189.921314663358" calcext:value-type="float">
            <text:p>190</text:p>
          </table:table-cell>
          <table:table-cell table:style-name="ce32" office:value-type="float" office:value="93.2284331400501" calcext:value-type="float">
            <text:p>93</text:p>
          </table:table-cell>
          <table:table-cell table:style-name="ce32" office:value-type="float" office:value="-0.00000000000002358197" calcext:value-type="float">
            <text:p>0</text:p>
          </table:table-cell>
          <table:table-cell table:style-name="ce32" office:value-type="float" office:value="41.8023948547841" calcext:value-type="float">
            <text:p>42</text:p>
          </table:table-cell>
          <table:table-cell table:style-name="ce32" office:value-type="float" office:value="36.8659529536882" calcext:value-type="float">
            <text:p>37</text:p>
          </table:table-cell>
          <table:table-cell table:style-name="ce32" office:value-type="float" office:value="113.267846200593" calcext:value-type="float">
            <text:p>113</text:p>
          </table:table-cell>
          <table:table-cell table:style-name="ce32" office:value-type="float" office:value="177.560808244499" calcext:value-type="float">
            <text:p>178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452.231200719115" calcext:value-type="float">
            <text:p>452</text:p>
          </table:table-cell>
          <table:table-cell table:style-name="ce32" office:value-type="float" office:value="106.267126326184" calcext:value-type="float">
            <text:p>106</text:p>
          </table:table-cell>
          <table:table-cell table:style-name="ce32" office:value-type="float" office:value="711.709425974223" calcext:value-type="float">
            <text:p>712</text:p>
          </table:table-cell>
          <table:table-cell table:style-name="ce32" office:value-type="float" office:value="497.019051224268" calcext:value-type="float">
            <text:p>497</text:p>
          </table:table-cell>
          <table:table-cell table:style-name="ce32" office:value-type="float" office:value="1726.22170637835" calcext:value-type="float">
            <text:p>1'726</text:p>
          </table:table-cell>
          <table:table-cell table:style-name="ce32" office:value-type="float" office:value="2437.93113235257" calcext:value-type="float">
            <text:p>2'438</text:p>
          </table:table-cell>
          <table:table-cell table:style-name="ce32" office:value-type="float" office:value="2223.24075760261" calcext:value-type="float">
            <text:p>2'223</text:p>
          </table:table-cell>
          <table:table-cell table:style-name="ce32" office:value-type="float" office:value="107.134334185805" calcext:value-type="float">
            <text:p>107</text:p>
          </table:table-cell>
          <table:table-cell table:style-name="ce32"/>
          <table:table-cell table:style-name="ce32" office:value-type="float" office:value="153.96723469982" calcext:value-type="float">
            <text:p>154</text:p>
          </table:table-cell>
          <table:table-cell table:style-name="ce32" office:value-type="float" office:value="111.412148988428" calcext:value-type="float">
            <text:p>111</text:p>
          </table:table-cell>
          <table:table-cell table:style-name="ce32" office:value-type="float" office:value="3596.26544729446" calcext:value-type="float">
            <text:p>3'596</text:p>
          </table:table-cell>
          <table:table-cell table:style-name="ce32" office:value-type="float" office:value="2.41794419264173" calcext:value-type="float">
            <text:p>2</text:p>
          </table:table-cell>
          <table:table-cell table:style-name="ce32" office:value-type="float" office:value="3590.35453118274" calcext:value-type="float">
            <text:p>3'590</text:p>
          </table:table-cell>
          <table:table-cell table:style-name="ce32" office:value-type="float" office:value="321.559648038893" calcext:value-type="float">
            <text:p>322</text:p>
          </table:table-cell>
          <table:table-cell table:style-name="ce32" office:value-type="float" office:value="437.871827665662" calcext:value-type="float">
            <text:p>438</text:p>
          </table:table-cell>
          <table:table-cell table:style-name="ce32" office:value-type="float" office:value="106.869273288938" calcext:value-type="float">
            <text:p>107</text:p>
          </table:table-cell>
          <table:table-cell table:style-name="ce32" office:value-type="float" office:value="22.4040414757046" calcext:value-type="float">
            <text:p>22</text:p>
          </table:table-cell>
          <table:table-cell table:style-name="ce32" office:value-type="float" office:value="219.290582634897" calcext:value-type="float">
            <text:p>219</text:p>
          </table:table-cell>
          <table:table-cell table:style-name="ce32" office:value-type="float" office:value="-103.278225761527" calcext:value-type="float">
            <text:p>-103</text:p>
          </table:table-cell>
          <table:table-cell table:style-name="ce32" office:value-type="float" office:value="59.2840323601651" calcext:value-type="float">
            <text:p>59</text:p>
          </table:table-cell>
          <table:table-cell table:style-name="ce32"/>
          <table:table-cell table:style-name="ce32" office:value-type="float" office:value="1145.41869090725" calcext:value-type="float">
            <text:p>1'145</text:p>
          </table:table-cell>
          <table:table-cell table:style-name="ce32" office:value-type="float" office:value="1609.08192565771" calcext:value-type="float">
            <text:p>1'609</text:p>
          </table:table-cell>
          <table:table-cell table:style-name="ce32" office:value-type="float" office:value="1515.85349251766" calcext:value-type="float">
            <text:p>1'516</text:p>
          </table:table-cell>
          <table:table-cell table:style-name="ce32" office:value-type="float" office:value="17.1077406122604" calcext:value-type="float">
            <text:p>17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23.737505127491" calcext:value-type="float">
            <text:p>324</text:p>
          </table:table-cell>
          <table:table-cell table:style-name="ce32" office:value-type="float" office:value="212.325356139063" calcext:value-type="float">
            <text:p>212</text:p>
          </table:table-cell>
          <table:table-cell table:style-name="ce32" office:value-type="float" office:value="2047.78135441724" calcext:value-type="float">
            <text:p>2'048</text:p>
          </table:table-cell>
          <table:table-cell table:style-name="ce32" office:value-type="float" office:value="2371.51885954473" calcext:value-type="float">
            <text:p>2'372</text:p>
          </table:table-cell>
          <table:table-cell table:style-name="ce32" office:value-type="float" office:value="2260.1067105563" calcext:value-type="float">
            <text:p>2'260</text:p>
          </table:table-cell>
          <table:table-cell table:style-name="ce32" office:value-type="float" office:value="214.690374749956" calcext:value-type="float">
            <text:p>215</text:p>
          </table:table-cell>
          <table:table-cell table:style-name="ce32" office:value-type="float" office:value="33.6911857797584" calcext:value-type="float">
            <text:p>34</text:p>
          </table:table-cell>
          <table:table-cell table:style-name="ce32" office:value-type="float" office:value="0.506418859038311" calcext:value-type="float">
            <text:p>1</text:p>
          </table:table-cell>
          <table:table-cell table:style-name="ce32" office:value-type="float" office:value="102.695477679589" calcext:value-type="float">
            <text:p>103</text:p>
          </table:table-cell>
          <table:table-cell table:style-name="ce32" office:value-type="float" office:value="0.0425875471602563" calcext:value-type="float">
            <text:p>0</text:p>
          </table:table-cell>
          <table:table-cell table:style-name="ce32" office:value-type="float" office:value="1.94107816575089" calcext:value-type="float">
            <text:p>2</text:p>
          </table:table-cell>
          <table:table-cell table:style-name="ce32" office:value-type="float" office:value="-66.4122728078391" calcext:value-type="float">
            <text:p>-66</text:p>
          </table:table-cell>
          <table:table-cell table:style-name="ce32" office:value-type="float" office:value="116.640747980655" calcext:value-type="float">
            <text:p>117</text:p>
          </table:table-cell>
          <table:table-cell table:style-name="ce41"/>
          <table:table-cell table:style-name="ce49" office:value-type="float" office:value="30079.5407327881" calcext:value-type="float">
            <text:p>30'080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Bobigny</text:p>
          </table:table-cell>
          <table:table-cell table:style-name="ce20" office:value-type="float" office:value="418.474323349822" calcext:value-type="float">
            <text:p>418</text:p>
          </table:table-cell>
          <table:table-cell table:style-name="ce32" office:value-type="float" office:value="252.741718577304" calcext:value-type="float">
            <text:p>253</text:p>
          </table:table-cell>
          <table:table-cell table:style-name="ce32" office:value-type="float" office:value="0.452972404921092" calcext:value-type="float">
            <text:p>0</text:p>
          </table:table-cell>
          <table:table-cell table:style-name="ce32" office:value-type="float" office:value="26.477836422605" calcext:value-type="float">
            <text:p>26</text:p>
          </table:table-cell>
          <table:table-cell table:style-name="ce32" office:value-type="float" office:value="8.54578717544527" calcext:value-type="float">
            <text:p>9</text:p>
          </table:table-cell>
          <table:table-cell table:style-name="ce32" office:value-type="float" office:value="361.912828178507" calcext:value-type="float">
            <text:p>362</text:p>
          </table:table-cell>
          <table:table-cell table:style-name="ce32" office:value-type="float" office:value="51.4402243119349" calcext:value-type="float">
            <text:p>51</text:p>
          </table:table-cell>
          <table:table-cell table:style-name="ce32" office:value-type="float" office:value="86.3455413020239" calcext:value-type="float">
            <text:p>86</text:p>
          </table:table-cell>
          <table:table-cell table:style-name="ce32" office:value-type="float" office:value="44.30693663822" calcext:value-type="float">
            <text:p>44</text:p>
          </table:table-cell>
          <table:table-cell table:style-name="ce32" office:value-type="float" office:value="44.8796077258973" calcext:value-type="float">
            <text:p>45</text:p>
          </table:table-cell>
          <table:table-cell table:style-name="ce32" office:value-type="float" office:value="79.4235235817434" calcext:value-type="float">
            <text:p>79</text:p>
          </table:table-cell>
          <table:table-cell table:style-name="ce32" office:value-type="float" office:value="465.641951586309" calcext:value-type="float">
            <text:p>466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859.210546828287" calcext:value-type="float">
            <text:p>859</text:p>
          </table:table-cell>
          <table:table-cell table:style-name="ce32" office:value-type="float" office:value="148.968278161294" calcext:value-type="float">
            <text:p>149</text:p>
          </table:table-cell>
          <table:table-cell table:style-name="ce32" office:value-type="float" office:value="1054.49067873385" calcext:value-type="float">
            <text:p>1'054</text:p>
          </table:table-cell>
          <table:table-cell table:style-name="ce32" office:value-type="float" office:value="881.172483738291" calcext:value-type="float">
            <text:p>881</text:p>
          </table:table-cell>
          <table:table-cell table:style-name="ce32" office:value-type="float" office:value="1972.80085774855" calcext:value-type="float">
            <text:p>1'973</text:p>
          </table:table-cell>
          <table:table-cell table:style-name="ce32" office:value-type="float" office:value="3027.2915364824" calcext:value-type="float">
            <text:p>3'027</text:p>
          </table:table-cell>
          <table:table-cell table:style-name="ce32" office:value-type="float" office:value="2853.97334148684" calcext:value-type="float">
            <text:p>2'854</text:p>
          </table:table-cell>
          <table:table-cell table:style-name="ce32" office:value-type="float" office:value="272.154499284304" calcext:value-type="float">
            <text:p>272</text:p>
          </table:table-cell>
          <table:table-cell table:style-name="ce32"/>
          <table:table-cell table:style-name="ce32" office:value-type="float" office:value="390.935315540577" calcext:value-type="float">
            <text:p>391</text:p>
          </table:table-cell>
          <table:table-cell table:style-name="ce32" office:value-type="float" office:value="290.859451722201" calcext:value-type="float">
            <text:p>291</text:p>
          </table:table-cell>
          <table:table-cell table:style-name="ce32" office:value-type="float" office:value="2039.09155768151" calcext:value-type="float">
            <text:p>2'039</text:p>
          </table:table-cell>
          <table:table-cell table:style-name="ce32" office:value-type="float" office:value="1.49177057853636" calcext:value-type="float">
            <text:p>1</text:p>
          </table:table-cell>
          <table:table-cell table:style-name="ce32" office:value-type="float" office:value="2022.67047489627" calcext:value-type="float">
            <text:p>2'023</text:p>
          </table:table-cell>
          <table:table-cell table:style-name="ce32" office:value-type="float" office:value="405.882634306318" calcext:value-type="float">
            <text:p>406</text:p>
          </table:table-cell>
          <table:table-cell table:style-name="ce32" office:value-type="float" office:value="485.165841713323" calcext:value-type="float">
            <text:p>485</text:p>
          </table:table-cell>
          <table:table-cell table:style-name="ce32" office:value-type="float" office:value="232.564439310757" calcext:value-type="float">
            <text:p>233</text:p>
          </table:table-cell>
          <table:table-cell table:style-name="ce32" office:value-type="float" office:value="71.9110876773387" calcext:value-type="float">
            <text:p>72</text:p>
          </table:table-cell>
          <table:table-cell table:style-name="ce32" office:value-type="float" office:value="427.332441158885" calcext:value-type="float">
            <text:p>427</text:p>
          </table:table-cell>
          <table:table-cell table:style-name="ce32" office:value-type="float" office:value="117.54125672664" calcext:value-type="float">
            <text:p>118</text:p>
          </table:table-cell>
          <table:table-cell table:style-name="ce32" office:value-type="float" office:value="365.694481165407" calcext:value-type="float">
            <text:p>366</text:p>
          </table:table-cell>
          <table:table-cell table:style-name="ce32"/>
          <table:table-cell table:style-name="ce32" office:value-type="float" office:value="1299.45689623308" calcext:value-type="float">
            <text:p>1'299</text:p>
          </table:table-cell>
          <table:table-cell table:style-name="ce32" office:value-type="float" office:value="1559.56350093312" calcext:value-type="float">
            <text:p>1'560</text:p>
          </table:table-cell>
          <table:table-cell table:style-name="ce32" office:value-type="float" office:value="1508.12327662119" calcext:value-type="float">
            <text:p>1'508</text:p>
          </table:table-cell>
          <table:table-cell table:style-name="ce32" office:value-type="float" office:value="66.1608488702868" calcext:value-type="float">
            <text:p>66</text:p>
          </table:table-cell>
          <table:table-cell table:style-name="ce32" office:value-type="float" office:value="85.5050098747984" calcext:value-type="float">
            <text:p>86</text:p>
          </table:table-cell>
          <table:table-cell table:style-name="ce32" office:value-type="float" office:value="811.028908880071" calcext:value-type="float">
            <text:p>811</text:p>
          </table:table-cell>
          <table:table-cell table:style-name="ce32" office:value-type="float" office:value="520.16945715787" calcext:value-type="float">
            <text:p>520</text:p>
          </table:table-cell>
          <table:table-cell table:style-name="ce32" office:value-type="float" office:value="2378.68349205486" calcext:value-type="float">
            <text:p>2'379</text:p>
          </table:table-cell>
          <table:table-cell table:style-name="ce32" office:value-type="float" office:value="3189.71240093494" calcext:value-type="float">
            <text:p>3'190</text:p>
          </table:table-cell>
          <table:table-cell table:style-name="ce32" office:value-type="float" office:value="2898.85294921273" calcext:value-type="float">
            <text:p>2'899</text:p>
          </table:table-cell>
          <table:table-cell table:style-name="ce32" office:value-type="float" office:value="173.318194995561" calcext:value-type="float">
            <text:p>173</text:p>
          </table:table-cell>
          <table:table-cell table:style-name="ce32" office:value-type="float" office:value="52.4153938142088" calcext:value-type="float">
            <text:p>52</text:p>
          </table:table-cell>
          <table:table-cell table:style-name="ce32" office:value-type="float" office:value="21.5089645050823" calcext:value-type="float">
            <text:p>22</text:p>
          </table:table-cell>
          <table:table-cell table:style-name="ce32" office:value-type="float" office:value="91.2641914442572" calcext:value-type="float">
            <text:p>91</text:p>
          </table:table-cell>
          <table:table-cell table:style-name="ce32" table:number-columns-repeated="2"/>
          <table:table-cell table:style-name="ce32" office:value-type="float" office:value="162.420864452538" calcext:value-type="float">
            <text:p>162</text:p>
          </table:table-cell>
          <table:table-cell table:style-name="ce32" office:value-type="float" office:value="217.906911452954" calcext:value-type="float">
            <text:p>218</text:p>
          </table:table-cell>
          <table:table-cell table:style-name="ce41"/>
          <table:table-cell table:style-name="ce49" office:value-type="float" office:value="34797.9374876338" calcext:value-type="float">
            <text:p>34'798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Bondy</text:p>
          </table:table-cell>
          <table:table-cell table:style-name="ce20" office:value-type="float" office:value="368.685492679066" calcext:value-type="float">
            <text:p>369</text:p>
          </table:table-cell>
          <table:table-cell table:style-name="ce32" office:value-type="float" office:value="253.895373772778" calcext:value-type="float">
            <text:p>254</text:p>
          </table:table-cell>
          <table:table-cell table:style-name="ce32" office:value-type="float" office:value="0.298274068630218" calcext:value-type="float">
            <text:p>0</text:p>
          </table:table-cell>
          <table:table-cell table:style-name="ce32" office:value-type="float" office:value="44.6339881659037" calcext:value-type="float">
            <text:p>45</text:p>
          </table:table-cell>
          <table:table-cell table:style-name="ce32" office:value-type="float" office:value="6.97297831043775" calcext:value-type="float">
            <text:p>7</text:p>
          </table:table-cell>
          <table:table-cell table:style-name="ce32" office:value-type="float" office:value="75.603083460531" calcext:value-type="float">
            <text:p>76</text:p>
          </table:table-cell>
          <table:table-cell table:style-name="ce32" office:value-type="float" office:value="40.7075870126444" calcext:value-type="float">
            <text:p>41</text:p>
          </table:table-cell>
          <table:table-cell table:style-name="ce32" office:value-type="float" office:value="26.4713782576743" calcext:value-type="float">
            <text:p>26</text:p>
          </table:table-cell>
          <table:table-cell table:style-name="ce32" office:value-type="float" office:value="10.6819149377204" calcext:value-type="float">
            <text:p>11</text:p>
          </table:table-cell>
          <table:table-cell table:style-name="ce32" office:value-type="float" office:value="207.364430625436" calcext:value-type="float">
            <text:p>207</text:p>
          </table:table-cell>
          <table:table-cell table:style-name="ce32" office:value-type="float" office:value="63.3438428778714" calcext:value-type="float">
            <text:p>63</text:p>
          </table:table-cell>
          <table:table-cell table:style-name="ce32" office:value-type="float" office:value="499.020804643187" calcext:value-type="float">
            <text:p>499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15.251284602484" calcext:value-type="float">
            <text:p>215</text:p>
          </table:table-cell>
          <table:table-cell table:style-name="ce32" office:value-type="float" office:value="102.260110614883" calcext:value-type="float">
            <text:p>102</text:p>
          </table:table-cell>
          <table:table-cell table:style-name="ce32" office:value-type="float" office:value="410.057494864982" calcext:value-type="float">
            <text:p>410</text:p>
          </table:table-cell>
          <table:table-cell table:style-name="ce32" office:value-type="float" office:value="219.505963970076" calcext:value-type="float">
            <text:p>220</text:p>
          </table:table-cell>
          <table:table-cell table:style-name="ce32" office:value-type="float" office:value="1542.60539299376" calcext:value-type="float">
            <text:p>1'543</text:p>
          </table:table-cell>
          <table:table-cell table:style-name="ce32" office:value-type="float" office:value="1952.66288785874" calcext:value-type="float">
            <text:p>1'953</text:p>
          </table:table-cell>
          <table:table-cell table:style-name="ce32" office:value-type="float" office:value="1762.11135696384" calcext:value-type="float">
            <text:p>1'762</text:p>
          </table:table-cell>
          <table:table-cell table:style-name="ce32" office:value-type="float" office:value="290.465395631937" calcext:value-type="float">
            <text:p>290</text:p>
          </table:table-cell>
          <table:table-cell table:style-name="ce32"/>
          <table:table-cell table:style-name="ce32" office:value-type="float" office:value="475.230425688281" calcext:value-type="float">
            <text:p>475</text:p>
          </table:table-cell>
          <table:table-cell table:style-name="ce32" office:value-type="float" office:value="94.2205136902406" calcext:value-type="float">
            <text:p>94</text:p>
          </table:table-cell>
          <table:table-cell table:style-name="ce32" office:value-type="float" office:value="1952.00591497541" calcext:value-type="float">
            <text:p>1'952</text:p>
          </table:table-cell>
          <table:table-cell table:style-name="ce32" office:value-type="float" office:value="2.2469642150489" calcext:value-type="float">
            <text:p>2</text:p>
          </table:table-cell>
          <table:table-cell table:style-name="ce32" office:value-type="float" office:value="1949.75895076036" calcext:value-type="float">
            <text:p>1'950</text:p>
          </table:table-cell>
          <table:table-cell table:style-name="ce32" office:value-type="float" office:value="285.366240413063" calcext:value-type="float">
            <text:p>285</text:p>
          </table:table-cell>
          <table:table-cell table:style-name="ce32" office:value-type="float" office:value="351.976663840051" calcext:value-type="float">
            <text:p>352</text:p>
          </table:table-cell>
          <table:table-cell table:style-name="ce32" office:value-type="float" office:value="94.8147095181563" calcext:value-type="float">
            <text:p>95</text:p>
          </table:table-cell>
          <table:table-cell table:style-name="ce32" office:value-type="float" office:value="39.4296924642433" calcext:value-type="float">
            <text:p>39</text:p>
          </table:table-cell>
          <table:table-cell table:style-name="ce32" office:value-type="float" office:value="-7.22994912092263" calcext:value-type="float">
            <text:p>-7</text:p>
          </table:table-cell>
          <table:table-cell table:style-name="ce32" office:value-type="float" office:value="-96.3310172046658" calcext:value-type="float">
            <text:p>-96</text:p>
          </table:table-cell>
          <table:table-cell table:style-name="ce32" office:value-type="float" office:value="346.209842463301" calcext:value-type="float">
            <text:p>346</text:p>
          </table:table-cell>
          <table:table-cell table:style-name="ce32"/>
          <table:table-cell table:style-name="ce32" office:value-type="float" office:value="963.681958656039" calcext:value-type="float">
            <text:p>964</text:p>
          </table:table-cell>
          <table:table-cell table:style-name="ce32" office:value-type="float" office:value="1053.80260444344" calcext:value-type="float">
            <text:p>1'054</text:p>
          </table:table-cell>
          <table:table-cell table:style-name="ce32" office:value-type="float" office:value="1013.09501743079" calcext:value-type="float">
            <text:p>1'013</text:p>
          </table:table-cell>
          <table:table-cell table:style-name="ce32" office:value-type="float" office:value="16.8174006444683" calcext:value-type="float">
            <text:p>17</text:p>
          </table:table-cell>
          <table:table-cell table:style-name="ce32" office:value-type="float" office:value="16.0174873273409" calcext:value-type="float">
            <text:p>16</text:p>
          </table:table-cell>
          <table:table-cell table:style-name="ce32" office:value-type="float" office:value="235.724667872689" calcext:value-type="float">
            <text:p>236</text:p>
          </table:table-cell>
          <table:table-cell table:style-name="ce32" office:value-type="float" office:value="141.504154182449" calcext:value-type="float">
            <text:p>142</text:p>
          </table:table-cell>
          <table:table-cell table:style-name="ce32" office:value-type="float" office:value="1827.97163340683" calcext:value-type="float">
            <text:p>1'828</text:p>
          </table:table-cell>
          <table:table-cell table:style-name="ce32" office:value-type="float" office:value="2063.69630127951" calcext:value-type="float">
            <text:p>2'064</text:p>
          </table:table-cell>
          <table:table-cell table:style-name="ce32" office:value-type="float" office:value="1969.47578758927" calcext:value-type="float">
            <text:p>1'969</text:p>
          </table:table-cell>
          <table:table-cell table:style-name="ce32" office:value-type="float" office:value="190.551530894906" calcext:value-type="float">
            <text:p>191</text:p>
          </table:table-cell>
          <table:table-cell table:style-name="ce32" office:value-type="float" office:value="19.4932820773739" calcext:value-type="float">
            <text:p>19</text:p>
          </table:table-cell>
          <table:table-cell table:style-name="ce32" office:value-type="float" office:value="3.95640529896169" calcext:value-type="float">
            <text:p>4</text:p>
          </table:table-cell>
          <table:table-cell table:style-name="ce32" office:value-type="float" office:value="148.999585052858" calcext:value-type="float">
            <text:p>149</text:p>
          </table:table-cell>
          <table:table-cell table:style-name="ce32" table:number-columns-repeated="2"/>
          <table:table-cell table:style-name="ce32" office:value-type="float" office:value="111.03341342077" calcext:value-type="float">
            <text:p>111</text:p>
          </table:table-cell>
          <table:table-cell table:style-name="ce32" office:value-type="float" office:value="115.466724329621" calcext:value-type="float">
            <text:p>115</text:p>
          </table:table-cell>
          <table:table-cell table:style-name="ce41"/>
          <table:table-cell table:style-name="ce49" office:value-type="float" office:value="23471.5859419225" calcext:value-type="float">
            <text:p>23'472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Clichy-sous-Bois</text:p>
          </table:table-cell>
          <table:table-cell table:style-name="ce20" office:value-type="float" office:value="645.096890894451" calcext:value-type="float">
            <text:p>645</text:p>
          </table:table-cell>
          <table:table-cell table:style-name="ce32" office:value-type="float" office:value="124.829845668657" calcext:value-type="float">
            <text:p>125</text:p>
          </table:table-cell>
          <table:table-cell table:style-name="ce32" office:value-type="float" office:value="13.4234717842045" calcext:value-type="float">
            <text:p>13</text:p>
          </table:table-cell>
          <table:table-cell table:style-name="ce32" office:value-type="float" office:value="60.6843994497752" calcext:value-type="float">
            <text:p>61</text:p>
          </table:table-cell>
          <table:table-cell table:style-name="ce32" office:value-type="float" office:value="5.66203918674092" calcext:value-type="float">
            <text:p>6</text:p>
          </table:table-cell>
          <table:table-cell table:style-name="ce32" office:value-type="float" office:value="66.3916463128229" calcext:value-type="float">
            <text:p>66</text:p>
          </table:table-cell>
          <table:table-cell table:style-name="ce32" office:value-type="float" office:value="20.4767952761189" calcext:value-type="float">
            <text:p>20</text:p>
          </table:table-cell>
          <table:table-cell table:style-name="ce32" office:value-type="float" office:value="0.0201301751325236" calcext:value-type="float">
            <text:p>0</text:p>
          </table:table-cell>
          <table:table-cell table:style-name="ce32" office:value-type="float" office:value="32.9235351942562" calcext:value-type="float">
            <text:p>33</text:p>
          </table:table-cell>
          <table:table-cell table:style-name="ce32" office:value-type="float" office:value="-249.026399382675" calcext:value-type="float">
            <text:p>-249</text:p>
          </table:table-cell>
          <table:table-cell table:style-name="ce32" office:value-type="float" office:value="25.6846748976716" calcext:value-type="float">
            <text:p>26</text:p>
          </table:table-cell>
          <table:table-cell table:style-name="ce32" office:value-type="float" office:value="972.362398174864" calcext:value-type="float">
            <text:p>972</text:p>
          </table:table-cell>
          <table:table-cell table:style-name="ce32" office:value-type="float" office:value="25.1627189156546" calcext:value-type="float">
            <text:p>25</text:p>
          </table:table-cell>
          <table:table-cell table:style-name="ce32" office:value-type="float" office:value="464.126861370194" calcext:value-type="float">
            <text:p>464</text:p>
          </table:table-cell>
          <table:table-cell table:style-name="ce32" office:value-type="float" office:value="162.11776555056" calcext:value-type="float">
            <text:p>162</text:p>
          </table:table-cell>
          <table:table-cell table:style-name="ce32" office:value-type="float" office:value="597.860269408844" calcext:value-type="float">
            <text:p>598</text:p>
          </table:table-cell>
          <table:table-cell table:style-name="ce32" office:value-type="float" office:value="498.715098637858" calcext:value-type="float">
            <text:p>499</text:p>
          </table:table-cell>
          <table:table-cell table:style-name="ce32" office:value-type="float" office:value="1910.60056465141" calcext:value-type="float">
            <text:p>1'911</text:p>
          </table:table-cell>
          <table:table-cell table:style-name="ce32" office:value-type="float" office:value="2508.46083406026" calcext:value-type="float">
            <text:p>2'508</text:p>
          </table:table-cell>
          <table:table-cell table:style-name="ce32" office:value-type="float" office:value="2409.31566328927" calcext:value-type="float">
            <text:p>2'409</text:p>
          </table:table-cell>
          <table:table-cell table:style-name="ce32" office:value-type="float" office:value="6.30099342414279" calcext:value-type="float">
            <text:p>6</text:p>
          </table:table-cell>
          <table:table-cell table:style-name="ce32"/>
          <table:table-cell table:style-name="ce32" office:value-type="float" office:value="924.842816882507" calcext:value-type="float">
            <text:p>925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756.994164262229" calcext:value-type="float">
            <text:p>757</text:p>
          </table:table-cell>
          <table:table-cell table:style-name="ce32" office:value-type="float" office:value="0.413587532711535" calcext:value-type="float">
            <text:p>0</text:p>
          </table:table-cell>
          <table:table-cell table:style-name="ce32" office:value-type="float" office:value="739.805430785748" calcext:value-type="float">
            <text:p>740</text:p>
          </table:table-cell>
          <table:table-cell table:style-name="ce32" office:value-type="float" office:value="130.562002952425" calcext:value-type="float">
            <text:p>131</text:p>
          </table:table-cell>
          <table:table-cell table:style-name="ce32" office:value-type="float" office:value="156.749857746762" calcext:value-type="float">
            <text:p>157</text:p>
          </table:table-cell>
          <table:table-cell table:style-name="ce32" office:value-type="float" office:value="31.4168321814398" calcext:value-type="float">
            <text:p>31</text:p>
          </table:table-cell>
          <table:table-cell table:style-name="ce32" office:value-type="float" office:value="52.7149198148024" calcext:value-type="float">
            <text:p>53</text:p>
          </table:table-cell>
          <table:table-cell table:style-name="ce32" office:value-type="float" office:value="48.1470173790512" calcext:value-type="float">
            <text:p>48</text:p>
          </table:table-cell>
          <table:table-cell table:style-name="ce32" office:value-type="float" office:value="-99.1451707709857" calcext:value-type="float">
            <text:p>-99</text:p>
          </table:table-cell>
          <table:table-cell table:style-name="ce32" office:value-type="float" office:value="72.5041179628263" calcext:value-type="float">
            <text:p>73</text:p>
          </table:table-cell>
          <table:table-cell table:style-name="ce32"/>
          <table:table-cell table:style-name="ce32" office:value-type="float" office:value="1017.01683385895" calcext:value-type="float">
            <text:p>1'017</text:p>
          </table:table-cell>
          <table:table-cell table:style-name="ce32" office:value-type="float" office:value="797.150988391599" calcext:value-type="float">
            <text:p>797</text:p>
          </table:table-cell>
          <table:table-cell table:style-name="ce32" office:value-type="float" office:value="776.67419311548" calcext:value-type="float">
            <text:p>777</text:p>
          </table:table-cell>
          <table:table-cell table:style-name="ce32" office:value-type="float" office:value="41.8575421056163" calcext:value-type="float">
            <text:p>42</text:p>
          </table:table-cell>
          <table:table-cell table:style-name="ce32" office:value-type="float" office:value="0.0201301751325236" calcext:value-type="float">
            <text:p>0</text:p>
          </table:table-cell>
          <table:table-cell table:number-columns-repeated="2" table:style-name="ce32" office:value-type="float" office:value="119.126696302758" calcext:value-type="float">
            <text:p>119</text:p>
          </table:table-cell>
          <table:table-cell table:style-name="ce32" office:value-type="float" office:value="2041.16256760384" calcext:value-type="float">
            <text:p>2'041</text:p>
          </table:table-cell>
          <table:table-cell table:number-columns-repeated="2" table:style-name="ce32" office:value-type="float" office:value="2160.2892639066" calcext:value-type="float">
            <text:p>2'160</text:p>
          </table:table-cell>
          <table:table-cell table:style-name="ce32" office:value-type="float" office:value="99.1451707709857" calcext:value-type="float">
            <text:p>99</text:p>
          </table:table-cell>
          <table:table-cell table:style-name="ce32" office:value-type="float" office:value="68.6625172784003" calcext:value-type="float">
            <text:p>69</text:p>
          </table:table-cell>
          <table:table-cell table:style-name="ce32" office:value-type="float" office:value="21.1647654834597" calcext:value-type="float">
            <text:p>21</text:p>
          </table:table-cell>
          <table:table-cell table:style-name="ce32" office:value-type="float" office:value="178.5462759176" calcext:value-type="float">
            <text:p>179</text:p>
          </table:table-cell>
          <table:table-cell table:style-name="ce32" table:number-columns-repeated="2"/>
          <table:table-cell table:style-name="ce32" office:value-type="float" office:value="-348.17157015366" calcext:value-type="float">
            <text:p>-348</text:p>
          </table:table-cell>
          <table:table-cell table:style-name="ce32" office:value-type="float" office:value="60.1793699255184" calcext:value-type="float">
            <text:p>60</text:p>
          </table:table-cell>
          <table:table-cell table:style-name="ce41"/>
          <table:table-cell table:style-name="ce49" office:value-type="float" office:value="22428.4364785614" calcext:value-type="float">
            <text:p>22'428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Coubron</text:p>
          </table:table-cell>
          <table:table-cell table:style-name="ce20" office:value-type="float" office:value="345.337650283924" calcext:value-type="float">
            <text:p>345</text:p>
          </table:table-cell>
          <table:table-cell table:style-name="ce32" office:value-type="float" office:value="53.0851243391423" calcext:value-type="float">
            <text:p>53</text:p>
          </table:table-cell>
          <table:table-cell table:style-name="ce32" office:value-type="float" office:value="1.93283728216174" calcext:value-type="float">
            <text:p>2</text:p>
          </table:table-cell>
          <table:table-cell table:style-name="ce32" office:value-type="float" office:value="29.7639553553946" calcext:value-type="float">
            <text:p>30</text:p>
          </table:table-cell>
          <table:table-cell table:style-name="ce32" office:value-type="float" office:value="4.06461719208929" calcext:value-type="float">
            <text:p>4</text:p>
          </table:table-cell>
          <table:table-cell table:style-name="ce32" office:value-type="float" office:value="93.8601194439005" calcext:value-type="float">
            <text:p>94</text:p>
          </table:table-cell>
          <table:table-cell table:style-name="ce32" office:value-type="float" office:value="59.5205639318582" calcext:value-type="float">
            <text:p>60</text:p>
          </table:table-cell>
          <table:table-cell table:style-name="ce32" office:value-type="float" office:value="1.98746818092814" calcext:value-type="float">
            <text:p>2</text:p>
          </table:table-cell>
          <table:table-cell table:style-name="ce32" office:value-type="float" office:value="31.4931192480911" calcext:value-type="float">
            <text:p>31</text:p>
          </table:table-cell>
          <table:table-cell table:style-name="ce32" office:value-type="float" office:value="148.188130017623" calcext:value-type="float">
            <text:p>148</text:p>
          </table:table-cell>
          <table:table-cell table:style-name="ce32" office:value-type="float" office:value="17.3226238496182" calcext:value-type="float">
            <text:p>17</text:p>
          </table:table-cell>
          <table:table-cell table:style-name="ce32" office:value-type="float" office:value="98.2549441942432" calcext:value-type="float">
            <text:p>98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88.062024672019" calcext:value-type="float">
            <text:p>188</text:p>
          </table:table-cell>
          <table:table-cell table:style-name="ce32" office:value-type="float" office:value="33.9142236146466" calcext:value-type="float">
            <text:p>34</text:p>
          </table:table-cell>
          <table:table-cell table:style-name="ce32" office:value-type="float" office:value="225.757362443705" calcext:value-type="float">
            <text:p>226</text:p>
          </table:table-cell>
          <table:table-cell table:style-name="ce32" office:value-type="float" office:value="189.994861954181" calcext:value-type="float">
            <text:p>190</text:p>
          </table:table-cell>
          <table:table-cell table:style-name="ce32" office:value-type="float" office:value="1163.7676072058" calcext:value-type="float">
            <text:p>1'164</text:p>
          </table:table-cell>
          <table:table-cell table:style-name="ce32" office:value-type="float" office:value="1389.5249696495" calcext:value-type="float">
            <text:p>1'390</text:p>
          </table:table-cell>
          <table:table-cell table:style-name="ce32" office:value-type="float" office:value="1353.76246915998" calcext:value-type="float">
            <text:p>1'354</text:p>
          </table:table-cell>
          <table:table-cell table:style-name="ce32" office:value-type="float" office:value="772.358364989231" calcext:value-type="float">
            <text:p>772</text:p>
          </table:table-cell>
          <table:table-cell table:style-name="ce32" office:value-type="float" office:value="0.573491286469552" calcext:value-type="float">
            <text:p>1</text:p>
          </table:table-cell>
          <table:table-cell table:style-name="ce32" office:value-type="float" office:value="88.3884863912277" calcext:value-type="float">
            <text:p>88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786.308441355003" calcext:value-type="float">
            <text:p>786</text:p>
          </table:table-cell>
          <table:table-cell table:style-name="ce32"/>
          <table:table-cell table:style-name="ce32" office:value-type="float" office:value="786.308441355003" calcext:value-type="float">
            <text:p>786</text:p>
          </table:table-cell>
          <table:table-cell table:style-name="ce32" office:value-type="float" office:value="209.05431760329" calcext:value-type="float">
            <text:p>209</text:p>
          </table:table-cell>
          <table:table-cell table:style-name="ce32" office:value-type="float" office:value="217.285083219111" calcext:value-type="float">
            <text:p>217</text:p>
          </table:table-cell>
          <table:table-cell table:style-name="ce32" office:value-type="float" office:value="173.291817113766" calcext:value-type="float">
            <text:p>173</text:p>
          </table:table-cell>
          <table:table-cell table:style-name="ce32" office:value-type="float" office:value="33.2810867436851" calcext:value-type="float">
            <text:p>33</text:p>
          </table:table-cell>
          <table:table-cell table:style-name="ce32" office:value-type="float" office:value="96.8780105737223" calcext:value-type="float">
            <text:p>97</text:p>
          </table:table-cell>
          <table:table-cell table:style-name="ce32" office:value-type="float" office:value="-35.7625004895242" calcext:value-type="float">
            <text:p>-36</text:p>
          </table:table-cell>
          <table:table-cell table:style-name="ce32" office:value-type="float" office:value="749.006207166634" calcext:value-type="float">
            <text:p>749</text:p>
          </table:table-cell>
          <table:table-cell table:style-name="ce32"/>
          <table:table-cell table:style-name="ce32" office:value-type="float" office:value="737.429154102213" calcext:value-type="float">
            <text:p>737</text:p>
          </table:table-cell>
          <table:table-cell table:style-name="ce32" office:value-type="float" office:value="1012.70697865675" calcext:value-type="float">
            <text:p>1'013</text:p>
          </table:table-cell>
          <table:table-cell table:style-name="ce32" office:value-type="float" office:value="953.186414724887" calcext:value-type="float">
            <text:p>953</text:p>
          </table:table-cell>
          <table:table-cell table:style-name="ce32" office:value-type="float" office:value="5.80184061092618" calcext:value-type="float">
            <text:p>6</text:p>
          </table:table-cell>
          <table:table-cell table:style-name="ce32" office:value-type="float" office:value="1.98746818092814" calcext:value-type="float">
            <text:p>2</text:p>
          </table:table-cell>
          <table:table-cell table:number-columns-repeated="2" table:style-name="ce32" office:value-type="float" office:value="129.128674368514" calcext:value-type="float">
            <text:p>129</text:p>
          </table:table-cell>
          <table:table-cell table:style-name="ce32" office:value-type="float" office:value="1372.82192480909" calcext:value-type="float">
            <text:p>1'373</text:p>
          </table:table-cell>
          <table:table-cell table:number-columns-repeated="2" table:style-name="ce32" office:value-type="float" office:value="1501.9505991776" calcext:value-type="float">
            <text:p>1'502</text:p>
          </table:table-cell>
          <table:table-cell table:style-name="ce32" office:value-type="float" office:value="35.7625004895242" calcext:value-type="float">
            <text:p>36</text:p>
          </table:table-cell>
          <table:table-cell table:style-name="ce32" office:value-type="float" office:value="7.62678676326611" calcext:value-type="float">
            <text:p>8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78.8447797141179" calcext:value-type="float">
            <text:p>79</text:p>
          </table:table-cell>
          <table:table-cell table:style-name="ce32" table:number-columns-repeated="2"/>
          <table:table-cell table:style-name="ce32" office:value-type="float" office:value="112.425629528099" calcext:value-type="float">
            <text:p>112</text:p>
          </table:table-cell>
          <table:table-cell table:style-name="ce32" office:value-type="float" office:value="151.522102995888" calcext:value-type="float">
            <text:p>152</text:p>
          </table:table-cell>
          <table:table-cell table:style-name="ce41" office:value-type="float" office:value="0.0272175445467006" calcext:value-type="float">
            <text:p>0</text:p>
          </table:table-cell>
          <table:table-cell table:style-name="ce49" office:value-type="float" office:value="17038.8672645389" calcext:value-type="float">
            <text:p>17'039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Drancy</text:p>
          </table:table-cell>
          <table:table-cell table:style-name="ce20" office:value-type="float" office:value="427.937735237856" calcext:value-type="float">
            <text:p>428</text:p>
          </table:table-cell>
          <table:table-cell table:style-name="ce32" office:value-type="float" office:value="172.842069562546" calcext:value-type="float">
            <text:p>173</text:p>
          </table:table-cell>
          <table:table-cell table:style-name="ce32" office:value-type="float" office:value="16.0040239321969" calcext:value-type="float">
            <text:p>16</text:p>
          </table:table-cell>
          <table:table-cell table:style-name="ce32" office:value-type="float" office:value="41.7367408090032" calcext:value-type="float">
            <text:p>42</text:p>
          </table:table-cell>
          <table:table-cell table:style-name="ce32" office:value-type="float" office:value="9.15836077018668" calcext:value-type="float">
            <text:p>9</text:p>
          </table:table-cell>
          <table:table-cell table:style-name="ce32" office:value-type="float" office:value="82.0343267847917" calcext:value-type="float">
            <text:p>82</text:p>
          </table:table-cell>
          <table:table-cell table:style-name="ce32" office:value-type="float" office:value="42.7432862787808" calcext:value-type="float">
            <text:p>43</text:p>
          </table:table-cell>
          <table:table-cell table:style-name="ce32" office:value-type="float" office:value="94.3270422653207" calcext:value-type="float">
            <text:p>94</text:p>
          </table:table-cell>
          <table:table-cell table:style-name="ce32" office:value-type="float" office:value="90.9391093145675" calcext:value-type="float">
            <text:p>91</text:p>
          </table:table-cell>
          <table:table-cell table:style-name="ce32" office:value-type="float" office:value="-227.968739161396" calcext:value-type="float">
            <text:p>-228</text:p>
          </table:table-cell>
          <table:table-cell table:style-name="ce32" office:value-type="float" office:value="43.9946314525475" calcext:value-type="float">
            <text:p>44</text:p>
          </table:table-cell>
          <table:table-cell table:style-name="ce32" office:value-type="float" office:value="331.345769139474" calcext:value-type="float">
            <text:p>331</text:p>
          </table:table-cell>
          <table:table-cell table:style-name="ce32" office:value-type="float" office:value="181.86514751672" calcext:value-type="float">
            <text:p>182</text:p>
          </table:table-cell>
          <table:table-cell table:style-name="ce32" office:value-type="float" office:value="640.249830491909" calcext:value-type="float">
            <text:p>640</text:p>
          </table:table-cell>
          <table:table-cell table:style-name="ce32" office:value-type="float" office:value="81.5807865231293" calcext:value-type="float">
            <text:p>82</text:p>
          </table:table-cell>
          <table:table-cell table:style-name="ce32" office:value-type="float" office:value="789.804726818302" calcext:value-type="float">
            <text:p>790</text:p>
          </table:table-cell>
          <table:table-cell table:style-name="ce32" office:value-type="float" office:value="660.957288708304" calcext:value-type="float">
            <text:p>661</text:p>
          </table:table-cell>
          <table:table-cell table:style-name="ce32" office:value-type="float" office:value="1526.39622921292" calcext:value-type="float">
            <text:p>1'526</text:p>
          </table:table-cell>
          <table:table-cell table:style-name="ce32" office:value-type="float" office:value="2316.20095603122" calcext:value-type="float">
            <text:p>2'316</text:p>
          </table:table-cell>
          <table:table-cell table:style-name="ce32" office:value-type="float" office:value="2187.35351792122" calcext:value-type="float">
            <text:p>2'187</text:p>
          </table:table-cell>
          <table:table-cell table:style-name="ce32" office:value-type="float" office:value="24.4337786062358" calcext:value-type="float">
            <text:p>24</text:p>
          </table:table-cell>
          <table:table-cell table:style-name="ce32"/>
          <table:table-cell table:style-name="ce32" office:value-type="float" office:value="306.71404236306" calcext:value-type="float">
            <text:p>307</text:p>
          </table:table-cell>
          <table:table-cell table:style-name="ce32" office:value-type="float" office:value="140.361882600986" calcext:value-type="float">
            <text:p>140</text:p>
          </table:table-cell>
          <table:table-cell table:style-name="ce32" office:value-type="float" office:value="1950.16339742247" calcext:value-type="float">
            <text:p>1'950</text:p>
          </table:table-cell>
          <table:table-cell table:style-name="ce32" office:value-type="float" office:value="7.24033259330625" calcext:value-type="float">
            <text:p>7</text:p>
          </table:table-cell>
          <table:table-cell table:style-name="ce32" office:value-type="float" office:value="1942.21703709909" calcext:value-type="float">
            <text:p>1'942</text:p>
          </table:table-cell>
          <table:table-cell table:style-name="ce32" office:value-type="float" office:value="195.609172565939" calcext:value-type="float">
            <text:p>196</text:p>
          </table:table-cell>
          <table:table-cell table:style-name="ce32" office:value-type="float" office:value="233.908140856477" calcext:value-type="float">
            <text:p>234</text:p>
          </table:table-cell>
          <table:table-cell table:style-name="ce32" office:value-type="float" office:value="66.7617344559405" calcext:value-type="float">
            <text:p>67</text:p>
          </table:table-cell>
          <table:table-cell table:style-name="ce32" office:value-type="float" office:value="61.0180079308563" calcext:value-type="float">
            <text:p>61</text:p>
          </table:table-cell>
          <table:table-cell table:style-name="ce32" office:value-type="float" office:value="170.071656962538" calcext:value-type="float">
            <text:p>170</text:p>
          </table:table-cell>
          <table:table-cell table:style-name="ce32" office:value-type="float" office:value="11.514444490987" calcext:value-type="float">
            <text:p>12</text:p>
          </table:table-cell>
          <table:table-cell table:style-name="ce32" office:value-type="float" office:value="-216.635195827923" calcext:value-type="float">
            <text:p>-217</text:p>
          </table:table-cell>
          <table:table-cell table:style-name="ce32" office:value-type="float" office:value="23.200144375096" calcext:value-type="float">
            <text:p>23</text:p>
          </table:table-cell>
          <table:table-cell table:style-name="ce32" office:value-type="float" office:value="931.146335190383" calcext:value-type="float">
            <text:p>931</text:p>
          </table:table-cell>
          <table:table-cell table:style-name="ce32" office:value-type="float" office:value="1103.61417249613" calcext:value-type="float">
            <text:p>1'104</text:p>
          </table:table-cell>
          <table:table-cell table:style-name="ce32" office:value-type="float" office:value="1060.87088621734" calcext:value-type="float">
            <text:p>1'061</text:p>
          </table:table-cell>
          <table:table-cell table:style-name="ce32" office:value-type="float" office:value="15.4733660062274" calcext:value-type="float">
            <text:p>15</text:p>
          </table:table-cell>
          <table:table-cell table:style-name="ce32" office:value-type="float" office:value="76.0877378907832" calcext:value-type="float">
            <text:p>76</text:p>
          </table:table-cell>
          <table:table-cell table:style-name="ce32" office:value-type="float" office:value="377.741259581955" calcext:value-type="float">
            <text:p>378</text:p>
          </table:table-cell>
          <table:table-cell table:style-name="ce32" office:value-type="float" office:value="237.379376980969" calcext:value-type="float">
            <text:p>237</text:p>
          </table:table-cell>
          <table:table-cell table:style-name="ce32" office:value-type="float" office:value="1722.00540177886" calcext:value-type="float">
            <text:p>1'722</text:p>
          </table:table-cell>
          <table:table-cell table:style-name="ce32" office:value-type="float" office:value="2099.74666136081" calcext:value-type="float">
            <text:p>2'100</text:p>
          </table:table-cell>
          <table:table-cell table:style-name="ce32" office:value-type="float" office:value="1959.38477875983" calcext:value-type="float">
            <text:p>1'959</text:p>
          </table:table-cell>
          <table:table-cell table:style-name="ce32" office:value-type="float" office:value="128.847438109999" calcext:value-type="float">
            <text:p>129</text:p>
          </table:table-cell>
          <table:table-cell table:style-name="ce32" office:value-type="float" office:value="23.8936821234589" calcext:value-type="float">
            <text:p>24</text:p>
          </table:table-cell>
          <table:table-cell table:style-name="ce32" office:value-type="float" office:value="4.70343428419833" calcext:value-type="float">
            <text:p>5</text:p>
          </table:table-cell>
          <table:table-cell table:style-name="ce32" office:value-type="float" office:value="83.7470104301931" calcext:value-type="float">
            <text:p>84</text:p>
          </table:table-cell>
          <table:table-cell table:style-name="ce32" table:number-columns-repeated="2"/>
          <table:table-cell table:style-name="ce32" office:value-type="float" office:value="-216.454294670409" calcext:value-type="float">
            <text:p>-216</text:p>
          </table:table-cell>
          <table:table-cell table:style-name="ce32" office:value-type="float" office:value="112.359340398498" calcext:value-type="float">
            <text:p>112</text:p>
          </table:table-cell>
          <table:table-cell table:style-name="ce41"/>
          <table:table-cell table:style-name="ce49" office:value-type="float" office:value="24146.6280030439" calcext:value-type="float">
            <text:p>24'147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Dugny</text:p>
          </table:table-cell>
          <table:table-cell table:style-name="ce20" office:value-type="float" office:value="504.207023223082" calcext:value-type="float">
            <text:p>504</text:p>
          </table:table-cell>
          <table:table-cell table:style-name="ce32" office:value-type="float" office:value="85.5491379310345" calcext:value-type="float">
            <text:p>86</text:p>
          </table:table-cell>
          <table:table-cell table:style-name="ce32" office:value-type="float" office:value="0.00879662209711471" calcext:value-type="float">
            <text:p>0</text:p>
          </table:table-cell>
          <table:table-cell table:style-name="ce32" office:value-type="float" office:value="29.2687315270937" calcext:value-type="float">
            <text:p>29</text:p>
          </table:table-cell>
          <table:table-cell table:style-name="ce32" office:value-type="float" office:value="3.32353800140746" calcext:value-type="float">
            <text:p>3</text:p>
          </table:table-cell>
          <table:table-cell table:style-name="ce32" office:value-type="float" office:value="93.1849489795918" calcext:value-type="float">
            <text:p>93</text:p>
          </table:table-cell>
          <table:table-cell table:style-name="ce32" office:value-type="float" office:value="40.677193877551" calcext:value-type="float">
            <text:p>4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4.9281887755101" calcext:value-type="float">
            <text:p>25</text:p>
          </table:table-cell>
          <table:table-cell table:style-name="ce32" office:value-type="float" office:value="-102.467236101337" calcext:value-type="float">
            <text:p>-102</text:p>
          </table:table-cell>
          <table:table-cell table:style-name="ce32" office:value-type="float" office:value="14.5692813159747" calcext:value-type="float">
            <text:p>15</text:p>
          </table:table-cell>
          <table:table-cell table:style-name="ce32" office:value-type="float" office:value="561.097552779733" calcext:value-type="float">
            <text:p>56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553.195035186488" calcext:value-type="float">
            <text:p>553</text:p>
          </table:table-cell>
          <table:table-cell table:style-name="ce32" office:value-type="float" office:value="85.0244660450387" calcext:value-type="float">
            <text:p>85</text:p>
          </table:table-cell>
          <table:table-cell table:style-name="ce32" office:value-type="float" office:value="671.685447748065" calcext:value-type="float">
            <text:p>672</text:p>
          </table:table-cell>
          <table:table-cell table:style-name="ce32" office:value-type="float" office:value="600.705591133005" calcext:value-type="float">
            <text:p>601</text:p>
          </table:table-cell>
          <table:table-cell table:style-name="ce32" office:value-type="float" office:value="1940.58088494018" calcext:value-type="float">
            <text:p>1'941</text:p>
          </table:table-cell>
          <table:table-cell table:style-name="ce32" office:value-type="float" office:value="2612.26633268825" calcext:value-type="float">
            <text:p>2'612</text:p>
          </table:table-cell>
          <table:table-cell table:style-name="ce32" office:value-type="float" office:value="2541.28647607319" calcext:value-type="float">
            <text:p>2'541</text:p>
          </table:table-cell>
          <table:table-cell table:style-name="ce32" office:value-type="float" office:value="364.803596059113" calcext:value-type="float">
            <text:p>365</text:p>
          </table:table-cell>
          <table:table-cell table:style-name="ce32"/>
          <table:table-cell table:style-name="ce32" office:value-type="float" office:value="443.317646023927" calcext:value-type="float">
            <text:p>443</text:p>
          </table:table-cell>
          <table:table-cell table:style-name="ce32" office:value-type="float" office:value="263.898662913441" calcext:value-type="float">
            <text:p>264</text:p>
          </table:table-cell>
          <table:table-cell table:style-name="ce32" office:value-type="float" office:value="277.184480999296" calcext:value-type="float">
            <text:p>277</text:p>
          </table:table-cell>
          <table:table-cell table:style-name="ce32" office:value-type="float" office:value="0.466572836030964" calcext:value-type="float">
            <text:p>0</text:p>
          </table:table-cell>
          <table:table-cell table:style-name="ce32" office:value-type="float" office:value="276.717908163265" calcext:value-type="float">
            <text:p>277</text:p>
          </table:table-cell>
          <table:table-cell table:style-name="ce32" office:value-type="float" office:value="363.424429978888" calcext:value-type="float">
            <text:p>363</text:p>
          </table:table-cell>
          <table:table-cell table:style-name="ce32" office:value-type="float" office:value="378.399556650246" calcext:value-type="float">
            <text:p>378</text:p>
          </table:table-cell>
          <table:table-cell table:style-name="ce32" office:value-type="float" office:value="292.444573363828" calcext:value-type="float">
            <text:p>292</text:p>
          </table:table-cell>
          <table:table-cell table:style-name="ce32" office:value-type="float" office:value="41.6289760731879" calcext:value-type="float">
            <text:p>42</text:p>
          </table:table-cell>
          <table:table-cell table:style-name="ce32" office:value-type="float" office:value="364.361233286418" calcext:value-type="float">
            <text:p>364</text:p>
          </table:table-cell>
          <table:table-cell table:style-name="ce32" office:value-type="float" office:value="192.918806298381" calcext:value-type="float">
            <text:p>193</text:p>
          </table:table-cell>
          <table:table-cell table:style-name="ce32" office:value-type="float" office:value="270.377653061225" calcext:value-type="float">
            <text:p>270</text:p>
          </table:table-cell>
          <table:table-cell table:style-name="ce32"/>
          <table:table-cell table:style-name="ce32" office:value-type="float" office:value="1307.51138282899" calcext:value-type="float">
            <text:p>1'308</text:p>
          </table:table-cell>
          <table:table-cell table:style-name="ce32" office:value-type="float" office:value="1394.55065446868" calcext:value-type="float">
            <text:p>1'395</text:p>
          </table:table-cell>
          <table:table-cell table:style-name="ce32" office:value-type="float" office:value="1353.87346059113" calcext:value-type="float">
            <text:p>1'354</text:p>
          </table:table-cell>
          <table:table-cell table:style-name="ce32" office:value-type="float" office:value="114.456368754398" calcext:value-type="float">
            <text:p>114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98.712587966221" calcext:value-type="float">
            <text:p>399</text:p>
          </table:table-cell>
          <table:table-cell table:style-name="ce32" office:value-type="float" office:value="134.81392505278" calcext:value-type="float">
            <text:p>135</text:p>
          </table:table-cell>
          <table:table-cell table:style-name="ce32" office:value-type="float" office:value="2304.00531491907" calcext:value-type="float">
            <text:p>2'304</text:p>
          </table:table-cell>
          <table:table-cell table:style-name="ce32" office:value-type="float" office:value="2702.71790288529" calcext:value-type="float">
            <text:p>2'703</text:p>
          </table:table-cell>
          <table:table-cell table:style-name="ce32" office:value-type="float" office:value="2438.81923997185" calcext:value-type="float">
            <text:p>2'439</text:p>
          </table:table-cell>
          <table:table-cell table:style-name="ce32" office:value-type="float" office:value="70.9798566150598" calcext:value-type="float">
            <text:p>71</text:p>
          </table:table-cell>
          <table:table-cell table:style-name="ce32" office:value-type="float" office:value="19.6204257565095" calcext:value-type="float">
            <text:p>20</text:p>
          </table:table-cell>
          <table:table-cell table:style-name="ce32" office:value-type="float" office:value="47.5017593244194" calcext:value-type="float">
            <text:p>48</text:p>
          </table:table-cell>
          <table:table-cell table:style-name="ce32" office:value-type="float" office:value="162.70791783955" calcext:value-type="float">
            <text:p>163</text:p>
          </table:table-cell>
          <table:table-cell table:style-name="ce32" table:number-columns-repeated="2"/>
          <table:table-cell table:style-name="ce32" office:value-type="float" office:value="90.4515701970443" calcext:value-type="float">
            <text:p>90</text:p>
          </table:table-cell>
          <table:table-cell table:style-name="ce32" office:value-type="float" office:value="160.721001055595" calcext:value-type="float">
            <text:p>161</text:p>
          </table:table-cell>
          <table:table-cell table:style-name="ce41"/>
          <table:table-cell table:style-name="ce49" office:value-type="float" office:value="26490.4788546798" calcext:value-type="float">
            <text:p>26'490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Épinay-sur-Seine</text:p>
          </table:table-cell>
          <table:table-cell table:style-name="ce20" office:value-type="float" office:value="257.348726625277" calcext:value-type="float">
            <text:p>257</text:p>
          </table:table-cell>
          <table:table-cell table:style-name="ce32" office:value-type="float" office:value="69.6126463075862" calcext:value-type="float">
            <text:p>70</text:p>
          </table:table-cell>
          <table:table-cell table:style-name="ce32" office:value-type="float" office:value="0.0343046777411811" calcext:value-type="float">
            <text:p>0</text:p>
          </table:table-cell>
          <table:table-cell table:style-name="ce32" office:value-type="float" office:value="16.8765743796259" calcext:value-type="float">
            <text:p>17</text:p>
          </table:table-cell>
          <table:table-cell table:style-name="ce32" office:value-type="float" office:value="3.18730726923579" calcext:value-type="float">
            <text:p>3</text:p>
          </table:table-cell>
          <table:table-cell table:style-name="ce32" office:value-type="float" office:value="99.6954680537689" calcext:value-type="float">
            <text:p>100</text:p>
          </table:table-cell>
          <table:table-cell table:style-name="ce32" office:value-type="float" office:value="35.3931511829521" calcext:value-type="float">
            <text:p>35</text:p>
          </table:table-cell>
          <table:table-cell table:style-name="ce32" office:value-type="float" office:value="21.8551621082462" calcext:value-type="float">
            <text:p>22</text:p>
          </table:table-cell>
          <table:table-cell table:style-name="ce32" office:value-type="float" office:value="27.0171942875252" calcext:value-type="float">
            <text:p>27</text:p>
          </table:table-cell>
          <table:table-cell table:style-name="ce32" office:value-type="float" office:value="-61.6268531051328" calcext:value-type="float">
            <text:p>-62</text:p>
          </table:table-cell>
          <table:table-cell table:style-name="ce32" office:value-type="float" office:value="13.192299345601" calcext:value-type="float">
            <text:p>13</text:p>
          </table:table-cell>
          <table:table-cell table:style-name="ce32" office:value-type="float" office:value="512.353964613979" calcext:value-type="float">
            <text:p>512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420.751355780525" calcext:value-type="float">
            <text:p>421</text:p>
          </table:table-cell>
          <table:table-cell table:style-name="ce32" office:value-type="float" office:value="352.901149952458" calcext:value-type="float">
            <text:p>353</text:p>
          </table:table-cell>
          <table:table-cell table:style-name="ce32" office:value-type="float" office:value="504.022357700841" calcext:value-type="float">
            <text:p>504</text:p>
          </table:table-cell>
          <table:table-cell table:style-name="ce32" office:value-type="float" office:value="447.602010738856" calcext:value-type="float">
            <text:p>448</text:p>
          </table:table-cell>
          <table:table-cell table:style-name="ce32" office:value-type="float" office:value="1381.66162406548" calcext:value-type="float">
            <text:p>1'382</text:p>
          </table:table-cell>
          <table:table-cell table:style-name="ce32" office:value-type="float" office:value="1885.68398176632" calcext:value-type="float">
            <text:p>1'886</text:p>
          </table:table-cell>
          <table:table-cell table:style-name="ce32" office:value-type="float" office:value="1829.26363480433" calcext:value-type="float">
            <text:p>1'829</text:p>
          </table:table-cell>
          <table:table-cell table:style-name="ce32" office:value-type="float" office:value="59.5252033111472" calcext:value-type="float">
            <text:p>60</text:p>
          </table:table-cell>
          <table:table-cell table:style-name="ce32"/>
          <table:table-cell table:style-name="ce32" office:value-type="float" office:value="495.017823517348" calcext:value-type="float">
            <text:p>495</text:p>
          </table:table-cell>
          <table:table-cell table:style-name="ce32" office:value-type="float" office:value="0.0680821075004195" calcext:value-type="float">
            <text:p>0</text:p>
          </table:table-cell>
          <table:table-cell table:style-name="ce32" office:value-type="float" office:value="407.978014430337" calcext:value-type="float">
            <text:p>408</text:p>
          </table:table-cell>
          <table:table-cell table:style-name="ce32" office:value-type="float" office:value="1.5464384659843" calcext:value-type="float">
            <text:p>2</text:p>
          </table:table-cell>
          <table:table-cell table:style-name="ce32" office:value-type="float" office:value="406.431575964353" calcext:value-type="float">
            <text:p>406</text:p>
          </table:table-cell>
          <table:table-cell table:style-name="ce32" office:value-type="float" office:value="232.632193821429" calcext:value-type="float">
            <text:p>233</text:p>
          </table:table-cell>
          <table:table-cell table:style-name="ce32" office:value-type="float" office:value="245.734981635811" calcext:value-type="float">
            <text:p>246</text:p>
          </table:table-cell>
          <table:table-cell table:style-name="ce32" office:value-type="float" office:value="176.211846859444" calcext:value-type="float">
            <text:p>176</text:p>
          </table:table-cell>
          <table:table-cell table:style-name="ce32" office:value-type="float" office:value="31.7923336502787" calcext:value-type="float">
            <text:p>32</text:p>
          </table:table-cell>
          <table:table-cell table:style-name="ce32" office:value-type="float" office:value="-123.916680649552" calcext:value-type="float">
            <text:p>-124</text:p>
          </table:table-cell>
          <table:table-cell table:style-name="ce32" office:value-type="float" office:value="-56.3522648544848" calcext:value-type="float">
            <text:p>-56</text:p>
          </table:table-cell>
          <table:table-cell table:style-name="ce32" office:value-type="float" office:value="101.677440199862" calcext:value-type="float">
            <text:p>102</text:p>
          </table:table-cell>
          <table:table-cell table:style-name="ce32"/>
          <table:table-cell table:style-name="ce32" office:value-type="float" office:value="741.342873762515" calcext:value-type="float">
            <text:p>741</text:p>
          </table:table-cell>
          <table:table-cell table:style-name="ce32" office:value-type="float" office:value="797.041062139941" calcext:value-type="float">
            <text:p>797</text:p>
          </table:table-cell>
          <table:table-cell table:style-name="ce32" office:value-type="float" office:value="761.647910956989" calcext:value-type="float">
            <text:p>762</text:p>
          </table:table-cell>
          <table:table-cell table:style-name="ce32" office:value-type="float" office:value="14.1488338273953" calcext:value-type="float">
            <text:p>14</text:p>
          </table:table-cell>
          <table:table-cell table:style-name="ce32" office:value-type="float" office:value="21.2692700934057" calcext:value-type="float">
            <text:p>21</text:p>
          </table:table-cell>
          <table:table-cell table:style-name="ce32" office:value-type="float" office:value="153.411045919794" calcext:value-type="float">
            <text:p>153</text:p>
          </table:table-cell>
          <table:table-cell table:style-name="ce32" office:value-type="float" office:value="153.342963812294" calcext:value-type="float">
            <text:p>153</text:p>
          </table:table-cell>
          <table:table-cell table:style-name="ce32" office:value-type="float" office:value="1614.29381788691" calcext:value-type="float">
            <text:p>1'614</text:p>
          </table:table-cell>
          <table:table-cell table:style-name="ce32" office:value-type="float" office:value="1767.7048638067" calcext:value-type="float">
            <text:p>1'768</text:p>
          </table:table-cell>
          <table:table-cell table:style-name="ce32" office:value-type="float" office:value="1767.6367816992" calcext:value-type="float">
            <text:p>1'768</text:p>
          </table:table-cell>
          <table:table-cell table:style-name="ce32" office:value-type="float" office:value="56.4203469619852" calcext:value-type="float">
            <text:p>56</text:p>
          </table:table-cell>
          <table:table-cell table:style-name="ce32" office:value-type="float" office:value="40.9342493055167" calcext:value-type="float">
            <text:p>41</text:p>
          </table:table-cell>
          <table:table-cell table:style-name="ce32" office:value-type="float" office:value="26.8163502805899" calcext:value-type="float">
            <text:p>27</text:p>
          </table:table-cell>
          <table:table-cell table:style-name="ce32" office:value-type="float" office:value="41.5363355519511" calcext:value-type="float">
            <text:p>42</text:p>
          </table:table-cell>
          <table:table-cell table:style-name="ce32" table:number-columns-repeated="2"/>
          <table:table-cell table:style-name="ce32" office:value-type="float" office:value="-117.979117959618" calcext:value-type="float">
            <text:p>-118</text:p>
          </table:table-cell>
          <table:table-cell table:style-name="ce32" office:value-type="float" office:value="236.34526129351" calcext:value-type="float">
            <text:p>236</text:p>
          </table:table-cell>
          <table:table-cell table:style-name="ce41"/>
          <table:table-cell table:style-name="ce49" office:value-type="float" office:value="17871.0858983538" calcext:value-type="float">
            <text:p>17'871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Gagny</text:p>
          </table:table-cell>
          <table:table-cell table:style-name="ce20" office:value-type="float" office:value="315.665344315821" calcext:value-type="float">
            <text:p>316</text:p>
          </table:table-cell>
          <table:table-cell table:style-name="ce32" office:value-type="float" office:value="47.0362956366875" calcext:value-type="float">
            <text:p>47</text:p>
          </table:table-cell>
          <table:table-cell table:style-name="ce32" office:value-type="float" office:value="6.74930320569897" calcext:value-type="float">
            <text:p>7</text:p>
          </table:table-cell>
          <table:table-cell table:style-name="ce32" office:value-type="float" office:value="32.6896950133571" calcext:value-type="float">
            <text:p>33</text:p>
          </table:table-cell>
          <table:table-cell table:style-name="ce32" office:value-type="float" office:value="2.5598755812803" calcext:value-type="float">
            <text:p>3</text:p>
          </table:table-cell>
          <table:table-cell table:style-name="ce32" office:value-type="float" office:value="61.7964153556941" calcext:value-type="float">
            <text:p>62</text:p>
          </table:table-cell>
          <table:table-cell table:style-name="ce32" office:value-type="float" office:value="46.1647348372415" calcext:value-type="float">
            <text:p>46</text:p>
          </table:table-cell>
          <table:table-cell table:style-name="ce32" office:value-type="float" office:value="7.44979890175126" calcext:value-type="float">
            <text:p>7</text:p>
          </table:table-cell>
          <table:table-cell table:style-name="ce32" office:value-type="float" office:value="30.1562936578609" calcext:value-type="float">
            <text:p>30</text:p>
          </table:table-cell>
          <table:table-cell table:style-name="ce32" office:value-type="float" office:value="-182.810084594835" calcext:value-type="float">
            <text:p>-183</text:p>
          </table:table-cell>
          <table:table-cell table:style-name="ce32" office:value-type="float" office:value="5.49476427228653" calcext:value-type="float">
            <text:p>5</text:p>
          </table:table-cell>
          <table:table-cell table:style-name="ce32" office:value-type="float" office:value="255.920195161769" calcext:value-type="float">
            <text:p>256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465.277219748689" calcext:value-type="float">
            <text:p>465</text:p>
          </table:table-cell>
          <table:table-cell table:style-name="ce32" office:value-type="float" office:value="100.846030473929" calcext:value-type="float">
            <text:p>101</text:p>
          </table:table-cell>
          <table:table-cell table:style-name="ce32" office:value-type="float" office:value="516.603935638666" calcext:value-type="float">
            <text:p>517</text:p>
          </table:table-cell>
          <table:table-cell table:style-name="ce32" office:value-type="float" office:value="475.062404274265" calcext:value-type="float">
            <text:p>475</text:p>
          </table:table-cell>
          <table:table-cell table:style-name="ce32" office:value-type="float" office:value="1164.6865944395" calcext:value-type="float">
            <text:p>1'165</text:p>
          </table:table-cell>
          <table:table-cell table:style-name="ce32" office:value-type="float" office:value="1681.29053007816" calcext:value-type="float">
            <text:p>1'681</text:p>
          </table:table-cell>
          <table:table-cell table:style-name="ce32" office:value-type="float" office:value="1639.74899871376" calcext:value-type="float">
            <text:p>1'640</text:p>
          </table:table-cell>
          <table:table-cell table:style-name="ce32" office:value-type="float" office:value="377.928307608588" calcext:value-type="float">
            <text:p>378</text:p>
          </table:table-cell>
          <table:table-cell table:style-name="ce32"/>
          <table:table-cell table:style-name="ce32" office:value-type="float" office:value="246.961116058177" calcext:value-type="float">
            <text:p>247</text:p>
          </table:table-cell>
          <table:table-cell table:style-name="ce32" office:value-type="float" office:value="0.0398540615415059" calcext:value-type="float">
            <text:p>0</text:p>
          </table:table-cell>
          <table:table-cell table:style-name="ce32" office:value-type="float" office:value="127.108855001484" calcext:value-type="float">
            <text:p>127</text:p>
          </table:table-cell>
          <table:table-cell table:style-name="ce32" office:value-type="float" office:value="1.123261848224" calcext:value-type="float">
            <text:p>1</text:p>
          </table:table-cell>
          <table:table-cell table:style-name="ce32" office:value-type="float" office:value="125.98559315326" calcext:value-type="float">
            <text:p>126</text:p>
          </table:table-cell>
          <table:table-cell table:style-name="ce32" office:value-type="float" office:value="193.661520233502" calcext:value-type="float">
            <text:p>194</text:p>
          </table:table-cell>
          <table:table-cell table:style-name="ce32" office:value-type="float" office:value="199.233309587415" calcext:value-type="float">
            <text:p>199</text:p>
          </table:table-cell>
          <table:table-cell table:style-name="ce32" office:value-type="float" office:value="152.119988869101" calcext:value-type="float">
            <text:p>152</text:p>
          </table:table-cell>
          <table:table-cell table:style-name="ce32" office:value-type="float" office:value="29.3445851884832" calcext:value-type="float">
            <text:p>29</text:p>
          </table:table-cell>
          <table:table-cell table:style-name="ce32" office:value-type="float" office:value="57.98857227664" calcext:value-type="float">
            <text:p>58</text:p>
          </table:table-cell>
          <table:table-cell table:style-name="ce32" office:value-type="float" office:value="-41.5016773028594" calcext:value-type="float">
            <text:p>-42</text:p>
          </table:table-cell>
          <table:table-cell table:style-name="ce32" office:value-type="float" office:value="339.893999703176" calcext:value-type="float">
            <text:p>340</text:p>
          </table:table-cell>
          <table:table-cell table:style-name="ce32"/>
          <table:table-cell table:style-name="ce32" office:value-type="float" office:value="709.990760364104" calcext:value-type="float">
            <text:p>710</text:p>
          </table:table-cell>
          <table:table-cell table:style-name="ce32" office:value-type="float" office:value="898.605320569902" calcext:value-type="float">
            <text:p>899</text:p>
          </table:table-cell>
          <table:table-cell table:style-name="ce32" office:value-type="float" office:value="852.440585732661" calcext:value-type="float">
            <text:p>852</text:p>
          </table:table-cell>
          <table:table-cell table:style-name="ce32" office:value-type="float" office:value="6.39920352231127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98.6306535074701" calcext:value-type="float">
            <text:p>99</text:p>
          </table:table-cell>
          <table:table-cell table:style-name="ce32" office:value-type="float" office:value="98.5907994459286" calcext:value-type="float">
            <text:p>99</text:p>
          </table:table-cell>
          <table:table-cell table:style-name="ce32" office:value-type="float" office:value="1358.348114673" calcext:value-type="float">
            <text:p>1'358</text:p>
          </table:table-cell>
          <table:table-cell table:style-name="ce32" office:value-type="float" office:value="1456.97876818047" calcext:value-type="float">
            <text:p>1'457</text:p>
          </table:table-cell>
          <table:table-cell table:style-name="ce32" office:value-type="float" office:value="1456.93891411893" calcext:value-type="float">
            <text:p>1'457</text:p>
          </table:table-cell>
          <table:table-cell table:style-name="ce32" office:value-type="float" office:value="41.5415313644009" calcext:value-type="float">
            <text:p>42</text:p>
          </table:table-cell>
          <table:table-cell table:style-name="ce32" office:value-type="float" office:value="28.098779064015" calcext:value-type="float">
            <text:p>28</text:p>
          </table:table-cell>
          <table:table-cell table:style-name="ce32" office:value-type="float" office:value="3.03588131987731" calcext:value-type="float">
            <text:p>3</text:p>
          </table:table-cell>
          <table:table-cell table:style-name="ce32" office:value-type="float" office:value="59.6246566735926" calcext:value-type="float">
            <text:p>60</text:p>
          </table:table-cell>
          <table:table-cell table:style-name="ce32" table:number-columns-repeated="2"/>
          <table:table-cell table:style-name="ce32" office:value-type="float" office:value="-224.311761897695" calcext:value-type="float">
            <text:p>-224</text:p>
          </table:table-cell>
          <table:table-cell table:style-name="ce32" office:value-type="float" office:value="114.041648609874" calcext:value-type="float">
            <text:p>114</text:p>
          </table:table-cell>
          <table:table-cell table:style-name="ce41"/>
          <table:table-cell table:style-name="ce49" office:value-type="float" office:value="15441.2294862472" calcext:value-type="float">
            <text:p>15'441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Gournay-sur-Marne</text:p>
          </table:table-cell>
          <table:table-cell table:style-name="ce20" office:value-type="float" office:value="395.14722062212" calcext:value-type="float">
            <text:p>395</text:p>
          </table:table-cell>
          <table:table-cell table:style-name="ce32" office:value-type="float" office:value="113.809483006912" calcext:value-type="float">
            <text:p>114</text:p>
          </table:table-cell>
          <table:table-cell table:style-name="ce32" office:value-type="float" office:value="14.6889400921659" calcext:value-type="float">
            <text:p>15</text:p>
          </table:table-cell>
          <table:table-cell table:style-name="ce32" office:value-type="float" office:value="35.3902620967742" calcext:value-type="float">
            <text:p>35</text:p>
          </table:table-cell>
          <table:table-cell table:style-name="ce32" office:value-type="float" office:value="6.12145449308756" calcext:value-type="float">
            <text:p>6</text:p>
          </table:table-cell>
          <table:table-cell table:style-name="ce32" office:value-type="float" office:value="213.192170218894" calcext:value-type="float">
            <text:p>213</text:p>
          </table:table-cell>
          <table:table-cell table:style-name="ce32" office:value-type="float" office:value="66.2124035138249" calcext:value-type="float">
            <text:p>66</text:p>
          </table:table-cell>
          <table:table-cell table:style-name="ce32" office:value-type="float" office:value="1.68490783410138" calcext:value-type="float">
            <text:p>2</text:p>
          </table:table-cell>
          <table:table-cell table:style-name="ce32" office:value-type="float" office:value="28.7871658986175" calcext:value-type="float">
            <text:p>29</text:p>
          </table:table-cell>
          <table:table-cell table:style-name="ce32" office:value-type="float" office:value="-116.273382776498" calcext:value-type="float">
            <text:p>-116</text:p>
          </table:table-cell>
          <table:table-cell table:style-name="ce32" office:value-type="float" office:value="33.6851008064516" calcext:value-type="float">
            <text:p>34</text:p>
          </table:table-cell>
          <table:table-cell table:style-name="ce32" office:value-type="float" office:value="99.0783957373272" calcext:value-type="float">
            <text:p>99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633.169714861751" calcext:value-type="float">
            <text:p>633</text:p>
          </table:table-cell>
          <table:table-cell table:style-name="ce32" office:value-type="float" office:value="52.2142497119816" calcext:value-type="float">
            <text:p>52</text:p>
          </table:table-cell>
          <table:table-cell table:style-name="ce32" office:value-type="float" office:value="727.983037154378" calcext:value-type="float">
            <text:p>728</text:p>
          </table:table-cell>
          <table:table-cell table:style-name="ce32" office:value-type="float" office:value="647.858654953917" calcext:value-type="float">
            <text:p>648</text:p>
          </table:table-cell>
          <table:table-cell table:style-name="ce32" office:value-type="float" office:value="1455.70205789171" calcext:value-type="float">
            <text:p>1'456</text:p>
          </table:table-cell>
          <table:table-cell table:style-name="ce32" office:value-type="float" office:value="2183.68509504608" calcext:value-type="float">
            <text:p>2'184</text:p>
          </table:table-cell>
          <table:table-cell table:style-name="ce32" office:value-type="float" office:value="2103.56071284562" calcext:value-type="float">
            <text:p>2'104</text:p>
          </table:table-cell>
          <table:table-cell table:style-name="ce32" office:value-type="float" office:value="449.693918490783" calcext:value-type="float">
            <text:p>450</text:p>
          </table:table-cell>
          <table:table-cell table:style-name="ce32" office:value-type="float" office:value="3.77726094470046" calcext:value-type="float">
            <text:p>4</text:p>
          </table:table-cell>
          <table:table-cell table:style-name="ce32" office:value-type="float" office:value="90.2973790322581" calcext:value-type="float">
            <text:p>90</text:p>
          </table:table-cell>
          <table:table-cell table:style-name="ce32" office:value-type="float" office:value="20.7373271889401" calcext:value-type="float">
            <text:p>21</text:p>
          </table:table-cell>
          <table:table-cell table:style-name="ce32" office:value-type="float" office:value="1373.44019585253" calcext:value-type="float">
            <text:p>1'373</text:p>
          </table:table-cell>
          <table:table-cell table:style-name="ce32" office:value-type="float" office:value="1.67668778801843" calcext:value-type="float">
            <text:p>2</text:p>
          </table:table-cell>
          <table:table-cell table:style-name="ce32" office:value-type="float" office:value="1371.76350806452" calcext:value-type="float">
            <text:p>1'372</text:p>
          </table:table-cell>
          <table:table-cell table:style-name="ce32" office:value-type="float" office:value="254.155396025346" calcext:value-type="float">
            <text:p>254</text:p>
          </table:table-cell>
          <table:table-cell table:style-name="ce32" office:value-type="float" office:value="279.041589861751" calcext:value-type="float">
            <text:p>279</text:p>
          </table:table-cell>
          <table:table-cell table:style-name="ce32" office:value-type="float" office:value="174.031013824885" calcext:value-type="float">
            <text:p>174</text:p>
          </table:table-cell>
          <table:table-cell table:style-name="ce32" office:value-type="float" office:value="62.5527980990784" calcext:value-type="float">
            <text:p>63</text:p>
          </table:table-cell>
          <table:table-cell table:style-name="ce32" office:value-type="float" office:value="80.8868087557604" calcext:value-type="float">
            <text:p>81</text:p>
          </table:table-cell>
          <table:table-cell table:style-name="ce32" office:value-type="float" office:value="-59.3870550115207" calcext:value-type="float">
            <text:p>-59</text:p>
          </table:table-cell>
          <table:table-cell table:style-name="ce32" office:value-type="float" office:value="375.929248271889" calcext:value-type="float">
            <text:p>376</text:p>
          </table:table-cell>
          <table:table-cell table:style-name="ce32"/>
          <table:table-cell table:style-name="ce32" office:value-type="float" office:value="939.265224654378" calcext:value-type="float">
            <text:p>939</text:p>
          </table:table-cell>
          <table:table-cell table:style-name="ce32" office:value-type="float" office:value="1295.79509936636" calcext:value-type="float">
            <text:p>1'296</text:p>
          </table:table-cell>
          <table:table-cell table:style-name="ce32" office:value-type="float" office:value="1229.58269585253" calcext:value-type="float">
            <text:p>1'230</text:p>
          </table:table-cell>
          <table:table-cell table:style-name="ce32" office:value-type="float" office:value="2.65956221198157" calcext:value-type="float">
            <text:p>3</text:p>
          </table:table-cell>
          <table:table-cell table:style-name="ce32" office:value-type="float" office:value="1.68490783410138" calcext:value-type="float">
            <text:p>2</text:p>
          </table:table-cell>
          <table:table-cell table:style-name="ce32" office:value-type="float" office:value="298.167203341014" calcext:value-type="float">
            <text:p>298</text:p>
          </table:table-cell>
          <table:table-cell table:style-name="ce32" office:value-type="float" office:value="277.429876152074" calcext:value-type="float">
            <text:p>277</text:p>
          </table:table-cell>
          <table:table-cell table:style-name="ce32" office:value-type="float" office:value="1709.85745391705" calcext:value-type="float">
            <text:p>1'710</text:p>
          </table:table-cell>
          <table:table-cell table:style-name="ce32" office:value-type="float" office:value="2008.02465725806" calcext:value-type="float">
            <text:p>2'008</text:p>
          </table:table-cell>
          <table:table-cell table:style-name="ce32" office:value-type="float" office:value="1987.28733006912" calcext:value-type="float">
            <text:p>1'987</text:p>
          </table:table-cell>
          <table:table-cell table:style-name="ce32" office:value-type="float" office:value="80.1243822004608" calcext:value-type="float">
            <text:p>80</text:p>
          </table:table-cell>
          <table:table-cell table:style-name="ce32" office:value-type="float" office:value="18.2896860599078" calcext:value-type="float">
            <text:p>18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16.678133640553" calcext:value-type="float">
            <text:p>117</text:p>
          </table:table-cell>
          <table:table-cell table:style-name="ce32" table:number-columns-repeated="2"/>
          <table:table-cell table:style-name="ce32" office:value-type="float" office:value="-175.660437788018" calcext:value-type="float">
            <text:p>-176</text:p>
          </table:table-cell>
          <table:table-cell table:style-name="ce32" office:value-type="float" office:value="169.518659274194" calcext:value-type="float">
            <text:p>170</text:p>
          </table:table-cell>
          <table:table-cell table:style-name="ce41"/>
          <table:table-cell table:style-name="ce49" office:value-type="float" office:value="23132.9981552419" calcext:value-type="float">
            <text:p>23'133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L'Île-Saint-Denis</text:p>
          </table:table-cell>
          <table:table-cell table:style-name="ce20" office:value-type="float" office:value="526.67329609582" calcext:value-type="float">
            <text:p>527</text:p>
          </table:table-cell>
          <table:table-cell table:style-name="ce32" office:value-type="float" office:value="84.4541794310722" calcext:value-type="float">
            <text:p>84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9.7915513071516" calcext:value-type="float">
            <text:p>40</text:p>
          </table:table-cell>
          <table:table-cell table:style-name="ce32" office:value-type="float" office:value="0.0187723137164574" calcext:value-type="float">
            <text:p>0</text:p>
          </table:table-cell>
          <table:table-cell table:style-name="ce32" office:value-type="float" office:value="294.372998963492" calcext:value-type="float">
            <text:p>294</text:p>
          </table:table-cell>
          <table:table-cell table:style-name="ce32" office:value-type="float" office:value="32.4018207992629" calcext:value-type="float">
            <text:p>32</text:p>
          </table:table-cell>
          <table:table-cell table:style-name="ce32" office:value-type="float" office:value="95.5890821144766" calcext:value-type="float">
            <text:p>96</text:p>
          </table:table-cell>
          <table:table-cell table:style-name="ce32" office:value-type="float" office:value="303.940448001843" calcext:value-type="float">
            <text:p>304</text:p>
          </table:table-cell>
          <table:table-cell table:style-name="ce32" office:value-type="float" office:value="-15.4632557871702" calcext:value-type="float">
            <text:p>-15</text:p>
          </table:table-cell>
          <table:table-cell table:style-name="ce32" office:value-type="float" office:value="25.5235540711736" calcext:value-type="float">
            <text:p>26</text:p>
          </table:table-cell>
          <table:table-cell table:style-name="ce32" office:value-type="float" office:value="308.324311873776" calcext:value-type="float">
            <text:p>308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522.76396637107" calcext:value-type="float">
            <text:p>523</text:p>
          </table:table-cell>
          <table:table-cell table:style-name="ce32" office:value-type="float" office:value="129.66176551883" calcext:value-type="float">
            <text:p>130</text:p>
          </table:table-cell>
          <table:table-cell table:style-name="ce32" office:value-type="float" office:value="581.721955545318" calcext:value-type="float">
            <text:p>582</text:p>
          </table:table-cell>
          <table:table-cell table:style-name="ce32" office:value-type="float" office:value="522.79133018542" calcext:value-type="float">
            <text:p>523</text:p>
          </table:table-cell>
          <table:table-cell table:style-name="ce32" office:value-type="float" office:value="1661.80973741794" calcext:value-type="float">
            <text:p>1'662</text:p>
          </table:table-cell>
          <table:table-cell table:style-name="ce32" office:value-type="float" office:value="2243.53169296326" calcext:value-type="float">
            <text:p>2'244</text:p>
          </table:table-cell>
          <table:table-cell table:style-name="ce32" office:value-type="float" office:value="2184.60106760336" calcext:value-type="float">
            <text:p>2'185</text:p>
          </table:table-cell>
          <table:table-cell table:style-name="ce32" office:value-type="float" office:value="909.506907750778" calcext:value-type="float">
            <text:p>910</text:p>
          </table:table-cell>
          <table:table-cell table:style-name="ce32"/>
          <table:table-cell table:style-name="ce32" office:value-type="float" office:value="275.968444086145" calcext:value-type="float">
            <text:p>276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004.80538869054" calcext:value-type="float">
            <text:p>1'005</text:p>
          </table:table-cell>
          <table:table-cell table:style-name="ce32" office:value-type="float" office:value="1.31459403431994" calcext:value-type="float">
            <text:p>1</text:p>
          </table:table-cell>
          <table:table-cell table:style-name="ce32" office:value-type="float" office:value="1003.49079465622" calcext:value-type="float">
            <text:p>1'003</text:p>
          </table:table-cell>
          <table:table-cell table:style-name="ce32" office:value-type="float" office:value="101.492631578947" calcext:value-type="float">
            <text:p>101</text:p>
          </table:table-cell>
          <table:table-cell table:style-name="ce32" office:value-type="float" office:value="130.087474375216" calcext:value-type="float">
            <text:p>130</text:p>
          </table:table-cell>
          <table:table-cell table:style-name="ce32" office:value-type="float" office:value="42.5620062190489" calcext:value-type="float">
            <text:p>43</text:p>
          </table:table-cell>
          <table:table-cell table:style-name="ce32" office:value-type="float" office:value="15.8733617413336" calcext:value-type="float">
            <text:p>16</text:p>
          </table:table-cell>
          <table:table-cell table:style-name="ce32" office:value-type="float" office:value="1.65184959115513" calcext:value-type="float">
            <text:p>2</text:p>
          </table:table-cell>
          <table:table-cell table:style-name="ce32" office:value-type="float" office:value="-58.9306253598986" calcext:value-type="float">
            <text:p>-59</text:p>
          </table:table-cell>
          <table:table-cell table:style-name="ce32" office:value-type="float" office:value="985.819236439019" calcext:value-type="float">
            <text:p>986</text:p>
          </table:table-cell>
          <table:table-cell table:style-name="ce32"/>
          <table:table-cell table:style-name="ce32" office:value-type="float" office:value="940.159570424968" calcext:value-type="float">
            <text:p>940</text:p>
          </table:table-cell>
          <table:table-cell table:style-name="ce32" office:value-type="float" office:value="949.38224346424" calcext:value-type="float">
            <text:p>949</text:p>
          </table:table-cell>
          <table:table-cell table:style-name="ce32" office:value-type="float" office:value="916.980422664978" calcext:value-type="float">
            <text:p>917</text:p>
          </table:table-cell>
          <table:table-cell table:style-name="ce32" office:value-type="float" office:value="32.3370954739145" calcext:value-type="float">
            <text:p>32</text:p>
          </table:table-cell>
          <table:table-cell table:style-name="ce32" office:value-type="float" office:value="93.2857307382241" calcext:value-type="float">
            <text:p>93</text:p>
          </table:table-cell>
          <table:table-cell table:number-columns-repeated="2" table:style-name="ce32" office:value-type="float" office:value="405.835442819302" calcext:value-type="float">
            <text:p>406</text:p>
          </table:table-cell>
          <table:table-cell table:style-name="ce32" office:value-type="float" office:value="1763.30236899689" calcext:value-type="float">
            <text:p>1'763</text:p>
          </table:table-cell>
          <table:table-cell table:number-columns-repeated="2" table:style-name="ce32" office:value-type="float" office:value="2169.13781181619" calcext:value-type="float">
            <text:p>2'169</text:p>
          </table:table-cell>
          <table:table-cell table:style-name="ce32" office:value-type="float" office:value="58.9306253598986" calcext:value-type="float">
            <text:p>59</text:p>
          </table:table-cell>
          <table:table-cell table:style-name="ce32" office:value-type="float" office:value="49.7620845329955" calcext:value-type="float">
            <text:p>50</text:p>
          </table:table-cell>
          <table:table-cell table:style-name="ce32" office:value-type="float" office:value="0.0273638143498791" calcext:value-type="float">
            <text:p>0</text:p>
          </table:table-cell>
          <table:table-cell table:style-name="ce32" office:value-type="float" office:value="114.761887596453" calcext:value-type="float">
            <text:p>115</text:p>
          </table:table-cell>
          <table:table-cell table:style-name="ce32" table:number-columns-repeated="2"/>
          <table:table-cell table:style-name="ce32" office:value-type="float" office:value="-74.3938811470686" calcext:value-type="float">
            <text:p>-74</text:p>
          </table:table-cell>
          <table:table-cell table:style-name="ce32" office:value-type="float" office:value="86.8934780605781" calcext:value-type="float">
            <text:p>87</text:p>
          </table:table-cell>
          <table:table-cell table:style-name="ce41"/>
          <table:table-cell table:style-name="ce49" office:value-type="float" office:value="24037.5258378441" calcext:value-type="float">
            <text:p>24'038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La Courneuve</text:p>
          </table:table-cell>
          <table:table-cell table:style-name="ce20" office:value-type="float" office:value="374.100586605765" calcext:value-type="float">
            <text:p>374</text:p>
          </table:table-cell>
          <table:table-cell table:style-name="ce32" office:value-type="float" office:value="177.238001437967" calcext:value-type="float">
            <text:p>177</text:p>
          </table:table-cell>
          <table:table-cell table:style-name="ce32" office:value-type="float" office:value="41.0697625240542" calcext:value-type="float">
            <text:p>41</text:p>
          </table:table-cell>
          <table:table-cell table:style-name="ce32" office:value-type="float" office:value="20.2155006449703" calcext:value-type="float">
            <text:p>20</text:p>
          </table:table-cell>
          <table:table-cell table:style-name="ce32" office:value-type="float" office:value="0.000888155807904587" calcext:value-type="float">
            <text:p>0</text:p>
          </table:table-cell>
          <table:table-cell table:style-name="ce32" office:value-type="float" office:value="102.561324409482" calcext:value-type="float">
            <text:p>103</text:p>
          </table:table-cell>
          <table:table-cell table:style-name="ce32" office:value-type="float" office:value="29.5277967391994" calcext:value-type="float">
            <text:p>30</text:p>
          </table:table-cell>
          <table:table-cell table:style-name="ce32" office:value-type="float" office:value="146.158415910677" calcext:value-type="float">
            <text:p>146</text:p>
          </table:table-cell>
          <table:table-cell table:style-name="ce32" office:value-type="float" office:value="27.408001015035" calcext:value-type="float">
            <text:p>27</text:p>
          </table:table-cell>
          <table:table-cell table:style-name="ce32" office:value-type="float" office:value="-87.0243420245723" calcext:value-type="float">
            <text:p>-87</text:p>
          </table:table-cell>
          <table:table-cell table:style-name="ce32" office:value-type="float" office:value="49.6683222313857" calcext:value-type="float">
            <text:p>50</text:p>
          </table:table-cell>
          <table:table-cell table:style-name="ce32" office:value-type="float" office:value="555.898327095096" calcext:value-type="float">
            <text:p>556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520.493080843325" calcext:value-type="float">
            <text:p>520</text:p>
          </table:table-cell>
          <table:table-cell table:style-name="ce32" office:value-type="float" office:value="136.383119330077" calcext:value-type="float">
            <text:p>136</text:p>
          </table:table-cell>
          <table:table-cell table:style-name="ce32" office:value-type="float" office:value="703.48046818499" calcext:value-type="float">
            <text:p>703</text:p>
          </table:table-cell>
          <table:table-cell table:style-name="ce32" office:value-type="float" office:value="575.910788978409" calcext:value-type="float">
            <text:p>576</text:p>
          </table:table-cell>
          <table:table-cell table:style-name="ce32" office:value-type="float" office:value="1619.28291167079" calcext:value-type="float">
            <text:p>1'619</text:p>
          </table:table-cell>
          <table:table-cell table:style-name="ce32" office:value-type="float" office:value="2322.76337985578" calcext:value-type="float">
            <text:p>2'323</text:p>
          </table:table-cell>
          <table:table-cell table:style-name="ce32" office:value-type="float" office:value="2195.1937006492" calcext:value-type="float">
            <text:p>2'195</text:p>
          </table:table-cell>
          <table:table-cell table:style-name="ce32" office:value-type="float" office:value="110.028750449365" calcext:value-type="float">
            <text:p>110</text:p>
          </table:table-cell>
          <table:table-cell table:style-name="ce32"/>
          <table:table-cell table:style-name="ce32" office:value-type="float" office:value="423.726807502802" calcext:value-type="float">
            <text:p>424</text:p>
          </table:table-cell>
          <table:table-cell table:style-name="ce32" office:value-type="float" office:value="404.322358265136" calcext:value-type="float">
            <text:p>404</text:p>
          </table:table-cell>
          <table:table-cell table:style-name="ce32" office:value-type="float" office:value="1552.79005286642" calcext:value-type="float">
            <text:p>1'553</text:p>
          </table:table-cell>
          <table:table-cell table:style-name="ce32" office:value-type="float" office:value="0.0550876525196134" calcext:value-type="float">
            <text:p>0</text:p>
          </table:table-cell>
          <table:table-cell table:style-name="ce32" office:value-type="float" office:value="1552.7349652139" calcext:value-type="float">
            <text:p>1'553</text:p>
          </table:table-cell>
          <table:table-cell table:style-name="ce32" office:value-type="float" office:value="168.032882065596" calcext:value-type="float">
            <text:p>168</text:p>
          </table:table-cell>
          <table:table-cell table:style-name="ce32" office:value-type="float" office:value="217.907163822453" calcext:value-type="float">
            <text:p>218</text:p>
          </table:table-cell>
          <table:table-cell table:style-name="ce32" office:value-type="float" office:value="40.4632028590156" calcext:value-type="float">
            <text:p>40</text:p>
          </table:table-cell>
          <table:table-cell table:style-name="ce32" office:value-type="float" office:value="72.1338245680814" calcext:value-type="float">
            <text:p>72</text:p>
          </table:table-cell>
          <table:table-cell table:style-name="ce32" office:value-type="float" office:value="216.189978219036" calcext:value-type="float">
            <text:p>216</text:p>
          </table:table-cell>
          <table:table-cell table:style-name="ce32" office:value-type="float" office:value="276.752679058555" calcext:value-type="float">
            <text:p>277</text:p>
          </table:table-cell>
          <table:table-cell table:style-name="ce32" office:value-type="float" office:value="88.4876214341602" calcext:value-type="float">
            <text:p>88</text:p>
          </table:table-cell>
          <table:table-cell table:style-name="ce32"/>
          <table:table-cell table:style-name="ce32" office:value-type="float" office:value="1038.91538285859" calcext:value-type="float">
            <text:p>1'039</text:p>
          </table:table-cell>
          <table:table-cell table:style-name="ce32" office:value-type="float" office:value="956.4853107488" calcext:value-type="float">
            <text:p>956</text:p>
          </table:table-cell>
          <table:table-cell table:style-name="ce32" office:value-type="float" office:value="926.957514009601" calcext:value-type="float">
            <text:p>927</text:p>
          </table:table-cell>
          <table:table-cell table:style-name="ce32" office:value-type="float" office:value="132.170631436486" calcext:value-type="float">
            <text:p>132</text:p>
          </table:table-cell>
          <table:table-cell table:style-name="ce32" office:value-type="float" office:value="89.3379646429402" calcext:value-type="float">
            <text:p>89</text:p>
          </table:table-cell>
          <table:table-cell table:style-name="ce32" office:value-type="float" office:value="725.175923153376" calcext:value-type="float">
            <text:p>725</text:p>
          </table:table-cell>
          <table:table-cell table:style-name="ce32" office:value-type="float" office:value="320.85356488824" calcext:value-type="float">
            <text:p>321</text:p>
          </table:table-cell>
          <table:table-cell table:style-name="ce32" office:value-type="float" office:value="1787.31579373639" calcext:value-type="float">
            <text:p>1'787</text:p>
          </table:table-cell>
          <table:table-cell table:style-name="ce32" office:value-type="float" office:value="2512.49171688976" calcext:value-type="float">
            <text:p>2'512</text:p>
          </table:table-cell>
          <table:table-cell table:style-name="ce32" office:value-type="float" office:value="2108.16935862463" calcext:value-type="float">
            <text:p>2'108</text:p>
          </table:table-cell>
          <table:table-cell table:style-name="ce32" office:value-type="float" office:value="127.569679206581" calcext:value-type="float">
            <text:p>128</text:p>
          </table:table-cell>
          <table:table-cell table:style-name="ce32" office:value-type="float" office:value="20.8163632134323" calcext:value-type="float">
            <text:p>21</text:p>
          </table:table-cell>
          <table:table-cell table:style-name="ce32" office:value-type="float" office:value="14.34794561103" calcext:value-type="float">
            <text:p>14</text:p>
          </table:table-cell>
          <table:table-cell table:style-name="ce32" office:value-type="float" office:value="159.906700712639" calcext:value-type="float">
            <text:p>160</text:p>
          </table:table-cell>
          <table:table-cell table:style-name="ce32" table:number-columns-repeated="2"/>
          <table:table-cell table:style-name="ce32" office:value-type="float" office:value="189.728337033983" calcext:value-type="float">
            <text:p>190</text:p>
          </table:table-cell>
          <table:table-cell table:style-name="ce32" office:value-type="float" office:value="87.6174541648163" calcext:value-type="float">
            <text:p>88</text:p>
          </table:table-cell>
          <table:table-cell table:style-name="ce41"/>
          <table:table-cell table:style-name="ce49" office:value-type="float" office:value="25831.8150491658" calcext:value-type="float">
            <text:p>25'832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Le Blanc-Mesnil</text:p>
          </table:table-cell>
          <table:table-cell table:style-name="ce20" office:value-type="float" office:value="422.286056065484" calcext:value-type="float">
            <text:p>422</text:p>
          </table:table-cell>
          <table:table-cell table:style-name="ce32" office:value-type="float" office:value="177.898015446263" calcext:value-type="float">
            <text:p>178</text:p>
          </table:table-cell>
          <table:table-cell table:style-name="ce32" office:value-type="float" office:value="3.12248664292075" calcext:value-type="float">
            <text:p>3</text:p>
          </table:table-cell>
          <table:table-cell table:style-name="ce32" office:value-type="float" office:value="25.7819843824921" calcext:value-type="float">
            <text:p>26</text:p>
          </table:table-cell>
          <table:table-cell table:style-name="ce32" office:value-type="float" office:value="8.31072813206384" calcext:value-type="float">
            <text:p>8</text:p>
          </table:table-cell>
          <table:table-cell table:style-name="ce32" office:value-type="float" office:value="157.780982259059" calcext:value-type="float">
            <text:p>158</text:p>
          </table:table-cell>
          <table:table-cell table:style-name="ce32" office:value-type="float" office:value="42.771730255497" calcext:value-type="float">
            <text:p>43</text:p>
          </table:table-cell>
          <table:table-cell table:style-name="ce32" office:value-type="float" office:value="28.7265328104665" calcext:value-type="float">
            <text:p>29</text:p>
          </table:table-cell>
          <table:table-cell table:style-name="ce32" office:value-type="float" office:value="22.7966033632441" calcext:value-type="float">
            <text:p>23</text:p>
          </table:table-cell>
          <table:table-cell table:style-name="ce32" office:value-type="float" office:value="34.5001834029726" calcext:value-type="float">
            <text:p>35</text:p>
          </table:table-cell>
          <table:table-cell table:style-name="ce32" office:value-type="float" office:value="31.7925481197342" calcext:value-type="float">
            <text:p>32</text:p>
          </table:table-cell>
          <table:table-cell table:style-name="ce32" office:value-type="float" office:value="348.782819199945" calcext:value-type="float">
            <text:p>349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535.593196109323" calcext:value-type="float">
            <text:p>536</text:p>
          </table:table-cell>
          <table:table-cell table:style-name="ce32" office:value-type="float" office:value="108.339780293171" calcext:value-type="float">
            <text:p>108</text:p>
          </table:table-cell>
          <table:table-cell table:style-name="ce32" office:value-type="float" office:value="700.627264024933" calcext:value-type="float">
            <text:p>701</text:p>
          </table:table-cell>
          <table:table-cell table:style-name="ce32" office:value-type="float" office:value="554.521796698404" calcext:value-type="float">
            <text:p>555</text:p>
          </table:table-cell>
          <table:table-cell table:style-name="ce32" office:value-type="float" office:value="1495.96312093294" calcext:value-type="float">
            <text:p>1'496</text:p>
          </table:table-cell>
          <table:table-cell table:style-name="ce32" office:value-type="float" office:value="2196.59038495787" calcext:value-type="float">
            <text:p>2'197</text:p>
          </table:table-cell>
          <table:table-cell table:style-name="ce32" office:value-type="float" office:value="2050.48491763134" calcext:value-type="float">
            <text:p>2'050</text:p>
          </table:table-cell>
          <table:table-cell table:style-name="ce32" office:value-type="float" office:value="320.20069491061" calcext:value-type="float">
            <text:p>320</text:p>
          </table:table-cell>
          <table:table-cell table:style-name="ce32"/>
          <table:table-cell table:style-name="ce32" office:value-type="float" office:value="320.926039454757" calcext:value-type="float">
            <text:p>321</text:p>
          </table:table-cell>
          <table:table-cell table:style-name="ce32" office:value-type="float" office:value="68.9712881019248" calcext:value-type="float">
            <text:p>69</text:p>
          </table:table-cell>
          <table:table-cell table:style-name="ce32" office:value-type="float" office:value="1441.99089201315" calcext:value-type="float">
            <text:p>1'442</text:p>
          </table:table-cell>
          <table:table-cell table:style-name="ce32" office:value-type="float" office:value="3.42220956914857" calcext:value-type="float">
            <text:p>3</text:p>
          </table:table-cell>
          <table:table-cell table:style-name="ce32" office:value-type="float" office:value="1435.05816802521" calcext:value-type="float">
            <text:p>1'435</text:p>
          </table:table-cell>
          <table:table-cell table:style-name="ce32" office:value-type="float" office:value="365.090480169875" calcext:value-type="float">
            <text:p>365</text:p>
          </table:table-cell>
          <table:table-cell table:style-name="ce32" office:value-type="float" office:value="398.976763305706" calcext:value-type="float">
            <text:p>399</text:p>
          </table:table-cell>
          <table:table-cell table:style-name="ce32" office:value-type="float" office:value="218.985012843345" calcext:value-type="float">
            <text:p>219</text:p>
          </table:table-cell>
          <table:table-cell table:style-name="ce32" office:value-type="float" office:value="37.4239848619768" calcext:value-type="float">
            <text:p>37</text:p>
          </table:table-cell>
          <table:table-cell table:style-name="ce32" office:value-type="float" office:value="332.390266456607" calcext:value-type="float">
            <text:p>332</text:p>
          </table:table-cell>
          <table:table-cell table:style-name="ce32" office:value-type="float" office:value="-77.1341792246044" calcext:value-type="float">
            <text:p>-77</text:p>
          </table:table-cell>
          <table:table-cell table:style-name="ce32" office:value-type="float" office:value="136.195750736352" calcext:value-type="float">
            <text:p>136</text:p>
          </table:table-cell>
          <table:table-cell table:style-name="ce32"/>
          <table:table-cell table:style-name="ce32" office:value-type="float" office:value="907.76275207206" calcext:value-type="float">
            <text:p>908</text:p>
          </table:table-cell>
          <table:table-cell table:style-name="ce32" office:value-type="float" office:value="1331.75232824166" calcext:value-type="float">
            <text:p>1'332</text:p>
          </table:table-cell>
          <table:table-cell table:style-name="ce32" office:value-type="float" office:value="1288.98059798616" calcext:value-type="float">
            <text:p>1'289</text:p>
          </table:table-cell>
          <table:table-cell table:style-name="ce32" office:value-type="float" office:value="19.5460516131242" calcext:value-type="float">
            <text:p>20</text:p>
          </table:table-cell>
          <table:table-cell table:style-name="ce32" office:value-type="float" office:value="25.9587976916227" calcext:value-type="float">
            <text:p>26</text:p>
          </table:table-cell>
          <table:table-cell table:style-name="ce32" office:value-type="float" office:value="292.902788033427" calcext:value-type="float">
            <text:p>293</text:p>
          </table:table-cell>
          <table:table-cell table:style-name="ce32" office:value-type="float" office:value="223.931499931502" calcext:value-type="float">
            <text:p>224</text:p>
          </table:table-cell>
          <table:table-cell table:style-name="ce32" office:value-type="float" office:value="1861.05360110282" calcext:value-type="float">
            <text:p>1'861</text:p>
          </table:table-cell>
          <table:table-cell table:style-name="ce32" office:value-type="float" office:value="2153.95638913624" calcext:value-type="float">
            <text:p>2'154</text:p>
          </table:table-cell>
          <table:table-cell table:style-name="ce32" office:value-type="float" office:value="2084.98510103432" calcext:value-type="float">
            <text:p>2'085</text:p>
          </table:table-cell>
          <table:table-cell table:style-name="ce32" office:value-type="float" office:value="146.105467326529" calcext:value-type="float">
            <text:p>146</text:p>
          </table:table-cell>
          <table:table-cell table:style-name="ce32" office:value-type="float" office:value="24.2265223645455" calcext:value-type="float">
            <text:p>24</text:p>
          </table:table-cell>
          <table:table-cell table:style-name="ce32" office:value-type="float" office:value="15.8061139461607" calcext:value-type="float">
            <text:p>16</text:p>
          </table:table-cell>
          <table:table-cell table:style-name="ce32" office:value-type="float" office:value="45.364248921159" calcext:value-type="float">
            <text:p>45</text:p>
          </table:table-cell>
          <table:table-cell table:style-name="ce32" table:number-columns-repeated="2"/>
          <table:table-cell table:style-name="ce32" office:value-type="float" office:value="-42.6339958216318" calcext:value-type="float">
            <text:p>-43</text:p>
          </table:table-cell>
          <table:table-cell table:style-name="ce32" office:value-type="float" office:value="112.357601376807" calcext:value-type="float">
            <text:p>112</text:p>
          </table:table-cell>
          <table:table-cell table:style-name="ce41"/>
          <table:table-cell table:style-name="ce49" office:value-type="float" office:value="24441.2243669087" calcext:value-type="float">
            <text:p>24'441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Le Bourget</text:p>
          </table:table-cell>
          <table:table-cell table:style-name="ce20" office:value-type="float" office:value="583.794905850706" calcext:value-type="float">
            <text:p>584</text:p>
          </table:table-cell>
          <table:table-cell table:style-name="ce32" office:value-type="float" office:value="224.726134498991" calcext:value-type="float">
            <text:p>225</text:p>
          </table:table-cell>
          <table:table-cell table:style-name="ce32" office:value-type="float" office:value="28.5810356422327" calcext:value-type="float">
            <text:p>29</text:p>
          </table:table-cell>
          <table:table-cell table:style-name="ce32" office:value-type="float" office:value="79.1535722932078" calcext:value-type="float">
            <text:p>79</text:p>
          </table:table-cell>
          <table:table-cell table:style-name="ce32" office:value-type="float" office:value="2.09395494283793" calcext:value-type="float">
            <text:p>2</text:p>
          </table:table-cell>
          <table:table-cell table:style-name="ce32" office:value-type="float" office:value="381.712549428379" calcext:value-type="float">
            <text:p>382</text:p>
          </table:table-cell>
          <table:table-cell table:style-name="ce32" office:value-type="float" office:value="74.0914949562878" calcext:value-type="float">
            <text:p>74</text:p>
          </table:table-cell>
          <table:table-cell table:style-name="ce32" office:value-type="float" office:value="98.2078009414929" calcext:value-type="float">
            <text:p>98</text:p>
          </table:table-cell>
          <table:table-cell table:style-name="ce32" office:value-type="float" office:value="25.0703866845998" calcext:value-type="float">
            <text:p>25</text:p>
          </table:table-cell>
          <table:table-cell table:style-name="ce32" office:value-type="float" office:value="197.290057162072" calcext:value-type="float">
            <text:p>197</text:p>
          </table:table-cell>
          <table:table-cell table:style-name="ce32" office:value-type="float" office:value="38.1653019502354" calcext:value-type="float">
            <text:p>38</text:p>
          </table:table-cell>
          <table:table-cell table:style-name="ce32" office:value-type="float" office:value="122.119845998655" calcext:value-type="float">
            <text:p>122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45.599360457297" calcext:value-type="float">
            <text:p>346</text:p>
          </table:table-cell>
          <table:table-cell table:style-name="ce32" office:value-type="float" office:value="132.896145258911" calcext:value-type="float">
            <text:p>133</text:p>
          </table:table-cell>
          <table:table-cell table:style-name="ce32" office:value-type="float" office:value="560.741228648285" calcext:value-type="float">
            <text:p>561</text:p>
          </table:table-cell>
          <table:table-cell table:style-name="ce32" office:value-type="float" office:value="374.180396099529" calcext:value-type="float">
            <text:p>374</text:p>
          </table:table-cell>
          <table:table-cell table:style-name="ce32" office:value-type="float" office:value="1755.23145796907" calcext:value-type="float">
            <text:p>1'755</text:p>
          </table:table-cell>
          <table:table-cell table:style-name="ce32" office:value-type="float" office:value="2315.97268661735" calcext:value-type="float">
            <text:p>2'316</text:p>
          </table:table-cell>
          <table:table-cell table:style-name="ce32" office:value-type="float" office:value="2129.41185406859" calcext:value-type="float">
            <text:p>2'129</text:p>
          </table:table-cell>
          <table:table-cell table:style-name="ce32" office:value-type="float" office:value="53.8140605245461" calcext:value-type="float">
            <text:p>54</text:p>
          </table:table-cell>
          <table:table-cell table:style-name="ce32"/>
          <table:table-cell table:style-name="ce32" office:value-type="float" office:value="109.011365164761" calcext:value-type="float">
            <text:p>109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126.98513786147" calcext:value-type="float">
            <text:p>1'127</text:p>
          </table:table-cell>
          <table:table-cell table:style-name="ce32" office:value-type="float" office:value="0.882917283120377" calcext:value-type="float">
            <text:p>1</text:p>
          </table:table-cell>
          <table:table-cell table:style-name="ce32" office:value-type="float" office:value="1126.10222057835" calcext:value-type="float">
            <text:p>1'126</text:p>
          </table:table-cell>
          <table:table-cell table:style-name="ce32" office:value-type="float" office:value="18.465446536651" calcext:value-type="float">
            <text:p>18</text:p>
          </table:table-cell>
          <table:table-cell table:style-name="ce32" office:value-type="float" office:value="56.0086186953598" calcext:value-type="float">
            <text:p>56</text:p>
          </table:table-cell>
          <table:table-cell table:style-name="ce32" office:value-type="float" office:value="-168.095386012105" calcext:value-type="float">
            <text:p>-168</text:p>
          </table:table-cell>
          <table:table-cell table:style-name="ce32" office:value-type="float" office:value="73.0846563550773" calcext:value-type="float">
            <text:p>73</text:p>
          </table:table-cell>
          <table:table-cell table:style-name="ce32" office:value-type="float" office:value="360.478076664425" calcext:value-type="float">
            <text:p>360</text:p>
          </table:table-cell>
          <table:table-cell table:style-name="ce32" office:value-type="float" office:value="-186.560832548756" calcext:value-type="float">
            <text:p>-187</text:p>
          </table:table-cell>
          <table:table-cell table:style-name="ce32" office:value-type="float" office:value="-136.336019502354" calcext:value-type="float">
            <text:p>-136</text:p>
          </table:table-cell>
          <table:table-cell table:style-name="ce32"/>
          <table:table-cell table:style-name="ce32" office:value-type="float" office:value="921.221532616005" calcext:value-type="float">
            <text:p>921</text:p>
          </table:table-cell>
          <table:table-cell table:style-name="ce32" office:value-type="float" office:value="1387.0851062542" calcext:value-type="float">
            <text:p>1'387</text:p>
          </table:table-cell>
          <table:table-cell table:style-name="ce32" office:value-type="float" office:value="1312.99361129792" calcext:value-type="float">
            <text:p>1'313</text:p>
          </table:table-cell>
          <table:table-cell table:style-name="ce32" office:value-type="float" office:value="11.0145258910558" calcext:value-type="float">
            <text:p>11</text:p>
          </table:table-cell>
          <table:table-cell table:style-name="ce32" office:value-type="float" office:value="98.2078009414929" calcext:value-type="float">
            <text:p>98</text:p>
          </table:table-cell>
          <table:table-cell table:number-columns-repeated="2" table:style-name="ce32" office:value-type="float" office:value="553.00500672495" calcext:value-type="float">
            <text:p>553</text:p>
          </table:table-cell>
          <table:table-cell table:style-name="ce32" office:value-type="float" office:value="1773.69690450572" calcext:value-type="float">
            <text:p>1'774</text:p>
          </table:table-cell>
          <table:table-cell table:number-columns-repeated="2" table:style-name="ce32" office:value-type="float" office:value="2326.70191123067" calcext:value-type="float">
            <text:p>2'327</text:p>
          </table:table-cell>
          <table:table-cell table:style-name="ce32" office:value-type="float" office:value="186.560832548756" calcext:value-type="float">
            <text:p>187</text:p>
          </table:table-cell>
          <table:table-cell table:style-name="ce32" office:value-type="float" office:value="42.0722017484869" calcext:value-type="float">
            <text:p>42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73.9064808338938" calcext:value-type="float">
            <text:p>74</text:p>
          </table:table-cell>
          <table:table-cell table:style-name="ce32" table:number-columns-repeated="2"/>
          <table:table-cell table:style-name="ce32" office:value-type="float" office:value="10.7292246133159" calcext:value-type="float">
            <text:p>11</text:p>
          </table:table-cell>
          <table:table-cell table:style-name="ce32" office:value-type="float" office:value="165.515084734365" calcext:value-type="float">
            <text:p>166</text:p>
          </table:table-cell>
          <table:table-cell table:style-name="ce41"/>
          <table:table-cell table:style-name="ce49" office:value-type="float" office:value="23645.2975729657" calcext:value-type="float">
            <text:p>23'645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Le Pré-Saint-Gervais</text:p>
          </table:table-cell>
          <table:table-cell table:style-name="ce20" office:value-type="float" office:value="500.189203571217" calcext:value-type="float">
            <text:p>500</text:p>
          </table:table-cell>
          <table:table-cell table:style-name="ce32" office:value-type="float" office:value="87.857044876722" calcext:value-type="float">
            <text:p>88</text:p>
          </table:table-cell>
          <table:table-cell table:style-name="ce32" office:value-type="float" office:value="30.3504842428901" calcext:value-type="float">
            <text:p>30</text:p>
          </table:table-cell>
          <table:table-cell table:style-name="ce32" office:value-type="float" office:value="22.5489144445103" calcext:value-type="float">
            <text:p>23</text:p>
          </table:table-cell>
          <table:table-cell table:style-name="ce32" office:value-type="float" office:value="1.9634251759002" calcext:value-type="float">
            <text:p>2</text:p>
          </table:table-cell>
          <table:table-cell table:style-name="ce32" office:value-type="float" office:value="67.327336368474" calcext:value-type="float">
            <text:p>67</text:p>
          </table:table-cell>
          <table:table-cell table:style-name="ce32" office:value-type="float" office:value="72.1847673387335" calcext:value-type="float">
            <text:p>72</text:p>
          </table:table-cell>
          <table:table-cell table:style-name="ce32" office:value-type="float" office:value="30.3504842428901" calcext:value-type="float">
            <text:p>30</text:p>
          </table:table-cell>
          <table:table-cell table:style-name="ce32" office:value-type="float" office:value="36.5113876899427" calcext:value-type="float">
            <text:p>37</text:p>
          </table:table-cell>
          <table:table-cell table:style-name="ce32" office:value-type="float" office:value="-296.949706143203" calcext:value-type="float">
            <text:p>-297</text:p>
          </table:table-cell>
          <table:table-cell table:style-name="ce32" office:value-type="float" office:value="13.9328871282445" calcext:value-type="float">
            <text:p>14</text:p>
          </table:table-cell>
          <table:table-cell table:style-name="ce32" office:value-type="float" office:value="314.667971974221" calcext:value-type="float">
            <text:p>315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602.124121090286" calcext:value-type="float">
            <text:p>602</text:p>
          </table:table-cell>
          <table:table-cell table:style-name="ce32" office:value-type="float" office:value="62.2065984745462" calcext:value-type="float">
            <text:p>62</text:p>
          </table:table-cell>
          <table:table-cell table:style-name="ce32" office:value-type="float" office:value="721.840967303258" calcext:value-type="float">
            <text:p>722</text:p>
          </table:table-cell>
          <table:table-cell table:style-name="ce32" office:value-type="float" office:value="647.91680955478" calcext:value-type="float">
            <text:p>648</text:p>
          </table:table-cell>
          <table:table-cell table:style-name="ce32" office:value-type="float" office:value="1400.71245373381" calcext:value-type="float">
            <text:p>1'401</text:p>
          </table:table-cell>
          <table:table-cell table:style-name="ce32" office:value-type="float" office:value="2122.55342103707" calcext:value-type="float">
            <text:p>2'123</text:p>
          </table:table-cell>
          <table:table-cell table:style-name="ce32" office:value-type="float" office:value="2048.62926328859" calcext:value-type="float">
            <text:p>2'049</text:p>
          </table:table-cell>
          <table:table-cell table:style-name="ce32" office:value-type="float" office:value="298.813065097854" calcext:value-type="float">
            <text:p>299</text:p>
          </table:table-cell>
          <table:table-cell table:style-name="ce32"/>
          <table:table-cell table:style-name="ce32" office:value-type="float" office:value="308.245905516467" calcext:value-type="float">
            <text:p>308</text:p>
          </table:table-cell>
          <table:table-cell table:style-name="ce32" office:value-type="float" office:value="354.756696032638" calcext:value-type="float">
            <text:p>355</text:p>
          </table:table-cell>
          <table:table-cell table:style-name="ce32" office:value-type="float" office:value="923.56173298646" calcext:value-type="float">
            <text:p>924</text:p>
          </table:table-cell>
          <table:table-cell table:style-name="ce32" office:value-type="float" office:value="2.0506764027671" calcext:value-type="float">
            <text:p>2</text:p>
          </table:table-cell>
          <table:table-cell table:style-name="ce32" office:value-type="float" office:value="921.511056583693" calcext:value-type="float">
            <text:p>922</text:p>
          </table:table-cell>
          <table:table-cell table:style-name="ce32" office:value-type="float" office:value="223.189130846095" calcext:value-type="float">
            <text:p>223</text:p>
          </table:table-cell>
          <table:table-cell table:style-name="ce32" office:value-type="float" office:value="237.271954118134" calcext:value-type="float">
            <text:p>237</text:p>
          </table:table-cell>
          <table:table-cell table:style-name="ce32" office:value-type="float" office:value="149.264973097617" calcext:value-type="float">
            <text:p>149</text:p>
          </table:table-cell>
          <table:table-cell table:style-name="ce32" office:value-type="float" office:value="30.1001519541181" calcext:value-type="float">
            <text:p>30</text:p>
          </table:table-cell>
          <table:table-cell table:style-name="ce32" office:value-type="float" office:value="-46.3659315319577" calcext:value-type="float">
            <text:p>-46</text:p>
          </table:table-cell>
          <table:table-cell table:style-name="ce32" office:value-type="float" office:value="280.83253828416" calcext:value-type="float">
            <text:p>281</text:p>
          </table:table-cell>
          <table:table-cell table:style-name="ce32" office:value-type="float" office:value="312.564559214805" calcext:value-type="float">
            <text:p>313</text:p>
          </table:table-cell>
          <table:table-cell table:style-name="ce32"/>
          <table:table-cell table:style-name="ce32" office:value-type="float" office:value="801.834850115296" calcext:value-type="float">
            <text:p>802</text:p>
          </table:table-cell>
          <table:table-cell table:style-name="ce32" office:value-type="float" office:value="1126.96487731331" calcext:value-type="float">
            <text:p>1'127</text:p>
          </table:table-cell>
          <table:table-cell table:style-name="ce32" office:value-type="float" office:value="1054.78010997458" calcext:value-type="float">
            <text:p>1'055</text:p>
          </table:table-cell>
          <table:table-cell table:style-name="ce32" office:value-type="float" office:value="4.4586412818542" calcext:value-type="float">
            <text:p>4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482.53466859812" calcext:value-type="float">
            <text:p>483</text:p>
          </table:table-cell>
          <table:table-cell table:style-name="ce32" office:value-type="float" office:value="127.777972565482" calcext:value-type="float">
            <text:p>128</text:p>
          </table:table-cell>
          <table:table-cell table:style-name="ce32" office:value-type="float" office:value="1623.90158457991" calcext:value-type="float">
            <text:p>1'624</text:p>
          </table:table-cell>
          <table:table-cell table:style-name="ce32" office:value-type="float" office:value="2106.43625317803" calcext:value-type="float">
            <text:p>2'106</text:p>
          </table:table-cell>
          <table:table-cell table:style-name="ce32" office:value-type="float" office:value="1751.67955714539" calcext:value-type="float">
            <text:p>1'752</text:p>
          </table:table-cell>
          <table:table-cell table:style-name="ce32" office:value-type="float" office:value="73.9241577484775" calcext:value-type="float">
            <text:p>74</text:p>
          </table:table-cell>
          <table:table-cell table:style-name="ce32" office:value-type="float" office:value="25.2610358895524" calcext:value-type="float">
            <text:p>25</text:p>
          </table:table-cell>
          <table:table-cell table:style-name="ce32" office:value-type="float" office:value="15.4422042216047" calcext:value-type="float">
            <text:p>15</text:p>
          </table:table-cell>
          <table:table-cell table:style-name="ce32" office:value-type="float" office:value="13.5417501330338" calcext:value-type="float">
            <text:p>14</text:p>
          </table:table-cell>
          <table:table-cell table:style-name="ce32" table:number-columns-repeated="2"/>
          <table:table-cell table:style-name="ce32" office:value-type="float" office:value="-16.1171678590431" calcext:value-type="float">
            <text:p>-16</text:p>
          </table:table-cell>
          <table:table-cell table:style-name="ce32" office:value-type="float" office:value="132.215597469402" calcext:value-type="float">
            <text:p>132</text:p>
          </table:table-cell>
          <table:table-cell table:style-name="ce41"/>
          <table:table-cell table:style-name="ce49" office:value-type="float" office:value="21807.3504363507" calcext:value-type="float">
            <text:p>21'807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Le Raincy</text:p>
          </table:table-cell>
          <table:table-cell table:style-name="ce20" office:value-type="float" office:value="766.46313221824" calcext:value-type="float">
            <text:p>766</text:p>
          </table:table-cell>
          <table:table-cell table:style-name="ce32" office:value-type="float" office:value="22.8065591397849" calcext:value-type="float">
            <text:p>2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0.5214151068632" calcext:value-type="float">
            <text:p>31</text:p>
          </table:table-cell>
          <table:table-cell table:style-name="ce32" office:value-type="float" office:value="16.6883266958715" calcext:value-type="float">
            <text:p>17</text:p>
          </table:table-cell>
          <table:table-cell table:style-name="ce32" office:value-type="float" office:value="7.65120669056153" calcext:value-type="float">
            <text:p>8</text:p>
          </table:table-cell>
          <table:table-cell table:style-name="ce32" office:value-type="float" office:value="74.6397152528873" calcext:value-type="float">
            <text:p>75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0.4302057613167" calcext:value-type="float">
            <text:p>10</text:p>
          </table:table-cell>
          <table:table-cell table:style-name="ce32" office:value-type="float" office:value="-578.134624983406" calcext:value-type="float">
            <text:p>-578</text:p>
          </table:table-cell>
          <table:table-cell table:style-name="ce32" office:value-type="float" office:value="1.34234103278906" calcext:value-type="float">
            <text:p>1</text:p>
          </table:table-cell>
          <table:table-cell table:style-name="ce32" office:value-type="float" office:value="127.978649276517" calcext:value-type="float">
            <text:p>128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711.16989048188" calcext:value-type="float">
            <text:p>711</text:p>
          </table:table-cell>
          <table:table-cell table:style-name="ce32" office:value-type="float" office:value="52.7886233904155" calcext:value-type="float">
            <text:p>53</text:p>
          </table:table-cell>
          <table:table-cell table:style-name="ce32" office:value-type="float" office:value="732.634108588876" calcext:value-type="float">
            <text:p>733</text:p>
          </table:table-cell>
          <table:table-cell table:style-name="ce32" office:value-type="float" office:value="711.16989048188" calcext:value-type="float">
            <text:p>711</text:p>
          </table:table-cell>
          <table:table-cell table:style-name="ce32" office:value-type="float" office:value="1310.13915505111" calcext:value-type="float">
            <text:p>1'310</text:p>
          </table:table-cell>
          <table:table-cell table:style-name="ce32" office:value-type="float" office:value="2042.77326363998" calcext:value-type="float">
            <text:p>2'043</text:p>
          </table:table-cell>
          <table:table-cell table:style-name="ce32" office:value-type="float" office:value="2021.30904553299" calcext:value-type="float">
            <text:p>2'021</text:p>
          </table:table-cell>
          <table:table-cell table:style-name="ce32" office:value-type="float" office:value="378.602054294438" calcext:value-type="float">
            <text:p>379</text:p>
          </table:table-cell>
          <table:table-cell table:style-name="ce32"/>
          <table:table-cell table:style-name="ce32" office:value-type="float" office:value="109.767489711934" calcext:value-type="float">
            <text:p>110</text:p>
          </table:table-cell>
          <table:table-cell table:style-name="ce32" office:value-type="float" office:value="599.300809770344" calcext:value-type="float">
            <text:p>599</text:p>
          </table:table-cell>
          <table:table-cell table:style-name="ce32" office:value-type="float" office:value="623.215138722952" calcext:value-type="float">
            <text:p>623</text:p>
          </table:table-cell>
          <table:table-cell table:style-name="ce32" office:value-type="float" office:value="2.72633280233639" calcext:value-type="float">
            <text:p>3</text:p>
          </table:table-cell>
          <table:table-cell table:style-name="ce32" office:value-type="float" office:value="620.488805920616" calcext:value-type="float">
            <text:p>620</text:p>
          </table:table-cell>
          <table:table-cell table:style-name="ce32" office:value-type="float" office:value="60.8983140846938" calcext:value-type="float">
            <text:p>61</text:p>
          </table:table-cell>
          <table:table-cell table:style-name="ce32" office:value-type="float" office:value="71.4572992167795" calcext:value-type="float">
            <text:p>71</text:p>
          </table:table-cell>
          <table:table-cell table:style-name="ce32" office:value-type="float" office:value="39.4340959776979" calcext:value-type="float">
            <text:p>39</text:p>
          </table:table-cell>
          <table:table-cell table:style-name="ce32" office:value-type="float" office:value="64.4857447232178" calcext:value-type="float">
            <text:p>64</text:p>
          </table:table-cell>
          <table:table-cell table:style-name="ce32" office:value-type="float" office:value="140.3162086818" calcext:value-type="float">
            <text:p>140</text:p>
          </table:table-cell>
          <table:table-cell table:style-name="ce32" office:value-type="float" office:value="577.836591663348" calcext:value-type="float">
            <text:p>578</text:p>
          </table:table-cell>
          <table:table-cell table:style-name="ce32" office:value-type="float" office:value="175.92353909465" calcext:value-type="float">
            <text:p>176</text:p>
          </table:table-cell>
          <table:table-cell table:style-name="ce32"/>
          <table:table-cell table:style-name="ce32" office:value-type="float" office:value="459.023643302801" calcext:value-type="float">
            <text:p>459</text:p>
          </table:table-cell>
          <table:table-cell table:style-name="ce32" office:value-type="float" office:value="1076.5600789858" calcext:value-type="float">
            <text:p>1'077</text:p>
          </table:table-cell>
          <table:table-cell table:style-name="ce32" office:value-type="float" office:value="1001.92036373291" calcext:value-type="float">
            <text:p>1'002</text:p>
          </table:table-cell>
          <table:table-cell table:style-name="ce32" office:value-type="float" office:value="1.522832868711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671.437761184123" calcext:value-type="float">
            <text:p>671</text:p>
          </table:table-cell>
          <table:table-cell table:style-name="ce32" office:value-type="float" office:value="72.1369514137794" calcext:value-type="float">
            <text:p>72</text:p>
          </table:table-cell>
          <table:table-cell table:style-name="ce32" office:value-type="float" office:value="1371.0374691358" calcext:value-type="float">
            <text:p>1'371</text:p>
          </table:table-cell>
          <table:table-cell table:style-name="ce32" office:value-type="float" office:value="2042.47523031993" calcext:value-type="float">
            <text:p>2'042</text:p>
          </table:table-cell>
          <table:table-cell table:style-name="ce32" office:value-type="float" office:value="1443.17442054958" calcext:value-type="float">
            <text:p>1'443</text:p>
          </table:table-cell>
          <table:table-cell table:style-name="ce32" office:value-type="float" office:value="21.4642181069959" calcext:value-type="float">
            <text:p>21</text:p>
          </table:table-cell>
          <table:table-cell table:style-name="ce32" office:value-type="float" office:value="3.02416036107792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8.8511515996283" calcext:value-type="float">
            <text:p>29</text:p>
          </table:table-cell>
          <table:table-cell table:style-name="ce32" table:number-columns-repeated="2"/>
          <table:table-cell table:style-name="ce32" office:value-type="float" office:value="-0.298033320058528" calcext:value-type="float">
            <text:p>0</text:p>
          </table:table-cell>
          <table:table-cell table:style-name="ce32" office:value-type="float" office:value="127.217383512545" calcext:value-type="float">
            <text:p>127</text:p>
          </table:table-cell>
          <table:table-cell table:style-name="ce41"/>
          <table:table-cell table:style-name="ce49" office:value-type="float" office:value="19846.370959777" calcext:value-type="float">
            <text:p>19'846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Les Lilas</text:p>
          </table:table-cell>
          <table:table-cell table:style-name="ce20" office:value-type="float" office:value="366.665961677053" calcext:value-type="float">
            <text:p>367</text:p>
          </table:table-cell>
          <table:table-cell table:style-name="ce32" office:value-type="float" office:value="94.6913167154182" calcext:value-type="float">
            <text:p>95</text:p>
          </table:table-cell>
          <table:table-cell table:style-name="ce32" office:value-type="float" office:value="8.61386917631103" calcext:value-type="float">
            <text:p>9</text:p>
          </table:table-cell>
          <table:table-cell table:style-name="ce32" office:value-type="float" office:value="25.8805417779471" calcext:value-type="float">
            <text:p>26</text:p>
          </table:table-cell>
          <table:table-cell table:style-name="ce32" office:value-type="float" office:value="1.71817245326211" calcext:value-type="float">
            <text:p>2</text:p>
          </table:table-cell>
          <table:table-cell table:style-name="ce32" office:value-type="float" office:value="86.2648302174743" calcext:value-type="float">
            <text:p>86</text:p>
          </table:table-cell>
          <table:table-cell table:style-name="ce32" office:value-type="float" office:value="70.8833384204502" calcext:value-type="float">
            <text:p>71</text:p>
          </table:table-cell>
          <table:table-cell table:style-name="ce32" office:value-type="float" office:value="101.815931154352" calcext:value-type="float">
            <text:p>102</text:p>
          </table:table-cell>
          <table:table-cell table:style-name="ce32" office:value-type="float" office:value="52.842390944932" calcext:value-type="float">
            <text:p>53</text:p>
          </table:table-cell>
          <table:table-cell table:style-name="ce32" office:value-type="float" office:value="4.2781953452881" calcext:value-type="float">
            <text:p>4</text:p>
          </table:table-cell>
          <table:table-cell table:style-name="ce32" office:value-type="float" office:value="30.7862457077451" calcext:value-type="float">
            <text:p>31</text:p>
          </table:table-cell>
          <table:table-cell table:style-name="ce32" office:value-type="float" office:value="144.355800161092" calcext:value-type="float">
            <text:p>144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421.320867777354" calcext:value-type="float">
            <text:p>421</text:p>
          </table:table-cell>
          <table:table-cell table:style-name="ce32" office:value-type="float" office:value="121.185717919369" calcext:value-type="float">
            <text:p>121</text:p>
          </table:table-cell>
          <table:table-cell table:style-name="ce32" office:value-type="float" office:value="497.521362923397" calcext:value-type="float">
            <text:p>498</text:p>
          </table:table-cell>
          <table:table-cell table:style-name="ce32" office:value-type="float" office:value="433.616291915723" calcext:value-type="float">
            <text:p>434</text:p>
          </table:table-cell>
          <table:table-cell table:style-name="ce32" office:value-type="float" office:value="1558.34546525923" calcext:value-type="float">
            <text:p>1'558</text:p>
          </table:table-cell>
          <table:table-cell table:style-name="ce32" office:value-type="float" office:value="2055.86682818263" calcext:value-type="float">
            <text:p>2'056</text:p>
          </table:table-cell>
          <table:table-cell table:style-name="ce32" office:value-type="float" office:value="1991.96175717495" calcext:value-type="float">
            <text:p>1'992</text:p>
          </table:table-cell>
          <table:table-cell table:style-name="ce32" office:value-type="float" office:value="401.663894187969" calcext:value-type="float">
            <text:p>402</text:p>
          </table:table-cell>
          <table:table-cell table:style-name="ce32"/>
          <table:table-cell table:style-name="ce32" office:value-type="float" office:value="131.871507906228" calcext:value-type="float">
            <text:p>132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805.22603755988" calcext:value-type="float">
            <text:p>805</text:p>
          </table:table-cell>
          <table:table-cell table:style-name="ce32" office:value-type="float" office:value="14.6589825766247" calcext:value-type="float">
            <text:p>15</text:p>
          </table:table-cell>
          <table:table-cell table:style-name="ce32" office:value-type="float" office:value="790.567054983255" calcext:value-type="float">
            <text:p>791</text:p>
          </table:table-cell>
          <table:table-cell table:style-name="ce32" office:value-type="float" office:value="212.853778032134" calcext:value-type="float">
            <text:p>213</text:p>
          </table:table-cell>
          <table:table-cell table:style-name="ce32" office:value-type="float" office:value="218.372280724066" calcext:value-type="float">
            <text:p>218</text:p>
          </table:table-cell>
          <table:table-cell table:style-name="ce32" office:value-type="float" office:value="148.948707024461" calcext:value-type="float">
            <text:p>149</text:p>
          </table:table-cell>
          <table:table-cell table:style-name="ce32" office:value-type="float" office:value="36.959947857052" calcext:value-type="float">
            <text:p>37</text:p>
          </table:table-cell>
          <table:table-cell table:style-name="ce32" office:value-type="float" office:value="51.0973758955445" calcext:value-type="float">
            <text:p>51</text:p>
          </table:table-cell>
          <table:table-cell table:style-name="ce32" office:value-type="float" office:value="-63.9050710076731" calcext:value-type="float">
            <text:p>-64</text:p>
          </table:table-cell>
          <table:table-cell table:style-name="ce32" office:value-type="float" office:value="373.522042053499" calcext:value-type="float">
            <text:p>374</text:p>
          </table:table-cell>
          <table:table-cell table:style-name="ce32" office:value-type="float" office:value="128.918817245326" calcext:value-type="float">
            <text:p>129</text:p>
          </table:table-cell>
          <table:table-cell table:style-name="ce32" office:value-type="float" office:value="1013.82699817712" calcext:value-type="float">
            <text:p>1'014</text:p>
          </table:table-cell>
          <table:table-cell table:style-name="ce32" office:value-type="float" office:value="1310.41930857603" calcext:value-type="float">
            <text:p>1'310</text:p>
          </table:table-cell>
          <table:table-cell table:style-name="ce32" office:value-type="float" office:value="1239.53597015558" calcext:value-type="float">
            <text:p>1'240</text:p>
          </table:table-cell>
          <table:table-cell table:style-name="ce32" office:value-type="float" office:value="10.7661198016024" calcext:value-type="float">
            <text:p>11</text:p>
          </table:table-cell>
          <table:table-cell table:style-name="ce32" office:value-type="float" office:value="101.815931154352" calcext:value-type="float">
            <text:p>102</text:p>
          </table:table-cell>
          <table:table-cell table:number-columns-repeated="2" table:style-name="ce32" office:value-type="float" office:value="225.040709228878" calcext:value-type="float">
            <text:p>225</text:p>
          </table:table-cell>
          <table:table-cell table:style-name="ce32" office:value-type="float" office:value="1771.19924329136" calcext:value-type="float">
            <text:p>1'771</text:p>
          </table:table-cell>
          <table:table-cell table:number-columns-repeated="2" table:style-name="ce32" office:value-type="float" office:value="1996.23995252024" calcext:value-type="float">
            <text:p>1'996</text:p>
          </table:table-cell>
          <table:table-cell table:style-name="ce32" office:value-type="float" office:value="63.9050710076731" calcext:value-type="float">
            <text:p>64</text:p>
          </table:table-cell>
          <table:table-cell table:style-name="ce32" office:value-type="float" office:value="32.0414171859765" calcext:value-type="float">
            <text:p>32</text:p>
          </table:table-cell>
          <table:table-cell table:style-name="ce32" office:value-type="float" office:value="3.68155496205859" calcext:value-type="float">
            <text:p>4</text:p>
          </table:table-cell>
          <table:table-cell table:style-name="ce32" office:value-type="float" office:value="95.8906922718216" calcext:value-type="float">
            <text:p>96</text:p>
          </table:table-cell>
          <table:table-cell table:style-name="ce32" table:number-columns-repeated="2"/>
          <table:table-cell table:style-name="ce32" office:value-type="float" office:value="-59.626875662385" calcext:value-type="float">
            <text:p>-60</text:p>
          </table:table-cell>
          <table:table-cell table:style-name="ce32" office:value-type="float" office:value="167.691051337488" calcext:value-type="float">
            <text:p>168</text:p>
          </table:table-cell>
          <table:table-cell table:style-name="ce41"/>
          <table:table-cell table:style-name="ce49" office:value-type="float" office:value="21513.0780456993" calcext:value-type="float">
            <text:p>21'513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Les Pavillons-sous-Bois</text:p>
          </table:table-cell>
          <table:table-cell table:style-name="ce20" office:value-type="float" office:value="332.821545244767" calcext:value-type="float">
            <text:p>333</text:p>
          </table:table-cell>
          <table:table-cell table:style-name="ce32" office:value-type="float" office:value="54.6784106642492" calcext:value-type="float">
            <text:p>55</text:p>
          </table:table-cell>
          <table:table-cell table:style-name="ce32" office:value-type="float" office:value="1.815" calcext:value-type="float">
            <text:p>2</text:p>
          </table:table-cell>
          <table:table-cell table:style-name="ce32" office:value-type="float" office:value="29.219387671007" calcext:value-type="float">
            <text:p>29</text:p>
          </table:table-cell>
          <table:table-cell table:style-name="ce32" office:value-type="float" office:value="2.7742133673974" calcext:value-type="float">
            <text:p>3</text:p>
          </table:table-cell>
          <table:table-cell table:style-name="ce32" office:value-type="float" office:value="86.7374365419482" calcext:value-type="float">
            <text:p>87</text:p>
          </table:table-cell>
          <table:table-cell table:style-name="ce32" office:value-type="float" office:value="50.8703531399374" calcext:value-type="float">
            <text:p>51</text:p>
          </table:table-cell>
          <table:table-cell table:style-name="ce32" office:value-type="float" office:value="2.81500535684852" calcext:value-type="float">
            <text:p>3</text:p>
          </table:table-cell>
          <table:table-cell table:style-name="ce32" office:value-type="float" office:value="51.090331300478" calcext:value-type="float">
            <text:p>51</text:p>
          </table:table-cell>
          <table:table-cell table:style-name="ce32" office:value-type="float" office:value="42.4282099884622" calcext:value-type="float">
            <text:p>42</text:p>
          </table:table-cell>
          <table:table-cell table:style-name="ce32" office:value-type="float" office:value="4.2293303939344" calcext:value-type="float">
            <text:p>4</text:p>
          </table:table-cell>
          <table:table-cell table:style-name="ce32" office:value-type="float" office:value="113.598179083567" calcext:value-type="float">
            <text:p>114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71.760059749464" calcext:value-type="float">
            <text:p>272</text:p>
          </table:table-cell>
          <table:table-cell table:style-name="ce32" office:value-type="float" office:value="134.697092055382" calcext:value-type="float">
            <text:p>135</text:p>
          </table:table-cell>
          <table:table-cell table:style-name="ce32" office:value-type="float" office:value="324.024140019779" calcext:value-type="float">
            <text:p>324</text:p>
          </table:table-cell>
          <table:table-cell table:style-name="ce32" office:value-type="float" office:value="273.575059749464" calcext:value-type="float">
            <text:p>274</text:p>
          </table:table-cell>
          <table:table-cell table:style-name="ce32" office:value-type="float" office:value="1366.73914949728" calcext:value-type="float">
            <text:p>1'367</text:p>
          </table:table-cell>
          <table:table-cell table:style-name="ce32" office:value-type="float" office:value="1690.76328951706" calcext:value-type="float">
            <text:p>1'691</text:p>
          </table:table-cell>
          <table:table-cell table:style-name="ce32" office:value-type="float" office:value="1640.31420924674" calcext:value-type="float">
            <text:p>1'640</text:p>
          </table:table-cell>
          <table:table-cell table:style-name="ce32" office:value-type="float" office:value="269.843331135652" calcext:value-type="float">
            <text:p>270</text:p>
          </table:table-cell>
          <table:table-cell table:style-name="ce32"/>
          <table:table-cell table:style-name="ce32" office:value-type="float" office:value="104.869334102522" calcext:value-type="float">
            <text:p>105</text:p>
          </table:table-cell>
          <table:table-cell table:style-name="ce32" office:value-type="float" office:value="33.0066194165156" calcext:value-type="float">
            <text:p>33</text:p>
          </table:table-cell>
          <table:table-cell table:style-name="ce32" office:value-type="float" office:value="329.520243530575" calcext:value-type="float">
            <text:p>330</text:p>
          </table:table-cell>
          <table:table-cell table:style-name="ce32" office:value-type="float" office:value="1.29677764957969" calcext:value-type="float">
            <text:p>1</text:p>
          </table:table-cell>
          <table:table-cell table:style-name="ce32" office:value-type="float" office:value="328.223465880996" calcext:value-type="float">
            <text:p>328</text:p>
          </table:table-cell>
          <table:table-cell table:style-name="ce32" office:value-type="float" office:value="196.302129553321" calcext:value-type="float">
            <text:p>196</text:p>
          </table:table-cell>
          <table:table-cell table:style-name="ce32" office:value-type="float" office:value="201.101293472886" calcext:value-type="float">
            <text:p>201</text:p>
          </table:table-cell>
          <table:table-cell table:style-name="ce32" office:value-type="float" office:value="145.853049283006" calcext:value-type="float">
            <text:p>146</text:p>
          </table:table-cell>
          <table:table-cell table:style-name="ce32" office:value-type="float" office:value="30.1486982858085" calcext:value-type="float">
            <text:p>30</text:p>
          </table:table-cell>
          <table:table-cell table:style-name="ce32" office:value-type="float" office:value="182.112741058184" calcext:value-type="float">
            <text:p>182</text:p>
          </table:table-cell>
          <table:table-cell table:style-name="ce32" office:value-type="float" office:value="-17.4424608537992" calcext:value-type="float">
            <text:p>-17</text:p>
          </table:table-cell>
          <table:table-cell table:style-name="ce32" office:value-type="float" office:value="250.248494725564" calcext:value-type="float">
            <text:p>250</text:p>
          </table:table-cell>
          <table:table-cell table:style-name="ce32"/>
          <table:table-cell table:style-name="ce32" office:value-type="float" office:value="865.771794132191" calcext:value-type="float">
            <text:p>866</text:p>
          </table:table-cell>
          <table:table-cell table:style-name="ce32" office:value-type="float" office:value="1118.34542319103" calcext:value-type="float">
            <text:p>1'118</text:p>
          </table:table-cell>
          <table:table-cell table:style-name="ce32" office:value-type="float" office:value="1067.4750700511" calcext:value-type="float">
            <text:p>1'067</text:p>
          </table:table-cell>
          <table:table-cell table:style-name="ce32" office:value-type="float" office:value="5.954631613647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52.707759601121" calcext:value-type="float">
            <text:p>153</text:p>
          </table:table-cell>
          <table:table-cell table:style-name="ce32" office:value-type="float" office:value="119.701140184605" calcext:value-type="float">
            <text:p>120</text:p>
          </table:table-cell>
          <table:table-cell table:style-name="ce32" office:value-type="float" office:value="1563.0412790506" calcext:value-type="float">
            <text:p>1'563</text:p>
          </table:table-cell>
          <table:table-cell table:style-name="ce32" office:value-type="float" office:value="1715.74903865172" calcext:value-type="float">
            <text:p>1'716</text:p>
          </table:table-cell>
          <table:table-cell table:style-name="ce32" office:value-type="float" office:value="1682.74241923521" calcext:value-type="float">
            <text:p>1'683</text:p>
          </table:table-cell>
          <table:table-cell table:style-name="ce32" office:value-type="float" office:value="50.4490802703148" calcext:value-type="float">
            <text:p>50</text:p>
          </table:table-cell>
          <table:table-cell table:style-name="ce32" office:value-type="float" office:value="60.2372086698533" calcext:value-type="float">
            <text:p>6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24.376431514752" calcext:value-type="float">
            <text:p>124</text:p>
          </table:table-cell>
          <table:table-cell table:style-name="ce32" table:number-columns-repeated="2"/>
          <table:table-cell table:style-name="ce32" office:value-type="float" office:value="24.9857491346628" calcext:value-type="float">
            <text:p>25</text:p>
          </table:table-cell>
          <table:table-cell table:style-name="ce32" office:value-type="float" office:value="155.630913960771" calcext:value-type="float">
            <text:p>156</text:p>
          </table:table-cell>
          <table:table-cell table:style-name="ce41"/>
          <table:table-cell table:style-name="ce49" office:value-type="float" office:value="17237.2020590902" calcext:value-type="float">
            <text:p>17'237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Livry-Gargan</text:p>
          </table:table-cell>
          <table:table-cell table:style-name="ce20" office:value-type="float" office:value="341.741225063828" calcext:value-type="float">
            <text:p>342</text:p>
          </table:table-cell>
          <table:table-cell table:style-name="ce32" office:value-type="float" office:value="77.9530475139556" calcext:value-type="float">
            <text:p>78</text:p>
          </table:table-cell>
          <table:table-cell table:style-name="ce32" office:value-type="float" office:value="2.02029057942791" calcext:value-type="float">
            <text:p>2</text:p>
          </table:table-cell>
          <table:table-cell table:style-name="ce32" office:value-type="float" office:value="22.3958704400883" calcext:value-type="float">
            <text:p>22</text:p>
          </table:table-cell>
          <table:table-cell table:style-name="ce32" office:value-type="float" office:value="5.8674453676057" calcext:value-type="float">
            <text:p>6</text:p>
          </table:table-cell>
          <table:table-cell table:style-name="ce32" office:value-type="float" office:value="72.4651389069194" calcext:value-type="float">
            <text:p>72</text:p>
          </table:table-cell>
          <table:table-cell table:style-name="ce32" office:value-type="float" office:value="51.4024157254749" calcext:value-type="float">
            <text:p>51</text:p>
          </table:table-cell>
          <table:table-cell table:style-name="ce32" office:value-type="float" office:value="1.87645051711457" calcext:value-type="float">
            <text:p>2</text:p>
          </table:table-cell>
          <table:table-cell table:style-name="ce32" office:value-type="float" office:value="20.9814797265135" calcext:value-type="float">
            <text:p>21</text:p>
          </table:table-cell>
          <table:table-cell table:style-name="ce32" office:value-type="float" office:value="-61.1798554675668" calcext:value-type="float">
            <text:p>-61</text:p>
          </table:table-cell>
          <table:table-cell table:style-name="ce32" office:value-type="float" office:value="18.4108529144489" calcext:value-type="float">
            <text:p>18</text:p>
          </table:table-cell>
          <table:table-cell table:style-name="ce32" office:value-type="float" office:value="167.794248777533" calcext:value-type="float">
            <text:p>168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64.866733956467" calcext:value-type="float">
            <text:p>365</text:p>
          </table:table-cell>
          <table:table-cell table:style-name="ce32" office:value-type="float" office:value="101.081758838548" calcext:value-type="float">
            <text:p>101</text:p>
          </table:table-cell>
          <table:table-cell table:style-name="ce32" office:value-type="float" office:value="430.901802977195" calcext:value-type="float">
            <text:p>431</text:p>
          </table:table-cell>
          <table:table-cell table:style-name="ce32" office:value-type="float" office:value="371.359608377688" calcext:value-type="float">
            <text:p>371</text:p>
          </table:table-cell>
          <table:table-cell table:style-name="ce32" office:value-type="float" office:value="1401.53065191051" calcext:value-type="float">
            <text:p>1'402</text:p>
          </table:table-cell>
          <table:table-cell table:style-name="ce32" office:value-type="float" office:value="1832.43245488771" calcext:value-type="float">
            <text:p>1'832</text:p>
          </table:table-cell>
          <table:table-cell table:style-name="ce32" office:value-type="float" office:value="1772.8902602882" calcext:value-type="float">
            <text:p>1'773</text:p>
          </table:table-cell>
          <table:table-cell table:style-name="ce32" office:value-type="float" office:value="232.804676316587" calcext:value-type="float">
            <text:p>233</text:p>
          </table:table-cell>
          <table:table-cell table:style-name="ce32"/>
          <table:table-cell table:style-name="ce32" office:value-type="float" office:value="157.1942965944" calcext:value-type="float">
            <text:p>157</text:p>
          </table:table-cell>
          <table:table-cell table:style-name="ce32" office:value-type="float" office:value="96.2309057077329" calcext:value-type="float">
            <text:p>96</text:p>
          </table:table-cell>
          <table:table-cell table:style-name="ce32" office:value-type="float" office:value="814.523177549872" calcext:value-type="float">
            <text:p>815</text:p>
          </table:table-cell>
          <table:table-cell table:style-name="ce32" office:value-type="float" office:value="1.15946687437795" calcext:value-type="float">
            <text:p>1</text:p>
          </table:table-cell>
          <table:table-cell table:style-name="ce32" office:value-type="float" office:value="813.363710675494" calcext:value-type="float">
            <text:p>813</text:p>
          </table:table-cell>
          <table:table-cell table:style-name="ce32" office:value-type="float" office:value="202.528783374443" calcext:value-type="float">
            <text:p>203</text:p>
          </table:table-cell>
          <table:table-cell table:style-name="ce32" office:value-type="float" office:value="218.674649270847" calcext:value-type="float">
            <text:p>219</text:p>
          </table:table-cell>
          <table:table-cell table:style-name="ce32" office:value-type="float" office:value="142.986588774936" calcext:value-type="float">
            <text:p>143</text:p>
          </table:table-cell>
          <table:table-cell table:style-name="ce32" office:value-type="float" office:value="33.3093801116448" calcext:value-type="float">
            <text:p>33</text:p>
          </table:table-cell>
          <table:table-cell table:style-name="ce32" office:value-type="float" office:value="137.058450820027" calcext:value-type="float">
            <text:p>137</text:p>
          </table:table-cell>
          <table:table-cell table:style-name="ce32" office:value-type="float" office:value="36.6887111082262" calcext:value-type="float">
            <text:p>37</text:p>
          </table:table-cell>
          <table:table-cell table:style-name="ce32" office:value-type="float" office:value="232.256331948591" calcext:value-type="float">
            <text:p>232</text:p>
          </table:table-cell>
          <table:table-cell table:style-name="ce32"/>
          <table:table-cell table:style-name="ce32" office:value-type="float" office:value="917.900944653598" calcext:value-type="float">
            <text:p>918</text:p>
          </table:table-cell>
          <table:table-cell table:style-name="ce32" office:value-type="float" office:value="1131.18487018045" calcext:value-type="float">
            <text:p>1'131</text:p>
          </table:table-cell>
          <table:table-cell table:style-name="ce32" office:value-type="float" office:value="1079.78245445497" calcext:value-type="float">
            <text:p>1'080</text:p>
          </table:table-cell>
          <table:table-cell table:style-name="ce32" office:value-type="float" office:value="4.73250681552642" calcext:value-type="float">
            <text:p>5</text:p>
          </table:table-cell>
          <table:table-cell table:style-name="ce32" office:value-type="float" office:value="0.256569951101303" calcext:value-type="float">
            <text:p>0</text:p>
          </table:table-cell>
          <table:table-cell table:style-name="ce32" office:value-type="float" office:value="203.881875243412" calcext:value-type="float">
            <text:p>204</text:p>
          </table:table-cell>
          <table:table-cell table:style-name="ce32" office:value-type="float" office:value="107.650969535679" calcext:value-type="float">
            <text:p>108</text:p>
          </table:table-cell>
          <table:table-cell table:style-name="ce32" office:value-type="float" office:value="1604.05943528495" calcext:value-type="float">
            <text:p>1'604</text:p>
          </table:table-cell>
          <table:table-cell table:style-name="ce32" office:value-type="float" office:value="1807.94131052837" calcext:value-type="float">
            <text:p>1'808</text:p>
          </table:table-cell>
          <table:table-cell table:style-name="ce32" office:value-type="float" office:value="1711.71040482063" calcext:value-type="float">
            <text:p>1'712</text:p>
          </table:table-cell>
          <table:table-cell table:style-name="ce32" office:value-type="float" office:value="59.5421945995067" calcext:value-type="float">
            <text:p>60</text:p>
          </table:table-cell>
          <table:table-cell table:style-name="ce32" office:value-type="float" office:value="24.1150049764161" calcext:value-type="float">
            <text:p>24</text:p>
          </table:table-cell>
          <table:table-cell table:style-name="ce32" office:value-type="float" office:value="4.47258384179324" calcext:value-type="float">
            <text:p>4</text:p>
          </table:table-cell>
          <table:table-cell table:style-name="ce32" office:value-type="float" office:value="154.558603357999" calcext:value-type="float">
            <text:p>155</text:p>
          </table:table-cell>
          <table:table-cell table:style-name="ce32" table:number-columns-repeated="2"/>
          <table:table-cell table:style-name="ce32" office:value-type="float" office:value="-24.4911443593403" calcext:value-type="float">
            <text:p>-24</text:p>
          </table:table-cell>
          <table:table-cell table:style-name="ce32" office:value-type="float" office:value="129.54023324246" calcext:value-type="float">
            <text:p>130</text:p>
          </table:table-cell>
          <table:table-cell table:style-name="ce41"/>
          <table:table-cell table:style-name="ce49" office:value-type="float" office:value="19032.4098275564" calcext:value-type="float">
            <text:p>19'032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Montfermeil</text:p>
          </table:table-cell>
          <table:table-cell table:style-name="ce20" office:value-type="float" office:value="407.163550177936" calcext:value-type="float">
            <text:p>407</text:p>
          </table:table-cell>
          <table:table-cell table:style-name="ce32" office:value-type="float" office:value="221.099" calcext:value-type="float">
            <text:p>221</text:p>
          </table:table-cell>
          <table:table-cell table:style-name="ce32" office:value-type="float" office:value="7.14217224199285" calcext:value-type="float">
            <text:p>7</text:p>
          </table:table-cell>
          <table:table-cell table:style-name="ce32" office:value-type="float" office:value="38.3882263345196" calcext:value-type="float">
            <text:p>38</text:p>
          </table:table-cell>
          <table:table-cell table:style-name="ce32" office:value-type="float" office:value="5.45327544483986" calcext:value-type="float">
            <text:p>5</text:p>
          </table:table-cell>
          <table:table-cell table:style-name="ce32" office:value-type="float" office:value="62.8223177935943" calcext:value-type="float">
            <text:p>63</text:p>
          </table:table-cell>
          <table:table-cell table:style-name="ce32" office:value-type="float" office:value="38.6175441281139" calcext:value-type="float">
            <text:p>39</text:p>
          </table:table-cell>
          <table:table-cell table:style-name="ce32" office:value-type="float" office:value="0.345730960854094" calcext:value-type="float">
            <text:p>0</text:p>
          </table:table-cell>
          <table:table-cell table:style-name="ce32" office:value-type="float" office:value="62.8840391459075" calcext:value-type="float">
            <text:p>63</text:p>
          </table:table-cell>
          <table:table-cell table:style-name="ce32" office:value-type="float" office:value="10.5395765124556" calcext:value-type="float">
            <text:p>11</text:p>
          </table:table-cell>
          <table:table-cell table:style-name="ce32" office:value-type="float" office:value="19.872375088968" calcext:value-type="float">
            <text:p>20</text:p>
          </table:table-cell>
          <table:table-cell table:style-name="ce32" office:value-type="float" office:value="365.124015658363" calcext:value-type="float">
            <text:p>365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446.831419217082" calcext:value-type="float">
            <text:p>447</text:p>
          </table:table-cell>
          <table:table-cell table:style-name="ce32" office:value-type="float" office:value="60.5553035587189" calcext:value-type="float">
            <text:p>61</text:p>
          </table:table-cell>
          <table:table-cell table:style-name="ce32" office:value-type="float" office:value="655.200216370107" calcext:value-type="float">
            <text:p>655</text:p>
          </table:table-cell>
          <table:table-cell table:style-name="ce32" office:value-type="float" office:value="453.973591459075" calcext:value-type="float">
            <text:p>454</text:p>
          </table:table-cell>
          <table:table-cell table:style-name="ce32" office:value-type="float" office:value="1373.90345088968" calcext:value-type="float">
            <text:p>1'374</text:p>
          </table:table-cell>
          <table:table-cell table:style-name="ce32" office:value-type="float" office:value="2029.10366725979" calcext:value-type="float">
            <text:p>2'029</text:p>
          </table:table-cell>
          <table:table-cell table:style-name="ce32" office:value-type="float" office:value="1827.87704234875" calcext:value-type="float">
            <text:p>1'828</text:p>
          </table:table-cell>
          <table:table-cell table:style-name="ce32" office:value-type="float" office:value="951.867806405694" calcext:value-type="float">
            <text:p>952</text:p>
          </table:table-cell>
          <table:table-cell table:style-name="ce32"/>
          <table:table-cell table:style-name="ce32" office:value-type="float" office:value="339.754412811388" calcext:value-type="float">
            <text:p>34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069.87604199288" calcext:value-type="float">
            <text:p>1'070</text:p>
          </table:table-cell>
          <table:table-cell table:style-name="ce32" office:value-type="float" office:value="1.1217743772242" calcext:value-type="float">
            <text:p>1</text:p>
          </table:table-cell>
          <table:table-cell table:style-name="ce32" office:value-type="float" office:value="1068.75426761566" calcext:value-type="float">
            <text:p>1'069</text:p>
          </table:table-cell>
          <table:table-cell table:style-name="ce32" office:value-type="float" office:value="360.616551245552" calcext:value-type="float">
            <text:p>361</text:p>
          </table:table-cell>
          <table:table-cell table:style-name="ce32" office:value-type="float" office:value="381.519249822064" calcext:value-type="float">
            <text:p>382</text:p>
          </table:table-cell>
          <table:table-cell table:style-name="ce32" office:value-type="float" office:value="159.38992633452" calcext:value-type="float">
            <text:p>159</text:p>
          </table:table-cell>
          <table:table-cell table:style-name="ce32" office:value-type="float" office:value="40.7285679715302" calcext:value-type="float">
            <text:p>41</text:p>
          </table:table-cell>
          <table:table-cell table:style-name="ce32" office:value-type="float" office:value="8.03921708185053" calcext:value-type="float">
            <text:p>8</text:p>
          </table:table-cell>
          <table:table-cell table:style-name="ce32" office:value-type="float" office:value="-201.226624911032" calcext:value-type="float">
            <text:p>-201</text:p>
          </table:table-cell>
          <table:table-cell table:style-name="ce32" office:value-type="float" office:value="944.468679359431" calcext:value-type="float">
            <text:p>944</text:p>
          </table:table-cell>
          <table:table-cell table:style-name="ce32"/>
          <table:table-cell table:style-name="ce32" office:value-type="float" office:value="847.923995729537" calcext:value-type="float">
            <text:p>848</text:p>
          </table:table-cell>
          <table:table-cell table:style-name="ce32" office:value-type="float" office:value="1107.58576476868" calcext:value-type="float">
            <text:p>1'108</text:p>
          </table:table-cell>
          <table:table-cell table:style-name="ce32" office:value-type="float" office:value="1068.96822064057" calcext:value-type="float">
            <text:p>1'069</text:p>
          </table:table-cell>
          <table:table-cell table:style-name="ce32" office:value-type="float" office:value="19.9163274021352" calcext:value-type="float">
            <text:p>20</text:p>
          </table:table-cell>
          <table:table-cell table:style-name="ce32" office:value-type="float" office:value="0.0274021352313167" calcext:value-type="float">
            <text:p>0</text:p>
          </table:table-cell>
          <table:table-cell table:number-columns-repeated="2" table:style-name="ce32" office:value-type="float" office:value="103.896616725979" calcext:value-type="float">
            <text:p>104</text:p>
          </table:table-cell>
          <table:table-cell table:style-name="ce32" office:value-type="float" office:value="1734.52000213523" calcext:value-type="float">
            <text:p>1'735</text:p>
          </table:table-cell>
          <table:table-cell table:number-columns-repeated="2" table:style-name="ce32" office:value-type="float" office:value="1838.41661886121" calcext:value-type="float">
            <text:p>1'838</text:p>
          </table:table-cell>
          <table:table-cell table:style-name="ce32" office:value-type="float" office:value="201.226624911032" calcext:value-type="float">
            <text:p>201</text:p>
          </table:table-cell>
          <table:table-cell table:style-name="ce32" office:value-type="float" office:value="12.7027444839858" calcext:value-type="float">
            <text:p>1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59.204196797153" calcext:value-type="float">
            <text:p>59</text:p>
          </table:table-cell>
          <table:table-cell table:style-name="ce32" table:number-columns-repeated="2"/>
          <table:table-cell table:style-name="ce32" office:value-type="float" office:value="-190.687048398576" calcext:value-type="float">
            <text:p>-191</text:p>
          </table:table-cell>
          <table:table-cell table:style-name="ce32" office:value-type="float" office:value="139.721985765125" calcext:value-type="float">
            <text:p>140</text:p>
          </table:table-cell>
          <table:table-cell table:style-name="ce41"/>
          <table:table-cell table:style-name="ce49" office:value-type="float" office:value="22097.543072242" calcext:value-type="float">
            <text:p>22'098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Montreuil</text:p>
          </table:table-cell>
          <table:table-cell table:style-name="ce20" office:value-type="float" office:value="445.007622983745" calcext:value-type="float">
            <text:p>445</text:p>
          </table:table-cell>
          <table:table-cell table:style-name="ce32" office:value-type="float" office:value="204.77214412597" calcext:value-type="float">
            <text:p>205</text:p>
          </table:table-cell>
          <table:table-cell table:style-name="ce32" office:value-type="float" office:value="1.59395342194292" calcext:value-type="float">
            <text:p>2</text:p>
          </table:table-cell>
          <table:table-cell table:style-name="ce32" office:value-type="float" office:value="39.498086175654" calcext:value-type="float">
            <text:p>39</text:p>
          </table:table-cell>
          <table:table-cell table:style-name="ce32" office:value-type="float" office:value="5.83301177394735" calcext:value-type="float">
            <text:p>6</text:p>
          </table:table-cell>
          <table:table-cell table:style-name="ce32" office:value-type="float" office:value="57.6914658966142" calcext:value-type="float">
            <text:p>58</text:p>
          </table:table-cell>
          <table:table-cell table:style-name="ce32" office:value-type="float" office:value="72.6377225133227" calcext:value-type="float">
            <text:p>73</text:p>
          </table:table-cell>
          <table:table-cell table:style-name="ce32" office:value-type="float" office:value="22.094675390754" calcext:value-type="float">
            <text:p>22</text:p>
          </table:table-cell>
          <table:table-cell table:style-name="ce32" office:value-type="float" office:value="53.0296907888279" calcext:value-type="float">
            <text:p>53</text:p>
          </table:table-cell>
          <table:table-cell table:style-name="ce32" office:value-type="float" office:value="-11.5894389745327" calcext:value-type="float">
            <text:p>-12</text:p>
          </table:table-cell>
          <table:table-cell table:style-name="ce32" office:value-type="float" office:value="48.273618324154" calcext:value-type="float">
            <text:p>48</text:p>
          </table:table-cell>
          <table:table-cell table:style-name="ce32" office:value-type="float" office:value="157.961703964223" calcext:value-type="float">
            <text:p>158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29.867391789479" calcext:value-type="float">
            <text:p>330</text:p>
          </table:table-cell>
          <table:table-cell table:style-name="ce32" office:value-type="float" office:value="103.578457514706" calcext:value-type="float">
            <text:p>104</text:p>
          </table:table-cell>
          <table:table-cell table:style-name="ce32" office:value-type="float" office:value="493.464838565703" calcext:value-type="float">
            <text:p>493</text:p>
          </table:table-cell>
          <table:table-cell table:style-name="ce32" office:value-type="float" office:value="336.966312763887" calcext:value-type="float">
            <text:p>337</text:p>
          </table:table-cell>
          <table:table-cell table:style-name="ce32" office:value-type="float" office:value="1691.3900012497" calcext:value-type="float">
            <text:p>1'691</text:p>
          </table:table-cell>
          <table:table-cell table:style-name="ce32" office:value-type="float" office:value="2184.8548398154" calcext:value-type="float">
            <text:p>2'185</text:p>
          </table:table-cell>
          <table:table-cell table:style-name="ce32" office:value-type="float" office:value="2028.35631401359" calcext:value-type="float">
            <text:p>2'028</text:p>
          </table:table-cell>
          <table:table-cell table:style-name="ce32" office:value-type="float" office:value="129.096009890473" calcext:value-type="float">
            <text:p>129</text:p>
          </table:table-cell>
          <table:table-cell table:style-name="ce32"/>
          <table:table-cell table:style-name="ce32" office:value-type="float" office:value="138.111705213922" calcext:value-type="float">
            <text:p>138</text:p>
          </table:table-cell>
          <table:table-cell table:style-name="ce32" office:value-type="float" office:value="180.546207610665" calcext:value-type="float">
            <text:p>181</text:p>
          </table:table-cell>
          <table:table-cell table:style-name="ce32" office:value-type="float" office:value="1861.35224365555" calcext:value-type="float">
            <text:p>1'861</text:p>
          </table:table-cell>
          <table:table-cell table:style-name="ce32" office:value-type="float" office:value="2.02993528345845" calcext:value-type="float">
            <text:p>2</text:p>
          </table:table-cell>
          <table:table-cell table:style-name="ce32" office:value-type="float" office:value="1853.12335945799" calcext:value-type="float">
            <text:p>1'853</text:p>
          </table:table-cell>
          <table:table-cell table:style-name="ce32" office:value-type="float" office:value="214.037836325172" calcext:value-type="float">
            <text:p>214</text:p>
          </table:table-cell>
          <table:table-cell table:style-name="ce32" office:value-type="float" office:value="260.848238817428" calcext:value-type="float">
            <text:p>261</text:p>
          </table:table-cell>
          <table:table-cell table:style-name="ce32" office:value-type="float" office:value="57.5393105233562" calcext:value-type="float">
            <text:p>58</text:p>
          </table:table-cell>
          <table:table-cell table:style-name="ce32" office:value-type="float" office:value="31.5528961768145" calcext:value-type="float">
            <text:p>32</text:p>
          </table:table-cell>
          <table:table-cell table:style-name="ce32" office:value-type="float" office:value="212.941299865211" calcext:value-type="float">
            <text:p>213</text:p>
          </table:table-cell>
          <table:table-cell table:style-name="ce32" office:value-type="float" office:value="24.0476818088497" calcext:value-type="float">
            <text:p>24</text:p>
          </table:table-cell>
          <table:table-cell table:style-name="ce32" office:value-type="float" office:value="71.5807673150223" calcext:value-type="float">
            <text:p>72</text:p>
          </table:table-cell>
          <table:table-cell table:style-name="ce32"/>
          <table:table-cell table:style-name="ce32" office:value-type="float" office:value="1055.03221625144" calcext:value-type="float">
            <text:p>1'055</text:p>
          </table:table-cell>
          <table:table-cell table:style-name="ce32" office:value-type="float" office:value="1441.5084144001" calcext:value-type="float">
            <text:p>1'442</text:p>
          </table:table-cell>
          <table:table-cell table:style-name="ce32" office:value-type="float" office:value="1368.87069188678" calcext:value-type="float">
            <text:p>1'369</text:p>
          </table:table-cell>
          <table:table-cell table:style-name="ce32" office:value-type="float" office:value="14.0169869763539" calcext:value-type="float">
            <text:p>14</text:p>
          </table:table-cell>
          <table:table-cell table:style-name="ce32" office:value-type="float" office:value="21.6900166924045" calcext:value-type="float">
            <text:p>22</text:p>
          </table:table-cell>
          <table:table-cell table:style-name="ce32" office:value-type="float" office:value="291.885245074848" calcext:value-type="float">
            <text:p>292</text:p>
          </table:table-cell>
          <table:table-cell table:style-name="ce32" office:value-type="float" office:value="111.339037464183" calcext:value-type="float">
            <text:p>111</text:p>
          </table:table-cell>
          <table:table-cell table:style-name="ce32" office:value-type="float" office:value="1905.42783757487" calcext:value-type="float">
            <text:p>1'905</text:p>
          </table:table-cell>
          <table:table-cell table:style-name="ce32" office:value-type="float" office:value="2197.31308264972" calcext:value-type="float">
            <text:p>2'197</text:p>
          </table:table-cell>
          <table:table-cell table:style-name="ce32" office:value-type="float" office:value="2016.76687503905" calcext:value-type="float">
            <text:p>2'017</text:p>
          </table:table-cell>
          <table:table-cell table:style-name="ce32" office:value-type="float" office:value="156.498525801816" calcext:value-type="float">
            <text:p>156</text:p>
          </table:table-cell>
          <table:table-cell table:style-name="ce32" office:value-type="float" office:value="43.8515363260643" calcext:value-type="float">
            <text:p>44</text:p>
          </table:table-cell>
          <table:table-cell table:style-name="ce32" office:value-type="float" office:value="5.50496755246503" calcext:value-type="float">
            <text:p>6</text:p>
          </table:table-cell>
          <table:table-cell table:style-name="ce32" office:value-type="float" office:value="81.5592281325038" calcext:value-type="float">
            <text:p>82</text:p>
          </table:table-cell>
          <table:table-cell table:style-name="ce32" table:number-columns-repeated="2"/>
          <table:table-cell table:style-name="ce32" office:value-type="float" office:value="12.4582428343169" calcext:value-type="float">
            <text:p>12</text:p>
          </table:table-cell>
          <table:table-cell table:style-name="ce32" office:value-type="float" office:value="171.368800289216" calcext:value-type="float">
            <text:p>171</text:p>
          </table:table-cell>
          <table:table-cell table:style-name="ce41"/>
          <table:table-cell table:style-name="ce49" office:value-type="float" office:value="24197.1816089871" calcext:value-type="float">
            <text:p>24'197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Neuilly-Plaisance</text:p>
          </table:table-cell>
          <table:table-cell table:style-name="ce20" office:value-type="float" office:value="336.107048008172" calcext:value-type="float">
            <text:p>336</text:p>
          </table:table-cell>
          <table:table-cell table:style-name="ce32" office:value-type="float" office:value="45.5500826446281" calcext:value-type="float">
            <text:p>46</text:p>
          </table:table-cell>
          <table:table-cell table:style-name="ce32" office:value-type="float" office:value="0.0585012535982914" calcext:value-type="float">
            <text:p>0</text:p>
          </table:table-cell>
          <table:table-cell table:style-name="ce32" office:value-type="float" office:value="32.4150543225927" calcext:value-type="float">
            <text:p>32</text:p>
          </table:table-cell>
          <table:table-cell table:style-name="ce32" office:value-type="float" office:value="4.43626845575262" calcext:value-type="float">
            <text:p>4</text:p>
          </table:table-cell>
          <table:table-cell table:style-name="ce32" office:value-type="float" office:value="86.1681864611385" calcext:value-type="float">
            <text:p>86</text:p>
          </table:table-cell>
          <table:table-cell table:style-name="ce32" office:value-type="float" office:value="55.348403751509" calcext:value-type="float">
            <text:p>55</text:p>
          </table:table-cell>
          <table:table-cell table:style-name="ce32" office:value-type="float" office:value="1.64446931005665" calcext:value-type="float">
            <text:p>2</text:p>
          </table:table-cell>
          <table:table-cell table:style-name="ce32" office:value-type="float" office:value="32.549759959142" calcext:value-type="float">
            <text:p>33</text:p>
          </table:table-cell>
          <table:table-cell table:style-name="ce32" office:value-type="float" office:value="29.4348082458909" calcext:value-type="float">
            <text:p>29</text:p>
          </table:table-cell>
          <table:table-cell table:style-name="ce32" office:value-type="float" office:value="20.3823019778995" calcext:value-type="float">
            <text:p>20</text:p>
          </table:table-cell>
          <table:table-cell table:style-name="ce32" office:value-type="float" office:value="145.511670071502" calcext:value-type="float">
            <text:p>146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12.783354071873" calcext:value-type="float">
            <text:p>313</text:p>
          </table:table-cell>
          <table:table-cell table:style-name="ce32" office:value-type="float" office:value="60.4356969077909" calcext:value-type="float">
            <text:p>60</text:p>
          </table:table-cell>
          <table:table-cell table:style-name="ce32" office:value-type="float" office:value="347.182913919584" calcext:value-type="float">
            <text:p>347</text:p>
          </table:table-cell>
          <table:table-cell table:style-name="ce32" office:value-type="float" office:value="322.015133252855" calcext:value-type="float">
            <text:p>322</text:p>
          </table:table-cell>
          <table:table-cell table:style-name="ce32" office:value-type="float" office:value="1313.14159299842" calcext:value-type="float">
            <text:p>1'313</text:p>
          </table:table-cell>
          <table:table-cell table:style-name="ce32" office:value-type="float" office:value="1660.32450691801" calcext:value-type="float">
            <text:p>1'660</text:p>
          </table:table-cell>
          <table:table-cell table:style-name="ce32" office:value-type="float" office:value="1635.15672625128" calcext:value-type="float">
            <text:p>1'635</text:p>
          </table:table-cell>
          <table:table-cell table:style-name="ce32" office:value-type="float" office:value="476.918197139939" calcext:value-type="float">
            <text:p>477</text:p>
          </table:table-cell>
          <table:table-cell table:style-name="ce32"/>
          <table:table-cell table:style-name="ce32" office:value-type="float" office:value="134.959791995543" calcext:value-type="float">
            <text:p>135</text:p>
          </table:table-cell>
          <table:table-cell table:style-name="ce32" office:value-type="float" office:value="0.194503667935742" calcext:value-type="float">
            <text:p>0</text:p>
          </table:table-cell>
          <table:table-cell table:style-name="ce32" office:value-type="float" office:value="502.722735165754" calcext:value-type="float">
            <text:p>503</text:p>
          </table:table-cell>
          <table:table-cell table:style-name="ce32" office:value-type="float" office:value="1.92673832296406" calcext:value-type="float">
            <text:p>2</text:p>
          </table:table-cell>
          <table:table-cell table:style-name="ce32" office:value-type="float" office:value="498.999871854397" calcext:value-type="float">
            <text:p>499</text:p>
          </table:table-cell>
          <table:table-cell table:style-name="ce32" office:value-type="float" office:value="227.387047543876" calcext:value-type="float">
            <text:p>227</text:p>
          </table:table-cell>
          <table:table-cell table:style-name="ce32" office:value-type="float" office:value="242.355037143653" calcext:value-type="float">
            <text:p>242</text:p>
          </table:table-cell>
          <table:table-cell table:style-name="ce32" office:value-type="float" office:value="202.219266877147" calcext:value-type="float">
            <text:p>202</text:p>
          </table:table-cell>
          <table:table-cell table:style-name="ce32" office:value-type="float" office:value="36.2502381836754" calcext:value-type="float">
            <text:p>36</text:p>
          </table:table-cell>
          <table:table-cell table:style-name="ce32" office:value-type="float" office:value="218.703732937134" calcext:value-type="float">
            <text:p>219</text:p>
          </table:table-cell>
          <table:table-cell table:style-name="ce32" office:value-type="float" office:value="-24.9732769987928" calcext:value-type="float">
            <text:p>-25</text:p>
          </table:table-cell>
          <table:table-cell table:style-name="ce32" office:value-type="float" office:value="538.772148760331" calcext:value-type="float">
            <text:p>539</text:p>
          </table:table-cell>
          <table:table-cell table:style-name="ce32"/>
          <table:table-cell table:style-name="ce32" office:value-type="float" office:value="863.801491781967" calcext:value-type="float">
            <text:p>864</text:p>
          </table:table-cell>
          <table:table-cell table:style-name="ce32" office:value-type="float" office:value="1138.75879468846" calcext:value-type="float">
            <text:p>1'139</text:p>
          </table:table-cell>
          <table:table-cell table:style-name="ce32" office:value-type="float" office:value="1083.41039093695" calcext:value-type="float">
            <text:p>1'083</text:p>
          </table:table-cell>
          <table:table-cell table:style-name="ce32" office:value-type="float" office:value="6.11560962020615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24.257397622806" calcext:value-type="float">
            <text:p>124</text:p>
          </table:table-cell>
          <table:table-cell table:style-name="ce32" office:value-type="float" office:value="124.06289395487" calcext:value-type="float">
            <text:p>124</text:p>
          </table:table-cell>
          <table:table-cell table:style-name="ce32" office:value-type="float" office:value="1540.5286405423" calcext:value-type="float">
            <text:p>1'541</text:p>
          </table:table-cell>
          <table:table-cell table:style-name="ce32" office:value-type="float" office:value="1664.7860381651" calcext:value-type="float">
            <text:p>1'665</text:p>
          </table:table-cell>
          <table:table-cell table:style-name="ce32" office:value-type="float" office:value="1664.59153449717" calcext:value-type="float">
            <text:p>1'665</text:p>
          </table:table-cell>
          <table:table-cell table:style-name="ce32" office:value-type="float" office:value="25.1677806667286" calcext:value-type="float">
            <text:p>25</text:p>
          </table:table-cell>
          <table:table-cell table:style-name="ce32" office:value-type="float" office:value="19.2803417216083" calcext:value-type="float">
            <text:p>19</text:p>
          </table:table-cell>
          <table:table-cell table:style-name="ce32" office:value-type="float" office:value="9.17327792738416" calcext:value-type="float">
            <text:p>9</text:p>
          </table:table-cell>
          <table:table-cell table:style-name="ce32" office:value-type="float" office:value="132.199662457053" calcext:value-type="float">
            <text:p>132</text:p>
          </table:table-cell>
          <table:table-cell table:style-name="ce32" table:number-columns-repeated="2"/>
          <table:table-cell table:style-name="ce32" office:value-type="float" office:value="4.46153124709785" calcext:value-type="float">
            <text:p>4</text:p>
          </table:table-cell>
          <table:table-cell table:style-name="ce32" office:value-type="float" office:value="91.5087533661436" calcext:value-type="float">
            <text:p>92</text:p>
          </table:table-cell>
          <table:table-cell table:style-name="ce41"/>
          <table:table-cell table:style-name="ce49" office:value-type="float" office:value="17989.1866505711" calcext:value-type="float">
            <text:p>17'989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Neuilly-sur-Marne</text:p>
          </table:table-cell>
          <table:table-cell table:style-name="ce20" office:value-type="float" office:value="310.704329551795" calcext:value-type="float">
            <text:p>311</text:p>
          </table:table-cell>
          <table:table-cell table:style-name="ce32" office:value-type="float" office:value="38.469689417891" calcext:value-type="float">
            <text:p>38</text:p>
          </table:table-cell>
          <table:table-cell table:style-name="ce32" office:value-type="float" office:value="2.48892823932622" calcext:value-type="float">
            <text:p>2</text:p>
          </table:table-cell>
          <table:table-cell table:style-name="ce32" office:value-type="float" office:value="27.4279425595792" calcext:value-type="float">
            <text:p>27</text:p>
          </table:table-cell>
          <table:table-cell table:style-name="ce32" office:value-type="float" office:value="2.69167618693377" calcext:value-type="float">
            <text:p>3</text:p>
          </table:table-cell>
          <table:table-cell table:style-name="ce32" office:value-type="float" office:value="64.3546797205027" calcext:value-type="float">
            <text:p>64</text:p>
          </table:table-cell>
          <table:table-cell table:style-name="ce32" office:value-type="float" office:value="34.2859568532639" calcext:value-type="float">
            <text:p>34</text:p>
          </table:table-cell>
          <table:table-cell table:style-name="ce32" office:value-type="float" office:value="16.6843452270251" calcext:value-type="float">
            <text:p>17</text:p>
          </table:table-cell>
          <table:table-cell table:style-name="ce32" office:value-type="float" office:value="81.1391213900476" calcext:value-type="float">
            <text:p>81</text:p>
          </table:table-cell>
          <table:table-cell table:style-name="ce32" office:value-type="float" office:value="-94.2818371901483" calcext:value-type="float">
            <text:p>-94</text:p>
          </table:table-cell>
          <table:table-cell table:style-name="ce32" office:value-type="float" office:value="9.57652169292489" calcext:value-type="float">
            <text:p>10</text:p>
          </table:table-cell>
          <table:table-cell table:style-name="ce32" office:value-type="float" office:value="317.028268551237" calcext:value-type="float">
            <text:p>317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76.70493052419" calcext:value-type="float">
            <text:p>377</text:p>
          </table:table-cell>
          <table:table-cell table:style-name="ce32" office:value-type="float" office:value="97.7893671457796" calcext:value-type="float">
            <text:p>98</text:p>
          </table:table-cell>
          <table:table-cell table:style-name="ce32" office:value-type="float" office:value="426.318009245729" calcext:value-type="float">
            <text:p>426</text:p>
          </table:table-cell>
          <table:table-cell table:style-name="ce32" office:value-type="float" office:value="397.424841520763" calcext:value-type="float">
            <text:p>397</text:p>
          </table:table-cell>
          <table:table-cell table:style-name="ce32" office:value-type="float" office:value="1418.10503918808" calcext:value-type="float">
            <text:p>1'418</text:p>
          </table:table-cell>
          <table:table-cell table:style-name="ce32" office:value-type="float" office:value="1844.42304843381" calcext:value-type="float">
            <text:p>1'844</text:p>
          </table:table-cell>
          <table:table-cell table:style-name="ce32" office:value-type="float" office:value="1815.52988070884" calcext:value-type="float">
            <text:p>1'816</text:p>
          </table:table-cell>
          <table:table-cell table:style-name="ce32" office:value-type="float" office:value="370.084525359335" calcext:value-type="float">
            <text:p>370</text:p>
          </table:table-cell>
          <table:table-cell table:style-name="ce32"/>
          <table:table-cell table:style-name="ce32" office:value-type="float" office:value="302.892744228061" calcext:value-type="float">
            <text:p>303</text:p>
          </table:table-cell>
          <table:table-cell table:style-name="ce32" office:value-type="float" office:value="0.841585058051489" calcext:value-type="float">
            <text:p>1</text:p>
          </table:table-cell>
          <table:table-cell table:style-name="ce32" office:value-type="float" office:value="293.911856053561" calcext:value-type="float">
            <text:p>294</text:p>
          </table:table-cell>
          <table:table-cell table:style-name="ce32" office:value-type="float" office:value="8.22712000850182" calcext:value-type="float">
            <text:p>8</text:p>
          </table:table-cell>
          <table:table-cell table:style-name="ce32" office:value-type="float" office:value="285.68473604506" calcext:value-type="float">
            <text:p>286</text:p>
          </table:table-cell>
          <table:table-cell table:style-name="ce32" office:value-type="float" office:value="185.322391136853" calcext:value-type="float">
            <text:p>185</text:p>
          </table:table-cell>
          <table:table-cell table:style-name="ce32" office:value-type="float" office:value="198.180896410638" calcext:value-type="float">
            <text:p>198</text:p>
          </table:table-cell>
          <table:table-cell table:style-name="ce32" office:value-type="float" office:value="156.429223411887" calcext:value-type="float">
            <text:p>156</text:p>
          </table:table-cell>
          <table:table-cell table:style-name="ce32" office:value-type="float" office:value="36.781588246234" calcext:value-type="float">
            <text:p>37</text:p>
          </table:table-cell>
          <table:table-cell table:style-name="ce32" office:value-type="float" office:value="145.520470788278" calcext:value-type="float">
            <text:p>146</text:p>
          </table:table-cell>
          <table:table-cell table:style-name="ce32" office:value-type="float" office:value="-28.0515826669146" calcext:value-type="float">
            <text:p>-28</text:p>
          </table:table-cell>
          <table:table-cell table:style-name="ce32" office:value-type="float" office:value="400.478336831478" calcext:value-type="float">
            <text:p>400</text:p>
          </table:table-cell>
          <table:table-cell table:style-name="ce32"/>
          <table:table-cell table:style-name="ce32" office:value-type="float" office:value="972.606878237998" calcext:value-type="float">
            <text:p>973</text:p>
          </table:table-cell>
          <table:table-cell table:style-name="ce32" office:value-type="float" office:value="921.61904221685" calcext:value-type="float">
            <text:p>922</text:p>
          </table:table-cell>
          <table:table-cell table:style-name="ce32" office:value-type="float" office:value="887.333085363586" calcext:value-type="float">
            <text:p>887</text:p>
          </table:table-cell>
          <table:table-cell table:style-name="ce32" office:value-type="float" office:value="11.4438481362417" calcext:value-type="float">
            <text:p>11</text:p>
          </table:table-cell>
          <table:table-cell table:style-name="ce32" office:value-type="float" office:value="16.2415332500863" calcext:value-type="float">
            <text:p>16</text:p>
          </table:table-cell>
          <table:table-cell table:style-name="ce32" office:value-type="float" office:value="118.662198251813" calcext:value-type="float">
            <text:p>119</text:p>
          </table:table-cell>
          <table:table-cell table:style-name="ce32" office:value-type="float" office:value="117.820613193762" calcext:value-type="float">
            <text:p>118</text:p>
          </table:table-cell>
          <table:table-cell table:style-name="ce32" office:value-type="float" office:value="1603.42743032493" calcext:value-type="float">
            <text:p>1'603</text:p>
          </table:table-cell>
          <table:table-cell table:style-name="ce32" office:value-type="float" office:value="1722.08962857674" calcext:value-type="float">
            <text:p>1'722</text:p>
          </table:table-cell>
          <table:table-cell table:style-name="ce32" office:value-type="float" office:value="1721.24804351869" calcext:value-type="float">
            <text:p>1'721</text:p>
          </table:table-cell>
          <table:table-cell table:style-name="ce32" office:value-type="float" office:value="28.8931677249661" calcext:value-type="float">
            <text:p>29</text:p>
          </table:table-cell>
          <table:table-cell table:style-name="ce32" office:value-type="float" office:value="25.480431467361" calcext:value-type="float">
            <text:p>25</text:p>
          </table:table-cell>
          <table:table-cell table:style-name="ce32" office:value-type="float" office:value="18.2309827572465" calcext:value-type="float">
            <text:p>18</text:p>
          </table:table-cell>
          <table:table-cell table:style-name="ce32" office:value-type="float" office:value="111.226790297298" calcext:value-type="float">
            <text:p>111</text:p>
          </table:table-cell>
          <table:table-cell table:style-name="ce32" table:number-columns-repeated="2"/>
          <table:table-cell table:style-name="ce32" office:value-type="float" office:value="-122.333419857063" calcext:value-type="float">
            <text:p>-122</text:p>
          </table:table-cell>
          <table:table-cell table:style-name="ce32" office:value-type="float" office:value="172.414207869497" calcext:value-type="float">
            <text:p>172</text:p>
          </table:table-cell>
          <table:table-cell table:style-name="ce41"/>
          <table:table-cell table:style-name="ce49" office:value-type="float" office:value="17869.5730912086" calcext:value-type="float">
            <text:p>17'870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Noisy-le-Grand</text:p>
          </table:table-cell>
          <table:table-cell table:style-name="ce20" office:value-type="float" office:value="469.544195891146" calcext:value-type="float">
            <text:p>470</text:p>
          </table:table-cell>
          <table:table-cell table:style-name="ce32" office:value-type="float" office:value="180.556141803487" calcext:value-type="float">
            <text:p>181</text:p>
          </table:table-cell>
          <table:table-cell table:style-name="ce32" office:value-type="float" office:value="39.211546613163" calcext:value-type="float">
            <text:p>39</text:p>
          </table:table-cell>
          <table:table-cell table:style-name="ce32" office:value-type="float" office:value="49.1152844264843" calcext:value-type="float">
            <text:p>49</text:p>
          </table:table-cell>
          <table:table-cell table:style-name="ce32" office:value-type="float" office:value="2.8622999971741" calcext:value-type="float">
            <text:p>3</text:p>
          </table:table-cell>
          <table:table-cell table:style-name="ce32" office:value-type="float" office:value="82.8661579110973" calcext:value-type="float">
            <text:p>83</text:p>
          </table:table-cell>
          <table:table-cell table:style-name="ce32" office:value-type="float" office:value="58.7480898352502" calcext:value-type="float">
            <text:p>59</text:p>
          </table:table-cell>
          <table:table-cell table:style-name="ce32" office:value-type="float" office:value="52.8231712210699" calcext:value-type="float">
            <text:p>53</text:p>
          </table:table-cell>
          <table:table-cell table:style-name="ce32" office:value-type="float" office:value="64.0820689801338" calcext:value-type="float">
            <text:p>64</text:p>
          </table:table-cell>
          <table:table-cell table:style-name="ce32" office:value-type="float" office:value="-162.918216576709" calcext:value-type="float">
            <text:p>-163</text:p>
          </table:table-cell>
          <table:table-cell table:style-name="ce32" office:value-type="float" office:value="21.4566467911945" calcext:value-type="float">
            <text:p>21</text:p>
          </table:table-cell>
          <table:table-cell table:style-name="ce32" office:value-type="float" office:value="131.783952016277" calcext:value-type="float">
            <text:p>132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527.588899030718" calcext:value-type="float">
            <text:p>528</text:p>
          </table:table-cell>
          <table:table-cell table:style-name="ce32" office:value-type="float" office:value="95.0945947664397" calcext:value-type="float">
            <text:p>95</text:p>
          </table:table-cell>
          <table:table-cell table:style-name="ce32" office:value-type="float" office:value="725.899940656173" calcext:value-type="float">
            <text:p>726</text:p>
          </table:table-cell>
          <table:table-cell table:style-name="ce32" office:value-type="float" office:value="566.800445643881" calcext:value-type="float">
            <text:p>567</text:p>
          </table:table-cell>
          <table:table-cell table:style-name="ce32" office:value-type="float" office:value="1638.96355201063" calcext:value-type="float">
            <text:p>1'639</text:p>
          </table:table-cell>
          <table:table-cell table:style-name="ce32" office:value-type="float" office:value="2364.8634926668" calcext:value-type="float">
            <text:p>2'365</text:p>
          </table:table-cell>
          <table:table-cell table:style-name="ce32" office:value-type="float" office:value="2205.76399765451" calcext:value-type="float">
            <text:p>2'206</text:p>
          </table:table-cell>
          <table:table-cell table:style-name="ce32" office:value-type="float" office:value="209.672759487948" calcext:value-type="float">
            <text:p>210</text:p>
          </table:table-cell>
          <table:table-cell table:style-name="ce32"/>
          <table:table-cell table:style-name="ce32" office:value-type="float" office:value="90.7307203210219" calcext:value-type="float">
            <text:p>91</text:p>
          </table:table-cell>
          <table:table-cell table:style-name="ce32" office:value-type="float" office:value="145.017398479668" calcext:value-type="float">
            <text:p>145</text:p>
          </table:table-cell>
          <table:table-cell table:style-name="ce32" office:value-type="float" office:value="878.772616638879" calcext:value-type="float">
            <text:p>879</text:p>
          </table:table-cell>
          <table:table-cell table:style-name="ce32" office:value-type="float" office:value="4.1965103003928" calcext:value-type="float">
            <text:p>4</text:p>
          </table:table-cell>
          <table:table-cell table:style-name="ce32" office:value-type="float" office:value="874.576106338486" calcext:value-type="float">
            <text:p>875</text:p>
          </table:table-cell>
          <table:table-cell table:style-name="ce32" office:value-type="float" office:value="213.779247746348" calcext:value-type="float">
            <text:p>214</text:p>
          </table:table-cell>
          <table:table-cell table:style-name="ce32" office:value-type="float" office:value="238.027041427643" calcext:value-type="float">
            <text:p>238</text:p>
          </table:table-cell>
          <table:table-cell table:style-name="ce32" office:value-type="float" office:value="54.6797527340549" calcext:value-type="float">
            <text:p>55</text:p>
          </table:table-cell>
          <table:table-cell table:style-name="ce32" office:value-type="float" office:value="54.4136521886569" calcext:value-type="float">
            <text:p>54</text:p>
          </table:table-cell>
          <table:table-cell table:style-name="ce32" office:value-type="float" office:value="396.246361658236" calcext:value-type="float">
            <text:p>396</text:p>
          </table:table-cell>
          <table:table-cell table:style-name="ce32" office:value-type="float" office:value="-14.082096532625" calcext:value-type="float">
            <text:p>-14</text:p>
          </table:table-cell>
          <table:table-cell table:style-name="ce32" office:value-type="float" office:value="152.483078672959" calcext:value-type="float">
            <text:p>152</text:p>
          </table:table-cell>
          <table:table-cell table:style-name="ce32"/>
          <table:table-cell table:style-name="ce32" office:value-type="float" office:value="1003.75283013536" calcext:value-type="float">
            <text:p>1'004</text:p>
          </table:table-cell>
          <table:table-cell table:style-name="ce32" office:value-type="float" office:value="1445.8011743013" calcext:value-type="float">
            <text:p>1'446</text:p>
          </table:table-cell>
          <table:table-cell table:style-name="ce32" office:value-type="float" office:value="1387.05308446605" calcext:value-type="float">
            <text:p>1'387</text:p>
          </table:table-cell>
          <table:table-cell table:style-name="ce32" office:value-type="float" office:value="38.1909316980812" calcext:value-type="float">
            <text:p>38</text:p>
          </table:table-cell>
          <table:table-cell table:style-name="ce32" office:value-type="float" office:value="42.940411167943" calcext:value-type="float">
            <text:p>43</text:p>
          </table:table-cell>
          <table:table-cell table:style-name="ce32" office:value-type="float" office:value="335.120379800492" calcext:value-type="float">
            <text:p>335</text:p>
          </table:table-cell>
          <table:table-cell table:style-name="ce32" office:value-type="float" office:value="190.102981320824" calcext:value-type="float">
            <text:p>190</text:p>
          </table:table-cell>
          <table:table-cell table:style-name="ce32" office:value-type="float" office:value="1852.74279975697" calcext:value-type="float">
            <text:p>1'853</text:p>
          </table:table-cell>
          <table:table-cell table:style-name="ce32" office:value-type="float" office:value="2187.86317955746" calcext:value-type="float">
            <text:p>2'188</text:p>
          </table:table-cell>
          <table:table-cell table:style-name="ce32" office:value-type="float" office:value="2042.8457810778" calcext:value-type="float">
            <text:p>2'043</text:p>
          </table:table-cell>
          <table:table-cell table:style-name="ce32" office:value-type="float" office:value="159.099495012293" calcext:value-type="float">
            <text:p>159</text:p>
          </table:table-cell>
          <table:table-cell table:style-name="ce32" office:value-type="float" office:value="26.5385031226157" calcext:value-type="float">
            <text:p>27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91.4748640743776" calcext:value-type="float">
            <text:p>91</text:p>
          </table:table-cell>
          <table:table-cell table:style-name="ce32" table:number-columns-repeated="2"/>
          <table:table-cell table:style-name="ce32" office:value-type="float" office:value="-177.000313109334" calcext:value-type="float">
            <text:p>-177</text:p>
          </table:table-cell>
          <table:table-cell table:style-name="ce32" office:value-type="float" office:value="119.600740384887" calcext:value-type="float">
            <text:p>120</text:p>
          </table:table-cell>
          <table:table-cell table:style-name="ce41"/>
          <table:table-cell table:style-name="ce49" office:value-type="float" office:value="23159.7462535677" calcext:value-type="float">
            <text:p>23'160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Noisy-le-Sec</text:p>
          </table:table-cell>
          <table:table-cell table:style-name="ce20" office:value-type="float" office:value="354.690298946549" calcext:value-type="float">
            <text:p>355</text:p>
          </table:table-cell>
          <table:table-cell table:style-name="ce32" office:value-type="float" office:value="169.015020441714" calcext:value-type="float">
            <text:p>169</text:p>
          </table:table-cell>
          <table:table-cell table:style-name="ce32" office:value-type="float" office:value="8.25013433126395" calcext:value-type="float">
            <text:p>8</text:p>
          </table:table-cell>
          <table:table-cell table:style-name="ce32" office:value-type="float" office:value="44.3673503644896" calcext:value-type="float">
            <text:p>44</text:p>
          </table:table-cell>
          <table:table-cell table:style-name="ce32" office:value-type="float" office:value="5.06600445607735" calcext:value-type="float">
            <text:p>5</text:p>
          </table:table-cell>
          <table:table-cell table:style-name="ce32" office:value-type="float" office:value="122.344504964416" calcext:value-type="float">
            <text:p>122</text:p>
          </table:table-cell>
          <table:table-cell table:style-name="ce32" office:value-type="float" office:value="35.775722598369" calcext:value-type="float">
            <text:p>36</text:p>
          </table:table-cell>
          <table:table-cell table:style-name="ce32" office:value-type="float" office:value="0.314088559129551" calcext:value-type="float">
            <text:p>0</text:p>
          </table:table-cell>
          <table:table-cell table:style-name="ce32" office:value-type="float" office:value="7.13716628090597" calcext:value-type="float">
            <text:p>7</text:p>
          </table:table-cell>
          <table:table-cell table:style-name="ce32" office:value-type="float" office:value="81.1192861623656" calcext:value-type="float">
            <text:p>81</text:p>
          </table:table-cell>
          <table:table-cell table:style-name="ce32" office:value-type="float" office:value="47.1917988708386" calcext:value-type="float">
            <text:p>47</text:p>
          </table:table-cell>
          <table:table-cell table:style-name="ce32" office:value-type="float" office:value="355.91506024357" calcext:value-type="float">
            <text:p>356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75.53398710766" calcext:value-type="float">
            <text:p>276</text:p>
          </table:table-cell>
          <table:table-cell table:style-name="ce32" office:value-type="float" office:value="116.916550866339" calcext:value-type="float">
            <text:p>117</text:p>
          </table:table-cell>
          <table:table-cell table:style-name="ce32" office:value-type="float" office:value="424.182314348137" calcext:value-type="float">
            <text:p>424</text:p>
          </table:table-cell>
          <table:table-cell table:style-name="ce32" office:value-type="float" office:value="302.359092777261" calcext:value-type="float">
            <text:p>302</text:p>
          </table:table-cell>
          <table:table-cell table:style-name="ce32" office:value-type="float" office:value="1418.52578792533" calcext:value-type="float">
            <text:p>1'419</text:p>
          </table:table-cell>
          <table:table-cell table:style-name="ce32" office:value-type="float" office:value="1842.70810227346" calcext:value-type="float">
            <text:p>1'843</text:p>
          </table:table-cell>
          <table:table-cell table:style-name="ce32" office:value-type="float" office:value="1720.88488070259" calcext:value-type="float">
            <text:p>1'721</text:p>
          </table:table-cell>
          <table:table-cell table:style-name="ce32" office:value-type="float" office:value="280.872884552986" calcext:value-type="float">
            <text:p>281</text:p>
          </table:table-cell>
          <table:table-cell table:style-name="ce32"/>
          <table:table-cell table:style-name="ce32" office:value-type="float" office:value="325.340976443358" calcext:value-type="float">
            <text:p>325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199.15959397781" calcext:value-type="float">
            <text:p>1'199</text:p>
          </table:table-cell>
          <table:table-cell table:style-name="ce32" office:value-type="float" office:value="0.836244781414264" calcext:value-type="float">
            <text:p>1</text:p>
          </table:table-cell>
          <table:table-cell table:style-name="ce32" office:value-type="float" office:value="1198.32334919639" calcext:value-type="float">
            <text:p>1'198</text:p>
          </table:table-cell>
          <table:table-cell table:style-name="ce32" office:value-type="float" office:value="233.29304765407" calcext:value-type="float">
            <text:p>233</text:p>
          </table:table-cell>
          <table:table-cell table:style-name="ce32" office:value-type="float" office:value="282.002775097882" calcext:value-type="float">
            <text:p>282</text:p>
          </table:table-cell>
          <table:table-cell table:style-name="ce32" office:value-type="float" office:value="111.469826083195" calcext:value-type="float">
            <text:p>111</text:p>
          </table:table-cell>
          <table:table-cell table:style-name="ce32" office:value-type="float" office:value="27.5267377620109" calcext:value-type="float">
            <text:p>28</text:p>
          </table:table-cell>
          <table:table-cell table:style-name="ce32" office:value-type="float" office:value="45.2536503060849" calcext:value-type="float">
            <text:p>45</text:p>
          </table:table-cell>
          <table:table-cell table:style-name="ce32" office:value-type="float" office:value="-121.823221570875" calcext:value-type="float">
            <text:p>-122</text:p>
          </table:table-cell>
          <table:table-cell table:style-name="ce32" office:value-type="float" office:value="181.930920417919" calcext:value-type="float">
            <text:p>182</text:p>
          </table:table-cell>
          <table:table-cell table:style-name="ce32"/>
          <table:table-cell table:style-name="ce32" office:value-type="float" office:value="855.359788877112" calcext:value-type="float">
            <text:p>855</text:p>
          </table:table-cell>
          <table:table-cell table:style-name="ce32" office:value-type="float" office:value="1116.08924873997" calcext:value-type="float">
            <text:p>1'116</text:p>
          </table:table-cell>
          <table:table-cell table:style-name="ce32" office:value-type="float" office:value="1080.3135261416" calcext:value-type="float">
            <text:p>1'080</text:p>
          </table:table-cell>
          <table:table-cell table:style-name="ce32" office:value-type="float" office:value="25.5080793441346" calcext:value-type="float">
            <text:p>26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50.185331285557" calcext:value-type="float">
            <text:p>150</text:p>
          </table:table-cell>
          <table:table-cell table:style-name="ce32" office:value-type="float" office:value="1651.8188355794" calcext:value-type="float">
            <text:p>1'652</text:p>
          </table:table-cell>
          <table:table-cell table:number-columns-repeated="2" table:style-name="ce32" office:value-type="float" office:value="1802.00416686496" calcext:value-type="float">
            <text:p>1'802</text:p>
          </table:table-cell>
          <table:table-cell table:style-name="ce32" office:value-type="float" office:value="121.823221570875" calcext:value-type="float">
            <text:p>122</text:p>
          </table:table-cell>
          <table:table-cell table:style-name="ce32" office:value-type="float" office:value="22.0811395444418" calcext:value-type="float">
            <text:p>22</text:p>
          </table:table-cell>
          <table:table-cell table:style-name="ce32" office:value-type="float" office:value="18.5749713383374" calcext:value-type="float">
            <text:p>19</text:p>
          </table:table-cell>
          <table:table-cell table:style-name="ce32" office:value-type="float" office:value="79.4493867485777" calcext:value-type="float">
            <text:p>79</text:p>
          </table:table-cell>
          <table:table-cell table:style-name="ce32" table:number-columns-repeated="2"/>
          <table:table-cell table:style-name="ce32" office:value-type="float" office:value="-40.7039354085096" calcext:value-type="float">
            <text:p>-41</text:p>
          </table:table-cell>
          <table:table-cell table:style-name="ce32" office:value-type="float" office:value="93.2279735663761" calcext:value-type="float">
            <text:p>93</text:p>
          </table:table-cell>
          <table:table-cell table:style-name="ce41"/>
          <table:table-cell table:style-name="ce49" office:value-type="float" office:value="20024.405169266" calcext:value-type="float">
            <text:p>20'024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Pantin</text:p>
          </table:table-cell>
          <table:table-cell table:style-name="ce20" office:value-type="float" office:value="440.491908659919" calcext:value-type="float">
            <text:p>440</text:p>
          </table:table-cell>
          <table:table-cell table:style-name="ce32" office:value-type="float" office:value="203.623168523106" calcext:value-type="float">
            <text:p>204</text:p>
          </table:table-cell>
          <table:table-cell table:style-name="ce32" office:value-type="float" office:value="9.59844009908302" calcext:value-type="float">
            <text:p>10</text:p>
          </table:table-cell>
          <table:table-cell table:style-name="ce32" office:value-type="float" office:value="31.7288667793105" calcext:value-type="float">
            <text:p>32</text:p>
          </table:table-cell>
          <table:table-cell table:style-name="ce32" office:value-type="float" office:value="5.69633852261356" calcext:value-type="float">
            <text:p>6</text:p>
          </table:table-cell>
          <table:table-cell table:style-name="ce32" office:value-type="float" office:value="95.7814445775029" calcext:value-type="float">
            <text:p>96</text:p>
          </table:table-cell>
          <table:table-cell table:style-name="ce32" office:value-type="float" office:value="71.3555401171279" calcext:value-type="float">
            <text:p>71</text:p>
          </table:table-cell>
          <table:table-cell table:style-name="ce32" office:value-type="float" office:value="15.2670173395233" calcext:value-type="float">
            <text:p>15</text:p>
          </table:table-cell>
          <table:table-cell table:style-name="ce32" office:value-type="float" office:value="31.8286213684609" calcext:value-type="float">
            <text:p>32</text:p>
          </table:table-cell>
          <table:table-cell table:style-name="ce32" office:value-type="float" office:value="-562.161334995653" calcext:value-type="float">
            <text:p>-562</text:p>
          </table:table-cell>
          <table:table-cell table:style-name="ce32" office:value-type="float" office:value="35.3583439688971" calcext:value-type="float">
            <text:p>35</text:p>
          </table:table-cell>
          <table:table-cell table:style-name="ce32" office:value-type="float" office:value="131.167671713775" calcext:value-type="float">
            <text:p>13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161.24494069785" calcext:value-type="float">
            <text:p>1'161</text:p>
          </table:table-cell>
          <table:table-cell table:style-name="ce32" office:value-type="float" office:value="145.971933430667" calcext:value-type="float">
            <text:p>146</text:p>
          </table:table-cell>
          <table:table-cell table:style-name="ce32" office:value-type="float" office:value="1341.00808887941" calcext:value-type="float">
            <text:p>1'341</text:p>
          </table:table-cell>
          <table:table-cell table:style-name="ce32" office:value-type="float" office:value="1172.7432643252" calcext:value-type="float">
            <text:p>1'173</text:p>
          </table:table-cell>
          <table:table-cell table:style-name="ce32" office:value-type="float" office:value="1786.26242211979" calcext:value-type="float">
            <text:p>1'786</text:p>
          </table:table-cell>
          <table:table-cell table:style-name="ce32" office:value-type="float" office:value="3127.2705109992" calcext:value-type="float">
            <text:p>3'127</text:p>
          </table:table-cell>
          <table:table-cell table:style-name="ce32" office:value-type="float" office:value="2959.00568644499" calcext:value-type="float">
            <text:p>2'959</text:p>
          </table:table-cell>
          <table:table-cell table:style-name="ce32" office:value-type="float" office:value="27.4506223855378" calcext:value-type="float">
            <text:p>27</text:p>
          </table:table-cell>
          <table:table-cell table:style-name="ce32"/>
          <table:table-cell table:style-name="ce32" office:value-type="float" office:value="76.7260945881658" calcext:value-type="float">
            <text:p>77</text:p>
          </table:table-cell>
          <table:table-cell table:style-name="ce32" office:value-type="float" office:value="328.607062123722" calcext:value-type="float">
            <text:p>329</text:p>
          </table:table-cell>
          <table:table-cell table:style-name="ce32" office:value-type="float" office:value="1793.24992782034" calcext:value-type="float">
            <text:p>1'793</text:p>
          </table:table-cell>
          <table:table-cell table:style-name="ce32" office:value-type="float" office:value="11.9679502616513" calcext:value-type="float">
            <text:p>12</text:p>
          </table:table-cell>
          <table:table-cell table:style-name="ce32" office:value-type="float" office:value="1776.43761495431" calcext:value-type="float">
            <text:p>1'776</text:p>
          </table:table-cell>
          <table:table-cell table:style-name="ce32" office:value-type="float" office:value="418.012118801161" calcext:value-type="float">
            <text:p>418</text:p>
          </table:table-cell>
          <table:table-cell table:style-name="ce32" office:value-type="float" office:value="453.264246624781" calcext:value-type="float">
            <text:p>453</text:p>
          </table:table-cell>
          <table:table-cell table:style-name="ce32" office:value-type="float" office:value="249.747294246953" calcext:value-type="float">
            <text:p>250</text:p>
          </table:table-cell>
          <table:table-cell table:style-name="ce32" office:value-type="float" office:value="81.5213486113617" calcext:value-type="float">
            <text:p>82</text:p>
          </table:table-cell>
          <table:table-cell table:style-name="ce32" office:value-type="float" office:value="538.749930281009" calcext:value-type="float">
            <text:p>539</text:p>
          </table:table-cell>
          <table:table-cell table:style-name="ce32" office:value-type="float" office:value="160.342237569514" calcext:value-type="float">
            <text:p>160</text:p>
          </table:table-cell>
          <table:table-cell table:style-name="ce32" office:value-type="float" office:value="72.20953017602" calcext:value-type="float">
            <text:p>72</text:p>
          </table:table-cell>
          <table:table-cell table:style-name="ce32"/>
          <table:table-cell table:style-name="ce32" office:value-type="float" office:value="1132.71136928099" calcext:value-type="float">
            <text:p>1'133</text:p>
          </table:table-cell>
          <table:table-cell table:style-name="ce32" office:value-type="float" office:value="1722.20655473351" calcext:value-type="float">
            <text:p>1'722</text:p>
          </table:table-cell>
          <table:table-cell table:style-name="ce32" office:value-type="float" office:value="1650.85101461638" calcext:value-type="float">
            <text:p>1'651</text:p>
          </table:table-cell>
          <table:table-cell table:style-name="ce32" office:value-type="float" office:value="48.7452386029955" calcext:value-type="float">
            <text:p>49</text:p>
          </table:table-cell>
          <table:table-cell table:style-name="ce32" office:value-type="float" office:value="7.21796617398579" calcext:value-type="float">
            <text:p>7</text:p>
          </table:table-cell>
          <table:table-cell table:style-name="ce32" office:value-type="float" office:value="521.17687265211" calcext:value-type="float">
            <text:p>521</text:p>
          </table:table-cell>
          <table:table-cell table:style-name="ce32" office:value-type="float" office:value="192.569810528388" calcext:value-type="float">
            <text:p>193</text:p>
          </table:table-cell>
          <table:table-cell table:style-name="ce32" office:value-type="float" office:value="2204.27454092095" calcext:value-type="float">
            <text:p>2'204</text:p>
          </table:table-cell>
          <table:table-cell table:style-name="ce32" office:value-type="float" office:value="2725.45141357306" calcext:value-type="float">
            <text:p>2'725</text:p>
          </table:table-cell>
          <table:table-cell table:style-name="ce32" office:value-type="float" office:value="2396.84435144933" calcext:value-type="float">
            <text:p>2'397</text:p>
          </table:table-cell>
          <table:table-cell table:style-name="ce32" office:value-type="float" office:value="168.264824554209" calcext:value-type="float">
            <text:p>168</text:p>
          </table:table-cell>
          <table:table-cell table:style-name="ce32" office:value-type="float" office:value="33.5562755294542" calcext:value-type="float">
            <text:p>34</text:p>
          </table:table-cell>
          <table:table-cell table:style-name="ce32" office:value-type="float" office:value="1.8998835282731" calcext:value-type="float">
            <text:p>2</text:p>
          </table:table-cell>
          <table:table-cell table:style-name="ce32" office:value-type="float" office:value="146.744631801703" calcext:value-type="float">
            <text:p>147</text:p>
          </table:table-cell>
          <table:table-cell table:style-name="ce32" table:number-columns-repeated="2"/>
          <table:table-cell table:style-name="ce32" office:value-type="float" office:value="-401.819097426139" calcext:value-type="float">
            <text:p>-402</text:p>
          </table:table-cell>
          <table:table-cell table:style-name="ce32" office:value-type="float" office:value="172.327061303499" calcext:value-type="float">
            <text:p>172</text:p>
          </table:table-cell>
          <table:table-cell table:style-name="ce41"/>
          <table:table-cell table:style-name="ce49" office:value-type="float" office:value="30914.551563838" calcext:value-type="float">
            <text:p>30'915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Pierrefitte-sur-Seine</text:p>
          </table:table-cell>
          <table:table-cell table:style-name="ce20" office:value-type="float" office:value="234.148779374576" calcext:value-type="float">
            <text:p>234</text:p>
          </table:table-cell>
          <table:table-cell table:style-name="ce32" office:value-type="float" office:value="149.599630543391" calcext:value-type="float">
            <text:p>150</text:p>
          </table:table-cell>
          <table:table-cell table:style-name="ce32" office:value-type="float" office:value="14.230700055511" calcext:value-type="float">
            <text:p>14</text:p>
          </table:table-cell>
          <table:table-cell table:style-name="ce32" office:value-type="float" office:value="26.6886381298958" calcext:value-type="float">
            <text:p>27</text:p>
          </table:table-cell>
          <table:table-cell table:style-name="ce32" office:value-type="float" office:value="1.7660870906063" calcext:value-type="float">
            <text:p>2</text:p>
          </table:table-cell>
          <table:table-cell table:style-name="ce32" office:value-type="float" office:value="127.477749336952" calcext:value-type="float">
            <text:p>127</text:p>
          </table:table-cell>
          <table:table-cell table:style-name="ce32" office:value-type="float" office:value="24.9305036082156" calcext:value-type="float">
            <text:p>25</text:p>
          </table:table-cell>
          <table:table-cell table:style-name="ce32" office:value-type="float" office:value="0.0344168260038241" calcext:value-type="float">
            <text:p>0</text:p>
          </table:table-cell>
          <table:table-cell table:style-name="ce32" office:value-type="float" office:value="17.6174020847469" calcext:value-type="float">
            <text:p>18</text:p>
          </table:table-cell>
          <table:table-cell table:style-name="ce32" office:value-type="float" office:value="-119.712435699747" calcext:value-type="float">
            <text:p>-120</text:p>
          </table:table-cell>
          <table:table-cell table:style-name="ce32" office:value-type="float" office:value="38.6644615432061" calcext:value-type="float">
            <text:p>39</text:p>
          </table:table-cell>
          <table:table-cell table:style-name="ce32" office:value-type="float" office:value="445.517852340714" calcext:value-type="float">
            <text:p>446</text:p>
          </table:table-cell>
          <table:table-cell table:style-name="ce32" office:value-type="float" office:value="123.357799296861" calcext:value-type="float">
            <text:p>123</text:p>
          </table:table-cell>
          <table:table-cell table:style-name="ce32" office:value-type="float" office:value="446.202775550484" calcext:value-type="float">
            <text:p>446</text:p>
          </table:table-cell>
          <table:table-cell table:style-name="ce32" office:value-type="float" office:value="151.556236970332" calcext:value-type="float">
            <text:p>152</text:p>
          </table:table-cell>
          <table:table-cell table:style-name="ce32" office:value-type="float" office:value="571.36864460618" calcext:value-type="float">
            <text:p>571</text:p>
          </table:table-cell>
          <table:table-cell table:style-name="ce32" office:value-type="float" office:value="460.433475605995" calcext:value-type="float">
            <text:p>460</text:p>
          </table:table-cell>
          <table:table-cell table:style-name="ce32" office:value-type="float" office:value="1367.48302319127" calcext:value-type="float">
            <text:p>1'367</text:p>
          </table:table-cell>
          <table:table-cell table:style-name="ce32" office:value-type="float" office:value="1938.85166779745" calcext:value-type="float">
            <text:p>1'939</text:p>
          </table:table-cell>
          <table:table-cell table:style-name="ce32" office:value-type="float" office:value="1827.91649879726" calcext:value-type="float">
            <text:p>1'828</text:p>
          </table:table-cell>
          <table:table-cell table:style-name="ce32" office:value-type="float" office:value="108.990797199778" calcext:value-type="float">
            <text:p>109</text:p>
          </table:table-cell>
          <table:table-cell table:style-name="ce32"/>
          <table:table-cell table:style-name="ce32" office:value-type="float" office:value="404.383611916363" calcext:value-type="float">
            <text:p>404</text:p>
          </table:table-cell>
          <table:table-cell table:style-name="ce32" office:value-type="float" office:value="111.016468266206" calcext:value-type="float">
            <text:p>111</text:p>
          </table:table-cell>
          <table:table-cell table:style-name="ce32" office:value-type="float" office:value="1249.86855208783" calcext:value-type="float">
            <text:p>1'250</text:p>
          </table:table-cell>
          <table:table-cell table:style-name="ce32" office:value-type="float" office:value="0.294571023252945" calcext:value-type="float">
            <text:p>0</text:p>
          </table:table-cell>
          <table:table-cell table:style-name="ce32" office:value-type="float" office:value="1249.57398106458" calcext:value-type="float">
            <text:p>1'250</text:p>
          </table:table-cell>
          <table:table-cell table:style-name="ce32" office:value-type="float" office:value="149.287339480664" calcext:value-type="float">
            <text:p>149</text:p>
          </table:table-cell>
          <table:table-cell table:style-name="ce32" office:value-type="float" office:value="187.272897057916" calcext:value-type="float">
            <text:p>187</text:p>
          </table:table-cell>
          <table:table-cell table:style-name="ce32" office:value-type="float" office:value="38.3521704804786" calcext:value-type="float">
            <text:p>38</text:p>
          </table:table-cell>
          <table:table-cell table:style-name="ce32" office:value-type="float" office:value="63.9215342626288" calcext:value-type="float">
            <text:p>64</text:p>
          </table:table-cell>
          <table:table-cell table:style-name="ce32" office:value-type="float" office:value="-83.1850058594955" calcext:value-type="float">
            <text:p>-83</text:p>
          </table:table-cell>
          <table:table-cell table:style-name="ce32" office:value-type="float" office:value="0.081299266021093" calcext:value-type="float">
            <text:p>0</text:p>
          </table:table-cell>
          <table:table-cell table:style-name="ce32" office:value-type="float" office:value="9.58842348732498" calcext:value-type="float">
            <text:p>10</text:p>
          </table:table-cell>
          <table:table-cell table:style-name="ce32"/>
          <table:table-cell table:style-name="ce32" office:value-type="float" office:value="916.424907173256" calcext:value-type="float">
            <text:p>916</text:p>
          </table:table-cell>
          <table:table-cell table:style-name="ce32" office:value-type="float" office:value="872.239206500956" calcext:value-type="float">
            <text:p>872</text:p>
          </table:table-cell>
          <table:table-cell table:style-name="ce32" office:value-type="float" office:value="847.30870289274" calcext:value-type="float">
            <text:p>847</text:p>
          </table:table-cell>
          <table:table-cell table:style-name="ce32" office:value-type="float" office:value="39.3681533337445" calcext:value-type="float">
            <text:p>39</text:p>
          </table:table-cell>
          <table:table-cell table:style-name="ce32" office:value-type="float" office:value="0.0344168260038241" calcext:value-type="float">
            <text:p>0</text:p>
          </table:table-cell>
          <table:table-cell table:style-name="ce32" office:value-type="float" office:value="302.45016869179" calcext:value-type="float">
            <text:p>302</text:p>
          </table:table-cell>
          <table:table-cell table:style-name="ce32" office:value-type="float" office:value="191.433700425584" calcext:value-type="float">
            <text:p>191</text:p>
          </table:table-cell>
          <table:table-cell table:style-name="ce32" office:value-type="float" office:value="1516.77036267193" calcext:value-type="float">
            <text:p>1'517</text:p>
          </table:table-cell>
          <table:table-cell table:style-name="ce32" office:value-type="float" office:value="1819.22053136372" calcext:value-type="float">
            <text:p>1'819</text:p>
          </table:table-cell>
          <table:table-cell table:style-name="ce32" office:value-type="float" office:value="1708.20406309751" calcext:value-type="float">
            <text:p>1'708</text:p>
          </table:table-cell>
          <table:table-cell table:style-name="ce32" office:value-type="float" office:value="110.935169000185" calcext:value-type="float">
            <text:p>111</text:p>
          </table:table-cell>
          <table:table-cell table:style-name="ce32" office:value-type="float" office:value="32.7098994633936" calcext:value-type="float">
            <text:p>3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06.300784863998" calcext:value-type="float">
            <text:p>106</text:p>
          </table:table-cell>
          <table:table-cell table:style-name="ce32" table:number-columns-repeated="2"/>
          <table:table-cell table:style-name="ce32" office:value-type="float" office:value="-119.631136433726" calcext:value-type="float">
            <text:p>-120</text:p>
          </table:table-cell>
          <table:table-cell table:style-name="ce32" office:value-type="float" office:value="75.0951168815148" calcext:value-type="float">
            <text:p>75</text:p>
          </table:table-cell>
          <table:table-cell table:style-name="ce41"/>
          <table:table-cell table:style-name="ce49" office:value-type="float" office:value="19756.444593536" calcext:value-type="float">
            <text:p>19'756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Romainville</text:p>
          </table:table-cell>
          <table:table-cell table:style-name="ce20" office:value-type="float" office:value="430.110981615332" calcext:value-type="float">
            <text:p>430</text:p>
          </table:table-cell>
          <table:table-cell table:style-name="ce32" office:value-type="float" office:value="172.944726929191" calcext:value-type="float">
            <text:p>173</text:p>
          </table:table-cell>
          <table:table-cell table:style-name="ce32" office:value-type="float" office:value="7.67796778934109" calcext:value-type="float">
            <text:p>8</text:p>
          </table:table-cell>
          <table:table-cell table:style-name="ce32" office:value-type="float" office:value="35.2872986833818" calcext:value-type="float">
            <text:p>35</text:p>
          </table:table-cell>
          <table:table-cell table:style-name="ce32" office:value-type="float" office:value="11.9784047626188" calcext:value-type="float">
            <text:p>12</text:p>
          </table:table-cell>
          <table:table-cell table:style-name="ce32" office:value-type="float" office:value="75.9716195303362" calcext:value-type="float">
            <text:p>76</text:p>
          </table:table-cell>
          <table:table-cell table:style-name="ce32" office:value-type="float" office:value="49.1769492847074" calcext:value-type="float">
            <text:p>49</text:p>
          </table:table-cell>
          <table:table-cell table:style-name="ce32" office:value-type="float" office:value="2.92224394925471" calcext:value-type="float">
            <text:p>3</text:p>
          </table:table-cell>
          <table:table-cell table:style-name="ce32" office:value-type="float" office:value="21.7304690639715" calcext:value-type="float">
            <text:p>22</text:p>
          </table:table-cell>
          <table:table-cell table:style-name="ce32" office:value-type="float" office:value="37.3569042977539" calcext:value-type="float">
            <text:p>37</text:p>
          </table:table-cell>
          <table:table-cell table:style-name="ce32" office:value-type="float" office:value="32.8933878175329" calcext:value-type="float">
            <text:p>33</text:p>
          </table:table-cell>
          <table:table-cell table:style-name="ce32" office:value-type="float" office:value="223.893109498246" calcext:value-type="float">
            <text:p>224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73.47637855022" calcext:value-type="float">
            <text:p>373</text:p>
          </table:table-cell>
          <table:table-cell table:style-name="ce32" office:value-type="float" office:value="358.862369912725" calcext:value-type="float">
            <text:p>359</text:p>
          </table:table-cell>
          <table:table-cell table:style-name="ce32" office:value-type="float" office:value="547.854044327145" calcext:value-type="float">
            <text:p>548</text:p>
          </table:table-cell>
          <table:table-cell table:style-name="ce32" office:value-type="float" office:value="407.802705215488" calcext:value-type="float">
            <text:p>408</text:p>
          </table:table-cell>
          <table:table-cell table:style-name="ce32" office:value-type="float" office:value="1721.31481450379" calcext:value-type="float">
            <text:p>1'721</text:p>
          </table:table-cell>
          <table:table-cell table:style-name="ce32" office:value-type="float" office:value="2269.16885883094" calcext:value-type="float">
            <text:p>2'269</text:p>
          </table:table-cell>
          <table:table-cell table:style-name="ce32" office:value-type="float" office:value="2129.11751971928" calcext:value-type="float">
            <text:p>2'129</text:p>
          </table:table-cell>
          <table:table-cell table:style-name="ce32" office:value-type="float" office:value="89.8270884443511" calcext:value-type="float">
            <text:p>90</text:p>
          </table:table-cell>
          <table:table-cell table:style-name="ce32"/>
          <table:table-cell table:style-name="ce32" office:value-type="float" office:value="186.114416819122" calcext:value-type="float">
            <text:p>186</text:p>
          </table:table-cell>
          <table:table-cell table:style-name="ce32" office:value-type="float" office:value="59.9931020004199" calcext:value-type="float">
            <text:p>60</text:p>
          </table:table-cell>
          <table:table-cell table:style-name="ce32" office:value-type="float" office:value="838.556915094623" calcext:value-type="float">
            <text:p>839</text:p>
          </table:table-cell>
          <table:table-cell table:style-name="ce32" office:value-type="float" office:value="1.07058003179078" calcext:value-type="float">
            <text:p>1</text:p>
          </table:table-cell>
          <table:table-cell table:style-name="ce32" office:value-type="float" office:value="837.486335062832" calcext:value-type="float">
            <text:p>837</text:p>
          </table:table-cell>
          <table:table-cell table:style-name="ce32" office:value-type="float" office:value="328.907281288426" calcext:value-type="float">
            <text:p>329</text:p>
          </table:table-cell>
          <table:table-cell table:style-name="ce32" office:value-type="float" office:value="362.498367573404" calcext:value-type="float">
            <text:p>362</text:p>
          </table:table-cell>
          <table:table-cell table:style-name="ce32" office:value-type="float" office:value="188.855942176769" calcext:value-type="float">
            <text:p>189</text:p>
          </table:table-cell>
          <table:table-cell table:style-name="ce32" office:value-type="float" office:value="37.3584647452239" calcext:value-type="float">
            <text:p>37</text:p>
          </table:table-cell>
          <table:table-cell table:style-name="ce32" office:value-type="float" office:value="523.379509942117" calcext:value-type="float">
            <text:p>523</text:p>
          </table:table-cell>
          <table:table-cell table:style-name="ce32" office:value-type="float" office:value="-80.0582371112377" calcext:value-type="float">
            <text:p>-80</text:p>
          </table:table-cell>
          <table:table-cell table:style-name="ce32" office:value-type="float" office:value="66.3898536424437" calcext:value-type="float">
            <text:p>66</text:p>
          </table:table-cell>
          <table:table-cell table:style-name="ce32"/>
          <table:table-cell table:style-name="ce32" office:value-type="float" office:value="864.160776474822" calcext:value-type="float">
            <text:p>864</text:p>
          </table:table-cell>
          <table:table-cell table:style-name="ce32" office:value-type="float" office:value="1540.79441022104" calcext:value-type="float">
            <text:p>1'541</text:p>
          </table:table-cell>
          <table:table-cell table:style-name="ce32" office:value-type="float" office:value="1491.61746093633" calcext:value-type="float">
            <text:p>1'492</text:p>
          </table:table-cell>
          <table:table-cell table:style-name="ce32" office:value-type="float" office:value="25.8002879165042" calcext:value-type="float">
            <text:p>26</text:p>
          </table:table-cell>
          <table:table-cell table:style-name="ce32" office:value-type="float" office:value="0.486800227933899" calcext:value-type="float">
            <text:p>0</text:p>
          </table:table-cell>
          <table:table-cell table:style-name="ce32" office:value-type="float" office:value="176.245430225235" calcext:value-type="float">
            <text:p>176</text:p>
          </table:table-cell>
          <table:table-cell table:style-name="ce32" office:value-type="float" office:value="116.252328224815" calcext:value-type="float">
            <text:p>116</text:p>
          </table:table-cell>
          <table:table-cell table:style-name="ce32" office:value-type="float" office:value="2050.22209579222" calcext:value-type="float">
            <text:p>2'050</text:p>
          </table:table-cell>
          <table:table-cell table:style-name="ce32" office:value-type="float" office:value="2226.46752601745" calcext:value-type="float">
            <text:p>2'226</text:p>
          </table:table-cell>
          <table:table-cell table:style-name="ce32" office:value-type="float" office:value="2166.47442401703" calcext:value-type="float">
            <text:p>2'166</text:p>
          </table:table-cell>
          <table:table-cell table:style-name="ce32" office:value-type="float" office:value="140.051339111658" calcext:value-type="float">
            <text:p>140</text:p>
          </table:table-cell>
          <table:table-cell table:style-name="ce32" office:value-type="float" office:value="11.562246948385" calcext:value-type="float">
            <text:p>12</text:p>
          </table:table-cell>
          <table:table-cell table:style-name="ce32" office:value-type="float" office:value="26.648358875926" calcext:value-type="float">
            <text:p>27</text:p>
          </table:table-cell>
          <table:table-cell table:style-name="ce32" office:value-type="float" office:value="154.23086644873" calcext:value-type="float">
            <text:p>154</text:p>
          </table:table-cell>
          <table:table-cell table:style-name="ce32" table:number-columns-repeated="2"/>
          <table:table-cell table:style-name="ce32" office:value-type="float" office:value="-42.7013328134844" calcext:value-type="float">
            <text:p>-43</text:p>
          </table:table-cell>
          <table:table-cell table:style-name="ce32" office:value-type="float" office:value="109.573240560238" calcext:value-type="float">
            <text:p>110</text:p>
          </table:table-cell>
          <table:table-cell table:style-name="ce41"/>
          <table:table-cell table:style-name="ce49" office:value-type="float" office:value="23407.8066331764" calcext:value-type="float">
            <text:p>23'408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Rosny-sous-Bois</text:p>
          </table:table-cell>
          <table:table-cell table:style-name="ce20" office:value-type="float" office:value="493.925241511656" calcext:value-type="float">
            <text:p>494</text:p>
          </table:table-cell>
          <table:table-cell table:style-name="ce32" office:value-type="float" office:value="195.903166365004" calcext:value-type="float">
            <text:p>196</text:p>
          </table:table-cell>
          <table:table-cell table:style-name="ce32" office:value-type="float" office:value="0.270439845607048" calcext:value-type="float">
            <text:p>0</text:p>
          </table:table-cell>
          <table:table-cell table:style-name="ce32" office:value-type="float" office:value="30.0683404932726" calcext:value-type="float">
            <text:p>30</text:p>
          </table:table-cell>
          <table:table-cell table:style-name="ce32" office:value-type="float" office:value="2.74293826460519" calcext:value-type="float">
            <text:p>3</text:p>
          </table:table-cell>
          <table:table-cell table:style-name="ce32" office:value-type="float" office:value="142.459559500185" calcext:value-type="float">
            <text:p>142</text:p>
          </table:table-cell>
          <table:table-cell table:style-name="ce32" office:value-type="float" office:value="35.0749268377783" calcext:value-type="float">
            <text:p>35</text:p>
          </table:table-cell>
          <table:table-cell table:style-name="ce32" office:value-type="float" office:value="31.0545955906405" calcext:value-type="float">
            <text:p>31</text:p>
          </table:table-cell>
          <table:table-cell table:style-name="ce32" office:value-type="float" office:value="21.1307047997032" calcext:value-type="float">
            <text:p>21</text:p>
          </table:table-cell>
          <table:table-cell table:style-name="ce32" office:value-type="float" office:value="21.8378685914909" calcext:value-type="float">
            <text:p>22</text:p>
          </table:table-cell>
          <table:table-cell table:style-name="ce32" office:value-type="float" office:value="48.7849405761389" calcext:value-type="float">
            <text:p>49</text:p>
          </table:table-cell>
          <table:table-cell table:style-name="ce32" office:value-type="float" office:value="165.039207100334" calcext:value-type="float">
            <text:p>165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437.313264278082" calcext:value-type="float">
            <text:p>437</text:p>
          </table:table-cell>
          <table:table-cell table:style-name="ce32" office:value-type="float" office:value="69.9273480602743" calcext:value-type="float">
            <text:p>70</text:p>
          </table:table-cell>
          <table:table-cell table:style-name="ce32" office:value-type="float" office:value="591.590638070524" calcext:value-type="float">
            <text:p>592</text:p>
          </table:table-cell>
          <table:table-cell table:style-name="ce32" office:value-type="float" office:value="444.472412281658" calcext:value-type="float">
            <text:p>444</text:p>
          </table:table-cell>
          <table:table-cell table:style-name="ce32" office:value-type="float" office:value="1598.65265717339" calcext:value-type="float">
            <text:p>1'599</text:p>
          </table:table-cell>
          <table:table-cell table:style-name="ce32" office:value-type="float" office:value="2190.24329524391" calcext:value-type="float">
            <text:p>2'190</text:p>
          </table:table-cell>
          <table:table-cell table:style-name="ce32" office:value-type="float" office:value="2043.12506945505" calcext:value-type="float">
            <text:p>2'043</text:p>
          </table:table-cell>
          <table:table-cell table:style-name="ce32" office:value-type="float" office:value="177.79475957869" calcext:value-type="float">
            <text:p>178</text:p>
          </table:table-cell>
          <table:table-cell table:style-name="ce32"/>
          <table:table-cell table:style-name="ce32" office:value-type="float" office:value="144.421091654491" calcext:value-type="float">
            <text:p>144</text:p>
          </table:table-cell>
          <table:table-cell table:style-name="ce32" office:value-type="float" office:value="185.19480122991" calcext:value-type="float">
            <text:p>185</text:p>
          </table:table-cell>
          <table:table-cell table:style-name="ce32" office:value-type="float" office:value="1828.53793488453" calcext:value-type="float">
            <text:p>1'829</text:p>
          </table:table-cell>
          <table:table-cell table:style-name="ce32" office:value-type="float" office:value="2.46227184508363" calcext:value-type="float">
            <text:p>2</text:p>
          </table:table-cell>
          <table:table-cell table:style-name="ce32" office:value-type="float" office:value="1826.07566303945" calcext:value-type="float">
            <text:p>1'826</text:p>
          </table:table-cell>
          <table:table-cell table:style-name="ce32" office:value-type="float" office:value="201.061392808077" calcext:value-type="float">
            <text:p>201</text:p>
          </table:table-cell>
          <table:table-cell table:style-name="ce32" office:value-type="float" office:value="249.771032775803" calcext:value-type="float">
            <text:p>250</text:p>
          </table:table-cell>
          <table:table-cell table:style-name="ce32" office:value-type="float" office:value="53.9431670192117" calcext:value-type="float">
            <text:p>54</text:p>
          </table:table-cell>
          <table:table-cell table:style-name="ce32" office:value-type="float" office:value="91.734732974246" calcext:value-type="float">
            <text:p>92</text:p>
          </table:table-cell>
          <table:table-cell table:style-name="ce32" office:value-type="float" office:value="322.232348169309" calcext:value-type="float">
            <text:p>322</text:p>
          </table:table-cell>
          <table:table-cell table:style-name="ce32" office:value-type="float" office:value="38.076575441045" calcext:value-type="float">
            <text:p>38</text:p>
          </table:table-cell>
          <table:table-cell table:style-name="ce32" office:value-type="float" office:value="211.991208975729" calcext:value-type="float">
            <text:p>212</text:p>
          </table:table-cell>
          <table:table-cell table:style-name="ce32"/>
          <table:table-cell table:style-name="ce32" office:value-type="float" office:value="955.946786532045" calcext:value-type="float">
            <text:p>956</text:p>
          </table:table-cell>
          <table:table-cell table:style-name="ce32" office:value-type="float" office:value="1376.56086769741" calcext:value-type="float">
            <text:p>1'377</text:p>
          </table:table-cell>
          <table:table-cell table:style-name="ce32" office:value-type="float" office:value="1341.48594085963" calcext:value-type="float">
            <text:p>1'341</text:p>
          </table:table-cell>
          <table:table-cell table:style-name="ce32" office:value-type="float" office:value="17.8751771812373" calcext:value-type="float">
            <text:p>18</text:p>
          </table:table-cell>
          <table:table-cell table:style-name="ce32" office:value-type="float" office:value="31.005994722725" calcext:value-type="float">
            <text:p>31</text:p>
          </table:table-cell>
          <table:table-cell table:style-name="ce32" office:value-type="float" office:value="450.443689294982" calcext:value-type="float">
            <text:p>450</text:p>
          </table:table-cell>
          <table:table-cell table:style-name="ce32" office:value-type="float" office:value="265.248888065072" calcext:value-type="float">
            <text:p>265</text:p>
          </table:table-cell>
          <table:table-cell table:style-name="ce32" office:value-type="float" office:value="1799.71404998146" calcext:value-type="float">
            <text:p>1'800</text:p>
          </table:table-cell>
          <table:table-cell table:style-name="ce32" office:value-type="float" office:value="2250.15773927645" calcext:value-type="float">
            <text:p>2'250</text:p>
          </table:table-cell>
          <table:table-cell table:style-name="ce32" office:value-type="float" office:value="2064.96293804654" calcext:value-type="float">
            <text:p>2'065</text:p>
          </table:table-cell>
          <table:table-cell table:style-name="ce32" office:value-type="float" office:value="147.118225788865" calcext:value-type="float">
            <text:p>147</text:p>
          </table:table-cell>
          <table:table-cell table:style-name="ce32" office:value-type="float" office:value="42.9469001461064" calcext:value-type="float">
            <text:p>43</text:p>
          </table:table-cell>
          <table:table-cell table:style-name="ce32" office:value-type="float" office:value="6.88870815796934" calcext:value-type="float">
            <text:p>7</text:p>
          </table:table-cell>
          <table:table-cell table:style-name="ce32" office:value-type="float" office:value="42.0640733148701" calcext:value-type="float">
            <text:p>42</text:p>
          </table:table-cell>
          <table:table-cell table:style-name="ce32" table:number-columns-repeated="2"/>
          <table:table-cell table:style-name="ce32" office:value-type="float" office:value="59.9144440325359" calcext:value-type="float">
            <text:p>60</text:p>
          </table:table-cell>
          <table:table-cell table:style-name="ce32" office:value-type="float" office:value="194.91919706915" calcext:value-type="float">
            <text:p>195</text:p>
          </table:table-cell>
          <table:table-cell table:style-name="ce41"/>
          <table:table-cell table:style-name="ce49" office:value-type="float" office:value="24944.1672146019" calcext:value-type="float">
            <text:p>24'944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Saint-Denis</text:p>
          </table:table-cell>
          <table:table-cell table:style-name="ce20" office:value-type="float" office:value="343.665144709101" calcext:value-type="float">
            <text:p>344</text:p>
          </table:table-cell>
          <table:table-cell table:style-name="ce32" office:value-type="float" office:value="162.362282152254" calcext:value-type="float">
            <text:p>162</text:p>
          </table:table-cell>
          <table:table-cell table:style-name="ce32" office:value-type="float" office:value="30.6820519767908" calcext:value-type="float">
            <text:p>31</text:p>
          </table:table-cell>
          <table:table-cell table:style-name="ce32" office:value-type="float" office:value="25.6586659058039" calcext:value-type="float">
            <text:p>26</text:p>
          </table:table-cell>
          <table:table-cell table:style-name="ce32" office:value-type="float" office:value="7.16938248157377" calcext:value-type="float">
            <text:p>7</text:p>
          </table:table-cell>
          <table:table-cell table:style-name="ce32" office:value-type="float" office:value="82.139948946699" calcext:value-type="float">
            <text:p>82</text:p>
          </table:table-cell>
          <table:table-cell table:style-name="ce32" office:value-type="float" office:value="46.3934845184785" calcext:value-type="float">
            <text:p>46</text:p>
          </table:table-cell>
          <table:table-cell table:style-name="ce32" office:value-type="float" office:value="28.8011298809918" calcext:value-type="float">
            <text:p>29</text:p>
          </table:table-cell>
          <table:table-cell table:style-name="ce32" office:value-type="float" office:value="22.7682559983274" calcext:value-type="float">
            <text:p>23</text:p>
          </table:table-cell>
          <table:table-cell table:style-name="ce32" office:value-type="float" office:value="-40.8552857590909" calcext:value-type="float">
            <text:p>-41</text:p>
          </table:table-cell>
          <table:table-cell table:style-name="ce32" office:value-type="float" office:value="37.1990250213448" calcext:value-type="float">
            <text:p>37</text:p>
          </table:table-cell>
          <table:table-cell table:style-name="ce32" office:value-type="float" office:value="308.863045250998" calcext:value-type="float">
            <text:p>309</text:p>
          </table:table-cell>
          <table:table-cell table:style-name="ce32" office:value-type="float" office:value="152.689446080396" calcext:value-type="float">
            <text:p>153</text:p>
          </table:table-cell>
          <table:table-cell table:style-name="ce32" office:value-type="float" office:value="350.003579045495" calcext:value-type="float">
            <text:p>350</text:p>
          </table:table-cell>
          <table:table-cell table:style-name="ce32" office:value-type="float" office:value="132.685506002683" calcext:value-type="float">
            <text:p>133</text:p>
          </table:table-cell>
          <table:table-cell table:style-name="ce32" office:value-type="float" office:value="509.333755118398" calcext:value-type="float">
            <text:p>509</text:p>
          </table:table-cell>
          <table:table-cell table:style-name="ce32" office:value-type="float" office:value="384.170497987489" calcext:value-type="float">
            <text:p>384</text:p>
          </table:table-cell>
          <table:table-cell table:style-name="ce32" office:value-type="float" office:value="1604.21078235263" calcext:value-type="float">
            <text:p>1'604</text:p>
          </table:table-cell>
          <table:table-cell table:style-name="ce32" office:value-type="float" office:value="2113.54453747103" calcext:value-type="float">
            <text:p>2'114</text:p>
          </table:table-cell>
          <table:table-cell table:style-name="ce32" office:value-type="float" office:value="1988.38128034012" calcext:value-type="float">
            <text:p>1'988</text:p>
          </table:table-cell>
          <table:table-cell table:style-name="ce32" office:value-type="float" office:value="44.1504945026224" calcext:value-type="float">
            <text:p>44</text:p>
          </table:table-cell>
          <table:table-cell table:style-name="ce32"/>
          <table:table-cell table:style-name="ce32" office:value-type="float" office:value="251.112125594605" calcext:value-type="float">
            <text:p>251</text:p>
          </table:table-cell>
          <table:table-cell table:style-name="ce32" office:value-type="float" office:value="87.1482616612361" calcext:value-type="float">
            <text:p>87</text:p>
          </table:table-cell>
          <table:table-cell table:style-name="ce32" office:value-type="float" office:value="1084.83662734575" calcext:value-type="float">
            <text:p>1'085</text:p>
          </table:table-cell>
          <table:table-cell table:style-name="ce32" office:value-type="float" office:value="0.838912982871879" calcext:value-type="float">
            <text:p>1</text:p>
          </table:table-cell>
          <table:table-cell table:style-name="ce32" office:value-type="float" office:value="1083.99771436288" calcext:value-type="float">
            <text:p>1'084</text:p>
          </table:table-cell>
          <table:table-cell table:style-name="ce32" office:value-type="float" office:value="195.395276437072" calcext:value-type="float">
            <text:p>195</text:p>
          </table:table-cell>
          <table:table-cell table:style-name="ce32" office:value-type="float" office:value="225.900608632015" calcext:value-type="float">
            <text:p>226</text:p>
          </table:table-cell>
          <table:table-cell table:style-name="ce32" office:value-type="float" office:value="70.2320193061634" calcext:value-type="float">
            <text:p>70</text:p>
          </table:table-cell>
          <table:table-cell table:style-name="ce32" office:value-type="float" office:value="36.9788569636354" calcext:value-type="float">
            <text:p>37</text:p>
          </table:table-cell>
          <table:table-cell table:style-name="ce32" office:value-type="float" office:value="223.367061037445" calcext:value-type="float">
            <text:p>223</text:p>
          </table:table-cell>
          <table:table-cell table:style-name="ce32" office:value-type="float" office:value="-38.0149954696729" calcext:value-type="float">
            <text:p>-38</text:p>
          </table:table-cell>
          <table:table-cell table:style-name="ce32" office:value-type="float" office:value="-37.087319527452" calcext:value-type="float">
            <text:p>-37</text:p>
          </table:table-cell>
          <table:table-cell table:style-name="ce32"/>
          <table:table-cell table:style-name="ce32" office:value-type="float" office:value="1065.0024407137" calcext:value-type="float">
            <text:p>1'065</text:p>
          </table:table-cell>
          <table:table-cell table:style-name="ce32" office:value-type="float" office:value="1250.95236134586" calcext:value-type="float">
            <text:p>1'251</text:p>
          </table:table-cell>
          <table:table-cell table:style-name="ce32" office:value-type="float" office:value="1204.55887682738" calcext:value-type="float">
            <text:p>1'205</text:p>
          </table:table-cell>
          <table:table-cell table:style-name="ce32" office:value-type="float" office:value="50.5815371748184" calcext:value-type="float">
            <text:p>51</text:p>
          </table:table-cell>
          <table:table-cell table:style-name="ce32" office:value-type="float" office:value="11.3648003171229" calcext:value-type="float">
            <text:p>11</text:p>
          </table:table-cell>
          <table:table-cell table:style-name="ce32" office:value-type="float" office:value="235.068197452562" calcext:value-type="float">
            <text:p>235</text:p>
          </table:table-cell>
          <table:table-cell table:style-name="ce32" office:value-type="float" office:value="147.919935791326" calcext:value-type="float">
            <text:p>148</text:p>
          </table:table-cell>
          <table:table-cell table:style-name="ce32" office:value-type="float" office:value="1799.60605878971" calcext:value-type="float">
            <text:p>1'800</text:p>
          </table:table-cell>
          <table:table-cell table:style-name="ce32" office:value-type="float" office:value="2034.67425624227" calcext:value-type="float">
            <text:p>2'035</text:p>
          </table:table-cell>
          <table:table-cell table:style-name="ce32" office:value-type="float" office:value="1947.52599458103" calcext:value-type="float">
            <text:p>1'948</text:p>
          </table:table-cell>
          <table:table-cell table:style-name="ce32" office:value-type="float" office:value="125.163257130909" calcext:value-type="float">
            <text:p>125</text:p>
          </table:table-cell>
          <table:table-cell table:style-name="ce32" office:value-type="float" office:value="51.5794504364796" calcext:value-type="float">
            <text:p>52</text:p>
          </table:table-cell>
          <table:table-cell table:style-name="ce32" office:value-type="float" office:value="3.4848669652036" calcext:value-type="float">
            <text:p>3</text:p>
          </table:table-cell>
          <table:table-cell table:style-name="ce32" office:value-type="float" office:value="124.178452544824" calcext:value-type="float">
            <text:p>124</text:p>
          </table:table-cell>
          <table:table-cell table:style-name="ce32" table:number-columns-repeated="2"/>
          <table:table-cell table:style-name="ce32" office:value-type="float" office:value="-78.8702812287638" calcext:value-type="float">
            <text:p>-79</text:p>
          </table:table-cell>
          <table:table-cell table:style-name="ce32" office:value-type="float" office:value="92.8439436497012" calcext:value-type="float">
            <text:p>93</text:p>
          </table:table-cell>
          <table:table-cell table:style-name="ce41"/>
          <table:table-cell table:style-name="ce49" office:value-type="float" office:value="21584.3563080448" calcext:value-type="float">
            <text:p>21'584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Saint-Ouen-sur-Seine</text:p>
          </table:table-cell>
          <table:table-cell table:style-name="ce20" office:value-type="float" office:value="518.652944111028" calcext:value-type="float">
            <text:p>519</text:p>
          </table:table-cell>
          <table:table-cell table:style-name="ce32" office:value-type="float" office:value="370.054477306827" calcext:value-type="float">
            <text:p>370</text:p>
          </table:table-cell>
          <table:table-cell table:style-name="ce32" office:value-type="float" office:value="144.516983308327" calcext:value-type="float">
            <text:p>145</text:p>
          </table:table-cell>
          <table:table-cell table:style-name="ce32" office:value-type="float" office:value="55.1337308702174" calcext:value-type="float">
            <text:p>55</text:p>
          </table:table-cell>
          <table:table-cell table:style-name="ce32" office:value-type="float" office:value="12.8744662415604" calcext:value-type="float">
            <text:p>13</text:p>
          </table:table-cell>
          <table:table-cell table:style-name="ce32" office:value-type="float" office:value="122.176328207052" calcext:value-type="float">
            <text:p>122</text:p>
          </table:table-cell>
          <table:table-cell table:style-name="ce32" office:value-type="float" office:value="65.5770063765941" calcext:value-type="float">
            <text:p>66</text:p>
          </table:table-cell>
          <table:table-cell table:style-name="ce32" office:value-type="float" office:value="71.6946177794449" calcext:value-type="float">
            <text:p>72</text:p>
          </table:table-cell>
          <table:table-cell table:style-name="ce32" office:value-type="float" office:value="83.7316762940733" calcext:value-type="float">
            <text:p>84</text:p>
          </table:table-cell>
          <table:table-cell table:style-name="ce32" office:value-type="float" office:value="182.718908477119" calcext:value-type="float">
            <text:p>183</text:p>
          </table:table-cell>
          <table:table-cell table:style-name="ce32" office:value-type="float" office:value="76.8218801575394" calcext:value-type="float">
            <text:p>77</text:p>
          </table:table-cell>
          <table:table-cell table:style-name="ce32" office:value-type="float" office:value="187.36161927982" calcext:value-type="float">
            <text:p>187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29.397475993999" calcext:value-type="float">
            <text:p>229</text:p>
          </table:table-cell>
          <table:table-cell table:style-name="ce32" office:value-type="float" office:value="136.187646286572" calcext:value-type="float">
            <text:p>136</text:p>
          </table:table-cell>
          <table:table-cell table:style-name="ce32" office:value-type="float" office:value="670.655240622656" calcext:value-type="float">
            <text:p>671</text:p>
          </table:table-cell>
          <table:table-cell table:style-name="ce32" office:value-type="float" office:value="377.422643473368" calcext:value-type="float">
            <text:p>377</text:p>
          </table:table-cell>
          <table:table-cell table:style-name="ce32" office:value-type="float" office:value="2026.55928244561" calcext:value-type="float">
            <text:p>2'027</text:p>
          </table:table-cell>
          <table:table-cell table:style-name="ce32" office:value-type="float" office:value="2697.21452306827" calcext:value-type="float">
            <text:p>2'697</text:p>
          </table:table-cell>
          <table:table-cell table:style-name="ce32" office:value-type="float" office:value="2403.98192591898" calcext:value-type="float">
            <text:p>2'404</text:p>
          </table:table-cell>
          <table:table-cell table:style-name="ce32" office:value-type="float" office:value="467.090149474869" calcext:value-type="float">
            <text:p>467</text:p>
          </table:table-cell>
          <table:table-cell table:style-name="ce32"/>
          <table:table-cell table:style-name="ce32" office:value-type="float" office:value="26.254463615904" calcext:value-type="float">
            <text:p>26</text:p>
          </table:table-cell>
          <table:table-cell table:style-name="ce32" office:value-type="float" office:value="187.559452363091" calcext:value-type="float">
            <text:p>188</text:p>
          </table:table-cell>
          <table:table-cell table:style-name="ce32" office:value-type="float" office:value="1637.97450243811" calcext:value-type="float">
            <text:p>1'638</text:p>
          </table:table-cell>
          <table:table-cell table:style-name="ce32" office:value-type="float" office:value="3.54344561140285" calcext:value-type="float">
            <text:p>4</text:p>
          </table:table-cell>
          <table:table-cell table:style-name="ce32" office:value-type="float" office:value="1634.43105682671" calcext:value-type="float">
            <text:p>1'634</text:p>
          </table:table-cell>
          <table:table-cell table:style-name="ce32" office:value-type="float" office:value="250.534004688672" calcext:value-type="float">
            <text:p>251</text:p>
          </table:table-cell>
          <table:table-cell table:style-name="ce32" office:value-type="float" office:value="322.325173668417" calcext:value-type="float">
            <text:p>322</text:p>
          </table:table-cell>
          <table:table-cell table:style-name="ce32" office:value-type="float" office:value="-42.698592460615" calcext:value-type="float">
            <text:p>-43</text:p>
          </table:table-cell>
          <table:table-cell table:style-name="ce32" office:value-type="float" office:value="115.736601275319" calcext:value-type="float">
            <text:p>116</text:p>
          </table:table-cell>
          <table:table-cell table:style-name="ce32" office:value-type="float" office:value="532.024831207802" calcext:value-type="float">
            <text:p>532</text:p>
          </table:table-cell>
          <table:table-cell table:style-name="ce32" office:value-type="float" office:value="-105.673144786197" calcext:value-type="float">
            <text:p>-106</text:p>
          </table:table-cell>
          <table:table-cell table:style-name="ce32" office:value-type="float" office:value="362.143084583646" calcext:value-type="float">
            <text:p>362</text:p>
          </table:table-cell>
          <table:table-cell table:style-name="ce32"/>
          <table:table-cell table:style-name="ce32" office:value-type="float" office:value="1239.76308102026" calcext:value-type="float">
            <text:p>1'240</text:p>
          </table:table-cell>
          <table:table-cell table:style-name="ce32" office:value-type="float" office:value="1665.228487997" calcext:value-type="float">
            <text:p>1'665</text:p>
          </table:table-cell>
          <table:table-cell table:style-name="ce32" office:value-type="float" office:value="1599.65148162041" calcext:value-type="float">
            <text:p>1'600</text:p>
          </table:table-cell>
          <table:table-cell table:style-name="ce32" office:value-type="float" office:value="148.232689422356" calcext:value-type="float">
            <text:p>148</text:p>
          </table:table-cell>
          <table:table-cell table:style-name="ce32" office:value-type="float" office:value="46.3990997749437" calcext:value-type="float">
            <text:p>46</text:p>
          </table:table-cell>
          <table:table-cell table:style-name="ce32" office:value-type="float" office:value="497.166999624906" calcext:value-type="float">
            <text:p>497</text:p>
          </table:table-cell>
          <table:table-cell table:style-name="ce32" office:value-type="float" office:value="309.607547261815" calcext:value-type="float">
            <text:p>310</text:p>
          </table:table-cell>
          <table:table-cell table:style-name="ce32" office:value-type="float" office:value="2277.09328713428" calcext:value-type="float">
            <text:p>2'277</text:p>
          </table:table-cell>
          <table:table-cell table:style-name="ce32" office:value-type="float" office:value="2774.26028675919" calcext:value-type="float">
            <text:p>2'774</text:p>
          </table:table-cell>
          <table:table-cell table:style-name="ce32" office:value-type="float" office:value="2586.7008343961" calcext:value-type="float">
            <text:p>2'587</text:p>
          </table:table-cell>
          <table:table-cell table:style-name="ce32" office:value-type="float" office:value="293.232597149287" calcext:value-type="float">
            <text:p>293</text:p>
          </table:table-cell>
          <table:table-cell table:style-name="ce32" office:value-type="float" office:value="72.7048730307577" calcext:value-type="float">
            <text:p>73</text:p>
          </table:table-cell>
          <table:table-cell table:style-name="ce32" office:value-type="float" office:value="3.50818417104276" calcext:value-type="float">
            <text:p>4</text:p>
          </table:table-cell>
          <table:table-cell table:style-name="ce32" office:value-type="float" office:value="184.039854651163" calcext:value-type="float">
            <text:p>184</text:p>
          </table:table-cell>
          <table:table-cell table:style-name="ce32" table:number-columns-repeated="2"/>
          <table:table-cell table:style-name="ce32" office:value-type="float" office:value="77.0457636909225" calcext:value-type="float">
            <text:p>77</text:p>
          </table:table-cell>
          <table:table-cell table:style-name="ce32" office:value-type="float" office:value="156.731648912228" calcext:value-type="float">
            <text:p>157</text:p>
          </table:table-cell>
          <table:table-cell table:style-name="ce41"/>
          <table:table-cell table:style-name="ce49" office:value-type="float" office:value="29755.3451213428" calcext:value-type="float">
            <text:p>29'755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Sevran</text:p>
          </table:table-cell>
          <table:table-cell table:style-name="ce20" office:value-type="float" office:value="482.85805834391" calcext:value-type="float">
            <text:p>483</text:p>
          </table:table-cell>
          <table:table-cell table:style-name="ce32" office:value-type="float" office:value="200.703095650167" calcext:value-type="float">
            <text:p>20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3.3238492750279" calcext:value-type="float">
            <text:p>33</text:p>
          </table:table-cell>
          <table:table-cell table:style-name="ce32" office:value-type="float" office:value="2.8710470751125" calcext:value-type="float">
            <text:p>3</text:p>
          </table:table-cell>
          <table:table-cell table:style-name="ce32" office:value-type="float" office:value="50.7425137494712" calcext:value-type="float">
            <text:p>51</text:p>
          </table:table-cell>
          <table:table-cell table:style-name="ce32" office:value-type="float" office:value="32.5403009499635" calcext:value-type="float">
            <text:p>33</text:p>
          </table:table-cell>
          <table:table-cell table:style-name="ce32" office:value-type="float" office:value="18.2508057382408" calcext:value-type="float">
            <text:p>18</text:p>
          </table:table-cell>
          <table:table-cell table:style-name="ce32" office:value-type="float" office:value="41.7107488173532" calcext:value-type="float">
            <text:p>42</text:p>
          </table:table-cell>
          <table:table-cell table:style-name="ce32" office:value-type="float" office:value="-121.029814814815" calcext:value-type="float">
            <text:p>-121</text:p>
          </table:table-cell>
          <table:table-cell table:style-name="ce32" office:value-type="float" office:value="44.2024802892196" calcext:value-type="float">
            <text:p>44</text:p>
          </table:table-cell>
          <table:table-cell table:style-name="ce32" office:value-type="float" office:value="557.64148071228" calcext:value-type="float">
            <text:p>558</text:p>
          </table:table-cell>
          <table:table-cell table:style-name="ce32" office:value-type="float" office:value="28.8450444213684" calcext:value-type="float">
            <text:p>29</text:p>
          </table:table-cell>
          <table:table-cell table:style-name="ce32" office:value-type="float" office:value="470.199574824045" calcext:value-type="float">
            <text:p>470</text:p>
          </table:table-cell>
          <table:table-cell table:style-name="ce32" office:value-type="float" office:value="97.9195457867005" calcext:value-type="float">
            <text:p>98</text:p>
          </table:table-cell>
          <table:table-cell table:style-name="ce32" office:value-type="float" office:value="630.357355678628" calcext:value-type="float">
            <text:p>630</text:p>
          </table:table-cell>
          <table:table-cell table:style-name="ce32" office:value-type="float" office:value="473.85674031768" calcext:value-type="float">
            <text:p>474</text:p>
          </table:table-cell>
          <table:table-cell table:style-name="ce32" office:value-type="float" office:value="1666.84807065113" calcext:value-type="float">
            <text:p>1'667</text:p>
          </table:table-cell>
          <table:table-cell table:style-name="ce32" office:value-type="float" office:value="2297.20542632976" calcext:value-type="float">
            <text:p>2'297</text:p>
          </table:table-cell>
          <table:table-cell table:style-name="ce32" office:value-type="float" office:value="2140.70481096881" calcext:value-type="float">
            <text:p>2'141</text:p>
          </table:table-cell>
          <table:table-cell table:style-name="ce32" office:value-type="float" office:value="61.9117732010307" calcext:value-type="float">
            <text:p>62</text:p>
          </table:table-cell>
          <table:table-cell table:style-name="ce32"/>
          <table:table-cell table:style-name="ce32" office:value-type="float" office:value="523.292950271143" calcext:value-type="float">
            <text:p>523</text:p>
          </table:table-cell>
          <table:table-cell table:style-name="ce32" office:value-type="float" office:value="155.763239875389" calcext:value-type="float">
            <text:p>156</text:p>
          </table:table-cell>
          <table:table-cell table:style-name="ce32" office:value-type="float" office:value="1263.55023056806" calcext:value-type="float">
            <text:p>1'264</text:p>
          </table:table-cell>
          <table:table-cell table:style-name="ce32" office:value-type="float" office:value="0.874851736471674" calcext:value-type="float">
            <text:p>1</text:p>
          </table:table-cell>
          <table:table-cell table:style-name="ce32" office:value-type="float" office:value="1262.67537883158" calcext:value-type="float">
            <text:p>1'263</text:p>
          </table:table-cell>
          <table:table-cell table:style-name="ce32" office:value-type="float" office:value="224.701874735587" calcext:value-type="float">
            <text:p>225</text:p>
          </table:table-cell>
          <table:table-cell table:style-name="ce32" office:value-type="float" office:value="268.973112957194" calcext:value-type="float">
            <text:p>269</text:p>
          </table:table-cell>
          <table:table-cell table:style-name="ce32" office:value-type="float" office:value="68.2012593746392" calcext:value-type="float">
            <text:p>68</text:p>
          </table:table-cell>
          <table:table-cell table:style-name="ce32" office:value-type="float" office:value="59.1317312795662" calcext:value-type="float">
            <text:p>59</text:p>
          </table:table-cell>
          <table:table-cell table:style-name="ce32" office:value-type="float" office:value="94.4855590169609" calcext:value-type="float">
            <text:p>94</text:p>
          </table:table-cell>
          <table:table-cell table:style-name="ce32" office:value-type="float" office:value="-0.737375485558248" calcext:value-type="float">
            <text:p>-1</text:p>
          </table:table-cell>
          <table:table-cell table:style-name="ce32" office:value-type="float" office:value="-24.4715970539595" calcext:value-type="float">
            <text:p>-24</text:p>
          </table:table-cell>
          <table:table-cell table:style-name="ce32"/>
          <table:table-cell table:style-name="ce32" office:value-type="float" office:value="1008.54413695627" calcext:value-type="float">
            <text:p>1'009</text:p>
          </table:table-cell>
          <table:table-cell table:style-name="ce32" office:value-type="float" office:value="1065.15025249029" calcext:value-type="float">
            <text:p>1'065</text:p>
          </table:table-cell>
          <table:table-cell table:style-name="ce32" office:value-type="float" office:value="1032.60995154033" calcext:value-type="float">
            <text:p>1'033</text:p>
          </table:table-cell>
          <table:table-cell table:style-name="ce32" office:value-type="float" office:value="31.4774833660244" calcext:value-type="float">
            <text:p>31</text:p>
          </table:table-cell>
          <table:table-cell table:style-name="ce32" office:value-type="float" office:value="18.165455174801" calcext:value-type="float">
            <text:p>18</text:p>
          </table:table-cell>
          <table:table-cell table:style-name="ce32" office:value-type="float" office:value="283.888290642668" calcext:value-type="float">
            <text:p>284</text:p>
          </table:table-cell>
          <table:table-cell table:style-name="ce32" office:value-type="float" office:value="128.125050767278" calcext:value-type="float">
            <text:p>128</text:p>
          </table:table-cell>
          <table:table-cell table:style-name="ce32" office:value-type="float" office:value="1891.54994538672" calcext:value-type="float">
            <text:p>1'892</text:p>
          </table:table-cell>
          <table:table-cell table:style-name="ce32" office:value-type="float" office:value="2175.43823602938" calcext:value-type="float">
            <text:p>2'175</text:p>
          </table:table-cell>
          <table:table-cell table:style-name="ce32" office:value-type="float" office:value="2019.67499615399" calcext:value-type="float">
            <text:p>2'020</text:p>
          </table:table-cell>
          <table:table-cell table:style-name="ce32" office:value-type="float" office:value="156.500615360948" calcext:value-type="float">
            <text:p>157</text:p>
          </table:table-cell>
          <table:table-cell table:style-name="ce32" office:value-type="float" office:value="38.9252549901927" calcext:value-type="float">
            <text:p>39</text:p>
          </table:table-cell>
          <table:table-cell table:style-name="ce32" office:value-type="float" office:value="3.65716549363486" calcext:value-type="float">
            <text:p>4</text:p>
          </table:table-cell>
          <table:table-cell table:style-name="ce32" office:value-type="float" office:value="135.537302026845" calcext:value-type="float">
            <text:p>136</text:p>
          </table:table-cell>
          <table:table-cell table:style-name="ce32" table:number-columns-repeated="2"/>
          <table:table-cell table:style-name="ce32" office:value-type="float" office:value="-121.767190300373" calcext:value-type="float">
            <text:p>-122</text:p>
          </table:table-cell>
          <table:table-cell table:style-name="ce32" office:value-type="float" office:value="91.5101613399485" calcext:value-type="float">
            <text:p>92</text:p>
          </table:table-cell>
          <table:table-cell table:style-name="ce41"/>
          <table:table-cell table:style-name="ce49" office:value-type="float" office:value="23067.0912314911" calcext:value-type="float">
            <text:p>23'067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Stains</text:p>
          </table:table-cell>
          <table:table-cell table:style-name="ce20" office:value-type="float" office:value="315.950588482556" calcext:value-type="float">
            <text:p>316</text:p>
          </table:table-cell>
          <table:table-cell table:style-name="ce32" office:value-type="float" office:value="192.058564399278" calcext:value-type="float">
            <text:p>192</text:p>
          </table:table-cell>
          <table:table-cell table:style-name="ce32" office:value-type="float" office:value="1.59417451722177" calcext:value-type="float">
            <text:p>2</text:p>
          </table:table-cell>
          <table:table-cell table:style-name="ce32" office:value-type="float" office:value="27.6812654847568" calcext:value-type="float">
            <text:p>28</text:p>
          </table:table-cell>
          <table:table-cell table:style-name="ce32" office:value-type="float" office:value="0.736011176223327" calcext:value-type="float">
            <text:p>1</text:p>
          </table:table-cell>
          <table:table-cell table:style-name="ce32" office:value-type="float" office:value="34.1373881759513" calcext:value-type="float">
            <text:p>34</text:p>
          </table:table-cell>
          <table:table-cell table:style-name="ce32" office:value-type="float" office:value="28.5790337017531" calcext:value-type="float">
            <text:p>29</text:p>
          </table:table-cell>
          <table:table-cell table:style-name="ce32" office:value-type="float" office:value="9.81381648245679" calcext:value-type="float">
            <text:p>10</text:p>
          </table:table-cell>
          <table:table-cell table:style-name="ce32" office:value-type="float" office:value="47.111847538511" calcext:value-type="float">
            <text:p>47</text:p>
          </table:table-cell>
          <table:table-cell table:style-name="ce32" office:value-type="float" office:value="39.6278147021732" calcext:value-type="float">
            <text:p>40</text:p>
          </table:table-cell>
          <table:table-cell table:style-name="ce32" office:value-type="float" office:value="47.1918742427614" calcext:value-type="float">
            <text:p>47</text:p>
          </table:table-cell>
          <table:table-cell table:style-name="ce32" office:value-type="float" office:value="609.045187053384" calcext:value-type="float">
            <text:p>609</text:p>
          </table:table-cell>
          <table:table-cell table:style-name="ce32" office:value-type="float" office:value="49.4523156046782" calcext:value-type="float">
            <text:p>49</text:p>
          </table:table-cell>
          <table:table-cell table:style-name="ce32" office:value-type="float" office:value="130.571026135549" calcext:value-type="float">
            <text:p>131</text:p>
          </table:table-cell>
          <table:table-cell table:style-name="ce32" office:value-type="float" office:value="176.59992161808" calcext:value-type="float">
            <text:p>177</text:p>
          </table:table-cell>
          <table:table-cell table:style-name="ce32" office:value-type="float" office:value="277.031890809287" calcext:value-type="float">
            <text:p>277</text:p>
          </table:table-cell>
          <table:table-cell table:style-name="ce32" office:value-type="float" office:value="132.165200652771" calcext:value-type="float">
            <text:p>132</text:p>
          </table:table-cell>
          <table:table-cell table:style-name="ce32" office:value-type="float" office:value="1578.55634868828" calcext:value-type="float">
            <text:p>1'579</text:p>
          </table:table-cell>
          <table:table-cell table:style-name="ce32" office:value-type="float" office:value="1855.58823949756" calcext:value-type="float">
            <text:p>1'856</text:p>
          </table:table-cell>
          <table:table-cell table:style-name="ce32" office:value-type="float" office:value="1710.72154934105" calcext:value-type="float">
            <text:p>1'711</text:p>
          </table:table-cell>
          <table:table-cell table:style-name="ce32" office:value-type="float" office:value="94.1142936973024" calcext:value-type="float">
            <text:p>94</text:p>
          </table:table-cell>
          <table:table-cell table:style-name="ce32"/>
          <table:table-cell table:style-name="ce32" office:value-type="float" office:value="577.035754024182" calcext:value-type="float">
            <text:p>577</text:p>
          </table:table-cell>
          <table:table-cell table:style-name="ce32" office:value-type="float" office:value="55.633855055263" calcext:value-type="float">
            <text:p>56</text:p>
          </table:table-cell>
          <table:table-cell table:style-name="ce32" office:value-type="float" office:value="1182.71925846253" calcext:value-type="float">
            <text:p>1'183</text:p>
          </table:table-cell>
          <table:table-cell table:style-name="ce32" office:value-type="float" office:value="1.45179660262592" calcext:value-type="float">
            <text:p>1</text:p>
          </table:table-cell>
          <table:table-cell table:style-name="ce32" office:value-type="float" office:value="1181.2674618599" calcext:value-type="float">
            <text:p>1'181</text:p>
          </table:table-cell>
          <table:table-cell table:style-name="ce32" office:value-type="float" office:value="109.757830032391" calcext:value-type="float">
            <text:p>110</text:p>
          </table:table-cell>
          <table:table-cell table:style-name="ce32" office:value-type="float" office:value="142.587765249858" calcext:value-type="float">
            <text:p>143</text:p>
          </table:table-cell>
          <table:table-cell table:style-name="ce32" office:value-type="float" office:value="-35.1088601241256" calcext:value-type="float">
            <text:p>-35</text:p>
          </table:table-cell>
          <table:table-cell table:style-name="ce32" office:value-type="float" office:value="18.0839806641446" calcext:value-type="float">
            <text:p>18</text:p>
          </table:table-cell>
          <table:table-cell table:style-name="ce32" office:value-type="float" office:value="-33.9910985831912" calcext:value-type="float">
            <text:p>-34</text:p>
          </table:table-cell>
          <table:table-cell table:style-name="ce32" office:value-type="float" office:value="-89.2328351012536" calcext:value-type="float">
            <text:p>-89</text:p>
          </table:table-cell>
          <table:table-cell table:style-name="ce32" office:value-type="float" office:value="80.1732109388522" calcext:value-type="float">
            <text:p>80</text:p>
          </table:table-cell>
          <table:table-cell table:style-name="ce32"/>
          <table:table-cell table:style-name="ce32" office:value-type="float" office:value="1011.13269886012" calcext:value-type="float">
            <text:p>1'011</text:p>
          </table:table-cell>
          <table:table-cell table:style-name="ce32" office:value-type="float" office:value="833.826048018199" calcext:value-type="float">
            <text:p>834</text:p>
          </table:table-cell>
          <table:table-cell table:style-name="ce32" office:value-type="float" office:value="805.247014316445" calcext:value-type="float">
            <text:p>805</text:p>
          </table:table-cell>
          <table:table-cell table:style-name="ce32" office:value-type="float" office:value="31.2734218529783" calcext:value-type="float">
            <text:p>31</text:p>
          </table:table-cell>
          <table:table-cell table:style-name="ce32" office:value-type="float" office:value="9.81381648245679" calcext:value-type="float">
            <text:p>10</text:p>
          </table:table-cell>
          <table:table-cell table:style-name="ce32" office:value-type="float" office:value="117.669040377816" calcext:value-type="float">
            <text:p>118</text:p>
          </table:table-cell>
          <table:table-cell table:style-name="ce32" office:value-type="float" office:value="62.0351853225527" calcext:value-type="float">
            <text:p>62</text:p>
          </table:table-cell>
          <table:table-cell table:style-name="ce32" office:value-type="float" office:value="1688.31417872067" calcext:value-type="float">
            <text:p>1'688</text:p>
          </table:table-cell>
          <table:table-cell table:style-name="ce32" office:value-type="float" office:value="1805.98321909848" calcext:value-type="float">
            <text:p>1'806</text:p>
          </table:table-cell>
          <table:table-cell table:style-name="ce32" office:value-type="float" office:value="1750.34936404322" calcext:value-type="float">
            <text:p>1'750</text:p>
          </table:table-cell>
          <table:table-cell table:style-name="ce32" office:value-type="float" office:value="144.866690156517" calcext:value-type="float">
            <text:p>145</text:p>
          </table:table-cell>
          <table:table-cell table:style-name="ce32" office:value-type="float" office:value="26.3802855871226" calcext:value-type="float">
            <text:p>26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31.194241030586" calcext:value-type="float">
            <text:p>131</text:p>
          </table:table-cell>
          <table:table-cell table:style-name="ce32" table:number-columns-repeated="2"/>
          <table:table-cell table:style-name="ce32" office:value-type="float" office:value="-49.6050203990807" calcext:value-type="float">
            <text:p>-50</text:p>
          </table:table-cell>
          <table:table-cell table:style-name="ce32" office:value-type="float" office:value="67.1368550799891" calcext:value-type="float">
            <text:p>67</text:p>
          </table:table-cell>
          <table:table-cell table:style-name="ce41"/>
          <table:table-cell table:style-name="ce49" office:value-type="float" office:value="18984.3235096308" calcext:value-type="float">
            <text:p>18'984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Tremblay-en-France</text:p>
          </table:table-cell>
          <table:table-cell table:style-name="ce20" office:value-type="float" office:value="580.413228699551" calcext:value-type="float">
            <text:p>580</text:p>
          </table:table-cell>
          <table:table-cell table:style-name="ce32" office:value-type="float" office:value="15.4516637305146" calcext:value-type="float">
            <text:p>15</text:p>
          </table:table-cell>
          <table:table-cell table:style-name="ce32" office:value-type="float" office:value="13.0610249839847" calcext:value-type="float">
            <text:p>13</text:p>
          </table:table-cell>
          <table:table-cell table:style-name="ce32" office:value-type="float" office:value="42.2826708306638" calcext:value-type="float">
            <text:p>42</text:p>
          </table:table-cell>
          <table:table-cell table:style-name="ce32" office:value-type="float" office:value="12.9271850309631" calcext:value-type="float">
            <text:p>13</text:p>
          </table:table-cell>
          <table:table-cell table:style-name="ce32" office:value-type="float" office:value="106.291496636771" calcext:value-type="float">
            <text:p>106</text:p>
          </table:table-cell>
          <table:table-cell table:style-name="ce32" office:value-type="float" office:value="216.771572976724" calcext:value-type="float">
            <text:p>217</text:p>
          </table:table-cell>
          <table:table-cell table:style-name="ce32" office:value-type="float" office:value="45.5768737988469" calcext:value-type="float">
            <text:p>46</text:p>
          </table:table-cell>
          <table:table-cell table:style-name="ce32" office:value-type="float" office:value="51.2004788597051" calcext:value-type="float">
            <text:p>51</text:p>
          </table:table-cell>
          <table:table-cell table:style-name="ce32" office:value-type="float" office:value="-33.7149722400171" calcext:value-type="float">
            <text:p>-34</text:p>
          </table:table-cell>
          <table:table-cell table:style-name="ce32" office:value-type="float" office:value="1.32555573350416" calcext:value-type="float">
            <text:p>1</text:p>
          </table:table-cell>
          <table:table-cell table:style-name="ce32" office:value-type="float" office:value="376.413972346786" calcext:value-type="float">
            <text:p>376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508.405672378817" calcext:value-type="float">
            <text:p>508</text:p>
          </table:table-cell>
          <table:table-cell table:style-name="ce32" office:value-type="float" office:value="396.202551516122" calcext:value-type="float">
            <text:p>396</text:p>
          </table:table-cell>
          <table:table-cell table:style-name="ce32" office:value-type="float" office:value="553.209717595558" calcext:value-type="float">
            <text:p>553</text:p>
          </table:table-cell>
          <table:table-cell table:style-name="ce32" office:value-type="float" office:value="539.083609598548" calcext:value-type="float">
            <text:p>539</text:p>
          </table:table-cell>
          <table:table-cell table:style-name="ce32" office:value-type="float" office:value="2786.33313981422" calcext:value-type="float">
            <text:p>2'786</text:p>
          </table:table-cell>
          <table:table-cell table:style-name="ce32" office:value-type="float" office:value="3339.54285740978" calcext:value-type="float">
            <text:p>3'340</text:p>
          </table:table-cell>
          <table:table-cell table:style-name="ce32" office:value-type="float" office:value="3325.41674941277" calcext:value-type="float">
            <text:p>3'325</text:p>
          </table:table-cell>
          <table:table-cell table:style-name="ce32" office:value-type="float" office:value="594.045829863336" calcext:value-type="float">
            <text:p>594</text:p>
          </table:table-cell>
          <table:table-cell table:style-name="ce32"/>
          <table:table-cell table:style-name="ce32" office:value-type="float" office:value="5.35514093529789" calcext:value-type="float">
            <text:p>5</text:p>
          </table:table-cell>
          <table:table-cell table:style-name="ce32" office:value-type="float" office:value="0.222032617979927" calcext:value-type="float">
            <text:p>0</text:p>
          </table:table-cell>
          <table:table-cell table:style-name="ce32" office:value-type="float" office:value="157.195420937433" calcext:value-type="float">
            <text:p>157</text:p>
          </table:table-cell>
          <table:table-cell table:style-name="ce32" office:value-type="float" office:value="1.03023142216528" calcext:value-type="float">
            <text:p>1</text:p>
          </table:table-cell>
          <table:table-cell table:style-name="ce32" office:value-type="float" office:value="155.794780589366" calcext:value-type="float">
            <text:p>156</text:p>
          </table:table-cell>
          <table:table-cell table:style-name="ce32" office:value-type="float" office:value="297.020701740337" calcext:value-type="float">
            <text:p>297</text:p>
          </table:table-cell>
          <table:table-cell table:style-name="ce32" office:value-type="float" office:value="299.661754217382" calcext:value-type="float">
            <text:p>300</text:p>
          </table:table-cell>
          <table:table-cell table:style-name="ce32" office:value-type="float" office:value="282.894593743327" calcext:value-type="float">
            <text:p>283</text:p>
          </table:table-cell>
          <table:table-cell table:style-name="ce32" office:value-type="float" office:value="56.4795651825753" calcext:value-type="float">
            <text:p>56</text:p>
          </table:table-cell>
          <table:table-cell table:style-name="ce32" office:value-type="float" office:value="1325.99220585095" calcext:value-type="float">
            <text:p>1'326</text:p>
          </table:table-cell>
          <table:table-cell table:style-name="ce32" office:value-type="float" office:value="-13.9040753790305" calcext:value-type="float">
            <text:p>-14</text:p>
          </table:table-cell>
          <table:table-cell table:style-name="ce32" office:value-type="float" office:value="470.859224588939" calcext:value-type="float">
            <text:p>471</text:p>
          </table:table-cell>
          <table:table-cell table:style-name="ce32"/>
          <table:table-cell table:style-name="ce32" office:value-type="float" office:value="1766.10913303438" calcext:value-type="float">
            <text:p>1'766</text:p>
          </table:table-cell>
          <table:table-cell table:style-name="ce32" office:value-type="float" office:value="2547.8101433376" calcext:value-type="float">
            <text:p>2'548</text:p>
          </table:table-cell>
          <table:table-cell table:style-name="ce32" office:value-type="float" office:value="2331.03857036088" calcext:value-type="float">
            <text:p>2'331</text:p>
          </table:table-cell>
          <table:table-cell table:style-name="ce32" office:value-type="float" office:value="358.131646380525" calcext:value-type="float">
            <text:p>358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08.569968236173" calcext:value-type="float">
            <text:p>209</text:p>
          </table:table-cell>
          <table:table-cell table:style-name="ce32" office:value-type="float" office:value="208.347935618193" calcext:value-type="float">
            <text:p>208</text:p>
          </table:table-cell>
          <table:table-cell table:style-name="ce32" office:value-type="float" office:value="3083.35384155456" calcext:value-type="float">
            <text:p>3'083</text:p>
          </table:table-cell>
          <table:table-cell table:style-name="ce32" office:value-type="float" office:value="3291.92380979073" calcext:value-type="float">
            <text:p>3'292</text:p>
          </table:table-cell>
          <table:table-cell table:style-name="ce32" office:value-type="float" office:value="3291.70177717275" calcext:value-type="float">
            <text:p>3'292</text:p>
          </table:table-cell>
          <table:table-cell table:style-name="ce32" office:value-type="float" office:value="14.1261079970105" calcext:value-type="float">
            <text:p>14</text:p>
          </table:table-cell>
          <table:table-cell table:style-name="ce32" office:value-type="float" office:value="275.110835201794" calcext:value-type="float">
            <text:p>275</text:p>
          </table:table-cell>
          <table:table-cell table:style-name="ce32" office:value-type="float" office:value="17.6169122357463" calcext:value-type="float">
            <text:p>18</text:p>
          </table:table-cell>
          <table:table-cell table:style-name="ce32" office:value-type="float" office:value="60.7752178090967" calcext:value-type="float">
            <text:p>61</text:p>
          </table:table-cell>
          <table:table-cell table:style-name="ce32" table:number-columns-repeated="2"/>
          <table:table-cell table:style-name="ce32" office:value-type="float" office:value="-47.6190476190476" calcext:value-type="float">
            <text:p>-48</text:p>
          </table:table-cell>
          <table:table-cell table:style-name="ce32" office:value-type="float" office:value="47.1540292013667" calcext:value-type="float">
            <text:p>47</text:p>
          </table:table-cell>
          <table:table-cell table:style-name="ce41"/>
          <table:table-cell table:style-name="ce49" office:value-type="float" office:value="33962.9933357356" calcext:value-type="float">
            <text:p>33'963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Vaujours</text:p>
          </table:table-cell>
          <table:table-cell table:style-name="ce20" office:value-type="float" office:value="486.141442575176" calcext:value-type="float">
            <text:p>486</text:p>
          </table:table-cell>
          <table:table-cell table:style-name="ce32" office:value-type="float" office:value="52.8176076301497" calcext:value-type="float">
            <text:p>5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0.2580222546034" calcext:value-type="float">
            <text:p>30</text:p>
          </table:table-cell>
          <table:table-cell table:style-name="ce32" office:value-type="float" office:value="0.0271559146906875" calcext:value-type="float">
            <text:p>0</text:p>
          </table:table-cell>
          <table:table-cell table:style-name="ce32" office:value-type="float" office:value="55.8141184262816" calcext:value-type="float">
            <text:p>56</text:p>
          </table:table-cell>
          <table:table-cell table:style-name="ce32" office:value-type="float" office:value="61.2854007153265" calcext:value-type="float">
            <text:p>61</text:p>
          </table:table-cell>
          <table:table-cell table:style-name="ce32" office:value-type="float" office:value="0.930056961186912" calcext:value-type="float">
            <text:p>1</text:p>
          </table:table-cell>
          <table:table-cell table:style-name="ce32" office:value-type="float" office:value="29.6018664723804" calcext:value-type="float">
            <text:p>30</text:p>
          </table:table-cell>
          <table:table-cell table:style-name="ce32" office:value-type="float" office:value="-836.585610014572" calcext:value-type="float">
            <text:p>-837</text:p>
          </table:table-cell>
          <table:table-cell table:style-name="ce32" office:value-type="float" office:value="19.5486607497682" calcext:value-type="float">
            <text:p>20</text:p>
          </table:table-cell>
          <table:table-cell table:style-name="ce32" office:value-type="float" office:value="298.828983971387" calcext:value-type="float">
            <text:p>299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994.800362961982" calcext:value-type="float">
            <text:p>995</text:p>
          </table:table-cell>
          <table:table-cell table:style-name="ce32" office:value-type="float" office:value="53.6040892833488" calcext:value-type="float">
            <text:p>54</text:p>
          </table:table-cell>
          <table:table-cell table:style-name="ce32" office:value-type="float" office:value="1028.06930984236" calcext:value-type="float">
            <text:p>1'028</text:p>
          </table:table-cell>
          <table:table-cell table:style-name="ce32" office:value-type="float" office:value="994.800362961982" calcext:value-type="float">
            <text:p>995</text:p>
          </table:table-cell>
          <table:table-cell table:style-name="ce32" office:value-type="float" office:value="1680.87137369188" calcext:value-type="float">
            <text:p>1'681</text:p>
          </table:table-cell>
          <table:table-cell table:style-name="ce32" office:value-type="float" office:value="2708.94068353424" calcext:value-type="float">
            <text:p>2'709</text:p>
          </table:table-cell>
          <table:table-cell table:style-name="ce32" office:value-type="float" office:value="2675.67173665386" calcext:value-type="float">
            <text:p>2'676</text:p>
          </table:table-cell>
          <table:table-cell table:style-name="ce32" office:value-type="float" office:value="165.750165584846" calcext:value-type="float">
            <text:p>166</text:p>
          </table:table-cell>
          <table:table-cell table:style-name="ce32"/>
          <table:table-cell table:style-name="ce32" office:value-type="float" office:value="10.6656510796132" calcext:value-type="float">
            <text:p>11</text:p>
          </table:table-cell>
          <table:table-cell table:style-name="ce32" office:value-type="float" office:value="741.820108623659" calcext:value-type="float">
            <text:p>742</text:p>
          </table:table-cell>
          <table:table-cell table:style-name="ce32" office:value-type="float" office:value="776.012270499404" calcext:value-type="float">
            <text:p>776</text:p>
          </table:table-cell>
          <table:table-cell table:style-name="ce32" office:value-type="float" office:value="5.16756259107167" calcext:value-type="float">
            <text:p>5</text:p>
          </table:table-cell>
          <table:table-cell table:style-name="ce32" office:value-type="float" office:value="770.844707908332" calcext:value-type="float">
            <text:p>771</text:p>
          </table:table-cell>
          <table:table-cell table:style-name="ce32" office:value-type="float" office:value="101.470577559942" calcext:value-type="float">
            <text:p>101</text:p>
          </table:table-cell>
          <table:table-cell table:style-name="ce32" office:value-type="float" office:value="121.042482448006" calcext:value-type="float">
            <text:p>121</text:p>
          </table:table-cell>
          <table:table-cell table:style-name="ce32" office:value-type="float" office:value="68.2016306795603" calcext:value-type="float">
            <text:p>68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546.147171810836" calcext:value-type="float">
            <text:p>546</text:p>
          </table:table-cell>
          <table:table-cell table:style-name="ce32" office:value-type="float" office:value="708.551161743277" calcext:value-type="float">
            <text:p>709</text:p>
          </table:table-cell>
          <table:table-cell table:style-name="ce32" office:value-type="float" office:value="169.192451980395" calcext:value-type="float">
            <text:p>169</text:p>
          </table:table-cell>
          <table:table-cell table:style-name="ce32"/>
          <table:table-cell table:style-name="ce32" office:value-type="float" office:value="1091.31915882898" calcext:value-type="float">
            <text:p>1'091</text:p>
          </table:table-cell>
          <table:table-cell table:style-name="ce32" office:value-type="float" office:value="1239.58981189562" calcext:value-type="float">
            <text:p>1'240</text:p>
          </table:table-cell>
          <table:table-cell table:style-name="ce32" office:value-type="float" office:value="1178.30441118029" calcext:value-type="float">
            <text:p>1'178</text:p>
          </table:table-cell>
          <table:table-cell table:style-name="ce32" office:value-type="float" office:value="288.136176977083" calcext:value-type="float">
            <text:p>288</text:p>
          </table:table-cell>
          <table:table-cell table:style-name="ce32" office:value-type="float" office:value="0.930056961186912" calcext:value-type="float">
            <text:p>1</text:p>
          </table:table-cell>
          <table:table-cell table:style-name="ce32" office:value-type="float" office:value="798.564284011127" calcext:value-type="float">
            <text:p>799</text:p>
          </table:table-cell>
          <table:table-cell table:style-name="ce32" office:value-type="float" office:value="56.7441753874685" calcext:value-type="float">
            <text:p>57</text:p>
          </table:table-cell>
          <table:table-cell table:style-name="ce32" office:value-type="float" office:value="1782.34195125182" calcext:value-type="float">
            <text:p>1'782</text:p>
          </table:table-cell>
          <table:table-cell table:style-name="ce32" office:value-type="float" office:value="2580.90623526295" calcext:value-type="float">
            <text:p>2'581</text:p>
          </table:table-cell>
          <table:table-cell table:style-name="ce32" office:value-type="float" office:value="1839.08612663929" calcext:value-type="float">
            <text:p>1'839</text:p>
          </table:table-cell>
          <table:table-cell table:style-name="ce32" office:value-type="float" office:value="33.2689468803815" calcext:value-type="float">
            <text:p>33</text:p>
          </table:table-cell>
          <table:table-cell table:style-name="ce32" office:value-type="float" office:value="14.5827963968738" calcext:value-type="float">
            <text:p>15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04.752866604848" calcext:value-type="float">
            <text:p>105</text:p>
          </table:table-cell>
          <table:table-cell table:style-name="ce32" table:number-columns-repeated="2"/>
          <table:table-cell table:style-name="ce32" office:value-type="float" office:value="-128.034448271294" calcext:value-type="float">
            <text:p>-128</text:p>
          </table:table-cell>
          <table:table-cell table:style-name="ce32" office:value-type="float" office:value="109.56842230759" calcext:value-type="float">
            <text:p>110</text:p>
          </table:table-cell>
          <table:table-cell table:style-name="ce41"/>
          <table:table-cell table:style-name="ce49" office:value-type="float" office:value="25510.3525394092" calcext:value-type="float">
            <text:p>25'510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Villemomble</text:p>
          </table:table-cell>
          <table:table-cell table:style-name="ce20" office:value-type="float" office:value="327.520089794848" calcext:value-type="float">
            <text:p>328</text:p>
          </table:table-cell>
          <table:table-cell table:style-name="ce32" office:value-type="float" office:value="4.16413646195189" calcext:value-type="float">
            <text:p>4</text:p>
          </table:table-cell>
          <table:table-cell table:style-name="ce32" office:value-type="float" office:value="10.796810316576" calcext:value-type="float">
            <text:p>11</text:p>
          </table:table-cell>
          <table:table-cell table:style-name="ce32" office:value-type="float" office:value="27.4975909418626" calcext:value-type="float">
            <text:p>27</text:p>
          </table:table-cell>
          <table:table-cell table:style-name="ce32" office:value-type="float" office:value="1.78942845906797" calcext:value-type="float">
            <text:p>2</text:p>
          </table:table-cell>
          <table:table-cell table:style-name="ce32" office:value-type="float" office:value="66.4908579668349" calcext:value-type="float">
            <text:p>66</text:p>
          </table:table-cell>
          <table:table-cell table:style-name="ce32" office:value-type="float" office:value="55.7123635052763" calcext:value-type="float">
            <text:p>56</text:p>
          </table:table-cell>
          <table:table-cell table:style-name="ce32" office:value-type="float" office:value="8.53123222127548" calcext:value-type="float">
            <text:p>9</text:p>
          </table:table-cell>
          <table:table-cell table:style-name="ce32" office:value-type="float" office:value="27.387805925149" calcext:value-type="float">
            <text:p>27</text:p>
          </table:table-cell>
          <table:table-cell table:style-name="ce32" office:value-type="float" office:value="-102.41032870158" calcext:value-type="float">
            <text:p>-102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42.005362128859" calcext:value-type="float">
            <text:p>242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84.493352887199" calcext:value-type="float">
            <text:p>284</text:p>
          </table:table-cell>
          <table:table-cell table:style-name="ce32" office:value-type="float" office:value="128.509937078063" calcext:value-type="float">
            <text:p>129</text:p>
          </table:table-cell>
          <table:table-cell table:style-name="ce32" office:value-type="float" office:value="315.670238906731" calcext:value-type="float">
            <text:p>316</text:p>
          </table:table-cell>
          <table:table-cell table:style-name="ce32" office:value-type="float" office:value="311.506102444779" calcext:value-type="float">
            <text:p>312</text:p>
          </table:table-cell>
          <table:table-cell table:style-name="ce32" office:value-type="float" office:value="1315.99730320509" calcext:value-type="float">
            <text:p>1'316</text:p>
          </table:table-cell>
          <table:table-cell table:style-name="ce32" office:value-type="float" office:value="1631.66754211182" calcext:value-type="float">
            <text:p>1'632</text:p>
          </table:table-cell>
          <table:table-cell table:style-name="ce32" office:value-type="float" office:value="1627.50340564987" calcext:value-type="float">
            <text:p>1'628</text:p>
          </table:table-cell>
          <table:table-cell table:style-name="ce32" office:value-type="float" office:value="122.537879006358" calcext:value-type="float">
            <text:p>123</text:p>
          </table:table-cell>
          <table:table-cell table:style-name="ce32"/>
          <table:table-cell table:style-name="ce32" office:value-type="float" office:value="235.28501671364" calcext:value-type="float">
            <text:p>235</text:p>
          </table:table-cell>
          <table:table-cell table:style-name="ce32" office:value-type="float" office:value="0.533425968407944" calcext:value-type="float">
            <text:p>1</text:p>
          </table:table-cell>
          <table:table-cell table:style-name="ce32" office:value-type="float" office:value="13.8911076882742" calcext:value-type="float">
            <text:p>14</text:p>
          </table:table-cell>
          <table:table-cell table:style-name="ce32" office:value-type="float" office:value="0.94622992724651" calcext:value-type="float">
            <text:p>1</text:p>
          </table:table-cell>
          <table:table-cell table:style-name="ce32" office:value-type="float" office:value="12.9448777610277" calcext:value-type="float">
            <text:p>13</text:p>
          </table:table-cell>
          <table:table-cell table:style-name="ce32" office:value-type="float" office:value="83.8865307727601" calcext:value-type="float">
            <text:p>84</text:p>
          </table:table-cell>
          <table:table-cell table:style-name="ce32" office:value-type="float" office:value="83.0648784164646" calcext:value-type="float">
            <text:p>83</text:p>
          </table:table-cell>
          <table:table-cell table:style-name="ce32" office:value-type="float" office:value="79.7223943108082" calcext:value-type="float">
            <text:p>80</text:p>
          </table:table-cell>
          <table:table-cell table:style-name="ce32" office:value-type="float" office:value="50.1871527823294" calcext:value-type="float">
            <text:p>50</text:p>
          </table:table-cell>
          <table:table-cell table:style-name="ce32" office:value-type="float" office:value="119.105230386052" calcext:value-type="float">
            <text:p>119</text:p>
          </table:table-cell>
          <table:table-cell table:style-name="ce32" office:value-type="float" office:value="-3.63071049354395" calcext:value-type="float">
            <text:p>-4</text:p>
          </table:table-cell>
          <table:table-cell table:style-name="ce32" office:value-type="float" office:value="133.376378055974" calcext:value-type="float">
            <text:p>133</text:p>
          </table:table-cell>
          <table:table-cell table:style-name="ce32"/>
          <table:table-cell table:style-name="ce32" office:value-type="float" office:value="832.469685390313" calcext:value-type="float">
            <text:p>832</text:p>
          </table:table-cell>
          <table:table-cell table:style-name="ce32" office:value-type="float" office:value="883.714755849774" calcext:value-type="float">
            <text:p>884</text:p>
          </table:table-cell>
          <table:table-cell table:style-name="ce32" office:value-type="float" office:value="828.002392344498" calcext:value-type="float">
            <text:p>828</text:p>
          </table:table-cell>
          <table:table-cell table:style-name="ce32" office:value-type="float" office:value="4.93091695615127" calcext:value-type="float">
            <text:p>5</text:p>
          </table:table-cell>
          <table:table-cell table:style-name="ce32" office:value-type="float" office:value="8.17021760503375" calcext:value-type="float">
            <text:p>8</text:p>
          </table:table-cell>
          <table:table-cell table:style-name="ce32" office:value-type="float" office:value="125.742668938848" calcext:value-type="float">
            <text:p>126</text:p>
          </table:table-cell>
          <table:table-cell table:style-name="ce32" office:value-type="float" office:value="125.20924297044" calcext:value-type="float">
            <text:p>125</text:p>
          </table:table-cell>
          <table:table-cell table:style-name="ce32" office:value-type="float" office:value="1399.88383397785" calcext:value-type="float">
            <text:p>1'400</text:p>
          </table:table-cell>
          <table:table-cell table:style-name="ce32" office:value-type="float" office:value="1525.62650291669" calcext:value-type="float">
            <text:p>1'526</text:p>
          </table:table-cell>
          <table:table-cell table:style-name="ce32" office:value-type="float" office:value="1525.09307694829" calcext:value-type="float">
            <text:p>1'525</text:p>
          </table:table-cell>
          <table:table-cell table:style-name="ce32" office:value-type="float" office:value="4.16413646195189" calcext:value-type="float">
            <text:p>4</text:p>
          </table:table-cell>
          <table:table-cell table:style-name="ce32" office:value-type="float" office:value="53.2774133184768" calcext:value-type="float">
            <text:p>53</text:p>
          </table:table-cell>
          <table:table-cell table:style-name="ce32" office:value-type="float" office:value="16.2159392410041" calcext:value-type="float">
            <text:p>16</text:p>
          </table:table-cell>
          <table:table-cell table:style-name="ce32" office:value-type="float" office:value="117.531422953398" calcext:value-type="float">
            <text:p>118</text:p>
          </table:table-cell>
          <table:table-cell table:style-name="ce32" table:number-columns-repeated="2"/>
          <table:table-cell table:style-name="ce32" office:value-type="float" office:value="-106.041039195124" calcext:value-type="float">
            <text:p>-106</text:p>
          </table:table-cell>
          <table:table-cell table:style-name="ce32" office:value-type="float" office:value="129.244487120666" calcext:value-type="float">
            <text:p>129</text:p>
          </table:table-cell>
          <table:table-cell table:style-name="ce41"/>
          <table:table-cell table:style-name="ce49" office:value-type="float" office:value="14689.9192763977" calcext:value-type="float">
            <text:p>14'690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Villepinte</text:p>
          </table:table-cell>
          <table:table-cell table:style-name="ce20" office:value-type="float" office:value="409.867554513119" calcext:value-type="float">
            <text:p>410</text:p>
          </table:table-cell>
          <table:table-cell table:style-name="ce32" office:value-type="float" office:value="92.8285860095881" calcext:value-type="float">
            <text:p>93</text:p>
          </table:table-cell>
          <table:table-cell table:style-name="ce32" office:value-type="float" office:value="0.091625599257661" calcext:value-type="float">
            <text:p>0</text:p>
          </table:table-cell>
          <table:table-cell table:style-name="ce32" office:value-type="float" office:value="19.4000886643642" calcext:value-type="float">
            <text:p>19</text:p>
          </table:table-cell>
          <table:table-cell table:style-name="ce32" office:value-type="float" office:value="7.5329333986288" calcext:value-type="float">
            <text:p>8</text:p>
          </table:table-cell>
          <table:table-cell table:style-name="ce32" office:value-type="float" office:value="41.1644169802567" calcext:value-type="float">
            <text:p>41</text:p>
          </table:table-cell>
          <table:table-cell table:style-name="ce32" office:value-type="float" office:value="62.3152327439559" calcext:value-type="float">
            <text:p>62</text:p>
          </table:table-cell>
          <table:table-cell table:style-name="ce32" office:value-type="float" office:value="69.1058304551781" calcext:value-type="float">
            <text:p>69</text:p>
          </table:table-cell>
          <table:table-cell table:style-name="ce32" office:value-type="float" office:value="16.5017730295378" calcext:value-type="float">
            <text:p>17</text:p>
          </table:table-cell>
          <table:table-cell table:style-name="ce32" office:value-type="float" office:value="141.125826589" calcext:value-type="float">
            <text:p>141</text:p>
          </table:table-cell>
          <table:table-cell table:style-name="ce32" office:value-type="float" office:value="19.6597200886644" calcext:value-type="float">
            <text:p>20</text:p>
          </table:table-cell>
          <table:table-cell table:style-name="ce32" office:value-type="float" office:value="162.928366152894" calcext:value-type="float">
            <text:p>16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71.120356719419" calcext:value-type="float">
            <text:p>271</text:p>
          </table:table-cell>
          <table:table-cell table:style-name="ce32" office:value-type="float" office:value="86.1855038919532" calcext:value-type="float">
            <text:p>86</text:p>
          </table:table-cell>
          <table:table-cell table:style-name="ce32" office:value-type="float" office:value="351.296841332027" calcext:value-type="float">
            <text:p>351</text:p>
          </table:table-cell>
          <table:table-cell table:style-name="ce32" office:value-type="float" office:value="278.127975411104" calcext:value-type="float">
            <text:p>278</text:p>
          </table:table-cell>
          <table:table-cell table:style-name="ce32" office:value-type="float" office:value="1556.43077143152" calcext:value-type="float">
            <text:p>1'556</text:p>
          </table:table-cell>
          <table:table-cell table:style-name="ce32" office:value-type="float" office:value="1907.72761276354" calcext:value-type="float">
            <text:p>1'908</text:p>
          </table:table-cell>
          <table:table-cell table:style-name="ce32" office:value-type="float" office:value="1834.55874684262" calcext:value-type="float">
            <text:p>1'835</text:p>
          </table:table-cell>
          <table:table-cell table:style-name="ce32" office:value-type="float" office:value="379.41022166091" calcext:value-type="float">
            <text:p>379</text:p>
          </table:table-cell>
          <table:table-cell table:style-name="ce32"/>
          <table:table-cell table:style-name="ce32" office:value-type="float" office:value="143.834682200113" calcext:value-type="float">
            <text:p>144</text:p>
          </table:table-cell>
          <table:table-cell table:style-name="ce32" office:value-type="float" office:value="128.908835506985" calcext:value-type="float">
            <text:p>129</text:p>
          </table:table-cell>
          <table:table-cell table:style-name="ce32" office:value-type="float" office:value="942.630427599361" calcext:value-type="float">
            <text:p>943</text:p>
          </table:table-cell>
          <table:table-cell table:style-name="ce32" office:value-type="float" office:value="0.496685138409196" calcext:value-type="float">
            <text:p>0</text:p>
          </table:table-cell>
          <table:table-cell table:style-name="ce32" office:value-type="float" office:value="940.887286458065" calcext:value-type="float">
            <text:p>941</text:p>
          </table:table-cell>
          <table:table-cell table:style-name="ce32" office:value-type="float" office:value="249.532146760142" calcext:value-type="float">
            <text:p>250</text:p>
          </table:table-cell>
          <table:table-cell table:style-name="ce32" office:value-type="float" office:value="269.744454095572" calcext:value-type="float">
            <text:p>270</text:p>
          </table:table-cell>
          <table:table-cell table:style-name="ce32" office:value-type="float" office:value="176.363280839219" calcext:value-type="float">
            <text:p>176</text:p>
          </table:table-cell>
          <table:table-cell table:style-name="ce32" office:value-type="float" office:value="59.451407804526" calcext:value-type="float">
            <text:p>59</text:p>
          </table:table-cell>
          <table:table-cell table:style-name="ce32" office:value-type="float" office:value="421.974612093407" calcext:value-type="float">
            <text:p>422</text:p>
          </table:table-cell>
          <table:table-cell table:style-name="ce32" office:value-type="float" office:value="55.7399695860611" calcext:value-type="float">
            <text:p>56</text:p>
          </table:table-cell>
          <table:table-cell table:style-name="ce32" office:value-type="float" office:value="324.273081086654" calcext:value-type="float">
            <text:p>324</text:p>
          </table:table-cell>
          <table:table-cell table:style-name="ce32"/>
          <table:table-cell table:style-name="ce32" office:value-type="float" office:value="1021.31790427342" calcext:value-type="float">
            <text:p>1'021</text:p>
          </table:table-cell>
          <table:table-cell table:style-name="ce32" office:value-type="float" office:value="1461.07609670602" calcext:value-type="float">
            <text:p>1'461</text:p>
          </table:table-cell>
          <table:table-cell table:style-name="ce32" office:value-type="float" office:value="1398.76086396206" calcext:value-type="float">
            <text:p>1'399</text:p>
          </table:table-cell>
          <table:table-cell table:style-name="ce32" office:value-type="float" office:value="11.5607505541523" calcext:value-type="float">
            <text:p>12</text:p>
          </table:table-cell>
          <table:table-cell table:style-name="ce32" office:value-type="float" office:value="64.8285677096758" calcext:value-type="float">
            <text:p>65</text:p>
          </table:table-cell>
          <table:table-cell table:style-name="ce32" office:value-type="float" office:value="298.630490746946" calcext:value-type="float">
            <text:p>299</text:p>
          </table:table-cell>
          <table:table-cell table:style-name="ce32" office:value-type="float" office:value="169.721655239961" calcext:value-type="float">
            <text:p>170</text:p>
          </table:table-cell>
          <table:table-cell table:style-name="ce32" office:value-type="float" office:value="1805.96291819166" calcext:value-type="float">
            <text:p>1'806</text:p>
          </table:table-cell>
          <table:table-cell table:style-name="ce32" office:value-type="float" office:value="2104.59340893861" calcext:value-type="float">
            <text:p>2'105</text:p>
          </table:table-cell>
          <table:table-cell table:style-name="ce32" office:value-type="float" office:value="1975.68457343162" calcext:value-type="float">
            <text:p>1'976</text:p>
          </table:table-cell>
          <table:table-cell table:style-name="ce32" office:value-type="float" office:value="73.1688659209238" calcext:value-type="float">
            <text:p>73</text:p>
          </table:table-cell>
          <table:table-cell table:style-name="ce32" office:value-type="float" office:value="33.7792875921439" calcext:value-type="float">
            <text:p>34</text:p>
          </table:table-cell>
          <table:table-cell table:style-name="ce32" office:value-type="float" office:value="6.91599309242744" calcext:value-type="float">
            <text:p>7</text:p>
          </table:table-cell>
          <table:table-cell table:style-name="ce32" office:value-type="float" office:value="77.1495169854116" calcext:value-type="float">
            <text:p>77</text:p>
          </table:table-cell>
          <table:table-cell table:style-name="ce32" table:number-columns-repeated="2"/>
          <table:table-cell table:style-name="ce32" office:value-type="float" office:value="196.865796175061" calcext:value-type="float">
            <text:p>197</text:p>
          </table:table-cell>
          <table:table-cell table:style-name="ce32" office:value-type="float" office:value="88.3071653177999" calcext:value-type="float">
            <text:p>88</text:p>
          </table:table-cell>
          <table:table-cell table:style-name="ce41"/>
          <table:table-cell table:style-name="ce49" office:value-type="float" office:value="22209.5407082839" calcext:value-type="float">
            <text:p>22'210</text:p>
          </table:table-cell>
          <table:table-cell table:number-columns-repeated="968"/>
        </table:table-row>
        <table:table-row table:style-name="ro1">
          <table:table-cell table:style-name="ce5" office:value-type="string" calcext:value-type="string">
            <text:p>Villetaneuse</text:p>
          </table:table-cell>
          <table:table-cell table:style-name="ce21" office:value-type="float" office:value="528.797794855709" calcext:value-type="float">
            <text:p>529</text:p>
          </table:table-cell>
          <table:table-cell table:style-name="ce33" office:value-type="float" office:value="100.158314774153" calcext:value-type="float">
            <text:p>100</text:p>
          </table:table-cell>
          <table:table-cell table:style-name="ce33" office:value-type="float" office:value="3.26642252195733" calcext:value-type="float">
            <text:p>3</text:p>
          </table:table-cell>
          <table:table-cell table:style-name="ce33" office:value-type="float" office:value="36.3407355708908" calcext:value-type="float">
            <text:p>36</text:p>
          </table:table-cell>
          <table:table-cell table:style-name="ce33" office:value-type="float" office:value="5.94015762233375" calcext:value-type="float">
            <text:p>6</text:p>
          </table:table-cell>
          <table:table-cell table:style-name="ce33" office:value-type="float" office:value="567.493284974906" calcext:value-type="float">
            <text:p>567</text:p>
          </table:table-cell>
          <table:table-cell table:style-name="ce33" office:value-type="float" office:value="50.443485727729" calcext:value-type="float">
            <text:p>50</text:p>
          </table:table-cell>
          <table:table-cell table:style-name="ce33" office:value-type="float" office:value="36.4138958594731" calcext:value-type="float">
            <text:p>36</text:p>
          </table:table-cell>
          <table:table-cell table:style-name="ce33" office:value-type="float" office:value="60.9320200752824" calcext:value-type="float">
            <text:p>61</text:p>
          </table:table-cell>
          <table:table-cell table:style-name="ce33" office:value-type="float" office:value="-297.009371079046" calcext:value-type="float">
            <text:p>-297</text:p>
          </table:table-cell>
          <table:table-cell table:style-name="ce33" office:value-type="float" office:value="24.2839829046424" calcext:value-type="float">
            <text:p>24</text:p>
          </table:table-cell>
          <table:table-cell table:style-name="ce33" office:value-type="float" office:value="550.800090181932" calcext:value-type="float">
            <text:p>55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65.0638935069" calcext:value-type="float">
            <text:p>1'065</text:p>
          </table:table-cell>
          <table:table-cell table:style-name="ce33" office:value-type="float" office:value="118.088672365119" calcext:value-type="float">
            <text:p>118</text:p>
          </table:table-cell>
          <table:table-cell table:style-name="ce33" office:value-type="float" office:value="1144.20464789837" calcext:value-type="float">
            <text:p>1'144</text:p>
          </table:table-cell>
          <table:table-cell table:style-name="ce33" office:value-type="float" office:value="1068.33031602886" calcext:value-type="float">
            <text:p>1'068</text:p>
          </table:table-cell>
          <table:table-cell table:style-name="ce33" office:value-type="float" office:value="1698.97669306775" calcext:value-type="float">
            <text:p>1'699</text:p>
          </table:table-cell>
          <table:table-cell table:style-name="ce33" office:value-type="float" office:value="2843.18134096612" calcext:value-type="float">
            <text:p>2'843</text:p>
          </table:table-cell>
          <table:table-cell table:style-name="ce33" office:value-type="float" office:value="2767.30700909661" calcext:value-type="float">
            <text:p>2'767</text:p>
          </table:table-cell>
          <table:table-cell table:style-name="ce33" office:value-type="float" office:value="187.517507841907" calcext:value-type="float">
            <text:p>188</text:p>
          </table:table-cell>
          <table:table-cell table:style-name="ce33"/>
          <table:table-cell table:style-name="ce33" office:value-type="float" office:value="463.142644291092" calcext:value-type="float">
            <text:p>463</text:p>
          </table:table-cell>
          <table:table-cell table:style-name="ce33" office:value-type="float" office:value="235.349730238394" calcext:value-type="float">
            <text:p>235</text:p>
          </table:table-cell>
          <table:table-cell table:style-name="ce33" office:value-type="float" office:value="840.23244510665" calcext:value-type="float">
            <text:p>840</text:p>
          </table:table-cell>
          <table:table-cell table:style-name="ce33" office:value-type="float" office:value="0.479789836888331" calcext:value-type="float">
            <text:p>0</text:p>
          </table:table-cell>
          <table:table-cell table:style-name="ce33" office:value-type="float" office:value="839.752655269762" calcext:value-type="float">
            <text:p>840</text:p>
          </table:table-cell>
          <table:table-cell table:style-name="ce33" office:value-type="float" office:value="102.287790934755" calcext:value-type="float">
            <text:p>102</text:p>
          </table:table-cell>
          <table:table-cell table:style-name="ce33" office:value-type="float" office:value="130.409307559599" calcext:value-type="float">
            <text:p>130</text:p>
          </table:table-cell>
          <table:table-cell table:style-name="ce33" office:value-type="float" office:value="26.4134590652447" calcext:value-type="float">
            <text:p>26</text:p>
          </table:table-cell>
          <table:table-cell table:style-name="ce33" office:value-type="float" office:value="65.1259731806776" calcext:value-type="float">
            <text:p>65</text:p>
          </table:table-cell>
          <table:table-cell table:style-name="ce33" office:value-type="float" office:value="175.743334378921" calcext:value-type="float">
            <text:p>176</text:p>
          </table:table-cell>
          <table:table-cell table:style-name="ce33" office:value-type="float" office:value="159.475398368883" calcext:value-type="float">
            <text:p>159</text:p>
          </table:table-cell>
          <table:table-cell table:style-name="ce33" office:value-type="float" office:value="86.26686402133" calcext:value-type="float">
            <text:p>86</text:p>
          </table:table-cell>
          <table:table-cell table:style-name="ce33"/>
          <table:table-cell table:style-name="ce33" office:value-type="float" office:value="991.465507371393" calcext:value-type="float">
            <text:p>991</text:p>
          </table:table-cell>
          <table:table-cell table:style-name="ce33" office:value-type="float" office:value="1029.02906367629" calcext:value-type="float">
            <text:p>1'029</text:p>
          </table:table-cell>
          <table:table-cell table:style-name="ce33" office:value-type="float" office:value="978.585577948557" calcext:value-type="float">
            <text:p>979</text:p>
          </table:table-cell>
          <table:table-cell table:style-name="ce33" office:value-type="float" office:value="81.7172882685069" calcext:value-type="float">
            <text:p>82</text:p>
          </table:table-cell>
          <table:table-cell table:style-name="ce33" office:value-type="float" office:value="36.4138958594731" calcext:value-type="float">
            <text:p>36</text:p>
          </table:table-cell>
          <table:table-cell table:style-name="ce33" office:value-type="float" office:value="904.38288425345" calcext:value-type="float">
            <text:p>904</text:p>
          </table:table-cell>
          <table:table-cell table:style-name="ce33" office:value-type="float" office:value="669.033154015056" calcext:value-type="float">
            <text:p>669</text:p>
          </table:table-cell>
          <table:table-cell table:style-name="ce33" office:value-type="float" office:value="1801.26448400251" calcext:value-type="float">
            <text:p>1'801</text:p>
          </table:table-cell>
          <table:table-cell table:style-name="ce33" office:value-type="float" office:value="2705.64736825596" calcext:value-type="float">
            <text:p>2'706</text:p>
          </table:table-cell>
          <table:table-cell table:style-name="ce33" office:value-type="float" office:value="2470.29763801757" calcext:value-type="float">
            <text:p>2'470</text:p>
          </table:table-cell>
          <table:table-cell table:style-name="ce33" office:value-type="float" office:value="75.8743318695107" calcext:value-type="float">
            <text:p>76</text:p>
          </table:table-cell>
          <table:table-cell table:style-name="ce33" office:value-type="float" office:value="16.3590025094103" calcext:value-type="float">
            <text:p>1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3.07296031995" calcext:value-type="float">
            <text:p>103</text:p>
          </table:table-cell>
          <table:table-cell table:style-name="ce33" table:number-columns-repeated="2"/>
          <table:table-cell table:style-name="ce33" office:value-type="float" office:value="-137.533972710163" calcext:value-type="float">
            <text:p>-138</text:p>
          </table:table-cell>
          <table:table-cell table:style-name="ce33" office:value-type="float" office:value="57.430349749059" calcext:value-type="float">
            <text:p>57</text:p>
          </table:table-cell>
          <table:table-cell table:style-name="ce42"/>
          <table:table-cell table:style-name="ce50" office:value-type="float" office:value="27468.2498204203" calcext:value-type="float">
            <text:p>27'468</text:p>
          </table:table-cell>
          <table:table-cell table:number-columns-repeated="968"/>
        </table:table-row>
        <table:table-row table:style-name="ro1">
          <table:table-cell table:style-name="ce6" office:value-type="string" calcext:value-type="string">
            <text:p>Total Résultat</text:p>
          </table:table-cell>
          <table:table-cell table:style-name="ce22" office:value-type="float" office:value="17003.4437228055" calcext:value-type="float">
            <text:p>17'003</text:p>
          </table:table-cell>
          <table:table-cell table:style-name="ce34" office:value-type="float" office:value="5672.7181419989" calcext:value-type="float">
            <text:p>5'673</text:p>
          </table:table-cell>
          <table:table-cell table:style-name="ce34" office:value-type="float" office:value="532.005534881999" calcext:value-type="float">
            <text:p>532</text:p>
          </table:table-cell>
          <table:table-cell table:style-name="ce34" office:value-type="float" office:value="1351.9312378752" calcext:value-type="float">
            <text:p>1'352</text:p>
          </table:table-cell>
          <table:table-cell table:style-name="ce34" office:value-type="float" office:value="208.179842801371" calcext:value-type="float">
            <text:p>208</text:p>
          </table:table-cell>
          <table:table-cell table:style-name="ce34" office:value-type="float" office:value="4838.99862958754" calcext:value-type="float">
            <text:p>4'839</text:p>
          </table:table-cell>
          <table:table-cell table:style-name="ce34" office:value-type="float" office:value="2160.15588767626" calcext:value-type="float">
            <text:p>2'160</text:p>
          </table:table-cell>
          <table:table-cell table:style-name="ce34" office:value-type="float" office:value="1389.87425331265" calcext:value-type="float">
            <text:p>1'390</text:p>
          </table:table-cell>
          <table:table-cell table:style-name="ce34" office:value-type="float" office:value="1817.28750039586" calcext:value-type="float">
            <text:p>1'817</text:p>
          </table:table-cell>
          <table:table-cell table:style-name="ce34" office:value-type="float" office:value="-2823.90749175396" calcext:value-type="float">
            <text:p>-2'824</text:p>
          </table:table-cell>
          <table:table-cell table:style-name="ce34" office:value-type="float" office:value="1317.24658081916" calcext:value-type="float">
            <text:p>1'317</text:p>
          </table:table-cell>
          <table:table-cell table:style-name="ce34" office:value-type="float" office:value="12707.8819673964" calcext:value-type="float">
            <text:p>12'708</text:p>
          </table:table-cell>
          <table:table-cell table:style-name="ce34" office:value-type="float" office:value="561.372471835678" calcext:value-type="float">
            <text:p>561</text:p>
          </table:table-cell>
          <table:table-cell table:style-name="ce34" office:value-type="float" office:value="18743.1844601929" calcext:value-type="float">
            <text:p>18'743</text:p>
          </table:table-cell>
          <table:table-cell table:style-name="ce34" office:value-type="float" office:value="5085.67401645309" calcext:value-type="float">
            <text:p>5'086</text:p>
          </table:table-cell>
          <table:table-cell table:style-name="ce34" office:value-type="float" office:value="24024.9041903463" calcext:value-type="float">
            <text:p>24'025</text:p>
          </table:table-cell>
          <table:table-cell table:style-name="ce34" office:value-type="float" office:value="19669.4326291665" calcext:value-type="float">
            <text:p>19'669</text:p>
          </table:table-cell>
          <table:table-cell table:style-name="ce34" office:value-type="float" office:value="64022.8426533372" calcext:value-type="float">
            <text:p>64'023</text:p>
          </table:table-cell>
          <table:table-cell table:style-name="ce34" office:value-type="float" office:value="88047.7468436835" calcext:value-type="float">
            <text:p>88'048</text:p>
          </table:table-cell>
          <table:table-cell table:style-name="ce34" office:value-type="float" office:value="83692.2752825038" calcext:value-type="float">
            <text:p>83'692</text:p>
          </table:table-cell>
          <table:table-cell table:style-name="ce34" office:value-type="float" office:value="11111.6445786434" calcext:value-type="float">
            <text:p>11'112</text:p>
          </table:table-cell>
          <table:table-cell table:style-name="ce34" office:value-type="float" office:value="4.35075223117001" calcext:value-type="float">
            <text:p>4</text:p>
          </table:table-cell>
          <table:table-cell table:style-name="ce34" office:value-type="float" office:value="10468.7832893336" calcext:value-type="float">
            <text:p>10'469</text:p>
          </table:table-cell>
          <table:table-cell table:style-name="ce34" office:value-type="float" office:value="5098.30248220254" calcext:value-type="float">
            <text:p>5'098</text:p>
          </table:table-cell>
          <table:table-cell table:style-name="ce34" office:value-type="float" office:value="44196.3585787124" calcext:value-type="float">
            <text:p>44'196</text:p>
          </table:table-cell>
          <table:table-cell table:style-name="ce34" office:value-type="float" office:value="98.5521155779241" calcext:value-type="float">
            <text:p>99</text:p>
          </table:table-cell>
          <table:table-cell table:style-name="ce34" office:value-type="float" office:value="44043.9361894804" calcext:value-type="float">
            <text:p>44'044</text:p>
          </table:table-cell>
          <table:table-cell table:style-name="ce34" office:value-type="float" office:value="8691.33705088064" calcext:value-type="float">
            <text:p>8'691</text:p>
          </table:table-cell>
          <table:table-cell table:style-name="ce34" office:value-type="float" office:value="9937.70346274921" calcext:value-type="float">
            <text:p>9'938</text:p>
          </table:table-cell>
          <table:table-cell table:style-name="ce34" office:value-type="float" office:value="4335.86548970091" calcext:value-type="float">
            <text:p>4'336</text:p>
          </table:table-cell>
          <table:table-cell table:style-name="ce34" office:value-type="float" office:value="1925.31520363174" calcext:value-type="float">
            <text:p>1'925</text:p>
          </table:table-cell>
          <table:table-cell table:style-name="ce34" office:value-type="float" office:value="8947.74758619945" calcext:value-type="float">
            <text:p>8'948</text:p>
          </table:table-cell>
          <table:table-cell table:style-name="ce34" office:value-type="float" office:value="742.830921022808" calcext:value-type="float">
            <text:p>743</text:p>
          </table:table-cell>
          <table:table-cell table:style-name="ce34" office:value-type="float" office:value="9327.31415230887" calcext:value-type="float">
            <text:p>9'327</text:p>
          </table:table-cell>
          <table:table-cell table:style-name="ce34" office:value-type="float" office:value="154.022101284323" calcext:value-type="float">
            <text:p>154</text:p>
          </table:table-cell>
          <table:table-cell table:style-name="ce34" office:value-type="float" office:value="39264.5470953843" calcext:value-type="float">
            <text:p>39'265</text:p>
          </table:table-cell>
          <table:table-cell table:style-name="ce34" office:value-type="float" office:value="48965.8957366672" calcext:value-type="float">
            <text:p>48'966</text:p>
          </table:table-cell>
          <table:table-cell table:style-name="ce34" office:value-type="float" office:value="46805.7398489909" calcext:value-type="float">
            <text:p>46'806</text:p>
          </table:table-cell>
          <table:table-cell table:style-name="ce34" office:value-type="float" office:value="2030.91883526138" calcext:value-type="float">
            <text:p>2'031</text:p>
          </table:table-cell>
          <table:table-cell table:style-name="ce34" office:value-type="float" office:value="1070.8534180863" calcext:value-type="float">
            <text:p>1'071</text:p>
          </table:table-cell>
          <table:table-cell table:style-name="ce34" office:value-type="float" office:value="13252.4905687345" calcext:value-type="float">
            <text:p>13'252</text:p>
          </table:table-cell>
          <table:table-cell table:style-name="ce34" office:value-type="float" office:value="8154.18808653193" calcext:value-type="float">
            <text:p>8'154</text:p>
          </table:table-cell>
          <table:table-cell table:style-name="ce34" office:value-type="float" office:value="72714.1797042178" calcext:value-type="float">
            <text:p>72'714</text:p>
          </table:table-cell>
          <table:table-cell table:style-name="ce34" office:value-type="float" office:value="85966.6702729523" calcext:value-type="float">
            <text:p>85'967</text:p>
          </table:table-cell>
          <table:table-cell table:style-name="ce34" office:value-type="float" office:value="80868.3677907498" calcext:value-type="float">
            <text:p>80'868</text:p>
          </table:table-cell>
          <table:table-cell table:style-name="ce34" office:value-type="float" office:value="4355.47156117973" calcext:value-type="float">
            <text:p>4'355</text:p>
          </table:table-cell>
          <table:table-cell table:style-name="ce34" office:value-type="float" office:value="1591.39070523777" calcext:value-type="float">
            <text:p>1'591</text:p>
          </table:table-cell>
          <table:table-cell table:style-name="ce34" office:value-type="float" office:value="394.242634091612" calcext:value-type="float">
            <text:p>394</text:p>
          </table:table-cell>
          <table:table-cell table:style-name="ce34" office:value-type="float" office:value="4163.70682123299" calcext:value-type="float">
            <text:p>4'164</text:p>
          </table:table-cell>
          <table:table-cell table:style-name="ce34" office:value-type="float" office:value="0.0425875471602563" calcext:value-type="float">
            <text:p>0</text:p>
          </table:table-cell>
          <table:table-cell table:style-name="ce34" office:value-type="float" office:value="1.94107816575089" calcext:value-type="float">
            <text:p>2</text:p>
          </table:table-cell>
          <table:table-cell table:style-name="ce34" office:value-type="float" office:value="-2081.07657073116" calcext:value-type="float">
            <text:p>-2'081</text:p>
          </table:table-cell>
          <table:table-cell table:style-name="ce34" office:value-type="float" office:value="5059.40767852547" calcext:value-type="float">
            <text:p>5'059</text:p>
          </table:table-cell>
          <table:table-cell table:style-name="ce43" office:value-type="float" office:value="0.0272175445467006" calcext:value-type="float">
            <text:p>0</text:p>
          </table:table-cell>
          <table:table-cell table:style-name="ce51" office:value-type="float" office:value="921686.317379645" calcext:value-type="float">
            <text:p>921'686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1:.B42])" office:value-type="float" office:value="425.086093070137" calcext:value-type="float">
            <text:p>425</text:p>
          </table:table-cell>
          <table:table-cell table:formula="of:=AVERAGE([.C1:.C42])" office:value-type="float" office:value="141.817953549972" calcext:value-type="float">
            <text:p>142</text:p>
          </table:table-cell>
          <table:table-cell table:formula="of:=AVERAGE([.D1:.D42])" office:value-type="float" office:value="13.30013837205" calcext:value-type="float">
            <text:p>13</text:p>
          </table:table-cell>
          <table:table-cell table:formula="of:=AVERAGE([.E1:.E42])" office:value-type="float" office:value="33.7982809468799" calcext:value-type="float">
            <text:p>34</text:p>
          </table:table-cell>
          <table:table-cell table:formula="of:=AVERAGE([.F1:.F42])" office:value-type="float" office:value="5.20449607003428" calcext:value-type="float">
            <text:p>5</text:p>
          </table:table-cell>
          <table:table-cell table:formula="of:=AVERAGE([.G1:.G42])" office:value-type="float" office:value="120.974965739688" calcext:value-type="float">
            <text:p>121</text:p>
          </table:table-cell>
          <table:table-cell table:formula="of:=AVERAGE([.H1:.H42])" office:value-type="float" office:value="54.0038971919066" calcext:value-type="float">
            <text:p>54</text:p>
          </table:table-cell>
          <table:table-cell table:formula="of:=AVERAGE([.I1:.I42])" office:value-type="float" office:value="34.7468563328163" calcext:value-type="float">
            <text:p>35</text:p>
          </table:table-cell>
          <table:table-cell table:formula="of:=AVERAGE([.J1:.J42])" office:value-type="float" office:value="45.4321875098964" calcext:value-type="float">
            <text:p>45</text:p>
          </table:table-cell>
          <table:table-cell table:formula="of:=AVERAGE([.K1:.K42])" office:value-type="float" office:value="-70.5976872938491" calcext:value-type="float">
            <text:p>-71</text:p>
          </table:table-cell>
          <table:table-cell table:formula="of:=AVERAGE([.L1:.L42])" office:value-type="float" office:value="32.9311645204791" calcext:value-type="float">
            <text:p>33</text:p>
          </table:table-cell>
          <table:table-cell table:formula="of:=AVERAGE([.M1:.M42])" office:value-type="float" office:value="317.697049184909" calcext:value-type="float">
            <text:p>318</text:p>
          </table:table-cell>
          <table:table-cell table:formula="of:=AVERAGE([.N1:.N42])" office:value-type="float" office:value="14.034311795892" calcext:value-type="float">
            <text:p>14</text:p>
          </table:table-cell>
          <table:table-cell table:formula="of:=AVERAGE([.O1:.O42])" office:value-type="float" office:value="468.579611504823" calcext:value-type="float">
            <text:p>469</text:p>
          </table:table-cell>
          <table:table-cell table:formula="of:=AVERAGE([.P1:.P42])" office:value-type="float" office:value="127.141850411327" calcext:value-type="float">
            <text:p>127</text:p>
          </table:table-cell>
          <table:table-cell table:formula="of:=AVERAGE([.Q1:.Q42])" office:value-type="float" office:value="600.622604758657" calcext:value-type="float">
            <text:p>601</text:p>
          </table:table-cell>
          <table:table-cell table:formula="of:=AVERAGE([.R1:.R42])" office:value-type="float" office:value="491.735815729163" calcext:value-type="float">
            <text:p>492</text:p>
          </table:table-cell>
          <table:table-cell table:formula="of:=AVERAGE([.S1:.S42])" office:value-type="float" office:value="1600.57106633343" calcext:value-type="float">
            <text:p>1'601</text:p>
          </table:table-cell>
          <table:table-cell table:formula="of:=AVERAGE([.T1:.T42])" office:value-type="float" office:value="2201.19367109209" calcext:value-type="float">
            <text:p>2'201</text:p>
          </table:table-cell>
          <table:table-cell table:formula="of:=AVERAGE([.U1:.U42])" office:value-type="float" office:value="2092.30688206259" calcext:value-type="float">
            <text:p>2'092</text:p>
          </table:table-cell>
          <table:table-cell table:formula="of:=AVERAGE([.V1:.V42])" office:value-type="float" office:value="277.791114466085" calcext:value-type="float">
            <text:p>278</text:p>
          </table:table-cell>
          <table:table-cell table:formula="of:=AVERAGE([.W1:.W42])" office:value-type="float" office:value="2.17537611558501" calcext:value-type="float">
            <text:p>2</text:p>
          </table:table-cell>
          <table:table-cell table:formula="of:=AVERAGE([.X1:.X42])" office:value-type="float" office:value="261.719582233341" calcext:value-type="float">
            <text:p>262</text:p>
          </table:table-cell>
          <table:table-cell table:formula="of:=AVERAGE([.Y1:.Y42])" office:value-type="float" office:value="127.457562055063" calcext:value-type="float">
            <text:p>127</text:p>
          </table:table-cell>
          <table:table-cell table:formula="of:=AVERAGE([.Z1:.Z42])" office:value-type="float" office:value="1104.90896446781" calcext:value-type="float">
            <text:p>1'105</text:p>
          </table:table-cell>
          <table:table-cell table:formula="of:=AVERAGE([.AA1:.AA42])" office:value-type="float" office:value="2.52697732251088" calcext:value-type="float">
            <text:p>3</text:p>
          </table:table-cell>
          <table:table-cell table:formula="of:=AVERAGE([.AB1:.AB42])" office:value-type="float" office:value="1101.09840473701" calcext:value-type="float">
            <text:p>1'101</text:p>
          </table:table-cell>
          <table:table-cell table:formula="of:=AVERAGE([.AC1:.AC42])" office:value-type="float" office:value="217.283426272016" calcext:value-type="float">
            <text:p>217</text:p>
          </table:table-cell>
          <table:table-cell table:formula="of:=AVERAGE([.AD1:.AD42])" office:value-type="float" office:value="248.44258656873" calcext:value-type="float">
            <text:p>248</text:p>
          </table:table-cell>
          <table:table-cell table:formula="of:=AVERAGE([.AE1:.AE42])" office:value-type="float" office:value="108.396637242523" calcext:value-type="float">
            <text:p>108</text:p>
          </table:table-cell>
          <table:table-cell table:formula="of:=AVERAGE([.AF1:.AF42])" office:value-type="float" office:value="48.1328800907934" calcext:value-type="float">
            <text:p>48</text:p>
          </table:table-cell>
          <table:table-cell table:formula="of:=AVERAGE([.AG1:.AG42])" office:value-type="float" office:value="223.693689654986" calcext:value-type="float">
            <text:p>224</text:p>
          </table:table-cell>
          <table:table-cell table:formula="of:=AVERAGE([.AH1:.AH42])" office:value-type="float" office:value="18.5707730255702" calcext:value-type="float">
            <text:p>19</text:p>
          </table:table-cell>
          <table:table-cell table:formula="of:=AVERAGE([.AI1:.AI42])" office:value-type="float" office:value="233.182853807722" calcext:value-type="float">
            <text:p>233</text:p>
          </table:table-cell>
          <table:table-cell table:formula="of:=AVERAGE([.AJ1:.AJ42])" office:value-type="float" office:value="51.3407004281076" calcext:value-type="float">
            <text:p>51</text:p>
          </table:table-cell>
          <table:table-cell table:formula="of:=AVERAGE([.AK1:.AK42])" office:value-type="float" office:value="981.613677384608" calcext:value-type="float">
            <text:p>982</text:p>
          </table:table-cell>
          <table:table-cell table:formula="of:=AVERAGE([.AL1:.AL42])" office:value-type="float" office:value="1224.14739341668" calcext:value-type="float">
            <text:p>1'224</text:p>
          </table:table-cell>
          <table:table-cell table:formula="of:=AVERAGE([.AM1:.AM42])" office:value-type="float" office:value="1170.14349622477" calcext:value-type="float">
            <text:p>1'170</text:p>
          </table:table-cell>
          <table:table-cell table:formula="of:=AVERAGE([.AN1:.AN42])" office:value-type="float" office:value="50.7729708815344" calcext:value-type="float">
            <text:p>51</text:p>
          </table:table-cell>
          <table:table-cell table:formula="of:=AVERAGE([.AO1:.AO42])" office:value-type="float" office:value="26.7713354521574" calcext:value-type="float">
            <text:p>27</text:p>
          </table:table-cell>
          <table:table-cell table:formula="of:=AVERAGE([.AP1:.AP42])" office:value-type="float" office:value="331.312264218362" calcext:value-type="float">
            <text:p>331</text:p>
          </table:table-cell>
          <table:table-cell table:formula="of:=AVERAGE([.AQ1:.AQ42])" office:value-type="float" office:value="203.854702163298" calcext:value-type="float">
            <text:p>204</text:p>
          </table:table-cell>
          <table:table-cell table:formula="of:=AVERAGE([.AR1:.AR42])" office:value-type="float" office:value="1817.85449260545" calcext:value-type="float">
            <text:p>1'818</text:p>
          </table:table-cell>
          <table:table-cell table:formula="of:=AVERAGE([.AS1:.AS42])" office:value-type="float" office:value="2149.16675682381" calcext:value-type="float">
            <text:p>2'149</text:p>
          </table:table-cell>
          <table:table-cell table:formula="of:=AVERAGE([.AT1:.AT42])" office:value-type="float" office:value="2021.70919476874" calcext:value-type="float">
            <text:p>2'022</text:p>
          </table:table-cell>
          <table:table-cell table:formula="of:=AVERAGE([.AU1:.AU42])" office:value-type="float" office:value="108.886789029493" calcext:value-type="float">
            <text:p>109</text:p>
          </table:table-cell>
          <table:table-cell table:formula="of:=AVERAGE([.AV1:.AV42])" office:value-type="float" office:value="39.7847676309443" calcext:value-type="float">
            <text:p>40</text:p>
          </table:table-cell>
          <table:table-cell table:formula="of:=AVERAGE([.AW1:.AW42])" office:value-type="float" office:value="9.8560658522903" calcext:value-type="float">
            <text:p>10</text:p>
          </table:table-cell>
          <table:table-cell table:formula="of:=AVERAGE([.AX1:.AX42])" office:value-type="float" office:value="104.092670530825" calcext:value-type="float">
            <text:p>104</text:p>
          </table:table-cell>
          <table:table-cell table:formula="of:=AVERAGE([.AY1:.AY42])" office:value-type="float" office:value="0.0425875471602563" calcext:value-type="float">
            <text:p>0</text:p>
          </table:table-cell>
          <table:table-cell table:formula="of:=AVERAGE([.AZ1:.AZ42])" office:value-type="float" office:value="1.94107816575089" calcext:value-type="float">
            <text:p>2</text:p>
          </table:table-cell>
          <table:table-cell table:formula="of:=AVERAGE([.BA1:.BA42])" office:value-type="float" office:value="-52.0269142682789" calcext:value-type="float">
            <text:p>-52</text:p>
          </table:table-cell>
          <table:table-cell table:formula="of:=AVERAGE([.BB1:.BB42])" office:value-type="float" office:value="126.485191963137" calcext:value-type="float">
            <text:p>126</text:p>
          </table:table-cell>
          <table:table-cell table:formula="of:=AVERAGE([.BC1:.BC42])" office:value-type="float" office:value="0.0272175445467006" calcext:value-type="float">
            <text:p>0</text:p>
          </table:table-cell>
          <table:table-cell table:number-columns-repeated="969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8" office:value-type="string" calcext:value-type="string">
            <text:p>Somme - Montant.en...par.habitant</text:p>
          </table:table-cell>
          <table:table-cell table:style-name="ce23" office:value-type="string" calcext:value-type="string">
            <text:p>Données</text:p>
          </table:table-cell>
          <table:table-cell table:style-name="ce35" table:number-columns-repeated="53"/>
          <table:table-cell table:style-name="ce52"/>
          <table:table-cell table:number-columns-repeated="968"/>
        </table:table-row>
        <table:table-row table:style-name="ro5">
          <table:table-cell table:style-name="ce9" office:value-type="string" calcext:value-type="string">
            <text:p>Nom.2024.Commune</text:p>
          </table:table-cell>
          <table:table-cell table:style-name="ce24" office:value-type="string" calcext:value-type="string">
            <text:p>Achats et charges externes</text:p>
          </table:table-cell>
          <table:table-cell table:style-name="ce36" office:value-type="string" calcext:value-type="string">
            <text:p>Annuité de la dette</text:p>
          </table:table-cell>
          <table:table-cell table:style-name="ce36" office:value-type="string" calcext:value-type="string">
            <text:p>Autres dépenses d'investissement</text:p>
          </table:table-cell>
          <table:table-cell table:style-name="ce36" office:value-type="string" calcext:value-type="string">
            <text:p>Autres dépenses de fonctionnement</text:p>
          </table:table-cell>
          <table:table-cell table:style-name="ce36" office:value-type="string" calcext:value-type="string">
            <text:p>Autres dotations de fonctionnement</text:p>
          </table:table-cell>
          <table:table-cell table:style-name="ce36" office:value-type="string" calcext:value-type="string">
            <text:p>Autres dotations et subventions</text:p>
          </table:table-cell>
          <table:table-cell table:style-name="ce36" office:value-type="string" calcext:value-type="string">
            <text:p>Autres impôts et taxes</text:p>
          </table:table-cell>
          <table:table-cell table:style-name="ce36" office:value-type="string" calcext:value-type="string">
            <text:p>Autres recettes d'investissement</text:p>
          </table:table-cell>
          <table:table-cell table:style-name="ce36" office:value-type="string" calcext:value-type="string">
            <text:p>Autres recettes de fonctionnement</text:p>
          </table:table-cell>
          <table:table-cell table:style-name="ce36" office:value-type="string" calcext:value-type="string">
            <text:p>Capacité ou besoin de financement</text:p>
          </table:table-cell>
          <table:table-cell table:style-name="ce36" office:value-type="string" calcext:value-type="string">
            <text:p>Charges financières</text:p>
          </table:table-cell>
          <table:table-cell table:style-name="ce36" office:value-type="string" calcext:value-type="string">
            <text:p>Concours de l'Etat</text:p>
          </table:table-cell>
          <table:table-cell table:style-name="ce36" office:value-type="string" calcext:value-type="string">
            <text:p>Crédits de trésorerie</text:p>
          </table:table-cell>
          <table:table-cell table:style-name="ce36" office:value-type="string" calcext:value-type="string">
            <text:p>Dépenses d'équipement</text:p>
          </table:table-cell>
          <table:table-cell table:style-name="ce36" office:value-type="string" calcext:value-type="string">
            <text:p>Dépenses d'intervention</text:p>
          </table:table-cell>
          <table:table-cell table:style-name="ce36" office:value-type="string" calcext:value-type="string">
            <text:p>Dépenses d'investissement</text:p>
          </table:table-cell>
          <table:table-cell table:style-name="ce36" office:value-type="string" calcext:value-type="string">
            <text:p>Dépenses d'investissement hors remb</text:p>
          </table:table-cell>
          <table:table-cell table:style-name="ce36" office:value-type="string" calcext:value-type="string">
            <text:p>Dépenses de fonctionnement</text:p>
          </table:table-cell>
          <table:table-cell table:style-name="ce36" office:value-type="string" calcext:value-type="string">
            <text:p>Dépenses totales</text:p>
          </table:table-cell>
          <table:table-cell table:style-name="ce36" office:value-type="string" calcext:value-type="string">
            <text:p>Dépenses totales hors remb</text:p>
          </table:table-cell>
          <table:table-cell table:style-name="ce36" office:value-type="string" calcext:value-type="string">
            <text:p>Dépôts au Trésor</text:p>
          </table:table-cell>
          <table:table-cell table:style-name="ce36" office:value-type="string" calcext:value-type="string">
            <text:p>DETR</text:p>
          </table:table-cell>
          <table:table-cell table:style-name="ce36" office:value-type="string" calcext:value-type="string">
            <text:p>Dotation globale de fonctionnement</text:p>
          </table:table-cell>
          <table:table-cell table:style-name="ce36" office:value-type="string" calcext:value-type="string">
            <text:p>Emprunts hors GAD</text:p>
          </table:table-cell>
          <table:table-cell table:style-name="ce36" office:value-type="string" calcext:value-type="string">
            <text:p>Encours de dette</text:p>
          </table:table-cell>
          <table:table-cell table:style-name="ce36" office:value-type="string" calcext:value-type="string">
            <text:p>Encours de dette - Dépôts et cautionnements reçus</text:p>
          </table:table-cell>
          <table:table-cell table:style-name="ce36" office:value-type="string" calcext:value-type="string">
            <text:p>Encours de dette - Dettes bancaires et assimilées</text:p>
          </table:table-cell>
          <table:table-cell table:style-name="ce36" office:value-type="string" calcext:value-type="string">
            <text:p>Epargne brute</text:p>
          </table:table-cell>
          <table:table-cell table:style-name="ce36" office:value-type="string" calcext:value-type="string">
            <text:p>Epargne de gestion</text:p>
          </table:table-cell>
          <table:table-cell table:style-name="ce36" office:value-type="string" calcext:value-type="string">
            <text:p>Epargne nette</text:p>
          </table:table-cell>
          <table:table-cell table:style-name="ce36" office:value-type="string" calcext:value-type="string">
            <text:p>FCTVA</text:p>
          </table:table-cell>
          <table:table-cell table:style-name="ce36" office:value-type="string" calcext:value-type="string">
            <text:p>Fiscalité reversée</text:p>
          </table:table-cell>
          <table:table-cell table:style-name="ce36" office:value-type="string" calcext:value-type="string">
            <text:p>Flux net de dette</text:p>
          </table:table-cell>
          <table:table-cell table:style-name="ce36" office:value-type="string" calcext:value-type="string">
            <text:p>Fonds de roulement</text:p>
          </table:table-cell>
          <table:table-cell table:style-name="ce36" office:value-type="string" calcext:value-type="string">
            <text:p>Fonds de soutien aux emprunts à risque</text:p>
          </table:table-cell>
          <table:table-cell table:style-name="ce36" office:value-type="string" calcext:value-type="string">
            <text:p>Frais de personnel</text:p>
          </table:table-cell>
          <table:table-cell table:style-name="ce36" office:value-type="string" calcext:value-type="string">
            <text:p>Impôts et taxes</text:p>
          </table:table-cell>
          <table:table-cell table:style-name="ce36" office:value-type="string" calcext:value-type="string">
            <text:p>Impôts locaux</text:p>
          </table:table-cell>
          <table:table-cell table:style-name="ce36" office:value-type="string" calcext:value-type="string">
            <text:p>Péréquations et compensations fiscales</text:p>
          </table:table-cell>
          <table:table-cell table:style-name="ce36" office:value-type="string" calcext:value-type="string">
            <text:p>Produit des cessions d'immobilisations</text:p>
          </table:table-cell>
          <table:table-cell table:style-name="ce36" office:value-type="string" calcext:value-type="string">
            <text:p>Recettes d'investissement</text:p>
          </table:table-cell>
          <table:table-cell table:style-name="ce36" office:value-type="string" calcext:value-type="string">
            <text:p>Recettes d'investissement hors emprunts</text:p>
          </table:table-cell>
          <table:table-cell table:style-name="ce36" office:value-type="string" calcext:value-type="string">
            <text:p>Recettes de fonctionnement</text:p>
          </table:table-cell>
          <table:table-cell table:style-name="ce36" office:value-type="string" calcext:value-type="string">
            <text:p>Recettes totales</text:p>
          </table:table-cell>
          <table:table-cell table:style-name="ce36" office:value-type="string" calcext:value-type="string">
            <text:p>Recettes totales hors emprunts</text:p>
          </table:table-cell>
          <table:table-cell table:style-name="ce36" office:value-type="string" calcext:value-type="string">
            <text:p>Remboursements d'emprunts hors GAD</text:p>
          </table:table-cell>
          <table:table-cell table:style-name="ce36" office:value-type="string" calcext:value-type="string">
            <text:p>Subventions aux personnes de droit privé</text:p>
          </table:table-cell>
          <table:table-cell table:style-name="ce36" office:value-type="string" calcext:value-type="string">
            <text:p>Subventions d'équipement versées</text:p>
          </table:table-cell>
          <table:table-cell table:style-name="ce36" office:value-type="string" calcext:value-type="string">
            <text:p>Subventions reçues et participations</text:p>
          </table:table-cell>
          <table:table-cell table:style-name="ce36" office:value-type="string" calcext:value-type="string">
            <text:p>Taxe d'enlévement des ordures ménagères</text:p>
          </table:table-cell>
          <table:table-cell table:style-name="ce36" office:value-type="string" calcext:value-type="string">
            <text:p>TVA</text:p>
          </table:table-cell>
          <table:table-cell table:style-name="ce36" office:value-type="string" calcext:value-type="string">
            <text:p>Variation du fonds de roulement</text:p>
          </table:table-cell>
          <table:table-cell table:style-name="ce36" office:value-type="string" calcext:value-type="string">
            <text:p>Ventes de biens et services</text:p>
          </table:table-cell>
          <table:table-cell table:style-name="ce44" office:value-type="string" calcext:value-type="string">
            <text:p>Versement transport</text:p>
          </table:table-cell>
          <table:table-cell table:style-name="ce53" office:value-type="string" calcext:value-type="string">
            <text:p>Total Résultat</text:p>
          </table:table-cell>
          <table:table-cell table:number-columns-repeated="968"/>
        </table:table-row>
        <table:table-row table:style-name="ro1">
          <table:table-cell table:style-name="ce10" office:value-type="string" calcext:value-type="string">
            <text:p>Aubervilliers</text:p>
          </table:table-cell>
          <table:table-cell table:style-name="ce25" table:formula="of:=([.B3]/[.B$43])*100" office:value-type="float" office:value="1.97113951202183" calcext:value-type="float">
            <text:p>2</text:p>
          </table:table-cell>
          <table:table-cell table:style-name="ce25" table:formula="of:=([.C3]/[.C$43])*100" office:value-type="float" office:value="3.05915405544486" calcext:value-type="float">
            <text:p>3</text:p>
          </table:table-cell>
          <table:table-cell table:style-name="ce25" table:formula="of:=([.D3]/[.D$43])*100" office:value-type="float" office:value="2.54203738137577" calcext:value-type="float">
            <text:p>3</text:p>
          </table:table-cell>
          <table:table-cell table:style-name="ce25" table:formula="of:=([.E3]/[.E$43])*100" office:value-type="float" office:value="2.00230468505989" calcext:value-type="float">
            <text:p>2</text:p>
          </table:table-cell>
          <table:table-cell table:style-name="ce25" table:formula="of:=([.F3]/[.F$43])*100" office:value-type="float" office:value="1.90727678660979" calcext:value-type="float">
            <text:p>2</text:p>
          </table:table-cell>
          <table:table-cell table:style-name="ce25" table:formula="of:=([.G3]/[.G$43])*100" office:value-type="float" office:value="3.08621996778273" calcext:value-type="float">
            <text:p>3</text:p>
          </table:table-cell>
          <table:table-cell table:style-name="ce25" table:formula="of:=([.H3]/[.H$43])*100" office:value-type="float" office:value="1.55843684398876" calcext:value-type="float">
            <text:p>2</text:p>
          </table:table-cell>
          <table:table-cell table:style-name="ce25" table:formula="of:=([.I3]/[.I$43])*100" office:value-type="float" office:value="3.95256392608666" calcext:value-type="float">
            <text:p>4</text:p>
          </table:table-cell>
          <table:table-cell table:style-name="ce25" table:formula="of:=([.J3]/[.J$43])*100" office:value-type="float" office:value="2.57446933175381" calcext:value-type="float">
            <text:p>3</text:p>
          </table:table-cell>
          <table:table-cell table:style-name="ce25" table:formula="of:=([.K3]/[.K$43])*100" office:value-type="float" office:value="-6.44159550434386" calcext:value-type="float">
            <text:p>-6</text:p>
          </table:table-cell>
          <table:table-cell table:style-name="ce25" table:formula="of:=([.L3]/[.L$43])*100" office:value-type="float" office:value="3.42227210122972" calcext:value-type="float">
            <text:p>3</text:p>
          </table:table-cell>
          <table:table-cell table:style-name="ce25" table:formula="of:=([.M3]/[.M$43])*100" office:value-type="float" office:value="3.64082749963628" calcext:value-type="float">
            <text:p>4</text:p>
          </table:table-cell>
          <table:table-cell table:style-name="ce25" table:formula="of:=([.N3]/[.N$43])*100" office:value-type="float" office:value="0" calcext:value-type="float">
            <text:p>0</text:p>
          </table:table-cell>
          <table:table-cell table:style-name="ce25" table:formula="of:=([.O3]/[.O$43])*100" office:value-type="float" office:value="1.69833071529066" calcext:value-type="float">
            <text:p>2</text:p>
          </table:table-cell>
          <table:table-cell table:style-name="ce25" table:formula="of:=([.P3]/[.P$43])*100" office:value-type="float" office:value="2.76846274161848" calcext:value-type="float">
            <text:p>3</text:p>
          </table:table-cell>
          <table:table-cell table:style-name="ce25" table:formula="of:=([.Q3]/[.Q$43])*100" office:value-type="float" office:value="2.16185054919796" calcext:value-type="float">
            <text:p>2</text:p>
          </table:table-cell>
          <table:table-cell table:style-name="ce25" table:formula="of:=([.R3]/[.R$43])*100" office:value-type="float" office:value="1.98747521445264" calcext:value-type="float">
            <text:p>2</text:p>
          </table:table-cell>
          <table:table-cell table:style-name="ce25" table:formula="of:=([.S3]/[.S$43])*100" office:value-type="float" office:value="2.42923874294392" calcext:value-type="float">
            <text:p>2</text:p>
          </table:table-cell>
          <table:table-cell table:style-name="ce25" table:formula="of:=([.T3]/[.T$43])*100" office:value-type="float" office:value="2.35627860521568" calcext:value-type="float">
            <text:p>2</text:p>
          </table:table-cell>
          <table:table-cell table:style-name="ce25" table:formula="of:=([.U3]/[.U$43])*100" office:value-type="float" office:value="2.32541508738728" calcext:value-type="float">
            <text:p>2</text:p>
          </table:table-cell>
          <table:table-cell table:style-name="ce25" table:formula="of:=([.V3]/[.V$43])*100" office:value-type="float" office:value="2.82823110136282" calcext:value-type="float">
            <text:p>3</text:p>
          </table:table-cell>
          <table:table-cell table:style-name="ce25" table:formula="of:=([.W3]/[.W$43])*100" office:value-type="float" office:value="0" calcext:value-type="float">
            <text:p>0</text:p>
          </table:table-cell>
          <table:table-cell table:style-name="ce25" table:formula="of:=([.X3]/[.X$43])*100" office:value-type="float" office:value="3.57438466469" calcext:value-type="float">
            <text:p>4</text:p>
          </table:table-cell>
          <table:table-cell table:style-name="ce25" table:formula="of:=([.Y3]/[.Y$43])*100" office:value-type="float" office:value="0.0166193917352581" calcext:value-type="float">
            <text:p>0</text:p>
          </table:table-cell>
          <table:table-cell table:style-name="ce25" table:formula="of:=([.Z3]/[.Z$43])*100" office:value-type="float" office:value="2.67113700231576" calcext:value-type="float">
            <text:p>3</text:p>
          </table:table-cell>
          <table:table-cell table:style-name="ce25" table:formula="of:=([.AA3]/[.AA$43])*100" office:value-type="float" office:value="0.544371977774522" calcext:value-type="float">
            <text:p>1</text:p>
          </table:table-cell>
          <table:table-cell table:style-name="ce25" table:formula="of:=([.AB3]/[.AB$43])*100" office:value-type="float" office:value="2.67916289882663" calcext:value-type="float">
            <text:p>3</text:p>
          </table:table-cell>
          <table:table-cell table:style-name="ce25" table:formula="of:=([.AC3]/[.AC$43])*100" office:value-type="float" office:value="3.10003524065564" calcext:value-type="float">
            <text:p>3</text:p>
          </table:table-cell>
          <table:table-cell table:style-name="ce25" table:formula="of:=([.AD3]/[.AD$43])*100" office:value-type="float" office:value="3.05478996303974" calcext:value-type="float">
            <text:p>3</text:p>
          </table:table-cell>
          <table:table-cell table:style-name="ce25" table:formula="of:=([.AE3]/[.AE$43])*100" office:value-type="float" office:value="3.25141743767624" calcext:value-type="float">
            <text:p>3</text:p>
          </table:table-cell>
          <table:table-cell table:style-name="ce25" table:formula="of:=([.AF3]/[.AF$43])*100" office:value-type="float" office:value="5.14811675583846" calcext:value-type="float">
            <text:p>5</text:p>
          </table:table-cell>
          <table:table-cell table:style-name="ce25" table:formula="of:=([.AG3]/[.AG$43])*100" office:value-type="float" office:value="0.988929313896745" calcext:value-type="float">
            <text:p>1</text:p>
          </table:table-cell>
          <table:table-cell table:style-name="ce25" table:formula="of:=([.AH3]/[.AH$43])*100" office:value-type="float" office:value="-17.1788915057637" calcext:value-type="float">
            <text:p>-17</text:p>
          </table:table-cell>
          <table:table-cell table:style-name="ce25" table:formula="of:=([.AI3]/[.AI$43])*100" office:value-type="float" office:value="2.46701575342931" calcext:value-type="float">
            <text:p>2</text:p>
          </table:table-cell>
          <table:table-cell table:style-name="ce25" table:formula="of:=([.AJ3]/[.AJ$43])*100" office:value-type="float" office:value="0" calcext:value-type="float">
            <text:p>0</text:p>
          </table:table-cell>
          <table:table-cell table:style-name="ce25" table:formula="of:=([.AK3]/[.AK$43])*100" office:value-type="float" office:value="2.56506604529881" calcext:value-type="float">
            <text:p>3</text:p>
          </table:table-cell>
          <table:table-cell table:style-name="ce25" table:formula="of:=([.AL3]/[.AL$43])*100" office:value-type="float" office:value="2.17636561699576" calcext:value-type="float">
            <text:p>2</text:p>
          </table:table-cell>
          <table:table-cell table:style-name="ce25" table:formula="of:=([.AM3]/[.AM$43])*100" office:value-type="float" office:value="2.20488396712722" calcext:value-type="float">
            <text:p>2</text:p>
          </table:table-cell>
          <table:table-cell table:style-name="ce25" table:formula="of:=([.AN3]/[.AN$43])*100" office:value-type="float" office:value="4.1610186253302" calcext:value-type="float">
            <text:p>4</text:p>
          </table:table-cell>
          <table:table-cell table:style-name="ce25" table:formula="of:=([.AO3]/[.AO$43])*100" office:value-type="float" office:value="4.18321369295168" calcext:value-type="float">
            <text:p>4</text:p>
          </table:table-cell>
          <table:table-cell table:style-name="ce25" table:formula="of:=([.AP3]/[.AP$43])*100" office:value-type="float" office:value="2.29573897967132" calcext:value-type="float">
            <text:p>2</text:p>
          </table:table-cell>
          <table:table-cell table:style-name="ce25" table:formula="of:=([.AQ3]/[.AQ$43])*100" office:value-type="float" office:value="3.72072954024015" calcext:value-type="float">
            <text:p>4</text:p>
          </table:table-cell>
          <table:table-cell table:style-name="ce25" table:formula="of:=([.AR3]/[.AR$43])*100" office:value-type="float" office:value="2.50941730616059" calcext:value-type="float">
            <text:p>3</text:p>
          </table:table-cell>
          <table:table-cell table:style-name="ce25" table:formula="of:=([.AS3]/[.AS$43])*100" office:value-type="float" office:value="2.47647698175869" calcext:value-type="float">
            <text:p>2</text:p>
          </table:table-cell>
          <table:table-cell table:style-name="ce25" table:formula="of:=([.AT3]/[.AT$43])*100" office:value-type="float" office:value="2.63155737227098" calcext:value-type="float">
            <text:p>3</text:p>
          </table:table-cell>
          <table:table-cell table:style-name="ce25" table:formula="of:=([.AU3]/[.AU$43])*100" office:value-type="float" office:value="2.94933448768392" calcext:value-type="float">
            <text:p>3</text:p>
          </table:table-cell>
          <table:table-cell table:style-name="ce25" table:formula="of:=([.AV3]/[.AV$43])*100" office:value-type="float" office:value="3.59113182375286" calcext:value-type="float">
            <text:p>4</text:p>
          </table:table-cell>
          <table:table-cell table:style-name="ce25" table:formula="of:=([.AW3]/[.AW$43])*100" office:value-type="float" office:value="14.9857105600823" calcext:value-type="float">
            <text:p>15</text:p>
          </table:table-cell>
          <table:table-cell table:style-name="ce25" table:formula="of:=([.AX3]/[.AX$43])*100" office:value-type="float" office:value="3.2846523716332" calcext:value-type="float">
            <text:p>3</text:p>
          </table:table-cell>
          <table:table-cell table:style-name="ce25" table:formula="of:=([.AY3]/[.AY$43])*100" office:value-type="float" office:value="0" calcext:value-type="float">
            <text:p>0</text:p>
          </table:table-cell>
          <table:table-cell table:style-name="ce25" table:formula="of:=([.AZ3]/[.AZ$43])*100" office:value-type="float" office:value="0" calcext:value-type="float">
            <text:p>0</text:p>
          </table:table-cell>
          <table:table-cell table:style-name="ce25" table:formula="of:=([.BA3]/[.BA$43])*100" office:value-type="float" office:value="-2.60896599411544" calcext:value-type="float">
            <text:p>-3</text:p>
          </table:table-cell>
          <table:table-cell table:style-name="ce25" table:formula="of:=([.BB3]/[.BB$43])*100" office:value-type="float" office:value="2.22959746124183" calcext:value-type="float">
            <text:p>2</text:p>
          </table:table-cell>
          <table:table-cell table:style-name="ce25" table:formula="of:=([.BC3]/[.BC$43])*100" office:value-type="float" office:value="0" calcext:value-type="float">
            <text:p>0</text:p>
          </table:table-cell>
          <table:table-cell table:style-name="ce54"/>
          <table:table-cell table:number-columns-repeated="968"/>
        </table:table-row>
        <table:table-row table:style-name="ro1">
          <table:table-cell table:style-name="ce11" office:value-type="string" calcext:value-type="string">
            <text:p>Aulnay-sous-Bois</text:p>
          </table:table-cell>
          <table:table-cell table:style-name="ce25" table:formula="of:=([.B4]/[.B$43])*100" office:value-type="float" office:value="3.14507650007664" calcext:value-type="float">
            <text:p>3</text:p>
          </table:table-cell>
          <table:table-cell table:style-name="ce25" table:formula="of:=([.C4]/[.C$43])*100" office:value-type="float" office:value="3.93791520969838" calcext:value-type="float">
            <text:p>4</text:p>
          </table:table-cell>
          <table:table-cell table:style-name="ce25" table:formula="of:=([.D4]/[.D$43])*100" office:value-type="float" office:value="1.97415120463483" calcext:value-type="float">
            <text:p>2</text:p>
          </table:table-cell>
          <table:table-cell table:style-name="ce25" table:formula="of:=([.E4]/[.E$43])*100" office:value-type="float" office:value="1.70973733237492" calcext:value-type="float">
            <text:p>2</text:p>
          </table:table-cell>
          <table:table-cell table:style-name="ce25" table:formula="of:=([.F4]/[.F$43])*100" office:value-type="float" office:value="3.98573031925141" calcext:value-type="float">
            <text:p>4</text:p>
          </table:table-cell>
          <table:table-cell table:style-name="ce25" table:formula="of:=([.G4]/[.G$43])*100" office:value-type="float" office:value="1.0498519742419" calcext:value-type="float">
            <text:p>1</text:p>
          </table:table-cell>
          <table:table-cell table:style-name="ce25" table:formula="of:=([.H4]/[.H$43])*100" office:value-type="float" office:value="1.64729665594906" calcext:value-type="float">
            <text:p>2</text:p>
          </table:table-cell>
          <table:table-cell table:style-name="ce25" table:formula="of:=([.I4]/[.I$43])*100" office:value-type="float" office:value="11.2927078805338" calcext:value-type="float">
            <text:p>11</text:p>
          </table:table-cell>
          <table:table-cell table:style-name="ce25" table:formula="of:=([.J4]/[.J$43])*100" office:value-type="float" office:value="4.529794368982" calcext:value-type="float">
            <text:p>5</text:p>
          </table:table-cell>
          <table:table-cell table:style-name="ce25" table:formula="of:=([.K4]/[.K$43])*100" office:value-type="float" office:value="-3.39335389931201" calcext:value-type="float">
            <text:p>-3</text:p>
          </table:table-cell>
          <table:table-cell table:style-name="ce25" table:formula="of:=([.L4]/[.L$43])*100" office:value-type="float" office:value="4.2246661635312" calcext:value-type="float">
            <text:p>4</text:p>
          </table:table-cell>
          <table:table-cell table:style-name="ce25" table:formula="of:=([.M4]/[.M$43])*100" office:value-type="float" office:value="2.64577803772759" calcext:value-type="float">
            <text:p>3</text:p>
          </table:table-cell>
          <table:table-cell table:style-name="ce25" table:formula="of:=([.N4]/[.N$43])*100" office:value-type="float" office:value="0" calcext:value-type="float">
            <text:p>0</text:p>
          </table:table-cell>
          <table:table-cell table:style-name="ce25" table:formula="of:=([.O4]/[.O$43])*100" office:value-type="float" office:value="1.31271297913901" calcext:value-type="float">
            <text:p>1</text:p>
          </table:table-cell>
          <table:table-cell table:style-name="ce25" table:formula="of:=([.P4]/[.P$43])*100" office:value-type="float" office:value="3.00595367766535" calcext:value-type="float">
            <text:p>3</text:p>
          </table:table-cell>
          <table:table-cell table:style-name="ce25" table:formula="of:=([.Q4]/[.Q$43])*100" office:value-type="float" office:value="1.82375331113472" calcext:value-type="float">
            <text:p>2</text:p>
          </table:table-cell>
          <table:table-cell table:style-name="ce25" table:formula="of:=([.R4]/[.R$43])*100" office:value-type="float" office:value="1.37481050338201" calcext:value-type="float">
            <text:p>1</text:p>
          </table:table-cell>
          <table:table-cell table:style-name="ce25" table:formula="of:=([.S4]/[.S$43])*100" office:value-type="float" office:value="2.92125614575837" calcext:value-type="float">
            <text:p>3</text:p>
          </table:table-cell>
          <table:table-cell table:style-name="ce25" table:formula="of:=([.T4]/[.T$43])*100" office:value-type="float" office:value="2.6217890793577" calcext:value-type="float">
            <text:p>3</text:p>
          </table:table-cell>
          <table:table-cell table:style-name="ce25" table:formula="of:=([.U4]/[.U$43])*100" office:value-type="float" office:value="2.55780912182796" calcext:value-type="float">
            <text:p>3</text:p>
          </table:table-cell>
          <table:table-cell table:style-name="ce25" table:formula="of:=([.V4]/[.V$43])*100" office:value-type="float" office:value="1.42374963616429" calcext:value-type="float">
            <text:p>1</text:p>
          </table:table-cell>
          <table:table-cell table:style-name="ce25" table:formula="of:=([.W4]/[.W$43])*100" office:value-type="float" office:value="0" calcext:value-type="float">
            <text:p>0</text:p>
          </table:table-cell>
          <table:table-cell table:style-name="ce25" table:formula="of:=([.X4]/[.X$43])*100" office:value-type="float" office:value="1.50849654196901" calcext:value-type="float">
            <text:p>2</text:p>
          </table:table-cell>
          <table:table-cell table:style-name="ce25" table:formula="of:=([.Y4]/[.Y$43])*100" office:value-type="float" office:value="0.292617091251416" calcext:value-type="float">
            <text:p>0</text:p>
          </table:table-cell>
          <table:table-cell table:style-name="ce25" table:formula="of:=([.Z4]/[.Z$43])*100" office:value-type="float" office:value="3.87272700061608" calcext:value-type="float">
            <text:p>4</text:p>
          </table:table-cell>
          <table:table-cell table:style-name="ce25" table:formula="of:=([.AA4]/[.AA$43])*100" office:value-type="float" office:value="2.90386307817699" calcext:value-type="float">
            <text:p>3</text:p>
          </table:table-cell>
          <table:table-cell table:style-name="ce25" table:formula="of:=([.AB4]/[.AB$43])*100" office:value-type="float" office:value="3.87963166170872" calcext:value-type="float">
            <text:p>4</text:p>
          </table:table-cell>
          <table:table-cell table:style-name="ce25" table:formula="of:=([.AC4]/[.AC$43])*100" office:value-type="float" office:value="1.5515497645188" calcext:value-type="float">
            <text:p>2</text:p>
          </table:table-cell>
          <table:table-cell table:style-name="ce25" table:formula="of:=([.AD4]/[.AD$43])*100" office:value-type="float" office:value="1.80578768234923" calcext:value-type="float">
            <text:p>2</text:p>
          </table:table-cell>
          <table:table-cell table:style-name="ce25" table:formula="of:=([.AE4]/[.AE$43])*100" office:value-type="float" office:value="-0.758490789407534" calcext:value-type="float">
            <text:p>-1</text:p>
          </table:table-cell>
          <table:table-cell table:style-name="ce25" table:formula="of:=([.AF4]/[.AF$43])*100" office:value-type="float" office:value="1.22761297241914" calcext:value-type="float">
            <text:p>1</text:p>
          </table:table-cell>
          <table:table-cell table:style-name="ce25" table:formula="of:=([.AG4]/[.AG$43])*100" office:value-type="float" office:value="4.66923716700767" calcext:value-type="float">
            <text:p>5</text:p>
          </table:table-cell>
          <table:table-cell table:style-name="ce25" table:formula="of:=([.AH4]/[.AH$43])*100" office:value-type="float" office:value="-20.5725221144426" calcext:value-type="float">
            <text:p>-21</text:p>
          </table:table-cell>
          <table:table-cell table:style-name="ce25" table:formula="of:=([.AI4]/[.AI$43])*100" office:value-type="float" office:value="-0.000363086133586424" calcext:value-type="float">
            <text:p>0</text:p>
          </table:table-cell>
          <table:table-cell table:style-name="ce25" table:formula="of:=([.AJ4]/[.AJ$43])*100" office:value-type="float" office:value="1.23562764566323" calcext:value-type="float">
            <text:p>1</text:p>
          </table:table-cell>
          <table:table-cell table:style-name="ce25" table:formula="of:=([.AK4]/[.AK$43])*100" office:value-type="float" office:value="2.81134826663034" calcext:value-type="float">
            <text:p>3</text:p>
          </table:table-cell>
          <table:table-cell table:style-name="ce25" table:formula="of:=([.AL4]/[.AL$43])*100" office:value-type="float" office:value="2.71737388669867" calcext:value-type="float">
            <text:p>3</text:p>
          </table:table-cell>
          <table:table-cell table:style-name="ce25" table:formula="of:=([.AM4]/[.AM$43])*100" office:value-type="float" office:value="2.76675957396116" calcext:value-type="float">
            <text:p>3</text:p>
          </table:table-cell>
          <table:table-cell table:style-name="ce25" table:formula="of:=([.AN4]/[.AN$43])*100" office:value-type="float" office:value="8.3707741630604" calcext:value-type="float">
            <text:p>8</text:p>
          </table:table-cell>
          <table:table-cell table:style-name="ce25" table:formula="of:=([.AO4]/[.AO$43])*100" office:value-type="float" office:value="9.23488425418376" calcext:value-type="float">
            <text:p>9</text:p>
          </table:table-cell>
          <table:table-cell table:style-name="ce25" table:formula="of:=([.AP4]/[.AP$43])*100" office:value-type="float" office:value="1.85859921445312" calcext:value-type="float">
            <text:p>2</text:p>
          </table:table-cell>
          <table:table-cell table:style-name="ce25" table:formula="of:=([.AQ4]/[.AQ$43])*100" office:value-type="float" office:value="2.83770963735234" calcext:value-type="float">
            <text:p>3</text:p>
          </table:table-cell>
          <table:table-cell table:style-name="ce25" table:formula="of:=([.AR4]/[.AR$43])*100" office:value-type="float" office:value="2.75753869933293" calcext:value-type="float">
            <text:p>3</text:p>
          </table:table-cell>
          <table:table-cell table:style-name="ce25" table:formula="of:=([.AS4]/[.AS$43])*100" office:value-type="float" office:value="2.61895956154142" calcext:value-type="float">
            <text:p>3</text:p>
          </table:table-cell>
          <table:table-cell table:style-name="ce25" table:formula="of:=([.AT4]/[.AT$43])*100" office:value-type="float" office:value="2.76562256358719" calcext:value-type="float">
            <text:p>3</text:p>
          </table:table-cell>
          <table:table-cell table:style-name="ce25" table:formula="of:=([.AU4]/[.AU$43])*100" office:value-type="float" office:value="3.85119171531271" calcext:value-type="float">
            <text:p>4</text:p>
          </table:table-cell>
          <table:table-cell table:style-name="ce25" table:formula="of:=([.AV4]/[.AV$43])*100" office:value-type="float" office:value="5.43867462059751" calcext:value-type="float">
            <text:p>5</text:p>
          </table:table-cell>
          <table:table-cell table:style-name="ce25" table:formula="of:=([.AW4]/[.AW$43])*100" office:value-type="float" office:value="3.51829451040309" calcext:value-type="float">
            <text:p>4</text:p>
          </table:table-cell>
          <table:table-cell table:style-name="ce25" table:formula="of:=([.AX4]/[.AX$43])*100" office:value-type="float" office:value="2.60476782564061" calcext:value-type="float">
            <text:p>3</text:p>
          </table:table-cell>
          <table:table-cell table:style-name="ce25" table:formula="of:=([.AY4]/[.AY$43])*100" office:value-type="float" office:value="0" calcext:value-type="float">
            <text:p>0</text:p>
          </table:table-cell>
          <table:table-cell table:style-name="ce25" table:formula="of:=([.AZ4]/[.AZ$43])*100" office:value-type="float" office:value="0" calcext:value-type="float">
            <text:p>0</text:p>
          </table:table-cell>
          <table:table-cell table:style-name="ce25" table:formula="of:=([.BA4]/[.BA$43])*100" office:value-type="float" office:value="2.73867292138675" calcext:value-type="float">
            <text:p>3</text:p>
          </table:table-cell>
          <table:table-cell table:style-name="ce25" table:formula="of:=([.BB4]/[.BB$43])*100" office:value-type="float" office:value="2.91612295027907" calcext:value-type="float">
            <text:p>3</text:p>
          </table:table-cell>
          <table:table-cell table:style-name="ce25" table:formula="of:=([.BC4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Bagnolet</text:p>
          </table:table-cell>
          <table:table-cell table:style-name="ce25" table:formula="of:=([.B5]/[.B$43])*100" office:value-type="float" office:value="1.91204614383477" calcext:value-type="float">
            <text:p>2</text:p>
          </table:table-cell>
          <table:table-cell table:style-name="ce25" table:formula="of:=([.C5]/[.C$43])*100" office:value-type="float" office:value="5.78132409792152" calcext:value-type="float">
            <text:p>6</text:p>
          </table:table-cell>
          <table:table-cell table:style-name="ce25" table:formula="of:=([.D5]/[.D$43])*100" office:value-type="float" office:value="8.32349078021083" calcext:value-type="float">
            <text:p>8</text:p>
          </table:table-cell>
          <table:table-cell table:style-name="ce25" table:formula="of:=([.E5]/[.E$43])*100" office:value-type="float" office:value="2.67427454225599" calcext:value-type="float">
            <text:p>3</text:p>
          </table:table-cell>
          <table:table-cell table:style-name="ce25" table:formula="of:=([.F5]/[.F$43])*100" office:value-type="float" office:value="3.11549516280819" calcext:value-type="float">
            <text:p>3</text:p>
          </table:table-cell>
          <table:table-cell table:style-name="ce25" table:formula="of:=([.G5]/[.G$43])*100" office:value-type="float" office:value="3.92480612625316" calcext:value-type="float">
            <text:p>4</text:p>
          </table:table-cell>
          <table:table-cell table:style-name="ce25" table:formula="of:=([.H5]/[.H$43])*100" office:value-type="float" office:value="4.31581969023256" calcext:value-type="float">
            <text:p>4</text:p>
          </table:table-cell>
          <table:table-cell table:style-name="ce25" table:formula="of:=([.I5]/[.I$43])*100" office:value-type="float" office:value="-1.69669779301717E-015" calcext:value-type="float">
            <text:p>0</text:p>
          </table:table-cell>
          <table:table-cell table:style-name="ce25" table:formula="of:=([.J5]/[.J$43])*100" office:value-type="float" office:value="2.30026315845338" calcext:value-type="float">
            <text:p>2</text:p>
          </table:table-cell>
          <table:table-cell table:style-name="ce25" table:formula="of:=([.K5]/[.K$43])*100" office:value-type="float" office:value="-1.3054943570687" calcext:value-type="float">
            <text:p>-1</text:p>
          </table:table-cell>
          <table:table-cell table:style-name="ce25" table:formula="of:=([.L5]/[.L$43])*100" office:value-type="float" office:value="8.59883395029607" calcext:value-type="float">
            <text:p>9</text:p>
          </table:table-cell>
          <table:table-cell table:style-name="ce25" table:formula="of:=([.M5]/[.M$43])*100" office:value-type="float" office:value="1.39724942913424" calcext:value-type="float">
            <text:p>1</text:p>
          </table:table-cell>
          <table:table-cell table:style-name="ce25" table:formula="of:=([.N5]/[.N$43])*100" office:value-type="float" office:value="0" calcext:value-type="float">
            <text:p>0</text:p>
          </table:table-cell>
          <table:table-cell table:style-name="ce25" table:formula="of:=([.O5]/[.O$43])*100" office:value-type="float" office:value="2.41277677056196" calcext:value-type="float">
            <text:p>2</text:p>
          </table:table-cell>
          <table:table-cell table:style-name="ce25" table:formula="of:=([.P5]/[.P$43])*100" office:value-type="float" office:value="2.08953869206699" calcext:value-type="float">
            <text:p>2</text:p>
          </table:table-cell>
          <table:table-cell table:style-name="ce25" table:formula="of:=([.Q5]/[.Q$43])*100" office:value-type="float" office:value="2.96238195305771" calcext:value-type="float">
            <text:p>3</text:p>
          </table:table-cell>
          <table:table-cell table:style-name="ce25" table:formula="of:=([.R5]/[.R$43])*100" office:value-type="float" office:value="2.52686013163018" calcext:value-type="float">
            <text:p>3</text:p>
          </table:table-cell>
          <table:table-cell table:style-name="ce25" table:formula="of:=([.S5]/[.S$43])*100" office:value-type="float" office:value="2.6962590769755" calcext:value-type="float">
            <text:p>3</text:p>
          </table:table-cell>
          <table:table-cell table:style-name="ce25" table:formula="of:=([.T5]/[.T$43])*100" office:value-type="float" office:value="2.76887395730952" calcext:value-type="float">
            <text:p>3</text:p>
          </table:table-cell>
          <table:table-cell table:style-name="ce25" table:formula="of:=([.U5]/[.U$43])*100" office:value-type="float" office:value="2.65644678687256" calcext:value-type="float">
            <text:p>3</text:p>
          </table:table-cell>
          <table:table-cell table:style-name="ce25" table:formula="of:=([.V5]/[.V$43])*100" office:value-type="float" office:value="0.964162716216802" calcext:value-type="float">
            <text:p>1</text:p>
          </table:table-cell>
          <table:table-cell table:style-name="ce25" table:formula="of:=([.W5]/[.W$43])*100" office:value-type="float" office:value="0" calcext:value-type="float">
            <text:p>0</text:p>
          </table:table-cell>
          <table:table-cell table:style-name="ce25" table:formula="of:=([.X5]/[.X$43])*100" office:value-type="float" office:value="1.47072711741672" calcext:value-type="float">
            <text:p>1</text:p>
          </table:table-cell>
          <table:table-cell table:style-name="ce25" table:formula="of:=([.Y5]/[.Y$43])*100" office:value-type="float" office:value="2.18527930379479" calcext:value-type="float">
            <text:p>2</text:p>
          </table:table-cell>
          <table:table-cell table:style-name="ce25" table:formula="of:=([.Z5]/[.Z$43])*100" office:value-type="float" office:value="8.13701753480349" calcext:value-type="float">
            <text:p>8</text:p>
          </table:table-cell>
          <table:table-cell table:style-name="ce25" table:formula="of:=([.AA5]/[.AA$43])*100" office:value-type="float" office:value="2.45346756735008" calcext:value-type="float">
            <text:p>2</text:p>
          </table:table-cell>
          <table:table-cell table:style-name="ce25" table:formula="of:=([.AB5]/[.AB$43])*100" office:value-type="float" office:value="8.1517567270481" calcext:value-type="float">
            <text:p>8</text:p>
          </table:table-cell>
          <table:table-cell table:style-name="ce25" table:formula="of:=([.AC5]/[.AC$43])*100" office:value-type="float" office:value="3.69977192411738" calcext:value-type="float">
            <text:p>4</text:p>
          </table:table-cell>
          <table:table-cell table:style-name="ce25" table:formula="of:=([.AD5]/[.AD$43])*100" office:value-type="float" office:value="4.40616717239545" calcext:value-type="float">
            <text:p>4</text:p>
          </table:table-cell>
          <table:table-cell table:style-name="ce25" table:formula="of:=([.AE5]/[.AE$43])*100" office:value-type="float" office:value="2.46477372378794" calcext:value-type="float">
            <text:p>2</text:p>
          </table:table-cell>
          <table:table-cell table:style-name="ce25" table:formula="of:=([.AF5]/[.AF$43])*100" office:value-type="float" office:value="1.16365577093266" calcext:value-type="float">
            <text:p>1</text:p>
          </table:table-cell>
          <table:table-cell table:style-name="ce25" table:formula="of:=([.AG5]/[.AG$43])*100" office:value-type="float" office:value="2.45079088924144" calcext:value-type="float">
            <text:p>2</text:p>
          </table:table-cell>
          <table:table-cell table:style-name="ce25" table:formula="of:=([.AH5]/[.AH$43])*100" office:value-type="float" office:value="-13.9033288516481" calcext:value-type="float">
            <text:p>-14</text:p>
          </table:table-cell>
          <table:table-cell table:style-name="ce25" table:formula="of:=([.AI5]/[.AI$43])*100" office:value-type="float" office:value="0.635595964627074" calcext:value-type="float">
            <text:p>1</text:p>
          </table:table-cell>
          <table:table-cell table:style-name="ce25" table:formula="of:=([.AJ5]/[.AJ$43])*100" office:value-type="float" office:value="0" calcext:value-type="float">
            <text:p>0</text:p>
          </table:table-cell>
          <table:table-cell table:style-name="ce25" table:formula="of:=([.AK5]/[.AK$43])*100" office:value-type="float" office:value="2.91718299494125" calcext:value-type="float">
            <text:p>3</text:p>
          </table:table-cell>
          <table:table-cell table:style-name="ce25" table:formula="of:=([.AL5]/[.AL$43])*100" office:value-type="float" office:value="3.28612782723544" calcext:value-type="float">
            <text:p>3</text:p>
          </table:table-cell>
          <table:table-cell table:style-name="ce25" table:formula="of:=([.AM5]/[.AM$43])*100" office:value-type="float" office:value="3.23860598595012" calcext:value-type="float">
            <text:p>3</text:p>
          </table:table-cell>
          <table:table-cell table:style-name="ce25" table:formula="of:=([.AN5]/[.AN$43])*100" office:value-type="float" office:value="0.84236456500531" calcext:value-type="float">
            <text:p>1</text:p>
          </table:table-cell>
          <table:table-cell table:style-name="ce25" table:formula="of:=([.AO5]/[.AO$43])*100" office:value-type="float" office:value="0" calcext:value-type="float">
            <text:p>0</text:p>
          </table:table-cell>
          <table:table-cell table:style-name="ce25" table:formula="of:=([.AP5]/[.AP$43])*100" office:value-type="float" office:value="2.44284275056387" calcext:value-type="float">
            <text:p>2</text:p>
          </table:table-cell>
          <table:table-cell table:style-name="ce25" table:formula="of:=([.AQ5]/[.AQ$43])*100" office:value-type="float" office:value="2.60388102268275" calcext:value-type="float">
            <text:p>3</text:p>
          </table:table-cell>
          <table:table-cell table:style-name="ce25" table:formula="of:=([.AR5]/[.AR$43])*100" office:value-type="float" office:value="2.81620636132743" calcext:value-type="float">
            <text:p>3</text:p>
          </table:table-cell>
          <table:table-cell table:style-name="ce25" table:formula="of:=([.AS5]/[.AS$43])*100" office:value-type="float" office:value="2.75864919743307" calcext:value-type="float">
            <text:p>3</text:p>
          </table:table-cell>
          <table:table-cell table:style-name="ce25" table:formula="of:=([.AT5]/[.AT$43])*100" office:value-type="float" office:value="2.79479699207534" calcext:value-type="float">
            <text:p>3</text:p>
          </table:table-cell>
          <table:table-cell table:style-name="ce25" table:formula="of:=([.AU5]/[.AU$43])*100" office:value-type="float" office:value="4.92921080379651" calcext:value-type="float">
            <text:p>5</text:p>
          </table:table-cell>
          <table:table-cell table:style-name="ce25" table:formula="of:=([.AV5]/[.AV$43])*100" office:value-type="float" office:value="2.11709077279829" calcext:value-type="float">
            <text:p>2</text:p>
          </table:table-cell>
          <table:table-cell table:style-name="ce25" table:formula="of:=([.AW5]/[.AW$43])*100" office:value-type="float" office:value="0.128453600713471" calcext:value-type="float">
            <text:p>0</text:p>
          </table:table-cell>
          <table:table-cell table:style-name="ce25" table:formula="of:=([.AX5]/[.AX$43])*100" office:value-type="float" office:value="2.46644353430191" calcext:value-type="float">
            <text:p>2</text:p>
          </table:table-cell>
          <table:table-cell table:style-name="ce25" table:formula="of:=([.AY5]/[.AY$43])*100" office:value-type="float" office:value="100" calcext:value-type="float">
            <text:p>100</text:p>
          </table:table-cell>
          <table:table-cell table:style-name="ce25" table:formula="of:=([.AZ5]/[.AZ$43])*100" office:value-type="float" office:value="100" calcext:value-type="float">
            <text:p>100</text:p>
          </table:table-cell>
          <table:table-cell table:style-name="ce25" table:formula="of:=([.BA5]/[.BA$43])*100" office:value-type="float" office:value="3.19124599939665" calcext:value-type="float">
            <text:p>3</text:p>
          </table:table-cell>
          <table:table-cell table:style-name="ce25" table:formula="of:=([.BB5]/[.BB$43])*100" office:value-type="float" office:value="2.3054229939946" calcext:value-type="float">
            <text:p>2</text:p>
          </table:table-cell>
          <table:table-cell table:style-name="ce25" table:formula="of:=([.BC5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Bobigny</text:p>
          </table:table-cell>
          <table:table-cell table:style-name="ce25" table:formula="of:=([.B6]/[.B$43])*100" office:value-type="float" office:value="2.46111511392573" calcext:value-type="float">
            <text:p>2</text:p>
          </table:table-cell>
          <table:table-cell table:style-name="ce25" table:formula="of:=([.C6]/[.C$43])*100" office:value-type="float" office:value="4.45539003085822" calcext:value-type="float">
            <text:p>4</text:p>
          </table:table-cell>
          <table:table-cell table:style-name="ce25" table:formula="of:=([.D6]/[.D$43])*100" office:value-type="float" office:value="0.0851443030609753" calcext:value-type="float">
            <text:p>0</text:p>
          </table:table-cell>
          <table:table-cell table:style-name="ce25" table:formula="of:=([.E6]/[.E$43])*100" office:value-type="float" office:value="1.95851946318066" calcext:value-type="float">
            <text:p>2</text:p>
          </table:table-cell>
          <table:table-cell table:style-name="ce25" table:formula="of:=([.F6]/[.F$43])*100" office:value-type="float" office:value="4.10500222329354" calcext:value-type="float">
            <text:p>4</text:p>
          </table:table-cell>
          <table:table-cell table:style-name="ce25" table:formula="of:=([.G6]/[.G$43])*100" office:value-type="float" office:value="7.47908515546233" calcext:value-type="float">
            <text:p>7</text:p>
          </table:table-cell>
          <table:table-cell table:style-name="ce25" table:formula="of:=([.H6]/[.H$43])*100" office:value-type="float" office:value="2.38132000590339" calcext:value-type="float">
            <text:p>2</text:p>
          </table:table-cell>
          <table:table-cell table:style-name="ce25" table:formula="of:=([.I6]/[.I$43])*100" office:value-type="float" office:value="6.21247145892704" calcext:value-type="float">
            <text:p>6</text:p>
          </table:table-cell>
          <table:table-cell table:style-name="ce25" table:formula="of:=([.J6]/[.J$43])*100" office:value-type="float" office:value="2.43808074553799" calcext:value-type="float">
            <text:p>2</text:p>
          </table:table-cell>
          <table:table-cell table:style-name="ce25" table:formula="of:=([.K6]/[.K$43])*100" office:value-type="float" office:value="-1.58927329797273" calcext:value-type="float">
            <text:p>-2</text:p>
          </table:table-cell>
          <table:table-cell table:style-name="ce25" table:formula="of:=([.L6]/[.L$43])*100" office:value-type="float" office:value="6.02951070348209" calcext:value-type="float">
            <text:p>6</text:p>
          </table:table-cell>
          <table:table-cell table:style-name="ce25" table:formula="of:=([.M6]/[.M$43])*100" office:value-type="float" office:value="3.66419795825119" calcext:value-type="float">
            <text:p>4</text:p>
          </table:table-cell>
          <table:table-cell table:style-name="ce25" table:formula="of:=([.N6]/[.N$43])*100" office:value-type="float" office:value="0" calcext:value-type="float">
            <text:p>0</text:p>
          </table:table-cell>
          <table:table-cell table:style-name="ce25" table:formula="of:=([.O6]/[.O$43])*100" office:value-type="float" office:value="4.58412255747198" calcext:value-type="float">
            <text:p>5</text:p>
          </table:table-cell>
          <table:table-cell table:style-name="ce25" table:formula="of:=([.P6]/[.P$43])*100" office:value-type="float" office:value="2.92917473041636" calcext:value-type="float">
            <text:p>3</text:p>
          </table:table-cell>
          <table:table-cell table:style-name="ce25" table:formula="of:=([.Q6]/[.Q$43])*100" office:value-type="float" office:value="4.3891566450349" calcext:value-type="float">
            <text:p>4</text:p>
          </table:table-cell>
          <table:table-cell table:style-name="ce25" table:formula="of:=([.R6]/[.R$43])*100" office:value-type="float" office:value="4.47990798896587" calcext:value-type="float">
            <text:p>4</text:p>
          </table:table-cell>
          <table:table-cell table:style-name="ce25" table:formula="of:=([.S6]/[.S$43])*100" office:value-type="float" office:value="3.08140153730852" calcext:value-type="float">
            <text:p>3</text:p>
          </table:table-cell>
          <table:table-cell table:style-name="ce25" table:formula="of:=([.T6]/[.T$43])*100" office:value-type="float" office:value="3.43823850695116" calcext:value-type="float">
            <text:p>3</text:p>
          </table:table-cell>
          <table:table-cell table:style-name="ce25" table:formula="of:=([.U6]/[.U$43])*100" office:value-type="float" office:value="3.41007976166645" calcext:value-type="float">
            <text:p>3</text:p>
          </table:table-cell>
          <table:table-cell table:style-name="ce25" table:formula="of:=([.V6]/[.V$43])*100" office:value-type="float" office:value="2.4492728988775" calcext:value-type="float">
            <text:p>2</text:p>
          </table:table-cell>
          <table:table-cell table:style-name="ce25" table:formula="of:=([.W6]/[.W$43])*100" office:value-type="float" office:value="0" calcext:value-type="float">
            <text:p>0</text:p>
          </table:table-cell>
          <table:table-cell table:style-name="ce25" table:formula="of:=([.X6]/[.X$43])*100" office:value-type="float" office:value="3.73429561713147" calcext:value-type="float">
            <text:p>4</text:p>
          </table:table-cell>
          <table:table-cell table:style-name="ce25" table:formula="of:=([.Y6]/[.Y$43])*100" office:value-type="float" office:value="5.70502540281889" calcext:value-type="float">
            <text:p>6</text:p>
          </table:table-cell>
          <table:table-cell table:style-name="ce25" table:formula="of:=([.Z6]/[.Z$43])*100" office:value-type="float" office:value="4.61370941691937" calcext:value-type="float">
            <text:p>5</text:p>
          </table:table-cell>
          <table:table-cell table:style-name="ce25" table:formula="of:=([.AA6]/[.AA$43])*100" office:value-type="float" office:value="1.51368701705528" calcext:value-type="float">
            <text:p>2</text:p>
          </table:table-cell>
          <table:table-cell table:style-name="ce25" table:formula="of:=([.AB6]/[.AB$43])*100" office:value-type="float" office:value="4.59239261948475" calcext:value-type="float">
            <text:p>5</text:p>
          </table:table-cell>
          <table:table-cell table:style-name="ce25" table:formula="of:=([.AC6]/[.AC$43])*100" office:value-type="float" office:value="4.66996771532629" calcext:value-type="float">
            <text:p>5</text:p>
          </table:table-cell>
          <table:table-cell table:style-name="ce25" table:formula="of:=([.AD6]/[.AD$43])*100" office:value-type="float" office:value="4.8820720353745" calcext:value-type="float">
            <text:p>5</text:p>
          </table:table-cell>
          <table:table-cell table:style-name="ce25" table:formula="of:=([.AE6]/[.AE$43])*100" office:value-type="float" office:value="5.36373740982448" calcext:value-type="float">
            <text:p>5</text:p>
          </table:table-cell>
          <table:table-cell table:style-name="ce25" table:formula="of:=([.AF6]/[.AF$43])*100" office:value-type="float" office:value="3.73502933658303" calcext:value-type="float">
            <text:p>4</text:p>
          </table:table-cell>
          <table:table-cell table:style-name="ce25" table:formula="of:=([.AG6]/[.AG$43])*100" office:value-type="float" office:value="4.77586607179197" calcext:value-type="float">
            <text:p>5</text:p>
          </table:table-cell>
          <table:table-cell table:style-name="ce25" table:formula="of:=([.AH6]/[.AH$43])*100" office:value-type="float" office:value="15.8234200273727" calcext:value-type="float">
            <text:p>16</text:p>
          </table:table-cell>
          <table:table-cell table:style-name="ce25" table:formula="of:=([.AI6]/[.AI$43])*100" office:value-type="float" office:value="3.92068365226965" calcext:value-type="float">
            <text:p>4</text:p>
          </table:table-cell>
          <table:table-cell table:style-name="ce25" table:formula="of:=([.AJ6]/[.AJ$43])*100" office:value-type="float" office:value="0" calcext:value-type="float">
            <text:p>0</text:p>
          </table:table-cell>
          <table:table-cell table:style-name="ce25" table:formula="of:=([.AK6]/[.AK$43])*100" office:value-type="float" office:value="3.30949162122346" calcext:value-type="float">
            <text:p>3</text:p>
          </table:table-cell>
          <table:table-cell table:style-name="ce25" table:formula="of:=([.AL6]/[.AL$43])*100" office:value-type="float" office:value="3.18499943168664" calcext:value-type="float">
            <text:p>3</text:p>
          </table:table-cell>
          <table:table-cell table:style-name="ce25" table:formula="of:=([.AM6]/[.AM$43])*100" office:value-type="float" office:value="3.22209045618516" calcext:value-type="float">
            <text:p>3</text:p>
          </table:table-cell>
          <table:table-cell table:style-name="ce25" table:formula="of:=([.AN6]/[.AN$43])*100" office:value-type="float" office:value="3.25768059863269" calcext:value-type="float">
            <text:p>3</text:p>
          </table:table-cell>
          <table:table-cell table:style-name="ce25" table:formula="of:=([.AO6]/[.AO$43])*100" office:value-type="float" office:value="7.98475388233834" calcext:value-type="float">
            <text:p>8</text:p>
          </table:table-cell>
          <table:table-cell table:style-name="ce25" table:formula="of:=([.AP6]/[.AP$43])*100" office:value-type="float" office:value="6.11982256975505" calcext:value-type="float">
            <text:p>6</text:p>
          </table:table-cell>
          <table:table-cell table:style-name="ce25" table:formula="of:=([.AQ6]/[.AQ$43])*100" office:value-type="float" office:value="6.37916922736944" calcext:value-type="float">
            <text:p>6</text:p>
          </table:table-cell>
          <table:table-cell table:style-name="ce25" table:formula="of:=([.AR6]/[.AR$43])*100" office:value-type="float" office:value="3.27127872683254" calcext:value-type="float">
            <text:p>3</text:p>
          </table:table-cell>
          <table:table-cell table:style-name="ce25" table:formula="of:=([.AS6]/[.AS$43])*100" office:value-type="float" office:value="3.71040589429286" calcext:value-type="float">
            <text:p>4</text:p>
          </table:table-cell>
          <table:table-cell table:style-name="ce25" table:formula="of:=([.AT6]/[.AT$43])*100" office:value-type="float" office:value="3.5846561868463" calcext:value-type="float">
            <text:p>4</text:p>
          </table:table-cell>
          <table:table-cell table:style-name="ce25" table:formula="of:=([.AU6]/[.AU$43])*100" office:value-type="float" office:value="3.97932101176699" calcext:value-type="float">
            <text:p>4</text:p>
          </table:table-cell>
          <table:table-cell table:style-name="ce25" table:formula="of:=([.AV6]/[.AV$43])*100" office:value-type="float" office:value="3.29368480296467" calcext:value-type="float">
            <text:p>3</text:p>
          </table:table-cell>
          <table:table-cell table:style-name="ce25" table:formula="of:=([.AW6]/[.AW$43])*100" office:value-type="float" office:value="5.45576826175634" calcext:value-type="float">
            <text:p>5</text:p>
          </table:table-cell>
          <table:table-cell table:style-name="ce25" table:formula="of:=([.AX6]/[.AX$43])*100" office:value-type="float" office:value="2.19189763743335" calcext:value-type="float">
            <text:p>2</text:p>
          </table:table-cell>
          <table:table-cell table:style-name="ce25" table:formula="of:=([.AY6]/[.AY$43])*100" office:value-type="float" office:value="0" calcext:value-type="float">
            <text:p>0</text:p>
          </table:table-cell>
          <table:table-cell table:style-name="ce25" table:formula="of:=([.AZ6]/[.AZ$43])*100" office:value-type="float" office:value="0" calcext:value-type="float">
            <text:p>0</text:p>
          </table:table-cell>
          <table:table-cell table:style-name="ce25" table:formula="of:=([.BA6]/[.BA$43])*100" office:value-type="float" office:value="-7.80465585634234" calcext:value-type="float">
            <text:p>-8</text:p>
          </table:table-cell>
          <table:table-cell table:style-name="ce25" table:formula="of:=([.BB6]/[.BB$43])*100" office:value-type="float" office:value="4.30696487215005" calcext:value-type="float">
            <text:p>4</text:p>
          </table:table-cell>
          <table:table-cell table:style-name="ce25" table:formula="of:=([.BC6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Bondy</text:p>
          </table:table-cell>
          <table:table-cell table:style-name="ce25" table:formula="of:=([.B7]/[.B$43])*100" office:value-type="float" office:value="2.1682989557261" calcext:value-type="float">
            <text:p>2</text:p>
          </table:table-cell>
          <table:table-cell table:style-name="ce25" table:formula="of:=([.C7]/[.C$43])*100" office:value-type="float" office:value="4.47572693402519" calcext:value-type="float">
            <text:p>4</text:p>
          </table:table-cell>
          <table:table-cell table:style-name="ce25" table:formula="of:=([.D7]/[.D$43])*100" office:value-type="float" office:value="0.0560659709482866" calcext:value-type="float">
            <text:p>0</text:p>
          </table:table-cell>
          <table:table-cell table:style-name="ce25" table:formula="of:=([.E7]/[.E$43])*100" office:value-type="float" office:value="3.30149839839887" calcext:value-type="float">
            <text:p>3</text:p>
          </table:table-cell>
          <table:table-cell table:style-name="ce25" table:formula="of:=([.F7]/[.F$43])*100" office:value-type="float" office:value="3.34949734643177" calcext:value-type="float">
            <text:p>3</text:p>
          </table:table-cell>
          <table:table-cell table:style-name="ce25" table:formula="of:=([.G7]/[.G$43])*100" office:value-type="float" office:value="1.56237042511779" calcext:value-type="float">
            <text:p>2</text:p>
          </table:table-cell>
          <table:table-cell table:style-name="ce25" table:formula="of:=([.H7]/[.H$43])*100" office:value-type="float" office:value="1.88447450690397" calcext:value-type="float">
            <text:p>2</text:p>
          </table:table-cell>
          <table:table-cell table:style-name="ce25" table:formula="of:=([.I7]/[.I$43])*100" office:value-type="float" office:value="1.9045880010067" calcext:value-type="float">
            <text:p>2</text:p>
          </table:table-cell>
          <table:table-cell table:style-name="ce25" table:formula="of:=([.J7]/[.J$43])*100" office:value-type="float" office:value="0.587794442838217" calcext:value-type="float">
            <text:p>1</text:p>
          </table:table-cell>
          <table:table-cell table:style-name="ce25" table:formula="of:=([.K7]/[.K$43])*100" office:value-type="float" office:value="-7.34317364258413" calcext:value-type="float">
            <text:p>-7</text:p>
          </table:table-cell>
          <table:table-cell table:style-name="ce25" table:formula="of:=([.L7]/[.L$43])*100" office:value-type="float" office:value="4.80880677925004" calcext:value-type="float">
            <text:p>5</text:p>
          </table:table-cell>
          <table:table-cell table:style-name="ce25" table:formula="of:=([.M7]/[.M$43])*100" office:value-type="float" office:value="3.92686055727844" calcext:value-type="float">
            <text:p>4</text:p>
          </table:table-cell>
          <table:table-cell table:style-name="ce25" table:formula="of:=([.N7]/[.N$43])*100" office:value-type="float" office:value="0" calcext:value-type="float">
            <text:p>0</text:p>
          </table:table-cell>
          <table:table-cell table:style-name="ce25" table:formula="of:=([.O7]/[.O$43])*100" office:value-type="float" office:value="1.14842429822765" calcext:value-type="float">
            <text:p>1</text:p>
          </table:table-cell>
          <table:table-cell table:style-name="ce25" table:formula="of:=([.P7]/[.P$43])*100" office:value-type="float" office:value="2.01074843342402" calcext:value-type="float">
            <text:p>2</text:p>
          </table:table-cell>
          <table:table-cell table:style-name="ce25" table:formula="of:=([.Q7]/[.Q$43])*100" office:value-type="float" office:value="1.70680179040944" calcext:value-type="float">
            <text:p>2</text:p>
          </table:table-cell>
          <table:table-cell table:style-name="ce25" table:formula="of:=([.R7]/[.R$43])*100" office:value-type="float" office:value="1.11597506704176" calcext:value-type="float">
            <text:p>1</text:p>
          </table:table-cell>
          <table:table-cell table:style-name="ce25" table:formula="of:=([.S7]/[.S$43])*100" office:value-type="float" office:value="2.40946095028374" calcext:value-type="float">
            <text:p>2</text:p>
          </table:table-cell>
          <table:table-cell table:style-name="ce25" table:formula="of:=([.T7]/[.T$43])*100" office:value-type="float" office:value="2.21773180786264" calcext:value-type="float">
            <text:p>2</text:p>
          </table:table-cell>
          <table:table-cell table:style-name="ce25" table:formula="of:=([.U7]/[.U$43])*100" office:value-type="float" office:value="2.10546475288887" calcext:value-type="float">
            <text:p>2</text:p>
          </table:table-cell>
          <table:table-cell table:style-name="ce25" table:formula="of:=([.V7]/[.V$43])*100" office:value-type="float" office:value="2.61406305408843" calcext:value-type="float">
            <text:p>3</text:p>
          </table:table-cell>
          <table:table-cell table:style-name="ce25" table:formula="of:=([.W7]/[.W$43])*100" office:value-type="float" office:value="0" calcext:value-type="float">
            <text:p>0</text:p>
          </table:table-cell>
          <table:table-cell table:style-name="ce25" table:formula="of:=([.X7]/[.X$43])*100" office:value-type="float" office:value="4.53950007898703" calcext:value-type="float">
            <text:p>5</text:p>
          </table:table-cell>
          <table:table-cell table:style-name="ce25" table:formula="of:=([.Y7]/[.Y$43])*100" office:value-type="float" office:value="1.84807617867224" calcext:value-type="float">
            <text:p>2</text:p>
          </table:table-cell>
          <table:table-cell table:style-name="ce25" table:formula="of:=([.Z7]/[.Z$43])*100" office:value-type="float" office:value="4.41666684258375" calcext:value-type="float">
            <text:p>4</text:p>
          </table:table-cell>
          <table:table-cell table:style-name="ce25" table:formula="of:=([.AA7]/[.AA$43])*100" office:value-type="float" office:value="2.27997562697906" calcext:value-type="float">
            <text:p>2</text:p>
          </table:table-cell>
          <table:table-cell table:style-name="ce25" table:formula="of:=([.AB7]/[.AB$43])*100" office:value-type="float" office:value="4.42684991271522" calcext:value-type="float">
            <text:p>4</text:p>
          </table:table-cell>
          <table:table-cell table:style-name="ce25" table:formula="of:=([.AC7]/[.AC$43])*100" office:value-type="float" office:value="3.28334108713628" calcext:value-type="float">
            <text:p>3</text:p>
          </table:table-cell>
          <table:table-cell table:style-name="ce25" table:formula="of:=([.AD7]/[.AD$43])*100" office:value-type="float" office:value="3.54183101920289" calcext:value-type="float">
            <text:p>4</text:p>
          </table:table-cell>
          <table:table-cell table:style-name="ce25" table:formula="of:=([.AE7]/[.AE$43])*100" office:value-type="float" office:value="2.18675394205314" calcext:value-type="float">
            <text:p>2</text:p>
          </table:table-cell>
          <table:table-cell table:style-name="ce25" table:formula="of:=([.AF7]/[.AF$43])*100" office:value-type="float" office:value="2.04796037500077" calcext:value-type="float">
            <text:p>2</text:p>
          </table:table-cell>
          <table:table-cell table:style-name="ce25" table:formula="of:=([.AG7]/[.AG$43])*100" office:value-type="float" office:value="-0.0808018895400417" calcext:value-type="float">
            <text:p>0</text:p>
          </table:table-cell>
          <table:table-cell table:style-name="ce25" table:formula="of:=([.AH7]/[.AH$43])*100" office:value-type="float" office:value="-12.9680946872846" calcext:value-type="float">
            <text:p>-13</text:p>
          </table:table-cell>
          <table:table-cell table:style-name="ce25" table:formula="of:=([.AI7]/[.AI$43])*100" office:value-type="float" office:value="3.71178494483968" calcext:value-type="float">
            <text:p>4</text:p>
          </table:table-cell>
          <table:table-cell table:style-name="ce25" table:formula="of:=([.AJ7]/[.AJ$43])*100" office:value-type="float" office:value="0" calcext:value-type="float">
            <text:p>0</text:p>
          </table:table-cell>
          <table:table-cell table:style-name="ce25" table:formula="of:=([.AK7]/[.AK$43])*100" office:value-type="float" office:value="2.45433101855216" calcext:value-type="float">
            <text:p>2</text:p>
          </table:table-cell>
          <table:table-cell table:style-name="ce25" table:formula="of:=([.AL7]/[.AL$43])*100" office:value-type="float" office:value="2.15211544400345" calcext:value-type="float">
            <text:p>2</text:p>
          </table:table-cell>
          <table:table-cell table:style-name="ce25" table:formula="of:=([.AM7]/[.AM$43])*100" office:value-type="float" office:value="2.16446747920092" calcext:value-type="float">
            <text:p>2</text:p>
          </table:table-cell>
          <table:table-cell table:style-name="ce25" table:formula="of:=([.AN7]/[.AN$43])*100" office:value-type="float" office:value="0.828068574306365" calcext:value-type="float">
            <text:p>1</text:p>
          </table:table-cell>
          <table:table-cell table:style-name="ce25" table:formula="of:=([.AO7]/[.AO$43])*100" office:value-type="float" office:value="1.49576842701455" calcext:value-type="float">
            <text:p>1</text:p>
          </table:table-cell>
          <table:table-cell table:style-name="ce25" table:formula="of:=([.AP7]/[.AP$43])*100" office:value-type="float" office:value="1.77871975573267" calcext:value-type="float">
            <text:p>2</text:p>
          </table:table-cell>
          <table:table-cell table:style-name="ce25" table:formula="of:=([.AQ7]/[.AQ$43])*100" office:value-type="float" office:value="1.73535553363268" calcext:value-type="float">
            <text:p>2</text:p>
          </table:table-cell>
          <table:table-cell table:style-name="ce25" table:formula="of:=([.AR7]/[.AR$43])*100" office:value-type="float" office:value="2.51391357344954" calcext:value-type="float">
            <text:p>3</text:p>
          </table:table-cell>
          <table:table-cell table:style-name="ce25" table:formula="of:=([.AS7]/[.AS$43])*100" office:value-type="float" office:value="2.40057721757407" calcext:value-type="float">
            <text:p>2</text:p>
          </table:table-cell>
          <table:table-cell table:style-name="ce25" table:formula="of:=([.AT7]/[.AT$43])*100" office:value-type="float" office:value="2.43540934656351" calcext:value-type="float">
            <text:p>2</text:p>
          </table:table-cell>
          <table:table-cell table:style-name="ce25" table:formula="of:=([.AU7]/[.AU$43])*100" office:value-type="float" office:value="4.37499196627272" calcext:value-type="float">
            <text:p>4</text:p>
          </table:table-cell>
          <table:table-cell table:style-name="ce25" table:formula="of:=([.AV7]/[.AV$43])*100" office:value-type="float" office:value="1.22492119711491" calcext:value-type="float">
            <text:p>1</text:p>
          </table:table-cell>
          <table:table-cell table:style-name="ce25" table:formula="of:=([.AW7]/[.AW$43])*100" office:value-type="float" office:value="1.00354577532635" calcext:value-type="float">
            <text:p>1</text:p>
          </table:table-cell>
          <table:table-cell table:style-name="ce25" table:formula="of:=([.AX7]/[.AX$43])*100" office:value-type="float" office:value="3.57853209772187" calcext:value-type="float">
            <text:p>4</text:p>
          </table:table-cell>
          <table:table-cell table:style-name="ce25" table:formula="of:=([.AY7]/[.AY$43])*100" office:value-type="float" office:value="0" calcext:value-type="float">
            <text:p>0</text:p>
          </table:table-cell>
          <table:table-cell table:style-name="ce25" table:formula="of:=([.AZ7]/[.AZ$43])*100" office:value-type="float" office:value="0" calcext:value-type="float">
            <text:p>0</text:p>
          </table:table-cell>
          <table:table-cell table:style-name="ce25" table:formula="of:=([.BA7]/[.BA$43])*100" office:value-type="float" office:value="-5.33538337716042" calcext:value-type="float">
            <text:p>-5</text:p>
          </table:table-cell>
          <table:table-cell table:style-name="ce25" table:formula="of:=([.BB7]/[.BB$43])*100" office:value-type="float" office:value="2.28221822921518" calcext:value-type="float">
            <text:p>2</text:p>
          </table:table-cell>
          <table:table-cell table:style-name="ce25" table:formula="of:=([.BC7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Clichy-sous-Bois</text:p>
          </table:table-cell>
          <table:table-cell table:style-name="ce25" table:formula="of:=([.B8]/[.B$43])*100" office:value-type="float" office:value="3.79391905199316" calcext:value-type="float">
            <text:p>4</text:p>
          </table:table-cell>
          <table:table-cell table:style-name="ce25" table:formula="of:=([.C8]/[.C$43])*100" office:value-type="float" office:value="2.20052966750559" calcext:value-type="float">
            <text:p>2</text:p>
          </table:table-cell>
          <table:table-cell table:style-name="ce25" table:formula="of:=([.D8]/[.D$43])*100" office:value-type="float" office:value="2.52318273101837" calcext:value-type="float">
            <text:p>3</text:p>
          </table:table-cell>
          <table:table-cell table:style-name="ce25" table:formula="of:=([.E8]/[.E$43])*100" office:value-type="float" office:value="4.48871937785472" calcext:value-type="float">
            <text:p>4</text:p>
          </table:table-cell>
          <table:table-cell table:style-name="ce25" table:formula="of:=([.F8]/[.F$43])*100" office:value-type="float" office:value="2.71978262186661" calcext:value-type="float">
            <text:p>3</text:p>
          </table:table-cell>
          <table:table-cell table:style-name="ce25" table:formula="of:=([.G8]/[.G$43])*100" office:value-type="float" office:value="1.37201209165215" calcext:value-type="float">
            <text:p>1</text:p>
          </table:table-cell>
          <table:table-cell table:style-name="ce25" table:formula="of:=([.H8]/[.H$43])*100" office:value-type="float" office:value="0.947931368885897" calcext:value-type="float">
            <text:p>1</text:p>
          </table:table-cell>
          <table:table-cell table:style-name="ce25" table:formula="of:=([.I8]/[.I$43])*100" office:value-type="float" office:value="0.0014483450631987" calcext:value-type="float">
            <text:p>0</text:p>
          </table:table-cell>
          <table:table-cell table:style-name="ce25" table:formula="of:=([.J8]/[.J$43])*100" office:value-type="float" office:value="1.81168555812355" calcext:value-type="float">
            <text:p>2</text:p>
          </table:table-cell>
          <table:table-cell table:style-name="ce25" table:formula="of:=([.K8]/[.K$43])*100" office:value-type="float" office:value="8.81850415106911" calcext:value-type="float">
            <text:p>9</text:p>
          </table:table-cell>
          <table:table-cell table:style-name="ce25" table:formula="of:=([.L8]/[.L$43])*100" office:value-type="float" office:value="1.94987599677039" calcext:value-type="float">
            <text:p>2</text:p>
          </table:table-cell>
          <table:table-cell table:style-name="ce25" table:formula="of:=([.M8]/[.M$43])*100" office:value-type="float" office:value="7.65164801396156" calcext:value-type="float">
            <text:p>8</text:p>
          </table:table-cell>
          <table:table-cell table:style-name="ce25" table:formula="of:=([.N8]/[.N$43])*100" office:value-type="float" office:value="4.48235711191411" calcext:value-type="float">
            <text:p>4</text:p>
          </table:table-cell>
          <table:table-cell table:style-name="ce25" table:formula="of:=([.O8]/[.O$43])*100" office:value-type="float" office:value="2.47624336385268" calcext:value-type="float">
            <text:p>2</text:p>
          </table:table-cell>
          <table:table-cell table:style-name="ce25" table:formula="of:=([.P8]/[.P$43])*100" office:value-type="float" office:value="3.1877341140246" calcext:value-type="float">
            <text:p>3</text:p>
          </table:table-cell>
          <table:table-cell table:style-name="ce25" table:formula="of:=([.Q8]/[.Q$43])*100" office:value-type="float" office:value="2.48850220035041" calcext:value-type="float">
            <text:p>2</text:p>
          </table:table-cell>
          <table:table-cell table:style-name="ce25" table:formula="of:=([.R8]/[.R$43])*100" office:value-type="float" office:value="2.53548288880659" calcext:value-type="float">
            <text:p>3</text:p>
          </table:table-cell>
          <table:table-cell table:style-name="ce25" table:formula="of:=([.S8]/[.S$43])*100" office:value-type="float" office:value="2.98424825494971" calcext:value-type="float">
            <text:p>3</text:p>
          </table:table-cell>
          <table:table-cell table:style-name="ce25" table:formula="of:=([.T8]/[.T$43])*100" office:value-type="float" office:value="2.84897788300441" calcext:value-type="float">
            <text:p>3</text:p>
          </table:table-cell>
          <table:table-cell table:style-name="ce25" table:formula="of:=([.U8]/[.U$43])*100" office:value-type="float" office:value="2.87877902130945" calcext:value-type="float">
            <text:p>3</text:p>
          </table:table-cell>
          <table:table-cell table:style-name="ce25" table:formula="of:=([.V8]/[.V$43])*100" office:value-type="float" office:value="0.0567062182339176" calcext:value-type="float">
            <text:p>0</text:p>
          </table:table-cell>
          <table:table-cell table:style-name="ce25" table:formula="of:=([.W8]/[.W$43])*100" office:value-type="float" office:value="0" calcext:value-type="float">
            <text:p>0</text:p>
          </table:table-cell>
          <table:table-cell table:style-name="ce25" table:formula="of:=([.X8]/[.X$43])*100" office:value-type="float" office:value="8.83429135289108" calcext:value-type="float">
            <text:p>9</text:p>
          </table:table-cell>
          <table:table-cell table:style-name="ce25" table:formula="of:=([.Y8]/[.Y$43])*100" office:value-type="float" office:value="0" calcext:value-type="float">
            <text:p>0</text:p>
          </table:table-cell>
          <table:table-cell table:style-name="ce25" table:formula="of:=([.Z8]/[.Z$43])*100" office:value-type="float" office:value="1.71279758922682" calcext:value-type="float">
            <text:p>2</text:p>
          </table:table-cell>
          <table:table-cell table:style-name="ce25" table:formula="of:=([.AA8]/[.AA$43])*100" office:value-type="float" office:value="0.419663779195603" calcext:value-type="float">
            <text:p>0</text:p>
          </table:table-cell>
          <table:table-cell table:style-name="ce25" table:formula="of:=([.AB8]/[.AB$43])*100" office:value-type="float" office:value="1.67969871630694" calcext:value-type="float">
            <text:p>2</text:p>
          </table:table-cell>
          <table:table-cell table:style-name="ce25" table:formula="of:=([.AC8]/[.AC$43])*100" office:value-type="float" office:value="1.50220848861449" calcext:value-type="float">
            <text:p>2</text:p>
          </table:table-cell>
          <table:table-cell table:style-name="ce25" table:formula="of:=([.AD8]/[.AD$43])*100" office:value-type="float" office:value="1.57732476456284" calcext:value-type="float">
            <text:p>2</text:p>
          </table:table-cell>
          <table:table-cell table:style-name="ce25" table:formula="of:=([.AE8]/[.AE$43])*100" office:value-type="float" office:value="0.724580415514849" calcext:value-type="float">
            <text:p>1</text:p>
          </table:table-cell>
          <table:table-cell table:style-name="ce25" table:formula="of:=([.AF8]/[.AF$43])*100" office:value-type="float" office:value="2.73798906876993" calcext:value-type="float">
            <text:p>3</text:p>
          </table:table-cell>
          <table:table-cell table:style-name="ce25" table:formula="of:=([.AG8]/[.AG$43])*100" office:value-type="float" office:value="0.538090920818003" calcext:value-type="float">
            <text:p>1</text:p>
          </table:table-cell>
          <table:table-cell table:style-name="ce25" table:formula="of:=([.AH8]/[.AH$43])*100" office:value-type="float" office:value="-13.3469364245732" calcext:value-type="float">
            <text:p>-13</text:p>
          </table:table-cell>
          <table:table-cell table:style-name="ce25" table:formula="of:=([.AI8]/[.AI$43])*100" office:value-type="float" office:value="0.7773311456962" calcext:value-type="float">
            <text:p>1</text:p>
          </table:table-cell>
          <table:table-cell table:style-name="ce25" table:formula="of:=([.AJ8]/[.AJ$43])*100" office:value-type="float" office:value="0" calcext:value-type="float">
            <text:p>0</text:p>
          </table:table-cell>
          <table:table-cell table:style-name="ce25" table:formula="of:=([.AK8]/[.AK$43])*100" office:value-type="float" office:value="2.59016570696293" calcext:value-type="float">
            <text:p>3</text:p>
          </table:table-cell>
          <table:table-cell table:style-name="ce25" table:formula="of:=([.AL8]/[.AL$43])*100" office:value-type="float" office:value="1.62797182896149" calcext:value-type="float">
            <text:p>2</text:p>
          </table:table-cell>
          <table:table-cell table:style-name="ce25" table:formula="of:=([.AM8]/[.AM$43])*100" office:value-type="float" office:value="1.65935672766045" calcext:value-type="float">
            <text:p>2</text:p>
          </table:table-cell>
          <table:table-cell table:style-name="ce25" table:formula="of:=([.AN8]/[.AN$43])*100" office:value-type="float" office:value="2.06101501344485" calcext:value-type="float">
            <text:p>2</text:p>
          </table:table-cell>
          <table:table-cell table:style-name="ce25" table:formula="of:=([.AO8]/[.AO$43])*100" office:value-type="float" office:value="0.00187982545440233" calcext:value-type="float">
            <text:p>0</text:p>
          </table:table-cell>
          <table:table-cell table:style-name="ce25" table:formula="of:=([.AP8]/[.AP$43])*100" office:value-type="float" office:value="0.898900442033166" calcext:value-type="float">
            <text:p>1</text:p>
          </table:table-cell>
          <table:table-cell table:style-name="ce25" table:formula="of:=([.AQ8]/[.AQ$43])*100" office:value-type="float" office:value="1.46092652068593" calcext:value-type="float">
            <text:p>1</text:p>
          </table:table-cell>
          <table:table-cell table:style-name="ce25" table:formula="of:=([.AR8]/[.AR$43])*100" office:value-type="float" office:value="2.80710389074971" calcext:value-type="float">
            <text:p>3</text:p>
          </table:table-cell>
          <table:table-cell table:style-name="ce25" table:formula="of:=([.AS8]/[.AS$43])*100" office:value-type="float" office:value="2.51293816201962" calcext:value-type="float">
            <text:p>3</text:p>
          </table:table-cell>
          <table:table-cell table:style-name="ce25" table:formula="of:=([.AT8]/[.AT$43])*100" office:value-type="float" office:value="2.67136498846673" calcext:value-type="float">
            <text:p>3</text:p>
          </table:table-cell>
          <table:table-cell table:style-name="ce25" table:formula="of:=([.AU8]/[.AU$43])*100" office:value-type="float" office:value="2.27633608389653" calcext:value-type="float">
            <text:p>2</text:p>
          </table:table-cell>
          <table:table-cell table:style-name="ce25" table:formula="of:=([.AV8]/[.AV$43])*100" office:value-type="float" office:value="4.31462349581471" calcext:value-type="float">
            <text:p>4</text:p>
          </table:table-cell>
          <table:table-cell table:style-name="ce25" table:formula="of:=([.AW8]/[.AW$43])*100" office:value-type="float" office:value="5.36846186923091" calcext:value-type="float">
            <text:p>5</text:p>
          </table:table-cell>
          <table:table-cell table:style-name="ce25" table:formula="of:=([.AX8]/[.AX$43])*100" office:value-type="float" office:value="4.28815676951836" calcext:value-type="float">
            <text:p>4</text:p>
          </table:table-cell>
          <table:table-cell table:style-name="ce25" table:formula="of:=([.AY8]/[.AY$43])*100" office:value-type="float" office:value="0" calcext:value-type="float">
            <text:p>0</text:p>
          </table:table-cell>
          <table:table-cell table:style-name="ce25" table:formula="of:=([.AZ8]/[.AZ$43])*100" office:value-type="float" office:value="0" calcext:value-type="float">
            <text:p>0</text:p>
          </table:table-cell>
          <table:table-cell table:style-name="ce25" table:formula="of:=([.BA8]/[.BA$43])*100" office:value-type="float" office:value="16.7303584620788" calcext:value-type="float">
            <text:p>17</text:p>
          </table:table-cell>
          <table:table-cell table:style-name="ce25" table:formula="of:=([.BB8]/[.BB$43])*100" office:value-type="float" office:value="1.18945484826115" calcext:value-type="float">
            <text:p>1</text:p>
          </table:table-cell>
          <table:table-cell table:style-name="ce25" table:formula="of:=([.BC8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Coubron</text:p>
          </table:table-cell>
          <table:table-cell table:style-name="ce25" table:formula="of:=([.B9]/[.B$43])*100" office:value-type="float" office:value="2.03098652198759" calcext:value-type="float">
            <text:p>2</text:p>
          </table:table-cell>
          <table:table-cell table:style-name="ce25" table:formula="of:=([.C9]/[.C$43])*100" office:value-type="float" office:value="0.93579696735006" calcext:value-type="float">
            <text:p>1</text:p>
          </table:table-cell>
          <table:table-cell table:style-name="ce25" table:formula="of:=([.D9]/[.D$43])*100" office:value-type="float" office:value="0.363311498740412" calcext:value-type="float">
            <text:p>0</text:p>
          </table:table-cell>
          <table:table-cell table:style-name="ce25" table:formula="of:=([.E9]/[.E$43])*100" office:value-type="float" office:value="2.20158795961945" calcext:value-type="float">
            <text:p>2</text:p>
          </table:table-cell>
          <table:table-cell table:style-name="ce25" table:formula="of:=([.F9]/[.F$43])*100" office:value-type="float" office:value="1.95245473211709" calcext:value-type="float">
            <text:p>2</text:p>
          </table:table-cell>
          <table:table-cell table:style-name="ce25" table:formula="of:=([.G9]/[.G$43])*100" office:value-type="float" office:value="1.93965997159005" calcext:value-type="float">
            <text:p>2</text:p>
          </table:table-cell>
          <table:table-cell table:style-name="ce25" table:formula="of:=([.H9]/[.H$43])*100" office:value-type="float" office:value="2.75538280692724" calcext:value-type="float">
            <text:p>3</text:p>
          </table:table-cell>
          <table:table-cell table:style-name="ce25" table:formula="of:=([.I9]/[.I$43])*100" office:value-type="float" office:value="0.142996258560166" calcext:value-type="float">
            <text:p>0</text:p>
          </table:table-cell>
          <table:table-cell table:style-name="ce25" table:formula="of:=([.J9]/[.J$43])*100" office:value-type="float" office:value="1.73297396483666" calcext:value-type="float">
            <text:p>2</text:p>
          </table:table-cell>
          <table:table-cell table:style-name="ce25" table:formula="of:=([.K9]/[.K$43])*100" office:value-type="float" office:value="-5.24762693007275" calcext:value-type="float">
            <text:p>-5</text:p>
          </table:table-cell>
          <table:table-cell table:style-name="ce25" table:formula="of:=([.L9]/[.L$43])*100" office:value-type="float" office:value="1.31506310981241" calcext:value-type="float">
            <text:p>1</text:p>
          </table:table-cell>
          <table:table-cell table:style-name="ce25" table:formula="of:=([.M9]/[.M$43])*100" office:value-type="float" office:value="0.77318112055438" calcext:value-type="float">
            <text:p>1</text:p>
          </table:table-cell>
          <table:table-cell table:style-name="ce25" table:formula="of:=([.N9]/[.N$43])*100" office:value-type="float" office:value="0" calcext:value-type="float">
            <text:p>0</text:p>
          </table:table-cell>
          <table:table-cell table:style-name="ce25" table:formula="of:=([.O9]/[.O$43])*100" office:value-type="float" office:value="1.00336218251188" calcext:value-type="float">
            <text:p>1</text:p>
          </table:table-cell>
          <table:table-cell table:style-name="ce25" table:formula="of:=([.P9]/[.P$43])*100" office:value-type="float" office:value="0.666857991780988" calcext:value-type="float">
            <text:p>1</text:p>
          </table:table-cell>
          <table:table-cell table:style-name="ce25" table:formula="of:=([.Q9]/[.Q$43])*100" office:value-type="float" office:value="0.939680594166195" calcext:value-type="float">
            <text:p>1</text:p>
          </table:table-cell>
          <table:table-cell table:style-name="ce25" table:formula="of:=([.R9]/[.R$43])*100" office:value-type="float" office:value="0.965939717409283" calcext:value-type="float">
            <text:p>1</text:p>
          </table:table-cell>
          <table:table-cell table:style-name="ce25" table:formula="of:=([.S9]/[.S$43])*100" office:value-type="float" office:value="1.81773810561211" calcext:value-type="float">
            <text:p>2</text:p>
          </table:table-cell>
          <table:table-cell table:style-name="ce25" table:formula="of:=([.T9]/[.T$43])*100" office:value-type="float" office:value="1.5781493785598" calcext:value-type="float">
            <text:p>2</text:p>
          </table:table-cell>
          <table:table-cell table:style-name="ce25" table:formula="of:=([.U9]/[.U$43])*100" office:value-type="float" office:value="1.61754769432465" calcext:value-type="float">
            <text:p>2</text:p>
          </table:table-cell>
          <table:table-cell table:style-name="ce25" table:formula="of:=([.V9]/[.V$43])*100" office:value-type="float" office:value="6.95089155815608" calcext:value-type="float">
            <text:p>7</text:p>
          </table:table-cell>
          <table:table-cell table:style-name="ce25" table:formula="of:=([.W9]/[.W$43])*100" office:value-type="float" office:value="13.1814283139568" calcext:value-type="float">
            <text:p>13</text:p>
          </table:table-cell>
          <table:table-cell table:style-name="ce25" table:formula="of:=([.X9]/[.X$43])*100" office:value-type="float" office:value="0.84430524492072" calcext:value-type="float">
            <text:p>1</text:p>
          </table:table-cell>
          <table:table-cell table:style-name="ce25" table:formula="of:=([.Y9]/[.Y$43])*100" office:value-type="float" office:value="0" calcext:value-type="float">
            <text:p>0</text:p>
          </table:table-cell>
          <table:table-cell table:style-name="ce25" table:formula="of:=([.Z9]/[.Z$43])*100" office:value-type="float" office:value="1.77912494748772" calcext:value-type="float">
            <text:p>2</text:p>
          </table:table-cell>
          <table:table-cell table:style-name="ce25" table:formula="of:=([.AA9]/[.AA$43])*100" office:value-type="float" office:value="0" calcext:value-type="float">
            <text:p>0</text:p>
          </table:table-cell>
          <table:table-cell table:style-name="ce25" table:formula="of:=([.AB9]/[.AB$43])*100" office:value-type="float" office:value="1.78528194658226" calcext:value-type="float">
            <text:p>2</text:p>
          </table:table-cell>
          <table:table-cell table:style-name="ce25" table:formula="of:=([.AC9]/[.AC$43])*100" office:value-type="float" office:value="2.40531826552633" calcext:value-type="float">
            <text:p>2</text:p>
          </table:table-cell>
          <table:table-cell table:style-name="ce25" table:formula="of:=([.AD9]/[.AD$43])*100" office:value-type="float" office:value="2.18647179434956" calcext:value-type="float">
            <text:p>2</text:p>
          </table:table-cell>
          <table:table-cell table:style-name="ce25" table:formula="of:=([.AE9]/[.AE$43])*100" office:value-type="float" office:value="3.99670648283232" calcext:value-type="float">
            <text:p>4</text:p>
          </table:table-cell>
          <table:table-cell table:style-name="ce25" table:formula="of:=([.AF9]/[.AF$43])*100" office:value-type="float" office:value="1.72860457762484" calcext:value-type="float">
            <text:p>2</text:p>
          </table:table-cell>
          <table:table-cell table:style-name="ce25" table:formula="of:=([.AG9]/[.AG$43])*100" office:value-type="float" office:value="1.08270835358769" calcext:value-type="float">
            <text:p>1</text:p>
          </table:table-cell>
          <table:table-cell table:style-name="ce25" table:formula="of:=([.AH9]/[.AH$43])*100" office:value-type="float" office:value="-4.81435269822675" calcext:value-type="float">
            <text:p>-5</text:p>
          </table:table-cell>
          <table:table-cell table:style-name="ce25" table:formula="of:=([.AI9]/[.AI$43])*100" office:value-type="float" office:value="8.03024530894809" calcext:value-type="float">
            <text:p>8</text:p>
          </table:table-cell>
          <table:table-cell table:style-name="ce25" table:formula="of:=([.AJ9]/[.AJ$43])*100" office:value-type="float" office:value="0" calcext:value-type="float">
            <text:p>0</text:p>
          </table:table-cell>
          <table:table-cell table:style-name="ce25" table:formula="of:=([.AK9]/[.AK$43])*100" office:value-type="float" office:value="1.87810431713575" calcext:value-type="float">
            <text:p>2</text:p>
          </table:table-cell>
          <table:table-cell table:style-name="ce25" table:formula="of:=([.AL9]/[.AL$43])*100" office:value-type="float" office:value="2.06818840627968" calcext:value-type="float">
            <text:p>2</text:p>
          </table:table-cell>
          <table:table-cell table:style-name="ce25" table:formula="of:=([.AM9]/[.AM$43])*100" office:value-type="float" office:value="2.03647334237243" calcext:value-type="float">
            <text:p>2</text:p>
          </table:table-cell>
          <table:table-cell table:style-name="ce25" table:formula="of:=([.AN9]/[.AN$43])*100" office:value-type="float" office:value="0.285675651345244" calcext:value-type="float">
            <text:p>0</text:p>
          </table:table-cell>
          <table:table-cell table:style-name="ce25" table:formula="of:=([.AO9]/[.AO$43])*100" office:value-type="float" office:value="0.185596660323493" calcext:value-type="float">
            <text:p>0</text:p>
          </table:table-cell>
          <table:table-cell table:style-name="ce25" table:formula="of:=([.AP9]/[.AP$43])*100" office:value-type="float" office:value="0.974372882582212" calcext:value-type="float">
            <text:p>1</text:p>
          </table:table-cell>
          <table:table-cell table:style-name="ce25" table:formula="of:=([.AQ9]/[.AQ$43])*100" office:value-type="float" office:value="1.58358714562634" calcext:value-type="float">
            <text:p>2</text:p>
          </table:table-cell>
          <table:table-cell table:style-name="ce25" table:formula="of:=([.AR9]/[.AR$43])*100" office:value-type="float" office:value="1.88797003609662" calcext:value-type="float">
            <text:p>2</text:p>
          </table:table-cell>
          <table:table-cell table:style-name="ce25" table:formula="of:=([.AS9]/[.AS$43])*100" office:value-type="float" office:value="1.74713129449909" calcext:value-type="float">
            <text:p>2</text:p>
          </table:table-cell>
          <table:table-cell table:style-name="ce25" table:formula="of:=([.AT9]/[.AT$43])*100" office:value-type="float" office:value="1.85727824143052" calcext:value-type="float">
            <text:p>2</text:p>
          </table:table-cell>
          <table:table-cell table:style-name="ce25" table:formula="of:=([.AU9]/[.AU$43])*100" office:value-type="float" office:value="0.821093651678843" calcext:value-type="float">
            <text:p>1</text:p>
          </table:table-cell>
          <table:table-cell table:style-name="ce25" table:formula="of:=([.AV9]/[.AV$43])*100" office:value-type="float" office:value="0.479252941352738" calcext:value-type="float">
            <text:p>0</text:p>
          </table:table-cell>
          <table:table-cell table:style-name="ce25" table:formula="of:=([.AW9]/[.AW$43])*100" office:value-type="float" office:value="0" calcext:value-type="float">
            <text:p>0</text:p>
          </table:table-cell>
          <table:table-cell table:style-name="ce25" table:formula="of:=([.AX9]/[.AX$43])*100" office:value-type="float" office:value="1.89361987044923" calcext:value-type="float">
            <text:p>2</text:p>
          </table:table-cell>
          <table:table-cell table:style-name="ce25" table:formula="of:=([.AY9]/[.AY$43])*100" office:value-type="float" office:value="0" calcext:value-type="float">
            <text:p>0</text:p>
          </table:table-cell>
          <table:table-cell table:style-name="ce25" table:formula="of:=([.AZ9]/[.AZ$43])*100" office:value-type="float" office:value="0" calcext:value-type="float">
            <text:p>0</text:p>
          </table:table-cell>
          <table:table-cell table:style-name="ce25" table:formula="of:=([.BA9]/[.BA$43])*100" office:value-type="float" office:value="-5.40228221821744" calcext:value-type="float">
            <text:p>-5</text:p>
          </table:table-cell>
          <table:table-cell table:style-name="ce25" table:formula="of:=([.BB9]/[.BB$43])*100" office:value-type="float" office:value="2.99485854122845" calcext:value-type="float">
            <text:p>3</text:p>
          </table:table-cell>
          <table:table-cell table:style-name="ce25" table:formula="of:=([.BC9]/[.BC$43])*100" office:value-type="float" office:value="100" calcext:value-type="float">
            <text:p>10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Drancy</text:p>
          </table:table-cell>
          <table:table-cell table:style-name="ce25" table:formula="of:=([.B10]/[.B$43])*100" office:value-type="float" office:value="2.51677096836504" calcext:value-type="float">
            <text:p>3</text:p>
          </table:table-cell>
          <table:table-cell table:style-name="ce25" table:formula="of:=([.C10]/[.C$43])*100" office:value-type="float" office:value="3.0469003612727" calcext:value-type="float">
            <text:p>3</text:p>
          </table:table-cell>
          <table:table-cell table:style-name="ce25" table:formula="of:=([.D10]/[.D$43])*100" office:value-type="float" office:value="3.00824387771579" calcext:value-type="float">
            <text:p>3</text:p>
          </table:table-cell>
          <table:table-cell table:style-name="ce25" table:formula="of:=([.E10]/[.E$43])*100" office:value-type="float" office:value="3.0871940554166" calcext:value-type="float">
            <text:p>3</text:p>
          </table:table-cell>
          <table:table-cell table:style-name="ce25" table:formula="of:=([.F10]/[.F$43])*100" office:value-type="float" office:value="4.39925434035651" calcext:value-type="float">
            <text:p>4</text:p>
          </table:table-cell>
          <table:table-cell table:style-name="ce25" table:formula="of:=([.G10]/[.G$43])*100" office:value-type="float" office:value="1.69527485052799" calcext:value-type="float">
            <text:p>2</text:p>
          </table:table-cell>
          <table:table-cell table:style-name="ce25" table:formula="of:=([.H10]/[.H$43])*100" office:value-type="float" office:value="1.97871304208331" calcext:value-type="float">
            <text:p>2</text:p>
          </table:table-cell>
          <table:table-cell table:style-name="ce25" table:formula="of:=([.I10]/[.I$43])*100" office:value-type="float" office:value="6.78673211195184" calcext:value-type="float">
            <text:p>7</text:p>
          </table:table-cell>
          <table:table-cell table:style-name="ce25" table:formula="of:=([.J10]/[.J$43])*100" office:value-type="float" office:value="5.00411240900289" calcext:value-type="float">
            <text:p>5</text:p>
          </table:table-cell>
          <table:table-cell table:style-name="ce25" table:formula="of:=([.K10]/[.K$43])*100" office:value-type="float" office:value="8.07281186891152" calcext:value-type="float">
            <text:p>8</text:p>
          </table:table-cell>
          <table:table-cell table:style-name="ce25" table:formula="of:=([.L10]/[.L$43])*100" office:value-type="float" office:value="3.33989338770485" calcext:value-type="float">
            <text:p>3</text:p>
          </table:table-cell>
          <table:table-cell table:style-name="ce25" table:formula="of:=([.M10]/[.M$43])*100" office:value-type="float" office:value="2.60740357826412" calcext:value-type="float">
            <text:p>3</text:p>
          </table:table-cell>
          <table:table-cell table:style-name="ce25" table:formula="of:=([.N10]/[.N$43])*100" office:value-type="float" office:value="32.3965204282327" calcext:value-type="float">
            <text:p>32</text:p>
          </table:table-cell>
          <table:table-cell table:style-name="ce25" table:formula="of:=([.O10]/[.O$43])*100" office:value-type="float" office:value="3.41590742945352" calcext:value-type="float">
            <text:p>3</text:p>
          </table:table-cell>
          <table:table-cell table:style-name="ce25" table:formula="of:=([.P10]/[.P$43])*100" office:value-type="float" office:value="1.60412929061518" calcext:value-type="float">
            <text:p>2</text:p>
          </table:table-cell>
          <table:table-cell table:style-name="ce25" table:formula="of:=([.Q10]/[.Q$43])*100" office:value-type="float" office:value="3.28744173363099" calcext:value-type="float">
            <text:p>3</text:p>
          </table:table-cell>
          <table:table-cell table:style-name="ce25" table:formula="of:=([.R10]/[.R$43])*100" office:value-type="float" office:value="3.36032716941826" calcext:value-type="float">
            <text:p>3</text:p>
          </table:table-cell>
          <table:table-cell table:style-name="ce25" table:formula="of:=([.S10]/[.S$43])*100" office:value-type="float" office:value="2.38414316820928" calcext:value-type="float">
            <text:p>2</text:p>
          </table:table-cell>
          <table:table-cell table:style-name="ce25" table:formula="of:=([.T10]/[.T$43])*100" office:value-type="float" office:value="2.6306192254338" calcext:value-type="float">
            <text:p>3</text:p>
          </table:table-cell>
          <table:table-cell table:style-name="ce25" table:formula="of:=([.U10]/[.U$43])*100" office:value-type="float" office:value="2.61356679638329" calcext:value-type="float">
            <text:p>3</text:p>
          </table:table-cell>
          <table:table-cell table:style-name="ce25" table:formula="of:=([.V10]/[.V$43])*100" office:value-type="float" office:value="0.219893449914674" calcext:value-type="float">
            <text:p>0</text:p>
          </table:table-cell>
          <table:table-cell table:style-name="ce25" table:formula="of:=([.W10]/[.W$43])*100" office:value-type="float" office:value="0" calcext:value-type="float">
            <text:p>0</text:p>
          </table:table-cell>
          <table:table-cell table:style-name="ce25" table:formula="of:=([.X10]/[.X$43])*100" office:value-type="float" office:value="2.92979646140505" calcext:value-type="float">
            <text:p>3</text:p>
          </table:table-cell>
          <table:table-cell table:style-name="ce25" table:formula="of:=([.Y10]/[.Y$43])*100" office:value-type="float" office:value="2.75311013991362" calcext:value-type="float">
            <text:p>3</text:p>
          </table:table-cell>
          <table:table-cell table:style-name="ce25" table:formula="of:=([.Z10]/[.Z$43])*100" office:value-type="float" office:value="4.41249790737689" calcext:value-type="float">
            <text:p>4</text:p>
          </table:table-cell>
          <table:table-cell table:style-name="ce25" table:formula="of:=([.AA10]/[.AA$43])*100" office:value-type="float" office:value="7.34670438158315" calcext:value-type="float">
            <text:p>7</text:p>
          </table:table-cell>
          <table:table-cell table:style-name="ce25" table:formula="of:=([.AB10]/[.AB$43])*100" office:value-type="float" office:value="4.40972629862946" calcext:value-type="float">
            <text:p>4</text:p>
          </table:table-cell>
          <table:table-cell table:style-name="ce25" table:formula="of:=([.AC10]/[.AC$43])*100" office:value-type="float" office:value="2.25062233141815" calcext:value-type="float">
            <text:p>2</text:p>
          </table:table-cell>
          <table:table-cell table:style-name="ce25" table:formula="of:=([.AD10]/[.AD$43])*100" office:value-type="float" office:value="2.35374442126659" calcext:value-type="float">
            <text:p>2</text:p>
          </table:table-cell>
          <table:table-cell table:style-name="ce25" table:formula="of:=([.AE10]/[.AE$43])*100" office:value-type="float" office:value="1.53975566388121" calcext:value-type="float">
            <text:p>2</text:p>
          </table:table-cell>
          <table:table-cell table:style-name="ce25" table:formula="of:=([.AF10]/[.AF$43])*100" office:value-type="float" office:value="3.169247706337" calcext:value-type="float">
            <text:p>3</text:p>
          </table:table-cell>
          <table:table-cell table:style-name="ce25" table:formula="of:=([.AG10]/[.AG$43])*100" office:value-type="float" office:value="1.90072032457473" calcext:value-type="float">
            <text:p>2</text:p>
          </table:table-cell>
          <table:table-cell table:style-name="ce25" table:formula="of:=([.AH10]/[.AH$43])*100" office:value-type="float" office:value="1.55007608933844" calcext:value-type="float">
            <text:p>2</text:p>
          </table:table-cell>
          <table:table-cell table:style-name="ce25" table:formula="of:=([.AI10]/[.AI$43])*100" office:value-type="float" office:value="-2.32258925013582" calcext:value-type="float">
            <text:p>-2</text:p>
          </table:table-cell>
          <table:table-cell table:style-name="ce25" table:formula="of:=([.AJ10]/[.AJ$43])*100" office:value-type="float" office:value="15.0628670701413" calcext:value-type="float">
            <text:p>15</text:p>
          </table:table-cell>
          <table:table-cell table:style-name="ce25" table:formula="of:=([.AK10]/[.AK$43])*100" office:value-type="float" office:value="2.37146842144486" calcext:value-type="float">
            <text:p>2</text:p>
          </table:table-cell>
          <table:table-cell table:style-name="ce25" table:formula="of:=([.AL10]/[.AL$43])*100" office:value-type="float" office:value="2.25384250791864" calcext:value-type="float">
            <text:p>2</text:p>
          </table:table-cell>
          <table:table-cell table:style-name="ce25" table:formula="of:=([.AM10]/[.AM$43])*100" office:value-type="float" office:value="2.26654015007567" calcext:value-type="float">
            <text:p>2</text:p>
          </table:table-cell>
          <table:table-cell table:style-name="ce25" table:formula="of:=([.AN10]/[.AN$43])*100" office:value-type="float" office:value="0.761889925760426" calcext:value-type="float">
            <text:p>1</text:p>
          </table:table-cell>
          <table:table-cell table:style-name="ce25" table:formula="of:=([.AO10]/[.AO$43])*100" office:value-type="float" office:value="7.10533641726224" calcext:value-type="float">
            <text:p>7</text:p>
          </table:table-cell>
          <table:table-cell table:style-name="ce25" table:formula="of:=([.AP10]/[.AP$43])*100" office:value-type="float" office:value="2.85034165934914" calcext:value-type="float">
            <text:p>3</text:p>
          </table:table-cell>
          <table:table-cell table:style-name="ce25" table:formula="of:=([.AQ10]/[.AQ$43])*100" office:value-type="float" office:value="2.91113443131196" calcext:value-type="float">
            <text:p>3</text:p>
          </table:table-cell>
          <table:table-cell table:style-name="ce25" table:formula="of:=([.AR10]/[.AR$43])*100" office:value-type="float" office:value="2.36818376936042" calcext:value-type="float">
            <text:p>2</text:p>
          </table:table-cell>
          <table:table-cell table:style-name="ce25" table:formula="of:=([.AS10]/[.AS$43])*100" office:value-type="float" office:value="2.4425124931487" calcext:value-type="float">
            <text:p>2</text:p>
          </table:table-cell>
          <table:table-cell table:style-name="ce25" table:formula="of:=([.AT10]/[.AT$43])*100" office:value-type="float" office:value="2.4229310326008" calcext:value-type="float">
            <text:p>2</text:p>
          </table:table-cell>
          <table:table-cell table:style-name="ce25" table:formula="of:=([.AU10]/[.AU$43])*100" office:value-type="float" office:value="2.95828904632083" calcext:value-type="float">
            <text:p>3</text:p>
          </table:table-cell>
          <table:table-cell table:style-name="ce25" table:formula="of:=([.AV10]/[.AV$43])*100" office:value-type="float" office:value="1.50143406297505" calcext:value-type="float">
            <text:p>2</text:p>
          </table:table-cell>
          <table:table-cell table:style-name="ce25" table:formula="of:=([.AW10]/[.AW$43])*100" office:value-type="float" office:value="1.19303035173648" calcext:value-type="float">
            <text:p>1</text:p>
          </table:table-cell>
          <table:table-cell table:style-name="ce25" table:formula="of:=([.AX10]/[.AX$43])*100" office:value-type="float" office:value="2.01135704375538" calcext:value-type="float">
            <text:p>2</text:p>
          </table:table-cell>
          <table:table-cell table:style-name="ce25" table:formula="of:=([.AY10]/[.AY$43])*100" office:value-type="float" office:value="0" calcext:value-type="float">
            <text:p>0</text:p>
          </table:table-cell>
          <table:table-cell table:style-name="ce25" table:formula="of:=([.AZ10]/[.AZ$43])*100" office:value-type="float" office:value="0" calcext:value-type="float">
            <text:p>0</text:p>
          </table:table-cell>
          <table:table-cell table:style-name="ce25" table:formula="of:=([.BA10]/[.BA$43])*100" office:value-type="float" office:value="10.4010730654836" calcext:value-type="float">
            <text:p>10</text:p>
          </table:table-cell>
          <table:table-cell table:style-name="ce25" table:formula="of:=([.BB10]/[.BB$43])*100" office:value-type="float" office:value="2.22080029003007" calcext:value-type="float">
            <text:p>2</text:p>
          </table:table-cell>
          <table:table-cell table:style-name="ce25" table:formula="of:=([.BC10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Dugny</text:p>
          </table:table-cell>
          <table:table-cell table:style-name="ce25" table:formula="of:=([.B11]/[.B$43])*100" office:value-type="float" office:value="2.96532297482084" calcext:value-type="float">
            <text:p>3</text:p>
          </table:table-cell>
          <table:table-cell table:style-name="ce25" table:formula="of:=([.C11]/[.C$43])*100" office:value-type="float" office:value="1.50808017937041" calcext:value-type="float">
            <text:p>2</text:p>
          </table:table-cell>
          <table:table-cell table:style-name="ce25" table:formula="of:=([.D11]/[.D$43])*100" office:value-type="float" office:value="0.00165348319149834" calcext:value-type="float">
            <text:p>0</text:p>
          </table:table-cell>
          <table:table-cell table:style-name="ce25" table:formula="of:=([.E11]/[.E$43])*100" office:value-type="float" office:value="2.16495711520763" calcext:value-type="float">
            <text:p>2</text:p>
          </table:table-cell>
          <table:table-cell table:style-name="ce25" table:formula="of:=([.F11]/[.F$43])*100" office:value-type="float" office:value="1.5964744504964" calcext:value-type="float">
            <text:p>2</text:p>
          </table:table-cell>
          <table:table-cell table:style-name="ce25" table:formula="of:=([.G11]/[.G$43])*100" office:value-type="float" office:value="1.92570728187073" calcext:value-type="float">
            <text:p>2</text:p>
          </table:table-cell>
          <table:table-cell table:style-name="ce25" table:formula="of:=([.H11]/[.H$43])*100" office:value-type="float" office:value="1.88306751885895" calcext:value-type="float">
            <text:p>2</text:p>
          </table:table-cell>
          <table:table-cell table:style-name="ce25" table:formula="of:=([.I11]/[.I$43])*100" office:value-type="float" office:value="0" calcext:value-type="float">
            <text:p>0</text:p>
          </table:table-cell>
          <table:table-cell table:style-name="ce25" table:formula="of:=([.J11]/[.J$43])*100" office:value-type="float" office:value="1.37172509963779" calcext:value-type="float">
            <text:p>1</text:p>
          </table:table-cell>
          <table:table-cell table:style-name="ce25" table:formula="of:=([.K11]/[.K$43])*100" office:value-type="float" office:value="3.62856206871328" calcext:value-type="float">
            <text:p>4</text:p>
          </table:table-cell>
          <table:table-cell table:style-name="ce25" table:formula="of:=([.L11]/[.L$43])*100" office:value-type="float" office:value="1.10604054913655" calcext:value-type="float">
            <text:p>1</text:p>
          </table:table-cell>
          <table:table-cell table:style-name="ce25" table:formula="of:=([.M11]/[.M$43])*100" office:value-type="float" office:value="4.41535067936024" calcext:value-type="float">
            <text:p>4</text:p>
          </table:table-cell>
          <table:table-cell table:style-name="ce25" table:formula="of:=([.N11]/[.N$43])*100" office:value-type="float" office:value="0" calcext:value-type="float">
            <text:p>0</text:p>
          </table:table-cell>
          <table:table-cell table:style-name="ce25" table:formula="of:=([.O11]/[.O$43])*100" office:value-type="float" office:value="2.9514463583356" calcext:value-type="float">
            <text:p>3</text:p>
          </table:table-cell>
          <table:table-cell table:style-name="ce25" table:formula="of:=([.P11]/[.P$43])*100" office:value-type="float" office:value="1.67184262636514" calcext:value-type="float">
            <text:p>2</text:p>
          </table:table-cell>
          <table:table-cell table:style-name="ce25" table:formula="of:=([.Q11]/[.Q$43])*100" office:value-type="float" office:value="2.79578824717213" calcext:value-type="float">
            <text:p>3</text:p>
          </table:table-cell>
          <table:table-cell table:style-name="ce25" table:formula="of:=([.R11]/[.R$43])*100" office:value-type="float" office:value="3.05400568719129" calcext:value-type="float">
            <text:p>3</text:p>
          </table:table-cell>
          <table:table-cell table:style-name="ce25" table:formula="of:=([.S11]/[.S$43])*100" office:value-type="float" office:value="3.03107579188228" calcext:value-type="float">
            <text:p>3</text:p>
          </table:table-cell>
          <table:table-cell table:style-name="ce25" table:formula="of:=([.T11]/[.T$43])*100" office:value-type="float" office:value="2.96687470870318" calcext:value-type="float">
            <text:p>3</text:p>
          </table:table-cell>
          <table:table-cell table:style-name="ce25" table:formula="of:=([.U11]/[.U$43])*100" office:value-type="float" office:value="3.0364647961775" calcext:value-type="float">
            <text:p>3</text:p>
          </table:table-cell>
          <table:table-cell table:style-name="ce25" table:formula="of:=([.V11]/[.V$43])*100" office:value-type="float" office:value="3.28307473729197" calcext:value-type="float">
            <text:p>3</text:p>
          </table:table-cell>
          <table:table-cell table:style-name="ce25" table:formula="of:=([.W11]/[.W$43])*100" office:value-type="float" office:value="0" calcext:value-type="float">
            <text:p>0</text:p>
          </table:table-cell>
          <table:table-cell table:style-name="ce25" table:formula="of:=([.X11]/[.X$43])*100" office:value-type="float" office:value="4.23466255601653" calcext:value-type="float">
            <text:p>4</text:p>
          </table:table-cell>
          <table:table-cell table:style-name="ce25" table:formula="of:=([.Y11]/[.Y$43])*100" office:value-type="float" office:value="5.17620646940182" calcext:value-type="float">
            <text:p>5</text:p>
          </table:table-cell>
          <table:table-cell table:style-name="ce25" table:formula="of:=([.Z11]/[.Z$43])*100" office:value-type="float" office:value="0.62716587952747" calcext:value-type="float">
            <text:p>1</text:p>
          </table:table-cell>
          <table:table-cell table:style-name="ce25" table:formula="of:=([.AA11]/[.AA$43])*100" office:value-type="float" office:value="0.47342751933321" calcext:value-type="float">
            <text:p>0</text:p>
          </table:table-cell>
          <table:table-cell table:style-name="ce25" table:formula="of:=([.AB11]/[.AB$43])*100" office:value-type="float" office:value="0.628276970915596" calcext:value-type="float">
            <text:p>1</text:p>
          </table:table-cell>
          <table:table-cell table:style-name="ce25" table:formula="of:=([.AC11]/[.AC$43])*100" office:value-type="float" office:value="4.18145594689674" calcext:value-type="float">
            <text:p>4</text:p>
          </table:table-cell>
          <table:table-cell table:style-name="ce25" table:formula="of:=([.AD11]/[.AD$43])*100" office:value-type="float" office:value="3.80771632066353" calcext:value-type="float">
            <text:p>4</text:p>
          </table:table-cell>
          <table:table-cell table:style-name="ce25" table:formula="of:=([.AE11]/[.AE$43])*100" office:value-type="float" office:value="6.74477965376184" calcext:value-type="float">
            <text:p>7</text:p>
          </table:table-cell>
          <table:table-cell table:style-name="ce25" table:formula="of:=([.AF11]/[.AF$43])*100" office:value-type="float" office:value="2.16219016993492" calcext:value-type="float">
            <text:p>2</text:p>
          </table:table-cell>
          <table:table-cell table:style-name="ce25" table:formula="of:=([.AG11]/[.AG$43])*100" office:value-type="float" office:value="4.07210004279055" calcext:value-type="float">
            <text:p>4</text:p>
          </table:table-cell>
          <table:table-cell table:style-name="ce25" table:formula="of:=([.AH11]/[.AH$43])*100" office:value-type="float" office:value="25.9707560413277" calcext:value-type="float">
            <text:p>26</text:p>
          </table:table-cell>
          <table:table-cell table:style-name="ce25" table:formula="of:=([.AI11]/[.AI$43])*100" office:value-type="float" office:value="2.89877287980373" calcext:value-type="float">
            <text:p>3</text:p>
          </table:table-cell>
          <table:table-cell table:style-name="ce25" table:formula="of:=([.AJ11]/[.AJ$43])*100" office:value-type="float" office:value="0" calcext:value-type="float">
            <text:p>0</text:p>
          </table:table-cell>
          <table:table-cell table:style-name="ce25" table:formula="of:=([.AK11]/[.AK$43])*100" office:value-type="float" office:value="3.33000500337542" calcext:value-type="float">
            <text:p>3</text:p>
          </table:table-cell>
          <table:table-cell table:style-name="ce25" table:formula="of:=([.AL11]/[.AL$43])*100" office:value-type="float" office:value="2.84800396988225" calcext:value-type="float">
            <text:p>3</text:p>
          </table:table-cell>
          <table:table-cell table:style-name="ce25" table:formula="of:=([.AM11]/[.AM$43])*100" office:value-type="float" office:value="2.89253725068577" calcext:value-type="float">
            <text:p>3</text:p>
          </table:table-cell>
          <table:table-cell table:style-name="ce25" table:formula="of:=([.AN11]/[.AN$43])*100" office:value-type="float" office:value="5.63569389220165" calcext:value-type="float">
            <text:p>6</text:p>
          </table:table-cell>
          <table:table-cell table:style-name="ce25" table:formula="of:=([.AO11]/[.AO$43])*100" office:value-type="float" office:value="0" calcext:value-type="float">
            <text:p>0</text:p>
          </table:table-cell>
          <table:table-cell table:style-name="ce25" table:formula="of:=([.AP11]/[.AP$43])*100" office:value-type="float" office:value="3.00858609103161" calcext:value-type="float">
            <text:p>3</text:p>
          </table:table-cell>
          <table:table-cell table:style-name="ce25" table:formula="of:=([.AQ11]/[.AQ$43])*100" office:value-type="float" office:value="1.65330899437368" calcext:value-type="float">
            <text:p>2</text:p>
          </table:table-cell>
          <table:table-cell table:style-name="ce25" table:formula="of:=([.AR11]/[.AR$43])*100" office:value-type="float" office:value="3.16857774410873" calcext:value-type="float">
            <text:p>3</text:p>
          </table:table-cell>
          <table:table-cell table:style-name="ce25" table:formula="of:=([.AS11]/[.AS$43])*100" office:value-type="float" office:value="3.14391367526962" calcext:value-type="float">
            <text:p>3</text:p>
          </table:table-cell>
          <table:table-cell table:style-name="ce25" table:formula="of:=([.AT11]/[.AT$43])*100" office:value-type="float" office:value="3.01578887592043" calcext:value-type="float">
            <text:p>3</text:p>
          </table:table-cell>
          <table:table-cell table:style-name="ce25" table:formula="of:=([.AU11]/[.AU$43])*100" office:value-type="float" office:value="1.62967099240648" calcext:value-type="float">
            <text:p>2</text:p>
          </table:table-cell>
          <table:table-cell table:style-name="ce25" table:formula="of:=([.AV11]/[.AV$43])*100" office:value-type="float" office:value="1.23291066687347" calcext:value-type="float">
            <text:p>1</text:p>
          </table:table-cell>
          <table:table-cell table:style-name="ce25" table:formula="of:=([.AW11]/[.AW$43])*100" office:value-type="float" office:value="12.0488641300477" calcext:value-type="float">
            <text:p>12</text:p>
          </table:table-cell>
          <table:table-cell table:style-name="ce25" table:formula="of:=([.AX11]/[.AX$43])*100" office:value-type="float" office:value="3.9077659601251" calcext:value-type="float">
            <text:p>4</text:p>
          </table:table-cell>
          <table:table-cell table:style-name="ce25" table:formula="of:=([.AY11]/[.AY$43])*100" office:value-type="float" office:value="0" calcext:value-type="float">
            <text:p>0</text:p>
          </table:table-cell>
          <table:table-cell table:style-name="ce25" table:formula="of:=([.AZ11]/[.AZ$43])*100" office:value-type="float" office:value="0" calcext:value-type="float">
            <text:p>0</text:p>
          </table:table-cell>
          <table:table-cell table:style-name="ce25" table:formula="of:=([.BA11]/[.BA$43])*100" office:value-type="float" office:value="-4.34638357229044" calcext:value-type="float">
            <text:p>-4</text:p>
          </table:table-cell>
          <table:table-cell table:style-name="ce25" table:formula="of:=([.BB11]/[.BB$43])*100" office:value-type="float" office:value="3.17667622907264" calcext:value-type="float">
            <text:p>3</text:p>
          </table:table-cell>
          <table:table-cell table:style-name="ce25" table:formula="of:=([.BC11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Épinay-sur-Seine</text:p>
          </table:table-cell>
          <table:table-cell table:style-name="ce25" table:formula="of:=([.B12]/[.B$43])*100" office:value-type="float" office:value="1.51350944444339" calcext:value-type="float">
            <text:p>2</text:p>
          </table:table-cell>
          <table:table-cell table:style-name="ce25" table:formula="of:=([.C12]/[.C$43])*100" office:value-type="float" office:value="1.2271479838245" calcext:value-type="float">
            <text:p>1</text:p>
          </table:table-cell>
          <table:table-cell table:style-name="ce25" table:formula="of:=([.D12]/[.D$43])*100" office:value-type="float" office:value="0.00644818060939723" calcext:value-type="float">
            <text:p>0</text:p>
          </table:table-cell>
          <table:table-cell table:style-name="ce25" table:formula="of:=([.E12]/[.E$43])*100" office:value-type="float" office:value="1.24833082532736" calcext:value-type="float">
            <text:p>1</text:p>
          </table:table-cell>
          <table:table-cell table:style-name="ce25" table:formula="of:=([.F12]/[.F$43])*100" office:value-type="float" office:value="1.53103548659938" calcext:value-type="float">
            <text:p>2</text:p>
          </table:table-cell>
          <table:table-cell table:style-name="ce25" table:formula="of:=([.G12]/[.G$43])*100" office:value-type="float" office:value="2.06024997494712" calcext:value-type="float">
            <text:p>2</text:p>
          </table:table-cell>
          <table:table-cell table:style-name="ce25" table:formula="of:=([.H12]/[.H$43])*100" office:value-type="float" office:value="1.6384535664704" calcext:value-type="float">
            <text:p>2</text:p>
          </table:table-cell>
          <table:table-cell table:style-name="ce25" table:formula="of:=([.I12]/[.I$43])*100" office:value-type="float" office:value="1.57245607335744" calcext:value-type="float">
            <text:p>2</text:p>
          </table:table-cell>
          <table:table-cell table:style-name="ce25" table:formula="of:=([.J12]/[.J$43])*100" office:value-type="float" office:value="1.48667694471239" calcext:value-type="float">
            <text:p>1</text:p>
          </table:table-cell>
          <table:table-cell table:style-name="ce25" table:formula="of:=([.K12]/[.K$43])*100" office:value-type="float" office:value="2.18232549349043" calcext:value-type="float">
            <text:p>2</text:p>
          </table:table-cell>
          <table:table-cell table:style-name="ce25" table:formula="of:=([.L12]/[.L$43])*100" office:value-type="float" office:value="1.00150568144933" calcext:value-type="float">
            <text:p>1</text:p>
          </table:table-cell>
          <table:table-cell table:style-name="ce25" table:formula="of:=([.M12]/[.M$43])*100" office:value-type="float" office:value="4.03178095239227" calcext:value-type="float">
            <text:p>4</text:p>
          </table:table-cell>
          <table:table-cell table:style-name="ce25" table:formula="of:=([.N12]/[.N$43])*100" office:value-type="float" office:value="0" calcext:value-type="float">
            <text:p>0</text:p>
          </table:table-cell>
          <table:table-cell table:style-name="ce25" table:formula="of:=([.O12]/[.O$43])*100" office:value-type="float" office:value="2.24482321386808" calcext:value-type="float">
            <text:p>2</text:p>
          </table:table-cell>
          <table:table-cell table:style-name="ce25" table:formula="of:=([.P12]/[.P$43])*100" office:value-type="float" office:value="6.93912250000213" calcext:value-type="float">
            <text:p>7</text:p>
          </table:table-cell>
          <table:table-cell table:style-name="ce25" table:formula="of:=([.Q12]/[.Q$43])*100" office:value-type="float" office:value="2.09791620273503" calcext:value-type="float">
            <text:p>2</text:p>
          </table:table-cell>
          <table:table-cell table:style-name="ce25" table:formula="of:=([.R12]/[.R$43])*100" office:value-type="float" office:value="2.27562237903668" calcext:value-type="float">
            <text:p>2</text:p>
          </table:table-cell>
          <table:table-cell table:style-name="ce25" table:formula="of:=([.S12]/[.S$43])*100" office:value-type="float" office:value="2.15807603474704" calcext:value-type="float">
            <text:p>2</text:p>
          </table:table-cell>
          <table:table-cell table:style-name="ce25" table:formula="of:=([.T12]/[.T$43])*100" office:value-type="float" office:value="2.14166068907372" calcext:value-type="float">
            <text:p>2</text:p>
          </table:table-cell>
          <table:table-cell table:style-name="ce25" table:formula="of:=([.U12]/[.U$43])*100" office:value-type="float" office:value="2.18570188064507" calcext:value-type="float">
            <text:p>2</text:p>
          </table:table-cell>
          <table:table-cell table:style-name="ce25" table:formula="of:=([.V12]/[.V$43])*100" office:value-type="float" office:value="0.535701109676913" calcext:value-type="float">
            <text:p>1</text:p>
          </table:table-cell>
          <table:table-cell table:style-name="ce25" table:formula="of:=([.W12]/[.W$43])*100" office:value-type="float" office:value="0" calcext:value-type="float">
            <text:p>0</text:p>
          </table:table-cell>
          <table:table-cell table:style-name="ce25" table:formula="of:=([.X12]/[.X$43])*100" office:value-type="float" office:value="4.72851342735988" calcext:value-type="float">
            <text:p>5</text:p>
          </table:table-cell>
          <table:table-cell table:style-name="ce25" table:formula="of:=([.Y12]/[.Y$43])*100" office:value-type="float" office:value="0.00133538776363475" calcext:value-type="float">
            <text:p>0</text:p>
          </table:table-cell>
          <table:table-cell table:style-name="ce25" table:formula="of:=([.Z12]/[.Z$43])*100" office:value-type="float" office:value="0.923103231918395" calcext:value-type="float">
            <text:p>1</text:p>
          </table:table-cell>
          <table:table-cell table:style-name="ce25" table:formula="of:=([.AA12]/[.AA$43])*100" office:value-type="float" office:value="1.56915806110884" calcext:value-type="float">
            <text:p>2</text:p>
          </table:table-cell>
          <table:table-cell table:style-name="ce25" table:formula="of:=([.AB12]/[.AB$43])*100" office:value-type="float" office:value="0.922786678774243" calcext:value-type="float">
            <text:p>1</text:p>
          </table:table-cell>
          <table:table-cell table:style-name="ce25" table:formula="of:=([.AC12]/[.AC$43])*100" office:value-type="float" office:value="2.67659846188865" calcext:value-type="float">
            <text:p>3</text:p>
          </table:table-cell>
          <table:table-cell table:style-name="ce25" table:formula="of:=([.AD12]/[.AD$43])*100" office:value-type="float" office:value="2.47275421888902" calcext:value-type="float">
            <text:p>2</text:p>
          </table:table-cell>
          <table:table-cell table:style-name="ce25" table:formula="of:=([.AE12]/[.AE$43])*100" office:value-type="float" office:value="4.06405243146966" calcext:value-type="float">
            <text:p>4</text:p>
          </table:table-cell>
          <table:table-cell table:style-name="ce25" table:formula="of:=([.AF12]/[.AF$43])*100" office:value-type="float" office:value="1.65127941597867" calcext:value-type="float">
            <text:p>2</text:p>
          </table:table-cell>
          <table:table-cell table:style-name="ce25" table:formula="of:=([.AG12]/[.AG$43])*100" office:value-type="float" office:value="-1.38489244869485" calcext:value-type="float">
            <text:p>-1</text:p>
          </table:table-cell>
          <table:table-cell table:style-name="ce25" table:formula="of:=([.AH12]/[.AH$43])*100" office:value-type="float" office:value="-7.5861495879699" calcext:value-type="float">
            <text:p>-8</text:p>
          </table:table-cell>
          <table:table-cell table:style-name="ce25" table:formula="of:=([.AI12]/[.AI$43])*100" office:value-type="float" office:value="1.09010416653215" calcext:value-type="float">
            <text:p>1</text:p>
          </table:table-cell>
          <table:table-cell table:style-name="ce25" table:formula="of:=([.AJ12]/[.AJ$43])*100" office:value-type="float" office:value="0" calcext:value-type="float">
            <text:p>0</text:p>
          </table:table-cell>
          <table:table-cell table:style-name="ce25" table:formula="of:=([.AK12]/[.AK$43])*100" office:value-type="float" office:value="1.88807188317133" calcext:value-type="float">
            <text:p>2</text:p>
          </table:table-cell>
          <table:table-cell table:style-name="ce25" table:formula="of:=([.AL12]/[.AL$43])*100" office:value-type="float" office:value="1.62774733342229" calcext:value-type="float">
            <text:p>2</text:p>
          </table:table-cell>
          <table:table-cell table:style-name="ce25" table:formula="of:=([.AM12]/[.AM$43])*100" office:value-type="float" office:value="1.62725322452821" calcext:value-type="float">
            <text:p>2</text:p>
          </table:table-cell>
          <table:table-cell table:style-name="ce25" table:formula="of:=([.AN12]/[.AN$43])*100" office:value-type="float" office:value="0.696671554851887" calcext:value-type="float">
            <text:p>1</text:p>
          </table:table-cell>
          <table:table-cell table:style-name="ce25" table:formula="of:=([.AO12]/[.AO$43])*100" office:value-type="float" office:value="1.98619808595425" calcext:value-type="float">
            <text:p>2</text:p>
          </table:table-cell>
          <table:table-cell table:style-name="ce25" table:formula="of:=([.AP12]/[.AP$43])*100" office:value-type="float" office:value="1.15760162306189" calcext:value-type="float">
            <text:p>1</text:p>
          </table:table-cell>
          <table:table-cell table:style-name="ce25" table:formula="of:=([.AQ12]/[.AQ$43])*100" office:value-type="float" office:value="1.88054239349184" calcext:value-type="float">
            <text:p>2</text:p>
          </table:table-cell>
          <table:table-cell table:style-name="ce25" table:formula="of:=([.AR12]/[.AR$43])*100" office:value-type="float" office:value="2.22005367378609" calcext:value-type="float">
            <text:p>2</text:p>
          </table:table-cell>
          <table:table-cell table:style-name="ce25" table:formula="of:=([.AS12]/[.AS$43])*100" office:value-type="float" office:value="2.05626768862173" calcext:value-type="float">
            <text:p>2</text:p>
          </table:table-cell>
          <table:table-cell table:style-name="ce25" table:formula="of:=([.AT12]/[.AT$43])*100" office:value-type="float" office:value="2.18581978342018" calcext:value-type="float">
            <text:p>2</text:p>
          </table:table-cell>
          <table:table-cell table:style-name="ce25" table:formula="of:=([.AU12]/[.AU$43])*100" office:value-type="float" office:value="1.29539008967156" calcext:value-type="float">
            <text:p>1</text:p>
          </table:table-cell>
          <table:table-cell table:style-name="ce25" table:formula="of:=([.AV12]/[.AV$43])*100" office:value-type="float" office:value="2.57223126733046" calcext:value-type="float">
            <text:p>3</text:p>
          </table:table-cell>
          <table:table-cell table:style-name="ce25" table:formula="of:=([.AW12]/[.AW$43])*100" office:value-type="float" office:value="6.80199145441953" calcext:value-type="float">
            <text:p>7</text:p>
          </table:table-cell>
          <table:table-cell table:style-name="ce25" table:formula="of:=([.AX12]/[.AX$43])*100" office:value-type="float" office:value="0.997580697568206" calcext:value-type="float">
            <text:p>1</text:p>
          </table:table-cell>
          <table:table-cell table:style-name="ce25" table:formula="of:=([.AY12]/[.AY$43])*100" office:value-type="float" office:value="0" calcext:value-type="float">
            <text:p>0</text:p>
          </table:table-cell>
          <table:table-cell table:style-name="ce25" table:formula="of:=([.AZ12]/[.AZ$43])*100" office:value-type="float" office:value="0" calcext:value-type="float">
            <text:p>0</text:p>
          </table:table-cell>
          <table:table-cell table:style-name="ce25" table:formula="of:=([.BA12]/[.BA$43])*100" office:value-type="float" office:value="5.66913873419696" calcext:value-type="float">
            <text:p>6</text:p>
          </table:table-cell>
          <table:table-cell table:style-name="ce25" table:formula="of:=([.BB12]/[.BB$43])*100" office:value-type="float" office:value="4.67140179860721" calcext:value-type="float">
            <text:p>5</text:p>
          </table:table-cell>
          <table:table-cell table:style-name="ce25" table:formula="of:=([.BC12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Gagny</text:p>
          </table:table-cell>
          <table:table-cell table:style-name="ce25" table:formula="of:=([.B13]/[.B$43])*100" office:value-type="float" office:value="1.85647889605117" calcext:value-type="float">
            <text:p>2</text:p>
          </table:table-cell>
          <table:table-cell table:style-name="ce25" table:formula="of:=([.C13]/[.C$43])*100" office:value-type="float" office:value="0.829166802567654" calcext:value-type="float">
            <text:p>1</text:p>
          </table:table-cell>
          <table:table-cell table:style-name="ce25" table:formula="of:=([.D13]/[.D$43])*100" office:value-type="float" office:value="1.26865281715462" calcext:value-type="float">
            <text:p>1</text:p>
          </table:table-cell>
          <table:table-cell table:style-name="ce25" table:formula="of:=([.E13]/[.E$43])*100" office:value-type="float" office:value="2.41799982850717" calcext:value-type="float">
            <text:p>2</text:p>
          </table:table-cell>
          <table:table-cell table:style-name="ce25" table:formula="of:=([.F13]/[.F$43])*100" office:value-type="float" office:value="1.22964622647099" calcext:value-type="float">
            <text:p>1</text:p>
          </table:table-cell>
          <table:table-cell table:style-name="ce25" table:formula="of:=([.G13]/[.G$43])*100" office:value-type="float" office:value="1.27704965605583" calcext:value-type="float">
            <text:p>1</text:p>
          </table:table-cell>
          <table:table-cell table:style-name="ce25" table:formula="of:=([.H13]/[.H$43])*100" office:value-type="float" office:value="2.1371020073418" calcext:value-type="float">
            <text:p>2</text:p>
          </table:table-cell>
          <table:table-cell table:style-name="ce25" table:formula="of:=([.I13]/[.I$43])*100" office:value-type="float" office:value="0.536005245366282" calcext:value-type="float">
            <text:p>1</text:p>
          </table:table-cell>
          <table:table-cell table:style-name="ce25" table:formula="of:=([.J13]/[.J$43])*100" office:value-type="float" office:value="1.65941237428266" calcext:value-type="float">
            <text:p>2</text:p>
          </table:table-cell>
          <table:table-cell table:style-name="ce25" table:formula="of:=([.K13]/[.K$43])*100" office:value-type="float" office:value="6.47365698517586" calcext:value-type="float">
            <text:p>6</text:p>
          </table:table-cell>
          <table:table-cell table:style-name="ce25" table:formula="of:=([.L13]/[.L$43])*100" office:value-type="float" office:value="0.417140143105892" calcext:value-type="float">
            <text:p>0</text:p>
          </table:table-cell>
          <table:table-cell table:style-name="ce25" table:formula="of:=([.M13]/[.M$43])*100" office:value-type="float" office:value="2.01386978426746" calcext:value-type="float">
            <text:p>2</text:p>
          </table:table-cell>
          <table:table-cell table:style-name="ce25" table:formula="of:=([.N13]/[.N$43])*100" office:value-type="float" office:value="0" calcext:value-type="float">
            <text:p>0</text:p>
          </table:table-cell>
          <table:table-cell table:style-name="ce25" table:formula="of:=([.O13]/[.O$43])*100" office:value-type="float" office:value="2.48238083948249" calcext:value-type="float">
            <text:p>2</text:p>
          </table:table-cell>
          <table:table-cell table:style-name="ce25" table:formula="of:=([.P13]/[.P$43])*100" office:value-type="float" office:value="1.98294326666777" calcext:value-type="float">
            <text:p>2</text:p>
          </table:table-cell>
          <table:table-cell table:style-name="ce25" table:formula="of:=([.Q13]/[.Q$43])*100" office:value-type="float" office:value="2.15028510226588" calcext:value-type="float">
            <text:p>2</text:p>
          </table:table-cell>
          <table:table-cell table:style-name="ce25" table:formula="of:=([.R13]/[.R$43])*100" office:value-type="float" office:value="2.41523186372863" calcext:value-type="float">
            <text:p>2</text:p>
          </table:table-cell>
          <table:table-cell table:style-name="ce25" table:formula="of:=([.S13]/[.S$43])*100" office:value-type="float" office:value="1.81917351084502" calcext:value-type="float">
            <text:p>2</text:p>
          </table:table-cell>
          <table:table-cell table:style-name="ce25" table:formula="of:=([.T13]/[.T$43])*100" office:value-type="float" office:value="1.90952135670554" calcext:value-type="float">
            <text:p>2</text:p>
          </table:table-cell>
          <table:table-cell table:style-name="ce25" table:formula="of:=([.U13]/[.U$43])*100" office:value-type="float" office:value="1.95925967262663" calcext:value-type="float">
            <text:p>2</text:p>
          </table:table-cell>
          <table:table-cell table:style-name="ce25" table:formula="of:=([.V13]/[.V$43])*100" office:value-type="float" office:value="3.40119147020746" calcext:value-type="float">
            <text:p>3</text:p>
          </table:table-cell>
          <table:table-cell table:style-name="ce25" table:formula="of:=([.W13]/[.W$43])*100" office:value-type="float" office:value="0" calcext:value-type="float">
            <text:p>0</text:p>
          </table:table-cell>
          <table:table-cell table:style-name="ce25" table:formula="of:=([.X13]/[.X$43])*100" office:value-type="float" office:value="2.35902405497112" calcext:value-type="float">
            <text:p>2</text:p>
          </table:table-cell>
          <table:table-cell table:style-name="ce25" table:formula="of:=([.Y13]/[.Y$43])*100" office:value-type="float" office:value="0.000781712377416421" calcext:value-type="float">
            <text:p>0</text:p>
          </table:table-cell>
          <table:table-cell table:style-name="ce25" table:formula="of:=([.Z13]/[.Z$43])*100" office:value-type="float" office:value="0.28760028900369" calcext:value-type="float">
            <text:p>0</text:p>
          </table:table-cell>
          <table:table-cell table:style-name="ce25" table:formula="of:=([.AA13]/[.AA$43])*100" office:value-type="float" office:value="1.13976431823612" calcext:value-type="float">
            <text:p>1</text:p>
          </table:table-cell>
          <table:table-cell table:style-name="ce25" table:formula="of:=([.AB13]/[.AB$43])*100" office:value-type="float" office:value="0.286045263101055" calcext:value-type="float">
            <text:p>0</text:p>
          </table:table-cell>
          <table:table-cell table:style-name="ce25" table:formula="of:=([.AC13]/[.AC$43])*100" office:value-type="float" office:value="2.22821320931144" calcext:value-type="float">
            <text:p>2</text:p>
          </table:table-cell>
          <table:table-cell table:style-name="ce25" table:formula="of:=([.AD13]/[.AD$43])*100" office:value-type="float" office:value="2.00482244548981" calcext:value-type="float">
            <text:p>2</text:p>
          </table:table-cell>
          <table:table-cell table:style-name="ce25" table:formula="of:=([.AE13]/[.AE$43])*100" office:value-type="float" office:value="3.50841116336369" calcext:value-type="float">
            <text:p>4</text:p>
          </table:table-cell>
          <table:table-cell table:style-name="ce25" table:formula="of:=([.AF13]/[.AF$43])*100" office:value-type="float" office:value="1.52414446907864" calcext:value-type="float">
            <text:p>2</text:p>
          </table:table-cell>
          <table:table-cell table:style-name="ce25" table:formula="of:=([.AG13]/[.AG$43])*100" office:value-type="float" office:value="0.648080108630675" calcext:value-type="float">
            <text:p>1</text:p>
          </table:table-cell>
          <table:table-cell table:style-name="ce25" table:formula="of:=([.AH13]/[.AH$43])*100" office:value-type="float" office:value="-5.58696146435524" calcext:value-type="float">
            <text:p>-6</text:p>
          </table:table-cell>
          <table:table-cell table:style-name="ce25" table:formula="of:=([.AI13]/[.AI$43])*100" office:value-type="float" office:value="3.64407153177144" calcext:value-type="float">
            <text:p>4</text:p>
          </table:table-cell>
          <table:table-cell table:style-name="ce25" table:formula="of:=([.AJ13]/[.AJ$43])*100" office:value-type="float" office:value="0" calcext:value-type="float">
            <text:p>0</text:p>
          </table:table-cell>
          <table:table-cell table:style-name="ce25" table:formula="of:=([.AK13]/[.AK$43])*100" office:value-type="float" office:value="1.80822348119626" calcext:value-type="float">
            <text:p>2</text:p>
          </table:table-cell>
          <table:table-cell table:style-name="ce25" table:formula="of:=([.AL13]/[.AL$43])*100" office:value-type="float" office:value="1.83516569451215" calcext:value-type="float">
            <text:p>2</text:p>
          </table:table-cell>
          <table:table-cell table:style-name="ce25" table:formula="of:=([.AM13]/[.AM$43])*100" office:value-type="float" office:value="1.82123087570645" calcext:value-type="float">
            <text:p>2</text:p>
          </table:table-cell>
          <table:table-cell table:style-name="ce25" table:formula="of:=([.AN13]/[.AN$43])*100" office:value-type="float" office:value="0.315089082399874" calcext:value-type="float">
            <text:p>0</text:p>
          </table:table-cell>
          <table:table-cell table:style-name="ce25" table:formula="of:=([.AO13]/[.AO$43])*100" office:value-type="float" office:value="0" calcext:value-type="float">
            <text:p>0</text:p>
          </table:table-cell>
          <table:table-cell table:style-name="ce25" table:formula="of:=([.AP13]/[.AP$43])*100" office:value-type="float" office:value="0.744242397275584" calcext:value-type="float">
            <text:p>1</text:p>
          </table:table-cell>
          <table:table-cell table:style-name="ce25" table:formula="of:=([.AQ13]/[.AQ$43])*100" office:value-type="float" office:value="1.20908174302195" calcext:value-type="float">
            <text:p>1</text:p>
          </table:table-cell>
          <table:table-cell table:style-name="ce25" table:formula="of:=([.AR13]/[.AR$43])*100" office:value-type="float" office:value="1.86806496366789" calcext:value-type="float">
            <text:p>2</text:p>
          </table:table-cell>
          <table:table-cell table:style-name="ce25" table:formula="of:=([.AS13]/[.AS$43])*100" office:value-type="float" office:value="1.6948181935562" calcext:value-type="float">
            <text:p>2</text:p>
          </table:table-cell>
          <table:table-cell table:style-name="ce25" table:formula="of:=([.AT13]/[.AT$43])*100" office:value-type="float" office:value="1.80161780671624" calcext:value-type="float">
            <text:p>2</text:p>
          </table:table-cell>
          <table:table-cell table:style-name="ce25" table:formula="of:=([.AU13]/[.AU$43])*100" office:value-type="float" office:value="0.953778041731695" calcext:value-type="float">
            <text:p>1</text:p>
          </table:table-cell>
          <table:table-cell table:style-name="ce25" table:formula="of:=([.AV13]/[.AV$43])*100" office:value-type="float" office:value="1.7656744488662" calcext:value-type="float">
            <text:p>2</text:p>
          </table:table-cell>
          <table:table-cell table:style-name="ce25" table:formula="of:=([.AW13]/[.AW$43])*100" office:value-type="float" office:value="0.770054037121681" calcext:value-type="float">
            <text:p>1</text:p>
          </table:table-cell>
          <table:table-cell table:style-name="ce25" table:formula="of:=([.AX13]/[.AX$43])*100" office:value-type="float" office:value="1.43200900624257" calcext:value-type="float">
            <text:p>1</text:p>
          </table:table-cell>
          <table:table-cell table:style-name="ce25" table:formula="of:=([.AY13]/[.AY$43])*100" office:value-type="float" office:value="0" calcext:value-type="float">
            <text:p>0</text:p>
          </table:table-cell>
          <table:table-cell table:style-name="ce25" table:formula="of:=([.AZ13]/[.AZ$43])*100" office:value-type="float" office:value="0" calcext:value-type="float">
            <text:p>0</text:p>
          </table:table-cell>
          <table:table-cell table:style-name="ce25" table:formula="of:=([.BA13]/[.BA$43])*100" office:value-type="float" office:value="10.7786404908151" calcext:value-type="float">
            <text:p>11</text:p>
          </table:table-cell>
          <table:table-cell table:style-name="ce25" table:formula="of:=([.BB13]/[.BB$43])*100" office:value-type="float" office:value="2.25405138024202" calcext:value-type="float">
            <text:p>2</text:p>
          </table:table-cell>
          <table:table-cell table:style-name="ce25" table:formula="of:=([.BC13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Gournay-sur-Marne</text:p>
          </table:table-cell>
          <table:table-cell table:style-name="ce25" table:formula="of:=([.B14]/[.B$43])*100" office:value-type="float" office:value="2.32392465352262" calcext:value-type="float">
            <text:p>2</text:p>
          </table:table-cell>
          <table:table-cell table:style-name="ce25" table:formula="of:=([.C14]/[.C$43])*100" office:value-type="float" office:value="2.0062601412241" calcext:value-type="float">
            <text:p>2</text:p>
          </table:table-cell>
          <table:table-cell table:style-name="ce25" table:formula="of:=([.D14]/[.D$43])*100" office:value-type="float" office:value="2.76105023896489" calcext:value-type="float">
            <text:p>3</text:p>
          </table:table-cell>
          <table:table-cell table:style-name="ce25" table:formula="of:=([.E14]/[.E$43])*100" office:value-type="float" office:value="2.61775607407344" calcext:value-type="float">
            <text:p>3</text:p>
          </table:table-cell>
          <table:table-cell table:style-name="ce25" table:formula="of:=([.F14]/[.F$43])*100" office:value-type="float" office:value="2.94046455733381" calcext:value-type="float">
            <text:p>3</text:p>
          </table:table-cell>
          <table:table-cell table:style-name="ce25" table:formula="of:=([.G14]/[.G$43])*100" office:value-type="float" office:value="4.40570842313022" calcext:value-type="float">
            <text:p>4</text:p>
          </table:table-cell>
          <table:table-cell table:style-name="ce25" table:formula="of:=([.H14]/[.H$43])*100" office:value-type="float" office:value="3.06516783772727" calcext:value-type="float">
            <text:p>3</text:p>
          </table:table-cell>
          <table:table-cell table:style-name="ce25" table:formula="of:=([.I14]/[.I$43])*100" office:value-type="float" office:value="0.121227357804891" calcext:value-type="float">
            <text:p>0</text:p>
          </table:table-cell>
          <table:table-cell table:style-name="ce25" table:formula="of:=([.J14]/[.J$43])*100" office:value-type="float" office:value="1.58407329012866" calcext:value-type="float">
            <text:p>2</text:p>
          </table:table-cell>
          <table:table-cell table:style-name="ce25" table:formula="of:=([.K14]/[.K$43])*100" office:value-type="float" office:value="4.11746429782226" calcext:value-type="float">
            <text:p>4</text:p>
          </table:table-cell>
          <table:table-cell table:style-name="ce25" table:formula="of:=([.L14]/[.L$43])*100" office:value-type="float" office:value="2.55723577475552" calcext:value-type="float">
            <text:p>3</text:p>
          </table:table-cell>
          <table:table-cell table:style-name="ce25" table:formula="of:=([.M14]/[.M$43])*100" office:value-type="float" office:value="0.77966096940092" calcext:value-type="float">
            <text:p>1</text:p>
          </table:table-cell>
          <table:table-cell table:style-name="ce25" table:formula="of:=([.N14]/[.N$43])*100" office:value-type="float" office:value="0" calcext:value-type="float">
            <text:p>0</text:p>
          </table:table-cell>
          <table:table-cell table:style-name="ce25" table:formula="of:=([.O14]/[.O$43])*100" office:value-type="float" office:value="3.37813308195567" calcext:value-type="float">
            <text:p>3</text:p>
          </table:table-cell>
          <table:table-cell table:style-name="ce25" table:formula="of:=([.P14]/[.P$43])*100" office:value-type="float" office:value="1.02669281481784" calcext:value-type="float">
            <text:p>1</text:p>
          </table:table-cell>
          <table:table-cell table:style-name="ce25" table:formula="of:=([.Q14]/[.Q$43])*100" office:value-type="float" office:value="3.03011837794091" calcext:value-type="float">
            <text:p>3</text:p>
          </table:table-cell>
          <table:table-cell table:style-name="ce25" table:formula="of:=([.R14]/[.R$43])*100" office:value-type="float" office:value="3.29373331284223" calcext:value-type="float">
            <text:p>3</text:p>
          </table:table-cell>
          <table:table-cell table:style-name="ce25" table:formula="of:=([.S14]/[.S$43])*100" office:value-type="float" office:value="2.27372293631799" calcext:value-type="float">
            <text:p>2</text:p>
          </table:table-cell>
          <table:table-cell table:style-name="ce25" table:formula="of:=([.T14]/[.T$43])*100" office:value-type="float" office:value="2.48011468018928" calcext:value-type="float">
            <text:p>2</text:p>
          </table:table-cell>
          <table:table-cell table:style-name="ce25" table:formula="of:=([.U14]/[.U$43])*100" office:value-type="float" office:value="2.51344667801782" calcext:value-type="float">
            <text:p>3</text:p>
          </table:table-cell>
          <table:table-cell table:style-name="ce25" table:formula="of:=([.V14]/[.V$43])*100" office:value-type="float" office:value="4.04705095909112" calcext:value-type="float">
            <text:p>4</text:p>
          </table:table-cell>
          <table:table-cell table:style-name="ce25" table:formula="of:=([.W14]/[.W$43])*100" office:value-type="float" office:value="86.8185716860432" calcext:value-type="float">
            <text:p>87</text:p>
          </table:table-cell>
          <table:table-cell table:style-name="ce25" table:formula="of:=([.X14]/[.X$43])*100" office:value-type="float" office:value="0.862539385300484" calcext:value-type="float">
            <text:p>1</text:p>
          </table:table-cell>
          <table:table-cell table:style-name="ce25" table:formula="of:=([.Y14]/[.Y$43])*100" office:value-type="float" office:value="0.40674964385364" calcext:value-type="float">
            <text:p>0</text:p>
          </table:table-cell>
          <table:table-cell table:style-name="ce25" table:formula="of:=([.Z14]/[.Z$43])*100" office:value-type="float" office:value="3.10758677868557" calcext:value-type="float">
            <text:p>3</text:p>
          </table:table-cell>
          <table:table-cell table:style-name="ce25" table:formula="of:=([.AA14]/[.AA$43])*100" office:value-type="float" office:value="1.70132094900864" calcext:value-type="float">
            <text:p>2</text:p>
          </table:table-cell>
          <table:table-cell table:style-name="ce25" table:formula="of:=([.AB14]/[.AB$43])*100" office:value-type="float" office:value="3.11453431901064" calcext:value-type="float">
            <text:p>3</text:p>
          </table:table-cell>
          <table:table-cell table:style-name="ce25" table:formula="of:=([.AC14]/[.AC$43])*100" office:value-type="float" office:value="2.92423817575448" calcext:value-type="float">
            <text:p>3</text:p>
          </table:table-cell>
          <table:table-cell table:style-name="ce25" table:formula="of:=([.AD14]/[.AD$43])*100" office:value-type="float" office:value="2.80790819436019" calcext:value-type="float">
            <text:p>3</text:p>
          </table:table-cell>
          <table:table-cell table:style-name="ce25" table:formula="of:=([.AE14]/[.AE$43])*100" office:value-type="float" office:value="4.01375490633335" calcext:value-type="float">
            <text:p>4</text:p>
          </table:table-cell>
          <table:table-cell table:style-name="ce25" table:formula="of:=([.AF14]/[.AF$43])*100" office:value-type="float" office:value="3.24896401280603" calcext:value-type="float">
            <text:p>3</text:p>
          </table:table-cell>
          <table:table-cell table:style-name="ce25" table:formula="of:=([.AG14]/[.AG$43])*100" office:value-type="float" office:value="0.903990730365663" calcext:value-type="float">
            <text:p>1</text:p>
          </table:table-cell>
          <table:table-cell table:style-name="ce25" table:formula="of:=([.AH14]/[.AH$43])*100" office:value-type="float" office:value="-7.99469345322222" calcext:value-type="float">
            <text:p>-8</text:p>
          </table:table-cell>
          <table:table-cell table:style-name="ce25" table:formula="of:=([.AI14]/[.AI$43])*100" office:value-type="float" office:value="4.03041263683429" calcext:value-type="float">
            <text:p>4</text:p>
          </table:table-cell>
          <table:table-cell table:style-name="ce25" table:formula="of:=([.AJ14]/[.AJ$43])*100" office:value-type="float" office:value="0" calcext:value-type="float">
            <text:p>0</text:p>
          </table:table-cell>
          <table:table-cell table:style-name="ce25" table:formula="of:=([.AK14]/[.AK$43])*100" office:value-type="float" office:value="2.39214582654588" calcext:value-type="float">
            <text:p>2</text:p>
          </table:table-cell>
          <table:table-cell table:style-name="ce25" table:formula="of:=([.AL14]/[.AL$43])*100" office:value-type="float" office:value="2.64632164871443" calcext:value-type="float">
            <text:p>3</text:p>
          </table:table-cell>
          <table:table-cell table:style-name="ce25" table:formula="of:=([.AM14]/[.AM$43])*100" office:value-type="float" office:value="2.62699126179723" calcext:value-type="float">
            <text:p>3</text:p>
          </table:table-cell>
          <table:table-cell table:style-name="ce25" table:formula="of:=([.AN14]/[.AN$43])*100" office:value-type="float" office:value="0.130953643533435" calcext:value-type="float">
            <text:p>0</text:p>
          </table:table-cell>
          <table:table-cell table:style-name="ce25" table:formula="of:=([.AO14]/[.AO$43])*100" office:value-type="float" office:value="0.157342527524677" calcext:value-type="float">
            <text:p>0</text:p>
          </table:table-cell>
          <table:table-cell table:style-name="ce25" table:formula="of:=([.AP14]/[.AP$43])*100" office:value-type="float" office:value="2.24989560863718" calcext:value-type="float">
            <text:p>2</text:p>
          </table:table-cell>
          <table:table-cell table:style-name="ce25" table:formula="of:=([.AQ14]/[.AQ$43])*100" office:value-type="float" office:value="3.40229920144101" calcext:value-type="float">
            <text:p>3</text:p>
          </table:table-cell>
          <table:table-cell table:style-name="ce25" table:formula="of:=([.AR14]/[.AR$43])*100" office:value-type="float" office:value="2.35147733340636" calcext:value-type="float">
            <text:p>2</text:p>
          </table:table-cell>
          <table:table-cell table:style-name="ce25" table:formula="of:=([.AS14]/[.AS$43])*100" office:value-type="float" office:value="2.33581764988966" calcext:value-type="float">
            <text:p>2</text:p>
          </table:table-cell>
          <table:table-cell table:style-name="ce25" table:formula="of:=([.AT14]/[.AT$43])*100" office:value-type="float" office:value="2.45743469833757" calcext:value-type="float">
            <text:p>2</text:p>
          </table:table-cell>
          <table:table-cell table:style-name="ce25" table:formula="of:=([.AU14]/[.AU$43])*100" office:value-type="float" office:value="1.83962588378738" calcext:value-type="float">
            <text:p>2</text:p>
          </table:table-cell>
          <table:table-cell table:style-name="ce25" table:formula="of:=([.AV14]/[.AV$43])*100" office:value-type="float" office:value="1.14928948621546" calcext:value-type="float">
            <text:p>1</text:p>
          </table:table-cell>
          <table:table-cell table:style-name="ce25" table:formula="of:=([.AW14]/[.AW$43])*100" office:value-type="float" office:value="0" calcext:value-type="float">
            <text:p>0</text:p>
          </table:table-cell>
          <table:table-cell table:style-name="ce25" table:formula="of:=([.AX14]/[.AX$43])*100" office:value-type="float" office:value="2.80226583306846" calcext:value-type="float">
            <text:p>3</text:p>
          </table:table-cell>
          <table:table-cell table:style-name="ce25" table:formula="of:=([.AY14]/[.AY$43])*100" office:value-type="float" office:value="0" calcext:value-type="float">
            <text:p>0</text:p>
          </table:table-cell>
          <table:table-cell table:style-name="ce25" table:formula="of:=([.AZ14]/[.AZ$43])*100" office:value-type="float" office:value="0" calcext:value-type="float">
            <text:p>0</text:p>
          </table:table-cell>
          <table:table-cell table:style-name="ce25" table:formula="of:=([.BA14]/[.BA$43])*100" office:value-type="float" office:value="8.44084452530752" calcext:value-type="float">
            <text:p>8</text:p>
          </table:table-cell>
          <table:table-cell table:style-name="ce25" table:formula="of:=([.BB14]/[.BB$43])*100" office:value-type="float" office:value="3.35056334743909" calcext:value-type="float">
            <text:p>3</text:p>
          </table:table-cell>
          <table:table-cell table:style-name="ce25" table:formula="of:=([.BC14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L'Île-Saint-Denis</text:p>
          </table:table-cell>
          <table:table-cell table:style-name="ce25" table:formula="of:=([.B15]/[.B$43])*100" office:value-type="float" office:value="3.09745075575151" calcext:value-type="float">
            <text:p>3</text:p>
          </table:table-cell>
          <table:table-cell table:style-name="ce25" table:formula="of:=([.C15]/[.C$43])*100" office:value-type="float" office:value="1.48877799525772" calcext:value-type="float">
            <text:p>1</text:p>
          </table:table-cell>
          <table:table-cell table:style-name="ce25" table:formula="of:=([.D15]/[.D$43])*100" office:value-type="float" office:value="0" calcext:value-type="float">
            <text:p>0</text:p>
          </table:table-cell>
          <table:table-cell table:style-name="ce25" table:formula="of:=([.E15]/[.E$43])*100" office:value-type="float" office:value="2.94331177447243" calcext:value-type="float">
            <text:p>3</text:p>
          </table:table-cell>
          <table:table-cell table:style-name="ce25" table:formula="of:=([.F15]/[.F$43])*100" office:value-type="float" office:value="0.00901735416063721" calcext:value-type="float">
            <text:p>0</text:p>
          </table:table-cell>
          <table:table-cell table:style-name="ce25" table:formula="of:=([.G15]/[.G$43])*100" office:value-type="float" office:value="6.08334536743986" calcext:value-type="float">
            <text:p>6</text:p>
          </table:table-cell>
          <table:table-cell table:style-name="ce25" table:formula="of:=([.H15]/[.H$43])*100" office:value-type="float" office:value="1.49997604266044" calcext:value-type="float">
            <text:p>1</text:p>
          </table:table-cell>
          <table:table-cell table:style-name="ce25" table:formula="of:=([.I15]/[.I$43])*100" office:value-type="float" office:value="6.87753456016958" calcext:value-type="float">
            <text:p>7</text:p>
          </table:table-cell>
          <table:table-cell table:style-name="ce25" table:formula="of:=([.J15]/[.J$43])*100" office:value-type="float" office:value="16.7249512218422" calcext:value-type="float">
            <text:p>17</text:p>
          </table:table-cell>
          <table:table-cell table:style-name="ce25" table:formula="of:=([.K15]/[.K$43])*100" office:value-type="float" office:value="0.547583652521343" calcext:value-type="float">
            <text:p>1</text:p>
          </table:table-cell>
          <table:table-cell table:style-name="ce25" table:formula="of:=([.L15]/[.L$43])*100" office:value-type="float" office:value="1.93764435928929" calcext:value-type="float">
            <text:p>2</text:p>
          </table:table-cell>
          <table:table-cell table:style-name="ce25" table:formula="of:=([.M15]/[.M$43])*100" office:value-type="float" office:value="2.42624469337078" calcext:value-type="float">
            <text:p>2</text:p>
          </table:table-cell>
          <table:table-cell table:style-name="ce25" table:formula="of:=([.N15]/[.N$43])*100" office:value-type="float" office:value="0" calcext:value-type="float">
            <text:p>0</text:p>
          </table:table-cell>
          <table:table-cell table:style-name="ce25" table:formula="of:=([.O15]/[.O$43])*100" office:value-type="float" office:value="2.78908830823985" calcext:value-type="float">
            <text:p>3</text:p>
          </table:table-cell>
          <table:table-cell table:style-name="ce25" table:formula="of:=([.P15]/[.P$43])*100" office:value-type="float" office:value="2.5495492849001" calcext:value-type="float">
            <text:p>3</text:p>
          </table:table-cell>
          <table:table-cell table:style-name="ce25" table:formula="of:=([.Q15]/[.Q$43])*100" office:value-type="float" office:value="2.42132892991543" calcext:value-type="float">
            <text:p>2</text:p>
          </table:table-cell>
          <table:table-cell table:style-name="ce25" table:formula="of:=([.R15]/[.R$43])*100" office:value-type="float" office:value="2.6578871899447" calcext:value-type="float">
            <text:p>3</text:p>
          </table:table-cell>
          <table:table-cell table:style-name="ce25" table:formula="of:=([.S15]/[.S$43])*100" office:value-type="float" office:value="2.59565128405201" calcext:value-type="float">
            <text:p>3</text:p>
          </table:table-cell>
          <table:table-cell table:style-name="ce25" table:formula="of:=([.T15]/[.T$43])*100" office:value-type="float" office:value="2.548085298476" calcext:value-type="float">
            <text:p>3</text:p>
          </table:table-cell>
          <table:table-cell table:style-name="ce25" table:formula="of:=([.U15]/[.U$43])*100" office:value-type="float" office:value="2.61027802175198" calcext:value-type="float">
            <text:p>3</text:p>
          </table:table-cell>
          <table:table-cell table:style-name="ce25" table:formula="of:=([.V15]/[.V$43])*100" office:value-type="float" office:value="8.18516918277653" calcext:value-type="float">
            <text:p>8</text:p>
          </table:table-cell>
          <table:table-cell table:style-name="ce25" table:formula="of:=([.W15]/[.W$43])*100" office:value-type="float" office:value="0" calcext:value-type="float">
            <text:p>0</text:p>
          </table:table-cell>
          <table:table-cell table:style-name="ce25" table:formula="of:=([.X15]/[.X$43])*100" office:value-type="float" office:value="2.63610809832431" calcext:value-type="float">
            <text:p>3</text:p>
          </table:table-cell>
          <table:table-cell table:style-name="ce25" table:formula="of:=([.Y15]/[.Y$43])*100" office:value-type="float" office:value="0" calcext:value-type="float">
            <text:p>0</text:p>
          </table:table-cell>
          <table:table-cell table:style-name="ce25" table:formula="of:=([.Z15]/[.Z$43])*100" office:value-type="float" office:value="2.27350266176571" calcext:value-type="float">
            <text:p>2</text:p>
          </table:table-cell>
          <table:table-cell table:style-name="ce25" table:formula="of:=([.AA15]/[.AA$43])*100" office:value-type="float" office:value="1.33390747282386" calcext:value-type="float">
            <text:p>1</text:p>
          </table:table-cell>
          <table:table-cell table:style-name="ce25" table:formula="of:=([.AB15]/[.AB$43])*100" office:value-type="float" office:value="2.27838581533478" calcext:value-type="float">
            <text:p>2</text:p>
          </table:table-cell>
          <table:table-cell table:style-name="ce25" table:formula="of:=([.AC15]/[.AC$43])*100" office:value-type="float" office:value="1.1677447438155" calcext:value-type="float">
            <text:p>1</text:p>
          </table:table-cell>
          <table:table-cell table:style-name="ce25" table:formula="of:=([.AD15]/[.AD$43])*100" office:value-type="float" office:value="1.30902954453048" calcext:value-type="float">
            <text:p>1</text:p>
          </table:table-cell>
          <table:table-cell table:style-name="ce25" table:formula="of:=([.AE15]/[.AE$43])*100" office:value-type="float" office:value="0.981626536158641" calcext:value-type="float">
            <text:p>1</text:p>
          </table:table-cell>
          <table:table-cell table:style-name="ce25" table:formula="of:=([.AF15]/[.AF$43])*100" office:value-type="float" office:value="0.824455222261352" calcext:value-type="float">
            <text:p>1</text:p>
          </table:table-cell>
          <table:table-cell table:style-name="ce25" table:formula="of:=([.AG15]/[.AG$43])*100" office:value-type="float" office:value="0.0184610660419485" calcext:value-type="float">
            <text:p>0</text:p>
          </table:table-cell>
          <table:table-cell table:style-name="ce25" table:formula="of:=([.AH15]/[.AH$43])*100" office:value-type="float" office:value="-7.93324883120869" calcext:value-type="float">
            <text:p>-8</text:p>
          </table:table-cell>
          <table:table-cell table:style-name="ce25" table:formula="of:=([.AI15]/[.AI$43])*100" office:value-type="float" office:value="10.5691651459492" calcext:value-type="float">
            <text:p>11</text:p>
          </table:table-cell>
          <table:table-cell table:style-name="ce25" table:formula="of:=([.AJ15]/[.AJ$43])*100" office:value-type="float" office:value="0" calcext:value-type="float">
            <text:p>0</text:p>
          </table:table-cell>
          <table:table-cell table:style-name="ce25" table:formula="of:=([.AK15]/[.AK$43])*100" office:value-type="float" office:value="2.39442357030393" calcext:value-type="float">
            <text:p>2</text:p>
          </table:table-cell>
          <table:table-cell table:style-name="ce25" table:formula="of:=([.AL15]/[.AL$43])*100" office:value-type="float" office:value="1.9388642425126" calcext:value-type="float">
            <text:p>2</text:p>
          </table:table-cell>
          <table:table-cell table:style-name="ce25" table:formula="of:=([.AM15]/[.AM$43])*100" office:value-type="float" office:value="1.9591195986292" calcext:value-type="float">
            <text:p>2</text:p>
          </table:table-cell>
          <table:table-cell table:style-name="ce25" table:formula="of:=([.AN15]/[.AN$43])*100" office:value-type="float" office:value="1.59223967558274" calcext:value-type="float">
            <text:p>2</text:p>
          </table:table-cell>
          <table:table-cell table:style-name="ce25" table:formula="of:=([.AO15]/[.AO$43])*100" office:value-type="float" office:value="8.71134453723212" calcext:value-type="float">
            <text:p>9</text:p>
          </table:table-cell>
          <table:table-cell table:style-name="ce25" table:formula="of:=([.AP15]/[.AP$43])*100" office:value-type="float" office:value="3.06233338340762" calcext:value-type="float">
            <text:p>3</text:p>
          </table:table-cell>
          <table:table-cell table:style-name="ce25" table:formula="of:=([.AQ15]/[.AQ$43])*100" office:value-type="float" office:value="4.97701841694835" calcext:value-type="float">
            <text:p>5</text:p>
          </table:table-cell>
          <table:table-cell table:style-name="ce25" table:formula="of:=([.AR15]/[.AR$43])*100" office:value-type="float" office:value="2.42497732377583" calcext:value-type="float">
            <text:p>2</text:p>
          </table:table-cell>
          <table:table-cell table:style-name="ce25" table:formula="of:=([.AS15]/[.AS$43])*100" office:value-type="float" office:value="2.52323116031943" calcext:value-type="float">
            <text:p>3</text:p>
          </table:table-cell>
          <table:table-cell table:style-name="ce25" table:formula="of:=([.AT15]/[.AT$43])*100" office:value-type="float" office:value="2.68230690327388" calcext:value-type="float">
            <text:p>3</text:p>
          </table:table-cell>
          <table:table-cell table:style-name="ce25" table:formula="of:=([.AU15]/[.AU$43])*100" office:value-type="float" office:value="1.35302514393956" calcext:value-type="float">
            <text:p>1</text:p>
          </table:table-cell>
          <table:table-cell table:style-name="ce25" table:formula="of:=([.AV15]/[.AV$43])*100" office:value-type="float" office:value="3.12695583612577" calcext:value-type="float">
            <text:p>3</text:p>
          </table:table-cell>
          <table:table-cell table:style-name="ce25" table:formula="of:=([.AW15]/[.AW$43])*100" office:value-type="float" office:value="0.00694085620976255" calcext:value-type="float">
            <text:p>0</text:p>
          </table:table-cell>
          <table:table-cell table:style-name="ce25" table:formula="of:=([.AX15]/[.AX$43])*100" office:value-type="float" office:value="2.75624323526383" calcext:value-type="float">
            <text:p>3</text:p>
          </table:table-cell>
          <table:table-cell table:style-name="ce25" table:formula="of:=([.AY15]/[.AY$43])*100" office:value-type="float" office:value="0" calcext:value-type="float">
            <text:p>0</text:p>
          </table:table-cell>
          <table:table-cell table:style-name="ce25" table:formula="of:=([.AZ15]/[.AZ$43])*100" office:value-type="float" office:value="0" calcext:value-type="float">
            <text:p>0</text:p>
          </table:table-cell>
          <table:table-cell table:style-name="ce25" table:formula="of:=([.BA15]/[.BA$43])*100" office:value-type="float" office:value="3.57477865991886" calcext:value-type="float">
            <text:p>4</text:p>
          </table:table-cell>
          <table:table-cell table:style-name="ce25" table:formula="of:=([.BB15]/[.BB$43])*100" office:value-type="float" office:value="1.71746345781533" calcext:value-type="float">
            <text:p>2</text:p>
          </table:table-cell>
          <table:table-cell table:style-name="ce25" table:formula="of:=([.BC15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La Courneuve</text:p>
          </table:table-cell>
          <table:table-cell table:style-name="ce25" table:formula="of:=([.B16]/[.B$43])*100" office:value-type="float" office:value="2.20014599809573" calcext:value-type="float">
            <text:p>2</text:p>
          </table:table-cell>
          <table:table-cell table:style-name="ce25" table:formula="of:=([.C16]/[.C$43])*100" office:value-type="float" office:value="3.1243928748329" calcext:value-type="float">
            <text:p>3</text:p>
          </table:table-cell>
          <table:table-cell table:style-name="ce25" table:formula="of:=([.D16]/[.D$43])*100" office:value-type="float" office:value="7.7197998575642" calcext:value-type="float">
            <text:p>8</text:p>
          </table:table-cell>
          <table:table-cell table:style-name="ce25" table:formula="of:=([.E16]/[.E$43])*100" office:value-type="float" office:value="1.49530538821949" calcext:value-type="float">
            <text:p>1</text:p>
          </table:table-cell>
          <table:table-cell table:style-name="ce25" table:formula="of:=([.F16]/[.F$43])*100" office:value-type="float" office:value="0.000426629108732681" calcext:value-type="float">
            <text:p>0</text:p>
          </table:table-cell>
          <table:table-cell table:style-name="ce25" table:formula="of:=([.G16]/[.G$43])*100" office:value-type="float" office:value="2.1194741362889" calcext:value-type="float">
            <text:p>2</text:p>
          </table:table-cell>
          <table:table-cell table:style-name="ce25" table:formula="of:=([.H16]/[.H$43])*100" office:value-type="float" office:value="1.36692897524925" calcext:value-type="float">
            <text:p>1</text:p>
          </table:table-cell>
          <table:table-cell table:style-name="ce25" table:formula="of:=([.I16]/[.I$43])*100" office:value-type="float" office:value="10.5159452779502" calcext:value-type="float">
            <text:p>11</text:p>
          </table:table-cell>
          <table:table-cell table:style-name="ce25" table:formula="of:=([.J16]/[.J$43])*100" office:value-type="float" office:value="1.50818189246692" calcext:value-type="float">
            <text:p>2</text:p>
          </table:table-cell>
          <table:table-cell table:style-name="ce25" table:formula="of:=([.K16]/[.K$43])*100" office:value-type="float" office:value="3.08169946355149" calcext:value-type="float">
            <text:p>3</text:p>
          </table:table-cell>
          <table:table-cell table:style-name="ce25" table:formula="of:=([.L16]/[.L$43])*100" office:value-type="float" office:value="3.77061690306292" calcext:value-type="float">
            <text:p>4</text:p>
          </table:table-cell>
          <table:table-cell table:style-name="ce25" table:formula="of:=([.M16]/[.M$43])*100" office:value-type="float" office:value="4.37443728641265" calcext:value-type="float">
            <text:p>4</text:p>
          </table:table-cell>
          <table:table-cell table:style-name="ce25" table:formula="of:=([.N16]/[.N$43])*100" office:value-type="float" office:value="0" calcext:value-type="float">
            <text:p>0</text:p>
          </table:table-cell>
          <table:table-cell table:style-name="ce25" table:formula="of:=([.O16]/[.O$43])*100" office:value-type="float" office:value="2.77697251472265" calcext:value-type="float">
            <text:p>3</text:p>
          </table:table-cell>
          <table:table-cell table:style-name="ce25" table:formula="of:=([.P16]/[.P$43])*100" office:value-type="float" office:value="2.68171178272246" calcext:value-type="float">
            <text:p>3</text:p>
          </table:table-cell>
          <table:table-cell table:style-name="ce25" table:formula="of:=([.Q16]/[.Q$43])*100" office:value-type="float" office:value="2.92813017113993" calcext:value-type="float">
            <text:p>3</text:p>
          </table:table-cell>
          <table:table-cell table:style-name="ce25" table:formula="of:=([.R16]/[.R$43])*100" office:value-type="float" office:value="2.92794815100273" calcext:value-type="float">
            <text:p>3</text:p>
          </table:table-cell>
          <table:table-cell table:style-name="ce25" table:formula="of:=([.S16]/[.S$43])*100" office:value-type="float" office:value="2.52922682680411" calcext:value-type="float">
            <text:p>3</text:p>
          </table:table-cell>
          <table:table-cell table:style-name="ce25" table:formula="of:=([.T16]/[.T$43])*100" office:value-type="float" office:value="2.63807248126352" calcext:value-type="float">
            <text:p>3</text:p>
          </table:table-cell>
          <table:table-cell table:style-name="ce25" table:formula="of:=([.U16]/[.U$43])*100" office:value-type="float" office:value="2.62293466540288" calcext:value-type="float">
            <text:p>3</text:p>
          </table:table-cell>
          <table:table-cell table:style-name="ce25" table:formula="of:=([.V16]/[.V$43])*100" office:value-type="float" office:value="0.990211211946431" calcext:value-type="float">
            <text:p>1</text:p>
          </table:table-cell>
          <table:table-cell table:style-name="ce25" table:formula="of:=([.W16]/[.W$43])*100" office:value-type="float" office:value="0" calcext:value-type="float">
            <text:p>0</text:p>
          </table:table-cell>
          <table:table-cell table:style-name="ce25" table:formula="of:=([.X16]/[.X$43])*100" office:value-type="float" office:value="4.04752678312222" calcext:value-type="float">
            <text:p>4</text:p>
          </table:table-cell>
          <table:table-cell table:style-name="ce25" table:formula="of:=([.Y16]/[.Y$43])*100" office:value-type="float" office:value="7.93052902758454" calcext:value-type="float">
            <text:p>8</text:p>
          </table:table-cell>
          <table:table-cell table:style-name="ce25" table:formula="of:=([.Z16]/[.Z$43])*100" office:value-type="float" office:value="3.51338911802189" calcext:value-type="float">
            <text:p>4</text:p>
          </table:table-cell>
          <table:table-cell table:style-name="ce25" table:formula="of:=([.AA16]/[.AA$43])*100" office:value-type="float" office:value="0.0558969761294025" calcext:value-type="float">
            <text:p>0</text:p>
          </table:table-cell>
          <table:table-cell table:style-name="ce25" table:formula="of:=([.AB16]/[.AB$43])*100" office:value-type="float" office:value="3.5254227926721" calcext:value-type="float">
            <text:p>4</text:p>
          </table:table-cell>
          <table:table-cell table:style-name="ce25" table:formula="of:=([.AC16]/[.AC$43])*100" office:value-type="float" office:value="1.93333754153017" calcext:value-type="float">
            <text:p>2</text:p>
          </table:table-cell>
          <table:table-cell table:style-name="ce25" table:formula="of:=([.AD16]/[.AD$43])*100" office:value-type="float" office:value="2.19273159678454" calcext:value-type="float">
            <text:p>2</text:p>
          </table:table-cell>
          <table:table-cell table:style-name="ce25" table:formula="of:=([.AE16]/[.AE$43])*100" office:value-type="float" office:value="0.933220897999001" calcext:value-type="float">
            <text:p>1</text:p>
          </table:table-cell>
          <table:table-cell table:style-name="ce25" table:formula="of:=([.AF16]/[.AF$43])*100" office:value-type="float" office:value="3.74659818984522" calcext:value-type="float">
            <text:p>4</text:p>
          </table:table-cell>
          <table:table-cell table:style-name="ce25" table:formula="of:=([.AG16]/[.AG$43])*100" office:value-type="float" office:value="2.41613854365401" calcext:value-type="float">
            <text:p>2</text:p>
          </table:table-cell>
          <table:table-cell table:style-name="ce25" table:formula="of:=([.AH16]/[.AH$43])*100" office:value-type="float" office:value="37.2564834373739" calcext:value-type="float">
            <text:p>37</text:p>
          </table:table-cell>
          <table:table-cell table:style-name="ce25" table:formula="of:=([.AI16]/[.AI$43])*100" office:value-type="float" office:value="0.948693482273845" calcext:value-type="float">
            <text:p>1</text:p>
          </table:table-cell>
          <table:table-cell table:style-name="ce25" table:formula="of:=([.AJ16]/[.AJ$43])*100" office:value-type="float" office:value="0" calcext:value-type="float">
            <text:p>0</text:p>
          </table:table-cell>
          <table:table-cell table:style-name="ce25" table:formula="of:=([.AK16]/[.AK$43])*100" office:value-type="float" office:value="2.64593751797209" calcext:value-type="float">
            <text:p>3</text:p>
          </table:table-cell>
          <table:table-cell table:style-name="ce25" table:formula="of:=([.AL16]/[.AL$43])*100" office:value-type="float" office:value="1.95337039455515" calcext:value-type="float">
            <text:p>2</text:p>
          </table:table-cell>
          <table:table-cell table:style-name="ce25" table:formula="of:=([.AM16]/[.AM$43])*100" office:value-type="float" office:value="1.98043555555417" calcext:value-type="float">
            <text:p>2</text:p>
          </table:table-cell>
          <table:table-cell table:style-name="ce25" table:formula="of:=([.AN16]/[.AN$43])*100" office:value-type="float" office:value="6.50792287420369" calcext:value-type="float">
            <text:p>7</text:p>
          </table:table-cell>
          <table:table-cell table:style-name="ce25" table:formula="of:=([.AO16]/[.AO$43])*100" office:value-type="float" office:value="8.34268847015443" calcext:value-type="float">
            <text:p>8</text:p>
          </table:table-cell>
          <table:table-cell table:style-name="ce25" table:formula="of:=([.AP16]/[.AP$43])*100" office:value-type="float" office:value="5.47199727773604" calcext:value-type="float">
            <text:p>5</text:p>
          </table:table-cell>
          <table:table-cell table:style-name="ce25" table:formula="of:=([.AQ16]/[.AQ$43])*100" office:value-type="float" office:value="3.93483154280175" calcext:value-type="float">
            <text:p>4</text:p>
          </table:table-cell>
          <table:table-cell table:style-name="ce25" table:formula="of:=([.AR16]/[.AR$43])*100" office:value-type="float" office:value="2.45800172814535" calcext:value-type="float">
            <text:p>2</text:p>
          </table:table-cell>
          <table:table-cell table:style-name="ce25" table:formula="of:=([.AS16]/[.AS$43])*100" office:value-type="float" office:value="2.92263467796573" calcext:value-type="float">
            <text:p>3</text:p>
          </table:table-cell>
          <table:table-cell table:style-name="ce25" table:formula="of:=([.AT16]/[.AT$43])*100" office:value-type="float" office:value="2.60691468891718" calcext:value-type="float">
            <text:p>3</text:p>
          </table:table-cell>
          <table:table-cell table:style-name="ce25" table:formula="of:=([.AU16]/[.AU$43])*100" office:value-type="float" office:value="2.92895217922229" calcext:value-type="float">
            <text:p>3</text:p>
          </table:table-cell>
          <table:table-cell table:style-name="ce25" table:formula="of:=([.AV16]/[.AV$43])*100" office:value-type="float" office:value="1.30806112822697" calcext:value-type="float">
            <text:p>1</text:p>
          </table:table-cell>
          <table:table-cell table:style-name="ce25" table:formula="of:=([.AW16]/[.AW$43])*100" office:value-type="float" office:value="3.63936935539446" calcext:value-type="float">
            <text:p>4</text:p>
          </table:table-cell>
          <table:table-cell table:style-name="ce25" table:formula="of:=([.AX16]/[.AX$43])*100" office:value-type="float" office:value="3.84048895799264" calcext:value-type="float">
            <text:p>4</text:p>
          </table:table-cell>
          <table:table-cell table:style-name="ce25" table:formula="of:=([.AY16]/[.AY$43])*100" office:value-type="float" office:value="0" calcext:value-type="float">
            <text:p>0</text:p>
          </table:table-cell>
          <table:table-cell table:style-name="ce25" table:formula="of:=([.AZ16]/[.AZ$43])*100" office:value-type="float" office:value="0" calcext:value-type="float">
            <text:p>0</text:p>
          </table:table-cell>
          <table:table-cell table:style-name="ce25" table:formula="of:=([.BA16]/[.BA$43])*100" office:value-type="float" office:value="-9.11683595415829" calcext:value-type="float">
            <text:p>-9</text:p>
          </table:table-cell>
          <table:table-cell table:style-name="ce25" table:formula="of:=([.BB16]/[.BB$43])*100" office:value-type="float" office:value="1.73177296102677" calcext:value-type="float">
            <text:p>2</text:p>
          </table:table-cell>
          <table:table-cell table:style-name="ce25" table:formula="of:=([.BC16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Le Blanc-Mesnil</text:p>
          </table:table-cell>
          <table:table-cell table:style-name="ce25" table:formula="of:=([.B17]/[.B$43])*100" office:value-type="float" office:value="2.48353252993747" calcext:value-type="float">
            <text:p>2</text:p>
          </table:table-cell>
          <table:table-cell table:style-name="ce25" table:formula="of:=([.C17]/[.C$43])*100" office:value-type="float" office:value="3.13602775588596" calcext:value-type="float">
            <text:p>3</text:p>
          </table:table-cell>
          <table:table-cell table:style-name="ce25" table:formula="of:=([.D17]/[.D$43])*100" office:value-type="float" office:value="0.586927473153701" calcext:value-type="float">
            <text:p>1</text:p>
          </table:table-cell>
          <table:table-cell table:style-name="ce25" table:formula="of:=([.E17]/[.E$43])*100" office:value-type="float" office:value="1.9070484992279" calcext:value-type="float">
            <text:p>2</text:p>
          </table:table-cell>
          <table:table-cell table:style-name="ce25" table:formula="of:=([.F17]/[.F$43])*100" office:value-type="float" office:value="3.99209069438739" calcext:value-type="float">
            <text:p>4</text:p>
          </table:table-cell>
          <table:table-cell table:style-name="ce25" table:formula="of:=([.G17]/[.G$43])*100" office:value-type="float" office:value="3.26061225341797" calcext:value-type="float">
            <text:p>3</text:p>
          </table:table-cell>
          <table:table-cell table:style-name="ce25" table:formula="of:=([.H17]/[.H$43])*100" office:value-type="float" office:value="1.98002979782666" calcext:value-type="float">
            <text:p>2</text:p>
          </table:table-cell>
          <table:table-cell table:style-name="ce25" table:formula="of:=([.I17]/[.I$43])*100" office:value-type="float" office:value="2.06684401426957" calcext:value-type="float">
            <text:p>2</text:p>
          </table:table-cell>
          <table:table-cell table:style-name="ce25" table:formula="of:=([.J17]/[.J$43])*100" office:value-type="float" office:value="1.25443020756365" calcext:value-type="float">
            <text:p>1</text:p>
          </table:table-cell>
          <table:table-cell table:style-name="ce25" table:formula="of:=([.K17]/[.K$43])*100" office:value-type="float" office:value="-1.22171790342693" calcext:value-type="float">
            <text:p>-1</text:p>
          </table:table-cell>
          <table:table-cell table:style-name="ce25" table:formula="of:=([.L17]/[.L$43])*100" office:value-type="float" office:value="2.41356087635188" calcext:value-type="float">
            <text:p>2</text:p>
          </table:table-cell>
          <table:table-cell table:style-name="ce25" table:formula="of:=([.M17]/[.M$43])*100" office:value-type="float" office:value="2.74461802599985" calcext:value-type="float">
            <text:p>3</text:p>
          </table:table-cell>
          <table:table-cell table:style-name="ce25" table:formula="of:=([.N17]/[.N$43])*100" office:value-type="float" office:value="0" calcext:value-type="float">
            <text:p>0</text:p>
          </table:table-cell>
          <table:table-cell table:style-name="ce25" table:formula="of:=([.O17]/[.O$43])*100" office:value-type="float" office:value="2.85753574717692" calcext:value-type="float">
            <text:p>3</text:p>
          </table:table-cell>
          <table:table-cell table:style-name="ce25" table:formula="of:=([.P17]/[.P$43])*100" office:value-type="float" office:value="2.13029344670287" calcext:value-type="float">
            <text:p>2</text:p>
          </table:table-cell>
          <table:table-cell table:style-name="ce25" table:formula="of:=([.Q17]/[.Q$43])*100" office:value-type="float" office:value="2.91625414392479" calcext:value-type="float">
            <text:p>3</text:p>
          </table:table-cell>
          <table:table-cell table:style-name="ce25" table:formula="of:=([.R17]/[.R$43])*100" office:value-type="float" office:value="2.81920585688953" calcext:value-type="float">
            <text:p>3</text:p>
          </table:table-cell>
          <table:table-cell table:style-name="ce25" table:formula="of:=([.S17]/[.S$43])*100" office:value-type="float" office:value="2.33660840246206" calcext:value-type="float">
            <text:p>2</text:p>
          </table:table-cell>
          <table:table-cell table:style-name="ce25" table:formula="of:=([.T17]/[.T$43])*100" office:value-type="float" office:value="2.49477182971827" calcext:value-type="float">
            <text:p>2</text:p>
          </table:table-cell>
          <table:table-cell table:style-name="ce25" table:formula="of:=([.U17]/[.U$43])*100" office:value-type="float" office:value="2.45002888344225" calcext:value-type="float">
            <text:p>2</text:p>
          </table:table-cell>
          <table:table-cell table:style-name="ce25" table:formula="of:=([.V17]/[.V$43])*100" office:value-type="float" office:value="2.88166789933181" calcext:value-type="float">
            <text:p>3</text:p>
          </table:table-cell>
          <table:table-cell table:style-name="ce25" table:formula="of:=([.W17]/[.W$43])*100" office:value-type="float" office:value="0" calcext:value-type="float">
            <text:p>0</text:p>
          </table:table-cell>
          <table:table-cell table:style-name="ce25" table:formula="of:=([.X17]/[.X$43])*100" office:value-type="float" office:value="3.0655524198475" calcext:value-type="float">
            <text:p>3</text:p>
          </table:table-cell>
          <table:table-cell table:style-name="ce25" table:formula="of:=([.Y17]/[.Y$43])*100" office:value-type="float" office:value="1.35282848247419" calcext:value-type="float">
            <text:p>1</text:p>
          </table:table-cell>
          <table:table-cell table:style-name="ce25" table:formula="of:=([.Z17]/[.Z$43])*100" office:value-type="float" office:value="3.26269162977535" calcext:value-type="float">
            <text:p>3</text:p>
          </table:table-cell>
          <table:table-cell table:style-name="ce25" table:formula="of:=([.AA17]/[.AA$43])*100" office:value-type="float" office:value="3.47248716994073" calcext:value-type="float">
            <text:p>3</text:p>
          </table:table-cell>
          <table:table-cell table:style-name="ce25" table:formula="of:=([.AB17]/[.AB$43])*100" office:value-type="float" office:value="3.25824231933194" calcext:value-type="float">
            <text:p>3</text:p>
          </table:table-cell>
          <table:table-cell table:style-name="ce25" table:formula="of:=([.AC17]/[.AC$43])*100" office:value-type="float" office:value="4.20062503654581" calcext:value-type="float">
            <text:p>4</text:p>
          </table:table-cell>
          <table:table-cell table:style-name="ce25" table:formula="of:=([.AD17]/[.AD$43])*100" office:value-type="float" office:value="4.01477831172204" calcext:value-type="float">
            <text:p>4</text:p>
          </table:table-cell>
          <table:table-cell table:style-name="ce25" table:formula="of:=([.AE17]/[.AE$43])*100" office:value-type="float" office:value="5.05054903948257" calcext:value-type="float">
            <text:p>5</text:p>
          </table:table-cell>
          <table:table-cell table:style-name="ce25" table:formula="of:=([.AF17]/[.AF$43])*100" office:value-type="float" office:value="1.94378483021293" calcext:value-type="float">
            <text:p>2</text:p>
          </table:table-cell>
          <table:table-cell table:style-name="ce25" table:formula="of:=([.AG17]/[.AG$43])*100" office:value-type="float" office:value="3.71479261405707" calcext:value-type="float">
            <text:p>4</text:p>
          </table:table-cell>
          <table:table-cell table:style-name="ce25" table:formula="of:=([.AH17]/[.AH$43])*100" office:value-type="float" office:value="-10.38381373764" calcext:value-type="float">
            <text:p>-10</text:p>
          </table:table-cell>
          <table:table-cell table:style-name="ce25" table:formula="of:=([.AI17]/[.AI$43])*100" office:value-type="float" office:value="1.46018187564357" calcext:value-type="float">
            <text:p>1</text:p>
          </table:table-cell>
          <table:table-cell table:style-name="ce25" table:formula="of:=([.AJ17]/[.AJ$43])*100" office:value-type="float" office:value="0" calcext:value-type="float">
            <text:p>0</text:p>
          </table:table-cell>
          <table:table-cell table:style-name="ce25" table:formula="of:=([.AK17]/[.AK$43])*100" office:value-type="float" office:value="2.3119144857748" calcext:value-type="float">
            <text:p>2</text:p>
          </table:table-cell>
          <table:table-cell table:style-name="ce25" table:formula="of:=([.AL17]/[.AL$43])*100" office:value-type="float" office:value="2.7197548583685" calcext:value-type="float">
            <text:p>3</text:p>
          </table:table-cell>
          <table:table-cell table:style-name="ce25" table:formula="of:=([.AM17]/[.AM$43])*100" office:value-type="float" office:value="2.75389429190692" calcext:value-type="float">
            <text:p>3</text:p>
          </table:table-cell>
          <table:table-cell table:style-name="ce25" table:formula="of:=([.AN17]/[.AN$43])*100" office:value-type="float" office:value="0.962424065096065" calcext:value-type="float">
            <text:p>1</text:p>
          </table:table-cell>
          <table:table-cell table:style-name="ce25" table:formula="of:=([.AO17]/[.AO$43])*100" office:value-type="float" office:value="2.42412241051751" calcext:value-type="float">
            <text:p>2</text:p>
          </table:table-cell>
          <table:table-cell table:style-name="ce25" table:formula="of:=([.AP17]/[.AP$43])*100" office:value-type="float" office:value="2.21017163916682" calcext:value-type="float">
            <text:p>2</text:p>
          </table:table-cell>
          <table:table-cell table:style-name="ce25" table:formula="of:=([.AQ17]/[.AQ$43])*100" office:value-type="float" office:value="2.74621455324736" calcext:value-type="float">
            <text:p>3</text:p>
          </table:table-cell>
          <table:table-cell table:style-name="ce25" table:formula="of:=([.AR17]/[.AR$43])*100" office:value-type="float" office:value="2.55940946961527" calcext:value-type="float">
            <text:p>3</text:p>
          </table:table-cell>
          <table:table-cell table:style-name="ce25" table:formula="of:=([.AS17]/[.AS$43])*100" office:value-type="float" office:value="2.50557149916034" calcext:value-type="float">
            <text:p>3</text:p>
          </table:table-cell>
          <table:table-cell table:style-name="ce25" table:formula="of:=([.AT17]/[.AT$43])*100" office:value-type="float" office:value="2.57824555879414" calcext:value-type="float">
            <text:p>3</text:p>
          </table:table-cell>
          <table:table-cell table:style-name="ce25" table:formula="of:=([.AU17]/[.AU$43])*100" office:value-type="float" office:value="3.35452695016461" calcext:value-type="float">
            <text:p>3</text:p>
          </table:table-cell>
          <table:table-cell table:style-name="ce25" table:formula="of:=([.AV17]/[.AV$43])*100" office:value-type="float" office:value="1.52234911796382" calcext:value-type="float">
            <text:p>2</text:p>
          </table:table-cell>
          <table:table-cell table:style-name="ce25" table:formula="of:=([.AW17]/[.AW$43])*100" office:value-type="float" office:value="4.00923506981433" calcext:value-type="float">
            <text:p>4</text:p>
          </table:table-cell>
          <table:table-cell table:style-name="ce25" table:formula="of:=([.AX17]/[.AX$43])*100" office:value-type="float" office:value="1.08951592580491" calcext:value-type="float">
            <text:p>1</text:p>
          </table:table-cell>
          <table:table-cell table:style-name="ce25" table:formula="of:=([.AY17]/[.AY$43])*100" office:value-type="float" office:value="0" calcext:value-type="float">
            <text:p>0</text:p>
          </table:table-cell>
          <table:table-cell table:style-name="ce25" table:formula="of:=([.AZ17]/[.AZ$43])*100" office:value-type="float" office:value="0" calcext:value-type="float">
            <text:p>0</text:p>
          </table:table-cell>
          <table:table-cell table:style-name="ce25" table:formula="of:=([.BA17]/[.BA$43])*100" office:value-type="float" office:value="2.04865099253186" calcext:value-type="float">
            <text:p>2</text:p>
          </table:table-cell>
          <table:table-cell table:style-name="ce25" table:formula="of:=([.BB17]/[.BB$43])*100" office:value-type="float" office:value="2.22076591798889" calcext:value-type="float">
            <text:p>2</text:p>
          </table:table-cell>
          <table:table-cell table:style-name="ce25" table:formula="of:=([.BC17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Le Bourget</text:p>
          </table:table-cell>
          <table:table-cell table:style-name="ce25" table:formula="of:=([.B18]/[.B$43])*100" office:value-type="float" office:value="3.43339217259681" calcext:value-type="float">
            <text:p>3</text:p>
          </table:table-cell>
          <table:table-cell table:style-name="ce25" table:formula="of:=([.C18]/[.C$43])*100" office:value-type="float" office:value="3.96152477302185" calcext:value-type="float">
            <text:p>4</text:p>
          </table:table-cell>
          <table:table-cell table:style-name="ce25" table:formula="of:=([.D18]/[.D$43])*100" office:value-type="float" office:value="5.37231922757572" calcext:value-type="float">
            <text:p>5</text:p>
          </table:table-cell>
          <table:table-cell table:style-name="ce25" table:formula="of:=([.E18]/[.E$43])*100" office:value-type="float" office:value="5.85485193889091" calcext:value-type="float">
            <text:p>6</text:p>
          </table:table-cell>
          <table:table-cell table:style-name="ce25" table:formula="of:=([.F18]/[.F$43])*100" office:value-type="float" office:value="1.00583942934178" calcext:value-type="float">
            <text:p>1</text:p>
          </table:table-cell>
          <table:table-cell table:style-name="ce25" table:formula="of:=([.G18]/[.G$43])*100" office:value-type="float" office:value="7.88825496032255" calcext:value-type="float">
            <text:p>8</text:p>
          </table:table-cell>
          <table:table-cell table:style-name="ce25" table:formula="of:=([.H18]/[.H$43])*100" office:value-type="float" office:value="3.42991426586301" calcext:value-type="float">
            <text:p>3</text:p>
          </table:table-cell>
          <table:table-cell table:style-name="ce25" table:formula="of:=([.I18]/[.I$43])*100" office:value-type="float" office:value="7.06594864301015" calcext:value-type="float">
            <text:p>7</text:p>
          </table:table-cell>
          <table:table-cell table:style-name="ce25" table:formula="of:=([.J18]/[.J$43])*100" office:value-type="float" office:value="1.37954983342695" calcext:value-type="float">
            <text:p>1</text:p>
          </table:table-cell>
          <table:table-cell table:style-name="ce25" table:formula="of:=([.K18]/[.K$43])*100" office:value-type="float" office:value="-6.98642068616535" calcext:value-type="float">
            <text:p>-7</text:p>
          </table:table-cell>
          <table:table-cell table:style-name="ce25" table:formula="of:=([.L18]/[.L$43])*100" office:value-type="float" office:value="2.89735441381835" calcext:value-type="float">
            <text:p>3</text:p>
          </table:table-cell>
          <table:table-cell table:style-name="ce25" table:formula="of:=([.M18]/[.M$43])*100" office:value-type="float" office:value="0.960977181814944" calcext:value-type="float">
            <text:p>1</text:p>
          </table:table-cell>
          <table:table-cell table:style-name="ce25" table:formula="of:=([.N18]/[.N$43])*100" office:value-type="float" office:value="0" calcext:value-type="float">
            <text:p>0</text:p>
          </table:table-cell>
          <table:table-cell table:style-name="ce25" table:formula="of:=([.O18]/[.O$43])*100" office:value-type="float" office:value="1.84386682631911" calcext:value-type="float">
            <text:p>2</text:p>
          </table:table-cell>
          <table:table-cell table:style-name="ce25" table:formula="of:=([.P18]/[.P$43])*100" office:value-type="float" office:value="2.61314714291492" calcext:value-type="float">
            <text:p>3</text:p>
          </table:table-cell>
          <table:table-cell table:style-name="ce25" table:formula="of:=([.Q18]/[.Q$43])*100" office:value-type="float" office:value="2.33399985367518" calcext:value-type="float">
            <text:p>2</text:p>
          </table:table-cell>
          <table:table-cell table:style-name="ce25" table:formula="of:=([.R18]/[.R$43])*100" office:value-type="float" office:value="1.90234463369666" calcext:value-type="float">
            <text:p>2</text:p>
          </table:table-cell>
          <table:table-cell table:style-name="ce25" table:formula="of:=([.S18]/[.S$43])*100" office:value-type="float" office:value="2.7415706413929" calcext:value-type="float">
            <text:p>3</text:p>
          </table:table-cell>
          <table:table-cell table:style-name="ce25" table:formula="of:=([.T18]/[.T$43])*100" office:value-type="float" office:value="2.63035996903934" calcext:value-type="float">
            <text:p>3</text:p>
          </table:table-cell>
          <table:table-cell table:style-name="ce25" table:formula="of:=([.U18]/[.U$43])*100" office:value-type="float" office:value="2.54433500210235" calcext:value-type="float">
            <text:p>3</text:p>
          </table:table-cell>
          <table:table-cell table:style-name="ce25" table:formula="of:=([.V18]/[.V$43])*100" office:value-type="float" office:value="0.484303292313515" calcext:value-type="float">
            <text:p>0</text:p>
          </table:table-cell>
          <table:table-cell table:style-name="ce25" table:formula="of:=([.W18]/[.W$43])*100" office:value-type="float" office:value="0" calcext:value-type="float">
            <text:p>0</text:p>
          </table:table-cell>
          <table:table-cell table:style-name="ce25" table:formula="of:=([.X18]/[.X$43])*100" office:value-type="float" office:value="1.04129928141535" calcext:value-type="float">
            <text:p>1</text:p>
          </table:table-cell>
          <table:table-cell table:style-name="ce25" table:formula="of:=([.Y18]/[.Y$43])*100" office:value-type="float" office:value="0" calcext:value-type="float">
            <text:p>0</text:p>
          </table:table-cell>
          <table:table-cell table:style-name="ce25" table:formula="of:=([.Z18]/[.Z$43])*100" office:value-type="float" office:value="2.5499502088036" calcext:value-type="float">
            <text:p>3</text:p>
          </table:table-cell>
          <table:table-cell table:style-name="ce25" table:formula="of:=([.AA18]/[.AA$43])*100" office:value-type="float" office:value="0.895888716282567" calcext:value-type="float">
            <text:p>1</text:p>
          </table:table-cell>
          <table:table-cell table:style-name="ce25" table:formula="of:=([.AB18]/[.AB$43])*100" office:value-type="float" office:value="2.55677016634882" calcext:value-type="float">
            <text:p>3</text:p>
          </table:table-cell>
          <table:table-cell table:style-name="ce25" table:formula="of:=([.AC18]/[.AC$43])*100" office:value-type="float" office:value="0.212458065180892" calcext:value-type="float">
            <text:p>0</text:p>
          </table:table-cell>
          <table:table-cell table:style-name="ce25" table:formula="of:=([.AD18]/[.AD$43])*100" office:value-type="float" office:value="0.563597202364753" calcext:value-type="float">
            <text:p>1</text:p>
          </table:table-cell>
          <table:table-cell table:style-name="ce25" table:formula="of:=([.AE18]/[.AE$43])*100" office:value-type="float" office:value="-3.87685887422906" calcext:value-type="float">
            <text:p>-4</text:p>
          </table:table-cell>
          <table:table-cell table:style-name="ce25" table:formula="of:=([.AF18]/[.AF$43])*100" office:value-type="float" office:value="3.79598396237755" calcext:value-type="float">
            <text:p>4</text:p>
          </table:table-cell>
          <table:table-cell table:style-name="ce25" table:formula="of:=([.AG18]/[.AG$43])*100" office:value-type="float" office:value="4.0287018961108" calcext:value-type="float">
            <text:p>4</text:p>
          </table:table-cell>
          <table:table-cell table:style-name="ce25" table:formula="of:=([.AH18]/[.AH$43])*100" office:value-type="float" office:value="-25.1148447471572" calcext:value-type="float">
            <text:p>-25</text:p>
          </table:table-cell>
          <table:table-cell table:style-name="ce25" table:formula="of:=([.AI18]/[.AI$43])*100" office:value-type="float" office:value="-1.46168572513027" calcext:value-type="float">
            <text:p>-1</text:p>
          </table:table-cell>
          <table:table-cell table:style-name="ce25" table:formula="of:=([.AJ18]/[.AJ$43])*100" office:value-type="float" office:value="0" calcext:value-type="float">
            <text:p>0</text:p>
          </table:table-cell>
          <table:table-cell table:style-name="ce25" table:formula="of:=([.AK18]/[.AK$43])*100" office:value-type="float" office:value="2.34619166847412" calcext:value-type="float">
            <text:p>2</text:p>
          </table:table-cell>
          <table:table-cell table:style-name="ce25" table:formula="of:=([.AL18]/[.AL$43])*100" office:value-type="float" office:value="2.8327575456064" calcext:value-type="float">
            <text:p>3</text:p>
          </table:table-cell>
          <table:table-cell table:style-name="ce25" table:formula="of:=([.AM18]/[.AM$43])*100" office:value-type="float" office:value="2.80519785721584" calcext:value-type="float">
            <text:p>3</text:p>
          </table:table-cell>
          <table:table-cell table:style-name="ce25" table:formula="of:=([.AN18]/[.AN$43])*100" office:value-type="float" office:value="0.542342003029297" calcext:value-type="float">
            <text:p>1</text:p>
          </table:table-cell>
          <table:table-cell table:style-name="ce25" table:formula="of:=([.AO18]/[.AO$43])*100" office:value-type="float" office:value="9.17098449543153" calcext:value-type="float">
            <text:p>9</text:p>
          </table:table-cell>
          <table:table-cell table:style-name="ce25" table:formula="of:=([.AP18]/[.AP$43])*100" office:value-type="float" office:value="4.17283833447586" calcext:value-type="float">
            <text:p>4</text:p>
          </table:table-cell>
          <table:table-cell table:style-name="ce25" table:formula="of:=([.AQ18]/[.AQ$43])*100" office:value-type="float" office:value="6.78185247699074" calcext:value-type="float">
            <text:p>7</text:p>
          </table:table-cell>
          <table:table-cell table:style-name="ce25" table:formula="of:=([.AR18]/[.AR$43])*100" office:value-type="float" office:value="2.43927238362675" calcext:value-type="float">
            <text:p>2</text:p>
          </table:table-cell>
          <table:table-cell table:style-name="ce25" table:formula="of:=([.AS18]/[.AS$43])*100" office:value-type="float" office:value="2.70651626245749" calcext:value-type="float">
            <text:p>3</text:p>
          </table:table-cell>
          <table:table-cell table:style-name="ce25" table:formula="of:=([.AT18]/[.AT$43])*100" office:value-type="float" office:value="2.87714711548414" calcext:value-type="float">
            <text:p>3</text:p>
          </table:table-cell>
          <table:table-cell table:style-name="ce25" table:formula="of:=([.AU18]/[.AU$43])*100" office:value-type="float" office:value="4.28336702302388" calcext:value-type="float">
            <text:p>4</text:p>
          </table:table-cell>
          <table:table-cell table:style-name="ce25" table:formula="of:=([.AV18]/[.AV$43])*100" office:value-type="float" office:value="2.64373805942274" calcext:value-type="float">
            <text:p>3</text:p>
          </table:table-cell>
          <table:table-cell table:style-name="ce25" table:formula="of:=([.AW18]/[.AW$43])*100" office:value-type="float" office:value="0" calcext:value-type="float">
            <text:p>0</text:p>
          </table:table-cell>
          <table:table-cell table:style-name="ce25" table:formula="of:=([.AX18]/[.AX$43])*100" office:value-type="float" office:value="1.77501644585072" calcext:value-type="float">
            <text:p>2</text:p>
          </table:table-cell>
          <table:table-cell table:style-name="ce25" table:formula="of:=([.AY18]/[.AY$43])*100" office:value-type="float" office:value="0" calcext:value-type="float">
            <text:p>0</text:p>
          </table:table-cell>
          <table:table-cell table:style-name="ce25" table:formula="of:=([.AZ18]/[.AZ$43])*100" office:value-type="float" office:value="0" calcext:value-type="float">
            <text:p>0</text:p>
          </table:table-cell>
          <table:table-cell table:style-name="ce25" table:formula="of:=([.BA18]/[.BA$43])*100" office:value-type="float" office:value="-0.515561261138334" calcext:value-type="float">
            <text:p>-1</text:p>
          </table:table-cell>
          <table:table-cell table:style-name="ce25" table:formula="of:=([.BB18]/[.BB$43])*100" office:value-type="float" office:value="3.27143205788474" calcext:value-type="float">
            <text:p>3</text:p>
          </table:table-cell>
          <table:table-cell table:style-name="ce25" table:formula="of:=([.BC18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Le Pré-Saint-Gervais</text:p>
          </table:table-cell>
          <table:table-cell table:style-name="ce25" table:formula="of:=([.B19]/[.B$43])*100" office:value-type="float" office:value="2.94169352823717" calcext:value-type="float">
            <text:p>3</text:p>
          </table:table-cell>
          <table:table-cell table:style-name="ce25" table:formula="of:=([.C19]/[.C$43])*100" office:value-type="float" office:value="1.54876450191061" calcext:value-type="float">
            <text:p>2</text:p>
          </table:table-cell>
          <table:table-cell table:style-name="ce25" table:formula="of:=([.D19]/[.D$43])*100" office:value-type="float" office:value="5.70491888766194" calcext:value-type="float">
            <text:p>6</text:p>
          </table:table-cell>
          <table:table-cell table:style-name="ce25" table:formula="of:=([.E19]/[.E$43])*100" office:value-type="float" office:value="1.66790394457857" calcext:value-type="float">
            <text:p>2</text:p>
          </table:table-cell>
          <table:table-cell table:style-name="ce25" table:formula="of:=([.F19]/[.F$43])*100" office:value-type="float" office:value="0.94313894634532" calcext:value-type="float">
            <text:p>1</text:p>
          </table:table-cell>
          <table:table-cell table:style-name="ce25" table:formula="of:=([.G19]/[.G$43])*100" office:value-type="float" office:value="1.39134853142566" calcext:value-type="float">
            <text:p>1</text:p>
          </table:table-cell>
          <table:table-cell table:style-name="ce25" table:formula="of:=([.H19]/[.H$43])*100" office:value-type="float" office:value="3.34164620944948" calcext:value-type="float">
            <text:p>3</text:p>
          </table:table-cell>
          <table:table-cell table:style-name="ce25" table:formula="of:=([.I19]/[.I$43])*100" office:value-type="float" office:value="2.18368562267789" calcext:value-type="float">
            <text:p>2</text:p>
          </table:table-cell>
          <table:table-cell table:style-name="ce25" table:formula="of:=([.J19]/[.J$43])*100" office:value-type="float" office:value="2.00911455573152" calcext:value-type="float">
            <text:p>2</text:p>
          </table:table-cell>
          <table:table-cell table:style-name="ce25" table:formula="of:=([.K19]/[.K$43])*100" office:value-type="float" office:value="10.5155606906501" calcext:value-type="float">
            <text:p>11</text:p>
          </table:table-cell>
          <table:table-cell table:style-name="ce25" table:formula="of:=([.L19]/[.L$43])*100" office:value-type="float" office:value="1.05772809215265" calcext:value-type="float">
            <text:p>1</text:p>
          </table:table-cell>
          <table:table-cell table:style-name="ce25" table:formula="of:=([.M19]/[.M$43])*100" office:value-type="float" office:value="2.4761637917439" calcext:value-type="float">
            <text:p>2</text:p>
          </table:table-cell>
          <table:table-cell table:style-name="ce25" table:formula="of:=([.N19]/[.N$43])*100" office:value-type="float" office:value="0" calcext:value-type="float">
            <text:p>0</text:p>
          </table:table-cell>
          <table:table-cell table:style-name="ce25" table:formula="of:=([.O19]/[.O$43])*100" office:value-type="float" office:value="3.21249637365031" calcext:value-type="float">
            <text:p>3</text:p>
          </table:table-cell>
          <table:table-cell table:style-name="ce25" table:formula="of:=([.P19]/[.P$43])*100" office:value-type="float" office:value="1.22317313837451" calcext:value-type="float">
            <text:p>1</text:p>
          </table:table-cell>
          <table:table-cell table:style-name="ce25" table:formula="of:=([.Q19]/[.Q$43])*100" office:value-type="float" office:value="3.00455294882428" calcext:value-type="float">
            <text:p>3</text:p>
          </table:table-cell>
          <table:table-cell table:style-name="ce25" table:formula="of:=([.R19]/[.R$43])*100" office:value-type="float" office:value="3.29402897262032" calcext:value-type="float">
            <text:p>3</text:p>
          </table:table-cell>
          <table:table-cell table:style-name="ce25" table:formula="of:=([.S19]/[.S$43])*100" office:value-type="float" office:value="2.18783233559031" calcext:value-type="float">
            <text:p>2</text:p>
          </table:table-cell>
          <table:table-cell table:style-name="ce25" table:formula="of:=([.T19]/[.T$43])*100" office:value-type="float" office:value="2.41068454006594" calcext:value-type="float">
            <text:p>2</text:p>
          </table:table-cell>
          <table:table-cell table:style-name="ce25" table:formula="of:=([.U19]/[.U$43])*100" office:value-type="float" office:value="2.44781164853439" calcext:value-type="float">
            <text:p>2</text:p>
          </table:table-cell>
          <table:table-cell table:style-name="ce25" table:formula="of:=([.V19]/[.V$43])*100" office:value-type="float" office:value="2.68918847235425" calcext:value-type="float">
            <text:p>3</text:p>
          </table:table-cell>
          <table:table-cell table:style-name="ce25" table:formula="of:=([.W19]/[.W$43])*100" office:value-type="float" office:value="0" calcext:value-type="float">
            <text:p>0</text:p>
          </table:table-cell>
          <table:table-cell table:style-name="ce25" table:formula="of:=([.X19]/[.X$43])*100" office:value-type="float" office:value="2.94442913753435" calcext:value-type="float">
            <text:p>3</text:p>
          </table:table-cell>
          <table:table-cell table:style-name="ce25" table:formula="of:=([.Y19]/[.Y$43])*100" office:value-type="float" office:value="6.95832970427007" calcext:value-type="float">
            <text:p>7</text:p>
          </table:table-cell>
          <table:table-cell table:style-name="ce25" table:formula="of:=([.Z19]/[.Z$43])*100" office:value-type="float" office:value="2.08967834158016" calcext:value-type="float">
            <text:p>2</text:p>
          </table:table-cell>
          <table:table-cell table:style-name="ce25" table:formula="of:=([.AA19]/[.AA$43])*100" office:value-type="float" office:value="2.08080404032083" calcext:value-type="float">
            <text:p>2</text:p>
          </table:table-cell>
          <table:table-cell table:style-name="ce25" table:formula="of:=([.AB19]/[.AB$43])*100" office:value-type="float" office:value="2.09225409059554" calcext:value-type="float">
            <text:p>2</text:p>
          </table:table-cell>
          <table:table-cell table:style-name="ce25" table:formula="of:=([.AC19]/[.AC$43])*100" office:value-type="float" office:value="2.56794932171547" calcext:value-type="float">
            <text:p>3</text:p>
          </table:table-cell>
          <table:table-cell table:style-name="ce25" table:formula="of:=([.AD19]/[.AD$43])*100" office:value-type="float" office:value="2.38759342143314" calcext:value-type="float">
            <text:p>2</text:p>
          </table:table-cell>
          <table:table-cell table:style-name="ce25" table:formula="of:=([.AE19]/[.AE$43])*100" office:value-type="float" office:value="3.44256466101566" calcext:value-type="float">
            <text:p>3</text:p>
          </table:table-cell>
          <table:table-cell table:style-name="ce25" table:formula="of:=([.AF19]/[.AF$43])*100" office:value-type="float" office:value="1.56338826480672" calcext:value-type="float">
            <text:p>2</text:p>
          </table:table-cell>
          <table:table-cell table:style-name="ce25" table:formula="of:=([.AG19]/[.AG$43])*100" office:value-type="float" office:value="-0.518185510769997" calcext:value-type="float">
            <text:p>-1</text:p>
          </table:table-cell>
          <table:table-cell table:style-name="ce25" table:formula="of:=([.AH19]/[.AH$43])*100" office:value-type="float" office:value="37.8057146433108" calcext:value-type="float">
            <text:p>38</text:p>
          </table:table-cell>
          <table:table-cell table:style-name="ce25" table:formula="of:=([.AI19]/[.AI$43])*100" office:value-type="float" office:value="3.35106713584246" calcext:value-type="float">
            <text:p>3</text:p>
          </table:table-cell>
          <table:table-cell table:style-name="ce25" table:formula="of:=([.AJ19]/[.AJ$43])*100" office:value-type="float" office:value="0" calcext:value-type="float">
            <text:p>0</text:p>
          </table:table-cell>
          <table:table-cell table:style-name="ce25" table:formula="of:=([.AK19]/[.AK$43])*100" office:value-type="float" office:value="2.04213446844916" calcext:value-type="float">
            <text:p>2</text:p>
          </table:table-cell>
          <table:table-cell table:style-name="ce25" table:formula="of:=([.AL19]/[.AL$43])*100" office:value-type="float" office:value="2.30153019843442" calcext:value-type="float">
            <text:p>2</text:p>
          </table:table-cell>
          <table:table-cell table:style-name="ce25" table:formula="of:=([.AM19]/[.AM$43])*100" office:value-type="float" office:value="2.25352726690702" calcext:value-type="float">
            <text:p>2</text:p>
          </table:table-cell>
          <table:table-cell table:style-name="ce25" table:formula="of:=([.AN19]/[.AN$43])*100" office:value-type="float" office:value="0.219538132417802" calcext:value-type="float">
            <text:p>0</text:p>
          </table:table-cell>
          <table:table-cell table:style-name="ce25" table:formula="of:=([.AO19]/[.AO$43])*100" office:value-type="float" office:value="0" calcext:value-type="float">
            <text:p>0</text:p>
          </table:table-cell>
          <table:table-cell table:style-name="ce25" table:formula="of:=([.AP19]/[.AP$43])*100" office:value-type="float" office:value="3.64108667797527" calcext:value-type="float">
            <text:p>4</text:p>
          </table:table-cell>
          <table:table-cell table:style-name="ce25" table:formula="of:=([.AQ19]/[.AQ$43])*100" office:value-type="float" office:value="1.56702262946976" calcext:value-type="float">
            <text:p>2</text:p>
          </table:table-cell>
          <table:table-cell table:style-name="ce25" table:formula="of:=([.AR19]/[.AR$43])*100" office:value-type="float" office:value="2.23326673172346" calcext:value-type="float">
            <text:p>2</text:p>
          </table:table-cell>
          <table:table-cell table:style-name="ce25" table:formula="of:=([.AS19]/[.AS$43])*100" office:value-type="float" office:value="2.45029410408696" calcext:value-type="float">
            <text:p>2</text:p>
          </table:table-cell>
          <table:table-cell table:style-name="ce25" table:formula="of:=([.AT19]/[.AT$43])*100" office:value-type="float" office:value="2.16608743937795" calcext:value-type="float">
            <text:p>2</text:p>
          </table:table-cell>
          <table:table-cell table:style-name="ce25" table:formula="of:=([.AU19]/[.AU$43])*100" office:value-type="float" office:value="1.69727104654666" calcext:value-type="float">
            <text:p>2</text:p>
          </table:table-cell>
          <table:table-cell table:style-name="ce25" table:formula="of:=([.AV19]/[.AV$43])*100" office:value-type="float" office:value="1.58735600292312" calcext:value-type="float">
            <text:p>2</text:p>
          </table:table-cell>
          <table:table-cell table:style-name="ce25" table:formula="of:=([.AW19]/[.AW$43])*100" office:value-type="float" office:value="3.916929039698" calcext:value-type="float">
            <text:p>4</text:p>
          </table:table-cell>
          <table:table-cell table:style-name="ce25" table:formula="of:=([.AX19]/[.AX$43])*100" office:value-type="float" office:value="0.325233036677248" calcext:value-type="float">
            <text:p>0</text:p>
          </table:table-cell>
          <table:table-cell table:style-name="ce25" table:formula="of:=([.AY19]/[.AY$43])*100" office:value-type="float" office:value="0" calcext:value-type="float">
            <text:p>0</text:p>
          </table:table-cell>
          <table:table-cell table:style-name="ce25" table:formula="of:=([.AZ19]/[.AZ$43])*100" office:value-type="float" office:value="0" calcext:value-type="float">
            <text:p>0</text:p>
          </table:table-cell>
          <table:table-cell table:style-name="ce25" table:formula="of:=([.BA19]/[.BA$43])*100" office:value-type="float" office:value="0.774462991209428" calcext:value-type="float">
            <text:p>1</text:p>
          </table:table-cell>
          <table:table-cell table:style-name="ce25" table:formula="of:=([.BB19]/[.BB$43])*100" office:value-type="float" office:value="2.61326237912371" calcext:value-type="float">
            <text:p>3</text:p>
          </table:table-cell>
          <table:table-cell table:style-name="ce25" table:formula="of:=([.BC19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Le Raincy</text:p>
          </table:table-cell>
          <table:table-cell table:style-name="ce25" table:formula="of:=([.B20]/[.B$43])*100" office:value-type="float" office:value="4.5076935279307" calcext:value-type="float">
            <text:p>5</text:p>
          </table:table-cell>
          <table:table-cell table:style-name="ce25" table:formula="of:=([.C20]/[.C$43])*100" office:value-type="float" office:value="0.402039349900586" calcext:value-type="float">
            <text:p>0</text:p>
          </table:table-cell>
          <table:table-cell table:style-name="ce25" table:formula="of:=([.D20]/[.D$43])*100" office:value-type="float" office:value="0" calcext:value-type="float">
            <text:p>0</text:p>
          </table:table-cell>
          <table:table-cell table:style-name="ce25" table:formula="of:=([.E20]/[.E$43])*100" office:value-type="float" office:value="2.2576159387243" calcext:value-type="float">
            <text:p>2</text:p>
          </table:table-cell>
          <table:table-cell table:style-name="ce25" table:formula="of:=([.F20]/[.F$43])*100" office:value-type="float" office:value="8.01630286165323" calcext:value-type="float">
            <text:p>8</text:p>
          </table:table-cell>
          <table:table-cell table:style-name="ce25" table:formula="of:=([.G20]/[.G$43])*100" office:value-type="float" office:value="0.158115496123083" calcext:value-type="float">
            <text:p>0</text:p>
          </table:table-cell>
          <table:table-cell table:style-name="ce25" table:formula="of:=([.H20]/[.H$43])*100" office:value-type="float" office:value="3.45529300356092" calcext:value-type="float">
            <text:p>3</text:p>
          </table:table-cell>
          <table:table-cell table:style-name="ce25" table:formula="of:=([.I20]/[.I$43])*100" office:value-type="float" office:value="0" calcext:value-type="float">
            <text:p>0</text:p>
          </table:table-cell>
          <table:table-cell table:style-name="ce25" table:formula="of:=([.J20]/[.J$43])*100" office:value-type="float" office:value="0.573943625268136" calcext:value-type="float">
            <text:p>1</text:p>
          </table:table-cell>
          <table:table-cell table:style-name="ce25" table:formula="of:=([.K20]/[.K$43])*100" office:value-type="float" office:value="20.4728599173877" calcext:value-type="float">
            <text:p>20</text:p>
          </table:table-cell>
          <table:table-cell table:style-name="ce25" table:formula="of:=([.L20]/[.L$43])*100" office:value-type="float" office:value="0.101905068673953" calcext:value-type="float">
            <text:p>0</text:p>
          </table:table-cell>
          <table:table-cell table:style-name="ce25" table:formula="of:=([.M20]/[.M$43])*100" office:value-type="float" office:value="1.00708087787455" calcext:value-type="float">
            <text:p>1</text:p>
          </table:table-cell>
          <table:table-cell table:style-name="ce25" table:formula="of:=([.N20]/[.N$43])*100" office:value-type="float" office:value="0" calcext:value-type="float">
            <text:p>0</text:p>
          </table:table-cell>
          <table:table-cell table:style-name="ce25" table:formula="of:=([.O20]/[.O$43])*100" office:value-type="float" office:value="3.79428528803242" calcext:value-type="float">
            <text:p>4</text:p>
          </table:table-cell>
          <table:table-cell table:style-name="ce25" table:formula="of:=([.P20]/[.P$43])*100" office:value-type="float" office:value="1.03798676870823" calcext:value-type="float">
            <text:p>1</text:p>
          </table:table-cell>
          <table:table-cell table:style-name="ce25" table:formula="of:=([.Q20]/[.Q$43])*100" office:value-type="float" office:value="3.04947775351905" calcext:value-type="float">
            <text:p>3</text:p>
          </table:table-cell>
          <table:table-cell table:style-name="ce25" table:formula="of:=([.R20]/[.R$43])*100" office:value-type="float" office:value="3.61560958005129" calcext:value-type="float">
            <text:p>4</text:p>
          </table:table-cell>
          <table:table-cell table:style-name="ce25" table:formula="of:=([.S20]/[.S$43])*100" office:value-type="float" office:value="2.04636204947207" calcext:value-type="float">
            <text:p>2</text:p>
          </table:table-cell>
          <table:table-cell table:style-name="ce25" table:formula="of:=([.T20]/[.T$43])*100" office:value-type="float" office:value="2.3200744333261" calcext:value-type="float">
            <text:p>2</text:p>
          </table:table-cell>
          <table:table-cell table:style-name="ce25" table:formula="of:=([.U20]/[.U$43])*100" office:value-type="float" office:value="2.41516799335428" calcext:value-type="float">
            <text:p>2</text:p>
          </table:table-cell>
          <table:table-cell table:style-name="ce25" table:formula="of:=([.V20]/[.V$43])*100" office:value-type="float" office:value="3.40725489926228" calcext:value-type="float">
            <text:p>3</text:p>
          </table:table-cell>
          <table:table-cell table:style-name="ce25" table:formula="of:=([.W20]/[.W$43])*100" office:value-type="float" office:value="0" calcext:value-type="float">
            <text:p>0</text:p>
          </table:table-cell>
          <table:table-cell table:style-name="ce25" table:formula="of:=([.X20]/[.X$43])*100" office:value-type="float" office:value="1.04852194068984" calcext:value-type="float">
            <text:p>1</text:p>
          </table:table-cell>
          <table:table-cell table:style-name="ce25" table:formula="of:=([.Y20]/[.Y$43])*100" office:value-type="float" office:value="11.7549088517682" calcext:value-type="float">
            <text:p>12</text:p>
          </table:table-cell>
          <table:table-cell table:style-name="ce25" table:formula="of:=([.Z20]/[.Z$43])*100" office:value-type="float" office:value="1.41010517328713" calcext:value-type="float">
            <text:p>1</text:p>
          </table:table-cell>
          <table:table-cell table:style-name="ce25" table:formula="of:=([.AA20]/[.AA$43])*100" office:value-type="float" office:value="2.76638688712948" calcext:value-type="float">
            <text:p>3</text:p>
          </table:table-cell>
          <table:table-cell table:style-name="ce25" table:formula="of:=([.AB20]/[.AB$43])*100" office:value-type="float" office:value="1.4087950796478" calcext:value-type="float">
            <text:p>1</text:p>
          </table:table-cell>
          <table:table-cell table:style-name="ce25" table:formula="of:=([.AC20]/[.AC$43])*100" office:value-type="float" office:value="0.700678315985034" calcext:value-type="float">
            <text:p>1</text:p>
          </table:table-cell>
          <table:table-cell table:style-name="ce25" table:formula="of:=([.AD20]/[.AD$43])*100" office:value-type="float" office:value="0.71905243987841" calcext:value-type="float">
            <text:p>1</text:p>
          </table:table-cell>
          <table:table-cell table:style-name="ce25" table:formula="of:=([.AE20]/[.AE$43])*100" office:value-type="float" office:value="0.909486146914997" calcext:value-type="float">
            <text:p>1</text:p>
          </table:table-cell>
          <table:table-cell table:style-name="ce25" table:formula="of:=([.AF20]/[.AF$43])*100" office:value-type="float" office:value="3.34936038533212" calcext:value-type="float">
            <text:p>3</text:p>
          </table:table-cell>
          <table:table-cell table:style-name="ce25" table:formula="of:=([.AG20]/[.AG$43])*100" office:value-type="float" office:value="1.56817352445454" calcext:value-type="float">
            <text:p>2</text:p>
          </table:table-cell>
          <table:table-cell table:style-name="ce25" table:formula="of:=([.AH20]/[.AH$43])*100" office:value-type="float" office:value="77.7884408564632" calcext:value-type="float">
            <text:p>78</text:p>
          </table:table-cell>
          <table:table-cell table:style-name="ce25" table:formula="of:=([.AI20]/[.AI$43])*100" office:value-type="float" office:value="1.88611143810464" calcext:value-type="float">
            <text:p>2</text:p>
          </table:table-cell>
          <table:table-cell table:style-name="ce25" table:formula="of:=([.AJ20]/[.AJ$43])*100" office:value-type="float" office:value="0" calcext:value-type="float">
            <text:p>0</text:p>
          </table:table-cell>
          <table:table-cell table:style-name="ce25" table:formula="of:=([.AK20]/[.AK$43])*100" office:value-type="float" office:value="1.16905370686616" calcext:value-type="float">
            <text:p>1</text:p>
          </table:table-cell>
          <table:table-cell table:style-name="ce25" table:formula="of:=([.AL20]/[.AL$43])*100" office:value-type="float" office:value="2.19859161726645" calcext:value-type="float">
            <text:p>2</text:p>
          </table:table-cell>
          <table:table-cell table:style-name="ce25" table:formula="of:=([.AM20]/[.AM$43])*100" office:value-type="float" office:value="2.14059294215923" calcext:value-type="float">
            <text:p>2</text:p>
          </table:table-cell>
          <table:table-cell table:style-name="ce25" table:formula="of:=([.AN20]/[.AN$43])*100" office:value-type="float" office:value="0.0749824582977497" calcext:value-type="float">
            <text:p>0</text:p>
          </table:table-cell>
          <table:table-cell table:style-name="ce25" table:formula="of:=([.AO20]/[.AO$43])*100" office:value-type="float" office:value="0" calcext:value-type="float">
            <text:p>0</text:p>
          </table:table-cell>
          <table:table-cell table:style-name="ce25" table:formula="of:=([.AP20]/[.AP$43])*100" office:value-type="float" office:value="5.06650246383266" calcext:value-type="float">
            <text:p>5</text:p>
          </table:table-cell>
          <table:table-cell table:style-name="ce25" table:formula="of:=([.AQ20]/[.AQ$43])*100" office:value-type="float" office:value="0.884661362336321" calcext:value-type="float">
            <text:p>1</text:p>
          </table:table-cell>
          <table:table-cell table:style-name="ce25" table:formula="of:=([.AR20]/[.AR$43])*100" office:value-type="float" office:value="1.88551596774222" calcext:value-type="float">
            <text:p>2</text:p>
          </table:table-cell>
          <table:table-cell table:style-name="ce25" table:formula="of:=([.AS20]/[.AS$43])*100" office:value-type="float" office:value="2.3758919867838" calcext:value-type="float">
            <text:p>2</text:p>
          </table:table-cell>
          <table:table-cell table:style-name="ce25" table:formula="of:=([.AT20]/[.AT$43])*100" office:value-type="float" office:value="1.78459694436254" calcext:value-type="float">
            <text:p>2</text:p>
          </table:table-cell>
          <table:table-cell table:style-name="ce25" table:formula="of:=([.AU20]/[.AU$43])*100" office:value-type="float" office:value="0.492810429490717" calcext:value-type="float">
            <text:p>0</text:p>
          </table:table-cell>
          <table:table-cell table:style-name="ce25" table:formula="of:=([.AV20]/[.AV$43])*100" office:value-type="float" office:value="0.190032551473655" calcext:value-type="float">
            <text:p>0</text:p>
          </table:table-cell>
          <table:table-cell table:style-name="ce25" table:formula="of:=([.AW20]/[.AW$43])*100" office:value-type="float" office:value="0" calcext:value-type="float">
            <text:p>0</text:p>
          </table:table-cell>
          <table:table-cell table:style-name="ce25" table:formula="of:=([.AX20]/[.AX$43])*100" office:value-type="float" office:value="0.692919862957226" calcext:value-type="float">
            <text:p>1</text:p>
          </table:table-cell>
          <table:table-cell table:style-name="ce25" table:formula="of:=([.AY20]/[.AY$43])*100" office:value-type="float" office:value="0" calcext:value-type="float">
            <text:p>0</text:p>
          </table:table-cell>
          <table:table-cell table:style-name="ce25" table:formula="of:=([.AZ20]/[.AZ$43])*100" office:value-type="float" office:value="0" calcext:value-type="float">
            <text:p>0</text:p>
          </table:table-cell>
          <table:table-cell table:style-name="ce25" table:formula="of:=([.BA20]/[.BA$43])*100" office:value-type="float" office:value="0.014321112651507" calcext:value-type="float">
            <text:p>0</text:p>
          </table:table-cell>
          <table:table-cell table:style-name="ce25" table:formula="of:=([.BB20]/[.BB$43])*100" office:value-type="float" office:value="2.514471882796" calcext:value-type="float">
            <text:p>3</text:p>
          </table:table-cell>
          <table:table-cell table:style-name="ce25" table:formula="of:=([.BC20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Les Lilas</text:p>
          </table:table-cell>
          <table:table-cell table:style-name="ce25" table:formula="of:=([.B21]/[.B$43])*100" office:value-type="float" office:value="2.15642176758153" calcext:value-type="float">
            <text:p>2</text:p>
          </table:table-cell>
          <table:table-cell table:style-name="ce25" table:formula="of:=([.C21]/[.C$43])*100" office:value-type="float" office:value="1.66924064170147" calcext:value-type="float">
            <text:p>2</text:p>
          </table:table-cell>
          <table:table-cell table:style-name="ce25" table:formula="of:=([.D21]/[.D$43])*100" office:value-type="float" office:value="1.61913149610777" calcext:value-type="float">
            <text:p>2</text:p>
          </table:table-cell>
          <table:table-cell table:style-name="ce25" table:formula="of:=([.E21]/[.E$43])*100" office:value-type="float" office:value="1.91433861818468" calcext:value-type="float">
            <text:p>2</text:p>
          </table:table-cell>
          <table:table-cell table:style-name="ce25" table:formula="of:=([.F21]/[.F$43])*100" office:value-type="float" office:value="0.825330843823078" calcext:value-type="float">
            <text:p>1</text:p>
          </table:table-cell>
          <table:table-cell table:style-name="ce25" table:formula="of:=([.G21]/[.G$43])*100" office:value-type="float" office:value="1.78270003405286" calcext:value-type="float">
            <text:p>2</text:p>
          </table:table-cell>
          <table:table-cell table:style-name="ce25" table:formula="of:=([.H21]/[.H$43])*100" office:value-type="float" office:value="3.28139921867867" calcext:value-type="float">
            <text:p>3</text:p>
          </table:table-cell>
          <table:table-cell table:style-name="ce25" table:formula="of:=([.I21]/[.I$43])*100" office:value-type="float" office:value="7.32554984105084" calcext:value-type="float">
            <text:p>7</text:p>
          </table:table-cell>
          <table:table-cell table:style-name="ce25" table:formula="of:=([.J21]/[.J$43])*100" office:value-type="float" office:value="2.90776175665223" calcext:value-type="float">
            <text:p>3</text:p>
          </table:table-cell>
          <table:table-cell table:style-name="ce25" table:formula="of:=([.K21]/[.K$43])*100" office:value-type="float" office:value="-0.151499132240726" calcext:value-type="float">
            <text:p>0</text:p>
          </table:table-cell>
          <table:table-cell table:style-name="ce25" table:formula="of:=([.L21]/[.L$43])*100" office:value-type="float" office:value="2.3371664922903" calcext:value-type="float">
            <text:p>2</text:p>
          </table:table-cell>
          <table:table-cell table:style-name="ce25" table:formula="of:=([.M21]/[.M$43])*100" office:value-type="float" office:value="1.135954839142" calcext:value-type="float">
            <text:p>1</text:p>
          </table:table-cell>
          <table:table-cell table:style-name="ce25" table:formula="of:=([.N21]/[.N$43])*100" office:value-type="float" office:value="0" calcext:value-type="float">
            <text:p>0</text:p>
          </table:table-cell>
          <table:table-cell table:style-name="ce25" table:formula="of:=([.O21]/[.O$43])*100" office:value-type="float" office:value="2.2478617156661" calcext:value-type="float">
            <text:p>2</text:p>
          </table:table-cell>
          <table:table-cell table:style-name="ce25" table:formula="of:=([.P21]/[.P$43])*100" office:value-type="float" office:value="2.3828841079336" calcext:value-type="float">
            <text:p>2</text:p>
          </table:table-cell>
          <table:table-cell table:style-name="ce25" table:formula="of:=([.Q21]/[.Q$43])*100" office:value-type="float" office:value="2.07085680334705" calcext:value-type="float">
            <text:p>2</text:p>
          </table:table-cell>
          <table:table-cell table:style-name="ce25" table:formula="of:=([.R21]/[.R$43])*100" office:value-type="float" office:value="2.20451855470778" calcext:value-type="float">
            <text:p>2</text:p>
          </table:table-cell>
          <table:table-cell table:style-name="ce25" table:formula="of:=([.S21]/[.S$43])*100" office:value-type="float" office:value="2.43404603837596" calcext:value-type="float">
            <text:p>2</text:p>
          </table:table-cell>
          <table:table-cell table:style-name="ce25" table:formula="of:=([.T21]/[.T$43])*100" office:value-type="float" office:value="2.33494541527852" calcext:value-type="float">
            <text:p>2</text:p>
          </table:table-cell>
          <table:table-cell table:style-name="ce25" table:formula="of:=([.U21]/[.U$43])*100" office:value-type="float" office:value="2.38010228596495" calcext:value-type="float">
            <text:p>2</text:p>
          </table:table-cell>
          <table:table-cell table:style-name="ce25" table:formula="of:=([.V21]/[.V$43])*100" office:value-type="float" office:value="3.6148014935608" calcext:value-type="float">
            <text:p>4</text:p>
          </table:table-cell>
          <table:table-cell table:style-name="ce25" table:formula="of:=([.W21]/[.W$43])*100" office:value-type="float" office:value="0" calcext:value-type="float">
            <text:p>0</text:p>
          </table:table-cell>
          <table:table-cell table:style-name="ce25" table:formula="of:=([.X21]/[.X$43])*100" office:value-type="float" office:value="1.25966412964712" calcext:value-type="float">
            <text:p>1</text:p>
          </table:table-cell>
          <table:table-cell table:style-name="ce25" table:formula="of:=([.Y21]/[.Y$43])*100" office:value-type="float" office:value="0" calcext:value-type="float">
            <text:p>0</text:p>
          </table:table-cell>
          <table:table-cell table:style-name="ce25" table:formula="of:=([.Z21]/[.Z$43])*100" office:value-type="float" office:value="1.82192846527344" calcext:value-type="float">
            <text:p>2</text:p>
          </table:table-cell>
          <table:table-cell table:style-name="ce25" table:formula="of:=([.AA21]/[.AA$43])*100" office:value-type="float" office:value="14.8743459139992" calcext:value-type="float">
            <text:p>15</text:p>
          </table:table-cell>
          <table:table-cell table:style-name="ce25" table:formula="of:=([.AB21]/[.AB$43])*100" office:value-type="float" office:value="1.79495095892923" calcext:value-type="float">
            <text:p>2</text:p>
          </table:table-cell>
          <table:table-cell table:style-name="ce25" table:formula="of:=([.AC21]/[.AC$43])*100" office:value-type="float" office:value="2.44903375379472" calcext:value-type="float">
            <text:p>2</text:p>
          </table:table-cell>
          <table:table-cell table:style-name="ce25" table:formula="of:=([.AD21]/[.AD$43])*100" office:value-type="float" office:value="2.19741192260988" calcext:value-type="float">
            <text:p>2</text:p>
          </table:table-cell>
          <table:table-cell table:style-name="ce25" table:formula="of:=([.AE21]/[.AE$43])*100" office:value-type="float" office:value="3.43527047548551" calcext:value-type="float">
            <text:p>3</text:p>
          </table:table-cell>
          <table:table-cell table:style-name="ce25" table:formula="of:=([.AF21]/[.AF$43])*100" office:value-type="float" office:value="1.91968295826752" calcext:value-type="float">
            <text:p>2</text:p>
          </table:table-cell>
          <table:table-cell table:style-name="ce25" table:formula="of:=([.AG21]/[.AG$43])*100" office:value-type="float" office:value="0.571064118687864" calcext:value-type="float">
            <text:p>1</text:p>
          </table:table-cell>
          <table:table-cell table:style-name="ce25" table:formula="of:=([.AH21]/[.AH$43])*100" office:value-type="float" office:value="-8.60290938342763" calcext:value-type="float">
            <text:p>-9</text:p>
          </table:table-cell>
          <table:table-cell table:style-name="ce25" table:formula="of:=([.AI21]/[.AI$43])*100" office:value-type="float" office:value="4.00460449765208" calcext:value-type="float">
            <text:p>4</text:p>
          </table:table-cell>
          <table:table-cell table:style-name="ce25" table:formula="of:=([.AJ21]/[.AJ$43])*100" office:value-type="float" office:value="83.7015052841954" calcext:value-type="float">
            <text:p>84</text:p>
          </table:table-cell>
          <table:table-cell table:style-name="ce25" table:formula="of:=([.AK21]/[.AK$43])*100" office:value-type="float" office:value="2.58204174802845" calcext:value-type="float">
            <text:p>3</text:p>
          </table:table-cell>
          <table:table-cell table:style-name="ce25" table:formula="of:=([.AL21]/[.AL$43])*100" office:value-type="float" office:value="2.67618776060651" calcext:value-type="float">
            <text:p>3</text:p>
          </table:table-cell>
          <table:table-cell table:style-name="ce25" table:formula="of:=([.AM21]/[.AM$43])*100" office:value-type="float" office:value="2.64825633384856" calcext:value-type="float">
            <text:p>3</text:p>
          </table:table-cell>
          <table:table-cell table:style-name="ce25" table:formula="of:=([.AN21]/[.AN$43])*100" office:value-type="float" office:value="0.530110786048073" calcext:value-type="float">
            <text:p>1</text:p>
          </table:table-cell>
          <table:table-cell table:style-name="ce25" table:formula="of:=([.AO21]/[.AO$43])*100" office:value-type="float" office:value="9.50792418782255" calcext:value-type="float">
            <text:p>10</text:p>
          </table:table-cell>
          <table:table-cell table:style-name="ce25" table:formula="of:=([.AP21]/[.AP$43])*100" office:value-type="float" office:value="1.69810125924404" calcext:value-type="float">
            <text:p>2</text:p>
          </table:table-cell>
          <table:table-cell table:style-name="ce25" table:formula="of:=([.AQ21]/[.AQ$43])*100" office:value-type="float" office:value="2.759817493057" calcext:value-type="float">
            <text:p>3</text:p>
          </table:table-cell>
          <table:table-cell table:style-name="ce25" table:formula="of:=([.AR21]/[.AR$43])*100" office:value-type="float" office:value="2.43583748107472" calcext:value-type="float">
            <text:p>2</text:p>
          </table:table-cell>
          <table:table-cell table:style-name="ce25" table:formula="of:=([.AS21]/[.AS$43])*100" office:value-type="float" office:value="2.32210919206477" calcext:value-type="float">
            <text:p>2</text:p>
          </table:table-cell>
          <table:table-cell table:style-name="ce25" table:formula="of:=([.AT21]/[.AT$43])*100" office:value-type="float" office:value="2.46850530937584" calcext:value-type="float">
            <text:p>2</text:p>
          </table:table-cell>
          <table:table-cell table:style-name="ce25" table:formula="of:=([.AU21]/[.AU$43])*100" office:value-type="float" office:value="1.46723655774172" calcext:value-type="float">
            <text:p>1</text:p>
          </table:table-cell>
          <table:table-cell table:style-name="ce25" table:formula="of:=([.AV21]/[.AV$43])*100" office:value-type="float" office:value="2.01342241603637" calcext:value-type="float">
            <text:p>2</text:p>
          </table:table-cell>
          <table:table-cell table:style-name="ce25" table:formula="of:=([.AW21]/[.AW$43])*100" office:value-type="float" office:value="0.933829739277535" calcext:value-type="float">
            <text:p>1</text:p>
          </table:table-cell>
          <table:table-cell table:style-name="ce25" table:formula="of:=([.AX21]/[.AX$43])*100" office:value-type="float" office:value="2.30301258923474" calcext:value-type="float">
            <text:p>2</text:p>
          </table:table-cell>
          <table:table-cell table:style-name="ce25" table:formula="of:=([.AY21]/[.AY$43])*100" office:value-type="float" office:value="0" calcext:value-type="float">
            <text:p>0</text:p>
          </table:table-cell>
          <table:table-cell table:style-name="ce25" table:formula="of:=([.AZ21]/[.AZ$43])*100" office:value-type="float" office:value="0" calcext:value-type="float">
            <text:p>0</text:p>
          </table:table-cell>
          <table:table-cell table:style-name="ce25" table:formula="of:=([.BA21]/[.BA$43])*100" office:value-type="float" office:value="2.86519374159481" calcext:value-type="float">
            <text:p>3</text:p>
          </table:table-cell>
          <table:table-cell table:style-name="ce25" table:formula="of:=([.BB21]/[.BB$43])*100" office:value-type="float" office:value="3.31444038497329" calcext:value-type="float">
            <text:p>3</text:p>
          </table:table-cell>
          <table:table-cell table:style-name="ce25" table:formula="of:=([.BC21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Les Pavillons-sous-Bois</text:p>
          </table:table-cell>
          <table:table-cell table:style-name="ce25" table:formula="of:=([.B22]/[.B$43])*100" office:value-type="float" office:value="1.95737728586344" calcext:value-type="float">
            <text:p>2</text:p>
          </table:table-cell>
          <table:table-cell table:style-name="ce25" table:formula="of:=([.C22]/[.C$43])*100" office:value-type="float" office:value="0.963883790725097" calcext:value-type="float">
            <text:p>1</text:p>
          </table:table-cell>
          <table:table-cell table:style-name="ce25" table:formula="of:=([.D22]/[.D$43])*100" office:value-type="float" office:value="0.341161864115299" calcext:value-type="float">
            <text:p>0</text:p>
          </table:table-cell>
          <table:table-cell table:style-name="ce25" table:formula="of:=([.E22]/[.E$43])*100" office:value-type="float" office:value="2.16130723607885" calcext:value-type="float">
            <text:p>2</text:p>
          </table:table-cell>
          <table:table-cell table:style-name="ce25" table:formula="of:=([.F22]/[.F$43])*100" office:value-type="float" office:value="1.33260421857669" calcext:value-type="float">
            <text:p>1</text:p>
          </table:table-cell>
          <table:table-cell table:style-name="ce25" table:formula="of:=([.G22]/[.G$43])*100" office:value-type="float" office:value="1.79246664819456" calcext:value-type="float">
            <text:p>2</text:p>
          </table:table-cell>
          <table:table-cell table:style-name="ce25" table:formula="of:=([.H22]/[.H$43])*100" office:value-type="float" office:value="2.35493898519796" calcext:value-type="float">
            <text:p>2</text:p>
          </table:table-cell>
          <table:table-cell table:style-name="ce25" table:formula="of:=([.I22]/[.I$43])*100" office:value-type="float" office:value="0.202536693527431" calcext:value-type="float">
            <text:p>0</text:p>
          </table:table-cell>
          <table:table-cell table:style-name="ce25" table:formula="of:=([.J22]/[.J$43])*100" office:value-type="float" office:value="2.81135105421399" calcext:value-type="float">
            <text:p>3</text:p>
          </table:table-cell>
          <table:table-cell table:style-name="ce25" table:formula="of:=([.K22]/[.K$43])*100" office:value-type="float" office:value="-1.50246458541422" calcext:value-type="float">
            <text:p>-2</text:p>
          </table:table-cell>
          <table:table-cell table:style-name="ce25" table:formula="of:=([.L22]/[.L$43])*100" office:value-type="float" office:value="0.321073552630084" calcext:value-type="float">
            <text:p>0</text:p>
          </table:table-cell>
          <table:table-cell table:style-name="ce25" table:formula="of:=([.M22]/[.M$43])*100" office:value-type="float" office:value="0.893919060430502" calcext:value-type="float">
            <text:p>1</text:p>
          </table:table-cell>
          <table:table-cell table:style-name="ce25" table:formula="of:=([.N22]/[.N$43])*100" office:value-type="float" office:value="0" calcext:value-type="float">
            <text:p>0</text:p>
          </table:table-cell>
          <table:table-cell table:style-name="ce25" table:formula="of:=([.O22]/[.O$43])*100" office:value-type="float" office:value="1.44991402248979" calcext:value-type="float">
            <text:p>1</text:p>
          </table:table-cell>
          <table:table-cell table:style-name="ce25" table:formula="of:=([.P22]/[.P$43])*100" office:value-type="float" office:value="2.64855929852389" calcext:value-type="float">
            <text:p>3</text:p>
          </table:table-cell>
          <table:table-cell table:style-name="ce25" table:formula="of:=([.Q22]/[.Q$43])*100" office:value-type="float" office:value="1.34870107057484" calcext:value-type="float">
            <text:p>1</text:p>
          </table:table-cell>
          <table:table-cell table:style-name="ce25" table:formula="of:=([.R22]/[.R$43])*100" office:value-type="float" office:value="1.39086401172445" calcext:value-type="float">
            <text:p>1</text:p>
          </table:table-cell>
          <table:table-cell table:style-name="ce25" table:formula="of:=([.S22]/[.S$43])*100" office:value-type="float" office:value="2.13476798726" calcext:value-type="float">
            <text:p>2</text:p>
          </table:table-cell>
          <table:table-cell table:style-name="ce25" table:formula="of:=([.T22]/[.T$43])*100" office:value-type="float" office:value="1.92028001865712" calcext:value-type="float">
            <text:p>2</text:p>
          </table:table-cell>
          <table:table-cell table:style-name="ce25" table:formula="of:=([.U22]/[.U$43])*100" office:value-type="float" office:value="1.95993501635588" calcext:value-type="float">
            <text:p>2</text:p>
          </table:table-cell>
          <table:table-cell table:style-name="ce25" table:formula="of:=([.V22]/[.V$43])*100" office:value-type="float" office:value="2.42847338416756" calcext:value-type="float">
            <text:p>2</text:p>
          </table:table-cell>
          <table:table-cell table:style-name="ce25" table:formula="of:=([.W22]/[.W$43])*100" office:value-type="float" office:value="0" calcext:value-type="float">
            <text:p>0</text:p>
          </table:table-cell>
          <table:table-cell table:style-name="ce25" table:formula="of:=([.X22]/[.X$43])*100" office:value-type="float" office:value="1.00173373738064" calcext:value-type="float">
            <text:p>1</text:p>
          </table:table-cell>
          <table:table-cell table:style-name="ce25" table:formula="of:=([.Y22]/[.Y$43])*100" office:value-type="float" office:value="0.647404102281829" calcext:value-type="float">
            <text:p>1</text:p>
          </table:table-cell>
          <table:table-cell table:style-name="ce25" table:formula="of:=([.Z22]/[.Z$43])*100" office:value-type="float" office:value="0.74558233783833" calcext:value-type="float">
            <text:p>1</text:p>
          </table:table-cell>
          <table:table-cell table:style-name="ce25" table:formula="of:=([.AA22]/[.AA$43])*100" office:value-type="float" office:value="1.31582933757961" calcext:value-type="float">
            <text:p>1</text:p>
          </table:table-cell>
          <table:table-cell table:style-name="ce25" table:formula="of:=([.AB22]/[.AB$43])*100" office:value-type="float" office:value="0.745218284916573" calcext:value-type="float">
            <text:p>1</text:p>
          </table:table-cell>
          <table:table-cell table:style-name="ce25" table:formula="of:=([.AC22]/[.AC$43])*100" office:value-type="float" office:value="2.25859529326884" calcext:value-type="float">
            <text:p>2</text:p>
          </table:table-cell>
          <table:table-cell table:style-name="ce25" table:formula="of:=([.AD22]/[.AD$43])*100" office:value-type="float" office:value="2.02361938275478" calcext:value-type="float">
            <text:p>2</text:p>
          </table:table-cell>
          <table:table-cell table:style-name="ce25" table:formula="of:=([.AE22]/[.AE$43])*100" office:value-type="float" office:value="3.36387394003469" calcext:value-type="float">
            <text:p>3</text:p>
          </table:table-cell>
          <table:table-cell table:style-name="ce25" table:formula="of:=([.AF22]/[.AF$43])*100" office:value-type="float" office:value="1.56590973929561" calcext:value-type="float">
            <text:p>2</text:p>
          </table:table-cell>
          <table:table-cell table:style-name="ce25" table:formula="of:=([.AG22]/[.AG$43])*100" office:value-type="float" office:value="2.03529144406202" calcext:value-type="float">
            <text:p>2</text:p>
          </table:table-cell>
          <table:table-cell table:style-name="ce25" table:formula="of:=([.AH22]/[.AH$43])*100" office:value-type="float" office:value="-2.34810646139806" calcext:value-type="float">
            <text:p>-2</text:p>
          </table:table-cell>
          <table:table-cell table:style-name="ce25" table:formula="of:=([.AI22]/[.AI$43])*100" office:value-type="float" office:value="2.68296414851234" calcext:value-type="float">
            <text:p>3</text:p>
          </table:table-cell>
          <table:table-cell table:style-name="ce25" table:formula="of:=([.AJ22]/[.AJ$43])*100" office:value-type="float" office:value="0" calcext:value-type="float">
            <text:p>0</text:p>
          </table:table-cell>
          <table:table-cell table:style-name="ce25" table:formula="of:=([.AK22]/[.AK$43])*100" office:value-type="float" office:value="2.20497078962606" calcext:value-type="float">
            <text:p>2</text:p>
          </table:table-cell>
          <table:table-cell table:style-name="ce25" table:formula="of:=([.AL22]/[.AL$43])*100" office:value-type="float" office:value="2.28392722397108" calcext:value-type="float">
            <text:p>2</text:p>
          </table:table-cell>
          <table:table-cell table:style-name="ce25" table:formula="of:=([.AM22]/[.AM$43])*100" office:value-type="float" office:value="2.28064992348179" calcext:value-type="float">
            <text:p>2</text:p>
          </table:table-cell>
          <table:table-cell table:style-name="ce25" table:formula="of:=([.AN22]/[.AN$43])*100" office:value-type="float" office:value="0.293198896492643" calcext:value-type="float">
            <text:p>0</text:p>
          </table:table-cell>
          <table:table-cell table:style-name="ce25" table:formula="of:=([.AO22]/[.AO$43])*100" office:value-type="float" office:value="0" calcext:value-type="float">
            <text:p>0</text:p>
          </table:table-cell>
          <table:table-cell table:style-name="ce25" table:formula="of:=([.AP22]/[.AP$43])*100" office:value-type="float" office:value="1.15229479929902" calcext:value-type="float">
            <text:p>1</text:p>
          </table:table-cell>
          <table:table-cell table:style-name="ce25" table:formula="of:=([.AQ22]/[.AQ$43])*100" office:value-type="float" office:value="1.46797129173796" calcext:value-type="float">
            <text:p>1</text:p>
          </table:table-cell>
          <table:table-cell table:style-name="ce25" table:formula="of:=([.AR22]/[.AR$43])*100" office:value-type="float" office:value="2.14956874354994" calcext:value-type="float">
            <text:p>2</text:p>
          </table:table-cell>
          <table:table-cell table:style-name="ce25" table:formula="of:=([.AS22]/[.AS$43])*100" office:value-type="float" office:value="1.99583051571505" calcext:value-type="float">
            <text:p>2</text:p>
          </table:table-cell>
          <table:table-cell table:style-name="ce25" table:formula="of:=([.AT22]/[.AT$43])*100" office:value-type="float" office:value="2.08084132919484" calcext:value-type="float">
            <text:p>2</text:p>
          </table:table-cell>
          <table:table-cell table:style-name="ce25" table:formula="of:=([.AU22]/[.AU$43])*100" office:value-type="float" office:value="1.15829203707738" calcext:value-type="float">
            <text:p>1</text:p>
          </table:table-cell>
          <table:table-cell table:style-name="ce25" table:formula="of:=([.AV22]/[.AV$43])*100" office:value-type="float" office:value="3.78519294297708" calcext:value-type="float">
            <text:p>4</text:p>
          </table:table-cell>
          <table:table-cell table:style-name="ce25" table:formula="of:=([.AW22]/[.AW$43])*100" office:value-type="float" office:value="0" calcext:value-type="float">
            <text:p>0</text:p>
          </table:table-cell>
          <table:table-cell table:style-name="ce25" table:formula="of:=([.AX22]/[.AX$43])*100" office:value-type="float" office:value="2.98715632139346" calcext:value-type="float">
            <text:p>3</text:p>
          </table:table-cell>
          <table:table-cell table:style-name="ce25" table:formula="of:=([.AY22]/[.AY$43])*100" office:value-type="float" office:value="0" calcext:value-type="float">
            <text:p>0</text:p>
          </table:table-cell>
          <table:table-cell table:style-name="ce25" table:formula="of:=([.AZ22]/[.AZ$43])*100" office:value-type="float" office:value="0" calcext:value-type="float">
            <text:p>0</text:p>
          </table:table-cell>
          <table:table-cell table:style-name="ce25" table:formula="of:=([.BA22]/[.BA$43])*100" office:value-type="float" office:value="-1.20061652156722" calcext:value-type="float">
            <text:p>-1</text:p>
          </table:table-cell>
          <table:table-cell table:style-name="ce25" table:formula="of:=([.BB22]/[.BB$43])*100" office:value-type="float" office:value="3.07606984551458" calcext:value-type="float">
            <text:p>3</text:p>
          </table:table-cell>
          <table:table-cell table:style-name="ce25" table:formula="of:=([.BC22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Livry-Gargan</text:p>
          </table:table-cell>
          <table:table-cell table:style-name="ce25" table:formula="of:=([.B23]/[.B$43])*100" office:value-type="float" office:value="2.0098353641473" calcext:value-type="float">
            <text:p>2</text:p>
          </table:table-cell>
          <table:table-cell table:style-name="ce25" table:formula="of:=([.C23]/[.C$43])*100" office:value-type="float" office:value="1.37417452379341" calcext:value-type="float">
            <text:p>1</text:p>
          </table:table-cell>
          <table:table-cell table:style-name="ce25" table:formula="of:=([.D23]/[.D$43])*100" office:value-type="float" office:value="0.379749917428212" calcext:value-type="float">
            <text:p>0</text:p>
          </table:table-cell>
          <table:table-cell table:style-name="ce25" table:formula="of:=([.E23]/[.E$43])*100" office:value-type="float" office:value="1.6565835460158" calcext:value-type="float">
            <text:p>2</text:p>
          </table:table-cell>
          <table:table-cell table:style-name="ce25" table:formula="of:=([.F23]/[.F$43])*100" office:value-type="float" office:value="2.81845028252997" calcext:value-type="float">
            <text:p>3</text:p>
          </table:table-cell>
          <table:table-cell table:style-name="ce25" table:formula="of:=([.G23]/[.G$43])*100" office:value-type="float" office:value="1.49752344346285" calcext:value-type="float">
            <text:p>1</text:p>
          </table:table-cell>
          <table:table-cell table:style-name="ce25" table:formula="of:=([.H23]/[.H$43])*100" office:value-type="float" office:value="2.37956973469956" calcext:value-type="float">
            <text:p>2</text:p>
          </table:table-cell>
          <table:table-cell table:style-name="ce25" table:formula="of:=([.I23]/[.I$43])*100" office:value-type="float" office:value="0.135008653670805" calcext:value-type="float">
            <text:p>0</text:p>
          </table:table-cell>
          <table:table-cell table:style-name="ce25" table:formula="of:=([.J23]/[.J$43])*100" office:value-type="float" office:value="1.1545492786333" calcext:value-type="float">
            <text:p>1</text:p>
          </table:table-cell>
          <table:table-cell table:style-name="ce25" table:formula="of:=([.K23]/[.K$43])*100" office:value-type="float" office:value="2.16649644672203" calcext:value-type="float">
            <text:p>2</text:p>
          </table:table-cell>
          <table:table-cell table:style-name="ce25" table:formula="of:=([.L23]/[.L$43])*100" office:value-type="float" office:value="1.39767703196463" calcext:value-type="float">
            <text:p>1</text:p>
          </table:table-cell>
          <table:table-cell table:style-name="ce25" table:formula="of:=([.M23]/[.M$43])*100" office:value-type="float" office:value="1.32039508399613" calcext:value-type="float">
            <text:p>1</text:p>
          </table:table-cell>
          <table:table-cell table:style-name="ce25" table:formula="of:=([.N23]/[.N$43])*100" office:value-type="float" office:value="0" calcext:value-type="float">
            <text:p>0</text:p>
          </table:table-cell>
          <table:table-cell table:style-name="ce25" table:formula="of:=([.O23]/[.O$43])*100" office:value-type="float" office:value="1.9466635177783" calcext:value-type="float">
            <text:p>2</text:p>
          </table:table-cell>
          <table:table-cell table:style-name="ce25" table:formula="of:=([.P23]/[.P$43])*100" office:value-type="float" office:value="1.98757841166244" calcext:value-type="float">
            <text:p>2</text:p>
          </table:table-cell>
          <table:table-cell table:style-name="ce25" table:formula="of:=([.Q23]/[.Q$43])*100" office:value-type="float" office:value="1.79356304426113" calcext:value-type="float">
            <text:p>2</text:p>
          </table:table-cell>
          <table:table-cell table:style-name="ce25" table:formula="of:=([.R23]/[.R$43])*100" office:value-type="float" office:value="1.88800366222574" calcext:value-type="float">
            <text:p>2</text:p>
          </table:table-cell>
          <table:table-cell table:style-name="ce25" table:formula="of:=([.S23]/[.S$43])*100" office:value-type="float" office:value="2.18911031410983" calcext:value-type="float">
            <text:p>2</text:p>
          </table:table-cell>
          <table:table-cell table:style-name="ce25" table:formula="of:=([.T23]/[.T$43])*100" office:value-type="float" office:value="2.08118040560531" calcext:value-type="float">
            <text:p>2</text:p>
          </table:table-cell>
          <table:table-cell table:style-name="ce25" table:formula="of:=([.U23]/[.U$43])*100" office:value-type="float" office:value="2.1183439622161" calcext:value-type="float">
            <text:p>2</text:p>
          </table:table-cell>
          <table:table-cell table:style-name="ce25" table:formula="of:=([.V23]/[.V$43])*100" office:value-type="float" office:value="2.09514149475261" calcext:value-type="float">
            <text:p>2</text:p>
          </table:table-cell>
          <table:table-cell table:style-name="ce25" table:formula="of:=([.W23]/[.W$43])*100" office:value-type="float" office:value="0" calcext:value-type="float">
            <text:p>0</text:p>
          </table:table-cell>
          <table:table-cell table:style-name="ce25" table:formula="of:=([.X23]/[.X$43])*100" office:value-type="float" office:value="1.5015526852539" calcext:value-type="float">
            <text:p>2</text:p>
          </table:table-cell>
          <table:table-cell table:style-name="ce25" table:formula="of:=([.Y23]/[.Y$43])*100" office:value-type="float" office:value="1.88750875499564" calcext:value-type="float">
            <text:p>2</text:p>
          </table:table-cell>
          <table:table-cell table:style-name="ce25" table:formula="of:=([.Z23]/[.Z$43])*100" office:value-type="float" office:value="1.84296445169624" calcext:value-type="float">
            <text:p>2</text:p>
          </table:table-cell>
          <table:table-cell table:style-name="ce25" table:formula="of:=([.AA23]/[.AA$43])*100" office:value-type="float" office:value="1.17650125274193" calcext:value-type="float">
            <text:p>1</text:p>
          </table:table-cell>
          <table:table-cell table:style-name="ce25" table:formula="of:=([.AB23]/[.AB$43])*100" office:value-type="float" office:value="1.84670985621344" calcext:value-type="float">
            <text:p>2</text:p>
          </table:table-cell>
          <table:table-cell table:style-name="ce25" table:formula="of:=([.AC23]/[.AC$43])*100" office:value-type="float" office:value="2.33023736381184" calcext:value-type="float">
            <text:p>2</text:p>
          </table:table-cell>
          <table:table-cell table:style-name="ce25" table:formula="of:=([.AD23]/[.AD$43])*100" office:value-type="float" office:value="2.20045456267168" calcext:value-type="float">
            <text:p>2</text:p>
          </table:table-cell>
          <table:table-cell table:style-name="ce25" table:formula="of:=([.AE23]/[.AE$43])*100" office:value-type="float" office:value="3.29776348262131" calcext:value-type="float">
            <text:p>3</text:p>
          </table:table-cell>
          <table:table-cell table:style-name="ce25" table:formula="of:=([.AF23]/[.AF$43])*100" office:value-type="float" office:value="1.73007412234698" calcext:value-type="float">
            <text:p>2</text:p>
          </table:table-cell>
          <table:table-cell table:style-name="ce25" table:formula="of:=([.AG23]/[.AG$43])*100" office:value-type="float" office:value="1.53176483243022" calcext:value-type="float">
            <text:p>2</text:p>
          </table:table-cell>
          <table:table-cell table:style-name="ce25" table:formula="of:=([.AH23]/[.AH$43])*100" office:value-type="float" office:value="4.93903929816348" calcext:value-type="float">
            <text:p>5</text:p>
          </table:table-cell>
          <table:table-cell table:style-name="ce25" table:formula="of:=([.AI23]/[.AI$43])*100" office:value-type="float" office:value="2.49006657389254" calcext:value-type="float">
            <text:p>2</text:p>
          </table:table-cell>
          <table:table-cell table:style-name="ce25" table:formula="of:=([.AJ23]/[.AJ$43])*100" office:value-type="float" office:value="0" calcext:value-type="float">
            <text:p>0</text:p>
          </table:table-cell>
          <table:table-cell table:style-name="ce25" table:formula="of:=([.AK23]/[.AK$43])*100" office:value-type="float" office:value="2.3377347061301" calcext:value-type="float">
            <text:p>2</text:p>
          </table:table-cell>
          <table:table-cell table:style-name="ce25" table:formula="of:=([.AL23]/[.AL$43])*100" office:value-type="float" office:value="2.310148427109" calcext:value-type="float">
            <text:p>2</text:p>
          </table:table-cell>
          <table:table-cell table:style-name="ce25" table:formula="of:=([.AM23]/[.AM$43])*100" office:value-type="float" office:value="2.30694452846739" calcext:value-type="float">
            <text:p>2</text:p>
          </table:table-cell>
          <table:table-cell table:style-name="ce25" table:formula="of:=([.AN23]/[.AN$43])*100" office:value-type="float" office:value="0.23302294180148" calcext:value-type="float">
            <text:p>0</text:p>
          </table:table-cell>
          <table:table-cell table:style-name="ce25" table:formula="of:=([.AO23]/[.AO$43])*100" office:value-type="float" office:value="0.0239593904046937" calcext:value-type="float">
            <text:p>0</text:p>
          </table:table-cell>
          <table:table-cell table:style-name="ce25" table:formula="of:=([.AP23]/[.AP$43])*100" office:value-type="float" office:value="1.53844195689838" calcext:value-type="float">
            <text:p>2</text:p>
          </table:table-cell>
          <table:table-cell table:style-name="ce25" table:formula="of:=([.AQ23]/[.AQ$43])*100" office:value-type="float" office:value="1.32019237713542" calcext:value-type="float">
            <text:p>1</text:p>
          </table:table-cell>
          <table:table-cell table:style-name="ce25" table:formula="of:=([.AR23]/[.AR$43])*100" office:value-type="float" office:value="2.2059788638335" calcext:value-type="float">
            <text:p>2</text:p>
          </table:table-cell>
          <table:table-cell table:style-name="ce25" table:formula="of:=([.AS23]/[.AS$43])*100" office:value-type="float" office:value="2.10307239397313" calcext:value-type="float">
            <text:p>2</text:p>
          </table:table-cell>
          <table:table-cell table:style-name="ce25" table:formula="of:=([.AT23]/[.AT$43])*100" office:value-type="float" office:value="2.11666248693154" calcext:value-type="float">
            <text:p>2</text:p>
          </table:table-cell>
          <table:table-cell table:style-name="ce25" table:formula="of:=([.AU23]/[.AU$43])*100" office:value-type="float" office:value="1.36706654522109" calcext:value-type="float">
            <text:p>1</text:p>
          </table:table-cell>
          <table:table-cell table:style-name="ce25" table:formula="of:=([.AV23]/[.AV$43])*100" office:value-type="float" office:value="1.51534157495365" calcext:value-type="float">
            <text:p>2</text:p>
          </table:table-cell>
          <table:table-cell table:style-name="ce25" table:formula="of:=([.AW23]/[.AW$43])*100" office:value-type="float" office:value="1.13447492864354" calcext:value-type="float">
            <text:p>1</text:p>
          </table:table-cell>
          <table:table-cell table:style-name="ce25" table:formula="of:=([.AX23]/[.AX$43])*100" office:value-type="float" office:value="3.71204337850641" calcext:value-type="float">
            <text:p>4</text:p>
          </table:table-cell>
          <table:table-cell table:style-name="ce25" table:formula="of:=([.AY23]/[.AY$43])*100" office:value-type="float" office:value="0" calcext:value-type="float">
            <text:p>0</text:p>
          </table:table-cell>
          <table:table-cell table:style-name="ce25" table:formula="of:=([.AZ23]/[.AZ$43])*100" office:value-type="float" office:value="0" calcext:value-type="float">
            <text:p>0</text:p>
          </table:table-cell>
          <table:table-cell table:style-name="ce25" table:formula="of:=([.BA23]/[.BA$43])*100" office:value-type="float" office:value="1.17684974708719" calcext:value-type="float">
            <text:p>1</text:p>
          </table:table-cell>
          <table:table-cell table:style-name="ce25" table:formula="of:=([.BB23]/[.BB$43])*100" office:value-type="float" office:value="2.56038337832094" calcext:value-type="float">
            <text:p>3</text:p>
          </table:table-cell>
          <table:table-cell table:style-name="ce25" table:formula="of:=([.BC23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Montfermeil</text:p>
          </table:table-cell>
          <table:table-cell table:style-name="ce25" table:formula="of:=([.B24]/[.B$43])*100" office:value-type="float" office:value="2.39459462927405" calcext:value-type="float">
            <text:p>2</text:p>
          </table:table-cell>
          <table:table-cell table:style-name="ce25" table:formula="of:=([.C24]/[.C$43])*100" office:value-type="float" office:value="3.89758479912932" calcext:value-type="float">
            <text:p>4</text:p>
          </table:table-cell>
          <table:table-cell table:style-name="ce25" table:formula="of:=([.D24]/[.D$43])*100" office:value-type="float" office:value="1.34249961207208" calcext:value-type="float">
            <text:p>1</text:p>
          </table:table-cell>
          <table:table-cell table:style-name="ce25" table:formula="of:=([.E24]/[.E$43])*100" office:value-type="float" office:value="2.83951026938719" calcext:value-type="float">
            <text:p>3</text:p>
          </table:table-cell>
          <table:table-cell table:style-name="ce25" table:formula="of:=([.F24]/[.F$43])*100" office:value-type="float" office:value="2.61950214365516" calcext:value-type="float">
            <text:p>3</text:p>
          </table:table-cell>
          <table:table-cell table:style-name="ce25" table:formula="of:=([.G24]/[.G$43])*100" office:value-type="float" office:value="1.29825037373381" calcext:value-type="float">
            <text:p>1</text:p>
          </table:table-cell>
          <table:table-cell table:style-name="ce25" table:formula="of:=([.H24]/[.H$43])*100" office:value-type="float" office:value="1.7877202450262" calcext:value-type="float">
            <text:p>2</text:p>
          </table:table-cell>
          <table:table-cell table:style-name="ce25" table:formula="of:=([.I24]/[.I$43])*100" office:value-type="float" office:value="0.0248749813179194" calcext:value-type="float">
            <text:p>0</text:p>
          </table:table-cell>
          <table:table-cell table:style-name="ce25" table:formula="of:=([.J24]/[.J$43])*100" office:value-type="float" office:value="3.46032419923703" calcext:value-type="float">
            <text:p>3</text:p>
          </table:table-cell>
          <table:table-cell table:style-name="ce25" table:formula="of:=([.K24]/[.K$43])*100" office:value-type="float" office:value="-0.373226691852759" calcext:value-type="float">
            <text:p>0</text:p>
          </table:table-cell>
          <table:table-cell table:style-name="ce25" table:formula="of:=([.L24]/[.L$43])*100" office:value-type="float" office:value="1.50862984792185" calcext:value-type="float">
            <text:p>2</text:p>
          </table:table-cell>
          <table:table-cell table:style-name="ce25" table:formula="of:=([.M24]/[.M$43])*100" office:value-type="float" office:value="2.8732090571437" calcext:value-type="float">
            <text:p>3</text:p>
          </table:table-cell>
          <table:table-cell table:style-name="ce25" table:formula="of:=([.N24]/[.N$43])*100" office:value-type="float" office:value="0" calcext:value-type="float">
            <text:p>0</text:p>
          </table:table-cell>
          <table:table-cell table:style-name="ce25" table:formula="of:=([.O24]/[.O$43])*100" office:value-type="float" office:value="2.38396746383236" calcext:value-type="float">
            <text:p>2</text:p>
          </table:table-cell>
          <table:table-cell table:style-name="ce25" table:formula="of:=([.P24]/[.P$43])*100" office:value-type="float" office:value="1.19070359922424" calcext:value-type="float">
            <text:p>1</text:p>
          </table:table-cell>
          <table:table-cell table:style-name="ce25" table:formula="of:=([.Q24]/[.Q$43])*100" office:value-type="float" office:value="2.72717098548672" calcext:value-type="float">
            <text:p>3</text:p>
          </table:table-cell>
          <table:table-cell table:style-name="ce25" table:formula="of:=([.R24]/[.R$43])*100" office:value-type="float" office:value="2.30801569124016" calcext:value-type="float">
            <text:p>2</text:p>
          </table:table-cell>
          <table:table-cell table:style-name="ce25" table:formula="of:=([.S24]/[.S$43])*100" office:value-type="float" office:value="2.14595821420945" calcext:value-type="float">
            <text:p>2</text:p>
          </table:table-cell>
          <table:table-cell table:style-name="ce25" table:formula="of:=([.T24]/[.T$43])*100" office:value-type="float" office:value="2.30454922470893" calcext:value-type="float">
            <text:p>2</text:p>
          </table:table-cell>
          <table:table-cell table:style-name="ce25" table:formula="of:=([.U24]/[.U$43])*100" office:value-type="float" office:value="2.18404510592972" calcext:value-type="float">
            <text:p>2</text:p>
          </table:table-cell>
          <table:table-cell table:style-name="ce25" table:formula="of:=([.V24]/[.V$43])*100" office:value-type="float" office:value="8.56639896703668" calcext:value-type="float">
            <text:p>9</text:p>
          </table:table-cell>
          <table:table-cell table:style-name="ce25" table:formula="of:=([.W24]/[.W$43])*100" office:value-type="float" office:value="0" calcext:value-type="float">
            <text:p>0</text:p>
          </table:table-cell>
          <table:table-cell table:style-name="ce25" table:formula="of:=([.X24]/[.X$43])*100" office:value-type="float" office:value="3.24540496656908" calcext:value-type="float">
            <text:p>3</text:p>
          </table:table-cell>
          <table:table-cell table:style-name="ce25" table:formula="of:=([.Y24]/[.Y$43])*100" office:value-type="float" office:value="0" calcext:value-type="float">
            <text:p>0</text:p>
          </table:table-cell>
          <table:table-cell table:style-name="ce25" table:formula="of:=([.Z24]/[.Z$43])*100" office:value-type="float" office:value="2.42073346401936" calcext:value-type="float">
            <text:p>2</text:p>
          </table:table-cell>
          <table:table-cell table:style-name="ce25" table:formula="of:=([.AA24]/[.AA$43])*100" office:value-type="float" office:value="1.13825499396532" calcext:value-type="float">
            <text:p>1</text:p>
          </table:table-cell>
          <table:table-cell table:style-name="ce25" table:formula="of:=([.AB24]/[.AB$43])*100" office:value-type="float" office:value="2.42656392702459" calcext:value-type="float">
            <text:p>2</text:p>
          </table:table-cell>
          <table:table-cell table:style-name="ce25" table:formula="of:=([.AC24]/[.AC$43])*100" office:value-type="float" office:value="4.1491493096452" calcext:value-type="float">
            <text:p>4</text:p>
          </table:table-cell>
          <table:table-cell table:style-name="ce25" table:formula="of:=([.AD24]/[.AD$43])*100" office:value-type="float" office:value="3.83910881676196" calcext:value-type="float">
            <text:p>4</text:p>
          </table:table-cell>
          <table:table-cell table:style-name="ce25" table:formula="of:=([.AE24]/[.AE$43])*100" office:value-type="float" office:value="3.67608097421663" calcext:value-type="float">
            <text:p>4</text:p>
          </table:table-cell>
          <table:table-cell table:style-name="ce25" table:formula="of:=([.AF24]/[.AF$43])*100" office:value-type="float" office:value="2.11542338078999" calcext:value-type="float">
            <text:p>2</text:p>
          </table:table-cell>
          <table:table-cell table:style-name="ce25" table:formula="of:=([.AG24]/[.AG$43])*100" office:value-type="float" office:value="0.0898462658272772" calcext:value-type="float">
            <text:p>0</text:p>
          </table:table-cell>
          <table:table-cell table:style-name="ce25" table:formula="of:=([.AH24]/[.AH$43])*100" office:value-type="float" office:value="-27.0891557171532" calcext:value-type="float">
            <text:p>-27</text:p>
          </table:table-cell>
          <table:table-cell table:style-name="ce25" table:formula="of:=([.AI24]/[.AI$43])*100" office:value-type="float" office:value="10.1258375555587" calcext:value-type="float">
            <text:p>10</text:p>
          </table:table-cell>
          <table:table-cell table:style-name="ce25" table:formula="of:=([.AJ24]/[.AJ$43])*100" office:value-type="float" office:value="0" calcext:value-type="float">
            <text:p>0</text:p>
          </table:table-cell>
          <table:table-cell table:style-name="ce25" table:formula="of:=([.AK24]/[.AK$43])*100" office:value-type="float" office:value="2.15951553871155" calcext:value-type="float">
            <text:p>2</text:p>
          </table:table-cell>
          <table:table-cell table:style-name="ce25" table:formula="of:=([.AL24]/[.AL$43])*100" office:value-type="float" office:value="2.26195344352557" calcext:value-type="float">
            <text:p>2</text:p>
          </table:table-cell>
          <table:table-cell table:style-name="ce25" table:formula="of:=([.AM24]/[.AM$43])*100" office:value-type="float" office:value="2.28384002494005" calcext:value-type="float">
            <text:p>2</text:p>
          </table:table-cell>
          <table:table-cell table:style-name="ce25" table:formula="of:=([.AN24]/[.AN$43])*100" office:value-type="float" office:value="0.980655999459084" calcext:value-type="float">
            <text:p>1</text:p>
          </table:table-cell>
          <table:table-cell table:style-name="ce25" table:formula="of:=([.AO24]/[.AO$43])*100" office:value-type="float" office:value="0.00255890626751573" calcext:value-type="float">
            <text:p>0</text:p>
          </table:table-cell>
          <table:table-cell table:style-name="ce25" table:formula="of:=([.AP24]/[.AP$43])*100" office:value-type="float" office:value="0.783978046897038" calcext:value-type="float">
            <text:p>1</text:p>
          </table:table-cell>
          <table:table-cell table:style-name="ce25" table:formula="of:=([.AQ24]/[.AQ$43])*100" office:value-type="float" office:value="1.27415035836103" calcext:value-type="float">
            <text:p>1</text:p>
          </table:table-cell>
          <table:table-cell table:style-name="ce25" table:formula="of:=([.AR24]/[.AR$43])*100" office:value-type="float" office:value="2.385394443272" calcext:value-type="float">
            <text:p>2</text:p>
          </table:table-cell>
          <table:table-cell table:style-name="ce25" table:formula="of:=([.AS24]/[.AS$43])*100" office:value-type="float" office:value="2.13852253789063" calcext:value-type="float">
            <text:p>2</text:p>
          </table:table-cell>
          <table:table-cell table:style-name="ce25" table:formula="of:=([.AT24]/[.AT$43])*100" office:value-type="float" office:value="2.27334453394458" calcext:value-type="float">
            <text:p>2</text:p>
          </table:table-cell>
          <table:table-cell table:style-name="ce25" table:formula="of:=([.AU24]/[.AU$43])*100" office:value-type="float" office:value="4.62008813705874" calcext:value-type="float">
            <text:p>5</text:p>
          </table:table-cell>
          <table:table-cell table:style-name="ce25" table:formula="of:=([.AV24]/[.AV$43])*100" office:value-type="float" office:value="0.79821658139494" calcext:value-type="float">
            <text:p>1</text:p>
          </table:table-cell>
          <table:table-cell table:style-name="ce25" table:formula="of:=([.AW24]/[.AW$43])*100" office:value-type="float" office:value="0" calcext:value-type="float">
            <text:p>0</text:p>
          </table:table-cell>
          <table:table-cell table:style-name="ce25" table:formula="of:=([.AX24]/[.AX$43])*100" office:value-type="float" office:value="1.42191079581393" calcext:value-type="float">
            <text:p>1</text:p>
          </table:table-cell>
          <table:table-cell table:style-name="ce25" table:formula="of:=([.AY24]/[.AY$43])*100" office:value-type="float" office:value="0" calcext:value-type="float">
            <text:p>0</text:p>
          </table:table-cell>
          <table:table-cell table:style-name="ce25" table:formula="of:=([.AZ24]/[.AZ$43])*100" office:value-type="float" office:value="0" calcext:value-type="float">
            <text:p>0</text:p>
          </table:table-cell>
          <table:table-cell table:style-name="ce25" table:formula="of:=([.BA24]/[.BA$43])*100" office:value-type="float" office:value="9.16290400269035" calcext:value-type="float">
            <text:p>9</text:p>
          </table:table-cell>
          <table:table-cell table:style-name="ce25" table:formula="of:=([.BB24]/[.BB$43])*100" office:value-type="float" office:value="2.76162734144099" calcext:value-type="float">
            <text:p>3</text:p>
          </table:table-cell>
          <table:table-cell table:style-name="ce25" table:formula="of:=([.BC24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Montreuil</text:p>
          </table:table-cell>
          <table:table-cell table:style-name="ce25" table:formula="of:=([.B25]/[.B$43])*100" office:value-type="float" office:value="2.61716173640102" calcext:value-type="float">
            <text:p>3</text:p>
          </table:table-cell>
          <table:table-cell table:style-name="ce25" table:formula="of:=([.C25]/[.C$43])*100" office:value-type="float" office:value="3.60977117142319" calcext:value-type="float">
            <text:p>4</text:p>
          </table:table-cell>
          <table:table-cell table:style-name="ce25" table:formula="of:=([.D25]/[.D$43])*100" office:value-type="float" office:value="0.299612187737195" calcext:value-type="float">
            <text:p>0</text:p>
          </table:table-cell>
          <table:table-cell table:style-name="ce25" table:formula="of:=([.E25]/[.E$43])*100" office:value-type="float" office:value="2.92160466960822" calcext:value-type="float">
            <text:p>3</text:p>
          </table:table-cell>
          <table:table-cell table:style-name="ce25" table:formula="of:=([.F25]/[.F$43])*100" office:value-type="float" office:value="2.80190997142445" calcext:value-type="float">
            <text:p>3</text:p>
          </table:table-cell>
          <table:table-cell table:style-name="ce25" table:formula="of:=([.G25]/[.G$43])*100" office:value-type="float" office:value="1.19221909970931" calcext:value-type="float">
            <text:p>1</text:p>
          </table:table-cell>
          <table:table-cell table:style-name="ce25" table:formula="of:=([.H25]/[.H$43])*100" office:value-type="float" office:value="3.36261484311028" calcext:value-type="float">
            <text:p>3</text:p>
          </table:table-cell>
          <table:table-cell table:style-name="ce25" table:formula="of:=([.I25]/[.I$43])*100" office:value-type="float" office:value="1.58968880372402" calcext:value-type="float">
            <text:p>2</text:p>
          </table:table-cell>
          <table:table-cell table:style-name="ce25" table:formula="of:=([.J25]/[.J$43])*100" office:value-type="float" office:value="2.91806831760393" calcext:value-type="float">
            <text:p>3</text:p>
          </table:table-cell>
          <table:table-cell table:style-name="ce25" table:formula="of:=([.K25]/[.K$43])*100" office:value-type="float" office:value="0.410404342506787" calcext:value-type="float">
            <text:p>0</text:p>
          </table:table-cell>
          <table:table-cell table:style-name="ce25" table:formula="of:=([.L25]/[.L$43])*100" office:value-type="float" office:value="3.66473665804726" calcext:value-type="float">
            <text:p>4</text:p>
          </table:table-cell>
          <table:table-cell table:style-name="ce25" table:formula="of:=([.M25]/[.M$43])*100" office:value-type="float" office:value="1.24302149146091" calcext:value-type="float">
            <text:p>1</text:p>
          </table:table-cell>
          <table:table-cell table:style-name="ce25" table:formula="of:=([.N25]/[.N$43])*100" office:value-type="float" office:value="0" calcext:value-type="float">
            <text:p>0</text:p>
          </table:table-cell>
          <table:table-cell table:style-name="ce25" table:formula="of:=([.O25]/[.O$43])*100" office:value-type="float" office:value="1.7599324836719" calcext:value-type="float">
            <text:p>2</text:p>
          </table:table-cell>
          <table:table-cell table:style-name="ce25" table:formula="of:=([.P25]/[.P$43])*100" office:value-type="float" office:value="2.03667119008436" calcext:value-type="float">
            <text:p>2</text:p>
          </table:table-cell>
          <table:table-cell table:style-name="ce25" table:formula="of:=([.Q25]/[.Q$43])*100" office:value-type="float" office:value="2.05397213931029" calcext:value-type="float">
            <text:p>2</text:p>
          </table:table-cell>
          <table:table-cell table:style-name="ce25" table:formula="of:=([.R25]/[.R$43])*100" office:value-type="float" office:value="1.71314709029391" calcext:value-type="float">
            <text:p>2</text:p>
          </table:table-cell>
          <table:table-cell table:style-name="ce25" table:formula="of:=([.S25]/[.S$43])*100" office:value-type="float" office:value="2.64185395579516" calcext:value-type="float">
            <text:p>3</text:p>
          </table:table-cell>
          <table:table-cell table:style-name="ce25" table:formula="of:=([.T25]/[.T$43])*100" office:value-type="float" office:value="2.48144321477562" calcext:value-type="float">
            <text:p>2</text:p>
          </table:table-cell>
          <table:table-cell table:style-name="ce25" table:formula="of:=([.U25]/[.U$43])*100" office:value-type="float" office:value="2.4235884460864" calcext:value-type="float">
            <text:p>2</text:p>
          </table:table-cell>
          <table:table-cell table:style-name="ce25" table:formula="of:=([.V25]/[.V$43])*100" office:value-type="float" office:value="1.16180830818325" calcext:value-type="float">
            <text:p>1</text:p>
          </table:table-cell>
          <table:table-cell table:style-name="ce25" table:formula="of:=([.W25]/[.W$43])*100" office:value-type="float" office:value="0" calcext:value-type="float">
            <text:p>0</text:p>
          </table:table-cell>
          <table:table-cell table:style-name="ce25" table:formula="of:=([.X25]/[.X$43])*100" office:value-type="float" office:value="1.31927179498156" calcext:value-type="float">
            <text:p>1</text:p>
          </table:table-cell>
          <table:table-cell table:style-name="ce25" table:formula="of:=([.Y25]/[.Y$43])*100" office:value-type="float" office:value="3.54130042775859" calcext:value-type="float">
            <text:p>4</text:p>
          </table:table-cell>
          <table:table-cell table:style-name="ce25" table:formula="of:=([.Z25]/[.Z$43])*100" office:value-type="float" office:value="4.21155114021562" calcext:value-type="float">
            <text:p>4</text:p>
          </table:table-cell>
          <table:table-cell table:style-name="ce25" table:formula="of:=([.AA25]/[.AA$43])*100" office:value-type="float" office:value="2.05975820159173" calcext:value-type="float">
            <text:p>2</text:p>
          </table:table-cell>
          <table:table-cell table:style-name="ce25" table:formula="of:=([.AB25]/[.AB$43])*100" office:value-type="float" office:value="4.20744265790802" calcext:value-type="float">
            <text:p>4</text:p>
          </table:table-cell>
          <table:table-cell table:style-name="ce25" table:formula="of:=([.AC25]/[.AC$43])*100" office:value-type="float" office:value="2.46265718464439" calcext:value-type="float">
            <text:p>2</text:p>
          </table:table-cell>
          <table:table-cell table:style-name="ce25" table:formula="of:=([.AD25]/[.AD$43])*100" office:value-type="float" office:value="2.62483419630299" calcext:value-type="float">
            <text:p>3</text:p>
          </table:table-cell>
          <table:table-cell table:style-name="ce25" table:formula="of:=([.AE25]/[.AE$43])*100" office:value-type="float" office:value="1.32705478664019" calcext:value-type="float">
            <text:p>1</text:p>
          </table:table-cell>
          <table:table-cell table:style-name="ce25" table:formula="of:=([.AF25]/[.AF$43])*100" office:value-type="float" office:value="1.63884314201104" calcext:value-type="float">
            <text:p>2</text:p>
          </table:table-cell>
          <table:table-cell table:style-name="ce25" table:formula="of:=([.AG25]/[.AG$43])*100" office:value-type="float" office:value="2.37983132418309" calcext:value-type="float">
            <text:p>2</text:p>
          </table:table-cell>
          <table:table-cell table:style-name="ce25" table:formula="of:=([.AH25]/[.AH$43])*100" office:value-type="float" office:value="3.23730220811733" calcext:value-type="float">
            <text:p>3</text:p>
          </table:table-cell>
          <table:table-cell table:style-name="ce25" table:formula="of:=([.AI25]/[.AI$43])*100" office:value-type="float" office:value="0.767431718779444" calcext:value-type="float">
            <text:p>1</text:p>
          </table:table-cell>
          <table:table-cell table:style-name="ce25" table:formula="of:=([.AJ25]/[.AJ$43])*100" office:value-type="float" office:value="0" calcext:value-type="float">
            <text:p>0</text:p>
          </table:table-cell>
          <table:table-cell table:style-name="ce25" table:formula="of:=([.AK25]/[.AK$43])*100" office:value-type="float" office:value="2.68698430084646" calcext:value-type="float">
            <text:p>3</text:p>
          </table:table-cell>
          <table:table-cell table:style-name="ce25" table:formula="of:=([.AL25]/[.AL$43])*100" office:value-type="float" office:value="2.94390287916382" calcext:value-type="float">
            <text:p>3</text:p>
          </table:table-cell>
          <table:table-cell table:style-name="ce25" table:formula="of:=([.AM25]/[.AM$43])*100" office:value-type="float" office:value="2.92457868693702" calcext:value-type="float">
            <text:p>3</text:p>
          </table:table-cell>
          <table:table-cell table:style-name="ce25" table:formula="of:=([.AN25]/[.AN$43])*100" office:value-type="float" office:value="0.690179574534792" calcext:value-type="float">
            <text:p>1</text:p>
          </table:table-cell>
          <table:table-cell table:style-name="ce25" table:formula="of:=([.AO25]/[.AO$43])*100" office:value-type="float" office:value="2.02548886019959" calcext:value-type="float">
            <text:p>2</text:p>
          </table:table-cell>
          <table:table-cell table:style-name="ce25" table:formula="of:=([.AP25]/[.AP$43])*100" office:value-type="float" office:value="2.20249351290594" calcext:value-type="float">
            <text:p>2</text:p>
          </table:table-cell>
          <table:table-cell table:style-name="ce25" table:formula="of:=([.AQ25]/[.AQ$43])*100" office:value-type="float" office:value="1.36542150221036" calcext:value-type="float">
            <text:p>1</text:p>
          </table:table-cell>
          <table:table-cell table:style-name="ce25" table:formula="of:=([.AR25]/[.AR$43])*100" office:value-type="float" office:value="2.62043503113925" calcext:value-type="float">
            <text:p>3</text:p>
          </table:table-cell>
          <table:table-cell table:style-name="ce25" table:formula="of:=([.AS25]/[.AS$43])*100" office:value-type="float" office:value="2.55600580512545" calcext:value-type="float">
            <text:p>3</text:p>
          </table:table-cell>
          <table:table-cell table:style-name="ce25" table:formula="of:=([.AT25]/[.AT$43])*100" office:value-type="float" office:value="2.49388843887331" calcext:value-type="float">
            <text:p>2</text:p>
          </table:table-cell>
          <table:table-cell table:style-name="ce25" table:formula="of:=([.AU25]/[.AU$43])*100" office:value-type="float" office:value="3.59314769029111" calcext:value-type="float">
            <text:p>4</text:p>
          </table:table-cell>
          <table:table-cell table:style-name="ce25" table:formula="of:=([.AV25]/[.AV$43])*100" office:value-type="float" office:value="2.75554809901396" calcext:value-type="float">
            <text:p>3</text:p>
          </table:table-cell>
          <table:table-cell table:style-name="ce25" table:formula="of:=([.AW25]/[.AW$43])*100" office:value-type="float" office:value="1.39633998873542" calcext:value-type="float">
            <text:p>1</text:p>
          </table:table-cell>
          <table:table-cell table:style-name="ce25" table:formula="of:=([.AX25]/[.AX$43])*100" office:value-type="float" office:value="1.958812943231" calcext:value-type="float">
            <text:p>2</text:p>
          </table:table-cell>
          <table:table-cell table:style-name="ce25" table:formula="of:=([.AY25]/[.AY$43])*100" office:value-type="float" office:value="0" calcext:value-type="float">
            <text:p>0</text:p>
          </table:table-cell>
          <table:table-cell table:style-name="ce25" table:formula="of:=([.AZ25]/[.AZ$43])*100" office:value-type="float" office:value="0" calcext:value-type="float">
            <text:p>0</text:p>
          </table:table-cell>
          <table:table-cell table:style-name="ce25" table:formula="of:=([.BA25]/[.BA$43])*100" office:value-type="float" office:value="-0.59864413494117" calcext:value-type="float">
            <text:p>-1</text:p>
          </table:table-cell>
          <table:table-cell table:style-name="ce25" table:formula="of:=([.BB25]/[.BB$43])*100" office:value-type="float" office:value="3.387131679793" calcext:value-type="float">
            <text:p>3</text:p>
          </table:table-cell>
          <table:table-cell table:style-name="ce25" table:formula="of:=([.BC25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Neuilly-Plaisance</text:p>
          </table:table-cell>
          <table:table-cell table:style-name="ce25" table:formula="of:=([.B26]/[.B$43])*100" office:value-type="float" office:value="1.97669985849617" calcext:value-type="float">
            <text:p>2</text:p>
          </table:table-cell>
          <table:table-cell table:style-name="ce25" table:formula="of:=([.C26]/[.C$43])*100" office:value-type="float" office:value="0.80296749290945" calcext:value-type="float">
            <text:p>1</text:p>
          </table:table-cell>
          <table:table-cell table:style-name="ce25" table:formula="of:=([.D26]/[.D$43])*100" office:value-type="float" office:value="0.0109963618350826" calcext:value-type="float">
            <text:p>0</text:p>
          </table:table-cell>
          <table:table-cell table:style-name="ce25" table:formula="of:=([.E26]/[.E$43])*100" office:value-type="float" office:value="2.39768513475129" calcext:value-type="float">
            <text:p>2</text:p>
          </table:table-cell>
          <table:table-cell table:style-name="ce25" table:formula="of:=([.F26]/[.F$43])*100" office:value-type="float" office:value="2.13097886714487" calcext:value-type="float">
            <text:p>2</text:p>
          </table:table-cell>
          <table:table-cell table:style-name="ce25" table:formula="of:=([.G26]/[.G$43])*100" office:value-type="float" office:value="1.78070284902071" calcext:value-type="float">
            <text:p>2</text:p>
          </table:table-cell>
          <table:table-cell table:style-name="ce25" table:formula="of:=([.H26]/[.H$43])*100" office:value-type="float" office:value="2.56224118209583" calcext:value-type="float">
            <text:p>3</text:p>
          </table:table-cell>
          <table:table-cell table:style-name="ce25" table:formula="of:=([.I26]/[.I$43])*100" office:value-type="float" office:value="0.11831784826125" calcext:value-type="float">
            <text:p>0</text:p>
          </table:table-cell>
          <table:table-cell table:style-name="ce25" table:formula="of:=([.J26]/[.J$43])*100" office:value-type="float" office:value="1.79111780343241" calcext:value-type="float">
            <text:p>2</text:p>
          </table:table-cell>
          <table:table-cell table:style-name="ce25" table:formula="of:=([.K26]/[.K$43])*100" office:value-type="float" office:value="-1.04234321881446" calcext:value-type="float">
            <text:p>-1</text:p>
          </table:table-cell>
          <table:table-cell table:style-name="ce25" table:formula="of:=([.L26]/[.L$43])*100" office:value-type="float" office:value="1.5473414222282" calcext:value-type="float">
            <text:p>2</text:p>
          </table:table-cell>
          <table:table-cell table:style-name="ce25" table:formula="of:=([.M26]/[.M$43])*100" office:value-type="float" office:value="1.14505053198345" calcext:value-type="float">
            <text:p>1</text:p>
          </table:table-cell>
          <table:table-cell table:style-name="ce25" table:formula="of:=([.N26]/[.N$43])*100" office:value-type="float" office:value="0" calcext:value-type="float">
            <text:p>0</text:p>
          </table:table-cell>
          <table:table-cell table:style-name="ce25" table:formula="of:=([.O26]/[.O$43])*100" office:value-type="float" office:value="1.66878448396092" calcext:value-type="float">
            <text:p>2</text:p>
          </table:table-cell>
          <table:table-cell table:style-name="ce25" table:formula="of:=([.P26]/[.P$43])*100" office:value-type="float" office:value="1.18835176443221" calcext:value-type="float">
            <text:p>1</text:p>
          </table:table-cell>
          <table:table-cell table:style-name="ce25" table:formula="of:=([.Q26]/[.Q$43])*100" office:value-type="float" office:value="1.44509593532152" calcext:value-type="float">
            <text:p>1</text:p>
          </table:table-cell>
          <table:table-cell table:style-name="ce25" table:formula="of:=([.R26]/[.R$43])*100" office:value-type="float" office:value="1.63713483415561" calcext:value-type="float">
            <text:p>2</text:p>
          </table:table-cell>
          <table:table-cell table:style-name="ce25" table:formula="of:=([.S26]/[.S$43])*100" office:value-type="float" office:value="2.05105168495666" calcext:value-type="float">
            <text:p>2</text:p>
          </table:table-cell>
          <table:table-cell table:style-name="ce25" table:formula="of:=([.T26]/[.T$43])*100" office:value-type="float" office:value="1.88570925030675" calcext:value-type="float">
            <text:p>2</text:p>
          </table:table-cell>
          <table:table-cell table:style-name="ce25" table:formula="of:=([.U26]/[.U$43])*100" office:value-type="float" office:value="1.95377258024327" calcext:value-type="float">
            <text:p>2</text:p>
          </table:table-cell>
          <table:table-cell table:style-name="ce25" table:formula="of:=([.V26]/[.V$43])*100" office:value-type="float" office:value="4.29205770365061" calcext:value-type="float">
            <text:p>4</text:p>
          </table:table-cell>
          <table:table-cell table:style-name="ce25" table:formula="of:=([.W26]/[.W$43])*100" office:value-type="float" office:value="0" calcext:value-type="float">
            <text:p>0</text:p>
          </table:table-cell>
          <table:table-cell table:style-name="ce25" table:formula="of:=([.X26]/[.X$43])*100" office:value-type="float" office:value="1.28916406296279" calcext:value-type="float">
            <text:p>1</text:p>
          </table:table-cell>
          <table:table-cell table:style-name="ce25" table:formula="of:=([.Y26]/[.Y$43])*100" office:value-type="float" office:value="0.00381506724276809" calcext:value-type="float">
            <text:p>0</text:p>
          </table:table-cell>
          <table:table-cell table:style-name="ce25" table:formula="of:=([.Z26]/[.Z$43])*100" office:value-type="float" office:value="1.13747546479518" calcext:value-type="float">
            <text:p>1</text:p>
          </table:table-cell>
          <table:table-cell table:style-name="ce25" table:formula="of:=([.AA26]/[.AA$43])*100" office:value-type="float" office:value="1.95504511665263" calcext:value-type="float">
            <text:p>2</text:p>
          </table:table-cell>
          <table:table-cell table:style-name="ce25" table:formula="of:=([.AB26]/[.AB$43])*100" office:value-type="float" office:value="1.13295930161115" calcext:value-type="float">
            <text:p>1</text:p>
          </table:table-cell>
          <table:table-cell table:style-name="ce25" table:formula="of:=([.AC26]/[.AC$43])*100" office:value-type="float" office:value="2.61624933209599" calcext:value-type="float">
            <text:p>3</text:p>
          </table:table-cell>
          <table:table-cell table:style-name="ce25" table:formula="of:=([.AD26]/[.AD$43])*100" office:value-type="float" office:value="2.43874289519811" calcext:value-type="float">
            <text:p>2</text:p>
          </table:table-cell>
          <table:table-cell table:style-name="ce25" table:formula="of:=([.AE26]/[.AE$43])*100" office:value-type="float" office:value="4.66387316113666" calcext:value-type="float">
            <text:p>5</text:p>
          </table:table-cell>
          <table:table-cell table:style-name="ce25" table:formula="of:=([.AF26]/[.AF$43])*100" office:value-type="float" office:value="1.88282095914977" calcext:value-type="float">
            <text:p>2</text:p>
          </table:table-cell>
          <table:table-cell table:style-name="ce25" table:formula="of:=([.AG26]/[.AG$43])*100" office:value-type="float" office:value="2.44423225879161" calcext:value-type="float">
            <text:p>2</text:p>
          </table:table-cell>
          <table:table-cell table:style-name="ce25" table:formula="of:=([.AH26]/[.AH$43])*100" office:value-type="float" office:value="-3.36190595895052" calcext:value-type="float">
            <text:p>-3</text:p>
          </table:table-cell>
          <table:table-cell table:style-name="ce25" table:formula="of:=([.AI26]/[.AI$43])*100" office:value-type="float" office:value="5.77628393300084" calcext:value-type="float">
            <text:p>6</text:p>
          </table:table-cell>
          <table:table-cell table:style-name="ce25" table:formula="of:=([.AJ26]/[.AJ$43])*100" office:value-type="float" office:value="0" calcext:value-type="float">
            <text:p>0</text:p>
          </table:table-cell>
          <table:table-cell table:style-name="ce25" table:formula="of:=([.AK26]/[.AK$43])*100" office:value-type="float" office:value="2.19995277083817" calcext:value-type="float">
            <text:p>2</text:p>
          </table:table-cell>
          <table:table-cell table:style-name="ce25" table:formula="of:=([.AL26]/[.AL$43])*100" office:value-type="float" office:value="2.32561618154106" calcext:value-type="float">
            <text:p>2</text:p>
          </table:table-cell>
          <table:table-cell table:style-name="ce25" table:formula="of:=([.AM26]/[.AM$43])*100" office:value-type="float" office:value="2.31469557885924" calcext:value-type="float">
            <text:p>2</text:p>
          </table:table-cell>
          <table:table-cell table:style-name="ce25" table:formula="of:=([.AN26]/[.AN$43])*100" office:value-type="float" office:value="0.301125259858998" calcext:value-type="float">
            <text:p>0</text:p>
          </table:table-cell>
          <table:table-cell table:style-name="ce25" table:formula="of:=([.AO26]/[.AO$43])*100" office:value-type="float" office:value="0" calcext:value-type="float">
            <text:p>0</text:p>
          </table:table-cell>
          <table:table-cell table:style-name="ce25" table:formula="of:=([.AP26]/[.AP$43])*100" office:value-type="float" office:value="0.937615438987421" calcext:value-type="float">
            <text:p>1</text:p>
          </table:table-cell>
          <table:table-cell table:style-name="ce25" table:formula="of:=([.AQ26]/[.AQ$43])*100" office:value-type="float" office:value="1.52146225520334" calcext:value-type="float">
            <text:p>2</text:p>
          </table:table-cell>
          <table:table-cell table:style-name="ce25" table:formula="of:=([.AR26]/[.AR$43])*100" office:value-type="float" office:value="2.11860829181978" calcext:value-type="float">
            <text:p>2</text:p>
          </table:table-cell>
          <table:table-cell table:style-name="ce25" table:formula="of:=([.AS26]/[.AS$43])*100" office:value-type="float" office:value="1.93654823768241" calcext:value-type="float">
            <text:p>2</text:p>
          </table:table-cell>
          <table:table-cell table:style-name="ce25" table:formula="of:=([.AT26]/[.AT$43])*100" office:value-type="float" office:value="2.05839635443659" calcext:value-type="float">
            <text:p>2</text:p>
          </table:table-cell>
          <table:table-cell table:style-name="ce25" table:formula="of:=([.AU26]/[.AU$43])*100" office:value-type="float" office:value="0.577842842346825" calcext:value-type="float">
            <text:p>1</text:p>
          </table:table-cell>
          <table:table-cell table:style-name="ce25" table:formula="of:=([.AV26]/[.AV$43])*100" office:value-type="float" office:value="1.2115404255002" calcext:value-type="float">
            <text:p>1</text:p>
          </table:table-cell>
          <table:table-cell table:style-name="ce25" table:formula="of:=([.AW26]/[.AW$43])*100" office:value-type="float" office:value="2.32681022652982" calcext:value-type="float">
            <text:p>2</text:p>
          </table:table-cell>
          <table:table-cell table:style-name="ce25" table:formula="of:=([.AX26]/[.AX$43])*100" office:value-type="float" office:value="3.17504733481462" calcext:value-type="float">
            <text:p>3</text:p>
          </table:table-cell>
          <table:table-cell table:style-name="ce25" table:formula="of:=([.AY26]/[.AY$43])*100" office:value-type="float" office:value="0" calcext:value-type="float">
            <text:p>0</text:p>
          </table:table-cell>
          <table:table-cell table:style-name="ce25" table:formula="of:=([.AZ26]/[.AZ$43])*100" office:value-type="float" office:value="0" calcext:value-type="float">
            <text:p>0</text:p>
          </table:table-cell>
          <table:table-cell table:style-name="ce25" table:formula="of:=([.BA26]/[.BA$43])*100" office:value-type="float" office:value="-0.214385732358245" calcext:value-type="float">
            <text:p>0</text:p>
          </table:table-cell>
          <table:table-cell table:style-name="ce25" table:formula="of:=([.BB26]/[.BB$43])*100" office:value-type="float" office:value="1.80868511060198" calcext:value-type="float">
            <text:p>2</text:p>
          </table:table-cell>
          <table:table-cell table:style-name="ce25" table:formula="of:=([.BC26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Neuilly-sur-Marne</text:p>
          </table:table-cell>
          <table:table-cell table:style-name="ce25" table:formula="of:=([.B27]/[.B$43])*100" office:value-type="float" office:value="1.82730236660865" calcext:value-type="float">
            <text:p>2</text:p>
          </table:table-cell>
          <table:table-cell table:style-name="ce25" table:formula="of:=([.C27]/[.C$43])*100" office:value-type="float" office:value="0.678152667820288" calcext:value-type="float">
            <text:p>1</text:p>
          </table:table-cell>
          <table:table-cell table:style-name="ce25" table:formula="of:=([.D27]/[.D$43])*100" office:value-type="float" office:value="0.467838786654405" calcext:value-type="float">
            <text:p>0</text:p>
          </table:table-cell>
          <table:table-cell table:style-name="ce25" table:formula="of:=([.E27]/[.E$43])*100" office:value-type="float" office:value="2.02879716003065" calcext:value-type="float">
            <text:p>2</text:p>
          </table:table-cell>
          <table:table-cell table:style-name="ce25" table:formula="of:=([.F27]/[.F$43])*100" office:value-type="float" office:value="1.29295716180454" calcext:value-type="float">
            <text:p>1</text:p>
          </table:table-cell>
          <table:table-cell table:style-name="ce25" table:formula="of:=([.G27]/[.G$43])*100" office:value-type="float" office:value="1.32991729584325" calcext:value-type="float">
            <text:p>1</text:p>
          </table:table-cell>
          <table:table-cell table:style-name="ce25" table:formula="of:=([.H27]/[.H$43])*100" office:value-type="float" office:value="1.58719826883171" calcext:value-type="float">
            <text:p>2</text:p>
          </table:table-cell>
          <table:table-cell table:style-name="ce25" table:formula="of:=([.I27]/[.I$43])*100" office:value-type="float" office:value="1.20042120265624" calcext:value-type="float">
            <text:p>1</text:p>
          </table:table-cell>
          <table:table-cell table:style-name="ce25" table:formula="of:=([.J27]/[.J$43])*100" office:value-type="float" office:value="4.46484782250322" calcext:value-type="float">
            <text:p>4</text:p>
          </table:table-cell>
          <table:table-cell table:style-name="ce25" table:formula="of:=([.K27]/[.K$43])*100" office:value-type="float" office:value="3.33870133725905" calcext:value-type="float">
            <text:p>3</text:p>
          </table:table-cell>
          <table:table-cell table:style-name="ce25" table:formula="of:=([.L27]/[.L$43])*100" office:value-type="float" office:value="0.727010556138205" calcext:value-type="float">
            <text:p>1</text:p>
          </table:table-cell>
          <table:table-cell table:style-name="ce25" table:formula="of:=([.M27]/[.M$43])*100" office:value-type="float" office:value="2.49473727694837" calcext:value-type="float">
            <text:p>2</text:p>
          </table:table-cell>
          <table:table-cell table:style-name="ce25" table:formula="of:=([.N27]/[.N$43])*100" office:value-type="float" office:value="0" calcext:value-type="float">
            <text:p>0</text:p>
          </table:table-cell>
          <table:table-cell table:style-name="ce25" table:formula="of:=([.O27]/[.O$43])*100" office:value-type="float" office:value="2.00982352451496" calcext:value-type="float">
            <text:p>2</text:p>
          </table:table-cell>
          <table:table-cell table:style-name="ce25" table:formula="of:=([.P27]/[.P$43])*100" office:value-type="float" office:value="1.92283986015252" calcext:value-type="float">
            <text:p>2</text:p>
          </table:table-cell>
          <table:table-cell table:style-name="ce25" table:formula="of:=([.Q27]/[.Q$43])*100" office:value-type="float" office:value="1.77448370186231" calcext:value-type="float">
            <text:p>2</text:p>
          </table:table-cell>
          <table:table-cell table:style-name="ce25" table:formula="of:=([.R27]/[.R$43])*100" office:value-type="float" office:value="2.0205201086047" calcext:value-type="float">
            <text:p>2</text:p>
          </table:table-cell>
          <table:table-cell table:style-name="ce25" table:formula="of:=([.S27]/[.S$43])*100" office:value-type="float" office:value="2.21499855429202" calcext:value-type="float">
            <text:p>2</text:p>
          </table:table-cell>
          <table:table-cell table:style-name="ce25" table:formula="of:=([.T27]/[.T$43])*100" office:value-type="float" office:value="2.09479869111054" calcext:value-type="float">
            <text:p>2</text:p>
          </table:table-cell>
          <table:table-cell table:style-name="ce25" table:formula="of:=([.U27]/[.U$43])*100" office:value-type="float" office:value="2.16929205781598" calcext:value-type="float">
            <text:p>2</text:p>
          </table:table-cell>
          <table:table-cell table:style-name="ce25" table:formula="of:=([.V27]/[.V$43])*100" office:value-type="float" office:value="3.33060081916801" calcext:value-type="float">
            <text:p>3</text:p>
          </table:table-cell>
          <table:table-cell table:style-name="ce25" table:formula="of:=([.W27]/[.W$43])*100" office:value-type="float" office:value="0" calcext:value-type="float">
            <text:p>0</text:p>
          </table:table-cell>
          <table:table-cell table:style-name="ce25" table:formula="of:=([.X27]/[.X$43])*100" office:value-type="float" office:value="2.89329462514207" calcext:value-type="float">
            <text:p>3</text:p>
          </table:table-cell>
          <table:table-cell table:style-name="ce25" table:formula="of:=([.Y27]/[.Y$43])*100" office:value-type="float" office:value="0.0165071621581761" calcext:value-type="float">
            <text:p>0</text:p>
          </table:table-cell>
          <table:table-cell table:style-name="ce25" table:formula="of:=([.Z27]/[.Z$43])*100" office:value-type="float" office:value="0.665013737568703" calcext:value-type="float">
            <text:p>1</text:p>
          </table:table-cell>
          <table:table-cell table:style-name="ce25" table:formula="of:=([.AA27]/[.AA$43])*100" office:value-type="float" office:value="8.347989244327" calcext:value-type="float">
            <text:p>8</text:p>
          </table:table-cell>
          <table:table-cell table:style-name="ce25" table:formula="of:=([.AB27]/[.AB$43])*100" office:value-type="float" office:value="0.648635795892588" calcext:value-type="float">
            <text:p>1</text:p>
          </table:table-cell>
          <table:table-cell table:style-name="ce25" table:formula="of:=([.AC27]/[.AC$43])*100" office:value-type="float" office:value="2.13226561174584" calcext:value-type="float">
            <text:p>2</text:p>
          </table:table-cell>
          <table:table-cell table:style-name="ce25" table:formula="of:=([.AD27]/[.AD$43])*100" office:value-type="float" office:value="1.9942323410384" calcext:value-type="float">
            <text:p>2</text:p>
          </table:table-cell>
          <table:table-cell table:style-name="ce25" table:formula="of:=([.AE27]/[.AE$43])*100" office:value-type="float" office:value="3.60779696195505" calcext:value-type="float">
            <text:p>4</text:p>
          </table:table-cell>
          <table:table-cell table:style-name="ce25" table:formula="of:=([.AF27]/[.AF$43])*100" office:value-type="float" office:value="1.91041904083303" calcext:value-type="float">
            <text:p>2</text:p>
          </table:table-cell>
          <table:table-cell table:style-name="ce25" table:formula="of:=([.AG27]/[.AG$43])*100" office:value-type="float" office:value="1.62633634203899" calcext:value-type="float">
            <text:p>2</text:p>
          </table:table-cell>
          <table:table-cell table:style-name="ce25" table:formula="of:=([.AH27]/[.AH$43])*100" office:value-type="float" office:value="-3.77630788824599" calcext:value-type="float">
            <text:p>-4</text:p>
          </table:table-cell>
          <table:table-cell table:style-name="ce25" table:formula="of:=([.AI27]/[.AI$43])*100" office:value-type="float" office:value="4.29360832381039" calcext:value-type="float">
            <text:p>4</text:p>
          </table:table-cell>
          <table:table-cell table:style-name="ce25" table:formula="of:=([.AJ27]/[.AJ$43])*100" office:value-type="float" office:value="0" calcext:value-type="float">
            <text:p>0</text:p>
          </table:table-cell>
          <table:table-cell table:style-name="ce25" table:formula="of:=([.AK27]/[.AK$43])*100" office:value-type="float" office:value="2.47706124274214" calcext:value-type="float">
            <text:p>2</text:p>
          </table:table-cell>
          <table:table-cell table:style-name="ce25" table:formula="of:=([.AL27]/[.AL$43])*100" office:value-type="float" office:value="1.88216518528163" calcext:value-type="float">
            <text:p>2</text:p>
          </table:table-cell>
          <table:table-cell table:style-name="ce25" table:formula="of:=([.AM27]/[.AM$43])*100" office:value-type="float" office:value="1.89577835587341" calcext:value-type="float">
            <text:p>2</text:p>
          </table:table-cell>
          <table:table-cell table:style-name="ce25" table:formula="of:=([.AN27]/[.AN$43])*100" office:value-type="float" office:value="0.563481313854124" calcext:value-type="float">
            <text:p>1</text:p>
          </table:table-cell>
          <table:table-cell table:style-name="ce25" table:formula="of:=([.AO27]/[.AO$43])*100" office:value-type="float" office:value="1.51669061103725" calcext:value-type="float">
            <text:p>2</text:p>
          </table:table-cell>
          <table:table-cell table:style-name="ce25" table:formula="of:=([.AP27]/[.AP$43])*100" office:value-type="float" office:value="0.895395455189106" calcext:value-type="float">
            <text:p>1</text:p>
          </table:table-cell>
          <table:table-cell table:style-name="ce25" table:formula="of:=([.AQ27]/[.AQ$43])*100" office:value-type="float" office:value="1.44490919198152" calcext:value-type="float">
            <text:p>1</text:p>
          </table:table-cell>
          <table:table-cell table:style-name="ce25" table:formula="of:=([.AR27]/[.AR$43])*100" office:value-type="float" office:value="2.20510970053881" calcext:value-type="float">
            <text:p>2</text:p>
          </table:table-cell>
          <table:table-cell table:style-name="ce25" table:formula="of:=([.AS27]/[.AS$43])*100" office:value-type="float" office:value="2.00320615316255" calcext:value-type="float">
            <text:p>2</text:p>
          </table:table-cell>
          <table:table-cell table:style-name="ce25" table:formula="of:=([.AT27]/[.AT$43])*100" office:value-type="float" office:value="2.12845651586847" calcext:value-type="float">
            <text:p>2</text:p>
          </table:table-cell>
          <table:table-cell table:style-name="ce25" table:formula="of:=([.AU27]/[.AU$43])*100" office:value-type="float" office:value="0.66337633753577" calcext:value-type="float">
            <text:p>1</text:p>
          </table:table-cell>
          <table:table-cell table:style-name="ce25" table:formula="of:=([.AV27]/[.AV$43])*100" office:value-type="float" office:value="1.60114240855478" calcext:value-type="float">
            <text:p>2</text:p>
          </table:table-cell>
          <table:table-cell table:style-name="ce25" table:formula="of:=([.AW27]/[.AW$43])*100" office:value-type="float" office:value="4.6243052325513" calcext:value-type="float">
            <text:p>5</text:p>
          </table:table-cell>
          <table:table-cell table:style-name="ce25" table:formula="of:=([.AX27]/[.AX$43])*100" office:value-type="float" office:value="2.67134058839332" calcext:value-type="float">
            <text:p>3</text:p>
          </table:table-cell>
          <table:table-cell table:style-name="ce25" table:formula="of:=([.AY27]/[.AY$43])*100" office:value-type="float" office:value="0" calcext:value-type="float">
            <text:p>0</text:p>
          </table:table-cell>
          <table:table-cell table:style-name="ce25" table:formula="of:=([.AZ27]/[.AZ$43])*100" office:value-type="float" office:value="0" calcext:value-type="float">
            <text:p>0</text:p>
          </table:table-cell>
          <table:table-cell table:style-name="ce25" table:formula="of:=([.BA27]/[.BA$43])*100" office:value-type="float" office:value="5.87837187624879" calcext:value-type="float">
            <text:p>6</text:p>
          </table:table-cell>
          <table:table-cell table:style-name="ce25" table:formula="of:=([.BB27]/[.BB$43])*100" office:value-type="float" office:value="3.40779432741316" calcext:value-type="float">
            <text:p>3</text:p>
          </table:table-cell>
          <table:table-cell table:style-name="ce25" table:formula="of:=([.BC27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Noisy-le-Grand</text:p>
          </table:table-cell>
          <table:table-cell table:style-name="ce25" table:formula="of:=([.B28]/[.B$43])*100" office:value-type="float" office:value="2.76146528636068" calcext:value-type="float">
            <text:p>3</text:p>
          </table:table-cell>
          <table:table-cell table:style-name="ce25" table:formula="of:=([.C28]/[.C$43])*100" office:value-type="float" office:value="3.18288582798977" calcext:value-type="float">
            <text:p>3</text:p>
          </table:table-cell>
          <table:table-cell table:style-name="ce25" table:formula="of:=([.D28]/[.D$43])*100" office:value-type="float" office:value="7.37051478644114" calcext:value-type="float">
            <text:p>7</text:p>
          </table:table-cell>
          <table:table-cell table:style-name="ce25" table:formula="of:=([.E28]/[.E$43])*100" office:value-type="float" office:value="3.63297208101189" calcext:value-type="float">
            <text:p>4</text:p>
          </table:table-cell>
          <table:table-cell table:style-name="ce25" table:formula="of:=([.F28]/[.F$43])*100" office:value-type="float" office:value="1.37491697498546" calcext:value-type="float">
            <text:p>1</text:p>
          </table:table-cell>
          <table:table-cell table:style-name="ce25" table:formula="of:=([.G28]/[.G$43])*100" office:value-type="float" office:value="1.71246500059787" calcext:value-type="float">
            <text:p>2</text:p>
          </table:table-cell>
          <table:table-cell table:style-name="ce25" table:formula="of:=([.H28]/[.H$43])*100" office:value-type="float" office:value="2.7196226980844" calcext:value-type="float">
            <text:p>3</text:p>
          </table:table-cell>
          <table:table-cell table:style-name="ce25" table:formula="of:=([.I28]/[.I$43])*100" office:value-type="float" office:value="3.80057196506591" calcext:value-type="float">
            <text:p>4</text:p>
          </table:table-cell>
          <table:table-cell table:style-name="ce25" table:formula="of:=([.J28]/[.J$43])*100" office:value-type="float" office:value="3.52624826650571" calcext:value-type="float">
            <text:p>4</text:p>
          </table:table-cell>
          <table:table-cell table:style-name="ce25" table:formula="of:=([.K28]/[.K$43])*100" office:value-type="float" office:value="5.76924764895604" calcext:value-type="float">
            <text:p>6</text:p>
          </table:table-cell>
          <table:table-cell table:style-name="ce25" table:formula="of:=([.L28]/[.L$43])*100" office:value-type="float" office:value="1.62890130850453" calcext:value-type="float">
            <text:p>2</text:p>
          </table:table-cell>
          <table:table-cell table:style-name="ce25" table:formula="of:=([.M28]/[.M$43])*100" office:value-type="float" office:value="1.03702530724148" calcext:value-type="float">
            <text:p>1</text:p>
          </table:table-cell>
          <table:table-cell table:style-name="ce25" table:formula="of:=([.N28]/[.N$43])*100" office:value-type="float" office:value="0" calcext:value-type="float">
            <text:p>0</text:p>
          </table:table-cell>
          <table:table-cell table:style-name="ce25" table:formula="of:=([.O28]/[.O$43])*100" office:value-type="float" office:value="2.81483063964514" calcext:value-type="float">
            <text:p>3</text:p>
          </table:table-cell>
          <table:table-cell table:style-name="ce25" table:formula="of:=([.P28]/[.P$43])*100" office:value-type="float" office:value="1.86985234324479" calcext:value-type="float">
            <text:p>2</text:p>
          </table:table-cell>
          <table:table-cell table:style-name="ce25" table:formula="of:=([.Q28]/[.Q$43])*100" office:value-type="float" office:value="3.02144780643019" calcext:value-type="float">
            <text:p>3</text:p>
          </table:table-cell>
          <table:table-cell table:style-name="ce25" table:formula="of:=([.R28]/[.R$43])*100" office:value-type="float" office:value="2.88163088549595" calcext:value-type="float">
            <text:p>3</text:p>
          </table:table-cell>
          <table:table-cell table:style-name="ce25" table:formula="of:=([.S28]/[.S$43])*100" office:value-type="float" office:value="2.55996685571286" calcext:value-type="float">
            <text:p>3</text:p>
          </table:table-cell>
          <table:table-cell table:style-name="ce25" table:formula="of:=([.T28]/[.T$43])*100" office:value-type="float" office:value="2.6858875751418" calcext:value-type="float">
            <text:p>3</text:p>
          </table:table-cell>
          <table:table-cell table:style-name="ce25" table:formula="of:=([.U28]/[.U$43])*100" office:value-type="float" office:value="2.63556462075973" calcext:value-type="float">
            <text:p>3</text:p>
          </table:table-cell>
          <table:table-cell table:style-name="ce25" table:formula="of:=([.V28]/[.V$43])*100" office:value-type="float" office:value="1.88696423831751" calcext:value-type="float">
            <text:p>2</text:p>
          </table:table-cell>
          <table:table-cell table:style-name="ce25" table:formula="of:=([.W28]/[.W$43])*100" office:value-type="float" office:value="0" calcext:value-type="float">
            <text:p>0</text:p>
          </table:table-cell>
          <table:table-cell table:style-name="ce25" table:formula="of:=([.X28]/[.X$43])*100" office:value-type="float" office:value="0.866678751612568" calcext:value-type="float">
            <text:p>1</text:p>
          </table:table-cell>
          <table:table-cell table:style-name="ce25" table:formula="of:=([.Y28]/[.Y$43])*100" office:value-type="float" office:value="2.84442515888187" calcext:value-type="float">
            <text:p>3</text:p>
          </table:table-cell>
          <table:table-cell table:style-name="ce25" table:formula="of:=([.Z28]/[.Z$43])*100" office:value-type="float" office:value="1.98833715016094" calcext:value-type="float">
            <text:p>2</text:p>
          </table:table-cell>
          <table:table-cell table:style-name="ce25" table:formula="of:=([.AA28]/[.AA$43])*100" office:value-type="float" office:value="4.25816358764482" calcext:value-type="float">
            <text:p>4</text:p>
          </table:table-cell>
          <table:table-cell table:style-name="ce25" table:formula="of:=([.AB28]/[.AB$43])*100" office:value-type="float" office:value="1.98569015851806" calcext:value-type="float">
            <text:p>2</text:p>
          </table:table-cell>
          <table:table-cell table:style-name="ce25" table:formula="of:=([.AC28]/[.AC$43])*100" office:value-type="float" office:value="2.45968193955482" calcext:value-type="float">
            <text:p>2</text:p>
          </table:table-cell>
          <table:table-cell table:style-name="ce25" table:formula="of:=([.AD28]/[.AD$43])*100" office:value-type="float" office:value="2.39519162872862" calcext:value-type="float">
            <text:p>2</text:p>
          </table:table-cell>
          <table:table-cell table:style-name="ce25" table:formula="of:=([.AE28]/[.AE$43])*100" office:value-type="float" office:value="1.26110352970905" calcext:value-type="float">
            <text:p>1</text:p>
          </table:table-cell>
          <table:table-cell table:style-name="ce25" table:formula="of:=([.AF28]/[.AF$43])*100" office:value-type="float" office:value="2.82622045917551" calcext:value-type="float">
            <text:p>3</text:p>
          </table:table-cell>
          <table:table-cell table:style-name="ce25" table:formula="of:=([.AG28]/[.AG$43])*100" office:value-type="float" office:value="4.42844814117674" calcext:value-type="float">
            <text:p>4</text:p>
          </table:table-cell>
          <table:table-cell table:style-name="ce25" table:formula="of:=([.AH28]/[.AH$43])*100" office:value-type="float" office:value="-1.89573375772178" calcext:value-type="float">
            <text:p>-2</text:p>
          </table:table-cell>
          <table:table-cell table:style-name="ce25" table:formula="of:=([.AI28]/[.AI$43])*100" office:value-type="float" office:value="1.63480157506235" calcext:value-type="float">
            <text:p>2</text:p>
          </table:table-cell>
          <table:table-cell table:style-name="ce25" table:formula="of:=([.AJ28]/[.AJ$43])*100" office:value-type="float" office:value="0" calcext:value-type="float">
            <text:p>0</text:p>
          </table:table-cell>
          <table:table-cell table:style-name="ce25" table:formula="of:=([.AK28]/[.AK$43])*100" office:value-type="float" office:value="2.55638458708557" calcext:value-type="float">
            <text:p>3</text:p>
          </table:table-cell>
          <table:table-cell table:style-name="ce25" table:formula="of:=([.AL28]/[.AL$43])*100" office:value-type="float" office:value="2.95266971542121" calcext:value-type="float">
            <text:p>3</text:p>
          </table:table-cell>
          <table:table-cell table:style-name="ce25" table:formula="of:=([.AM28]/[.AM$43])*100" office:value-type="float" office:value="2.96342518875054" calcext:value-type="float">
            <text:p>3</text:p>
          </table:table-cell>
          <table:table-cell table:style-name="ce25" table:formula="of:=([.AN28]/[.AN$43])*100" office:value-type="float" office:value="1.88047552836675" calcext:value-type="float">
            <text:p>2</text:p>
          </table:table-cell>
          <table:table-cell table:style-name="ce25" table:formula="of:=([.AO28]/[.AO$43])*100" office:value-type="float" office:value="4.00992427560077" calcext:value-type="float">
            <text:p>4</text:p>
          </table:table-cell>
          <table:table-cell table:style-name="ce25" table:formula="of:=([.AP28]/[.AP$43])*100" office:value-type="float" office:value="2.52873509369714" calcext:value-type="float">
            <text:p>3</text:p>
          </table:table-cell>
          <table:table-cell table:style-name="ce25" table:formula="of:=([.AQ28]/[.AQ$43])*100" office:value-type="float" office:value="2.33135389205472" calcext:value-type="float">
            <text:p>2</text:p>
          </table:table-cell>
          <table:table-cell table:style-name="ce25" table:formula="of:=([.AR28]/[.AR$43])*100" office:value-type="float" office:value="2.54798006013881" calcext:value-type="float">
            <text:p>3</text:p>
          </table:table-cell>
          <table:table-cell table:style-name="ce25" table:formula="of:=([.AS28]/[.AS$43])*100" office:value-type="float" office:value="2.54501328551029" calcext:value-type="float">
            <text:p>3</text:p>
          </table:table-cell>
          <table:table-cell table:style-name="ce25" table:formula="of:=([.AT28]/[.AT$43])*100" office:value-type="float" office:value="2.52613702599234" calcext:value-type="float">
            <text:p>3</text:p>
          </table:table-cell>
          <table:table-cell table:style-name="ce25" table:formula="of:=([.AU28]/[.AU$43])*100" office:value-type="float" office:value="3.65286497173681" calcext:value-type="float">
            <text:p>4</text:p>
          </table:table-cell>
          <table:table-cell table:style-name="ce25" table:formula="of:=([.AV28]/[.AV$43])*100" office:value-type="float" office:value="1.66762964212805" calcext:value-type="float">
            <text:p>2</text:p>
          </table:table-cell>
          <table:table-cell table:style-name="ce25" table:formula="of:=([.AW28]/[.AW$43])*100" office:value-type="float" office:value="0" calcext:value-type="float">
            <text:p>0</text:p>
          </table:table-cell>
          <table:table-cell table:style-name="ce25" table:formula="of:=([.AX28]/[.AX$43])*100" office:value-type="float" office:value="2.19695737480597" calcext:value-type="float">
            <text:p>2</text:p>
          </table:table-cell>
          <table:table-cell table:style-name="ce25" table:formula="of:=([.AY28]/[.AY$43])*100" office:value-type="float" office:value="0" calcext:value-type="float">
            <text:p>0</text:p>
          </table:table-cell>
          <table:table-cell table:style-name="ce25" table:formula="of:=([.AZ28]/[.AZ$43])*100" office:value-type="float" office:value="0" calcext:value-type="float">
            <text:p>0</text:p>
          </table:table-cell>
          <table:table-cell table:style-name="ce25" table:formula="of:=([.BA28]/[.BA$43])*100" office:value-type="float" office:value="8.50522828418309" calcext:value-type="float">
            <text:p>9</text:p>
          </table:table-cell>
          <table:table-cell table:style-name="ce25" table:formula="of:=([.BB28]/[.BB$43])*100" office:value-type="float" office:value="2.36392771613423" calcext:value-type="float">
            <text:p>2</text:p>
          </table:table-cell>
          <table:table-cell table:style-name="ce25" table:formula="of:=([.BC28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Noisy-le-Sec</text:p>
          </table:table-cell>
          <table:table-cell table:style-name="ce25" table:formula="of:=([.B29]/[.B$43])*100" office:value-type="float" office:value="2.08599096000082" calcext:value-type="float">
            <text:p>2</text:p>
          </table:table-cell>
          <table:table-cell table:style-name="ce25" table:formula="of:=([.C29]/[.C$43])*100" office:value-type="float" office:value="2.97943624574582" calcext:value-type="float">
            <text:p>3</text:p>
          </table:table-cell>
          <table:table-cell table:style-name="ce25" table:formula="of:=([.D29]/[.D$43])*100" office:value-type="float" office:value="1.55076099595352" calcext:value-type="float">
            <text:p>2</text:p>
          </table:table-cell>
          <table:table-cell table:style-name="ce25" table:formula="of:=([.E29]/[.E$43])*100" office:value-type="float" office:value="3.28177566443548" calcext:value-type="float">
            <text:p>3</text:p>
          </table:table-cell>
          <table:table-cell table:style-name="ce25" table:formula="of:=([.F29]/[.F$43])*100" office:value-type="float" office:value="2.43347501271338" calcext:value-type="float">
            <text:p>2</text:p>
          </table:table-cell>
          <table:table-cell table:style-name="ce25" table:formula="of:=([.G29]/[.G$43])*100" office:value-type="float" office:value="2.52830212053283" calcext:value-type="float">
            <text:p>3</text:p>
          </table:table-cell>
          <table:table-cell table:style-name="ce25" table:formula="of:=([.H29]/[.H$43])*100" office:value-type="float" office:value="1.65616392791235" calcext:value-type="float">
            <text:p>2</text:p>
          </table:table-cell>
          <table:table-cell table:style-name="ce25" table:formula="of:=([.I29]/[.I$43])*100" office:value-type="float" office:value="0.02259834358259" calcext:value-type="float">
            <text:p>0</text:p>
          </table:table-cell>
          <table:table-cell table:style-name="ce25" table:formula="of:=([.J29]/[.J$43])*100" office:value-type="float" office:value="0.392737323035089" calcext:value-type="float">
            <text:p>0</text:p>
          </table:table-cell>
          <table:table-cell table:style-name="ce25" table:formula="of:=([.K29]/[.K$43])*100" office:value-type="float" office:value="-2.87259006887585" calcext:value-type="float">
            <text:p>-3</text:p>
          </table:table-cell>
          <table:table-cell table:style-name="ce25" table:formula="of:=([.L29]/[.L$43])*100" office:value-type="float" office:value="3.58260932751795" calcext:value-type="float">
            <text:p>4</text:p>
          </table:table-cell>
          <table:table-cell table:style-name="ce25" table:formula="of:=([.M29]/[.M$43])*100" office:value-type="float" office:value="2.80074257186771" calcext:value-type="float">
            <text:p>3</text:p>
          </table:table-cell>
          <table:table-cell table:style-name="ce25" table:formula="of:=([.N29]/[.N$43])*100" office:value-type="float" office:value="0" calcext:value-type="float">
            <text:p>0</text:p>
          </table:table-cell>
          <table:table-cell table:style-name="ce25" table:formula="of:=([.O29]/[.O$43])*100" office:value-type="float" office:value="1.47004895402296" calcext:value-type="float">
            <text:p>1</text:p>
          </table:table-cell>
          <table:table-cell table:style-name="ce25" table:formula="of:=([.P29]/[.P$43])*100" office:value-type="float" office:value="2.29893914726136" calcext:value-type="float">
            <text:p>2</text:p>
          </table:table-cell>
          <table:table-cell table:style-name="ce25" table:formula="of:=([.Q29]/[.Q$43])*100" office:value-type="float" office:value="1.76559419753517" calcext:value-type="float">
            <text:p>2</text:p>
          </table:table-cell>
          <table:table-cell table:style-name="ce25" table:formula="of:=([.R29]/[.R$43])*100" office:value-type="float" office:value="1.53720292027596" calcext:value-type="float">
            <text:p>2</text:p>
          </table:table-cell>
          <table:table-cell table:style-name="ce25" table:formula="of:=([.S29]/[.S$43])*100" office:value-type="float" office:value="2.21565573963372" calcext:value-type="float">
            <text:p>2</text:p>
          </table:table-cell>
          <table:table-cell table:style-name="ce25" table:formula="of:=([.T29]/[.T$43])*100" office:value-type="float" office:value="2.0928509454591" calcext:value-type="float">
            <text:p>2</text:p>
          </table:table-cell>
          <table:table-cell table:style-name="ce25" table:formula="of:=([.U29]/[.U$43])*100" office:value-type="float" office:value="2.05620515739802" calcext:value-type="float">
            <text:p>2</text:p>
          </table:table-cell>
          <table:table-cell table:style-name="ce25" table:formula="of:=([.V29]/[.V$43])*100" office:value-type="float" office:value="2.52773459918638" calcext:value-type="float">
            <text:p>3</text:p>
          </table:table-cell>
          <table:table-cell table:style-name="ce25" table:formula="of:=([.W29]/[.W$43])*100" office:value-type="float" office:value="0" calcext:value-type="float">
            <text:p>0</text:p>
          </table:table-cell>
          <table:table-cell table:style-name="ce25" table:formula="of:=([.X29]/[.X$43])*100" office:value-type="float" office:value="3.1077248181729" calcext:value-type="float">
            <text:p>3</text:p>
          </table:table-cell>
          <table:table-cell table:style-name="ce25" table:formula="of:=([.Y29]/[.Y$43])*100" office:value-type="float" office:value="0" calcext:value-type="float">
            <text:p>0</text:p>
          </table:table-cell>
          <table:table-cell table:style-name="ce25" table:formula="of:=([.Z29]/[.Z$43])*100" office:value-type="float" office:value="2.71325428732355" calcext:value-type="float">
            <text:p>3</text:p>
          </table:table-cell>
          <table:table-cell table:style-name="ce25" table:formula="of:=([.AA29]/[.AA$43])*100" office:value-type="float" office:value="0.84853052266854" calcext:value-type="float">
            <text:p>1</text:p>
          </table:table-cell>
          <table:table-cell table:style-name="ce25" table:formula="of:=([.AB29]/[.AB$43])*100" office:value-type="float" office:value="2.72074535763814" calcext:value-type="float">
            <text:p>3</text:p>
          </table:table-cell>
          <table:table-cell table:style-name="ce25" table:formula="of:=([.AC29]/[.AC$43])*100" office:value-type="float" office:value="2.68420205416417" calcext:value-type="float">
            <text:p>3</text:p>
          </table:table-cell>
          <table:table-cell table:style-name="ce25" table:formula="of:=([.AD29]/[.AD$43])*100" office:value-type="float" office:value="2.83770567470593" calcext:value-type="float">
            <text:p>3</text:p>
          </table:table-cell>
          <table:table-cell table:style-name="ce25" table:formula="of:=([.AE29]/[.AE$43])*100" office:value-type="float" office:value="2.5708783251688" calcext:value-type="float">
            <text:p>3</text:p>
          </table:table-cell>
          <table:table-cell table:style-name="ce25" table:formula="of:=([.AF29]/[.AF$43])*100" office:value-type="float" office:value="1.42972629676881" calcext:value-type="float">
            <text:p>1</text:p>
          </table:table-cell>
          <table:table-cell table:style-name="ce25" table:formula="of:=([.AG29]/[.AG$43])*100" office:value-type="float" office:value="0.505754659148878" calcext:value-type="float">
            <text:p>1</text:p>
          </table:table-cell>
          <table:table-cell table:style-name="ce25" table:formula="of:=([.AH29]/[.AH$43])*100" office:value-type="float" office:value="-16.3998587192811" calcext:value-type="float">
            <text:p>-16</text:p>
          </table:table-cell>
          <table:table-cell table:style-name="ce25" table:formula="of:=([.AI29]/[.AI$43])*100" office:value-type="float" office:value="1.95051777443225" calcext:value-type="float">
            <text:p>2</text:p>
          </table:table-cell>
          <table:table-cell table:style-name="ce25" table:formula="of:=([.AJ29]/[.AJ$43])*100" office:value-type="float" office:value="0" calcext:value-type="float">
            <text:p>0</text:p>
          </table:table-cell>
          <table:table-cell table:style-name="ce25" table:formula="of:=([.AK29]/[.AK$43])*100" office:value-type="float" office:value="2.17845321582141" calcext:value-type="float">
            <text:p>2</text:p>
          </table:table-cell>
          <table:table-cell table:style-name="ce25" table:formula="of:=([.AL29]/[.AL$43])*100" office:value-type="float" office:value="2.27931957937044" calcext:value-type="float">
            <text:p>2</text:p>
          </table:table-cell>
          <table:table-cell table:style-name="ce25" table:formula="of:=([.AM29]/[.AM$43])*100" office:value-type="float" office:value="2.3080791578704" calcext:value-type="float">
            <text:p>2</text:p>
          </table:table-cell>
          <table:table-cell table:style-name="ce25" table:formula="of:=([.AN29]/[.AN$43])*100" office:value-type="float" office:value="1.2559871375092" calcext:value-type="float">
            <text:p>1</text:p>
          </table:table-cell>
          <table:table-cell table:style-name="ce25" table:formula="of:=([.AO29]/[.AO$43])*100" office:value-type="float" office:value="0" calcext:value-type="float">
            <text:p>0</text:p>
          </table:table-cell>
          <table:table-cell table:style-name="ce25" table:formula="of:=([.AP29]/[.AP$43])*100" office:value-type="float" office:value="1.13326118216509" calcext:value-type="float">
            <text:p>1</text:p>
          </table:table-cell>
          <table:table-cell table:style-name="ce25" table:formula="of:=([.AQ29]/[.AQ$43])*100" office:value-type="float" office:value="1.84181833545898" calcext:value-type="float">
            <text:p>2</text:p>
          </table:table-cell>
          <table:table-cell table:style-name="ce25" table:formula="of:=([.AR29]/[.AR$43])*100" office:value-type="float" office:value="2.27165986372749" calcext:value-type="float">
            <text:p>2</text:p>
          </table:table-cell>
          <table:table-cell table:style-name="ce25" table:formula="of:=([.AS29]/[.AS$43])*100" office:value-type="float" office:value="2.0961660619673" calcext:value-type="float">
            <text:p>2</text:p>
          </table:table-cell>
          <table:table-cell table:style-name="ce25" table:formula="of:=([.AT29]/[.AT$43])*100" office:value-type="float" office:value="2.22831771691957" calcext:value-type="float">
            <text:p>2</text:p>
          </table:table-cell>
          <table:table-cell table:style-name="ce25" table:formula="of:=([.AU29]/[.AU$43])*100" office:value-type="float" office:value="2.79701565857264" calcext:value-type="float">
            <text:p>3</text:p>
          </table:table-cell>
          <table:table-cell table:style-name="ce25" table:formula="of:=([.AV29]/[.AV$43])*100" office:value-type="float" office:value="1.38753729500655" calcext:value-type="float">
            <text:p>1</text:p>
          </table:table-cell>
          <table:table-cell table:style-name="ce25" table:formula="of:=([.AW29]/[.AW$43])*100" office:value-type="float" office:value="4.71155824664591" calcext:value-type="float">
            <text:p>5</text:p>
          </table:table-cell>
          <table:table-cell table:style-name="ce25" table:formula="of:=([.AX29]/[.AX$43])*100" office:value-type="float" office:value="1.90814075437354" calcext:value-type="float">
            <text:p>2</text:p>
          </table:table-cell>
          <table:table-cell table:style-name="ce25" table:formula="of:=([.AY29]/[.AY$43])*100" office:value-type="float" office:value="0" calcext:value-type="float">
            <text:p>0</text:p>
          </table:table-cell>
          <table:table-cell table:style-name="ce25" table:formula="of:=([.AZ29]/[.AZ$43])*100" office:value-type="float" office:value="0" calcext:value-type="float">
            <text:p>0</text:p>
          </table:table-cell>
          <table:table-cell table:style-name="ce25" table:formula="of:=([.BA29]/[.BA$43])*100" office:value-type="float" office:value="1.95590762881968" calcext:value-type="float">
            <text:p>2</text:p>
          </table:table-cell>
          <table:table-cell table:style-name="ce25" table:formula="of:=([.BB29]/[.BB$43])*100" office:value-type="float" office:value="1.84266577216301" calcext:value-type="float">
            <text:p>2</text:p>
          </table:table-cell>
          <table:table-cell table:style-name="ce25" table:formula="of:=([.BC29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Pantin</text:p>
          </table:table-cell>
          <table:table-cell table:style-name="ce25" table:formula="of:=([.B30]/[.B$43])*100" office:value-type="float" office:value="2.59060409080026" calcext:value-type="float">
            <text:p>3</text:p>
          </table:table-cell>
          <table:table-cell table:style-name="ce25" table:formula="of:=([.C30]/[.C$43])*100" office:value-type="float" office:value="3.58951676120744" calcext:value-type="float">
            <text:p>4</text:p>
          </table:table-cell>
          <table:table-cell table:style-name="ce25" table:formula="of:=([.D30]/[.D$43])*100" office:value-type="float" office:value="1.80419929300397" calcext:value-type="float">
            <text:p>2</text:p>
          </table:table-cell>
          <table:table-cell table:style-name="ce25" table:formula="of:=([.E30]/[.E$43])*100" office:value-type="float" office:value="2.34692903680354" calcext:value-type="float">
            <text:p>2</text:p>
          </table:table-cell>
          <table:table-cell table:style-name="ce25" table:formula="of:=([.F30]/[.F$43])*100" office:value-type="float" office:value="2.73625844172078" calcext:value-type="float">
            <text:p>3</text:p>
          </table:table-cell>
          <table:table-cell table:style-name="ce25" table:formula="of:=([.G30]/[.G$43])*100" office:value-type="float" office:value="1.97936498662879" calcext:value-type="float">
            <text:p>2</text:p>
          </table:table-cell>
          <table:table-cell table:style-name="ce25" table:formula="of:=([.H30]/[.H$43])*100" office:value-type="float" office:value="3.30325883072665" calcext:value-type="float">
            <text:p>3</text:p>
          </table:table-cell>
          <table:table-cell table:style-name="ce25" table:formula="of:=([.I30]/[.I$43])*100" office:value-type="float" office:value="1.09844594236749" calcext:value-type="float">
            <text:p>1</text:p>
          </table:table-cell>
          <table:table-cell table:style-name="ce25" table:formula="of:=([.J30]/[.J$43])*100" office:value-type="float" office:value="1.75143566230042" calcext:value-type="float">
            <text:p>2</text:p>
          </table:table-cell>
          <table:table-cell table:style-name="ce25" table:formula="of:=([.K30]/[.K$43])*100" office:value-type="float" office:value="19.907214972063" calcext:value-type="float">
            <text:p>20</text:p>
          </table:table-cell>
          <table:table-cell table:style-name="ce25" table:formula="of:=([.L30]/[.L$43])*100" office:value-type="float" office:value="2.68426158653672" calcext:value-type="float">
            <text:p>3</text:p>
          </table:table-cell>
          <table:table-cell table:style-name="ce25" table:formula="of:=([.M30]/[.M$43])*100" office:value-type="float" office:value="1.03217571622322" calcext:value-type="float">
            <text:p>1</text:p>
          </table:table-cell>
          <table:table-cell table:style-name="ce25" table:formula="of:=([.N30]/[.N$43])*100" office:value-type="float" office:value="0" calcext:value-type="float">
            <text:p>0</text:p>
          </table:table-cell>
          <table:table-cell table:style-name="ce25" table:formula="of:=([.O30]/[.O$43])*100" office:value-type="float" office:value="6.19555840771944" calcext:value-type="float">
            <text:p>6</text:p>
          </table:table-cell>
          <table:table-cell table:style-name="ce25" table:formula="of:=([.P30]/[.P$43])*100" office:value-type="float" office:value="2.87025737313128" calcext:value-type="float">
            <text:p>3</text:p>
          </table:table-cell>
          <table:table-cell table:style-name="ce25" table:formula="of:=([.Q30]/[.Q$43])*100" office:value-type="float" office:value="5.58174167211979" calcext:value-type="float">
            <text:p>6</text:p>
          </table:table-cell>
          <table:table-cell table:style-name="ce25" table:formula="of:=([.R30]/[.R$43])*100" office:value-type="float" office:value="5.96226279850196" calcext:value-type="float">
            <text:p>6</text:p>
          </table:table-cell>
          <table:table-cell table:style-name="ce25" table:formula="of:=([.S30]/[.S$43])*100" office:value-type="float" office:value="2.79003922364368" calcext:value-type="float">
            <text:p>3</text:p>
          </table:table-cell>
          <table:table-cell table:style-name="ce25" table:formula="of:=([.T30]/[.T$43])*100" office:value-type="float" office:value="3.5517893678202" calcext:value-type="float">
            <text:p>4</text:p>
          </table:table-cell>
          <table:table-cell table:style-name="ce25" table:formula="of:=([.U30]/[.U$43])*100" office:value-type="float" office:value="3.5355780165575" calcext:value-type="float">
            <text:p>4</text:p>
          </table:table-cell>
          <table:table-cell table:style-name="ce25" table:formula="of:=([.V30]/[.V$43])*100" office:value-type="float" office:value="0.247043740386531" calcext:value-type="float">
            <text:p>0</text:p>
          </table:table-cell>
          <table:table-cell table:style-name="ce25" table:formula="of:=([.W30]/[.W$43])*100" office:value-type="float" office:value="0" calcext:value-type="float">
            <text:p>0</text:p>
          </table:table-cell>
          <table:table-cell table:style-name="ce25" table:formula="of:=([.X30]/[.X$43])*100" office:value-type="float" office:value="0.732903647612422" calcext:value-type="float">
            <text:p>1</text:p>
          </table:table-cell>
          <table:table-cell table:style-name="ce25" table:formula="of:=([.Y30]/[.Y$43])*100" office:value-type="float" office:value="6.44542106457677" calcext:value-type="float">
            <text:p>6</text:p>
          </table:table-cell>
          <table:table-cell table:style-name="ce25" table:formula="of:=([.Z30]/[.Z$43])*100" office:value-type="float" office:value="4.05746080783242" calcext:value-type="float">
            <text:p>4</text:p>
          </table:table-cell>
          <table:table-cell table:style-name="ce25" table:formula="of:=([.AA30]/[.AA$43])*100" office:value-type="float" office:value="12.1437781334976" calcext:value-type="float">
            <text:p>12</text:p>
          </table:table-cell>
          <table:table-cell table:style-name="ce25" table:formula="of:=([.AB30]/[.AB$43])*100" office:value-type="float" office:value="4.03333073436475" calcext:value-type="float">
            <text:p>4</text:p>
          </table:table-cell>
          <table:table-cell table:style-name="ce25" table:formula="of:=([.AC30]/[.AC$43])*100" office:value-type="float" office:value="4.80952604132188" calcext:value-type="float">
            <text:p>5</text:p>
          </table:table-cell>
          <table:table-cell table:style-name="ce25" table:formula="of:=([.AD30]/[.AD$43])*100" office:value-type="float" office:value="4.5610562674144" calcext:value-type="float">
            <text:p>5</text:p>
          </table:table-cell>
          <table:table-cell table:style-name="ce25" table:formula="of:=([.AE30]/[.AE$43])*100" office:value-type="float" office:value="5.76003325841597" calcext:value-type="float">
            <text:p>6</text:p>
          </table:table-cell>
          <table:table-cell table:style-name="ce25" table:formula="of:=([.AF30]/[.AF$43])*100" office:value-type="float" office:value="4.2341819384996" calcext:value-type="float">
            <text:p>4</text:p>
          </table:table-cell>
          <table:table-cell table:style-name="ce25" table:formula="of:=([.AG30]/[.AG$43])*100" office:value-type="float" office:value="6.02106759372548" calcext:value-type="float">
            <text:p>6</text:p>
          </table:table-cell>
          <table:table-cell table:style-name="ce25" table:formula="of:=([.AH30]/[.AH$43])*100" office:value-type="float" office:value="21.5852939116667" calcext:value-type="float">
            <text:p>22</text:p>
          </table:table-cell>
          <table:table-cell table:style-name="ce25" table:formula="of:=([.AI30]/[.AI$43])*100" office:value-type="float" office:value="0.774172811131759" calcext:value-type="float">
            <text:p>1</text:p>
          </table:table-cell>
          <table:table-cell table:style-name="ce25" table:formula="of:=([.AJ30]/[.AJ$43])*100" office:value-type="float" office:value="0" calcext:value-type="float">
            <text:p>0</text:p>
          </table:table-cell>
          <table:table-cell table:style-name="ce25" table:formula="of:=([.AK30]/[.AK$43])*100" office:value-type="float" office:value="2.88481964793667" calcext:value-type="float">
            <text:p>3</text:p>
          </table:table-cell>
          <table:table-cell table:style-name="ce25" table:formula="of:=([.AL30]/[.AL$43])*100" office:value-type="float" office:value="3.51715521348845" calcext:value-type="float">
            <text:p>4</text:p>
          </table:table-cell>
          <table:table-cell table:style-name="ce25" table:formula="of:=([.AM30]/[.AM$43])*100" office:value-type="float" office:value="3.527026855985" calcext:value-type="float">
            <text:p>4</text:p>
          </table:table-cell>
          <table:table-cell table:style-name="ce25" table:formula="of:=([.AN30]/[.AN$43])*100" office:value-type="float" office:value="2.40015690221919" calcext:value-type="float">
            <text:p>2</text:p>
          </table:table-cell>
          <table:table-cell table:style-name="ce25" table:formula="of:=([.AO30]/[.AO$43])*100" office:value-type="float" office:value="0.67403867346148" calcext:value-type="float">
            <text:p>1</text:p>
          </table:table-cell>
          <table:table-cell table:style-name="ce25" table:formula="of:=([.AP30]/[.AP$43])*100" office:value-type="float" office:value="3.93267114546515" calcext:value-type="float">
            <text:p>4</text:p>
          </table:table-cell>
          <table:table-cell table:style-name="ce25" table:formula="of:=([.AQ30]/[.AQ$43])*100" office:value-type="float" office:value="2.36160618917352" calcext:value-type="float">
            <text:p>2</text:p>
          </table:table-cell>
          <table:table-cell table:style-name="ce25" table:formula="of:=([.AR30]/[.AR$43])*100" office:value-type="float" office:value="3.03142323806355" calcext:value-type="float">
            <text:p>3</text:p>
          </table:table-cell>
          <table:table-cell table:style-name="ce25" table:formula="of:=([.AS30]/[.AS$43])*100" office:value-type="float" office:value="3.17035823874473" calcext:value-type="float">
            <text:p>3</text:p>
          </table:table-cell>
          <table:table-cell table:style-name="ce25" table:formula="of:=([.AT30]/[.AT$43])*100" office:value-type="float" office:value="2.96388367532194" calcext:value-type="float">
            <text:p>3</text:p>
          </table:table-cell>
          <table:table-cell table:style-name="ce25" table:formula="of:=([.AU30]/[.AU$43])*100" office:value-type="float" office:value="3.8632975141877" calcext:value-type="float">
            <text:p>4</text:p>
          </table:table-cell>
          <table:table-cell table:style-name="ce25" table:formula="of:=([.AV30]/[.AV$43])*100" office:value-type="float" office:value="2.10861326630914" calcext:value-type="float">
            <text:p>2</text:p>
          </table:table-cell>
          <table:table-cell table:style-name="ce25" table:formula="of:=([.AW30]/[.AW$43])*100" office:value-type="float" office:value="0.481907171874166" calcext:value-type="float">
            <text:p>0</text:p>
          </table:table-cell>
          <table:table-cell table:style-name="ce25" table:formula="of:=([.AX30]/[.AX$43])*100" office:value-type="float" office:value="3.52437474832216" calcext:value-type="float">
            <text:p>4</text:p>
          </table:table-cell>
          <table:table-cell table:style-name="ce25" table:formula="of:=([.AY30]/[.AY$43])*100" office:value-type="float" office:value="0" calcext:value-type="float">
            <text:p>0</text:p>
          </table:table-cell>
          <table:table-cell table:style-name="ce25" table:formula="of:=([.AZ30]/[.AZ$43])*100" office:value-type="float" office:value="0" calcext:value-type="float">
            <text:p>0</text:p>
          </table:table-cell>
          <table:table-cell table:style-name="ce25" table:formula="of:=([.BA30]/[.BA$43])*100" office:value-type="float" office:value="19.3082322427457" calcext:value-type="float">
            <text:p>19</text:p>
          </table:table-cell>
          <table:table-cell table:style-name="ce25" table:formula="of:=([.BB30]/[.BB$43])*100" office:value-type="float" office:value="3.40607186163188" calcext:value-type="float">
            <text:p>3</text:p>
          </table:table-cell>
          <table:table-cell table:style-name="ce25" table:formula="of:=([.BC30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Pierrefitte-sur-Seine</text:p>
          </table:table-cell>
          <table:table-cell table:style-name="ce25" table:formula="of:=([.B31]/[.B$43])*100" office:value-type="float" office:value="1.37706680594667" calcext:value-type="float">
            <text:p>1</text:p>
          </table:table-cell>
          <table:table-cell table:style-name="ce25" table:formula="of:=([.C31]/[.C$43])*100" office:value-type="float" office:value="2.63717721907961" calcext:value-type="float">
            <text:p>3</text:p>
          </table:table-cell>
          <table:table-cell table:style-name="ce25" table:formula="of:=([.D31]/[.D$43])*100" office:value-type="float" office:value="2.67491578986437" calcext:value-type="float">
            <text:p>3</text:p>
          </table:table-cell>
          <table:table-cell table:style-name="ce25" table:formula="of:=([.E31]/[.E$43])*100" office:value-type="float" office:value="1.97411209847047" calcext:value-type="float">
            <text:p>2</text:p>
          </table:table-cell>
          <table:table-cell table:style-name="ce25" table:formula="of:=([.F31]/[.F$43])*100" office:value-type="float" office:value="0.848346826878607" calcext:value-type="float">
            <text:p>1</text:p>
          </table:table-cell>
          <table:table-cell table:style-name="ce25" table:formula="of:=([.G31]/[.G$43])*100" office:value-type="float" office:value="2.63438283609966" calcext:value-type="float">
            <text:p>3</text:p>
          </table:table-cell>
          <table:table-cell table:style-name="ce25" table:formula="of:=([.H31]/[.H$43])*100" office:value-type="float" office:value="1.15410668972757" calcext:value-type="float">
            <text:p>1</text:p>
          </table:table-cell>
          <table:table-cell table:style-name="ce25" table:formula="of:=([.I31]/[.I$43])*100" office:value-type="float" office:value="0.00247625466273617" calcext:value-type="float">
            <text:p>0</text:p>
          </table:table-cell>
          <table:table-cell table:style-name="ce25" table:formula="of:=([.J31]/[.J$43])*100" office:value-type="float" office:value="0.96943395477652" calcext:value-type="float">
            <text:p>1</text:p>
          </table:table-cell>
          <table:table-cell table:style-name="ce25" table:formula="of:=([.K31]/[.K$43])*100" office:value-type="float" office:value="4.23924778164005" calcext:value-type="float">
            <text:p>4</text:p>
          </table:table-cell>
          <table:table-cell table:style-name="ce25" table:formula="of:=([.L31]/[.L$43])*100" office:value-type="float" office:value="2.93524857883188" calcext:value-type="float">
            <text:p>3</text:p>
          </table:table-cell>
          <table:table-cell table:style-name="ce25" table:formula="of:=([.M31]/[.M$43])*100" office:value-type="float" office:value="3.50583876592295" calcext:value-type="float">
            <text:p>4</text:p>
          </table:table-cell>
          <table:table-cell table:style-name="ce25" table:formula="of:=([.N31]/[.N$43])*100" office:value-type="float" office:value="21.9743228401426" calcext:value-type="float">
            <text:p>22</text:p>
          </table:table-cell>
          <table:table-cell table:style-name="ce25" table:formula="of:=([.O31]/[.O$43])*100" office:value-type="float" office:value="2.38061347845206" calcext:value-type="float">
            <text:p>2</text:p>
          </table:table-cell>
          <table:table-cell table:style-name="ce25" table:formula="of:=([.P31]/[.P$43])*100" office:value-type="float" office:value="2.98006196386202" calcext:value-type="float">
            <text:p>3</text:p>
          </table:table-cell>
          <table:table-cell table:style-name="ce25" table:formula="of:=([.Q31]/[.Q$43])*100" office:value-type="float" office:value="2.37823485196569" calcext:value-type="float">
            <text:p>2</text:p>
          </table:table-cell>
          <table:table-cell table:style-name="ce25" table:formula="of:=([.R31]/[.R$43])*100" office:value-type="float" office:value="2.34085794077887" calcext:value-type="float">
            <text:p>2</text:p>
          </table:table-cell>
          <table:table-cell table:style-name="ce25" table:formula="of:=([.S31]/[.S$43])*100" office:value-type="float" office:value="2.13592987520992" calcext:value-type="float">
            <text:p>2</text:p>
          </table:table-cell>
          <table:table-cell table:style-name="ce25" table:formula="of:=([.T31]/[.T$43])*100" office:value-type="float" office:value="2.20204575051717" calcext:value-type="float">
            <text:p>2</text:p>
          </table:table-cell>
          <table:table-cell table:style-name="ce25" table:formula="of:=([.U31]/[.U$43])*100" office:value-type="float" office:value="2.18409225060153" calcext:value-type="float">
            <text:p>2</text:p>
          </table:table-cell>
          <table:table-cell table:style-name="ce25" table:formula="of:=([.V31]/[.V$43])*100" office:value-type="float" office:value="0.980870081187249" calcext:value-type="float">
            <text:p>1</text:p>
          </table:table-cell>
          <table:table-cell table:style-name="ce25" table:formula="of:=([.W31]/[.W$43])*100" office:value-type="float" office:value="0" calcext:value-type="float">
            <text:p>0</text:p>
          </table:table-cell>
          <table:table-cell table:style-name="ce25" table:formula="of:=([.X31]/[.X$43])*100" office:value-type="float" office:value="3.86275654715653" calcext:value-type="float">
            <text:p>4</text:p>
          </table:table-cell>
          <table:table-cell table:style-name="ce25" table:formula="of:=([.Y31]/[.Y$43])*100" office:value-type="float" office:value="2.17751827502878" calcext:value-type="float">
            <text:p>2</text:p>
          </table:table-cell>
          <table:table-cell table:style-name="ce25" table:formula="of:=([.Z31]/[.Z$43])*100" office:value-type="float" office:value="2.82798988939745" calcext:value-type="float">
            <text:p>3</text:p>
          </table:table-cell>
          <table:table-cell table:style-name="ce25" table:formula="of:=([.AA31]/[.AA$43])*100" office:value-type="float" office:value="0.298898731423001" calcext:value-type="float">
            <text:p>0</text:p>
          </table:table-cell>
          <table:table-cell table:style-name="ce25" table:formula="of:=([.AB31]/[.AB$43])*100" office:value-type="float" office:value="2.83710787266791" calcext:value-type="float">
            <text:p>3</text:p>
          </table:table-cell>
          <table:table-cell table:style-name="ce25" table:formula="of:=([.AC31]/[.AC$43])*100" office:value-type="float" office:value="1.71765677256225" calcext:value-type="float">
            <text:p>2</text:p>
          </table:table-cell>
          <table:table-cell table:style-name="ce25" table:formula="of:=([.AD31]/[.AD$43])*100" office:value-type="float" office:value="1.88446855714598" calcext:value-type="float">
            <text:p>2</text:p>
          </table:table-cell>
          <table:table-cell table:style-name="ce25" table:formula="of:=([.AE31]/[.AE$43])*100" office:value-type="float" office:value="0.884533216530298" calcext:value-type="float">
            <text:p>1</text:p>
          </table:table-cell>
          <table:table-cell table:style-name="ce25" table:formula="of:=([.AF31]/[.AF$43])*100" office:value-type="float" office:value="3.32005554945253" calcext:value-type="float">
            <text:p>3</text:p>
          </table:table-cell>
          <table:table-cell table:style-name="ce25" table:formula="of:=([.AG31]/[.AG$43])*100" office:value-type="float" office:value="-0.929675374256152" calcext:value-type="float">
            <text:p>-1</text:p>
          </table:table-cell>
          <table:table-cell table:style-name="ce25" table:formula="of:=([.AH31]/[.AH$43])*100" office:value-type="float" office:value="0.0109445182908045" calcext:value-type="float">
            <text:p>0</text:p>
          </table:table-cell>
          <table:table-cell table:style-name="ce25" table:formula="of:=([.AI31]/[.AI$43])*100" office:value-type="float" office:value="0.102799405388865" calcext:value-type="float">
            <text:p>0</text:p>
          </table:table-cell>
          <table:table-cell table:style-name="ce25" table:formula="of:=([.AJ31]/[.AJ$43])*100" office:value-type="float" office:value="0" calcext:value-type="float">
            <text:p>0</text:p>
          </table:table-cell>
          <table:table-cell table:style-name="ce25" table:formula="of:=([.AK31]/[.AK$43])*100" office:value-type="float" office:value="2.33397549434865" calcext:value-type="float">
            <text:p>2</text:p>
          </table:table-cell>
          <table:table-cell table:style-name="ce25" table:formula="of:=([.AL31]/[.AL$43])*100" office:value-type="float" office:value="1.78131982143604" calcext:value-type="float">
            <text:p>2</text:p>
          </table:table-cell>
          <table:table-cell table:style-name="ce25" table:formula="of:=([.AM31]/[.AM$43])*100" office:value-type="float" office:value="1.81026665880383" calcext:value-type="float">
            <text:p>2</text:p>
          </table:table-cell>
          <table:table-cell table:style-name="ce25" table:formula="of:=([.AN31]/[.AN$43])*100" office:value-type="float" office:value="1.93844050536258" calcext:value-type="float">
            <text:p>2</text:p>
          </table:table-cell>
          <table:table-cell table:style-name="ce25" table:formula="of:=([.AO31]/[.AO$43])*100" office:value-type="float" office:value="0.00321396238014814" calcext:value-type="float">
            <text:p>0</text:p>
          </table:table-cell>
          <table:table-cell table:style-name="ce25" table:formula="of:=([.AP31]/[.AP$43])*100" office:value-type="float" office:value="2.2822138006673" calcext:value-type="float">
            <text:p>2</text:p>
          </table:table-cell>
          <table:table-cell table:style-name="ce25" table:formula="of:=([.AQ31]/[.AQ$43])*100" office:value-type="float" office:value="2.34767334766009" calcext:value-type="float">
            <text:p>2</text:p>
          </table:table-cell>
          <table:table-cell table:style-name="ce25" table:formula="of:=([.AR31]/[.AR$43])*100" office:value-type="float" office:value="2.08593477756574" calcext:value-type="float">
            <text:p>2</text:p>
          </table:table-cell>
          <table:table-cell table:style-name="ce25" table:formula="of:=([.AS31]/[.AS$43])*100" office:value-type="float" office:value="2.11619285193613" calcext:value-type="float">
            <text:p>2</text:p>
          </table:table-cell>
          <table:table-cell table:style-name="ce25" table:formula="of:=([.AT31]/[.AT$43])*100" office:value-type="float" office:value="2.11232662382597" calcext:value-type="float">
            <text:p>2</text:p>
          </table:table-cell>
          <table:table-cell table:style-name="ce25" table:formula="of:=([.AU31]/[.AU$43])*100" office:value-type="float" office:value="2.54703003892733" calcext:value-type="float">
            <text:p>3</text:p>
          </table:table-cell>
          <table:table-cell table:style-name="ce25" table:formula="of:=([.AV31]/[.AV$43])*100" office:value-type="float" office:value="2.05542858555947" calcext:value-type="float">
            <text:p>2</text:p>
          </table:table-cell>
          <table:table-cell table:style-name="ce25" table:formula="of:=([.AW31]/[.AW$43])*100" office:value-type="float" office:value="0" calcext:value-type="float">
            <text:p>0</text:p>
          </table:table-cell>
          <table:table-cell table:style-name="ce25" table:formula="of:=([.AX31]/[.AX$43])*100" office:value-type="float" office:value="2.55303241625738" calcext:value-type="float">
            <text:p>3</text:p>
          </table:table-cell>
          <table:table-cell table:style-name="ce25" table:formula="of:=([.AY31]/[.AY$43])*100" office:value-type="float" office:value="0" calcext:value-type="float">
            <text:p>0</text:p>
          </table:table-cell>
          <table:table-cell table:style-name="ce25" table:formula="of:=([.AZ31]/[.AZ$43])*100" office:value-type="float" office:value="0" calcext:value-type="float">
            <text:p>0</text:p>
          </table:table-cell>
          <table:table-cell table:style-name="ce25" table:formula="of:=([.BA31]/[.BA$43])*100" office:value-type="float" office:value="5.74852161214305" calcext:value-type="float">
            <text:p>6</text:p>
          </table:table-cell>
          <table:table-cell table:style-name="ce25" table:formula="of:=([.BB31]/[.BB$43])*100" office:value-type="float" office:value="1.48426696666992" calcext:value-type="float">
            <text:p>1</text:p>
          </table:table-cell>
          <table:table-cell table:style-name="ce25" table:formula="of:=([.BC31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Romainville</text:p>
          </table:table-cell>
          <table:table-cell table:style-name="ce25" table:formula="of:=([.B32]/[.B$43])*100" office:value-type="float" office:value="2.52955218147048" calcext:value-type="float">
            <text:p>3</text:p>
          </table:table-cell>
          <table:table-cell table:style-name="ce25" table:formula="of:=([.C32]/[.C$43])*100" office:value-type="float" office:value="3.04871002930264" calcext:value-type="float">
            <text:p>3</text:p>
          </table:table-cell>
          <table:table-cell table:style-name="ce25" table:formula="of:=([.D32]/[.D$43])*100" office:value-type="float" office:value="1.44321201301864" calcext:value-type="float">
            <text:p>1</text:p>
          </table:table-cell>
          <table:table-cell table:style-name="ce25" table:formula="of:=([.E32]/[.E$43])*100" office:value-type="float" office:value="2.61014004964055" calcext:value-type="float">
            <text:p>3</text:p>
          </table:table-cell>
          <table:table-cell table:style-name="ce25" table:formula="of:=([.F32]/[.F$43])*100" office:value-type="float" office:value="5.75387347854215" calcext:value-type="float">
            <text:p>6</text:p>
          </table:table-cell>
          <table:table-cell table:style-name="ce25" table:formula="of:=([.G32]/[.G$43])*100" office:value-type="float" office:value="1.56998638242664" calcext:value-type="float">
            <text:p>2</text:p>
          </table:table-cell>
          <table:table-cell table:style-name="ce25" table:formula="of:=([.H32]/[.H$43])*100" office:value-type="float" office:value="2.27654631618315" calcext:value-type="float">
            <text:p>2</text:p>
          </table:table-cell>
          <table:table-cell table:style-name="ce25" table:formula="of:=([.I32]/[.I$43])*100" office:value-type="float" office:value="0.210252398178452" calcext:value-type="float">
            <text:p>0</text:p>
          </table:table-cell>
          <table:table-cell table:style-name="ce25" table:formula="of:=([.J32]/[.J$43])*100" office:value-type="float" office:value="1.19576396465821" calcext:value-type="float">
            <text:p>1</text:p>
          </table:table-cell>
          <table:table-cell table:style-name="ce25" table:formula="of:=([.K32]/[.K$43])*100" office:value-type="float" office:value="-1.32287988919039" calcext:value-type="float">
            <text:p>-1</text:p>
          </table:table-cell>
          <table:table-cell table:style-name="ce25" table:formula="of:=([.L32]/[.L$43])*100" office:value-type="float" office:value="2.4971321464412" calcext:value-type="float">
            <text:p>2</text:p>
          </table:table-cell>
          <table:table-cell table:style-name="ce25" table:formula="of:=([.M32]/[.M$43])*100" office:value-type="float" office:value="1.76184442122354" calcext:value-type="float">
            <text:p>2</text:p>
          </table:table-cell>
          <table:table-cell table:style-name="ce25" table:formula="of:=([.N32]/[.N$43])*100" office:value-type="float" office:value="0" calcext:value-type="float">
            <text:p>0</text:p>
          </table:table-cell>
          <table:table-cell table:style-name="ce25" table:formula="of:=([.O32]/[.O$43])*100" office:value-type="float" office:value="1.99259831936999" calcext:value-type="float">
            <text:p>2</text:p>
          </table:table-cell>
          <table:table-cell table:style-name="ce25" table:formula="of:=([.P32]/[.P$43])*100" office:value-type="float" office:value="7.05633842734984" calcext:value-type="float">
            <text:p>7</text:p>
          </table:table-cell>
          <table:table-cell table:style-name="ce25" table:formula="of:=([.Q32]/[.Q$43])*100" office:value-type="float" office:value="2.28035891417742" calcext:value-type="float">
            <text:p>2</text:p>
          </table:table-cell>
          <table:table-cell table:style-name="ce25" table:formula="of:=([.R32]/[.R$43])*100" office:value-type="float" office:value="2.07328148657823" calcext:value-type="float">
            <text:p>2</text:p>
          </table:table-cell>
          <table:table-cell table:style-name="ce25" table:formula="of:=([.S32]/[.S$43])*100" office:value-type="float" office:value="2.68859479393027" calcext:value-type="float">
            <text:p>3</text:p>
          </table:table-cell>
          <table:table-cell table:style-name="ce25" table:formula="of:=([.T32]/[.T$43])*100" office:value-type="float" office:value="2.57720264308357" calcext:value-type="float">
            <text:p>3</text:p>
          </table:table-cell>
          <table:table-cell table:style-name="ce25" table:formula="of:=([.U32]/[.U$43])*100" office:value-type="float" office:value="2.54398331570319" calcext:value-type="float">
            <text:p>3</text:p>
          </table:table-cell>
          <table:table-cell table:style-name="ce25" table:formula="of:=([.V32]/[.V$43])*100" office:value-type="float" office:value="0.808404982796148" calcext:value-type="float">
            <text:p>1</text:p>
          </table:table-cell>
          <table:table-cell table:style-name="ce25" table:formula="of:=([.W32]/[.W$43])*100" office:value-type="float" office:value="0" calcext:value-type="float">
            <text:p>0</text:p>
          </table:table-cell>
          <table:table-cell table:style-name="ce25" table:formula="of:=([.X32]/[.X$43])*100" office:value-type="float" office:value="1.77780370149366" calcext:value-type="float">
            <text:p>2</text:p>
          </table:table-cell>
          <table:table-cell table:style-name="ce25" table:formula="of:=([.Y32]/[.Y$43])*100" office:value-type="float" office:value="1.17672700295534" calcext:value-type="float">
            <text:p>1</text:p>
          </table:table-cell>
          <table:table-cell table:style-name="ce25" table:formula="of:=([.Z32]/[.Z$43])*100" office:value-type="float" office:value="1.89734390357336" calcext:value-type="float">
            <text:p>2</text:p>
          </table:table-cell>
          <table:table-cell table:style-name="ce25" table:formula="of:=([.AA32]/[.AA$43])*100" office:value-type="float" office:value="1.08630852368084" calcext:value-type="float">
            <text:p>1</text:p>
          </table:table-cell>
          <table:table-cell table:style-name="ce25" table:formula="of:=([.AB32]/[.AB$43])*100" office:value-type="float" office:value="1.9014793125208" calcext:value-type="float">
            <text:p>2</text:p>
          </table:table-cell>
          <table:table-cell table:style-name="ce25" table:formula="of:=([.AC32]/[.AC$43])*100" office:value-type="float" office:value="3.78431165841279" calcext:value-type="float">
            <text:p>4</text:p>
          </table:table-cell>
          <table:table-cell table:style-name="ce25" table:formula="of:=([.AD32]/[.AD$43])*100" office:value-type="float" office:value="3.64770763116653" calcext:value-type="float">
            <text:p>4</text:p>
          </table:table-cell>
          <table:table-cell table:style-name="ce25" table:formula="of:=([.AE32]/[.AE$43])*100" office:value-type="float" office:value="4.35566884224991" calcext:value-type="float">
            <text:p>4</text:p>
          </table:table-cell>
          <table:table-cell table:style-name="ce25" table:formula="of:=([.AF32]/[.AF$43])*100" office:value-type="float" office:value="1.94038174501268" calcext:value-type="float">
            <text:p>2</text:p>
          </table:table-cell>
          <table:table-cell table:style-name="ce25" table:formula="of:=([.AG32]/[.AG$43])*100" office:value-type="float" office:value="5.8492878224387" calcext:value-type="float">
            <text:p>6</text:p>
          </table:table-cell>
          <table:table-cell table:style-name="ce25" table:formula="of:=([.AH32]/[.AH$43])*100" office:value-type="float" office:value="-10.7774508095335" calcext:value-type="float">
            <text:p>-11</text:p>
          </table:table-cell>
          <table:table-cell table:style-name="ce25" table:formula="of:=([.AI32]/[.AI$43])*100" office:value-type="float" office:value="0.711778895385545" calcext:value-type="float">
            <text:p>1</text:p>
          </table:table-cell>
          <table:table-cell table:style-name="ce25" table:formula="of:=([.AJ32]/[.AJ$43])*100" office:value-type="float" office:value="0" calcext:value-type="float">
            <text:p>0</text:p>
          </table:table-cell>
          <table:table-cell table:style-name="ce25" table:formula="of:=([.AK32]/[.AK$43])*100" office:value-type="float" office:value="2.20086780671515" calcext:value-type="float">
            <text:p>2</text:p>
          </table:table-cell>
          <table:table-cell table:style-name="ce25" table:formula="of:=([.AL32]/[.AL$43])*100" office:value-type="float" office:value="3.14666848638335" calcext:value-type="float">
            <text:p>3</text:p>
          </table:table-cell>
          <table:table-cell table:style-name="ce25" table:formula="of:=([.AM32]/[.AM$43])*100" office:value-type="float" office:value="3.18682594431522" calcext:value-type="float">
            <text:p>3</text:p>
          </table:table-cell>
          <table:table-cell table:style-name="ce25" table:formula="of:=([.AN32]/[.AN$43])*100" office:value-type="float" office:value="1.27037513604938" calcext:value-type="float">
            <text:p>1</text:p>
          </table:table-cell>
          <table:table-cell table:style-name="ce25" table:formula="of:=([.AO32]/[.AO$43])*100" office:value-type="float" office:value="0.0454590908253205" calcext:value-type="float">
            <text:p>0</text:p>
          </table:table-cell>
          <table:table-cell table:style-name="ce25" table:formula="of:=([.AP32]/[.AP$43])*100" office:value-type="float" office:value="1.32990421167351" calcext:value-type="float">
            <text:p>1</text:p>
          </table:table-cell>
          <table:table-cell table:style-name="ce25" table:formula="of:=([.AQ32]/[.AQ$43])*100" office:value-type="float" office:value="1.4256763149335" calcext:value-type="float">
            <text:p>1</text:p>
          </table:table-cell>
          <table:table-cell table:style-name="ce25" table:formula="of:=([.AR32]/[.AR$43])*100" office:value-type="float" office:value="2.81956298500786" calcext:value-type="float">
            <text:p>3</text:p>
          </table:table-cell>
          <table:table-cell table:style-name="ce25" table:formula="of:=([.AS32]/[.AS$43])*100" office:value-type="float" office:value="2.58991946407626" calcext:value-type="float">
            <text:p>3</text:p>
          </table:table-cell>
          <table:table-cell table:style-name="ce25" table:formula="of:=([.AT32]/[.AT$43])*100" office:value-type="float" office:value="2.67901341798177" calcext:value-type="float">
            <text:p>3</text:p>
          </table:table-cell>
          <table:table-cell table:style-name="ce25" table:formula="of:=([.AU32]/[.AU$43])*100" office:value-type="float" office:value="3.21552642795177" calcext:value-type="float">
            <text:p>3</text:p>
          </table:table-cell>
          <table:table-cell table:style-name="ce25" table:formula="of:=([.AV32]/[.AV$43])*100" office:value-type="float" office:value="0.726549860466694" calcext:value-type="float">
            <text:p>1</text:p>
          </table:table-cell>
          <table:table-cell table:style-name="ce25" table:formula="of:=([.AW32]/[.AW$43])*100" office:value-type="float" office:value="6.75938028298928" calcext:value-type="float">
            <text:p>7</text:p>
          </table:table-cell>
          <table:table-cell table:style-name="ce25" table:formula="of:=([.AX32]/[.AX$43])*100" office:value-type="float" office:value="3.70417210122056" calcext:value-type="float">
            <text:p>4</text:p>
          </table:table-cell>
          <table:table-cell table:style-name="ce25" table:formula="of:=([.AY32]/[.AY$43])*100" office:value-type="float" office:value="0" calcext:value-type="float">
            <text:p>0</text:p>
          </table:table-cell>
          <table:table-cell table:style-name="ce25" table:formula="of:=([.AZ32]/[.AZ$43])*100" office:value-type="float" office:value="0" calcext:value-type="float">
            <text:p>0</text:p>
          </table:table-cell>
          <table:table-cell table:style-name="ce25" table:formula="of:=([.BA32]/[.BA$43])*100" office:value-type="float" office:value="2.05188667317906" calcext:value-type="float">
            <text:p>2</text:p>
          </table:table-cell>
          <table:table-cell table:style-name="ce25" table:formula="of:=([.BB32]/[.BB$43])*100" office:value-type="float" office:value="2.16573258220163" calcext:value-type="float">
            <text:p>2</text:p>
          </table:table-cell>
          <table:table-cell table:style-name="ce25" table:formula="of:=([.BC32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Rosny-sous-Bois</text:p>
          </table:table-cell>
          <table:table-cell table:style-name="ce25" table:formula="of:=([.B33]/[.B$43])*100" office:value-type="float" office:value="2.90485415521557" calcext:value-type="float">
            <text:p>3</text:p>
          </table:table-cell>
          <table:table-cell table:style-name="ce25" table:formula="of:=([.C33]/[.C$43])*100" office:value-type="float" office:value="3.45342676052602" calcext:value-type="float">
            <text:p>3</text:p>
          </table:table-cell>
          <table:table-cell table:style-name="ce25" table:formula="of:=([.D33]/[.D$43])*100" office:value-type="float" office:value="0.0508340285720961" calcext:value-type="float">
            <text:p>0</text:p>
          </table:table-cell>
          <table:table-cell table:style-name="ce25" table:formula="of:=([.E33]/[.E$43])*100" office:value-type="float" office:value="2.22410279834427" calcext:value-type="float">
            <text:p>2</text:p>
          </table:table-cell>
          <table:table-cell table:style-name="ce25" table:formula="of:=([.F33]/[.F$43])*100" office:value-type="float" office:value="1.31758110088607" calcext:value-type="float">
            <text:p>1</text:p>
          </table:table-cell>
          <table:table-cell table:style-name="ce25" table:formula="of:=([.G33]/[.G$43])*100" office:value-type="float" office:value="2.94398842415725" calcext:value-type="float">
            <text:p>3</text:p>
          </table:table-cell>
          <table:table-cell table:style-name="ce25" table:formula="of:=([.H33]/[.H$43])*100" office:value-type="float" office:value="1.62372202107642" calcext:value-type="float">
            <text:p>2</text:p>
          </table:table-cell>
          <table:table-cell table:style-name="ce25" table:formula="of:=([.I33]/[.I$43])*100" office:value-type="float" office:value="2.23434569829784" calcext:value-type="float">
            <text:p>2</text:p>
          </table:table-cell>
          <table:table-cell table:style-name="ce25" table:formula="of:=([.J33]/[.J$43])*100" office:value-type="float" office:value="1.16276069664818" calcext:value-type="float">
            <text:p>1</text:p>
          </table:table-cell>
          <table:table-cell table:style-name="ce25" table:formula="of:=([.K33]/[.K$43])*100" office:value-type="float" office:value="-0.773320962363649" calcext:value-type="float">
            <text:p>-1</text:p>
          </table:table-cell>
          <table:table-cell table:style-name="ce25" table:formula="of:=([.L33]/[.L$43])*100" office:value-type="float" office:value="3.7035541626383" calcext:value-type="float">
            <text:p>4</text:p>
          </table:table-cell>
          <table:table-cell table:style-name="ce25" table:formula="of:=([.M33]/[.M$43])*100" office:value-type="float" office:value="1.29871529751191" calcext:value-type="float">
            <text:p>1</text:p>
          </table:table-cell>
          <table:table-cell table:style-name="ce25" table:formula="of:=([.N33]/[.N$43])*100" office:value-type="float" office:value="0" calcext:value-type="float">
            <text:p>0</text:p>
          </table:table-cell>
          <table:table-cell table:style-name="ce25" table:formula="of:=([.O33]/[.O$43])*100" office:value-type="float" office:value="2.33318551181553" calcext:value-type="float">
            <text:p>2</text:p>
          </table:table-cell>
          <table:table-cell table:style-name="ce25" table:formula="of:=([.P33]/[.P$43])*100" office:value-type="float" office:value="1.37498683230672" calcext:value-type="float">
            <text:p>1</text:p>
          </table:table-cell>
          <table:table-cell table:style-name="ce25" table:formula="of:=([.Q33]/[.Q$43])*100" office:value-type="float" office:value="2.46240581599588" calcext:value-type="float">
            <text:p>2</text:p>
          </table:table-cell>
          <table:table-cell table:style-name="ce25" table:formula="of:=([.R33]/[.R$43])*100" office:value-type="float" office:value="2.25971140429632" calcext:value-type="float">
            <text:p>2</text:p>
          </table:table-cell>
          <table:table-cell table:style-name="ce25" table:formula="of:=([.S33]/[.S$43])*100" office:value-type="float" office:value="2.49700355516791" calcext:value-type="float">
            <text:p>2</text:p>
          </table:table-cell>
          <table:table-cell table:style-name="ce25" table:formula="of:=([.T33]/[.T$43])*100" office:value-type="float" office:value="2.48756313904589" calcext:value-type="float">
            <text:p>2</text:p>
          </table:table-cell>
          <table:table-cell table:style-name="ce25" table:formula="of:=([.U33]/[.U$43])*100" office:value-type="float" office:value="2.44123494379674" calcext:value-type="float">
            <text:p>2</text:p>
          </table:table-cell>
          <table:table-cell table:style-name="ce25" table:formula="of:=([.V33]/[.V$43])*100" office:value-type="float" office:value="1.60007601323401" calcext:value-type="float">
            <text:p>2</text:p>
          </table:table-cell>
          <table:table-cell table:style-name="ce25" table:formula="of:=([.W33]/[.W$43])*100" office:value-type="float" office:value="0" calcext:value-type="float">
            <text:p>0</text:p>
          </table:table-cell>
          <table:table-cell table:style-name="ce25" table:formula="of:=([.X33]/[.X$43])*100" office:value-type="float" office:value="1.3795403693344" calcext:value-type="float">
            <text:p>1</text:p>
          </table:table-cell>
          <table:table-cell table:style-name="ce25" table:formula="of:=([.Y33]/[.Y$43])*100" office:value-type="float" office:value="3.63247967095714" calcext:value-type="float">
            <text:p>4</text:p>
          </table:table-cell>
          <table:table-cell table:style-name="ce25" table:formula="of:=([.Z33]/[.Z$43])*100" office:value-type="float" office:value="4.13730450581796" calcext:value-type="float">
            <text:p>4</text:p>
          </table:table-cell>
          <table:table-cell table:style-name="ce25" table:formula="of:=([.AA33]/[.AA$43])*100" office:value-type="float" office:value="2.49844646220378" calcext:value-type="float">
            <text:p>2</text:p>
          </table:table-cell>
          <table:table-cell table:style-name="ce25" table:formula="of:=([.AB33]/[.AB$43])*100" office:value-type="float" office:value="4.1460319422486" calcext:value-type="float">
            <text:p>4</text:p>
          </table:table-cell>
          <table:table-cell table:style-name="ce25" table:formula="of:=([.AC33]/[.AC$43])*100" office:value-type="float" office:value="2.31335399410963" calcext:value-type="float">
            <text:p>2</text:p>
          </table:table-cell>
          <table:table-cell table:style-name="ce25" table:formula="of:=([.AD33]/[.AD$43])*100" office:value-type="float" office:value="2.51336773845237" calcext:value-type="float">
            <text:p>3</text:p>
          </table:table-cell>
          <table:table-cell table:style-name="ce25" table:formula="of:=([.AE33]/[.AE$43])*100" office:value-type="float" office:value="1.24411532477989" calcext:value-type="float">
            <text:p>1</text:p>
          </table:table-cell>
          <table:table-cell table:style-name="ce25" table:formula="of:=([.AF33]/[.AF$43])*100" office:value-type="float" office:value="4.76466049825016" calcext:value-type="float">
            <text:p>5</text:p>
          </table:table-cell>
          <table:table-cell table:style-name="ce25" table:formula="of:=([.AG33]/[.AG$43])*100" office:value-type="float" office:value="3.60126774995647" calcext:value-type="float">
            <text:p>4</text:p>
          </table:table-cell>
          <table:table-cell table:style-name="ce25" table:formula="of:=([.AH33]/[.AH$43])*100" office:value-type="float" office:value="5.12587378411996" calcext:value-type="float">
            <text:p>5</text:p>
          </table:table-cell>
          <table:table-cell table:style-name="ce25" table:formula="of:=([.AI33]/[.AI$43])*100" office:value-type="float" office:value="2.27280013853991" calcext:value-type="float">
            <text:p>2</text:p>
          </table:table-cell>
          <table:table-cell table:style-name="ce25" table:formula="of:=([.AJ33]/[.AJ$43])*100" office:value-type="float" office:value="0" calcext:value-type="float">
            <text:p>0</text:p>
          </table:table-cell>
          <table:table-cell table:style-name="ce25" table:formula="of:=([.AK33]/[.AK$43])*100" office:value-type="float" office:value="2.43463087504814" calcext:value-type="float">
            <text:p>2</text:p>
          </table:table-cell>
          <table:table-cell table:style-name="ce25" table:formula="of:=([.AL33]/[.AL$43])*100" office:value-type="float" office:value="2.81126454849389" calcext:value-type="float">
            <text:p>3</text:p>
          </table:table-cell>
          <table:table-cell table:style-name="ce25" table:formula="of:=([.AM33]/[.AM$43])*100" office:value-type="float" office:value="2.86607143736571" calcext:value-type="float">
            <text:p>3</text:p>
          </table:table-cell>
          <table:table-cell table:style-name="ce25" table:formula="of:=([.AN33]/[.AN$43])*100" office:value-type="float" office:value="0.880152218339972" calcext:value-type="float">
            <text:p>1</text:p>
          </table:table-cell>
          <table:table-cell table:style-name="ce25" table:formula="of:=([.AO33]/[.AO$43])*100" office:value-type="float" office:value="2.89544714515038" calcext:value-type="float">
            <text:p>3</text:p>
          </table:table-cell>
          <table:table-cell table:style-name="ce25" table:formula="of:=([.AP33]/[.AP$43])*100" office:value-type="float" office:value="3.39893612418542" calcext:value-type="float">
            <text:p>3</text:p>
          </table:table-cell>
          <table:table-cell table:style-name="ce25" table:formula="of:=([.AQ33]/[.AQ$43])*100" office:value-type="float" office:value="3.25291598930833" calcext:value-type="float">
            <text:p>3</text:p>
          </table:table-cell>
          <table:table-cell table:style-name="ce25" table:formula="of:=([.AR33]/[.AR$43])*100" office:value-type="float" office:value="2.47505240009889" calcext:value-type="float">
            <text:p>2</text:p>
          </table:table-cell>
          <table:table-cell table:style-name="ce25" table:formula="of:=([.AS33]/[.AS$43])*100" office:value-type="float" office:value="2.61747690370231" calcext:value-type="float">
            <text:p>3</text:p>
          </table:table-cell>
          <table:table-cell table:style-name="ce25" table:formula="of:=([.AT33]/[.AT$43])*100" office:value-type="float" office:value="2.55348660355024" calcext:value-type="float">
            <text:p>3</text:p>
          </table:table-cell>
          <table:table-cell table:style-name="ce25" table:formula="of:=([.AU33]/[.AU$43])*100" office:value-type="float" office:value="3.37777950613037" calcext:value-type="float">
            <text:p>3</text:p>
          </table:table-cell>
          <table:table-cell table:style-name="ce25" table:formula="of:=([.AV33]/[.AV$43])*100" office:value-type="float" office:value="2.69870246223976" calcext:value-type="float">
            <text:p>3</text:p>
          </table:table-cell>
          <table:table-cell table:style-name="ce25" table:formula="of:=([.AW33]/[.AW$43])*100" office:value-type="float" office:value="1.74732704235346" calcext:value-type="float">
            <text:p>2</text:p>
          </table:table-cell>
          <table:table-cell table:style-name="ce25" table:formula="of:=([.AX33]/[.AX$43])*100" office:value-type="float" office:value="1.01025540752204" calcext:value-type="float">
            <text:p>1</text:p>
          </table:table-cell>
          <table:table-cell table:style-name="ce25" table:formula="of:=([.AY33]/[.AY$43])*100" office:value-type="float" office:value="0" calcext:value-type="float">
            <text:p>0</text:p>
          </table:table-cell>
          <table:table-cell table:style-name="ce25" table:formula="of:=([.AZ33]/[.AZ$43])*100" office:value-type="float" office:value="0" calcext:value-type="float">
            <text:p>0</text:p>
          </table:table-cell>
          <table:table-cell table:style-name="ce25" table:formula="of:=([.BA33]/[.BA$43])*100" office:value-type="float" office:value="-2.87901199192713" calcext:value-type="float">
            <text:p>-3</text:p>
          </table:table-cell>
          <table:table-cell table:style-name="ce25" table:formula="of:=([.BB33]/[.BB$43])*100" office:value-type="float" office:value="3.85260902963956" calcext:value-type="float">
            <text:p>4</text:p>
          </table:table-cell>
          <table:table-cell table:style-name="ce25" table:formula="of:=([.BC33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Saint-Denis</text:p>
          </table:table-cell>
          <table:table-cell table:style-name="ce25" table:formula="of:=([.B34]/[.B$43])*100" office:value-type="float" office:value="2.02115024645371" calcext:value-type="float">
            <text:p>2</text:p>
          </table:table-cell>
          <table:table-cell table:style-name="ce25" table:formula="of:=([.C34]/[.C$43])*100" office:value-type="float" office:value="2.8621602217494" calcext:value-type="float">
            <text:p>3</text:p>
          </table:table-cell>
          <table:table-cell table:style-name="ce25" table:formula="of:=([.D34]/[.D$43])*100" office:value-type="float" office:value="5.76724300125866" calcext:value-type="float">
            <text:p>6</text:p>
          </table:table-cell>
          <table:table-cell table:style-name="ce25" table:formula="of:=([.E34]/[.E$43])*100" office:value-type="float" office:value="1.89792684620048" calcext:value-type="float">
            <text:p>2</text:p>
          </table:table-cell>
          <table:table-cell table:style-name="ce25" table:formula="of:=([.F34]/[.F$43])*100" office:value-type="float" office:value="3.44384085658775" calcext:value-type="float">
            <text:p>3</text:p>
          </table:table-cell>
          <table:table-cell table:style-name="ce25" table:formula="of:=([.G34]/[.G$43])*100" office:value-type="float" office:value="1.69745757819527" calcext:value-type="float">
            <text:p>2</text:p>
          </table:table-cell>
          <table:table-cell table:style-name="ce25" table:formula="of:=([.H34]/[.H$43])*100" office:value-type="float" office:value="2.14769150611557" calcext:value-type="float">
            <text:p>2</text:p>
          </table:table-cell>
          <table:table-cell table:style-name="ce25" table:formula="of:=([.I34]/[.I$43])*100" office:value-type="float" office:value="2.07221119553417" calcext:value-type="float">
            <text:p>2</text:p>
          </table:table-cell>
          <table:table-cell table:style-name="ce25" table:formula="of:=([.J34]/[.J$43])*100" office:value-type="float" office:value="1.25287033523137" calcext:value-type="float">
            <text:p>1</text:p>
          </table:table-cell>
          <table:table-cell table:style-name="ce25" table:formula="of:=([.K34]/[.K$43])*100" office:value-type="float" office:value="1.44676431074288" calcext:value-type="float">
            <text:p>1</text:p>
          </table:table-cell>
          <table:table-cell table:style-name="ce25" table:formula="of:=([.L34]/[.L$43])*100" office:value-type="float" office:value="2.82399860155352" calcext:value-type="float">
            <text:p>3</text:p>
          </table:table-cell>
          <table:table-cell table:style-name="ce25" table:formula="of:=([.M34]/[.M$43])*100" office:value-type="float" office:value="2.43048405740173" calcext:value-type="float">
            <text:p>2</text:p>
          </table:table-cell>
          <table:table-cell table:style-name="ce25" table:formula="of:=([.N34]/[.N$43])*100" office:value-type="float" office:value="27.1993112845566" calcext:value-type="float">
            <text:p>27</text:p>
          </table:table-cell>
          <table:table-cell table:style-name="ce25" table:formula="of:=([.O34]/[.O$43])*100" office:value-type="float" office:value="1.86736453343261" calcext:value-type="float">
            <text:p>2</text:p>
          </table:table-cell>
          <table:table-cell table:style-name="ce25" table:formula="of:=([.P34]/[.P$43])*100" office:value-type="float" office:value="2.60900532699149" calcext:value-type="float">
            <text:p>3</text:p>
          </table:table-cell>
          <table:table-cell table:style-name="ce25" table:formula="of:=([.Q34]/[.Q$43])*100" office:value-type="float" office:value="2.12002408452084" calcext:value-type="float">
            <text:p>2</text:p>
          </table:table-cell>
          <table:table-cell table:style-name="ce25" table:formula="of:=([.R34]/[.R$43])*100" office:value-type="float" office:value="1.95313461872727" calcext:value-type="float">
            <text:p>2</text:p>
          </table:table-cell>
          <table:table-cell table:style-name="ce25" table:formula="of:=([.S34]/[.S$43])*100" office:value-type="float" office:value="2.50568502720023" calcext:value-type="float">
            <text:p>3</text:p>
          </table:table-cell>
          <table:table-cell table:style-name="ce25" table:formula="of:=([.T34]/[.T$43])*100" office:value-type="float" office:value="2.40045272393323" calcext:value-type="float">
            <text:p>2</text:p>
          </table:table-cell>
          <table:table-cell table:style-name="ce25" table:formula="of:=([.U34]/[.U$43])*100" office:value-type="float" office:value="2.37582414103133" calcext:value-type="float">
            <text:p>2</text:p>
          </table:table-cell>
          <table:table-cell table:style-name="ce25" table:formula="of:=([.V34]/[.V$43])*100" office:value-type="float" office:value="0.397335373626688" calcext:value-type="float">
            <text:p>0</text:p>
          </table:table-cell>
          <table:table-cell table:style-name="ce25" table:formula="of:=([.W34]/[.W$43])*100" office:value-type="float" office:value="0" calcext:value-type="float">
            <text:p>0</text:p>
          </table:table-cell>
          <table:table-cell table:style-name="ce25" table:formula="of:=([.X34]/[.X$43])*100" office:value-type="float" office:value="2.39867536326267" calcext:value-type="float">
            <text:p>2</text:p>
          </table:table-cell>
          <table:table-cell table:style-name="ce25" table:formula="of:=([.Y34]/[.Y$43])*100" office:value-type="float" office:value="1.70935839851516" calcext:value-type="float">
            <text:p>2</text:p>
          </table:table-cell>
          <table:table-cell table:style-name="ce25" table:formula="of:=([.Z34]/[.Z$43])*100" office:value-type="float" office:value="2.45458373095079" calcext:value-type="float">
            <text:p>2</text:p>
          </table:table-cell>
          <table:table-cell table:style-name="ce25" table:formula="of:=([.AA34]/[.AA$43])*100" office:value-type="float" office:value="0.851237924170749" calcext:value-type="float">
            <text:p>1</text:p>
          </table:table-cell>
          <table:table-cell table:style-name="ce25" table:formula="of:=([.AB34]/[.AB$43])*100" office:value-type="float" office:value="2.4611735647319" calcext:value-type="float">
            <text:p>2</text:p>
          </table:table-cell>
          <table:table-cell table:style-name="ce25" table:formula="of:=([.AC34]/[.AC$43])*100" office:value-type="float" office:value="2.24816130467836" calcext:value-type="float">
            <text:p>2</text:p>
          </table:table-cell>
          <table:table-cell table:style-name="ce25" table:formula="of:=([.AD34]/[.AD$43])*100" office:value-type="float" office:value="2.27316713040179" calcext:value-type="float">
            <text:p>2</text:p>
          </table:table-cell>
          <table:table-cell table:style-name="ce25" table:formula="of:=([.AE34]/[.AE$43])*100" office:value-type="float" office:value="1.61979239146111" calcext:value-type="float">
            <text:p>2</text:p>
          </table:table-cell>
          <table:table-cell table:style-name="ce25" table:formula="of:=([.AF34]/[.AF$43])*100" office:value-type="float" office:value="1.92066508870246" calcext:value-type="float">
            <text:p>2</text:p>
          </table:table-cell>
          <table:table-cell table:style-name="ce25" table:formula="of:=([.AG34]/[.AG$43])*100" office:value-type="float" office:value="2.49634959955682" calcext:value-type="float">
            <text:p>2</text:p>
          </table:table-cell>
          <table:table-cell table:style-name="ce25" table:formula="of:=([.AH34]/[.AH$43])*100" office:value-type="float" office:value="-5.11758387996691" calcext:value-type="float">
            <text:p>-5</text:p>
          </table:table-cell>
          <table:table-cell table:style-name="ce25" table:formula="of:=([.AI34]/[.AI$43])*100" office:value-type="float" office:value="-0.397620568170436" calcext:value-type="float">
            <text:p>0</text:p>
          </table:table-cell>
          <table:table-cell table:style-name="ce25" table:formula="of:=([.AJ34]/[.AJ$43])*100" office:value-type="float" office:value="0" calcext:value-type="float">
            <text:p>0</text:p>
          </table:table-cell>
          <table:table-cell table:style-name="ce25" table:formula="of:=([.AK34]/[.AK$43])*100" office:value-type="float" office:value="2.7123767354976" calcext:value-type="float">
            <text:p>3</text:p>
          </table:table-cell>
          <table:table-cell table:style-name="ce25" table:formula="of:=([.AL34]/[.AL$43])*100" office:value-type="float" office:value="2.55474211698961" calcext:value-type="float">
            <text:p>3</text:p>
          </table:table-cell>
          <table:table-cell table:style-name="ce25" table:formula="of:=([.AM34]/[.AM$43])*100" office:value-type="float" office:value="2.5735281200845" calcext:value-type="float">
            <text:p>3</text:p>
          </table:table-cell>
          <table:table-cell table:style-name="ce25" table:formula="of:=([.AN34]/[.AN$43])*100" office:value-type="float" office:value="2.49057403459989" calcext:value-type="float">
            <text:p>2</text:p>
          </table:table-cell>
          <table:table-cell table:style-name="ce25" table:formula="of:=([.AO34]/[.AO$43])*100" office:value-type="float" office:value="1.06128440411879" calcext:value-type="float">
            <text:p>1</text:p>
          </table:table-cell>
          <table:table-cell table:style-name="ce25" table:formula="of:=([.AP34]/[.AP$43])*100" office:value-type="float" office:value="1.77376619310441" calcext:value-type="float">
            <text:p>2</text:p>
          </table:table-cell>
          <table:table-cell table:style-name="ce25" table:formula="of:=([.AQ34]/[.AQ$43])*100" office:value-type="float" office:value="1.81403634821279" calcext:value-type="float">
            <text:p>2</text:p>
          </table:table-cell>
          <table:table-cell table:style-name="ce25" table:formula="of:=([.AR34]/[.AR$43])*100" office:value-type="float" office:value="2.47490388547327" calcext:value-type="float">
            <text:p>2</text:p>
          </table:table-cell>
          <table:table-cell table:style-name="ce25" table:formula="of:=([.AS34]/[.AS$43])*100" office:value-type="float" office:value="2.36681756985816" calcext:value-type="float">
            <text:p>2</text:p>
          </table:table-cell>
          <table:table-cell table:style-name="ce25" table:formula="of:=([.AT34]/[.AT$43])*100" office:value-type="float" office:value="2.40826672750504" calcext:value-type="float">
            <text:p>2</text:p>
          </table:table-cell>
          <table:table-cell table:style-name="ce25" table:formula="of:=([.AU34]/[.AU$43])*100" office:value-type="float" office:value="2.87370162731603" calcext:value-type="float">
            <text:p>3</text:p>
          </table:table-cell>
          <table:table-cell table:style-name="ce25" table:formula="of:=([.AV34]/[.AV$43])*100" office:value-type="float" office:value="3.24115569273562" calcext:value-type="float">
            <text:p>3</text:p>
          </table:table-cell>
          <table:table-cell table:style-name="ce25" table:formula="of:=([.AW34]/[.AW$43])*100" office:value-type="float" office:value="0.883939651335073" calcext:value-type="float">
            <text:p>1</text:p>
          </table:table-cell>
          <table:table-cell table:style-name="ce25" table:formula="of:=([.AX34]/[.AX$43])*100" office:value-type="float" office:value="2.98240144842982" calcext:value-type="float">
            <text:p>3</text:p>
          </table:table-cell>
          <table:table-cell table:style-name="ce25" table:formula="of:=([.AY34]/[.AY$43])*100" office:value-type="float" office:value="0" calcext:value-type="float">
            <text:p>0</text:p>
          </table:table-cell>
          <table:table-cell table:style-name="ce25" table:formula="of:=([.AZ34]/[.AZ$43])*100" office:value-type="float" office:value="0" calcext:value-type="float">
            <text:p>0</text:p>
          </table:table-cell>
          <table:table-cell table:style-name="ce25" table:formula="of:=([.BA34]/[.BA$43])*100" office:value-type="float" office:value="3.78987887029327" calcext:value-type="float">
            <text:p>4</text:p>
          </table:table-cell>
          <table:table-cell table:style-name="ce25" table:formula="of:=([.BB34]/[.BB$43])*100" office:value-type="float" office:value="1.83507535958754" calcext:value-type="float">
            <text:p>2</text:p>
          </table:table-cell>
          <table:table-cell table:style-name="ce25" table:formula="of:=([.BC34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Saint-Ouen-sur-Seine</text:p>
          </table:table-cell>
          <table:table-cell table:style-name="ce25" table:formula="of:=([.B35]/[.B$43])*100" office:value-type="float" office:value="3.05028176977701" calcext:value-type="float">
            <text:p>3</text:p>
          </table:table-cell>
          <table:table-cell table:style-name="ce25" table:formula="of:=([.C35]/[.C$43])*100" office:value-type="float" office:value="6.5234067345435" calcext:value-type="float">
            <text:p>7</text:p>
          </table:table-cell>
          <table:table-cell table:style-name="ce25" table:formula="of:=([.D35]/[.D$43])*100" office:value-type="float" office:value="27.164563868754" calcext:value-type="float">
            <text:p>27</text:p>
          </table:table-cell>
          <table:table-cell table:style-name="ce25" table:formula="of:=([.E35]/[.E$43])*100" office:value-type="float" office:value="4.07814608654727" calcext:value-type="float">
            <text:p>4</text:p>
          </table:table-cell>
          <table:table-cell table:style-name="ce25" table:formula="of:=([.F35]/[.F$43])*100" office:value-type="float" office:value="6.18430010721268" calcext:value-type="float">
            <text:p>6</text:p>
          </table:table-cell>
          <table:table-cell table:style-name="ce25" table:formula="of:=([.G35]/[.G$43])*100" office:value-type="float" office:value="2.52482667508971" calcext:value-type="float">
            <text:p>3</text:p>
          </table:table-cell>
          <table:table-cell table:style-name="ce25" table:formula="of:=([.H35]/[.H$43])*100" office:value-type="float" office:value="3.03575342644077" calcext:value-type="float">
            <text:p>3</text:p>
          </table:table-cell>
          <table:table-cell table:style-name="ce25" table:formula="of:=([.I35]/[.I$43])*100" office:value-type="float" office:value="5.15835282282311" calcext:value-type="float">
            <text:p>5</text:p>
          </table:table-cell>
          <table:table-cell table:style-name="ce25" table:formula="of:=([.J35]/[.J$43])*100" office:value-type="float" office:value="4.60750851342092" calcext:value-type="float">
            <text:p>5</text:p>
          </table:table-cell>
          <table:table-cell table:style-name="ce25" table:formula="of:=([.K35]/[.K$43])*100" office:value-type="float" office:value="-6.47042826334336" calcext:value-type="float">
            <text:p>-6</text:p>
          </table:table-cell>
          <table:table-cell table:style-name="ce25" table:formula="of:=([.L35]/[.L$43])*100" office:value-type="float" office:value="5.83200452186907" calcext:value-type="float">
            <text:p>6</text:p>
          </table:table-cell>
          <table:table-cell table:style-name="ce25" table:formula="of:=([.M35]/[.M$43])*100" office:value-type="float" office:value="1.47437330438321" calcext:value-type="float">
            <text:p>1</text:p>
          </table:table-cell>
          <table:table-cell table:style-name="ce25" table:formula="of:=([.N35]/[.N$43])*100" office:value-type="float" office:value="0" calcext:value-type="float">
            <text:p>0</text:p>
          </table:table-cell>
          <table:table-cell table:style-name="ce25" table:formula="of:=([.O35]/[.O$43])*100" office:value-type="float" office:value="1.22389808669491" calcext:value-type="float">
            <text:p>1</text:p>
          </table:table-cell>
          <table:table-cell table:style-name="ce25" table:formula="of:=([.P35]/[.P$43])*100" office:value-type="float" office:value="2.67786818120823" calcext:value-type="float">
            <text:p>3</text:p>
          </table:table-cell>
          <table:table-cell table:style-name="ce25" table:formula="of:=([.Q35]/[.Q$43])*100" office:value-type="float" office:value="2.79150016711467" calcext:value-type="float">
            <text:p>3</text:p>
          </table:table-cell>
          <table:table-cell table:style-name="ce25" table:formula="of:=([.R35]/[.R$43])*100" office:value-type="float" office:value="1.91882831899133" calcext:value-type="float">
            <text:p>2</text:p>
          </table:table-cell>
          <table:table-cell table:style-name="ce25" table:formula="of:=([.S35]/[.S$43])*100" office:value-type="float" office:value="3.16536910649027" calcext:value-type="float">
            <text:p>3</text:p>
          </table:table-cell>
          <table:table-cell table:style-name="ce25" table:formula="of:=([.T35]/[.T$43])*100" office:value-type="float" office:value="3.06335439549271" calcext:value-type="float">
            <text:p>3</text:p>
          </table:table-cell>
          <table:table-cell table:style-name="ce25" table:formula="of:=([.U35]/[.U$43])*100" office:value-type="float" office:value="2.87240598705714" calcext:value-type="float">
            <text:p>3</text:p>
          </table:table-cell>
          <table:table-cell table:style-name="ce25" table:formula="of:=([.V35]/[.V$43])*100" office:value-type="float" office:value="4.203609521246" calcext:value-type="float">
            <text:p>4</text:p>
          </table:table-cell>
          <table:table-cell table:style-name="ce25" table:formula="of:=([.W35]/[.W$43])*100" office:value-type="float" office:value="0" calcext:value-type="float">
            <text:p>0</text:p>
          </table:table-cell>
          <table:table-cell table:style-name="ce25" table:formula="of:=([.X35]/[.X$43])*100" office:value-type="float" office:value="0.25078810870652" calcext:value-type="float">
            <text:p>0</text:p>
          </table:table-cell>
          <table:table-cell table:style-name="ce25" table:formula="of:=([.Y35]/[.Y$43])*100" office:value-type="float" office:value="3.67886081725897" calcext:value-type="float">
            <text:p>4</text:p>
          </table:table-cell>
          <table:table-cell table:style-name="ce25" table:formula="of:=([.Z35]/[.Z$43])*100" office:value-type="float" office:value="3.7061299960288" calcext:value-type="float">
            <text:p>4</text:p>
          </table:table-cell>
          <table:table-cell table:style-name="ce25" table:formula="of:=([.AA35]/[.AA$43])*100" office:value-type="float" office:value="3.59550435891057" calcext:value-type="float">
            <text:p>4</text:p>
          </table:table-cell>
          <table:table-cell table:style-name="ce25" table:formula="of:=([.AB35]/[.AB$43])*100" office:value-type="float" office:value="3.71091050944052" calcext:value-type="float">
            <text:p>4</text:p>
          </table:table-cell>
          <table:table-cell table:style-name="ce25" table:formula="of:=([.AC35]/[.AC$43])*100" office:value-type="float" office:value="2.88257149874641" calcext:value-type="float">
            <text:p>3</text:p>
          </table:table-cell>
          <table:table-cell table:style-name="ce25" table:formula="of:=([.AD35]/[.AD$43])*100" office:value-type="float" office:value="3.24345735286458" calcext:value-type="float">
            <text:p>3</text:p>
          </table:table-cell>
          <table:table-cell table:style-name="ce25" table:formula="of:=([.AE35]/[.AE$43])*100" office:value-type="float" office:value="-0.984776685578416" calcext:value-type="float">
            <text:p>-1</text:p>
          </table:table-cell>
          <table:table-cell table:style-name="ce25" table:formula="of:=([.AF35]/[.AF$43])*100" office:value-type="float" office:value="6.01130667108451" calcext:value-type="float">
            <text:p>6</text:p>
          </table:table-cell>
          <table:table-cell table:style-name="ce25" table:formula="of:=([.AG35]/[.AG$43])*100" office:value-type="float" office:value="5.945907906794" calcext:value-type="float">
            <text:p>6</text:p>
          </table:table-cell>
          <table:table-cell table:style-name="ce25" table:formula="of:=([.AH35]/[.AH$43])*100" office:value-type="float" office:value="-14.2257331777054" calcext:value-type="float">
            <text:p>-14</text:p>
          </table:table-cell>
          <table:table-cell table:style-name="ce25" table:formula="of:=([.AI35]/[.AI$43])*100" office:value-type="float" office:value="3.88260841942374" calcext:value-type="float">
            <text:p>4</text:p>
          </table:table-cell>
          <table:table-cell table:style-name="ce25" table:formula="of:=([.AJ35]/[.AJ$43])*100" office:value-type="float" office:value="0" calcext:value-type="float">
            <text:p>0</text:p>
          </table:table-cell>
          <table:table-cell table:style-name="ce25" table:formula="of:=([.AK35]/[.AK$43])*100" office:value-type="float" office:value="3.15746181411066" calcext:value-type="float">
            <text:p>3</text:p>
          </table:table-cell>
          <table:table-cell table:style-name="ce25" table:formula="of:=([.AL35]/[.AL$43])*100" office:value-type="float" office:value="3.40079245553355" calcext:value-type="float">
            <text:p>3</text:p>
          </table:table-cell>
          <table:table-cell table:style-name="ce25" table:formula="of:=([.AM35]/[.AM$43])*100" office:value-type="float" office:value="3.41763956040723" calcext:value-type="float">
            <text:p>3</text:p>
          </table:table-cell>
          <table:table-cell table:style-name="ce25" table:formula="of:=([.AN35]/[.AN$43])*100" office:value-type="float" office:value="7.29879928477192" calcext:value-type="float">
            <text:p>7</text:p>
          </table:table-cell>
          <table:table-cell table:style-name="ce25" table:formula="of:=([.AO35]/[.AO$43])*100" office:value-type="float" office:value="4.33290859339672" calcext:value-type="float">
            <text:p>4</text:p>
          </table:table-cell>
          <table:table-cell table:style-name="ce25" table:formula="of:=([.AP35]/[.AP$43])*100" office:value-type="float" office:value="3.75149861112018" calcext:value-type="float">
            <text:p>4</text:p>
          </table:table-cell>
          <table:table-cell table:style-name="ce25" table:formula="of:=([.AQ35]/[.AQ$43])*100" office:value-type="float" office:value="3.79691446869108" calcext:value-type="float">
            <text:p>4</text:p>
          </table:table-cell>
          <table:table-cell table:style-name="ce25" table:formula="of:=([.AR35]/[.AR$43])*100" office:value-type="float" office:value="3.13156704290264" calcext:value-type="float">
            <text:p>3</text:p>
          </table:table-cell>
          <table:table-cell table:style-name="ce25" table:formula="of:=([.AS35]/[.AS$43])*100" office:value-type="float" office:value="3.22713474646703" calcext:value-type="float">
            <text:p>3</text:p>
          </table:table-cell>
          <table:table-cell table:style-name="ce25" table:formula="of:=([.AT35]/[.AT$43])*100" office:value-type="float" office:value="3.19865592080366" calcext:value-type="float">
            <text:p>3</text:p>
          </table:table-cell>
          <table:table-cell table:style-name="ce25" table:formula="of:=([.AU35]/[.AU$43])*100" office:value-type="float" office:value="6.73251088958693" calcext:value-type="float">
            <text:p>7</text:p>
          </table:table-cell>
          <table:table-cell table:style-name="ce25" table:formula="of:=([.AV35]/[.AV$43])*100" office:value-type="float" office:value="4.56863753140337" calcext:value-type="float">
            <text:p>5</text:p>
          </table:table-cell>
          <table:table-cell table:style-name="ce25" table:formula="of:=([.AW35]/[.AW$43])*100" office:value-type="float" office:value="0.889854081643425" calcext:value-type="float">
            <text:p>1</text:p>
          </table:table-cell>
          <table:table-cell table:style-name="ce25" table:formula="of:=([.AX35]/[.AX$43])*100" office:value-type="float" office:value="4.42009638413166" calcext:value-type="float">
            <text:p>4</text:p>
          </table:table-cell>
          <table:table-cell table:style-name="ce25" table:formula="of:=([.AY35]/[.AY$43])*100" office:value-type="float" office:value="0" calcext:value-type="float">
            <text:p>0</text:p>
          </table:table-cell>
          <table:table-cell table:style-name="ce25" table:formula="of:=([.AZ35]/[.AZ$43])*100" office:value-type="float" office:value="0" calcext:value-type="float">
            <text:p>0</text:p>
          </table:table-cell>
          <table:table-cell table:style-name="ce25" table:formula="of:=([.BA35]/[.BA$43])*100" office:value-type="float" office:value="-3.70220705833297" calcext:value-type="float">
            <text:p>-4</text:p>
          </table:table-cell>
          <table:table-cell table:style-name="ce25" table:formula="of:=([.BB35]/[.BB$43])*100" office:value-type="float" office:value="3.09782604745357" calcext:value-type="float">
            <text:p>3</text:p>
          </table:table-cell>
          <table:table-cell table:style-name="ce25" table:formula="of:=([.BC35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Sevran</text:p>
          </table:table-cell>
          <table:table-cell table:style-name="ce25" table:formula="of:=([.B36]/[.B$43])*100" office:value-type="float" office:value="2.83976626273822" calcext:value-type="float">
            <text:p>3</text:p>
          </table:table-cell>
          <table:table-cell table:style-name="ce25" table:formula="of:=([.C36]/[.C$43])*100" office:value-type="float" office:value="3.53804103475949" calcext:value-type="float">
            <text:p>4</text:p>
          </table:table-cell>
          <table:table-cell table:style-name="ce25" table:formula="of:=([.D36]/[.D$43])*100" office:value-type="float" office:value="0" calcext:value-type="float">
            <text:p>0</text:p>
          </table:table-cell>
          <table:table-cell table:style-name="ce25" table:formula="of:=([.E36]/[.E$43])*100" office:value-type="float" office:value="2.46490711520227" calcext:value-type="float">
            <text:p>2</text:p>
          </table:table-cell>
          <table:table-cell table:style-name="ce25" table:formula="of:=([.F36]/[.F$43])*100" office:value-type="float" office:value="1.37911866801236" calcext:value-type="float">
            <text:p>1</text:p>
          </table:table-cell>
          <table:table-cell table:style-name="ce25" table:formula="of:=([.G36]/[.G$43])*100" office:value-type="float" office:value="1.04861599751675" calcext:value-type="float">
            <text:p>1</text:p>
          </table:table-cell>
          <table:table-cell table:style-name="ce25" table:formula="of:=([.H36]/[.H$43])*100" office:value-type="float" office:value="1.50638669809001" calcext:value-type="float">
            <text:p>2</text:p>
          </table:table-cell>
          <table:table-cell table:style-name="ce25" table:formula="of:=([.I36]/[.I$43])*100" office:value-type="float" office:value="1.31312639936609" calcext:value-type="float">
            <text:p>1</text:p>
          </table:table-cell>
          <table:table-cell table:style-name="ce25" table:formula="of:=([.J36]/[.J$43])*100" office:value-type="float" office:value="2.29522014586395" calcext:value-type="float">
            <text:p>2</text:p>
          </table:table-cell>
          <table:table-cell table:style-name="ce25" table:formula="of:=([.K36]/[.K$43])*100" office:value-type="float" office:value="4.28589871191715" calcext:value-type="float">
            <text:p>4</text:p>
          </table:table-cell>
          <table:table-cell table:style-name="ce25" table:formula="of:=([.L36]/[.L$43])*100" office:value-type="float" office:value="3.35567242556296" calcext:value-type="float">
            <text:p>3</text:p>
          </table:table-cell>
          <table:table-cell table:style-name="ce25" table:formula="of:=([.M36]/[.M$43])*100" office:value-type="float" office:value="4.3881543922345" calcext:value-type="float">
            <text:p>4</text:p>
          </table:table-cell>
          <table:table-cell table:style-name="ce25" table:formula="of:=([.N36]/[.N$43])*100" office:value-type="float" office:value="5.13830760654252" calcext:value-type="float">
            <text:p>5</text:p>
          </table:table-cell>
          <table:table-cell table:style-name="ce25" table:formula="of:=([.O36]/[.O$43])*100" office:value-type="float" office:value="2.5086429460408" calcext:value-type="float">
            <text:p>3</text:p>
          </table:table-cell>
          <table:table-cell table:style-name="ce25" table:formula="of:=([.P36]/[.P$43])*100" office:value-type="float" office:value="1.92539957279827" calcext:value-type="float">
            <text:p>2</text:p>
          </table:table-cell>
          <table:table-cell table:style-name="ce25" table:formula="of:=([.Q36]/[.Q$43])*100" office:value-type="float" office:value="2.62376636628553" calcext:value-type="float">
            <text:p>3</text:p>
          </table:table-cell>
          <table:table-cell table:style-name="ce25" table:formula="of:=([.R36]/[.R$43])*100" office:value-type="float" office:value="2.4091022311189" calcext:value-type="float">
            <text:p>2</text:p>
          </table:table-cell>
          <table:table-cell table:style-name="ce25" table:formula="of:=([.S36]/[.S$43])*100" office:value-type="float" office:value="2.60352087094378" calcext:value-type="float">
            <text:p>3</text:p>
          </table:table-cell>
          <table:table-cell table:style-name="ce25" table:formula="of:=([.T36]/[.T$43])*100" office:value-type="float" office:value="2.60904510186743" calcext:value-type="float">
            <text:p>3</text:p>
          </table:table-cell>
          <table:table-cell table:style-name="ce25" table:formula="of:=([.U36]/[.U$43])*100" office:value-type="float" office:value="2.55782843009447" calcext:value-type="float">
            <text:p>3</text:p>
          </table:table-cell>
          <table:table-cell table:style-name="ce25" table:formula="of:=([.V36]/[.V$43])*100" office:value-type="float" office:value="0.55717920747776" calcext:value-type="float">
            <text:p>1</text:p>
          </table:table-cell>
          <table:table-cell table:style-name="ce25" table:formula="of:=([.W36]/[.W$43])*100" office:value-type="float" office:value="0" calcext:value-type="float">
            <text:p>0</text:p>
          </table:table-cell>
          <table:table-cell table:style-name="ce25" table:formula="of:=([.X36]/[.X$43])*100" office:value-type="float" office:value="4.99860333152863" calcext:value-type="float">
            <text:p>5</text:p>
          </table:table-cell>
          <table:table-cell table:style-name="ce25" table:formula="of:=([.Y36]/[.Y$43])*100" office:value-type="float" office:value="3.05519808640498" calcext:value-type="float">
            <text:p>3</text:p>
          </table:table-cell>
          <table:table-cell table:style-name="ce25" table:formula="of:=([.Z36]/[.Z$43])*100" office:value-type="float" office:value="2.85894646346872" calcext:value-type="float">
            <text:p>3</text:p>
          </table:table-cell>
          <table:table-cell table:style-name="ce25" table:formula="of:=([.AA36]/[.AA$43])*100" office:value-type="float" office:value="0.887704674162918" calcext:value-type="float">
            <text:p>1</text:p>
          </table:table-cell>
          <table:table-cell table:style-name="ce25" table:formula="of:=([.AB36]/[.AB$43])*100" office:value-type="float" office:value="2.86685407362198" calcext:value-type="float">
            <text:p>3</text:p>
          </table:table-cell>
          <table:table-cell table:style-name="ce25" table:formula="of:=([.AC36]/[.AC$43])*100" office:value-type="float" office:value="2.58535451358223" calcext:value-type="float">
            <text:p>3</text:p>
          </table:table-cell>
          <table:table-cell table:style-name="ce25" table:formula="of:=([.AD36]/[.AD$43])*100" office:value-type="float" office:value="2.70659226214005" calcext:value-type="float">
            <text:p>3</text:p>
          </table:table-cell>
          <table:table-cell table:style-name="ce25" table:formula="of:=([.AE36]/[.AE$43])*100" office:value-type="float" office:value="1.57295606924706" calcext:value-type="float">
            <text:p>2</text:p>
          </table:table-cell>
          <table:table-cell table:style-name="ce25" table:formula="of:=([.AF36]/[.AF$43])*100" office:value-type="float" office:value="3.07127535107111" calcext:value-type="float">
            <text:p>3</text:p>
          </table:table-cell>
          <table:table-cell table:style-name="ce25" table:formula="of:=([.AG36]/[.AG$43])*100" office:value-type="float" office:value="1.05597032221484" calcext:value-type="float">
            <text:p>1</text:p>
          </table:table-cell>
          <table:table-cell table:style-name="ce25" table:formula="of:=([.AH36]/[.AH$43])*100" office:value-type="float" office:value="-0.0992655885329802" calcext:value-type="float">
            <text:p>0</text:p>
          </table:table-cell>
          <table:table-cell table:style-name="ce25" table:formula="of:=([.AI36]/[.AI$43])*100" office:value-type="float" office:value="-0.262364885050021" calcext:value-type="float">
            <text:p>0</text:p>
          </table:table-cell>
          <table:table-cell table:style-name="ce25" table:formula="of:=([.AJ36]/[.AJ$43])*100" office:value-type="float" office:value="0" calcext:value-type="float">
            <text:p>0</text:p>
          </table:table-cell>
          <table:table-cell table:style-name="ce25" table:formula="of:=([.AK36]/[.AK$43])*100" office:value-type="float" office:value="2.56858721560252" calcext:value-type="float">
            <text:p>3</text:p>
          </table:table-cell>
          <table:table-cell table:style-name="ce25" table:formula="of:=([.AL36]/[.AL$43])*100" office:value-type="float" office:value="2.17529003904787" calcext:value-type="float">
            <text:p>2</text:p>
          </table:table-cell>
          <table:table-cell table:style-name="ce25" table:formula="of:=([.AM36]/[.AM$43])*100" office:value-type="float" office:value="2.20616094280708" calcext:value-type="float">
            <text:p>2</text:p>
          </table:table-cell>
          <table:table-cell table:style-name="ce25" table:formula="of:=([.AN36]/[.AN$43])*100" office:value-type="float" office:value="1.54991340961064" calcext:value-type="float">
            <text:p>2</text:p>
          </table:table-cell>
          <table:table-cell table:style-name="ce25" table:formula="of:=([.AO36]/[.AO$43])*100" office:value-type="float" office:value="1.69635310192726" calcext:value-type="float">
            <text:p>2</text:p>
          </table:table-cell>
          <table:table-cell table:style-name="ce25" table:formula="of:=([.AP36]/[.AP$43])*100" office:value-type="float" office:value="2.14215048235856" calcext:value-type="float">
            <text:p>2</text:p>
          </table:table-cell>
          <table:table-cell table:style-name="ce25" table:formula="of:=([.AQ36]/[.AQ$43])*100" office:value-type="float" office:value="1.57127907043129" calcext:value-type="float">
            <text:p>2</text:p>
          </table:table-cell>
          <table:table-cell table:style-name="ce25" table:formula="of:=([.AR36]/[.AR$43])*100" office:value-type="float" office:value="2.60134949342899" calcext:value-type="float">
            <text:p>3</text:p>
          </table:table-cell>
          <table:table-cell table:style-name="ce25" table:formula="of:=([.AS36]/[.AS$43])*100" office:value-type="float" office:value="2.53056007534334" calcext:value-type="float">
            <text:p>3</text:p>
          </table:table-cell>
          <table:table-cell table:style-name="ce25" table:formula="of:=([.AT36]/[.AT$43])*100" office:value-type="float" office:value="2.49748455586489" calcext:value-type="float">
            <text:p>2</text:p>
          </table:table-cell>
          <table:table-cell table:style-name="ce25" table:formula="of:=([.AU36]/[.AU$43])*100" office:value-type="float" office:value="3.5931956657882" calcext:value-type="float">
            <text:p>4</text:p>
          </table:table-cell>
          <table:table-cell table:style-name="ce25" table:formula="of:=([.AV36]/[.AV$43])*100" office:value-type="float" office:value="2.44598984159436" calcext:value-type="float">
            <text:p>2</text:p>
          </table:table-cell>
          <table:table-cell table:style-name="ce25" table:formula="of:=([.AW36]/[.AW$43])*100" office:value-type="float" office:value="0.927643328596731" calcext:value-type="float">
            <text:p>1</text:p>
          </table:table-cell>
          <table:table-cell table:style-name="ce25" table:formula="of:=([.AX36]/[.AX$43])*100" office:value-type="float" office:value="3.25520762738786" calcext:value-type="float">
            <text:p>3</text:p>
          </table:table-cell>
          <table:table-cell table:style-name="ce25" table:formula="of:=([.AY36]/[.AY$43])*100" office:value-type="float" office:value="0" calcext:value-type="float">
            <text:p>0</text:p>
          </table:table-cell>
          <table:table-cell table:style-name="ce25" table:formula="of:=([.AZ36]/[.AZ$43])*100" office:value-type="float" office:value="0" calcext:value-type="float">
            <text:p>0</text:p>
          </table:table-cell>
          <table:table-cell table:style-name="ce25" table:formula="of:=([.BA36]/[.BA$43])*100" office:value-type="float" office:value="5.851163384036" calcext:value-type="float">
            <text:p>6</text:p>
          </table:table-cell>
          <table:table-cell table:style-name="ce25" table:formula="of:=([.BB36]/[.BB$43])*100" office:value-type="float" office:value="1.80871293942888" calcext:value-type="float">
            <text:p>2</text:p>
          </table:table-cell>
          <table:table-cell table:style-name="ce25" table:formula="of:=([.BC36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Stains</text:p>
          </table:table-cell>
          <table:table-cell table:style-name="ce25" table:formula="of:=([.B37]/[.B$43])*100" office:value-type="float" office:value="1.85815646308633" calcext:value-type="float">
            <text:p>2</text:p>
          </table:table-cell>
          <table:table-cell table:style-name="ce25" table:formula="of:=([.C37]/[.C$43])*100" office:value-type="float" office:value="3.38565321935072" calcext:value-type="float">
            <text:p>3</text:p>
          </table:table-cell>
          <table:table-cell table:style-name="ce25" table:formula="of:=([.D37]/[.D$43])*100" office:value-type="float" office:value="0.299653746567762" calcext:value-type="float">
            <text:p>0</text:p>
          </table:table-cell>
          <table:table-cell table:style-name="ce25" table:formula="of:=([.E37]/[.E$43])*100" office:value-type="float" office:value="2.04753501577957" calcext:value-type="float">
            <text:p>2</text:p>
          </table:table-cell>
          <table:table-cell table:style-name="ce25" table:formula="of:=([.F37]/[.F$43])*100" office:value-type="float" office:value="0.353545841095466" calcext:value-type="float">
            <text:p>0</text:p>
          </table:table-cell>
          <table:table-cell table:style-name="ce25" table:formula="of:=([.G37]/[.G$43])*100" office:value-type="float" office:value="0.705463894269817" calcext:value-type="float">
            <text:p>1</text:p>
          </table:table-cell>
          <table:table-cell table:style-name="ce25" table:formula="of:=([.H37]/[.H$43])*100" office:value-type="float" office:value="1.32300793034415" calcext:value-type="float">
            <text:p>1</text:p>
          </table:table-cell>
          <table:table-cell table:style-name="ce25" table:formula="of:=([.I37]/[.I$43])*100" office:value-type="float" office:value="0.706093839717251" calcext:value-type="float">
            <text:p>1</text:p>
          </table:table-cell>
          <table:table-cell table:style-name="ce25" table:formula="of:=([.J37]/[.J$43])*100" office:value-type="float" office:value="2.59242676396821" calcext:value-type="float">
            <text:p>3</text:p>
          </table:table-cell>
          <table:table-cell table:style-name="ce25" table:formula="of:=([.K37]/[.K$43])*100" office:value-type="float" office:value="-1.40329719786819" calcext:value-type="float">
            <text:p>-1</text:p>
          </table:table-cell>
          <table:table-cell table:style-name="ce25" table:formula="of:=([.L37]/[.L$43])*100" office:value-type="float" office:value="3.58261504944761" calcext:value-type="float">
            <text:p>4</text:p>
          </table:table-cell>
          <table:table-cell table:style-name="ce25" table:formula="of:=([.M37]/[.M$43])*100" office:value-type="float" office:value="4.79265694012554" calcext:value-type="float">
            <text:p>5</text:p>
          </table:table-cell>
          <table:table-cell table:style-name="ce25" table:formula="of:=([.N37]/[.N$43])*100" office:value-type="float" office:value="8.80918072861143" calcext:value-type="float">
            <text:p>9</text:p>
          </table:table-cell>
          <table:table-cell table:style-name="ce25" table:formula="of:=([.O37]/[.O$43])*100" office:value-type="float" office:value="0.696632028633435" calcext:value-type="float">
            <text:p>1</text:p>
          </table:table-cell>
          <table:table-cell table:style-name="ce25" table:formula="of:=([.P37]/[.P$43])*100" office:value-type="float" office:value="3.47249786452586" calcext:value-type="float">
            <text:p>3</text:p>
          </table:table-cell>
          <table:table-cell table:style-name="ce25" table:formula="of:=([.Q37]/[.Q$43])*100" office:value-type="float" office:value="1.15310299934767" calcext:value-type="float">
            <text:p>1</text:p>
          </table:table-cell>
          <table:table-cell table:style-name="ce25" table:formula="of:=([.R37]/[.R$43])*100" office:value-type="float" office:value="0.671931942036759" calcext:value-type="float">
            <text:p>1</text:p>
          </table:table-cell>
          <table:table-cell table:style-name="ce25" table:formula="of:=([.S37]/[.S$43])*100" office:value-type="float" office:value="2.4656142765101" calcext:value-type="float">
            <text:p>2</text:p>
          </table:table-cell>
          <table:table-cell table:style-name="ce25" table:formula="of:=([.T37]/[.T$43])*100" office:value-type="float" office:value="2.10747952788832" calcext:value-type="float">
            <text:p>2</text:p>
          </table:table-cell>
          <table:table-cell table:style-name="ce25" table:formula="of:=([.U37]/[.U$43])*100" office:value-type="float" office:value="2.04406146632589" calcext:value-type="float">
            <text:p>2</text:p>
          </table:table-cell>
          <table:table-cell table:style-name="ce25" table:formula="of:=([.V37]/[.V$43])*100" office:value-type="float" office:value="0.846987977622955" calcext:value-type="float">
            <text:p>1</text:p>
          </table:table-cell>
          <table:table-cell table:style-name="ce25" table:formula="of:=([.W37]/[.W$43])*100" office:value-type="float" office:value="0" calcext:value-type="float">
            <text:p>0</text:p>
          </table:table-cell>
          <table:table-cell table:style-name="ce25" table:formula="of:=([.X37]/[.X$43])*100" office:value-type="float" office:value="5.51196579465074" calcext:value-type="float">
            <text:p>6</text:p>
          </table:table-cell>
          <table:table-cell table:style-name="ce25" table:formula="of:=([.Y37]/[.Y$43])*100" office:value-type="float" office:value="1.09122311297678" calcext:value-type="float">
            <text:p>1</text:p>
          </table:table-cell>
          <table:table-cell table:style-name="ce25" table:formula="of:=([.Z37]/[.Z$43])*100" office:value-type="float" office:value="2.67605589351018" calcext:value-type="float">
            <text:p>3</text:p>
          </table:table-cell>
          <table:table-cell table:style-name="ce25" table:formula="of:=([.AA37]/[.AA$43])*100" office:value-type="float" office:value="1.47312576103757" calcext:value-type="float">
            <text:p>1</text:p>
          </table:table-cell>
          <table:table-cell table:style-name="ce25" table:formula="of:=([.AB37]/[.AB$43])*100" office:value-type="float" office:value="2.6820206458796" calcext:value-type="float">
            <text:p>3</text:p>
          </table:table-cell>
          <table:table-cell table:style-name="ce25" table:formula="of:=([.AC37]/[.AC$43])*100" office:value-type="float" office:value="1.26284171687105" calcext:value-type="float">
            <text:p>1</text:p>
          </table:table-cell>
          <table:table-cell table:style-name="ce25" table:formula="of:=([.AD37]/[.AD$43])*100" office:value-type="float" office:value="1.43481605970975" calcext:value-type="float">
            <text:p>1</text:p>
          </table:table-cell>
          <table:table-cell table:style-name="ce25" table:formula="of:=([.AE37]/[.AE$43])*100" office:value-type="float" office:value="-0.809731302954866" calcext:value-type="float">
            <text:p>-1</text:p>
          </table:table-cell>
          <table:table-cell table:style-name="ce25" table:formula="of:=([.AF37]/[.AF$43])*100" office:value-type="float" office:value="0.939273768265718" calcext:value-type="float">
            <text:p>1</text:p>
          </table:table-cell>
          <table:table-cell table:style-name="ce25" table:formula="of:=([.AG37]/[.AG$43])*100" office:value-type="float" office:value="-0.379884415108192" calcext:value-type="float">
            <text:p>0</text:p>
          </table:table-cell>
          <table:table-cell table:style-name="ce25" table:formula="of:=([.AH37]/[.AH$43])*100" office:value-type="float" office:value="-12.0125364434734" calcext:value-type="float">
            <text:p>-12</text:p>
          </table:table-cell>
          <table:table-cell table:style-name="ce25" table:formula="of:=([.AI37]/[.AI$43])*100" office:value-type="float" office:value="0.859553024908101" calcext:value-type="float">
            <text:p>1</text:p>
          </table:table-cell>
          <table:table-cell table:style-name="ce25" table:formula="of:=([.AJ37]/[.AJ$43])*100" office:value-type="float" office:value="0" calcext:value-type="float">
            <text:p>0</text:p>
          </table:table-cell>
          <table:table-cell table:style-name="ce25" table:formula="of:=([.AK37]/[.AK$43])*100" office:value-type="float" office:value="2.57517983437783" calcext:value-type="float">
            <text:p>3</text:p>
          </table:table-cell>
          <table:table-cell table:style-name="ce25" table:formula="of:=([.AL37]/[.AL$43])*100" office:value-type="float" office:value="1.70287101966319" calcext:value-type="float">
            <text:p>2</text:p>
          </table:table-cell>
          <table:table-cell table:style-name="ce25" table:formula="of:=([.AM37]/[.AM$43])*100" office:value-type="float" office:value="1.72040227740104" calcext:value-type="float">
            <text:p>2</text:p>
          </table:table-cell>
          <table:table-cell table:style-name="ce25" table:formula="of:=([.AN37]/[.AN$43])*100" office:value-type="float" office:value="1.53986566621967" calcext:value-type="float">
            <text:p>2</text:p>
          </table:table-cell>
          <table:table-cell table:style-name="ce25" table:formula="of:=([.AO37]/[.AO$43])*100" office:value-type="float" office:value="0.916448163371872" calcext:value-type="float">
            <text:p>1</text:p>
          </table:table-cell>
          <table:table-cell table:style-name="ce25" table:formula="of:=([.AP37]/[.AP$43])*100" office:value-type="float" office:value="0.887901332715699" calcext:value-type="float">
            <text:p>1</text:p>
          </table:table-cell>
          <table:table-cell table:style-name="ce25" table:formula="of:=([.AQ37]/[.AQ$43])*100" office:value-type="float" office:value="0.760776973307922" calcext:value-type="float">
            <text:p>1</text:p>
          </table:table-cell>
          <table:table-cell table:style-name="ce25" table:formula="of:=([.AR37]/[.AR$43])*100" office:value-type="float" office:value="2.32184999622947" calcext:value-type="float">
            <text:p>2</text:p>
          </table:table-cell>
          <table:table-cell table:style-name="ce25" table:formula="of:=([.AS37]/[.AS$43])*100" office:value-type="float" office:value="2.10079466072644" calcext:value-type="float">
            <text:p>2</text:p>
          </table:table-cell>
          <table:table-cell table:style-name="ce25" table:formula="of:=([.AT37]/[.AT$43])*100" office:value-type="float" office:value="2.16444255258412" calcext:value-type="float">
            <text:p>2</text:p>
          </table:table-cell>
          <table:table-cell table:style-name="ce25" table:formula="of:=([.AU37]/[.AU$43])*100" office:value-type="float" office:value="3.32608508910291" calcext:value-type="float">
            <text:p>3</text:p>
          </table:table-cell>
          <table:table-cell table:style-name="ce25" table:formula="of:=([.AV37]/[.AV$43])*100" office:value-type="float" office:value="1.65768754965683" calcext:value-type="float">
            <text:p>2</text:p>
          </table:table-cell>
          <table:table-cell table:style-name="ce25" table:formula="of:=([.AW37]/[.AW$43])*100" office:value-type="float" office:value="0" calcext:value-type="float">
            <text:p>0</text:p>
          </table:table-cell>
          <table:table-cell table:style-name="ce25" table:formula="of:=([.AX37]/[.AX$43])*100" office:value-type="float" office:value="3.15090006725632" calcext:value-type="float">
            <text:p>3</text:p>
          </table:table-cell>
          <table:table-cell table:style-name="ce25" table:formula="of:=([.AY37]/[.AY$43])*100" office:value-type="float" office:value="0" calcext:value-type="float">
            <text:p>0</text:p>
          </table:table-cell>
          <table:table-cell table:style-name="ce25" table:formula="of:=([.AZ37]/[.AZ$43])*100" office:value-type="float" office:value="0" calcext:value-type="float">
            <text:p>0</text:p>
          </table:table-cell>
          <table:table-cell table:style-name="ce25" table:formula="of:=([.BA37]/[.BA$43])*100" office:value-type="float" office:value="2.38362302938487" calcext:value-type="float">
            <text:p>2</text:p>
          </table:table-cell>
          <table:table-cell table:style-name="ce25" table:formula="of:=([.BB37]/[.BB$43])*100" office:value-type="float" office:value="1.32697065241352" calcext:value-type="float">
            <text:p>1</text:p>
          </table:table-cell>
          <table:table-cell table:style-name="ce25" table:formula="of:=([.BC37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Tremblay-en-France</text:p>
          </table:table-cell>
          <table:table-cell table:style-name="ce25" table:formula="of:=([.B38]/[.B$43])*100" office:value-type="float" office:value="3.41350398284958" calcext:value-type="float">
            <text:p>3</text:p>
          </table:table-cell>
          <table:table-cell table:style-name="ce25" table:formula="of:=([.C38]/[.C$43])*100" office:value-type="float" office:value="0.272385536240832" calcext:value-type="float">
            <text:p>0</text:p>
          </table:table-cell>
          <table:table-cell table:style-name="ce25" table:formula="of:=([.D38]/[.D$43])*100" office:value-type="float" office:value="2.45505434203455" calcext:value-type="float">
            <text:p>2</text:p>
          </table:table-cell>
          <table:table-cell table:style-name="ce25" table:formula="of:=([.E38]/[.E$43])*100" office:value-type="float" office:value="3.12757554867351" calcext:value-type="float">
            <text:p>3</text:p>
          </table:table-cell>
          <table:table-cell table:style-name="ce25" table:formula="of:=([.F38]/[.F$43])*100" office:value-type="float" office:value="6.20962378345975" calcext:value-type="float">
            <text:p>6</text:p>
          </table:table-cell>
          <table:table-cell table:style-name="ce25" table:formula="of:=([.G38]/[.G$43])*100" office:value-type="float" office:value="2.19655975901426" calcext:value-type="float">
            <text:p>2</text:p>
          </table:table-cell>
          <table:table-cell table:style-name="ce25" table:formula="of:=([.H38]/[.H$43])*100" office:value-type="float" office:value="10.034996743217" calcext:value-type="float">
            <text:p>10</text:p>
          </table:table-cell>
          <table:table-cell table:style-name="ce25" table:formula="of:=([.I38]/[.I$43])*100" office:value-type="float" office:value="3.27920843847694" calcext:value-type="float">
            <text:p>3</text:p>
          </table:table-cell>
          <table:table-cell table:style-name="ce25" table:formula="of:=([.J38]/[.J$43])*100" office:value-type="float" office:value="2.81741215127228" calcext:value-type="float">
            <text:p>3</text:p>
          </table:table-cell>
          <table:table-cell table:style-name="ce25" table:formula="of:=([.K38]/[.K$43])*100" office:value-type="float" office:value="1.19391206469998" calcext:value-type="float">
            <text:p>1</text:p>
          </table:table-cell>
          <table:table-cell table:style-name="ce25" table:formula="of:=([.L38]/[.L$43])*100" office:value-type="float" office:value="0.1006307970585" calcext:value-type="float">
            <text:p>0</text:p>
          </table:table-cell>
          <table:table-cell table:style-name="ce25" table:formula="of:=([.M38]/[.M$43])*100" office:value-type="float" office:value="2.96205121602894" calcext:value-type="float">
            <text:p>3</text:p>
          </table:table-cell>
          <table:table-cell table:style-name="ce25" table:formula="of:=([.N38]/[.N$43])*100" office:value-type="float" office:value="0" calcext:value-type="float">
            <text:p>0</text:p>
          </table:table-cell>
          <table:table-cell table:style-name="ce25" table:formula="of:=([.O38]/[.O$43])*100" office:value-type="float" office:value="2.71248289456136" calcext:value-type="float">
            <text:p>3</text:p>
          </table:table-cell>
          <table:table-cell table:style-name="ce25" table:formula="of:=([.P38]/[.P$43])*100" office:value-type="float" office:value="7.79056129500897" calcext:value-type="float">
            <text:p>8</text:p>
          </table:table-cell>
          <table:table-cell table:style-name="ce25" table:formula="of:=([.Q38]/[.Q$43])*100" office:value-type="float" office:value="2.30265108744055" calcext:value-type="float">
            <text:p>2</text:p>
          </table:table-cell>
          <table:table-cell table:style-name="ce25" table:formula="of:=([.R38]/[.R$43])*100" office:value-type="float" office:value="2.74071763920214" calcext:value-type="float">
            <text:p>3</text:p>
          </table:table-cell>
          <table:table-cell table:style-name="ce25" table:formula="of:=([.S38]/[.S$43])*100" office:value-type="float" office:value="4.35209219762594" calcext:value-type="float">
            <text:p>4</text:p>
          </table:table-cell>
          <table:table-cell table:style-name="ce25" table:formula="of:=([.T38]/[.T$43])*100" office:value-type="float" office:value="3.7928771344242" calcext:value-type="float">
            <text:p>4</text:p>
          </table:table-cell>
          <table:table-cell table:style-name="ce25" table:formula="of:=([.U38]/[.U$43])*100" office:value-type="float" office:value="3.97338552236488" calcext:value-type="float">
            <text:p>4</text:p>
          </table:table-cell>
          <table:table-cell table:style-name="ce25" table:formula="of:=([.V38]/[.V$43])*100" office:value-type="float" office:value="5.3461557887218" calcext:value-type="float">
            <text:p>5</text:p>
          </table:table-cell>
          <table:table-cell table:style-name="ce25" table:formula="of:=([.W38]/[.W$43])*100" office:value-type="float" office:value="0" calcext:value-type="float">
            <text:p>0</text:p>
          </table:table-cell>
          <table:table-cell table:style-name="ce25" table:formula="of:=([.X38]/[.X$43])*100" office:value-type="float" office:value="0.0511534223920186" calcext:value-type="float">
            <text:p>0</text:p>
          </table:table-cell>
          <table:table-cell table:style-name="ce25" table:formula="of:=([.Y38]/[.Y$43])*100" office:value-type="float" office:value="0.00435503030185071" calcext:value-type="float">
            <text:p>0</text:p>
          </table:table-cell>
          <table:table-cell table:style-name="ce25" table:formula="of:=([.Z38]/[.Z$43])*100" office:value-type="float" office:value="0.355675051050807" calcext:value-type="float">
            <text:p>0</text:p>
          </table:table-cell>
          <table:table-cell table:style-name="ce25" table:formula="of:=([.AA38]/[.AA$43])*100" office:value-type="float" office:value="1.04536712999396" calcext:value-type="float">
            <text:p>1</text:p>
          </table:table-cell>
          <table:table-cell table:style-name="ce25" table:formula="of:=([.AB38]/[.AB$43])*100" office:value-type="float" office:value="0.353725833947095" calcext:value-type="float">
            <text:p>0</text:p>
          </table:table-cell>
          <table:table-cell table:style-name="ce25" table:formula="of:=([.AC38]/[.AC$43])*100" office:value-type="float" office:value="3.41743393452038" calcext:value-type="float">
            <text:p>3</text:p>
          </table:table-cell>
          <table:table-cell table:style-name="ce25" table:formula="of:=([.AD38]/[.AD$43])*100" office:value-type="float" office:value="3.01540245531217" calcext:value-type="float">
            <text:p>3</text:p>
          </table:table-cell>
          <table:table-cell table:style-name="ce25" table:formula="of:=([.AE38]/[.AE$43])*100" office:value-type="float" office:value="6.5245242135692" calcext:value-type="float">
            <text:p>7</text:p>
          </table:table-cell>
          <table:table-cell table:style-name="ce25" table:formula="of:=([.AF38]/[.AF$43])*100" office:value-type="float" office:value="2.93352304474807" calcext:value-type="float">
            <text:p>3</text:p>
          </table:table-cell>
          <table:table-cell table:style-name="ce25" table:formula="of:=([.AG38]/[.AG$43])*100" office:value-type="float" office:value="14.8192848879208" calcext:value-type="float">
            <text:p>15</text:p>
          </table:table-cell>
          <table:table-cell table:style-name="ce25" table:formula="of:=([.AH38]/[.AH$43])*100" office:value-type="float" office:value="-1.8717685257213" calcext:value-type="float">
            <text:p>-2</text:p>
          </table:table-cell>
          <table:table-cell table:style-name="ce25" table:formula="of:=([.AI38]/[.AI$43])*100" office:value-type="float" office:value="5.0481758939403" calcext:value-type="float">
            <text:p>5</text:p>
          </table:table-cell>
          <table:table-cell table:style-name="ce25" table:formula="of:=([.AJ38]/[.AJ$43])*100" office:value-type="float" office:value="0" calcext:value-type="float">
            <text:p>0</text:p>
          </table:table-cell>
          <table:table-cell table:style-name="ce25" table:formula="of:=([.AK38]/[.AK$43])*100" office:value-type="float" office:value="4.49797403429618" calcext:value-type="float">
            <text:p>4</text:p>
          </table:table-cell>
          <table:table-cell table:style-name="ce25" table:formula="of:=([.AL38]/[.AL$43])*100" office:value-type="float" office:value="5.20323401626191" calcext:value-type="float">
            <text:p>5</text:p>
          </table:table-cell>
          <table:table-cell table:style-name="ce25" table:formula="of:=([.AM38]/[.AM$43])*100" office:value-type="float" office:value="4.98024083772951" calcext:value-type="float">
            <text:p>5</text:p>
          </table:table-cell>
          <table:table-cell table:style-name="ce25" table:formula="of:=([.AN38]/[.AN$43])*100" office:value-type="float" office:value="17.6339713908082" calcext:value-type="float">
            <text:p>18</text:p>
          </table:table-cell>
          <table:table-cell table:style-name="ce25" table:formula="of:=([.AO38]/[.AO$43])*100" office:value-type="float" office:value="0" calcext:value-type="float">
            <text:p>0</text:p>
          </table:table-cell>
          <table:table-cell table:style-name="ce25" table:formula="of:=([.AP38]/[.AP$43])*100" office:value-type="float" office:value="1.57381714142273" calcext:value-type="float">
            <text:p>2</text:p>
          </table:table-cell>
          <table:table-cell table:style-name="ce25" table:formula="of:=([.AQ38]/[.AQ$43])*100" office:value-type="float" office:value="2.55510338254665" calcext:value-type="float">
            <text:p>3</text:p>
          </table:table-cell>
          <table:table-cell table:style-name="ce25" table:formula="of:=([.AR38]/[.AR$43])*100" office:value-type="float" office:value="4.24037492287864" calcext:value-type="float">
            <text:p>4</text:p>
          </table:table-cell>
          <table:table-cell table:style-name="ce25" table:formula="of:=([.AS38]/[.AS$43])*100" office:value-type="float" office:value="3.82930244865663" calcext:value-type="float">
            <text:p>4</text:p>
          </table:table-cell>
          <table:table-cell table:style-name="ce25" table:formula="of:=([.AT38]/[.AT$43])*100" office:value-type="float" office:value="4.07044418862288" calcext:value-type="float">
            <text:p>4</text:p>
          </table:table-cell>
          <table:table-cell table:style-name="ce25" table:formula="of:=([.AU38]/[.AU$43])*100" office:value-type="float" office:value="0.324330162614682" calcext:value-type="float">
            <text:p>0</text:p>
          </table:table-cell>
          <table:table-cell table:style-name="ce25" table:formula="of:=([.AV38]/[.AV$43])*100" office:value-type="float" office:value="17.2874476579709" calcext:value-type="float">
            <text:p>17</text:p>
          </table:table-cell>
          <table:table-cell table:style-name="ce25" table:formula="of:=([.AW38]/[.AW$43])*100" office:value-type="float" office:value="4.46854569048273" calcext:value-type="float">
            <text:p>4</text:p>
          </table:table-cell>
          <table:table-cell table:style-name="ce25" table:formula="of:=([.AX38]/[.AX$43])*100" office:value-type="float" office:value="1.45964210302154" calcext:value-type="float">
            <text:p>1</text:p>
          </table:table-cell>
          <table:table-cell table:style-name="ce25" table:formula="of:=([.AY38]/[.AY$43])*100" office:value-type="float" office:value="0" calcext:value-type="float">
            <text:p>0</text:p>
          </table:table-cell>
          <table:table-cell table:style-name="ce25" table:formula="of:=([.AZ38]/[.AZ$43])*100" office:value-type="float" office:value="0" calcext:value-type="float">
            <text:p>0</text:p>
          </table:table-cell>
          <table:table-cell table:style-name="ce25" table:formula="of:=([.BA38]/[.BA$43])*100" office:value-type="float" office:value="2.2881929616995" calcext:value-type="float">
            <text:p>2</text:p>
          </table:table-cell>
          <table:table-cell table:style-name="ce25" table:formula="of:=([.BB38]/[.BB$43])*100" office:value-type="float" office:value="0.932006910641155" calcext:value-type="float">
            <text:p>1</text:p>
          </table:table-cell>
          <table:table-cell table:style-name="ce25" table:formula="of:=([.BC38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Vaujours</text:p>
          </table:table-cell>
          <table:table-cell table:style-name="ce25" table:formula="of:=([.B39]/[.B$43])*100" office:value-type="float" office:value="2.85907637594113" calcext:value-type="float">
            <text:p>3</text:p>
          </table:table-cell>
          <table:table-cell table:style-name="ce25" table:formula="of:=([.C39]/[.C$43])*100" office:value-type="float" office:value="0.931081120338166" calcext:value-type="float">
            <text:p>1</text:p>
          </table:table-cell>
          <table:table-cell table:style-name="ce25" table:formula="of:=([.D39]/[.D$43])*100" office:value-type="float" office:value="0" calcext:value-type="float">
            <text:p>0</text:p>
          </table:table-cell>
          <table:table-cell table:style-name="ce25" table:formula="of:=([.E39]/[.E$43])*100" office:value-type="float" office:value="2.23813322800051" calcext:value-type="float">
            <text:p>2</text:p>
          </table:table-cell>
          <table:table-cell table:style-name="ce25" table:formula="of:=([.F39]/[.F$43])*100" office:value-type="float" office:value="0.0130444496091764" calcext:value-type="float">
            <text:p>0</text:p>
          </table:table-cell>
          <table:table-cell table:style-name="ce25" table:formula="of:=([.G39]/[.G$43])*100" office:value-type="float" office:value="1.15342290210649" calcext:value-type="float">
            <text:p>1</text:p>
          </table:table-cell>
          <table:table-cell table:style-name="ce25" table:formula="of:=([.H39]/[.H$43])*100" office:value-type="float" office:value="2.83708231729761" calcext:value-type="float">
            <text:p>3</text:p>
          </table:table-cell>
          <table:table-cell table:style-name="ce25" table:formula="of:=([.I39]/[.I$43])*100" office:value-type="float" office:value="0.0669166263761054" calcext:value-type="float">
            <text:p>0</text:p>
          </table:table-cell>
          <table:table-cell table:style-name="ce25" table:formula="of:=([.J39]/[.J$43])*100" office:value-type="float" office:value="1.62890387271867" calcext:value-type="float">
            <text:p>2</text:p>
          </table:table-cell>
          <table:table-cell table:style-name="ce25" table:formula="of:=([.K39]/[.K$43])*100" office:value-type="float" office:value="29.6251067875796" calcext:value-type="float">
            <text:p>30</text:p>
          </table:table-cell>
          <table:table-cell table:style-name="ce25" table:formula="of:=([.L39]/[.L$43])*100" office:value-type="float" office:value="1.48405477261602" calcext:value-type="float">
            <text:p>1</text:p>
          </table:table-cell>
          <table:table-cell table:style-name="ce25" table:formula="of:=([.M39]/[.M$43])*100" office:value-type="float" office:value="2.35152470520319" calcext:value-type="float">
            <text:p>2</text:p>
          </table:table-cell>
          <table:table-cell table:style-name="ce25" table:formula="of:=([.N39]/[.N$43])*100" office:value-type="float" office:value="0" calcext:value-type="float">
            <text:p>0</text:p>
          </table:table-cell>
          <table:table-cell table:style-name="ce25" table:formula="of:=([.O39]/[.O$43])*100" office:value-type="float" office:value="5.30753119927275" calcext:value-type="float">
            <text:p>5</text:p>
          </table:table-cell>
          <table:table-cell table:style-name="ce25" table:formula="of:=([.P39]/[.P$43])*100" office:value-type="float" office:value="1.05402133738674" calcext:value-type="float">
            <text:p>1</text:p>
          </table:table-cell>
          <table:table-cell table:style-name="ce25" table:formula="of:=([.Q39]/[.Q$43])*100" office:value-type="float" office:value="4.27918172616673" calcext:value-type="float">
            <text:p>4</text:p>
          </table:table-cell>
          <table:table-cell table:style-name="ce25" table:formula="of:=([.R39]/[.R$43])*100" office:value-type="float" office:value="5.05759561913777" calcext:value-type="float">
            <text:p>5</text:p>
          </table:table-cell>
          <table:table-cell table:style-name="ce25" table:formula="of:=([.S39]/[.S$43])*100" office:value-type="float" office:value="2.62542446419202" calcext:value-type="float">
            <text:p>3</text:p>
          </table:table-cell>
          <table:table-cell table:style-name="ce25" table:formula="of:=([.T39]/[.T$43])*100" office:value-type="float" office:value="3.07667235181338" calcext:value-type="float">
            <text:p>3</text:p>
          </table:table-cell>
          <table:table-cell table:style-name="ce25" table:formula="of:=([.U39]/[.U$43])*100" office:value-type="float" office:value="3.197035482214" calcext:value-type="float">
            <text:p>3</text:p>
          </table:table-cell>
          <table:table-cell table:style-name="ce25" table:formula="of:=([.V39]/[.V$43])*100" office:value-type="float" office:value="1.49167987161341" calcext:value-type="float">
            <text:p>1</text:p>
          </table:table-cell>
          <table:table-cell table:style-name="ce25" table:formula="of:=([.W39]/[.W$43])*100" office:value-type="float" office:value="0" calcext:value-type="float">
            <text:p>0</text:p>
          </table:table-cell>
          <table:table-cell table:style-name="ce25" table:formula="of:=([.X39]/[.X$43])*100" office:value-type="float" office:value="0.101880522166126" calcext:value-type="float">
            <text:p>0</text:p>
          </table:table-cell>
          <table:table-cell table:style-name="ce25" table:formula="of:=([.Y39]/[.Y$43])*100" office:value-type="float" office:value="14.5503353559984" calcext:value-type="float">
            <text:p>15</text:p>
          </table:table-cell>
          <table:table-cell table:style-name="ce25" table:formula="of:=([.Z39]/[.Z$43])*100" office:value-type="float" office:value="1.75582852401143" calcext:value-type="float">
            <text:p>2</text:p>
          </table:table-cell>
          <table:table-cell table:style-name="ce25" table:formula="of:=([.AA39]/[.AA$43])*100" office:value-type="float" office:value="5.24348215232957" calcext:value-type="float">
            <text:p>5</text:p>
          </table:table-cell>
          <table:table-cell table:style-name="ce25" table:formula="of:=([.AB39]/[.AB$43])*100" office:value-type="float" office:value="1.7501721567121" calcext:value-type="float">
            <text:p>2</text:p>
          </table:table-cell>
          <table:table-cell table:style-name="ce25" table:formula="of:=([.AC39]/[.AC$43])*100" office:value-type="float" office:value="1.16749099667767" calcext:value-type="float">
            <text:p>1</text:p>
          </table:table-cell>
          <table:table-cell table:style-name="ce25" table:formula="of:=([.AD39]/[.AD$43])*100" office:value-type="float" office:value="1.21801262134381" calcext:value-type="float">
            <text:p>1</text:p>
          </table:table-cell>
          <table:table-cell table:style-name="ce25" table:formula="of:=([.AE39]/[.AE$43])*100" office:value-type="float" office:value="1.57296463281809" calcext:value-type="float">
            <text:p>2</text:p>
          </table:table-cell>
          <table:table-cell table:style-name="ce25" table:formula="of:=([.AF39]/[.AF$43])*100" office:value-type="float" office:value="0" calcext:value-type="float">
            <text:p>0</text:p>
          </table:table-cell>
          <table:table-cell table:style-name="ce25" table:formula="of:=([.AG39]/[.AG$43])*100" office:value-type="float" office:value="6.10373914272219" calcext:value-type="float">
            <text:p>6</text:p>
          </table:table-cell>
          <table:table-cell table:style-name="ce25" table:formula="of:=([.AH39]/[.AH$43])*100" office:value-type="float" office:value="95.3852541258877" calcext:value-type="float">
            <text:p>95</text:p>
          </table:table-cell>
          <table:table-cell table:style-name="ce25" table:formula="of:=([.AI39]/[.AI$43])*100" office:value-type="float" office:value="1.8139461072887" calcext:value-type="float">
            <text:p>2</text:p>
          </table:table-cell>
          <table:table-cell table:style-name="ce25" table:formula="of:=([.AJ39]/[.AJ$43])*100" office:value-type="float" office:value="0" calcext:value-type="float">
            <text:p>0</text:p>
          </table:table-cell>
          <table:table-cell table:style-name="ce25" table:formula="of:=([.AK39]/[.AK$43])*100" office:value-type="float" office:value="2.77940085792374" calcext:value-type="float">
            <text:p>3</text:p>
          </table:table-cell>
          <table:table-cell table:style-name="ce25" table:formula="of:=([.AL39]/[.AL$43])*100" office:value-type="float" office:value="2.53153708973687" calcext:value-type="float">
            <text:p>3</text:p>
          </table:table-cell>
          <table:table-cell table:style-name="ce25" table:formula="of:=([.AM39]/[.AM$43])*100" office:value-type="float" office:value="2.51743571404244" calcext:value-type="float">
            <text:p>3</text:p>
          </table:table-cell>
          <table:table-cell table:style-name="ce25" table:formula="of:=([.AN39]/[.AN$43])*100" office:value-type="float" office:value="14.1874786906489" calcext:value-type="float">
            <text:p>14</text:p>
          </table:table-cell>
          <table:table-cell table:style-name="ce25" table:formula="of:=([.AO39]/[.AO$43])*100" office:value-type="float" office:value="0.086851939348431" calcext:value-type="float">
            <text:p>0</text:p>
          </table:table-cell>
          <table:table-cell table:style-name="ce25" table:formula="of:=([.AP39]/[.AP$43])*100" office:value-type="float" office:value="6.0257676085061" calcext:value-type="float">
            <text:p>6</text:p>
          </table:table-cell>
          <table:table-cell table:style-name="ce25" table:formula="of:=([.AQ39]/[.AQ$43])*100" office:value-type="float" office:value="0.695889949867498" calcext:value-type="float">
            <text:p>1</text:p>
          </table:table-cell>
          <table:table-cell table:style-name="ce25" table:formula="of:=([.AR39]/[.AR$43])*100" office:value-type="float" office:value="2.45116146328257" calcext:value-type="float">
            <text:p>2</text:p>
          </table:table-cell>
          <table:table-cell table:style-name="ce25" table:formula="of:=([.AS39]/[.AS$43])*100" office:value-type="float" office:value="3.00221728615093" calcext:value-type="float">
            <text:p>3</text:p>
          </table:table-cell>
          <table:table-cell table:style-name="ce25" table:formula="of:=([.AT39]/[.AT$43])*100" office:value-type="float" office:value="2.27417243216532" calcext:value-type="float">
            <text:p>2</text:p>
          </table:table-cell>
          <table:table-cell table:style-name="ce25" table:formula="of:=([.AU39]/[.AU$43])*100" office:value-type="float" office:value="0.763842592313247" calcext:value-type="float">
            <text:p>1</text:p>
          </table:table-cell>
          <table:table-cell table:style-name="ce25" table:formula="of:=([.AV39]/[.AV$43])*100" office:value-type="float" office:value="0.916355508981996" calcext:value-type="float">
            <text:p>1</text:p>
          </table:table-cell>
          <table:table-cell table:style-name="ce25" table:formula="of:=([.AW39]/[.AW$43])*100" office:value-type="float" office:value="0" calcext:value-type="float">
            <text:p>0</text:p>
          </table:table-cell>
          <table:table-cell table:style-name="ce25" table:formula="of:=([.AX39]/[.AX$43])*100" office:value-type="float" office:value="2.51585596926894" calcext:value-type="float">
            <text:p>3</text:p>
          </table:table-cell>
          <table:table-cell table:style-name="ce25" table:formula="of:=([.AY39]/[.AY$43])*100" office:value-type="float" office:value="0" calcext:value-type="float">
            <text:p>0</text:p>
          </table:table-cell>
          <table:table-cell table:style-name="ce25" table:formula="of:=([.AZ39]/[.AZ$43])*100" office:value-type="float" office:value="0" calcext:value-type="float">
            <text:p>0</text:p>
          </table:table-cell>
          <table:table-cell table:style-name="ce25" table:formula="of:=([.BA39]/[.BA$43])*100" office:value-type="float" office:value="6.15231799117851" calcext:value-type="float">
            <text:p>6</text:p>
          </table:table-cell>
          <table:table-cell table:style-name="ce25" table:formula="of:=([.BB39]/[.BB$43])*100" office:value-type="float" office:value="2.16563734866931" calcext:value-type="float">
            <text:p>2</text:p>
          </table:table-cell>
          <table:table-cell table:style-name="ce25" table:formula="of:=([.BC39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Villemomble</text:p>
          </table:table-cell>
          <table:table-cell table:style-name="ce25" table:formula="of:=([.B40]/[.B$43])*100" office:value-type="float" office:value="1.92619856973779" calcext:value-type="float">
            <text:p>2</text:p>
          </table:table-cell>
          <table:table-cell table:style-name="ce25" table:formula="of:=([.C40]/[.C$43])*100" office:value-type="float" office:value="0.0734063698868101" calcext:value-type="float">
            <text:p>0</text:p>
          </table:table-cell>
          <table:table-cell table:style-name="ce25" table:formula="of:=([.D40]/[.D$43])*100" office:value-type="float" office:value="2.02945450914732" calcext:value-type="float">
            <text:p>2</text:p>
          </table:table-cell>
          <table:table-cell table:style-name="ce25" table:formula="of:=([.E40]/[.E$43])*100" office:value-type="float" office:value="2.03394892961272" calcext:value-type="float">
            <text:p>2</text:p>
          </table:table-cell>
          <table:table-cell table:style-name="ce25" table:formula="of:=([.F40]/[.F$43])*100" office:value-type="float" office:value="0.859558944318784" calcext:value-type="float">
            <text:p>1</text:p>
          </table:table-cell>
          <table:table-cell table:style-name="ce25" table:formula="of:=([.G40]/[.G$43])*100" office:value-type="float" office:value="1.37406234340063" calcext:value-type="float">
            <text:p>1</text:p>
          </table:table-cell>
          <table:table-cell table:style-name="ce25" table:formula="of:=([.H40]/[.H$43])*100" office:value-type="float" office:value="2.57908995471653" calcext:value-type="float">
            <text:p>3</text:p>
          </table:table-cell>
          <table:table-cell table:style-name="ce25" table:formula="of:=([.I40]/[.I$43])*100" office:value-type="float" office:value="0.61381324252478" calcext:value-type="float">
            <text:p>1</text:p>
          </table:table-cell>
          <table:table-cell table:style-name="ce25" table:formula="of:=([.J40]/[.J$43])*100" office:value-type="float" office:value="1.50707061591428" calcext:value-type="float">
            <text:p>2</text:p>
          </table:table-cell>
          <table:table-cell table:style-name="ce25" table:formula="of:=([.K40]/[.K$43])*100" office:value-type="float" office:value="3.62654686814727" calcext:value-type="float">
            <text:p>4</text:p>
          </table:table-cell>
          <table:table-cell table:style-name="ce25" table:formula="of:=([.L40]/[.L$43])*100" office:value-type="float" office:value="0" calcext:value-type="float">
            <text:p>0</text:p>
          </table:table-cell>
          <table:table-cell table:style-name="ce25" table:formula="of:=([.M40]/[.M$43])*100" office:value-type="float" office:value="1.90437212707636" calcext:value-type="float">
            <text:p>2</text:p>
          </table:table-cell>
          <table:table-cell table:style-name="ce25" table:formula="of:=([.N40]/[.N$43])*100" office:value-type="float" office:value="0" calcext:value-type="float">
            <text:p>0</text:p>
          </table:table-cell>
          <table:table-cell table:style-name="ce25" table:formula="of:=([.O40]/[.O$43])*100" office:value-type="float" office:value="1.51784961350304" calcext:value-type="float">
            <text:p>2</text:p>
          </table:table-cell>
          <table:table-cell table:style-name="ce25" table:formula="of:=([.P40]/[.P$43])*100" office:value-type="float" office:value="2.52690079352922" calcext:value-type="float">
            <text:p>3</text:p>
          </table:table-cell>
          <table:table-cell table:style-name="ce25" table:formula="of:=([.Q40]/[.Q$43])*100" office:value-type="float" office:value="1.31392923112499" calcext:value-type="float">
            <text:p>1</text:p>
          </table:table-cell>
          <table:table-cell table:style-name="ce25" table:formula="of:=([.R40]/[.R$43])*100" office:value-type="float" office:value="1.58370659854655" calcext:value-type="float">
            <text:p>2</text:p>
          </table:table-cell>
          <table:table-cell table:style-name="ce25" table:formula="of:=([.S40]/[.S$43])*100" office:value-type="float" office:value="2.0555121401447" calcext:value-type="float">
            <text:p>2</text:p>
          </table:table-cell>
          <table:table-cell table:style-name="ce25" table:formula="of:=([.T40]/[.T$43])*100" office:value-type="float" office:value="1.85316217689093" calcext:value-type="float">
            <text:p>2</text:p>
          </table:table-cell>
          <table:table-cell table:style-name="ce25" table:formula="of:=([.U40]/[.U$43])*100" office:value-type="float" office:value="1.94462798407167" calcext:value-type="float">
            <text:p>2</text:p>
          </table:table-cell>
          <table:table-cell table:style-name="ce25" table:formula="of:=([.V40]/[.V$43])*100" office:value-type="float" office:value="1.10278796391558" calcext:value-type="float">
            <text:p>1</text:p>
          </table:table-cell>
          <table:table-cell table:style-name="ce25" table:formula="of:=([.W40]/[.W$43])*100" office:value-type="float" office:value="0" calcext:value-type="float">
            <text:p>0</text:p>
          </table:table-cell>
          <table:table-cell table:style-name="ce25" table:formula="of:=([.X40]/[.X$43])*100" office:value-type="float" office:value="2.24749152036957" calcext:value-type="float">
            <text:p>2</text:p>
          </table:table-cell>
          <table:table-cell table:style-name="ce25" table:formula="of:=([.Y40]/[.Y$43])*100" office:value-type="float" office:value="0.0104628152266379" calcext:value-type="float">
            <text:p>0</text:p>
          </table:table-cell>
          <table:table-cell table:style-name="ce25" table:formula="of:=([.Z40]/[.Z$43])*100" office:value-type="float" office:value="0.0314304348480081" calcext:value-type="float">
            <text:p>0</text:p>
          </table:table-cell>
          <table:table-cell table:style-name="ce25" table:formula="of:=([.AA40]/[.AA$43])*100" office:value-type="float" office:value="0.960131521984767" calcext:value-type="float">
            <text:p>1</text:p>
          </table:table-cell>
          <table:table-cell table:style-name="ce25" table:formula="of:=([.AB40]/[.AB$43])*100" office:value-type="float" office:value="0.0293908285248118" calcext:value-type="float">
            <text:p>0</text:p>
          </table:table-cell>
          <table:table-cell table:style-name="ce25" table:formula="of:=([.AC40]/[.AC$43])*100" office:value-type="float" office:value="0.965174061041165" calcext:value-type="float">
            <text:p>1</text:p>
          </table:table-cell>
          <table:table-cell table:style-name="ce25" table:formula="of:=([.AD40]/[.AD$43])*100" office:value-type="float" office:value="0.83585587684144" calcext:value-type="float">
            <text:p>1</text:p>
          </table:table-cell>
          <table:table-cell table:style-name="ce25" table:formula="of:=([.AE40]/[.AE$43])*100" office:value-type="float" office:value="1.83867314380888" calcext:value-type="float">
            <text:p>2</text:p>
          </table:table-cell>
          <table:table-cell table:style-name="ce25" table:formula="of:=([.AF40]/[.AF$43])*100" office:value-type="float" office:value="2.6066979935369" calcext:value-type="float">
            <text:p>3</text:p>
          </table:table-cell>
          <table:table-cell table:style-name="ce25" table:formula="of:=([.AG40]/[.AG$43])*100" office:value-type="float" office:value="1.33111969508119" calcext:value-type="float">
            <text:p>1</text:p>
          </table:table-cell>
          <table:table-cell table:style-name="ce25" table:formula="of:=([.AH40]/[.AH$43])*100" office:value-type="float" office:value="-0.488766742308573" calcext:value-type="float">
            <text:p>0</text:p>
          </table:table-cell>
          <table:table-cell table:style-name="ce25" table:formula="of:=([.AI40]/[.AI$43])*100" office:value-type="float" office:value="1.42995481741074" calcext:value-type="float">
            <text:p>1</text:p>
          </table:table-cell>
          <table:table-cell table:style-name="ce25" table:formula="of:=([.AJ40]/[.AJ$43])*100" office:value-type="float" office:value="0" calcext:value-type="float">
            <text:p>0</text:p>
          </table:table-cell>
          <table:table-cell table:style-name="ce25" table:formula="of:=([.AK40]/[.AK$43])*100" office:value-type="float" office:value="2.12015608729172" calcext:value-type="float">
            <text:p>2</text:p>
          </table:table-cell>
          <table:table-cell table:style-name="ce25" table:formula="of:=([.AL40]/[.AL$43])*100" office:value-type="float" office:value="1.8047556213457" calcext:value-type="float">
            <text:p>2</text:p>
          </table:table-cell>
          <table:table-cell table:style-name="ce25" table:formula="of:=([.AM40]/[.AM$43])*100" office:value-type="float" office:value="1.76901891737184" calcext:value-type="float">
            <text:p>2</text:p>
          </table:table-cell>
          <table:table-cell table:style-name="ce25" table:formula="of:=([.AN40]/[.AN$43])*100" office:value-type="float" office:value="0.242792418413741" calcext:value-type="float">
            <text:p>0</text:p>
          </table:table-cell>
          <table:table-cell table:style-name="ce25" table:formula="of:=([.AO40]/[.AO$43])*100" office:value-type="float" office:value="0.762963209253662" calcext:value-type="float">
            <text:p>1</text:p>
          </table:table-cell>
          <table:table-cell table:style-name="ce25" table:formula="of:=([.AP40]/[.AP$43])*100" office:value-type="float" office:value="0.948822927182474" calcext:value-type="float">
            <text:p>1</text:p>
          </table:table-cell>
          <table:table-cell table:style-name="ce25" table:formula="of:=([.AQ40]/[.AQ$43])*100" office:value-type="float" office:value="1.53552066302278" calcext:value-type="float">
            <text:p>2</text:p>
          </table:table-cell>
          <table:table-cell table:style-name="ce25" table:formula="of:=([.AR40]/[.AR$43])*100" office:value-type="float" office:value="1.92518686131399" calcext:value-type="float">
            <text:p>2</text:p>
          </table:table-cell>
          <table:table-cell table:style-name="ce25" table:formula="of:=([.AS40]/[.AS$43])*100" office:value-type="float" office:value="1.7746720886975" calcext:value-type="float">
            <text:p>2</text:p>
          </table:table-cell>
          <table:table-cell table:style-name="ce25" table:formula="of:=([.AT40]/[.AT$43])*100" office:value-type="float" office:value="1.88589570757076" calcext:value-type="float">
            <text:p>2</text:p>
          </table:table-cell>
          <table:table-cell table:style-name="ce25" table:formula="of:=([.AU40]/[.AU$43])*100" office:value-type="float" office:value="0.0956070175975156" calcext:value-type="float">
            <text:p>0</text:p>
          </table:table-cell>
          <table:table-cell table:style-name="ce25" table:formula="of:=([.AV40]/[.AV$43])*100" office:value-type="float" office:value="3.34785248796062" calcext:value-type="float">
            <text:p>3</text:p>
          </table:table-cell>
          <table:table-cell table:style-name="ce25" table:formula="of:=([.AW40]/[.AW$43])*100" office:value-type="float" office:value="4.1131876257797" calcext:value-type="float">
            <text:p>4</text:p>
          </table:table-cell>
          <table:table-cell table:style-name="ce25" table:formula="of:=([.AX40]/[.AX$43])*100" office:value-type="float" office:value="2.82275933439987" calcext:value-type="float">
            <text:p>3</text:p>
          </table:table-cell>
          <table:table-cell table:style-name="ce25" table:formula="of:=([.AY40]/[.AY$43])*100" office:value-type="float" office:value="0" calcext:value-type="float">
            <text:p>0</text:p>
          </table:table-cell>
          <table:table-cell table:style-name="ce25" table:formula="of:=([.AZ40]/[.AZ$43])*100" office:value-type="float" office:value="0" calcext:value-type="float">
            <text:p>0</text:p>
          </table:table-cell>
          <table:table-cell table:style-name="ce25" table:formula="of:=([.BA40]/[.BA$43])*100" office:value-type="float" office:value="5.09548955028923" calcext:value-type="float">
            <text:p>5</text:p>
          </table:table-cell>
          <table:table-cell table:style-name="ce25" table:formula="of:=([.BB40]/[.BB$43])*100" office:value-type="float" office:value="2.55453790903708" calcext:value-type="float">
            <text:p>3</text:p>
          </table:table-cell>
          <table:table-cell table:style-name="ce25" table:formula="of:=([.BC40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Villepinte</text:p>
          </table:table-cell>
          <table:table-cell table:style-name="ce25" table:formula="of:=([.B41]/[.B$43])*100" office:value-type="float" office:value="2.4104973156902" calcext:value-type="float">
            <text:p>2</text:p>
          </table:table-cell>
          <table:table-cell table:style-name="ce25" table:formula="of:=([.C41]/[.C$43])*100" office:value-type="float" office:value="1.63640398986716" calcext:value-type="float">
            <text:p>2</text:p>
          </table:table-cell>
          <table:table-cell table:style-name="ce25" table:formula="of:=([.D41]/[.D$43])*100" office:value-type="float" office:value="0.0172226778200689" calcext:value-type="float">
            <text:p>0</text:p>
          </table:table-cell>
          <table:table-cell table:style-name="ce25" table:formula="of:=([.E41]/[.E$43])*100" office:value-type="float" office:value="1.43499078361817" calcext:value-type="float">
            <text:p>1</text:p>
          </table:table-cell>
          <table:table-cell table:style-name="ce25" table:formula="of:=([.F41]/[.F$43])*100" office:value-type="float" office:value="3.61847395850718" calcext:value-type="float">
            <text:p>4</text:p>
          </table:table-cell>
          <table:table-cell table:style-name="ce25" table:formula="of:=([.G41]/[.G$43])*100" office:value-type="float" office:value="0.850680484358092" calcext:value-type="float">
            <text:p>1</text:p>
          </table:table-cell>
          <table:table-cell table:style-name="ce25" table:formula="of:=([.H41]/[.H$43])*100" office:value-type="float" office:value="2.88475628538966" calcext:value-type="float">
            <text:p>3</text:p>
          </table:table-cell>
          <table:table-cell table:style-name="ce25" table:formula="of:=([.I41]/[.I$43])*100" office:value-type="float" office:value="4.97209228032463" calcext:value-type="float">
            <text:p>5</text:p>
          </table:table-cell>
          <table:table-cell table:style-name="ce25" table:formula="of:=([.J41]/[.J$43])*100" office:value-type="float" office:value="0.908044160648397" calcext:value-type="float">
            <text:p>1</text:p>
          </table:table-cell>
          <table:table-cell table:style-name="ce25" table:formula="of:=([.K41]/[.K$43])*100" office:value-type="float" office:value="-4.9975371714937" calcext:value-type="float">
            <text:p>-5</text:p>
          </table:table-cell>
          <table:table-cell table:style-name="ce25" table:formula="of:=([.L41]/[.L$43])*100" office:value-type="float" office:value="1.49248594567909" calcext:value-type="float">
            <text:p>1</text:p>
          </table:table-cell>
          <table:table-cell table:style-name="ce25" table:formula="of:=([.M41]/[.M$43])*100" office:value-type="float" office:value="1.28210481157212" calcext:value-type="float">
            <text:p>1</text:p>
          </table:table-cell>
          <table:table-cell table:style-name="ce25" table:formula="of:=([.N41]/[.N$43])*100" office:value-type="float" office:value="0" calcext:value-type="float">
            <text:p>0</text:p>
          </table:table-cell>
          <table:table-cell table:style-name="ce25" table:formula="of:=([.O41]/[.O$43])*100" office:value-type="float" office:value="1.44650103238982" calcext:value-type="float">
            <text:p>1</text:p>
          </table:table-cell>
          <table:table-cell table:style-name="ce25" table:formula="of:=([.P41]/[.P$43])*100" office:value-type="float" office:value="1.69467220299861" calcext:value-type="float">
            <text:p>2</text:p>
          </table:table-cell>
          <table:table-cell table:style-name="ce25" table:formula="of:=([.Q41]/[.Q$43])*100" office:value-type="float" office:value="1.46221953081997" calcext:value-type="float">
            <text:p>1</text:p>
          </table:table-cell>
          <table:table-cell table:style-name="ce25" table:formula="of:=([.R41]/[.R$43])*100" office:value-type="float" office:value="1.41401117487591" calcext:value-type="float">
            <text:p>1</text:p>
          </table:table-cell>
          <table:table-cell table:style-name="ce25" table:formula="of:=([.S41]/[.S$43])*100" office:value-type="float" office:value="2.4310553966794" calcext:value-type="float">
            <text:p>2</text:p>
          </table:table-cell>
          <table:table-cell table:style-name="ce25" table:formula="of:=([.T41]/[.T$43])*100" office:value-type="float" office:value="2.16669668577715" calcext:value-type="float">
            <text:p>2</text:p>
          </table:table-cell>
          <table:table-cell table:style-name="ce25" table:formula="of:=([.U41]/[.U$43])*100" office:value-type="float" office:value="2.19202876328796" calcext:value-type="float">
            <text:p>2</text:p>
          </table:table-cell>
          <table:table-cell table:style-name="ce25" table:formula="of:=([.V41]/[.V$43])*100" office:value-type="float" office:value="3.41452805636114" calcext:value-type="float">
            <text:p>3</text:p>
          </table:table-cell>
          <table:table-cell table:style-name="ce25" table:formula="of:=([.W41]/[.W$43])*100" office:value-type="float" office:value="0" calcext:value-type="float">
            <text:p>0</text:p>
          </table:table-cell>
          <table:table-cell table:style-name="ce25" table:formula="of:=([.X41]/[.X$43])*100" office:value-type="float" office:value="1.3739388640002" calcext:value-type="float">
            <text:p>1</text:p>
          </table:table-cell>
          <table:table-cell table:style-name="ce25" table:formula="of:=([.Y41]/[.Y$43])*100" office:value-type="float" office:value="2.52846581694569" calcext:value-type="float">
            <text:p>3</text:p>
          </table:table-cell>
          <table:table-cell table:style-name="ce25" table:formula="of:=([.Z41]/[.Z$43])*100" office:value-type="float" office:value="2.13282373913354" calcext:value-type="float">
            <text:p>2</text:p>
          </table:table-cell>
          <table:table-cell table:style-name="ce25" table:formula="of:=([.AA41]/[.AA$43])*100" office:value-type="float" office:value="0.503982218440022" calcext:value-type="float">
            <text:p>1</text:p>
          </table:table-cell>
          <table:table-cell table:style-name="ce25" table:formula="of:=([.AB41]/[.AB$43])*100" office:value-type="float" office:value="2.13624704751704" calcext:value-type="float">
            <text:p>2</text:p>
          </table:table-cell>
          <table:table-cell table:style-name="ce25" table:formula="of:=([.AC41]/[.AC$43])*100" office:value-type="float" office:value="2.87104441237679" calcext:value-type="float">
            <text:p>3</text:p>
          </table:table-cell>
          <table:table-cell table:style-name="ce25" table:formula="of:=([.AD41]/[.AD$43])*100" office:value-type="float" office:value="2.71435402662889" calcext:value-type="float">
            <text:p>3</text:p>
          </table:table-cell>
          <table:table-cell table:style-name="ce25" table:formula="of:=([.AE41]/[.AE$43])*100" office:value-type="float" office:value="4.06754502089926" calcext:value-type="float">
            <text:p>4</text:p>
          </table:table-cell>
          <table:table-cell table:style-name="ce25" table:formula="of:=([.AF41]/[.AF$43])*100" office:value-type="float" office:value="3.08787920504561" calcext:value-type="float">
            <text:p>3</text:p>
          </table:table-cell>
          <table:table-cell table:style-name="ce25" table:formula="of:=([.AG41]/[.AG$43])*100" office:value-type="float" office:value="4.71598699033754" calcext:value-type="float">
            <text:p>5</text:p>
          </table:table-cell>
          <table:table-cell table:style-name="ce25" table:formula="of:=([.AH41]/[.AH$43])*100" office:value-type="float" office:value="7.50372231534364" calcext:value-type="float">
            <text:p>8</text:p>
          </table:table-cell>
          <table:table-cell table:style-name="ce25" table:formula="of:=([.AI41]/[.AI$43])*100" office:value-type="float" office:value="3.47659653992017" calcext:value-type="float">
            <text:p>3</text:p>
          </table:table-cell>
          <table:table-cell table:style-name="ce25" table:formula="of:=([.AJ41]/[.AJ$43])*100" office:value-type="float" office:value="0" calcext:value-type="float">
            <text:p>0</text:p>
          </table:table-cell>
          <table:table-cell table:style-name="ce25" table:formula="of:=([.AK41]/[.AK$43])*100" office:value-type="float" office:value="2.60111978827199" calcext:value-type="float">
            <text:p>3</text:p>
          </table:table-cell>
          <table:table-cell table:style-name="ce25" table:formula="of:=([.AL41]/[.AL$43])*100" office:value-type="float" office:value="2.98386473835486" calcext:value-type="float">
            <text:p>3</text:p>
          </table:table-cell>
          <table:table-cell table:style-name="ce25" table:formula="of:=([.AM41]/[.AM$43])*100" office:value-type="float" office:value="2.98843874378415" calcext:value-type="float">
            <text:p>3</text:p>
          </table:table-cell>
          <table:table-cell table:style-name="ce25" table:formula="of:=([.AN41]/[.AN$43])*100" office:value-type="float" office:value="0.569237448263875" calcext:value-type="float">
            <text:p>1</text:p>
          </table:table-cell>
          <table:table-cell table:style-name="ce25" table:formula="of:=([.AO41]/[.AO$43])*100" office:value-type="float" office:value="6.05391612098785" calcext:value-type="float">
            <text:p>6</text:p>
          </table:table-cell>
          <table:table-cell table:style-name="ce25" table:formula="of:=([.AP41]/[.AP$43])*100" office:value-type="float" office:value="2.25339146025488" calcext:value-type="float">
            <text:p>2</text:p>
          </table:table-cell>
          <table:table-cell table:style-name="ce25" table:formula="of:=([.AQ41]/[.AQ$43])*100" office:value-type="float" office:value="2.08140471422637" calcext:value-type="float">
            <text:p>2</text:p>
          </table:table-cell>
          <table:table-cell table:style-name="ce25" table:formula="of:=([.AR41]/[.AR$43])*100" office:value-type="float" office:value="2.48364614101107" calcext:value-type="float">
            <text:p>2</text:p>
          </table:table-cell>
          <table:table-cell table:style-name="ce25" table:formula="of:=([.AS41]/[.AS$43])*100" office:value-type="float" office:value="2.44815043115701" calcext:value-type="float">
            <text:p>2</text:p>
          </table:table-cell>
          <table:table-cell table:style-name="ce25" table:formula="of:=([.AT41]/[.AT$43])*100" office:value-type="float" office:value="2.44308699112586" calcext:value-type="float">
            <text:p>2</text:p>
          </table:table-cell>
          <table:table-cell table:style-name="ce25" table:formula="of:=([.AU41]/[.AU$43])*100" office:value-type="float" office:value="1.6799298283354" calcext:value-type="float">
            <text:p>2</text:p>
          </table:table-cell>
          <table:table-cell table:style-name="ce25" table:formula="of:=([.AV41]/[.AV$43])*100" office:value-type="float" office:value="2.1226269250515" calcext:value-type="float">
            <text:p>2</text:p>
          </table:table-cell>
          <table:table-cell table:style-name="ce25" table:formula="of:=([.AW41]/[.AW$43])*100" office:value-type="float" office:value="1.75424789060747" calcext:value-type="float">
            <text:p>2</text:p>
          </table:table-cell>
          <table:table-cell table:style-name="ce25" table:formula="of:=([.AX41]/[.AX$43])*100" office:value-type="float" office:value="1.85290464237262" calcext:value-type="float">
            <text:p>2</text:p>
          </table:table-cell>
          <table:table-cell table:style-name="ce25" table:formula="of:=([.AY41]/[.AY$43])*100" office:value-type="float" office:value="0" calcext:value-type="float">
            <text:p>0</text:p>
          </table:table-cell>
          <table:table-cell table:style-name="ce25" table:formula="of:=([.AZ41]/[.AZ$43])*100" office:value-type="float" office:value="0" calcext:value-type="float">
            <text:p>0</text:p>
          </table:table-cell>
          <table:table-cell table:style-name="ce25" table:formula="of:=([.BA41]/[.BA$43])*100" office:value-type="float" office:value="-9.45980551334999" calcext:value-type="float">
            <text:p>-9</text:p>
          </table:table-cell>
          <table:table-cell table:style-name="ce25" table:formula="of:=([.BB41]/[.BB$43])*100" office:value-type="float" office:value="1.74540521200965" calcext:value-type="float">
            <text:p>2</text:p>
          </table:table-cell>
          <table:table-cell table:style-name="ce25" table:formula="of:=([.BC41]/[.BC$43])*100" office:value-type="float" office:value="0" calcext:value-type="float">
            <text:p>0</text:p>
          </table:table-cell>
          <table:table-cell table:style-name="ce55"/>
          <table:table-cell table:number-columns-repeated="968"/>
        </table:table-row>
        <table:table-row table:style-name="ro1">
          <table:table-cell table:style-name="ce11" office:value-type="string" calcext:value-type="string">
            <text:p>Villetaneuse</text:p>
          </table:table-cell>
          <table:table-cell table:style-name="ce25" table:formula="of:=([.B42]/[.B$43])*100" office:value-type="float" office:value="3.10994527624114" calcext:value-type="float">
            <text:p>3</text:p>
          </table:table-cell>
          <table:table-cell table:style-name="ce25" table:formula="of:=([.C42]/[.C$43])*100" office:value-type="float" office:value="1.76561416003758" calcext:value-type="float">
            <text:p>2</text:p>
          </table:table-cell>
          <table:table-cell table:style-name="ce25" table:formula="of:=([.D42]/[.D$43])*100" office:value-type="float" office:value="0.613982808032596" calcext:value-type="float">
            <text:p>1</text:p>
          </table:table-cell>
          <table:table-cell table:style-name="ce25" table:formula="of:=([.E42]/[.E$43])*100" office:value-type="float" office:value="2.68806094221232" calcext:value-type="float">
            <text:p>3</text:p>
          </table:table-cell>
          <table:table-cell table:style-name="ce25" table:formula="of:=([.F42]/[.F$43])*100" office:value-type="float" office:value="2.85337789787909" calcext:value-type="float">
            <text:p>3</text:p>
          </table:table-cell>
          <table:table-cell table:style-name="ce25" table:formula="of:=([.G42]/[.G$43])*100" office:value-type="float" office:value="11.7274942279386" calcext:value-type="float">
            <text:p>12</text:p>
          </table:table-cell>
          <table:table-cell table:style-name="ce25" table:formula="of:=([.H42]/[.H$43])*100" office:value-type="float" office:value="2.33517803115554" calcext:value-type="float">
            <text:p>2</text:p>
          </table:table-cell>
          <table:table-cell table:style-name="ce25" table:formula="of:=([.I42]/[.I$43])*100" office:value-type="float" office:value="2.61994175175801" calcext:value-type="float">
            <text:p>3</text:p>
          </table:table-cell>
          <table:table-cell table:style-name="ce25" table:formula="of:=([.J42]/[.J$43])*100" office:value-type="float" office:value="3.3529103161723" calcext:value-type="float">
            <text:p>3</text:p>
          </table:table-cell>
          <table:table-cell table:style-name="ce25" table:formula="of:=([.K42]/[.K$43])*100" office:value-type="float" office:value="10.5176735408769" calcext:value-type="float">
            <text:p>11</text:p>
          </table:table-cell>
          <table:table-cell table:style-name="ce25" table:formula="of:=([.L42]/[.L$43])*100" office:value-type="float" office:value="1.84354116064896" calcext:value-type="float">
            <text:p>2</text:p>
          </table:table-cell>
          <table:table-cell table:style-name="ce25" table:formula="of:=([.M42]/[.M$43])*100" office:value-type="float" office:value="4.3343185874332" calcext:value-type="float">
            <text:p>4</text:p>
          </table:table-cell>
          <table:table-cell table:style-name="ce25" table:formula="of:=([.N42]/[.N$43])*100" office:value-type="float" office:value="0" calcext:value-type="float">
            <text:p>0</text:p>
          </table:table-cell>
          <table:table-cell table:style-name="ce25" table:formula="of:=([.O42]/[.O$43])*100" office:value-type="float" office:value="5.68240629423938" calcext:value-type="float">
            <text:p>6</text:p>
          </table:table-cell>
          <table:table-cell table:style-name="ce25" table:formula="of:=([.P42]/[.P$43])*100" office:value-type="float" office:value="2.32198666259537" calcext:value-type="float">
            <text:p>2</text:p>
          </table:table-cell>
          <table:table-cell table:style-name="ce25" table:formula="of:=([.Q42]/[.Q$43])*100" office:value-type="float" office:value="4.76257736069614" calcext:value-type="float">
            <text:p>5</text:p>
          </table:table-cell>
          <table:table-cell table:style-name="ce25" table:formula="of:=([.R42]/[.R$43])*100" office:value-type="float" office:value="5.43142416037309" calcext:value-type="float">
            <text:p>5</text:p>
          </table:table-cell>
          <table:table-cell table:style-name="ce25" table:formula="of:=([.S42]/[.S$43])*100" office:value-type="float" office:value="2.65370393230922" calcext:value-type="float">
            <text:p>3</text:p>
          </table:table-cell>
          <table:table-cell table:style-name="ce25" table:formula="of:=([.T42]/[.T$43])*100" office:value-type="float" office:value="3.22913583014656" calcext:value-type="float">
            <text:p>3</text:p>
          </table:table-cell>
          <table:table-cell table:style-name="ce25" table:formula="of:=([.U42]/[.U$43])*100" office:value-type="float" office:value="3.30652619940795" calcext:value-type="float">
            <text:p>3</text:p>
          </table:table-cell>
          <table:table-cell table:style-name="ce25" table:formula="of:=([.V42]/[.V$43])*100" office:value-type="float" office:value="1.68757654652054" calcext:value-type="float">
            <text:p>2</text:p>
          </table:table-cell>
          <table:table-cell table:style-name="ce25" table:formula="of:=([.W42]/[.W$43])*100" office:value-type="float" office:value="0" calcext:value-type="float">
            <text:p>0</text:p>
          </table:table-cell>
          <table:table-cell table:style-name="ce25" table:formula="of:=([.X42]/[.X$43])*100" office:value-type="float" office:value="4.42403507161119" calcext:value-type="float">
            <text:p>4</text:p>
          </table:table-cell>
          <table:table-cell table:style-name="ce25" table:formula="of:=([.Y42]/[.Y$43])*100" office:value-type="float" office:value="4.61623709185493" calcext:value-type="float">
            <text:p>5</text:p>
          </table:table-cell>
          <table:table-cell table:style-name="ce25" table:formula="of:=([.Z42]/[.Z$43])*100" office:value-type="float" office:value="1.90113500778627" calcext:value-type="float">
            <text:p>2</text:p>
          </table:table-cell>
          <table:table-cell table:style-name="ce25" table:formula="of:=([.AA42]/[.AA$43])*100" office:value-type="float" office:value="0.486838698565498" calcext:value-type="float">
            <text:p>0</text:p>
          </table:table-cell>
          <table:table-cell table:style-name="ce25" table:formula="of:=([.AB42]/[.AB$43])*100" office:value-type="float" office:value="1.90662490213654" calcext:value-type="float">
            <text:p>2</text:p>
          </table:table-cell>
          <table:table-cell table:style-name="ce25" table:formula="of:=([.AC42]/[.AC$43])*100" office:value-type="float" office:value="1.17689361643605" calcext:value-type="float">
            <text:p>1</text:p>
          </table:table-cell>
          <table:table-cell table:style-name="ce25" table:formula="of:=([.AD42]/[.AD$43])*100" office:value-type="float" office:value="1.31226805114913" calcext:value-type="float">
            <text:p>1</text:p>
          </table:table-cell>
          <table:table-cell table:style-name="ce25" table:formula="of:=([.AE42]/[.AE$43])*100" office:value-type="float" office:value="0.609185389352719" calcext:value-type="float">
            <text:p>1</text:p>
          </table:table-cell>
          <table:table-cell table:style-name="ce25" table:formula="of:=([.AF42]/[.AF$43])*100" office:value-type="float" office:value="3.38261356155241" calcext:value-type="float">
            <text:p>3</text:p>
          </table:table-cell>
          <table:table-cell table:style-name="ce25" table:formula="of:=([.AG42]/[.AG$43])*100" office:value-type="float" office:value="1.96410697425102" calcext:value-type="float">
            <text:p>2</text:p>
          </table:table-cell>
          <table:table-cell table:style-name="ce25" table:formula="of:=([.AH42]/[.AH$43])*100" office:value-type="float" office:value="21.4685999001362" calcext:value-type="float">
            <text:p>21</text:p>
          </table:table-cell>
          <table:table-cell table:style-name="ce25" table:formula="of:=([.AI42]/[.AI$43])*100" office:value-type="float" office:value="0.924884298016012" calcext:value-type="float">
            <text:p>1</text:p>
          </table:table-cell>
          <table:table-cell table:style-name="ce25" table:formula="of:=([.AJ42]/[.AJ$43])*100" office:value-type="float" office:value="0" calcext:value-type="float">
            <text:p>0</text:p>
          </table:table-cell>
          <table:table-cell table:style-name="ce25" table:formula="of:=([.AK42]/[.AK$43])*100" office:value-type="float" office:value="2.52509090443054" calcext:value-type="float">
            <text:p>3</text:p>
          </table:table-cell>
          <table:table-cell table:style-name="ce25" table:formula="of:=([.AL42]/[.AL$43])*100" office:value-type="float" office:value="2.10152198421996" calcext:value-type="float">
            <text:p>2</text:p>
          </table:table-cell>
          <table:table-cell table:style-name="ce25" table:formula="of:=([.AM42]/[.AM$43])*100" office:value-type="float" office:value="2.09073840325089" calcext:value-type="float">
            <text:p>2</text:p>
          </table:table-cell>
          <table:table-cell table:style-name="ce25" table:formula="of:=([.AN42]/[.AN$43])*100" office:value-type="float" office:value="4.0236609582672" calcext:value-type="float">
            <text:p>4</text:p>
          </table:table-cell>
          <table:table-cell table:style-name="ce25" table:formula="of:=([.AO42]/[.AO$43])*100" office:value-type="float" office:value="3.40045567810277" calcext:value-type="float">
            <text:p>3</text:p>
          </table:table-cell>
          <table:table-cell table:style-name="ce25" table:formula="of:=([.AP42]/[.AP$43])*100" office:value-type="float" office:value="6.82424846531933" calcext:value-type="float">
            <text:p>7</text:p>
          </table:table-cell>
          <table:table-cell table:style-name="ce25" table:formula="of:=([.AQ42]/[.AQ$43])*100" office:value-type="float" office:value="8.20477951839352" calcext:value-type="float">
            <text:p>8</text:p>
          </table:table-cell>
          <table:table-cell table:style-name="ce25" table:formula="of:=([.AR42]/[.AR$43])*100" office:value-type="float" office:value="2.47718463074132" calcext:value-type="float">
            <text:p>2</text:p>
          </table:table-cell>
          <table:table-cell table:style-name="ce25" table:formula="of:=([.AS42]/[.AS$43])*100" office:value-type="float" office:value="3.14732135101345" calcext:value-type="float">
            <text:p>3</text:p>
          </table:table-cell>
          <table:table-cell table:style-name="ce25" table:formula="of:=([.AT42]/[.AT$43])*100" office:value-type="float" office:value="3.05471435309485" calcext:value-type="float">
            <text:p>3</text:p>
          </table:table-cell>
          <table:table-cell table:style-name="ce25" table:formula="of:=([.AU42]/[.AU$43])*100" office:value-type="float" office:value="1.74204631585194" calcext:value-type="float">
            <text:p>2</text:p>
          </table:table-cell>
          <table:table-cell table:style-name="ce25" table:formula="of:=([.AV42]/[.AV$43])*100" office:value-type="float" office:value="1.02796896171177" calcext:value-type="float">
            <text:p>1</text:p>
          </table:table-cell>
          <table:table-cell table:style-name="ce25" table:formula="of:=([.AW42]/[.AW$43])*100" office:value-type="float" office:value="0" calcext:value-type="float">
            <text:p>0</text:p>
          </table:table-cell>
          <table:table-cell table:style-name="ce25" table:formula="of:=([.AX42]/[.AX$43])*100" office:value-type="float" office:value="2.47550955783738" calcext:value-type="float">
            <text:p>2</text:p>
          </table:table-cell>
          <table:table-cell table:style-name="ce25" table:formula="of:=([.AY42]/[.AY$43])*100" office:value-type="float" office:value="0" calcext:value-type="float">
            <text:p>0</text:p>
          </table:table-cell>
          <table:table-cell table:style-name="ce25" table:formula="of:=([.AZ42]/[.AZ$43])*100" office:value-type="float" office:value="0" calcext:value-type="float">
            <text:p>0</text:p>
          </table:table-cell>
          <table:table-cell table:style-name="ce25" table:formula="of:=([.BA42]/[.BA$43])*100" office:value-type="float" office:value="6.60878963534929" calcext:value-type="float">
            <text:p>7</text:p>
          </table:table-cell>
          <table:table-cell table:style-name="ce25" table:formula="of:=([.BB42]/[.BB$43])*100" office:value-type="float" office:value="1.1351200258643" calcext:value-type="float">
            <text:p>1</text:p>
          </table:table-cell>
          <table:table-cell table:style-name="ce25" table:formula="of:=([.BC42]/[.BC$43])*100" office:value-type="float" office:value="0" calcext:value-type="float">
            <text:p>0</text:p>
          </table:table-cell>
          <table:table-cell table:style-name="ce56"/>
          <table:table-cell table:number-columns-repeated="968"/>
        </table:table-row>
        <table:table-row table:style-name="ro1">
          <table:table-cell table:style-name="ce12" office:value-type="string" calcext:value-type="string">
            <text:p>Total Résultat</text:p>
          </table:table-cell>
          <table:table-cell table:style-name="ce25" table:formula="of:=SUM([.B49:.B88])" office:value-type="float" office:value="100" calcext:value-type="float">
            <text:p>100</text:p>
          </table:table-cell>
          <table:table-cell table:style-name="ce25" table:formula="of:=SUM([.C49:.C88])" office:value-type="float" office:value="100" calcext:value-type="float">
            <text:p>100</text:p>
          </table:table-cell>
          <table:table-cell table:style-name="ce25" table:formula="of:=SUM([.D49:.D88])" office:value-type="float" office:value="100" calcext:value-type="float">
            <text:p>100</text:p>
          </table:table-cell>
          <table:table-cell table:style-name="ce25" table:formula="of:=SUM([.E49:.E88])" office:value-type="float" office:value="100" calcext:value-type="float">
            <text:p>100</text:p>
          </table:table-cell>
          <table:table-cell table:style-name="ce25" table:formula="of:=SUM([.F49:.F88])" office:value-type="float" office:value="100" calcext:value-type="float">
            <text:p>100</text:p>
          </table:table-cell>
          <table:table-cell table:style-name="ce25" table:formula="of:=SUM([.G49:.G88])" office:value-type="float" office:value="100" calcext:value-type="float">
            <text:p>100</text:p>
          </table:table-cell>
          <table:table-cell table:style-name="ce25" table:formula="of:=SUM([.H49:.H88])" office:value-type="float" office:value="100" calcext:value-type="float">
            <text:p>100</text:p>
          </table:table-cell>
          <table:table-cell table:style-name="ce25" table:formula="of:=SUM([.I49:.I88])" office:value-type="float" office:value="100" calcext:value-type="float">
            <text:p>100</text:p>
          </table:table-cell>
          <table:table-cell table:style-name="ce25" table:formula="of:=SUM([.J49:.J88])" office:value-type="float" office:value="100" calcext:value-type="float">
            <text:p>100</text:p>
          </table:table-cell>
          <table:table-cell table:style-name="ce25" table:formula="of:=SUM([.K49:.K88])" office:value-type="float" office:value="100" calcext:value-type="float">
            <text:p>100</text:p>
          </table:table-cell>
          <table:table-cell table:style-name="ce25" table:formula="of:=SUM([.L49:.L88])" office:value-type="float" office:value="100" calcext:value-type="float">
            <text:p>100</text:p>
          </table:table-cell>
          <table:table-cell table:style-name="ce25" table:formula="of:=SUM([.M49:.M88])" office:value-type="float" office:value="100" calcext:value-type="float">
            <text:p>100</text:p>
          </table:table-cell>
          <table:table-cell table:style-name="ce25" table:formula="of:=SUM([.N49:.N88])" office:value-type="float" office:value="100" calcext:value-type="float">
            <text:p>100</text:p>
          </table:table-cell>
          <table:table-cell table:style-name="ce25" table:formula="of:=SUM([.O49:.O88])" office:value-type="float" office:value="100" calcext:value-type="float">
            <text:p>100</text:p>
          </table:table-cell>
          <table:table-cell table:style-name="ce25" table:formula="of:=SUM([.P49:.P88])" office:value-type="float" office:value="100" calcext:value-type="float">
            <text:p>100</text:p>
          </table:table-cell>
          <table:table-cell table:style-name="ce25" table:formula="of:=SUM([.Q49:.Q88])" office:value-type="float" office:value="100" calcext:value-type="float">
            <text:p>100</text:p>
          </table:table-cell>
          <table:table-cell table:style-name="ce25" table:formula="of:=SUM([.R49:.R88])" office:value-type="float" office:value="100" calcext:value-type="float">
            <text:p>100</text:p>
          </table:table-cell>
          <table:table-cell table:style-name="ce25" table:formula="of:=SUM([.S49:.S88])" office:value-type="float" office:value="100" calcext:value-type="float">
            <text:p>100</text:p>
          </table:table-cell>
          <table:table-cell table:style-name="ce25" table:formula="of:=SUM([.T49:.T88])" office:value-type="float" office:value="100" calcext:value-type="float">
            <text:p>100</text:p>
          </table:table-cell>
          <table:table-cell table:style-name="ce25" table:formula="of:=SUM([.U49:.U88])" office:value-type="float" office:value="100" calcext:value-type="float">
            <text:p>100</text:p>
          </table:table-cell>
          <table:table-cell table:style-name="ce25" table:formula="of:=SUM([.V49:.V88])" office:value-type="float" office:value="100" calcext:value-type="float">
            <text:p>100</text:p>
          </table:table-cell>
          <table:table-cell table:style-name="ce25" table:formula="of:=SUM([.W49:.W88])" office:value-type="float" office:value="100" calcext:value-type="float">
            <text:p>100</text:p>
          </table:table-cell>
          <table:table-cell table:style-name="ce25" table:formula="of:=SUM([.X49:.X88])" office:value-type="float" office:value="100" calcext:value-type="float">
            <text:p>100</text:p>
          </table:table-cell>
          <table:table-cell table:style-name="ce25" table:formula="of:=SUM([.Y49:.Y88])" office:value-type="float" office:value="100" calcext:value-type="float">
            <text:p>100</text:p>
          </table:table-cell>
          <table:table-cell table:style-name="ce25" table:formula="of:=SUM([.Z49:.Z88])" office:value-type="float" office:value="100" calcext:value-type="float">
            <text:p>100</text:p>
          </table:table-cell>
          <table:table-cell table:style-name="ce25" table:formula="of:=SUM([.AA49:.AA88])" office:value-type="float" office:value="100" calcext:value-type="float">
            <text:p>100</text:p>
          </table:table-cell>
          <table:table-cell table:style-name="ce25" table:formula="of:=SUM([.AB49:.AB88])" office:value-type="float" office:value="100" calcext:value-type="float">
            <text:p>100</text:p>
          </table:table-cell>
          <table:table-cell table:style-name="ce25" table:formula="of:=SUM([.AC49:.AC88])" office:value-type="float" office:value="100" calcext:value-type="float">
            <text:p>100</text:p>
          </table:table-cell>
          <table:table-cell table:style-name="ce25" table:formula="of:=SUM([.AD49:.AD88])" office:value-type="float" office:value="100" calcext:value-type="float">
            <text:p>100</text:p>
          </table:table-cell>
          <table:table-cell table:style-name="ce25" table:formula="of:=SUM([.AE49:.AE88])" office:value-type="float" office:value="100" calcext:value-type="float">
            <text:p>100</text:p>
          </table:table-cell>
          <table:table-cell table:style-name="ce25" table:formula="of:=SUM([.AF49:.AF88])" office:value-type="float" office:value="100" calcext:value-type="float">
            <text:p>100</text:p>
          </table:table-cell>
          <table:table-cell table:style-name="ce25" table:formula="of:=SUM([.AG49:.AG88])" office:value-type="float" office:value="100" calcext:value-type="float">
            <text:p>100</text:p>
          </table:table-cell>
          <table:table-cell table:style-name="ce25" table:formula="of:=SUM([.AH49:.AH88])" office:value-type="float" office:value="100" calcext:value-type="float">
            <text:p>100</text:p>
          </table:table-cell>
          <table:table-cell table:style-name="ce25" table:formula="of:=SUM([.AI49:.AI88])" office:value-type="float" office:value="100" calcext:value-type="float">
            <text:p>100</text:p>
          </table:table-cell>
          <table:table-cell table:style-name="ce25" table:formula="of:=SUM([.AJ49:.AJ88])" office:value-type="float" office:value="100" calcext:value-type="float">
            <text:p>100</text:p>
          </table:table-cell>
          <table:table-cell table:style-name="ce25" table:formula="of:=SUM([.AK49:.AK88])" office:value-type="float" office:value="100" calcext:value-type="float">
            <text:p>100</text:p>
          </table:table-cell>
          <table:table-cell table:style-name="ce25" table:formula="of:=SUM([.AL49:.AL88])" office:value-type="float" office:value="100" calcext:value-type="float">
            <text:p>100</text:p>
          </table:table-cell>
          <table:table-cell table:style-name="ce25" table:formula="of:=SUM([.AM49:.AM88])" office:value-type="float" office:value="100" calcext:value-type="float">
            <text:p>100</text:p>
          </table:table-cell>
          <table:table-cell table:style-name="ce25" table:formula="of:=SUM([.AN49:.AN88])" office:value-type="float" office:value="100" calcext:value-type="float">
            <text:p>100</text:p>
          </table:table-cell>
          <table:table-cell table:style-name="ce25" table:formula="of:=SUM([.AO49:.AO88])" office:value-type="float" office:value="100" calcext:value-type="float">
            <text:p>100</text:p>
          </table:table-cell>
          <table:table-cell table:style-name="ce25" table:formula="of:=SUM([.AP49:.AP88])" office:value-type="float" office:value="100" calcext:value-type="float">
            <text:p>100</text:p>
          </table:table-cell>
          <table:table-cell table:style-name="ce25" table:formula="of:=SUM([.AQ49:.AQ88])" office:value-type="float" office:value="100" calcext:value-type="float">
            <text:p>100</text:p>
          </table:table-cell>
          <table:table-cell table:style-name="ce25" table:formula="of:=SUM([.AR49:.AR88])" office:value-type="float" office:value="100" calcext:value-type="float">
            <text:p>100</text:p>
          </table:table-cell>
          <table:table-cell table:style-name="ce25" table:formula="of:=SUM([.AS49:.AS88])" office:value-type="float" office:value="100" calcext:value-type="float">
            <text:p>100</text:p>
          </table:table-cell>
          <table:table-cell table:style-name="ce25" table:formula="of:=SUM([.AT49:.AT88])" office:value-type="float" office:value="100" calcext:value-type="float">
            <text:p>100</text:p>
          </table:table-cell>
          <table:table-cell table:style-name="ce25" table:formula="of:=SUM([.AU49:.AU88])" office:value-type="float" office:value="100" calcext:value-type="float">
            <text:p>100</text:p>
          </table:table-cell>
          <table:table-cell table:style-name="ce25" table:formula="of:=SUM([.AV49:.AV88])" office:value-type="float" office:value="100" calcext:value-type="float">
            <text:p>100</text:p>
          </table:table-cell>
          <table:table-cell table:style-name="ce25" table:formula="of:=SUM([.AW49:.AW88])" office:value-type="float" office:value="100" calcext:value-type="float">
            <text:p>100</text:p>
          </table:table-cell>
          <table:table-cell table:style-name="ce25" table:formula="of:=SUM([.AX49:.AX88])" office:value-type="float" office:value="100" calcext:value-type="float">
            <text:p>100</text:p>
          </table:table-cell>
          <table:table-cell table:style-name="ce25" table:formula="of:=SUM([.AY49:.AY88])" office:value-type="float" office:value="100" calcext:value-type="float">
            <text:p>100</text:p>
          </table:table-cell>
          <table:table-cell table:style-name="ce25" table:formula="of:=SUM([.AZ49:.AZ88])" office:value-type="float" office:value="100" calcext:value-type="float">
            <text:p>100</text:p>
          </table:table-cell>
          <table:table-cell table:style-name="ce25" table:formula="of:=SUM([.BA49:.BA88])" office:value-type="float" office:value="100" calcext:value-type="float">
            <text:p>100</text:p>
          </table:table-cell>
          <table:table-cell table:style-name="ce25" table:formula="of:=SUM([.BB49:.BB88])" office:value-type="float" office:value="100" calcext:value-type="float">
            <text:p>100</text:p>
          </table:table-cell>
          <table:table-cell table:style-name="ce25" table:formula="of:=SUM([.BC49:.BC88])" office:value-type="float" office:value="100" calcext:value-type="float">
            <text:p>100</text:p>
          </table:table-cell>
          <table:table-cell table:style-name="ce57"/>
          <table:table-cell table:number-columns-repeated="968"/>
        </table:table-row>
        <table:table-row table:style-name="ro1" table:number-rows-repeated="5">
          <table:table-cell table:number-columns-repeated="1024"/>
        </table:table-row>
        <table:table-row table:style-name="ro6">
          <table:table-cell table:style-name="ce13" office:value-type="string" calcext:value-type="string">
            <text:p>Somme - Montant.en...par.habitant</text:p>
          </table:table-cell>
          <table:table-cell table:style-name="ce26" office:value-type="string" calcext:value-type="string">
            <text:p>Données</text:p>
          </table:table-cell>
          <table:table-cell table:style-name="ce37" table:number-columns-repeated="53"/>
          <table:table-cell table:style-name="ce58"/>
          <table:table-cell table:number-columns-repeated="968"/>
        </table:table-row>
        <table:table-row table:style-name="ro7">
          <table:table-cell table:style-name="ce14" office:value-type="string" calcext:value-type="string">
            <text:p>Nom.2024.Commune</text:p>
          </table:table-cell>
          <table:table-cell table:style-name="ce27" office:value-type="string" calcext:value-type="string">
            <text:p>Achats et charges externes</text:p>
          </table:table-cell>
          <table:table-cell table:style-name="ce38" office:value-type="string" calcext:value-type="string">
            <text:p>Annuité de la dette</text:p>
          </table:table-cell>
          <table:table-cell table:style-name="ce38" office:value-type="string" calcext:value-type="string">
            <text:p>Autres dépenses d'investissement</text:p>
          </table:table-cell>
          <table:table-cell table:style-name="ce38" office:value-type="string" calcext:value-type="string">
            <text:p>Autres dépenses de fonctionnement</text:p>
          </table:table-cell>
          <table:table-cell table:style-name="ce38" office:value-type="string" calcext:value-type="string">
            <text:p>Autres dotations de fonctionnement</text:p>
          </table:table-cell>
          <table:table-cell table:style-name="ce38" office:value-type="string" calcext:value-type="string">
            <text:p>Autres dotations et subventions</text:p>
          </table:table-cell>
          <table:table-cell table:style-name="ce38" office:value-type="string" calcext:value-type="string">
            <text:p>Autres impôts et taxes</text:p>
          </table:table-cell>
          <table:table-cell table:style-name="ce38" office:value-type="string" calcext:value-type="string">
            <text:p>Autres recettes d'investissement</text:p>
          </table:table-cell>
          <table:table-cell table:style-name="ce38" office:value-type="string" calcext:value-type="string">
            <text:p>Autres recettes de fonctionnement</text:p>
          </table:table-cell>
          <table:table-cell table:style-name="ce38" office:value-type="string" calcext:value-type="string">
            <text:p>Capacité ou besoin de financement</text:p>
          </table:table-cell>
          <table:table-cell table:style-name="ce38" office:value-type="string" calcext:value-type="string">
            <text:p>Charges financières</text:p>
          </table:table-cell>
          <table:table-cell table:style-name="ce38" office:value-type="string" calcext:value-type="string">
            <text:p>Concours de l'Etat</text:p>
          </table:table-cell>
          <table:table-cell table:style-name="ce38" office:value-type="string" calcext:value-type="string">
            <text:p>Crédits de trésorerie</text:p>
          </table:table-cell>
          <table:table-cell table:style-name="ce38" office:value-type="string" calcext:value-type="string">
            <text:p>Dépenses d'équipement</text:p>
          </table:table-cell>
          <table:table-cell table:style-name="ce38" office:value-type="string" calcext:value-type="string">
            <text:p>Dépenses d'intervention</text:p>
          </table:table-cell>
          <table:table-cell table:style-name="ce38" office:value-type="string" calcext:value-type="string">
            <text:p>Dépenses d'investissement</text:p>
          </table:table-cell>
          <table:table-cell table:style-name="ce38" office:value-type="string" calcext:value-type="string">
            <text:p>Dépenses d'investissement hors remb</text:p>
          </table:table-cell>
          <table:table-cell table:style-name="ce38" office:value-type="string" calcext:value-type="string">
            <text:p>Dépenses de fonctionnement</text:p>
          </table:table-cell>
          <table:table-cell table:style-name="ce38" office:value-type="string" calcext:value-type="string">
            <text:p>Dépenses totales</text:p>
          </table:table-cell>
          <table:table-cell table:style-name="ce38" office:value-type="string" calcext:value-type="string">
            <text:p>Dépenses totales hors remb</text:p>
          </table:table-cell>
          <table:table-cell table:style-name="ce38" office:value-type="string" calcext:value-type="string">
            <text:p>Dépôts au Trésor</text:p>
          </table:table-cell>
          <table:table-cell table:style-name="ce38" office:value-type="string" calcext:value-type="string">
            <text:p>DETR</text:p>
          </table:table-cell>
          <table:table-cell table:style-name="ce38" office:value-type="string" calcext:value-type="string">
            <text:p>Dotation globale de fonctionnement</text:p>
          </table:table-cell>
          <table:table-cell table:style-name="ce38" office:value-type="string" calcext:value-type="string">
            <text:p>Emprunts hors GAD</text:p>
          </table:table-cell>
          <table:table-cell table:style-name="ce38" office:value-type="string" calcext:value-type="string">
            <text:p>Encours de dette</text:p>
          </table:table-cell>
          <table:table-cell table:style-name="ce38" office:value-type="string" calcext:value-type="string">
            <text:p>Encours de dette - Dépôts et cautionnements reçus</text:p>
          </table:table-cell>
          <table:table-cell table:style-name="ce38" office:value-type="string" calcext:value-type="string">
            <text:p>Encours de dette - Dettes bancaires et assimilées</text:p>
          </table:table-cell>
          <table:table-cell table:style-name="ce38" office:value-type="string" calcext:value-type="string">
            <text:p>Epargne brute</text:p>
          </table:table-cell>
          <table:table-cell table:style-name="ce38" office:value-type="string" calcext:value-type="string">
            <text:p>Epargne de gestion</text:p>
          </table:table-cell>
          <table:table-cell table:style-name="ce38" office:value-type="string" calcext:value-type="string">
            <text:p>Epargne nette</text:p>
          </table:table-cell>
          <table:table-cell table:style-name="ce38" office:value-type="string" calcext:value-type="string">
            <text:p>FCTVA</text:p>
          </table:table-cell>
          <table:table-cell table:style-name="ce38" office:value-type="string" calcext:value-type="string">
            <text:p>Fiscalité reversée</text:p>
          </table:table-cell>
          <table:table-cell table:style-name="ce38" office:value-type="string" calcext:value-type="string">
            <text:p>Flux net de dette</text:p>
          </table:table-cell>
          <table:table-cell table:style-name="ce38" office:value-type="string" calcext:value-type="string">
            <text:p>Fonds de roulement</text:p>
          </table:table-cell>
          <table:table-cell table:style-name="ce38" office:value-type="string" calcext:value-type="string">
            <text:p>Fonds de soutien aux emprunts à risque</text:p>
          </table:table-cell>
          <table:table-cell table:style-name="ce38" office:value-type="string" calcext:value-type="string">
            <text:p>Frais de personnel</text:p>
          </table:table-cell>
          <table:table-cell table:style-name="ce38" office:value-type="string" calcext:value-type="string">
            <text:p>Impôts et taxes</text:p>
          </table:table-cell>
          <table:table-cell table:style-name="ce38" office:value-type="string" calcext:value-type="string">
            <text:p>Impôts locaux</text:p>
          </table:table-cell>
          <table:table-cell table:style-name="ce38" office:value-type="string" calcext:value-type="string">
            <text:p>Péréquations et compensations fiscales</text:p>
          </table:table-cell>
          <table:table-cell table:style-name="ce38" office:value-type="string" calcext:value-type="string">
            <text:p>Produit des cessions d'immobilisations</text:p>
          </table:table-cell>
          <table:table-cell table:style-name="ce38" office:value-type="string" calcext:value-type="string">
            <text:p>Recettes d'investissement</text:p>
          </table:table-cell>
          <table:table-cell table:style-name="ce38" office:value-type="string" calcext:value-type="string">
            <text:p>Recettes d'investissement hors emprunts</text:p>
          </table:table-cell>
          <table:table-cell table:style-name="ce38" office:value-type="string" calcext:value-type="string">
            <text:p>Recettes de fonctionnement</text:p>
          </table:table-cell>
          <table:table-cell table:style-name="ce38" office:value-type="string" calcext:value-type="string">
            <text:p>Recettes totales</text:p>
          </table:table-cell>
          <table:table-cell table:style-name="ce38" office:value-type="string" calcext:value-type="string">
            <text:p>Recettes totales hors emprunts</text:p>
          </table:table-cell>
          <table:table-cell table:style-name="ce38" office:value-type="string" calcext:value-type="string">
            <text:p>Remboursements d'emprunts hors GAD</text:p>
          </table:table-cell>
          <table:table-cell table:style-name="ce38" office:value-type="string" calcext:value-type="string">
            <text:p>Subventions aux personnes de droit privé</text:p>
          </table:table-cell>
          <table:table-cell table:style-name="ce38" office:value-type="string" calcext:value-type="string">
            <text:p>Subventions d'équipement versées</text:p>
          </table:table-cell>
          <table:table-cell table:style-name="ce38" office:value-type="string" calcext:value-type="string">
            <text:p>Subventions reçues et participations</text:p>
          </table:table-cell>
          <table:table-cell table:style-name="ce38" office:value-type="string" calcext:value-type="string">
            <text:p>Taxe d'enlévement des ordures ménagères</text:p>
          </table:table-cell>
          <table:table-cell table:style-name="ce38" office:value-type="string" calcext:value-type="string">
            <text:p>TVA</text:p>
          </table:table-cell>
          <table:table-cell table:style-name="ce38" office:value-type="string" calcext:value-type="string">
            <text:p>Variation du fonds de roulement</text:p>
          </table:table-cell>
          <table:table-cell table:style-name="ce38" office:value-type="string" calcext:value-type="string">
            <text:p>Ventes de biens et services</text:p>
          </table:table-cell>
          <table:table-cell table:style-name="ce45" office:value-type="string" calcext:value-type="string">
            <text:p>Versement transport</text:p>
          </table:table-cell>
          <table:table-cell table:style-name="ce59" office:value-type="string" calcext:value-type="string">
            <text:p>Total Résultat</text:p>
          </table:table-cell>
          <table:table-cell table:number-columns-repeated="968"/>
        </table:table-row>
        <table:table-row table:style-name="ro1">
          <table:table-cell table:style-name="ce15" office:value-type="string" calcext:value-type="string">
            <text:p>Aubervilliers</text:p>
          </table:table-cell>
          <table:table-cell table:style-name="ce28" table:formula="of:=([.B3]/[.$BD3])*100" office:value-type="float" office:value="1.45724014973082" calcext:value-type="float">
            <text:p>1</text:p>
          </table:table-cell>
          <table:table-cell table:style-name="ce28" table:formula="of:=([.C3]/[.$BD3])*100" office:value-type="float" office:value="0.754517696234684" calcext:value-type="float">
            <text:p>1</text:p>
          </table:table-cell>
          <table:table-cell table:style-name="ce28" table:formula="of:=([.D3]/[.$BD3])*100" office:value-type="float" office:value="0.0587996796226566" calcext:value-type="float">
            <text:p>0</text:p>
          </table:table-cell>
          <table:table-cell table:style-name="ce28" table:formula="of:=([.E3]/[.$BD3])*100" office:value-type="float" office:value="0.117695983682401" calcext:value-type="float">
            <text:p>0</text:p>
          </table:table-cell>
          <table:table-cell table:style-name="ce28" table:formula="of:=([.F3]/[.$BD3])*100" office:value-type="float" office:value="0.0172635169585415" calcext:value-type="float">
            <text:p>0</text:p>
          </table:table-cell>
          <table:table-cell table:style-name="ce28" table:formula="of:=([.G3]/[.$BD3])*100" office:value-type="float" office:value="0.649320706293463" calcext:value-type="float">
            <text:p>1</text:p>
          </table:table-cell>
          <table:table-cell table:style-name="ce28" table:formula="of:=([.H3]/[.$BD3])*100" office:value-type="float" office:value="0.146369697973516" calcext:value-type="float">
            <text:p>0</text:p>
          </table:table-cell>
          <table:table-cell table:style-name="ce28" table:formula="of:=([.I3]/[.$BD3])*100" office:value-type="float" office:value="0.238853323727123" calcext:value-type="float">
            <text:p>0</text:p>
          </table:table-cell>
          <table:table-cell table:style-name="ce28" table:formula="of:=([.J3]/[.$BD3])*100" office:value-type="float" office:value="0.203417465363288" calcext:value-type="float">
            <text:p>0</text:p>
          </table:table-cell>
          <table:table-cell table:style-name="ce28" table:formula="of:=([.K3]/[.$BD3])*100" office:value-type="float" office:value="0.790898573347614" calcext:value-type="float">
            <text:p>1</text:p>
          </table:table-cell>
          <table:table-cell table:style-name="ce28" table:formula="of:=([.L3]/[.$BD3])*100" office:value-type="float" office:value="0.196001093030049" calcext:value-type="float">
            <text:p>0</text:p>
          </table:table-cell>
          <table:table-cell table:style-name="ce28" table:formula="of:=([.M3]/[.$BD3])*100" office:value-type="float" office:value="2.01163948569688" calcext:value-type="float">
            <text:p>2</text:p>
          </table:table-cell>
          <table:table-cell table:style-name="ce28" table:formula="of:=([.N3]/[.$BD3])*100" office:value-type="float" office:value="0" calcext:value-type="float">
            <text:p>0</text:p>
          </table:table-cell>
          <table:table-cell table:style-name="ce28" table:formula="of:=([.O3]/[.$BD3])*100" office:value-type="float" office:value="1.38402049039677" calcext:value-type="float">
            <text:p>1</text:p>
          </table:table-cell>
          <table:table-cell table:style-name="ce28" table:formula="of:=([.P3]/[.$BD3])*100" office:value-type="float" office:value="0.612158774180889" calcext:value-type="float">
            <text:p>1</text:p>
          </table:table-cell>
          <table:table-cell table:style-name="ce28" table:formula="of:=([.Q3]/[.$BD3])*100" office:value-type="float" office:value="2.25820938680117" calcext:value-type="float">
            <text:p>2</text:p>
          </table:table-cell>
          <table:table-cell table:style-name="ce28" table:formula="of:=([.R3]/[.$BD3])*100" office:value-type="float" office:value="1.69969278359653" calcext:value-type="float">
            <text:p>2</text:p>
          </table:table-cell>
          <table:table-cell table:style-name="ce28" table:formula="of:=([.S3]/[.$BD3])*100" office:value-type="float" office:value="6.7621068441851" calcext:value-type="float">
            <text:p>7</text:p>
          </table:table-cell>
          <table:table-cell table:style-name="ce28" table:formula="of:=([.T3]/[.$BD3])*100" office:value-type="float" office:value="9.02031623098627" calcext:value-type="float">
            <text:p>9</text:p>
          </table:table-cell>
          <table:table-cell table:style-name="ce28" table:formula="of:=([.U3]/[.$BD3])*100" office:value-type="float" office:value="8.46179962778163" calcext:value-type="float">
            <text:p>8</text:p>
          </table:table-cell>
          <table:table-cell table:style-name="ce28" table:formula="of:=([.V3]/[.$BD3])*100" office:value-type="float" office:value="1.36637564300134" calcext:value-type="float">
            <text:p>1</text:p>
          </table:table-cell>
          <table:table-cell table:style-name="ce28" table:formula="of:=([.W3]/[.$BD3])*100" office:value-type="float" office:value="0" calcext:value-type="float">
            <text:p>0</text:p>
          </table:table-cell>
          <table:table-cell table:style-name="ce28" table:formula="of:=([.X3]/[.$BD3])*100" office:value-type="float" office:value="1.62695062970031" calcext:value-type="float">
            <text:p>2</text:p>
          </table:table-cell>
          <table:table-cell table:style-name="ce28" table:formula="of:=([.Y3]/[.$BD3])*100" office:value-type="float" office:value="0.00368398284969184" calcext:value-type="float">
            <text:p>0</text:p>
          </table:table-cell>
          <table:table-cell table:style-name="ce28" table:formula="of:=([.Z3]/[.$BD3])*100" office:value-type="float" office:value="5.1328612942649" calcext:value-type="float">
            <text:p>5</text:p>
          </table:table-cell>
          <table:table-cell table:style-name="ce28" table:formula="of:=([.AA3]/[.$BD3])*100" office:value-type="float" office:value="0.00233259096575743" calcext:value-type="float">
            <text:p>0</text:p>
          </table:table-cell>
          <table:table-cell table:style-name="ce28" table:formula="of:=([.AB3]/[.$BD3])*100" office:value-type="float" office:value="5.13052870329914" calcext:value-type="float">
            <text:p>5</text:p>
          </table:table-cell>
          <table:table-cell table:style-name="ce28" table:formula="of:=([.AC3]/[.$BD3])*100" office:value-type="float" office:value="1.17146710902274" calcext:value-type="float">
            <text:p>1</text:p>
          </table:table-cell>
          <table:table-cell table:style-name="ce28" table:formula="of:=([.AD3]/[.$BD3])*100" office:value-type="float" office:value="1.319909834856" calcext:value-type="float">
            <text:p>1</text:p>
          </table:table-cell>
          <table:table-cell table:style-name="ce28" table:formula="of:=([.AE3]/[.$BD3])*100" office:value-type="float" office:value="0.612950505818104" calcext:value-type="float">
            <text:p>1</text:p>
          </table:table-cell>
          <table:table-cell table:style-name="ce28" table:formula="of:=([.AF3]/[.$BD3])*100" office:value-type="float" office:value="0.430950217900818" calcext:value-type="float">
            <text:p>0</text:p>
          </table:table-cell>
          <table:table-cell table:style-name="ce28" table:formula="of:=([.AG3]/[.$BD3])*100" office:value-type="float" office:value="0.384729821644121" calcext:value-type="float">
            <text:p>0</text:p>
          </table:table-cell>
          <table:table-cell table:style-name="ce28" table:formula="of:=([.AH3]/[.$BD3])*100" office:value-type="float" office:value="-0.554832620354944" calcext:value-type="float">
            <text:p>-1</text:p>
          </table:table-cell>
          <table:table-cell table:style-name="ce28" table:formula="of:=([.AI3]/[.$BD3])*100" office:value-type="float" office:value="1.00047307119864" calcext:value-type="float">
            <text:p>1</text:p>
          </table:table-cell>
          <table:table-cell table:style-name="ce28" table:formula="of:=([.AJ3]/[.$BD3])*100" office:value-type="float" office:value="0" calcext:value-type="float">
            <text:p>0</text:p>
          </table:table-cell>
          <table:table-cell table:style-name="ce28" table:formula="of:=([.AK3]/[.$BD3])*100" office:value-type="float" office:value="4.37901084356095" calcext:value-type="float">
            <text:p>4</text:p>
          </table:table-cell>
          <table:table-cell table:style-name="ce28" table:formula="of:=([.AL3]/[.$BD3])*100" office:value-type="float" office:value="4.63342818455437" calcext:value-type="float">
            <text:p>5</text:p>
          </table:table-cell>
          <table:table-cell table:style-name="ce28" table:formula="of:=([.AM3]/[.$BD3])*100" office:value-type="float" office:value="4.48705848658085" calcext:value-type="float">
            <text:p>4</text:p>
          </table:table-cell>
          <table:table-cell table:style-name="ce28" table:formula="of:=([.AN3]/[.$BD3])*100" office:value-type="float" office:value="0.367425339038032" calcext:value-type="float">
            <text:p>0</text:p>
          </table:table-cell>
          <table:table-cell table:style-name="ce28" table:formula="of:=([.AO3]/[.$BD3])*100" office:value-type="float" office:value="0.1947677082427" calcext:value-type="float">
            <text:p>0</text:p>
          </table:table-cell>
          <table:table-cell table:style-name="ce28" table:formula="of:=([.AP3]/[.$BD3])*100" office:value-type="float" office:value="1.3228082307711" calcext:value-type="float">
            <text:p>1</text:p>
          </table:table-cell>
          <table:table-cell table:style-name="ce28" table:formula="of:=([.AQ3]/[.$BD3])*100" office:value-type="float" office:value="1.3191242479214" calcext:value-type="float">
            <text:p>1</text:p>
          </table:table-cell>
          <table:table-cell table:style-name="ce28" table:formula="of:=([.AR3]/[.$BD3])*100" office:value-type="float" office:value="7.93357395320784" calcext:value-type="float">
            <text:p>8</text:p>
          </table:table-cell>
          <table:table-cell table:style-name="ce28" table:formula="of:=([.AS3]/[.$BD3])*100" office:value-type="float" office:value="9.25638218397894" calcext:value-type="float">
            <text:p>9</text:p>
          </table:table-cell>
          <table:table-cell table:style-name="ce28" table:formula="of:=([.AT3]/[.$BD3])*100" office:value-type="float" office:value="9.25269820112925" calcext:value-type="float">
            <text:p>9</text:p>
          </table:table-cell>
          <table:table-cell table:style-name="ce28" table:formula="of:=([.AU3]/[.$BD3])*100" office:value-type="float" office:value="0.558516603204636" calcext:value-type="float">
            <text:p>1</text:p>
          </table:table-cell>
          <table:table-cell table:style-name="ce28" table:formula="of:=([.AV3]/[.$BD3])*100" office:value-type="float" office:value="0.248476339890866" calcext:value-type="float">
            <text:p>0</text:p>
          </table:table-cell>
          <table:table-cell table:style-name="ce28" table:formula="of:=([.AW3]/[.$BD3])*100" office:value-type="float" office:value="0.256872613577106" calcext:value-type="float">
            <text:p>0</text:p>
          </table:table-cell>
          <table:table-cell table:style-name="ce28" table:formula="of:=([.AX3]/[.$BD3])*100" office:value-type="float" office:value="0.594629473303414" calcext:value-type="float">
            <text:p>1</text:p>
          </table:table-cell>
          <table:table-cell table:style-name="ce28" table:formula="of:=([.AY3]/[.$BD3])*100" office:value-type="float" office:value="0" calcext:value-type="float">
            <text:p>0</text:p>
          </table:table-cell>
          <table:table-cell table:style-name="ce28" table:formula="of:=([.AZ3]/[.$BD3])*100" office:value-type="float" office:value="0" calcext:value-type="float">
            <text:p>0</text:p>
          </table:table-cell>
          <table:table-cell table:style-name="ce28" table:formula="of:=([.BA3]/[.$BD3])*100" office:value-type="float" office:value="0.236065952992671" calcext:value-type="float">
            <text:p>0</text:p>
          </table:table-cell>
          <table:table-cell table:style-name="ce28" table:formula="of:=([.BB3]/[.$BD3])*100" office:value-type="float" office:value="0.490459344289888" calcext:value-type="float">
            <text:p>0</text:p>
          </table:table-cell>
          <table:table-cell table:style-name="ce28" table:formula="of:=([.BC3]/[.$BD3])*100" office:value-type="float" office:value="0" calcext:value-type="float">
            <text:p>0</text:p>
          </table:table-cell>
          <table:table-cell table:style-name="ce60" table:formula="of:=SUM([.A97:.BC97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Aulnay-sous-Bois</text:p>
          </table:table-cell>
          <table:table-cell table:style-name="ce28" table:formula="of:=([.B4]/[.$BD4])*100" office:value-type="float" office:value="2.15609887291216" calcext:value-type="float">
            <text:p>2</text:p>
          </table:table-cell>
          <table:table-cell table:style-name="ce28" table:formula="of:=([.C4]/[.$BD4])*100" office:value-type="float" office:value="0.900654320896163" calcext:value-type="float">
            <text:p>1</text:p>
          </table:table-cell>
          <table:table-cell table:style-name="ce28" table:formula="of:=([.D4]/[.$BD4])*100" office:value-type="float" office:value="0.0423445122196641" calcext:value-type="float">
            <text:p>0</text:p>
          </table:table-cell>
          <table:table-cell table:style-name="ce28" table:formula="of:=([.E4]/[.$BD4])*100" office:value-type="float" office:value="0.0931932737858503" calcext:value-type="float">
            <text:p>0</text:p>
          </table:table-cell>
          <table:table-cell table:style-name="ce28" table:formula="of:=([.F4]/[.$BD4])*100" office:value-type="float" office:value="0.0334539310294107" calcext:value-type="float">
            <text:p>0</text:p>
          </table:table-cell>
          <table:table-cell table:style-name="ce28" table:formula="of:=([.G4]/[.$BD4])*100" office:value-type="float" office:value="0.20482555438476" calcext:value-type="float">
            <text:p>0</text:p>
          </table:table-cell>
          <table:table-cell table:style-name="ce28" table:formula="of:=([.H4]/[.$BD4])*100" office:value-type="float" office:value="0.14346880488177" calcext:value-type="float">
            <text:p>0</text:p>
          </table:table-cell>
          <table:table-cell table:style-name="ce28" table:formula="of:=([.I4]/[.$BD4])*100" office:value-type="float" office:value="0.632811225452245" calcext:value-type="float">
            <text:p>1</text:p>
          </table:table-cell>
          <table:table-cell table:style-name="ce28" table:formula="of:=([.J4]/[.$BD4])*100" office:value-type="float" office:value="0.331896519138534" calcext:value-type="float">
            <text:p>0</text:p>
          </table:table-cell>
          <table:table-cell table:style-name="ce28" table:formula="of:=([.K4]/[.$BD4])*100" office:value-type="float" office:value="0.386349355065155" calcext:value-type="float">
            <text:p>0</text:p>
          </table:table-cell>
          <table:table-cell table:style-name="ce28" table:formula="of:=([.L4]/[.$BD4])*100" office:value-type="float" office:value="0.224367550655109" calcext:value-type="float">
            <text:p>0</text:p>
          </table:table-cell>
          <table:table-cell table:style-name="ce28" table:formula="of:=([.M4]/[.$BD4])*100" office:value-type="float" office:value="1.35558623463542" calcext:value-type="float">
            <text:p>1</text:p>
          </table:table-cell>
          <table:table-cell table:style-name="ce28" table:formula="of:=([.N4]/[.$BD4])*100" office:value-type="float" office:value="0" calcext:value-type="float">
            <text:p>0</text:p>
          </table:table-cell>
          <table:table-cell table:style-name="ce28" table:formula="of:=([.O4]/[.$BD4])*100" office:value-type="float" office:value="0.992004698575991" calcext:value-type="float">
            <text:p>1</text:p>
          </table:table-cell>
          <table:table-cell table:style-name="ce28" table:formula="of:=([.P4]/[.$BD4])*100" office:value-type="float" office:value="0.616355638788024" calcext:value-type="float">
            <text:p>1</text:p>
          </table:table-cell>
          <table:table-cell table:style-name="ce28" table:formula="of:=([.Q4]/[.$BD4])*100" office:value-type="float" office:value="1.76655973922433" calcext:value-type="float">
            <text:p>2</text:p>
          </table:table-cell>
          <table:table-cell table:style-name="ce28" table:formula="of:=([.R4]/[.$BD4])*100" office:value-type="float" office:value="1.09027296898328" calcext:value-type="float">
            <text:p>1</text:p>
          </table:table-cell>
          <table:table-cell table:style-name="ce28" table:formula="of:=([.S4]/[.$BD4])*100" office:value-type="float" office:value="7.54058713656089" calcext:value-type="float">
            <text:p>8</text:p>
          </table:table-cell>
          <table:table-cell table:style-name="ce28" table:formula="of:=([.T4]/[.$BD4])*100" office:value-type="float" office:value="9.30714687578523" calcext:value-type="float">
            <text:p>9</text:p>
          </table:table-cell>
          <table:table-cell table:style-name="ce28" table:formula="of:=([.U4]/[.$BD4])*100" office:value-type="float" office:value="8.63086010554417" calcext:value-type="float">
            <text:p>9</text:p>
          </table:table-cell>
          <table:table-cell table:style-name="ce28" table:formula="of:=([.V4]/[.$BD4])*100" office:value-type="float" office:value="0.637841155982116" calcext:value-type="float">
            <text:p>1</text:p>
          </table:table-cell>
          <table:table-cell table:style-name="ce28" table:formula="of:=([.W4]/[.$BD4])*100" office:value-type="float" office:value="0" calcext:value-type="float">
            <text:p>0</text:p>
          </table:table-cell>
          <table:table-cell table:style-name="ce28" table:formula="of:=([.X4]/[.$BD4])*100" office:value-type="float" office:value="0.636709162081304" calcext:value-type="float">
            <text:p>1</text:p>
          </table:table-cell>
          <table:table-cell table:style-name="ce28" table:formula="of:=([.Y4]/[.$BD4])*100" office:value-type="float" office:value="0.060148646372936" calcext:value-type="float">
            <text:p>0</text:p>
          </table:table-cell>
          <table:table-cell table:style-name="ce28" table:formula="of:=([.Z4]/[.$BD4])*100" office:value-type="float" office:value="6.90087153154504" calcext:value-type="float">
            <text:p>7</text:p>
          </table:table-cell>
          <table:table-cell table:style-name="ce28" table:formula="of:=([.AA4]/[.$BD4])*100" office:value-type="float" office:value="0.0115383220622448" calcext:value-type="float">
            <text:p>0</text:p>
          </table:table-cell>
          <table:table-cell table:style-name="ce28" table:formula="of:=([.AB4]/[.$BD4])*100" office:value-type="float" office:value="6.8893332094828" calcext:value-type="float">
            <text:p>7</text:p>
          </table:table-cell>
          <table:table-cell table:style-name="ce28" table:formula="of:=([.AC4]/[.$BD4])*100" office:value-type="float" office:value="0.543691912177867" calcext:value-type="float">
            <text:p>1</text:p>
          </table:table-cell>
          <table:table-cell table:style-name="ce28" table:formula="of:=([.AD4]/[.$BD4])*100" office:value-type="float" office:value="0.723524580873168" calcext:value-type="float">
            <text:p>1</text:p>
          </table:table-cell>
          <table:table-cell table:style-name="ce28" table:formula="of:=([.AE4]/[.$BD4])*100" office:value-type="float" office:value="-0.132594858063186" calcext:value-type="float">
            <text:p>0</text:p>
          </table:table-cell>
          <table:table-cell table:style-name="ce28" table:formula="of:=([.AF4]/[.$BD4])*100" office:value-type="float" office:value="0.095293632033559" calcext:value-type="float">
            <text:p>0</text:p>
          </table:table-cell>
          <table:table-cell table:style-name="ce28" table:formula="of:=([.AG4]/[.$BD4])*100" office:value-type="float" office:value="1.68445816250052" calcext:value-type="float">
            <text:p>2</text:p>
          </table:table-cell>
          <table:table-cell table:style-name="ce28" table:formula="of:=([.AH4]/[.$BD4])*100" office:value-type="float" office:value="-0.616138123868118" calcext:value-type="float">
            <text:p>-1</text:p>
          </table:table-cell>
          <table:table-cell table:style-name="ce28" table:formula="of:=([.AI4]/[.$BD4])*100" office:value-type="float" office:value="-0.000136542181883509" calcext:value-type="float">
            <text:p>0</text:p>
          </table:table-cell>
          <table:table-cell table:style-name="ce28" table:formula="of:=([.AJ4]/[.$BD4])*100" office:value-type="float" office:value="0.00767310659089952" calcext:value-type="float">
            <text:p>0</text:p>
          </table:table-cell>
          <table:table-cell table:style-name="ce28" table:formula="of:=([.AK4]/[.$BD4])*100" office:value-type="float" office:value="4.45057180041975" calcext:value-type="float">
            <text:p>4</text:p>
          </table:table-cell>
          <table:table-cell table:style-name="ce28" table:formula="of:=([.AL4]/[.$BD4])*100" office:value-type="float" office:value="5.36467814810861" calcext:value-type="float">
            <text:p>5</text:p>
          </table:table-cell>
          <table:table-cell table:style-name="ce28" table:formula="of:=([.AM4]/[.$BD4])*100" office:value-type="float" office:value="5.22120934322684" calcext:value-type="float">
            <text:p>5</text:p>
          </table:table-cell>
          <table:table-cell table:style-name="ce28" table:formula="of:=([.AN4]/[.$BD4])*100" office:value-type="float" office:value="0.685423141524709" calcext:value-type="float">
            <text:p>1</text:p>
          </table:table-cell>
          <table:table-cell table:style-name="ce28" table:formula="of:=([.AO4]/[.$BD4])*100" office:value-type="float" office:value="0.398714522548733" calcext:value-type="float">
            <text:p>0</text:p>
          </table:table-cell>
          <table:table-cell table:style-name="ce28" table:formula="of:=([.AP4]/[.$BD4])*100" office:value-type="float" office:value="0.9930790582435" calcext:value-type="float">
            <text:p>1</text:p>
          </table:table-cell>
          <table:table-cell table:style-name="ce28" table:formula="of:=([.AQ4]/[.$BD4])*100" office:value-type="float" office:value="0.932930411870564" calcext:value-type="float">
            <text:p>1</text:p>
          </table:table-cell>
          <table:table-cell table:style-name="ce28" table:formula="of:=([.AR4]/[.$BD4])*100" office:value-type="float" office:value="8.08427904873876" calcext:value-type="float">
            <text:p>8</text:p>
          </table:table-cell>
          <table:table-cell table:style-name="ce28" table:formula="of:=([.AS4]/[.$BD4])*100" office:value-type="float" office:value="9.07735810698226" calcext:value-type="float">
            <text:p>9</text:p>
          </table:table-cell>
          <table:table-cell table:style-name="ce28" table:formula="of:=([.AT4]/[.$BD4])*100" office:value-type="float" office:value="9.01720946060933" calcext:value-type="float">
            <text:p>9</text:p>
          </table:table-cell>
          <table:table-cell table:style-name="ce28" table:formula="of:=([.AU4]/[.$BD4])*100" office:value-type="float" office:value="0.676286770241053" calcext:value-type="float">
            <text:p>1</text:p>
          </table:table-cell>
          <table:table-cell table:style-name="ce28" table:formula="of:=([.AV4]/[.$BD4])*100" office:value-type="float" office:value="0.348955835137609" calcext:value-type="float">
            <text:p>0</text:p>
          </table:table-cell>
          <table:table-cell table:style-name="ce28" table:formula="of:=([.AW4]/[.$BD4])*100" office:value-type="float" office:value="0.0559237581876222" calcext:value-type="float">
            <text:p>0</text:p>
          </table:table-cell>
          <table:table-cell table:style-name="ce28" table:formula="of:=([.AX4]/[.$BD4])*100" office:value-type="float" office:value="0.437270049216988" calcext:value-type="float">
            <text:p>0</text:p>
          </table:table-cell>
          <table:table-cell table:style-name="ce28" table:formula="of:=([.AY4]/[.$BD4])*100" office:value-type="float" office:value="0" calcext:value-type="float">
            <text:p>0</text:p>
          </table:table-cell>
          <table:table-cell table:style-name="ce28" table:formula="of:=([.AZ4]/[.$BD4])*100" office:value-type="float" office:value="0" calcext:value-type="float">
            <text:p>0</text:p>
          </table:table-cell>
          <table:table-cell table:style-name="ce28" table:formula="of:=([.BA4]/[.$BD4])*100" office:value-type="float" office:value="-0.229788768802964" calcext:value-type="float">
            <text:p>0</text:p>
          </table:table-cell>
          <table:table-cell table:style-name="ce28" table:formula="of:=([.BB4]/[.$BD4])*100" office:value-type="float" office:value="0.594848097639204" calcext:value-type="float">
            <text:p>1</text:p>
          </table:table-cell>
          <table:table-cell table:style-name="ce28" table:formula="of:=([.BC4]/[.$BD4])*100" office:value-type="float" office:value="0" calcext:value-type="float">
            <text:p>0</text:p>
          </table:table-cell>
          <table:table-cell table:style-name="ce60" table:formula="of:=SUM([.A98:.BC98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Bagnolet</text:p>
          </table:table-cell>
          <table:table-cell table:style-name="ce28" table:formula="of:=([.B5]/[.$BD5])*100" office:value-type="float" office:value="1.08084658907916" calcext:value-type="float">
            <text:p>1</text:p>
          </table:table-cell>
          <table:table-cell table:style-name="ce28" table:formula="of:=([.C5]/[.$BD5])*100" office:value-type="float" office:value="1.09030328575815" calcext:value-type="float">
            <text:p>1</text:p>
          </table:table-cell>
          <table:table-cell table:style-name="ce28" table:formula="of:=([.D5]/[.$BD5])*100" office:value-type="float" office:value="0.147214453968859" calcext:value-type="float">
            <text:p>0</text:p>
          </table:table-cell>
          <table:table-cell table:style-name="ce28" table:formula="of:=([.E5]/[.$BD5])*100" office:value-type="float" office:value="0.120195827604152" calcext:value-type="float">
            <text:p>0</text:p>
          </table:table-cell>
          <table:table-cell table:style-name="ce28" table:formula="of:=([.F5]/[.$BD5])*100" office:value-type="float" office:value="0.0215622738060909" calcext:value-type="float">
            <text:p>0</text:p>
          </table:table-cell>
          <table:table-cell table:style-name="ce28" table:formula="of:=([.G5]/[.$BD5])*100" office:value-type="float" office:value="0.631396989570173" calcext:value-type="float">
            <text:p>1</text:p>
          </table:table-cell>
          <table:table-cell table:style-name="ce28" table:formula="of:=([.H5]/[.$BD5])*100" office:value-type="float" office:value="0.309939682817121" calcext:value-type="float">
            <text:p>0</text:p>
          </table:table-cell>
          <table:table-cell table:style-name="ce28" table:formula="of:=([.I5]/[.$BD5])*100" office:value-type="float" office:value="-7.83986896314684E-017" calcext:value-type="float">
            <text:p>0</text:p>
          </table:table-cell>
          <table:table-cell table:style-name="ce28" table:formula="of:=([.J5]/[.$BD5])*100" office:value-type="float" office:value="0.138972849439877" calcext:value-type="float">
            <text:p>0</text:p>
          </table:table-cell>
          <table:table-cell table:style-name="ce28" table:formula="of:=([.K5]/[.$BD5])*100" office:value-type="float" office:value="0.122561555314914" calcext:value-type="float">
            <text:p>0</text:p>
          </table:table-cell>
          <table:table-cell table:style-name="ce28" table:formula="of:=([.L5]/[.$BD5])*100" office:value-type="float" office:value="0.376561089169574" calcext:value-type="float">
            <text:p>0</text:p>
          </table:table-cell>
          <table:table-cell table:style-name="ce28" table:formula="of:=([.M5]/[.$BD5])*100" office:value-type="float" office:value="0.590304253053138" calcext:value-type="float">
            <text:p>1</text:p>
          </table:table-cell>
          <table:table-cell table:style-name="ce28" table:formula="of:=([.N5]/[.$BD5])*100" office:value-type="float" office:value="0" calcext:value-type="float">
            <text:p>0</text:p>
          </table:table-cell>
          <table:table-cell table:style-name="ce28" table:formula="of:=([.O5]/[.$BD5])*100" office:value-type="float" office:value="1.50345114886067" calcext:value-type="float">
            <text:p>2</text:p>
          </table:table-cell>
          <table:table-cell table:style-name="ce28" table:formula="of:=([.P5]/[.$BD5])*100" office:value-type="float" office:value="0.353287064022052" calcext:value-type="float">
            <text:p>0</text:p>
          </table:table-cell>
          <table:table-cell table:style-name="ce28" table:formula="of:=([.Q5]/[.$BD5])*100" office:value-type="float" office:value="2.36609139845818" calcext:value-type="float">
            <text:p>2</text:p>
          </table:table-cell>
          <table:table-cell table:style-name="ce28" table:formula="of:=([.R5]/[.$BD5])*100" office:value-type="float" office:value="1.65234920186961" calcext:value-type="float">
            <text:p>2</text:p>
          </table:table-cell>
          <table:table-cell table:style-name="ce28" table:formula="of:=([.S5]/[.$BD5])*100" office:value-type="float" office:value="5.73885659263635" calcext:value-type="float">
            <text:p>6</text:p>
          </table:table-cell>
          <table:table-cell table:style-name="ce28" table:formula="of:=([.T5]/[.$BD5])*100" office:value-type="float" office:value="8.10494799109453" calcext:value-type="float">
            <text:p>8</text:p>
          </table:table-cell>
          <table:table-cell table:style-name="ce28" table:formula="of:=([.U5]/[.$BD5])*100" office:value-type="float" office:value="7.39120579450596" calcext:value-type="float">
            <text:p>7</text:p>
          </table:table-cell>
          <table:table-cell table:style-name="ce28" table:formula="of:=([.V5]/[.$BD5])*100" office:value-type="float" office:value="0.356170112893458" calcext:value-type="float">
            <text:p>0</text:p>
          </table:table-cell>
          <table:table-cell table:style-name="ce28" table:formula="of:=([.W5]/[.$BD5])*100" office:value-type="float" office:value="0" calcext:value-type="float">
            <text:p>0</text:p>
          </table:table-cell>
          <table:table-cell table:style-name="ce28" table:formula="of:=([.X5]/[.$BD5])*100" office:value-type="float" office:value="0.511866973194803" calcext:value-type="float">
            <text:p>1</text:p>
          </table:table-cell>
          <table:table-cell table:style-name="ce28" table:formula="of:=([.Y5]/[.$BD5])*100" office:value-type="float" office:value="0.370391788818052" calcext:value-type="float">
            <text:p>0</text:p>
          </table:table-cell>
          <table:table-cell table:style-name="ce28" table:formula="of:=([.Z5]/[.$BD5])*100" office:value-type="float" office:value="11.9558522493476" calcext:value-type="float">
            <text:p>12</text:p>
          </table:table-cell>
          <table:table-cell table:style-name="ce28" table:formula="of:=([.AA5]/[.$BD5])*100" office:value-type="float" office:value="0.00803850103338201" calcext:value-type="float">
            <text:p>0</text:p>
          </table:table-cell>
          <table:table-cell table:style-name="ce28" table:formula="of:=([.AB5]/[.$BD5])*100" office:value-type="float" office:value="11.9362012973459" calcext:value-type="float">
            <text:p>12</text:p>
          </table:table-cell>
          <table:table-cell table:style-name="ce28" table:formula="of:=([.AC5]/[.$BD5])*100" office:value-type="float" office:value="1.06903110953545" calcext:value-type="float">
            <text:p>1</text:p>
          </table:table-cell>
          <table:table-cell table:style-name="ce28" table:formula="of:=([.AD5]/[.$BD5])*100" office:value-type="float" office:value="1.45571314254929" calcext:value-type="float">
            <text:p>1</text:p>
          </table:table-cell>
          <table:table-cell table:style-name="ce28" table:formula="of:=([.AE5]/[.$BD5])*100" office:value-type="float" office:value="0.355288912946882" calcext:value-type="float">
            <text:p>0</text:p>
          </table:table-cell>
          <table:table-cell table:style-name="ce28" table:formula="of:=([.AF5]/[.$BD5])*100" office:value-type="float" office:value="0.0744826580788952" calcext:value-type="float">
            <text:p>0</text:p>
          </table:table-cell>
          <table:table-cell table:style-name="ce28" table:formula="of:=([.AG5]/[.$BD5])*100" office:value-type="float" office:value="0.729035674390668" calcext:value-type="float">
            <text:p>1</text:p>
          </table:table-cell>
          <table:table-cell table:style-name="ce28" table:formula="of:=([.AH5]/[.$BD5])*100" office:value-type="float" office:value="-0.343350407770519" calcext:value-type="float">
            <text:p>0</text:p>
          </table:table-cell>
          <table:table-cell table:style-name="ce28" table:formula="of:=([.AI5]/[.$BD5])*100" office:value-type="float" office:value="0.1970908827592" calcext:value-type="float">
            <text:p>0</text:p>
          </table:table-cell>
          <table:table-cell table:style-name="ce28" table:formula="of:=([.AJ5]/[.$BD5])*100" office:value-type="float" office:value="0" calcext:value-type="float">
            <text:p>0</text:p>
          </table:table-cell>
          <table:table-cell table:style-name="ce28" table:formula="of:=([.AK5]/[.$BD5])*100" office:value-type="float" office:value="3.80796602276141" calcext:value-type="float">
            <text:p>4</text:p>
          </table:table-cell>
          <table:table-cell table:style-name="ce28" table:formula="of:=([.AL5]/[.$BD5])*100" office:value-type="float" office:value="5.34942318419024" calcext:value-type="float">
            <text:p>5</text:p>
          </table:table-cell>
          <table:table-cell table:style-name="ce28" table:formula="of:=([.AM5]/[.$BD5])*100" office:value-type="float" office:value="5.03948350137311" calcext:value-type="float">
            <text:p>5</text:p>
          </table:table-cell>
          <table:table-cell table:style-name="ce28" table:formula="of:=([.AN5]/[.$BD5])*100" office:value-type="float" office:value="0.0568750060522439" calcext:value-type="float">
            <text:p>0</text:p>
          </table:table-cell>
          <table:table-cell table:style-name="ce28" table:formula="of:=([.AO5]/[.$BD5])*100" office:value-type="float" office:value="0" calcext:value-type="float">
            <text:p>0</text:p>
          </table:table-cell>
          <table:table-cell table:style-name="ce28" table:formula="of:=([.AP5]/[.$BD5])*100" office:value-type="float" office:value="1.07627143646712" calcext:value-type="float">
            <text:p>1</text:p>
          </table:table-cell>
          <table:table-cell table:style-name="ce28" table:formula="of:=([.AQ5]/[.$BD5])*100" office:value-type="float" office:value="0.705879647649069" calcext:value-type="float">
            <text:p>1</text:p>
          </table:table-cell>
          <table:table-cell table:style-name="ce28" table:formula="of:=([.AR5]/[.$BD5])*100" office:value-type="float" office:value="6.8078877021718" calcext:value-type="float">
            <text:p>7</text:p>
          </table:table-cell>
          <table:table-cell table:style-name="ce28" table:formula="of:=([.AS5]/[.$BD5])*100" office:value-type="float" office:value="7.88415913863892" calcext:value-type="float">
            <text:p>8</text:p>
          </table:table-cell>
          <table:table-cell table:style-name="ce28" table:formula="of:=([.AT5]/[.$BD5])*100" office:value-type="float" office:value="7.51376734982087" calcext:value-type="float">
            <text:p>8</text:p>
          </table:table-cell>
          <table:table-cell table:style-name="ce28" table:formula="of:=([.AU5]/[.$BD5])*100" office:value-type="float" office:value="0.713742196588571" calcext:value-type="float">
            <text:p>1</text:p>
          </table:table-cell>
          <table:table-cell table:style-name="ce28" table:formula="of:=([.AV5]/[.$BD5])*100" office:value-type="float" office:value="0.112006982018291" calcext:value-type="float">
            <text:p>0</text:p>
          </table:table-cell>
          <table:table-cell table:style-name="ce28" table:formula="of:=([.AW5]/[.$BD5])*100" office:value-type="float" office:value="0.00168359904008205" calcext:value-type="float">
            <text:p>0</text:p>
          </table:table-cell>
          <table:table-cell table:style-name="ce28" table:formula="of:=([.AX5]/[.$BD5])*100" office:value-type="float" office:value="0.341413050790519" calcext:value-type="float">
            <text:p>0</text:p>
          </table:table-cell>
          <table:table-cell table:style-name="ce28" table:formula="of:=([.AY5]/[.$BD5])*100" office:value-type="float" office:value="0.00014158310307522" calcext:value-type="float">
            <text:p>0</text:p>
          </table:table-cell>
          <table:table-cell table:style-name="ce28" table:formula="of:=([.AZ5]/[.$BD5])*100" office:value-type="float" office:value="0.00645315094068251" calcext:value-type="float">
            <text:p>0</text:p>
          </table:table-cell>
          <table:table-cell table:style-name="ce28" table:formula="of:=([.BA5]/[.$BD5])*100" office:value-type="float" office:value="-0.220788852455605" calcext:value-type="float">
            <text:p>0</text:p>
          </table:table-cell>
          <table:table-cell table:style-name="ce28" table:formula="of:=([.BB5]/[.$BD5])*100" office:value-type="float" office:value="0.387774364698032" calcext:value-type="float">
            <text:p>0</text:p>
          </table:table-cell>
          <table:table-cell table:style-name="ce28" table:formula="of:=([.BC5]/[.$BD5])*100" office:value-type="float" office:value="0" calcext:value-type="float">
            <text:p>0</text:p>
          </table:table-cell>
          <table:table-cell table:style-name="ce60" table:formula="of:=SUM([.A99:.BC99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Bobigny</text:p>
          </table:table-cell>
          <table:table-cell table:style-name="ce28" table:formula="of:=([.B6]/[.$BD6])*100" office:value-type="float" office:value="1.20258369766465" calcext:value-type="float">
            <text:p>1</text:p>
          </table:table-cell>
          <table:table-cell table:style-name="ce28" table:formula="of:=([.C6]/[.$BD6])*100" office:value-type="float" office:value="0.726312353044261" calcext:value-type="float">
            <text:p>1</text:p>
          </table:table-cell>
          <table:table-cell table:style-name="ce28" table:formula="of:=([.D6]/[.$BD6])*100" office:value-type="float" office:value="0.00130172199166133" calcext:value-type="float">
            <text:p>0</text:p>
          </table:table-cell>
          <table:table-cell table:style-name="ce28" table:formula="of:=([.E6]/[.$BD6])*100" office:value-type="float" office:value="0.0760902465326124" calcext:value-type="float">
            <text:p>0</text:p>
          </table:table-cell>
          <table:table-cell table:style-name="ce28" table:formula="of:=([.F6]/[.$BD6])*100" office:value-type="float" office:value="0.0245583152118777" calcext:value-type="float">
            <text:p>0</text:p>
          </table:table-cell>
          <table:table-cell table:style-name="ce28" table:formula="of:=([.G6]/[.$BD6])*100" office:value-type="float" office:value="1.04004103205002" calcext:value-type="float">
            <text:p>1</text:p>
          </table:table-cell>
          <table:table-cell table:style-name="ce28" table:formula="of:=([.H6]/[.$BD6])*100" office:value-type="float" office:value="0.147825497790538" calcext:value-type="float">
            <text:p>0</text:p>
          </table:table-cell>
          <table:table-cell table:style-name="ce28" table:formula="of:=([.I6]/[.$BD6])*100" office:value-type="float" office:value="0.248134077868002" calcext:value-type="float">
            <text:p>0</text:p>
          </table:table-cell>
          <table:table-cell table:style-name="ce28" table:formula="of:=([.J6]/[.$BD6])*100" office:value-type="float" office:value="0.127326329768727" calcext:value-type="float">
            <text:p>0</text:p>
          </table:table-cell>
          <table:table-cell table:style-name="ce28" table:formula="of:=([.K6]/[.$BD6])*100" office:value-type="float" office:value="0.12897203387944" calcext:value-type="float">
            <text:p>0</text:p>
          </table:table-cell>
          <table:table-cell table:style-name="ce28" table:formula="of:=([.L6]/[.$BD6])*100" office:value-type="float" office:value="0.228242043396877" calcext:value-type="float">
            <text:p>0</text:p>
          </table:table-cell>
          <table:table-cell table:style-name="ce28" table:formula="of:=([.M6]/[.$BD6])*100" office:value-type="float" office:value="1.33813089282026" calcext:value-type="float">
            <text:p>1</text:p>
          </table:table-cell>
          <table:table-cell table:style-name="ce28" table:formula="of:=([.N6]/[.$BD6])*100" office:value-type="float" office:value="0" calcext:value-type="float">
            <text:p>0</text:p>
          </table:table-cell>
          <table:table-cell table:style-name="ce28" table:formula="of:=([.O6]/[.$BD6])*100" office:value-type="float" office:value="2.46914216434128" calcext:value-type="float">
            <text:p>2</text:p>
          </table:table-cell>
          <table:table-cell table:style-name="ce28" table:formula="of:=([.P6]/[.$BD6])*100" office:value-type="float" office:value="0.428095137001247" calcext:value-type="float">
            <text:p>0</text:p>
          </table:table-cell>
          <table:table-cell table:style-name="ce28" table:formula="of:=([.Q6]/[.$BD6])*100" office:value-type="float" office:value="3.03032522863916" calcext:value-type="float">
            <text:p>3</text:p>
          </table:table-cell>
          <table:table-cell table:style-name="ce28" table:formula="of:=([.R6]/[.$BD6])*100" office:value-type="float" office:value="2.53225491899177" calcext:value-type="float">
            <text:p>3</text:p>
          </table:table-cell>
          <table:table-cell table:style-name="ce28" table:formula="of:=([.S6]/[.$BD6])*100" office:value-type="float" office:value="5.66930398805855" calcext:value-type="float">
            <text:p>6</text:p>
          </table:table-cell>
          <table:table-cell table:style-name="ce28" table:formula="of:=([.T6]/[.$BD6])*100" office:value-type="float" office:value="8.69962921669771" calcext:value-type="float">
            <text:p>9</text:p>
          </table:table-cell>
          <table:table-cell table:style-name="ce28" table:formula="of:=([.U6]/[.$BD6])*100" office:value-type="float" office:value="8.20155890705032" calcext:value-type="float">
            <text:p>8</text:p>
          </table:table-cell>
          <table:table-cell table:style-name="ce28" table:formula="of:=([.V6]/[.$BD6])*100" office:value-type="float" office:value="0.782099512021421" calcext:value-type="float">
            <text:p>1</text:p>
          </table:table-cell>
          <table:table-cell table:style-name="ce28" table:formula="of:=([.W6]/[.$BD6])*100" office:value-type="float" office:value="0" calcext:value-type="float">
            <text:p>0</text:p>
          </table:table-cell>
          <table:table-cell table:style-name="ce28" table:formula="of:=([.X6]/[.$BD6])*100" office:value-type="float" office:value="1.12344392732904" calcext:value-type="float">
            <text:p>1</text:p>
          </table:table-cell>
          <table:table-cell table:style-name="ce28" table:formula="of:=([.Y6]/[.$BD6])*100" office:value-type="float" office:value="0.835852561162752" calcext:value-type="float">
            <text:p>1</text:p>
          </table:table-cell>
          <table:table-cell table:style-name="ce28" table:formula="of:=([.Z6]/[.$BD6])*100" office:value-type="float" office:value="5.85980579569159" calcext:value-type="float">
            <text:p>6</text:p>
          </table:table-cell>
          <table:table-cell table:style-name="ce28" table:formula="of:=([.AA6]/[.$BD6])*100" office:value-type="float" office:value="0.00428695114205112" calcext:value-type="float">
            <text:p>0</text:p>
          </table:table-cell>
          <table:table-cell table:style-name="ce28" table:formula="of:=([.AB6]/[.$BD6])*100" office:value-type="float" office:value="5.81261597936678" calcext:value-type="float">
            <text:p>6</text:p>
          </table:table-cell>
          <table:table-cell table:style-name="ce28" table:formula="of:=([.AC6]/[.$BD6])*100" office:value-type="float" office:value="1.16639853856441" calcext:value-type="float">
            <text:p>1</text:p>
          </table:table-cell>
          <table:table-cell table:style-name="ce28" table:formula="of:=([.AD6]/[.$BD6])*100" office:value-type="float" office:value="1.39423735066406" calcext:value-type="float">
            <text:p>1</text:p>
          </table:table-cell>
          <table:table-cell table:style-name="ce28" table:formula="of:=([.AE6]/[.$BD6])*100" office:value-type="float" office:value="0.668328228917026" calcext:value-type="float">
            <text:p>1</text:p>
          </table:table-cell>
          <table:table-cell table:style-name="ce28" table:formula="of:=([.AF6]/[.$BD6])*100" office:value-type="float" office:value="0.206653304388784" calcext:value-type="float">
            <text:p>0</text:p>
          </table:table-cell>
          <table:table-cell table:style-name="ce28" table:formula="of:=([.AG6]/[.$BD6])*100" office:value-type="float" office:value="1.2280395678932" calcext:value-type="float">
            <text:p>1</text:p>
          </table:table-cell>
          <table:table-cell table:style-name="ce28" table:formula="of:=([.AH6]/[.$BD6])*100" office:value-type="float" office:value="0.337782251515369" calcext:value-type="float">
            <text:p>0</text:p>
          </table:table-cell>
          <table:table-cell table:style-name="ce28" table:formula="of:=([.AI6]/[.$BD6])*100" office:value-type="float" office:value="1.05090849506631" calcext:value-type="float">
            <text:p>1</text:p>
          </table:table-cell>
          <table:table-cell table:style-name="ce28" table:formula="of:=([.AJ6]/[.$BD6])*100" office:value-type="float" office:value="0" calcext:value-type="float">
            <text:p>0</text:p>
          </table:table-cell>
          <table:table-cell table:style-name="ce28" table:formula="of:=([.AK6]/[.$BD6])*100" office:value-type="float" office:value="3.73429286346316" calcext:value-type="float">
            <text:p>4</text:p>
          </table:table-cell>
          <table:table-cell table:style-name="ce28" table:formula="of:=([.AL6]/[.$BD6])*100" office:value-type="float" office:value="4.48176993675946" calcext:value-type="float">
            <text:p>4</text:p>
          </table:table-cell>
          <table:table-cell table:style-name="ce28" table:formula="of:=([.AM6]/[.$BD6])*100" office:value-type="float" office:value="4.33394443896892" calcext:value-type="float">
            <text:p>4</text:p>
          </table:table-cell>
          <table:table-cell table:style-name="ce28" table:formula="of:=([.AN6]/[.$BD6])*100" office:value-type="float" office:value="0.19012865027934" calcext:value-type="float">
            <text:p>0</text:p>
          </table:table-cell>
          <table:table-cell table:style-name="ce28" table:formula="of:=([.AO6]/[.$BD6])*100" office:value-type="float" office:value="0.245718614516117" calcext:value-type="float">
            <text:p>0</text:p>
          </table:table-cell>
          <table:table-cell table:style-name="ce28" table:formula="of:=([.AP6]/[.$BD6])*100" office:value-type="float" office:value="2.33068097546956" calcext:value-type="float">
            <text:p>2</text:p>
          </table:table-cell>
          <table:table-cell table:style-name="ce28" table:formula="of:=([.AQ6]/[.$BD6])*100" office:value-type="float" office:value="1.4948284143068" calcext:value-type="float">
            <text:p>1</text:p>
          </table:table-cell>
          <table:table-cell table:style-name="ce28" table:formula="of:=([.AR6]/[.$BD6])*100" office:value-type="float" office:value="6.83570252662296" calcext:value-type="float">
            <text:p>7</text:p>
          </table:table-cell>
          <table:table-cell table:style-name="ce28" table:formula="of:=([.AS6]/[.$BD6])*100" office:value-type="float" office:value="9.16638350209251" calcext:value-type="float">
            <text:p>9</text:p>
          </table:table-cell>
          <table:table-cell table:style-name="ce28" table:formula="of:=([.AT6]/[.$BD6])*100" office:value-type="float" office:value="8.33053094092976" calcext:value-type="float">
            <text:p>8</text:p>
          </table:table-cell>
          <table:table-cell table:style-name="ce28" table:formula="of:=([.AU6]/[.$BD6])*100" office:value-type="float" office:value="0.498070309647384" calcext:value-type="float">
            <text:p>0</text:p>
          </table:table-cell>
          <table:table-cell table:style-name="ce28" table:formula="of:=([.AV6]/[.$BD6])*100" office:value-type="float" office:value="0.150627875094137" calcext:value-type="float">
            <text:p>0</text:p>
          </table:table-cell>
          <table:table-cell table:style-name="ce28" table:formula="of:=([.AW6]/[.$BD6])*100" office:value-type="float" office:value="0.061811032658835" calcext:value-type="float">
            <text:p>0</text:p>
          </table:table-cell>
          <table:table-cell table:style-name="ce28" table:formula="of:=([.AX6]/[.$BD6])*100" office:value-type="float" office:value="0.262268967741809" calcext:value-type="float">
            <text:p>0</text:p>
          </table:table-cell>
          <table:table-cell table:style-name="ce28" table:formula="of:=([.AY6]/[.$BD6])*100" office:value-type="float" office:value="0" calcext:value-type="float">
            <text:p>0</text:p>
          </table:table-cell>
          <table:table-cell table:style-name="ce28" table:formula="of:=([.AZ6]/[.$BD6])*100" office:value-type="float" office:value="0" calcext:value-type="float">
            <text:p>0</text:p>
          </table:table-cell>
          <table:table-cell table:style-name="ce28" table:formula="of:=([.BA6]/[.$BD6])*100" office:value-type="float" office:value="0.466754285394809" calcext:value-type="float">
            <text:p>0</text:p>
          </table:table-cell>
          <table:table-cell table:style-name="ce28" table:formula="of:=([.BB6]/[.$BD6])*100" office:value-type="float" office:value="0.626206399532708" calcext:value-type="float">
            <text:p>1</text:p>
          </table:table-cell>
          <table:table-cell table:style-name="ce28" table:formula="of:=([.BC6]/[.$BD6])*100" office:value-type="float" office:value="0" calcext:value-type="float">
            <text:p>0</text:p>
          </table:table-cell>
          <table:table-cell table:style-name="ce60" table:formula="of:=SUM([.A100:.BC100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Bondy</text:p>
          </table:table-cell>
          <table:table-cell table:style-name="ce28" table:formula="of:=([.B7]/[.$BD7])*100" office:value-type="float" office:value="1.57077367328877" calcext:value-type="float">
            <text:p>2</text:p>
          </table:table-cell>
          <table:table-cell table:style-name="ce28" table:formula="of:=([.C7]/[.$BD7])*100" office:value-type="float" office:value="1.08171375552129" calcext:value-type="float">
            <text:p>1</text:p>
          </table:table-cell>
          <table:table-cell table:style-name="ce28" table:formula="of:=([.D7]/[.$BD7])*100" office:value-type="float" office:value="0.00127078787674706" calcext:value-type="float">
            <text:p>0</text:p>
          </table:table-cell>
          <table:table-cell table:style-name="ce28" table:formula="of:=([.E7]/[.$BD7])*100" office:value-type="float" office:value="0.190161790840827" calcext:value-type="float">
            <text:p>0</text:p>
          </table:table-cell>
          <table:table-cell table:style-name="ce28" table:formula="of:=([.F7]/[.$BD7])*100" office:value-type="float" office:value="0.0297081685391499" calcext:value-type="float">
            <text:p>0</text:p>
          </table:table-cell>
          <table:table-cell table:style-name="ce28" table:formula="of:=([.G7]/[.$BD7])*100" office:value-type="float" office:value="0.322104708423204" calcext:value-type="float">
            <text:p>0</text:p>
          </table:table-cell>
          <table:table-cell table:style-name="ce28" table:formula="of:=([.H7]/[.$BD7])*100" office:value-type="float" office:value="0.173433474471517" calcext:value-type="float">
            <text:p>0</text:p>
          </table:table-cell>
          <table:table-cell table:style-name="ce28" table:formula="of:=([.I7]/[.$BD7])*100" office:value-type="float" office:value="0.112780526732085" calcext:value-type="float">
            <text:p>0</text:p>
          </table:table-cell>
          <table:table-cell table:style-name="ce28" table:formula="of:=([.J7]/[.$BD7])*100" office:value-type="float" office:value="0.0455099837060497" calcext:value-type="float">
            <text:p>0</text:p>
          </table:table-cell>
          <table:table-cell table:style-name="ce28" table:formula="of:=([.K7]/[.$BD7])*100" office:value-type="float" office:value="0.883470043901308" calcext:value-type="float">
            <text:p>1</text:p>
          </table:table-cell>
          <table:table-cell table:style-name="ce28" table:formula="of:=([.L7]/[.$BD7])*100" office:value-type="float" office:value="0.269874575303978" calcext:value-type="float">
            <text:p>0</text:p>
          </table:table-cell>
          <table:table-cell table:style-name="ce28" table:formula="of:=([.M7]/[.$BD7])*100" office:value-type="float" office:value="2.12606342783122" calcext:value-type="float">
            <text:p>2</text:p>
          </table:table-cell>
          <table:table-cell table:style-name="ce28" table:formula="of:=([.N7]/[.$BD7])*100" office:value-type="float" office:value="0" calcext:value-type="float">
            <text:p>0</text:p>
          </table:table-cell>
          <table:table-cell table:style-name="ce28" table:formula="of:=([.O7]/[.$BD7])*100" office:value-type="float" office:value="0.917071752778429" calcext:value-type="float">
            <text:p>1</text:p>
          </table:table-cell>
          <table:table-cell table:style-name="ce28" table:formula="of:=([.P7]/[.$BD7])*100" office:value-type="float" office:value="0.435676186806946" calcext:value-type="float">
            <text:p>0</text:p>
          </table:table-cell>
          <table:table-cell table:style-name="ce28" table:formula="of:=([.Q7]/[.$BD7])*100" office:value-type="float" office:value="1.74703786902009" calcext:value-type="float">
            <text:p>2</text:p>
          </table:table-cell>
          <table:table-cell table:style-name="ce28" table:formula="of:=([.R7]/[.$BD7])*100" office:value-type="float" office:value="0.935198688802776" calcext:value-type="float">
            <text:p>1</text:p>
          </table:table-cell>
          <table:table-cell table:style-name="ce28" table:formula="of:=([.S7]/[.$BD7])*100" office:value-type="float" office:value="6.57222480326105" calcext:value-type="float">
            <text:p>7</text:p>
          </table:table-cell>
          <table:table-cell table:style-name="ce28" table:formula="of:=([.T7]/[.$BD7])*100" office:value-type="float" office:value="8.31926267228115" calcext:value-type="float">
            <text:p>8</text:p>
          </table:table-cell>
          <table:table-cell table:style-name="ce28" table:formula="of:=([.U7]/[.$BD7])*100" office:value-type="float" office:value="7.50742349206383" calcext:value-type="float">
            <text:p>8</text:p>
          </table:table-cell>
          <table:table-cell table:style-name="ce28" table:formula="of:=([.V7]/[.$BD7])*100" office:value-type="float" office:value="1.23751925562532" calcext:value-type="float">
            <text:p>1</text:p>
          </table:table-cell>
          <table:table-cell table:style-name="ce28" table:formula="of:=([.W7]/[.$BD7])*100" office:value-type="float" office:value="0" calcext:value-type="float">
            <text:p>0</text:p>
          </table:table-cell>
          <table:table-cell table:style-name="ce28" table:formula="of:=([.X7]/[.$BD7])*100" office:value-type="float" office:value="2.02470521959692" calcext:value-type="float">
            <text:p>2</text:p>
          </table:table-cell>
          <table:table-cell table:style-name="ce28" table:formula="of:=([.Y7]/[.$BD7])*100" office:value-type="float" office:value="0.401423721104222" calcext:value-type="float">
            <text:p>0</text:p>
          </table:table-cell>
          <table:table-cell table:style-name="ce28" table:formula="of:=([.Z7]/[.$BD7])*100" office:value-type="float" office:value="8.31646365867822" calcext:value-type="float">
            <text:p>8</text:p>
          </table:table-cell>
          <table:table-cell table:style-name="ce28" table:formula="of:=([.AA7]/[.$BD7])*100" office:value-type="float" office:value="0.00957312480123301" calcext:value-type="float">
            <text:p>0</text:p>
          </table:table-cell>
          <table:table-cell table:style-name="ce28" table:formula="of:=([.AB7]/[.$BD7])*100" office:value-type="float" office:value="8.30689053387699" calcext:value-type="float">
            <text:p>8</text:p>
          </table:table-cell>
          <table:table-cell table:style-name="ce28" table:formula="of:=([.AC7]/[.$BD7])*100" office:value-type="float" office:value="1.21579445513041" calcext:value-type="float">
            <text:p>1</text:p>
          </table:table-cell>
          <table:table-cell table:style-name="ce28" table:formula="of:=([.AD7]/[.$BD7])*100" office:value-type="float" office:value="1.49958620057023" calcext:value-type="float">
            <text:p>1</text:p>
          </table:table-cell>
          <table:table-cell table:style-name="ce28" table:formula="of:=([.AE7]/[.$BD7])*100" office:value-type="float" office:value="0.403955274913095" calcext:value-type="float">
            <text:p>0</text:p>
          </table:table-cell>
          <table:table-cell table:style-name="ce28" table:formula="of:=([.AF7]/[.$BD7])*100" office:value-type="float" office:value="0.167989042418383" calcext:value-type="float">
            <text:p>0</text:p>
          </table:table-cell>
          <table:table-cell table:style-name="ce28" table:formula="of:=([.AG7]/[.$BD7])*100" office:value-type="float" office:value="-0.0308029851021241" calcext:value-type="float">
            <text:p>0</text:p>
          </table:table-cell>
          <table:table-cell table:style-name="ce28" table:formula="of:=([.AH7]/[.$BD7])*100" office:value-type="float" office:value="-0.410415459113095" calcext:value-type="float">
            <text:p>0</text:p>
          </table:table-cell>
          <table:table-cell table:style-name="ce28" table:formula="of:=([.AI7]/[.$BD7])*100" office:value-type="float" office:value="1.47501682809144" calcext:value-type="float">
            <text:p>1</text:p>
          </table:table-cell>
          <table:table-cell table:style-name="ce28" table:formula="of:=([.AJ7]/[.$BD7])*100" office:value-type="float" office:value="0" calcext:value-type="float">
            <text:p>0</text:p>
          </table:table-cell>
          <table:table-cell table:style-name="ce28" table:formula="of:=([.AK7]/[.$BD7])*100" office:value-type="float" office:value="4.10573857702053" calcext:value-type="float">
            <text:p>4</text:p>
          </table:table-cell>
          <table:table-cell table:style-name="ce28" table:formula="of:=([.AL7]/[.$BD7])*100" office:value-type="float" office:value="4.48969493178238" calcext:value-type="float">
            <text:p>4</text:p>
          </table:table-cell>
          <table:table-cell table:style-name="ce28" table:formula="of:=([.AM7]/[.$BD7])*100" office:value-type="float" office:value="4.31626145731087" calcext:value-type="float">
            <text:p>4</text:p>
          </table:table-cell>
          <table:table-cell table:style-name="ce28" table:formula="of:=([.AN7]/[.$BD7])*100" office:value-type="float" office:value="0.0716500396951484" calcext:value-type="float">
            <text:p>0</text:p>
          </table:table-cell>
          <table:table-cell table:style-name="ce28" table:formula="of:=([.AO7]/[.$BD7])*100" office:value-type="float" office:value="0.0682420325877177" calcext:value-type="float">
            <text:p>0</text:p>
          </table:table-cell>
          <table:table-cell table:style-name="ce28" table:formula="of:=([.AP7]/[.$BD7])*100" office:value-type="float" office:value="1.00429799867789" calcext:value-type="float">
            <text:p>1</text:p>
          </table:table-cell>
          <table:table-cell table:style-name="ce28" table:formula="of:=([.AQ7]/[.$BD7])*100" office:value-type="float" office:value="0.602874277573672" calcext:value-type="float">
            <text:p>1</text:p>
          </table:table-cell>
          <table:table-cell table:style-name="ce28" table:formula="of:=([.AR7]/[.$BD7])*100" office:value-type="float" office:value="7.78801925839146" calcext:value-type="float">
            <text:p>8</text:p>
          </table:table-cell>
          <table:table-cell table:style-name="ce28" table:formula="of:=([.AS7]/[.$BD7])*100" office:value-type="float" office:value="8.79231725706936" calcext:value-type="float">
            <text:p>9</text:p>
          </table:table-cell>
          <table:table-cell table:style-name="ce28" table:formula="of:=([.AT7]/[.$BD7])*100" office:value-type="float" office:value="8.39089353596514" calcext:value-type="float">
            <text:p>8</text:p>
          </table:table-cell>
          <table:table-cell table:style-name="ce28" table:formula="of:=([.AU7]/[.$BD7])*100" office:value-type="float" office:value="0.811839180217317" calcext:value-type="float">
            <text:p>1</text:p>
          </table:table-cell>
          <table:table-cell table:style-name="ce28" table:formula="of:=([.AV7]/[.$BD7])*100" office:value-type="float" office:value="0.0830505536592525" calcext:value-type="float">
            <text:p>0</text:p>
          </table:table-cell>
          <table:table-cell table:style-name="ce28" table:formula="of:=([.AW7]/[.$BD7])*100" office:value-type="float" office:value="0.0168561481475999" calcext:value-type="float">
            <text:p>0</text:p>
          </table:table-cell>
          <table:table-cell table:style-name="ce28" table:formula="of:=([.AX7]/[.$BD7])*100" office:value-type="float" office:value="0.634808339843497" calcext:value-type="float">
            <text:p>1</text:p>
          </table:table-cell>
          <table:table-cell table:style-name="ce28" table:formula="of:=([.AY7]/[.$BD7])*100" office:value-type="float" office:value="0" calcext:value-type="float">
            <text:p>0</text:p>
          </table:table-cell>
          <table:table-cell table:style-name="ce28" table:formula="of:=([.AZ7]/[.$BD7])*100" office:value-type="float" office:value="0" calcext:value-type="float">
            <text:p>0</text:p>
          </table:table-cell>
          <table:table-cell table:style-name="ce28" table:formula="of:=([.BA7]/[.$BD7])*100" office:value-type="float" office:value="0.473054584788214" calcext:value-type="float">
            <text:p>0</text:p>
          </table:table-cell>
          <table:table-cell table:style-name="ce28" table:formula="of:=([.BB7]/[.$BD7])*100" office:value-type="float" office:value="0.491942575228317" calcext:value-type="float">
            <text:p>0</text:p>
          </table:table-cell>
          <table:table-cell table:style-name="ce28" table:formula="of:=([.BC7]/[.$BD7])*100" office:value-type="float" office:value="0" calcext:value-type="float">
            <text:p>0</text:p>
          </table:table-cell>
          <table:table-cell table:style-name="ce60" table:formula="of:=SUM([.A101:.BC101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Clichy-sous-Bois</text:p>
          </table:table-cell>
          <table:table-cell table:style-name="ce28" table:formula="of:=([.B8]/[.$BD8])*100" office:value-type="float" office:value="2.87624548198479" calcext:value-type="float">
            <text:p>3</text:p>
          </table:table-cell>
          <table:table-cell table:style-name="ce28" table:formula="of:=([.C8]/[.$BD8])*100" office:value-type="float" office:value="0.556569539691178" calcext:value-type="float">
            <text:p>1</text:p>
          </table:table-cell>
          <table:table-cell table:style-name="ce28" table:formula="of:=([.D8]/[.$BD8])*100" office:value-type="float" office:value="0.0598502343087339" calcext:value-type="float">
            <text:p>0</text:p>
          </table:table-cell>
          <table:table-cell table:style-name="ce28" table:formula="of:=([.E8]/[.$BD8])*100" office:value-type="float" office:value="0.270569014062935" calcext:value-type="float">
            <text:p>0</text:p>
          </table:table-cell>
          <table:table-cell table:style-name="ce28" table:formula="of:=([.F8]/[.$BD8])*100" office:value-type="float" office:value="0.0252449126008096" calcext:value-type="float">
            <text:p>0</text:p>
          </table:table-cell>
          <table:table-cell table:style-name="ce28" table:formula="of:=([.G8]/[.$BD8])*100" office:value-type="float" office:value="0.296015490764524" calcext:value-type="float">
            <text:p>0</text:p>
          </table:table-cell>
          <table:table-cell table:style-name="ce28" table:formula="of:=([.H8]/[.$BD8])*100" office:value-type="float" office:value="0.0912983626642545" calcext:value-type="float">
            <text:p>0</text:p>
          </table:table-cell>
          <table:table-cell table:style-name="ce28" table:formula="of:=([.I8]/[.$BD8])*100" office:value-type="float" office:value="0.0000897529132347921" calcext:value-type="float">
            <text:p>0</text:p>
          </table:table-cell>
          <table:table-cell table:style-name="ce28" table:formula="of:=([.J8]/[.$BD8])*100" office:value-type="float" office:value="0.146793715316388" calcext:value-type="float">
            <text:p>0</text:p>
          </table:table-cell>
          <table:table-cell table:style-name="ce28" table:formula="of:=([.K8]/[.$BD8])*100" office:value-type="float" office:value="-1.11031546769081" calcext:value-type="float">
            <text:p>-1</text:p>
          </table:table-cell>
          <table:table-cell table:style-name="ce28" table:formula="of:=([.L8]/[.$BD8])*100" office:value-type="float" office:value="0.114518347822519" calcext:value-type="float">
            <text:p>0</text:p>
          </table:table-cell>
          <table:table-cell table:style-name="ce28" table:formula="of:=([.M8]/[.$BD8])*100" office:value-type="float" office:value="4.33539983540232" calcext:value-type="float">
            <text:p>4</text:p>
          </table:table-cell>
          <table:table-cell table:style-name="ce28" table:formula="of:=([.N8]/[.$BD8])*100" office:value-type="float" office:value="0.11219114154349" calcext:value-type="float">
            <text:p>0</text:p>
          </table:table-cell>
          <table:table-cell table:style-name="ce28" table:formula="of:=([.O8]/[.$BD8])*100" office:value-type="float" office:value="2.06936788399779" calcext:value-type="float">
            <text:p>2</text:p>
          </table:table-cell>
          <table:table-cell table:style-name="ce28" table:formula="of:=([.P8]/[.$BD8])*100" office:value-type="float" office:value="0.722822412099584" calcext:value-type="float">
            <text:p>1</text:p>
          </table:table-cell>
          <table:table-cell table:style-name="ce28" table:formula="of:=([.Q8]/[.$BD8])*100" office:value-type="float" office:value="2.66563507438568" calcext:value-type="float">
            <text:p>3</text:p>
          </table:table-cell>
          <table:table-cell table:style-name="ce28" table:formula="of:=([.R8]/[.$BD8])*100" office:value-type="float" office:value="2.22358388251702" calcext:value-type="float">
            <text:p>2</text:p>
          </table:table-cell>
          <table:table-cell table:style-name="ce28" table:formula="of:=([.S8]/[.$BD8])*100" office:value-type="float" office:value="8.51865249937371" calcext:value-type="float">
            <text:p>9</text:p>
          </table:table-cell>
          <table:table-cell table:style-name="ce28" table:formula="of:=([.T8]/[.$BD8])*100" office:value-type="float" office:value="11.1842875737594" calcext:value-type="float">
            <text:p>11</text:p>
          </table:table-cell>
          <table:table-cell table:style-name="ce28" table:formula="of:=([.U8]/[.$BD8])*100" office:value-type="float" office:value="10.7422363818907" calcext:value-type="float">
            <text:p>11</text:p>
          </table:table-cell>
          <table:table-cell table:style-name="ce28" table:formula="of:=([.V8]/[.$BD8])*100" office:value-type="float" office:value="0.0280937702909684" calcext:value-type="float">
            <text:p>0</text:p>
          </table:table-cell>
          <table:table-cell table:style-name="ce28" table:formula="of:=([.W8]/[.$BD8])*100" office:value-type="float" office:value="0" calcext:value-type="float">
            <text:p>0</text:p>
          </table:table-cell>
          <table:table-cell table:style-name="ce28" table:formula="of:=([.X8]/[.$BD8])*100" office:value-type="float" office:value="4.12352781597832" calcext:value-type="float">
            <text:p>4</text:p>
          </table:table-cell>
          <table:table-cell table:style-name="ce28" table:formula="of:=([.Y8]/[.$BD8])*100" office:value-type="float" office:value="0" calcext:value-type="float">
            <text:p>0</text:p>
          </table:table-cell>
          <table:table-cell table:style-name="ce28" table:formula="of:=([.Z8]/[.$BD8])*100" office:value-type="float" office:value="3.37515352434761" calcext:value-type="float">
            <text:p>3</text:p>
          </table:table-cell>
          <table:table-cell table:style-name="ce28" table:formula="of:=([.AA8]/[.$BD8])*100" office:value-type="float" office:value="0.00184403194180241" calcext:value-type="float">
            <text:p>0</text:p>
          </table:table-cell>
          <table:table-cell table:style-name="ce28" table:formula="of:=([.AB8]/[.$BD8])*100" office:value-type="float" office:value="3.29851539804348" calcext:value-type="float">
            <text:p>3</text:p>
          </table:table-cell>
          <table:table-cell table:style-name="ce28" table:formula="of:=([.AC8]/[.$BD8])*100" office:value-type="float" office:value="0.58212708263113" calcext:value-type="float">
            <text:p>1</text:p>
          </table:table-cell>
          <table:table-cell table:style-name="ce28" table:formula="of:=([.AD8]/[.$BD8])*100" office:value-type="float" office:value="0.698888921198741" calcext:value-type="float">
            <text:p>1</text:p>
          </table:table-cell>
          <table:table-cell table:style-name="ce28" table:formula="of:=([.AE8]/[.$BD8])*100" office:value-type="float" office:value="0.140075890762471" calcext:value-type="float">
            <text:p>0</text:p>
          </table:table-cell>
          <table:table-cell table:style-name="ce28" table:formula="of:=([.AF8]/[.$BD8])*100" office:value-type="float" office:value="0.23503608851732" calcext:value-type="float">
            <text:p>0</text:p>
          </table:table-cell>
          <table:table-cell table:style-name="ce28" table:formula="of:=([.AG8]/[.$BD8])*100" office:value-type="float" office:value="0.214669521993089" calcext:value-type="float">
            <text:p>0</text:p>
          </table:table-cell>
          <table:table-cell table:style-name="ce28" table:formula="of:=([.AH8]/[.$BD8])*100" office:value-type="float" office:value="-0.442051191868659" calcext:value-type="float">
            <text:p>0</text:p>
          </table:table-cell>
          <table:table-cell table:style-name="ce28" table:formula="of:=([.AI8]/[.$BD8])*100" office:value-type="float" office:value="0.323268713055993" calcext:value-type="float">
            <text:p>0</text:p>
          </table:table-cell>
          <table:table-cell table:style-name="ce28" table:formula="of:=([.AJ8]/[.$BD8])*100" office:value-type="float" office:value="0" calcext:value-type="float">
            <text:p>0</text:p>
          </table:table-cell>
          <table:table-cell table:style-name="ce28" table:formula="of:=([.AK8]/[.$BD8])*100" office:value-type="float" office:value="4.53449724340388" calcext:value-type="float">
            <text:p>5</text:p>
          </table:table-cell>
          <table:table-cell table:style-name="ce28" table:formula="of:=([.AL8]/[.$BD8])*100" office:value-type="float" office:value="3.55419776654325" calcext:value-type="float">
            <text:p>4</text:p>
          </table:table-cell>
          <table:table-cell table:style-name="ce28" table:formula="of:=([.AM8]/[.$BD8])*100" office:value-type="float" office:value="3.46289940387899" calcext:value-type="float">
            <text:p>3</text:p>
          </table:table-cell>
          <table:table-cell table:style-name="ce28" table:formula="of:=([.AN8]/[.$BD8])*100" office:value-type="float" office:value="0.186627106823191" calcext:value-type="float">
            <text:p>0</text:p>
          </table:table-cell>
          <table:table-cell table:style-name="ce28" table:formula="of:=([.AO8]/[.$BD8])*100" office:value-type="float" office:value="0.0000897529132347921" calcext:value-type="float">
            <text:p>0</text:p>
          </table:table-cell>
          <table:table-cell table:style-name="ce28" table:formula="of:=([.AP8]/[.$BD8])*100" office:value-type="float" office:value="0.531141332195079" calcext:value-type="float">
            <text:p>1</text:p>
          </table:table-cell>
          <table:table-cell table:style-name="ce28" table:formula="of:=([.AQ8]/[.$BD8])*100" office:value-type="float" office:value="0.531141332195079" calcext:value-type="float">
            <text:p>1</text:p>
          </table:table-cell>
          <table:table-cell table:style-name="ce28" table:formula="of:=([.AR8]/[.$BD8])*100" office:value-type="float" office:value="9.10077958200484" calcext:value-type="float">
            <text:p>9</text:p>
          </table:table-cell>
          <table:table-cell table:style-name="ce28" table:formula="of:=([.AS8]/[.$BD8])*100" office:value-type="float" office:value="9.63192091419992" calcext:value-type="float">
            <text:p>10</text:p>
          </table:table-cell>
          <table:table-cell table:style-name="ce28" table:formula="of:=([.AT8]/[.$BD8])*100" office:value-type="float" office:value="9.63192091419992" calcext:value-type="float">
            <text:p>10</text:p>
          </table:table-cell>
          <table:table-cell table:style-name="ce28" table:formula="of:=([.AU8]/[.$BD8])*100" office:value-type="float" office:value="0.442051191868659" calcext:value-type="float">
            <text:p>0</text:p>
          </table:table-cell>
          <table:table-cell table:style-name="ce28" table:formula="of:=([.AV8]/[.$BD8])*100" office:value-type="float" office:value="0.306140454079501" calcext:value-type="float">
            <text:p>0</text:p>
          </table:table-cell>
          <table:table-cell table:style-name="ce28" table:formula="of:=([.AW8]/[.$BD8])*100" office:value-type="float" office:value="0.0943657642104943" calcext:value-type="float">
            <text:p>0</text:p>
          </table:table-cell>
          <table:table-cell table:style-name="ce28" table:formula="of:=([.AX8]/[.$BD8])*100" office:value-type="float" office:value="0.796070988221882" calcext:value-type="float">
            <text:p>1</text:p>
          </table:table-cell>
          <table:table-cell table:style-name="ce28" table:formula="of:=([.AY8]/[.$BD8])*100" office:value-type="float" office:value="0" calcext:value-type="float">
            <text:p>0</text:p>
          </table:table-cell>
          <table:table-cell table:style-name="ce28" table:formula="of:=([.AZ8]/[.$BD8])*100" office:value-type="float" office:value="0" calcext:value-type="float">
            <text:p>0</text:p>
          </table:table-cell>
          <table:table-cell table:style-name="ce28" table:formula="of:=([.BA8]/[.$BD8])*100" office:value-type="float" office:value="-1.55236665955947" calcext:value-type="float">
            <text:p>-2</text:p>
          </table:table-cell>
          <table:table-cell table:style-name="ce28" table:formula="of:=([.BB8]/[.$BD8])*100" office:value-type="float" office:value="0.268317276521" calcext:value-type="float">
            <text:p>0</text:p>
          </table:table-cell>
          <table:table-cell table:style-name="ce28" table:formula="of:=([.BC8]/[.$BD8])*100" office:value-type="float" office:value="0" calcext:value-type="float">
            <text:p>0</text:p>
          </table:table-cell>
          <table:table-cell table:style-name="ce60" table:formula="of:=SUM([.A102:.BC102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Coubron</text:p>
          </table:table-cell>
          <table:table-cell table:style-name="ce28" table:formula="of:=([.B9]/[.$BD9])*100" office:value-type="float" office:value="2.02676413239416" calcext:value-type="float">
            <text:p>2</text:p>
          </table:table-cell>
          <table:table-cell table:style-name="ce28" table:formula="of:=([.C9]/[.$BD9])*100" office:value-type="float" office:value="0.311553130351702" calcext:value-type="float">
            <text:p>0</text:p>
          </table:table-cell>
          <table:table-cell table:style-name="ce28" table:formula="of:=([.D9]/[.$BD9])*100" office:value-type="float" office:value="0.0113436958698795" calcext:value-type="float">
            <text:p>0</text:p>
          </table:table-cell>
          <table:table-cell table:style-name="ce28" table:formula="of:=([.E9]/[.$BD9])*100" office:value-type="float" office:value="0.174682711551718" calcext:value-type="float">
            <text:p>0</text:p>
          </table:table-cell>
          <table:table-cell table:style-name="ce28" table:formula="of:=([.F9]/[.$BD9])*100" office:value-type="float" office:value="0.0238549730388976" calcext:value-type="float">
            <text:p>0</text:p>
          </table:table-cell>
          <table:table-cell table:style-name="ce28" table:formula="of:=([.G9]/[.$BD9])*100" office:value-type="float" office:value="0.550858915599638" calcext:value-type="float">
            <text:p>1</text:p>
          </table:table-cell>
          <table:table-cell table:style-name="ce28" table:formula="of:=([.H9]/[.$BD9])*100" office:value-type="float" office:value="0.34932230533735" calcext:value-type="float">
            <text:p>0</text:p>
          </table:table-cell>
          <table:table-cell table:style-name="ce28" table:formula="of:=([.I9]/[.$BD9])*100" office:value-type="float" office:value="0.0116643210494658" calcext:value-type="float">
            <text:p>0</text:p>
          </table:table-cell>
          <table:table-cell table:style-name="ce28" table:formula="of:=([.J9]/[.$BD9])*100" office:value-type="float" office:value="0.18483106159078" calcext:value-type="float">
            <text:p>0</text:p>
          </table:table-cell>
          <table:table-cell table:style-name="ce28" table:formula="of:=([.K9]/[.$BD9])*100" office:value-type="float" office:value="0.869706464149942" calcext:value-type="float">
            <text:p>1</text:p>
          </table:table-cell>
          <table:table-cell table:style-name="ce28" table:formula="of:=([.L9]/[.$BD9])*100" office:value-type="float" office:value="0.101665348879558" calcext:value-type="float">
            <text:p>0</text:p>
          </table:table-cell>
          <table:table-cell table:style-name="ce28" table:formula="of:=([.M9]/[.$BD9])*100" office:value-type="float" office:value="0.576651855248209" calcext:value-type="float">
            <text:p>1</text:p>
          </table:table-cell>
          <table:table-cell table:style-name="ce28" table:formula="of:=([.N9]/[.$BD9])*100" office:value-type="float" office:value="0" calcext:value-type="float">
            <text:p>0</text:p>
          </table:table-cell>
          <table:table-cell table:style-name="ce28" table:formula="of:=([.O9]/[.$BD9])*100" office:value-type="float" office:value="1.10372374966153" calcext:value-type="float">
            <text:p>1</text:p>
          </table:table-cell>
          <table:table-cell table:style-name="ce28" table:formula="of:=([.P9]/[.$BD9])*100" office:value-type="float" office:value="0.199040365114109" calcext:value-type="float">
            <text:p>0</text:p>
          </table:table-cell>
          <table:table-cell table:style-name="ce28" table:formula="of:=([.Q9]/[.$BD9])*100" office:value-type="float" office:value="1.32495522700355" calcext:value-type="float">
            <text:p>1</text:p>
          </table:table-cell>
          <table:table-cell table:style-name="ce28" table:formula="of:=([.R9]/[.$BD9])*100" office:value-type="float" office:value="1.11506744553141" calcext:value-type="float">
            <text:p>1</text:p>
          </table:table-cell>
          <table:table-cell table:style-name="ce28" table:formula="of:=([.S9]/[.$BD9])*100" office:value-type="float" office:value="6.83007613791216" calcext:value-type="float">
            <text:p>7</text:p>
          </table:table-cell>
          <table:table-cell table:style-name="ce28" table:formula="of:=([.T9]/[.$BD9])*100" office:value-type="float" office:value="8.15503136491571" calcext:value-type="float">
            <text:p>8</text:p>
          </table:table-cell>
          <table:table-cell table:style-name="ce28" table:formula="of:=([.U9]/[.$BD9])*100" office:value-type="float" office:value="7.94514358344357" calcext:value-type="float">
            <text:p>8</text:p>
          </table:table-cell>
          <table:table-cell table:style-name="ce28" table:formula="of:=([.V9]/[.$BD9])*100" office:value-type="float" office:value="4.53292083914906" calcext:value-type="float">
            <text:p>5</text:p>
          </table:table-cell>
          <table:table-cell table:style-name="ce28" table:formula="of:=([.W9]/[.$BD9])*100" office:value-type="float" office:value="0.00336578293360555" calcext:value-type="float">
            <text:p>0</text:p>
          </table:table-cell>
          <table:table-cell table:style-name="ce28" table:formula="of:=([.X9]/[.$BD9])*100" office:value-type="float" office:value="0.518746258298408" calcext:value-type="float">
            <text:p>1</text:p>
          </table:table-cell>
          <table:table-cell table:style-name="ce28" table:formula="of:=([.Y9]/[.$BD9])*100" office:value-type="float" office:value="0" calcext:value-type="float">
            <text:p>0</text:p>
          </table:table-cell>
          <table:table-cell table:style-name="ce28" table:formula="of:=([.Z9]/[.$BD9])*100" office:value-type="float" office:value="4.61479292694216" calcext:value-type="float">
            <text:p>5</text:p>
          </table:table-cell>
          <table:table-cell table:style-name="ce28" table:formula="of:=([.AA9]/[.$BD9])*100" office:value-type="float" office:value="0" calcext:value-type="float">
            <text:p>0</text:p>
          </table:table-cell>
          <table:table-cell table:style-name="ce28" table:formula="of:=([.AB9]/[.$BD9])*100" office:value-type="float" office:value="4.61479292694216" calcext:value-type="float">
            <text:p>5</text:p>
          </table:table-cell>
          <table:table-cell table:style-name="ce28" table:formula="of:=([.AC9]/[.$BD9])*100" office:value-type="float" office:value="1.22692614689459" calcext:value-type="float">
            <text:p>1</text:p>
          </table:table-cell>
          <table:table-cell table:style-name="ce28" table:formula="of:=([.AD9]/[.$BD9])*100" office:value-type="float" office:value="1.27523197314485" calcext:value-type="float">
            <text:p>1</text:p>
          </table:table-cell>
          <table:table-cell table:style-name="ce28" table:formula="of:=([.AE9]/[.$BD9])*100" office:value-type="float" office:value="1.01703836542244" calcext:value-type="float">
            <text:p>1</text:p>
          </table:table-cell>
          <table:table-cell table:style-name="ce28" table:formula="of:=([.AF9]/[.$BD9])*100" office:value-type="float" office:value="0.195324526137658" calcext:value-type="float">
            <text:p>0</text:p>
          </table:table-cell>
          <table:table-cell table:style-name="ce28" table:formula="of:=([.AG9]/[.$BD9])*100" office:value-type="float" office:value="0.568570721689604" calcext:value-type="float">
            <text:p>1</text:p>
          </table:table-cell>
          <table:table-cell table:style-name="ce28" table:formula="of:=([.AH9]/[.$BD9])*100" office:value-type="float" office:value="-0.209887781472145" calcext:value-type="float">
            <text:p>0</text:p>
          </table:table-cell>
          <table:table-cell table:style-name="ce28" table:formula="of:=([.AI9]/[.$BD9])*100" office:value-type="float" office:value="4.39586854887624" calcext:value-type="float">
            <text:p>4</text:p>
          </table:table-cell>
          <table:table-cell table:style-name="ce28" table:formula="of:=([.AJ9]/[.$BD9])*100" office:value-type="float" office:value="0" calcext:value-type="float">
            <text:p>0</text:p>
          </table:table-cell>
          <table:table-cell table:style-name="ce28" table:formula="of:=([.AK9]/[.$BD9])*100" office:value-type="float" office:value="4.32792357997262" calcext:value-type="float">
            <text:p>4</text:p>
          </table:table-cell>
          <table:table-cell table:style-name="ce28" table:formula="of:=([.AL9]/[.$BD9])*100" office:value-type="float" office:value="5.94351116734375" calcext:value-type="float">
            <text:p>6</text:p>
          </table:table-cell>
          <table:table-cell table:style-name="ce28" table:formula="of:=([.AM9]/[.$BD9])*100" office:value-type="float" office:value="5.5941888620064" calcext:value-type="float">
            <text:p>6</text:p>
          </table:table-cell>
          <table:table-cell table:style-name="ce28" table:formula="of:=([.AN9]/[.$BD9])*100" office:value-type="float" office:value="0.0340506239109035" calcext:value-type="float">
            <text:p>0</text:p>
          </table:table-cell>
          <table:table-cell table:style-name="ce28" table:formula="of:=([.AO9]/[.$BD9])*100" office:value-type="float" office:value="0.0116643210494658" calcext:value-type="float">
            <text:p>0</text:p>
          </table:table-cell>
          <table:table-cell table:style-name="ce28" table:formula="of:=([.AP9]/[.$BD9])*100" office:value-type="float" office:value="0.757847762786762" calcext:value-type="float">
            <text:p>1</text:p>
          </table:table-cell>
          <table:table-cell table:style-name="ce28" table:formula="of:=([.AQ9]/[.$BD9])*100" office:value-type="float" office:value="0.757847762786762" calcext:value-type="float">
            <text:p>1</text:p>
          </table:table-cell>
          <table:table-cell table:style-name="ce28" table:formula="of:=([.AR9]/[.$BD9])*100" office:value-type="float" office:value="8.05700228480675" calcext:value-type="float">
            <text:p>8</text:p>
          </table:table-cell>
          <table:table-cell table:style-name="ce28" table:formula="of:=([.AS9]/[.$BD9])*100" office:value-type="float" office:value="8.81485004759351" calcext:value-type="float">
            <text:p>9</text:p>
          </table:table-cell>
          <table:table-cell table:style-name="ce28" table:formula="of:=([.AT9]/[.$BD9])*100" office:value-type="float" office:value="8.81485004759351" calcext:value-type="float">
            <text:p>9</text:p>
          </table:table-cell>
          <table:table-cell table:style-name="ce28" table:formula="of:=([.AU9]/[.$BD9])*100" office:value-type="float" office:value="0.209887781472145" calcext:value-type="float">
            <text:p>0</text:p>
          </table:table-cell>
          <table:table-cell table:style-name="ce28" table:formula="of:=([.AV9]/[.$BD9])*100" office:value-type="float" office:value="0.0447611137809548" calcext:value-type="float">
            <text:p>0</text:p>
          </table:table-cell>
          <table:table-cell table:style-name="ce28" table:formula="of:=([.AW9]/[.$BD9])*100" office:value-type="float" office:value="0" calcext:value-type="float">
            <text:p>0</text:p>
          </table:table-cell>
          <table:table-cell table:style-name="ce28" table:formula="of:=([.AX9]/[.$BD9])*100" office:value-type="float" office:value="0.462734866643447" calcext:value-type="float">
            <text:p>0</text:p>
          </table:table-cell>
          <table:table-cell table:style-name="ce28" table:formula="of:=([.AY9]/[.$BD9])*100" office:value-type="float" office:value="0" calcext:value-type="float">
            <text:p>0</text:p>
          </table:table-cell>
          <table:table-cell table:style-name="ce28" table:formula="of:=([.AZ9]/[.$BD9])*100" office:value-type="float" office:value="0" calcext:value-type="float">
            <text:p>0</text:p>
          </table:table-cell>
          <table:table-cell table:style-name="ce28" table:formula="of:=([.BA9]/[.$BD9])*100" office:value-type="float" office:value="0.659818682677797" calcext:value-type="float">
            <text:p>1</text:p>
          </table:table-cell>
          <table:table-cell table:style-name="ce28" table:formula="of:=([.BB9]/[.$BD9])*100" office:value-type="float" office:value="0.889273333980566" calcext:value-type="float">
            <text:p>1</text:p>
          </table:table-cell>
          <table:table-cell table:style-name="ce28" table:formula="of:=([.BC9]/[.$BD9])*100" office:value-type="float" office:value="0.000159737992697117" calcext:value-type="float">
            <text:p>0</text:p>
          </table:table-cell>
          <table:table-cell table:style-name="ce60" table:formula="of:=SUM([.A103:.BC103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Drancy</text:p>
          </table:table-cell>
          <table:table-cell table:style-name="ce28" table:formula="of:=([.B10]/[.$BD10])*100" office:value-type="float" office:value="1.77224635747861" calcext:value-type="float">
            <text:p>2</text:p>
          </table:table-cell>
          <table:table-cell table:style-name="ce28" table:formula="of:=([.C10]/[.$BD10])*100" office:value-type="float" office:value="0.715802096842499" calcext:value-type="float">
            <text:p>1</text:p>
          </table:table-cell>
          <table:table-cell table:style-name="ce28" table:formula="of:=([.D10]/[.$BD10])*100" office:value-type="float" office:value="0.0662785045190552" calcext:value-type="float">
            <text:p>0</text:p>
          </table:table-cell>
          <table:table-cell table:style-name="ce28" table:formula="of:=([.E10]/[.$BD10])*100" office:value-type="float" office:value="0.172847077462501" calcext:value-type="float">
            <text:p>0</text:p>
          </table:table-cell>
          <table:table-cell table:style-name="ce28" table:formula="of:=([.F10]/[.$BD10])*100" office:value-type="float" office:value="0.0379281147207477" calcext:value-type="float">
            <text:p>0</text:p>
          </table:table-cell>
          <table:table-cell table:style-name="ce28" table:formula="of:=([.G10]/[.$BD10])*100" office:value-type="float" office:value="0.339734089473903" calcext:value-type="float">
            <text:p>0</text:p>
          </table:table-cell>
          <table:table-cell table:style-name="ce28" table:formula="of:=([.H10]/[.$BD10])*100" office:value-type="float" office:value="0.177015549638619" calcext:value-type="float">
            <text:p>0</text:p>
          </table:table-cell>
          <table:table-cell table:style-name="ce28" table:formula="of:=([.I10]/[.$BD10])*100" office:value-type="float" office:value="0.390642711079286" calcext:value-type="float">
            <text:p>0</text:p>
          </table:table-cell>
          <table:table-cell table:style-name="ce28" table:formula="of:=([.J10]/[.$BD10])*100" office:value-type="float" office:value="0.37661204414589" calcext:value-type="float">
            <text:p>0</text:p>
          </table:table-cell>
          <table:table-cell table:style-name="ce28" table:formula="of:=([.K10]/[.$BD10])*100" office:value-type="float" office:value="-0.944101756703497" calcext:value-type="float">
            <text:p>-1</text:p>
          </table:table-cell>
          <table:table-cell table:style-name="ce28" table:formula="of:=([.L10]/[.$BD10])*100" office:value-type="float" office:value="0.182197826740038" calcext:value-type="float">
            <text:p>0</text:p>
          </table:table-cell>
          <table:table-cell table:style-name="ce28" table:formula="of:=([.M10]/[.$BD10])*100" office:value-type="float" office:value="1.37222377011691" calcext:value-type="float">
            <text:p>1</text:p>
          </table:table-cell>
          <table:table-cell table:style-name="ce28" table:formula="of:=([.N10]/[.$BD10])*100" office:value-type="float" office:value="0.753169956044359" calcext:value-type="float">
            <text:p>1</text:p>
          </table:table-cell>
          <table:table-cell table:style-name="ce28" table:formula="of:=([.O10]/[.$BD10])*100" office:value-type="float" office:value="2.65150823713853" calcext:value-type="float">
            <text:p>3</text:p>
          </table:table-cell>
          <table:table-cell table:style-name="ce28" table:formula="of:=([.P10]/[.$BD10])*100" office:value-type="float" office:value="0.337855813709663" calcext:value-type="float">
            <text:p>0</text:p>
          </table:table-cell>
          <table:table-cell table:style-name="ce28" table:formula="of:=([.Q10]/[.$BD10])*100" office:value-type="float" office:value="3.27086964986888" calcext:value-type="float">
            <text:p>3</text:p>
          </table:table-cell>
          <table:table-cell table:style-name="ce28" table:formula="of:=([.R10]/[.$BD10])*100" office:value-type="float" office:value="2.73726537976642" calcext:value-type="float">
            <text:p>3</text:p>
          </table:table-cell>
          <table:table-cell table:style-name="ce28" table:formula="of:=([.S10]/[.$BD10])*100" office:value-type="float" office:value="6.32136391474828" calcext:value-type="float">
            <text:p>6</text:p>
          </table:table-cell>
          <table:table-cell table:style-name="ce28" table:formula="of:=([.T10]/[.$BD10])*100" office:value-type="float" office:value="9.59223356461716" calcext:value-type="float">
            <text:p>10</text:p>
          </table:table-cell>
          <table:table-cell table:style-name="ce28" table:formula="of:=([.U10]/[.$BD10])*100" office:value-type="float" office:value="9.0586292945147" calcext:value-type="float">
            <text:p>9</text:p>
          </table:table-cell>
          <table:table-cell table:style-name="ce28" table:formula="of:=([.V10]/[.$BD10])*100" office:value-type="float" office:value="0.101189195456839" calcext:value-type="float">
            <text:p>0</text:p>
          </table:table-cell>
          <table:table-cell table:style-name="ce28" table:formula="of:=([.W10]/[.$BD10])*100" office:value-type="float" office:value="0" calcext:value-type="float">
            <text:p>0</text:p>
          </table:table-cell>
          <table:table-cell table:style-name="ce28" table:formula="of:=([.X10]/[.$BD10])*100" office:value-type="float" office:value="1.27021479903693" calcext:value-type="float">
            <text:p>1</text:p>
          </table:table-cell>
          <table:table-cell table:style-name="ce28" table:formula="of:=([.Y10]/[.$BD10])*100" office:value-type="float" office:value="0.581289787473812" calcext:value-type="float">
            <text:p>1</text:p>
          </table:table-cell>
          <table:table-cell table:style-name="ce28" table:formula="of:=([.Z10]/[.$BD10])*100" office:value-type="float" office:value="8.07633843191951" calcext:value-type="float">
            <text:p>8</text:p>
          </table:table-cell>
          <table:table-cell table:style-name="ce28" table:formula="of:=([.AA10]/[.$BD10])*100" office:value-type="float" office:value="0.0299848599663421" calcext:value-type="float">
            <text:p>0</text:p>
          </table:table-cell>
          <table:table-cell table:style-name="ce28" table:formula="of:=([.AB10]/[.$BD10])*100" office:value-type="float" office:value="8.04342965342515" calcext:value-type="float">
            <text:p>8</text:p>
          </table:table-cell>
          <table:table-cell table:style-name="ce28" table:formula="of:=([.AC10]/[.$BD10])*100" office:value-type="float" office:value="0.810088980296881" calcext:value-type="float">
            <text:p>1</text:p>
          </table:table-cell>
          <table:table-cell table:style-name="ce28" table:formula="of:=([.AD10]/[.$BD10])*100" office:value-type="float" office:value="0.96869898698481" calcext:value-type="float">
            <text:p>1</text:p>
          </table:table-cell>
          <table:table-cell table:style-name="ce28" table:formula="of:=([.AE10]/[.$BD10])*100" office:value-type="float" office:value="0.27648471019442" calcext:value-type="float">
            <text:p>0</text:p>
          </table:table-cell>
          <table:table-cell table:style-name="ce28" table:formula="of:=([.AF10]/[.$BD10])*100" office:value-type="float" office:value="0.252697842212853" calcext:value-type="float">
            <text:p>0</text:p>
          </table:table-cell>
          <table:table-cell table:style-name="ce28" table:formula="of:=([.AG10]/[.$BD10])*100" office:value-type="float" office:value="0.704328807074424" calcext:value-type="float">
            <text:p>1</text:p>
          </table:table-cell>
          <table:table-cell table:style-name="ce28" table:formula="of:=([.AH10]/[.$BD10])*100" office:value-type="float" office:value="0.0476855173713511" calcext:value-type="float">
            <text:p>0</text:p>
          </table:table-cell>
          <table:table-cell table:style-name="ce28" table:formula="of:=([.AI10]/[.$BD10])*100" office:value-type="float" office:value="-0.897165417053735" calcext:value-type="float">
            <text:p>-1</text:p>
          </table:table-cell>
          <table:table-cell table:style-name="ce28" table:formula="of:=([.AJ10]/[.$BD10])*100" office:value-type="float" office:value="0.0960802658332725" calcext:value-type="float">
            <text:p>0</text:p>
          </table:table-cell>
          <table:table-cell table:style-name="ce28" table:formula="of:=([.AK10]/[.$BD10])*100" office:value-type="float" office:value="3.85621683935746" calcext:value-type="float">
            <text:p>4</text:p>
          </table:table-cell>
          <table:table-cell table:style-name="ce28" table:formula="of:=([.AL10]/[.$BD10])*100" office:value-type="float" office:value="4.570469103831" calcext:value-type="float">
            <text:p>5</text:p>
          </table:table-cell>
          <table:table-cell table:style-name="ce28" table:formula="of:=([.AM10]/[.$BD10])*100" office:value-type="float" office:value="4.39345355419238" calcext:value-type="float">
            <text:p>4</text:p>
          </table:table-cell>
          <table:table-cell table:style-name="ce28" table:formula="of:=([.AN10]/[.$BD10])*100" office:value-type="float" office:value="0.0640808563592269" calcext:value-type="float">
            <text:p>0</text:p>
          </table:table-cell>
          <table:table-cell table:style-name="ce28" table:formula="of:=([.AO10]/[.$BD10])*100" office:value-type="float" office:value="0.315107094378526" calcext:value-type="float">
            <text:p>0</text:p>
          </table:table-cell>
          <table:table-cell table:style-name="ce28" table:formula="of:=([.AP10]/[.$BD10])*100" office:value-type="float" office:value="1.56436443023985" calcext:value-type="float">
            <text:p>2</text:p>
          </table:table-cell>
          <table:table-cell table:style-name="ce28" table:formula="of:=([.AQ10]/[.$BD10])*100" office:value-type="float" office:value="0.983074642766042" calcext:value-type="float">
            <text:p>1</text:p>
          </table:table-cell>
          <table:table-cell table:style-name="ce28" table:formula="of:=([.AR10]/[.$BD10])*100" office:value-type="float" office:value="7.13145289504516" calcext:value-type="float">
            <text:p>7</text:p>
          </table:table-cell>
          <table:table-cell table:style-name="ce28" table:formula="of:=([.AS10]/[.$BD10])*100" office:value-type="float" office:value="8.69581732528501" calcext:value-type="float">
            <text:p>9</text:p>
          </table:table-cell>
          <table:table-cell table:style-name="ce28" table:formula="of:=([.AT10]/[.$BD10])*100" office:value-type="float" office:value="8.1145275378112" calcext:value-type="float">
            <text:p>8</text:p>
          </table:table-cell>
          <table:table-cell table:style-name="ce28" table:formula="of:=([.AU10]/[.$BD10])*100" office:value-type="float" office:value="0.533604270102461" calcext:value-type="float">
            <text:p>1</text:p>
          </table:table-cell>
          <table:table-cell table:style-name="ce28" table:formula="of:=([.AV10]/[.$BD10])*100" office:value-type="float" office:value="0.0989524587882286" calcext:value-type="float">
            <text:p>0</text:p>
          </table:table-cell>
          <table:table-cell table:style-name="ce28" table:formula="of:=([.AW10]/[.$BD10])*100" office:value-type="float" office:value="0.01947863810883" calcext:value-type="float">
            <text:p>0</text:p>
          </table:table-cell>
          <table:table-cell table:style-name="ce28" table:formula="of:=([.AX10]/[.$BD10])*100" office:value-type="float" office:value="0.346826937573379" calcext:value-type="float">
            <text:p>0</text:p>
          </table:table-cell>
          <table:table-cell table:style-name="ce28" table:formula="of:=([.AY10]/[.$BD10])*100" office:value-type="float" office:value="0" calcext:value-type="float">
            <text:p>0</text:p>
          </table:table-cell>
          <table:table-cell table:style-name="ce28" table:formula="of:=([.AZ10]/[.$BD10])*100" office:value-type="float" office:value="0" calcext:value-type="float">
            <text:p>0</text:p>
          </table:table-cell>
          <table:table-cell table:style-name="ce28" table:formula="of:=([.BA10]/[.$BD10])*100" office:value-type="float" office:value="-0.896416239332145" calcext:value-type="float">
            <text:p>-1</text:p>
          </table:table-cell>
          <table:table-cell table:style-name="ce28" table:formula="of:=([.BB10]/[.$BD10])*100" office:value-type="float" office:value="0.465321039377978" calcext:value-type="float">
            <text:p>0</text:p>
          </table:table-cell>
          <table:table-cell table:style-name="ce28" table:formula="of:=([.BC10]/[.$BD10])*100" office:value-type="float" office:value="0" calcext:value-type="float">
            <text:p>0</text:p>
          </table:table-cell>
          <table:table-cell table:style-name="ce60" table:formula="of:=SUM([.A104:.BC104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Dugny</text:p>
          </table:table-cell>
          <table:table-cell table:style-name="ce28" table:formula="of:=([.B11]/[.$BD11])*100" office:value-type="float" office:value="1.90335186460402" calcext:value-type="float">
            <text:p>2</text:p>
          </table:table-cell>
          <table:table-cell table:style-name="ce28" table:formula="of:=([.C11]/[.$BD11])*100" office:value-type="float" office:value="0.322942965283247" calcext:value-type="float">
            <text:p>0</text:p>
          </table:table-cell>
          <table:table-cell table:style-name="ce28" table:formula="of:=([.D11]/[.$BD11])*100" office:value-type="float" office:value="0.0000332067311631881" calcext:value-type="float">
            <text:p>0</text:p>
          </table:table-cell>
          <table:table-cell table:style-name="ce28" table:formula="of:=([.E11]/[.$BD11])*100" office:value-type="float" office:value="0.110487740473302" calcext:value-type="float">
            <text:p>0</text:p>
          </table:table-cell>
          <table:table-cell table:style-name="ce28" table:formula="of:=([.F11]/[.$BD11])*100" office:value-type="float" office:value="0.0125461605267295" calcext:value-type="float">
            <text:p>0</text:p>
          </table:table-cell>
          <table:table-cell table:style-name="ce28" table:formula="of:=([.G11]/[.$BD11])*100" office:value-type="float" office:value="0.35176770299541" calcext:value-type="float">
            <text:p>0</text:p>
          </table:table-cell>
          <table:table-cell table:style-name="ce28" table:formula="of:=([.H11]/[.$BD11])*100" office:value-type="float" office:value="0.153554015013077" calcext:value-type="float">
            <text:p>0</text:p>
          </table:table-cell>
          <table:table-cell table:style-name="ce28" table:formula="of:=([.I11]/[.$BD11])*100" office:value-type="float" office:value="0" calcext:value-type="float">
            <text:p>0</text:p>
          </table:table-cell>
          <table:table-cell table:style-name="ce28" table:formula="of:=([.J11]/[.$BD11])*100" office:value-type="float" office:value="0.0941024468159295" calcext:value-type="float">
            <text:p>0</text:p>
          </table:table-cell>
          <table:table-cell table:style-name="ce28" table:formula="of:=([.K11]/[.$BD11])*100" office:value-type="float" office:value="-0.38680779106881" calcext:value-type="float">
            <text:p>0</text:p>
          </table:table-cell>
          <table:table-cell table:style-name="ce28" table:formula="of:=([.L11]/[.$BD11])*100" office:value-type="float" office:value="0.0549981802741209" calcext:value-type="float">
            <text:p>0</text:p>
          </table:table-cell>
          <table:table-cell table:style-name="ce28" table:formula="of:=([.M11]/[.$BD11])*100" office:value-type="float" office:value="2.11811026843937" calcext:value-type="float">
            <text:p>2</text:p>
          </table:table-cell>
          <table:table-cell table:style-name="ce28" table:formula="of:=([.N11]/[.$BD11])*100" office:value-type="float" office:value="0" calcext:value-type="float">
            <text:p>0</text:p>
          </table:table-cell>
          <table:table-cell table:style-name="ce28" table:formula="of:=([.O11]/[.$BD11])*100" office:value-type="float" office:value="2.08827872920372" calcext:value-type="float">
            <text:p>2</text:p>
          </table:table-cell>
          <table:table-cell table:style-name="ce28" table:formula="of:=([.P11]/[.$BD11])*100" office:value-type="float" office:value="0.320962359765038" calcext:value-type="float">
            <text:p>0</text:p>
          </table:table-cell>
          <table:table-cell table:style-name="ce28" table:formula="of:=([.Q11]/[.$BD11])*100" office:value-type="float" office:value="2.53557306922523" calcext:value-type="float">
            <text:p>3</text:p>
          </table:table-cell>
          <table:table-cell table:style-name="ce28" table:formula="of:=([.R11]/[.$BD11])*100" office:value-type="float" office:value="2.2676282842161" calcext:value-type="float">
            <text:p>2</text:p>
          </table:table-cell>
          <table:table-cell table:style-name="ce28" table:formula="of:=([.S11]/[.$BD11])*100" office:value-type="float" office:value="7.32557873183693" calcext:value-type="float">
            <text:p>7</text:p>
          </table:table-cell>
          <table:table-cell table:style-name="ce28" table:formula="of:=([.T11]/[.$BD11])*100" office:value-type="float" office:value="9.86115180106216" calcext:value-type="float">
            <text:p>10</text:p>
          </table:table-cell>
          <table:table-cell table:style-name="ce28" table:formula="of:=([.U11]/[.$BD11])*100" office:value-type="float" office:value="9.59320701605303" calcext:value-type="float">
            <text:p>10</text:p>
          </table:table-cell>
          <table:table-cell table:style-name="ce28" table:formula="of:=([.V11]/[.$BD11])*100" office:value-type="float" office:value="1.37711212417237" calcext:value-type="float">
            <text:p>1</text:p>
          </table:table-cell>
          <table:table-cell table:style-name="ce28" table:formula="of:=([.W11]/[.$BD11])*100" office:value-type="float" office:value="0" calcext:value-type="float">
            <text:p>0</text:p>
          </table:table-cell>
          <table:table-cell table:style-name="ce28" table:formula="of:=([.X11]/[.$BD11])*100" office:value-type="float" office:value="1.67349804605593" calcext:value-type="float">
            <text:p>2</text:p>
          </table:table-cell>
          <table:table-cell table:style-name="ce28" table:formula="of:=([.Y11]/[.$BD11])*100" office:value-type="float" office:value="0.996201934895642" calcext:value-type="float">
            <text:p>1</text:p>
          </table:table-cell>
          <table:table-cell table:style-name="ce28" table:formula="of:=([.Z11]/[.$BD11])*100" office:value-type="float" office:value="1.04635511694546" calcext:value-type="float">
            <text:p>1</text:p>
          </table:table-cell>
          <table:table-cell table:style-name="ce28" table:formula="of:=([.AA11]/[.$BD11])*100" office:value-type="float" office:value="0.0017612850208955" calcext:value-type="float">
            <text:p>0</text:p>
          </table:table-cell>
          <table:table-cell table:style-name="ce28" table:formula="of:=([.AB11]/[.$BD11])*100" office:value-type="float" office:value="1.04459383192456" calcext:value-type="float">
            <text:p>1</text:p>
          </table:table-cell>
          <table:table-cell table:style-name="ce28" table:formula="of:=([.AC11]/[.$BD11])*100" office:value-type="float" office:value="1.37190585331637" calcext:value-type="float">
            <text:p>1</text:p>
          </table:table-cell>
          <table:table-cell table:style-name="ce28" table:formula="of:=([.AD11]/[.$BD11])*100" office:value-type="float" office:value="1.4284360759428" calcext:value-type="float">
            <text:p>1</text:p>
          </table:table-cell>
          <table:table-cell table:style-name="ce28" table:formula="of:=([.AE11]/[.$BD11])*100" office:value-type="float" office:value="1.10396106830725" calcext:value-type="float">
            <text:p>1</text:p>
          </table:table-cell>
          <table:table-cell table:style-name="ce28" table:formula="of:=([.AF11]/[.$BD11])*100" office:value-type="float" office:value="0.15714693683551" calcext:value-type="float">
            <text:p>0</text:p>
          </table:table-cell>
          <table:table-cell table:style-name="ce28" table:formula="of:=([.AG11]/[.$BD11])*100" office:value-type="float" office:value="1.37544223071698" calcext:value-type="float">
            <text:p>1</text:p>
          </table:table-cell>
          <table:table-cell table:style-name="ce28" table:formula="of:=([.AH11]/[.$BD11])*100" office:value-type="float" office:value="0.728257149886516" calcext:value-type="float">
            <text:p>1</text:p>
          </table:table-cell>
          <table:table-cell table:style-name="ce28" table:formula="of:=([.AI11]/[.$BD11])*100" office:value-type="float" office:value="1.02065974173004" calcext:value-type="float">
            <text:p>1</text:p>
          </table:table-cell>
          <table:table-cell table:style-name="ce28" table:formula="of:=([.AJ11]/[.$BD11])*100" office:value-type="float" office:value="0" calcext:value-type="float">
            <text:p>0</text:p>
          </table:table-cell>
          <table:table-cell table:style-name="ce28" table:formula="of:=([.AK11]/[.$BD11])*100" office:value-type="float" office:value="4.93577858672045" calcext:value-type="float">
            <text:p>5</text:p>
          </table:table-cell>
          <table:table-cell table:style-name="ce28" table:formula="of:=([.AL11]/[.$BD11])*100" office:value-type="float" office:value="5.26434671913197" calcext:value-type="float">
            <text:p>5</text:p>
          </table:table-cell>
          <table:table-cell table:style-name="ce28" table:formula="of:=([.AM11]/[.$BD11])*100" office:value-type="float" office:value="5.11079270411889" calcext:value-type="float">
            <text:p>5</text:p>
          </table:table-cell>
          <table:table-cell table:style-name="ce28" table:formula="of:=([.AN11]/[.$BD11])*100" office:value-type="float" office:value="0.432066061856705" calcext:value-type="float">
            <text:p>0</text:p>
          </table:table-cell>
          <table:table-cell table:style-name="ce28" table:formula="of:=([.AO11]/[.$BD11])*100" office:value-type="float" office:value="0" calcext:value-type="float">
            <text:p>0</text:p>
          </table:table-cell>
          <table:table-cell table:style-name="ce28" table:formula="of:=([.AP11]/[.$BD11])*100" office:value-type="float" office:value="1.50511657472656" calcext:value-type="float">
            <text:p>2</text:p>
          </table:table-cell>
          <table:table-cell table:style-name="ce28" table:formula="of:=([.AQ11]/[.$BD11])*100" office:value-type="float" office:value="0.50891463983092" calcext:value-type="float">
            <text:p>1</text:p>
          </table:table-cell>
          <table:table-cell table:style-name="ce28" table:formula="of:=([.AR11]/[.$BD11])*100" office:value-type="float" office:value="8.69748458515331" calcext:value-type="float">
            <text:p>9</text:p>
          </table:table-cell>
          <table:table-cell table:style-name="ce28" table:formula="of:=([.AS11]/[.$BD11])*100" office:value-type="float" office:value="10.2026011598799" calcext:value-type="float">
            <text:p>10</text:p>
          </table:table-cell>
          <table:table-cell table:style-name="ce28" table:formula="of:=([.AT11]/[.$BD11])*100" office:value-type="float" office:value="9.20639922498422" calcext:value-type="float">
            <text:p>9</text:p>
          </table:table-cell>
          <table:table-cell table:style-name="ce28" table:formula="of:=([.AU11]/[.$BD11])*100" office:value-type="float" office:value="0.267944785009126" calcext:value-type="float">
            <text:p>0</text:p>
          </table:table-cell>
          <table:table-cell table:style-name="ce28" table:formula="of:=([.AV11]/[.$BD11])*100" office:value-type="float" office:value="0.0740659535229329" calcext:value-type="float">
            <text:p>0</text:p>
          </table:table-cell>
          <table:table-cell table:style-name="ce28" table:formula="of:=([.AW11]/[.$BD11])*100" office:value-type="float" office:value="0.179316348281216" calcext:value-type="float">
            <text:p>0</text:p>
          </table:table-cell>
          <table:table-cell table:style-name="ce28" table:formula="of:=([.AX11]/[.$BD11])*100" office:value-type="float" office:value="0.61421282239602" calcext:value-type="float">
            <text:p>1</text:p>
          </table:table-cell>
          <table:table-cell table:style-name="ce28" table:formula="of:=([.AY11]/[.$BD11])*100" office:value-type="float" office:value="0" calcext:value-type="float">
            <text:p>0</text:p>
          </table:table-cell>
          <table:table-cell table:style-name="ce28" table:formula="of:=([.AZ11]/[.$BD11])*100" office:value-type="float" office:value="0" calcext:value-type="float">
            <text:p>0</text:p>
          </table:table-cell>
          <table:table-cell table:style-name="ce28" table:formula="of:=([.BA11]/[.$BD11])*100" office:value-type="float" office:value="0.341449358817707" calcext:value-type="float">
            <text:p>0</text:p>
          </table:table-cell>
          <table:table-cell table:style-name="ce28" table:formula="of:=([.BB11]/[.$BD11])*100" office:value-type="float" office:value="0.606712328370016" calcext:value-type="float">
            <text:p>1</text:p>
          </table:table-cell>
          <table:table-cell table:style-name="ce28" table:formula="of:=([.BC11]/[.$BD11])*100" office:value-type="float" office:value="0" calcext:value-type="float">
            <text:p>0</text:p>
          </table:table-cell>
          <table:table-cell table:style-name="ce60" table:formula="of:=SUM([.A105:.BC105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Épinay-sur-Seine</text:p>
          </table:table-cell>
          <table:table-cell table:style-name="ce28" table:formula="of:=([.B12]/[.$BD12])*100" office:value-type="float" office:value="1.44002848002081" calcext:value-type="float">
            <text:p>1</text:p>
          </table:table-cell>
          <table:table-cell table:style-name="ce28" table:formula="of:=([.C12]/[.$BD12])*100" office:value-type="float" office:value="0.38952667288113" calcext:value-type="float">
            <text:p>0</text:p>
          </table:table-cell>
          <table:table-cell table:style-name="ce28" table:formula="of:=([.D12]/[.$BD12])*100" office:value-type="float" office:value="0.000191956313882086" calcext:value-type="float">
            <text:p>0</text:p>
          </table:table-cell>
          <table:table-cell table:style-name="ce28" table:formula="of:=([.E12]/[.$BD12])*100" office:value-type="float" office:value="0.0944350806415211" calcext:value-type="float">
            <text:p>0</text:p>
          </table:table-cell>
          <table:table-cell table:style-name="ce28" table:formula="of:=([.F12]/[.$BD12])*100" office:value-type="float" office:value="0.0178349949598161" calcext:value-type="float">
            <text:p>0</text:p>
          </table:table-cell>
          <table:table-cell table:style-name="ce28" table:formula="of:=([.G12]/[.$BD12])*100" office:value-type="float" office:value="0.557859039013139" calcext:value-type="float">
            <text:p>1</text:p>
          </table:table-cell>
          <table:table-cell table:style-name="ce28" table:formula="of:=([.H12]/[.$BD12])*100" office:value-type="float" office:value="0.1980470094781" calcext:value-type="float">
            <text:p>0</text:p>
          </table:table-cell>
          <table:table-cell table:style-name="ce28" table:formula="of:=([.I12]/[.$BD12])*100" office:value-type="float" office:value="0.122293419843388" calcext:value-type="float">
            <text:p>0</text:p>
          </table:table-cell>
          <table:table-cell table:style-name="ce28" table:formula="of:=([.J12]/[.$BD12])*100" office:value-type="float" office:value="0.151178246476975" calcext:value-type="float">
            <text:p>0</text:p>
          </table:table-cell>
          <table:table-cell table:style-name="ce28" table:formula="of:=([.K12]/[.$BD12])*100" office:value-type="float" office:value="-0.344841121886218" calcext:value-type="float">
            <text:p>0</text:p>
          </table:table-cell>
          <table:table-cell table:style-name="ce28" table:formula="of:=([.L12]/[.$BD12])*100" office:value-type="float" office:value="0.0738192375138001" calcext:value-type="float">
            <text:p>0</text:p>
          </table:table-cell>
          <table:table-cell table:style-name="ce28" table:formula="of:=([.M12]/[.$BD12])*100" office:value-type="float" office:value="2.86694366267456" calcext:value-type="float">
            <text:p>3</text:p>
          </table:table-cell>
          <table:table-cell table:style-name="ce28" table:formula="of:=([.N12]/[.$BD12])*100" office:value-type="float" office:value="0" calcext:value-type="float">
            <text:p>0</text:p>
          </table:table-cell>
          <table:table-cell table:style-name="ce28" table:formula="of:=([.O12]/[.$BD12])*100" office:value-type="float" office:value="2.3543692765714" calcext:value-type="float">
            <text:p>2</text:p>
          </table:table-cell>
          <table:table-cell table:style-name="ce28" table:formula="of:=([.P12]/[.$BD12])*100" office:value-type="float" office:value="1.97470457005059" calcext:value-type="float">
            <text:p>2</text:p>
          </table:table-cell>
          <table:table-cell table:style-name="ce28" table:formula="of:=([.Q12]/[.$BD12])*100" office:value-type="float" office:value="2.82032306580357" calcext:value-type="float">
            <text:p>3</text:p>
          </table:table-cell>
          <table:table-cell table:style-name="ce28" table:formula="of:=([.R12]/[.$BD12])*100" office:value-type="float" office:value="2.50461563043624" calcext:value-type="float">
            <text:p>3</text:p>
          </table:table-cell>
          <table:table-cell table:style-name="ce28" table:formula="of:=([.S12]/[.$BD12])*100" office:value-type="float" office:value="7.73126844067575" calcext:value-type="float">
            <text:p>8</text:p>
          </table:table-cell>
          <table:table-cell table:style-name="ce28" table:formula="of:=([.T12]/[.$BD12])*100" office:value-type="float" office:value="10.5515915064793" calcext:value-type="float">
            <text:p>11</text:p>
          </table:table-cell>
          <table:table-cell table:style-name="ce28" table:formula="of:=([.U12]/[.$BD12])*100" office:value-type="float" office:value="10.235884071112" calcext:value-type="float">
            <text:p>10</text:p>
          </table:table-cell>
          <table:table-cell table:style-name="ce28" table:formula="of:=([.V12]/[.$BD12])*100" office:value-type="float" office:value="0.333081065413213" calcext:value-type="float">
            <text:p>0</text:p>
          </table:table-cell>
          <table:table-cell table:style-name="ce28" table:formula="of:=([.W12]/[.$BD12])*100" office:value-type="float" office:value="0" calcext:value-type="float">
            <text:p>0</text:p>
          </table:table-cell>
          <table:table-cell table:style-name="ce28" table:formula="of:=([.X12]/[.$BD12])*100" office:value-type="float" office:value="2.76993701632282" calcext:value-type="float">
            <text:p>3</text:p>
          </table:table-cell>
          <table:table-cell table:style-name="ce28" table:formula="of:=([.Y12]/[.$BD12])*100" office:value-type="float" office:value="0.000380962342678298" calcext:value-type="float">
            <text:p>0</text:p>
          </table:table-cell>
          <table:table-cell table:style-name="ce28" table:formula="of:=([.Z12]/[.$BD12])*100" office:value-type="float" office:value="2.28289437335153" calcext:value-type="float">
            <text:p>2</text:p>
          </table:table-cell>
          <table:table-cell table:style-name="ce28" table:formula="of:=([.AA12]/[.$BD12])*100" office:value-type="float" office:value="0.00865329882459329" calcext:value-type="float">
            <text:p>0</text:p>
          </table:table-cell>
          <table:table-cell table:style-name="ce28" table:formula="of:=([.AB12]/[.$BD12])*100" office:value-type="float" office:value="2.27424107452694" calcext:value-type="float">
            <text:p>2</text:p>
          </table:table-cell>
          <table:table-cell table:style-name="ce28" table:formula="of:=([.AC12]/[.$BD12])*100" office:value-type="float" office:value="1.30172388597191" calcext:value-type="float">
            <text:p>1</text:p>
          </table:table-cell>
          <table:table-cell table:style-name="ce28" table:formula="of:=([.AD12]/[.$BD12])*100" office:value-type="float" office:value="1.37504224999807" calcext:value-type="float">
            <text:p>1</text:p>
          </table:table-cell>
          <table:table-cell table:style-name="ce28" table:formula="of:=([.AE12]/[.$BD12])*100" office:value-type="float" office:value="0.986016450604582" calcext:value-type="float">
            <text:p>1</text:p>
          </table:table-cell>
          <table:table-cell table:style-name="ce28" table:formula="of:=([.AF12]/[.$BD12])*100" office:value-type="float" office:value="0.177898163721587" calcext:value-type="float">
            <text:p>0</text:p>
          </table:table-cell>
          <table:table-cell table:style-name="ce28" table:formula="of:=([.AG12]/[.$BD12])*100" office:value-type="float" office:value="-0.693392004013402" calcext:value-type="float">
            <text:p>-1</text:p>
          </table:table-cell>
          <table:table-cell table:style-name="ce28" table:formula="of:=([.AH12]/[.$BD12])*100" office:value-type="float" office:value="-0.315326473024652" calcext:value-type="float">
            <text:p>0</text:p>
          </table:table-cell>
          <table:table-cell table:style-name="ce28" table:formula="of:=([.AI12]/[.$BD12])*100" office:value-type="float" office:value="0.568949423544701" calcext:value-type="float">
            <text:p>1</text:p>
          </table:table-cell>
          <table:table-cell table:style-name="ce28" table:formula="of:=([.AJ12]/[.$BD12])*100" office:value-type="float" office:value="0" calcext:value-type="float">
            <text:p>0</text:p>
          </table:table-cell>
          <table:table-cell table:style-name="ce28" table:formula="of:=([.AK12]/[.$BD12])*100" office:value-type="float" office:value="4.14828107244902" calcext:value-type="float">
            <text:p>4</text:p>
          </table:table-cell>
          <table:table-cell table:style-name="ce28" table:formula="of:=([.AL12]/[.$BD12])*100" office:value-type="float" office:value="4.45994757494486" calcext:value-type="float">
            <text:p>4</text:p>
          </table:table-cell>
          <table:table-cell table:style-name="ce28" table:formula="of:=([.AM12]/[.$BD12])*100" office:value-type="float" office:value="4.26190056546676" calcext:value-type="float">
            <text:p>4</text:p>
          </table:table-cell>
          <table:table-cell table:style-name="ce28" table:formula="of:=([.AN12]/[.$BD12])*100" office:value-type="float" office:value="0.0791716513919203" calcext:value-type="float">
            <text:p>0</text:p>
          </table:table-cell>
          <table:table-cell table:style-name="ce28" table:formula="of:=([.AO12]/[.$BD12])*100" office:value-type="float" office:value="0.119014984396471" calcext:value-type="float">
            <text:p>0</text:p>
          </table:table-cell>
          <table:table-cell table:style-name="ce28" table:formula="of:=([.AP12]/[.$BD12])*100" office:value-type="float" office:value="0.858431584920791" calcext:value-type="float">
            <text:p>1</text:p>
          </table:table-cell>
          <table:table-cell table:style-name="ce28" table:formula="of:=([.AQ12]/[.$BD12])*100" office:value-type="float" office:value="0.858050622578113" calcext:value-type="float">
            <text:p>1</text:p>
          </table:table-cell>
          <table:table-cell table:style-name="ce28" table:formula="of:=([.AR12]/[.$BD12])*100" office:value-type="float" office:value="9.03299232664766" calcext:value-type="float">
            <text:p>9</text:p>
          </table:table-cell>
          <table:table-cell table:style-name="ce28" table:formula="of:=([.AS12]/[.$BD12])*100" office:value-type="float" office:value="9.89142391156845" calcext:value-type="float">
            <text:p>10</text:p>
          </table:table-cell>
          <table:table-cell table:style-name="ce28" table:formula="of:=([.AT12]/[.$BD12])*100" office:value-type="float" office:value="9.89104294922577" calcext:value-type="float">
            <text:p>10</text:p>
          </table:table-cell>
          <table:table-cell table:style-name="ce28" table:formula="of:=([.AU12]/[.$BD12])*100" office:value-type="float" office:value="0.31570743536733" calcext:value-type="float">
            <text:p>0</text:p>
          </table:table-cell>
          <table:table-cell table:style-name="ce28" table:formula="of:=([.AV12]/[.$BD12])*100" office:value-type="float" office:value="0.229052949207118" calcext:value-type="float">
            <text:p>0</text:p>
          </table:table-cell>
          <table:table-cell table:style-name="ce28" table:formula="of:=([.AW12]/[.$BD12])*100" office:value-type="float" office:value="0.150054397550963" calcext:value-type="float">
            <text:p>0</text:p>
          </table:table-cell>
          <table:table-cell table:style-name="ce28" table:formula="of:=([.AX12]/[.$BD12])*100" office:value-type="float" office:value="0.232422001596318" calcext:value-type="float">
            <text:p>0</text:p>
          </table:table-cell>
          <table:table-cell table:style-name="ce28" table:formula="of:=([.AY12]/[.$BD12])*100" office:value-type="float" office:value="0" calcext:value-type="float">
            <text:p>0</text:p>
          </table:table-cell>
          <table:table-cell table:style-name="ce28" table:formula="of:=([.AZ12]/[.$BD12])*100" office:value-type="float" office:value="0" calcext:value-type="float">
            <text:p>0</text:p>
          </table:table-cell>
          <table:table-cell table:style-name="ce28" table:formula="of:=([.BA12]/[.$BD12])*100" office:value-type="float" office:value="-0.660167594910871" calcext:value-type="float">
            <text:p>-1</text:p>
          </table:table-cell>
          <table:table-cell table:style-name="ce28" table:formula="of:=([.BB12]/[.$BD12])*100" office:value-type="float" office:value="1.32250084095495" calcext:value-type="float">
            <text:p>1</text:p>
          </table:table-cell>
          <table:table-cell table:style-name="ce28" table:formula="of:=([.BC12]/[.$BD12])*100" office:value-type="float" office:value="0" calcext:value-type="float">
            <text:p>0</text:p>
          </table:table-cell>
          <table:table-cell table:style-name="ce60" table:formula="of:=SUM([.A106:.BC106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Gagny</text:p>
          </table:table-cell>
          <table:table-cell table:style-name="ce28" table:formula="of:=([.B13]/[.$BD13])*100" office:value-type="float" office:value="2.04430187762555" calcext:value-type="float">
            <text:p>2</text:p>
          </table:table-cell>
          <table:table-cell table:style-name="ce28" table:formula="of:=([.C13]/[.$BD13])*100" office:value-type="float" office:value="0.304614963974084" calcext:value-type="float">
            <text:p>0</text:p>
          </table:table-cell>
          <table:table-cell table:style-name="ce28" table:formula="of:=([.D13]/[.$BD13])*100" office:value-type="float" office:value="0.0437096230692659" calcext:value-type="float">
            <text:p>0</text:p>
          </table:table-cell>
          <table:table-cell table:style-name="ce28" table:formula="of:=([.E13]/[.$BD13])*100" office:value-type="float" office:value="0.211703964651729" calcext:value-type="float">
            <text:p>0</text:p>
          </table:table-cell>
          <table:table-cell table:style-name="ce28" table:formula="of:=([.F13]/[.$BD13])*100" office:value-type="float" office:value="0.0165781849402619" calcext:value-type="float">
            <text:p>0</text:p>
          </table:table-cell>
          <table:table-cell table:style-name="ce28" table:formula="of:=([.G13]/[.$BD13])*100" office:value-type="float" office:value="0.400203982530883" calcext:value-type="float">
            <text:p>0</text:p>
          </table:table-cell>
          <table:table-cell table:style-name="ce28" table:formula="of:=([.H13]/[.$BD13])*100" office:value-type="float" office:value="0.298970589604659" calcext:value-type="float">
            <text:p>0</text:p>
          </table:table-cell>
          <table:table-cell table:style-name="ce28" table:formula="of:=([.I13]/[.$BD13])*100" office:value-type="float" office:value="0.0482461510489594" calcext:value-type="float">
            <text:p>0</text:p>
          </table:table-cell>
          <table:table-cell table:style-name="ce28" table:formula="of:=([.J13]/[.$BD13])*100" office:value-type="float" office:value="0.195297231251694" calcext:value-type="float">
            <text:p>0</text:p>
          </table:table-cell>
          <table:table-cell table:style-name="ce28" table:formula="of:=([.K13]/[.$BD13])*100" office:value-type="float" office:value="-1.18390886397781" calcext:value-type="float">
            <text:p>-1</text:p>
          </table:table-cell>
          <table:table-cell table:style-name="ce28" table:formula="of:=([.L13]/[.$BD13])*100" office:value-type="float" office:value="0.0355850178716694" calcext:value-type="float">
            <text:p>0</text:p>
          </table:table-cell>
          <table:table-cell table:style-name="ce28" table:formula="of:=([.M13]/[.$BD13])*100" office:value-type="float" office:value="1.65738224012347" calcext:value-type="float">
            <text:p>2</text:p>
          </table:table-cell>
          <table:table-cell table:style-name="ce28" table:formula="of:=([.N13]/[.$BD13])*100" office:value-type="float" office:value="0" calcext:value-type="float">
            <text:p>0</text:p>
          </table:table-cell>
          <table:table-cell table:style-name="ce28" table:formula="of:=([.O13]/[.$BD13])*100" office:value-type="float" office:value="3.01321355377233" calcext:value-type="float">
            <text:p>3</text:p>
          </table:table-cell>
          <table:table-cell table:style-name="ce28" table:formula="of:=([.P13]/[.$BD13])*100" office:value-type="float" office:value="0.653095859780779" calcext:value-type="float">
            <text:p>1</text:p>
          </table:table-cell>
          <table:table-cell table:style-name="ce28" table:formula="of:=([.Q13]/[.$BD13])*100" office:value-type="float" office:value="3.34561400113108" calcext:value-type="float">
            <text:p>3</text:p>
          </table:table-cell>
          <table:table-cell table:style-name="ce28" table:formula="of:=([.R13]/[.$BD13])*100" office:value-type="float" office:value="3.07658405502867" calcext:value-type="float">
            <text:p>3</text:p>
          </table:table-cell>
          <table:table-cell table:style-name="ce28" table:formula="of:=([.S13]/[.$BD13])*100" office:value-type="float" office:value="7.54270633356517" calcext:value-type="float">
            <text:p>8</text:p>
          </table:table-cell>
          <table:table-cell table:style-name="ce28" table:formula="of:=([.T13]/[.$BD13])*100" office:value-type="float" office:value="10.8883203346963" calcext:value-type="float">
            <text:p>11</text:p>
          </table:table-cell>
          <table:table-cell table:style-name="ce28" table:formula="of:=([.U13]/[.$BD13])*100" office:value-type="float" office:value="10.6192903885938" calcext:value-type="float">
            <text:p>11</text:p>
          </table:table-cell>
          <table:table-cell table:style-name="ce28" table:formula="of:=([.V13]/[.$BD13])*100" office:value-type="float" office:value="2.44752730308939" calcext:value-type="float">
            <text:p>2</text:p>
          </table:table-cell>
          <table:table-cell table:style-name="ce28" table:formula="of:=([.W13]/[.$BD13])*100" office:value-type="float" office:value="0" calcext:value-type="float">
            <text:p>0</text:p>
          </table:table-cell>
          <table:table-cell table:style-name="ce28" table:formula="of:=([.X13]/[.$BD13])*100" office:value-type="float" office:value="1.59936173656466" calcext:value-type="float">
            <text:p>2</text:p>
          </table:table-cell>
          <table:table-cell table:style-name="ce28" table:formula="of:=([.Y13]/[.$BD13])*100" office:value-type="float" office:value="0.000258101607627826" calcext:value-type="float">
            <text:p>0</text:p>
          </table:table-cell>
          <table:table-cell table:style-name="ce28" table:formula="of:=([.Z13]/[.$BD13])*100" office:value-type="float" office:value="0.823178329903681" calcext:value-type="float">
            <text:p>1</text:p>
          </table:table-cell>
          <table:table-cell table:style-name="ce28" table:formula="of:=([.AA13]/[.$BD13])*100" office:value-type="float" office:value="0.00727443270773512" calcext:value-type="float">
            <text:p>0</text:p>
          </table:table-cell>
          <table:table-cell table:style-name="ce28" table:formula="of:=([.AB13]/[.$BD13])*100" office:value-type="float" office:value="0.815903897195946" calcext:value-type="float">
            <text:p>1</text:p>
          </table:table-cell>
          <table:table-cell table:style-name="ce28" table:formula="of:=([.AC13]/[.$BD13])*100" office:value-type="float" office:value="1.25418458682961" calcext:value-type="float">
            <text:p>1</text:p>
          </table:table-cell>
          <table:table-cell table:style-name="ce28" table:formula="of:=([.AD13]/[.$BD13])*100" office:value-type="float" office:value="1.29026843208867" calcext:value-type="float">
            <text:p>1</text:p>
          </table:table-cell>
          <table:table-cell table:style-name="ce28" table:formula="of:=([.AE13]/[.$BD13])*100" office:value-type="float" office:value="0.9851546407272" calcext:value-type="float">
            <text:p>1</text:p>
          </table:table-cell>
          <table:table-cell table:style-name="ce28" table:formula="of:=([.AF13]/[.$BD13])*100" office:value-type="float" office:value="0.190040470641403" calcext:value-type="float">
            <text:p>0</text:p>
          </table:table-cell>
          <table:table-cell table:style-name="ce28" table:formula="of:=([.AG13]/[.$BD13])*100" office:value-type="float" office:value="0.375543750115805" calcext:value-type="float">
            <text:p>0</text:p>
          </table:table-cell>
          <table:table-cell table:style-name="ce28" table:formula="of:=([.AH13]/[.$BD13])*100" office:value-type="float" office:value="-0.268771844494787" calcext:value-type="float">
            <text:p>0</text:p>
          </table:table-cell>
          <table:table-cell table:style-name="ce28" table:formula="of:=([.AI13]/[.$BD13])*100" office:value-type="float" office:value="2.20121072616598" calcext:value-type="float">
            <text:p>2</text:p>
          </table:table-cell>
          <table:table-cell table:style-name="ce28" table:formula="of:=([.AJ13]/[.$BD13])*100" office:value-type="float" office:value="0" calcext:value-type="float">
            <text:p>0</text:p>
          </table:table-cell>
          <table:table-cell table:style-name="ce28" table:formula="of:=([.AK13]/[.$BD13])*100" office:value-type="float" office:value="4.59801961363545" calcext:value-type="float">
            <text:p>5</text:p>
          </table:table-cell>
          <table:table-cell table:style-name="ce28" table:formula="of:=([.AL13]/[.$BD13])*100" office:value-type="float" office:value="5.81951923822032" calcext:value-type="float">
            <text:p>6</text:p>
          </table:table-cell>
          <table:table-cell table:style-name="ce28" table:formula="of:=([.AM13]/[.$BD13])*100" office:value-type="float" office:value="5.52054864861566" calcext:value-type="float">
            <text:p>6</text:p>
          </table:table-cell>
          <table:table-cell table:style-name="ce28" table:formula="of:=([.AN13]/[.$BD13])*100" office:value-type="float" office:value="0.041442318618545" calcext:value-type="float">
            <text:p>0</text:p>
          </table:table-cell>
          <table:table-cell table:style-name="ce28" table:formula="of:=([.AO13]/[.$BD13])*100" office:value-type="float" office:value="0" calcext:value-type="float">
            <text:p>0</text:p>
          </table:table-cell>
          <table:table-cell table:style-name="ce28" table:formula="of:=([.AP13]/[.$BD13])*100" office:value-type="float" office:value="0.638748705828873" calcext:value-type="float">
            <text:p>1</text:p>
          </table:table-cell>
          <table:table-cell table:style-name="ce28" table:formula="of:=([.AQ13]/[.$BD13])*100" office:value-type="float" office:value="0.638490604221245" calcext:value-type="float">
            <text:p>1</text:p>
          </table:table-cell>
          <table:table-cell table:style-name="ce28" table:formula="of:=([.AR13]/[.$BD13])*100" office:value-type="float" office:value="8.79689092039479" calcext:value-type="float">
            <text:p>9</text:p>
          </table:table-cell>
          <table:table-cell table:style-name="ce28" table:formula="of:=([.AS13]/[.$BD13])*100" office:value-type="float" office:value="9.43563962622366" calcext:value-type="float">
            <text:p>9</text:p>
          </table:table-cell>
          <table:table-cell table:style-name="ce28" table:formula="of:=([.AT13]/[.$BD13])*100" office:value-type="float" office:value="9.43538152461603" calcext:value-type="float">
            <text:p>9</text:p>
          </table:table-cell>
          <table:table-cell table:style-name="ce28" table:formula="of:=([.AU13]/[.$BD13])*100" office:value-type="float" office:value="0.269029946102415" calcext:value-type="float">
            <text:p>0</text:p>
          </table:table-cell>
          <table:table-cell table:style-name="ce28" table:formula="of:=([.AV13]/[.$BD13])*100" office:value-type="float" office:value="0.181972420583746" calcext:value-type="float">
            <text:p>0</text:p>
          </table:table-cell>
          <table:table-cell table:style-name="ce28" table:formula="of:=([.AW13]/[.$BD13])*100" office:value-type="float" office:value="0.0196608781870721" calcext:value-type="float">
            <text:p>0</text:p>
          </table:table-cell>
          <table:table-cell table:style-name="ce28" table:formula="of:=([.AX13]/[.$BD13])*100" office:value-type="float" office:value="0.386139307926857" calcext:value-type="float">
            <text:p>0</text:p>
          </table:table-cell>
          <table:table-cell table:style-name="ce28" table:formula="of:=([.AY13]/[.$BD13])*100" office:value-type="float" office:value="0" calcext:value-type="float">
            <text:p>0</text:p>
          </table:table-cell>
          <table:table-cell table:style-name="ce28" table:formula="of:=([.AZ13]/[.$BD13])*100" office:value-type="float" office:value="0" calcext:value-type="float">
            <text:p>0</text:p>
          </table:table-cell>
          <table:table-cell table:style-name="ce28" table:formula="of:=([.BA13]/[.$BD13])*100" office:value-type="float" office:value="-1.4526807084726" calcext:value-type="float">
            <text:p>-1</text:p>
          </table:table-cell>
          <table:table-cell table:style-name="ce28" table:formula="of:=([.BB13]/[.$BD13])*100" office:value-type="float" office:value="0.738552902872445" calcext:value-type="float">
            <text:p>1</text:p>
          </table:table-cell>
          <table:table-cell table:style-name="ce28" table:formula="of:=([.BC13]/[.$BD13])*100" office:value-type="float" office:value="0" calcext:value-type="float">
            <text:p>0</text:p>
          </table:table-cell>
          <table:table-cell table:style-name="ce60" table:formula="of:=SUM([.A107:.BC107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Gournay-sur-Marne</text:p>
          </table:table-cell>
          <table:table-cell table:style-name="ce28" table:formula="of:=([.B14]/[.$BD14])*100" office:value-type="float" office:value="1.70815394515812" calcext:value-type="float">
            <text:p>2</text:p>
          </table:table-cell>
          <table:table-cell table:style-name="ce28" table:formula="of:=([.C14]/[.$BD14])*100" office:value-type="float" office:value="0.491978956826758" calcext:value-type="float">
            <text:p>0</text:p>
          </table:table-cell>
          <table:table-cell table:style-name="ce28" table:formula="of:=([.D14]/[.$BD14])*100" office:value-type="float" office:value="0.0634977792052319" calcext:value-type="float">
            <text:p>0</text:p>
          </table:table-cell>
          <table:table-cell table:style-name="ce28" table:formula="of:=([.E14]/[.$BD14])*100" office:value-type="float" office:value="0.152986058526766" calcext:value-type="float">
            <text:p>0</text:p>
          </table:table-cell>
          <table:table-cell table:style-name="ce28" table:formula="of:=([.F14]/[.$BD14])*100" office:value-type="float" office:value="0.0264620022532636" calcext:value-type="float">
            <text:p>0</text:p>
          </table:table-cell>
          <table:table-cell table:style-name="ce28" table:formula="of:=([.G14]/[.$BD14])*100" office:value-type="float" office:value="0.921593339472016" calcext:value-type="float">
            <text:p>1</text:p>
          </table:table-cell>
          <table:table-cell table:style-name="ce28" table:formula="of:=([.H14]/[.$BD14])*100" office:value-type="float" office:value="0.286224911572135" calcext:value-type="float">
            <text:p>0</text:p>
          </table:table-cell>
          <table:table-cell table:style-name="ce28" table:formula="of:=([.I14]/[.$BD14])*100" office:value-type="float" office:value="0.00728356879118836" calcext:value-type="float">
            <text:p>0</text:p>
          </table:table-cell>
          <table:table-cell table:style-name="ce28" table:formula="of:=([.J14]/[.$BD14])*100" office:value-type="float" office:value="0.124442001444998" calcext:value-type="float">
            <text:p>0</text:p>
          </table:table-cell>
          <table:table-cell table:style-name="ce28" table:formula="of:=([.K14]/[.$BD14])*100" office:value-type="float" office:value="-0.502629974706283" calcext:value-type="float">
            <text:p>-1</text:p>
          </table:table-cell>
          <table:table-cell table:style-name="ce28" table:formula="of:=([.L14]/[.$BD14])*100" office:value-type="float" office:value="0.145614937503544" calcext:value-type="float">
            <text:p>0</text:p>
          </table:table-cell>
          <table:table-cell table:style-name="ce28" table:formula="of:=([.M14]/[.$BD14])*100" office:value-type="float" office:value="0.428298982572114" calcext:value-type="float">
            <text:p>0</text:p>
          </table:table-cell>
          <table:table-cell table:style-name="ce28" table:formula="of:=([.N14]/[.$BD14])*100" office:value-type="float" office:value="0" calcext:value-type="float">
            <text:p>0</text:p>
          </table:table-cell>
          <table:table-cell table:style-name="ce28" table:formula="of:=([.O14]/[.$BD14])*100" office:value-type="float" office:value="2.73708453445009" calcext:value-type="float">
            <text:p>3</text:p>
          </table:table-cell>
          <table:table-cell table:style-name="ce28" table:formula="of:=([.P14]/[.$BD14])*100" office:value-type="float" office:value="0.225713283516386" calcext:value-type="float">
            <text:p>0</text:p>
          </table:table-cell>
          <table:table-cell table:style-name="ce28" table:formula="of:=([.Q14]/[.$BD14])*100" office:value-type="float" office:value="3.14694633297853" calcext:value-type="float">
            <text:p>3</text:p>
          </table:table-cell>
          <table:table-cell table:style-name="ce28" table:formula="of:=([.R14]/[.$BD14])*100" office:value-type="float" office:value="2.80058231365532" calcext:value-type="float">
            <text:p>3</text:p>
          </table:table-cell>
          <table:table-cell table:style-name="ce28" table:formula="of:=([.S14]/[.$BD14])*100" office:value-type="float" office:value="6.29275136807912" calcext:value-type="float">
            <text:p>6</text:p>
          </table:table-cell>
          <table:table-cell table:style-name="ce28" table:formula="of:=([.T14]/[.$BD14])*100" office:value-type="float" office:value="9.43969770105765" calcext:value-type="float">
            <text:p>9</text:p>
          </table:table-cell>
          <table:table-cell table:style-name="ce28" table:formula="of:=([.U14]/[.$BD14])*100" office:value-type="float" office:value="9.09333368173444" calcext:value-type="float">
            <text:p>9</text:p>
          </table:table-cell>
          <table:table-cell table:style-name="ce28" table:formula="of:=([.V14]/[.$BD14])*100" office:value-type="float" office:value="1.94395000368287" calcext:value-type="float">
            <text:p>2</text:p>
          </table:table-cell>
          <table:table-cell table:style-name="ce28" table:formula="of:=([.W14]/[.$BD14])*100" office:value-type="float" office:value="0.0163284539226254" calcext:value-type="float">
            <text:p>0</text:p>
          </table:table-cell>
          <table:table-cell table:style-name="ce28" table:formula="of:=([.X14]/[.$BD14])*100" office:value-type="float" office:value="0.390340147119221" calcext:value-type="float">
            <text:p>0</text:p>
          </table:table-cell>
          <table:table-cell table:style-name="ce28" table:formula="of:=([.Y14]/[.$BD14])*100" office:value-type="float" office:value="0.0896439235838568" calcext:value-type="float">
            <text:p>0</text:p>
          </table:table-cell>
          <table:table-cell table:style-name="ce28" table:formula="of:=([.Z14]/[.$BD14])*100" office:value-type="float" office:value="5.93714738848631" calcext:value-type="float">
            <text:p>6</text:p>
          </table:table-cell>
          <table:table-cell table:style-name="ce28" table:formula="of:=([.AA14]/[.$BD14])*100" office:value-type="float" office:value="0.00724803493592332" calcext:value-type="float">
            <text:p>0</text:p>
          </table:table-cell>
          <table:table-cell table:style-name="ce28" table:formula="of:=([.AB14]/[.$BD14])*100" office:value-type="float" office:value="5.92989935355039" calcext:value-type="float">
            <text:p>6</text:p>
          </table:table-cell>
          <table:table-cell table:style-name="ce28" table:formula="of:=([.AC14]/[.$BD14])*100" office:value-type="float" office:value="1.09867036827543" calcext:value-type="float">
            <text:p>1</text:p>
          </table:table-cell>
          <table:table-cell table:style-name="ce28" table:formula="of:=([.AD14]/[.$BD14])*100" office:value-type="float" office:value="1.20624913376617" calcext:value-type="float">
            <text:p>1</text:p>
          </table:table-cell>
          <table:table-cell table:style-name="ce28" table:formula="of:=([.AE14]/[.$BD14])*100" office:value-type="float" office:value="0.752306348952219" calcext:value-type="float">
            <text:p>1</text:p>
          </table:table-cell>
          <table:table-cell table:style-name="ce28" table:formula="of:=([.AF14]/[.$BD14])*100" office:value-type="float" office:value="0.270405062410399" calcext:value-type="float">
            <text:p>0</text:p>
          </table:table-cell>
          <table:table-cell table:style-name="ce28" table:formula="of:=([.AG14]/[.$BD14])*100" office:value-type="float" office:value="0.349659859102316" calcext:value-type="float">
            <text:p>0</text:p>
          </table:table-cell>
          <table:table-cell table:style-name="ce28" table:formula="of:=([.AH14]/[.$BD14])*100" office:value-type="float" office:value="-0.256720095739357" calcext:value-type="float">
            <text:p>0</text:p>
          </table:table-cell>
          <table:table-cell table:style-name="ce28" table:formula="of:=([.AI14]/[.$BD14])*100" office:value-type="float" office:value="1.62507793304217" calcext:value-type="float">
            <text:p>2</text:p>
          </table:table-cell>
          <table:table-cell table:style-name="ce28" table:formula="of:=([.AJ14]/[.$BD14])*100" office:value-type="float" office:value="0" calcext:value-type="float">
            <text:p>0</text:p>
          </table:table-cell>
          <table:table-cell table:style-name="ce28" table:formula="of:=([.AK14]/[.$BD14])*100" office:value-type="float" office:value="4.0602831433743" calcext:value-type="float">
            <text:p>4</text:p>
          </table:table-cell>
          <table:table-cell table:style-name="ce28" table:formula="of:=([.AL14]/[.$BD14])*100" office:value-type="float" office:value="5.60150089785371" calcext:value-type="float">
            <text:p>6</text:p>
          </table:table-cell>
          <table:table-cell table:style-name="ce28" table:formula="of:=([.AM14]/[.$BD14])*100" office:value-type="float" office:value="5.31527598628157" calcext:value-type="float">
            <text:p>5</text:p>
          </table:table-cell>
          <table:table-cell table:style-name="ce28" table:formula="of:=([.AN14]/[.$BD14])*100" office:value-type="float" office:value="0.0114968331996296" calcext:value-type="float">
            <text:p>0</text:p>
          </table:table-cell>
          <table:table-cell table:style-name="ce28" table:formula="of:=([.AO14]/[.$BD14])*100" office:value-type="float" office:value="0.00728356879118836" calcext:value-type="float">
            <text:p>0</text:p>
          </table:table-cell>
          <table:table-cell table:style-name="ce28" table:formula="of:=([.AP14]/[.$BD14])*100" office:value-type="float" office:value="1.28892589425746" calcext:value-type="float">
            <text:p>1</text:p>
          </table:table-cell>
          <table:table-cell table:style-name="ce28" table:formula="of:=([.AQ14]/[.$BD14])*100" office:value-type="float" office:value="1.1992819706736" calcext:value-type="float">
            <text:p>1</text:p>
          </table:table-cell>
          <table:table-cell table:style-name="ce28" table:formula="of:=([.AR14]/[.$BD14])*100" office:value-type="float" office:value="7.39142173635455" calcext:value-type="float">
            <text:p>7</text:p>
          </table:table-cell>
          <table:table-cell table:style-name="ce28" table:formula="of:=([.AS14]/[.$BD14])*100" office:value-type="float" office:value="8.68034763061201" calcext:value-type="float">
            <text:p>9</text:p>
          </table:table-cell>
          <table:table-cell table:style-name="ce28" table:formula="of:=([.AT14]/[.$BD14])*100" office:value-type="float" office:value="8.59070370702815" calcext:value-type="float">
            <text:p>9</text:p>
          </table:table-cell>
          <table:table-cell table:style-name="ce28" table:formula="of:=([.AU14]/[.$BD14])*100" office:value-type="float" office:value="0.346364019323213" calcext:value-type="float">
            <text:p>0</text:p>
          </table:table-cell>
          <table:table-cell table:style-name="ce28" table:formula="of:=([.AV14]/[.$BD14])*100" office:value-type="float" office:value="0.0790631890305294" calcext:value-type="float">
            <text:p>0</text:p>
          </table:table-cell>
          <table:table-cell table:style-name="ce28" table:formula="of:=([.AW14]/[.$BD14])*100" office:value-type="float" office:value="0" calcext:value-type="float">
            <text:p>0</text:p>
          </table:table-cell>
          <table:table-cell table:style-name="ce28" table:formula="of:=([.AX14]/[.$BD14])*100" office:value-type="float" office:value="0.504379643561739" calcext:value-type="float">
            <text:p>1</text:p>
          </table:table-cell>
          <table:table-cell table:style-name="ce28" table:formula="of:=([.AY14]/[.$BD14])*100" office:value-type="float" office:value="0" calcext:value-type="float">
            <text:p>0</text:p>
          </table:table-cell>
          <table:table-cell table:style-name="ce28" table:formula="of:=([.AZ14]/[.$BD14])*100" office:value-type="float" office:value="0" calcext:value-type="float">
            <text:p>0</text:p>
          </table:table-cell>
          <table:table-cell table:style-name="ce28" table:formula="of:=([.BA14]/[.$BD14])*100" office:value-type="float" office:value="-0.75935007044564" calcext:value-type="float">
            <text:p>-1</text:p>
          </table:table-cell>
          <table:table-cell table:style-name="ce28" table:formula="of:=([.BB14]/[.$BD14])*100" office:value-type="float" office:value="0.732800210921992" calcext:value-type="float">
            <text:p>1</text:p>
          </table:table-cell>
          <table:table-cell table:style-name="ce28" table:formula="of:=([.BC14]/[.$BD14])*100" office:value-type="float" office:value="0" calcext:value-type="float">
            <text:p>0</text:p>
          </table:table-cell>
          <table:table-cell table:style-name="ce60" table:formula="of:=SUM([.A108:.BC108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L'Île-Saint-Denis</text:p>
          </table:table-cell>
          <table:table-cell table:style-name="ce28" table:formula="of:=([.B15]/[.$BD15])*100" office:value-type="float" office:value="2.1910461985511" calcext:value-type="float">
            <text:p>2</text:p>
          </table:table-cell>
          <table:table-cell table:style-name="ce28" table:formula="of:=([.C15]/[.$BD15])*100" office:value-type="float" office:value="0.351343062513155" calcext:value-type="float">
            <text:p>0</text:p>
          </table:table-cell>
          <table:table-cell table:style-name="ce28" table:formula="of:=([.D15]/[.$BD15])*100" office:value-type="float" office:value="0" calcext:value-type="float">
            <text:p>0</text:p>
          </table:table-cell>
          <table:table-cell table:style-name="ce28" table:formula="of:=([.E15]/[.$BD15])*100" office:value-type="float" office:value="0.165539297079006" calcext:value-type="float">
            <text:p>0</text:p>
          </table:table-cell>
          <table:table-cell table:style-name="ce28" table:formula="of:=([.F15]/[.$BD15])*100" office:value-type="float" office:value="0.0000780958649533838" calcext:value-type="float">
            <text:p>0</text:p>
          </table:table-cell>
          <table:table-cell table:style-name="ce28" table:formula="of:=([.G15]/[.$BD15])*100" office:value-type="float" office:value="1.22463934495304" calcext:value-type="float">
            <text:p>1</text:p>
          </table:table-cell>
          <table:table-cell table:style-name="ce28" table:formula="of:=([.H15]/[.$BD15])*100" office:value-type="float" office:value="0.134796821510849" calcext:value-type="float">
            <text:p>0</text:p>
          </table:table-cell>
          <table:table-cell table:style-name="ce28" table:formula="of:=([.I15]/[.$BD15])*100" office:value-type="float" office:value="0.397666060805574" calcext:value-type="float">
            <text:p>0</text:p>
          </table:table-cell>
          <table:table-cell table:style-name="ce28" table:formula="of:=([.J15]/[.$BD15])*100" office:value-type="float" office:value="1.26444148225658" calcext:value-type="float">
            <text:p>1</text:p>
          </table:table-cell>
          <table:table-cell table:style-name="ce28" table:formula="of:=([.K15]/[.$BD15])*100" office:value-type="float" office:value="-0.064329648115553" calcext:value-type="float">
            <text:p>0</text:p>
          </table:table-cell>
          <table:table-cell table:style-name="ce28" table:formula="of:=([.L15]/[.$BD15])*100" office:value-type="float" office:value="0.106182118090498" calcext:value-type="float">
            <text:p>0</text:p>
          </table:table-cell>
          <table:table-cell table:style-name="ce28" table:formula="of:=([.M15]/[.$BD15])*100" office:value-type="float" office:value="1.28267906586442" calcext:value-type="float">
            <text:p>1</text:p>
          </table:table-cell>
          <table:table-cell table:style-name="ce28" table:formula="of:=([.N15]/[.$BD15])*100" office:value-type="float" office:value="0" calcext:value-type="float">
            <text:p>0</text:p>
          </table:table-cell>
          <table:table-cell table:style-name="ce28" table:formula="of:=([.O15]/[.$BD15])*100" office:value-type="float" office:value="2.17478275383918" calcext:value-type="float">
            <text:p>2</text:p>
          </table:table-cell>
          <table:table-cell table:style-name="ce28" table:formula="of:=([.P15]/[.$BD15])*100" office:value-type="float" office:value="0.539413941324584" calcext:value-type="float">
            <text:p>1</text:p>
          </table:table-cell>
          <table:table-cell table:style-name="ce28" table:formula="of:=([.Q15]/[.$BD15])*100" office:value-type="float" office:value="2.42005753616069" calcext:value-type="float">
            <text:p>2</text:p>
          </table:table-cell>
          <table:table-cell table:style-name="ce28" table:formula="of:=([.R15]/[.$BD15])*100" office:value-type="float" office:value="2.17489659173803" calcext:value-type="float">
            <text:p>2</text:p>
          </table:table-cell>
          <table:table-cell table:style-name="ce28" table:formula="of:=([.S15]/[.$BD15])*100" office:value-type="float" office:value="6.91339761266791" calcext:value-type="float">
            <text:p>7</text:p>
          </table:table-cell>
          <table:table-cell table:style-name="ce28" table:formula="of:=([.T15]/[.$BD15])*100" office:value-type="float" office:value="9.3334551488286" calcext:value-type="float">
            <text:p>9</text:p>
          </table:table-cell>
          <table:table-cell table:style-name="ce28" table:formula="of:=([.U15]/[.$BD15])*100" office:value-type="float" office:value="9.08829420440594" calcext:value-type="float">
            <text:p>9</text:p>
          </table:table-cell>
          <table:table-cell table:style-name="ce28" table:formula="of:=([.V15]/[.$BD15])*100" office:value-type="float" office:value="3.78369601716194" calcext:value-type="float">
            <text:p>4</text:p>
          </table:table-cell>
          <table:table-cell table:style-name="ce28" table:formula="of:=([.W15]/[.$BD15])*100" office:value-type="float" office:value="0" calcext:value-type="float">
            <text:p>0</text:p>
          </table:table-cell>
          <table:table-cell table:style-name="ce28" table:formula="of:=([.X15]/[.$BD15])*100" office:value-type="float" office:value="1.14807341632335" calcext:value-type="float">
            <text:p>1</text:p>
          </table:table-cell>
          <table:table-cell table:style-name="ce28" table:formula="of:=([.Y15]/[.$BD15])*100" office:value-type="float" office:value="0" calcext:value-type="float">
            <text:p>0</text:p>
          </table:table-cell>
          <table:table-cell table:style-name="ce28" table:formula="of:=([.Z15]/[.$BD15])*100" office:value-type="float" office:value="4.18015313002225" calcext:value-type="float">
            <text:p>4</text:p>
          </table:table-cell>
          <table:table-cell table:style-name="ce28" table:formula="of:=([.AA15]/[.$BD15])*100" office:value-type="float" office:value="0.00546892406143678" calcext:value-type="float">
            <text:p>0</text:p>
          </table:table-cell>
          <table:table-cell table:style-name="ce28" table:formula="of:=([.AB15]/[.$BD15])*100" office:value-type="float" office:value="4.17468420596081" calcext:value-type="float">
            <text:p>4</text:p>
          </table:table-cell>
          <table:table-cell table:style-name="ce28" table:formula="of:=([.AC15]/[.$BD15])*100" office:value-type="float" office:value="0.422225782568521" calcext:value-type="float">
            <text:p>0</text:p>
          </table:table-cell>
          <table:table-cell table:style-name="ce28" table:formula="of:=([.AD15]/[.$BD15])*100" office:value-type="float" office:value="0.541184959104275" calcext:value-type="float">
            <text:p>1</text:p>
          </table:table-cell>
          <table:table-cell table:style-name="ce28" table:formula="of:=([.AE15]/[.$BD15])*100" office:value-type="float" office:value="0.177064838145865" calcext:value-type="float">
            <text:p>0</text:p>
          </table:table-cell>
          <table:table-cell table:style-name="ce28" table:formula="of:=([.AF15]/[.$BD15])*100" office:value-type="float" office:value="0.0660357552953434" calcext:value-type="float">
            <text:p>0</text:p>
          </table:table-cell>
          <table:table-cell table:style-name="ce28" table:formula="of:=([.AG15]/[.$BD15])*100" office:value-type="float" office:value="0.00687196179131923" calcext:value-type="float">
            <text:p>0</text:p>
          </table:table-cell>
          <table:table-cell table:style-name="ce28" table:formula="of:=([.AH15]/[.$BD15])*100" office:value-type="float" office:value="-0.245160944422657" calcext:value-type="float">
            <text:p>0</text:p>
          </table:table-cell>
          <table:table-cell table:style-name="ce28" table:formula="of:=([.AI15]/[.$BD15])*100" office:value-type="float" office:value="4.10116766213505" calcext:value-type="float">
            <text:p>4</text:p>
          </table:table-cell>
          <table:table-cell table:style-name="ce28" table:formula="of:=([.AJ15]/[.$BD15])*100" office:value-type="float" office:value="0" calcext:value-type="float">
            <text:p>0</text:p>
          </table:table-cell>
          <table:table-cell table:style-name="ce28" table:formula="of:=([.AK15]/[.$BD15])*100" office:value-type="float" office:value="3.91121605762272" calcext:value-type="float">
            <text:p>4</text:p>
          </table:table-cell>
          <table:table-cell table:style-name="ce28" table:formula="of:=([.AL15]/[.$BD15])*100" office:value-type="float" office:value="3.94958387093882" calcext:value-type="float">
            <text:p>4</text:p>
          </table:table-cell>
          <table:table-cell table:style-name="ce28" table:formula="of:=([.AM15]/[.$BD15])*100" office:value-type="float" office:value="3.81478704942797" calcext:value-type="float">
            <text:p>4</text:p>
          </table:table-cell>
          <table:table-cell table:style-name="ce28" table:formula="of:=([.AN15]/[.$BD15])*100" office:value-type="float" office:value="0.13452755367611" calcext:value-type="float">
            <text:p>0</text:p>
          </table:table-cell>
          <table:table-cell table:style-name="ce28" table:formula="of:=([.AO15]/[.$BD15])*100" office:value-type="float" office:value="0.388083746087368" calcext:value-type="float">
            <text:p>0</text:p>
          </table:table-cell>
          <table:table-cell table:style-name="ce28" table:formula="of:=([.AP15]/[.$BD15])*100" office:value-type="float" office:value="1.68834116105396" calcext:value-type="float">
            <text:p>2</text:p>
          </table:table-cell>
          <table:table-cell table:style-name="ce28" table:formula="of:=([.AQ15]/[.$BD15])*100" office:value-type="float" office:value="1.68834116105396" calcext:value-type="float">
            <text:p>2</text:p>
          </table:table-cell>
          <table:table-cell table:style-name="ce28" table:formula="of:=([.AR15]/[.$BD15])*100" office:value-type="float" office:value="7.33562339523643" calcext:value-type="float">
            <text:p>7</text:p>
          </table:table-cell>
          <table:table-cell table:style-name="ce28" table:formula="of:=([.AS15]/[.$BD15])*100" office:value-type="float" office:value="9.02396455629039" calcext:value-type="float">
            <text:p>9</text:p>
          </table:table-cell>
          <table:table-cell table:style-name="ce28" table:formula="of:=([.AT15]/[.$BD15])*100" office:value-type="float" office:value="9.02396455629039" calcext:value-type="float">
            <text:p>9</text:p>
          </table:table-cell>
          <table:table-cell table:style-name="ce28" table:formula="of:=([.AU15]/[.$BD15])*100" office:value-type="float" office:value="0.245160944422657" calcext:value-type="float">
            <text:p>0</text:p>
          </table:table-cell>
          <table:table-cell table:style-name="ce28" table:formula="of:=([.AV15]/[.$BD15])*100" office:value-type="float" office:value="0.207018329875912" calcext:value-type="float">
            <text:p>0</text:p>
          </table:table-cell>
          <table:table-cell table:style-name="ce28" table:formula="of:=([.AW15]/[.$BD15])*100" office:value-type="float" office:value="0.000113837898852294" calcext:value-type="float">
            <text:p>0</text:p>
          </table:table-cell>
          <table:table-cell table:style-name="ce28" table:formula="of:=([.AX15]/[.$BD15])*100" office:value-type="float" office:value="0.477428036357114" calcext:value-type="float">
            <text:p>0</text:p>
          </table:table-cell>
          <table:table-cell table:style-name="ce28" table:formula="of:=([.AY15]/[.$BD15])*100" office:value-type="float" office:value="0" calcext:value-type="float">
            <text:p>0</text:p>
          </table:table-cell>
          <table:table-cell table:style-name="ce28" table:formula="of:=([.AZ15]/[.$BD15])*100" office:value-type="float" office:value="0" calcext:value-type="float">
            <text:p>0</text:p>
          </table:table-cell>
          <table:table-cell table:style-name="ce28" table:formula="of:=([.BA15]/[.$BD15])*100" office:value-type="float" office:value="-0.309490592538209" calcext:value-type="float">
            <text:p>0</text:p>
          </table:table-cell>
          <table:table-cell table:style-name="ce28" table:formula="of:=([.BB15]/[.$BD15])*100" office:value-type="float" office:value="0.361490939819502" calcext:value-type="float">
            <text:p>0</text:p>
          </table:table-cell>
          <table:table-cell table:style-name="ce28" table:formula="of:=([.BC15]/[.$BD15])*100" office:value-type="float" office:value="0" calcext:value-type="float">
            <text:p>0</text:p>
          </table:table-cell>
          <table:table-cell table:style-name="ce60" table:formula="of:=SUM([.A109:.BC109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La Courneuve</text:p>
          </table:table-cell>
          <table:table-cell table:style-name="ce28" table:formula="of:=([.B16]/[.$BD16])*100" office:value-type="float" office:value="1.44821641798587" calcext:value-type="float">
            <text:p>1</text:p>
          </table:table-cell>
          <table:table-cell table:style-name="ce28" table:formula="of:=([.C16]/[.$BD16])*100" office:value-type="float" office:value="0.686122911226443" calcext:value-type="float">
            <text:p>1</text:p>
          </table:table-cell>
          <table:table-cell table:style-name="ce28" table:formula="of:=([.D16]/[.$BD16])*100" office:value-type="float" office:value="0.158989070051353" calcext:value-type="float">
            <text:p>0</text:p>
          </table:table-cell>
          <table:table-cell table:style-name="ce28" table:formula="of:=([.E16]/[.$BD16])*100" office:value-type="float" office:value="0.0782581502944881" calcext:value-type="float">
            <text:p>0</text:p>
          </table:table-cell>
          <table:table-cell table:style-name="ce28" table:formula="of:=([.F16]/[.$BD16])*100" office:value-type="float" office:value="0.00000343822455454314" calcext:value-type="float">
            <text:p>0</text:p>
          </table:table-cell>
          <table:table-cell table:style-name="ce28" table:formula="of:=([.G16]/[.$BD16])*100" office:value-type="float" office:value="0.397034913010475" calcext:value-type="float">
            <text:p>0</text:p>
          </table:table-cell>
          <table:table-cell table:style-name="ce28" table:formula="of:=([.H16]/[.$BD16])*100" office:value-type="float" office:value="0.114307866803006" calcext:value-type="float">
            <text:p>0</text:p>
          </table:table-cell>
          <table:table-cell table:style-name="ce28" table:formula="of:=([.I16]/[.$BD16])*100" office:value-type="float" office:value="0.56580776702099" calcext:value-type="float">
            <text:p>1</text:p>
          </table:table-cell>
          <table:table-cell table:style-name="ce28" table:formula="of:=([.J16]/[.$BD16])*100" office:value-type="float" office:value="0.106101723641445" calcext:value-type="float">
            <text:p>0</text:p>
          </table:table-cell>
          <table:table-cell table:style-name="ce28" table:formula="of:=([.K16]/[.$BD16])*100" office:value-type="float" office:value="-0.336888220432589" calcext:value-type="float">
            <text:p>0</text:p>
          </table:table-cell>
          <table:table-cell table:style-name="ce28" table:formula="of:=([.L16]/[.$BD16])*100" office:value-type="float" office:value="0.192275773641348" calcext:value-type="float">
            <text:p>0</text:p>
          </table:table-cell>
          <table:table-cell table:style-name="ce28" table:formula="of:=([.M16]/[.$BD16])*100" office:value-type="float" office:value="2.15199096941912" calcext:value-type="float">
            <text:p>2</text:p>
          </table:table-cell>
          <table:table-cell table:style-name="ce28" table:formula="of:=([.N16]/[.$BD16])*100" office:value-type="float" office:value="0" calcext:value-type="float">
            <text:p>0</text:p>
          </table:table-cell>
          <table:table-cell table:style-name="ce28" table:formula="of:=([.O16]/[.$BD16])*100" office:value-type="float" office:value="2.01493034791659" calcext:value-type="float">
            <text:p>2</text:p>
          </table:table-cell>
          <table:table-cell table:style-name="ce28" table:formula="of:=([.P16]/[.$BD16])*100" office:value-type="float" office:value="0.527965685223816" calcext:value-type="float">
            <text:p>1</text:p>
          </table:table-cell>
          <table:table-cell table:style-name="ce28" table:formula="of:=([.Q16]/[.$BD16])*100" office:value-type="float" office:value="2.72331025460678" calcext:value-type="float">
            <text:p>3</text:p>
          </table:table-cell>
          <table:table-cell table:style-name="ce28" table:formula="of:=([.R16]/[.$BD16])*100" office:value-type="float" office:value="2.22946311702169" calcext:value-type="float">
            <text:p>2</text:p>
          </table:table-cell>
          <table:table-cell table:style-name="ce28" table:formula="of:=([.S16]/[.$BD16])*100" office:value-type="float" office:value="6.26856033379306" calcext:value-type="float">
            <text:p>6</text:p>
          </table:table-cell>
          <table:table-cell table:style-name="ce28" table:formula="of:=([.T16]/[.$BD16])*100" office:value-type="float" office:value="8.99187058839984" calcext:value-type="float">
            <text:p>9</text:p>
          </table:table-cell>
          <table:table-cell table:style-name="ce28" table:formula="of:=([.U16]/[.$BD16])*100" office:value-type="float" office:value="8.49802345081474" calcext:value-type="float">
            <text:p>8</text:p>
          </table:table-cell>
          <table:table-cell table:style-name="ce28" table:formula="of:=([.V16]/[.$BD16])*100" office:value-type="float" office:value="0.425942777307543" calcext:value-type="float">
            <text:p>0</text:p>
          </table:table-cell>
          <table:table-cell table:style-name="ce28" table:formula="of:=([.W16]/[.$BD16])*100" office:value-type="float" office:value="0" calcext:value-type="float">
            <text:p>0</text:p>
          </table:table-cell>
          <table:table-cell table:style-name="ce28" table:formula="of:=([.X16]/[.$BD16])*100" office:value-type="float" office:value="1.64032920914121" calcext:value-type="float">
            <text:p>2</text:p>
          </table:table-cell>
          <table:table-cell table:style-name="ce28" table:formula="of:=([.Y16]/[.$BD16])*100" office:value-type="float" office:value="1.56521079721107" calcext:value-type="float">
            <text:p>2</text:p>
          </table:table-cell>
          <table:table-cell table:style-name="ce28" table:formula="of:=([.Z16]/[.$BD16])*100" office:value-type="float" office:value="6.01115349390272" calcext:value-type="float">
            <text:p>6</text:p>
          </table:table-cell>
          <table:table-cell table:style-name="ce28" table:formula="of:=([.AA16]/[.$BD16])*100" office:value-type="float" office:value="0.000213255059370644" calcext:value-type="float">
            <text:p>0</text:p>
          </table:table-cell>
          <table:table-cell table:style-name="ce28" table:formula="of:=([.AB16]/[.$BD16])*100" office:value-type="float" office:value="6.01094023884335" calcext:value-type="float">
            <text:p>6</text:p>
          </table:table-cell>
          <table:table-cell table:style-name="ce28" table:formula="of:=([.AC16]/[.$BD16])*100" office:value-type="float" office:value="0.650488096735669" calcext:value-type="float">
            <text:p>1</text:p>
          </table:table-cell>
          <table:table-cell table:style-name="ce28" table:formula="of:=([.AD16]/[.$BD16])*100" office:value-type="float" office:value="0.843561179915968" calcext:value-type="float">
            <text:p>1</text:p>
          </table:table-cell>
          <table:table-cell table:style-name="ce28" table:formula="of:=([.AE16]/[.$BD16])*100" office:value-type="float" office:value="0.156640959150574" calcext:value-type="float">
            <text:p>0</text:p>
          </table:table-cell>
          <table:table-cell table:style-name="ce28" table:formula="of:=([.AF16]/[.$BD16])*100" office:value-type="float" office:value="0.279244119821967" calcext:value-type="float">
            <text:p>0</text:p>
          </table:table-cell>
          <table:table-cell table:style-name="ce28" table:formula="of:=([.AG16]/[.$BD16])*100" office:value-type="float" office:value="0.836913619145852" calcext:value-type="float">
            <text:p>1</text:p>
          </table:table-cell>
          <table:table-cell table:style-name="ce28" table:formula="of:=([.AH16]/[.$BD16])*100" office:value-type="float" office:value="1.07136365962597" calcext:value-type="float">
            <text:p>1</text:p>
          </table:table-cell>
          <table:table-cell table:style-name="ce28" table:formula="of:=([.AI16]/[.$BD16])*100" office:value-type="float" office:value="0.342552860748427" calcext:value-type="float">
            <text:p>0</text:p>
          </table:table-cell>
          <table:table-cell table:style-name="ce28" table:formula="of:=([.AJ16]/[.$BD16])*100" office:value-type="float" office:value="0" calcext:value-type="float">
            <text:p>0</text:p>
          </table:table-cell>
          <table:table-cell table:style-name="ce28" table:formula="of:=([.AK16]/[.$BD16])*100" office:value-type="float" office:value="4.02184430664753" calcext:value-type="float">
            <text:p>4</text:p>
          </table:table-cell>
          <table:table-cell table:style-name="ce28" table:formula="of:=([.AL16]/[.$BD16])*100" office:value-type="float" office:value="3.70274140213655" calcext:value-type="float">
            <text:p>4</text:p>
          </table:table-cell>
          <table:table-cell table:style-name="ce28" table:formula="of:=([.AM16]/[.$BD16])*100" office:value-type="float" office:value="3.58843353533354" calcext:value-type="float">
            <text:p>4</text:p>
          </table:table-cell>
          <table:table-cell table:style-name="ce28" table:formula="of:=([.AN16]/[.$BD16])*100" office:value-type="float" office:value="0.51165832205335" calcext:value-type="float">
            <text:p>1</text:p>
          </table:table-cell>
          <table:table-cell table:style-name="ce28" table:formula="of:=([.AO16]/[.$BD16])*100" office:value-type="float" office:value="0.345844705348436" calcext:value-type="float">
            <text:p>0</text:p>
          </table:table-cell>
          <table:table-cell table:style-name="ce28" table:formula="of:=([.AP16]/[.$BD16])*100" office:value-type="float" office:value="2.8072975970645" calcext:value-type="float">
            <text:p>3</text:p>
          </table:table-cell>
          <table:table-cell table:style-name="ce28" table:formula="of:=([.AQ16]/[.$BD16])*100" office:value-type="float" office:value="1.24208679985343" calcext:value-type="float">
            <text:p>1</text:p>
          </table:table-cell>
          <table:table-cell table:style-name="ce28" table:formula="of:=([.AR16]/[.$BD16])*100" office:value-type="float" office:value="6.91904843052872" calcext:value-type="float">
            <text:p>7</text:p>
          </table:table-cell>
          <table:table-cell table:style-name="ce28" table:formula="of:=([.AS16]/[.$BD16])*100" office:value-type="float" office:value="9.72634602759322" calcext:value-type="float">
            <text:p>10</text:p>
          </table:table-cell>
          <table:table-cell table:style-name="ce28" table:formula="of:=([.AT16]/[.$BD16])*100" office:value-type="float" office:value="8.16113523038216" calcext:value-type="float">
            <text:p>8</text:p>
          </table:table-cell>
          <table:table-cell table:style-name="ce28" table:formula="of:=([.AU16]/[.$BD16])*100" office:value-type="float" office:value="0.493847137585094" calcext:value-type="float">
            <text:p>0</text:p>
          </table:table-cell>
          <table:table-cell table:style-name="ce28" table:formula="of:=([.AV16]/[.$BD16])*100" office:value-type="float" office:value="0.0805842066219987" calcext:value-type="float">
            <text:p>0</text:p>
          </table:table-cell>
          <table:table-cell table:style-name="ce28" table:formula="of:=([.AW16]/[.$BD16])*100" office:value-type="float" office:value="0.0555436990537504" calcext:value-type="float">
            <text:p>0</text:p>
          </table:table-cell>
          <table:table-cell table:style-name="ce28" table:formula="of:=([.AX16]/[.$BD16])*100" office:value-type="float" office:value="0.619030061992502" calcext:value-type="float">
            <text:p>1</text:p>
          </table:table-cell>
          <table:table-cell table:style-name="ce28" table:formula="of:=([.AY16]/[.$BD16])*100" office:value-type="float" office:value="0" calcext:value-type="float">
            <text:p>0</text:p>
          </table:table-cell>
          <table:table-cell table:style-name="ce28" table:formula="of:=([.AZ16]/[.$BD16])*100" office:value-type="float" office:value="0" calcext:value-type="float">
            <text:p>0</text:p>
          </table:table-cell>
          <table:table-cell table:style-name="ce28" table:formula="of:=([.BA16]/[.$BD16])*100" office:value-type="float" office:value="0.734475439193382" calcext:value-type="float">
            <text:p>1</text:p>
          </table:table-cell>
          <table:table-cell table:style-name="ce28" table:formula="of:=([.BB16]/[.$BD16])*100" office:value-type="float" office:value="0.339184273339112" calcext:value-type="float">
            <text:p>0</text:p>
          </table:table-cell>
          <table:table-cell table:style-name="ce28" table:formula="of:=([.BC16]/[.$BD16])*100" office:value-type="float" office:value="0" calcext:value-type="float">
            <text:p>0</text:p>
          </table:table-cell>
          <table:table-cell table:style-name="ce60" table:formula="of:=SUM([.A110:.BC110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Le Blanc-Mesnil</text:p>
          </table:table-cell>
          <table:table-cell table:style-name="ce28" table:formula="of:=([.B17]/[.$BD17])*100" office:value-type="float" office:value="1.72776146450839" calcext:value-type="float">
            <text:p>2</text:p>
          </table:table-cell>
          <table:table-cell table:style-name="ce28" table:formula="of:=([.C17]/[.$BD17])*100" office:value-type="float" office:value="0.727860490029796" calcext:value-type="float">
            <text:p>1</text:p>
          </table:table-cell>
          <table:table-cell table:style-name="ce28" table:formula="of:=([.D17]/[.$BD17])*100" office:value-type="float" office:value="0.0127754919149972" calcext:value-type="float">
            <text:p>0</text:p>
          </table:table-cell>
          <table:table-cell table:style-name="ce28" table:formula="of:=([.E17]/[.$BD17])*100" office:value-type="float" office:value="0.105485649963587" calcext:value-type="float">
            <text:p>0</text:p>
          </table:table-cell>
          <table:table-cell table:style-name="ce28" table:formula="of:=([.F17]/[.$BD17])*100" office:value-type="float" office:value="0.0340029124863149" calcext:value-type="float">
            <text:p>0</text:p>
          </table:table-cell>
          <table:table-cell table:style-name="ce28" table:formula="of:=([.G17]/[.$BD17])*100" office:value-type="float" office:value="0.645552693639524" calcext:value-type="float">
            <text:p>1</text:p>
          </table:table-cell>
          <table:table-cell table:style-name="ce28" table:formula="of:=([.H17]/[.$BD17])*100" office:value-type="float" office:value="0.174998312741673" calcext:value-type="float">
            <text:p>0</text:p>
          </table:table-cell>
          <table:table-cell table:style-name="ce28" table:formula="of:=([.I17]/[.$BD17])*100" office:value-type="float" office:value="0.117533116914387" calcext:value-type="float">
            <text:p>0</text:p>
          </table:table-cell>
          <table:table-cell table:style-name="ce28" table:formula="of:=([.J17]/[.$BD17])*100" office:value-type="float" office:value="0.0932711185864677" calcext:value-type="float">
            <text:p>0</text:p>
          </table:table-cell>
          <table:table-cell table:style-name="ce28" table:formula="of:=([.K17]/[.$BD17])*100" office:value-type="float" office:value="0.141155708425487" calcext:value-type="float">
            <text:p>0</text:p>
          </table:table-cell>
          <table:table-cell table:style-name="ce28" table:formula="of:=([.L17]/[.$BD17])*100" office:value-type="float" office:value="0.13007755930091" calcext:value-type="float">
            <text:p>0</text:p>
          </table:table-cell>
          <table:table-cell table:style-name="ce28" table:formula="of:=([.M17]/[.$BD17])*100" office:value-type="float" office:value="1.42702678869135" calcext:value-type="float">
            <text:p>1</text:p>
          </table:table-cell>
          <table:table-cell table:style-name="ce28" table:formula="of:=([.N17]/[.$BD17])*100" office:value-type="float" office:value="0" calcext:value-type="float">
            <text:p>0</text:p>
          </table:table-cell>
          <table:table-cell table:style-name="ce28" table:formula="of:=([.O17]/[.$BD17])*100" office:value-type="float" office:value="2.19135174273213" calcext:value-type="float">
            <text:p>2</text:p>
          </table:table-cell>
          <table:table-cell table:style-name="ce28" table:formula="of:=([.P17]/[.$BD17])*100" office:value-type="float" office:value="0.443266583812607" calcext:value-type="float">
            <text:p>0</text:p>
          </table:table-cell>
          <table:table-cell table:style-name="ce28" table:formula="of:=([.Q17]/[.$BD17])*100" office:value-type="float" office:value="2.86658005960422" calcext:value-type="float">
            <text:p>3</text:p>
          </table:table-cell>
          <table:table-cell table:style-name="ce28" table:formula="of:=([.R17]/[.$BD17])*100" office:value-type="float" office:value="2.26879712887534" calcext:value-type="float">
            <text:p>2</text:p>
          </table:table-cell>
          <table:table-cell table:style-name="ce28" table:formula="of:=([.S17]/[.$BD17])*100" office:value-type="float" office:value="6.12065540774768" calcext:value-type="float">
            <text:p>6</text:p>
          </table:table-cell>
          <table:table-cell table:style-name="ce28" table:formula="of:=([.T17]/[.$BD17])*100" office:value-type="float" office:value="8.98723546735191" calcext:value-type="float">
            <text:p>9</text:p>
          </table:table-cell>
          <table:table-cell table:style-name="ce28" table:formula="of:=([.U17]/[.$BD17])*100" office:value-type="float" office:value="8.38945253662302" calcext:value-type="float">
            <text:p>8</text:p>
          </table:table-cell>
          <table:table-cell table:style-name="ce28" table:formula="of:=([.V17]/[.$BD17])*100" office:value-type="float" office:value="1.31008451174048" calcext:value-type="float">
            <text:p>1</text:p>
          </table:table-cell>
          <table:table-cell table:style-name="ce28" table:formula="of:=([.W17]/[.$BD17])*100" office:value-type="float" office:value="0" calcext:value-type="float">
            <text:p>0</text:p>
          </table:table-cell>
          <table:table-cell table:style-name="ce28" table:formula="of:=([.X17]/[.$BD17])*100" office:value-type="float" office:value="1.31305222126786" calcext:value-type="float">
            <text:p>1</text:p>
          </table:table-cell>
          <table:table-cell table:style-name="ce28" table:formula="of:=([.Y17]/[.$BD17])*100" office:value-type="float" office:value="0.282192442843845" calcext:value-type="float">
            <text:p>0</text:p>
          </table:table-cell>
          <table:table-cell table:style-name="ce28" table:formula="of:=([.Z17]/[.$BD17])*100" office:value-type="float" office:value="5.89983083648413" calcext:value-type="float">
            <text:p>6</text:p>
          </table:table-cell>
          <table:table-cell table:style-name="ce28" table:formula="of:=([.AA17]/[.$BD17])*100" office:value-type="float" office:value="0.0140017926998041" calcext:value-type="float">
            <text:p>0</text:p>
          </table:table-cell>
          <table:table-cell table:style-name="ce28" table:formula="of:=([.AB17]/[.$BD17])*100" office:value-type="float" office:value="5.87146595637881" calcext:value-type="float">
            <text:p>6</text:p>
          </table:table-cell>
          <table:table-cell table:style-name="ce28" table:formula="of:=([.AC17]/[.$BD17])*100" office:value-type="float" office:value="1.49374873651655" calcext:value-type="float">
            <text:p>1</text:p>
          </table:table-cell>
          <table:table-cell table:style-name="ce28" table:formula="of:=([.AD17]/[.$BD17])*100" office:value-type="float" office:value="1.63239270388551" calcext:value-type="float">
            <text:p>2</text:p>
          </table:table-cell>
          <table:table-cell table:style-name="ce28" table:formula="of:=([.AE17]/[.$BD17])*100" office:value-type="float" office:value="0.895965805787668" calcext:value-type="float">
            <text:p>1</text:p>
          </table:table-cell>
          <table:table-cell table:style-name="ce28" table:formula="of:=([.AF17]/[.$BD17])*100" office:value-type="float" office:value="0.153118290230361" calcext:value-type="float">
            <text:p>0</text:p>
          </table:table-cell>
          <table:table-cell table:style-name="ce28" table:formula="of:=([.AG17]/[.$BD17])*100" office:value-type="float" office:value="1.35995751058459" calcext:value-type="float">
            <text:p>1</text:p>
          </table:table-cell>
          <table:table-cell table:style-name="ce28" table:formula="of:=([.AH17]/[.$BD17])*100" office:value-type="float" office:value="-0.31559048788504" calcext:value-type="float">
            <text:p>0</text:p>
          </table:table-cell>
          <table:table-cell table:style-name="ce28" table:formula="of:=([.AI17]/[.$BD17])*100" office:value-type="float" office:value="0.557237840018969" calcext:value-type="float">
            <text:p>1</text:p>
          </table:table-cell>
          <table:table-cell table:style-name="ce28" table:formula="of:=([.AJ17]/[.$BD17])*100" office:value-type="float" office:value="0" calcext:value-type="float">
            <text:p>0</text:p>
          </table:table-cell>
          <table:table-cell table:style-name="ce28" table:formula="of:=([.AK17]/[.$BD17])*100" office:value-type="float" office:value="3.71406415016218" calcext:value-type="float">
            <text:p>4</text:p>
          </table:table-cell>
          <table:table-cell table:style-name="ce28" table:formula="of:=([.AL17]/[.$BD17])*100" office:value-type="float" office:value="5.44879547869434" calcext:value-type="float">
            <text:p>5</text:p>
          </table:table-cell>
          <table:table-cell table:style-name="ce28" table:formula="of:=([.AM17]/[.$BD17])*100" office:value-type="float" office:value="5.27379716595267" calcext:value-type="float">
            <text:p>5</text:p>
          </table:table-cell>
          <table:table-cell table:style-name="ce28" table:formula="of:=([.AN17]/[.$BD17])*100" office:value-type="float" office:value="0.0799716549371718" calcext:value-type="float">
            <text:p>0</text:p>
          </table:table-cell>
          <table:table-cell table:style-name="ce28" table:formula="of:=([.AO17]/[.$BD17])*100" office:value-type="float" office:value="0.106209072434066" calcext:value-type="float">
            <text:p>0</text:p>
          </table:table-cell>
          <table:table-cell table:style-name="ce28" table:formula="of:=([.AP17]/[.$BD17])*100" office:value-type="float" office:value="1.19839654362812" calcext:value-type="float">
            <text:p>1</text:p>
          </table:table-cell>
          <table:table-cell table:style-name="ce28" table:formula="of:=([.AQ17]/[.$BD17])*100" office:value-type="float" office:value="0.916204100784272" calcext:value-type="float">
            <text:p>1</text:p>
          </table:table-cell>
          <table:table-cell table:style-name="ce28" table:formula="of:=([.AR17]/[.$BD17])*100" office:value-type="float" office:value="7.61440414426423" calcext:value-type="float">
            <text:p>8</text:p>
          </table:table-cell>
          <table:table-cell table:style-name="ce28" table:formula="of:=([.AS17]/[.$BD17])*100" office:value-type="float" office:value="8.81280068789235" calcext:value-type="float">
            <text:p>9</text:p>
          </table:table-cell>
          <table:table-cell table:style-name="ce28" table:formula="of:=([.AT17]/[.$BD17])*100" office:value-type="float" office:value="8.53060824504851" calcext:value-type="float">
            <text:p>9</text:p>
          </table:table-cell>
          <table:table-cell table:style-name="ce28" table:formula="of:=([.AU17]/[.$BD17])*100" office:value-type="float" office:value="0.597782930728885" calcext:value-type="float">
            <text:p>1</text:p>
          </table:table-cell>
          <table:table-cell table:style-name="ce28" table:formula="of:=([.AV17]/[.$BD17])*100" office:value-type="float" office:value="0.0991215579091289" calcext:value-type="float">
            <text:p>0</text:p>
          </table:table-cell>
          <table:table-cell table:style-name="ce28" table:formula="of:=([.AW17]/[.$BD17])*100" office:value-type="float" office:value="0.0646698942282155" calcext:value-type="float">
            <text:p>0</text:p>
          </table:table-cell>
          <table:table-cell table:style-name="ce28" table:formula="of:=([.AX17]/[.$BD17])*100" office:value-type="float" office:value="0.185605468204687" calcext:value-type="float">
            <text:p>0</text:p>
          </table:table-cell>
          <table:table-cell table:style-name="ce28" table:formula="of:=([.AY17]/[.$BD17])*100" office:value-type="float" office:value="0" calcext:value-type="float">
            <text:p>0</text:p>
          </table:table-cell>
          <table:table-cell table:style-name="ce28" table:formula="of:=([.AZ17]/[.$BD17])*100" office:value-type="float" office:value="0" calcext:value-type="float">
            <text:p>0</text:p>
          </table:table-cell>
          <table:table-cell table:style-name="ce28" table:formula="of:=([.BA17]/[.$BD17])*100" office:value-type="float" office:value="-0.174434779459553" calcext:value-type="float">
            <text:p>0</text:p>
          </table:table-cell>
          <table:table-cell table:style-name="ce28" table:formula="of:=([.BB17]/[.$BD17])*100" office:value-type="float" office:value="0.459705290087387" calcext:value-type="float">
            <text:p>0</text:p>
          </table:table-cell>
          <table:table-cell table:style-name="ce28" table:formula="of:=([.BC17]/[.$BD17])*100" office:value-type="float" office:value="0" calcext:value-type="float">
            <text:p>0</text:p>
          </table:table-cell>
          <table:table-cell table:style-name="ce60" table:formula="of:=SUM([.A111:.BC111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Le Bourget</text:p>
          </table:table-cell>
          <table:table-cell table:style-name="ce28" table:formula="of:=([.B18]/[.$BD18])*100" office:value-type="float" office:value="2.46896831832717" calcext:value-type="float">
            <text:p>2</text:p>
          </table:table-cell>
          <table:table-cell table:style-name="ce28" table:formula="of:=([.C18]/[.$BD18])*100" office:value-type="float" office:value="0.950405186509163" calcext:value-type="float">
            <text:p>1</text:p>
          </table:table-cell>
          <table:table-cell table:style-name="ce28" table:formula="of:=([.D18]/[.$BD18])*100" office:value-type="float" office:value="0.120874078890469" calcext:value-type="float">
            <text:p>0</text:p>
          </table:table-cell>
          <table:table-cell table:style-name="ce28" table:formula="of:=([.E18]/[.$BD18])*100" office:value-type="float" office:value="0.334753969785968" calcext:value-type="float">
            <text:p>0</text:p>
          </table:table-cell>
          <table:table-cell table:style-name="ce28" table:formula="of:=([.F18]/[.$BD18])*100" office:value-type="float" office:value="0.00885569291896754" calcext:value-type="float">
            <text:p>0</text:p>
          </table:table-cell>
          <table:table-cell table:style-name="ce28" table:formula="of:=([.G18]/[.$BD18])*100" office:value-type="float" office:value="1.61432753489557" calcext:value-type="float">
            <text:p>2</text:p>
          </table:table-cell>
          <table:table-cell table:style-name="ce28" table:formula="of:=([.H18]/[.$BD18])*100" office:value-type="float" office:value="0.313345580564816" calcext:value-type="float">
            <text:p>0</text:p>
          </table:table-cell>
          <table:table-cell table:style-name="ce28" table:formula="of:=([.I18]/[.$BD18])*100" office:value-type="float" office:value="0.41533755554752" calcext:value-type="float">
            <text:p>0</text:p>
          </table:table-cell>
          <table:table-cell table:style-name="ce28" table:formula="of:=([.J18]/[.$BD18])*100" office:value-type="float" office:value="0.106026945134594" calcext:value-type="float">
            <text:p>0</text:p>
          </table:table-cell>
          <table:table-cell table:style-name="ce28" table:formula="of:=([.K18]/[.$BD18])*100" office:value-type="float" office:value="0.834373331751337" calcext:value-type="float">
            <text:p>1</text:p>
          </table:table-cell>
          <table:table-cell table:style-name="ce28" table:formula="of:=([.L18]/[.$BD18])*100" office:value-type="float" office:value="0.161407577267586" calcext:value-type="float">
            <text:p>0</text:p>
          </table:table-cell>
          <table:table-cell table:style-name="ce28" table:formula="of:=([.M18]/[.$BD18])*100" office:value-type="float" office:value="0.516465676195498" calcext:value-type="float">
            <text:p>1</text:p>
          </table:table-cell>
          <table:table-cell table:style-name="ce28" table:formula="of:=([.N18]/[.$BD18])*100" office:value-type="float" office:value="0" calcext:value-type="float">
            <text:p>0</text:p>
          </table:table-cell>
          <table:table-cell table:style-name="ce28" table:formula="of:=([.O18]/[.$BD18])*100" office:value-type="float" office:value="1.46159869373955" calcext:value-type="float">
            <text:p>1</text:p>
          </table:table-cell>
          <table:table-cell table:style-name="ce28" table:formula="of:=([.P18]/[.$BD18])*100" office:value-type="float" office:value="0.562040485423428" calcext:value-type="float">
            <text:p>1</text:p>
          </table:table-cell>
          <table:table-cell table:style-name="ce28" table:formula="of:=([.Q18]/[.$BD18])*100" office:value-type="float" office:value="2.3714703818716" calcext:value-type="float">
            <text:p>2</text:p>
          </table:table-cell>
          <table:table-cell table:style-name="ce28" table:formula="of:=([.R18]/[.$BD18])*100" office:value-type="float" office:value="1.58247277263002" calcext:value-type="float">
            <text:p>2</text:p>
          </table:table-cell>
          <table:table-cell table:style-name="ce28" table:formula="of:=([.S18]/[.$BD18])*100" office:value-type="float" office:value="7.42317347689406" calcext:value-type="float">
            <text:p>7</text:p>
          </table:table-cell>
          <table:table-cell table:style-name="ce28" table:formula="of:=([.T18]/[.$BD18])*100" office:value-type="float" office:value="9.79464385876566" calcext:value-type="float">
            <text:p>10</text:p>
          </table:table-cell>
          <table:table-cell table:style-name="ce28" table:formula="of:=([.U18]/[.$BD18])*100" office:value-type="float" office:value="9.00564624952408" calcext:value-type="float">
            <text:p>9</text:p>
          </table:table-cell>
          <table:table-cell table:style-name="ce28" table:formula="of:=([.V18]/[.$BD18])*100" office:value-type="float" office:value="0.227588848727677" calcext:value-type="float">
            <text:p>0</text:p>
          </table:table-cell>
          <table:table-cell table:style-name="ce28" table:formula="of:=([.W18]/[.$BD18])*100" office:value-type="float" office:value="0" calcext:value-type="float">
            <text:p>0</text:p>
          </table:table-cell>
          <table:table-cell table:style-name="ce28" table:formula="of:=([.X18]/[.$BD18])*100" office:value-type="float" office:value="0.46102767295852" calcext:value-type="float">
            <text:p>0</text:p>
          </table:table-cell>
          <table:table-cell table:style-name="ce28" table:formula="of:=([.Y18]/[.$BD18])*100" office:value-type="float" office:value="0" calcext:value-type="float">
            <text:p>0</text:p>
          </table:table-cell>
          <table:table-cell table:style-name="ce28" table:formula="of:=([.Z18]/[.$BD18])*100" office:value-type="float" office:value="4.76621253923223" calcext:value-type="float">
            <text:p>5</text:p>
          </table:table-cell>
          <table:table-cell table:style-name="ce28" table:formula="of:=([.AA18]/[.$BD18])*100" office:value-type="float" office:value="0.00373400791593268" calcext:value-type="float">
            <text:p>0</text:p>
          </table:table-cell>
          <table:table-cell table:style-name="ce28" table:formula="of:=([.AB18]/[.$BD18])*100" office:value-type="float" office:value="4.7624785313163" calcext:value-type="float">
            <text:p>5</text:p>
          </table:table-cell>
          <table:table-cell table:style-name="ce28" table:formula="of:=([.AC18]/[.$BD18])*100" office:value-type="float" office:value="0.0780935256985857" calcext:value-type="float">
            <text:p>0</text:p>
          </table:table-cell>
          <table:table-cell table:style-name="ce28" table:formula="of:=([.AD18]/[.$BD18])*100" office:value-type="float" office:value="0.236870009872051" calcext:value-type="float">
            <text:p>0</text:p>
          </table:table-cell>
          <table:table-cell table:style-name="ce28" table:formula="of:=([.AE18]/[.$BD18])*100" office:value-type="float" office:value="-0.710904083542991" calcext:value-type="float">
            <text:p>-1</text:p>
          </table:table-cell>
          <table:table-cell table:style-name="ce28" table:formula="of:=([.AF18]/[.$BD18])*100" office:value-type="float" office:value="0.309087488239678" calcext:value-type="float">
            <text:p>0</text:p>
          </table:table-cell>
          <table:table-cell table:style-name="ce28" table:formula="of:=([.AG18]/[.$BD18])*100" office:value-type="float" office:value="1.52452332457245" calcext:value-type="float">
            <text:p>2</text:p>
          </table:table-cell>
          <table:table-cell table:style-name="ce28" table:formula="of:=([.AH18]/[.$BD18])*100" office:value-type="float" office:value="-0.788997609241576" calcext:value-type="float">
            <text:p>-1</text:p>
          </table:table-cell>
          <table:table-cell table:style-name="ce28" table:formula="of:=([.AI18]/[.$BD18])*100" office:value-type="float" office:value="-0.576588300830818" calcext:value-type="float">
            <text:p>-1</text:p>
          </table:table-cell>
          <table:table-cell table:style-name="ce28" table:formula="of:=([.AJ18]/[.$BD18])*100" office:value-type="float" office:value="0" calcext:value-type="float">
            <text:p>0</text:p>
          </table:table-cell>
          <table:table-cell table:style-name="ce28" table:formula="of:=([.AK18]/[.$BD18])*100" office:value-type="float" office:value="3.89600312608991" calcext:value-type="float">
            <text:p>4</text:p>
          </table:table-cell>
          <table:table-cell table:style-name="ce28" table:formula="of:=([.AL18]/[.$BD18])*100" office:value-type="float" office:value="5.8662197080577" calcext:value-type="float">
            <text:p>6</text:p>
          </table:table-cell>
          <table:table-cell table:style-name="ce28" table:formula="of:=([.AM18]/[.$BD18])*100" office:value-type="float" office:value="5.55287412749288" calcext:value-type="float">
            <text:p>6</text:p>
          </table:table-cell>
          <table:table-cell table:style-name="ce28" table:formula="of:=([.AN18]/[.$BD18])*100" office:value-type="float" office:value="0.0465823103180102" calcext:value-type="float">
            <text:p>0</text:p>
          </table:table-cell>
          <table:table-cell table:style-name="ce28" table:formula="of:=([.AO18]/[.$BD18])*100" office:value-type="float" office:value="0.41533755554752" calcext:value-type="float">
            <text:p>0</text:p>
          </table:table-cell>
          <table:table-cell table:style-name="ce28" table:formula="of:=([.AP18]/[.$BD18])*100" office:value-type="float" office:value="2.33875257868277" calcext:value-type="float">
            <text:p>2</text:p>
          </table:table-cell>
          <table:table-cell table:style-name="ce28" table:formula="of:=([.AQ18]/[.$BD18])*100" office:value-type="float" office:value="2.33875257868277" calcext:value-type="float">
            <text:p>2</text:p>
          </table:table-cell>
          <table:table-cell table:style-name="ce28" table:formula="of:=([.AR18]/[.$BD18])*100" office:value-type="float" office:value="7.50126700259265" calcext:value-type="float">
            <text:p>8</text:p>
          </table:table-cell>
          <table:table-cell table:style-name="ce28" table:formula="of:=([.AS18]/[.$BD18])*100" office:value-type="float" office:value="9.84001958127541" calcext:value-type="float">
            <text:p>10</text:p>
          </table:table-cell>
          <table:table-cell table:style-name="ce28" table:formula="of:=([.AT18]/[.$BD18])*100" office:value-type="float" office:value="9.84001958127541" calcext:value-type="float">
            <text:p>10</text:p>
          </table:table-cell>
          <table:table-cell table:style-name="ce28" table:formula="of:=([.AU18]/[.$BD18])*100" office:value-type="float" office:value="0.788997609241576" calcext:value-type="float">
            <text:p>1</text:p>
          </table:table-cell>
          <table:table-cell table:style-name="ce28" table:formula="of:=([.AV18]/[.$BD18])*100" office:value-type="float" office:value="0.177930523473679" calcext:value-type="float">
            <text:p>0</text:p>
          </table:table-cell>
          <table:table-cell table:style-name="ce28" table:formula="of:=([.AW18]/[.$BD18])*100" office:value-type="float" office:value="0" calcext:value-type="float">
            <text:p>0</text:p>
          </table:table-cell>
          <table:table-cell table:style-name="ce28" table:formula="of:=([.AX18]/[.$BD18])*100" office:value-type="float" office:value="0.312563124256863" calcext:value-type="float">
            <text:p>0</text:p>
          </table:table-cell>
          <table:table-cell table:style-name="ce28" table:formula="of:=([.AY18]/[.$BD18])*100" office:value-type="float" office:value="0" calcext:value-type="float">
            <text:p>0</text:p>
          </table:table-cell>
          <table:table-cell table:style-name="ce28" table:formula="of:=([.AZ18]/[.$BD18])*100" office:value-type="float" office:value="0" calcext:value-type="float">
            <text:p>0</text:p>
          </table:table-cell>
          <table:table-cell table:style-name="ce28" table:formula="of:=([.BA18]/[.$BD18])*100" office:value-type="float" office:value="0.04537572250976" calcext:value-type="float">
            <text:p>0</text:p>
          </table:table-cell>
          <table:table-cell table:style-name="ce28" table:formula="of:=([.BB18]/[.$BD18])*100" office:value-type="float" office:value="0.699991548947992" calcext:value-type="float">
            <text:p>1</text:p>
          </table:table-cell>
          <table:table-cell table:style-name="ce28" table:formula="of:=([.BC18]/[.$BD18])*100" office:value-type="float" office:value="0" calcext:value-type="float">
            <text:p>0</text:p>
          </table:table-cell>
          <table:table-cell table:style-name="ce60" table:formula="of:=SUM([.A112:.BC112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Le Pré-Saint-Gervais</text:p>
          </table:table-cell>
          <table:table-cell table:style-name="ce28" table:formula="of:=([.B19]/[.$BD19])*100" office:value-type="float" office:value="2.29367251666415" calcext:value-type="float">
            <text:p>2</text:p>
          </table:table-cell>
          <table:table-cell table:style-name="ce28" table:formula="of:=([.C19]/[.$BD19])*100" office:value-type="float" office:value="0.402878126497536" calcext:value-type="float">
            <text:p>0</text:p>
          </table:table-cell>
          <table:table-cell table:style-name="ce28" table:formula="of:=([.D19]/[.$BD19])*100" office:value-type="float" office:value="0.139175478155745" calcext:value-type="float">
            <text:p>0</text:p>
          </table:table-cell>
          <table:table-cell table:style-name="ce28" table:formula="of:=([.E19]/[.$BD19])*100" office:value-type="float" office:value="0.103400523187464" calcext:value-type="float">
            <text:p>0</text:p>
          </table:table-cell>
          <table:table-cell table:style-name="ce28" table:formula="of:=([.F19]/[.$BD19])*100" office:value-type="float" office:value="0.00900350173961233" calcext:value-type="float">
            <text:p>0</text:p>
          </table:table-cell>
          <table:table-cell table:style-name="ce28" table:formula="of:=([.G19]/[.$BD19])*100" office:value-type="float" office:value="0.308736893851377" calcext:value-type="float">
            <text:p>0</text:p>
          </table:table-cell>
          <table:table-cell table:style-name="ce28" table:formula="of:=([.H19]/[.$BD19])*100" office:value-type="float" office:value="0.331011176939719" calcext:value-type="float">
            <text:p>0</text:p>
          </table:table-cell>
          <table:table-cell table:style-name="ce28" table:formula="of:=([.I19]/[.$BD19])*100" office:value-type="float" office:value="0.139175478155745" calcext:value-type="float">
            <text:p>0</text:p>
          </table:table-cell>
          <table:table-cell table:style-name="ce28" table:formula="of:=([.J19]/[.$BD19])*100" office:value-type="float" office:value="0.167426977415293" calcext:value-type="float">
            <text:p>0</text:p>
          </table:table-cell>
          <table:table-cell table:style-name="ce28" table:formula="of:=([.K19]/[.$BD19])*100" office:value-type="float" office:value="-1.36169548432723" calcext:value-type="float">
            <text:p>-1</text:p>
          </table:table-cell>
          <table:table-cell table:style-name="ce28" table:formula="of:=([.L19]/[.$BD19])*100" office:value-type="float" office:value="0.0638907838387362" calcext:value-type="float">
            <text:p>0</text:p>
          </table:table-cell>
          <table:table-cell table:style-name="ce28" table:formula="of:=([.M19]/[.$BD19])*100" office:value-type="float" office:value="1.44294453786417" calcext:value-type="float">
            <text:p>1</text:p>
          </table:table-cell>
          <table:table-cell table:style-name="ce28" table:formula="of:=([.N19]/[.$BD19])*100" office:value-type="float" office:value="0" calcext:value-type="float">
            <text:p>0</text:p>
          </table:table-cell>
          <table:table-cell table:style-name="ce28" table:formula="of:=([.O19]/[.$BD19])*100" office:value-type="float" office:value="2.76110627399559" calcext:value-type="float">
            <text:p>3</text:p>
          </table:table-cell>
          <table:table-cell table:style-name="ce28" table:formula="of:=([.P19]/[.$BD19])*100" office:value-type="float" office:value="0.28525518795192" calcext:value-type="float">
            <text:p>0</text:p>
          </table:table-cell>
          <table:table-cell table:style-name="ce28" table:formula="of:=([.Q19]/[.$BD19])*100" office:value-type="float" office:value="3.31008101791229" calcext:value-type="float">
            <text:p>3</text:p>
          </table:table-cell>
          <table:table-cell table:style-name="ce28" table:formula="of:=([.R19]/[.$BD19])*100" office:value-type="float" office:value="2.97109367525349" calcext:value-type="float">
            <text:p>3</text:p>
          </table:table-cell>
          <table:table-cell table:style-name="ce28" table:formula="of:=([.S19]/[.$BD19])*100" office:value-type="float" office:value="6.42312076298349" calcext:value-type="float">
            <text:p>6</text:p>
          </table:table-cell>
          <table:table-cell table:style-name="ce28" table:formula="of:=([.T19]/[.$BD19])*100" office:value-type="float" office:value="9.73320178089577" calcext:value-type="float">
            <text:p>10</text:p>
          </table:table-cell>
          <table:table-cell table:style-name="ce28" table:formula="of:=([.U19]/[.$BD19])*100" office:value-type="float" office:value="9.39421443823697" calcext:value-type="float">
            <text:p>9</text:p>
          </table:table-cell>
          <table:table-cell table:style-name="ce28" table:formula="of:=([.V19]/[.$BD19])*100" office:value-type="float" office:value="1.37024012142145" calcext:value-type="float">
            <text:p>1</text:p>
          </table:table-cell>
          <table:table-cell table:style-name="ce28" table:formula="of:=([.W19]/[.$BD19])*100" office:value-type="float" office:value="0" calcext:value-type="float">
            <text:p>0</text:p>
          </table:table-cell>
          <table:table-cell table:style-name="ce28" table:formula="of:=([.X19]/[.$BD19])*100" office:value-type="float" office:value="1.41349544694183" calcext:value-type="float">
            <text:p>1</text:p>
          </table:table-cell>
          <table:table-cell table:style-name="ce28" table:formula="of:=([.Y19]/[.$BD19])*100" office:value-type="float" office:value="1.62677578400947" calcext:value-type="float">
            <text:p>2</text:p>
          </table:table-cell>
          <table:table-cell table:style-name="ce28" table:formula="of:=([.Z19]/[.$BD19])*100" office:value-type="float" office:value="4.23509373906778" calcext:value-type="float">
            <text:p>4</text:p>
          </table:table-cell>
          <table:table-cell table:style-name="ce28" table:formula="of:=([.AA19]/[.$BD19])*100" office:value-type="float" office:value="0.00940360182110351" calcext:value-type="float">
            <text:p>0</text:p>
          </table:table-cell>
          <table:table-cell table:style-name="ce28" table:formula="of:=([.AB19]/[.$BD19])*100" office:value-type="float" office:value="4.22569013724668" calcext:value-type="float">
            <text:p>4</text:p>
          </table:table-cell>
          <table:table-cell table:style-name="ce28" table:formula="of:=([.AC19]/[.$BD19])*100" office:value-type="float" office:value="1.02345826696149" calcext:value-type="float">
            <text:p>1</text:p>
          </table:table-cell>
          <table:table-cell table:style-name="ce28" table:formula="of:=([.AD19]/[.$BD19])*100" office:value-type="float" office:value="1.08803659945146" calcext:value-type="float">
            <text:p>1</text:p>
          </table:table-cell>
          <table:table-cell table:style-name="ce28" table:formula="of:=([.AE19]/[.$BD19])*100" office:value-type="float" office:value="0.684470924302693" calcext:value-type="float">
            <text:p>1</text:p>
          </table:table-cell>
          <table:table-cell table:style-name="ce28" table:formula="of:=([.AF19]/[.$BD19])*100" office:value-type="float" office:value="0.138027551957638" calcext:value-type="float">
            <text:p>0</text:p>
          </table:table-cell>
          <table:table-cell table:style-name="ce28" table:formula="of:=([.AG19]/[.$BD19])*100" office:value-type="float" office:value="-0.212616070289173" calcext:value-type="float">
            <text:p>0</text:p>
          </table:table-cell>
          <table:table-cell table:style-name="ce28" table:formula="of:=([.AH19]/[.$BD19])*100" office:value-type="float" office:value="1.28778844135067" calcext:value-type="float">
            <text:p>1</text:p>
          </table:table-cell>
          <table:table-cell table:style-name="ce28" table:formula="of:=([.AI19]/[.$BD19])*100" office:value-type="float" office:value="1.43329910768889" calcext:value-type="float">
            <text:p>1</text:p>
          </table:table-cell>
          <table:table-cell table:style-name="ce28" table:formula="of:=([.AJ19]/[.$BD19])*100" office:value-type="float" office:value="0" calcext:value-type="float">
            <text:p>0</text:p>
          </table:table-cell>
          <table:table-cell table:style-name="ce28" table:formula="of:=([.AK19]/[.$BD19])*100" office:value-type="float" office:value="3.67690175134121" calcext:value-type="float">
            <text:p>4</text:p>
          </table:table-cell>
          <table:table-cell table:style-name="ce28" table:formula="of:=([.AL19]/[.$BD19])*100" office:value-type="float" office:value="5.16782119222869" calcext:value-type="float">
            <text:p>5</text:p>
          </table:table-cell>
          <table:table-cell table:style-name="ce28" table:formula="of:=([.AM19]/[.$BD19])*100" office:value-type="float" office:value="4.83681001528897" calcext:value-type="float">
            <text:p>5</text:p>
          </table:table-cell>
          <table:table-cell table:style-name="ce28" table:formula="of:=([.AN19]/[.$BD19])*100" office:value-type="float" office:value="0.0204455891827284" calcext:value-type="float">
            <text:p>0</text:p>
          </table:table-cell>
          <table:table-cell table:style-name="ce28" table:formula="of:=([.AO19]/[.$BD19])*100" office:value-type="float" office:value="0" calcext:value-type="float">
            <text:p>0</text:p>
          </table:table-cell>
          <table:table-cell table:style-name="ce28" table:formula="of:=([.AP19]/[.$BD19])*100" office:value-type="float" office:value="2.21271570797423" calcext:value-type="float">
            <text:p>2</text:p>
          </table:table-cell>
          <table:table-cell table:style-name="ce28" table:formula="of:=([.AQ19]/[.$BD19])*100" office:value-type="float" office:value="0.58593992396476" calcext:value-type="float">
            <text:p>1</text:p>
          </table:table-cell>
          <table:table-cell table:style-name="ce28" table:formula="of:=([.AR19]/[.$BD19])*100" office:value-type="float" office:value="7.44657902994498" calcext:value-type="float">
            <text:p>7</text:p>
          </table:table-cell>
          <table:table-cell table:style-name="ce28" table:formula="of:=([.AS19]/[.$BD19])*100" office:value-type="float" office:value="9.65929473791921" calcext:value-type="float">
            <text:p>10</text:p>
          </table:table-cell>
          <table:table-cell table:style-name="ce28" table:formula="of:=([.AT19]/[.$BD19])*100" office:value-type="float" office:value="8.03251895390974" calcext:value-type="float">
            <text:p>8</text:p>
          </table:table-cell>
          <table:table-cell table:style-name="ce28" table:formula="of:=([.AU19]/[.$BD19])*100" office:value-type="float" office:value="0.3389873426588" calcext:value-type="float">
            <text:p>0</text:p>
          </table:table-cell>
          <table:table-cell table:style-name="ce28" table:formula="of:=([.AV19]/[.$BD19])*100" office:value-type="float" office:value="0.115837253880438" calcext:value-type="float">
            <text:p>0</text:p>
          </table:table-cell>
          <table:table-cell table:style-name="ce28" table:formula="of:=([.AW19]/[.$BD19])*100" office:value-type="float" office:value="0.0708119231021483" calcext:value-type="float">
            <text:p>0</text:p>
          </table:table-cell>
          <table:table-cell table:style-name="ce28" table:formula="of:=([.AX19]/[.$BD19])*100" office:value-type="float" office:value="0.0620971821980766" calcext:value-type="float">
            <text:p>0</text:p>
          </table:table-cell>
          <table:table-cell table:style-name="ce28" table:formula="of:=([.AY19]/[.$BD19])*100" office:value-type="float" office:value="0" calcext:value-type="float">
            <text:p>0</text:p>
          </table:table-cell>
          <table:table-cell table:style-name="ce28" table:formula="of:=([.AZ19]/[.$BD19])*100" office:value-type="float" office:value="0" calcext:value-type="float">
            <text:p>0</text:p>
          </table:table-cell>
          <table:table-cell table:style-name="ce28" table:formula="of:=([.BA19]/[.$BD19])*100" office:value-type="float" office:value="-0.0739070429765615" calcext:value-type="float">
            <text:p>0</text:p>
          </table:table-cell>
          <table:table-cell table:style-name="ce28" table:formula="of:=([.BB19]/[.$BD19])*100" office:value-type="float" office:value="0.60628914023875" calcext:value-type="float">
            <text:p>1</text:p>
          </table:table-cell>
          <table:table-cell table:style-name="ce28" table:formula="of:=([.BC19]/[.$BD19])*100" office:value-type="float" office:value="0" calcext:value-type="float">
            <text:p>0</text:p>
          </table:table-cell>
          <table:table-cell table:style-name="ce60" table:formula="of:=SUM([.A113:.BC113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Le Raincy</text:p>
          </table:table-cell>
          <table:table-cell table:style-name="ce28" table:formula="of:=([.B20]/[.$BD20])*100" office:value-type="float" office:value="3.86198128499989" calcext:value-type="float">
            <text:p>4</text:p>
          </table:table-cell>
          <table:table-cell table:style-name="ce28" table:formula="of:=([.C20]/[.$BD20])*100" office:value-type="float" office:value="0.114915513702769" calcext:value-type="float">
            <text:p>0</text:p>
          </table:table-cell>
          <table:table-cell table:style-name="ce28" table:formula="of:=([.D20]/[.$BD20])*100" office:value-type="float" office:value="0" calcext:value-type="float">
            <text:p>0</text:p>
          </table:table-cell>
          <table:table-cell table:style-name="ce28" table:formula="of:=([.E20]/[.$BD20])*100" office:value-type="float" office:value="0.153788393700398" calcext:value-type="float">
            <text:p>0</text:p>
          </table:table-cell>
          <table:table-cell table:style-name="ce28" table:formula="of:=([.F20]/[.$BD20])*100" office:value-type="float" office:value="0.0840875479436218" calcext:value-type="float">
            <text:p>0</text:p>
          </table:table-cell>
          <table:table-cell table:style-name="ce28" table:formula="of:=([.G20]/[.$BD20])*100" office:value-type="float" office:value="0.0385521700973361" calcext:value-type="float">
            <text:p>0</text:p>
          </table:table-cell>
          <table:table-cell table:style-name="ce28" table:formula="of:=([.H20]/[.$BD20])*100" office:value-type="float" office:value="0.376087474149108" calcext:value-type="float">
            <text:p>0</text:p>
          </table:table-cell>
          <table:table-cell table:style-name="ce28" table:formula="of:=([.I20]/[.$BD20])*100" office:value-type="float" office:value="0" calcext:value-type="float">
            <text:p>0</text:p>
          </table:table-cell>
          <table:table-cell table:style-name="ce28" table:formula="of:=([.J20]/[.$BD20])*100" office:value-type="float" office:value="0.0525547254077623" calcext:value-type="float">
            <text:p>0</text:p>
          </table:table-cell>
          <table:table-cell table:style-name="ce28" table:formula="of:=([.K20]/[.$BD20])*100" office:value-type="float" office:value="-2.91304957543685" calcext:value-type="float">
            <text:p>-3</text:p>
          </table:table-cell>
          <table:table-cell table:style-name="ce28" table:formula="of:=([.L20]/[.$BD20])*100" office:value-type="float" office:value="0.00676365989283184" calcext:value-type="float">
            <text:p>0</text:p>
          </table:table-cell>
          <table:table-cell table:style-name="ce28" table:formula="of:=([.M20]/[.$BD20])*100" office:value-type="float" office:value="0.644846604630607" calcext:value-type="float">
            <text:p>1</text:p>
          </table:table-cell>
          <table:table-cell table:style-name="ce28" table:formula="of:=([.N20]/[.$BD20])*100" office:value-type="float" office:value="0" calcext:value-type="float">
            <text:p>0</text:p>
          </table:table-cell>
          <table:table-cell table:style-name="ce28" table:formula="of:=([.O20]/[.$BD20])*100" office:value-type="float" office:value="3.58337497532028" calcext:value-type="float">
            <text:p>4</text:p>
          </table:table-cell>
          <table:table-cell table:style-name="ce28" table:formula="of:=([.P20]/[.$BD20])*100" office:value-type="float" office:value="0.265986277780473" calcext:value-type="float">
            <text:p>0</text:p>
          </table:table-cell>
          <table:table-cell table:style-name="ce28" table:formula="of:=([.Q20]/[.$BD20])*100" office:value-type="float" office:value="3.69152682913022" calcext:value-type="float">
            <text:p>4</text:p>
          </table:table-cell>
          <table:table-cell table:style-name="ce28" table:formula="of:=([.R20]/[.$BD20])*100" office:value-type="float" office:value="3.58337497532028" calcext:value-type="float">
            <text:p>4</text:p>
          </table:table-cell>
          <table:table-cell table:style-name="ce28" table:formula="of:=([.S20]/[.$BD20])*100" office:value-type="float" office:value="6.60140414439694" calcext:value-type="float">
            <text:p>7</text:p>
          </table:table-cell>
          <table:table-cell table:style-name="ce28" table:formula="of:=([.T20]/[.$BD20])*100" office:value-type="float" office:value="10.2929309735272" calcext:value-type="float">
            <text:p>10</text:p>
          </table:table-cell>
          <table:table-cell table:style-name="ce28" table:formula="of:=([.U20]/[.$BD20])*100" office:value-type="float" office:value="10.1847791197172" calcext:value-type="float">
            <text:p>10</text:p>
          </table:table-cell>
          <table:table-cell table:style-name="ce28" table:formula="of:=([.V20]/[.$BD20])*100" office:value-type="float" office:value="1.90766390017479" calcext:value-type="float">
            <text:p>2</text:p>
          </table:table-cell>
          <table:table-cell table:style-name="ce28" table:formula="of:=([.W20]/[.$BD20])*100" office:value-type="float" office:value="0" calcext:value-type="float">
            <text:p>0</text:p>
          </table:table-cell>
          <table:table-cell table:style-name="ce28" table:formula="of:=([.X20]/[.$BD20])*100" office:value-type="float" office:value="0.553085951756127" calcext:value-type="float">
            <text:p>1</text:p>
          </table:table-cell>
          <table:table-cell table:style-name="ce28" table:formula="of:=([.Y20]/[.$BD20])*100" office:value-type="float" office:value="3.0196997273958" calcext:value-type="float">
            <text:p>3</text:p>
          </table:table-cell>
          <table:table-cell table:style-name="ce28" table:formula="of:=([.Z20]/[.$BD20])*100" office:value-type="float" office:value="3.14019696591399" calcext:value-type="float">
            <text:p>3</text:p>
          </table:table-cell>
          <table:table-cell table:style-name="ce28" table:formula="of:=([.AA20]/[.$BD20])*100" office:value-type="float" office:value="0.0137371855432003" calcext:value-type="float">
            <text:p>0</text:p>
          </table:table-cell>
          <table:table-cell table:style-name="ce28" table:formula="of:=([.AB20]/[.$BD20])*100" office:value-type="float" office:value="3.12645978037079" calcext:value-type="float">
            <text:p>3</text:p>
          </table:table-cell>
          <table:table-cell table:style-name="ce28" table:formula="of:=([.AC20]/[.$BD20])*100" office:value-type="float" office:value="0.306848613321385" calcext:value-type="float">
            <text:p>0</text:p>
          </table:table-cell>
          <table:table-cell table:style-name="ce28" table:formula="of:=([.AD20]/[.$BD20])*100" office:value-type="float" office:value="0.36005221993282" calcext:value-type="float">
            <text:p>0</text:p>
          </table:table-cell>
          <table:table-cell table:style-name="ce28" table:formula="of:=([.AE20]/[.$BD20])*100" office:value-type="float" office:value="0.198696759511448" calcext:value-type="float">
            <text:p>0</text:p>
          </table:table-cell>
          <table:table-cell table:style-name="ce28" table:formula="of:=([.AF20]/[.$BD20])*100" office:value-type="float" office:value="0.324924616464704" calcext:value-type="float">
            <text:p>0</text:p>
          </table:table-cell>
          <table:table-cell table:style-name="ce28" table:formula="of:=([.AG20]/[.$BD20])*100" office:value-type="float" office:value="0.707011921555742" calcext:value-type="float">
            <text:p>1</text:p>
          </table:table-cell>
          <table:table-cell table:style-name="ce28" table:formula="of:=([.AH20]/[.$BD20])*100" office:value-type="float" office:value="2.91154787358586" calcext:value-type="float">
            <text:p>3</text:p>
          </table:table-cell>
          <table:table-cell table:style-name="ce28" table:formula="of:=([.AI20]/[.$BD20])*100" office:value-type="float" office:value="0.886426739937482" calcext:value-type="float">
            <text:p>1</text:p>
          </table:table-cell>
          <table:table-cell table:style-name="ce28" table:formula="of:=([.AJ20]/[.$BD20])*100" office:value-type="float" office:value="0" calcext:value-type="float">
            <text:p>0</text:p>
          </table:table-cell>
          <table:table-cell table:style-name="ce28" table:formula="of:=([.AK20]/[.$BD20])*100" office:value-type="float" office:value="2.31288452802335" calcext:value-type="float">
            <text:p>2</text:p>
          </table:table-cell>
          <table:table-cell table:style-name="ce28" table:formula="of:=([.AL20]/[.$BD20])*100" office:value-type="float" office:value="5.42446818699338" calcext:value-type="float">
            <text:p>5</text:p>
          </table:table-cell>
          <table:table-cell table:style-name="ce28" table:formula="of:=([.AM20]/[.$BD20])*100" office:value-type="float" office:value="5.04838071284428" calcext:value-type="float">
            <text:p>5</text:p>
          </table:table-cell>
          <table:table-cell table:style-name="ce28" table:formula="of:=([.AN20]/[.$BD20])*100" office:value-type="float" office:value="0.00767310493085794" calcext:value-type="float">
            <text:p>0</text:p>
          </table:table-cell>
          <table:table-cell table:style-name="ce28" table:formula="of:=([.AO20]/[.$BD20])*100" office:value-type="float" office:value="0" calcext:value-type="float">
            <text:p>0</text:p>
          </table:table-cell>
          <table:table-cell table:style-name="ce28" table:formula="of:=([.AP20]/[.$BD20])*100" office:value-type="float" office:value="3.38317651395784" calcext:value-type="float">
            <text:p>3</text:p>
          </table:table-cell>
          <table:table-cell table:style-name="ce28" table:formula="of:=([.AQ20]/[.$BD20])*100" office:value-type="float" office:value="0.363476786562041" calcext:value-type="float">
            <text:p>0</text:p>
          </table:table-cell>
          <table:table-cell table:style-name="ce28" table:formula="of:=([.AR20]/[.$BD20])*100" office:value-type="float" office:value="6.90825275771833" calcext:value-type="float">
            <text:p>7</text:p>
          </table:table-cell>
          <table:table-cell table:style-name="ce28" table:formula="of:=([.AS20]/[.$BD20])*100" office:value-type="float" office:value="10.2914292716762" calcext:value-type="float">
            <text:p>10</text:p>
          </table:table-cell>
          <table:table-cell table:style-name="ce28" table:formula="of:=([.AT20]/[.$BD20])*100" office:value-type="float" office:value="7.27172954428037" calcext:value-type="float">
            <text:p>7</text:p>
          </table:table-cell>
          <table:table-cell table:style-name="ce28" table:formula="of:=([.AU20]/[.$BD20])*100" office:value-type="float" office:value="0.108151853809937" calcext:value-type="float">
            <text:p>0</text:p>
          </table:table-cell>
          <table:table-cell table:style-name="ce28" table:formula="of:=([.AV20]/[.$BD20])*100" office:value-type="float" office:value="0.0152378506237087" calcext:value-type="float">
            <text:p>0</text:p>
          </table:table-cell>
          <table:table-cell table:style-name="ce28" table:formula="of:=([.AW20]/[.$BD20])*100" office:value-type="float" office:value="0" calcext:value-type="float">
            <text:p>0</text:p>
          </table:table-cell>
          <table:table-cell table:style-name="ce28" table:formula="of:=([.AX20]/[.$BD20])*100" office:value-type="float" office:value="0.145372429337845" calcext:value-type="float">
            <text:p>0</text:p>
          </table:table-cell>
          <table:table-cell table:style-name="ce28" table:formula="of:=([.AY20]/[.$BD20])*100" office:value-type="float" office:value="0" calcext:value-type="float">
            <text:p>0</text:p>
          </table:table-cell>
          <table:table-cell table:style-name="ce28" table:formula="of:=([.AZ20]/[.$BD20])*100" office:value-type="float" office:value="0" calcext:value-type="float">
            <text:p>0</text:p>
          </table:table-cell>
          <table:table-cell table:style-name="ce28" table:formula="of:=([.BA20]/[.$BD20])*100" office:value-type="float" office:value="-0.00150170185099613" calcext:value-type="float">
            <text:p>0</text:p>
          </table:table-cell>
          <table:table-cell table:style-name="ce28" table:formula="of:=([.BB20]/[.$BD20])*100" office:value-type="float" office:value="0.641010811348728" calcext:value-type="float">
            <text:p>1</text:p>
          </table:table-cell>
          <table:table-cell table:style-name="ce28" table:formula="of:=([.BC20]/[.$BD20])*100" office:value-type="float" office:value="0" calcext:value-type="float">
            <text:p>0</text:p>
          </table:table-cell>
          <table:table-cell table:style-name="ce60" table:formula="of:=SUM([.A114:.BC114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Les Lilas</text:p>
          </table:table-cell>
          <table:table-cell table:style-name="ce28" table:formula="of:=([.B21]/[.$BD21])*100" office:value-type="float" office:value="1.70438633141274" calcext:value-type="float">
            <text:p>2</text:p>
          </table:table-cell>
          <table:table-cell table:style-name="ce28" table:formula="of:=([.C21]/[.$BD21])*100" office:value-type="float" office:value="0.440156989689108" calcext:value-type="float">
            <text:p>0</text:p>
          </table:table-cell>
          <table:table-cell table:style-name="ce28" table:formula="of:=([.D21]/[.$BD21])*100" office:value-type="float" office:value="0.0400401521252002" calcext:value-type="float">
            <text:p>0</text:p>
          </table:table-cell>
          <table:table-cell table:style-name="ce28" table:formula="of:=([.E21]/[.$BD21])*100" office:value-type="float" office:value="0.120301435819506" calcext:value-type="float">
            <text:p>0</text:p>
          </table:table-cell>
          <table:table-cell table:style-name="ce28" table:formula="of:=([.F21]/[.$BD21])*100" office:value-type="float" office:value="0.00798664165867979" calcext:value-type="float">
            <text:p>0</text:p>
          </table:table-cell>
          <table:table-cell table:style-name="ce28" table:formula="of:=([.G21]/[.$BD21])*100" office:value-type="float" office:value="0.400987855081573" calcext:value-type="float">
            <text:p>0</text:p>
          </table:table-cell>
          <table:table-cell table:style-name="ce28" table:formula="of:=([.H21]/[.$BD21])*100" office:value-type="float" office:value="0.329489523860211" calcext:value-type="float">
            <text:p>0</text:p>
          </table:table-cell>
          <table:table-cell table:style-name="ce28" table:formula="of:=([.I21]/[.$BD21])*100" office:value-type="float" office:value="0.473274586454196" calcext:value-type="float">
            <text:p>0</text:p>
          </table:table-cell>
          <table:table-cell table:style-name="ce28" table:formula="of:=([.J21]/[.$BD21])*100" office:value-type="float" office:value="0.245629150941029" calcext:value-type="float">
            <text:p>0</text:p>
          </table:table-cell>
          <table:table-cell table:style-name="ce28" table:formula="of:=([.K21]/[.$BD21])*100" office:value-type="float" office:value="0.0198864864256064" calcext:value-type="float">
            <text:p>0</text:p>
          </table:table-cell>
          <table:table-cell table:style-name="ce28" table:formula="of:=([.L21]/[.$BD21])*100" office:value-type="float" office:value="0.143104792546875" calcext:value-type="float">
            <text:p>0</text:p>
          </table:table-cell>
          <table:table-cell table:style-name="ce28" table:formula="of:=([.M21]/[.$BD21])*100" office:value-type="float" office:value="0.671014161034713" calcext:value-type="float">
            <text:p>1</text:p>
          </table:table-cell>
          <table:table-cell table:style-name="ce28" table:formula="of:=([.N21]/[.$BD21])*100" office:value-type="float" office:value="0" calcext:value-type="float">
            <text:p>0</text:p>
          </table:table-cell>
          <table:table-cell table:style-name="ce28" table:formula="of:=([.O21]/[.$BD21])*100" office:value-type="float" office:value="1.95844066052455" calcext:value-type="float">
            <text:p>2</text:p>
          </table:table-cell>
          <table:table-cell table:style-name="ce28" table:formula="of:=([.P21]/[.$BD21])*100" office:value-type="float" office:value="0.563311849945135" calcext:value-type="float">
            <text:p>1</text:p>
          </table:table-cell>
          <table:table-cell table:style-name="ce28" table:formula="of:=([.Q21]/[.$BD21])*100" office:value-type="float" office:value="2.31264611166535" calcext:value-type="float">
            <text:p>2</text:p>
          </table:table-cell>
          <table:table-cell table:style-name="ce28" table:formula="of:=([.R21]/[.$BD21])*100" office:value-type="float" office:value="2.01559391452312" calcext:value-type="float">
            <text:p>2</text:p>
          </table:table-cell>
          <table:table-cell table:style-name="ce28" table:formula="of:=([.S21]/[.$BD21])*100" office:value-type="float" office:value="7.24371222913294" calcext:value-type="float">
            <text:p>7</text:p>
          </table:table-cell>
          <table:table-cell table:style-name="ce28" table:formula="of:=([.T21]/[.$BD21])*100" office:value-type="float" office:value="9.55635834079829" calcext:value-type="float">
            <text:p>10</text:p>
          </table:table-cell>
          <table:table-cell table:style-name="ce28" table:formula="of:=([.U21]/[.$BD21])*100" office:value-type="float" office:value="9.25930614365606" calcext:value-type="float">
            <text:p>9</text:p>
          </table:table-cell>
          <table:table-cell table:style-name="ce28" table:formula="of:=([.V21]/[.$BD21])*100" office:value-type="float" office:value="1.86706845638143" calcext:value-type="float">
            <text:p>2</text:p>
          </table:table-cell>
          <table:table-cell table:style-name="ce28" table:formula="of:=([.W21]/[.$BD21])*100" office:value-type="float" office:value="0" calcext:value-type="float">
            <text:p>0</text:p>
          </table:table-cell>
          <table:table-cell table:style-name="ce28" table:formula="of:=([.X21]/[.$BD21])*100" office:value-type="float" office:value="0.612982984703996" calcext:value-type="float">
            <text:p>1</text:p>
          </table:table-cell>
          <table:table-cell table:style-name="ce28" table:formula="of:=([.Y21]/[.$BD21])*100" office:value-type="float" office:value="0" calcext:value-type="float">
            <text:p>0</text:p>
          </table:table-cell>
          <table:table-cell table:style-name="ce28" table:formula="of:=([.Z21]/[.$BD21])*100" office:value-type="float" office:value="3.74296061144469" calcext:value-type="float">
            <text:p>4</text:p>
          </table:table-cell>
          <table:table-cell table:style-name="ce28" table:formula="of:=([.AA21]/[.$BD21])*100" office:value-type="float" office:value="0.0681398661106759" calcext:value-type="float">
            <text:p>0</text:p>
          </table:table-cell>
          <table:table-cell table:style-name="ce28" table:formula="of:=([.AB21]/[.$BD21])*100" office:value-type="float" office:value="3.67482074533402" calcext:value-type="float">
            <text:p>4</text:p>
          </table:table-cell>
          <table:table-cell table:style-name="ce28" table:formula="of:=([.AC21]/[.$BD21])*100" office:value-type="float" office:value="0.989415729260024" calcext:value-type="float">
            <text:p>1</text:p>
          </table:table-cell>
          <table:table-cell table:style-name="ce28" table:formula="of:=([.AD21]/[.$BD21])*100" office:value-type="float" office:value="1.01506758010261" calcext:value-type="float">
            <text:p>1</text:p>
          </table:table-cell>
          <table:table-cell table:style-name="ce28" table:formula="of:=([.AE21]/[.$BD21])*100" office:value-type="float" office:value="0.692363532117791" calcext:value-type="float">
            <text:p>1</text:p>
          </table:table-cell>
          <table:table-cell table:style-name="ce28" table:formula="of:=([.AF21]/[.$BD21])*100" office:value-type="float" office:value="0.171802230152931" calcext:value-type="float">
            <text:p>0</text:p>
          </table:table-cell>
          <table:table-cell table:style-name="ce28" table:formula="of:=([.AG21]/[.$BD21])*100" office:value-type="float" office:value="0.23751773589535" calcext:value-type="float">
            <text:p>0</text:p>
          </table:table-cell>
          <table:table-cell table:style-name="ce28" table:formula="of:=([.AH21]/[.$BD21])*100" office:value-type="float" office:value="-0.297052197142233" calcext:value-type="float">
            <text:p>0</text:p>
          </table:table-cell>
          <table:table-cell table:style-name="ce28" table:formula="of:=([.AI21]/[.$BD21])*100" office:value-type="float" office:value="1.73625569181706" calcext:value-type="float">
            <text:p>2</text:p>
          </table:table-cell>
          <table:table-cell table:style-name="ce28" table:formula="of:=([.AJ21]/[.$BD21])*100" office:value-type="float" office:value="0.599257888487504" calcext:value-type="float">
            <text:p>1</text:p>
          </table:table-cell>
          <table:table-cell table:style-name="ce28" table:formula="of:=([.AK21]/[.$BD21])*100" office:value-type="float" office:value="4.71260781940868" calcext:value-type="float">
            <text:p>5</text:p>
          </table:table-cell>
          <table:table-cell table:style-name="ce28" table:formula="of:=([.AL21]/[.$BD21])*100" office:value-type="float" office:value="6.09126832428333" calcext:value-type="float">
            <text:p>6</text:p>
          </table:table-cell>
          <table:table-cell table:style-name="ce28" table:formula="of:=([.AM21]/[.$BD21])*100" office:value-type="float" office:value="5.76177880042312" calcext:value-type="float">
            <text:p>6</text:p>
          </table:table-cell>
          <table:table-cell table:style-name="ce28" table:formula="of:=([.AN21]/[.$BD21])*100" office:value-type="float" office:value="0.0500445346720374" calcext:value-type="float">
            <text:p>0</text:p>
          </table:table-cell>
          <table:table-cell table:style-name="ce28" table:formula="of:=([.AO21]/[.$BD21])*100" office:value-type="float" office:value="0.473274586454196" calcext:value-type="float">
            <text:p>0</text:p>
          </table:table-cell>
          <table:table-cell table:style-name="ce28" table:formula="of:=([.AP21]/[.$BD21])*100" office:value-type="float" office:value="1.0460646716887" calcext:value-type="float">
            <text:p>1</text:p>
          </table:table-cell>
          <table:table-cell table:style-name="ce28" table:formula="of:=([.AQ21]/[.$BD21])*100" office:value-type="float" office:value="1.0460646716887" calcext:value-type="float">
            <text:p>1</text:p>
          </table:table-cell>
          <table:table-cell table:style-name="ce28" table:formula="of:=([.AR21]/[.$BD21])*100" office:value-type="float" office:value="8.23312795839296" calcext:value-type="float">
            <text:p>8</text:p>
          </table:table-cell>
          <table:table-cell table:style-name="ce28" table:formula="of:=([.AS21]/[.$BD21])*100" office:value-type="float" office:value="9.27919263008166" calcext:value-type="float">
            <text:p>9</text:p>
          </table:table-cell>
          <table:table-cell table:style-name="ce28" table:formula="of:=([.AT21]/[.$BD21])*100" office:value-type="float" office:value="9.27919263008166" calcext:value-type="float">
            <text:p>9</text:p>
          </table:table-cell>
          <table:table-cell table:style-name="ce28" table:formula="of:=([.AU21]/[.$BD21])*100" office:value-type="float" office:value="0.297052197142233" calcext:value-type="float">
            <text:p>0</text:p>
          </table:table-cell>
          <table:table-cell table:style-name="ce28" table:formula="of:=([.AV21]/[.$BD21])*100" office:value-type="float" office:value="0.148939250431353" calcext:value-type="float">
            <text:p>0</text:p>
          </table:table-cell>
          <table:table-cell table:style-name="ce28" table:formula="of:=([.AW21]/[.$BD21])*100" office:value-type="float" office:value="0.0171131018733722" calcext:value-type="float">
            <text:p>0</text:p>
          </table:table-cell>
          <table:table-cell table:style-name="ce28" table:formula="of:=([.AX21]/[.$BD21])*100" office:value-type="float" office:value="0.445732089420795" calcext:value-type="float">
            <text:p>0</text:p>
          </table:table-cell>
          <table:table-cell table:style-name="ce28" table:formula="of:=([.AY21]/[.$BD21])*100" office:value-type="float" office:value="0" calcext:value-type="float">
            <text:p>0</text:p>
          </table:table-cell>
          <table:table-cell table:style-name="ce28" table:formula="of:=([.AZ21]/[.$BD21])*100" office:value-type="float" office:value="0" calcext:value-type="float">
            <text:p>0</text:p>
          </table:table-cell>
          <table:table-cell table:style-name="ce28" table:formula="of:=([.BA21]/[.$BD21])*100" office:value-type="float" office:value="-0.277165710716627" calcext:value-type="float">
            <text:p>0</text:p>
          </table:table-cell>
          <table:table-cell table:style-name="ce28" table:formula="of:=([.BB21]/[.$BD21])*100" office:value-type="float" office:value="0.779484232713093" calcext:value-type="float">
            <text:p>1</text:p>
          </table:table-cell>
          <table:table-cell table:style-name="ce28" table:formula="of:=([.BC21]/[.$BD21])*100" office:value-type="float" office:value="0" calcext:value-type="float">
            <text:p>0</text:p>
          </table:table-cell>
          <table:table-cell table:style-name="ce60" table:formula="of:=SUM([.A115:.BC115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Les Pavillons-sous-Bois</text:p>
          </table:table-cell>
          <table:table-cell table:style-name="ce28" table:formula="of:=([.B22]/[.$BD22])*100" office:value-type="float" office:value="1.93083276568804" calcext:value-type="float">
            <text:p>2</text:p>
          </table:table-cell>
          <table:table-cell table:style-name="ce28" table:formula="of:=([.C22]/[.$BD22])*100" office:value-type="float" office:value="0.317211636069522" calcext:value-type="float">
            <text:p>0</text:p>
          </table:table-cell>
          <table:table-cell table:style-name="ce28" table:formula="of:=([.D22]/[.$BD22])*100" office:value-type="float" office:value="0.0105295511056729" calcext:value-type="float">
            <text:p>0</text:p>
          </table:table-cell>
          <table:table-cell table:style-name="ce28" table:formula="of:=([.E22]/[.$BD22])*100" office:value-type="float" office:value="0.169513518324153" calcext:value-type="float">
            <text:p>0</text:p>
          </table:table-cell>
          <table:table-cell table:style-name="ce28" table:formula="of:=([.F22]/[.$BD22])*100" office:value-type="float" office:value="0.0160943368760616" calcext:value-type="float">
            <text:p>0</text:p>
          </table:table-cell>
          <table:table-cell table:style-name="ce28" table:formula="of:=([.G22]/[.$BD22])*100" office:value-type="float" office:value="0.503199047296696" calcext:value-type="float">
            <text:p>1</text:p>
          </table:table-cell>
          <table:table-cell table:style-name="ce28" table:formula="of:=([.H22]/[.$BD22])*100" office:value-type="float" office:value="0.295119549945233" calcext:value-type="float">
            <text:p>0</text:p>
          </table:table-cell>
          <table:table-cell table:style-name="ce28" table:formula="of:=([.I22]/[.$BD22])*100" office:value-type="float" office:value="0.0163309877507876" calcext:value-type="float">
            <text:p>0</text:p>
          </table:table-cell>
          <table:table-cell table:style-name="ce28" table:formula="of:=([.J22]/[.$BD22])*100" office:value-type="float" office:value="0.296395732470602" calcext:value-type="float">
            <text:p>0</text:p>
          </table:table-cell>
          <table:table-cell table:style-name="ce28" table:formula="of:=([.K22]/[.$BD22])*100" office:value-type="float" office:value="0.246143253661561" calcext:value-type="float">
            <text:p>0</text:p>
          </table:table-cell>
          <table:table-cell table:style-name="ce28" table:formula="of:=([.L22]/[.$BD22])*100" office:value-type="float" office:value="0.0245360608957069" calcext:value-type="float">
            <text:p>0</text:p>
          </table:table-cell>
          <table:table-cell table:style-name="ce28" table:formula="of:=([.M22]/[.$BD22])*100" office:value-type="float" office:value="0.6590291086346" calcext:value-type="float">
            <text:p>1</text:p>
          </table:table-cell>
          <table:table-cell table:style-name="ce28" table:formula="of:=([.N22]/[.$BD22])*100" office:value-type="float" office:value="0" calcext:value-type="float">
            <text:p>0</text:p>
          </table:table-cell>
          <table:table-cell table:style-name="ce28" table:formula="of:=([.O22]/[.$BD22])*100" office:value-type="float" office:value="1.57659032375356" calcext:value-type="float">
            <text:p>2</text:p>
          </table:table-cell>
          <table:table-cell table:style-name="ce28" table:formula="of:=([.P22]/[.$BD22])*100" office:value-type="float" office:value="0.781432459825161" calcext:value-type="float">
            <text:p>1</text:p>
          </table:table-cell>
          <table:table-cell table:style-name="ce28" table:formula="of:=([.Q22]/[.$BD22])*100" office:value-type="float" office:value="1.87979545003304" calcext:value-type="float">
            <text:p>2</text:p>
          </table:table-cell>
          <table:table-cell table:style-name="ce28" table:formula="of:=([.R22]/[.$BD22])*100" office:value-type="float" office:value="1.58711987485923" calcext:value-type="float">
            <text:p>2</text:p>
          </table:table-cell>
          <table:table-cell table:style-name="ce28" table:formula="of:=([.S22]/[.$BD22])*100" office:value-type="float" office:value="7.92900811171104" calcext:value-type="float">
            <text:p>8</text:p>
          </table:table-cell>
          <table:table-cell table:style-name="ce28" table:formula="of:=([.T22]/[.$BD22])*100" office:value-type="float" office:value="9.80880356174408" calcext:value-type="float">
            <text:p>10</text:p>
          </table:table-cell>
          <table:table-cell table:style-name="ce28" table:formula="of:=([.U22]/[.$BD22])*100" office:value-type="float" office:value="9.51612798657026" calcext:value-type="float">
            <text:p>10</text:p>
          </table:table-cell>
          <table:table-cell table:style-name="ce28" table:formula="of:=([.V22]/[.$BD22])*100" office:value-type="float" office:value="1.5654706037013" calcext:value-type="float">
            <text:p>2</text:p>
          </table:table-cell>
          <table:table-cell table:style-name="ce28" table:formula="of:=([.W22]/[.$BD22])*100" office:value-type="float" office:value="0" calcext:value-type="float">
            <text:p>0</text:p>
          </table:table-cell>
          <table:table-cell table:style-name="ce28" table:formula="of:=([.X22]/[.$BD22])*100" office:value-type="float" office:value="0.608389538760545" calcext:value-type="float">
            <text:p>1</text:p>
          </table:table-cell>
          <table:table-cell table:style-name="ce28" table:formula="of:=([.Y22]/[.$BD22])*100" office:value-type="float" office:value="0.191484785659337" calcext:value-type="float">
            <text:p>0</text:p>
          </table:table-cell>
          <table:table-cell table:style-name="ce28" table:formula="of:=([.Z22]/[.$BD22])*100" office:value-type="float" office:value="1.91168057554213" calcext:value-type="float">
            <text:p>2</text:p>
          </table:table-cell>
          <table:table-cell table:style-name="ce28" table:formula="of:=([.AA22]/[.$BD22])*100" office:value-type="float" office:value="0.00752313307655304" calcext:value-type="float">
            <text:p>0</text:p>
          </table:table-cell>
          <table:table-cell table:style-name="ce28" table:formula="of:=([.AB22]/[.$BD22])*100" office:value-type="float" office:value="1.90415744246558" calcext:value-type="float">
            <text:p>2</text:p>
          </table:table-cell>
          <table:table-cell table:style-name="ce28" table:formula="of:=([.AC22]/[.$BD22])*100" office:value-type="float" office:value="1.13882826737417" calcext:value-type="float">
            <text:p>1</text:p>
          </table:table-cell>
          <table:table-cell table:style-name="ce28" table:formula="of:=([.AD22]/[.$BD22])*100" office:value-type="float" office:value="1.16667016365823" calcext:value-type="float">
            <text:p>1</text:p>
          </table:table-cell>
          <table:table-cell table:style-name="ce28" table:formula="of:=([.AE22]/[.$BD22])*100" office:value-type="float" office:value="0.846152692200355" calcext:value-type="float">
            <text:p>1</text:p>
          </table:table-cell>
          <table:table-cell table:style-name="ce28" table:formula="of:=([.AF22]/[.$BD22])*100" office:value-type="float" office:value="0.174904826099137" calcext:value-type="float">
            <text:p>0</text:p>
          </table:table-cell>
          <table:table-cell table:style-name="ce28" table:formula="of:=([.AG22]/[.$BD22])*100" office:value-type="float" office:value="1.0565098699539" calcext:value-type="float">
            <text:p>1</text:p>
          </table:table-cell>
          <table:table-cell table:style-name="ce28" table:formula="of:=([.AH22]/[.$BD22])*100" office:value-type="float" office:value="-0.101190789514478" calcext:value-type="float">
            <text:p>0</text:p>
          </table:table-cell>
          <table:table-cell table:style-name="ce28" table:formula="of:=([.AI22]/[.$BD22])*100" office:value-type="float" office:value="1.45179301065044" calcext:value-type="float">
            <text:p>1</text:p>
          </table:table-cell>
          <table:table-cell table:style-name="ce28" table:formula="of:=([.AJ22]/[.$BD22])*100" office:value-type="float" office:value="0" calcext:value-type="float">
            <text:p>0</text:p>
          </table:table-cell>
          <table:table-cell table:style-name="ce28" table:formula="of:=([.AK22]/[.$BD22])*100" office:value-type="float" office:value="5.02269330697797" calcext:value-type="float">
            <text:p>5</text:p>
          </table:table-cell>
          <table:table-cell table:style-name="ce28" table:formula="of:=([.AL22]/[.$BD22])*100" office:value-type="float" office:value="6.48797536489552" calcext:value-type="float">
            <text:p>6</text:p>
          </table:table-cell>
          <table:table-cell table:style-name="ce28" table:formula="of:=([.AM22]/[.$BD22])*100" office:value-type="float" office:value="6.19285581495029" calcext:value-type="float">
            <text:p>6</text:p>
          </table:table-cell>
          <table:table-cell table:style-name="ce28" table:formula="of:=([.AN22]/[.$BD22])*100" office:value-type="float" office:value="0.0345452329979933" calcext:value-type="float">
            <text:p>0</text:p>
          </table:table-cell>
          <table:table-cell table:style-name="ce28" table:formula="of:=([.AO22]/[.$BD22])*100" office:value-type="float" office:value="0" calcext:value-type="float">
            <text:p>0</text:p>
          </table:table-cell>
          <table:table-cell table:style-name="ce28" table:formula="of:=([.AP22]/[.$BD22])*100" office:value-type="float" office:value="0.885919646805958" calcext:value-type="float">
            <text:p>1</text:p>
          </table:table-cell>
          <table:table-cell table:style-name="ce28" table:formula="of:=([.AQ22]/[.$BD22])*100" office:value-type="float" office:value="0.694434861146621" calcext:value-type="float">
            <text:p>1</text:p>
          </table:table-cell>
          <table:table-cell table:style-name="ce28" table:formula="of:=([.AR22]/[.$BD22])*100" office:value-type="float" office:value="9.06783637908521" calcext:value-type="float">
            <text:p>9</text:p>
          </table:table-cell>
          <table:table-cell table:style-name="ce28" table:formula="of:=([.AS22]/[.$BD22])*100" office:value-type="float" office:value="9.95375602589116" calcext:value-type="float">
            <text:p>10</text:p>
          </table:table-cell>
          <table:table-cell table:style-name="ce28" table:formula="of:=([.AT22]/[.$BD22])*100" office:value-type="float" office:value="9.76227124023183" calcext:value-type="float">
            <text:p>10</text:p>
          </table:table-cell>
          <table:table-cell table:style-name="ce28" table:formula="of:=([.AU22]/[.$BD22])*100" office:value-type="float" office:value="0.292675575173815" calcext:value-type="float">
            <text:p>0</text:p>
          </table:table-cell>
          <table:table-cell table:style-name="ce28" table:formula="of:=([.AV22]/[.$BD22])*100" office:value-type="float" office:value="0.349460477769864" calcext:value-type="float">
            <text:p>0</text:p>
          </table:table-cell>
          <table:table-cell table:style-name="ce28" table:formula="of:=([.AW22]/[.$BD22])*100" office:value-type="float" office:value="0" calcext:value-type="float">
            <text:p>0</text:p>
          </table:table-cell>
          <table:table-cell table:style-name="ce28" table:formula="of:=([.AX22]/[.$BD22])*100" office:value-type="float" office:value="0.72155812230072" calcext:value-type="float">
            <text:p>1</text:p>
          </table:table-cell>
          <table:table-cell table:style-name="ce28" table:formula="of:=([.AY22]/[.$BD22])*100" office:value-type="float" office:value="0" calcext:value-type="float">
            <text:p>0</text:p>
          </table:table-cell>
          <table:table-cell table:style-name="ce28" table:formula="of:=([.AZ22]/[.$BD22])*100" office:value-type="float" office:value="0" calcext:value-type="float">
            <text:p>0</text:p>
          </table:table-cell>
          <table:table-cell table:style-name="ce28" table:formula="of:=([.BA22]/[.$BD22])*100" office:value-type="float" office:value="0.144952464147082" calcext:value-type="float">
            <text:p>0</text:p>
          </table:table-cell>
          <table:table-cell table:style-name="ce28" table:formula="of:=([.BB22]/[.$BD22])*100" office:value-type="float" office:value="0.90287805078376" calcext:value-type="float">
            <text:p>1</text:p>
          </table:table-cell>
          <table:table-cell table:style-name="ce28" table:formula="of:=([.BC22]/[.$BD22])*100" office:value-type="float" office:value="0" calcext:value-type="float">
            <text:p>0</text:p>
          </table:table-cell>
          <table:table-cell table:style-name="ce60" table:formula="of:=SUM([.A116:.BC116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Livry-Gargan</text:p>
          </table:table-cell>
          <table:table-cell table:style-name="ce28" table:formula="of:=([.B23]/[.$BD23])*100" office:value-type="float" office:value="1.79557516972461" calcext:value-type="float">
            <text:p>2</text:p>
          </table:table-cell>
          <table:table-cell table:style-name="ce28" table:formula="of:=([.C23]/[.$BD23])*100" office:value-type="float" office:value="0.409580542980375" calcext:value-type="float">
            <text:p>0</text:p>
          </table:table-cell>
          <table:table-cell table:style-name="ce28" table:formula="of:=([.D23]/[.$BD23])*100" office:value-type="float" office:value="0.0106150014513811" calcext:value-type="float">
            <text:p>0</text:p>
          </table:table-cell>
          <table:table-cell table:style-name="ce28" table:formula="of:=([.E23]/[.$BD23])*100" office:value-type="float" office:value="0.117672279248958" calcext:value-type="float">
            <text:p>0</text:p>
          </table:table-cell>
          <table:table-cell table:style-name="ce28" table:formula="of:=([.F23]/[.$BD23])*100" office:value-type="float" office:value="0.0308287044087839" calcext:value-type="float">
            <text:p>0</text:p>
          </table:table-cell>
          <table:table-cell table:style-name="ce28" table:formula="of:=([.G23]/[.$BD23])*100" office:value-type="float" office:value="0.380745998869779" calcext:value-type="float">
            <text:p>0</text:p>
          </table:table-cell>
          <table:table-cell table:style-name="ce28" table:formula="of:=([.H23]/[.$BD23])*100" office:value-type="float" office:value="0.270078335803021" calcext:value-type="float">
            <text:p>0</text:p>
          </table:table-cell>
          <table:table-cell table:style-name="ce28" table:formula="of:=([.I23]/[.$BD23])*100" office:value-type="float" office:value="0.00985923765889971" calcext:value-type="float">
            <text:p>0</text:p>
          </table:table-cell>
          <table:table-cell table:style-name="ce28" table:formula="of:=([.J23]/[.$BD23])*100" office:value-type="float" office:value="0.110240794080291" calcext:value-type="float">
            <text:p>0</text:p>
          </table:table-cell>
          <table:table-cell table:style-name="ce28" table:formula="of:=([.K23]/[.$BD23])*100" office:value-type="float" office:value="-0.321450914633976" calcext:value-type="float">
            <text:p>0</text:p>
          </table:table-cell>
          <table:table-cell table:style-name="ce28" table:formula="of:=([.L23]/[.$BD23])*100" office:value-type="float" office:value="0.096734218531762" calcext:value-type="float">
            <text:p>0</text:p>
          </table:table-cell>
          <table:table-cell table:style-name="ce28" table:formula="of:=([.M23]/[.$BD23])*100" office:value-type="float" office:value="0.881623768602277" calcext:value-type="float">
            <text:p>1</text:p>
          </table:table-cell>
          <table:table-cell table:style-name="ce28" table:formula="of:=([.N23]/[.$BD23])*100" office:value-type="float" office:value="0" calcext:value-type="float">
            <text:p>0</text:p>
          </table:table-cell>
          <table:table-cell table:style-name="ce28" table:formula="of:=([.O23]/[.$BD23])*100" office:value-type="float" office:value="1.91708111196823" calcext:value-type="float">
            <text:p>2</text:p>
          </table:table-cell>
          <table:table-cell table:style-name="ce28" table:formula="of:=([.P23]/[.$BD23])*100" office:value-type="float" office:value="0.5311033114272" calcext:value-type="float">
            <text:p>1</text:p>
          </table:table-cell>
          <table:table-cell table:style-name="ce28" table:formula="of:=([.Q23]/[.$BD23])*100" office:value-type="float" office:value="2.26404226727667" calcext:value-type="float">
            <text:p>2</text:p>
          </table:table-cell>
          <table:table-cell table:style-name="ce28" table:formula="of:=([.R23]/[.$BD23])*100" office:value-type="float" office:value="1.95119594282806" calcext:value-type="float">
            <text:p>2</text:p>
          </table:table-cell>
          <table:table-cell table:style-name="ce28" table:formula="of:=([.S23]/[.$BD23])*100" office:value-type="float" office:value="7.36391589193967" calcext:value-type="float">
            <text:p>7</text:p>
          </table:table-cell>
          <table:table-cell table:style-name="ce28" table:formula="of:=([.T23]/[.$BD23])*100" office:value-type="float" office:value="9.62795815921635" calcext:value-type="float">
            <text:p>10</text:p>
          </table:table-cell>
          <table:table-cell table:style-name="ce28" table:formula="of:=([.U23]/[.$BD23])*100" office:value-type="float" office:value="9.31511183476773" calcext:value-type="float">
            <text:p>9</text:p>
          </table:table-cell>
          <table:table-cell table:style-name="ce28" table:formula="of:=([.V23]/[.$BD23])*100" office:value-type="float" office:value="1.22320125736005" calcext:value-type="float">
            <text:p>1</text:p>
          </table:table-cell>
          <table:table-cell table:style-name="ce28" table:formula="of:=([.W23]/[.$BD23])*100" office:value-type="float" office:value="0" calcext:value-type="float">
            <text:p>0</text:p>
          </table:table-cell>
          <table:table-cell table:style-name="ce28" table:formula="of:=([.X23]/[.$BD23])*100" office:value-type="float" office:value="0.825929548694377" calcext:value-type="float">
            <text:p>1</text:p>
          </table:table-cell>
          <table:table-cell table:style-name="ce28" table:formula="of:=([.Y23]/[.$BD23])*100" office:value-type="float" office:value="0.505615981263726" calcext:value-type="float">
            <text:p>1</text:p>
          </table:table-cell>
          <table:table-cell table:style-name="ce28" table:formula="of:=([.Z23]/[.$BD23])*100" office:value-type="float" office:value="4.27966392553482" calcext:value-type="float">
            <text:p>4</text:p>
          </table:table-cell>
          <table:table-cell table:style-name="ce28" table:formula="of:=([.AA23]/[.$BD23])*100" office:value-type="float" office:value="0.00609206550764369" calcext:value-type="float">
            <text:p>0</text:p>
          </table:table-cell>
          <table:table-cell table:style-name="ce28" table:formula="of:=([.AB23]/[.$BD23])*100" office:value-type="float" office:value="4.27357186002717" calcext:value-type="float">
            <text:p>4</text:p>
          </table:table-cell>
          <table:table-cell table:style-name="ce28" table:formula="of:=([.AC23]/[.$BD23])*100" office:value-type="float" office:value="1.06412580019798" calcext:value-type="float">
            <text:p>1</text:p>
          </table:table-cell>
          <table:table-cell table:style-name="ce28" table:formula="of:=([.AD23]/[.$BD23])*100" office:value-type="float" office:value="1.14895933437833" calcext:value-type="float">
            <text:p>1</text:p>
          </table:table-cell>
          <table:table-cell table:style-name="ce28" table:formula="of:=([.AE23]/[.$BD23])*100" office:value-type="float" office:value="0.751279475749366" calcext:value-type="float">
            <text:p>1</text:p>
          </table:table-cell>
          <table:table-cell table:style-name="ce28" table:formula="of:=([.AF23]/[.$BD23])*100" office:value-type="float" office:value="0.175013991467425" calcext:value-type="float">
            <text:p>0</text:p>
          </table:table-cell>
          <table:table-cell table:style-name="ce28" table:formula="of:=([.AG23]/[.$BD23])*100" office:value-type="float" office:value="0.720131880628089" calcext:value-type="float">
            <text:p>1</text:p>
          </table:table-cell>
          <table:table-cell table:style-name="ce28" table:formula="of:=([.AH23]/[.$BD23])*100" office:value-type="float" office:value="0.192769656815113" calcext:value-type="float">
            <text:p>0</text:p>
          </table:table-cell>
          <table:table-cell table:style-name="ce28" table:formula="of:=([.AI23]/[.$BD23])*100" office:value-type="float" office:value="1.22032014890892" calcext:value-type="float">
            <text:p>1</text:p>
          </table:table-cell>
          <table:table-cell table:style-name="ce28" table:formula="of:=([.AJ23]/[.$BD23])*100" office:value-type="float" office:value="0" calcext:value-type="float">
            <text:p>0</text:p>
          </table:table-cell>
          <table:table-cell table:style-name="ce28" table:formula="of:=([.AK23]/[.$BD23])*100" office:value-type="float" office:value="4.82283091300715" calcext:value-type="float">
            <text:p>5</text:p>
          </table:table-cell>
          <table:table-cell table:style-name="ce28" table:formula="of:=([.AL23]/[.$BD23])*100" office:value-type="float" office:value="5.94346633153436" calcext:value-type="float">
            <text:p>6</text:p>
          </table:table-cell>
          <table:table-cell table:style-name="ce28" table:formula="of:=([.AM23]/[.$BD23])*100" office:value-type="float" office:value="5.67338799573134" calcext:value-type="float">
            <text:p>6</text:p>
          </table:table-cell>
          <table:table-cell table:style-name="ce28" table:formula="of:=([.AN23]/[.$BD23])*100" office:value-type="float" office:value="0.0248655154991166" calcext:value-type="float">
            <text:p>0</text:p>
          </table:table-cell>
          <table:table-cell table:style-name="ce28" table:formula="of:=([.AO23]/[.$BD23])*100" office:value-type="float" office:value="0.00134806865460528" calcext:value-type="float">
            <text:p>0</text:p>
          </table:table-cell>
          <table:table-cell table:style-name="ce28" table:formula="of:=([.AP23]/[.$BD23])*100" office:value-type="float" office:value="1.07123520925983" calcext:value-type="float">
            <text:p>1</text:p>
          </table:table-cell>
          <table:table-cell table:style-name="ce28" table:formula="of:=([.AQ23]/[.$BD23])*100" office:value-type="float" office:value="0.565619227996103" calcext:value-type="float">
            <text:p>1</text:p>
          </table:table-cell>
          <table:table-cell table:style-name="ce28" table:formula="of:=([.AR23]/[.$BD23])*100" office:value-type="float" office:value="8.42804169213765" calcext:value-type="float">
            <text:p>8</text:p>
          </table:table-cell>
          <table:table-cell table:style-name="ce28" table:formula="of:=([.AS23]/[.$BD23])*100" office:value-type="float" office:value="9.49927690139748" calcext:value-type="float">
            <text:p>9</text:p>
          </table:table-cell>
          <table:table-cell table:style-name="ce28" table:formula="of:=([.AT23]/[.$BD23])*100" office:value-type="float" office:value="8.99366092013375" calcext:value-type="float">
            <text:p>9</text:p>
          </table:table-cell>
          <table:table-cell table:style-name="ce28" table:formula="of:=([.AU23]/[.$BD23])*100" office:value-type="float" office:value="0.312846324448613" calcext:value-type="float">
            <text:p>0</text:p>
          </table:table-cell>
          <table:table-cell table:style-name="ce28" table:formula="of:=([.AV23]/[.$BD23])*100" office:value-type="float" office:value="0.126704948006641" calcext:value-type="float">
            <text:p>0</text:p>
          </table:table-cell>
          <table:table-cell table:style-name="ce28" table:formula="of:=([.AW23]/[.$BD23])*100" office:value-type="float" office:value="0.0234998294084522" calcext:value-type="float">
            <text:p>0</text:p>
          </table:table-cell>
          <table:table-cell table:style-name="ce28" table:formula="of:=([.AX23]/[.$BD23])*100" office:value-type="float" office:value="0.812081101438973" calcext:value-type="float">
            <text:p>1</text:p>
          </table:table-cell>
          <table:table-cell table:style-name="ce28" table:formula="of:=([.AY23]/[.$BD23])*100" office:value-type="float" office:value="0" calcext:value-type="float">
            <text:p>0</text:p>
          </table:table-cell>
          <table:table-cell table:style-name="ce28" table:formula="of:=([.AZ23]/[.$BD23])*100" office:value-type="float" office:value="0" calcext:value-type="float">
            <text:p>0</text:p>
          </table:table-cell>
          <table:table-cell table:style-name="ce28" table:formula="of:=([.BA23]/[.$BD23])*100" office:value-type="float" office:value="-0.128681257818862" calcext:value-type="float">
            <text:p>0</text:p>
          </table:table-cell>
          <table:table-cell table:style-name="ce28" table:formula="of:=([.BB23]/[.$BD23])*100" office:value-type="float" office:value="0.68062969648175" calcext:value-type="float">
            <text:p>1</text:p>
          </table:table-cell>
          <table:table-cell table:style-name="ce28" table:formula="of:=([.BC23]/[.$BD23])*100" office:value-type="float" office:value="0" calcext:value-type="float">
            <text:p>0</text:p>
          </table:table-cell>
          <table:table-cell table:style-name="ce60" table:formula="of:=SUM([.A117:.BC117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Montfermeil</text:p>
          </table:table-cell>
          <table:table-cell table:style-name="ce28" table:formula="of:=([.B24]/[.$BD24])*100" office:value-type="float" office:value="1.84257385016435" calcext:value-type="float">
            <text:p>2</text:p>
          </table:table-cell>
          <table:table-cell table:style-name="ce28" table:formula="of:=([.C24]/[.$BD24])*100" office:value-type="float" office:value="1.00055919917059" calcext:value-type="float">
            <text:p>1</text:p>
          </table:table-cell>
          <table:table-cell table:style-name="ce28" table:formula="of:=([.D24]/[.$BD24])*100" office:value-type="float" office:value="0.0323211146987854" calcext:value-type="float">
            <text:p>0</text:p>
          </table:table-cell>
          <table:table-cell table:style-name="ce28" table:formula="of:=([.E24]/[.$BD24])*100" office:value-type="float" office:value="0.17372169480118" calcext:value-type="float">
            <text:p>0</text:p>
          </table:table-cell>
          <table:table-cell table:style-name="ce28" table:formula="of:=([.F24]/[.$BD24])*100" office:value-type="float" office:value="0.0246781980558284" calcext:value-type="float">
            <text:p>0</text:p>
          </table:table-cell>
          <table:table-cell table:style-name="ce28" table:formula="of:=([.G24]/[.$BD24])*100" office:value-type="float" office:value="0.284295487458554" calcext:value-type="float">
            <text:p>0</text:p>
          </table:table-cell>
          <table:table-cell table:style-name="ce28" table:formula="of:=([.H24]/[.$BD24])*100" office:value-type="float" office:value="0.174759447246529" calcext:value-type="float">
            <text:p>0</text:p>
          </table:table-cell>
          <table:table-cell table:style-name="ce28" table:formula="of:=([.I24]/[.$BD24])*100" office:value-type="float" office:value="0.00156456742599763" calcext:value-type="float">
            <text:p>0</text:p>
          </table:table-cell>
          <table:table-cell table:style-name="ce28" table:formula="of:=([.J24]/[.$BD24])*100" office:value-type="float" office:value="0.284574800647859" calcext:value-type="float">
            <text:p>0</text:p>
          </table:table-cell>
          <table:table-cell table:style-name="ce28" table:formula="of:=([.K24]/[.$BD24])*100" office:value-type="float" office:value="0.0476956939420787" calcext:value-type="float">
            <text:p>0</text:p>
          </table:table-cell>
          <table:table-cell table:style-name="ce28" table:formula="of:=([.L24]/[.$BD24])*100" office:value-type="float" office:value="0.0899302471048504" calcext:value-type="float">
            <text:p>0</text:p>
          </table:table-cell>
          <table:table-cell table:style-name="ce28" table:formula="of:=([.M24]/[.$BD24])*100" office:value-type="float" office:value="1.65232856188893" calcext:value-type="float">
            <text:p>2</text:p>
          </table:table-cell>
          <table:table-cell table:style-name="ce28" table:formula="of:=([.N24]/[.$BD24])*100" office:value-type="float" office:value="0" calcext:value-type="float">
            <text:p>0</text:p>
          </table:table-cell>
          <table:table-cell table:style-name="ce28" table:formula="of:=([.O24]/[.$BD24])*100" office:value-type="float" office:value="2.02208642723893" calcext:value-type="float">
            <text:p>2</text:p>
          </table:table-cell>
          <table:table-cell table:style-name="ce28" table:formula="of:=([.P24]/[.$BD24])*100" office:value-type="float" office:value="0.27403636395571" calcext:value-type="float">
            <text:p>0</text:p>
          </table:table-cell>
          <table:table-cell table:style-name="ce28" table:formula="of:=([.Q24]/[.$BD24])*100" office:value-type="float" office:value="2.96503649400345" calcext:value-type="float">
            <text:p>3</text:p>
          </table:table-cell>
          <table:table-cell table:style-name="ce28" table:formula="of:=([.R24]/[.$BD24])*100" office:value-type="float" office:value="2.05440754193772" calcext:value-type="float">
            <text:p>2</text:p>
          </table:table-cell>
          <table:table-cell table:style-name="ce28" table:formula="of:=([.S24]/[.$BD24])*100" office:value-type="float" office:value="6.21744891003525" calcext:value-type="float">
            <text:p>6</text:p>
          </table:table-cell>
          <table:table-cell table:style-name="ce28" table:formula="of:=([.T24]/[.$BD24])*100" office:value-type="float" office:value="9.1824854040387" calcext:value-type="float">
            <text:p>9</text:p>
          </table:table-cell>
          <table:table-cell table:style-name="ce28" table:formula="of:=([.U24]/[.$BD24])*100" office:value-type="float" office:value="8.27185645197297" calcext:value-type="float">
            <text:p>8</text:p>
          </table:table-cell>
          <table:table-cell table:style-name="ce28" table:formula="of:=([.V24]/[.$BD24])*100" office:value-type="float" office:value="4.30757303331786" calcext:value-type="float">
            <text:p>4</text:p>
          </table:table-cell>
          <table:table-cell table:style-name="ce28" table:formula="of:=([.W24]/[.$BD24])*100" office:value-type="float" office:value="0" calcext:value-type="float">
            <text:p>0</text:p>
          </table:table-cell>
          <table:table-cell table:style-name="ce28" table:formula="of:=([.X24]/[.$BD24])*100" office:value-type="float" office:value="1.53752121537065" calcext:value-type="float">
            <text:p>2</text:p>
          </table:table-cell>
          <table:table-cell table:style-name="ce28" table:formula="of:=([.Y24]/[.$BD24])*100" office:value-type="float" office:value="0" calcext:value-type="float">
            <text:p>0</text:p>
          </table:table-cell>
          <table:table-cell table:style-name="ce28" table:formula="of:=([.Z24]/[.$BD24])*100" office:value-type="float" office:value="4.84160632019229" calcext:value-type="float">
            <text:p>5</text:p>
          </table:table-cell>
          <table:table-cell table:style-name="ce28" table:formula="of:=([.AA24]/[.$BD24])*100" office:value-type="float" office:value="0.00507646652642268" calcext:value-type="float">
            <text:p>0</text:p>
          </table:table-cell>
          <table:table-cell table:style-name="ce28" table:formula="of:=([.AB24]/[.$BD24])*100" office:value-type="float" office:value="4.83652985366587" calcext:value-type="float">
            <text:p>5</text:p>
          </table:table-cell>
          <table:table-cell table:style-name="ce28" table:formula="of:=([.AC24]/[.$BD24])*100" office:value-type="float" office:value="1.63193052760034" calcext:value-type="float">
            <text:p>2</text:p>
          </table:table-cell>
          <table:table-cell table:style-name="ce28" table:formula="of:=([.AD24]/[.$BD24])*100" office:value-type="float" office:value="1.7265233902918" calcext:value-type="float">
            <text:p>2</text:p>
          </table:table-cell>
          <table:table-cell table:style-name="ce28" table:formula="of:=([.AE24]/[.$BD24])*100" office:value-type="float" office:value="0.721301575534607" calcext:value-type="float">
            <text:p>1</text:p>
          </table:table-cell>
          <table:table-cell table:style-name="ce28" table:formula="of:=([.AF24]/[.$BD24])*100" office:value-type="float" office:value="0.184312653394901" calcext:value-type="float">
            <text:p>0</text:p>
          </table:table-cell>
          <table:table-cell table:style-name="ce28" table:formula="of:=([.AG24]/[.$BD24])*100" office:value-type="float" office:value="0.0363805924286174" calcext:value-type="float">
            <text:p>0</text:p>
          </table:table-cell>
          <table:table-cell table:style-name="ce28" table:formula="of:=([.AH24]/[.$BD24])*100" office:value-type="float" office:value="-0.910628952065736" calcext:value-type="float">
            <text:p>-1</text:p>
          </table:table-cell>
          <table:table-cell table:style-name="ce28" table:formula="of:=([.AI24]/[.$BD24])*100" office:value-type="float" office:value="4.27408909792253" calcext:value-type="float">
            <text:p>4</text:p>
          </table:table-cell>
          <table:table-cell table:style-name="ce28" table:formula="of:=([.AJ24]/[.$BD24])*100" office:value-type="float" office:value="0" calcext:value-type="float">
            <text:p>0</text:p>
          </table:table-cell>
          <table:table-cell table:style-name="ce28" table:formula="of:=([.AK24]/[.$BD24])*100" office:value-type="float" office:value="3.83718675400915" calcext:value-type="float">
            <text:p>4</text:p>
          </table:table-cell>
          <table:table-cell table:style-name="ce28" table:formula="of:=([.AL24]/[.$BD24])*100" office:value-type="float" office:value="5.01225752178751" calcext:value-type="float">
            <text:p>5</text:p>
          </table:table-cell>
          <table:table-cell table:style-name="ce28" table:formula="of:=([.AM24]/[.$BD24])*100" office:value-type="float" office:value="4.83749807454098" calcext:value-type="float">
            <text:p>5</text:p>
          </table:table-cell>
          <table:table-cell table:style-name="ce28" table:formula="of:=([.AN24]/[.$BD24])*100" office:value-type="float" office:value="0.0901291484624519" calcext:value-type="float">
            <text:p>0</text:p>
          </table:table-cell>
          <table:table-cell table:style-name="ce28" table:formula="of:=([.AO24]/[.$BD24])*100" office:value-type="float" office:value="0.000124005348204245" calcext:value-type="float">
            <text:p>0</text:p>
          </table:table-cell>
          <table:table-cell table:style-name="ce28" table:formula="of:=([.AP24]/[.$BD24])*100" office:value-type="float" office:value="0.470172708279452" calcext:value-type="float">
            <text:p>0</text:p>
          </table:table-cell>
          <table:table-cell table:style-name="ce28" table:formula="of:=([.AQ24]/[.$BD24])*100" office:value-type="float" office:value="0.470172708279452" calcext:value-type="float">
            <text:p>0</text:p>
          </table:table-cell>
          <table:table-cell table:style-name="ce28" table:formula="of:=([.AR24]/[.$BD24])*100" office:value-type="float" office:value="7.84937943763559" calcext:value-type="float">
            <text:p>8</text:p>
          </table:table-cell>
          <table:table-cell table:style-name="ce28" table:formula="of:=([.AS24]/[.$BD24])*100" office:value-type="float" office:value="8.31955214591504" calcext:value-type="float">
            <text:p>8</text:p>
          </table:table-cell>
          <table:table-cell table:style-name="ce28" table:formula="of:=([.AT24]/[.$BD24])*100" office:value-type="float" office:value="8.31955214591504" calcext:value-type="float">
            <text:p>8</text:p>
          </table:table-cell>
          <table:table-cell table:style-name="ce28" table:formula="of:=([.AU24]/[.$BD24])*100" office:value-type="float" office:value="0.910628952065736" calcext:value-type="float">
            <text:p>1</text:p>
          </table:table-cell>
          <table:table-cell table:style-name="ce28" table:formula="of:=([.AV24]/[.$BD24])*100" office:value-type="float" office:value="0.0574848726053279" calcext:value-type="float">
            <text:p>0</text:p>
          </table:table-cell>
          <table:table-cell table:style-name="ce28" table:formula="of:=([.AW24]/[.$BD24])*100" office:value-type="float" office:value="0" calcext:value-type="float">
            <text:p>0</text:p>
          </table:table-cell>
          <table:table-cell table:style-name="ce28" table:formula="of:=([.AX24]/[.$BD24])*100" office:value-type="float" office:value="0.267922078955116" calcext:value-type="float">
            <text:p>0</text:p>
          </table:table-cell>
          <table:table-cell table:style-name="ce28" table:formula="of:=([.AY24]/[.$BD24])*100" office:value-type="float" office:value="0" calcext:value-type="float">
            <text:p>0</text:p>
          </table:table-cell>
          <table:table-cell table:style-name="ce28" table:formula="of:=([.AZ24]/[.$BD24])*100" office:value-type="float" office:value="0" calcext:value-type="float">
            <text:p>0</text:p>
          </table:table-cell>
          <table:table-cell table:style-name="ce28" table:formula="of:=([.BA24]/[.$BD24])*100" office:value-type="float" office:value="-0.862933258123656" calcext:value-type="float">
            <text:p>-1</text:p>
          </table:table-cell>
          <table:table-cell table:style-name="ce28" table:formula="of:=([.BB24]/[.$BD24])*100" office:value-type="float" office:value="0.63229647435618" calcext:value-type="float">
            <text:p>1</text:p>
          </table:table-cell>
          <table:table-cell table:style-name="ce28" table:formula="of:=([.BC24]/[.$BD24])*100" office:value-type="float" office:value="0" calcext:value-type="float">
            <text:p>0</text:p>
          </table:table-cell>
          <table:table-cell table:style-name="ce60" table:formula="of:=SUM([.A118:.BC118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Montreuil</text:p>
          </table:table-cell>
          <table:table-cell table:style-name="ce28" table:formula="of:=([.B25]/[.$BD25])*100" office:value-type="float" office:value="1.83908865988948" calcext:value-type="float">
            <text:p>2</text:p>
          </table:table-cell>
          <table:table-cell table:style-name="ce28" table:formula="of:=([.C25]/[.$BD25])*100" office:value-type="float" office:value="0.846264442838726" calcext:value-type="float">
            <text:p>1</text:p>
          </table:table-cell>
          <table:table-cell table:style-name="ce28" table:formula="of:=([.D25]/[.$BD25])*100" office:value-type="float" office:value="0.006587351567221" calcext:value-type="float">
            <text:p>0</text:p>
          </table:table-cell>
          <table:table-cell table:style-name="ce28" table:formula="of:=([.E25]/[.$BD25])*100" office:value-type="float" office:value="0.163234242788771" calcext:value-type="float">
            <text:p>0</text:p>
          </table:table-cell>
          <table:table-cell table:style-name="ce28" table:formula="of:=([.F25]/[.$BD25])*100" office:value-type="float" office:value="0.0241061619001979" calcext:value-type="float">
            <text:p>0</text:p>
          </table:table-cell>
          <table:table-cell table:style-name="ce28" table:formula="of:=([.G25]/[.$BD25])*100" office:value-type="float" office:value="0.238422254413245" calcext:value-type="float">
            <text:p>0</text:p>
          </table:table-cell>
          <table:table-cell table:style-name="ce28" table:formula="of:=([.H25]/[.$BD25])*100" office:value-type="float" office:value="0.300190839111379" calcext:value-type="float">
            <text:p>0</text:p>
          </table:table-cell>
          <table:table-cell table:style-name="ce28" table:formula="of:=([.I25]/[.$BD25])*100" office:value-type="float" office:value="0.0913109458274587" calcext:value-type="float">
            <text:p>0</text:p>
          </table:table-cell>
          <table:table-cell table:style-name="ce28" table:formula="of:=([.J25]/[.$BD25])*100" office:value-type="float" office:value="0.219156477170598" calcext:value-type="float">
            <text:p>0</text:p>
          </table:table-cell>
          <table:table-cell table:style-name="ce28" table:formula="of:=([.K25]/[.$BD25])*100" office:value-type="float" office:value="-0.0478958217606149" calcext:value-type="float">
            <text:p>0</text:p>
          </table:table-cell>
          <table:table-cell table:style-name="ce28" table:formula="of:=([.L25]/[.$BD25])*100" office:value-type="float" office:value="0.19950099604255" calcext:value-type="float">
            <text:p>0</text:p>
          </table:table-cell>
          <table:table-cell table:style-name="ce28" table:formula="of:=([.M25]/[.$BD25])*100" office:value-type="float" office:value="0.652810341786062" calcext:value-type="float">
            <text:p>1</text:p>
          </table:table-cell>
          <table:table-cell table:style-name="ce28" table:formula="of:=([.N25]/[.$BD25])*100" office:value-type="float" office:value="0" calcext:value-type="float">
            <text:p>0</text:p>
          </table:table-cell>
          <table:table-cell table:style-name="ce28" table:formula="of:=([.O25]/[.$BD25])*100" office:value-type="float" office:value="1.36324716291323" calcext:value-type="float">
            <text:p>1</text:p>
          </table:table-cell>
          <table:table-cell table:style-name="ce28" table:formula="of:=([.P25]/[.$BD25])*100" office:value-type="float" office:value="0.428060007931816" calcext:value-type="float">
            <text:p>0</text:p>
          </table:table-cell>
          <table:table-cell table:style-name="ce28" table:formula="of:=([.Q25]/[.$BD25])*100" office:value-type="float" office:value="2.03934841065302" calcext:value-type="float">
            <text:p>2</text:p>
          </table:table-cell>
          <table:table-cell table:style-name="ce28" table:formula="of:=([.R25]/[.$BD25])*100" office:value-type="float" office:value="1.39258496385684" calcext:value-type="float">
            <text:p>1</text:p>
          </table:table-cell>
          <table:table-cell table:style-name="ce28" table:formula="of:=([.S25]/[.$BD25])*100" office:value-type="float" office:value="6.99002895701496" calcext:value-type="float">
            <text:p>7</text:p>
          </table:table-cell>
          <table:table-cell table:style-name="ce28" table:formula="of:=([.T25]/[.$BD25])*100" office:value-type="float" office:value="9.02937736766798" calcext:value-type="float">
            <text:p>9</text:p>
          </table:table-cell>
          <table:table-cell table:style-name="ce28" table:formula="of:=([.U25]/[.$BD25])*100" office:value-type="float" office:value="8.3826139208718" calcext:value-type="float">
            <text:p>8</text:p>
          </table:table-cell>
          <table:table-cell table:style-name="ce28" table:formula="of:=([.V25]/[.$BD25])*100" office:value-type="float" office:value="0.5335167209826" calcext:value-type="float">
            <text:p>1</text:p>
          </table:table-cell>
          <table:table-cell table:style-name="ce28" table:formula="of:=([.W25]/[.$BD25])*100" office:value-type="float" office:value="0" calcext:value-type="float">
            <text:p>0</text:p>
          </table:table-cell>
          <table:table-cell table:style-name="ce28" table:formula="of:=([.X25]/[.$BD25])*100" office:value-type="float" office:value="0.570775999642146" calcext:value-type="float">
            <text:p>1</text:p>
          </table:table-cell>
          <table:table-cell table:style-name="ce28" table:formula="of:=([.Y25]/[.$BD25])*100" office:value-type="float" office:value="0.746145607071892" calcext:value-type="float">
            <text:p>1</text:p>
          </table:table-cell>
          <table:table-cell table:style-name="ce28" table:formula="of:=([.Z25]/[.$BD25])*100" office:value-type="float" office:value="7.69243407655468" calcext:value-type="float">
            <text:p>8</text:p>
          </table:table-cell>
          <table:table-cell table:style-name="ce28" table:formula="of:=([.AA25]/[.$BD25])*100" office:value-type="float" office:value="0.0083891393479665" calcext:value-type="float">
            <text:p>0</text:p>
          </table:table-cell>
          <table:table-cell table:style-name="ce28" table:formula="of:=([.AB25]/[.$BD25])*100" office:value-type="float" office:value="7.65842646223606" calcext:value-type="float">
            <text:p>8</text:p>
          </table:table-cell>
          <table:table-cell table:style-name="ce28" table:formula="of:=([.AC25]/[.$BD25])*100" office:value-type="float" office:value="0.884556886764347" calcext:value-type="float">
            <text:p>1</text:p>
          </table:table-cell>
          <table:table-cell table:style-name="ce28" table:formula="of:=([.AD25]/[.$BD25])*100" office:value-type="float" office:value="1.07801083213983" calcext:value-type="float">
            <text:p>1</text:p>
          </table:table-cell>
          <table:table-cell table:style-name="ce28" table:formula="of:=([.AE25]/[.$BD25])*100" office:value-type="float" office:value="0.237793439968172" calcext:value-type="float">
            <text:p>0</text:p>
          </table:table-cell>
          <table:table-cell table:style-name="ce28" table:formula="of:=([.AF25]/[.$BD25])*100" office:value-type="float" office:value="0.130399055091174" calcext:value-type="float">
            <text:p>0</text:p>
          </table:table-cell>
          <table:table-cell table:style-name="ce28" table:formula="of:=([.AG25]/[.$BD25])*100" office:value-type="float" office:value="0.880025216598458" calcext:value-type="float">
            <text:p>1</text:p>
          </table:table-cell>
          <table:table-cell table:style-name="ce28" table:formula="of:=([.AH25]/[.$BD25])*100" office:value-type="float" office:value="0.099382160275716" calcext:value-type="float">
            <text:p>0</text:p>
          </table:table-cell>
          <table:table-cell table:style-name="ce28" table:formula="of:=([.AI25]/[.$BD25])*100" office:value-type="float" office:value="0.29582274692866" calcext:value-type="float">
            <text:p>0</text:p>
          </table:table-cell>
          <table:table-cell table:style-name="ce28" table:formula="of:=([.AJ25]/[.$BD25])*100" office:value-type="float" office:value="0" calcext:value-type="float">
            <text:p>0</text:p>
          </table:table-cell>
          <table:table-cell table:style-name="ce28" table:formula="of:=([.AK25]/[.$BD25])*100" office:value-type="float" office:value="4.36014505036234" calcext:value-type="float">
            <text:p>4</text:p>
          </table:table-cell>
          <table:table-cell table:style-name="ce28" table:formula="of:=([.AL25]/[.$BD25])*100" office:value-type="float" office:value="5.95734014685705" calcext:value-type="float">
            <text:p>6</text:p>
          </table:table-cell>
          <table:table-cell table:style-name="ce28" table:formula="of:=([.AM25]/[.$BD25])*100" office:value-type="float" office:value="5.65714930774567" calcext:value-type="float">
            <text:p>6</text:p>
          </table:table-cell>
          <table:table-cell table:style-name="ce28" table:formula="of:=([.AN25]/[.$BD25])*100" office:value-type="float" office:value="0.0579281802437183" calcext:value-type="float">
            <text:p>0</text:p>
          </table:table-cell>
          <table:table-cell table:style-name="ce28" table:formula="of:=([.AO25]/[.$BD25])*100" office:value-type="float" office:value="0.0896386076812705" calcext:value-type="float">
            <text:p>0</text:p>
          </table:table-cell>
          <table:table-cell table:style-name="ce28" table:formula="of:=([.AP25]/[.$BD25])*100" office:value-type="float" office:value="1.20627786240377" calcext:value-type="float">
            <text:p>1</text:p>
          </table:table-cell>
          <table:table-cell table:style-name="ce28" table:formula="of:=([.AQ25]/[.$BD25])*100" office:value-type="float" office:value="0.460132255331878" calcext:value-type="float">
            <text:p>0</text:p>
          </table:table-cell>
          <table:table-cell table:style-name="ce28" table:formula="of:=([.AR25]/[.$BD25])*100" office:value-type="float" office:value="7.87458584377931" calcext:value-type="float">
            <text:p>8</text:p>
          </table:table-cell>
          <table:table-cell table:style-name="ce28" table:formula="of:=([.AS25]/[.$BD25])*100" office:value-type="float" office:value="9.08086370618308" calcext:value-type="float">
            <text:p>9</text:p>
          </table:table-cell>
          <table:table-cell table:style-name="ce28" table:formula="of:=([.AT25]/[.$BD25])*100" office:value-type="float" office:value="8.33471809911119" calcext:value-type="float">
            <text:p>8</text:p>
          </table:table-cell>
          <table:table-cell table:style-name="ce28" table:formula="of:=([.AU25]/[.$BD25])*100" office:value-type="float" office:value="0.646763446796177" calcext:value-type="float">
            <text:p>1</text:p>
          </table:table-cell>
          <table:table-cell table:style-name="ce28" table:formula="of:=([.AV25]/[.$BD25])*100" office:value-type="float" office:value="0.181225801561027" calcext:value-type="float">
            <text:p>0</text:p>
          </table:table-cell>
          <table:table-cell table:style-name="ce28" table:formula="of:=([.AW25]/[.$BD25])*100" office:value-type="float" office:value="0.022750449376387" calcext:value-type="float">
            <text:p>0</text:p>
          </table:table-cell>
          <table:table-cell table:style-name="ce28" table:formula="of:=([.AX25]/[.$BD25])*100" office:value-type="float" office:value="0.337060858782875" calcext:value-type="float">
            <text:p>0</text:p>
          </table:table-cell>
          <table:table-cell table:style-name="ce28" table:formula="of:=([.AY25]/[.$BD25])*100" office:value-type="float" office:value="0" calcext:value-type="float">
            <text:p>0</text:p>
          </table:table-cell>
          <table:table-cell table:style-name="ce28" table:formula="of:=([.AZ25]/[.$BD25])*100" office:value-type="float" office:value="0" calcext:value-type="float">
            <text:p>0</text:p>
          </table:table-cell>
          <table:table-cell table:style-name="ce28" table:formula="of:=([.BA25]/[.$BD25])*100" office:value-type="float" office:value="0.0514863385151012" calcext:value-type="float">
            <text:p>0</text:p>
          </table:table-cell>
          <table:table-cell table:style-name="ce28" table:formula="of:=([.BB25]/[.$BD25])*100" office:value-type="float" office:value="0.708218019182728" calcext:value-type="float">
            <text:p>1</text:p>
          </table:table-cell>
          <table:table-cell table:style-name="ce28" table:formula="of:=([.BC25]/[.$BD25])*100" office:value-type="float" office:value="0" calcext:value-type="float">
            <text:p>0</text:p>
          </table:table-cell>
          <table:table-cell table:style-name="ce60" table:formula="of:=SUM([.A119:.BC119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Neuilly-Plaisance</text:p>
          </table:table-cell>
          <table:table-cell table:style-name="ce28" table:formula="of:=([.B26]/[.$BD26])*100" office:value-type="float" office:value="1.86838379375813" calcext:value-type="float">
            <text:p>2</text:p>
          </table:table-cell>
          <table:table-cell table:style-name="ce28" table:formula="of:=([.C26]/[.$BD26])*100" office:value-type="float" office:value="0.253208127356787" calcext:value-type="float">
            <text:p>0</text:p>
          </table:table-cell>
          <table:table-cell table:style-name="ce28" table:formula="of:=([.D26]/[.$BD26])*100" office:value-type="float" office:value="0.000325202327012568" calcext:value-type="float">
            <text:p>0</text:p>
          </table:table-cell>
          <table:table-cell table:style-name="ce28" table:formula="of:=([.E26]/[.$BD26])*100" office:value-type="float" office:value="0.180191883892447" calcext:value-type="float">
            <text:p>0</text:p>
          </table:table-cell>
          <table:table-cell table:style-name="ce28" table:formula="of:=([.F26]/[.$BD26])*100" office:value-type="float" office:value="0.0246607506049296" calcext:value-type="float">
            <text:p>0</text:p>
          </table:table-cell>
          <table:table-cell table:style-name="ce28" table:formula="of:=([.G26]/[.$BD26])*100" office:value-type="float" office:value="0.478999902190703" calcext:value-type="float">
            <text:p>0</text:p>
          </table:table-cell>
          <table:table-cell table:style-name="ce28" table:formula="of:=([.H26]/[.$BD26])*100" office:value-type="float" office:value="0.307675965715503" calcext:value-type="float">
            <text:p>0</text:p>
          </table:table-cell>
          <table:table-cell table:style-name="ce28" table:formula="of:=([.I26]/[.$BD26])*100" office:value-type="float" office:value="0.00914143225038161" calcext:value-type="float">
            <text:p>0</text:p>
          </table:table-cell>
          <table:table-cell table:style-name="ce28" table:formula="of:=([.J26]/[.$BD26])*100" office:value-type="float" office:value="0.180940698383985" calcext:value-type="float">
            <text:p>0</text:p>
          </table:table-cell>
          <table:table-cell table:style-name="ce28" table:formula="of:=([.K26]/[.$BD26])*100" office:value-type="float" office:value="0.163625008832495" calcext:value-type="float">
            <text:p>0</text:p>
          </table:table-cell>
          <table:table-cell table:style-name="ce28" table:formula="of:=([.L26]/[.$BD26])*100" office:value-type="float" office:value="0.11330307686397" calcext:value-type="float">
            <text:p>0</text:p>
          </table:table-cell>
          <table:table-cell table:style-name="ce28" table:formula="of:=([.M26]/[.$BD26])*100" office:value-type="float" office:value="0.808884097419058" calcext:value-type="float">
            <text:p>1</text:p>
          </table:table-cell>
          <table:table-cell table:style-name="ce28" table:formula="of:=([.N26]/[.$BD26])*100" office:value-type="float" office:value="0" calcext:value-type="float">
            <text:p>0</text:p>
          </table:table-cell>
          <table:table-cell table:style-name="ce28" table:formula="of:=([.O26]/[.$BD26])*100" office:value-type="float" office:value="1.73872982779876" calcext:value-type="float">
            <text:p>2</text:p>
          </table:table-cell>
          <table:table-cell table:style-name="ce28" table:formula="of:=([.P26]/[.$BD26])*100" office:value-type="float" office:value="0.335955694283" calcext:value-type="float">
            <text:p>0</text:p>
          </table:table-cell>
          <table:table-cell table:style-name="ce28" table:formula="of:=([.Q26]/[.$BD26])*100" office:value-type="float" office:value="1.9299533695625" calcext:value-type="float">
            <text:p>2</text:p>
          </table:table-cell>
          <table:table-cell table:style-name="ce28" table:formula="of:=([.R26]/[.$BD26])*100" office:value-type="float" office:value="1.79004831906968" calcext:value-type="float">
            <text:p>2</text:p>
          </table:table-cell>
          <table:table-cell table:style-name="ce28" table:formula="of:=([.S26]/[.$BD26])*100" office:value-type="float" office:value="7.29961625561729" calcext:value-type="float">
            <text:p>7</text:p>
          </table:table-cell>
          <table:table-cell table:style-name="ce28" table:formula="of:=([.T26]/[.$BD26])*100" office:value-type="float" office:value="9.22956962517979" calcext:value-type="float">
            <text:p>9</text:p>
          </table:table-cell>
          <table:table-cell table:style-name="ce28" table:formula="of:=([.U26]/[.$BD26])*100" office:value-type="float" office:value="9.08966457468697" calcext:value-type="float">
            <text:p>9</text:p>
          </table:table-cell>
          <table:table-cell table:style-name="ce28" table:formula="of:=([.V26]/[.$BD26])*100" office:value-type="float" office:value="2.65113818875629" calcext:value-type="float">
            <text:p>3</text:p>
          </table:table-cell>
          <table:table-cell table:style-name="ce28" table:formula="of:=([.W26]/[.$BD26])*100" office:value-type="float" office:value="0" calcext:value-type="float">
            <text:p>0</text:p>
          </table:table-cell>
          <table:table-cell table:style-name="ce28" table:formula="of:=([.X26]/[.$BD26])*100" office:value-type="float" office:value="0.750227314981238" calcext:value-type="float">
            <text:p>1</text:p>
          </table:table-cell>
          <table:table-cell table:style-name="ce28" table:formula="of:=([.Y26]/[.$BD26])*100" office:value-type="float" office:value="0.00108122547013301" calcext:value-type="float">
            <text:p>0</text:p>
          </table:table-cell>
          <table:table-cell table:style-name="ce28" table:formula="of:=([.Z26]/[.$BD26])*100" office:value-type="float" office:value="2.79458290655845" calcext:value-type="float">
            <text:p>3</text:p>
          </table:table-cell>
          <table:table-cell table:style-name="ce28" table:formula="of:=([.AA26]/[.$BD26])*100" office:value-type="float" office:value="0.0107105360591881" calcext:value-type="float">
            <text:p>0</text:p>
          </table:table-cell>
          <table:table-cell table:style-name="ce28" table:formula="of:=([.AB26]/[.$BD26])*100" office:value-type="float" office:value="2.77388790025454" calcext:value-type="float">
            <text:p>3</text:p>
          </table:table-cell>
          <table:table-cell table:style-name="ce28" table:formula="of:=([.AC26]/[.$BD26])*100" office:value-type="float" office:value="1.26402072512076" calcext:value-type="float">
            <text:p>1</text:p>
          </table:table-cell>
          <table:table-cell table:style-name="ce28" table:formula="of:=([.AD26]/[.$BD26])*100" office:value-type="float" office:value="1.34722620789506" calcext:value-type="float">
            <text:p>1</text:p>
          </table:table-cell>
          <table:table-cell table:style-name="ce28" table:formula="of:=([.AE26]/[.$BD26])*100" office:value-type="float" office:value="1.12411567462795" calcext:value-type="float">
            <text:p>1</text:p>
          </table:table-cell>
          <table:table-cell table:style-name="ce28" table:formula="of:=([.AF26]/[.$BD26])*100" office:value-type="float" office:value="0.201511268340331" calcext:value-type="float">
            <text:p>0</text:p>
          </table:table-cell>
          <table:table-cell table:style-name="ce28" table:formula="of:=([.AG26]/[.$BD26])*100" office:value-type="float" office:value="1.21575109083763" calcext:value-type="float">
            <text:p>1</text:p>
          </table:table-cell>
          <table:table-cell table:style-name="ce28" table:formula="of:=([.AH26]/[.$BD26])*100" office:value-type="float" office:value="-0.138823825022684" calcext:value-type="float">
            <text:p>0</text:p>
          </table:table-cell>
          <table:table-cell table:style-name="ce28" table:formula="of:=([.AI26]/[.$BD26])*100" office:value-type="float" office:value="2.9949778120915" calcext:value-type="float">
            <text:p>3</text:p>
          </table:table-cell>
          <table:table-cell table:style-name="ce28" table:formula="of:=([.AJ26]/[.$BD26])*100" office:value-type="float" office:value="0" calcext:value-type="float">
            <text:p>0</text:p>
          </table:table-cell>
          <table:table-cell table:style-name="ce28" table:formula="of:=([.AK26]/[.$BD26])*100" office:value-type="float" office:value="4.80178180681974" calcext:value-type="float">
            <text:p>5</text:p>
          </table:table-cell>
          <table:table-cell table:style-name="ce28" table:formula="of:=([.AL26]/[.$BD26])*100" office:value-type="float" office:value="6.33024058734922" calcext:value-type="float">
            <text:p>6</text:p>
          </table:table-cell>
          <table:table-cell table:style-name="ce28" table:formula="of:=([.AM26]/[.$BD26])*100" office:value-type="float" office:value="6.02256462163371" calcext:value-type="float">
            <text:p>6</text:p>
          </table:table-cell>
          <table:table-cell table:style-name="ce28" table:formula="of:=([.AN26]/[.$BD26])*100" office:value-type="float" office:value="0.03399603183289" calcext:value-type="float">
            <text:p>0</text:p>
          </table:table-cell>
          <table:table-cell table:style-name="ce28" table:formula="of:=([.AO26]/[.$BD26])*100" office:value-type="float" office:value="0" calcext:value-type="float">
            <text:p>0</text:p>
          </table:table-cell>
          <table:table-cell table:style-name="ce28" table:formula="of:=([.AP26]/[.$BD26])*100" office:value-type="float" office:value="0.690733828251549" calcext:value-type="float">
            <text:p>1</text:p>
          </table:table-cell>
          <table:table-cell table:style-name="ce28" table:formula="of:=([.AQ26]/[.$BD26])*100" office:value-type="float" office:value="0.689652602781416" calcext:value-type="float">
            <text:p>1</text:p>
          </table:table-cell>
          <table:table-cell table:style-name="ce28" table:formula="of:=([.AR26]/[.$BD26])*100" office:value-type="float" office:value="8.56363698073805" calcext:value-type="float">
            <text:p>9</text:p>
          </table:table-cell>
          <table:table-cell table:style-name="ce28" table:formula="of:=([.AS26]/[.$BD26])*100" office:value-type="float" office:value="9.2543708089896" calcext:value-type="float">
            <text:p>9</text:p>
          </table:table-cell>
          <table:table-cell table:style-name="ce28" table:formula="of:=([.AT26]/[.$BD26])*100" office:value-type="float" office:value="9.25328958351946" calcext:value-type="float">
            <text:p>9</text:p>
          </table:table-cell>
          <table:table-cell table:style-name="ce28" table:formula="of:=([.AU26]/[.$BD26])*100" office:value-type="float" office:value="0.139905050492817" calcext:value-type="float">
            <text:p>0</text:p>
          </table:table-cell>
          <table:table-cell table:style-name="ce28" table:formula="of:=([.AV26]/[.$BD26])*100" office:value-type="float" office:value="0.107177395488285" calcext:value-type="float">
            <text:p>0</text:p>
          </table:table-cell>
          <table:table-cell table:style-name="ce28" table:formula="of:=([.AW26]/[.$BD26])*100" office:value-type="float" office:value="0.0509932889439053" calcext:value-type="float">
            <text:p>0</text:p>
          </table:table-cell>
          <table:table-cell table:style-name="ce28" table:formula="of:=([.AX26]/[.$BD26])*100" office:value-type="float" office:value="0.734884044648321" calcext:value-type="float">
            <text:p>1</text:p>
          </table:table-cell>
          <table:table-cell table:style-name="ce28" table:formula="of:=([.AY26]/[.$BD26])*100" office:value-type="float" office:value="0" calcext:value-type="float">
            <text:p>0</text:p>
          </table:table-cell>
          <table:table-cell table:style-name="ce28" table:formula="of:=([.AZ26]/[.$BD26])*100" office:value-type="float" office:value="0" calcext:value-type="float">
            <text:p>0</text:p>
          </table:table-cell>
          <table:table-cell table:style-name="ce28" table:formula="of:=([.BA26]/[.$BD26])*100" office:value-type="float" office:value="0.0248011838098095" calcext:value-type="float">
            <text:p>0</text:p>
          </table:table-cell>
          <table:table-cell table:style-name="ce28" table:formula="of:=([.BB26]/[.$BD26])*100" office:value-type="float" office:value="0.508687552937467" calcext:value-type="float">
            <text:p>1</text:p>
          </table:table-cell>
          <table:table-cell table:style-name="ce28" table:formula="of:=([.BC26]/[.$BD26])*100" office:value-type="float" office:value="0" calcext:value-type="float">
            <text:p>0</text:p>
          </table:table-cell>
          <table:table-cell table:style-name="ce60" table:formula="of:=SUM([.A120:.BC120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Neuilly-sur-Marne</text:p>
          </table:table-cell>
          <table:table-cell table:style-name="ce28" table:formula="of:=([.B27]/[.$BD27])*100" office:value-type="float" office:value="1.73873392478891" calcext:value-type="float">
            <text:p>2</text:p>
          </table:table-cell>
          <table:table-cell table:style-name="ce28" table:formula="of:=([.C27]/[.$BD27])*100" office:value-type="float" office:value="0.215280405533679" calcext:value-type="float">
            <text:p>0</text:p>
          </table:table-cell>
          <table:table-cell table:style-name="ce28" table:formula="of:=([.D27]/[.$BD27])*100" office:value-type="float" office:value="0.0139283027446846" calcext:value-type="float">
            <text:p>0</text:p>
          </table:table-cell>
          <table:table-cell table:style-name="ce28" table:formula="of:=([.E27]/[.$BD27])*100" office:value-type="float" office:value="0.153489635256441" calcext:value-type="float">
            <text:p>0</text:p>
          </table:table-cell>
          <table:table-cell table:style-name="ce28" table:formula="of:=([.F27]/[.$BD27])*100" office:value-type="float" office:value="0.0150629014649377" calcext:value-type="float">
            <text:p>0</text:p>
          </table:table-cell>
          <table:table-cell table:style-name="ce28" table:formula="of:=([.G27]/[.$BD27])*100" office:value-type="float" office:value="0.360135518582499" calcext:value-type="float">
            <text:p>0</text:p>
          </table:table-cell>
          <table:table-cell table:style-name="ce28" table:formula="of:=([.H27]/[.$BD27])*100" office:value-type="float" office:value="0.191867800524747" calcext:value-type="float">
            <text:p>0</text:p>
          </table:table-cell>
          <table:table-cell table:style-name="ce28" table:formula="of:=([.I27]/[.$BD27])*100" office:value-type="float" office:value="0.0933673409088516" calcext:value-type="float">
            <text:p>0</text:p>
          </table:table-cell>
          <table:table-cell table:style-name="ce28" table:formula="of:=([.J27]/[.$BD27])*100" office:value-type="float" office:value="0.454063009652794" calcext:value-type="float">
            <text:p>0</text:p>
          </table:table-cell>
          <table:table-cell table:style-name="ce28" table:formula="of:=([.K27]/[.$BD27])*100" office:value-type="float" office:value="-0.527611021868971" calcext:value-type="float">
            <text:p>-1</text:p>
          </table:table-cell>
          <table:table-cell table:style-name="ce28" table:formula="of:=([.L27]/[.$BD27])*100" office:value-type="float" office:value="0.053591217003591" calcext:value-type="float">
            <text:p>0</text:p>
          </table:table-cell>
          <table:table-cell table:style-name="ce28" table:formula="of:=([.M27]/[.$BD27])*100" office:value-type="float" office:value="1.77412334885161" calcext:value-type="float">
            <text:p>2</text:p>
          </table:table-cell>
          <table:table-cell table:style-name="ce28" table:formula="of:=([.N27]/[.$BD27])*100" office:value-type="float" office:value="0" calcext:value-type="float">
            <text:p>0</text:p>
          </table:table-cell>
          <table:table-cell table:style-name="ce28" table:formula="of:=([.O27]/[.$BD27])*100" office:value-type="float" office:value="2.10808019084418" calcext:value-type="float">
            <text:p>2</text:p>
          </table:table-cell>
          <table:table-cell table:style-name="ce28" table:formula="of:=([.P27]/[.$BD27])*100" office:value-type="float" office:value="0.547239526353821" calcext:value-type="float">
            <text:p>1</text:p>
          </table:table-cell>
          <table:table-cell table:style-name="ce28" table:formula="of:=([.Q27]/[.$BD27])*100" office:value-type="float" office:value="2.38572016841" calcext:value-type="float">
            <text:p>2</text:p>
          </table:table-cell>
          <table:table-cell table:style-name="ce28" table:formula="of:=([.R27]/[.$BD27])*100" office:value-type="float" office:value="2.22403097987991" calcext:value-type="float">
            <text:p>2</text:p>
          </table:table-cell>
          <table:table-cell table:style-name="ce28" table:formula="of:=([.S27]/[.$BD27])*100" office:value-type="float" office:value="7.9358641191364" calcext:value-type="float">
            <text:p>8</text:p>
          </table:table-cell>
          <table:table-cell table:style-name="ce28" table:formula="of:=([.T27]/[.$BD27])*100" office:value-type="float" office:value="10.3215842875464" calcext:value-type="float">
            <text:p>10</text:p>
          </table:table-cell>
          <table:table-cell table:style-name="ce28" table:formula="of:=([.U27]/[.$BD27])*100" office:value-type="float" office:value="10.1598950990163" calcext:value-type="float">
            <text:p>10</text:p>
          </table:table-cell>
          <table:table-cell table:style-name="ce28" table:formula="of:=([.V27]/[.$BD27])*100" office:value-type="float" office:value="2.07103171111238" calcext:value-type="float">
            <text:p>2</text:p>
          </table:table-cell>
          <table:table-cell table:style-name="ce28" table:formula="of:=([.W27]/[.$BD27])*100" office:value-type="float" office:value="0" calcext:value-type="float">
            <text:p>0</text:p>
          </table:table-cell>
          <table:table-cell table:style-name="ce28" table:formula="of:=([.X27]/[.$BD27])*100" office:value-type="float" office:value="1.6950194763023" calcext:value-type="float">
            <text:p>2</text:p>
          </table:table-cell>
          <table:table-cell table:style-name="ce28" table:formula="of:=([.Y27]/[.$BD27])*100" office:value-type="float" office:value="0.00470959800637615" calcext:value-type="float">
            <text:p>0</text:p>
          </table:table-cell>
          <table:table-cell table:style-name="ce28" table:formula="of:=([.Z27]/[.$BD27])*100" office:value-type="float" office:value="1.64476148676523" calcext:value-type="float">
            <text:p>2</text:p>
          </table:table-cell>
          <table:table-cell table:style-name="ce28" table:formula="of:=([.AA27]/[.$BD27])*100" office:value-type="float" office:value="0.0460398240434147" calcext:value-type="float">
            <text:p>0</text:p>
          </table:table-cell>
          <table:table-cell table:style-name="ce28" table:formula="of:=([.AB27]/[.$BD27])*100" office:value-type="float" office:value="1.59872166272181" calcext:value-type="float">
            <text:p>2</text:p>
          </table:table-cell>
          <table:table-cell table:style-name="ce28" table:formula="of:=([.AC27]/[.$BD27])*100" office:value-type="float" office:value="1.03708348370128" calcext:value-type="float">
            <text:p>1</text:p>
          </table:table-cell>
          <table:table-cell table:style-name="ce28" table:formula="of:=([.AD27]/[.$BD27])*100" office:value-type="float" office:value="1.10904102408657" calcext:value-type="float">
            <text:p>1</text:p>
          </table:table-cell>
          <table:table-cell table:style-name="ce28" table:formula="of:=([.AE27]/[.$BD27])*100" office:value-type="float" office:value="0.875394295171195" calcext:value-type="float">
            <text:p>1</text:p>
          </table:table-cell>
          <table:table-cell table:style-name="ce28" table:formula="of:=([.AF27]/[.$BD27])*100" office:value-type="float" office:value="0.205833614818306" calcext:value-type="float">
            <text:p>0</text:p>
          </table:table-cell>
          <table:table-cell table:style-name="ce28" table:formula="of:=([.AG27]/[.$BD27])*100" office:value-type="float" office:value="0.814347774541244" calcext:value-type="float">
            <text:p>1</text:p>
          </table:table-cell>
          <table:table-cell table:style-name="ce28" table:formula="of:=([.AH27]/[.$BD27])*100" office:value-type="float" office:value="-0.156979590523712" calcext:value-type="float">
            <text:p>0</text:p>
          </table:table-cell>
          <table:table-cell table:style-name="ce28" table:formula="of:=([.AI27]/[.$BD27])*100" office:value-type="float" office:value="2.24111865900425" calcext:value-type="float">
            <text:p>2</text:p>
          </table:table-cell>
          <table:table-cell table:style-name="ce28" table:formula="of:=([.AJ27]/[.$BD27])*100" office:value-type="float" office:value="0" calcext:value-type="float">
            <text:p>0</text:p>
          </table:table-cell>
          <table:table-cell table:style-name="ce28" table:formula="of:=([.AK27]/[.$BD27])*100" office:value-type="float" office:value="5.44280981573364" calcext:value-type="float">
            <text:p>5</text:p>
          </table:table-cell>
          <table:table-cell table:style-name="ce28" table:formula="of:=([.AL27]/[.$BD27])*100" office:value-type="float" office:value="5.15747655253311" calcext:value-type="float">
            <text:p>5</text:p>
          </table:table-cell>
          <table:table-cell table:style-name="ce28" table:formula="of:=([.AM27]/[.$BD27])*100" office:value-type="float" office:value="4.96560875200837" calcext:value-type="float">
            <text:p>5</text:p>
          </table:table-cell>
          <table:table-cell table:style-name="ce28" table:formula="of:=([.AN27]/[.$BD27])*100" office:value-type="float" office:value="0.0640409710843723" calcext:value-type="float">
            <text:p>0</text:p>
          </table:table-cell>
          <table:table-cell table:style-name="ce28" table:formula="of:=([.AO27]/[.$BD27])*100" office:value-type="float" office:value="0.0908893187721244" calcext:value-type="float">
            <text:p>0</text:p>
          </table:table-cell>
          <table:table-cell table:style-name="ce28" table:formula="of:=([.AP27]/[.$BD27])*100" office:value-type="float" office:value="0.664046072316033" calcext:value-type="float">
            <text:p>1</text:p>
          </table:table-cell>
          <table:table-cell table:style-name="ce28" table:formula="of:=([.AQ27]/[.$BD27])*100" office:value-type="float" office:value="0.659336474309656" calcext:value-type="float">
            <text:p>1</text:p>
          </table:table-cell>
          <table:table-cell table:style-name="ce28" table:formula="of:=([.AR27]/[.$BD27])*100" office:value-type="float" office:value="8.97294760283768" calcext:value-type="float">
            <text:p>9</text:p>
          </table:table-cell>
          <table:table-cell table:style-name="ce28" table:formula="of:=([.AS27]/[.$BD27])*100" office:value-type="float" office:value="9.63699367515371" calcext:value-type="float">
            <text:p>10</text:p>
          </table:table-cell>
          <table:table-cell table:style-name="ce28" table:formula="of:=([.AT27]/[.$BD27])*100" office:value-type="float" office:value="9.63228407714734" calcext:value-type="float">
            <text:p>10</text:p>
          </table:table-cell>
          <table:table-cell table:style-name="ce28" table:formula="of:=([.AU27]/[.$BD27])*100" office:value-type="float" office:value="0.161689188530088" calcext:value-type="float">
            <text:p>0</text:p>
          </table:table-cell>
          <table:table-cell table:style-name="ce28" table:formula="of:=([.AV27]/[.$BD27])*100" office:value-type="float" office:value="0.142591159493882" calcext:value-type="float">
            <text:p>0</text:p>
          </table:table-cell>
          <table:table-cell table:style-name="ce28" table:formula="of:=([.AW27]/[.$BD27])*100" office:value-type="float" office:value="0.102022486291045" calcext:value-type="float">
            <text:p>0</text:p>
          </table:table-cell>
          <table:table-cell table:style-name="ce28" table:formula="of:=([.AX27]/[.$BD27])*100" office:value-type="float" office:value="0.622436751732021" calcext:value-type="float">
            <text:p>1</text:p>
          </table:table-cell>
          <table:table-cell table:style-name="ce28" table:formula="of:=([.AY27]/[.$BD27])*100" office:value-type="float" office:value="0" calcext:value-type="float">
            <text:p>0</text:p>
          </table:table-cell>
          <table:table-cell table:style-name="ce28" table:formula="of:=([.AZ27]/[.$BD27])*100" office:value-type="float" office:value="0" calcext:value-type="float">
            <text:p>0</text:p>
          </table:table-cell>
          <table:table-cell table:style-name="ce28" table:formula="of:=([.BA27]/[.$BD27])*100" office:value-type="float" office:value="-0.684590612392684" calcext:value-type="float">
            <text:p>-1</text:p>
          </table:table-cell>
          <table:table-cell table:style-name="ce28" table:formula="of:=([.BB27]/[.$BD27])*100" office:value-type="float" office:value="0.964847940068142" calcext:value-type="float">
            <text:p>1</text:p>
          </table:table-cell>
          <table:table-cell table:style-name="ce28" table:formula="of:=([.BC27]/[.$BD27])*100" office:value-type="float" office:value="0" calcext:value-type="float">
            <text:p>0</text:p>
          </table:table-cell>
          <table:table-cell table:style-name="ce60" table:formula="of:=SUM([.A121:.BC121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Noisy-le-Grand</text:p>
          </table:table-cell>
          <table:table-cell table:style-name="ce28" table:formula="of:=([.B28]/[.$BD28])*100" office:value-type="float" office:value="2.02741511392343" calcext:value-type="float">
            <text:p>2</text:p>
          </table:table-cell>
          <table:table-cell table:style-name="ce28" table:formula="of:=([.C28]/[.$BD28])*100" office:value-type="float" office:value="0.7796119172751" calcext:value-type="float">
            <text:p>1</text:p>
          </table:table-cell>
          <table:table-cell table:style-name="ce28" table:formula="of:=([.D28]/[.$BD28])*100" office:value-type="float" office:value="0.169309051074437" calcext:value-type="float">
            <text:p>0</text:p>
          </table:table-cell>
          <table:table-cell table:style-name="ce28" table:formula="of:=([.E28]/[.$BD28])*100" office:value-type="float" office:value="0.21207177267289" calcext:value-type="float">
            <text:p>0</text:p>
          </table:table-cell>
          <table:table-cell table:style-name="ce28" table:formula="of:=([.F28]/[.$BD28])*100" office:value-type="float" office:value="0.012358943685461" calcext:value-type="float">
            <text:p>0</text:p>
          </table:table-cell>
          <table:table-cell table:style-name="ce28" table:formula="of:=([.G28]/[.$BD28])*100" office:value-type="float" office:value="0.35780252945704" calcext:value-type="float">
            <text:p>0</text:p>
          </table:table-cell>
          <table:table-cell table:style-name="ce28" table:formula="of:=([.H28]/[.$BD28])*100" office:value-type="float" office:value="0.253664652419066" calcext:value-type="float">
            <text:p>0</text:p>
          </table:table-cell>
          <table:table-cell table:style-name="ce28" table:formula="of:=([.I28]/[.$BD28])*100" office:value-type="float" office:value="0.228081821979948" calcext:value-type="float">
            <text:p>0</text:p>
          </table:table-cell>
          <table:table-cell table:style-name="ce28" table:formula="of:=([.J28]/[.$BD28])*100" office:value-type="float" office:value="0.27669590278979" calcext:value-type="float">
            <text:p>0</text:p>
          </table:table-cell>
          <table:table-cell table:style-name="ce28" table:formula="of:=([.K28]/[.$BD28])*100" office:value-type="float" office:value="-0.703454238198365" calcext:value-type="float">
            <text:p>-1</text:p>
          </table:table-cell>
          <table:table-cell table:style-name="ce28" table:formula="of:=([.L28]/[.$BD28])*100" office:value-type="float" office:value="0.0926462948094225" calcext:value-type="float">
            <text:p>0</text:p>
          </table:table-cell>
          <table:table-cell table:style-name="ce28" table:formula="of:=([.M28]/[.$BD28])*100" office:value-type="float" office:value="0.56902157119263" calcext:value-type="float">
            <text:p>1</text:p>
          </table:table-cell>
          <table:table-cell table:style-name="ce28" table:formula="of:=([.N28]/[.$BD28])*100" office:value-type="float" office:value="0" calcext:value-type="float">
            <text:p>0</text:p>
          </table:table-cell>
          <table:table-cell table:style-name="ce28" table:formula="of:=([.O28]/[.$BD28])*100" office:value-type="float" office:value="2.27804265752456" calcext:value-type="float">
            <text:p>2</text:p>
          </table:table-cell>
          <table:table-cell table:style-name="ce28" table:formula="of:=([.P28]/[.$BD28])*100" office:value-type="float" office:value="0.410602921661072" calcext:value-type="float">
            <text:p>0</text:p>
          </table:table-cell>
          <table:table-cell table:style-name="ce28" table:formula="of:=([.Q28]/[.$BD28])*100" office:value-type="float" office:value="3.13431733106467" calcext:value-type="float">
            <text:p>3</text:p>
          </table:table-cell>
          <table:table-cell table:style-name="ce28" table:formula="of:=([.R28]/[.$BD28])*100" office:value-type="float" office:value="2.44735170859899" calcext:value-type="float">
            <text:p>2</text:p>
          </table:table-cell>
          <table:table-cell table:style-name="ce28" table:formula="of:=([.S28]/[.$BD28])*100" office:value-type="float" office:value="7.07677680949612" calcext:value-type="float">
            <text:p>7</text:p>
          </table:table-cell>
          <table:table-cell table:style-name="ce28" table:formula="of:=([.T28]/[.$BD28])*100" office:value-type="float" office:value="10.2110941405608" calcext:value-type="float">
            <text:p>10</text:p>
          </table:table-cell>
          <table:table-cell table:style-name="ce28" table:formula="of:=([.U28]/[.$BD28])*100" office:value-type="float" office:value="9.52412851809511" calcext:value-type="float">
            <text:p>10</text:p>
          </table:table-cell>
          <table:table-cell table:style-name="ce28" table:formula="of:=([.V28]/[.$BD28])*100" office:value-type="float" office:value="0.905332714755664" calcext:value-type="float">
            <text:p>1</text:p>
          </table:table-cell>
          <table:table-cell table:style-name="ce28" table:formula="of:=([.W28]/[.$BD28])*100" office:value-type="float" office:value="0" calcext:value-type="float">
            <text:p>0</text:p>
          </table:table-cell>
          <table:table-cell table:style-name="ce28" table:formula="of:=([.X28]/[.$BD28])*100" office:value-type="float" office:value="0.39176042486668" calcext:value-type="float">
            <text:p>0</text:p>
          </table:table-cell>
          <table:table-cell table:style-name="ce28" table:formula="of:=([.Y28]/[.$BD28])*100" office:value-type="float" office:value="0.62616143066476" calcext:value-type="float">
            <text:p>1</text:p>
          </table:table-cell>
          <table:table-cell table:style-name="ce28" table:formula="of:=([.Z28]/[.$BD28])*100" office:value-type="float" office:value="3.7943965664283" calcext:value-type="float">
            <text:p>4</text:p>
          </table:table-cell>
          <table:table-cell table:style-name="ce28" table:formula="of:=([.AA28]/[.$BD28])*100" office:value-type="float" office:value="0.0181198457636225" calcext:value-type="float">
            <text:p>0</text:p>
          </table:table-cell>
          <table:table-cell table:style-name="ce28" table:formula="of:=([.AB28]/[.$BD28])*100" office:value-type="float" office:value="3.77627672066467" calcext:value-type="float">
            <text:p>4</text:p>
          </table:table-cell>
          <table:table-cell table:style-name="ce28" table:formula="of:=([.AC28]/[.$BD28])*100" office:value-type="float" office:value="0.923063860051642" calcext:value-type="float">
            <text:p>1</text:p>
          </table:table-cell>
          <table:table-cell table:style-name="ce28" table:formula="of:=([.AD28]/[.$BD28])*100" office:value-type="float" office:value="1.02776187105666" calcext:value-type="float">
            <text:p>1</text:p>
          </table:table-cell>
          <table:table-cell table:style-name="ce28" table:formula="of:=([.AE28]/[.$BD28])*100" office:value-type="float" office:value="0.236098237585965" calcext:value-type="float">
            <text:p>0</text:p>
          </table:table-cell>
          <table:table-cell table:style-name="ce28" table:formula="of:=([.AF28]/[.$BD28])*100" office:value-type="float" office:value="0.234949258911999" calcext:value-type="float">
            <text:p>0</text:p>
          </table:table-cell>
          <table:table-cell table:style-name="ce28" table:formula="of:=([.AG28]/[.$BD28])*100" office:value-type="float" office:value="1.7109270426363" calcext:value-type="float">
            <text:p>2</text:p>
          </table:table-cell>
          <table:table-cell table:style-name="ce28" table:formula="of:=([.AH28]/[.$BD28])*100" office:value-type="float" office:value="-0.060804191800917" calcext:value-type="float">
            <text:p>0</text:p>
          </table:table-cell>
          <table:table-cell table:style-name="ce28" table:formula="of:=([.AI28]/[.$BD28])*100" office:value-type="float" office:value="0.658397017840683" calcext:value-type="float">
            <text:p>1</text:p>
          </table:table-cell>
          <table:table-cell table:style-name="ce28" table:formula="of:=([.AJ28]/[.$BD28])*100" office:value-type="float" office:value="0" calcext:value-type="float">
            <text:p>0</text:p>
          </table:table-cell>
          <table:table-cell table:style-name="ce28" table:formula="of:=([.AK28]/[.$BD28])*100" office:value-type="float" office:value="4.33404070642931" calcext:value-type="float">
            <text:p>4</text:p>
          </table:table-cell>
          <table:table-cell table:style-name="ce28" table:formula="of:=([.AL28]/[.$BD28])*100" office:value-type="float" office:value="6.24273322544963" calcext:value-type="float">
            <text:p>6</text:p>
          </table:table-cell>
          <table:table-cell table:style-name="ce28" table:formula="of:=([.AM28]/[.$BD28])*100" office:value-type="float" office:value="5.98906857303057" calcext:value-type="float">
            <text:p>6</text:p>
          </table:table-cell>
          <table:table-cell table:style-name="ce28" table:formula="of:=([.AN28]/[.$BD28])*100" office:value-type="float" office:value="0.164902202640489" calcext:value-type="float">
            <text:p>0</text:p>
          </table:table-cell>
          <table:table-cell table:style-name="ce28" table:formula="of:=([.AO28]/[.$BD28])*100" office:value-type="float" office:value="0.18540967892223" calcext:value-type="float">
            <text:p>0</text:p>
          </table:table-cell>
          <table:table-cell table:style-name="ce28" table:formula="of:=([.AP28]/[.$BD28])*100" office:value-type="float" office:value="1.44699504101375" calcext:value-type="float">
            <text:p>1</text:p>
          </table:table-cell>
          <table:table-cell table:style-name="ce28" table:formula="of:=([.AQ28]/[.$BD28])*100" office:value-type="float" office:value="0.820833610348987" calcext:value-type="float">
            <text:p>1</text:p>
          </table:table-cell>
          <table:table-cell table:style-name="ce28" table:formula="of:=([.AR28]/[.$BD28])*100" office:value-type="float" office:value="7.99984066954776" calcext:value-type="float">
            <text:p>8</text:p>
          </table:table-cell>
          <table:table-cell table:style-name="ce28" table:formula="of:=([.AS28]/[.$BD28])*100" office:value-type="float" office:value="9.44683571056151" calcext:value-type="float">
            <text:p>9</text:p>
          </table:table-cell>
          <table:table-cell table:style-name="ce28" table:formula="of:=([.AT28]/[.$BD28])*100" office:value-type="float" office:value="8.82067427989675" calcext:value-type="float">
            <text:p>9</text:p>
          </table:table-cell>
          <table:table-cell table:style-name="ce28" table:formula="of:=([.AU28]/[.$BD28])*100" office:value-type="float" office:value="0.686965622465677" calcext:value-type="float">
            <text:p>1</text:p>
          </table:table-cell>
          <table:table-cell table:style-name="ce28" table:formula="of:=([.AV28]/[.$BD28])*100" office:value-type="float" office:value="0.114588920068705" calcext:value-type="float">
            <text:p>0</text:p>
          </table:table-cell>
          <table:table-cell table:style-name="ce28" table:formula="of:=([.AW28]/[.$BD28])*100" office:value-type="float" office:value="0" calcext:value-type="float">
            <text:p>0</text:p>
          </table:table-cell>
          <table:table-cell table:style-name="ce28" table:formula="of:=([.AX28]/[.$BD28])*100" office:value-type="float" office:value="0.394973515999926" calcext:value-type="float">
            <text:p>0</text:p>
          </table:table-cell>
          <table:table-cell table:style-name="ce28" table:formula="of:=([.AY28]/[.$BD28])*100" office:value-type="float" office:value="0" calcext:value-type="float">
            <text:p>0</text:p>
          </table:table-cell>
          <table:table-cell table:style-name="ce28" table:formula="of:=([.AZ28]/[.$BD28])*100" office:value-type="float" office:value="0" calcext:value-type="float">
            <text:p>0</text:p>
          </table:table-cell>
          <table:table-cell table:style-name="ce28" table:formula="of:=([.BA28]/[.$BD28])*100" office:value-type="float" office:value="-0.764258429999282" calcext:value-type="float">
            <text:p>-1</text:p>
          </table:table-cell>
          <table:table-cell table:style-name="ce28" table:formula="of:=([.BB28]/[.$BD28])*100" office:value-type="float" office:value="0.516416454115783" calcext:value-type="float">
            <text:p>1</text:p>
          </table:table-cell>
          <table:table-cell table:style-name="ce28" table:formula="of:=([.BC28]/[.$BD28])*100" office:value-type="float" office:value="0" calcext:value-type="float">
            <text:p>0</text:p>
          </table:table-cell>
          <table:table-cell table:style-name="ce60" table:formula="of:=SUM([.A122:.BC122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Noisy-le-Sec</text:p>
          </table:table-cell>
          <table:table-cell table:style-name="ce28" table:formula="of:=([.B29]/[.$BD29])*100" office:value-type="float" office:value="1.77129006304235" calcext:value-type="float">
            <text:p>2</text:p>
          </table:table-cell>
          <table:table-cell table:style-name="ce28" table:formula="of:=([.C29]/[.$BD29])*100" office:value-type="float" office:value="0.844045148972128" calcext:value-type="float">
            <text:p>1</text:p>
          </table:table-cell>
          <table:table-cell table:style-name="ce28" table:formula="of:=([.D29]/[.$BD29])*100" office:value-type="float" office:value="0.0412003965237702" calcext:value-type="float">
            <text:p>0</text:p>
          </table:table-cell>
          <table:table-cell table:style-name="ce28" table:formula="of:=([.E29]/[.$BD29])*100" office:value-type="float" office:value="0.221566383567716" calcext:value-type="float">
            <text:p>0</text:p>
          </table:table-cell>
          <table:table-cell table:style-name="ce28" table:formula="of:=([.F29]/[.$BD29])*100" office:value-type="float" office:value="0.0252991507775361" calcext:value-type="float">
            <text:p>0</text:p>
          </table:table-cell>
          <table:table-cell table:style-name="ce28" table:formula="of:=([.G29]/[.$BD29])*100" office:value-type="float" office:value="0.610976974997458" calcext:value-type="float">
            <text:p>1</text:p>
          </table:table-cell>
          <table:table-cell table:style-name="ce28" table:formula="of:=([.H29]/[.$BD29])*100" office:value-type="float" office:value="0.178660600881561" calcext:value-type="float">
            <text:p>0</text:p>
          </table:table-cell>
          <table:table-cell table:style-name="ce28" table:formula="of:=([.I29]/[.$BD29])*100" office:value-type="float" office:value="0.00156852878512277" calcext:value-type="float">
            <text:p>0</text:p>
          </table:table-cell>
          <table:table-cell table:style-name="ce28" table:formula="of:=([.J29]/[.$BD29])*100" office:value-type="float" office:value="0.0356423385392754" calcext:value-type="float">
            <text:p>0</text:p>
          </table:table-cell>
          <table:table-cell table:style-name="ce28" table:formula="of:=([.K29]/[.$BD29])*100" office:value-type="float" office:value="0.405102101543918" calcext:value-type="float">
            <text:p>0</text:p>
          </table:table-cell>
          <table:table-cell table:style-name="ce28" table:formula="of:=([.L29]/[.$BD29])*100" office:value-type="float" office:value="0.235671414316315" calcext:value-type="float">
            <text:p>0</text:p>
          </table:table-cell>
          <table:table-cell table:style-name="ce28" table:formula="of:=([.M29]/[.$BD29])*100" office:value-type="float" office:value="1.77740640600819" calcext:value-type="float">
            <text:p>2</text:p>
          </table:table-cell>
          <table:table-cell table:style-name="ce28" table:formula="of:=([.N29]/[.$BD29])*100" office:value-type="float" office:value="0" calcext:value-type="float">
            <text:p>0</text:p>
          </table:table-cell>
          <table:table-cell table:style-name="ce28" table:formula="of:=([.O29]/[.$BD29])*100" office:value-type="float" office:value="1.37599087103249" calcext:value-type="float">
            <text:p>1</text:p>
          </table:table-cell>
          <table:table-cell table:style-name="ce28" table:formula="of:=([.P29]/[.$BD29])*100" office:value-type="float" office:value="0.583870281679007" calcext:value-type="float">
            <text:p>1</text:p>
          </table:table-cell>
          <table:table-cell table:style-name="ce28" table:formula="of:=([.Q29]/[.$BD29])*100" office:value-type="float" office:value="2.11832666569882" calcext:value-type="float">
            <text:p>2</text:p>
          </table:table-cell>
          <table:table-cell table:style-name="ce28" table:formula="of:=([.R29]/[.$BD29])*100" office:value-type="float" office:value="1.50995293104301" calcext:value-type="float">
            <text:p>2</text:p>
          </table:table-cell>
          <table:table-cell table:style-name="ce28" table:formula="of:=([.S29]/[.$BD29])*100" office:value-type="float" office:value="7.08398464740674" calcext:value-type="float">
            <text:p>7</text:p>
          </table:table-cell>
          <table:table-cell table:style-name="ce28" table:formula="of:=([.T29]/[.$BD29])*100" office:value-type="float" office:value="9.20231131310557" calcext:value-type="float">
            <text:p>9</text:p>
          </table:table-cell>
          <table:table-cell table:style-name="ce28" table:formula="of:=([.U29]/[.$BD29])*100" office:value-type="float" office:value="8.59393757844975" calcext:value-type="float">
            <text:p>9</text:p>
          </table:table-cell>
          <table:table-cell table:style-name="ce28" table:formula="of:=([.V29]/[.$BD29])*100" office:value-type="float" office:value="1.40265282378563" calcext:value-type="float">
            <text:p>1</text:p>
          </table:table-cell>
          <table:table-cell table:style-name="ce28" table:formula="of:=([.W29]/[.$BD29])*100" office:value-type="float" office:value="0" calcext:value-type="float">
            <text:p>0</text:p>
          </table:table-cell>
          <table:table-cell table:style-name="ce28" table:formula="of:=([.X29]/[.$BD29])*100" office:value-type="float" office:value="1.62472230107838" calcext:value-type="float">
            <text:p>2</text:p>
          </table:table-cell>
          <table:table-cell table:style-name="ce28" table:formula="of:=([.Y29]/[.$BD29])*100" office:value-type="float" office:value="0" calcext:value-type="float">
            <text:p>0</text:p>
          </table:table-cell>
          <table:table-cell table:style-name="ce28" table:formula="of:=([.Z29]/[.$BD29])*100" office:value-type="float" office:value="5.98849046371827" calcext:value-type="float">
            <text:p>6</text:p>
          </table:table-cell>
          <table:table-cell table:style-name="ce28" table:formula="of:=([.AA29]/[.$BD29])*100" office:value-type="float" office:value="0.00417612795159455" calcext:value-type="float">
            <text:p>0</text:p>
          </table:table-cell>
          <table:table-cell table:style-name="ce28" table:formula="of:=([.AB29]/[.$BD29])*100" office:value-type="float" office:value="5.98431433576668" calcext:value-type="float">
            <text:p>6</text:p>
          </table:table-cell>
          <table:table-cell table:style-name="ce28" table:formula="of:=([.AC29]/[.$BD29])*100" office:value-type="float" office:value="1.16504358397689" calcext:value-type="float">
            <text:p>1</text:p>
          </table:table-cell>
          <table:table-cell table:style-name="ce28" table:formula="of:=([.AD29]/[.$BD29])*100" office:value-type="float" office:value="1.40829539111957" calcext:value-type="float">
            <text:p>1</text:p>
          </table:table-cell>
          <table:table-cell table:style-name="ce28" table:formula="of:=([.AE29]/[.$BD29])*100" office:value-type="float" office:value="0.556669849321076" calcext:value-type="float">
            <text:p>1</text:p>
          </table:table-cell>
          <table:table-cell table:style-name="ce28" table:formula="of:=([.AF29]/[.$BD29])*100" office:value-type="float" office:value="0.137465944827463" calcext:value-type="float">
            <text:p>0</text:p>
          </table:table-cell>
          <table:table-cell table:style-name="ce28" table:formula="of:=([.AG29]/[.$BD29])*100" office:value-type="float" office:value="0.225992482291266" calcext:value-type="float">
            <text:p>0</text:p>
          </table:table-cell>
          <table:table-cell table:style-name="ce28" table:formula="of:=([.AH29]/[.$BD29])*100" office:value-type="float" office:value="-0.608373734655813" calcext:value-type="float">
            <text:p>-1</text:p>
          </table:table-cell>
          <table:table-cell table:style-name="ce28" table:formula="of:=([.AI29]/[.$BD29])*100" office:value-type="float" office:value="0.90854594121553" calcext:value-type="float">
            <text:p>1</text:p>
          </table:table-cell>
          <table:table-cell table:style-name="ce28" table:formula="of:=([.AJ29]/[.$BD29])*100" office:value-type="float" office:value="0" calcext:value-type="float">
            <text:p>0</text:p>
          </table:table-cell>
          <table:table-cell table:style-name="ce28" table:formula="of:=([.AK29]/[.$BD29])*100" office:value-type="float" office:value="4.27158650480135" calcext:value-type="float">
            <text:p>4</text:p>
          </table:table-cell>
          <table:table-cell table:style-name="ce28" table:formula="of:=([.AL29]/[.$BD29])*100" office:value-type="float" office:value="5.57364495627051" calcext:value-type="float">
            <text:p>6</text:p>
          </table:table-cell>
          <table:table-cell table:style-name="ce28" table:formula="of:=([.AM29]/[.$BD29])*100" office:value-type="float" office:value="5.39498435538895" calcext:value-type="float">
            <text:p>5</text:p>
          </table:table-cell>
          <table:table-cell table:style-name="ce28" table:formula="of:=([.AN29]/[.$BD29])*100" office:value-type="float" office:value="0.127384954152272" calcext:value-type="float">
            <text:p>0</text:p>
          </table:table-cell>
          <table:table-cell table:style-name="ce28" table:formula="of:=([.AO29]/[.$BD29])*100" office:value-type="float" office:value="0" calcext:value-type="float">
            <text:p>0</text:p>
          </table:table-cell>
          <table:table-cell table:style-name="ce28" table:formula="of:=([.AP29]/[.$BD29])*100" office:value-type="float" office:value="0.750011448610044" calcext:value-type="float">
            <text:p>1</text:p>
          </table:table-cell>
          <table:table-cell table:style-name="ce28" table:formula="of:=([.AQ29]/[.$BD29])*100" office:value-type="float" office:value="0.750011448610044" calcext:value-type="float">
            <text:p>1</text:p>
          </table:table-cell>
          <table:table-cell table:style-name="ce28" table:formula="of:=([.AR29]/[.$BD29])*100" office:value-type="float" office:value="8.24902823138363" calcext:value-type="float">
            <text:p>8</text:p>
          </table:table-cell>
          <table:table-cell table:style-name="ce28" table:formula="of:=([.AS29]/[.$BD29])*100" office:value-type="float" office:value="8.99903967999367" calcext:value-type="float">
            <text:p>9</text:p>
          </table:table-cell>
          <table:table-cell table:style-name="ce28" table:formula="of:=([.AT29]/[.$BD29])*100" office:value-type="float" office:value="8.99903967999367" calcext:value-type="float">
            <text:p>9</text:p>
          </table:table-cell>
          <table:table-cell table:style-name="ce28" table:formula="of:=([.AU29]/[.$BD29])*100" office:value-type="float" office:value="0.608373734655813" calcext:value-type="float">
            <text:p>1</text:p>
          </table:table-cell>
          <table:table-cell table:style-name="ce28" table:formula="of:=([.AV29]/[.$BD29])*100" office:value-type="float" office:value="0.110271138432279" calcext:value-type="float">
            <text:p>0</text:p>
          </table:table-cell>
          <table:table-cell table:style-name="ce28" table:formula="of:=([.AW29]/[.$BD29])*100" office:value-type="float" office:value="0.0927616634867473" calcext:value-type="float">
            <text:p>0</text:p>
          </table:table-cell>
          <table:table-cell table:style-name="ce28" table:formula="of:=([.AX29]/[.$BD29])*100" office:value-type="float" office:value="0.396762780601936" calcext:value-type="float">
            <text:p>0</text:p>
          </table:table-cell>
          <table:table-cell table:style-name="ce28" table:formula="of:=([.AY29]/[.$BD29])*100" office:value-type="float" office:value="0" calcext:value-type="float">
            <text:p>0</text:p>
          </table:table-cell>
          <table:table-cell table:style-name="ce28" table:formula="of:=([.AZ29]/[.$BD29])*100" office:value-type="float" office:value="0" calcext:value-type="float">
            <text:p>0</text:p>
          </table:table-cell>
          <table:table-cell table:style-name="ce28" table:formula="of:=([.BA29]/[.$BD29])*100" office:value-type="float" office:value="-0.203271633111894" calcext:value-type="float">
            <text:p>0</text:p>
          </table:table-cell>
          <table:table-cell table:style-name="ce28" table:formula="of:=([.BB29]/[.$BD29])*100" office:value-type="float" office:value="0.465571749963713" calcext:value-type="float">
            <text:p>0</text:p>
          </table:table-cell>
          <table:table-cell table:style-name="ce28" table:formula="of:=([.BC29]/[.$BD29])*100" office:value-type="float" office:value="0" calcext:value-type="float">
            <text:p>0</text:p>
          </table:table-cell>
          <table:table-cell table:style-name="ce60" table:formula="of:=SUM([.A123:.BC123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Pantin</text:p>
          </table:table-cell>
          <table:table-cell table:style-name="ce28" table:formula="of:=([.B30]/[.$BD30])*100" office:value-type="float" office:value="1.42486915183069" calcext:value-type="float">
            <text:p>1</text:p>
          </table:table-cell>
          <table:table-cell table:style-name="ce28" table:formula="of:=([.C30]/[.$BD30])*100" office:value-type="float" office:value="0.658664474244847" calcext:value-type="float">
            <text:p>1</text:p>
          </table:table-cell>
          <table:table-cell table:style-name="ce28" table:formula="of:=([.D30]/[.$BD30])*100" office:value-type="float" office:value="0.0310482915440724" calcext:value-type="float">
            <text:p>0</text:p>
          </table:table-cell>
          <table:table-cell table:style-name="ce28" table:formula="of:=([.E30]/[.$BD30])*100" office:value-type="float" office:value="0.102634083867563" calcext:value-type="float">
            <text:p>0</text:p>
          </table:table-cell>
          <table:table-cell table:style-name="ce28" table:formula="of:=([.F30]/[.$BD30])*100" office:value-type="float" office:value="0.0184260752120267" calcext:value-type="float">
            <text:p>0</text:p>
          </table:table-cell>
          <table:table-cell table:style-name="ce28" table:formula="of:=([.G30]/[.$BD30])*100" office:value-type="float" office:value="0.30982640773461" calcext:value-type="float">
            <text:p>0</text:p>
          </table:table-cell>
          <table:table-cell table:style-name="ce28" table:formula="of:=([.H30]/[.$BD30])*100" office:value-type="float" office:value="0.230815381454847" calcext:value-type="float">
            <text:p>0</text:p>
          </table:table-cell>
          <table:table-cell table:style-name="ce28" table:formula="of:=([.I30]/[.$BD30])*100" office:value-type="float" office:value="0.0493845667080022" calcext:value-type="float">
            <text:p>0</text:p>
          </table:table-cell>
          <table:table-cell table:style-name="ce28" table:formula="of:=([.J30]/[.$BD30])*100" office:value-type="float" office:value="0.102956762296019" calcext:value-type="float">
            <text:p>0</text:p>
          </table:table-cell>
          <table:table-cell table:style-name="ce28" table:formula="of:=([.K30]/[.$BD30])*100" office:value-type="float" office:value="-1.81843600038901" calcext:value-type="float">
            <text:p>-2</text:p>
          </table:table-cell>
          <table:table-cell table:style-name="ce28" table:formula="of:=([.L30]/[.$BD30])*100" office:value-type="float" office:value="0.114374435921811" calcext:value-type="float">
            <text:p>0</text:p>
          </table:table-cell>
          <table:table-cell table:style-name="ce28" table:formula="of:=([.M30]/[.$BD30])*100" office:value-type="float" office:value="0.424291037969339" calcext:value-type="float">
            <text:p>0</text:p>
          </table:table-cell>
          <table:table-cell table:style-name="ce28" table:formula="of:=([.N30]/[.$BD30])*100" office:value-type="float" office:value="0" calcext:value-type="float">
            <text:p>0</text:p>
          </table:table-cell>
          <table:table-cell table:style-name="ce28" table:formula="of:=([.O30]/[.$BD30])*100" office:value-type="float" office:value="3.75630530593302" calcext:value-type="float">
            <text:p>4</text:p>
          </table:table-cell>
          <table:table-cell table:style-name="ce28" table:formula="of:=([.P30]/[.$BD30])*100" office:value-type="float" office:value="0.472178718585767" calcext:value-type="float">
            <text:p>0</text:p>
          </table:table-cell>
          <table:table-cell table:style-name="ce28" table:formula="of:=([.Q30]/[.$BD30])*100" office:value-type="float" office:value="4.33778923207168" calcext:value-type="float">
            <text:p>4</text:p>
          </table:table-cell>
          <table:table-cell table:style-name="ce28" table:formula="of:=([.R30]/[.$BD30])*100" office:value-type="float" office:value="3.79349919374864" calcext:value-type="float">
            <text:p>4</text:p>
          </table:table-cell>
          <table:table-cell table:style-name="ce28" table:formula="of:=([.S30]/[.$BD30])*100" office:value-type="float" office:value="5.77806350653732" calcext:value-type="float">
            <text:p>6</text:p>
          </table:table-cell>
          <table:table-cell table:style-name="ce28" table:formula="of:=([.T30]/[.$BD30])*100" office:value-type="float" office:value="10.115852738609" calcext:value-type="float">
            <text:p>10</text:p>
          </table:table-cell>
          <table:table-cell table:style-name="ce28" table:formula="of:=([.U30]/[.$BD30])*100" office:value-type="float" office:value="9.57156270028596" calcext:value-type="float">
            <text:p>10</text:p>
          </table:table-cell>
          <table:table-cell table:style-name="ce28" table:formula="of:=([.V30]/[.$BD30])*100" office:value-type="float" office:value="0.0887951498466759" calcext:value-type="float">
            <text:p>0</text:p>
          </table:table-cell>
          <table:table-cell table:style-name="ce28" table:formula="of:=([.W30]/[.$BD30])*100" office:value-type="float" office:value="0" calcext:value-type="float">
            <text:p>0</text:p>
          </table:table-cell>
          <table:table-cell table:style-name="ce28" table:formula="of:=([.X30]/[.$BD30])*100" office:value-type="float" office:value="0.248187635617899" calcext:value-type="float">
            <text:p>0</text:p>
          </table:table-cell>
          <table:table-cell table:style-name="ce28" table:formula="of:=([.Y30]/[.$BD30])*100" office:value-type="float" office:value="1.06295270512061" calcext:value-type="float">
            <text:p>1</text:p>
          </table:table-cell>
          <table:table-cell table:style-name="ce28" table:formula="of:=([.Z30]/[.$BD30])*100" office:value-type="float" office:value="5.80066614945816" calcext:value-type="float">
            <text:p>6</text:p>
          </table:table-cell>
          <table:table-cell table:style-name="ce28" table:formula="of:=([.AA30]/[.$BD30])*100" office:value-type="float" office:value="0.0387129997242162" calcext:value-type="float">
            <text:p>0</text:p>
          </table:table-cell>
          <table:table-cell table:style-name="ce28" table:formula="of:=([.AB30]/[.$BD30])*100" office:value-type="float" office:value="5.74628298031754" calcext:value-type="float">
            <text:p>6</text:p>
          </table:table-cell>
          <table:table-cell table:style-name="ce28" table:formula="of:=([.AC30]/[.$BD30])*100" office:value-type="float" office:value="1.35215326652232" calcext:value-type="float">
            <text:p>1</text:p>
          </table:table-cell>
          <table:table-cell table:style-name="ce28" table:formula="of:=([.AD30]/[.$BD30])*100" office:value-type="float" office:value="1.46618412267375" calcext:value-type="float">
            <text:p>1</text:p>
          </table:table-cell>
          <table:table-cell table:style-name="ce28" table:formula="of:=([.AE30]/[.$BD30])*100" office:value-type="float" office:value="0.807863228199281" calcext:value-type="float">
            <text:p>1</text:p>
          </table:table-cell>
          <table:table-cell table:style-name="ce28" table:formula="of:=([.AF30]/[.$BD30])*100" office:value-type="float" office:value="0.263698952394705" calcext:value-type="float">
            <text:p>0</text:p>
          </table:table-cell>
          <table:table-cell table:style-name="ce28" table:formula="of:=([.AG30]/[.$BD30])*100" office:value-type="float" office:value="1.74270659940999" calcext:value-type="float">
            <text:p>2</text:p>
          </table:table-cell>
          <table:table-cell table:style-name="ce28" table:formula="of:=([.AH30]/[.$BD30])*100" office:value-type="float" office:value="0.518662666797576" calcext:value-type="float">
            <text:p>1</text:p>
          </table:table-cell>
          <table:table-cell table:style-name="ce28" table:formula="of:=([.AI30]/[.$BD30])*100" office:value-type="float" office:value="0.233577802436851" calcext:value-type="float">
            <text:p>0</text:p>
          </table:table-cell>
          <table:table-cell table:style-name="ce28" table:formula="of:=([.AJ30]/[.$BD30])*100" office:value-type="float" office:value="0" calcext:value-type="float">
            <text:p>0</text:p>
          </table:table-cell>
          <table:table-cell table:style-name="ce28" table:formula="of:=([.AK30]/[.$BD30])*100" office:value-type="float" office:value="3.66400711633149" calcext:value-type="float">
            <text:p>4</text:p>
          </table:table-cell>
          <table:table-cell table:style-name="ce28" table:formula="of:=([.AL30]/[.$BD30])*100" office:value-type="float" office:value="5.57086054176521" calcext:value-type="float">
            <text:p>6</text:p>
          </table:table-cell>
          <table:table-cell table:style-name="ce28" table:formula="of:=([.AM30]/[.$BD30])*100" office:value-type="float" office:value="5.34004516031036" calcext:value-type="float">
            <text:p>5</text:p>
          </table:table-cell>
          <table:table-cell table:style-name="ce28" table:formula="of:=([.AN30]/[.$BD30])*100" office:value-type="float" office:value="0.157677327139413" calcext:value-type="float">
            <text:p>0</text:p>
          </table:table-cell>
          <table:table-cell table:style-name="ce28" table:formula="of:=([.AO30]/[.$BD30])*100" office:value-type="float" office:value="0.023348118633003" calcext:value-type="float">
            <text:p>0</text:p>
          </table:table-cell>
          <table:table-cell table:style-name="ce28" table:formula="of:=([.AP30]/[.$BD30])*100" office:value-type="float" office:value="1.68586263195793" calcext:value-type="float">
            <text:p>2</text:p>
          </table:table-cell>
          <table:table-cell table:style-name="ce28" table:formula="of:=([.AQ30]/[.$BD30])*100" office:value-type="float" office:value="0.622909926837317" calcext:value-type="float">
            <text:p>1</text:p>
          </table:table-cell>
          <table:table-cell table:style-name="ce28" table:formula="of:=([.AR30]/[.$BD30])*100" office:value-type="float" office:value="7.13021677305964" calcext:value-type="float">
            <text:p>7</text:p>
          </table:table-cell>
          <table:table-cell table:style-name="ce28" table:formula="of:=([.AS30]/[.$BD30])*100" office:value-type="float" office:value="8.81607940501757" calcext:value-type="float">
            <text:p>9</text:p>
          </table:table-cell>
          <table:table-cell table:style-name="ce28" table:formula="of:=([.AT30]/[.$BD30])*100" office:value-type="float" office:value="7.75312669989695" calcext:value-type="float">
            <text:p>8</text:p>
          </table:table-cell>
          <table:table-cell table:style-name="ce28" table:formula="of:=([.AU30]/[.$BD30])*100" office:value-type="float" office:value="0.544290038323036" calcext:value-type="float">
            <text:p>1</text:p>
          </table:table-cell>
          <table:table-cell table:style-name="ce28" table:formula="of:=([.AV30]/[.$BD30])*100" office:value-type="float" office:value="0.108545244333113" calcext:value-type="float">
            <text:p>0</text:p>
          </table:table-cell>
          <table:table-cell table:style-name="ce28" table:formula="of:=([.AW30]/[.$BD30])*100" office:value-type="float" office:value="0.00614559627154829" calcext:value-type="float">
            <text:p>0</text:p>
          </table:table-cell>
          <table:table-cell table:style-name="ce28" table:formula="of:=([.AX30]/[.$BD30])*100" office:value-type="float" office:value="0.474678183504224" calcext:value-type="float">
            <text:p>0</text:p>
          </table:table-cell>
          <table:table-cell table:style-name="ce28" table:formula="of:=([.AY30]/[.$BD30])*100" office:value-type="float" office:value="0" calcext:value-type="float">
            <text:p>0</text:p>
          </table:table-cell>
          <table:table-cell table:style-name="ce28" table:formula="of:=([.AZ30]/[.$BD30])*100" office:value-type="float" office:value="0" calcext:value-type="float">
            <text:p>0</text:p>
          </table:table-cell>
          <table:table-cell table:style-name="ce28" table:formula="of:=([.BA30]/[.$BD30])*100" office:value-type="float" office:value="-1.29977333359143" calcext:value-type="float">
            <text:p>-1</text:p>
          </table:table-cell>
          <table:table-cell table:style-name="ce28" table:formula="of:=([.BB30]/[.$BD30])*100" office:value-type="float" office:value="0.557430247524849" calcext:value-type="float">
            <text:p>1</text:p>
          </table:table-cell>
          <table:table-cell table:style-name="ce28" table:formula="of:=([.BC30]/[.$BD30])*100" office:value-type="float" office:value="0" calcext:value-type="float">
            <text:p>0</text:p>
          </table:table-cell>
          <table:table-cell table:style-name="ce60" table:formula="of:=SUM([.A124:.BC124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Pierrefitte-sur-Seine</text:p>
          </table:table-cell>
          <table:table-cell table:style-name="ce28" table:formula="of:=([.B31]/[.$BD31])*100" office:value-type="float" office:value="1.18517670659824" calcext:value-type="float">
            <text:p>1</text:p>
          </table:table-cell>
          <table:table-cell table:style-name="ce28" table:formula="of:=([.C31]/[.$BD31])*100" office:value-type="float" office:value="0.757219396613181" calcext:value-type="float">
            <text:p>1</text:p>
          </table:table-cell>
          <table:table-cell table:style-name="ce28" table:formula="of:=([.D31]/[.$BD31])*100" office:value-type="float" office:value="0.0720306732728977" calcext:value-type="float">
            <text:p>0</text:p>
          </table:table-cell>
          <table:table-cell table:style-name="ce28" table:formula="of:=([.E31]/[.$BD31])*100" office:value-type="float" office:value="0.135088264508017" calcext:value-type="float">
            <text:p>0</text:p>
          </table:table-cell>
          <table:table-cell table:style-name="ce28" table:formula="of:=([.F31]/[.$BD31])*100" office:value-type="float" office:value="0.0089392961483775" calcext:value-type="float">
            <text:p>0</text:p>
          </table:table-cell>
          <table:table-cell table:style-name="ce28" table:formula="of:=([.G31]/[.$BD31])*100" office:value-type="float" office:value="0.645246409258578" calcext:value-type="float">
            <text:p>1</text:p>
          </table:table-cell>
          <table:table-cell table:style-name="ce28" table:formula="of:=([.H31]/[.$BD31])*100" office:value-type="float" office:value="0.126189221396508" calcext:value-type="float">
            <text:p>0</text:p>
          </table:table-cell>
          <table:table-cell table:style-name="ce28" table:formula="of:=([.I31]/[.$BD31])*100" office:value-type="float" office:value="0.000174205565383382" calcext:value-type="float">
            <text:p>0</text:p>
          </table:table-cell>
          <table:table-cell table:style-name="ce28" table:formula="of:=([.J31]/[.$BD31])*100" office:value-type="float" office:value="0.0891729379815182" calcext:value-type="float">
            <text:p>0</text:p>
          </table:table-cell>
          <table:table-cell table:style-name="ce28" table:formula="of:=([.K31]/[.$BD31])*100" office:value-type="float" office:value="-0.605941191153973" calcext:value-type="float">
            <text:p>-1</text:p>
          </table:table-cell>
          <table:table-cell table:style-name="ce28" table:formula="of:=([.L31]/[.$BD31])*100" office:value-type="float" office:value="0.195705565139268" calcext:value-type="float">
            <text:p>0</text:p>
          </table:table-cell>
          <table:table-cell table:style-name="ce28" table:formula="of:=([.M31]/[.$BD31])*100" office:value-type="float" office:value="2.25505075182647" calcext:value-type="float">
            <text:p>2</text:p>
          </table:table-cell>
          <table:table-cell table:style-name="ce28" table:formula="of:=([.N31]/[.$BD31])*100" office:value-type="float" office:value="0.624392707467319" calcext:value-type="float">
            <text:p>1</text:p>
          </table:table-cell>
          <table:table-cell table:style-name="ce28" table:formula="of:=([.O31]/[.$BD31])*100" office:value-type="float" office:value="2.25851758618792" calcext:value-type="float">
            <text:p>2</text:p>
          </table:table-cell>
          <table:table-cell table:style-name="ce28" table:formula="of:=([.P31]/[.$BD31])*100" office:value-type="float" office:value="0.767123032956643" calcext:value-type="float">
            <text:p>1</text:p>
          </table:table-cell>
          <table:table-cell table:style-name="ce28" table:formula="of:=([.Q31]/[.$BD31])*100" office:value-type="float" office:value="2.89206209093473" calcext:value-type="float">
            <text:p>3</text:p>
          </table:table-cell>
          <table:table-cell table:style-name="ce28" table:formula="of:=([.R31]/[.$BD31])*100" office:value-type="float" office:value="2.33054825946082" calcext:value-type="float">
            <text:p>2</text:p>
          </table:table-cell>
          <table:table-cell table:style-name="ce28" table:formula="of:=([.S31]/[.$BD31])*100" office:value-type="float" office:value="6.92170606263175" calcext:value-type="float">
            <text:p>7</text:p>
          </table:table-cell>
          <table:table-cell table:style-name="ce28" table:formula="of:=([.T31]/[.$BD31])*100" office:value-type="float" office:value="9.81376815356648" calcext:value-type="float">
            <text:p>10</text:p>
          </table:table-cell>
          <table:table-cell table:style-name="ce28" table:formula="of:=([.U31]/[.$BD31])*100" office:value-type="float" office:value="9.25225432209256" calcext:value-type="float">
            <text:p>9</text:p>
          </table:table-cell>
          <table:table-cell table:style-name="ce28" table:formula="of:=([.V31]/[.$BD31])*100" office:value-type="float" office:value="0.551672122399178" calcext:value-type="float">
            <text:p>1</text:p>
          </table:table-cell>
          <table:table-cell table:style-name="ce28" table:formula="of:=([.W31]/[.$BD31])*100" office:value-type="float" office:value="0" calcext:value-type="float">
            <text:p>0</text:p>
          </table:table-cell>
          <table:table-cell table:style-name="ce28" table:formula="of:=([.X31]/[.$BD31])*100" office:value-type="float" office:value="2.04684405638791" calcext:value-type="float">
            <text:p>2</text:p>
          </table:table-cell>
          <table:table-cell table:style-name="ce28" table:formula="of:=([.Y31]/[.$BD31])*100" office:value-type="float" office:value="0.561925339048751" calcext:value-type="float">
            <text:p>1</text:p>
          </table:table-cell>
          <table:table-cell table:style-name="ce28" table:formula="of:=([.Z31]/[.$BD31])*100" office:value-type="float" office:value="6.32638401191258" calcext:value-type="float">
            <text:p>6</text:p>
          </table:table-cell>
          <table:table-cell table:style-name="ce28" table:formula="of:=([.AA31]/[.$BD31])*100" office:value-type="float" office:value="0.00149101232186951" calcext:value-type="float">
            <text:p>0</text:p>
          </table:table-cell>
          <table:table-cell table:style-name="ce28" table:formula="of:=([.AB31]/[.$BD31])*100" office:value-type="float" office:value="6.32489299959071" calcext:value-type="float">
            <text:p>6</text:p>
          </table:table-cell>
          <table:table-cell table:style-name="ce28" table:formula="of:=([.AC31]/[.$BD31])*100" office:value-type="float" office:value="0.755638691839866" calcext:value-type="float">
            <text:p>1</text:p>
          </table:table-cell>
          <table:table-cell table:style-name="ce28" table:formula="of:=([.AD31]/[.$BD31])*100" office:value-type="float" office:value="0.947907889859843" calcext:value-type="float">
            <text:p>1</text:p>
          </table:table-cell>
          <table:table-cell table:style-name="ce28" table:formula="of:=([.AE31]/[.$BD31])*100" office:value-type="float" office:value="0.194124860365953" calcext:value-type="float">
            <text:p>0</text:p>
          </table:table-cell>
          <table:table-cell table:style-name="ce28" table:formula="of:=([.AF31]/[.$BD31])*100" office:value-type="float" office:value="0.323547761643017" calcext:value-type="float">
            <text:p>0</text:p>
          </table:table-cell>
          <table:table-cell table:style-name="ce28" table:formula="of:=([.AG31]/[.$BD31])*100" office:value-type="float" office:value="-0.421052510058981" calcext:value-type="float">
            <text:p>0</text:p>
          </table:table-cell>
          <table:table-cell table:style-name="ce28" table:formula="of:=([.AH31]/[.$BD31])*100" office:value-type="float" office:value="0.000411507574838099" calcext:value-type="float">
            <text:p>0</text:p>
          </table:table-cell>
          <table:table-cell table:style-name="ce28" table:formula="of:=([.AI31]/[.$BD31])*100" office:value-type="float" office:value="0.0485331429039724" calcext:value-type="float">
            <text:p>0</text:p>
          </table:table-cell>
          <table:table-cell table:style-name="ce28" table:formula="of:=([.AJ31]/[.$BD31])*100" office:value-type="float" office:value="0" calcext:value-type="float">
            <text:p>0</text:p>
          </table:table-cell>
          <table:table-cell table:style-name="ce28" table:formula="of:=([.AK31]/[.$BD31])*100" office:value-type="float" office:value="4.63861249342958" calcext:value-type="float">
            <text:p>5</text:p>
          </table:table-cell>
          <table:table-cell table:style-name="ce28" table:formula="of:=([.AL31]/[.$BD31])*100" office:value-type="float" office:value="4.41496040631894" calcext:value-type="float">
            <text:p>4</text:p>
          </table:table-cell>
          <table:table-cell table:style-name="ce28" table:formula="of:=([.AM31]/[.$BD31])*100" office:value-type="float" office:value="4.28877118492244" calcext:value-type="float">
            <text:p>4</text:p>
          </table:table-cell>
          <table:table-cell table:style-name="ce28" table:formula="of:=([.AN31]/[.$BD31])*100" office:value-type="float" office:value="0.199267399290179" calcext:value-type="float">
            <text:p>0</text:p>
          </table:table-cell>
          <table:table-cell table:style-name="ce28" table:formula="of:=([.AO31]/[.$BD31])*100" office:value-type="float" office:value="0.000174205565383382" calcext:value-type="float">
            <text:p>0</text:p>
          </table:table-cell>
          <table:table-cell table:style-name="ce28" table:formula="of:=([.AP31]/[.$BD31])*100" office:value-type="float" office:value="1.53089371551573" calcext:value-type="float">
            <text:p>2</text:p>
          </table:table-cell>
          <table:table-cell table:style-name="ce28" table:formula="of:=([.AQ31]/[.$BD31])*100" office:value-type="float" office:value="0.968968376466979" calcext:value-type="float">
            <text:p>1</text:p>
          </table:table-cell>
          <table:table-cell table:style-name="ce28" table:formula="of:=([.AR31]/[.$BD31])*100" office:value-type="float" office:value="7.67734475447161" calcext:value-type="float">
            <text:p>8</text:p>
          </table:table-cell>
          <table:table-cell table:style-name="ce28" table:formula="of:=([.AS31]/[.$BD31])*100" office:value-type="float" office:value="9.20823846998734" calcext:value-type="float">
            <text:p>9</text:p>
          </table:table-cell>
          <table:table-cell table:style-name="ce28" table:formula="of:=([.AT31]/[.$BD31])*100" office:value-type="float" office:value="8.64631313093859" calcext:value-type="float">
            <text:p>9</text:p>
          </table:table-cell>
          <table:table-cell table:style-name="ce28" table:formula="of:=([.AU31]/[.$BD31])*100" office:value-type="float" office:value="0.561513831473913" calcext:value-type="float">
            <text:p>1</text:p>
          </table:table-cell>
          <table:table-cell table:style-name="ce28" table:formula="of:=([.AV31]/[.$BD31])*100" office:value-type="float" office:value="0.165565718611615" calcext:value-type="float">
            <text:p>0</text:p>
          </table:table-cell>
          <table:table-cell table:style-name="ce28" table:formula="of:=([.AW31]/[.$BD31])*100" office:value-type="float" office:value="0" calcext:value-type="float">
            <text:p>0</text:p>
          </table:table-cell>
          <table:table-cell table:style-name="ce28" table:formula="of:=([.AX31]/[.$BD31])*100" office:value-type="float" office:value="0.538056249750412" calcext:value-type="float">
            <text:p>1</text:p>
          </table:table-cell>
          <table:table-cell table:style-name="ce28" table:formula="of:=([.AY31]/[.$BD31])*100" office:value-type="float" office:value="0" calcext:value-type="float">
            <text:p>0</text:p>
          </table:table-cell>
          <table:table-cell table:style-name="ce28" table:formula="of:=([.AZ31]/[.$BD31])*100" office:value-type="float" office:value="0" calcext:value-type="float">
            <text:p>0</text:p>
          </table:table-cell>
          <table:table-cell table:style-name="ce28" table:formula="of:=([.BA31]/[.$BD31])*100" office:value-type="float" office:value="-0.605529683579135" calcext:value-type="float">
            <text:p>-1</text:p>
          </table:table-cell>
          <table:table-cell table:style-name="ce28" table:formula="of:=([.BB31]/[.$BD31])*100" office:value-type="float" office:value="0.38010440859427" calcext:value-type="float">
            <text:p>0</text:p>
          </table:table-cell>
          <table:table-cell table:style-name="ce28" table:formula="of:=([.BC31]/[.$BD31])*100" office:value-type="float" office:value="0" calcext:value-type="float">
            <text:p>0</text:p>
          </table:table-cell>
          <table:table-cell table:style-name="ce60" table:formula="of:=SUM([.A125:.BC125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Romainville</text:p>
          </table:table-cell>
          <table:table-cell table:style-name="ce28" table:formula="of:=([.B32]/[.$BD32])*100" office:value-type="float" office:value="1.83746810777959" calcext:value-type="float">
            <text:p>2</text:p>
          </table:table-cell>
          <table:table-cell table:style-name="ce28" table:formula="of:=([.C32]/[.$BD32])*100" office:value-type="float" office:value="0.738833542328021" calcext:value-type="float">
            <text:p>1</text:p>
          </table:table-cell>
          <table:table-cell table:style-name="ce28" table:formula="of:=([.D32]/[.$BD32])*100" office:value-type="float" office:value="0.0328008852331296" calcext:value-type="float">
            <text:p>0</text:p>
          </table:table-cell>
          <table:table-cell table:style-name="ce28" table:formula="of:=([.E32]/[.$BD32])*100" office:value-type="float" office:value="0.150750128947872" calcext:value-type="float">
            <text:p>0</text:p>
          </table:table-cell>
          <table:table-cell table:style-name="ce28" table:formula="of:=([.F32]/[.$BD32])*100" office:value-type="float" office:value="0.0511726918729822" calcext:value-type="float">
            <text:p>0</text:p>
          </table:table-cell>
          <table:table-cell table:style-name="ce28" table:formula="of:=([.G32]/[.$BD32])*100" office:value-type="float" office:value="0.324556763138414" calcext:value-type="float">
            <text:p>0</text:p>
          </table:table-cell>
          <table:table-cell table:style-name="ce28" table:formula="of:=([.H32]/[.$BD32])*100" office:value-type="float" office:value="0.210087814101334" calcext:value-type="float">
            <text:p>0</text:p>
          </table:table-cell>
          <table:table-cell table:style-name="ce28" table:formula="of:=([.I32]/[.$BD32])*100" office:value-type="float" office:value="0.0124840571141465" calcext:value-type="float">
            <text:p>0</text:p>
          </table:table-cell>
          <table:table-cell table:style-name="ce28" table:formula="of:=([.J32]/[.$BD32])*100" office:value-type="float" office:value="0.0928342813340419" calcext:value-type="float">
            <text:p>0</text:p>
          </table:table-cell>
          <table:table-cell table:style-name="ce28" table:formula="of:=([.K32]/[.$BD32])*100" office:value-type="float" office:value="0.159591647706143" calcext:value-type="float">
            <text:p>0</text:p>
          </table:table-cell>
          <table:table-cell table:style-name="ce28" table:formula="of:=([.L32]/[.$BD32])*100" office:value-type="float" office:value="0.140523152523451" calcext:value-type="float">
            <text:p>0</text:p>
          </table:table-cell>
          <table:table-cell table:style-name="ce28" table:formula="of:=([.M32]/[.$BD32])*100" office:value-type="float" office:value="0.956489059427367" calcext:value-type="float">
            <text:p>1</text:p>
          </table:table-cell>
          <table:table-cell table:style-name="ce28" table:formula="of:=([.N32]/[.$BD32])*100" office:value-type="float" office:value="0" calcext:value-type="float">
            <text:p>0</text:p>
          </table:table-cell>
          <table:table-cell table:style-name="ce28" table:formula="of:=([.O32]/[.$BD32])*100" office:value-type="float" office:value="1.59552060730408" calcext:value-type="float">
            <text:p>2</text:p>
          </table:table-cell>
          <table:table-cell table:style-name="ce28" table:formula="of:=([.P32]/[.$BD32])*100" office:value-type="float" office:value="1.53308840736963" calcext:value-type="float">
            <text:p>2</text:p>
          </table:table-cell>
          <table:table-cell table:style-name="ce28" table:formula="of:=([.Q32]/[.$BD32])*100" office:value-type="float" office:value="2.3404757776436" calcext:value-type="float">
            <text:p>2</text:p>
          </table:table-cell>
          <table:table-cell table:style-name="ce28" table:formula="of:=([.R32]/[.$BD32])*100" office:value-type="float" office:value="1.74216538783903" calcext:value-type="float">
            <text:p>2</text:p>
          </table:table-cell>
          <table:table-cell table:style-name="ce28" table:formula="of:=([.S32]/[.$BD32])*100" office:value-type="float" office:value="7.35359293366743" calcext:value-type="float">
            <text:p>7</text:p>
          </table:table-cell>
          <table:table-cell table:style-name="ce28" table:formula="of:=([.T32]/[.$BD32])*100" office:value-type="float" office:value="9.69406871131103" calcext:value-type="float">
            <text:p>10</text:p>
          </table:table-cell>
          <table:table-cell table:style-name="ce28" table:formula="of:=([.U32]/[.$BD32])*100" office:value-type="float" office:value="9.09575832150646" calcext:value-type="float">
            <text:p>9</text:p>
          </table:table-cell>
          <table:table-cell table:style-name="ce28" table:formula="of:=([.V32]/[.$BD32])*100" office:value-type="float" office:value="0.383748421422096" calcext:value-type="float">
            <text:p>0</text:p>
          </table:table-cell>
          <table:table-cell table:style-name="ce28" table:formula="of:=([.W32]/[.$BD32])*100" office:value-type="float" office:value="0" calcext:value-type="float">
            <text:p>0</text:p>
          </table:table-cell>
          <table:table-cell table:style-name="ce28" table:formula="of:=([.X32]/[.$BD32])*100" office:value-type="float" office:value="0.795095498419483" calcext:value-type="float">
            <text:p>1</text:p>
          </table:table-cell>
          <table:table-cell table:style-name="ce28" table:formula="of:=([.Y32]/[.$BD32])*100" office:value-type="float" office:value="0.256295273369998" calcext:value-type="float">
            <text:p>0</text:p>
          </table:table-cell>
          <table:table-cell table:style-name="ce28" table:formula="of:=([.Z32]/[.$BD32])*100" office:value-type="float" office:value="3.58238141759988" calcext:value-type="float">
            <text:p>4</text:p>
          </table:table-cell>
          <table:table-cell table:style-name="ce28" table:formula="of:=([.AA32]/[.$BD32])*100" office:value-type="float" office:value="0.00457360251034125" calcext:value-type="float">
            <text:p>0</text:p>
          </table:table-cell>
          <table:table-cell table:style-name="ce28" table:formula="of:=([.AB32]/[.$BD32])*100" office:value-type="float" office:value="3.57780781508954" calcext:value-type="float">
            <text:p>4</text:p>
          </table:table-cell>
          <table:table-cell table:style-name="ce28" table:formula="of:=([.AC32]/[.$BD32])*100" office:value-type="float" office:value="1.40511790123155" calcext:value-type="float">
            <text:p>1</text:p>
          </table:table-cell>
          <table:table-cell table:style-name="ce28" table:formula="of:=([.AD32]/[.$BD32])*100" office:value-type="float" office:value="1.54862167675132" calcext:value-type="float">
            <text:p>2</text:p>
          </table:table-cell>
          <table:table-cell table:style-name="ce28" table:formula="of:=([.AE32]/[.$BD32])*100" office:value-type="float" office:value="0.806807511426976" calcext:value-type="float">
            <text:p>1</text:p>
          </table:table-cell>
          <table:table-cell table:style-name="ce28" table:formula="of:=([.AF32]/[.$BD32])*100" office:value-type="float" office:value="0.159598314061066" calcext:value-type="float">
            <text:p>0</text:p>
          </table:table-cell>
          <table:table-cell table:style-name="ce28" table:formula="of:=([.AG32]/[.$BD32])*100" office:value-type="float" office:value="2.23591863237763" calcext:value-type="float">
            <text:p>2</text:p>
          </table:table-cell>
          <table:table-cell table:style-name="ce28" table:formula="of:=([.AH32]/[.$BD32])*100" office:value-type="float" office:value="-0.342015116434572" calcext:value-type="float">
            <text:p>0</text:p>
          </table:table-cell>
          <table:table-cell table:style-name="ce28" table:formula="of:=([.AI32]/[.$BD32])*100" office:value-type="float" office:value="0.283622701959388" calcext:value-type="float">
            <text:p>0</text:p>
          </table:table-cell>
          <table:table-cell table:style-name="ce28" table:formula="of:=([.AJ32]/[.$BD32])*100" office:value-type="float" office:value="0" calcext:value-type="float">
            <text:p>0</text:p>
          </table:table-cell>
          <table:table-cell table:style-name="ce28" table:formula="of:=([.AK32]/[.$BD32])*100" office:value-type="float" office:value="3.69176313704689" calcext:value-type="float">
            <text:p>4</text:p>
          </table:table-cell>
          <table:table-cell table:style-name="ce28" table:formula="of:=([.AL32]/[.$BD32])*100" office:value-type="float" office:value="6.58239549893255" calcext:value-type="float">
            <text:p>7</text:p>
          </table:table-cell>
          <table:table-cell table:style-name="ce28" table:formula="of:=([.AM32]/[.$BD32])*100" office:value-type="float" office:value="6.37230768483121" calcext:value-type="float">
            <text:p>6</text:p>
          </table:table-cell>
          <table:table-cell table:style-name="ce28" table:formula="of:=([.AN32]/[.$BD32])*100" office:value-type="float" office:value="0.110220869134902" calcext:value-type="float">
            <text:p>0</text:p>
          </table:table-cell>
          <table:table-cell table:style-name="ce28" table:formula="of:=([.AO32]/[.$BD32])*100" office:value-type="float" office:value="0.00207964904855266" calcext:value-type="float">
            <text:p>0</text:p>
          </table:table-cell>
          <table:table-cell table:style-name="ce28" table:formula="of:=([.AP32]/[.$BD32])*100" office:value-type="float" office:value="0.752934407683624" calcext:value-type="float">
            <text:p>1</text:p>
          </table:table-cell>
          <table:table-cell table:style-name="ce28" table:formula="of:=([.AQ32]/[.$BD32])*100" office:value-type="float" office:value="0.496639134313627" calcext:value-type="float">
            <text:p>0</text:p>
          </table:table-cell>
          <table:table-cell table:style-name="ce28" table:formula="of:=([.AR32]/[.$BD32])*100" office:value-type="float" office:value="8.75871083489898" calcext:value-type="float">
            <text:p>9</text:p>
          </table:table-cell>
          <table:table-cell table:style-name="ce28" table:formula="of:=([.AS32]/[.$BD32])*100" office:value-type="float" office:value="9.5116452425826" calcext:value-type="float">
            <text:p>10</text:p>
          </table:table-cell>
          <table:table-cell table:style-name="ce28" table:formula="of:=([.AT32]/[.$BD32])*100" office:value-type="float" office:value="9.2553499692126" calcext:value-type="float">
            <text:p>9</text:p>
          </table:table-cell>
          <table:table-cell table:style-name="ce28" table:formula="of:=([.AU32]/[.$BD32])*100" office:value-type="float" office:value="0.59831038980457" calcext:value-type="float">
            <text:p>1</text:p>
          </table:table-cell>
          <table:table-cell table:style-name="ce28" table:formula="of:=([.AV32]/[.$BD32])*100" office:value-type="float" office:value="0.0493948327990609" calcext:value-type="float">
            <text:p>0</text:p>
          </table:table-cell>
          <table:table-cell table:style-name="ce28" table:formula="of:=([.AW32]/[.$BD32])*100" office:value-type="float" office:value="0.113843895301821" calcext:value-type="float">
            <text:p>0</text:p>
          </table:table-cell>
          <table:table-cell table:style-name="ce28" table:formula="of:=([.AX32]/[.$BD32])*100" office:value-type="float" office:value="0.658886451283886" calcext:value-type="float">
            <text:p>1</text:p>
          </table:table-cell>
          <table:table-cell table:style-name="ce28" table:formula="of:=([.AY32]/[.$BD32])*100" office:value-type="float" office:value="0" calcext:value-type="float">
            <text:p>0</text:p>
          </table:table-cell>
          <table:table-cell table:style-name="ce28" table:formula="of:=([.AZ32]/[.$BD32])*100" office:value-type="float" office:value="0" calcext:value-type="float">
            <text:p>0</text:p>
          </table:table-cell>
          <table:table-cell table:style-name="ce28" table:formula="of:=([.BA32]/[.$BD32])*100" office:value-type="float" office:value="-0.182423468728432" calcext:value-type="float">
            <text:p>0</text:p>
          </table:table-cell>
          <table:table-cell table:style-name="ce28" table:formula="of:=([.BB32]/[.$BD32])*100" office:value-type="float" office:value="0.468105543921134" calcext:value-type="float">
            <text:p>0</text:p>
          </table:table-cell>
          <table:table-cell table:style-name="ce28" table:formula="of:=([.BC32]/[.$BD32])*100" office:value-type="float" office:value="0" calcext:value-type="float">
            <text:p>0</text:p>
          </table:table-cell>
          <table:table-cell table:style-name="ce60" table:formula="of:=SUM([.A126:.BC126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Rosny-sous-Bois</text:p>
          </table:table-cell>
          <table:table-cell table:style-name="ce28" table:formula="of:=([.B33]/[.$BD33])*100" office:value-type="float" office:value="1.98012319778918" calcext:value-type="float">
            <text:p>2</text:p>
          </table:table-cell>
          <table:table-cell table:style-name="ce28" table:formula="of:=([.C33]/[.$BD33])*100" office:value-type="float" office:value="0.785366633728809" calcext:value-type="float">
            <text:p>1</text:p>
          </table:table-cell>
          <table:table-cell table:style-name="ce28" table:formula="of:=([.D33]/[.$BD33])*100" office:value-type="float" office:value="0.00108418069555249" calcext:value-type="float">
            <text:p>0</text:p>
          </table:table-cell>
          <table:table-cell table:style-name="ce28" table:formula="of:=([.E33]/[.$BD33])*100" office:value-type="float" office:value="0.120542571073173" calcext:value-type="float">
            <text:p>0</text:p>
          </table:table-cell>
          <table:table-cell table:style-name="ce28" table:formula="of:=([.F33]/[.$BD33])*100" office:value-type="float" office:value="0.0109963112458592" calcext:value-type="float">
            <text:p>0</text:p>
          </table:table-cell>
          <table:table-cell table:style-name="ce28" table:formula="of:=([.G33]/[.$BD33])*100" office:value-type="float" office:value="0.571113712775273" calcext:value-type="float">
            <text:p>1</text:p>
          </table:table-cell>
          <table:table-cell table:style-name="ce28" table:formula="of:=([.H33]/[.$BD33])*100" office:value-type="float" office:value="0.140613741625521" calcext:value-type="float">
            <text:p>0</text:p>
          </table:table-cell>
          <table:table-cell table:style-name="ce28" table:formula="of:=([.I33]/[.$BD33])*100" office:value-type="float" office:value="0.124496421642257" calcext:value-type="float">
            <text:p>0</text:p>
          </table:table-cell>
          <table:table-cell table:style-name="ce28" table:formula="of:=([.J33]/[.$BD33])*100" office:value-type="float" office:value="0.0847120074922109" calcext:value-type="float">
            <text:p>0</text:p>
          </table:table-cell>
          <table:table-cell table:style-name="ce28" table:formula="of:=([.K33]/[.$BD33])*100" office:value-type="float" office:value="0.0875469940672439" calcext:value-type="float">
            <text:p>0</text:p>
          </table:table-cell>
          <table:table-cell table:style-name="ce28" table:formula="of:=([.L33]/[.$BD33])*100" office:value-type="float" office:value="0.195576545636613" calcext:value-type="float">
            <text:p>0</text:p>
          </table:table-cell>
          <table:table-cell table:style-name="ce28" table:formula="of:=([.M33]/[.$BD33])*100" office:value-type="float" office:value="0.661634464203408" calcext:value-type="float">
            <text:p>1</text:p>
          </table:table-cell>
          <table:table-cell table:style-name="ce28" table:formula="of:=([.N33]/[.$BD33])*100" office:value-type="float" office:value="0" calcext:value-type="float">
            <text:p>0</text:p>
          </table:table-cell>
          <table:table-cell table:style-name="ce28" table:formula="of:=([.O33]/[.$BD33])*100" office:value-type="float" office:value="1.75316842817701" calcext:value-type="float">
            <text:p>2</text:p>
          </table:table-cell>
          <table:table-cell table:style-name="ce28" table:formula="of:=([.P33]/[.$BD33])*100" office:value-type="float" office:value="0.280335468643507" calcext:value-type="float">
            <text:p>0</text:p>
          </table:table-cell>
          <table:table-cell table:style-name="ce28" table:formula="of:=([.Q33]/[.$BD33])*100" office:value-type="float" office:value="2.37165920586122" calcext:value-type="float">
            <text:p>2</text:p>
          </table:table-cell>
          <table:table-cell table:style-name="ce28" table:formula="of:=([.R33]/[.$BD33])*100" office:value-type="float" office:value="1.78186911776903" calcext:value-type="float">
            <text:p>2</text:p>
          </table:table-cell>
          <table:table-cell table:style-name="ce28" table:formula="of:=([.S33]/[.$BD33])*100" office:value-type="float" office:value="6.40892375127104" calcext:value-type="float">
            <text:p>6</text:p>
          </table:table-cell>
          <table:table-cell table:style-name="ce28" table:formula="of:=([.T33]/[.$BD33])*100" office:value-type="float" office:value="8.78058295713227" calcext:value-type="float">
            <text:p>9</text:p>
          </table:table-cell>
          <table:table-cell table:style-name="ce28" table:formula="of:=([.U33]/[.$BD33])*100" office:value-type="float" office:value="8.19079286904007" calcext:value-type="float">
            <text:p>8</text:p>
          </table:table-cell>
          <table:table-cell table:style-name="ce28" table:formula="of:=([.V33]/[.$BD33])*100" office:value-type="float" office:value="0.71277087765276" calcext:value-type="float">
            <text:p>1</text:p>
          </table:table-cell>
          <table:table-cell table:style-name="ce28" table:formula="of:=([.W33]/[.$BD33])*100" office:value-type="float" office:value="0" calcext:value-type="float">
            <text:p>0</text:p>
          </table:table-cell>
          <table:table-cell table:style-name="ce28" table:formula="of:=([.X33]/[.$BD33])*100" office:value-type="float" office:value="0.578977403462679" calcext:value-type="float">
            <text:p>1</text:p>
          </table:table-cell>
          <table:table-cell table:style-name="ce28" table:formula="of:=([.Y33]/[.$BD33])*100" office:value-type="float" office:value="0.742437298614244" calcext:value-type="float">
            <text:p>1</text:p>
          </table:table-cell>
          <table:table-cell table:style-name="ce28" table:formula="of:=([.Z33]/[.$BD33])*100" office:value-type="float" office:value="7.33052308041832" calcext:value-type="float">
            <text:p>7</text:p>
          </table:table-cell>
          <table:table-cell table:style-name="ce28" table:formula="of:=([.AA33]/[.$BD33])*100" office:value-type="float" office:value="0.00987113269366738" calcext:value-type="float">
            <text:p>0</text:p>
          </table:table-cell>
          <table:table-cell table:style-name="ce28" table:formula="of:=([.AB33]/[.$BD33])*100" office:value-type="float" office:value="7.32065194772465" calcext:value-type="float">
            <text:p>7</text:p>
          </table:table-cell>
          <table:table-cell table:style-name="ce28" table:formula="of:=([.AC33]/[.$BD33])*100" office:value-type="float" office:value="0.806045722345779" calcext:value-type="float">
            <text:p>1</text:p>
          </table:table-cell>
          <table:table-cell table:style-name="ce28" table:formula="of:=([.AD33]/[.$BD33])*100" office:value-type="float" office:value="1.00132039136424" calcext:value-type="float">
            <text:p>1</text:p>
          </table:table-cell>
          <table:table-cell table:style-name="ce28" table:formula="of:=([.AE33]/[.$BD33])*100" office:value-type="float" office:value="0.216255634253583" calcext:value-type="float">
            <text:p>0</text:p>
          </table:table-cell>
          <table:table-cell table:style-name="ce28" table:formula="of:=([.AF33]/[.$BD33])*100" office:value-type="float" office:value="0.367760255072961" calcext:value-type="float">
            <text:p>0</text:p>
          </table:table-cell>
          <table:table-cell table:style-name="ce28" table:formula="of:=([.AG33]/[.$BD33])*100" office:value-type="float" office:value="1.291814416561" calcext:value-type="float">
            <text:p>1</text:p>
          </table:table-cell>
          <table:table-cell table:style-name="ce28" table:formula="of:=([.AH33]/[.$BD33])*100" office:value-type="float" office:value="0.152647210522048" calcext:value-type="float">
            <text:p>0</text:p>
          </table:table-cell>
          <table:table-cell table:style-name="ce28" table:formula="of:=([.AI33]/[.$BD33])*100" office:value-type="float" office:value="0.849862844295048" calcext:value-type="float">
            <text:p>1</text:p>
          </table:table-cell>
          <table:table-cell table:style-name="ce28" table:formula="of:=([.AJ33]/[.$BD33])*100" office:value-type="float" office:value="0" calcext:value-type="float">
            <text:p>0</text:p>
          </table:table-cell>
          <table:table-cell table:style-name="ce28" table:formula="of:=([.AK33]/[.$BD33])*100" office:value-type="float" office:value="3.83234596812857" calcext:value-type="float">
            <text:p>4</text:p>
          </table:table-cell>
          <table:table-cell table:style-name="ce28" table:formula="of:=([.AL33]/[.$BD33])*100" office:value-type="float" office:value="5.51856815204314" calcext:value-type="float">
            <text:p>6</text:p>
          </table:table-cell>
          <table:table-cell table:style-name="ce28" table:formula="of:=([.AM33]/[.$BD33])*100" office:value-type="float" office:value="5.37795441041761" calcext:value-type="float">
            <text:p>5</text:p>
          </table:table-cell>
          <table:table-cell table:style-name="ce28" table:formula="of:=([.AN33]/[.$BD33])*100" office:value-type="float" office:value="0.0716607494948698" calcext:value-type="float">
            <text:p>0</text:p>
          </table:table-cell>
          <table:table-cell table:style-name="ce28" table:formula="of:=([.AO33]/[.$BD33])*100" office:value-type="float" office:value="0.12430158303531" calcext:value-type="float">
            <text:p>0</text:p>
          </table:table-cell>
          <table:table-cell table:style-name="ce28" table:formula="of:=([.AP33]/[.$BD33])*100" office:value-type="float" office:value="1.80580768810474" calcext:value-type="float">
            <text:p>2</text:p>
          </table:table-cell>
          <table:table-cell table:style-name="ce28" table:formula="of:=([.AQ33]/[.$BD33])*100" office:value-type="float" office:value="1.06337038949049" calcext:value-type="float">
            <text:p>1</text:p>
          </table:table-cell>
          <table:table-cell table:style-name="ce28" table:formula="of:=([.AR33]/[.$BD33])*100" office:value-type="float" office:value="7.21496947361682" calcext:value-type="float">
            <text:p>7</text:p>
          </table:table-cell>
          <table:table-cell table:style-name="ce28" table:formula="of:=([.AS33]/[.$BD33])*100" office:value-type="float" office:value="9.02077716172156" calcext:value-type="float">
            <text:p>9</text:p>
          </table:table-cell>
          <table:table-cell table:style-name="ce28" table:formula="of:=([.AT33]/[.$BD33])*100" office:value-type="float" office:value="8.27833986310731" calcext:value-type="float">
            <text:p>8</text:p>
          </table:table-cell>
          <table:table-cell table:style-name="ce28" table:formula="of:=([.AU33]/[.$BD33])*100" office:value-type="float" office:value="0.589790088092196" calcext:value-type="float">
            <text:p>1</text:p>
          </table:table-cell>
          <table:table-cell table:style-name="ce28" table:formula="of:=([.AV33]/[.$BD33])*100" office:value-type="float" office:value="0.172172114533316" calcext:value-type="float">
            <text:p>0</text:p>
          </table:table-cell>
          <table:table-cell table:style-name="ce28" table:formula="of:=([.AW33]/[.$BD33])*100" office:value-type="float" office:value="0.0276165088964638" calcext:value-type="float">
            <text:p>0</text:p>
          </table:table-cell>
          <table:table-cell table:style-name="ce28" table:formula="of:=([.AX33]/[.$BD33])*100" office:value-type="float" office:value="0.168632903046956" calcext:value-type="float">
            <text:p>0</text:p>
          </table:table-cell>
          <table:table-cell table:style-name="ce28" table:formula="of:=([.AY33]/[.$BD33])*100" office:value-type="float" office:value="0" calcext:value-type="float">
            <text:p>0</text:p>
          </table:table-cell>
          <table:table-cell table:style-name="ce28" table:formula="of:=([.AZ33]/[.$BD33])*100" office:value-type="float" office:value="0" calcext:value-type="float">
            <text:p>0</text:p>
          </table:table-cell>
          <table:table-cell table:style-name="ce28" table:formula="of:=([.BA33]/[.$BD33])*100" office:value-type="float" office:value="0.240194204589292" calcext:value-type="float">
            <text:p>0</text:p>
          </table:table-cell>
          <table:table-cell table:style-name="ce28" table:formula="of:=([.BB33]/[.$BD33])*100" office:value-type="float" office:value="0.78142194683111" calcext:value-type="float">
            <text:p>1</text:p>
          </table:table-cell>
          <table:table-cell table:style-name="ce28" table:formula="of:=([.BC33]/[.$BD33])*100" office:value-type="float" office:value="0" calcext:value-type="float">
            <text:p>0</text:p>
          </table:table-cell>
          <table:table-cell table:style-name="ce60" table:formula="of:=SUM([.A127:.BC127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Saint-Denis</text:p>
          </table:table-cell>
          <table:table-cell table:style-name="ce28" table:formula="of:=([.B34]/[.$BD34])*100" office:value-type="float" office:value="1.59219547622558" calcext:value-type="float">
            <text:p>2</text:p>
          </table:table-cell>
          <table:table-cell table:style-name="ce28" table:formula="of:=([.C34]/[.$BD34])*100" office:value-type="float" office:value="0.752222025225459" calcext:value-type="float">
            <text:p>1</text:p>
          </table:table-cell>
          <table:table-cell table:style-name="ce28" table:formula="of:=([.D34]/[.$BD34])*100" office:value-type="float" office:value="0.142149487985218" calcext:value-type="float">
            <text:p>0</text:p>
          </table:table-cell>
          <table:table-cell table:style-name="ce28" table:formula="of:=([.E34]/[.$BD34])*100" office:value-type="float" office:value="0.118876215438681" calcext:value-type="float">
            <text:p>0</text:p>
          </table:table-cell>
          <table:table-cell table:style-name="ce28" table:formula="of:=([.F34]/[.$BD34])*100" office:value-type="float" office:value="0.0332156418252863" calcext:value-type="float">
            <text:p>0</text:p>
          </table:table-cell>
          <table:table-cell table:style-name="ce28" table:formula="of:=([.G34]/[.$BD34])*100" office:value-type="float" office:value="0.380553155138957" calcext:value-type="float">
            <text:p>0</text:p>
          </table:table-cell>
          <table:table-cell table:style-name="ce28" table:formula="of:=([.H34]/[.$BD34])*100" office:value-type="float" office:value="0.214940320000124" calcext:value-type="float">
            <text:p>0</text:p>
          </table:table-cell>
          <table:table-cell table:style-name="ce28" table:formula="of:=([.I34]/[.$BD34])*100" office:value-type="float" office:value="0.133435204042926" calcext:value-type="float">
            <text:p>0</text:p>
          </table:table-cell>
          <table:table-cell table:style-name="ce28" table:formula="of:=([.J34]/[.$BD34])*100" office:value-type="float" office:value="0.105484989560895" calcext:value-type="float">
            <text:p>0</text:p>
          </table:table-cell>
          <table:table-cell table:style-name="ce28" table:formula="of:=([.K34]/[.$BD34])*100" office:value-type="float" office:value="-0.1892819279668" calcext:value-type="float">
            <text:p>0</text:p>
          </table:table-cell>
          <table:table-cell table:style-name="ce28" table:formula="of:=([.L34]/[.$BD34])*100" office:value-type="float" office:value="0.172342526645004" calcext:value-type="float">
            <text:p>0</text:p>
          </table:table-cell>
          <table:table-cell table:style-name="ce28" table:formula="of:=([.M34]/[.$BD34])*100" office:value-type="float" office:value="1.43095786987115" calcext:value-type="float">
            <text:p>1</text:p>
          </table:table-cell>
          <table:table-cell table:style-name="ce28" table:formula="of:=([.N34]/[.$BD34])*100" office:value-type="float" office:value="0.707407920353345" calcext:value-type="float">
            <text:p>1</text:p>
          </table:table-cell>
          <table:table-cell table:style-name="ce28" table:formula="of:=([.O34]/[.$BD34])*100" office:value-type="float" office:value="1.62156134772035" calcext:value-type="float">
            <text:p>2</text:p>
          </table:table-cell>
          <table:table-cell table:style-name="ce28" table:formula="of:=([.P34]/[.$BD34])*100" office:value-type="float" office:value="0.614729965114732" calcext:value-type="float">
            <text:p>1</text:p>
          </table:table-cell>
          <table:table-cell table:style-name="ce28" table:formula="of:=([.Q34]/[.$BD34])*100" office:value-type="float" office:value="2.35973567082268" calcext:value-type="float">
            <text:p>2</text:p>
          </table:table-cell>
          <table:table-cell table:style-name="ce28" table:formula="of:=([.R34]/[.$BD34])*100" office:value-type="float" office:value="1.77985617224222" calcext:value-type="float">
            <text:p>2</text:p>
          </table:table-cell>
          <table:table-cell table:style-name="ce28" table:formula="of:=([.S34]/[.$BD34])*100" office:value-type="float" office:value="7.43228456507049" calcext:value-type="float">
            <text:p>7</text:p>
          </table:table-cell>
          <table:table-cell table:style-name="ce28" table:formula="of:=([.T34]/[.$BD34])*100" office:value-type="float" office:value="9.79202023589317" calcext:value-type="float">
            <text:p>10</text:p>
          </table:table-cell>
          <table:table-cell table:style-name="ce28" table:formula="of:=([.U34]/[.$BD34])*100" office:value-type="float" office:value="9.21214073731271" calcext:value-type="float">
            <text:p>9</text:p>
          </table:table-cell>
          <table:table-cell table:style-name="ce28" table:formula="of:=([.V34]/[.$BD34])*100" office:value-type="float" office:value="0.204548580798617" calcext:value-type="float">
            <text:p>0</text:p>
          </table:table-cell>
          <table:table-cell table:style-name="ce28" table:formula="of:=([.W34]/[.$BD34])*100" office:value-type="float" office:value="0" calcext:value-type="float">
            <text:p>0</text:p>
          </table:table-cell>
          <table:table-cell table:style-name="ce28" table:formula="of:=([.X34]/[.$BD34])*100" office:value-type="float" office:value="1.16339872271758" calcext:value-type="float">
            <text:p>1</text:p>
          </table:table-cell>
          <table:table-cell table:style-name="ce28" table:formula="of:=([.Y34]/[.$BD34])*100" office:value-type="float" office:value="0.403756593050471" calcext:value-type="float">
            <text:p>0</text:p>
          </table:table-cell>
          <table:table-cell table:style-name="ce28" table:formula="of:=([.Z34]/[.$BD34])*100" office:value-type="float" office:value="5.02603187170986" calcext:value-type="float">
            <text:p>5</text:p>
          </table:table-cell>
          <table:table-cell table:style-name="ce28" table:formula="of:=([.AA34]/[.$BD34])*100" office:value-type="float" office:value="0.00388667130443544" calcext:value-type="float">
            <text:p>0</text:p>
          </table:table-cell>
          <table:table-cell table:style-name="ce28" table:formula="of:=([.AB34]/[.$BD34])*100" office:value-type="float" office:value="5.02214520040543" calcext:value-type="float">
            <text:p>5</text:p>
          </table:table-cell>
          <table:table-cell table:style-name="ce28" table:formula="of:=([.AC34]/[.$BD34])*100" office:value-type="float" office:value="0.905263393767482" calcext:value-type="float">
            <text:p>1</text:p>
          </table:table-cell>
          <table:table-cell table:style-name="ce28" table:formula="of:=([.AD34]/[.$BD34])*100" office:value-type="float" office:value="1.04659414164609" calcext:value-type="float">
            <text:p>1</text:p>
          </table:table-cell>
          <table:table-cell table:style-name="ce28" table:formula="of:=([.AE34]/[.$BD34])*100" office:value-type="float" office:value="0.325383895187029" calcext:value-type="float">
            <text:p>0</text:p>
          </table:table-cell>
          <table:table-cell table:style-name="ce28" table:formula="of:=([.AF34]/[.$BD34])*100" office:value-type="float" office:value="0.171322491326057" calcext:value-type="float">
            <text:p>0</text:p>
          </table:table-cell>
          <table:table-cell table:style-name="ce28" table:formula="of:=([.AG34]/[.$BD34])*100" office:value-type="float" office:value="1.03485625352743" calcext:value-type="float">
            <text:p>1</text:p>
          </table:table-cell>
          <table:table-cell table:style-name="ce28" table:formula="of:=([.AH34]/[.$BD34])*100" office:value-type="float" office:value="-0.176122905529984" calcext:value-type="float">
            <text:p>0</text:p>
          </table:table-cell>
          <table:table-cell table:style-name="ce28" table:formula="of:=([.AI34]/[.$BD34])*100" office:value-type="float" office:value="-0.171824996762257" calcext:value-type="float">
            <text:p>0</text:p>
          </table:table-cell>
          <table:table-cell table:style-name="ce28" table:formula="of:=([.AJ34]/[.$BD34])*100" office:value-type="float" office:value="0" calcext:value-type="float">
            <text:p>0</text:p>
          </table:table-cell>
          <table:table-cell table:style-name="ce28" table:formula="of:=([.AK34]/[.$BD34])*100" office:value-type="float" office:value="4.93414038164649" calcext:value-type="float">
            <text:p>5</text:p>
          </table:table-cell>
          <table:table-cell table:style-name="ce28" table:formula="of:=([.AL34]/[.$BD34])*100" office:value-type="float" office:value="5.79564358321683" calcext:value-type="float">
            <text:p>6</text:p>
          </table:table-cell>
          <table:table-cell table:style-name="ce28" table:formula="of:=([.AM34]/[.$BD34])*100" office:value-type="float" office:value="5.5807032632167" calcext:value-type="float">
            <text:p>6</text:p>
          </table:table-cell>
          <table:table-cell table:style-name="ce28" table:formula="of:=([.AN34]/[.$BD34])*100" office:value-type="float" office:value="0.234343505328282" calcext:value-type="float">
            <text:p>0</text:p>
          </table:table-cell>
          <table:table-cell table:style-name="ce28" table:formula="of:=([.AO34]/[.$BD34])*100" office:value-type="float" office:value="0.0526529499185809" calcext:value-type="float">
            <text:p>0</text:p>
          </table:table-cell>
          <table:table-cell table:style-name="ce28" table:formula="of:=([.AP34]/[.$BD34])*100" office:value-type="float" office:value="1.08906744355841" calcext:value-type="float">
            <text:p>1</text:p>
          </table:table-cell>
          <table:table-cell table:style-name="ce28" table:formula="of:=([.AQ34]/[.$BD34])*100" office:value-type="float" office:value="0.68531085050794" calcext:value-type="float">
            <text:p>1</text:p>
          </table:table-cell>
          <table:table-cell table:style-name="ce28" table:formula="of:=([.AR34]/[.$BD34])*100" office:value-type="float" office:value="8.33754795883797" calcext:value-type="float">
            <text:p>8</text:p>
          </table:table-cell>
          <table:table-cell table:style-name="ce28" table:formula="of:=([.AS34]/[.$BD34])*100" office:value-type="float" office:value="9.42661540239638" calcext:value-type="float">
            <text:p>9</text:p>
          </table:table-cell>
          <table:table-cell table:style-name="ce28" table:formula="of:=([.AT34]/[.$BD34])*100" office:value-type="float" office:value="9.02285880934591" calcext:value-type="float">
            <text:p>9</text:p>
          </table:table-cell>
          <table:table-cell table:style-name="ce28" table:formula="of:=([.AU34]/[.$BD34])*100" office:value-type="float" office:value="0.579879498580455" calcext:value-type="float">
            <text:p>1</text:p>
          </table:table-cell>
          <table:table-cell table:style-name="ce28" table:formula="of:=([.AV34]/[.$BD34])*100" office:value-type="float" office:value="0.238966822546638" calcext:value-type="float">
            <text:p>0</text:p>
          </table:table-cell>
          <table:table-cell table:style-name="ce28" table:formula="of:=([.AW34]/[.$BD34])*100" office:value-type="float" office:value="0.0161453365366506" calcext:value-type="float">
            <text:p>0</text:p>
          </table:table-cell>
          <table:table-cell table:style-name="ce28" table:formula="of:=([.AX34]/[.$BD34])*100" office:value-type="float" office:value="0.575316913660014" calcext:value-type="float">
            <text:p>1</text:p>
          </table:table-cell>
          <table:table-cell table:style-name="ce28" table:formula="of:=([.AY34]/[.$BD34])*100" office:value-type="float" office:value="0" calcext:value-type="float">
            <text:p>0</text:p>
          </table:table-cell>
          <table:table-cell table:style-name="ce28" table:formula="of:=([.AZ34]/[.$BD34])*100" office:value-type="float" office:value="0" calcext:value-type="float">
            <text:p>0</text:p>
          </table:table-cell>
          <table:table-cell table:style-name="ce28" table:formula="of:=([.BA34]/[.$BD34])*100" office:value-type="float" office:value="-0.365404833496784" calcext:value-type="float">
            <text:p>0</text:p>
          </table:table-cell>
          <table:table-cell table:style-name="ce28" table:formula="of:=([.BB34]/[.$BD34])*100" office:value-type="float" office:value="0.430144602529086" calcext:value-type="float">
            <text:p>0</text:p>
          </table:table-cell>
          <table:table-cell table:style-name="ce28" table:formula="of:=([.BC34]/[.$BD34])*100" office:value-type="float" office:value="0" calcext:value-type="float">
            <text:p>0</text:p>
          </table:table-cell>
          <table:table-cell table:style-name="ce60" table:formula="of:=SUM([.A128:.BC128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Saint-Ouen-sur-Seine</text:p>
          </table:table-cell>
          <table:table-cell table:style-name="ce28" table:formula="of:=([.B35]/[.$BD35])*100" office:value-type="float" office:value="1.74305806904928" calcext:value-type="float">
            <text:p>2</text:p>
          </table:table-cell>
          <table:table-cell table:style-name="ce28" table:formula="of:=([.C35]/[.$BD35])*100" office:value-type="float" office:value="1.24365715066566" calcext:value-type="float">
            <text:p>1</text:p>
          </table:table-cell>
          <table:table-cell table:style-name="ce28" table:formula="of:=([.D35]/[.$BD35])*100" office:value-type="float" office:value="0.485684110599236" calcext:value-type="float">
            <text:p>0</text:p>
          </table:table-cell>
          <table:table-cell table:style-name="ce28" table:formula="of:=([.E35]/[.$BD35])*100" office:value-type="float" office:value="0.185290174405241" calcext:value-type="float">
            <text:p>0</text:p>
          </table:table-cell>
          <table:table-cell table:style-name="ce28" table:formula="of:=([.F35]/[.$BD35])*100" office:value-type="float" office:value="0.0432677429519237" calcext:value-type="float">
            <text:p>0</text:p>
          </table:table-cell>
          <table:table-cell table:style-name="ce28" table:formula="of:=([.G35]/[.$BD35])*100" office:value-type="float" office:value="0.410602961279106" calcext:value-type="float">
            <text:p>0</text:p>
          </table:table-cell>
          <table:table-cell table:style-name="ce28" table:formula="of:=([.H35]/[.$BD35])*100" office:value-type="float" office:value="0.22038731565428" calcext:value-type="float">
            <text:p>0</text:p>
          </table:table-cell>
          <table:table-cell table:style-name="ce28" table:formula="of:=([.I35]/[.$BD35])*100" office:value-type="float" office:value="0.240947021407659" calcext:value-type="float">
            <text:p>0</text:p>
          </table:table-cell>
          <table:table-cell table:style-name="ce28" table:formula="of:=([.J35]/[.$BD35])*100" office:value-type="float" office:value="0.281400454112073" calcext:value-type="float">
            <text:p>0</text:p>
          </table:table-cell>
          <table:table-cell table:style-name="ce28" table:formula="of:=([.K35]/[.$BD35])*100" office:value-type="float" office:value="0.614070876113142" calcext:value-type="float">
            <text:p>1</text:p>
          </table:table-cell>
          <table:table-cell table:style-name="ce28" table:formula="of:=([.L35]/[.$BD35])*100" office:value-type="float" office:value="0.258178420866094" calcext:value-type="float">
            <text:p>0</text:p>
          </table:table-cell>
          <table:table-cell table:style-name="ce28" table:formula="of:=([.M35]/[.$BD35])*100" office:value-type="float" office:value="0.629673823360999" calcext:value-type="float">
            <text:p>1</text:p>
          </table:table-cell>
          <table:table-cell table:style-name="ce28" table:formula="of:=([.N35]/[.$BD35])*100" office:value-type="float" office:value="0" calcext:value-type="float">
            <text:p>0</text:p>
          </table:table-cell>
          <table:table-cell table:style-name="ce28" table:formula="of:=([.O35]/[.$BD35])*100" office:value-type="float" office:value="0.77094543873886" calcext:value-type="float">
            <text:p>1</text:p>
          </table:table-cell>
          <table:table-cell table:style-name="ce28" table:formula="of:=([.P35]/[.$BD35])*100" office:value-type="float" office:value="0.457691368495966" calcext:value-type="float">
            <text:p>0</text:p>
          </table:table-cell>
          <table:table-cell table:style-name="ce28" table:formula="of:=([.Q35]/[.$BD35])*100" office:value-type="float" office:value="2.25389837653609" calcext:value-type="float">
            <text:p>2</text:p>
          </table:table-cell>
          <table:table-cell table:style-name="ce28" table:formula="of:=([.R35]/[.$BD35])*100" office:value-type="float" office:value="1.26841964673652" calcext:value-type="float">
            <text:p>1</text:p>
          </table:table-cell>
          <table:table-cell table:style-name="ce28" table:formula="of:=([.S35]/[.$BD35])*100" office:value-type="float" office:value="6.81074030289773" calcext:value-type="float">
            <text:p>7</text:p>
          </table:table-cell>
          <table:table-cell table:style-name="ce28" table:formula="of:=([.T35]/[.$BD35])*100" office:value-type="float" office:value="9.06463867943382" calcext:value-type="float">
            <text:p>9</text:p>
          </table:table-cell>
          <table:table-cell table:style-name="ce28" table:formula="of:=([.U35]/[.$BD35])*100" office:value-type="float" office:value="8.07915994963425" calcext:value-type="float">
            <text:p>8</text:p>
          </table:table-cell>
          <table:table-cell table:style-name="ce28" table:formula="of:=([.V35]/[.$BD35])*100" office:value-type="float" office:value="1.56976888545593" calcext:value-type="float">
            <text:p>2</text:p>
          </table:table-cell>
          <table:table-cell table:style-name="ce28" table:formula="of:=([.W35]/[.$BD35])*100" office:value-type="float" office:value="0" calcext:value-type="float">
            <text:p>0</text:p>
          </table:table-cell>
          <table:table-cell table:style-name="ce28" table:formula="of:=([.X35]/[.$BD35])*100" office:value-type="float" office:value="0.0882344449672413" calcext:value-type="float">
            <text:p>0</text:p>
          </table:table-cell>
          <table:table-cell table:style-name="ce28" table:formula="of:=([.Y35]/[.$BD35])*100" office:value-type="float" office:value="0.630338689059797" calcext:value-type="float">
            <text:p>1</text:p>
          </table:table-cell>
          <table:table-cell table:style-name="ce28" table:formula="of:=([.Z35]/[.$BD35])*100" office:value-type="float" office:value="5.50480760938386" calcext:value-type="float">
            <text:p>6</text:p>
          </table:table-cell>
          <table:table-cell table:style-name="ce28" table:formula="of:=([.AA35]/[.$BD35])*100" office:value-type="float" office:value="0.0119086019569009" calcext:value-type="float">
            <text:p>0</text:p>
          </table:table-cell>
          <table:table-cell table:style-name="ce28" table:formula="of:=([.AB35]/[.$BD35])*100" office:value-type="float" office:value="5.49289900742696" calcext:value-type="float">
            <text:p>5</text:p>
          </table:table-cell>
          <table:table-cell table:style-name="ce28" table:formula="of:=([.AC35]/[.$BD35])*100" office:value-type="float" office:value="0.841979831411768" calcext:value-type="float">
            <text:p>1</text:p>
          </table:table-cell>
          <table:table-cell table:style-name="ce28" table:formula="of:=([.AD35]/[.$BD35])*100" office:value-type="float" office:value="1.08325133636988" calcext:value-type="float">
            <text:p>1</text:p>
          </table:table-cell>
          <table:table-cell table:style-name="ce28" table:formula="of:=([.AE35]/[.$BD35])*100" office:value-type="float" office:value="-0.1434988983878" calcext:value-type="float">
            <text:p>0</text:p>
          </table:table-cell>
          <table:table-cell table:style-name="ce28" table:formula="of:=([.AF35]/[.$BD35])*100" office:value-type="float" office:value="0.388960708751126" calcext:value-type="float">
            <text:p>0</text:p>
          </table:table-cell>
          <table:table-cell table:style-name="ce28" table:formula="of:=([.AG35]/[.$BD35])*100" office:value-type="float" office:value="1.78799751452452" calcext:value-type="float">
            <text:p>2</text:p>
          </table:table-cell>
          <table:table-cell table:style-name="ce28" table:formula="of:=([.AH35]/[.$BD35])*100" office:value-type="float" office:value="-0.355140040739771" calcext:value-type="float">
            <text:p>0</text:p>
          </table:table-cell>
          <table:table-cell table:style-name="ce28" table:formula="of:=([.AI35]/[.$BD35])*100" office:value-type="float" office:value="1.21706901098549" calcext:value-type="float">
            <text:p>1</text:p>
          </table:table-cell>
          <table:table-cell table:style-name="ce28" table:formula="of:=([.AJ35]/[.$BD35])*100" office:value-type="float" office:value="0" calcext:value-type="float">
            <text:p>0</text:p>
          </table:table-cell>
          <table:table-cell table:style-name="ce28" table:formula="of:=([.AK35]/[.$BD35])*100" office:value-type="float" office:value="4.16652227008115" calcext:value-type="float">
            <text:p>4</text:p>
          </table:table-cell>
          <table:table-cell table:style-name="ce28" table:formula="of:=([.AL35]/[.$BD35])*100" office:value-type="float" office:value="5.59640118844587" calcext:value-type="float">
            <text:p>6</text:p>
          </table:table-cell>
          <table:table-cell table:style-name="ce28" table:formula="of:=([.AM35]/[.$BD35])*100" office:value-type="float" office:value="5.37601387279159" calcext:value-type="float">
            <text:p>5</text:p>
          </table:table-cell>
          <table:table-cell table:style-name="ce28" table:formula="of:=([.AN35]/[.$BD35])*100" office:value-type="float" office:value="0.498171635441834" calcext:value-type="float">
            <text:p>0</text:p>
          </table:table-cell>
          <table:table-cell table:style-name="ce28" table:formula="of:=([.AO35]/[.$BD35])*100" office:value-type="float" office:value="0.155935344005345" calcext:value-type="float">
            <text:p>0</text:p>
          </table:table-cell>
          <table:table-cell table:style-name="ce28" table:formula="of:=([.AP35]/[.$BD35])*100" office:value-type="float" office:value="1.67084938049769" calcext:value-type="float">
            <text:p>2</text:p>
          </table:table-cell>
          <table:table-cell table:style-name="ce28" table:formula="of:=([.AQ35]/[.$BD35])*100" office:value-type="float" office:value="1.04051069143789" calcext:value-type="float">
            <text:p>1</text:p>
          </table:table-cell>
          <table:table-cell table:style-name="ce28" table:formula="of:=([.AR35]/[.$BD35])*100" office:value-type="float" office:value="7.6527201343095" calcext:value-type="float">
            <text:p>8</text:p>
          </table:table-cell>
          <table:table-cell table:style-name="ce28" table:formula="of:=([.AS35]/[.$BD35])*100" office:value-type="float" office:value="9.32356951480719" calcext:value-type="float">
            <text:p>9</text:p>
          </table:table-cell>
          <table:table-cell table:style-name="ce28" table:formula="of:=([.AT35]/[.$BD35])*100" office:value-type="float" office:value="8.6932308257474" calcext:value-type="float">
            <text:p>9</text:p>
          </table:table-cell>
          <table:table-cell table:style-name="ce28" table:formula="of:=([.AU35]/[.$BD35])*100" office:value-type="float" office:value="0.985478729799569" calcext:value-type="float">
            <text:p>1</text:p>
          </table:table-cell>
          <table:table-cell table:style-name="ce28" table:formula="of:=([.AV35]/[.$BD35])*100" office:value-type="float" office:value="0.244342227368783" calcext:value-type="float">
            <text:p>0</text:p>
          </table:table-cell>
          <table:table-cell table:style-name="ce28" table:formula="of:=([.AW35]/[.$BD35])*100" office:value-type="float" office:value="0.0117900973984214" calcext:value-type="float">
            <text:p>0</text:p>
          </table:table-cell>
          <table:table-cell table:style-name="ce28" table:formula="of:=([.AX35]/[.$BD35])*100" office:value-type="float" office:value="0.618510233709759" calcext:value-type="float">
            <text:p>1</text:p>
          </table:table-cell>
          <table:table-cell table:style-name="ce28" table:formula="of:=([.AY35]/[.$BD35])*100" office:value-type="float" office:value="0" calcext:value-type="float">
            <text:p>0</text:p>
          </table:table-cell>
          <table:table-cell table:style-name="ce28" table:formula="of:=([.AZ35]/[.$BD35])*100" office:value-type="float" office:value="0" calcext:value-type="float">
            <text:p>0</text:p>
          </table:table-cell>
          <table:table-cell table:style-name="ce28" table:formula="of:=([.BA35]/[.$BD35])*100" office:value-type="float" office:value="0.258930835373371" calcext:value-type="float">
            <text:p>0</text:p>
          </table:table-cell>
          <table:table-cell table:style-name="ce28" table:formula="of:=([.BB35]/[.$BD35])*100" office:value-type="float" office:value="0.526734434680806" calcext:value-type="float">
            <text:p>1</text:p>
          </table:table-cell>
          <table:table-cell table:style-name="ce28" table:formula="of:=([.BC35]/[.$BD35])*100" office:value-type="float" office:value="0" calcext:value-type="float">
            <text:p>0</text:p>
          </table:table-cell>
          <table:table-cell table:style-name="ce60" table:formula="of:=SUM([.A129:.BC129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Sevran</text:p>
          </table:table-cell>
          <table:table-cell table:style-name="ce28" table:formula="of:=([.B36]/[.$BD36])*100" office:value-type="float" office:value="2.09327675300783" calcext:value-type="float">
            <text:p>2</text:p>
          </table:table-cell>
          <table:table-cell table:style-name="ce28" table:formula="of:=([.C36]/[.$BD36])*100" office:value-type="float" office:value="0.870084110892007" calcext:value-type="float">
            <text:p>1</text:p>
          </table:table-cell>
          <table:table-cell table:style-name="ce28" table:formula="of:=([.D36]/[.$BD36])*100" office:value-type="float" office:value="0" calcext:value-type="float">
            <text:p>0</text:p>
          </table:table-cell>
          <table:table-cell table:style-name="ce28" table:formula="of:=([.E36]/[.$BD36])*100" office:value-type="float" office:value="0.144464895641173" calcext:value-type="float">
            <text:p>0</text:p>
          </table:table-cell>
          <table:table-cell table:style-name="ce28" table:formula="of:=([.F36]/[.$BD36])*100" office:value-type="float" office:value="0.012446506784492" calcext:value-type="float">
            <text:p>0</text:p>
          </table:table-cell>
          <table:table-cell table:style-name="ce28" table:formula="of:=([.G36]/[.$BD36])*100" office:value-type="float" office:value="0.219977947111935" calcext:value-type="float">
            <text:p>0</text:p>
          </table:table-cell>
          <table:table-cell table:style-name="ce28" table:formula="of:=([.H36]/[.$BD36])*100" office:value-type="float" office:value="0.141068072360765" calcext:value-type="float">
            <text:p>0</text:p>
          </table:table-cell>
          <table:table-cell table:style-name="ce28" table:formula="of:=([.I36]/[.$BD36])*100" office:value-type="float" office:value="0.0791205339029695" calcext:value-type="float">
            <text:p>0</text:p>
          </table:table-cell>
          <table:table-cell table:style-name="ce28" table:formula="of:=([.J36]/[.$BD36])*100" office:value-type="float" office:value="0.180823617502366" calcext:value-type="float">
            <text:p>0</text:p>
          </table:table-cell>
          <table:table-cell table:style-name="ce28" table:formula="of:=([.K36]/[.$BD36])*100" office:value-type="float" office:value="-0.524686071599638" calcext:value-type="float">
            <text:p>-1</text:p>
          </table:table-cell>
          <table:table-cell table:style-name="ce28" table:formula="of:=([.L36]/[.$BD36])*100" office:value-type="float" office:value="0.191625722747715" calcext:value-type="float">
            <text:p>0</text:p>
          </table:table-cell>
          <table:table-cell table:style-name="ce28" table:formula="of:=([.M36]/[.$BD36])*100" office:value-type="float" office:value="2.41747637409519" calcext:value-type="float">
            <text:p>2</text:p>
          </table:table-cell>
          <table:table-cell table:style-name="ce28" table:formula="of:=([.N36]/[.$BD36])*100" office:value-type="float" office:value="0.125048468972062" calcext:value-type="float">
            <text:p>0</text:p>
          </table:table-cell>
          <table:table-cell table:style-name="ce28" table:formula="of:=([.O36]/[.$BD36])*100" office:value-type="float" office:value="2.03839994434205" calcext:value-type="float">
            <text:p>2</text:p>
          </table:table-cell>
          <table:table-cell table:style-name="ce28" table:formula="of:=([.P36]/[.$BD36])*100" office:value-type="float" office:value="0.424498888065354" calcext:value-type="float">
            <text:p>0</text:p>
          </table:table-cell>
          <table:table-cell table:style-name="ce28" table:formula="of:=([.Q36]/[.$BD36])*100" office:value-type="float" office:value="2.73271280436983" calcext:value-type="float">
            <text:p>3</text:p>
          </table:table-cell>
          <table:table-cell table:style-name="ce28" table:formula="of:=([.R36]/[.$BD36])*100" office:value-type="float" office:value="2.05425441622554" calcext:value-type="float">
            <text:p>2</text:p>
          </table:table-cell>
          <table:table-cell table:style-name="ce28" table:formula="of:=([.S36]/[.$BD36])*100" office:value-type="float" office:value="7.22608695618958" calcext:value-type="float">
            <text:p>7</text:p>
          </table:table-cell>
          <table:table-cell table:style-name="ce28" table:formula="of:=([.T36]/[.$BD36])*100" office:value-type="float" office:value="9.95879976055941" calcext:value-type="float">
            <text:p>10</text:p>
          </table:table-cell>
          <table:table-cell table:style-name="ce28" table:formula="of:=([.U36]/[.$BD36])*100" office:value-type="float" office:value="9.28034137241512" calcext:value-type="float">
            <text:p>9</text:p>
          </table:table-cell>
          <table:table-cell table:style-name="ce28" table:formula="of:=([.V36]/[.$BD36])*100" office:value-type="float" office:value="0.268398700901261" calcext:value-type="float">
            <text:p>0</text:p>
          </table:table-cell>
          <table:table-cell table:style-name="ce28" table:formula="of:=([.W36]/[.$BD36])*100" office:value-type="float" office:value="0" calcext:value-type="float">
            <text:p>0</text:p>
          </table:table-cell>
          <table:table-cell table:style-name="ce28" table:formula="of:=([.X36]/[.$BD36])*100" office:value-type="float" office:value="2.26856930082605" calcext:value-type="float">
            <text:p>2</text:p>
          </table:table-cell>
          <table:table-cell table:style-name="ce28" table:formula="of:=([.Y36]/[.$BD36])*100" office:value-type="float" office:value="0.675261732449136" calcext:value-type="float">
            <text:p>1</text:p>
          </table:table-cell>
          <table:table-cell table:style-name="ce28" table:formula="of:=([.Z36]/[.$BD36])*100" office:value-type="float" office:value="5.47771809582589" calcext:value-type="float">
            <text:p>5</text:p>
          </table:table-cell>
          <table:table-cell table:style-name="ce28" table:formula="of:=([.AA36]/[.$BD36])*100" office:value-type="float" office:value="0.0037926400329025" calcext:value-type="float">
            <text:p>0</text:p>
          </table:table-cell>
          <table:table-cell table:style-name="ce28" table:formula="of:=([.AB36]/[.$BD36])*100" office:value-type="float" office:value="5.47392545579299" calcext:value-type="float">
            <text:p>5</text:p>
          </table:table-cell>
          <table:table-cell table:style-name="ce28" table:formula="of:=([.AC36]/[.$BD36])*100" office:value-type="float" office:value="0.974123145742906" calcext:value-type="float">
            <text:p>1</text:p>
          </table:table-cell>
          <table:table-cell table:style-name="ce28" table:formula="of:=([.AD36]/[.$BD36])*100" office:value-type="float" office:value="1.16604694652611" calcext:value-type="float">
            <text:p>1</text:p>
          </table:table-cell>
          <table:table-cell table:style-name="ce28" table:formula="of:=([.AE36]/[.$BD36])*100" office:value-type="float" office:value="0.295664757598614" calcext:value-type="float">
            <text:p>0</text:p>
          </table:table-cell>
          <table:table-cell table:style-name="ce28" table:formula="of:=([.AF36]/[.$BD36])*100" office:value-type="float" office:value="0.256346717868093" calcext:value-type="float">
            <text:p>0</text:p>
          </table:table-cell>
          <table:table-cell table:style-name="ce28" table:formula="of:=([.AG36]/[.$BD36])*100" office:value-type="float" office:value="0.40961193619406" calcext:value-type="float">
            <text:p>0</text:p>
          </table:table-cell>
          <table:table-cell table:style-name="ce28" table:formula="of:=([.AH36]/[.$BD36])*100" office:value-type="float" office:value="-0.00319665569515582" calcext:value-type="float">
            <text:p>0</text:p>
          </table:table-cell>
          <table:table-cell table:style-name="ce28" table:formula="of:=([.AI36]/[.$BD36])*100" office:value-type="float" office:value="-0.106088786004154" calcext:value-type="float">
            <text:p>0</text:p>
          </table:table-cell>
          <table:table-cell table:style-name="ce28" table:formula="of:=([.AJ36]/[.$BD36])*100" office:value-type="float" office:value="0" calcext:value-type="float">
            <text:p>0</text:p>
          </table:table-cell>
          <table:table-cell table:style-name="ce28" table:formula="of:=([.AK36]/[.$BD36])*100" office:value-type="float" office:value="4.37222069672751" calcext:value-type="float">
            <text:p>4</text:p>
          </table:table-cell>
          <table:table-cell table:style-name="ce28" table:formula="of:=([.AL36]/[.$BD36])*100" office:value-type="float" office:value="4.61761841491375" calcext:value-type="float">
            <text:p>5</text:p>
          </table:table-cell>
          <table:table-cell table:style-name="ce28" table:formula="of:=([.AM36]/[.$BD36])*100" office:value-type="float" office:value="4.47655034255299" calcext:value-type="float">
            <text:p>4</text:p>
          </table:table-cell>
          <table:table-cell table:style-name="ce28" table:formula="of:=([.AN36]/[.$BD36])*100" office:value-type="float" office:value="0.136460566484653" calcext:value-type="float">
            <text:p>0</text:p>
          </table:table-cell>
          <table:table-cell table:style-name="ce28" table:formula="of:=([.AO36]/[.$BD36])*100" office:value-type="float" office:value="0.0787505238198459" calcext:value-type="float">
            <text:p>0</text:p>
          </table:table-cell>
          <table:table-cell table:style-name="ce28" table:formula="of:=([.AP36]/[.$BD36])*100" office:value-type="float" office:value="1.23070693133213" calcext:value-type="float">
            <text:p>1</text:p>
          </table:table-cell>
          <table:table-cell table:style-name="ce28" table:formula="of:=([.AQ36]/[.$BD36])*100" office:value-type="float" office:value="0.555445198882997" calcext:value-type="float">
            <text:p>1</text:p>
          </table:table-cell>
          <table:table-cell table:style-name="ce28" table:formula="of:=([.AR36]/[.$BD36])*100" office:value-type="float" office:value="8.20021010193249" calcext:value-type="float">
            <text:p>8</text:p>
          </table:table-cell>
          <table:table-cell table:style-name="ce28" table:formula="of:=([.AS36]/[.$BD36])*100" office:value-type="float" office:value="9.43091703326462" calcext:value-type="float">
            <text:p>9</text:p>
          </table:table-cell>
          <table:table-cell table:style-name="ce28" table:formula="of:=([.AT36]/[.$BD36])*100" office:value-type="float" office:value="8.75565530081549" calcext:value-type="float">
            <text:p>9</text:p>
          </table:table-cell>
          <table:table-cell table:style-name="ce28" table:formula="of:=([.AU36]/[.$BD36])*100" office:value-type="float" office:value="0.678458388144291" calcext:value-type="float">
            <text:p>1</text:p>
          </table:table-cell>
          <table:table-cell table:style-name="ce28" table:formula="of:=([.AV36]/[.$BD36])*100" office:value-type="float" office:value="0.168747999474906" calcext:value-type="float">
            <text:p>0</text:p>
          </table:table-cell>
          <table:table-cell table:style-name="ce28" table:formula="of:=([.AW36]/[.$BD36])*100" office:value-type="float" office:value="0.0158544718834862" calcext:value-type="float">
            <text:p>0</text:p>
          </table:table-cell>
          <table:table-cell table:style-name="ce28" table:formula="of:=([.AX36]/[.$BD36])*100" office:value-type="float" office:value="0.587578644687589" calcext:value-type="float">
            <text:p>1</text:p>
          </table:table-cell>
          <table:table-cell table:style-name="ce28" table:formula="of:=([.AY36]/[.$BD36])*100" office:value-type="float" office:value="0" calcext:value-type="float">
            <text:p>0</text:p>
          </table:table-cell>
          <table:table-cell table:style-name="ce28" table:formula="of:=([.AZ36]/[.$BD36])*100" office:value-type="float" office:value="0" calcext:value-type="float">
            <text:p>0</text:p>
          </table:table-cell>
          <table:table-cell table:style-name="ce28" table:formula="of:=([.BA36]/[.$BD36])*100" office:value-type="float" office:value="-0.527882727294794" calcext:value-type="float">
            <text:p>-1</text:p>
          </table:table-cell>
          <table:table-cell table:style-name="ce28" table:formula="of:=([.BB36]/[.$BD36])*100" office:value-type="float" office:value="0.396713050733589" calcext:value-type="float">
            <text:p>0</text:p>
          </table:table-cell>
          <table:table-cell table:style-name="ce28" table:formula="of:=([.BC36]/[.$BD36])*100" office:value-type="float" office:value="0" calcext:value-type="float">
            <text:p>0</text:p>
          </table:table-cell>
          <table:table-cell table:style-name="ce60" table:formula="of:=SUM([.A130:.BC130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Stains</text:p>
          </table:table-cell>
          <table:table-cell table:style-name="ce28" table:formula="of:=([.B37]/[.$BD37])*100" office:value-type="float" office:value="1.66427098823022" calcext:value-type="float">
            <text:p>2</text:p>
          </table:table-cell>
          <table:table-cell table:style-name="ce28" table:formula="of:=([.C37]/[.$BD37])*100" office:value-type="float" office:value="1.01166925596188" calcext:value-type="float">
            <text:p>1</text:p>
          </table:table-cell>
          <table:table-cell table:style-name="ce28" table:formula="of:=([.D37]/[.$BD37])*100" office:value-type="float" office:value="0.00839732064412536" calcext:value-type="float">
            <text:p>0</text:p>
          </table:table-cell>
          <table:table-cell table:style-name="ce28" table:formula="of:=([.E37]/[.$BD37])*100" office:value-type="float" office:value="0.145811176630624" calcext:value-type="float">
            <text:p>0</text:p>
          </table:table-cell>
          <table:table-cell table:style-name="ce28" table:formula="of:=([.F37]/[.$BD37])*100" office:value-type="float" office:value="0.00387694181385997" calcext:value-type="float">
            <text:p>0</text:p>
          </table:table-cell>
          <table:table-cell table:style-name="ce28" table:formula="of:=([.G37]/[.$BD37])*100" office:value-type="float" office:value="0.179818828722726" calcext:value-type="float">
            <text:p>0</text:p>
          </table:table-cell>
          <table:table-cell table:style-name="ce28" table:formula="of:=([.H37]/[.$BD37])*100" office:value-type="float" office:value="0.150540174303576" calcext:value-type="float">
            <text:p>0</text:p>
          </table:table-cell>
          <table:table-cell table:style-name="ce28" table:formula="of:=([.I37]/[.$BD37])*100" office:value-type="float" office:value="0.0516943175640586" calcext:value-type="float">
            <text:p>0</text:p>
          </table:table-cell>
          <table:table-cell table:style-name="ce28" table:formula="of:=([.J37]/[.$BD37])*100" office:value-type="float" office:value="0.248161845296257" calcext:value-type="float">
            <text:p>0</text:p>
          </table:table-cell>
          <table:table-cell table:style-name="ce28" table:formula="of:=([.K37]/[.$BD37])*100" office:value-type="float" office:value="0.208739672404286" calcext:value-type="float">
            <text:p>0</text:p>
          </table:table-cell>
          <table:table-cell table:style-name="ce28" table:formula="of:=([.L37]/[.$BD37])*100" office:value-type="float" office:value="0.2485833862809" calcext:value-type="float">
            <text:p>0</text:p>
          </table:table-cell>
          <table:table-cell table:style-name="ce28" table:formula="of:=([.M37]/[.$BD37])*100" office:value-type="float" office:value="3.20814795820569" calcext:value-type="float">
            <text:p>3</text:p>
          </table:table-cell>
          <table:table-cell table:style-name="ce28" table:formula="of:=([.N37]/[.$BD37])*100" office:value-type="float" office:value="0.260490270193672" calcext:value-type="float">
            <text:p>0</text:p>
          </table:table-cell>
          <table:table-cell table:style-name="ce28" table:formula="of:=([.O37]/[.$BD37])*100" office:value-type="float" office:value="0.687783402286152" calcext:value-type="float">
            <text:p>1</text:p>
          </table:table-cell>
          <table:table-cell table:style-name="ce28" table:formula="of:=([.P37]/[.$BD37])*100" office:value-type="float" office:value="0.930240793297111" calcext:value-type="float">
            <text:p>1</text:p>
          </table:table-cell>
          <table:table-cell table:style-name="ce28" table:formula="of:=([.Q37]/[.$BD37])*100" office:value-type="float" office:value="1.45926659261125" calcext:value-type="float">
            <text:p>1</text:p>
          </table:table-cell>
          <table:table-cell table:style-name="ce28" table:formula="of:=([.R37]/[.$BD37])*100" office:value-type="float" office:value="0.696180722930277" calcext:value-type="float">
            <text:p>1</text:p>
          </table:table-cell>
          <table:table-cell table:style-name="ce28" table:formula="of:=([.S37]/[.$BD37])*100" office:value-type="float" office:value="8.31505187892246" calcext:value-type="float">
            <text:p>8</text:p>
          </table:table-cell>
          <table:table-cell table:style-name="ce28" table:formula="of:=([.T37]/[.$BD37])*100" office:value-type="float" office:value="9.77431847153372" calcext:value-type="float">
            <text:p>10</text:p>
          </table:table-cell>
          <table:table-cell table:style-name="ce28" table:formula="of:=([.U37]/[.$BD37])*100" office:value-type="float" office:value="9.01123260185274" calcext:value-type="float">
            <text:p>9</text:p>
          </table:table-cell>
          <table:table-cell table:style-name="ce28" table:formula="of:=([.V37]/[.$BD37])*100" office:value-type="float" office:value="0.495747418387375" calcext:value-type="float">
            <text:p>0</text:p>
          </table:table-cell>
          <table:table-cell table:style-name="ce28" table:formula="of:=([.W37]/[.$BD37])*100" office:value-type="float" office:value="0" calcext:value-type="float">
            <text:p>0</text:p>
          </table:table-cell>
          <table:table-cell table:style-name="ce28" table:formula="of:=([.X37]/[.$BD37])*100" office:value-type="float" office:value="3.03953814172756" calcext:value-type="float">
            <text:p>3</text:p>
          </table:table-cell>
          <table:table-cell table:style-name="ce28" table:formula="of:=([.Y37]/[.$BD37])*100" office:value-type="float" office:value="0.293051553967881" calcext:value-type="float">
            <text:p>0</text:p>
          </table:table-cell>
          <table:table-cell table:style-name="ce28" table:formula="of:=([.Z37]/[.$BD37])*100" office:value-type="float" office:value="6.2299784233161" calcext:value-type="float">
            <text:p>6</text:p>
          </table:table-cell>
          <table:table-cell table:style-name="ce28" table:formula="of:=([.AA37]/[.$BD37])*100" office:value-type="float" office:value="0.00764734440966208" calcext:value-type="float">
            <text:p>0</text:p>
          </table:table-cell>
          <table:table-cell table:style-name="ce28" table:formula="of:=([.AB37]/[.$BD37])*100" office:value-type="float" office:value="6.22233107890644" calcext:value-type="float">
            <text:p>6</text:p>
          </table:table-cell>
          <table:table-cell table:style-name="ce28" table:formula="of:=([.AC37]/[.$BD37])*100" office:value-type="float" office:value="0.578149808586597" calcext:value-type="float">
            <text:p>1</text:p>
          </table:table-cell>
          <table:table-cell table:style-name="ce28" table:formula="of:=([.AD37]/[.$BD37])*100" office:value-type="float" office:value="0.751081623622365" calcext:value-type="float">
            <text:p>1</text:p>
          </table:table-cell>
          <table:table-cell table:style-name="ce28" table:formula="of:=([.AE37]/[.$BD37])*100" office:value-type="float" office:value="-0.18493606109438" calcext:value-type="float">
            <text:p>0</text:p>
          </table:table-cell>
          <table:table-cell table:style-name="ce28" table:formula="of:=([.AF37]/[.$BD37])*100" office:value-type="float" office:value="0.0952574404611811" calcext:value-type="float">
            <text:p>0</text:p>
          </table:table-cell>
          <table:table-cell table:style-name="ce28" table:formula="of:=([.AG37]/[.$BD37])*100" office:value-type="float" office:value="-0.179048247707891" calcext:value-type="float">
            <text:p>0</text:p>
          </table:table-cell>
          <table:table-cell table:style-name="ce28" table:formula="of:=([.AH37]/[.$BD37])*100" office:value-type="float" office:value="-0.470034315713095" calcext:value-type="float">
            <text:p>0</text:p>
          </table:table-cell>
          <table:table-cell table:style-name="ce28" table:formula="of:=([.AI37]/[.$BD37])*100" office:value-type="float" office:value="0.422312709210734" calcext:value-type="float">
            <text:p>0</text:p>
          </table:table-cell>
          <table:table-cell table:style-name="ce28" table:formula="of:=([.AJ37]/[.$BD37])*100" office:value-type="float" office:value="0" calcext:value-type="float">
            <text:p>0</text:p>
          </table:table-cell>
          <table:table-cell table:style-name="ce28" table:formula="of:=([.AK37]/[.$BD37])*100" office:value-type="float" office:value="5.32614553448361" calcext:value-type="float">
            <text:p>5</text:p>
          </table:table-cell>
          <table:table-cell table:style-name="ce28" table:formula="of:=([.AL37]/[.$BD37])*100" office:value-type="float" office:value="4.39218204217387" calcext:value-type="float">
            <text:p>4</text:p>
          </table:table-cell>
          <table:table-cell table:style-name="ce28" table:formula="of:=([.AM37]/[.$BD37])*100" office:value-type="float" office:value="4.2416418678703" calcext:value-type="float">
            <text:p>4</text:p>
          </table:table-cell>
          <table:table-cell table:style-name="ce28" table:formula="of:=([.AN37]/[.$BD37])*100" office:value-type="float" office:value="0.164732874664262" calcext:value-type="float">
            <text:p>0</text:p>
          </table:table-cell>
          <table:table-cell table:style-name="ce28" table:formula="of:=([.AO37]/[.$BD37])*100" office:value-type="float" office:value="0.0516943175640586" calcext:value-type="float">
            <text:p>0</text:p>
          </table:table-cell>
          <table:table-cell table:style-name="ce28" table:formula="of:=([.AP37]/[.$BD37])*100" office:value-type="float" office:value="0.619822140715847" calcext:value-type="float">
            <text:p>1</text:p>
          </table:table-cell>
          <table:table-cell table:style-name="ce28" table:formula="of:=([.AQ37]/[.$BD37])*100" office:value-type="float" office:value="0.326770586747966" calcext:value-type="float">
            <text:p>0</text:p>
          </table:table-cell>
          <table:table-cell table:style-name="ce28" table:formula="of:=([.AR37]/[.$BD37])*100" office:value-type="float" office:value="8.89320168750906" calcext:value-type="float">
            <text:p>9</text:p>
          </table:table-cell>
          <table:table-cell table:style-name="ce28" table:formula="of:=([.AS37]/[.$BD37])*100" office:value-type="float" office:value="9.51302382822491" calcext:value-type="float">
            <text:p>10</text:p>
          </table:table-cell>
          <table:table-cell table:style-name="ce28" table:formula="of:=([.AT37]/[.$BD37])*100" office:value-type="float" office:value="9.21997227425703" calcext:value-type="float">
            <text:p>9</text:p>
          </table:table-cell>
          <table:table-cell table:style-name="ce28" table:formula="of:=([.AU37]/[.$BD37])*100" office:value-type="float" office:value="0.763085869680977" calcext:value-type="float">
            <text:p>1</text:p>
          </table:table-cell>
          <table:table-cell table:style-name="ce28" table:formula="of:=([.AV37]/[.$BD37])*100" office:value-type="float" office:value="0.138958259817579" calcext:value-type="float">
            <text:p>0</text:p>
          </table:table-cell>
          <table:table-cell table:style-name="ce28" table:formula="of:=([.AW37]/[.$BD37])*100" office:value-type="float" office:value="0" calcext:value-type="float">
            <text:p>0</text:p>
          </table:table-cell>
          <table:table-cell table:style-name="ce28" table:formula="of:=([.AX37]/[.$BD37])*100" office:value-type="float" office:value="0.691066189237825" calcext:value-type="float">
            <text:p>1</text:p>
          </table:table-cell>
          <table:table-cell table:style-name="ce28" table:formula="of:=([.AY37]/[.$BD37])*100" office:value-type="float" office:value="0" calcext:value-type="float">
            <text:p>0</text:p>
          </table:table-cell>
          <table:table-cell table:style-name="ce28" table:formula="of:=([.AZ37]/[.$BD37])*100" office:value-type="float" office:value="0" calcext:value-type="float">
            <text:p>0</text:p>
          </table:table-cell>
          <table:table-cell table:style-name="ce28" table:formula="of:=([.BA37]/[.$BD37])*100" office:value-type="float" office:value="-0.261294643308811" calcext:value-type="float">
            <text:p>0</text:p>
          </table:table-cell>
          <table:table-cell table:style-name="ce28" table:formula="of:=([.BB37]/[.$BD37])*100" office:value-type="float" office:value="0.353643652595418" calcext:value-type="float">
            <text:p>0</text:p>
          </table:table-cell>
          <table:table-cell table:style-name="ce28" table:formula="of:=([.BC37]/[.$BD37])*100" office:value-type="float" office:value="0" calcext:value-type="float">
            <text:p>0</text:p>
          </table:table-cell>
          <table:table-cell table:style-name="ce60" table:formula="of:=SUM([.A131:.BC131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Tremblay-en-France</text:p>
          </table:table-cell>
          <table:table-cell table:style-name="ce28" table:formula="of:=([.B38]/[.$BD38])*100" office:value-type="float" office:value="1.70895781464835" calcext:value-type="float">
            <text:p>2</text:p>
          </table:table-cell>
          <table:table-cell table:style-name="ce28" table:formula="of:=([.C38]/[.$BD38])*100" office:value-type="float" office:value="0.0454955886183816" calcext:value-type="float">
            <text:p>0</text:p>
          </table:table-cell>
          <table:table-cell table:style-name="ce28" table:formula="of:=([.D38]/[.$BD38])*100" office:value-type="float" office:value="0.0384566367718889" calcext:value-type="float">
            <text:p>0</text:p>
          </table:table-cell>
          <table:table-cell table:style-name="ce28" table:formula="of:=([.E38]/[.$BD38])*100" office:value-type="float" office:value="0.124496302233096" calcext:value-type="float">
            <text:p>0</text:p>
          </table:table-cell>
          <table:table-cell table:style-name="ce28" table:formula="of:=([.F38]/[.$BD38])*100" office:value-type="float" office:value="0.0380625609267519" calcext:value-type="float">
            <text:p>0</text:p>
          </table:table-cell>
          <table:table-cell table:style-name="ce28" table:formula="of:=([.G38]/[.$BD38])*100" office:value-type="float" office:value="0.312962687316881" calcext:value-type="float">
            <text:p>0</text:p>
          </table:table-cell>
          <table:table-cell table:style-name="ce28" table:formula="of:=([.H38]/[.$BD38])*100" office:value-type="float" office:value="0.638258150080778" calcext:value-type="float">
            <text:p>1</text:p>
          </table:table-cell>
          <table:table-cell table:style-name="ce28" table:formula="of:=([.I38]/[.$BD38])*100" office:value-type="float" office:value="0.134195691611467" calcext:value-type="float">
            <text:p>0</text:p>
          </table:table-cell>
          <table:table-cell table:style-name="ce28" table:formula="of:=([.J38]/[.$BD38])*100" office:value-type="float" office:value="0.150753728782299" calcext:value-type="float">
            <text:p>0</text:p>
          </table:table-cell>
          <table:table-cell table:style-name="ce28" table:formula="of:=([.K38]/[.$BD38])*100" office:value-type="float" office:value="-0.0992697313417967" calcext:value-type="float">
            <text:p>0</text:p>
          </table:table-cell>
          <table:table-cell table:style-name="ce28" table:formula="of:=([.L38]/[.$BD38])*100" office:value-type="float" office:value="0.00390294141744398" calcext:value-type="float">
            <text:p>0</text:p>
          </table:table-cell>
          <table:table-cell table:style-name="ce28" table:formula="of:=([.M38]/[.$BD38])*100" office:value-type="float" office:value="1.10830623386404" calcext:value-type="float">
            <text:p>1</text:p>
          </table:table-cell>
          <table:table-cell table:style-name="ce28" table:formula="of:=([.N38]/[.$BD38])*100" office:value-type="float" office:value="0" calcext:value-type="float">
            <text:p>0</text:p>
          </table:table-cell>
          <table:table-cell table:style-name="ce28" table:formula="of:=([.O38]/[.$BD38])*100" office:value-type="float" office:value="1.49694011759522" calcext:value-type="float">
            <text:p>1</text:p>
          </table:table-cell>
          <table:table-cell table:style-name="ce28" table:formula="of:=([.P38]/[.$BD38])*100" office:value-type="float" office:value="1.16657135488479" calcext:value-type="float">
            <text:p>1</text:p>
          </table:table-cell>
          <table:table-cell table:style-name="ce28" table:formula="of:=([.Q38]/[.$BD38])*100" office:value-type="float" office:value="1.62886030723763" calcext:value-type="float">
            <text:p>2</text:p>
          </table:table-cell>
          <table:table-cell table:style-name="ce28" table:formula="of:=([.R38]/[.$BD38])*100" office:value-type="float" office:value="1.58726766003669" calcext:value-type="float">
            <text:p>2</text:p>
          </table:table-cell>
          <table:table-cell table:style-name="ce28" table:formula="of:=([.S38]/[.$BD38])*100" office:value-type="float" office:value="8.20402698981912" calcext:value-type="float">
            <text:p>8</text:p>
          </table:table-cell>
          <table:table-cell table:style-name="ce28" table:formula="of:=([.T38]/[.$BD38])*100" office:value-type="float" office:value="9.83288729705675" calcext:value-type="float">
            <text:p>10</text:p>
          </table:table-cell>
          <table:table-cell table:style-name="ce28" table:formula="of:=([.U38]/[.$BD38])*100" office:value-type="float" office:value="9.79129464985581" calcext:value-type="float">
            <text:p>10</text:p>
          </table:table-cell>
          <table:table-cell table:style-name="ce28" table:formula="of:=([.V38]/[.$BD38])*100" office:value-type="float" office:value="1.749097389594" calcext:value-type="float">
            <text:p>2</text:p>
          </table:table-cell>
          <table:table-cell table:style-name="ce28" table:formula="of:=([.W38]/[.$BD38])*100" office:value-type="float" office:value="0" calcext:value-type="float">
            <text:p>0</text:p>
          </table:table-cell>
          <table:table-cell table:style-name="ce28" table:formula="of:=([.X38]/[.$BD38])*100" office:value-type="float" office:value="0.0157675764393336" calcext:value-type="float">
            <text:p>0</text:p>
          </table:table-cell>
          <table:table-cell table:style-name="ce28" table:formula="of:=([.Y38]/[.$BD38])*100" office:value-type="float" office:value="0.000653748672224088" calcext:value-type="float">
            <text:p>0</text:p>
          </table:table-cell>
          <table:table-cell table:style-name="ce28" table:formula="of:=([.Z38]/[.$BD38])*100" office:value-type="float" office:value="0.462843246422668" calcext:value-type="float">
            <text:p>0</text:p>
          </table:table-cell>
          <table:table-cell table:style-name="ce28" table:formula="of:=([.AA38]/[.$BD38])*100" office:value-type="float" office:value="0.00303339405917816" calcext:value-type="float">
            <text:p>0</text:p>
          </table:table-cell>
          <table:table-cell table:style-name="ce28" table:formula="of:=([.AB38]/[.$BD38])*100" office:value-type="float" office:value="0.458719227275646" calcext:value-type="float">
            <text:p>0</text:p>
          </table:table-cell>
          <table:table-cell table:style-name="ce28" table:formula="of:=([.AC38]/[.$BD38])*100" office:value-type="float" office:value="0.874542178317994" calcext:value-type="float">
            <text:p>1</text:p>
          </table:table-cell>
          <table:table-cell table:style-name="ce28" table:formula="of:=([.AD38]/[.$BD38])*100" office:value-type="float" office:value="0.882318443651667" calcext:value-type="float">
            <text:p>1</text:p>
          </table:table-cell>
          <table:table-cell table:style-name="ce28" table:formula="of:=([.AE38]/[.$BD38])*100" office:value-type="float" office:value="0.832949531117056" calcext:value-type="float">
            <text:p>1</text:p>
          </table:table-cell>
          <table:table-cell table:style-name="ce28" table:formula="of:=([.AF38]/[.$BD38])*100" office:value-type="float" office:value="0.166297371448552" calcext:value-type="float">
            <text:p>0</text:p>
          </table:table-cell>
          <table:table-cell table:style-name="ce28" table:formula="of:=([.AG38]/[.$BD38])*100" office:value-type="float" office:value="3.90422655842808" calcext:value-type="float">
            <text:p>4</text:p>
          </table:table-cell>
          <table:table-cell table:style-name="ce28" table:formula="of:=([.AH38]/[.$BD38])*100" office:value-type="float" office:value="-0.0409388985287135" calcext:value-type="float">
            <text:p>0</text:p>
          </table:table-cell>
          <table:table-cell table:style-name="ce28" table:formula="of:=([.AI38]/[.$BD38])*100" office:value-type="float" office:value="1.38638906157162" calcext:value-type="float">
            <text:p>1</text:p>
          </table:table-cell>
          <table:table-cell table:style-name="ce28" table:formula="of:=([.AJ38]/[.$BD38])*100" office:value-type="float" office:value="0" calcext:value-type="float">
            <text:p>0</text:p>
          </table:table-cell>
          <table:table-cell table:style-name="ce28" table:formula="of:=([.AK38]/[.$BD38])*100" office:value-type="float" office:value="5.20009857663545" calcext:value-type="float">
            <text:p>5</text:p>
          </table:table-cell>
          <table:table-cell table:style-name="ce28" table:formula="of:=([.AL38]/[.$BD38])*100" office:value-type="float" office:value="7.50172435671863" calcext:value-type="float">
            <text:p>8</text:p>
          </table:table-cell>
          <table:table-cell table:style-name="ce28" table:formula="of:=([.AM38]/[.$BD38])*100" office:value-type="float" office:value="6.86346620663785" calcext:value-type="float">
            <text:p>7</text:p>
          </table:table-cell>
          <table:table-cell table:style-name="ce28" table:formula="of:=([.AN38]/[.$BD38])*100" office:value-type="float" office:value="1.05447609649795" calcext:value-type="float">
            <text:p>1</text:p>
          </table:table-cell>
          <table:table-cell table:style-name="ce28" table:formula="of:=([.AO38]/[.$BD38])*100" office:value-type="float" office:value="0" calcext:value-type="float">
            <text:p>0</text:p>
          </table:table-cell>
          <table:table-cell table:style-name="ce28" table:formula="of:=([.AP38]/[.$BD38])*100" office:value-type="float" office:value="0.614109499049124" calcext:value-type="float">
            <text:p>1</text:p>
          </table:table-cell>
          <table:table-cell table:style-name="ce28" table:formula="of:=([.AQ38]/[.$BD38])*100" office:value-type="float" office:value="0.6134557503769" calcext:value-type="float">
            <text:p>1</text:p>
          </table:table-cell>
          <table:table-cell table:style-name="ce28" table:formula="of:=([.AR38]/[.$BD38])*100" office:value-type="float" office:value="9.07856916813712" calcext:value-type="float">
            <text:p>9</text:p>
          </table:table-cell>
          <table:table-cell table:style-name="ce28" table:formula="of:=([.AS38]/[.$BD38])*100" office:value-type="float" office:value="9.69267866718624" calcext:value-type="float">
            <text:p>10</text:p>
          </table:table-cell>
          <table:table-cell table:style-name="ce28" table:formula="of:=([.AT38]/[.$BD38])*100" office:value-type="float" office:value="9.69202491851402" calcext:value-type="float">
            <text:p>10</text:p>
          </table:table-cell>
          <table:table-cell table:style-name="ce28" table:formula="of:=([.AU38]/[.$BD38])*100" office:value-type="float" office:value="0.0415926472009376" calcext:value-type="float">
            <text:p>0</text:p>
          </table:table-cell>
          <table:table-cell table:style-name="ce28" table:formula="of:=([.AV38]/[.$BD38])*100" office:value-type="float" office:value="0.81003117858968" calcext:value-type="float">
            <text:p>1</text:p>
          </table:table-cell>
          <table:table-cell table:style-name="ce28" table:formula="of:=([.AW38]/[.$BD38])*100" office:value-type="float" office:value="0.0518709056695834" calcext:value-type="float">
            <text:p>0</text:p>
          </table:table-cell>
          <table:table-cell table:style-name="ce28" table:formula="of:=([.AX38]/[.$BD38])*100" office:value-type="float" office:value="0.178945410401001" calcext:value-type="float">
            <text:p>0</text:p>
          </table:table-cell>
          <table:table-cell table:style-name="ce28" table:formula="of:=([.AY38]/[.$BD38])*100" office:value-type="float" office:value="0" calcext:value-type="float">
            <text:p>0</text:p>
          </table:table-cell>
          <table:table-cell table:style-name="ce28" table:formula="of:=([.AZ38]/[.$BD38])*100" office:value-type="float" office:value="0" calcext:value-type="float">
            <text:p>0</text:p>
          </table:table-cell>
          <table:table-cell table:style-name="ce28" table:formula="of:=([.BA38]/[.$BD38])*100" office:value-type="float" office:value="-0.14020862987051" calcext:value-type="float">
            <text:p>0</text:p>
          </table:table-cell>
          <table:table-cell table:style-name="ce28" table:formula="of:=([.BB38]/[.$BD38])*100" office:value-type="float" office:value="0.138839438371151" calcext:value-type="float">
            <text:p>0</text:p>
          </table:table-cell>
          <table:table-cell table:style-name="ce28" table:formula="of:=([.BC38]/[.$BD38])*100" office:value-type="float" office:value="0" calcext:value-type="float">
            <text:p>0</text:p>
          </table:table-cell>
          <table:table-cell table:style-name="ce60" table:formula="of:=SUM([.A132:.BC132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Vaujours</text:p>
          </table:table-cell>
          <table:table-cell table:style-name="ce28" table:formula="of:=([.B39]/[.$BD39])*100" office:value-type="float" office:value="1.90566336480129" calcext:value-type="float">
            <text:p>2</text:p>
          </table:table-cell>
          <table:table-cell table:style-name="ce28" table:formula="of:=([.C39]/[.$BD39])*100" office:value-type="float" office:value="0.20704381700941" calcext:value-type="float">
            <text:p>0</text:p>
          </table:table-cell>
          <table:table-cell table:style-name="ce28" table:formula="of:=([.D39]/[.$BD39])*100" office:value-type="float" office:value="0" calcext:value-type="float">
            <text:p>0</text:p>
          </table:table-cell>
          <table:table-cell table:style-name="ce28" table:formula="of:=([.E39]/[.$BD39])*100" office:value-type="float" office:value="0.118610756977427" calcext:value-type="float">
            <text:p>0</text:p>
          </table:table-cell>
          <table:table-cell table:style-name="ce28" table:formula="of:=([.F39]/[.$BD39])*100" office:value-type="float" office:value="0.000106450566093652" calcext:value-type="float">
            <text:p>0</text:p>
          </table:table-cell>
          <table:table-cell table:style-name="ce28" table:formula="of:=([.G39]/[.$BD39])*100" office:value-type="float" office:value="0.218790070972395" calcext:value-type="float">
            <text:p>0</text:p>
          </table:table-cell>
          <table:table-cell table:style-name="ce28" table:formula="of:=([.H39]/[.$BD39])*100" office:value-type="float" office:value="0.240237372731917" calcext:value-type="float">
            <text:p>0</text:p>
          </table:table-cell>
          <table:table-cell table:style-name="ce28" table:formula="of:=([.I39]/[.$BD39])*100" office:value-type="float" office:value="0.00364580207094406" calcext:value-type="float">
            <text:p>0</text:p>
          </table:table-cell>
          <table:table-cell table:style-name="ce28" table:formula="of:=([.J39]/[.$BD39])*100" office:value-type="float" office:value="0.116038641279655" calcext:value-type="float">
            <text:p>0</text:p>
          </table:table-cell>
          <table:table-cell table:style-name="ce28" table:formula="of:=([.K39]/[.$BD39])*100" office:value-type="float" office:value="-3.2793965066621" calcext:value-type="float">
            <text:p>-3</text:p>
          </table:table-cell>
          <table:table-cell table:style-name="ce28" table:formula="of:=([.L39]/[.$BD39])*100" office:value-type="float" office:value="0.0766303041855999" calcext:value-type="float">
            <text:p>0</text:p>
          </table:table-cell>
          <table:table-cell table:style-name="ce28" table:formula="of:=([.M39]/[.$BD39])*100" office:value-type="float" office:value="1.17140280013672" calcext:value-type="float">
            <text:p>1</text:p>
          </table:table-cell>
          <table:table-cell table:style-name="ce28" table:formula="of:=([.N39]/[.$BD39])*100" office:value-type="float" office:value="0" calcext:value-type="float">
            <text:p>0</text:p>
          </table:table-cell>
          <table:table-cell table:style-name="ce28" table:formula="of:=([.O39]/[.$BD39])*100" office:value-type="float" office:value="3.89959472894458" calcext:value-type="float">
            <text:p>4</text:p>
          </table:table-cell>
          <table:table-cell table:style-name="ce28" table:formula="of:=([.P39]/[.$BD39])*100" office:value-type="float" office:value="0.210126807148351" calcext:value-type="float">
            <text:p>0</text:p>
          </table:table-cell>
          <table:table-cell table:style-name="ce28" table:formula="of:=([.Q39]/[.$BD39])*100" office:value-type="float" office:value="4.03000824176839" calcext:value-type="float">
            <text:p>4</text:p>
          </table:table-cell>
          <table:table-cell table:style-name="ce28" table:formula="of:=([.R39]/[.$BD39])*100" office:value-type="float" office:value="3.89959472894458" calcext:value-type="float">
            <text:p>4</text:p>
          </table:table-cell>
          <table:table-cell table:style-name="ce28" table:formula="of:=([.S39]/[.$BD39])*100" office:value-type="float" office:value="6.5889774400225" calcext:value-type="float">
            <text:p>7</text:p>
          </table:table-cell>
          <table:table-cell table:style-name="ce28" table:formula="of:=([.T39]/[.$BD39])*100" office:value-type="float" office:value="10.6189856817909" calcext:value-type="float">
            <text:p>11</text:p>
          </table:table-cell>
          <table:table-cell table:style-name="ce28" table:formula="of:=([.U39]/[.$BD39])*100" office:value-type="float" office:value="10.4885721689671" calcext:value-type="float">
            <text:p>10</text:p>
          </table:table-cell>
          <table:table-cell table:style-name="ce28" table:formula="of:=([.V39]/[.$BD39])*100" office:value-type="float" office:value="0.649736867919758" calcext:value-type="float">
            <text:p>1</text:p>
          </table:table-cell>
          <table:table-cell table:style-name="ce28" table:formula="of:=([.W39]/[.$BD39])*100" office:value-type="float" office:value="0" calcext:value-type="float">
            <text:p>0</text:p>
          </table:table-cell>
          <table:table-cell table:style-name="ce28" table:formula="of:=([.X39]/[.$BD39])*100" office:value-type="float" office:value="0.0418091089220996" calcext:value-type="float">
            <text:p>0</text:p>
          </table:table-cell>
          <table:table-cell table:style-name="ce28" table:formula="of:=([.Y39]/[.$BD39])*100" office:value-type="float" office:value="2.90791790304611" calcext:value-type="float">
            <text:p>3</text:p>
          </table:table-cell>
          <table:table-cell table:style-name="ce28" table:formula="of:=([.Z39]/[.$BD39])*100" office:value-type="float" office:value="3.04195039759092" calcext:value-type="float">
            <text:p>3</text:p>
          </table:table-cell>
          <table:table-cell table:style-name="ce28" table:formula="of:=([.AA39]/[.$BD39])*100" office:value-type="float" office:value="0.0202567274720671" calcext:value-type="float">
            <text:p>0</text:p>
          </table:table-cell>
          <table:table-cell table:style-name="ce28" table:formula="of:=([.AB39]/[.$BD39])*100" office:value-type="float" office:value="3.02169367011886" calcext:value-type="float">
            <text:p>3</text:p>
          </table:table-cell>
          <table:table-cell table:style-name="ce28" table:formula="of:=([.AC39]/[.$BD39])*100" office:value-type="float" office:value="0.397762349239145" calcext:value-type="float">
            <text:p>0</text:p>
          </table:table-cell>
          <table:table-cell table:style-name="ce28" table:formula="of:=([.AD39]/[.$BD39])*100" office:value-type="float" office:value="0.474483769916609" calcext:value-type="float">
            <text:p>0</text:p>
          </table:table-cell>
          <table:table-cell table:style-name="ce28" table:formula="of:=([.AE39]/[.$BD39])*100" office:value-type="float" office:value="0.267348836415335" calcext:value-type="float">
            <text:p>0</text:p>
          </table:table-cell>
          <table:table-cell table:style-name="ce28" table:formula="of:=([.AF39]/[.$BD39])*100" office:value-type="float" office:value="0" calcext:value-type="float">
            <text:p>0</text:p>
          </table:table-cell>
          <table:table-cell table:style-name="ce28" table:formula="of:=([.AG39]/[.$BD39])*100" office:value-type="float" office:value="2.1408844545254" calcext:value-type="float">
            <text:p>2</text:p>
          </table:table-cell>
          <table:table-cell table:style-name="ce28" table:formula="of:=([.AH39]/[.$BD39])*100" office:value-type="float" office:value="2.7775043902223" calcext:value-type="float">
            <text:p>3</text:p>
          </table:table-cell>
          <table:table-cell table:style-name="ce28" table:formula="of:=([.AI39]/[.$BD39])*100" office:value-type="float" office:value="0.66323055206321" calcext:value-type="float">
            <text:p>1</text:p>
          </table:table-cell>
          <table:table-cell table:style-name="ce28" table:formula="of:=([.AJ39]/[.$BD39])*100" office:value-type="float" office:value="0" calcext:value-type="float">
            <text:p>0</text:p>
          </table:table-cell>
          <table:table-cell table:style-name="ce28" table:formula="of:=([.AK39]/[.$BD39])*100" office:value-type="float" office:value="4.27794620690984" calcext:value-type="float">
            <text:p>4</text:p>
          </table:table-cell>
          <table:table-cell table:style-name="ce28" table:formula="of:=([.AL39]/[.$BD39])*100" office:value-type="float" office:value="4.85916378450928" calcext:value-type="float">
            <text:p>5</text:p>
          </table:table-cell>
          <table:table-cell table:style-name="ce28" table:formula="of:=([.AM39]/[.$BD39])*100" office:value-type="float" office:value="4.61892641177736" calcext:value-type="float">
            <text:p>5</text:p>
          </table:table-cell>
          <table:table-cell table:style-name="ce28" table:formula="of:=([.AN39]/[.$BD39])*100" office:value-type="float" office:value="1.12948724064852" calcext:value-type="float">
            <text:p>1</text:p>
          </table:table-cell>
          <table:table-cell table:style-name="ce28" table:formula="of:=([.AO39]/[.$BD39])*100" office:value-type="float" office:value="0.00364580207094406" calcext:value-type="float">
            <text:p>0</text:p>
          </table:table-cell>
          <table:table-cell table:style-name="ce28" table:formula="of:=([.AP39]/[.$BD39])*100" office:value-type="float" office:value="3.13035377608945" calcext:value-type="float">
            <text:p>3</text:p>
          </table:table-cell>
          <table:table-cell table:style-name="ce28" table:formula="of:=([.AQ39]/[.$BD39])*100" office:value-type="float" office:value="0.222435873043339" calcext:value-type="float">
            <text:p>0</text:p>
          </table:table-cell>
          <table:table-cell table:style-name="ce28" table:formula="of:=([.AR39]/[.$BD39])*100" office:value-type="float" office:value="6.98673978926165" calcext:value-type="float">
            <text:p>7</text:p>
          </table:table-cell>
          <table:table-cell table:style-name="ce28" table:formula="of:=([.AS39]/[.$BD39])*100" office:value-type="float" office:value="10.1170935653511" calcext:value-type="float">
            <text:p>10</text:p>
          </table:table-cell>
          <table:table-cell table:style-name="ce28" table:formula="of:=([.AT39]/[.$BD39])*100" office:value-type="float" office:value="7.20917566230499" calcext:value-type="float">
            <text:p>7</text:p>
          </table:table-cell>
          <table:table-cell table:style-name="ce28" table:formula="of:=([.AU39]/[.$BD39])*100" office:value-type="float" office:value="0.13041351282381" calcext:value-type="float">
            <text:p>0</text:p>
          </table:table-cell>
          <table:table-cell table:style-name="ce28" table:formula="of:=([.AV39]/[.$BD39])*100" office:value-type="float" office:value="0.05716422920595" calcext:value-type="float">
            <text:p>0</text:p>
          </table:table-cell>
          <table:table-cell table:style-name="ce28" table:formula="of:=([.AW39]/[.$BD39])*100" office:value-type="float" office:value="0" calcext:value-type="float">
            <text:p>0</text:p>
          </table:table-cell>
          <table:table-cell table:style-name="ce28" table:formula="of:=([.AX39]/[.$BD39])*100" office:value-type="float" office:value="0.410628847418015" calcext:value-type="float">
            <text:p>0</text:p>
          </table:table-cell>
          <table:table-cell table:style-name="ce28" table:formula="of:=([.AY39]/[.$BD39])*100" office:value-type="float" office:value="0" calcext:value-type="float">
            <text:p>0</text:p>
          </table:table-cell>
          <table:table-cell table:style-name="ce28" table:formula="of:=([.AZ39]/[.$BD39])*100" office:value-type="float" office:value="0" calcext:value-type="float">
            <text:p>0</text:p>
          </table:table-cell>
          <table:table-cell table:style-name="ce28" table:formula="of:=([.BA39]/[.$BD39])*100" office:value-type="float" office:value="-0.501892116439795" calcext:value-type="float">
            <text:p>-1</text:p>
          </table:table-cell>
          <table:table-cell table:style-name="ce28" table:formula="of:=([.BB39]/[.$BD39])*100" office:value-type="float" office:value="0.429505715917981" calcext:value-type="float">
            <text:p>0</text:p>
          </table:table-cell>
          <table:table-cell table:style-name="ce28" table:formula="of:=([.BC39]/[.$BD39])*100" office:value-type="float" office:value="0" calcext:value-type="float">
            <text:p>0</text:p>
          </table:table-cell>
          <table:table-cell table:style-name="ce60" table:formula="of:=SUM([.A133:.BC133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Villemomble</text:p>
          </table:table-cell>
          <table:table-cell table:style-name="ce28" table:formula="of:=([.B40]/[.$BD40])*100" office:value-type="float" office:value="2.22955677041108" calcext:value-type="float">
            <text:p>2</text:p>
          </table:table-cell>
          <table:table-cell table:style-name="ce28" table:formula="of:=([.C40]/[.$BD40])*100" office:value-type="float" office:value="0.0283468981932556" calcext:value-type="float">
            <text:p>0</text:p>
          </table:table-cell>
          <table:table-cell table:style-name="ce28" table:formula="of:=([.D40]/[.$BD40])*100" office:value-type="float" office:value="0.0734980915376659" calcext:value-type="float">
            <text:p>0</text:p>
          </table:table-cell>
          <table:table-cell table:style-name="ce28" table:formula="of:=([.E40]/[.$BD40])*100" office:value-type="float" office:value="0.187186807663695" calcext:value-type="float">
            <text:p>0</text:p>
          </table:table-cell>
          <table:table-cell table:style-name="ce28" table:formula="of:=([.F40]/[.$BD40])*100" office:value-type="float" office:value="0.0121813362306425" calcext:value-type="float">
            <text:p>0</text:p>
          </table:table-cell>
          <table:table-cell table:style-name="ce28" table:formula="of:=([.G40]/[.$BD40])*100" office:value-type="float" office:value="0.452629158239594" calcext:value-type="float">
            <text:p>0</text:p>
          </table:table-cell>
          <table:table-cell table:style-name="ce28" table:formula="of:=([.H40]/[.$BD40])*100" office:value-type="float" office:value="0.379255749858267" calcext:value-type="float">
            <text:p>0</text:p>
          </table:table-cell>
          <table:table-cell table:style-name="ce28" table:formula="of:=([.I40]/[.$BD40])*100" office:value-type="float" office:value="0.058075419345446" calcext:value-type="float">
            <text:p>0</text:p>
          </table:table-cell>
          <table:table-cell table:style-name="ce28" table:formula="of:=([.J40]/[.$BD40])*100" office:value-type="float" office:value="0.186439458310387" calcext:value-type="float">
            <text:p>0</text:p>
          </table:table-cell>
          <table:table-cell table:style-name="ce28" table:formula="of:=([.K40]/[.$BD40])*100" office:value-type="float" office:value="-0.69714698069255" calcext:value-type="float">
            <text:p>-1</text:p>
          </table:table-cell>
          <table:table-cell table:style-name="ce28" table:formula="of:=([.L40]/[.$BD40])*100" office:value-type="float" office:value="0" calcext:value-type="float">
            <text:p>0</text:p>
          </table:table-cell>
          <table:table-cell table:style-name="ce28" table:formula="of:=([.M40]/[.$BD40])*100" office:value-type="float" office:value="1.64742472423037" calcext:value-type="float">
            <text:p>2</text:p>
          </table:table-cell>
          <table:table-cell table:style-name="ce28" table:formula="of:=([.N40]/[.$BD40])*100" office:value-type="float" office:value="0" calcext:value-type="float">
            <text:p>0</text:p>
          </table:table-cell>
          <table:table-cell table:style-name="ce28" table:formula="of:=([.O40]/[.$BD40])*100" office:value-type="float" office:value="1.93665701992178" calcext:value-type="float">
            <text:p>2</text:p>
          </table:table-cell>
          <table:table-cell table:style-name="ce28" table:formula="of:=([.P40]/[.$BD40])*100" office:value-type="float" office:value="0.874817176732478" calcext:value-type="float">
            <text:p>1</text:p>
          </table:table-cell>
          <table:table-cell table:style-name="ce28" table:formula="of:=([.Q40]/[.$BD40])*100" office:value-type="float" office:value="2.14889022170407" calcext:value-type="float">
            <text:p>2</text:p>
          </table:table-cell>
          <table:table-cell table:style-name="ce28" table:formula="of:=([.R40]/[.$BD40])*100" office:value-type="float" office:value="2.12054332351081" calcext:value-type="float">
            <text:p>2</text:p>
          </table:table-cell>
          <table:table-cell table:style-name="ce28" table:formula="of:=([.S40]/[.$BD40])*100" office:value-type="float" office:value="8.95850602337548" calcext:value-type="float">
            <text:p>9</text:p>
          </table:table-cell>
          <table:table-cell table:style-name="ce28" table:formula="of:=([.T40]/[.$BD40])*100" office:value-type="float" office:value="11.1073962450796" calcext:value-type="float">
            <text:p>11</text:p>
          </table:table-cell>
          <table:table-cell table:style-name="ce28" table:formula="of:=([.U40]/[.$BD40])*100" office:value-type="float" office:value="11.0790493468863" calcext:value-type="float">
            <text:p>11</text:p>
          </table:table-cell>
          <table:table-cell table:style-name="ce28" table:formula="of:=([.V40]/[.$BD40])*100" office:value-type="float" office:value="0.834163052231602" calcext:value-type="float">
            <text:p>1</text:p>
          </table:table-cell>
          <table:table-cell table:style-name="ce28" table:formula="of:=([.W40]/[.$BD40])*100" office:value-type="float" office:value="0" calcext:value-type="float">
            <text:p>0</text:p>
          </table:table-cell>
          <table:table-cell table:style-name="ce28" table:formula="of:=([.X40]/[.$BD40])*100" office:value-type="float" office:value="1.60167671643827" calcext:value-type="float">
            <text:p>2</text:p>
          </table:table-cell>
          <table:table-cell table:style-name="ce28" table:formula="of:=([.Y40]/[.$BD40])*100" office:value-type="float" office:value="0.00363123825510055" calcext:value-type="float">
            <text:p>0</text:p>
          </table:table-cell>
          <table:table-cell table:style-name="ce28" table:formula="of:=([.Z40]/[.$BD40])*100" office:value-type="float" office:value="0.0945621785042282" calcext:value-type="float">
            <text:p>0</text:p>
          </table:table-cell>
          <table:table-cell table:style-name="ce28" table:formula="of:=([.AA40]/[.$BD40])*100" office:value-type="float" office:value="0.00644135552716628" calcext:value-type="float">
            <text:p>0</text:p>
          </table:table-cell>
          <table:table-cell table:style-name="ce28" table:formula="of:=([.AB40]/[.$BD40])*100" office:value-type="float" office:value="0.0881208229770619" calcext:value-type="float">
            <text:p>0</text:p>
          </table:table-cell>
          <table:table-cell table:style-name="ce28" table:formula="of:=([.AC40]/[.$BD40])*100" office:value-type="float" office:value="0.571048275993868" calcext:value-type="float">
            <text:p>1</text:p>
          </table:table-cell>
          <table:table-cell table:style-name="ce28" table:formula="of:=([.AD40]/[.$BD40])*100" office:value-type="float" office:value="0.56545496849615" calcext:value-type="float">
            <text:p>1</text:p>
          </table:table-cell>
          <table:table-cell table:style-name="ce28" table:formula="of:=([.AE40]/[.$BD40])*100" office:value-type="float" office:value="0.542701377800612" calcext:value-type="float">
            <text:p>1</text:p>
          </table:table-cell>
          <table:table-cell table:style-name="ce28" table:formula="of:=([.AF40]/[.$BD40])*100" office:value-type="float" office:value="0.341643489239352" calcext:value-type="float">
            <text:p>0</text:p>
          </table:table-cell>
          <table:table-cell table:style-name="ce28" table:formula="of:=([.AG40]/[.$BD40])*100" office:value-type="float" office:value="0.810795676579507" calcext:value-type="float">
            <text:p>1</text:p>
          </table:table-cell>
          <table:table-cell table:style-name="ce28" table:formula="of:=([.AH40]/[.$BD40])*100" office:value-type="float" office:value="-0.024715659938155" calcext:value-type="float">
            <text:p>0</text:p>
          </table:table-cell>
          <table:table-cell table:style-name="ce28" table:formula="of:=([.AI40]/[.$BD40])*100" office:value-type="float" office:value="0.907944935206485" calcext:value-type="float">
            <text:p>1</text:p>
          </table:table-cell>
          <table:table-cell table:style-name="ce28" table:formula="of:=([.AJ40]/[.$BD40])*100" office:value-type="float" office:value="0" calcext:value-type="float">
            <text:p>0</text:p>
          </table:table-cell>
          <table:table-cell table:style-name="ce28" table:formula="of:=([.AK40]/[.$BD40])*100" office:value-type="float" office:value="5.66694526856823" calcext:value-type="float">
            <text:p>6</text:p>
          </table:table-cell>
          <table:table-cell table:style-name="ce28" table:formula="of:=([.AL40]/[.$BD40])*100" office:value-type="float" office:value="6.01579041533358" calcext:value-type="float">
            <text:p>6</text:p>
          </table:table-cell>
          <table:table-cell table:style-name="ce28" table:formula="of:=([.AM40]/[.$BD40])*100" office:value-type="float" office:value="5.63653466547531" calcext:value-type="float">
            <text:p>6</text:p>
          </table:table-cell>
          <table:table-cell table:style-name="ce28" table:formula="of:=([.AN40]/[.$BD40])*100" office:value-type="float" office:value="0.0335666715614549" calcext:value-type="float">
            <text:p>0</text:p>
          </table:table-cell>
          <table:table-cell table:style-name="ce28" table:formula="of:=([.AO40]/[.$BD40])*100" office:value-type="float" office:value="0.0556178522924958" calcext:value-type="float">
            <text:p>0</text:p>
          </table:table-cell>
          <table:table-cell table:style-name="ce28" table:formula="of:=([.AP40]/[.$BD40])*100" office:value-type="float" office:value="0.855979305079493" calcext:value-type="float">
            <text:p>1</text:p>
          </table:table-cell>
          <table:table-cell table:style-name="ce28" table:formula="of:=([.AQ40]/[.$BD40])*100" office:value-type="float" office:value="0.852348066824393" calcext:value-type="float">
            <text:p>1</text:p>
          </table:table-cell>
          <table:table-cell table:style-name="ce28" table:formula="of:=([.AR40]/[.$BD40])*100" office:value-type="float" office:value="9.52955429936935" calcext:value-type="float">
            <text:p>10</text:p>
          </table:table-cell>
          <table:table-cell table:style-name="ce28" table:formula="of:=([.AS40]/[.$BD40])*100" office:value-type="float" office:value="10.3855336044488" calcext:value-type="float">
            <text:p>10</text:p>
          </table:table-cell>
          <table:table-cell table:style-name="ce28" table:formula="of:=([.AT40]/[.$BD40])*100" office:value-type="float" office:value="10.3819023661937" calcext:value-type="float">
            <text:p>10</text:p>
          </table:table-cell>
          <table:table-cell table:style-name="ce28" table:formula="of:=([.AU40]/[.$BD40])*100" office:value-type="float" office:value="0.0283468981932556" calcext:value-type="float">
            <text:p>0</text:p>
          </table:table-cell>
          <table:table-cell table:style-name="ce28" table:formula="of:=([.AV40]/[.$BD40])*100" office:value-type="float" office:value="0.362680095894588" calcext:value-type="float">
            <text:p>0</text:p>
          </table:table-cell>
          <table:table-cell table:style-name="ce28" table:formula="of:=([.AW40]/[.$BD40])*100" office:value-type="float" office:value="0.110388212051364" calcext:value-type="float">
            <text:p>0</text:p>
          </table:table-cell>
          <table:table-cell table:style-name="ce28" table:formula="of:=([.AX40]/[.$BD40])*100" office:value-type="float" office:value="0.800082156627205" calcext:value-type="float">
            <text:p>1</text:p>
          </table:table-cell>
          <table:table-cell table:style-name="ce28" table:formula="of:=([.AY40]/[.$BD40])*100" office:value-type="float" office:value="0" calcext:value-type="float">
            <text:p>0</text:p>
          </table:table-cell>
          <table:table-cell table:style-name="ce28" table:formula="of:=([.AZ40]/[.$BD40])*100" office:value-type="float" office:value="0" calcext:value-type="float">
            <text:p>0</text:p>
          </table:table-cell>
          <table:table-cell table:style-name="ce28" table:formula="of:=([.BA40]/[.$BD40])*100" office:value-type="float" office:value="-0.721862640630705" calcext:value-type="float">
            <text:p>-1</text:p>
          </table:table-cell>
          <table:table-cell table:style-name="ce28" table:formula="of:=([.BB40]/[.$BD40])*100" office:value-type="float" office:value="0.879817544867812" calcext:value-type="float">
            <text:p>1</text:p>
          </table:table-cell>
          <table:table-cell table:style-name="ce28" table:formula="of:=([.BC40]/[.$BD40])*100" office:value-type="float" office:value="0" calcext:value-type="float">
            <text:p>0</text:p>
          </table:table-cell>
          <table:table-cell table:style-name="ce60" table:formula="of:=SUM([.A134:.BC134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Villepinte</text:p>
          </table:table-cell>
          <table:table-cell table:style-name="ce28" table:formula="of:=([.B41]/[.$BD41])*100" office:value-type="float" office:value="1.84545713887835" calcext:value-type="float">
            <text:p>2</text:p>
          </table:table-cell>
          <table:table-cell table:style-name="ce28" table:formula="of:=([.C41]/[.$BD41])*100" office:value-type="float" office:value="0.417967157578202" calcext:value-type="float">
            <text:p>0</text:p>
          </table:table-cell>
          <table:table-cell table:style-name="ce28" table:formula="of:=([.D41]/[.$BD41])*100" office:value-type="float" office:value="0.000412550626152686" calcext:value-type="float">
            <text:p>0</text:p>
          </table:table-cell>
          <table:table-cell table:style-name="ce28" table:formula="of:=([.E41]/[.$BD41])*100" office:value-type="float" office:value="0.0873502469915019" calcext:value-type="float">
            <text:p>0</text:p>
          </table:table-cell>
          <table:table-cell table:style-name="ce28" table:formula="of:=([.F41]/[.$BD41])*100" office:value-type="float" office:value="0.0339175559619704" calcext:value-type="float">
            <text:p>0</text:p>
          </table:table-cell>
          <table:table-cell table:style-name="ce28" table:formula="of:=([.G41]/[.$BD41])*100" office:value-type="float" office:value="0.185345647264569" calcext:value-type="float">
            <text:p>0</text:p>
          </table:table-cell>
          <table:table-cell table:style-name="ce28" table:formula="of:=([.H41]/[.$BD41])*100" office:value-type="float" office:value="0.280578664648895" calcext:value-type="float">
            <text:p>0</text:p>
          </table:table-cell>
          <table:table-cell table:style-name="ce28" table:formula="of:=([.I41]/[.$BD41])*100" office:value-type="float" office:value="0.311153802606113" calcext:value-type="float">
            <text:p>0</text:p>
          </table:table-cell>
          <table:table-cell table:style-name="ce28" table:formula="of:=([.J41]/[.$BD41])*100" office:value-type="float" office:value="0.0743003794913363" calcext:value-type="float">
            <text:p>0</text:p>
          </table:table-cell>
          <table:table-cell table:style-name="ce28" table:formula="of:=([.K41]/[.$BD41])*100" office:value-type="float" office:value="0.635428838635826" calcext:value-type="float">
            <text:p>1</text:p>
          </table:table-cell>
          <table:table-cell table:style-name="ce28" table:formula="of:=([.L41]/[.$BD41])*100" office:value-type="float" office:value="0.0885192555167586" calcext:value-type="float">
            <text:p>0</text:p>
          </table:table-cell>
          <table:table-cell table:style-name="ce28" table:formula="of:=([.M41]/[.$BD41])*100" office:value-type="float" office:value="0.733596287707669" calcext:value-type="float">
            <text:p>1</text:p>
          </table:table-cell>
          <table:table-cell table:style-name="ce28" table:formula="of:=([.N41]/[.$BD41])*100" office:value-type="float" office:value="0" calcext:value-type="float">
            <text:p>0</text:p>
          </table:table-cell>
          <table:table-cell table:style-name="ce28" table:formula="of:=([.O41]/[.$BD41])*100" office:value-type="float" office:value="1.22073824164357" calcext:value-type="float">
            <text:p>1</text:p>
          </table:table-cell>
          <table:table-cell table:style-name="ce28" table:formula="of:=([.P41]/[.$BD41])*100" office:value-type="float" office:value="0.388056218829446" calcext:value-type="float">
            <text:p>0</text:p>
          </table:table-cell>
          <table:table-cell table:style-name="ce28" table:formula="of:=([.Q41]/[.$BD41])*100" office:value-type="float" office:value="1.58173843370384" calcext:value-type="float">
            <text:p>2</text:p>
          </table:table-cell>
          <table:table-cell table:style-name="ce28" table:formula="of:=([.R41]/[.$BD41])*100" office:value-type="float" office:value="1.2522905316424" calcext:value-type="float">
            <text:p>1</text:p>
          </table:table-cell>
          <table:table-cell table:style-name="ce28" table:formula="of:=([.S41]/[.$BD41])*100" office:value-type="float" office:value="7.00793767811229" calcext:value-type="float">
            <text:p>7</text:p>
          </table:table-cell>
          <table:table-cell table:style-name="ce28" table:formula="of:=([.T41]/[.$BD41])*100" office:value-type="float" office:value="8.58967611181613" calcext:value-type="float">
            <text:p>9</text:p>
          </table:table-cell>
          <table:table-cell table:style-name="ce28" table:formula="of:=([.U41]/[.$BD41])*100" office:value-type="float" office:value="8.26022820975469" calcext:value-type="float">
            <text:p>8</text:p>
          </table:table-cell>
          <table:table-cell table:style-name="ce28" table:formula="of:=([.V41]/[.$BD41])*100" office:value-type="float" office:value="1.70832088175238" calcext:value-type="float">
            <text:p>2</text:p>
          </table:table-cell>
          <table:table-cell table:style-name="ce28" table:formula="of:=([.W41]/[.$BD41])*100" office:value-type="float" office:value="0" calcext:value-type="float">
            <text:p>0</text:p>
          </table:table-cell>
          <table:table-cell table:style-name="ce28" table:formula="of:=([.X41]/[.$BD41])*100" office:value-type="float" office:value="0.64762564921689" calcext:value-type="float">
            <text:p>1</text:p>
          </table:table-cell>
          <table:table-cell table:style-name="ce28" table:formula="of:=([.Y41]/[.$BD41])*100" office:value-type="float" office:value="0.580420987539392" calcext:value-type="float">
            <text:p>1</text:p>
          </table:table-cell>
          <table:table-cell table:style-name="ce28" table:formula="of:=([.Z41]/[.$BD41])*100" office:value-type="float" office:value="4.24425898752498" calcext:value-type="float">
            <text:p>4</text:p>
          </table:table-cell>
          <table:table-cell table:style-name="ce28" table:formula="of:=([.AA41]/[.$BD41])*100" office:value-type="float" office:value="0.00223635934183879" calcext:value-type="float">
            <text:p>0</text:p>
          </table:table-cell>
          <table:table-cell table:style-name="ce28" table:formula="of:=([.AB41]/[.$BD41])*100" office:value-type="float" office:value="4.23641037343525" calcext:value-type="float">
            <text:p>4</text:p>
          </table:table-cell>
          <table:table-cell table:style-name="ce28" table:formula="of:=([.AC41]/[.$BD41])*100" office:value-type="float" office:value="1.12353582650662" calcext:value-type="float">
            <text:p>1</text:p>
          </table:table-cell>
          <table:table-cell table:style-name="ce28" table:formula="of:=([.AD41]/[.$BD41])*100" office:value-type="float" office:value="1.21454314449177" calcext:value-type="float">
            <text:p>1</text:p>
          </table:table-cell>
          <table:table-cell table:style-name="ce28" table:formula="of:=([.AE41]/[.$BD41])*100" office:value-type="float" office:value="0.794087924445178" calcext:value-type="float">
            <text:p>1</text:p>
          </table:table-cell>
          <table:table-cell table:style-name="ce28" table:formula="of:=([.AF41]/[.$BD41])*100" office:value-type="float" office:value="0.267684093900921" calcext:value-type="float">
            <text:p>0</text:p>
          </table:table-cell>
          <table:table-cell table:style-name="ce28" table:formula="of:=([.AG41]/[.$BD41])*100" office:value-type="float" office:value="1.89997000674586" calcext:value-type="float">
            <text:p>2</text:p>
          </table:table-cell>
          <table:table-cell table:style-name="ce28" table:formula="of:=([.AH41]/[.$BD41])*100" office:value-type="float" office:value="0.250973085477948" calcext:value-type="float">
            <text:p>0</text:p>
          </table:table-cell>
          <table:table-cell table:style-name="ce28" table:formula="of:=([.AI41]/[.$BD41])*100" office:value-type="float" office:value="1.46006207578036" calcext:value-type="float">
            <text:p>1</text:p>
          </table:table-cell>
          <table:table-cell table:style-name="ce28" table:formula="of:=([.AJ41]/[.$BD41])*100" office:value-type="float" office:value="0" calcext:value-type="float">
            <text:p>0</text:p>
          </table:table-cell>
          <table:table-cell table:style-name="ce28" table:formula="of:=([.AK41]/[.$BD41])*100" office:value-type="float" office:value="4.59855481789623" calcext:value-type="float">
            <text:p>5</text:p>
          </table:table-cell>
          <table:table-cell table:style-name="ce28" table:formula="of:=([.AL41]/[.$BD41])*100" office:value-type="float" office:value="6.57859663059601" calcext:value-type="float">
            <text:p>7</text:p>
          </table:table-cell>
          <table:table-cell table:style-name="ce28" table:formula="of:=([.AM41]/[.$BD41])*100" office:value-type="float" office:value="6.29801796594711" calcext:value-type="float">
            <text:p>6</text:p>
          </table:table-cell>
          <table:table-cell table:style-name="ce28" table:formula="of:=([.AN41]/[.$BD41])*100" office:value-type="float" office:value="0.0520530825288081" calcext:value-type="float">
            <text:p>0</text:p>
          </table:table-cell>
          <table:table-cell table:style-name="ce28" table:formula="of:=([.AO41]/[.$BD41])*100" office:value-type="float" office:value="0.29189512994069" calcext:value-type="float">
            <text:p>0</text:p>
          </table:table-cell>
          <table:table-cell table:style-name="ce28" table:formula="of:=([.AP41]/[.$BD41])*100" office:value-type="float" office:value="1.34460453131099" calcext:value-type="float">
            <text:p>1</text:p>
          </table:table-cell>
          <table:table-cell table:style-name="ce28" table:formula="of:=([.AQ41]/[.$BD41])*100" office:value-type="float" office:value="0.764183543771603" calcext:value-type="float">
            <text:p>1</text:p>
          </table:table-cell>
          <table:table-cell table:style-name="ce28" table:formula="of:=([.AR41]/[.$BD41])*100" office:value-type="float" office:value="8.13147350461891" calcext:value-type="float">
            <text:p>8</text:p>
          </table:table-cell>
          <table:table-cell table:style-name="ce28" table:formula="of:=([.AS41]/[.$BD41])*100" office:value-type="float" office:value="9.47607803592991" calcext:value-type="float">
            <text:p>9</text:p>
          </table:table-cell>
          <table:table-cell table:style-name="ce28" table:formula="of:=([.AT41]/[.$BD41])*100" office:value-type="float" office:value="8.89565704839051" calcext:value-type="float">
            <text:p>9</text:p>
          </table:table-cell>
          <table:table-cell table:style-name="ce28" table:formula="of:=([.AU41]/[.$BD41])*100" office:value-type="float" office:value="0.329447902061444" calcext:value-type="float">
            <text:p>0</text:p>
          </table:table-cell>
          <table:table-cell table:style-name="ce28" table:formula="of:=([.AV41]/[.$BD41])*100" office:value-type="float" office:value="0.152093589128318" calcext:value-type="float">
            <text:p>0</text:p>
          </table:table-cell>
          <table:table-cell table:style-name="ce28" table:formula="of:=([.AW41]/[.$BD41])*100" office:value-type="float" office:value="0.0311397393726735" calcext:value-type="float">
            <text:p>0</text:p>
          </table:table-cell>
          <table:table-cell table:style-name="ce28" table:formula="of:=([.AX41]/[.$BD41])*100" office:value-type="float" office:value="0.347371060026629" calcext:value-type="float">
            <text:p>0</text:p>
          </table:table-cell>
          <table:table-cell table:style-name="ce28" table:formula="of:=([.AY41]/[.$BD41])*100" office:value-type="float" office:value="0" calcext:value-type="float">
            <text:p>0</text:p>
          </table:table-cell>
          <table:table-cell table:style-name="ce28" table:formula="of:=([.AZ41]/[.$BD41])*100" office:value-type="float" office:value="0" calcext:value-type="float">
            <text:p>0</text:p>
          </table:table-cell>
          <table:table-cell table:style-name="ce28" table:formula="of:=([.BA41]/[.$BD41])*100" office:value-type="float" office:value="0.886401924113775" calcext:value-type="float">
            <text:p>1</text:p>
          </table:table-cell>
          <table:table-cell table:style-name="ce28" table:formula="of:=([.BB41]/[.$BD41])*100" office:value-type="float" office:value="0.397609146797269" calcext:value-type="float">
            <text:p>0</text:p>
          </table:table-cell>
          <table:table-cell table:style-name="ce28" table:formula="of:=([.BC41]/[.$BD41])*100" office:value-type="float" office:value="0" calcext:value-type="float">
            <text:p>0</text:p>
          </table:table-cell>
          <table:table-cell table:style-name="ce60" table:formula="of:=SUM([.A135:.BC135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>
          <table:table-cell table:style-name="ce16" office:value-type="string" calcext:value-type="string">
            <text:p>Villetaneuse</text:p>
          </table:table-cell>
          <table:table-cell table:style-name="ce28" table:formula="of:=([.B42]/[.$BD42])*100" office:value-type="float" office:value="1.92512372762313" calcext:value-type="float">
            <text:p>2</text:p>
          </table:table-cell>
          <table:table-cell table:style-name="ce28" table:formula="of:=([.C42]/[.$BD42])*100" office:value-type="float" office:value="0.36463304152598" calcext:value-type="float">
            <text:p>0</text:p>
          </table:table-cell>
          <table:table-cell table:style-name="ce28" table:formula="of:=([.D42]/[.$BD42])*100" office:value-type="float" office:value="0.011891629584383" calcext:value-type="float">
            <text:p>0</text:p>
          </table:table-cell>
          <table:table-cell table:style-name="ce28" table:formula="of:=([.E42]/[.$BD42])*100" office:value-type="float" office:value="0.132300877589494" calcext:value-type="float">
            <text:p>0</text:p>
          </table:table-cell>
          <table:table-cell table:style-name="ce28" table:formula="of:=([.F42]/[.$BD42])*100" office:value-type="float" office:value="0.0216255409833856" calcext:value-type="float">
            <text:p>0</text:p>
          </table:table-cell>
          <table:table-cell table:style-name="ce28" table:formula="of:=([.G42]/[.$BD42])*100" office:value-type="float" office:value="2.06599724658475" calcext:value-type="float">
            <text:p>2</text:p>
          </table:table-cell>
          <table:table-cell table:style-name="ce28" table:formula="of:=([.H42]/[.$BD42])*100" office:value-type="float" office:value="0.183642882446149" calcext:value-type="float">
            <text:p>0</text:p>
          </table:table-cell>
          <table:table-cell table:style-name="ce28" table:formula="of:=([.I42]/[.$BD42])*100" office:value-type="float" office:value="0.132567222511579" calcext:value-type="float">
            <text:p>0</text:p>
          </table:table-cell>
          <table:table-cell table:style-name="ce28" table:formula="of:=([.J42]/[.$BD42])*100" office:value-type="float" office:value="0.221827093002425" calcext:value-type="float">
            <text:p>0</text:p>
          </table:table-cell>
          <table:table-cell table:style-name="ce28" table:formula="of:=([.K42]/[.$BD42])*100" office:value-type="float" office:value="-1.08128247347687" calcext:value-type="float">
            <text:p>-1</text:p>
          </table:table-cell>
          <table:table-cell table:style-name="ce28" table:formula="of:=([.L42]/[.$BD42])*100" office:value-type="float" office:value="0.0884074633928417" calcext:value-type="float">
            <text:p>0</text:p>
          </table:table-cell>
          <table:table-cell table:style-name="ce28" table:formula="of:=([.M42]/[.$BD42])*100" office:value-type="float" office:value="2.00522455483297" calcext:value-type="float">
            <text:p>2</text:p>
          </table:table-cell>
          <table:table-cell table:style-name="ce28" table:formula="of:=([.N42]/[.$BD42])*100" office:value-type="float" office:value="0" calcext:value-type="float">
            <text:p>0</text:p>
          </table:table-cell>
          <table:table-cell table:style-name="ce28" table:formula="of:=([.O42]/[.$BD42])*100" office:value-type="float" office:value="3.87743631454493" calcext:value-type="float">
            <text:p>4</text:p>
          </table:table-cell>
          <table:table-cell table:style-name="ce28" table:formula="of:=([.P42]/[.$BD42])*100" office:value-type="float" office:value="0.42990970716063" calcext:value-type="float">
            <text:p>0</text:p>
          </table:table-cell>
          <table:table-cell table:style-name="ce28" table:formula="of:=([.Q42]/[.$BD42])*100" office:value-type="float" office:value="4.16555352226245" calcext:value-type="float">
            <text:p>4</text:p>
          </table:table-cell>
          <table:table-cell table:style-name="ce28" table:formula="of:=([.R42]/[.$BD42])*100" office:value-type="float" office:value="3.88932794412931" calcext:value-type="float">
            <text:p>4</text:p>
          </table:table-cell>
          <table:table-cell table:style-name="ce28" table:formula="of:=([.S42]/[.$BD42])*100" office:value-type="float" office:value="6.18523824479238" calcext:value-type="float">
            <text:p>6</text:p>
          </table:table-cell>
          <table:table-cell table:style-name="ce28" table:formula="of:=([.T42]/[.$BD42])*100" office:value-type="float" office:value="10.3507917670548" calcext:value-type="float">
            <text:p>10</text:p>
          </table:table-cell>
          <table:table-cell table:style-name="ce28" table:formula="of:=([.U42]/[.$BD42])*100" office:value-type="float" office:value="10.0745661889217" calcext:value-type="float">
            <text:p>10</text:p>
          </table:table-cell>
          <table:table-cell table:style-name="ce28" table:formula="of:=([.V42]/[.$BD42])*100" office:value-type="float" office:value="0.682670024729801" calcext:value-type="float">
            <text:p>1</text:p>
          </table:table-cell>
          <table:table-cell table:style-name="ce28" table:formula="of:=([.W42]/[.$BD42])*100" office:value-type="float" office:value="0" calcext:value-type="float">
            <text:p>0</text:p>
          </table:table-cell>
          <table:table-cell table:style-name="ce28" table:formula="of:=([.X42]/[.$BD42])*100" office:value-type="float" office:value="1.6861017622855" calcext:value-type="float">
            <text:p>2</text:p>
          </table:table-cell>
          <table:table-cell table:style-name="ce28" table:formula="of:=([.Y42]/[.$BD42])*100" office:value-type="float" office:value="0.856806428429347" calcext:value-type="float">
            <text:p>1</text:p>
          </table:table-cell>
          <table:table-cell table:style-name="ce28" table:formula="of:=([.Z42]/[.$BD42])*100" office:value-type="float" office:value="3.05892239440027" calcext:value-type="float">
            <text:p>3</text:p>
          </table:table-cell>
          <table:table-cell table:style-name="ce28" table:formula="of:=([.AA42]/[.$BD42])*100" office:value-type="float" office:value="0.00174670697996801" calcext:value-type="float">
            <text:p>0</text:p>
          </table:table-cell>
          <table:table-cell table:style-name="ce28" table:formula="of:=([.AB42]/[.$BD42])*100" office:value-type="float" office:value="3.0571756874203" calcext:value-type="float">
            <text:p>3</text:p>
          </table:table-cell>
          <table:table-cell table:style-name="ce28" table:formula="of:=([.AC42]/[.$BD42])*100" office:value-type="float" office:value="0.37238554186555" calcext:value-type="float">
            <text:p>0</text:p>
          </table:table-cell>
          <table:table-cell table:style-name="ce28" table:formula="of:=([.AD42]/[.$BD42])*100" office:value-type="float" office:value="0.474763803344508" calcext:value-type="float">
            <text:p>0</text:p>
          </table:table-cell>
          <table:table-cell table:style-name="ce28" table:formula="of:=([.AE42]/[.$BD42])*100" office:value-type="float" office:value="0.0961599637324125" calcext:value-type="float">
            <text:p>0</text:p>
          </table:table-cell>
          <table:table-cell table:style-name="ce28" table:formula="of:=([.AF42]/[.$BD42])*100" office:value-type="float" office:value="0.237095459690562" calcext:value-type="float">
            <text:p>0</text:p>
          </table:table-cell>
          <table:table-cell table:style-name="ce28" table:formula="of:=([.AG42]/[.$BD42])*100" office:value-type="float" office:value="0.639805359015887" calcext:value-type="float">
            <text:p>1</text:p>
          </table:table-cell>
          <table:table-cell table:style-name="ce28" table:formula="of:=([.AH42]/[.$BD42])*100" office:value-type="float" office:value="0.580580850296209" calcext:value-type="float">
            <text:p>1</text:p>
          </table:table-cell>
          <table:table-cell table:style-name="ce28" table:formula="of:=([.AI42]/[.$BD42])*100" office:value-type="float" office:value="0.314060286277132" calcext:value-type="float">
            <text:p>0</text:p>
          </table:table-cell>
          <table:table-cell table:style-name="ce28" table:formula="of:=([.AJ42]/[.$BD42])*100" office:value-type="float" office:value="0" calcext:value-type="float">
            <text:p>0</text:p>
          </table:table-cell>
          <table:table-cell table:style-name="ce28" table:formula="of:=([.AK42]/[.$BD42])*100" office:value-type="float" office:value="3.60949646902629" calcext:value-type="float">
            <text:p>4</text:p>
          </table:table-cell>
          <table:table-cell table:style-name="ce28" table:formula="of:=([.AL42]/[.$BD42])*100" office:value-type="float" office:value="3.74624910725579" calcext:value-type="float">
            <text:p>4</text:p>
          </table:table-cell>
          <table:table-cell table:style-name="ce28" table:formula="of:=([.AM42]/[.$BD42])*100" office:value-type="float" office:value="3.56260622480964" calcext:value-type="float">
            <text:p>4</text:p>
          </table:table-cell>
          <table:table-cell table:style-name="ce28" table:formula="of:=([.AN42]/[.$BD42])*100" office:value-type="float" office:value="0.297497251564084" calcext:value-type="float">
            <text:p>0</text:p>
          </table:table-cell>
          <table:table-cell table:style-name="ce28" table:formula="of:=([.AO42]/[.$BD42])*100" office:value-type="float" office:value="0.132567222511579" calcext:value-type="float">
            <text:p>0</text:p>
          </table:table-cell>
          <table:table-cell table:style-name="ce28" table:formula="of:=([.AP42]/[.$BD42])*100" office:value-type="float" office:value="3.29246635721624" calcext:value-type="float">
            <text:p>3</text:p>
          </table:table-cell>
          <table:table-cell table:style-name="ce28" table:formula="of:=([.AQ42]/[.$BD42])*100" office:value-type="float" office:value="2.4356599287869" calcext:value-type="float">
            <text:p>2</text:p>
          </table:table-cell>
          <table:table-cell table:style-name="ce28" table:formula="of:=([.AR42]/[.$BD42])*100" office:value-type="float" office:value="6.55762378665794" calcext:value-type="float">
            <text:p>7</text:p>
          </table:table-cell>
          <table:table-cell table:style-name="ce28" table:formula="of:=([.AS42]/[.$BD42])*100" office:value-type="float" office:value="9.85009014387418" calcext:value-type="float">
            <text:p>10</text:p>
          </table:table-cell>
          <table:table-cell table:style-name="ce28" table:formula="of:=([.AT42]/[.$BD42])*100" office:value-type="float" office:value="8.99328371544483" calcext:value-type="float">
            <text:p>9</text:p>
          </table:table-cell>
          <table:table-cell table:style-name="ce28" table:formula="of:=([.AU42]/[.$BD42])*100" office:value-type="float" office:value="0.276225578133138" calcext:value-type="float">
            <text:p>0</text:p>
          </table:table-cell>
          <table:table-cell table:style-name="ce28" table:formula="of:=([.AV42]/[.$BD42])*100" office:value-type="float" office:value="0.059556042399355" calcext:value-type="float">
            <text:p>0</text:p>
          </table:table-cell>
          <table:table-cell table:style-name="ce28" table:formula="of:=([.AW42]/[.$BD42])*100" office:value-type="float" office:value="0" calcext:value-type="float">
            <text:p>0</text:p>
          </table:table-cell>
          <table:table-cell table:style-name="ce28" table:formula="of:=([.AX42]/[.$BD42])*100" office:value-type="float" office:value="0.375244003508821" calcext:value-type="float">
            <text:p>0</text:p>
          </table:table-cell>
          <table:table-cell table:style-name="ce28" table:formula="of:=([.AY42]/[.$BD42])*100" office:value-type="float" office:value="0" calcext:value-type="float">
            <text:p>0</text:p>
          </table:table-cell>
          <table:table-cell table:style-name="ce28" table:formula="of:=([.AZ42]/[.$BD42])*100" office:value-type="float" office:value="0" calcext:value-type="float">
            <text:p>0</text:p>
          </table:table-cell>
          <table:table-cell table:style-name="ce28" table:formula="of:=([.BA42]/[.$BD42])*100" office:value-type="float" office:value="-0.500701623180659" calcext:value-type="float">
            <text:p>-1</text:p>
          </table:table-cell>
          <table:table-cell table:style-name="ce28" table:formula="of:=([.BB42]/[.$BD42])*100" office:value-type="float" office:value="0.20907902805793" calcext:value-type="float">
            <text:p>0</text:p>
          </table:table-cell>
          <table:table-cell table:style-name="ce28" table:formula="of:=([.BC42]/[.$BD42])*100" office:value-type="float" office:value="0" calcext:value-type="float">
            <text:p>0</text:p>
          </table:table-cell>
          <table:table-cell table:style-name="ce60" table:formula="of:=SUM([.A136:.BC136])" office:value-type="float" office:value="100" calcext:value-type="float">
            <text:p>100</text:p>
          </table:table-cell>
          <table:table-cell table:number-columns-repeated="968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able dynamique_data93_2024_1'.A2:'Table dynamique_data93_2024_1'.BB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le dynamique_data93_2024_1'.A1:'Table dynamique_data93_2024_1'.BD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le dynamique_data93_2024_1'.A48:'Table dynamique_data93_2024_1'.BB49 'Table dynamique_data93_2024_1'.A50:'Table dynamique_data93_2024_1'.A88 'Table dynamique_data93_2024_1'.B50:'Table dynamique_data93_2024_1'.BB89 'Table dynamique_data93_2024_1'.BC49:'Table dynamique_data93_2024_1'.BC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le dynamique_data93_2024_1'.A47:'Table dynamique_data93_2024_1'.BD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le dynamique_data93_2024_1'.A96:'Table dynamique_data93_2024_1'.BB136 'Table dynamique_data93_2024_1'.BC97:'Table dynamique_data93_2024_1'.BC1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le dynamique_data93_2024_1'.A95:'Table dynamique_data93_2024_1'.BD1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-pilot-tables>
        <table:data-pilot-table table:name="DataPilot1" table:application-data="" table:target-range-address="'Table dynamique_data93_2024_1'.A1:'Table dynamique_data93_2024_1'.BD43" table:buttons="'Table dynamique_data93_2024_1'.A2 'Table dynamique_data93_2024_1'.B1" table:show-filter-button="false" table:drill-down-on-double-click="false">
          <table:source-cell-range table:cell-range-address="data93_2024.A1:data93_2024.C196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grégat" table:orientation="column" table:used-hierarchy="0" table:function="auto">
            <table:data-pilot-level table:show-empty="false" calcext:repeat-item-labels="false">
              <table:data-pilot-members>
                <table:data-pilot-member table:name="Achats et charges externes" table:display="true" table:show-details="true"/>
                <table:data-pilot-member table:name="Annuité de la dette" table:display="true" table:show-details="true"/>
                <table:data-pilot-member table:name="Autres dépenses d'investissement" table:display="true" table:show-details="true"/>
                <table:data-pilot-member table:name="Autres dépenses de fonctionnement" table:display="true" table:show-details="true"/>
                <table:data-pilot-member table:name="Autres dotations de fonctionnement" table:display="true" table:show-details="true"/>
                <table:data-pilot-member table:name="Autres dotations et subventions" table:display="true" table:show-details="true"/>
                <table:data-pilot-member table:name="Autres impôts et taxes" table:display="true" table:show-details="true"/>
                <table:data-pilot-member table:name="Autres recettes d'investissement" table:display="true" table:show-details="true"/>
                <table:data-pilot-member table:name="Autres recettes de fonctionnement" table:display="true" table:show-details="true"/>
                <table:data-pilot-member table:name="Capacité ou besoin de financement" table:display="true" table:show-details="true"/>
                <table:data-pilot-member table:name="Charges financières" table:display="true" table:show-details="true"/>
                <table:data-pilot-member table:name="Concours de l'Etat" table:display="true" table:show-details="true"/>
                <table:data-pilot-member table:name="Crédits de trésorerie" table:display="true" table:show-details="true"/>
                <table:data-pilot-member table:name="Dépenses d'équipement" table:display="true" table:show-details="true"/>
                <table:data-pilot-member table:name="Dépenses d'intervention" table:display="true" table:show-details="true"/>
                <table:data-pilot-member table:name="Dépenses d'investissement" table:display="true" table:show-details="true"/>
                <table:data-pilot-member table:name="Dépenses d'investissement hors remb" table:display="true" table:show-details="true"/>
                <table:data-pilot-member table:name="Dépenses de fonctionnement" table:display="true" table:show-details="true"/>
                <table:data-pilot-member table:name="Dépenses totales" table:display="true" table:show-details="true"/>
                <table:data-pilot-member table:name="Dépenses totales hors remb" table:display="true" table:show-details="true"/>
                <table:data-pilot-member table:name="Dépôts au Trésor" table:display="true" table:show-details="true"/>
                <table:data-pilot-member table:name="DETR" table:display="true" table:show-details="true"/>
                <table:data-pilot-member table:name="Dotation globale de fonctionnement" table:display="true" table:show-details="true"/>
                <table:data-pilot-member table:name="Emprunts hors GAD" table:display="true" table:show-details="true"/>
                <table:data-pilot-member table:name="Encours de dette" table:display="true" table:show-details="true"/>
                <table:data-pilot-member table:name="Encours de dette - Dépôts et cautionnements reçus" table:display="true" table:show-details="true"/>
                <table:data-pilot-member table:name="Encours de dette - Dettes bancaires et assimilées" table:display="true" table:show-details="true"/>
                <table:data-pilot-member table:name="Epargne brute" table:display="true" table:show-details="true"/>
                <table:data-pilot-member table:name="Epargne de gestion" table:display="true" table:show-details="true"/>
                <table:data-pilot-member table:name="Epargne nette" table:display="true" table:show-details="true"/>
                <table:data-pilot-member table:name="FCTVA" table:display="true" table:show-details="true"/>
                <table:data-pilot-member table:name="Fiscalité reversée" table:display="true" table:show-details="true"/>
                <table:data-pilot-member table:name="Flux net de dette" table:display="true" table:show-details="true"/>
                <table:data-pilot-member table:name="Fonds de roulement" table:display="true" table:show-details="true"/>
                <table:data-pilot-member table:name="Fonds de soutien aux emprunts à risque" table:display="true" table:show-details="true"/>
                <table:data-pilot-member table:name="Frais de personnel" table:display="true" table:show-details="true"/>
                <table:data-pilot-member table:name="Impôts et taxes" table:display="true" table:show-details="true"/>
                <table:data-pilot-member table:name="Impôts locaux" table:display="true" table:show-details="true"/>
                <table:data-pilot-member table:name="Péréquations et compensations fiscales" table:display="true" table:show-details="true"/>
                <table:data-pilot-member table:name="Produit des cessions d'immobilisations" table:display="true" table:show-details="true"/>
                <table:data-pilot-member table:name="Recettes d'investissement" table:display="true" table:show-details="true"/>
                <table:data-pilot-member table:name="Recettes d'investissement hors emprunts" table:display="true" table:show-details="true"/>
                <table:data-pilot-member table:name="Recettes de fonctionnement" table:display="true" table:show-details="true"/>
                <table:data-pilot-member table:name="Recettes totales" table:display="true" table:show-details="true"/>
                <table:data-pilot-member table:name="Recettes totales hors emprunts" table:display="true" table:show-details="true"/>
                <table:data-pilot-member table:name="Remboursements d'emprunts hors GAD" table:display="true" table:show-details="true"/>
                <table:data-pilot-member table:name="Subventions aux personnes de droit privé" table:display="true" table:show-details="true"/>
                <table:data-pilot-member table:name="Subventions d'équipement versées" table:display="true" table:show-details="true"/>
                <table:data-pilot-member table:name="Subventions reçues et participations" table:display="true" table:show-details="true"/>
                <table:data-pilot-member table:name="Taxe d'enlévement des ordures ménagères" table:display="true" table:show-details="true"/>
                <table:data-pilot-member table:name="TVA" table:display="true" table:show-details="true"/>
                <table:data-pilot-member table:name="Variation du fonds de roulement" table:display="true" table:show-details="true"/>
                <table:data-pilot-member table:name="Ventes de biens et services" table:display="true" table:show-details="true"/>
                <table:data-pilot-member table:name="Versement transpor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m.2024.Commune" table:orientation="row" table:used-hierarchy="0" table:function="auto">
            <table:data-pilot-level table:show-empty="false" calcext:repeat-item-labels="false">
              <table:data-pilot-members>
                <table:data-pilot-member table:name="Aubervilliers" table:display="true" table:show-details="true"/>
                <table:data-pilot-member table:name="Aulnay-sous-Bois" table:display="true" table:show-details="true"/>
                <table:data-pilot-member table:name="Bagnolet" table:display="true" table:show-details="true"/>
                <table:data-pilot-member table:name="Bobigny" table:display="true" table:show-details="true"/>
                <table:data-pilot-member table:name="Bondy" table:display="true" table:show-details="true"/>
                <table:data-pilot-member table:name="Clichy-sous-Bois" table:display="true" table:show-details="true"/>
                <table:data-pilot-member table:name="Coubron" table:display="true" table:show-details="true"/>
                <table:data-pilot-member table:name="Drancy" table:display="true" table:show-details="true"/>
                <table:data-pilot-member table:name="Dugny" table:display="true" table:show-details="true"/>
                <table:data-pilot-member table:name="Épinay-sur-Seine" table:display="true" table:show-details="true"/>
                <table:data-pilot-member table:name="Gagny" table:display="true" table:show-details="true"/>
                <table:data-pilot-member table:name="Gournay-sur-Marne" table:display="true" table:show-details="true"/>
                <table:data-pilot-member table:name="L'Île-Saint-Denis" table:display="true" table:show-details="true"/>
                <table:data-pilot-member table:name="La Courneuve" table:display="true" table:show-details="true"/>
                <table:data-pilot-member table:name="Le Blanc-Mesnil" table:display="true" table:show-details="true"/>
                <table:data-pilot-member table:name="Le Bourget" table:display="true" table:show-details="true"/>
                <table:data-pilot-member table:name="Le Pré-Saint-Gervais" table:display="true" table:show-details="true"/>
                <table:data-pilot-member table:name="Le Raincy" table:display="true" table:show-details="true"/>
                <table:data-pilot-member table:name="Les Lilas" table:display="true" table:show-details="true"/>
                <table:data-pilot-member table:name="Les Pavillons-sous-Bois" table:display="true" table:show-details="true"/>
                <table:data-pilot-member table:name="Livry-Gargan" table:display="true" table:show-details="true"/>
                <table:data-pilot-member table:name="Montfermeil" table:display="true" table:show-details="true"/>
                <table:data-pilot-member table:name="Montreuil" table:display="true" table:show-details="true"/>
                <table:data-pilot-member table:name="Neuilly-Plaisance" table:display="true" table:show-details="true"/>
                <table:data-pilot-member table:name="Neuilly-sur-Marne" table:display="true" table:show-details="true"/>
                <table:data-pilot-member table:name="Noisy-le-Grand" table:display="true" table:show-details="true"/>
                <table:data-pilot-member table:name="Noisy-le-Sec" table:display="true" table:show-details="true"/>
                <table:data-pilot-member table:name="Pantin" table:display="true" table:show-details="true"/>
                <table:data-pilot-member table:name="Pierrefitte-sur-Seine" table:display="true" table:show-details="true"/>
                <table:data-pilot-member table:name="Romainville" table:display="true" table:show-details="true"/>
                <table:data-pilot-member table:name="Rosny-sous-Bois" table:display="true" table:show-details="true"/>
                <table:data-pilot-member table:name="Saint-Denis" table:display="true" table:show-details="true"/>
                <table:data-pilot-member table:name="Saint-Ouen-sur-Seine" table:display="true" table:show-details="true"/>
                <table:data-pilot-member table:name="Sevran" table:display="true" table:show-details="true"/>
                <table:data-pilot-member table:name="Stains" table:display="true" table:show-details="true"/>
                <table:data-pilot-member table:name="Tremblay-en-France" table:display="true" table:show-details="true"/>
                <table:data-pilot-member table:name="Vaujours" table:display="true" table:show-details="true"/>
                <table:data-pilot-member table:name="Villemomble" table:display="true" table:show-details="true"/>
                <table:data-pilot-member table:name="Villepinte" table:display="true" table:show-details="true"/>
                <table:data-pilot-member table:name="Villetaneus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.en...par.habitant" table:orientation="data" table:used-hierarchy="0" table:function="sum">
            <table:data-pilot-level table:show-empty="false" calcext:repeat-item-labels="false">
              <table:data-pilot-members>
                <table:data-pilot-member table:name="-8.37E+02" table:display="true" table:show-details="true"/>
                <table:data-pilot-member table:name="-5.78E+02" table:display="true" table:show-details="true"/>
                <table:data-pilot-member table:name="-5.62E+02" table:display="true" table:show-details="true"/>
                <table:data-pilot-member table:name="-4.02E+02" table:display="true" table:show-details="true"/>
                <table:data-pilot-member table:name="-3.48E+02" table:display="true" table:show-details="true"/>
                <table:data-pilot-member table:name="-2.97E+02" table:display="true" table:show-details="true"/>
                <table:data-pilot-member table:name="-2.49E+02" table:display="true" table:show-details="true"/>
                <table:data-pilot-member table:name="-2.28E+02" table:display="true" table:show-details="true"/>
                <table:data-pilot-member table:name="-2.24E+02" table:display="true" table:show-details="true"/>
                <table:data-pilot-member table:name="-2.17E+02" table:display="true" table:show-details="true"/>
                <table:data-pilot-member table:name="-2.16E+02" table:display="true" table:show-details="true"/>
                <table:data-pilot-member table:name="-2.01E+02" table:display="true" table:show-details="true"/>
                <table:data-pilot-member table:name="-1.91E+02" table:display="true" table:show-details="true"/>
                <table:data-pilot-member table:name="-1.87E+02" table:display="true" table:show-details="true"/>
                <table:data-pilot-member table:name="-1.83E+02" table:display="true" table:show-details="true"/>
                <table:data-pilot-member table:name="-1.77E+02" table:display="true" table:show-details="true"/>
                <table:data-pilot-member table:name="-1.76E+02" table:display="true" table:show-details="true"/>
                <table:data-pilot-member table:name="-1.68E+02" table:display="true" table:show-details="true"/>
                <table:data-pilot-member table:name="-1.63E+02" table:display="true" table:show-details="true"/>
                <table:data-pilot-member table:name="-1.53E+02" table:display="true" table:show-details="true"/>
                <table:data-pilot-member table:name="-1.38E+02" table:display="true" table:show-details="true"/>
                <table:data-pilot-member table:name="-1.36E+02" table:display="true" table:show-details="true"/>
                <table:data-pilot-member table:name="-1.28E+02" table:display="true" table:show-details="true"/>
                <table:data-pilot-member table:name="-1.24E+02" table:display="true" table:show-details="true"/>
                <table:data-pilot-member table:name="-1.22E+02" table:display="true" table:show-details="true"/>
                <table:data-pilot-member table:name="-1.21E+02" table:display="true" table:show-details="true"/>
                <table:data-pilot-member table:name="-1.20E+02" table:display="true" table:show-details="true"/>
                <table:data-pilot-member table:name="-1.18E+02" table:display="true" table:show-details="true"/>
                <table:data-pilot-member table:name="-1.16E+02" table:display="true" table:show-details="true"/>
                <table:data-pilot-member table:name="-1.06E+02" table:display="true" table:show-details="true"/>
                <table:data-pilot-member table:name="-1.03E+02" table:display="true" table:show-details="true"/>
                <table:data-pilot-member table:name="-1.02E+02" table:display="true" table:show-details="true"/>
                <table:data-pilot-member table:name="-9.91E+01" table:display="true" table:show-details="true"/>
                <table:data-pilot-member table:name="-9.63E+01" table:display="true" table:show-details="true"/>
                <table:data-pilot-member table:name="-9.43E+01" table:display="true" table:show-details="true"/>
                <table:data-pilot-member table:name="-8.92E+01" table:display="true" table:show-details="true"/>
                <table:data-pilot-member table:name="-8.70E+01" table:display="true" table:show-details="true"/>
                <table:data-pilot-member table:name="-8.32E+01" table:display="true" table:show-details="true"/>
                <table:data-pilot-member table:name="-8.01E+01" table:display="true" table:show-details="true"/>
                <table:data-pilot-member table:name="-7.89E+01" table:display="true" table:show-details="true"/>
                <table:data-pilot-member table:name="-7.71E+01" table:display="true" table:show-details="true"/>
                <table:data-pilot-member table:name="-7.44E+01" table:display="true" table:show-details="true"/>
                <table:data-pilot-member table:name="-6.64E+01" table:display="true" table:show-details="true"/>
                <table:data-pilot-member table:name="-6.39E+01" table:display="true" table:show-details="true"/>
                <table:data-pilot-member table:name="-6.16E+01" table:display="true" table:show-details="true"/>
                <table:data-pilot-member table:name="-6.12E+01" table:display="true" table:show-details="true"/>
                <table:data-pilot-member table:name="-5.96E+01" table:display="true" table:show-details="true"/>
                <table:data-pilot-member table:name="-5.94E+01" table:display="true" table:show-details="true"/>
                <table:data-pilot-member table:name="-5.89E+01" table:display="true" table:show-details="true"/>
                <table:data-pilot-member table:name="-5.70E+01" table:display="true" table:show-details="true"/>
                <table:data-pilot-member table:name="-5.64E+01" table:display="true" table:show-details="true"/>
                <table:data-pilot-member table:name="-4.96E+01" table:display="true" table:show-details="true"/>
                <table:data-pilot-member table:name="-4.76E+01" table:display="true" table:show-details="true"/>
                <table:data-pilot-member table:name="-4.64E+01" table:display="true" table:show-details="true"/>
                <table:data-pilot-member table:name="-4.27E+01" table:display="true" table:show-details="true"/>
                <table:data-pilot-member table:name="-4.26E+01" table:display="true" table:show-details="true"/>
                <table:data-pilot-member table:name="-4.15E+01" table:display="true" table:show-details="true"/>
                <table:data-pilot-member table:name="-4.09E+01" table:display="true" table:show-details="true"/>
                <table:data-pilot-member table:name="-4.07E+01" table:display="true" table:show-details="true"/>
                <table:data-pilot-member table:name="-3.80E+01" table:display="true" table:show-details="true"/>
                <table:data-pilot-member table:name="-3.71E+01" table:display="true" table:show-details="true"/>
                <table:data-pilot-member table:name="-3.58E+01" table:display="true" table:show-details="true"/>
                <table:data-pilot-member table:name="-3.51E+01" table:display="true" table:show-details="true"/>
                <table:data-pilot-member table:name="-3.40E+01" table:display="true" table:show-details="true"/>
                <table:data-pilot-member table:name="-3.37E+01" table:display="true" table:show-details="true"/>
                <table:data-pilot-member table:name="-3.29E+01" table:display="true" table:show-details="true"/>
                <table:data-pilot-member table:name="-2.81E+01" table:display="true" table:show-details="true"/>
                <table:data-pilot-member table:name="-2.50E+01" table:display="true" table:show-details="true"/>
                <table:data-pilot-member table:name="-2.45E+01" table:display="true" table:show-details="true"/>
                <table:data-pilot-member table:name="-1.74E+01" table:display="true" table:show-details="true"/>
                <table:data-pilot-member table:name="-1.61E+01" table:display="true" table:show-details="true"/>
                <table:data-pilot-member table:name="-1.55E+01" table:display="true" table:show-details="true"/>
                <table:data-pilot-member table:name="-1.41E+01" table:display="true" table:show-details="true"/>
                <table:data-pilot-member table:name="-1.39E+01" table:display="true" table:show-details="true"/>
                <table:data-pilot-member table:name="-1.16E+01" table:display="true" table:show-details="true"/>
                <table:data-pilot-member table:name="-7.23E+00" table:display="true" table:show-details="true"/>
                <table:data-pilot-member table:name="-3.63E+00" table:display="true" table:show-details="true"/>
                <table:data-pilot-member table:name="-7.37E-01" table:display="true" table:show-details="true"/>
                <table:data-pilot-member table:name="-2.98E-01" table:display="true" table:show-details="true"/>
                <table:data-pilot-member table:name="-3.39E-02" table:display="true" table:show-details="true"/>
                <table:data-pilot-member table:name="-2.36E-14" table:display="true" table:show-details="true"/>
                <table:data-pilot-member table:name="0.00E+00" table:display="true" table:show-details="true"/>
                <table:data-pilot-member table:name="8.88E-04" table:display="true" table:show-details="true"/>
                <table:data-pilot-member table:name="8.80E-03" table:display="true" table:show-details="true"/>
                <table:data-pilot-member table:name="1.88E-02" table:display="true" table:show-details="true"/>
                <table:data-pilot-member table:name="2.01E-02" table:display="true" table:show-details="true"/>
                <table:data-pilot-member table:name="2.72E-02" table:display="true" table:show-details="true"/>
                <table:data-pilot-member table:name="2.74E-02" table:display="true" table:show-details="true"/>
                <table:data-pilot-member table:name="3.43E-02" table:display="true" table:show-details="true"/>
                <table:data-pilot-member table:name="3.44E-02" table:display="true" table:show-details="true"/>
                <table:data-pilot-member table:name="3.99E-02" table:display="true" table:show-details="true"/>
                <table:data-pilot-member table:name="4.26E-02" table:display="true" table:show-details="true"/>
                <table:data-pilot-member table:name="5.51E-02" table:display="true" table:show-details="true"/>
                <table:data-pilot-member table:name="5.85E-02" table:display="true" table:show-details="true"/>
                <table:data-pilot-member table:name="6.81E-02" table:display="true" table:show-details="true"/>
                <table:data-pilot-member table:name="8.13E-02" table:display="true" table:show-details="true"/>
                <table:data-pilot-member table:name="9.16E-02" table:display="true" table:show-details="true"/>
                <table:data-pilot-member table:name="1.95E-01" table:display="true" table:show-details="true"/>
                <table:data-pilot-member table:name="2.22E-01" table:display="true" table:show-details="true"/>
                <table:data-pilot-member table:name="2.57E-01" table:display="true" table:show-details="true"/>
                <table:data-pilot-member table:name="2.70E-01" table:display="true" table:show-details="true"/>
                <table:data-pilot-member table:name="2.95E-01" table:display="true" table:show-details="true"/>
                <table:data-pilot-member table:name="2.98E-01" table:display="true" table:show-details="true"/>
                <table:data-pilot-member table:name="3.14E-01" table:display="true" table:show-details="true"/>
                <table:data-pilot-member table:name="3.46E-01" table:display="true" table:show-details="true"/>
                <table:data-pilot-member table:name="4.14E-01" table:display="true" table:show-details="true"/>
                <table:data-pilot-member table:name="4.53E-01" table:display="true" table:show-details="true"/>
                <table:data-pilot-member table:name="4.67E-01" table:display="true" table:show-details="true"/>
                <table:data-pilot-member table:name="4.80E-01" table:display="true" table:show-details="true"/>
                <table:data-pilot-member table:name="4.87E-01" table:display="true" table:show-details="true"/>
                <table:data-pilot-member table:name="4.97E-01" table:display="true" table:show-details="true"/>
                <table:data-pilot-member table:name="5.06E-01" table:display="true" table:show-details="true"/>
                <table:data-pilot-member table:name="5.33E-01" table:display="true" table:show-details="true"/>
                <table:data-pilot-member table:name="5.36E-01" table:display="true" table:show-details="true"/>
                <table:data-pilot-member table:name="5.73E-01" table:display="true" table:show-details="true"/>
                <table:data-pilot-member table:name="7.36E-01" table:display="true" table:show-details="true"/>
                <table:data-pilot-member table:name="8.36E-01" table:display="true" table:show-details="true"/>
                <table:data-pilot-member table:name="8.39E-01" table:display="true" table:show-details="true"/>
                <table:data-pilot-member table:name="8.42E-01" table:display="true" table:show-details="true"/>
                <table:data-pilot-member table:name="8.47E-01" table:display="true" table:show-details="true"/>
                <table:data-pilot-member table:name="8.75E-01" table:display="true" table:show-details="true"/>
                <table:data-pilot-member table:name="8.83E-01" table:display="true" table:show-details="true"/>
                <table:data-pilot-member table:name="9.30E-01" table:display="true" table:show-details="true"/>
                <table:data-pilot-member table:name="9.46E-01" table:display="true" table:show-details="true"/>
                <table:data-pilot-member table:name="1.03E+00" table:display="true" table:show-details="true"/>
                <table:data-pilot-member table:name="1.07E+00" table:display="true" table:show-details="true"/>
                <table:data-pilot-member table:name="1.12E+00" table:display="true" table:show-details="true"/>
                <table:data-pilot-member table:name="1.16E+00" table:display="true" table:show-details="true"/>
                <table:data-pilot-member table:name="1.30E+00" table:display="true" table:show-details="true"/>
                <table:data-pilot-member table:name="1.31E+00" table:display="true" table:show-details="true"/>
                <table:data-pilot-member table:name="1.33E+00" table:display="true" table:show-details="true"/>
                <table:data-pilot-member table:name="1.34E+00" table:display="true" table:show-details="true"/>
                <table:data-pilot-member table:name="1.45E+00" table:display="true" table:show-details="true"/>
                <table:data-pilot-member table:name="1.49E+00" table:display="true" table:show-details="true"/>
                <table:data-pilot-member table:name="1.52E+00" table:display="true" table:show-details="true"/>
                <table:data-pilot-member table:name="1.55E+00" table:display="true" table:show-details="true"/>
                <table:data-pilot-member table:name="1.59E+00" table:display="true" table:show-details="true"/>
                <table:data-pilot-member table:name="1.64E+00" table:display="true" table:show-details="true"/>
                <table:data-pilot-member table:name="1.65E+00" table:display="true" table:show-details="true"/>
                <table:data-pilot-member table:name="1.68E+00" table:display="true" table:show-details="true"/>
                <table:data-pilot-member table:name="1.72E+00" table:display="true" table:show-details="true"/>
                <table:data-pilot-member table:name="1.77E+00" table:display="true" table:show-details="true"/>
                <table:data-pilot-member table:name="1.79E+00" table:display="true" table:show-details="true"/>
                <table:data-pilot-member table:name="1.82E+00" table:display="true" table:show-details="true"/>
                <table:data-pilot-member table:name="1.88E+00" table:display="true" table:show-details="true"/>
                <table:data-pilot-member table:name="1.90E+00" table:display="true" table:show-details="true"/>
                <table:data-pilot-member table:name="1.93E+00" table:display="true" table:show-details="true"/>
                <table:data-pilot-member table:name="1.94E+00" table:display="true" table:show-details="true"/>
                <table:data-pilot-member table:name="1.96E+00" table:display="true" table:show-details="true"/>
                <table:data-pilot-member table:name="1.99E+00" table:display="true" table:show-details="true"/>
                <table:data-pilot-member table:name="2.02E+00" table:display="true" table:show-details="true"/>
                <table:data-pilot-member table:name="2.03E+00" table:display="true" table:show-details="true"/>
                <table:data-pilot-member table:name="2.05E+00" table:display="true" table:show-details="true"/>
                <table:data-pilot-member table:name="2.09E+00" table:display="true" table:show-details="true"/>
                <table:data-pilot-member table:name="2.25E+00" table:display="true" table:show-details="true"/>
                <table:data-pilot-member table:name="2.42E+00" table:display="true" table:show-details="true"/>
                <table:data-pilot-member table:name="2.46E+00" table:display="true" table:show-details="true"/>
                <table:data-pilot-member table:name="2.49E+00" table:display="true" table:show-details="true"/>
                <table:data-pilot-member table:name="2.56E+00" table:display="true" table:show-details="true"/>
                <table:data-pilot-member table:name="2.66E+00" table:display="true" table:show-details="true"/>
                <table:data-pilot-member table:name="2.69E+00" table:display="true" table:show-details="true"/>
                <table:data-pilot-member table:name="2.73E+00" table:display="true" table:show-details="true"/>
                <table:data-pilot-member table:name="2.74E+00" table:display="true" table:show-details="true"/>
                <table:data-pilot-member table:name="2.77E+00" table:display="true" table:show-details="true"/>
                <table:data-pilot-member table:name="2.82E+00" table:display="true" table:show-details="true"/>
                <table:data-pilot-member table:name="2.86E+00" table:display="true" table:show-details="true"/>
                <table:data-pilot-member table:name="2.87E+00" table:display="true" table:show-details="true"/>
                <table:data-pilot-member table:name="2.92E+00" table:display="true" table:show-details="true"/>
                <table:data-pilot-member table:name="3.02E+00" table:display="true" table:show-details="true"/>
                <table:data-pilot-member table:name="3.04E+00" table:display="true" table:show-details="true"/>
                <table:data-pilot-member table:name="3.12E+00" table:display="true" table:show-details="true"/>
                <table:data-pilot-member table:name="3.19E+00" table:display="true" table:show-details="true"/>
                <table:data-pilot-member table:name="3.27E+00" table:display="true" table:show-details="true"/>
                <table:data-pilot-member table:name="3.32E+00" table:display="true" table:show-details="true"/>
                <table:data-pilot-member table:name="3.42E+00" table:display="true" table:show-details="true"/>
                <table:data-pilot-member table:name="3.48E+00" table:display="true" table:show-details="true"/>
                <table:data-pilot-member table:name="3.51E+00" table:display="true" table:show-details="true"/>
                <table:data-pilot-member table:name="3.54E+00" table:display="true" table:show-details="true"/>
                <table:data-pilot-member table:name="3.66E+00" table:display="true" table:show-details="true"/>
                <table:data-pilot-member table:name="3.68E+00" table:display="true" table:show-details="true"/>
                <table:data-pilot-member table:name="3.78E+00" table:display="true" table:show-details="true"/>
                <table:data-pilot-member table:name="3.96E+00" table:display="true" table:show-details="true"/>
                <table:data-pilot-member table:name="3.97E+00" table:display="true" table:show-details="true"/>
                <table:data-pilot-member table:name="4.06E+00" table:display="true" table:show-details="true"/>
                <table:data-pilot-member table:name="4.16E+00" table:display="true" table:show-details="true"/>
                <table:data-pilot-member table:name="4.20E+00" table:display="true" table:show-details="true"/>
                <table:data-pilot-member table:name="4.23E+00" table:display="true" table:show-details="true"/>
                <table:data-pilot-member table:name="4.28E+00" table:display="true" table:show-details="true"/>
                <table:data-pilot-member table:name="4.44E+00" table:display="true" table:show-details="true"/>
                <table:data-pilot-member table:name="4.46E+00" table:display="true" table:show-details="true"/>
                <table:data-pilot-member table:name="4.47E+00" table:display="true" table:show-details="true"/>
                <table:data-pilot-member table:name="4.70E+00" table:display="true" table:show-details="true"/>
                <table:data-pilot-member table:name="4.73E+00" table:display="true" table:show-details="true"/>
                <table:data-pilot-member table:name="4.93E+00" table:display="true" table:show-details="true"/>
                <table:data-pilot-member table:name="5.07E+00" table:display="true" table:show-details="true"/>
                <table:data-pilot-member table:name="5.17E+00" table:display="true" table:show-details="true"/>
                <table:data-pilot-member table:name="5.36E+00" table:display="true" table:show-details="true"/>
                <table:data-pilot-member table:name="5.45E+00" table:display="true" table:show-details="true"/>
                <table:data-pilot-member table:name="5.49E+00" table:display="true" table:show-details="true"/>
                <table:data-pilot-member table:name="5.50E+00" table:display="true" table:show-details="true"/>
                <table:data-pilot-member table:name="5.66E+00" table:display="true" table:show-details="true"/>
                <table:data-pilot-member table:name="5.70E+00" table:display="true" table:show-details="true"/>
                <table:data-pilot-member table:name="5.80E+00" table:display="true" table:show-details="true"/>
                <table:data-pilot-member table:name="5.83E+00" table:display="true" table:show-details="true"/>
                <table:data-pilot-member table:name="5.87E+00" table:display="true" table:show-details="true"/>
                <table:data-pilot-member table:name="5.94E+00" table:display="true" table:show-details="true"/>
                <table:data-pilot-member table:name="5.95E+00" table:display="true" table:show-details="true"/>
                <table:data-pilot-member table:name="6.12E+00" table:display="true" table:show-details="true"/>
                <table:data-pilot-member table:name="6.30E+00" table:display="true" table:show-details="true"/>
                <table:data-pilot-member table:name="6.40E+00" table:display="true" table:show-details="true"/>
                <table:data-pilot-member table:name="6.49E+00" table:display="true" table:show-details="true"/>
                <table:data-pilot-member table:name="6.75E+00" table:display="true" table:show-details="true"/>
                <table:data-pilot-member table:name="6.89E+00" table:display="true" table:show-details="true"/>
                <table:data-pilot-member table:name="6.92E+00" table:display="true" table:show-details="true"/>
                <table:data-pilot-member table:name="6.97E+00" table:display="true" table:show-details="true"/>
                <table:data-pilot-member table:name="7.14E+00" table:display="true" table:show-details="true"/>
                <table:data-pilot-member table:name="7.17E+00" table:display="true" table:show-details="true"/>
                <table:data-pilot-member table:name="7.22E+00" table:display="true" table:show-details="true"/>
                <table:data-pilot-member table:name="7.24E+00" table:display="true" table:show-details="true"/>
                <table:data-pilot-member table:name="7.45E+00" table:display="true" table:show-details="true"/>
                <table:data-pilot-member table:name="7.53E+00" table:display="true" table:show-details="true"/>
                <table:data-pilot-member table:name="7.63E+00" table:display="true" table:show-details="true"/>
                <table:data-pilot-member table:name="7.65E+00" table:display="true" table:show-details="true"/>
                <table:data-pilot-member table:name="7.68E+00" table:display="true" table:show-details="true"/>
                <table:data-pilot-member table:name="8.04E+00" table:display="true" table:show-details="true"/>
                <table:data-pilot-member table:name="8.17E+00" table:display="true" table:show-details="true"/>
                <table:data-pilot-member table:name="8.23E+00" table:display="true" table:show-details="true"/>
                <table:data-pilot-member table:name="8.25E+00" table:display="true" table:show-details="true"/>
                <table:data-pilot-member table:name="8.30E+00" table:display="true" table:show-details="true"/>
                <table:data-pilot-member table:name="8.31E+00" table:display="true" table:show-details="true"/>
                <table:data-pilot-member table:name="8.53E+00" table:display="true" table:show-details="true"/>
                <table:data-pilot-member table:name="8.55E+00" table:display="true" table:show-details="true"/>
                <table:data-pilot-member table:name="8.61E+00" table:display="true" table:show-details="true"/>
                <table:data-pilot-member table:name="9.16E+00" table:display="true" table:show-details="true"/>
                <table:data-pilot-member table:name="9.17E+00" table:display="true" table:show-details="true"/>
                <table:data-pilot-member table:name="9.58E+00" table:display="true" table:show-details="true"/>
                <table:data-pilot-member table:name="9.59E+00" table:display="true" table:show-details="true"/>
                <table:data-pilot-member table:name="9.60E+00" table:display="true" table:show-details="true"/>
                <table:data-pilot-member table:name="9.81E+00" table:display="true" table:show-details="true"/>
                <table:data-pilot-member table:name="1.04E+01" table:display="true" table:show-details="true"/>
                <table:data-pilot-member table:name="1.05E+01" table:display="true" table:show-details="true"/>
                <table:data-pilot-member table:name="1.07E+01" table:display="true" table:show-details="true"/>
                <table:data-pilot-member table:name="1.08E+01" table:display="true" table:show-details="true"/>
                <table:data-pilot-member table:name="1.10E+01" table:display="true" table:show-details="true"/>
                <table:data-pilot-member table:name="1.14E+01" table:display="true" table:show-details="true"/>
                <table:data-pilot-member table:name="1.15E+01" table:display="true" table:show-details="true"/>
                <table:data-pilot-member table:name="1.16E+01" table:display="true" table:show-details="true"/>
                <table:data-pilot-member table:name="1.20E+01" table:display="true" table:show-details="true"/>
                <table:data-pilot-member table:name="1.25E+01" table:display="true" table:show-details="true"/>
                <table:data-pilot-member table:name="1.27E+01" table:display="true" table:show-details="true"/>
                <table:data-pilot-member table:name="1.29E+01" table:display="true" table:show-details="true"/>
                <table:data-pilot-member table:name="1.31E+01" table:display="true" table:show-details="true"/>
                <table:data-pilot-member table:name="1.32E+01" table:display="true" table:show-details="true"/>
                <table:data-pilot-member table:name="1.34E+01" table:display="true" table:show-details="true"/>
                <table:data-pilot-member table:name="1.35E+01" table:display="true" table:show-details="true"/>
                <table:data-pilot-member table:name="1.39E+01" table:display="true" table:show-details="true"/>
                <table:data-pilot-member table:name="1.40E+01" table:display="true" table:show-details="true"/>
                <table:data-pilot-member table:name="1.41E+01" table:display="true" table:show-details="true"/>
                <table:data-pilot-member table:name="1.42E+01" table:display="true" table:show-details="true"/>
                <table:data-pilot-member table:name="1.43E+01" table:display="true" table:show-details="true"/>
                <table:data-pilot-member table:name="1.46E+01" table:display="true" table:show-details="true"/>
                <table:data-pilot-member table:name="1.47E+01" table:display="true" table:show-details="true"/>
                <table:data-pilot-member table:name="1.49E+01" table:display="true" table:show-details="true"/>
                <table:data-pilot-member table:name="1.53E+01" table:display="true" table:show-details="true"/>
                <table:data-pilot-member table:name="1.54E+01" table:display="true" table:show-details="true"/>
                <table:data-pilot-member table:name="1.55E+01" table:display="true" table:show-details="true"/>
                <table:data-pilot-member table:name="1.58E+01" table:display="true" table:show-details="true"/>
                <table:data-pilot-member table:name="1.59E+01" table:display="true" table:show-details="true"/>
                <table:data-pilot-member table:name="1.60E+01" table:display="true" table:show-details="true"/>
                <table:data-pilot-member table:name="1.62E+01" table:display="true" table:show-details="true"/>
                <table:data-pilot-member table:name="1.64E+01" table:display="true" table:show-details="true"/>
                <table:data-pilot-member table:name="1.65E+01" table:display="true" table:show-details="true"/>
                <table:data-pilot-member table:name="1.67E+01" table:display="true" table:show-details="true"/>
                <table:data-pilot-member table:name="1.68E+01" table:display="true" table:show-details="true"/>
                <table:data-pilot-member table:name="1.69E+01" table:display="true" table:show-details="true"/>
                <table:data-pilot-member table:name="1.71E+01" table:display="true" table:show-details="true"/>
                <table:data-pilot-member table:name="1.73E+01" table:display="true" table:show-details="true"/>
                <table:data-pilot-member table:name="1.76E+01" table:display="true" table:show-details="true"/>
                <table:data-pilot-member table:name="1.79E+01" table:display="true" table:show-details="true"/>
                <table:data-pilot-member table:name="1.81E+01" table:display="true" table:show-details="true"/>
                <table:data-pilot-member table:name="1.82E+01" table:display="true" table:show-details="true"/>
                <table:data-pilot-member table:name="1.83E+01" table:display="true" table:show-details="true"/>
                <table:data-pilot-member table:name="1.84E+01" table:display="true" table:show-details="true"/>
                <table:data-pilot-member table:name="1.85E+01" table:display="true" table:show-details="true"/>
                <table:data-pilot-member table:name="1.86E+01" table:display="true" table:show-details="true"/>
                <table:data-pilot-member table:name="1.93E+01" table:display="true" table:show-details="true"/>
                <table:data-pilot-member table:name="1.94E+01" table:display="true" table:show-details="true"/>
                <table:data-pilot-member table:name="1.95E+01" table:display="true" table:show-details="true"/>
                <table:data-pilot-member table:name="1.96E+01" table:display="true" table:show-details="true"/>
                <table:data-pilot-member table:name="1.97E+01" table:display="true" table:show-details="true"/>
                <table:data-pilot-member table:name="1.99E+01" table:display="true" table:show-details="true"/>
                <table:data-pilot-member table:name="2.02E+01" table:display="true" table:show-details="true"/>
                <table:data-pilot-member table:name="2.04E+01" table:display="true" table:show-details="true"/>
                <table:data-pilot-member table:name="2.05E+01" table:display="true" table:show-details="true"/>
                <table:data-pilot-member table:name="2.07E+01" table:display="true" table:show-details="true"/>
                <table:data-pilot-member table:name="2.08E+01" table:display="true" table:show-details="true"/>
                <table:data-pilot-member table:name="2.10E+01" table:display="true" table:show-details="true"/>
                <table:data-pilot-member table:name="2.11E+01" table:display="true" table:show-details="true"/>
                <table:data-pilot-member table:name="2.12E+01" table:display="true" table:show-details="true"/>
                <table:data-pilot-member table:name="2.13E+01" table:display="true" table:show-details="true"/>
                <table:data-pilot-member table:name="2.15E+01" table:display="true" table:show-details="true"/>
                <table:data-pilot-member table:name="2.17E+01" table:display="true" table:show-details="true"/>
                <table:data-pilot-member table:name="2.18E+01" table:display="true" table:show-details="true"/>
                <table:data-pilot-member table:name="2.19E+01" table:display="true" table:show-details="true"/>
                <table:data-pilot-member table:name="2.21E+01" table:display="true" table:show-details="true"/>
                <table:data-pilot-member table:name="2.24E+01" table:display="true" table:show-details="true"/>
                <table:data-pilot-member table:name="2.25E+01" table:display="true" table:show-details="true"/>
                <table:data-pilot-member table:name="2.28E+01" table:display="true" table:show-details="true"/>
                <table:data-pilot-member table:name="2.31E+01" table:display="true" table:show-details="true"/>
                <table:data-pilot-member table:name="2.32E+01" table:display="true" table:show-details="true"/>
                <table:data-pilot-member table:name="2.36E+01" table:display="true" table:show-details="true"/>
                <table:data-pilot-member table:name="2.39E+01" table:display="true" table:show-details="true"/>
                <table:data-pilot-member table:name="2.40E+01" table:display="true" table:show-details="true"/>
                <table:data-pilot-member table:name="2.41E+01" table:display="true" table:show-details="true"/>
                <table:data-pilot-member table:name="2.42E+01" table:display="true" table:show-details="true"/>
                <table:data-pilot-member table:name="2.43E+01" table:display="true" table:show-details="true"/>
                <table:data-pilot-member table:name="2.44E+01" table:display="true" table:show-details="true"/>
                <table:data-pilot-member table:name="2.49E+01" table:display="true" table:show-details="true"/>
                <table:data-pilot-member table:name="2.50E+01" table:display="true" table:show-details="true"/>
                <table:data-pilot-member table:name="2.51E+01" table:display="true" table:show-details="true"/>
                <table:data-pilot-member table:name="2.52E+01" table:display="true" table:show-details="true"/>
                <table:data-pilot-member table:name="2.53E+01" table:display="true" table:show-details="true"/>
                <table:data-pilot-member table:name="2.55E+01" table:display="true" table:show-details="true"/>
                <table:data-pilot-member table:name="2.57E+01" table:display="true" table:show-details="true"/>
                <table:data-pilot-member table:name="2.58E+01" table:display="true" table:show-details="true"/>
                <table:data-pilot-member table:name="2.59E+01" table:display="true" table:show-details="true"/>
                <table:data-pilot-member table:name="2.60E+01" table:display="true" table:show-details="true"/>
                <table:data-pilot-member table:name="2.63E+01" table:display="true" table:show-details="true"/>
                <table:data-pilot-member table:name="2.64E+01" table:display="true" table:show-details="true"/>
                <table:data-pilot-member table:name="2.65E+01" table:display="true" table:show-details="true"/>
                <table:data-pilot-member table:name="2.66E+01" table:display="true" table:show-details="true"/>
                <table:data-pilot-member table:name="2.67E+01" table:display="true" table:show-details="true"/>
                <table:data-pilot-member table:name="2.68E+01" table:display="true" table:show-details="true"/>
                <table:data-pilot-member table:name="2.70E+01" table:display="true" table:show-details="true"/>
                <table:data-pilot-member table:name="2.71E+01" table:display="true" table:show-details="true"/>
                <table:data-pilot-member table:name="2.74E+01" table:display="true" table:show-details="true"/>
                <table:data-pilot-member table:name="2.75E+01" table:display="true" table:show-details="true"/>
                <table:data-pilot-member table:name="2.77E+01" table:display="true" table:show-details="true"/>
                <table:data-pilot-member table:name="2.81E+01" table:display="true" table:show-details="true"/>
                <table:data-pilot-member table:name="2.86E+01" table:display="true" table:show-details="true"/>
                <table:data-pilot-member table:name="2.87E+01" table:display="true" table:show-details="true"/>
                <table:data-pilot-member table:name="2.88E+01" table:display="true" table:show-details="true"/>
                <table:data-pilot-member table:name="2.89E+01" table:display="true" table:show-details="true"/>
                <table:data-pilot-member table:name="2.92E+01" table:display="true" table:show-details="true"/>
                <table:data-pilot-member table:name="2.93E+01" table:display="true" table:show-details="true"/>
                <table:data-pilot-member table:name="2.94E+01" table:display="true" table:show-details="true"/>
                <table:data-pilot-member table:name="2.95E+01" table:display="true" table:show-details="true"/>
                <table:data-pilot-member table:name="2.96E+01" table:display="true" table:show-details="true"/>
                <table:data-pilot-member table:name="2.98E+01" table:display="true" table:show-details="true"/>
                <table:data-pilot-member table:name="3.01E+01" table:display="true" table:show-details="true"/>
                <table:data-pilot-member table:name="3.02E+01" table:display="true" table:show-details="true"/>
                <table:data-pilot-member table:name="3.03E+01" table:display="true" table:show-details="true"/>
                <table:data-pilot-member table:name="3.04E+01" table:display="true" table:show-details="true"/>
                <table:data-pilot-member table:name="3.05E+01" table:display="true" table:show-details="true"/>
                <table:data-pilot-member table:name="3.07E+01" table:display="true" table:show-details="true"/>
                <table:data-pilot-member table:name="3.08E+01" table:display="true" table:show-details="true"/>
                <table:data-pilot-member table:name="3.10E+01" table:display="true" table:show-details="true"/>
                <table:data-pilot-member table:name="3.11E+01" table:display="true" table:show-details="true"/>
                <table:data-pilot-member table:name="3.13E+01" table:display="true" table:show-details="true"/>
                <table:data-pilot-member table:name="3.14E+01" table:display="true" table:show-details="true"/>
                <table:data-pilot-member table:name="3.15E+01" table:display="true" table:show-details="true"/>
                <table:data-pilot-member table:name="3.16E+01" table:display="true" table:show-details="true"/>
                <table:data-pilot-member table:name="3.17E+01" table:display="true" table:show-details="true"/>
                <table:data-pilot-member table:name="3.18E+01" table:display="true" table:show-details="true"/>
                <table:data-pilot-member table:name="3.20E+01" table:display="true" table:show-details="true"/>
                <table:data-pilot-member table:name="3.23E+01" table:display="true" table:show-details="true"/>
                <table:data-pilot-member table:name="3.24E+01" table:display="true" table:show-details="true"/>
                <table:data-pilot-member table:name="3.25E+01" table:display="true" table:show-details="true"/>
                <table:data-pilot-member table:name="3.27E+01" table:display="true" table:show-details="true"/>
                <table:data-pilot-member table:name="3.29E+01" table:display="true" table:show-details="true"/>
                <table:data-pilot-member table:name="3.30E+01" table:display="true" table:show-details="true"/>
                <table:data-pilot-member table:name="3.33E+01" table:display="true" table:show-details="true"/>
                <table:data-pilot-member table:name="3.36E+01" table:display="true" table:show-details="true"/>
                <table:data-pilot-member table:name="3.37E+01" table:display="true" table:show-details="true"/>
                <table:data-pilot-member table:name="3.38E+01" table:display="true" table:show-details="true"/>
                <table:data-pilot-member table:name="3.39E+01" table:display="true" table:show-details="true"/>
                <table:data-pilot-member table:name="3.41E+01" table:display="true" table:show-details="true"/>
                <table:data-pilot-member table:name="3.43E+01" table:display="true" table:show-details="true"/>
                <table:data-pilot-member table:name="3.45E+01" table:display="true" table:show-details="true"/>
                <table:data-pilot-member table:name="3.51E+01" table:display="true" table:show-details="true"/>
                <table:data-pilot-member table:name="3.53E+01" table:display="true" table:show-details="true"/>
                <table:data-pilot-member table:name="3.54E+01" table:display="true" table:show-details="true"/>
                <table:data-pilot-member table:name="3.56E+01" table:display="true" table:show-details="true"/>
                <table:data-pilot-member table:name="3.58E+01" table:display="true" table:show-details="true"/>
                <table:data-pilot-member table:name="3.62E+01" table:display="true" table:show-details="true"/>
                <table:data-pilot-member table:name="3.63E+01" table:display="true" table:show-details="true"/>
                <table:data-pilot-member table:name="3.64E+01" table:display="true" table:show-details="true"/>
                <table:data-pilot-member table:name="3.65E+01" table:display="true" table:show-details="true"/>
                <table:data-pilot-member table:name="3.67E+01" table:display="true" table:show-details="true"/>
                <table:data-pilot-member table:name="3.68E+01" table:display="true" table:show-details="true"/>
                <table:data-pilot-member table:name="3.69E+01" table:display="true" table:show-details="true"/>
                <table:data-pilot-member table:name="3.70E+01" table:display="true" table:show-details="true"/>
                <table:data-pilot-member table:name="3.72E+01" table:display="true" table:show-details="true"/>
                <table:data-pilot-member table:name="3.74E+01" table:display="true" table:show-details="true"/>
                <table:data-pilot-member table:name="3.81E+01" table:display="true" table:show-details="true"/>
                <table:data-pilot-member table:name="3.82E+01" table:display="true" table:show-details="true"/>
                <table:data-pilot-member table:name="3.84E+01" table:display="true" table:show-details="true"/>
                <table:data-pilot-member table:name="3.85E+01" table:display="true" table:show-details="true"/>
                <table:data-pilot-member table:name="3.86E+01" table:display="true" table:show-details="true"/>
                <table:data-pilot-member table:name="3.87E+01" table:display="true" table:show-details="true"/>
                <table:data-pilot-member table:name="3.89E+01" table:display="true" table:show-details="true"/>
                <table:data-pilot-member table:name="3.92E+01" table:display="true" table:show-details="true"/>
                <table:data-pilot-member table:name="3.94E+01" table:display="true" table:show-details="true"/>
                <table:data-pilot-member table:name="3.95E+01" table:display="true" table:show-details="true"/>
                <table:data-pilot-member table:name="3.96E+01" table:display="true" table:show-details="true"/>
                <table:data-pilot-member table:name="3.98E+01" table:display="true" table:show-details="true"/>
                <table:data-pilot-member table:name="4.05E+01" table:display="true" table:show-details="true"/>
                <table:data-pilot-member table:name="4.07E+01" table:display="true" table:show-details="true"/>
                <table:data-pilot-member table:name="4.09E+01" table:display="true" table:show-details="true"/>
                <table:data-pilot-member table:name="4.11E+01" table:display="true" table:show-details="true"/>
                <table:data-pilot-member table:name="4.12E+01" table:display="true" table:show-details="true"/>
                <table:data-pilot-member table:name="4.15E+01" table:display="true" table:show-details="true"/>
                <table:data-pilot-member table:name="4.16E+01" table:display="true" table:show-details="true"/>
                <table:data-pilot-member table:name="4.17E+01" table:display="true" table:show-details="true"/>
                <table:data-pilot-member table:name="4.18E+01" table:display="true" table:show-details="true"/>
                <table:data-pilot-member table:name="4.19E+01" table:display="true" table:show-details="true"/>
                <table:data-pilot-member table:name="4.21E+01" table:display="true" table:show-details="true"/>
                <table:data-pilot-member table:name="4.23E+01" table:display="true" table:show-details="true"/>
                <table:data-pilot-member table:name="4.24E+01" table:display="true" table:show-details="true"/>
                <table:data-pilot-member table:name="4.26E+01" table:display="true" table:show-details="true"/>
                <table:data-pilot-member table:name="4.27E+01" table:display="true" table:show-details="true"/>
                <table:data-pilot-member table:name="4.28E+01" table:display="true" table:show-details="true"/>
                <table:data-pilot-member table:name="4.29E+01" table:display="true" table:show-details="true"/>
                <table:data-pilot-member table:name="4.39E+01" table:display="true" table:show-details="true"/>
                <table:data-pilot-member table:name="4.40E+01" table:display="true" table:show-details="true"/>
                <table:data-pilot-member table:name="4.42E+01" table:display="true" table:show-details="true"/>
                <table:data-pilot-member table:name="4.43E+01" table:display="true" table:show-details="true"/>
                <table:data-pilot-member table:name="4.44E+01" table:display="true" table:show-details="true"/>
                <table:data-pilot-member table:name="4.46E+01" table:display="true" table:show-details="true"/>
                <table:data-pilot-member table:name="4.48E+01" table:display="true" table:show-details="true"/>
                <table:data-pilot-member table:name="4.49E+01" table:display="true" table:show-details="true"/>
                <table:data-pilot-member table:name="4.51E+01" table:display="true" table:show-details="true"/>
                <table:data-pilot-member table:name="4.53E+01" table:display="true" table:show-details="true"/>
                <table:data-pilot-member table:name="4.54E+01" table:display="true" table:show-details="true"/>
                <table:data-pilot-member table:name="4.56E+01" table:display="true" table:show-details="true"/>
                <table:data-pilot-member table:name="4.62E+01" table:display="true" table:show-details="true"/>
                <table:data-pilot-member table:name="4.64E+01" table:display="true" table:show-details="true"/>
                <table:data-pilot-member table:name="4.68E+01" table:display="true" table:show-details="true"/>
                <table:data-pilot-member table:name="4.70E+01" table:display="true" table:show-details="true"/>
                <table:data-pilot-member table:name="4.71E+01" table:display="true" table:show-details="true"/>
                <table:data-pilot-member table:name="4.72E+01" table:display="true" table:show-details="true"/>
                <table:data-pilot-member table:name="4.75E+01" table:display="true" table:show-details="true"/>
                <table:data-pilot-member table:name="4.81E+01" table:display="true" table:show-details="true"/>
                <table:data-pilot-member table:name="4.83E+01" table:display="true" table:show-details="true"/>
                <table:data-pilot-member table:name="4.87E+01" table:display="true" table:show-details="true"/>
                <table:data-pilot-member table:name="4.88E+01" table:display="true" table:show-details="true"/>
                <table:data-pilot-member table:name="4.91E+01" table:display="true" table:show-details="true"/>
                <table:data-pilot-member table:name="4.92E+01" table:display="true" table:show-details="true"/>
                <table:data-pilot-member table:name="4.95E+01" table:display="true" table:show-details="true"/>
                <table:data-pilot-member table:name="4.97E+01" table:display="true" table:show-details="true"/>
                <table:data-pilot-member table:name="4.98E+01" table:display="true" table:show-details="true"/>
                <table:data-pilot-member table:name="5.02E+01" table:display="true" table:show-details="true"/>
                <table:data-pilot-member table:name="5.04E+01" table:display="true" table:show-details="true"/>
                <table:data-pilot-member table:name="5.06E+01" table:display="true" table:show-details="true"/>
                <table:data-pilot-member table:name="5.07E+01" table:display="true" table:show-details="true"/>
                <table:data-pilot-member table:name="5.08E+01" table:display="true" table:show-details="true"/>
                <table:data-pilot-member table:name="5.09E+01" table:display="true" table:show-details="true"/>
                <table:data-pilot-member table:name="5.11E+01" table:display="true" table:show-details="true"/>
                <table:data-pilot-member table:name="5.12E+01" table:display="true" table:show-details="true"/>
                <table:data-pilot-member table:name="5.14E+01" table:display="true" table:show-details="true"/>
                <table:data-pilot-member table:name="5.16E+01" table:display="true" table:show-details="true"/>
                <table:data-pilot-member table:name="5.22E+01" table:display="true" table:show-details="true"/>
                <table:data-pilot-member table:name="5.24E+01" table:display="true" table:show-details="true"/>
                <table:data-pilot-member table:name="5.27E+01" table:display="true" table:show-details="true"/>
                <table:data-pilot-member table:name="5.28E+01" table:display="true" table:show-details="true"/>
                <table:data-pilot-member table:name="5.30E+01" table:display="true" table:show-details="true"/>
                <table:data-pilot-member table:name="5.31E+01" table:display="true" table:show-details="true"/>
                <table:data-pilot-member table:name="5.33E+01" table:display="true" table:show-details="true"/>
                <table:data-pilot-member table:name="5.36E+01" table:display="true" table:show-details="true"/>
                <table:data-pilot-member table:name="5.38E+01" table:display="true" table:show-details="true"/>
                <table:data-pilot-member table:name="5.39E+01" table:display="true" table:show-details="true"/>
                <table:data-pilot-member table:name="5.43E+01" table:display="true" table:show-details="true"/>
                <table:data-pilot-member table:name="5.44E+01" table:display="true" table:show-details="true"/>
                <table:data-pilot-member table:name="5.47E+01" table:display="true" table:show-details="true"/>
                <table:data-pilot-member table:name="5.49E+01" table:display="true" table:show-details="true"/>
                <table:data-pilot-member table:name="5.51E+01" table:display="true" table:show-details="true"/>
                <table:data-pilot-member table:name="5.53E+01" table:display="true" table:show-details="true"/>
                <table:data-pilot-member table:name="5.56E+01" table:display="true" table:show-details="true"/>
                <table:data-pilot-member table:name="5.57E+01" table:display="true" table:show-details="true"/>
                <table:data-pilot-member table:name="5.58E+01" table:display="true" table:show-details="true"/>
                <table:data-pilot-member table:name="5.60E+01" table:display="true" table:show-details="true"/>
                <table:data-pilot-member table:name="5.64E+01" table:display="true" table:show-details="true"/>
                <table:data-pilot-member table:name="5.65E+01" table:display="true" table:show-details="true"/>
                <table:data-pilot-member table:name="5.67E+01" table:display="true" table:show-details="true"/>
                <table:data-pilot-member table:name="5.71E+01" table:display="true" table:show-details="true"/>
                <table:data-pilot-member table:name="5.74E+01" table:display="true" table:show-details="true"/>
                <table:data-pilot-member table:name="5.75E+01" table:display="true" table:show-details="true"/>
                <table:data-pilot-member table:name="5.77E+01" table:display="true" table:show-details="true"/>
                <table:data-pilot-member table:name="5.80E+01" table:display="true" table:show-details="true"/>
                <table:data-pilot-member table:name="5.87E+01" table:display="true" table:show-details="true"/>
                <table:data-pilot-member table:name="5.89E+01" table:display="true" table:show-details="true"/>
                <table:data-pilot-member table:name="5.91E+01" table:display="true" table:show-details="true"/>
                <table:data-pilot-member table:name="5.92E+01" table:display="true" table:show-details="true"/>
                <table:data-pilot-member table:name="5.93E+01" table:display="true" table:show-details="true"/>
                <table:data-pilot-member table:name="5.95E+01" table:display="true" table:show-details="true"/>
                <table:data-pilot-member table:name="5.96E+01" table:display="true" table:show-details="true"/>
                <table:data-pilot-member table:name="5.99E+01" table:display="true" table:show-details="true"/>
                <table:data-pilot-member table:name="6.00E+01" table:display="true" table:show-details="true"/>
                <table:data-pilot-member table:name="6.02E+01" table:display="true" table:show-details="true"/>
                <table:data-pilot-member table:name="6.04E+01" table:display="true" table:show-details="true"/>
                <table:data-pilot-member table:name="6.06E+01" table:display="true" table:show-details="true"/>
                <table:data-pilot-member table:name="6.07E+01" table:display="true" table:show-details="true"/>
                <table:data-pilot-member table:name="6.08E+01" table:display="true" table:show-details="true"/>
                <table:data-pilot-member table:name="6.09E+01" table:display="true" table:show-details="true"/>
                <table:data-pilot-member table:name="6.10E+01" table:display="true" table:show-details="true"/>
                <table:data-pilot-member table:name="6.13E+01" table:display="true" table:show-details="true"/>
                <table:data-pilot-member table:name="6.18E+01" table:display="true" table:show-details="true"/>
                <table:data-pilot-member table:name="6.19E+01" table:display="true" table:show-details="true"/>
                <table:data-pilot-member table:name="6.20E+01" table:display="true" table:show-details="true"/>
                <table:data-pilot-member table:name="6.22E+01" table:display="true" table:show-details="true"/>
                <table:data-pilot-member table:name="6.23E+01" table:display="true" table:show-details="true"/>
                <table:data-pilot-member table:name="6.26E+01" table:display="true" table:show-details="true"/>
                <table:data-pilot-member table:name="6.28E+01" table:display="true" table:show-details="true"/>
                <table:data-pilot-member table:name="6.29E+01" table:display="true" table:show-details="true"/>
                <table:data-pilot-member table:name="6.33E+01" table:display="true" table:show-details="true"/>
                <table:data-pilot-member table:name="6.39E+01" table:display="true" table:show-details="true"/>
                <table:data-pilot-member table:name="6.41E+01" table:display="true" table:show-details="true"/>
                <table:data-pilot-member table:name="6.44E+01" table:display="true" table:show-details="true"/>
                <table:data-pilot-member table:name="6.45E+01" table:display="true" table:show-details="true"/>
                <table:data-pilot-member table:name="6.48E+01" table:display="true" table:show-details="true"/>
                <table:data-pilot-member table:name="6.51E+01" table:display="true" table:show-details="true"/>
                <table:data-pilot-member table:name="6.56E+01" table:display="true" table:show-details="true"/>
                <table:data-pilot-member table:name="6.62E+01" table:display="true" table:show-details="true"/>
                <table:data-pilot-member table:name="6.64E+01" table:display="true" table:show-details="true"/>
                <table:data-pilot-member table:name="6.65E+01" table:display="true" table:show-details="true"/>
                <table:data-pilot-member table:name="6.68E+01" table:display="true" table:show-details="true"/>
                <table:data-pilot-member table:name="6.71E+01" table:display="true" table:show-details="true"/>
                <table:data-pilot-member table:name="6.73E+01" table:display="true" table:show-details="true"/>
                <table:data-pilot-member table:name="6.82E+01" table:display="true" table:show-details="true"/>
                <table:data-pilot-member table:name="6.87E+01" table:display="true" table:show-details="true"/>
                <table:data-pilot-member table:name="6.90E+01" table:display="true" table:show-details="true"/>
                <table:data-pilot-member table:name="6.91E+01" table:display="true" table:show-details="true"/>
                <table:data-pilot-member table:name="6.96E+01" table:display="true" table:show-details="true"/>
                <table:data-pilot-member table:name="6.99E+01" table:display="true" table:show-details="true"/>
                <table:data-pilot-member table:name="7.02E+01" table:display="true" table:show-details="true"/>
                <table:data-pilot-member table:name="7.09E+01" table:display="true" table:show-details="true"/>
                <table:data-pilot-member table:name="7.10E+01" table:display="true" table:show-details="true"/>
                <table:data-pilot-member table:name="7.14E+01" table:display="true" table:show-details="true"/>
                <table:data-pilot-member table:name="7.15E+01" table:display="true" table:show-details="true"/>
                <table:data-pilot-member table:name="7.16E+01" table:display="true" table:show-details="true"/>
                <table:data-pilot-member table:name="7.17E+01" table:display="true" table:show-details="true"/>
                <table:data-pilot-member table:name="7.19E+01" table:display="true" table:show-details="true"/>
                <table:data-pilot-member table:name="7.21E+01" table:display="true" table:show-details="true"/>
                <table:data-pilot-member table:name="7.22E+01" table:display="true" table:show-details="true"/>
                <table:data-pilot-member table:name="7.25E+01" table:display="true" table:show-details="true"/>
                <table:data-pilot-member table:name="7.26E+01" table:display="true" table:show-details="true"/>
                <table:data-pilot-member table:name="7.27E+01" table:display="true" table:show-details="true"/>
                <table:data-pilot-member table:name="7.31E+01" table:display="true" table:show-details="true"/>
                <table:data-pilot-member table:name="7.32E+01" table:display="true" table:show-details="true"/>
                <table:data-pilot-member table:name="7.39E+01" table:display="true" table:show-details="true"/>
                <table:data-pilot-member table:name="7.41E+01" table:display="true" table:show-details="true"/>
                <table:data-pilot-member table:name="7.46E+01" table:display="true" table:show-details="true"/>
                <table:data-pilot-member table:name="7.51E+01" table:display="true" table:show-details="true"/>
                <table:data-pilot-member table:name="7.56E+01" table:display="true" table:show-details="true"/>
                <table:data-pilot-member table:name="7.59E+01" table:display="true" table:show-details="true"/>
                <table:data-pilot-member table:name="7.60E+01" table:display="true" table:show-details="true"/>
                <table:data-pilot-member table:name="7.61E+01" table:display="true" table:show-details="true"/>
                <table:data-pilot-member table:name="7.67E+01" table:display="true" table:show-details="true"/>
                <table:data-pilot-member table:name="7.68E+01" table:display="true" table:show-details="true"/>
                <table:data-pilot-member table:name="7.70E+01" table:display="true" table:show-details="true"/>
                <table:data-pilot-member table:name="7.71E+01" table:display="true" table:show-details="true"/>
                <table:data-pilot-member table:name="7.80E+01" table:display="true" table:show-details="true"/>
                <table:data-pilot-member table:name="7.88E+01" table:display="true" table:show-details="true"/>
                <table:data-pilot-member table:name="7.92E+01" table:display="true" table:show-details="true"/>
                <table:data-pilot-member table:name="7.94E+01" table:display="true" table:show-details="true"/>
                <table:data-pilot-member table:name="7.97E+01" table:display="true" table:show-details="true"/>
                <table:data-pilot-member table:name="8.01E+01" table:display="true" table:show-details="true"/>
                <table:data-pilot-member table:name="8.02E+01" table:display="true" table:show-details="true"/>
                <table:data-pilot-member table:name="8.09E+01" table:display="true" table:show-details="true"/>
                <table:data-pilot-member table:name="8.11E+01" table:display="true" table:show-details="true"/>
                <table:data-pilot-member table:name="8.15E+01" table:display="true" table:show-details="true"/>
                <table:data-pilot-member table:name="8.16E+01" table:display="true" table:show-details="true"/>
                <table:data-pilot-member table:name="8.17E+01" table:display="true" table:show-details="true"/>
                <table:data-pilot-member table:name="8.20E+01" table:display="true" table:show-details="true"/>
                <table:data-pilot-member table:name="8.21E+01" table:display="true" table:show-details="true"/>
                <table:data-pilot-member table:name="8.23E+01" table:display="true" table:show-details="true"/>
                <table:data-pilot-member table:name="8.29E+01" table:display="true" table:show-details="true"/>
                <table:data-pilot-member table:name="8.31E+01" table:display="true" table:show-details="true"/>
                <table:data-pilot-member table:name="8.37E+01" table:display="true" table:show-details="true"/>
                <table:data-pilot-member table:name="8.39E+01" table:display="true" table:show-details="true"/>
                <table:data-pilot-member table:name="8.45E+01" table:display="true" table:show-details="true"/>
                <table:data-pilot-member table:name="8.50E+01" table:display="true" table:show-details="true"/>
                <table:data-pilot-member table:name="8.55E+01" table:display="true" table:show-details="true"/>
                <table:data-pilot-member table:name="8.62E+01" table:display="true" table:show-details="true"/>
                <table:data-pilot-member table:name="8.63E+01" table:display="true" table:show-details="true"/>
                <table:data-pilot-member table:name="8.66E+01" table:display="true" table:show-details="true"/>
                <table:data-pilot-member table:name="8.67E+01" table:display="true" table:show-details="true"/>
                <table:data-pilot-member table:name="8.69E+01" table:display="true" table:show-details="true"/>
                <table:data-pilot-member table:name="8.71E+01" table:display="true" table:show-details="true"/>
                <table:data-pilot-member table:name="8.76E+01" table:display="true" table:show-details="true"/>
                <table:data-pilot-member table:name="8.79E+01" table:display="true" table:show-details="true"/>
                <table:data-pilot-member table:name="8.83E+01" table:display="true" table:show-details="true"/>
                <table:data-pilot-member table:name="8.84E+01" table:display="true" table:show-details="true"/>
                <table:data-pilot-member table:name="8.85E+01" table:display="true" table:show-details="true"/>
                <table:data-pilot-member table:name="8.93E+01" table:display="true" table:show-details="true"/>
                <table:data-pilot-member table:name="8.98E+01" table:display="true" table:show-details="true"/>
                <table:data-pilot-member table:name="9.03E+01" table:display="true" table:show-details="true"/>
                <table:data-pilot-member table:name="9.05E+01" table:display="true" table:show-details="true"/>
                <table:data-pilot-member table:name="9.07E+01" table:display="true" table:show-details="true"/>
                <table:data-pilot-member table:name="9.09E+01" table:display="true" table:show-details="true"/>
                <table:data-pilot-member table:name="9.13E+01" table:display="true" table:show-details="true"/>
                <table:data-pilot-member table:name="9.15E+01" table:display="true" table:show-details="true"/>
                <table:data-pilot-member table:name="9.17E+01" table:display="true" table:show-details="true"/>
                <table:data-pilot-member table:name="9.28E+01" table:display="true" table:show-details="true"/>
                <table:data-pilot-member table:name="9.32E+01" table:display="true" table:show-details="true"/>
                <table:data-pilot-member table:name="9.33E+01" table:display="true" table:show-details="true"/>
                <table:data-pilot-member table:name="9.39E+01" table:display="true" table:show-details="true"/>
                <table:data-pilot-member table:name="9.41E+01" table:display="true" table:show-details="true"/>
                <table:data-pilot-member table:name="9.42E+01" table:display="true" table:show-details="true"/>
                <table:data-pilot-member table:name="9.43E+01" table:display="true" table:show-details="true"/>
                <table:data-pilot-member table:name="9.45E+01" table:display="true" table:show-details="true"/>
                <table:data-pilot-member table:name="9.47E+01" table:display="true" table:show-details="true"/>
                <table:data-pilot-member table:name="9.48E+01" table:display="true" table:show-details="true"/>
                <table:data-pilot-member table:name="9.51E+01" table:display="true" table:show-details="true"/>
                <table:data-pilot-member table:name="9.56E+01" table:display="true" table:show-details="true"/>
                <table:data-pilot-member table:name="9.58E+01" table:display="true" table:show-details="true"/>
                <table:data-pilot-member table:name="9.59E+01" table:display="true" table:show-details="true"/>
                <table:data-pilot-member table:name="9.62E+01" table:display="true" table:show-details="true"/>
                <table:data-pilot-member table:name="9.69E+01" table:display="true" table:show-details="true"/>
                <table:data-pilot-member table:name="9.78E+01" table:display="true" table:show-details="true"/>
                <table:data-pilot-member table:name="9.79E+01" table:display="true" table:show-details="true"/>
                <table:data-pilot-member table:name="9.82E+01" table:display="true" table:show-details="true"/>
                <table:data-pilot-member table:name="9.83E+01" table:display="true" table:show-details="true"/>
                <table:data-pilot-member table:name="9.86E+01" table:display="true" table:show-details="true"/>
                <table:data-pilot-member table:name="9.89E+01" table:display="true" table:show-details="true"/>
                <table:data-pilot-member table:name="9.91E+01" table:display="true" table:show-details="true"/>
                <table:data-pilot-member table:name="9.97E+01" table:display="true" table:show-details="true"/>
                <table:data-pilot-member table:name="1.00E+02" table:display="true" table:show-details="true"/>
                <table:data-pilot-member table:name="1.01E+02" table:display="true" table:show-details="true"/>
                <table:data-pilot-member table:name="1.02E+02" table:display="true" table:show-details="true"/>
                <table:data-pilot-member table:name="1.03E+02" table:display="true" table:show-details="true"/>
                <table:data-pilot-member table:name="1.04E+02" table:display="true" table:show-details="true"/>
                <table:data-pilot-member table:name="1.05E+02" table:display="true" table:show-details="true"/>
                <table:data-pilot-member table:name="1.06E+02" table:display="true" table:show-details="true"/>
                <table:data-pilot-member table:name="1.07E+02" table:display="true" table:show-details="true"/>
                <table:data-pilot-member table:name="1.08E+02" table:display="true" table:show-details="true"/>
                <table:data-pilot-member table:name="1.09E+02" table:display="true" table:show-details="true"/>
                <table:data-pilot-member table:name="1.10E+02" table:display="true" table:show-details="true"/>
                <table:data-pilot-member table:name="1.11E+02" table:display="true" table:show-details="true"/>
                <table:data-pilot-member table:name="1.12E+02" table:display="true" table:show-details="true"/>
                <table:data-pilot-member table:name="1.13E+02" table:display="true" table:show-details="true"/>
                <table:data-pilot-member table:name="1.14E+02" table:display="true" table:show-details="true"/>
                <table:data-pilot-member table:name="1.15E+02" table:display="true" table:show-details="true"/>
                <table:data-pilot-member table:name="1.16E+02" table:display="true" table:show-details="true"/>
                <table:data-pilot-member table:name="1.17E+02" table:display="true" table:show-details="true"/>
                <table:data-pilot-member table:name="1.18E+02" table:display="true" table:show-details="true"/>
                <table:data-pilot-member table:name="1.19E+02" table:display="true" table:show-details="true"/>
                <table:data-pilot-member table:name="1.20E+02" table:display="true" table:show-details="true"/>
                <table:data-pilot-member table:name="1.21E+02" table:display="true" table:show-details="true"/>
                <table:data-pilot-member table:name="1.22E+02" table:display="true" table:show-details="true"/>
                <table:data-pilot-member table:name="1.23E+02" table:display="true" table:show-details="true"/>
                <table:data-pilot-member table:name="1.24E+02" table:display="true" table:show-details="true"/>
                <table:data-pilot-member table:name="1.25E+02" table:display="true" table:show-details="true"/>
                <table:data-pilot-member table:name="1.26E+02" table:display="true" table:show-details="true"/>
                <table:data-pilot-member table:name="1.27E+02" table:display="true" table:show-details="true"/>
                <table:data-pilot-member table:name="1.28E+02" table:display="true" table:show-details="true"/>
                <table:data-pilot-member table:name="1.29E+02" table:display="true" table:show-details="true"/>
                <table:data-pilot-member table:name="1.30E+02" table:display="true" table:show-details="true"/>
                <table:data-pilot-member table:name="1.31E+02" table:display="true" table:show-details="true"/>
                <table:data-pilot-member table:name="1.32E+02" table:display="true" table:show-details="true"/>
                <table:data-pilot-member table:name="1.33E+02" table:display="true" table:show-details="true"/>
                <table:data-pilot-member table:name="1.35E+02" table:display="true" table:show-details="true"/>
                <table:data-pilot-member table:name="1.36E+02" table:display="true" table:show-details="true"/>
                <table:data-pilot-member table:name="1.37E+02" table:display="true" table:show-details="true"/>
                <table:data-pilot-member table:name="1.38E+02" table:display="true" table:show-details="true"/>
                <table:data-pilot-member table:name="1.40E+02" table:display="true" table:show-details="true"/>
                <table:data-pilot-member table:name="1.41E+02" table:display="true" table:show-details="true"/>
                <table:data-pilot-member table:name="1.42E+02" table:display="true" table:show-details="true"/>
                <table:data-pilot-member table:name="1.43E+02" table:display="true" table:show-details="true"/>
                <table:data-pilot-member table:name="1.44E+02" table:display="true" table:show-details="true"/>
                <table:data-pilot-member table:name="1.45E+02" table:display="true" table:show-details="true"/>
                <table:data-pilot-member table:name="1.46E+02" table:display="true" table:show-details="true"/>
                <table:data-pilot-member table:name="1.47E+02" table:display="true" table:show-details="true"/>
                <table:data-pilot-member table:name="1.48E+02" table:display="true" table:show-details="true"/>
                <table:data-pilot-member table:name="1.49E+02" table:display="true" table:show-details="true"/>
                <table:data-pilot-member table:name="1.50E+02" table:display="true" table:show-details="true"/>
                <table:data-pilot-member table:name="1.52E+02" table:display="true" table:show-details="true"/>
                <table:data-pilot-member table:name="1.53E+02" table:display="true" table:show-details="true"/>
                <table:data-pilot-member table:name="1.54E+02" table:display="true" table:show-details="true"/>
                <table:data-pilot-member table:name="1.55E+02" table:display="true" table:show-details="true"/>
                <table:data-pilot-member table:name="1.56E+02" table:display="true" table:show-details="true"/>
                <table:data-pilot-member table:name="1.57E+02" table:display="true" table:show-details="true"/>
                <table:data-pilot-member table:name="1.58E+02" table:display="true" table:show-details="true"/>
                <table:data-pilot-member table:name="1.59E+02" table:display="true" table:show-details="true"/>
                <table:data-pilot-member table:name="1.60E+02" table:display="true" table:show-details="true"/>
                <table:data-pilot-member table:name="1.61E+02" table:display="true" table:show-details="true"/>
                <table:data-pilot-member table:name="1.62E+02" table:display="true" table:show-details="true"/>
                <table:data-pilot-member table:name="1.63E+02" table:display="true" table:show-details="true"/>
                <table:data-pilot-member table:name="1.65E+02" table:display="true" table:show-details="true"/>
                <table:data-pilot-member table:name="1.66E+02" table:display="true" table:show-details="true"/>
                <table:data-pilot-member table:name="1.68E+02" table:display="true" table:show-details="true"/>
                <table:data-pilot-member table:name="1.69E+02" table:display="true" table:show-details="true"/>
                <table:data-pilot-member table:name="1.70E+02" table:display="true" table:show-details="true"/>
                <table:data-pilot-member table:name="1.71E+02" table:display="true" table:show-details="true"/>
                <table:data-pilot-member table:name="1.72E+02" table:display="true" table:show-details="true"/>
                <table:data-pilot-member table:name="1.73E+02" table:display="true" table:show-details="true"/>
                <table:data-pilot-member table:name="1.74E+02" table:display="true" table:show-details="true"/>
                <table:data-pilot-member table:name="1.76E+02" table:display="true" table:show-details="true"/>
                <table:data-pilot-member table:name="1.77E+02" table:display="true" table:show-details="true"/>
                <table:data-pilot-member table:name="1.78E+02" table:display="true" table:show-details="true"/>
                <table:data-pilot-member table:name="1.79E+02" table:display="true" table:show-details="true"/>
                <table:data-pilot-member table:name="1.81E+02" table:display="true" table:show-details="true"/>
                <table:data-pilot-member table:name="1.82E+02" table:display="true" table:show-details="true"/>
                <table:data-pilot-member table:name="1.83E+02" table:display="true" table:show-details="true"/>
                <table:data-pilot-member table:name="1.84E+02" table:display="true" table:show-details="true"/>
                <table:data-pilot-member table:name="1.85E+02" table:display="true" table:show-details="true"/>
                <table:data-pilot-member table:name="1.86E+02" table:display="true" table:show-details="true"/>
                <table:data-pilot-member table:name="1.87E+02" table:display="true" table:show-details="true"/>
                <table:data-pilot-member table:name="1.88E+02" table:display="true" table:show-details="true"/>
                <table:data-pilot-member table:name="1.89E+02" table:display="true" table:show-details="true"/>
                <table:data-pilot-member table:name="1.90E+02" table:display="true" table:show-details="true"/>
                <table:data-pilot-member table:name="1.91E+02" table:display="true" table:show-details="true"/>
                <table:data-pilot-member table:name="1.92E+02" table:display="true" table:show-details="true"/>
                <table:data-pilot-member table:name="1.93E+02" table:display="true" table:show-details="true"/>
                <table:data-pilot-member table:name="1.94E+02" table:display="true" table:show-details="true"/>
                <table:data-pilot-member table:name="1.95E+02" table:display="true" table:show-details="true"/>
                <table:data-pilot-member table:name="1.96E+02" table:display="true" table:show-details="true"/>
                <table:data-pilot-member table:name="1.97E+02" table:display="true" table:show-details="true"/>
                <table:data-pilot-member table:name="1.98E+02" table:display="true" table:show-details="true"/>
                <table:data-pilot-member table:name="1.99E+02" table:display="true" table:show-details="true"/>
                <table:data-pilot-member table:name="2.01E+02" table:display="true" table:show-details="true"/>
                <table:data-pilot-member table:name="2.02E+02" table:display="true" table:show-details="true"/>
                <table:data-pilot-member table:name="2.03E+02" table:display="true" table:show-details="true"/>
                <table:data-pilot-member table:name="2.04E+02" table:display="true" table:show-details="true"/>
                <table:data-pilot-member table:name="2.05E+02" table:display="true" table:show-details="true"/>
                <table:data-pilot-member table:name="2.07E+02" table:display="true" table:show-details="true"/>
                <table:data-pilot-member table:name="2.08E+02" table:display="true" table:show-details="true"/>
                <table:data-pilot-member table:name="2.09E+02" table:display="true" table:show-details="true"/>
                <table:data-pilot-member table:name="2.10E+02" table:display="true" table:show-details="true"/>
                <table:data-pilot-member table:name="2.12E+02" table:display="true" table:show-details="true"/>
                <table:data-pilot-member table:name="2.13E+02" table:display="true" table:show-details="true"/>
                <table:data-pilot-member table:name="2.14E+02" table:display="true" table:show-details="true"/>
                <table:data-pilot-member table:name="2.15E+02" table:display="true" table:show-details="true"/>
                <table:data-pilot-member table:name="2.16E+02" table:display="true" table:show-details="true"/>
                <table:data-pilot-member table:name="2.17E+02" table:display="true" table:show-details="true"/>
                <table:data-pilot-member table:name="2.18E+02" table:display="true" table:show-details="true"/>
                <table:data-pilot-member table:name="2.19E+02" table:display="true" table:show-details="true"/>
                <table:data-pilot-member table:name="2.20E+02" table:display="true" table:show-details="true"/>
                <table:data-pilot-member table:name="2.21E+02" table:display="true" table:show-details="true"/>
                <table:data-pilot-member table:name="2.23E+02" table:display="true" table:show-details="true"/>
                <table:data-pilot-member table:name="2.24E+02" table:display="true" table:show-details="true"/>
                <table:data-pilot-member table:name="2.25E+02" table:display="true" table:show-details="true"/>
                <table:data-pilot-member table:name="2.26E+02" table:display="true" table:show-details="true"/>
                <table:data-pilot-member table:name="2.27E+02" table:display="true" table:show-details="true"/>
                <table:data-pilot-member table:name="2.29E+02" table:display="true" table:show-details="true"/>
                <table:data-pilot-member table:name="2.30E+02" table:display="true" table:show-details="true"/>
                <table:data-pilot-member table:name="2.31E+02" table:display="true" table:show-details="true"/>
                <table:data-pilot-member table:name="2.32E+02" table:display="true" table:show-details="true"/>
                <table:data-pilot-member table:name="2.33E+02" table:display="true" table:show-details="true"/>
                <table:data-pilot-member table:name="2.34E+02" table:display="true" table:show-details="true"/>
                <table:data-pilot-member table:name="2.35E+02" table:display="true" table:show-details="true"/>
                <table:data-pilot-member table:name="2.36E+02" table:display="true" table:show-details="true"/>
                <table:data-pilot-member table:name="2.37E+02" table:display="true" table:show-details="true"/>
                <table:data-pilot-member table:name="2.38E+02" table:display="true" table:show-details="true"/>
                <table:data-pilot-member table:name="2.42E+02" table:display="true" table:show-details="true"/>
                <table:data-pilot-member table:name="2.46E+02" table:display="true" table:show-details="true"/>
                <table:data-pilot-member table:name="2.47E+02" table:display="true" table:show-details="true"/>
                <table:data-pilot-member table:name="2.50E+02" table:display="true" table:show-details="true"/>
                <table:data-pilot-member table:name="2.51E+02" table:display="true" table:show-details="true"/>
                <table:data-pilot-member table:name="2.53E+02" table:display="true" table:show-details="true"/>
                <table:data-pilot-member table:name="2.54E+02" table:display="true" table:show-details="true"/>
                <table:data-pilot-member table:name="2.56E+02" table:display="true" table:show-details="true"/>
                <table:data-pilot-member table:name="2.57E+02" table:display="true" table:show-details="true"/>
                <table:data-pilot-member table:name="2.61E+02" table:display="true" table:show-details="true"/>
                <table:data-pilot-member table:name="2.64E+02" table:display="true" table:show-details="true"/>
                <table:data-pilot-member table:name="2.65E+02" table:display="true" table:show-details="true"/>
                <table:data-pilot-member table:name="2.69E+02" table:display="true" table:show-details="true"/>
                <table:data-pilot-member table:name="2.70E+02" table:display="true" table:show-details="true"/>
                <table:data-pilot-member table:name="2.71E+02" table:display="true" table:show-details="true"/>
                <table:data-pilot-member table:name="2.72E+02" table:display="true" table:show-details="true"/>
                <table:data-pilot-member table:name="2.74E+02" table:display="true" table:show-details="true"/>
                <table:data-pilot-member table:name="2.75E+02" table:display="true" table:show-details="true"/>
                <table:data-pilot-member table:name="2.76E+02" table:display="true" table:show-details="true"/>
                <table:data-pilot-member table:name="2.77E+02" table:display="true" table:show-details="true"/>
                <table:data-pilot-member table:name="2.78E+02" table:display="true" table:show-details="true"/>
                <table:data-pilot-member table:name="2.79E+02" table:display="true" table:show-details="true"/>
                <table:data-pilot-member table:name="2.81E+02" table:display="true" table:show-details="true"/>
                <table:data-pilot-member table:name="2.82E+02" table:display="true" table:show-details="true"/>
                <table:data-pilot-member table:name="2.83E+02" table:display="true" table:show-details="true"/>
                <table:data-pilot-member table:name="2.84E+02" table:display="true" table:show-details="true"/>
                <table:data-pilot-member table:name="2.85E+02" table:display="true" table:show-details="true"/>
                <table:data-pilot-member table:name="2.86E+02" table:display="true" table:show-details="true"/>
                <table:data-pilot-member table:name="2.88E+02" table:display="true" table:show-details="true"/>
                <table:data-pilot-member table:name="2.90E+02" table:display="true" table:show-details="true"/>
                <table:data-pilot-member table:name="2.91E+02" table:display="true" table:show-details="true"/>
                <table:data-pilot-member table:name="2.92E+02" table:display="true" table:show-details="true"/>
                <table:data-pilot-member table:name="2.93E+02" table:display="true" table:show-details="true"/>
                <table:data-pilot-member table:name="2.94E+02" table:display="true" table:show-details="true"/>
                <table:data-pilot-member table:name="2.97E+02" table:display="true" table:show-details="true"/>
                <table:data-pilot-member table:name="2.98E+02" table:display="true" table:show-details="true"/>
                <table:data-pilot-member table:name="2.99E+02" table:display="true" table:show-details="true"/>
                <table:data-pilot-member table:name="3.00E+02" table:display="true" table:show-details="true"/>
                <table:data-pilot-member table:name="3.02E+02" table:display="true" table:show-details="true"/>
                <table:data-pilot-member table:name="3.03E+02" table:display="true" table:show-details="true"/>
                <table:data-pilot-member table:name="3.04E+02" table:display="true" table:show-details="true"/>
                <table:data-pilot-member table:name="3.07E+02" table:display="true" table:show-details="true"/>
                <table:data-pilot-member table:name="3.08E+02" table:display="true" table:show-details="true"/>
                <table:data-pilot-member table:name="3.09E+02" table:display="true" table:show-details="true"/>
                <table:data-pilot-member table:name="3.10E+02" table:display="true" table:show-details="true"/>
                <table:data-pilot-member table:name="3.11E+02" table:display="true" table:show-details="true"/>
                <table:data-pilot-member table:name="3.12E+02" table:display="true" table:show-details="true"/>
                <table:data-pilot-member table:name="3.13E+02" table:display="true" table:show-details="true"/>
                <table:data-pilot-member table:name="3.14E+02" table:display="true" table:show-details="true"/>
                <table:data-pilot-member table:name="3.15E+02" table:display="true" table:show-details="true"/>
                <table:data-pilot-member table:name="3.16E+02" table:display="true" table:show-details="true"/>
                <table:data-pilot-member table:name="3.17E+02" table:display="true" table:show-details="true"/>
                <table:data-pilot-member table:name="3.18E+02" table:display="true" table:show-details="true"/>
                <table:data-pilot-member table:name="3.20E+02" table:display="true" table:show-details="true"/>
                <table:data-pilot-member table:name="3.21E+02" table:display="true" table:show-details="true"/>
                <table:data-pilot-member table:name="3.22E+02" table:display="true" table:show-details="true"/>
                <table:data-pilot-member table:name="3.24E+02" table:display="true" table:show-details="true"/>
                <table:data-pilot-member table:name="3.25E+02" table:display="true" table:show-details="true"/>
                <table:data-pilot-member table:name="3.28E+02" table:display="true" table:show-details="true"/>
                <table:data-pilot-member table:name="3.29E+02" table:display="true" table:show-details="true"/>
                <table:data-pilot-member table:name="3.30E+02" table:display="true" table:show-details="true"/>
                <table:data-pilot-member table:name="3.31E+02" table:display="true" table:show-details="true"/>
                <table:data-pilot-member table:name="3.32E+02" table:display="true" table:show-details="true"/>
                <table:data-pilot-member table:name="3.33E+02" table:display="true" table:show-details="true"/>
                <table:data-pilot-member table:name="3.35E+02" table:display="true" table:show-details="true"/>
                <table:data-pilot-member table:name="3.36E+02" table:display="true" table:show-details="true"/>
                <table:data-pilot-member table:name="3.37E+02" table:display="true" table:show-details="true"/>
                <table:data-pilot-member table:name="3.40E+02" table:display="true" table:show-details="true"/>
                <table:data-pilot-member table:name="3.42E+02" table:display="true" table:show-details="true"/>
                <table:data-pilot-member table:name="3.44E+02" table:display="true" table:show-details="true"/>
                <table:data-pilot-member table:name="3.45E+02" table:display="true" table:show-details="true"/>
                <table:data-pilot-member table:name="3.46E+02" table:display="true" table:show-details="true"/>
                <table:data-pilot-member table:name="3.47E+02" table:display="true" table:show-details="true"/>
                <table:data-pilot-member table:name="3.49E+02" table:display="true" table:show-details="true"/>
                <table:data-pilot-member table:name="3.50E+02" table:display="true" table:show-details="true"/>
                <table:data-pilot-member table:name="3.51E+02" table:display="true" table:show-details="true"/>
                <table:data-pilot-member table:name="3.52E+02" table:display="true" table:show-details="true"/>
                <table:data-pilot-member table:name="3.53E+02" table:display="true" table:show-details="true"/>
                <table:data-pilot-member table:name="3.55E+02" table:display="true" table:show-details="true"/>
                <table:data-pilot-member table:name="3.56E+02" table:display="true" table:show-details="true"/>
                <table:data-pilot-member table:name="3.58E+02" table:display="true" table:show-details="true"/>
                <table:data-pilot-member table:name="3.59E+02" table:display="true" table:show-details="true"/>
                <table:data-pilot-member table:name="3.60E+02" table:display="true" table:show-details="true"/>
                <table:data-pilot-member table:name="3.61E+02" table:display="true" table:show-details="true"/>
                <table:data-pilot-member table:name="3.62E+02" table:display="true" table:show-details="true"/>
                <table:data-pilot-member table:name="3.63E+02" table:display="true" table:show-details="true"/>
                <table:data-pilot-member table:name="3.64E+02" table:display="true" table:show-details="true"/>
                <table:data-pilot-member table:name="3.65E+02" table:display="true" table:show-details="true"/>
                <table:data-pilot-member table:name="3.66E+02" table:display="true" table:show-details="true"/>
                <table:data-pilot-member table:name="3.67E+02" table:display="true" table:show-details="true"/>
                <table:data-pilot-member table:name="3.69E+02" table:display="true" table:show-details="true"/>
                <table:data-pilot-member table:name="3.70E+02" table:display="true" table:show-details="true"/>
                <table:data-pilot-member table:name="3.71E+02" table:display="true" table:show-details="true"/>
                <table:data-pilot-member table:name="3.73E+02" table:display="true" table:show-details="true"/>
                <table:data-pilot-member table:name="3.74E+02" table:display="true" table:show-details="true"/>
                <table:data-pilot-member table:name="3.76E+02" table:display="true" table:show-details="true"/>
                <table:data-pilot-member table:name="3.77E+02" table:display="true" table:show-details="true"/>
                <table:data-pilot-member table:name="3.78E+02" table:display="true" table:show-details="true"/>
                <table:data-pilot-member table:name="3.79E+02" table:display="true" table:show-details="true"/>
                <table:data-pilot-member table:name="3.82E+02" table:display="true" table:show-details="true"/>
                <table:data-pilot-member table:name="3.84E+02" table:display="true" table:show-details="true"/>
                <table:data-pilot-member table:name="3.91E+02" table:display="true" table:show-details="true"/>
                <table:data-pilot-member table:name="3.95E+02" table:display="true" table:show-details="true"/>
                <table:data-pilot-member table:name="3.96E+02" table:display="true" table:show-details="true"/>
                <table:data-pilot-member table:name="3.97E+02" table:display="true" table:show-details="true"/>
                <table:data-pilot-member table:name="3.99E+02" table:display="true" table:show-details="true"/>
                <table:data-pilot-member table:name="4.00E+02" table:display="true" table:show-details="true"/>
                <table:data-pilot-member table:name="4.02E+02" table:display="true" table:show-details="true"/>
                <table:data-pilot-member table:name="4.04E+02" table:display="true" table:show-details="true"/>
                <table:data-pilot-member table:name="4.06E+02" table:display="true" table:show-details="true"/>
                <table:data-pilot-member table:name="4.07E+02" table:display="true" table:show-details="true"/>
                <table:data-pilot-member table:name="4.08E+02" table:display="true" table:show-details="true"/>
                <table:data-pilot-member table:name="4.10E+02" table:display="true" table:show-details="true"/>
                <table:data-pilot-member table:name="4.18E+02" table:display="true" table:show-details="true"/>
                <table:data-pilot-member table:name="4.21E+02" table:display="true" table:show-details="true"/>
                <table:data-pilot-member table:name="4.22E+02" table:display="true" table:show-details="true"/>
                <table:data-pilot-member table:name="4.24E+02" table:display="true" table:show-details="true"/>
                <table:data-pilot-member table:name="4.26E+02" table:display="true" table:show-details="true"/>
                <table:data-pilot-member table:name="4.27E+02" table:display="true" table:show-details="true"/>
                <table:data-pilot-member table:name="4.28E+02" table:display="true" table:show-details="true"/>
                <table:data-pilot-member table:name="4.30E+02" table:display="true" table:show-details="true"/>
                <table:data-pilot-member table:name="4.31E+02" table:display="true" table:show-details="true"/>
                <table:data-pilot-member table:name="4.34E+02" table:display="true" table:show-details="true"/>
                <table:data-pilot-member table:name="4.37E+02" table:display="true" table:show-details="true"/>
                <table:data-pilot-member table:name="4.38E+02" table:display="true" table:show-details="true"/>
                <table:data-pilot-member table:name="4.40E+02" table:display="true" table:show-details="true"/>
                <table:data-pilot-member table:name="4.43E+02" table:display="true" table:show-details="true"/>
                <table:data-pilot-member table:name="4.44E+02" table:display="true" table:show-details="true"/>
                <table:data-pilot-member table:name="4.45E+02" table:display="true" table:show-details="true"/>
                <table:data-pilot-member table:name="4.46E+02" table:display="true" table:show-details="true"/>
                <table:data-pilot-member table:name="4.47E+02" table:display="true" table:show-details="true"/>
                <table:data-pilot-member table:name="4.48E+02" table:display="true" table:show-details="true"/>
                <table:data-pilot-member table:name="4.50E+02" table:display="true" table:show-details="true"/>
                <table:data-pilot-member table:name="4.52E+02" table:display="true" table:show-details="true"/>
                <table:data-pilot-member table:name="4.53E+02" table:display="true" table:show-details="true"/>
                <table:data-pilot-member table:name="4.54E+02" table:display="true" table:show-details="true"/>
                <table:data-pilot-member table:name="4.59E+02" table:display="true" table:show-details="true"/>
                <table:data-pilot-member table:name="4.60E+02" table:display="true" table:show-details="true"/>
                <table:data-pilot-member table:name="4.63E+02" table:display="true" table:show-details="true"/>
                <table:data-pilot-member table:name="4.64E+02" table:display="true" table:show-details="true"/>
                <table:data-pilot-member table:name="4.65E+02" table:display="true" table:show-details="true"/>
                <table:data-pilot-member table:name="4.66E+02" table:display="true" table:show-details="true"/>
                <table:data-pilot-member table:name="4.67E+02" table:display="true" table:show-details="true"/>
                <table:data-pilot-member table:name="4.70E+02" table:display="true" table:show-details="true"/>
                <table:data-pilot-member table:name="4.71E+02" table:display="true" table:show-details="true"/>
                <table:data-pilot-member table:name="4.74E+02" table:display="true" table:show-details="true"/>
                <table:data-pilot-member table:name="4.75E+02" table:display="true" table:show-details="true"/>
                <table:data-pilot-member table:name="4.77E+02" table:display="true" table:show-details="true"/>
                <table:data-pilot-member table:name="4.83E+02" table:display="true" table:show-details="true"/>
                <table:data-pilot-member table:name="4.85E+02" table:display="true" table:show-details="true"/>
                <table:data-pilot-member table:name="4.86E+02" table:display="true" table:show-details="true"/>
                <table:data-pilot-member table:name="4.93E+02" table:display="true" table:show-details="true"/>
                <table:data-pilot-member table:name="4.94E+02" table:display="true" table:show-details="true"/>
                <table:data-pilot-member table:name="4.95E+02" table:display="true" table:show-details="true"/>
                <table:data-pilot-member table:name="4.97E+02" table:display="true" table:show-details="true"/>
                <table:data-pilot-member table:name="4.98E+02" table:display="true" table:show-details="true"/>
                <table:data-pilot-member table:name="4.99E+02" table:display="true" table:show-details="true"/>
                <table:data-pilot-member table:name="5.00E+02" table:display="true" table:show-details="true"/>
                <table:data-pilot-member table:name="5.03E+02" table:display="true" table:show-details="true"/>
                <table:data-pilot-member table:name="5.04E+02" table:display="true" table:show-details="true"/>
                <table:data-pilot-member table:name="5.08E+02" table:display="true" table:show-details="true"/>
                <table:data-pilot-member table:name="5.09E+02" table:display="true" table:show-details="true"/>
                <table:data-pilot-member table:name="5.12E+02" table:display="true" table:show-details="true"/>
                <table:data-pilot-member table:name="5.17E+02" table:display="true" table:show-details="true"/>
                <table:data-pilot-member table:name="5.19E+02" table:display="true" table:show-details="true"/>
                <table:data-pilot-member table:name="5.20E+02" table:display="true" table:show-details="true"/>
                <table:data-pilot-member table:name="5.21E+02" table:display="true" table:show-details="true"/>
                <table:data-pilot-member table:name="5.23E+02" table:display="true" table:show-details="true"/>
                <table:data-pilot-member table:name="5.27E+02" table:display="true" table:show-details="true"/>
                <table:data-pilot-member table:name="5.28E+02" table:display="true" table:show-details="true"/>
                <table:data-pilot-member table:name="5.29E+02" table:display="true" table:show-details="true"/>
                <table:data-pilot-member table:name="5.32E+02" table:display="true" table:show-details="true"/>
                <table:data-pilot-member table:name="5.35E+02" table:display="true" table:show-details="true"/>
                <table:data-pilot-member table:name="5.36E+02" table:display="true" table:show-details="true"/>
                <table:data-pilot-member table:name="5.39E+02" table:display="true" table:show-details="true"/>
                <table:data-pilot-member table:name="5.46E+02" table:display="true" table:show-details="true"/>
                <table:data-pilot-member table:name="5.48E+02" table:display="true" table:show-details="true"/>
                <table:data-pilot-member table:name="5.51E+02" table:display="true" table:show-details="true"/>
                <table:data-pilot-member table:name="5.53E+02" table:display="true" table:show-details="true"/>
                <table:data-pilot-member table:name="5.55E+02" table:display="true" table:show-details="true"/>
                <table:data-pilot-member table:name="5.56E+02" table:display="true" table:show-details="true"/>
                <table:data-pilot-member table:name="5.58E+02" table:display="true" table:show-details="true"/>
                <table:data-pilot-member table:name="5.61E+02" table:display="true" table:show-details="true"/>
                <table:data-pilot-member table:name="5.67E+02" table:display="true" table:show-details="true"/>
                <table:data-pilot-member table:name="5.71E+02" table:display="true" table:show-details="true"/>
                <table:data-pilot-member table:name="5.76E+02" table:display="true" table:show-details="true"/>
                <table:data-pilot-member table:name="5.77E+02" table:display="true" table:show-details="true"/>
                <table:data-pilot-member table:name="5.78E+02" table:display="true" table:show-details="true"/>
                <table:data-pilot-member table:name="5.80E+02" table:display="true" table:show-details="true"/>
                <table:data-pilot-member table:name="5.82E+02" table:display="true" table:show-details="true"/>
                <table:data-pilot-member table:name="5.84E+02" table:display="true" table:show-details="true"/>
                <table:data-pilot-member table:name="5.92E+02" table:display="true" table:show-details="true"/>
                <table:data-pilot-member table:name="5.94E+02" table:display="true" table:show-details="true"/>
                <table:data-pilot-member table:name="5.98E+02" table:display="true" table:show-details="true"/>
                <table:data-pilot-member table:name="5.99E+02" table:display="true" table:show-details="true"/>
                <table:data-pilot-member table:name="6.01E+02" table:display="true" table:show-details="true"/>
                <table:data-pilot-member table:name="6.02E+02" table:display="true" table:show-details="true"/>
                <table:data-pilot-member table:name="6.09E+02" table:display="true" table:show-details="true"/>
                <table:data-pilot-member table:name="6.20E+02" table:display="true" table:show-details="true"/>
                <table:data-pilot-member table:name="6.23E+02" table:display="true" table:show-details="true"/>
                <table:data-pilot-member table:name="6.30E+02" table:display="true" table:show-details="true"/>
                <table:data-pilot-member table:name="6.33E+02" table:display="true" table:show-details="true"/>
                <table:data-pilot-member table:name="6.40E+02" table:display="true" table:show-details="true"/>
                <table:data-pilot-member table:name="6.45E+02" table:display="true" table:show-details="true"/>
                <table:data-pilot-member table:name="6.48E+02" table:display="true" table:show-details="true"/>
                <table:data-pilot-member table:name="6.55E+02" table:display="true" table:show-details="true"/>
                <table:data-pilot-member table:name="6.61E+02" table:display="true" table:show-details="true"/>
                <table:data-pilot-member table:name="6.69E+02" table:display="true" table:show-details="true"/>
                <table:data-pilot-member table:name="6.71E+02" table:display="true" table:show-details="true"/>
                <table:data-pilot-member table:name="6.72E+02" table:display="true" table:show-details="true"/>
                <table:data-pilot-member table:name="7.01E+02" table:display="true" table:show-details="true"/>
                <table:data-pilot-member table:name="7.03E+02" table:display="true" table:show-details="true"/>
                <table:data-pilot-member table:name="7.09E+02" table:display="true" table:show-details="true"/>
                <table:data-pilot-member table:name="7.10E+02" table:display="true" table:show-details="true"/>
                <table:data-pilot-member table:name="7.11E+02" table:display="true" table:show-details="true"/>
                <table:data-pilot-member table:name="7.12E+02" table:display="true" table:show-details="true"/>
                <table:data-pilot-member table:name="7.22E+02" table:display="true" table:show-details="true"/>
                <table:data-pilot-member table:name="7.25E+02" table:display="true" table:show-details="true"/>
                <table:data-pilot-member table:name="7.26E+02" table:display="true" table:show-details="true"/>
                <table:data-pilot-member table:name="7.28E+02" table:display="true" table:show-details="true"/>
                <table:data-pilot-member table:name="7.33E+02" table:display="true" table:show-details="true"/>
                <table:data-pilot-member table:name="7.37E+02" table:display="true" table:show-details="true"/>
                <table:data-pilot-member table:name="7.40E+02" table:display="true" table:show-details="true"/>
                <table:data-pilot-member table:name="7.41E+02" table:display="true" table:show-details="true"/>
                <table:data-pilot-member table:name="7.42E+02" table:display="true" table:show-details="true"/>
                <table:data-pilot-member table:name="7.49E+02" table:display="true" table:show-details="true"/>
                <table:data-pilot-member table:name="7.57E+02" table:display="true" table:show-details="true"/>
                <table:data-pilot-member table:name="7.62E+02" table:display="true" table:show-details="true"/>
                <table:data-pilot-member table:name="7.66E+02" table:display="true" table:show-details="true"/>
                <table:data-pilot-member table:name="7.71E+02" table:display="true" table:show-details="true"/>
                <table:data-pilot-member table:name="7.72E+02" table:display="true" table:show-details="true"/>
                <table:data-pilot-member table:name="7.76E+02" table:display="true" table:show-details="true"/>
                <table:data-pilot-member table:name="7.77E+02" table:display="true" table:show-details="true"/>
                <table:data-pilot-member table:name="7.86E+02" table:display="true" table:show-details="true"/>
                <table:data-pilot-member table:name="7.90E+02" table:display="true" table:show-details="true"/>
                <table:data-pilot-member table:name="7.91E+02" table:display="true" table:show-details="true"/>
                <table:data-pilot-member table:name="7.97E+02" table:display="true" table:show-details="true"/>
                <table:data-pilot-member table:name="7.99E+02" table:display="true" table:show-details="true"/>
                <table:data-pilot-member table:name="8.02E+02" table:display="true" table:show-details="true"/>
                <table:data-pilot-member table:name="8.05E+02" table:display="true" table:show-details="true"/>
                <table:data-pilot-member table:name="8.11E+02" table:display="true" table:show-details="true"/>
                <table:data-pilot-member table:name="8.13E+02" table:display="true" table:show-details="true"/>
                <table:data-pilot-member table:name="8.15E+02" table:display="true" table:show-details="true"/>
                <table:data-pilot-member table:name="8.28E+02" table:display="true" table:show-details="true"/>
                <table:data-pilot-member table:name="8.32E+02" table:display="true" table:show-details="true"/>
                <table:data-pilot-member table:name="8.34E+02" table:display="true" table:show-details="true"/>
                <table:data-pilot-member table:name="8.37E+02" table:display="true" table:show-details="true"/>
                <table:data-pilot-member table:name="8.39E+02" table:display="true" table:show-details="true"/>
                <table:data-pilot-member table:name="8.40E+02" table:display="true" table:show-details="true"/>
                <table:data-pilot-member table:name="8.47E+02" table:display="true" table:show-details="true"/>
                <table:data-pilot-member table:name="8.48E+02" table:display="true" table:show-details="true"/>
                <table:data-pilot-member table:name="8.52E+02" table:display="true" table:show-details="true"/>
                <table:data-pilot-member table:name="8.55E+02" table:display="true" table:show-details="true"/>
                <table:data-pilot-member table:name="8.59E+02" table:display="true" table:show-details="true"/>
                <table:data-pilot-member table:name="8.64E+02" table:display="true" table:show-details="true"/>
                <table:data-pilot-member table:name="8.66E+02" table:display="true" table:show-details="true"/>
                <table:data-pilot-member table:name="8.72E+02" table:display="true" table:show-details="true"/>
                <table:data-pilot-member table:name="8.75E+02" table:display="true" table:show-details="true"/>
                <table:data-pilot-member table:name="8.79E+02" table:display="true" table:show-details="true"/>
                <table:data-pilot-member table:name="8.81E+02" table:display="true" table:show-details="true"/>
                <table:data-pilot-member table:name="8.84E+02" table:display="true" table:show-details="true"/>
                <table:data-pilot-member table:name="8.87E+02" table:display="true" table:show-details="true"/>
                <table:data-pilot-member table:name="8.99E+02" table:display="true" table:show-details="true"/>
                <table:data-pilot-member table:name="9.04E+02" table:display="true" table:show-details="true"/>
                <table:data-pilot-member table:name="9.08E+02" table:display="true" table:show-details="true"/>
                <table:data-pilot-member table:name="9.10E+02" table:display="true" table:show-details="true"/>
                <table:data-pilot-member table:name="9.16E+02" table:display="true" table:show-details="true"/>
                <table:data-pilot-member table:name="9.17E+02" table:display="true" table:show-details="true"/>
                <table:data-pilot-member table:name="9.18E+02" table:display="true" table:show-details="true"/>
                <table:data-pilot-member table:name="9.21E+02" table:display="true" table:show-details="true"/>
                <table:data-pilot-member table:name="9.22E+02" table:display="true" table:show-details="true"/>
                <table:data-pilot-member table:name="9.24E+02" table:display="true" table:show-details="true"/>
                <table:data-pilot-member table:name="9.25E+02" table:display="true" table:show-details="true"/>
                <table:data-pilot-member table:name="9.27E+02" table:display="true" table:show-details="true"/>
                <table:data-pilot-member table:name="9.31E+02" table:display="true" table:show-details="true"/>
                <table:data-pilot-member table:name="9.39E+02" table:display="true" table:show-details="true"/>
                <table:data-pilot-member table:name="9.40E+02" table:display="true" table:show-details="true"/>
                <table:data-pilot-member table:name="9.41E+02" table:display="true" table:show-details="true"/>
                <table:data-pilot-member table:name="9.43E+02" table:display="true" table:show-details="true"/>
                <table:data-pilot-member table:name="9.44E+02" table:display="true" table:show-details="true"/>
                <table:data-pilot-member table:name="9.49E+02" table:display="true" table:show-details="true"/>
                <table:data-pilot-member table:name="9.52E+02" table:display="true" table:show-details="true"/>
                <table:data-pilot-member table:name="9.53E+02" table:display="true" table:show-details="true"/>
                <table:data-pilot-member table:name="9.56E+02" table:display="true" table:show-details="true"/>
                <table:data-pilot-member table:name="9.64E+02" table:display="true" table:show-details="true"/>
                <table:data-pilot-member table:name="9.72E+02" table:display="true" table:show-details="true"/>
                <table:data-pilot-member table:name="9.73E+02" table:display="true" table:show-details="true"/>
                <table:data-pilot-member table:name="9.79E+02" table:display="true" table:show-details="true"/>
                <table:data-pilot-member table:name="9.86E+02" table:display="true" table:show-details="true"/>
                <table:data-pilot-member table:name="9.91E+02" table:display="true" table:show-details="true"/>
                <table:data-pilot-member table:name="9.95E+02" table:display="true" table:show-details="true"/>
                <table:data-pilot-member table:name="1.00E+03" table:display="true" table:show-details="true"/>
                <table:data-pilot-member table:name="1.01E+03" table:display="true" table:show-details="true"/>
                <table:data-pilot-member table:name="1.02E+03" table:display="true" table:show-details="true"/>
                <table:data-pilot-member table:name="1.03E+03" table:display="true" table:show-details="true"/>
                <table:data-pilot-member table:name="1.04E+03" table:display="true" table:show-details="true"/>
                <table:data-pilot-member table:name="1.05E+03" table:display="true" table:show-details="true"/>
                <table:data-pilot-member table:name="1.06E+03" table:display="true" table:show-details="true"/>
                <table:data-pilot-member table:name="1.07E+03" table:display="true" table:show-details="true"/>
                <table:data-pilot-member table:name="1.08E+03" table:display="true" table:show-details="true"/>
                <table:data-pilot-member table:name="1.09E+03" table:display="true" table:show-details="true"/>
                <table:data-pilot-member table:name="1.10E+03" table:display="true" table:show-details="true"/>
                <table:data-pilot-member table:name="1.11E+03" table:display="true" table:show-details="true"/>
                <table:data-pilot-member table:name="1.12E+03" table:display="true" table:show-details="true"/>
                <table:data-pilot-member table:name="1.13E+03" table:display="true" table:show-details="true"/>
                <table:data-pilot-member table:name="1.14E+03" table:display="true" table:show-details="true"/>
                <table:data-pilot-member table:name="1.15E+03" table:display="true" table:show-details="true"/>
                <table:data-pilot-member table:name="1.16E+03" table:display="true" table:show-details="true"/>
                <table:data-pilot-member table:name="1.17E+03" table:display="true" table:show-details="true"/>
                <table:data-pilot-member table:name="1.18E+03" table:display="true" table:show-details="true"/>
                <table:data-pilot-member table:name="1.20E+03" table:display="true" table:show-details="true"/>
                <table:data-pilot-member table:name="1.23E+03" table:display="true" table:show-details="true"/>
                <table:data-pilot-member table:name="1.24E+03" table:display="true" table:show-details="true"/>
                <table:data-pilot-member table:name="1.25E+03" table:display="true" table:show-details="true"/>
                <table:data-pilot-member table:name="1.26E+03" table:display="true" table:show-details="true"/>
                <table:data-pilot-member table:name="1.29E+03" table:display="true" table:show-details="true"/>
                <table:data-pilot-member table:name="1.30E+03" table:display="true" table:show-details="true"/>
                <table:data-pilot-member table:name="1.31E+03" table:display="true" table:show-details="true"/>
                <table:data-pilot-member table:name="1.32E+03" table:display="true" table:show-details="true"/>
                <table:data-pilot-member table:name="1.33E+03" table:display="true" table:show-details="true"/>
                <table:data-pilot-member table:name="1.34E+03" table:display="true" table:show-details="true"/>
                <table:data-pilot-member table:name="1.35E+03" table:display="true" table:show-details="true"/>
                <table:data-pilot-member table:name="1.36E+03" table:display="true" table:show-details="true"/>
                <table:data-pilot-member table:name="1.37E+03" table:display="true" table:show-details="true"/>
                <table:data-pilot-member table:name="1.38E+03" table:display="true" table:show-details="true"/>
                <table:data-pilot-member table:name="1.39E+03" table:display="true" table:show-details="true"/>
                <table:data-pilot-member table:name="1.40E+03" table:display="true" table:show-details="true"/>
                <table:data-pilot-member table:name="1.42E+03" table:display="true" table:show-details="true"/>
                <table:data-pilot-member table:name="1.44E+03" table:display="true" table:show-details="true"/>
                <table:data-pilot-member table:name="1.45E+03" table:display="true" table:show-details="true"/>
                <table:data-pilot-member table:name="1.46E+03" table:display="true" table:show-details="true"/>
                <table:data-pilot-member table:name="1.49E+03" table:display="true" table:show-details="true"/>
                <table:data-pilot-member table:name="1.50E+03" table:display="true" table:show-details="true"/>
                <table:data-pilot-member table:name="1.51E+03" table:display="true" table:show-details="true"/>
                <table:data-pilot-member table:name="1.52E+03" table:display="true" table:show-details="true"/>
                <table:data-pilot-member table:name="1.53E+03" table:display="true" table:show-details="true"/>
                <table:data-pilot-member table:name="1.54E+03" table:display="true" table:show-details="true"/>
                <table:data-pilot-member table:name="1.55E+03" table:display="true" table:show-details="true"/>
                <table:data-pilot-member table:name="1.56E+03" table:display="true" table:show-details="true"/>
                <table:data-pilot-member table:name="1.58E+03" table:display="true" table:show-details="true"/>
                <table:data-pilot-member table:name="1.60E+03" table:display="true" table:show-details="true"/>
                <table:data-pilot-member table:name="1.61E+03" table:display="true" table:show-details="true"/>
                <table:data-pilot-member table:name="1.62E+03" table:display="true" table:show-details="true"/>
                <table:data-pilot-member table:name="1.63E+03" table:display="true" table:show-details="true"/>
                <table:data-pilot-member table:name="1.64E+03" table:display="true" table:show-details="true"/>
                <table:data-pilot-member table:name="1.65E+03" table:display="true" table:show-details="true"/>
                <table:data-pilot-member table:name="1.66E+03" table:display="true" table:show-details="true"/>
                <table:data-pilot-member table:name="1.67E+03" table:display="true" table:show-details="true"/>
                <table:data-pilot-member table:name="1.68E+03" table:display="true" table:show-details="true"/>
                <table:data-pilot-member table:name="1.69E+03" table:display="true" table:show-details="true"/>
                <table:data-pilot-member table:name="1.70E+03" table:display="true" table:show-details="true"/>
                <table:data-pilot-member table:name="1.71E+03" table:display="true" table:show-details="true"/>
                <table:data-pilot-member table:name="1.72E+03" table:display="true" table:show-details="true"/>
                <table:data-pilot-member table:name="1.73E+03" table:display="true" table:show-details="true"/>
                <table:data-pilot-member table:name="1.75E+03" table:display="true" table:show-details="true"/>
                <table:data-pilot-member table:name="1.76E+03" table:display="true" table:show-details="true"/>
                <table:data-pilot-member table:name="1.77E+03" table:display="true" table:show-details="true"/>
                <table:data-pilot-member table:name="1.78E+03" table:display="true" table:show-details="true"/>
                <table:data-pilot-member table:name="1.79E+03" table:display="true" table:show-details="true"/>
                <table:data-pilot-member table:name="1.80E+03" table:display="true" table:show-details="true"/>
                <table:data-pilot-member table:name="1.81E+03" table:display="true" table:show-details="true"/>
                <table:data-pilot-member table:name="1.82E+03" table:display="true" table:show-details="true"/>
                <table:data-pilot-member table:name="1.83E+03" table:display="true" table:show-details="true"/>
                <table:data-pilot-member table:name="1.84E+03" table:display="true" table:show-details="true"/>
                <table:data-pilot-member table:name="1.85E+03" table:display="true" table:show-details="true"/>
                <table:data-pilot-member table:name="1.86E+03" table:display="true" table:show-details="true"/>
                <table:data-pilot-member table:name="1.87E+03" table:display="true" table:show-details="true"/>
                <table:data-pilot-member table:name="1.89E+03" table:display="true" table:show-details="true"/>
                <table:data-pilot-member table:name="1.91E+03" table:display="true" table:show-details="true"/>
                <table:data-pilot-member table:name="1.94E+03" table:display="true" table:show-details="true"/>
                <table:data-pilot-member table:name="1.95E+03" table:display="true" table:show-details="true"/>
                <table:data-pilot-member table:name="1.96E+03" table:display="true" table:show-details="true"/>
                <table:data-pilot-member table:name="1.97E+03" table:display="true" table:show-details="true"/>
                <table:data-pilot-member table:name="1.98E+03" table:display="true" table:show-details="true"/>
                <table:data-pilot-member table:name="1.99E+03" table:display="true" table:show-details="true"/>
                <table:data-pilot-member table:name="2.00E+03" table:display="true" table:show-details="true"/>
                <table:data-pilot-member table:name="2.01E+03" table:display="true" table:show-details="true"/>
                <table:data-pilot-member table:name="2.02E+03" table:display="true" table:show-details="true"/>
                <table:data-pilot-member table:name="2.03E+03" table:display="true" table:show-details="true"/>
                <table:data-pilot-member table:name="2.04E+03" table:display="true" table:show-details="true"/>
                <table:data-pilot-member table:name="2.05E+03" table:display="true" table:show-details="true"/>
                <table:data-pilot-member table:name="2.06E+03" table:display="true" table:show-details="true"/>
                <table:data-pilot-member table:name="2.07E+03" table:display="true" table:show-details="true"/>
                <table:data-pilot-member table:name="2.08E+03" table:display="true" table:show-details="true"/>
                <table:data-pilot-member table:name="2.10E+03" table:display="true" table:show-details="true"/>
                <table:data-pilot-member table:name="2.11E+03" table:display="true" table:show-details="true"/>
                <table:data-pilot-member table:name="2.12E+03" table:display="true" table:show-details="true"/>
                <table:data-pilot-member table:name="2.13E+03" table:display="true" table:show-details="true"/>
                <table:data-pilot-member table:name="2.14E+03" table:display="true" table:show-details="true"/>
                <table:data-pilot-member table:name="2.15E+03" table:display="true" table:show-details="true"/>
                <table:data-pilot-member table:name="2.16E+03" table:display="true" table:show-details="true"/>
                <table:data-pilot-member table:name="2.17E+03" table:display="true" table:show-details="true"/>
                <table:data-pilot-member table:name="2.18E+03" table:display="true" table:show-details="true"/>
                <table:data-pilot-member table:name="2.19E+03" table:display="true" table:show-details="true"/>
                <table:data-pilot-member table:name="2.20E+03" table:display="true" table:show-details="true"/>
                <table:data-pilot-member table:name="2.21E+03" table:display="true" table:show-details="true"/>
                <table:data-pilot-member table:name="2.22E+03" table:display="true" table:show-details="true"/>
                <table:data-pilot-member table:name="2.23E+03" table:display="true" table:show-details="true"/>
                <table:data-pilot-member table:name="2.24E+03" table:display="true" table:show-details="true"/>
                <table:data-pilot-member table:name="2.25E+03" table:display="true" table:show-details="true"/>
                <table:data-pilot-member table:name="2.26E+03" table:display="true" table:show-details="true"/>
                <table:data-pilot-member table:name="2.27E+03" table:display="true" table:show-details="true"/>
                <table:data-pilot-member table:name="2.28E+03" table:display="true" table:show-details="true"/>
                <table:data-pilot-member table:name="2.30E+03" table:display="true" table:show-details="true"/>
                <table:data-pilot-member table:name="2.31E+03" table:display="true" table:show-details="true"/>
                <table:data-pilot-member table:name="2.32E+03" table:display="true" table:show-details="true"/>
                <table:data-pilot-member table:name="2.33E+03" table:display="true" table:show-details="true"/>
                <table:data-pilot-member table:name="2.36E+03" table:display="true" table:show-details="true"/>
                <table:data-pilot-member table:name="2.37E+03" table:display="true" table:show-details="true"/>
                <table:data-pilot-member table:name="2.38E+03" table:display="true" table:show-details="true"/>
                <table:data-pilot-member table:name="2.40E+03" table:display="true" table:show-details="true"/>
                <table:data-pilot-member table:name="2.41E+03" table:display="true" table:show-details="true"/>
                <table:data-pilot-member table:name="2.44E+03" table:display="true" table:show-details="true"/>
                <table:data-pilot-member table:name="2.47E+03" table:display="true" table:show-details="true"/>
                <table:data-pilot-member table:name="2.51E+03" table:display="true" table:show-details="true"/>
                <table:data-pilot-member table:name="2.54E+03" table:display="true" table:show-details="true"/>
                <table:data-pilot-member table:name="2.55E+03" table:display="true" table:show-details="true"/>
                <table:data-pilot-member table:name="2.58E+03" table:display="true" table:show-details="true"/>
                <table:data-pilot-member table:name="2.59E+03" table:display="true" table:show-details="true"/>
                <table:data-pilot-member table:name="2.61E+03" table:display="true" table:show-details="true"/>
                <table:data-pilot-member table:name="2.68E+03" table:display="true" table:show-details="true"/>
                <table:data-pilot-member table:name="2.70E+03" table:display="true" table:show-details="true"/>
                <table:data-pilot-member table:name="2.71E+03" table:display="true" table:show-details="true"/>
                <table:data-pilot-member table:name="2.73E+03" table:display="true" table:show-details="true"/>
                <table:data-pilot-member table:name="2.77E+03" table:display="true" table:show-details="true"/>
                <table:data-pilot-member table:name="2.79E+03" table:display="true" table:show-details="true"/>
                <table:data-pilot-member table:name="2.84E+03" table:display="true" table:show-details="true"/>
                <table:data-pilot-member table:name="2.85E+03" table:display="true" table:show-details="true"/>
                <table:data-pilot-member table:name="2.90E+03" table:display="true" table:show-details="true"/>
                <table:data-pilot-member table:name="2.96E+03" table:display="true" table:show-details="true"/>
                <table:data-pilot-member table:name="3.03E+03" table:display="true" table:show-details="true"/>
                <table:data-pilot-member table:name="3.08E+03" table:display="true" table:show-details="true"/>
                <table:data-pilot-member table:name="3.13E+03" table:display="true" table:show-details="true"/>
                <table:data-pilot-member table:name="3.19E+03" table:display="true" table:show-details="true"/>
                <table:data-pilot-member table:name="3.29E+03" table:display="true" table:show-details="true"/>
                <table:data-pilot-member table:name="3.33E+03" table:display="true" table:show-details="true"/>
                <table:data-pilot-member table:name="3.34E+03" table:display="true" table:show-details="true"/>
                <table:data-pilot-member table:name="3.59E+03" table:display="true" table:show-details="true"/>
                <table:data-pilot-member table:name="3.60E+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9-23T17:20:28.081000000</dc:date>
    <meta:editing-duration>PT6M1S</meta:editing-duration>
    <meta:editing-cycles>2</meta:editing-cycles>
    <meta:generator>LibreOffice/7.2.3.2$Windows_X86_64 LibreOffice_project/d166454616c1632304285822f9c83ce2e660fd92</meta:generator>
    <meta:document-statistic meta:table-count="2" meta:cell-count="12731" meta:object-count="0"/>
  </office:meta>
</office:document-meta>
</file>